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Verdana" svg:font-family="Verdana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ext-properties style:font-name="Verdana" style:font-name-asian="Verdana" style:font-name-complex="Verdana" fo:font-size="14pt" style:font-size-asian="14pt" style:font-size-complex="14pt"/>
    </style:style>
    <style:style style:name="ce4" style:family="table-cell" style:parent-style-name="Default" style:data-style-name="N0">
      <style:text-properties style:font-name="Verdana" style:font-name-asian="Verdana" style:font-name-complex="Verdana" fo:font-size="11pt" style:font-size-asian="11pt" style:font-size-complex="11pt"/>
    </style:style>
    <style:style style:name="ce5" style:family="table-cell" style:parent-style-name="Default" style:data-style-name="N36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13pt" style:font-size-asian="13pt" style:font-size-complex="13pt" fo:font-weight="bold" style:font-weight-asian="bold" style:font-weight-complex="bold"/>
    </style:style>
    <style:style style:name="ce6" style:family="table-cell" style:parent-style-name="Default" style:data-style-name="N0">
      <style:text-properties style:font-name="Verdana" style:font-name-asian="Verdana" style:font-name-complex="Verdana" fo:font-size="13pt" style:font-size-asian="13pt" style:font-size-complex="13pt"/>
    </style:style>
    <style:style style:name="ce7" style:family="table-cell" style:parent-style-name="Default" style:data-style-name="N36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ext-properties style:font-name="Verdana" style:font-name-asian="Verdana" style:font-name-complex="Verdana" fo:font-size="12pt" style:font-size-asian="12pt" style:font-size-complex="12pt"/>
    </style:style>
    <style:style style:name="ce9" style:family="table-cell" style:parent-style-name="Default" style:data-style-name="N36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ext-properties style:font-name="Tahoma" style:font-name-asian="Tahoma" style:font-name-complex="Tahoma" fo:font-size="9pt" style:font-size-asian="9pt" style:font-size-complex="9pt"/>
    </style:style>
    <style:style style:name="ce11" style:family="table-cell" style:parent-style-name="Default" style:data-style-name="N0">
      <style:text-properties style:font-name="Tahoma" style:font-name-asian="Tahoma" style:font-name-complex="Tahoma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Tahoma" style:font-name-asian="Tahoma" style:font-name-complex="Tahoma" fo:font-size="8pt" style:font-size-asian="8pt" style:font-size-complex="8pt"/>
    </style:style>
    <style:style style:name="ce15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ahoma" style:font-name-asian="Tahoma" style:font-name-complex="Tahoma" fo:font-size="8pt" style:font-size-asian="8pt" style:font-size-complex="8pt"/>
    </style:style>
    <style:style style:name="ce16" style:family="table-cell" style:parent-style-name="Default" style:data-style-name="N37">
      <style:table-cell-properties style:vertical-align="middle"/>
    </style:style>
    <style:style style:name="ce17" style:family="table-cell" style:parent-style-name="Default" style:data-style-name="N0">
      <style:table-cell-properties style:vertical-align="middle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ahoma" style:font-name-asian="Tahoma" style:font-name-complex="Tahoma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Tahoma" style:font-name-asian="Tahoma" style:font-name-complex="Tahoma" fo:font-size="8pt" style:font-size-asian="8pt" style:font-size-complex="8pt"/>
    </style:style>
    <style:style style:name="ce21" style:family="table-cell" style:parent-style-name="Default" style:data-style-name="N0">
      <style:table-cell-properties style:vertical-align="middle"/>
      <style:text-properties style:font-name="Tahoma" style:font-name-asian="Tahoma" style:font-name-complex="Tahoma" fo:font-size="8pt" style:font-size-asian="8pt" style:font-size-complex="8pt"/>
    </style:style>
    <style:style style:name="ce2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Tahoma" style:font-name-asian="Tahoma" style:font-name-complex="Tahoma" fo:font-size="8pt" style:font-size-asian="8pt" style:font-size-complex="8pt"/>
    </style:style>
    <style:style style:name="ce2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27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A6A6A6" style:repeat-content="false"/>
      <style:paragraph-properties fo:text-align="start" fo:margin-left="0cm"/>
      <style:text-properties style:font-name="Tahoma" style:font-name-asian="Tahoma" style:font-name-complex="Tahoma" fo:font-size="7pt" style:font-size-asian="7pt" style:font-size-complex="7pt" fo:font-weight="bold" style:font-weight-asian="bold" style:font-weight-complex="bold"/>
    </style:style>
    <style:style style:name="ce29" style:family="table-cell" style:parent-style-name="Default" style:data-style-name="N37">
      <style:table-cell-properties fo:border-top="thin solid #000000" fo:border-bottom="none" fo:border-left="thin solid #000000" fo:border-right="none" style:vertical-align="middle" fo:background-color="#A6A6A6" style:repeat-content="false"/>
      <style:paragraph-properties fo:text-align="end" fo:margin-right="0cm"/>
      <style:text-properties style:font-name="Tahoma" style:font-name-asian="Tahoma" style:font-name-complex="Tahoma" fo:font-size="7pt" style:font-size-asian="7pt" style:font-size-complex="7pt" fo:font-weight="bold" style:font-weight-asian="bold" style:font-weight-complex="bold"/>
    </style:style>
    <style:style style:name="ce30" style:family="table-cell" style:parent-style-name="Default" style:data-style-name="N0">
      <style:text-properties style:font-name="Calibri" style:font-name-asian="Calibri" style:font-name-complex="Calibri" fo:font-size="7pt" style:font-size-asian="7pt" style:font-size-complex="7pt" fo:font-weight="bold" style:font-weight-asian="bold" style:font-weight-complex="bold"/>
    </style:style>
    <style:style style:name="ce31" style:family="table-cell" style:parent-style-name="Default" style:data-style-name="N36">
      <style:table-cell-properties style:vertical-align="middle" fo:background-color="#D9D9D9" style:repeat-content="false"/>
      <style:paragraph-properties fo:text-align="center"/>
      <style:text-properties style:font-name="Tahoma" style:font-name-asian="Tahoma" style:font-name-complex="Tahoma" fo:font-size="7pt" style:font-size-asian="7pt" style:font-size-complex="7pt"/>
    </style:style>
    <style:style style:name="ce32" style:family="table-cell" style:parent-style-name="Default" style:data-style-name="N39">
      <style:table-cell-properties fo:border-top="none" fo:border-bottom="none" fo:border-left="thin solid #000000" fo:border-right="none" style:vertical-align="middle" fo:background-color="#D9D9D9" style:repeat-content="false"/>
      <style:paragraph-properties fo:text-align="center"/>
      <style:text-properties style:font-name="Tahoma" style:font-name-asian="Tahoma" style:font-name-complex="Tahoma" fo:font-size="7pt" style:font-size-asian="7pt" style:font-size-complex="7pt"/>
    </style:style>
    <style:style style:name="ce33" style:family="table-cell" style:parent-style-name="Default" style:data-style-name="N40">
      <style:table-cell-properties fo:border-top="none" fo:border-bottom="none" fo:border-left="thin solid #000000" fo:border-right="none" style:vertical-align="middle" fo:background-color="#D9D9D9" style:repeat-content="false"/>
      <style:paragraph-properties fo:text-align="center"/>
      <style:text-properties style:font-name="Tahoma" style:font-name-asian="Tahoma" style:font-name-complex="Tahoma" fo:font-size="7pt" style:font-size-asian="7pt" style:font-size-complex="7pt"/>
    </style:style>
    <style:style style:name="ce34" style:family="table-cell" style:parent-style-name="Default" style:data-style-name="N41">
      <style:table-cell-properties fo:border-top="none" fo:border-bottom="none" fo:border-left="thin solid #000000" fo:border-right="none" style:vertical-align="middle" fo:background-color="#D9D9D9" style:repeat-content="false"/>
      <style:paragraph-properties fo:text-align="center"/>
      <style:text-properties style:font-name="Tahoma" style:font-name-asian="Tahoma" style:font-name-complex="Tahoma" fo:font-size="7pt" style:font-size-asian="7pt" style:font-size-complex="7pt"/>
    </style:style>
    <style:style style:name="ce3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D9D9D9" style:repeat-content="false"/>
      <style:paragraph-properties fo:text-align="start" fo:margin-left="0cm"/>
      <style:text-properties style:font-name="Tahoma" style:font-name-asian="Tahoma" style:font-name-complex="Tahoma" fo:font-size="7pt" style:font-size-asian="7pt" style:font-size-complex="7pt"/>
    </style:style>
    <style:style style:name="ce36" style:family="table-cell" style:parent-style-name="Default" style:data-style-name="N37">
      <style:table-cell-properties fo:border-top="none" fo:border-bottom="none" fo:border-left="thin solid #000000" fo:border-right="none" style:vertical-align="middle" fo:background-color="#D9D9D9" style:repeat-content="false"/>
      <style:paragraph-properties fo:text-align="end" fo:margin-right="0cm"/>
      <style:text-properties style:font-name="Tahoma" style:font-name-asian="Tahoma" style:font-name-complex="Tahoma" fo:font-size="7pt" style:font-size-asian="7pt" style:font-size-complex="7pt"/>
    </style:style>
    <style:style style:name="ce37" style:family="table-cell" style:parent-style-name="Default" style:data-style-name="N0">
      <style:text-properties fo:font-size="7pt" style:font-size-asian="7pt" style:font-size-complex="7pt"/>
    </style:style>
    <style:style style:name="ce38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  <style:text-properties style:font-name="Tahoma" style:font-name-asian="Tahoma" style:font-name-complex="Tahoma" fo:font-size="7pt" style:font-size-asian="7pt" style:font-size-complex="7pt"/>
    </style:style>
    <style:style style:name="ce39" style:family="table-cell" style:parent-style-name="Default" style:data-style-name="N39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Tahoma" style:font-name-asian="Tahoma" style:font-name-complex="Tahoma" fo:font-size="7pt" style:font-size-asian="7pt" style:font-size-complex="7pt"/>
    </style:style>
    <style:style style:name="ce40" style:family="table-cell" style:parent-style-name="Default" style:data-style-name="N4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Tahoma" style:font-name-asian="Tahoma" style:font-name-complex="Tahoma" fo:font-size="7pt" style:font-size-asian="7pt" style:font-size-complex="7pt"/>
    </style:style>
    <style:style style:name="ce41" style:family="table-cell" style:parent-style-name="Default" style:data-style-name="N41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Tahoma" style:font-name-asian="Tahoma" style:font-name-complex="Tahoma" fo:font-size="7pt" style:font-size-asian="7pt" style:font-size-complex="7pt"/>
    </style:style>
    <style:style style:name="ce4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Tahoma" style:font-name-asian="Tahoma" style:font-name-complex="Tahoma" fo:font-size="7pt" style:font-size-asian="7pt" style:font-size-complex="7pt"/>
    </style:style>
    <style:style style:name="ce43" style:family="table-cell" style:parent-style-name="Default" style:data-style-name="N37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ahoma" style:font-name-asian="Tahoma" style:font-name-complex="Tahoma" fo:font-size="7pt" style:font-size-asian="7pt" style:font-size-complex="7pt"/>
    </style:style>
    <style:style style:name="ce44" style:family="table-cell" style:parent-style-name="Default" style:data-style-name="N0">
      <style:table-cell-properties fo:background-color="transparent"/>
      <style:text-properties fo:font-size="7pt" style:font-size-asian="7pt" style:font-size-complex="7pt"/>
    </style:style>
    <style:style style:name="ce45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Tahoma" style:font-name-asian="Tahoma" style:font-name-complex="Tahoma" fo:font-size="7pt" style:font-size-asian="7pt" style:font-size-complex="7pt"/>
    </style:style>
    <style:style style:name="ce46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ahoma" style:font-name-asian="Tahoma" style:font-name-complex="Tahoma" fo:font-size="7pt" style:font-size-asian="7pt" style:font-size-complex="7pt"/>
    </style:style>
    <style:style style:name="ce4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808080" style:repeat-content="false"/>
      <style:paragraph-properties fo:text-align="justify"/>
      <style:text-properties fo:color="#FFFFFF" style:font-name="Tahoma" style:font-name-asian="Tahoma" style:font-name-complex="Tahoma" fo:font-size="7pt" style:font-size-asian="7pt" style:font-size-complex="7pt" fo:font-weight="bold" style:font-weight-asian="bold" style:font-weight-complex="bold"/>
    </style:style>
    <style:style style:name="ce48" style:family="table-cell" style:parent-style-name="Default" style:data-style-name="N37">
      <style:table-cell-properties fo:border-top="none" fo:border-bottom="thin solid #000000" fo:border-left="none" fo:border-right="none" style:vertical-align="middle" fo:background-color="#808080" style:repeat-content="false"/>
      <style:paragraph-properties fo:text-align="end" fo:margin-right="0cm"/>
      <style:text-properties fo:color="#FFFFFF" style:font-name="Tahoma" style:font-name-asian="Tahoma" style:font-name-complex="Tahoma" fo:font-size="7pt" style:font-size-asian="7pt" style:font-size-complex="7pt" fo:font-weight="bold" style:font-weight-asian="bold" style:font-weight-complex="bold"/>
    </style:style>
    <style:style style:name="ce49" style:family="table-cell" style:parent-style-name="Default" style:data-style-name="N37">
      <style:table-cell-properties fo:border-top="none" fo:border-bottom="thin solid #000000" fo:border-left="none" fo:border-right="none" style:vertical-align="middle" fo:background-color="#808080" style:repeat-content="false"/>
      <style:paragraph-properties fo:text-align="start" fo:margin-left="0cm"/>
      <style:text-properties fo:color="#FFFFFF" style:font-name="Tahoma" style:font-name-asian="Tahoma" style:font-name-complex="Tahoma" fo:font-size="7pt" style:font-size-asian="7pt" style:font-size-complex="7pt" fo:font-weight="bold" style:font-weight-asian="bold" style:font-weight-complex="bold"/>
    </style:style>
    <style:style style:name="ce50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fo:background-color="#808080" style:repeat-content="false"/>
      <style:paragraph-properties fo:text-align="end" fo:margin-right="0cm"/>
      <style:text-properties fo:color="#FFFFFF" style:font-name="Tahoma" style:font-name-asian="Tahoma" style:font-name-complex="Tahoma" fo:font-size="7pt" style:font-size-asian="7pt" style:font-size-complex="7pt" fo:font-weight="bold" style:font-weight-asian="bold" style:font-weight-complex="bold"/>
    </style:style>
    <style:style style:name="ce51" style:family="table-cell" style:parent-style-name="Default" style:data-style-name="N0">
      <style:table-cell-properties fo:background-color="transparent" style:cell-protect="protected"/>
      <style:text-properties style:font-name="Tahoma" style:font-name-asian="Tahoma" style:font-name-complex="Tahoma" fo:font-size="8pt" style:font-size-asian="8pt" style:font-size-complex="8pt"/>
    </style:style>
    <style:style style:name="ce52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1pt" style:font-size-asian="11pt" style:font-size-complex="11pt"/>
    </style:style>
    <style:style style:name="ce5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54" style:family="table-cell" style:parent-style-name="Default" style:data-style-name="N0"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55" style:family="table-cell" style:parent-style-name="Default" style:data-style-name="N0">
      <style:text-properties style:font-name="Tahoma" style:font-name-asian="Tahoma" style:font-name-complex="Tahoma" fo:font-size="8pt" style:font-size-asian="8pt" style:font-size-complex="8pt"/>
    </style:style>
    <style:style style:name="ce56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/>
    </style:style>
    <style:style style:name="ce57" style:family="table-cell" style:parent-style-name="Default" style:data-style-name="N39">
      <style:table-cell-properties style:vertical-align="middle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/>
    </style:style>
    <style:style style:name="ce58" style:family="table-cell" style:parent-style-name="Default" style:data-style-name="N40">
      <style:table-cell-properties style:vertical-align="middle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/>
    </style:style>
    <style:style style:name="ce59" style:family="table-cell" style:parent-style-name="Default" style:data-style-name="N41">
      <style:table-cell-properties style:vertical-align="middle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/>
    </style:style>
    <style:style style:name="ce60" style:family="table-cell" style:parent-style-name="Default" style:data-style-name="N0">
      <style:table-cell-properties style:vertical-align="middle" fo:wrap-option="wrap"/>
      <style:text-properties style:font-name="Tahoma" style:font-name-asian="Tahoma" style:font-name-complex="Tahoma" fo:font-size="8pt" style:font-size-asian="8pt" style:font-size-complex="8pt"/>
    </style:style>
    <style:style style:name="ce61" style:family="table-cell" style:parent-style-name="Default" style:data-style-name="N37">
      <style:table-cell-properties style:vertical-align="middle"/>
      <style:text-properties style:font-name="Tahoma" style:font-name-asian="Tahoma" style:font-name-complex="Tahoma" fo:font-size="8pt" style:font-size-asian="8pt" style:font-size-complex="8pt"/>
    </style:style>
    <style:style style:name="ce6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A6A6A6" style:repeat-content="false"/>
      <style:paragraph-properties fo:text-align="center"/>
      <style:text-properties style:font-name="Tahoma" style:font-name-asian="Tahoma" style:font-name-complex="Tahoma" fo:font-size="7pt" style:font-size-asian="7pt" style:font-size-complex="7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Tahoma" style:font-name-asian="Tahoma" style:font-name-complex="Tahoma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Tahoma" style:font-name-asian="Tahoma" style:font-name-complex="Tahoma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Tahoma" style:font-name-asian="Tahoma" style:font-name-complex="Tahoma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8.89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1.8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11.25pt" style:use-optimal-row-height="false" fo:break-before="auto"/>
    </style:style>
    <style:style style:name="ro8" style:family="table-row">
      <style:table-row-properties style:row-height="9pt" style:use-optimal-row-height="true" fo:break-before="auto"/>
    </style:style>
    <style:style style:name="ro9" style:family="table-row">
      <style:table-row-properties style:row-height="9pt" style:use-optimal-row-height="false" fo:break-before="auto"/>
    </style:style>
    <style:style style:name="ro10" style:family="table-row">
      <style:table-row-properties style:row-height="27pt" style:use-optimal-row-height="true" fo:break-before="auto"/>
    </style:style>
    <style:style style:name="ro11" style:family="table-row">
      <style:table-row-properties style:row-height="17.25pt" style:use-optimal-row-height="fals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10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1_12(2021)_53-90" table:style-name="ta1">
        <table:table-column table:style-name="co1" table:default-cell-style-name="ce56"/>
        <table:table-column table:style-name="co2" table:default-cell-style-name="ce57"/>
        <table:table-column table:style-name="co1" table:default-cell-style-name="ce58"/>
        <table:table-column table:style-name="co3" table:default-cell-style-name="ce59"/>
        <table:table-column table:style-name="co4" table:default-cell-style-name="ce60"/>
        <table:table-column table:style-name="co5" table:number-columns-repeated="6" table:default-cell-style-name="ce61"/>
        <table:table-column table:style-name="co5" table:number-columns-repeated="6" table:default-cell-style-name="ce21"/>
        <table:table-column table:style-name="co6" table:number-columns-repeated="16367" table:default-cell-style-name="ce21"/>
        <table:table-row table:style-name="ro1">
          <table:table-cell office:value-type="string" table:style-name="ce2">
            <text:p>GOVERNO DO ESTADO DE SÃO PAULO</text:p>
          </table:table-cell>
          <table:table-cell table:number-columns-repeated="4" table:style-name="ce3"/>
          <table:table-cell table:number-columns-repeated="16379" table:style-name="ce4"/>
        </table:table-row>
        <table:table-row table:style-name="ro2">
          <table:table-cell office:value-type="string" table:style-name="ce5">
            <text:p>SECRETARIA DA FAZENDA E PLANEJAMENTO</text:p>
          </table:table-cell>
          <table:table-cell table:number-columns-repeated="16383" table:style-name="ce6"/>
        </table:table-row>
        <table:table-row table:style-name="ro3">
          <table:table-cell office:value-type="string" table:style-name="ce7">
            <text:p>COORDENADORIA DA ADMINISTRAÇÃO TRIBUTÁRIA</text:p>
          </table:table-cell>
          <table:table-cell table:number-columns-repeated="6" table:style-name="ce8"/>
          <table:table-cell table:number-columns-repeated="16377" table:style-name="ce4"/>
        </table:table-row>
        <table:table-row table:style-name="ro4">
          <table:table-cell table:style-name="ce9"/>
          <table:table-cell table:number-columns-repeated="16383" table:style-name="ce4"/>
        </table:table-row>
        <table:table-row table:style-name="ro5">
          <table:table-cell table:style-name="ce10"/>
          <table:table-cell table:number-columns-repeated="16383" table:style-name="ce11"/>
        </table:table-row>
        <table:table-row table:style-name="ro6">
          <table:table-cell office:value-type="string" table:style-name="ce12">
            <text:p>TABELA 1.12</text:p>
          </table:table-cell>
          <table:table-cell table:number-columns-repeated="2" table:style-name="ce13"/>
          <table:table-cell table:style-name="ce14"/>
          <table:table-cell table:style-name="ce15"/>
          <table:table-cell table:number-columns-repeated="6" table:style-name="ce16"/>
          <table:table-cell table:number-columns-repeated="6" table:style-name="ce17"/>
          <table:table-cell table:number-columns-repeated="16367" table:style-name="ce1"/>
        </table:table-row>
        <table:table-row table:style-name="ro6">
          <table:table-cell office:value-type="string" table:style-name="ce18">
            <text:p>Estado de São Paulo: Dados históricos da arrecadação<text:s/><text:span text:style-name="T5">mensal</text:span><text:s/>de ICMS (2021) por<text:s/><text:span text:style-name="T2">CNAE</text:span></text:p>
          </table:table-cell>
          <table:table-cell table:number-columns-repeated="3" table:style-name="ce14"/>
          <table:table-cell table:style-name="ce15"/>
          <table:table-cell table:number-columns-repeated="6" table:style-name="ce16"/>
          <table:table-cell table:number-columns-repeated="6" table:style-name="ce17"/>
          <table:table-cell table:number-columns-repeated="16367" table:style-name="ce1"/>
        </table:table-row>
        <table:table-row table:style-name="ro7">
          <table:table-cell table:style-name="ce12"/>
          <table:table-cell table:number-columns-repeated="2" table:style-name="ce13"/>
          <table:table-cell table:style-name="ce14"/>
          <table:table-cell table:style-name="ce15"/>
          <table:table-cell table:number-columns-repeated="6" table:style-name="ce16"/>
          <table:table-cell table:number-columns-repeated="6" table:style-name="ce17"/>
          <table:table-cell table:number-columns-repeated="16367" table:style-name="ce1"/>
        </table:table-row>
        <table:table-row table:style-name="ro6">
          <table:table-cell office:value-type="string" table:style-name="ce19">
            <text:p>Valores nominais em reais mil e excluídos recolhimentos extraordinários de anistias. Ver observações ao final da planilha.</text:p>
          </table:table-cell>
          <table:table-cell table:number-columns-repeated="3" table:style-name="ce14"/>
          <table:table-cell table:style-name="ce20"/>
          <table:table-cell table:number-columns-repeated="6" table:style-name="ce16"/>
          <table:table-cell table:number-columns-repeated="6" table:style-name="ce17"/>
          <table:table-cell table:number-columns-repeated="16367" table:style-name="ce1"/>
        </table:table-row>
        <table:table-row table:style-name="ro7">
          <table:table-cell table:number-columns-repeated="4" table:style-name="ce21"/>
          <table:table-cell table:style-name="ce22"/>
          <table:table-cell table:number-columns-repeated="6" table:style-name="ce16"/>
          <table:table-cell table:number-columns-repeated="6" table:style-name="ce17"/>
          <table:table-cell table:number-columns-repeated="16367" table:style-name="ce1"/>
        </table:table-row>
        <table:table-row table:style-name="ro7">
          <table:table-cell office:value-type="string" table:number-columns-spanned="4" table:number-rows-spanned="1" table:style-name="ce62">
            <text:p>Código CNAE</text:p>
          </table:table-cell>
          <table:covered-table-cell table:number-columns-repeated="3"/>
          <table:table-cell table:style-name="ce22"/>
          <table:table-cell table:number-columns-repeated="6" table:style-name="ce16"/>
          <table:table-cell table:number-columns-repeated="6" table:style-name="ce17"/>
          <table:table-cell table:number-columns-repeated="16367" table:style-name="ce1"/>
        </table:table-row>
        <table:table-row table:style-name="ro6">
          <table:table-cell office:value-type="string" table:style-name="ce23">
            <text:p>Divisão</text:p>
          </table:table-cell>
          <table:table-cell office:value-type="string" table:style-name="ce24">
            <text:p>Grupo</text:p>
          </table:table-cell>
          <table:table-cell office:value-type="string" table:style-name="ce24">
            <text:p>Classe</text:p>
          </table:table-cell>
          <table:table-cell office:value-type="string" table:style-name="ce25">
            <text:p>Subclasse</text:p>
          </table:table-cell>
          <table:table-cell office:value-type="string" table:style-name="ce26">
            <text:p>Denominação</text:p>
          </table:table-cell>
          <table:table-cell office:value-type="date" office:date-value="2021-01-01T00:00:00" table:style-name="ce27">
            <text:p>Jan/21</text:p>
          </table:table-cell>
          <table:table-cell office:value-type="date" office:date-value="2021-02-01T00:00:00" table:style-name="ce27">
            <text:p>Feb/21</text:p>
          </table:table-cell>
          <table:table-cell office:value-type="date" office:date-value="2021-03-01T00:00:00" table:style-name="ce27">
            <text:p>Mar/21</text:p>
          </table:table-cell>
          <table:table-cell office:value-type="date" office:date-value="2021-04-01T00:00:00" table:style-name="ce27">
            <text:p>Apr/21</text:p>
          </table:table-cell>
          <table:table-cell office:value-type="date" office:date-value="2021-05-01T00:00:00" table:style-name="ce27">
            <text:p>May/21</text:p>
          </table:table-cell>
          <table:table-cell office:value-type="date" office:date-value="2021-06-01T00:00:00" table:style-name="ce27">
            <text:p>Jun/21</text:p>
          </table:table-cell>
          <table:table-cell office:value-type="date" office:date-value="2021-07-01T00:00:00" table:style-name="ce27">
            <text:p>Jul/21</text:p>
          </table:table-cell>
          <table:table-cell office:value-type="date" office:date-value="2021-08-01T00:00:00" table:style-name="ce27">
            <text:p>Aug/21</text:p>
          </table:table-cell>
          <table:table-cell office:value-type="date" office:date-value="2021-09-01T00:00:00" table:style-name="ce27">
            <text:p>Sep/21</text:p>
          </table:table-cell>
          <table:table-cell office:value-type="date" office:date-value="2021-10-01T00:00:00" table:style-name="ce27">
            <text:p>Oct/21</text:p>
          </table:table-cell>
          <table:table-cell office:value-type="date" office:date-value="2021-11-01T00:00:00" table:style-name="ce27">
            <text:p>Nov/21</text:p>
          </table:table-cell>
          <table:table-cell office:value-type="date" office:date-value="2021-12-01T00:00:00" table:style-name="ce27">
            <text:p>Dec/21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4" table:number-rows-spanned="1" table:style-name="ce63">
            <text:p>Seção A</text:p>
          </table:table-cell>
          <table:covered-table-cell table:number-columns-repeated="3"/>
          <table:table-cell office:value-type="string" table:style-name="ce28">
            <text:p>AGRICULTURA, PECUARIA, PRODUCAO FLORESTAL, PESCA E AQUICULTURA</text:p>
          </table:table-cell>
          <table:table-cell office:value-type="float" office:value="57587.23" table:style-name="ce29">
            <text:p>57,587.2</text:p>
          </table:table-cell>
          <table:table-cell office:value-type="float" office:value="47559.86" table:style-name="ce29">
            <text:p>47,559.9</text:p>
          </table:table-cell>
          <table:table-cell office:value-type="float" office:value="80863.94" table:style-name="ce29">
            <text:p>80,863.9</text:p>
          </table:table-cell>
          <table:table-cell office:value-type="float" office:value="88827.8" table:style-name="ce29">
            <text:p>88,827.8</text:p>
          </table:table-cell>
          <table:table-cell table:number-columns-repeated="8" table:style-name="ce29"/>
          <table:table-cell table:number-columns-repeated="16367" table:style-name="ce30"/>
        </table:table-row>
        <table:table-row table:style-name="ro8">
          <table:table-cell office:value-type="float" office:value="1" table:style-name="ce31">
            <text:p>01</text:p>
          </table:table-cell>
          <table:table-cell table:style-name="ce32"/>
          <table:table-cell table:style-name="ce33"/>
          <table:table-cell table:style-name="ce34"/>
          <table:table-cell office:value-type="string" table:style-name="ce35">
            <text:p>AGRICULTURA, PECUARIA E SERVICOS RELACIONADOS</text:p>
          </table:table-cell>
          <table:table-cell office:value-type="float" office:value="55960.19" table:style-name="ce36">
            <text:p>55,960.2</text:p>
          </table:table-cell>
          <table:table-cell office:value-type="float" office:value="46108.68" table:style-name="ce36">
            <text:p>46,108.7</text:p>
          </table:table-cell>
          <table:table-cell office:value-type="float" office:value="79964.710000000006" table:style-name="ce36">
            <text:p>79,964.7</text:p>
          </table:table-cell>
          <table:table-cell office:value-type="float" office:value="88072.320000000007" table:style-name="ce36">
            <text:p>88,072.3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office:value-type="float" office:value="11" table:style-name="ce39">
            <text:p>011</text:p>
          </table:table-cell>
          <table:table-cell table:style-name="ce40"/>
          <table:table-cell table:style-name="ce41"/>
          <table:table-cell office:value-type="string" table:style-name="ce42">
            <text:p>PRODUCAO DE LAVOURAS TEMPORARIAS</text:p>
          </table:table-cell>
          <table:table-cell office:value-type="float" office:value="48038.67" table:style-name="ce43">
            <text:p>48,038.7</text:p>
          </table:table-cell>
          <table:table-cell office:value-type="float" office:value="39814.089999999997" table:style-name="ce43">
            <text:p>39,814.1</text:p>
          </table:table-cell>
          <table:table-cell office:value-type="float" office:value="72200.05" table:style-name="ce43">
            <text:p>72,200.1</text:p>
          </table:table-cell>
          <table:table-cell office:value-type="float" office:value="78757.84" table:style-name="ce43">
            <text:p>78,757.8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office:value-type="float" office:value="1113" table:style-name="ce33">
            <text:p>01113</text:p>
          </table:table-cell>
          <table:table-cell table:style-name="ce34"/>
          <table:table-cell office:value-type="string" table:style-name="ce35">
            <text:p>CULTIVO DE CEREAI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70.540000000000006" table:style-name="ce36">
            <text:p>70.5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11301" table:style-name="ce41">
            <text:p>0111301</text:p>
          </table:table-cell>
          <table:table-cell office:value-type="string" table:style-name="ce42">
            <text:p>Cultivo de arroz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11302" table:style-name="ce34">
            <text:p>0111302</text:p>
          </table:table-cell>
          <table:table-cell office:value-type="string" table:style-name="ce35">
            <text:p>Cultivo de milho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11303" table:style-name="ce41">
            <text:p>0111303</text:p>
          </table:table-cell>
          <table:table-cell office:value-type="string" table:style-name="ce42">
            <text:p>Cultivo de trigo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11399" table:style-name="ce34">
            <text:p>0111399</text:p>
          </table:table-cell>
          <table:table-cell office:value-type="string" table:style-name="ce35">
            <text:p>Cultivo de outros cereais não especificados anteriormente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1">
          <table:table-cell table:style-name="ce38"/>
          <table:table-cell table:style-name="ce39"/>
          <table:table-cell office:value-type="float" office:value="1121" table:style-name="ce40">
            <text:p>01121</text:p>
          </table:table-cell>
          <table:table-cell table:style-name="ce41"/>
          <table:table-cell office:value-type="string" table:style-name="ce42">
            <text:p>CULTIVO DE ALGODAO HERBACEO E DE OUTRAS FIBRAS DE LAVOURA TEMPORARIA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12101" table:style-name="ce34">
            <text:p>0112101</text:p>
          </table:table-cell>
          <table:table-cell office:value-type="string" table:style-name="ce35">
            <text:p>Cultivo de algodão herbáceo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12102" table:style-name="ce41">
            <text:p>0112102</text:p>
          </table:table-cell>
          <table:table-cell office:value-type="string" table:style-name="ce42">
            <text:p>Cultivo de juta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112199" table:style-name="ce34">
            <text:p>0112199</text:p>
          </table:table-cell>
          <table:table-cell office:value-type="string" table:style-name="ce35">
            <text:p>Cultivo de outras fibras de lavoura temporária não especificadas anteriormente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1130" table:style-name="ce40">
            <text:p>01130</text:p>
          </table:table-cell>
          <table:table-cell table:style-name="ce41"/>
          <table:table-cell office:value-type="string" table:style-name="ce42">
            <text:p>CULTIVO DE CANA-DE-ACUCAR</text:p>
          </table:table-cell>
          <table:table-cell office:value-type="float" office:value="47846.05" table:style-name="ce43">
            <text:p>47,846.1</text:p>
          </table:table-cell>
          <table:table-cell office:value-type="float" office:value="39732.910000000003" table:style-name="ce43">
            <text:p>39,732.9</text:p>
          </table:table-cell>
          <table:table-cell office:value-type="float" office:value="71915.38" table:style-name="ce43">
            <text:p>71,915.4</text:p>
          </table:table-cell>
          <table:table-cell office:value-type="float" office:value="78588.22" table:style-name="ce43">
            <text:p>78,588.2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13000" table:style-name="ce34">
            <text:p>0113000</text:p>
          </table:table-cell>
          <table:table-cell office:value-type="string" table:style-name="ce35">
            <text:p>Cultivo de cana-de-açúcar</text:p>
          </table:table-cell>
          <table:table-cell office:value-type="float" office:value="47846.05" table:style-name="ce36">
            <text:p>47,846.1</text:p>
          </table:table-cell>
          <table:table-cell office:value-type="float" office:value="39732.910000000003" table:style-name="ce36">
            <text:p>39,732.9</text:p>
          </table:table-cell>
          <table:table-cell office:value-type="float" office:value="71915.38" table:style-name="ce36">
            <text:p>71,915.4</text:p>
          </table:table-cell>
          <table:table-cell office:value-type="float" office:value="78588.22" table:style-name="ce36">
            <text:p>78,588.2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1148" table:style-name="ce40">
            <text:p>01148</text:p>
          </table:table-cell>
          <table:table-cell table:style-name="ce41"/>
          <table:table-cell office:value-type="string" table:style-name="ce42">
            <text:p>Cultivo de fumo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14800" table:style-name="ce34">
            <text:p>0114800</text:p>
          </table:table-cell>
          <table:table-cell office:value-type="string" table:style-name="ce35">
            <text:p>Cultivo de fumo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1156" table:style-name="ce40">
            <text:p>01156</text:p>
          </table:table-cell>
          <table:table-cell table:style-name="ce41"/>
          <table:table-cell office:value-type="string" table:style-name="ce42">
            <text:p>Cultivo de soja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float" office:value="3.33" table:style-name="ce43">
            <text:p>3.3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15600" table:style-name="ce34">
            <text:p>0115600</text:p>
          </table:table-cell>
          <table:table-cell office:value-type="string" table:style-name="ce35">
            <text:p>Cultivo de soja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3.33" table:style-name="ce36">
            <text:p>3.3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1">
          <table:table-cell table:style-name="ce38"/>
          <table:table-cell table:style-name="ce39"/>
          <table:table-cell office:value-type="float" office:value="1164" table:style-name="ce40">
            <text:p>01164</text:p>
          </table:table-cell>
          <table:table-cell table:style-name="ce41"/>
          <table:table-cell office:value-type="string" table:style-name="ce42">
            <text:p>CULTIVO DE OLEAGINOSAS DE LAVOURA TEMPORARIA, EXCETO SOJA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16401" table:style-name="ce34">
            <text:p>0116401</text:p>
          </table:table-cell>
          <table:table-cell office:value-type="string" table:style-name="ce35">
            <text:p>Cultivo de amendoim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16402" table:style-name="ce41">
            <text:p>0116402</text:p>
          </table:table-cell>
          <table:table-cell office:value-type="string" table:style-name="ce42">
            <text:p>Cultivo de girassol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16403" table:style-name="ce34">
            <text:p>0116403</text:p>
          </table:table-cell>
          <table:table-cell office:value-type="string" table:style-name="ce35">
            <text:p>Cultivo de mamona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116499" table:style-name="ce41">
            <text:p>0116499</text:p>
          </table:table-cell>
          <table:table-cell office:value-type="string" table:style-name="ce42">
            <text:p>Cultivo de outras oleaginosas de lavoura temporária não especificadas anteriormente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1">
          <table:table-cell table:style-name="ce31"/>
          <table:table-cell table:style-name="ce32"/>
          <table:table-cell office:value-type="float" office:value="1199" table:style-name="ce33">
            <text:p>01199</text:p>
          </table:table-cell>
          <table:table-cell table:style-name="ce34"/>
          <table:table-cell office:value-type="string" table:style-name="ce35">
            <text:p>CULTIVO DE PLANTAS DE LAVOURA TEMPORARIA NAO ESPECIFICADAS ANTERIORMENTE</text:p>
          </table:table-cell>
          <table:table-cell office:value-type="float" office:value="149.03" table:style-name="ce36">
            <text:p>149.0</text:p>
          </table:table-cell>
          <table:table-cell office:value-type="float" office:value="62.87" table:style-name="ce36">
            <text:p>62.9</text:p>
          </table:table-cell>
          <table:table-cell office:value-type="float" office:value="102.66" table:style-name="ce36">
            <text:p>102.7</text:p>
          </table:table-cell>
          <table:table-cell office:value-type="float" office:value="95.75" table:style-name="ce36">
            <text:p>95.8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19901" table:style-name="ce41">
            <text:p>0119901</text:p>
          </table:table-cell>
          <table:table-cell office:value-type="string" table:style-name="ce42">
            <text:p>Cultivo de abacaxi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19902" table:style-name="ce34">
            <text:p>0119902</text:p>
          </table:table-cell>
          <table:table-cell office:value-type="string" table:style-name="ce35">
            <text:p>Cultivo de alho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19903" table:style-name="ce41">
            <text:p>0119903</text:p>
          </table:table-cell>
          <table:table-cell office:value-type="string" table:style-name="ce42">
            <text:p>Cultivo de batata-inglesa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19904" table:style-name="ce34">
            <text:p>0119904</text:p>
          </table:table-cell>
          <table:table-cell office:value-type="string" table:style-name="ce35">
            <text:p>Cultivo de cebola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19905" table:style-name="ce41">
            <text:p>0119905</text:p>
          </table:table-cell>
          <table:table-cell office:value-type="string" table:style-name="ce42">
            <text:p>Cultivo de feijão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19906" table:style-name="ce34">
            <text:p>0119906</text:p>
          </table:table-cell>
          <table:table-cell office:value-type="string" table:style-name="ce35">
            <text:p>Cultivo de mandioca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19907" table:style-name="ce41">
            <text:p>0119907</text:p>
          </table:table-cell>
          <table:table-cell office:value-type="string" table:style-name="ce42">
            <text:p>Cultivo de melão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19908" table:style-name="ce34">
            <text:p>0119908</text:p>
          </table:table-cell>
          <table:table-cell office:value-type="string" table:style-name="ce35">
            <text:p>Cultivo de melancia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19909" table:style-name="ce41">
            <text:p>0119909</text:p>
          </table:table-cell>
          <table:table-cell office:value-type="string" table:style-name="ce42">
            <text:p>Cultivo de tomate rasteiro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119999" table:style-name="ce34">
            <text:p>0119999</text:p>
          </table:table-cell>
          <table:table-cell office:value-type="string" table:style-name="ce35">
            <text:p>Cultivo de outras plantas de lavoura temporária não especificadas anteriormente</text:p>
          </table:table-cell>
          <table:table-cell office:value-type="float" office:value="89.75" table:style-name="ce36">
            <text:p>89.8</text:p>
          </table:table-cell>
          <table:table-cell office:value-type="string" table:style-name="ce36">
            <text:p>****</text:p>
          </table:table-cell>
          <table:table-cell office:value-type="float" office:value="30.61" table:style-name="ce36">
            <text:p>30.6</text:p>
          </table:table-cell>
          <table:table-cell office:value-type="float" office:value="28.5" table:style-name="ce36">
            <text:p>28.5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office:value-type="float" office:value="12" table:style-name="ce39">
            <text:p>012</text:p>
          </table:table-cell>
          <table:table-cell table:style-name="ce40"/>
          <table:table-cell table:style-name="ce41"/>
          <table:table-cell office:value-type="string" table:style-name="ce42">
            <text:p>HORTICULTURA E FLORICULTURA</text:p>
          </table:table-cell>
          <table:table-cell office:value-type="float" office:value="253" table:style-name="ce43">
            <text:p>253.0</text:p>
          </table:table-cell>
          <table:table-cell office:value-type="float" office:value="241.73" table:style-name="ce43">
            <text:p>241.7</text:p>
          </table:table-cell>
          <table:table-cell office:value-type="float" office:value="373.43" table:style-name="ce43">
            <text:p>373.4</text:p>
          </table:table-cell>
          <table:table-cell office:value-type="float" office:value="209.19" table:style-name="ce43">
            <text:p>209.2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office:value-type="float" office:value="1211" table:style-name="ce33">
            <text:p>01211</text:p>
          </table:table-cell>
          <table:table-cell table:style-name="ce34"/>
          <table:table-cell office:value-type="string" table:style-name="ce35">
            <text:p>HORTICULTURA</text:p>
          </table:table-cell>
          <table:table-cell office:value-type="string" table:style-name="ce36">
            <text:p>****</text:p>
          </table:table-cell>
          <table:table-cell office:value-type="float" office:value="235.83" table:style-name="ce36">
            <text:p>235.8</text:p>
          </table:table-cell>
          <table:table-cell office:value-type="string" table:style-name="ce36">
            <text:p>****</text:p>
          </table:table-cell>
          <table:table-cell office:value-type="float" office:value="193.32" table:style-name="ce36">
            <text:p>193.3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21101" table:style-name="ce41">
            <text:p>0121101</text:p>
          </table:table-cell>
          <table:table-cell office:value-type="string" table:style-name="ce42">
            <text:p>Horticultura, exceto morango</text:p>
          </table:table-cell>
          <table:table-cell office:value-type="string" table:style-name="ce43">
            <text:p>****</text:p>
          </table:table-cell>
          <table:table-cell office:value-type="float" office:value="235.83" table:style-name="ce43">
            <text:p>235.8</text:p>
          </table:table-cell>
          <table:table-cell office:value-type="string" table:style-name="ce43">
            <text:p>****</text:p>
          </table:table-cell>
          <table:table-cell office:value-type="float" office:value="193.32" table:style-name="ce43">
            <text:p>193.3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21102" table:style-name="ce34">
            <text:p>0121102</text:p>
          </table:table-cell>
          <table:table-cell office:value-type="string" table:style-name="ce35">
            <text:p>Cultivo de morango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1229" table:style-name="ce40">
            <text:p>01229</text:p>
          </table:table-cell>
          <table:table-cell table:style-name="ce41"/>
          <table:table-cell office:value-type="string" table:style-name="ce42">
            <text:p>CULTIVO DE FLORES E PLANTAS ORNAMENTAIS &amp; FLORICULTURA</text:p>
          </table:table-cell>
          <table:table-cell office:value-type="string" table:style-name="ce43">
            <text:p>****</text:p>
          </table:table-cell>
          <table:table-cell office:value-type="float" office:value="5.9" table:style-name="ce43">
            <text:p>5.9</text:p>
          </table:table-cell>
          <table:table-cell office:value-type="string" table:style-name="ce43">
            <text:p>****</text:p>
          </table:table-cell>
          <table:table-cell office:value-type="float" office:value="15.87" table:style-name="ce43">
            <text:p>15.9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22900" table:style-name="ce34">
            <text:p>0122900</text:p>
          </table:table-cell>
          <table:table-cell office:value-type="string" table:style-name="ce35">
            <text:p>Cultivo de flores e plantas ornamentais &amp; floricultura</text:p>
          </table:table-cell>
          <table:table-cell office:value-type="string" table:style-name="ce36">
            <text:p>****</text:p>
          </table:table-cell>
          <table:table-cell office:value-type="float" office:value="5.9" table:style-name="ce36">
            <text:p>5.9</text:p>
          </table:table-cell>
          <table:table-cell office:value-type="string" table:style-name="ce36">
            <text:p>****</text:p>
          </table:table-cell>
          <table:table-cell office:value-type="float" office:value="15.87" table:style-name="ce36">
            <text:p>15.9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office:value-type="float" office:value="13" table:style-name="ce39">
            <text:p>013</text:p>
          </table:table-cell>
          <table:table-cell table:style-name="ce40"/>
          <table:table-cell table:style-name="ce41"/>
          <table:table-cell office:value-type="string" table:style-name="ce42">
            <text:p>PRODUCAO DE LAVOURAS PERMANENTES</text:p>
          </table:table-cell>
          <table:table-cell office:value-type="float" office:value="132.61000000000001" table:style-name="ce43">
            <text:p>132.6</text:p>
          </table:table-cell>
          <table:table-cell office:value-type="float" office:value="134.74" table:style-name="ce43">
            <text:p>134.7</text:p>
          </table:table-cell>
          <table:table-cell office:value-type="float" office:value="182.75" table:style-name="ce43">
            <text:p>182.8</text:p>
          </table:table-cell>
          <table:table-cell office:value-type="float" office:value="776.64" table:style-name="ce43">
            <text:p>776.6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office:value-type="float" office:value="1318" table:style-name="ce33">
            <text:p>01318</text:p>
          </table:table-cell>
          <table:table-cell table:style-name="ce34"/>
          <table:table-cell office:value-type="string" table:style-name="ce35">
            <text:p>Cultivo de laranja</text:p>
          </table:table-cell>
          <table:table-cell office:value-type="float" office:value="12.42" table:style-name="ce36">
            <text:p>12.4</text:p>
          </table:table-cell>
          <table:table-cell office:value-type="float" office:value="12.49" table:style-name="ce36">
            <text:p>12.5</text:p>
          </table:table-cell>
          <table:table-cell office:value-type="string" table:style-name="ce36">
            <text:p>****</text:p>
          </table:table-cell>
          <table:table-cell office:value-type="float" office:value="14.79" table:style-name="ce36">
            <text:p>14.8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31800" table:style-name="ce41">
            <text:p>0131800</text:p>
          </table:table-cell>
          <table:table-cell office:value-type="string" table:style-name="ce42">
            <text:p>Cultivo de laranja</text:p>
          </table:table-cell>
          <table:table-cell office:value-type="float" office:value="12.42" table:style-name="ce43">
            <text:p>12.4</text:p>
          </table:table-cell>
          <table:table-cell office:value-type="float" office:value="12.49" table:style-name="ce43">
            <text:p>12.5</text:p>
          </table:table-cell>
          <table:table-cell office:value-type="string" table:style-name="ce43">
            <text:p>****</text:p>
          </table:table-cell>
          <table:table-cell office:value-type="float" office:value="14.79" table:style-name="ce43">
            <text:p>14.8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office:value-type="float" office:value="1326" table:style-name="ce33">
            <text:p>01326</text:p>
          </table:table-cell>
          <table:table-cell table:style-name="ce34"/>
          <table:table-cell office:value-type="string" table:style-name="ce35">
            <text:p>Cultivo de uva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32600" table:style-name="ce41">
            <text:p>0132600</text:p>
          </table:table-cell>
          <table:table-cell office:value-type="string" table:style-name="ce42">
            <text:p>Cultivo de uva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1">
          <table:table-cell table:style-name="ce31"/>
          <table:table-cell table:style-name="ce32"/>
          <table:table-cell office:value-type="float" office:value="1334" table:style-name="ce33">
            <text:p>01334</text:p>
          </table:table-cell>
          <table:table-cell table:style-name="ce34"/>
          <table:table-cell office:value-type="string" table:style-name="ce35">
            <text:p>CULTIVO DE FRUTAS DE LAVOURA PERMANENTE, EXCETO LARANJA E UVA</text:p>
          </table:table-cell>
          <table:table-cell office:value-type="float" office:value="43.47" table:style-name="ce36">
            <text:p>43.5</text:p>
          </table:table-cell>
          <table:table-cell office:value-type="float" office:value="48.28" table:style-name="ce36">
            <text:p>48.3</text:p>
          </table:table-cell>
          <table:table-cell office:value-type="float" office:value="62.22" table:style-name="ce36">
            <text:p>62.2</text:p>
          </table:table-cell>
          <table:table-cell office:value-type="float" office:value="656.01" table:style-name="ce36">
            <text:p>656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33401" table:style-name="ce41">
            <text:p>0133401</text:p>
          </table:table-cell>
          <table:table-cell office:value-type="string" table:style-name="ce42">
            <text:p>Cultivo de açaí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33402" table:style-name="ce34">
            <text:p>0133402</text:p>
          </table:table-cell>
          <table:table-cell office:value-type="string" table:style-name="ce35">
            <text:p>Cultivo de banana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33403" table:style-name="ce41">
            <text:p>0133403</text:p>
          </table:table-cell>
          <table:table-cell office:value-type="string" table:style-name="ce42">
            <text:p>Cultivo de caju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33404" table:style-name="ce34">
            <text:p>0133404</text:p>
          </table:table-cell>
          <table:table-cell office:value-type="string" table:style-name="ce35">
            <text:p>Cultivo de cítricos, exceto laranja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33405" table:style-name="ce41">
            <text:p>0133405</text:p>
          </table:table-cell>
          <table:table-cell office:value-type="string" table:style-name="ce42">
            <text:p>Cultivo de coco-da-baía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33406" table:style-name="ce34">
            <text:p>0133406</text:p>
          </table:table-cell>
          <table:table-cell office:value-type="string" table:style-name="ce35">
            <text:p>Cultivo de guaraná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33407" table:style-name="ce41">
            <text:p>0133407</text:p>
          </table:table-cell>
          <table:table-cell office:value-type="string" table:style-name="ce42">
            <text:p>Cultivo de maçã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33408" table:style-name="ce34">
            <text:p>0133408</text:p>
          </table:table-cell>
          <table:table-cell office:value-type="string" table:style-name="ce35">
            <text:p>Cultivo de mamão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33409" table:style-name="ce41">
            <text:p>0133409</text:p>
          </table:table-cell>
          <table:table-cell office:value-type="string" table:style-name="ce42">
            <text:p>Cultivo de maracujá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33410" table:style-name="ce34">
            <text:p>0133410</text:p>
          </table:table-cell>
          <table:table-cell office:value-type="string" table:style-name="ce35">
            <text:p>Cultivo de manga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33411" table:style-name="ce41">
            <text:p>0133411</text:p>
          </table:table-cell>
          <table:table-cell office:value-type="string" table:style-name="ce42">
            <text:p>Cultivo de pêssego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33499" table:style-name="ce34">
            <text:p>0133499</text:p>
          </table:table-cell>
          <table:table-cell office:value-type="string" table:style-name="ce35">
            <text:p>Cultivo de frutas de lavoura permanente não especificadas anteriormente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1342" table:style-name="ce40">
            <text:p>01342</text:p>
          </table:table-cell>
          <table:table-cell table:style-name="ce41"/>
          <table:table-cell office:value-type="string" table:style-name="ce42">
            <text:p>CULTIVO DE CAFE</text:p>
          </table:table-cell>
          <table:table-cell office:value-type="float" office:value="40.450000000000003" table:style-name="ce43">
            <text:p>40.5</text:p>
          </table:table-cell>
          <table:table-cell office:value-type="string" table:style-name="ce43">
            <text:p>****</text:p>
          </table:table-cell>
          <table:table-cell office:value-type="float" office:value="38.1" table:style-name="ce43">
            <text:p>38.1</text:p>
          </table:table-cell>
          <table:table-cell office:value-type="float" office:value="8.01" table:style-name="ce43">
            <text:p>8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34200" table:style-name="ce34">
            <text:p>0134200</text:p>
          </table:table-cell>
          <table:table-cell office:value-type="string" table:style-name="ce35">
            <text:p>Cultivo de café</text:p>
          </table:table-cell>
          <table:table-cell office:value-type="float" office:value="40.450000000000003" table:style-name="ce36">
            <text:p>40.5</text:p>
          </table:table-cell>
          <table:table-cell office:value-type="string" table:style-name="ce36">
            <text:p>****</text:p>
          </table:table-cell>
          <table:table-cell office:value-type="float" office:value="38.1" table:style-name="ce36">
            <text:p>38.1</text:p>
          </table:table-cell>
          <table:table-cell office:value-type="float" office:value="8.01" table:style-name="ce36">
            <text:p>8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1351" table:style-name="ce40">
            <text:p>01351</text:p>
          </table:table-cell>
          <table:table-cell table:style-name="ce41"/>
          <table:table-cell office:value-type="string" table:style-name="ce42">
            <text:p>Cultivo de cacau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35100" table:style-name="ce34">
            <text:p>0135100</text:p>
          </table:table-cell>
          <table:table-cell office:value-type="string" table:style-name="ce35">
            <text:p>Cultivo de cacau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1">
          <table:table-cell table:style-name="ce38"/>
          <table:table-cell table:style-name="ce39"/>
          <table:table-cell office:value-type="float" office:value="1393" table:style-name="ce40">
            <text:p>01393</text:p>
          </table:table-cell>
          <table:table-cell table:style-name="ce41"/>
          <table:table-cell office:value-type="string" table:style-name="ce42">
            <text:p>CULTIVO DE PLANTAS DE LAVOURA PERMANENTE NAO ESPECIFICADAS ANTERIORMENTE</text:p>
          </table:table-cell>
          <table:table-cell office:value-type="string" table:style-name="ce43">
            <text:p>****</text:p>
          </table:table-cell>
          <table:table-cell office:value-type="float" office:value="56.48" table:style-name="ce43">
            <text:p>56.5</text:p>
          </table:table-cell>
          <table:table-cell office:value-type="float" office:value="37.96" table:style-name="ce43">
            <text:p>38.0</text:p>
          </table:table-cell>
          <table:table-cell office:value-type="float" office:value="85.34" table:style-name="ce43">
            <text:p>85.3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39301" table:style-name="ce34">
            <text:p>0139301</text:p>
          </table:table-cell>
          <table:table-cell office:value-type="string" table:style-name="ce35">
            <text:p>Cultivo de chá-da-índia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39302" table:style-name="ce41">
            <text:p>0139302</text:p>
          </table:table-cell>
          <table:table-cell office:value-type="string" table:style-name="ce42">
            <text:p>Cultivo de erva-mate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39303" table:style-name="ce34">
            <text:p>0139303</text:p>
          </table:table-cell>
          <table:table-cell office:value-type="string" table:style-name="ce35">
            <text:p>Cultivo de pimenta-do-reino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39304" table:style-name="ce41">
            <text:p>0139304</text:p>
          </table:table-cell>
          <table:table-cell office:value-type="string" table:style-name="ce42">
            <text:p>Cultivo de plantas para condimento, exceto pimenta-do-reino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39305" table:style-name="ce34">
            <text:p>0139305</text:p>
          </table:table-cell>
          <table:table-cell office:value-type="string" table:style-name="ce35">
            <text:p>Cultivo de dendê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39306" table:style-name="ce41">
            <text:p>0139306</text:p>
          </table:table-cell>
          <table:table-cell office:value-type="string" table:style-name="ce42">
            <text:p>Cultivo de seringueira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139399" table:style-name="ce34">
            <text:p>0139399</text:p>
          </table:table-cell>
          <table:table-cell office:value-type="string" table:style-name="ce35">
            <text:p>Cultivo de outras plantas de lavoura permanente não especificadas anteriormente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office:value-type="float" office:value="14" table:style-name="ce39">
            <text:p>014</text:p>
          </table:table-cell>
          <table:table-cell table:style-name="ce40"/>
          <table:table-cell table:style-name="ce41"/>
          <table:table-cell office:value-type="string" table:style-name="ce42">
            <text:p>PRODUCAO DE SEMENTES E MUDAS CERTIFICADAS</text:p>
          </table:table-cell>
          <table:table-cell office:value-type="float" office:value="1040.6600000000001" table:style-name="ce43">
            <text:p>1,040.7</text:p>
          </table:table-cell>
          <table:table-cell office:value-type="float" office:value="695.86" table:style-name="ce43">
            <text:p>695.9</text:p>
          </table:table-cell>
          <table:table-cell office:value-type="float" office:value="1215.6500000000001" table:style-name="ce43">
            <text:p>1,215.7</text:p>
          </table:table-cell>
          <table:table-cell office:value-type="float" office:value="923.81" table:style-name="ce43">
            <text:p>923.8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office:value-type="float" office:value="1415" table:style-name="ce33">
            <text:p>01415</text:p>
          </table:table-cell>
          <table:table-cell table:style-name="ce34"/>
          <table:table-cell office:value-type="string" table:style-name="ce35">
            <text:p>PRODUCAO DE SEMENTES CERTIFICADAS</text:p>
          </table:table-cell>
          <table:table-cell office:value-type="float" office:value="1008.15" table:style-name="ce36">
            <text:p>1,008.2</text:p>
          </table:table-cell>
          <table:table-cell office:value-type="string" table:style-name="ce36">
            <text:p>****</text:p>
          </table:table-cell>
          <table:table-cell office:value-type="float" office:value="1198.49" table:style-name="ce36">
            <text:p>1,198.5</text:p>
          </table:table-cell>
          <table:table-cell office:value-type="float" office:value="874.54" table:style-name="ce36">
            <text:p>874.5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41501" table:style-name="ce41">
            <text:p>0141501</text:p>
          </table:table-cell>
          <table:table-cell office:value-type="string" table:style-name="ce42">
            <text:p>Produção de sementes certificadas, exceto de forrageiras para pasto</text:p>
          </table:table-cell>
          <table:table-cell office:value-type="float" office:value="954.2" table:style-name="ce43">
            <text:p>954.2</text:p>
          </table:table-cell>
          <table:table-cell office:value-type="string" table:style-name="ce43">
            <text:p>****</text:p>
          </table:table-cell>
          <table:table-cell office:value-type="float" office:value="1178.1500000000001" table:style-name="ce43">
            <text:p>1,178.2</text:p>
          </table:table-cell>
          <table:table-cell office:value-type="float" office:value="848.74" table:style-name="ce43">
            <text:p>848.7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41502" table:style-name="ce34">
            <text:p>0141502</text:p>
          </table:table-cell>
          <table:table-cell office:value-type="string" table:style-name="ce35">
            <text:p>Produção de sementes certificadas de forrageiras para formação de pasto</text:p>
          </table:table-cell>
          <table:table-cell office:value-type="float" office:value="53.95" table:style-name="ce36">
            <text:p>54.0</text:p>
          </table:table-cell>
          <table:table-cell office:value-type="string" table:style-name="ce36">
            <text:p>****</text:p>
          </table:table-cell>
          <table:table-cell office:value-type="float" office:value="20.34" table:style-name="ce36">
            <text:p>20.3</text:p>
          </table:table-cell>
          <table:table-cell office:value-type="float" office:value="25.8" table:style-name="ce36">
            <text:p>25.8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1">
          <table:table-cell table:style-name="ce38"/>
          <table:table-cell table:style-name="ce39"/>
          <table:table-cell office:value-type="float" office:value="1423" table:style-name="ce40">
            <text:p>01423</text:p>
          </table:table-cell>
          <table:table-cell table:style-name="ce41"/>
          <table:table-cell office:value-type="string" table:style-name="ce42">
            <text:p>PRODUCAO DE MUDAS E OUTRAS FORMAS DE PROPAGACAO VEGETAL, CERTIFICADAS</text:p>
          </table:table-cell>
          <table:table-cell office:value-type="float" office:value="32.51" table:style-name="ce43">
            <text:p>32.5</text:p>
          </table:table-cell>
          <table:table-cell office:value-type="string" table:style-name="ce43">
            <text:p>****</text:p>
          </table:table-cell>
          <table:table-cell office:value-type="float" office:value="17.16" table:style-name="ce43">
            <text:p>17.2</text:p>
          </table:table-cell>
          <table:table-cell office:value-type="float" office:value="49.27" table:style-name="ce43">
            <text:p>49.3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42300" table:style-name="ce34">
            <text:p>0142300</text:p>
          </table:table-cell>
          <table:table-cell office:value-type="string" table:style-name="ce35">
            <text:p>Produção de mudas e outras formas de propagação vegetal, certificadas</text:p>
          </table:table-cell>
          <table:table-cell office:value-type="float" office:value="32.51" table:style-name="ce36">
            <text:p>32.5</text:p>
          </table:table-cell>
          <table:table-cell office:value-type="string" table:style-name="ce36">
            <text:p>****</text:p>
          </table:table-cell>
          <table:table-cell office:value-type="float" office:value="17.16" table:style-name="ce36">
            <text:p>17.2</text:p>
          </table:table-cell>
          <table:table-cell office:value-type="float" office:value="49.27" table:style-name="ce36">
            <text:p>49.3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office:value-type="float" office:value="15" table:style-name="ce39">
            <text:p>015</text:p>
          </table:table-cell>
          <table:table-cell table:style-name="ce40"/>
          <table:table-cell table:style-name="ce41"/>
          <table:table-cell office:value-type="string" table:style-name="ce42">
            <text:p>PECUARIA</text:p>
          </table:table-cell>
          <table:table-cell office:value-type="float" office:value="3081.01" table:style-name="ce43">
            <text:p>3,081.0</text:p>
          </table:table-cell>
          <table:table-cell office:value-type="float" office:value="3474.42" table:style-name="ce43">
            <text:p>3,474.4</text:p>
          </table:table-cell>
          <table:table-cell office:value-type="float" office:value="2469.06" table:style-name="ce43">
            <text:p>2,469.1</text:p>
          </table:table-cell>
          <table:table-cell office:value-type="float" office:value="4282.29" table:style-name="ce43">
            <text:p>4,282.3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office:value-type="float" office:value="1512" table:style-name="ce33">
            <text:p>01512</text:p>
          </table:table-cell>
          <table:table-cell table:style-name="ce34"/>
          <table:table-cell office:value-type="string" table:style-name="ce35">
            <text:p>CRIACAO DE BOVINOS</text:p>
          </table:table-cell>
          <table:table-cell office:value-type="float" office:value="362.81" table:style-name="ce36">
            <text:p>362.8</text:p>
          </table:table-cell>
          <table:table-cell office:value-type="float" office:value="371.83" table:style-name="ce36">
            <text:p>371.8</text:p>
          </table:table-cell>
          <table:table-cell office:value-type="float" office:value="434.7" table:style-name="ce36">
            <text:p>434.7</text:p>
          </table:table-cell>
          <table:table-cell office:value-type="float" office:value="1068.3800000000001" table:style-name="ce36">
            <text:p>1,068.4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51201" table:style-name="ce41">
            <text:p>0151201</text:p>
          </table:table-cell>
          <table:table-cell office:value-type="string" table:style-name="ce42">
            <text:p>Criação de bovinos para corte</text:p>
          </table:table-cell>
          <table:table-cell office:value-type="string" table:style-name="ce43">
            <text:p>****</text:p>
          </table:table-cell>
          <table:table-cell office:value-type="float" office:value="205.48" table:style-name="ce43">
            <text:p>205.5</text:p>
          </table:table-cell>
          <table:table-cell office:value-type="string" table:style-name="ce43">
            <text:p>****</text:p>
          </table:table-cell>
          <table:table-cell office:value-type="float" office:value="793.08" table:style-name="ce43">
            <text:p>793.1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51202" table:style-name="ce34">
            <text:p>0151202</text:p>
          </table:table-cell>
          <table:table-cell office:value-type="string" table:style-name="ce35">
            <text:p>Criação de bovinos para leite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240.62" table:style-name="ce36">
            <text:p>240.6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51203" table:style-name="ce41">
            <text:p>0151203</text:p>
          </table:table-cell>
          <table:table-cell office:value-type="string" table:style-name="ce42">
            <text:p>Criação de bovinos, exceto para corte e leite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office:value-type="float" office:value="1521" table:style-name="ce33">
            <text:p>01521</text:p>
          </table:table-cell>
          <table:table-cell table:style-name="ce34"/>
          <table:table-cell office:value-type="string" table:style-name="ce35">
            <text:p>CRIACAO DE OUTROS ANIMAIS DE GRANDE PORTE</text:p>
          </table:table-cell>
          <table:table-cell office:value-type="float" office:value="7.54" table:style-name="ce36">
            <text:p>7.5</text:p>
          </table:table-cell>
          <table:table-cell office:value-type="float" office:value="70.05" table:style-name="ce36">
            <text:p>70.1</text:p>
          </table:table-cell>
          <table:table-cell office:value-type="float" office:value="15.96" table:style-name="ce36">
            <text:p>16.0</text:p>
          </table:table-cell>
          <table:table-cell office:value-type="float" office:value="475.76" table:style-name="ce36">
            <text:p>475.8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52101" table:style-name="ce41">
            <text:p>0152101</text:p>
          </table:table-cell>
          <table:table-cell office:value-type="string" table:style-name="ce42">
            <text:p>Criação de bufalino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52102" table:style-name="ce34">
            <text:p>0152102</text:p>
          </table:table-cell>
          <table:table-cell office:value-type="string" table:style-name="ce35">
            <text:p>Criação de eqüinos</text:p>
          </table:table-cell>
          <table:table-cell office:value-type="float" office:value="7.54" table:style-name="ce36">
            <text:p>7.5</text:p>
          </table:table-cell>
          <table:table-cell office:value-type="string" table:style-name="ce36">
            <text:p>****</text:p>
          </table:table-cell>
          <table:table-cell office:value-type="float" office:value="15.96" table:style-name="ce36">
            <text:p>16.0</text:p>
          </table:table-cell>
          <table:table-cell office:value-type="float" office:value="475.76" table:style-name="ce36">
            <text:p>475.8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52103" table:style-name="ce41">
            <text:p>0152103</text:p>
          </table:table-cell>
          <table:table-cell office:value-type="string" table:style-name="ce42">
            <text:p>Criação de asininos e muares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office:value-type="float" office:value="1539" table:style-name="ce33">
            <text:p>01539</text:p>
          </table:table-cell>
          <table:table-cell table:style-name="ce34"/>
          <table:table-cell office:value-type="string" table:style-name="ce35">
            <text:p>CRIACAO DE CAPRINOS E OVINO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53901" table:style-name="ce41">
            <text:p>0153901</text:p>
          </table:table-cell>
          <table:table-cell office:value-type="string" table:style-name="ce42">
            <text:p>Criação de caprino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53902" table:style-name="ce34">
            <text:p>0153902</text:p>
          </table:table-cell>
          <table:table-cell office:value-type="string" table:style-name="ce35">
            <text:p>Criação de ovinos, inclusive para produção de lã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1547" table:style-name="ce40">
            <text:p>01547</text:p>
          </table:table-cell>
          <table:table-cell table:style-name="ce41"/>
          <table:table-cell office:value-type="string" table:style-name="ce42">
            <text:p>CRIACAO DE SUINO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54700" table:style-name="ce34">
            <text:p>0154700</text:p>
          </table:table-cell>
          <table:table-cell office:value-type="string" table:style-name="ce35">
            <text:p>Criação de suíno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1555" table:style-name="ce40">
            <text:p>01555</text:p>
          </table:table-cell>
          <table:table-cell table:style-name="ce41"/>
          <table:table-cell office:value-type="string" table:style-name="ce42">
            <text:p>CRIACAO DE AVES</text:p>
          </table:table-cell>
          <table:table-cell office:value-type="float" office:value="2599.96" table:style-name="ce43">
            <text:p>2,600.0</text:p>
          </table:table-cell>
          <table:table-cell office:value-type="float" office:value="2123.33" table:style-name="ce43">
            <text:p>2,123.3</text:p>
          </table:table-cell>
          <table:table-cell office:value-type="float" office:value="1911.67" table:style-name="ce43">
            <text:p>1,911.7</text:p>
          </table:table-cell>
          <table:table-cell office:value-type="float" office:value="2235.15" table:style-name="ce43">
            <text:p>2,235.2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55501" table:style-name="ce34">
            <text:p>0155501</text:p>
          </table:table-cell>
          <table:table-cell office:value-type="string" table:style-name="ce35">
            <text:p>Criação de frangos para corte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55502" table:style-name="ce41">
            <text:p>0155502</text:p>
          </table:table-cell>
          <table:table-cell office:value-type="string" table:style-name="ce42">
            <text:p>Produção de pintos de um dia</text:p>
          </table:table-cell>
          <table:table-cell office:value-type="float" office:value="2580.13" table:style-name="ce43">
            <text:p>2,580.1</text:p>
          </table:table-cell>
          <table:table-cell office:value-type="float" office:value="2063.7399999999998" table:style-name="ce43">
            <text:p>2,063.7</text:p>
          </table:table-cell>
          <table:table-cell office:value-type="float" office:value="1706.1" table:style-name="ce43">
            <text:p>1,706.1</text:p>
          </table:table-cell>
          <table:table-cell office:value-type="float" office:value="1564.68" table:style-name="ce43">
            <text:p>1,564.7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55503" table:style-name="ce34">
            <text:p>0155503</text:p>
          </table:table-cell>
          <table:table-cell office:value-type="string" table:style-name="ce35">
            <text:p>Criação de outros galináceos, exceto para corte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55504" table:style-name="ce41">
            <text:p>0155504</text:p>
          </table:table-cell>
          <table:table-cell office:value-type="string" table:style-name="ce42">
            <text:p>Criação de aves, exceto galináceo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55505" table:style-name="ce34">
            <text:p>0155505</text:p>
          </table:table-cell>
          <table:table-cell office:value-type="string" table:style-name="ce35">
            <text:p>Produção de ovos</text:p>
          </table:table-cell>
          <table:table-cell office:value-type="float" office:value="19.829999999999998" table:style-name="ce36">
            <text:p>19.8</text:p>
          </table:table-cell>
          <table:table-cell office:value-type="string" table:style-name="ce36">
            <text:p>****</text:p>
          </table:table-cell>
          <table:table-cell office:value-type="float" office:value="8.8699999999999992" table:style-name="ce36">
            <text:p>8.9</text:p>
          </table:table-cell>
          <table:table-cell office:value-type="float" office:value="4.59" table:style-name="ce36">
            <text:p>4.6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1598" table:style-name="ce40">
            <text:p>01598</text:p>
          </table:table-cell>
          <table:table-cell table:style-name="ce41"/>
          <table:table-cell office:value-type="string" table:style-name="ce42">
            <text:p>CRIACAO DE ANIMAIS NAO ESPECIFICADOS ANTERIORMENTE</text:p>
          </table:table-cell>
          <table:table-cell office:value-type="float" office:value="26.73" table:style-name="ce43">
            <text:p>26.7</text:p>
          </table:table-cell>
          <table:table-cell office:value-type="float" office:value="854.74" table:style-name="ce43">
            <text:p>854.7</text:p>
          </table:table-cell>
          <table:table-cell office:value-type="float" office:value="44.27" table:style-name="ce43">
            <text:p>44.3</text:p>
          </table:table-cell>
          <table:table-cell office:value-type="float" office:value="446.77" table:style-name="ce43">
            <text:p>446.8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59801" table:style-name="ce34">
            <text:p>0159801</text:p>
          </table:table-cell>
          <table:table-cell office:value-type="string" table:style-name="ce35">
            <text:p>Apicultura</text:p>
          </table:table-cell>
          <table:table-cell office:value-type="float" office:value="13.7" table:style-name="ce36">
            <text:p>13.7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59802" table:style-name="ce41">
            <text:p>0159802</text:p>
          </table:table-cell>
          <table:table-cell office:value-type="string" table:style-name="ce42">
            <text:p>Criação de animais de estimação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59803" table:style-name="ce34">
            <text:p>0159803</text:p>
          </table:table-cell>
          <table:table-cell office:value-type="string" table:style-name="ce35">
            <text:p>Criação de escargô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59804" table:style-name="ce41">
            <text:p>0159804</text:p>
          </table:table-cell>
          <table:table-cell office:value-type="string" table:style-name="ce42">
            <text:p>Criação de bicho-da-seda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59899" table:style-name="ce34">
            <text:p>0159899</text:p>
          </table:table-cell>
          <table:table-cell office:value-type="string" table:style-name="ce35">
            <text:p>Criação de outros animais não especificados anteriormente</text:p>
          </table:table-cell>
          <table:table-cell office:value-type="string" table:style-name="ce36">
            <text:p>****</text:p>
          </table:table-cell>
          <table:table-cell office:value-type="float" office:value="844.64" table:style-name="ce36">
            <text:p>844.6</text:p>
          </table:table-cell>
          <table:table-cell office:value-type="float" office:value="21.05" table:style-name="ce36">
            <text:p>21.1</text:p>
          </table:table-cell>
          <table:table-cell office:value-type="float" office:value="438.66" table:style-name="ce36">
            <text:p>438.7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1">
          <table:table-cell table:style-name="ce38"/>
          <table:table-cell office:value-type="float" office:value="16" table:style-name="ce39">
            <text:p>016</text:p>
          </table:table-cell>
          <table:table-cell table:style-name="ce40"/>
          <table:table-cell table:style-name="ce41"/>
          <table:table-cell office:value-type="string" table:style-name="ce42">
            <text:p>ATIVIDADES DE APOIO A AGRICULTURA E A PECUARIA, ATIVIDADES DE POS-COLHEITA</text:p>
          </table:table-cell>
          <table:table-cell office:value-type="float" office:value="3414.24" table:style-name="ce43">
            <text:p>3,414.2</text:p>
          </table:table-cell>
          <table:table-cell office:value-type="float" office:value="1747.85" table:style-name="ce43">
            <text:p>1,747.9</text:p>
          </table:table-cell>
          <table:table-cell office:value-type="float" office:value="3523.76" table:style-name="ce43">
            <text:p>3,523.8</text:p>
          </table:table-cell>
          <table:table-cell office:value-type="float" office:value="3122.56" table:style-name="ce43">
            <text:p>3,122.6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office:value-type="float" office:value="1610" table:style-name="ce33">
            <text:p>01610</text:p>
          </table:table-cell>
          <table:table-cell table:style-name="ce34"/>
          <table:table-cell office:value-type="string" table:style-name="ce35">
            <text:p>ATIVIDADES DE APOIO A AGRICULTURA</text:p>
          </table:table-cell>
          <table:table-cell office:value-type="float" office:value="2936.29" table:style-name="ce36">
            <text:p>2,936.3</text:p>
          </table:table-cell>
          <table:table-cell office:value-type="float" office:value="1356.68" table:style-name="ce36">
            <text:p>1,356.7</text:p>
          </table:table-cell>
          <table:table-cell office:value-type="float" office:value="2921.68" table:style-name="ce36">
            <text:p>2,921.7</text:p>
          </table:table-cell>
          <table:table-cell office:value-type="float" office:value="2553.65" table:style-name="ce36">
            <text:p>2,553.7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61001" table:style-name="ce41">
            <text:p>0161001</text:p>
          </table:table-cell>
          <table:table-cell office:value-type="string" table:style-name="ce42">
            <text:p>Serviço de pulverização e controle de pragas agrícolas</text:p>
          </table:table-cell>
          <table:table-cell office:value-type="float" office:value="5.88" table:style-name="ce43">
            <text:p>5.9</text:p>
          </table:table-cell>
          <table:table-cell office:value-type="float" office:value="30.57" table:style-name="ce43">
            <text:p>30.6</text:p>
          </table:table-cell>
          <table:table-cell office:value-type="float" office:value="6.71" table:style-name="ce43">
            <text:p>6.7</text:p>
          </table:table-cell>
          <table:table-cell office:value-type="float" office:value="20.100000000000001" table:style-name="ce43">
            <text:p>20.1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61002" table:style-name="ce34">
            <text:p>0161002</text:p>
          </table:table-cell>
          <table:table-cell office:value-type="string" table:style-name="ce35">
            <text:p>Serviço de poda de árvores para lavoura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61003" table:style-name="ce41">
            <text:p>0161003</text:p>
          </table:table-cell>
          <table:table-cell office:value-type="string" table:style-name="ce42">
            <text:p>Serviço de preparação de terreno, cultivo e colheita</text:p>
          </table:table-cell>
          <table:table-cell office:value-type="float" office:value="2.58" table:style-name="ce43">
            <text:p>2.6</text:p>
          </table:table-cell>
          <table:table-cell office:value-type="float" office:value="33.979999999999997" table:style-name="ce43">
            <text:p>34.0</text:p>
          </table:table-cell>
          <table:table-cell office:value-type="float" office:value="49.2" table:style-name="ce43">
            <text:p>49.2</text:p>
          </table:table-cell>
          <table:table-cell office:value-type="float" office:value="37.590000000000003" table:style-name="ce43">
            <text:p>37.6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61099" table:style-name="ce34">
            <text:p>0161099</text:p>
          </table:table-cell>
          <table:table-cell office:value-type="string" table:style-name="ce35">
            <text:p>Atividades de apoio à agricultura não especificadas anteriormente</text:p>
          </table:table-cell>
          <table:table-cell office:value-type="float" office:value="2927.83" table:style-name="ce36">
            <text:p>2,927.8</text:p>
          </table:table-cell>
          <table:table-cell office:value-type="float" office:value="1292.1300000000001" table:style-name="ce36">
            <text:p>1,292.1</text:p>
          </table:table-cell>
          <table:table-cell office:value-type="float" office:value="2865.77" table:style-name="ce36">
            <text:p>2,865.8</text:p>
          </table:table-cell>
          <table:table-cell office:value-type="float" office:value="2495.9699999999998" table:style-name="ce36">
            <text:p>2,496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1628" table:style-name="ce40">
            <text:p>01628</text:p>
          </table:table-cell>
          <table:table-cell table:style-name="ce41"/>
          <table:table-cell office:value-type="string" table:style-name="ce42">
            <text:p>ATIVIDADES DE APOIO A PECUARIA</text:p>
          </table:table-cell>
          <table:table-cell office:value-type="string" table:style-name="ce43">
            <text:p>****</text:p>
          </table:table-cell>
          <table:table-cell office:value-type="float" office:value="21.51" table:style-name="ce43">
            <text:p>21.5</text:p>
          </table:table-cell>
          <table:table-cell office:value-type="float" office:value="24.03" table:style-name="ce43">
            <text:p>24.0</text:p>
          </table:table-cell>
          <table:table-cell office:value-type="float" office:value="27.13" table:style-name="ce43">
            <text:p>27.1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62801" table:style-name="ce34">
            <text:p>0162801</text:p>
          </table:table-cell>
          <table:table-cell office:value-type="string" table:style-name="ce35">
            <text:p>Serviço de inseminação artificial de animais 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62802" table:style-name="ce41">
            <text:p>0162802</text:p>
          </table:table-cell>
          <table:table-cell office:value-type="string" table:style-name="ce42">
            <text:p>Serviço de tosquiamento de ovino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62803" table:style-name="ce34">
            <text:p>0162803</text:p>
          </table:table-cell>
          <table:table-cell office:value-type="string" table:style-name="ce35">
            <text:p>Serviço de manejo de animai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62899" table:style-name="ce41">
            <text:p>0162899</text:p>
          </table:table-cell>
          <table:table-cell office:value-type="string" table:style-name="ce42">
            <text:p>Atividades de apoio à pecuária não especificadas anteriormente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office:value-type="float" office:value="1636" table:style-name="ce33">
            <text:p>01636</text:p>
          </table:table-cell>
          <table:table-cell table:style-name="ce34"/>
          <table:table-cell office:value-type="string" table:style-name="ce35">
            <text:p>ATIVIDADES DE POS-COLHEITA</text:p>
          </table:table-cell>
          <table:table-cell office:value-type="string" table:style-name="ce36">
            <text:p>****</text:p>
          </table:table-cell>
          <table:table-cell office:value-type="float" office:value="369.66" table:style-name="ce36">
            <text:p>369.7</text:p>
          </table:table-cell>
          <table:table-cell office:value-type="float" office:value="578.04999999999995" table:style-name="ce36">
            <text:p>578.1</text:p>
          </table:table-cell>
          <table:table-cell office:value-type="float" office:value="541.77" table:style-name="ce36">
            <text:p>541.8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63600" table:style-name="ce41">
            <text:p>0163600</text:p>
          </table:table-cell>
          <table:table-cell office:value-type="string" table:style-name="ce42">
            <text:p>Atividades de pós-colheita</text:p>
          </table:table-cell>
          <table:table-cell office:value-type="string" table:style-name="ce43">
            <text:p>****</text:p>
          </table:table-cell>
          <table:table-cell office:value-type="float" office:value="369.66" table:style-name="ce43">
            <text:p>369.7</text:p>
          </table:table-cell>
          <table:table-cell office:value-type="float" office:value="578.04999999999995" table:style-name="ce43">
            <text:p>578.1</text:p>
          </table:table-cell>
          <table:table-cell office:value-type="float" office:value="541.77" table:style-name="ce43">
            <text:p>541.8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office:value-type="float" office:value="17" table:style-name="ce32">
            <text:p>017</text:p>
          </table:table-cell>
          <table:table-cell table:style-name="ce33"/>
          <table:table-cell table:style-name="ce34"/>
          <table:table-cell office:value-type="string" table:style-name="ce35">
            <text:p>CACA E SERVICOS RELACIONADO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1709" table:style-name="ce40">
            <text:p>01709</text:p>
          </table:table-cell>
          <table:table-cell table:style-name="ce41"/>
          <table:table-cell office:value-type="string" table:style-name="ce42">
            <text:p>CACA E SERVICOS RELACIONADO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70900" table:style-name="ce34">
            <text:p>0170900</text:p>
          </table:table-cell>
          <table:table-cell office:value-type="string" table:style-name="ce35">
            <text:p>Caça e serviços relacionado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office:value-type="float" office:value="2" table:style-name="ce38">
            <text:p>02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PRODUCAO FLORESTAL</text:p>
          </table:table-cell>
          <table:table-cell office:value-type="float" office:value="1612.96" table:style-name="ce43">
            <text:p>1,613.0</text:p>
          </table:table-cell>
          <table:table-cell office:value-type="float" office:value="1424.58" table:style-name="ce43">
            <text:p>1,424.6</text:p>
          </table:table-cell>
          <table:table-cell office:value-type="float" office:value="881.93" table:style-name="ce43">
            <text:p>881.9</text:p>
          </table:table-cell>
          <table:table-cell office:value-type="float" office:value="703.24" table:style-name="ce43">
            <text:p>703.2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office:value-type="float" office:value="21" table:style-name="ce32">
            <text:p>021</text:p>
          </table:table-cell>
          <table:table-cell table:style-name="ce33"/>
          <table:table-cell table:style-name="ce34"/>
          <table:table-cell office:value-type="string" table:style-name="ce35">
            <text:p>PRODUCAO FLORESTAL - FLORESTAS PLANTADAS</text:p>
          </table:table-cell>
          <table:table-cell office:value-type="float" office:value="1590.32" table:style-name="ce36">
            <text:p>1,590.3</text:p>
          </table:table-cell>
          <table:table-cell office:value-type="float" office:value="1409.49" table:style-name="ce36">
            <text:p>1,409.5</text:p>
          </table:table-cell>
          <table:table-cell office:value-type="float" office:value="864.98" table:style-name="ce36">
            <text:p>865.0</text:p>
          </table:table-cell>
          <table:table-cell office:value-type="float" office:value="641.77" table:style-name="ce36">
            <text:p>641.8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2101" table:style-name="ce40">
            <text:p>02101</text:p>
          </table:table-cell>
          <table:table-cell table:style-name="ce41"/>
          <table:table-cell office:value-type="string" table:style-name="ce42">
            <text:p>PRODUCAO FLORESTAL - FLORESTAS PLANTADAS</text:p>
          </table:table-cell>
          <table:table-cell office:value-type="float" office:value="1590.32" table:style-name="ce43">
            <text:p>1,590.3</text:p>
          </table:table-cell>
          <table:table-cell office:value-type="float" office:value="1409.49" table:style-name="ce43">
            <text:p>1,409.5</text:p>
          </table:table-cell>
          <table:table-cell office:value-type="float" office:value="864.98" table:style-name="ce43">
            <text:p>865.0</text:p>
          </table:table-cell>
          <table:table-cell office:value-type="float" office:value="641.77" table:style-name="ce43">
            <text:p>641.8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10101" table:style-name="ce34">
            <text:p>0210101</text:p>
          </table:table-cell>
          <table:table-cell office:value-type="string" table:style-name="ce35">
            <text:p>Cultivo de eucalipto</text:p>
          </table:table-cell>
          <table:table-cell office:value-type="float" office:value="36.1" table:style-name="ce36">
            <text:p>36.1</text:p>
          </table:table-cell>
          <table:table-cell office:value-type="float" office:value="40.380000000000003" table:style-name="ce36">
            <text:p>40.4</text:p>
          </table:table-cell>
          <table:table-cell office:value-type="float" office:value="49.69" table:style-name="ce36">
            <text:p>49.7</text:p>
          </table:table-cell>
          <table:table-cell office:value-type="float" office:value="73.11" table:style-name="ce36">
            <text:p>73.1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10102" table:style-name="ce41">
            <text:p>0210102</text:p>
          </table:table-cell>
          <table:table-cell office:value-type="string" table:style-name="ce42">
            <text:p>Cultivo de acácia-negra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10103" table:style-name="ce34">
            <text:p>0210103</text:p>
          </table:table-cell>
          <table:table-cell office:value-type="string" table:style-name="ce35">
            <text:p>Cultivo de pinu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10104" table:style-name="ce41">
            <text:p>0210104</text:p>
          </table:table-cell>
          <table:table-cell office:value-type="string" table:style-name="ce42">
            <text:p>Cultivo de teca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10105" table:style-name="ce34">
            <text:p>0210105</text:p>
          </table:table-cell>
          <table:table-cell office:value-type="string" table:style-name="ce35">
            <text:p>Cultivo de espécies madeireiras, exceto eucalipto, acácia-negra, pinus e teca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10106" table:style-name="ce41">
            <text:p>0210106</text:p>
          </table:table-cell>
          <table:table-cell office:value-type="string" table:style-name="ce42">
            <text:p>Cultivo de mudas em viveiros florestais</text:p>
          </table:table-cell>
          <table:table-cell office:value-type="float" office:value="38.97" table:style-name="ce43">
            <text:p>39.0</text:p>
          </table:table-cell>
          <table:table-cell office:value-type="float" office:value="44.8" table:style-name="ce43">
            <text:p>44.8</text:p>
          </table:table-cell>
          <table:table-cell office:value-type="float" office:value="26.17" table:style-name="ce43">
            <text:p>26.2</text:p>
          </table:table-cell>
          <table:table-cell office:value-type="float" office:value="21.63" table:style-name="ce43">
            <text:p>21.6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10107" table:style-name="ce34">
            <text:p>0210107</text:p>
          </table:table-cell>
          <table:table-cell office:value-type="string" table:style-name="ce35">
            <text:p>Extração de madeira em florestas plantada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10108" table:style-name="ce41">
            <text:p>0210108</text:p>
          </table:table-cell>
          <table:table-cell office:value-type="string" table:style-name="ce42">
            <text:p>Produção de carvão vegetal - florestas plantadas</text:p>
          </table:table-cell>
          <table:table-cell office:value-type="float" office:value="220.63" table:style-name="ce43">
            <text:p>220.6</text:p>
          </table:table-cell>
          <table:table-cell office:value-type="float" office:value="207.79" table:style-name="ce43">
            <text:p>207.8</text:p>
          </table:table-cell>
          <table:table-cell office:value-type="float" office:value="195.24" table:style-name="ce43">
            <text:p>195.2</text:p>
          </table:table-cell>
          <table:table-cell office:value-type="float" office:value="135.9" table:style-name="ce43">
            <text:p>135.9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10109" table:style-name="ce34">
            <text:p>0210109</text:p>
          </table:table-cell>
          <table:table-cell office:value-type="string" table:style-name="ce35">
            <text:p>Produção de casca de acácia-negra - florestas plantada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210199" table:style-name="ce41">
            <text:p>0210199</text:p>
          </table:table-cell>
          <table:table-cell office:value-type="string" table:style-name="ce42">
            <text:p>Produção de produtos não-madeireiros não especificados anteriormente em florestas plantadas</text:p>
          </table:table-cell>
          <table:table-cell office:value-type="float" office:value="1203.8399999999999" table:style-name="ce43">
            <text:p>1,203.8</text:p>
          </table:table-cell>
          <table:table-cell office:value-type="float" office:value="269.67" table:style-name="ce43">
            <text:p>269.7</text:p>
          </table:table-cell>
          <table:table-cell office:value-type="float" office:value="547.69000000000005" table:style-name="ce43">
            <text:p>547.7</text:p>
          </table:table-cell>
          <table:table-cell office:value-type="float" office:value="354.36" table:style-name="ce43">
            <text:p>354.4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office:value-type="float" office:value="22" table:style-name="ce32">
            <text:p>022</text:p>
          </table:table-cell>
          <table:table-cell table:style-name="ce33"/>
          <table:table-cell table:style-name="ce34"/>
          <table:table-cell office:value-type="string" table:style-name="ce35">
            <text:p>PRODUCAO FLORESTAL - FLORESTAS NATIVA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2209" table:style-name="ce40">
            <text:p>02209</text:p>
          </table:table-cell>
          <table:table-cell table:style-name="ce41"/>
          <table:table-cell office:value-type="string" table:style-name="ce42">
            <text:p>PRODUCAO FLORESTAL - FLORESTAS NATIVA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20901" table:style-name="ce34">
            <text:p>0220901</text:p>
          </table:table-cell>
          <table:table-cell office:value-type="string" table:style-name="ce35">
            <text:p>Extração de madeira em florestas nativa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20902" table:style-name="ce41">
            <text:p>0220902</text:p>
          </table:table-cell>
          <table:table-cell office:value-type="string" table:style-name="ce42">
            <text:p>Produção de carvão vegetal - florestas nativa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20903" table:style-name="ce34">
            <text:p>0220903</text:p>
          </table:table-cell>
          <table:table-cell office:value-type="string" table:style-name="ce35">
            <text:p>Coleta de castanha-do-pará em florestas nativa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20904" table:style-name="ce41">
            <text:p>0220904</text:p>
          </table:table-cell>
          <table:table-cell office:value-type="string" table:style-name="ce42">
            <text:p>Coleta de látex em florestas nativa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20905" table:style-name="ce34">
            <text:p>0220905</text:p>
          </table:table-cell>
          <table:table-cell office:value-type="string" table:style-name="ce35">
            <text:p>Coleta de palmito em florestas nativa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20906" table:style-name="ce41">
            <text:p>0220906</text:p>
          </table:table-cell>
          <table:table-cell office:value-type="string" table:style-name="ce42">
            <text:p>Conservação de florestas nativas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220999" table:style-name="ce34">
            <text:p>0220999</text:p>
          </table:table-cell>
          <table:table-cell office:value-type="string" table:style-name="ce35">
            <text:p>Coleta de produtos não-madeireiros não especificados anteriormente em florestas nativa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office:value-type="float" office:value="23" table:style-name="ce39">
            <text:p>023</text:p>
          </table:table-cell>
          <table:table-cell table:style-name="ce40"/>
          <table:table-cell table:style-name="ce41"/>
          <table:table-cell office:value-type="string" table:style-name="ce42">
            <text:p>ATIVIDADES DE APOIO A PRODUCAO FLORESTAL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office:value-type="float" office:value="2306" table:style-name="ce33">
            <text:p>02306</text:p>
          </table:table-cell>
          <table:table-cell table:style-name="ce34"/>
          <table:table-cell office:value-type="string" table:style-name="ce35">
            <text:p>ATIVIDADES DE APOIO A PRODUCAO FLORESTAL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30600" table:style-name="ce41">
            <text:p>0230600</text:p>
          </table:table-cell>
          <table:table-cell office:value-type="string" table:style-name="ce42">
            <text:p>Atividades de apoio à produção florestal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office:value-type="float" office:value="3" table:style-name="ce31">
            <text:p>03</text:p>
          </table:table-cell>
          <table:table-cell table:style-name="ce32"/>
          <table:table-cell table:style-name="ce33"/>
          <table:table-cell table:style-name="ce34"/>
          <table:table-cell office:value-type="string" table:style-name="ce35">
            <text:p>PESCA E AQUICULTURA</text:p>
          </table:table-cell>
          <table:table-cell office:value-type="float" office:value="14.09" table:style-name="ce36">
            <text:p>14.1</text:p>
          </table:table-cell>
          <table:table-cell office:value-type="float" office:value="26.6" table:style-name="ce36">
            <text:p>26.6</text:p>
          </table:table-cell>
          <table:table-cell office:value-type="float" office:value="17.3" table:style-name="ce36">
            <text:p>17.3</text:p>
          </table:table-cell>
          <table:table-cell office:value-type="float" office:value="52.24" table:style-name="ce36">
            <text:p>52.2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office:value-type="float" office:value="31" table:style-name="ce39">
            <text:p>031</text:p>
          </table:table-cell>
          <table:table-cell table:style-name="ce40"/>
          <table:table-cell table:style-name="ce41"/>
          <table:table-cell office:value-type="string" table:style-name="ce42">
            <text:p>PESCA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office:value-type="float" office:value="3116" table:style-name="ce33">
            <text:p>03116</text:p>
          </table:table-cell>
          <table:table-cell table:style-name="ce34"/>
          <table:table-cell office:value-type="string" table:style-name="ce35">
            <text:p>PESCA EM AGUA SALGADA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311601" table:style-name="ce41">
            <text:p>0311601</text:p>
          </table:table-cell>
          <table:table-cell office:value-type="string" table:style-name="ce42">
            <text:p>Pesca de peixes em água salgada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11602" table:style-name="ce34">
            <text:p>0311602</text:p>
          </table:table-cell>
          <table:table-cell office:value-type="string" table:style-name="ce35">
            <text:p>Pesca de crustáceos e moluscos em água salgada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311603" table:style-name="ce41">
            <text:p>0311603</text:p>
          </table:table-cell>
          <table:table-cell office:value-type="string" table:style-name="ce42">
            <text:p>Coleta de outros produtos marinho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11604" table:style-name="ce34">
            <text:p>0311604</text:p>
          </table:table-cell>
          <table:table-cell office:value-type="string" table:style-name="ce35">
            <text:p>Atividades de apoio à pesca em água salgada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3124" table:style-name="ce40">
            <text:p>03124</text:p>
          </table:table-cell>
          <table:table-cell table:style-name="ce41"/>
          <table:table-cell office:value-type="string" table:style-name="ce42">
            <text:p>PESCA EM AGUA DOCE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12401" table:style-name="ce34">
            <text:p>0312401</text:p>
          </table:table-cell>
          <table:table-cell office:value-type="string" table:style-name="ce35">
            <text:p>Pesca de peixes em água doce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312402" table:style-name="ce41">
            <text:p>0312402</text:p>
          </table:table-cell>
          <table:table-cell office:value-type="string" table:style-name="ce42">
            <text:p>Pesca de crustáceos e moluscos em água doce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12403" table:style-name="ce34">
            <text:p>0312403</text:p>
          </table:table-cell>
          <table:table-cell office:value-type="string" table:style-name="ce35">
            <text:p>Coleta de outros produtos aquáticos de água doce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312404" table:style-name="ce41">
            <text:p>0312404</text:p>
          </table:table-cell>
          <table:table-cell office:value-type="string" table:style-name="ce42">
            <text:p>Atividades de apoio à pesca em água doce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office:value-type="float" office:value="32" table:style-name="ce32">
            <text:p>032</text:p>
          </table:table-cell>
          <table:table-cell table:style-name="ce33"/>
          <table:table-cell table:style-name="ce34"/>
          <table:table-cell office:value-type="string" table:style-name="ce35">
            <text:p>AQUICULTURA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3213" table:style-name="ce40">
            <text:p>03213</text:p>
          </table:table-cell>
          <table:table-cell table:style-name="ce41"/>
          <table:table-cell office:value-type="string" table:style-name="ce42">
            <text:p>AQUICULTURA EM AGUA SALGADA E SALOBRA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21301" table:style-name="ce34">
            <text:p>0321301</text:p>
          </table:table-cell>
          <table:table-cell office:value-type="string" table:style-name="ce35">
            <text:p>Criação de peixes em água salgada e salobra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321302" table:style-name="ce41">
            <text:p>0321302</text:p>
          </table:table-cell>
          <table:table-cell office:value-type="string" table:style-name="ce42">
            <text:p>Criação de camarões em água salgada e salobra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21303" table:style-name="ce34">
            <text:p>0321303</text:p>
          </table:table-cell>
          <table:table-cell office:value-type="string" table:style-name="ce35">
            <text:p>Criação de ostras e mexilhões em água salgada e salobra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321304" table:style-name="ce41">
            <text:p>0321304</text:p>
          </table:table-cell>
          <table:table-cell office:value-type="string" table:style-name="ce42">
            <text:p>Criação de peixes ornamentais em água salgada e salobra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21305" table:style-name="ce34">
            <text:p>0321305</text:p>
          </table:table-cell>
          <table:table-cell office:value-type="string" table:style-name="ce35">
            <text:p>Atividades de apoio à aqüicultura em água salgada e salobra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321399" table:style-name="ce41">
            <text:p>0321399</text:p>
          </table:table-cell>
          <table:table-cell office:value-type="string" table:style-name="ce42">
            <text:p>Cultivos e semicultivos da aqüicultura em água salgada e salobra não especificados anteriormente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office:value-type="float" office:value="3221" table:style-name="ce33">
            <text:p>03221</text:p>
          </table:table-cell>
          <table:table-cell table:style-name="ce34"/>
          <table:table-cell office:value-type="string" table:style-name="ce35">
            <text:p>AQUICULTURA EM AGUA DOCE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322101" table:style-name="ce41">
            <text:p>0322101</text:p>
          </table:table-cell>
          <table:table-cell office:value-type="string" table:style-name="ce42">
            <text:p>Criação de peixes em água doce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22102" table:style-name="ce34">
            <text:p>0322102</text:p>
          </table:table-cell>
          <table:table-cell office:value-type="string" table:style-name="ce35">
            <text:p>Criação de camarões em água doce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322103" table:style-name="ce41">
            <text:p>0322103</text:p>
          </table:table-cell>
          <table:table-cell office:value-type="string" table:style-name="ce42">
            <text:p>Criação de ostras e mexilhões em água doce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22104" table:style-name="ce34">
            <text:p>0322104</text:p>
          </table:table-cell>
          <table:table-cell office:value-type="string" table:style-name="ce35">
            <text:p>Criação de peixes ornamentais em água doce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322105" table:style-name="ce41">
            <text:p>0322105</text:p>
          </table:table-cell>
          <table:table-cell office:value-type="string" table:style-name="ce42">
            <text:p>Ranicultura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22106" table:style-name="ce34">
            <text:p>0322106</text:p>
          </table:table-cell>
          <table:table-cell office:value-type="string" table:style-name="ce35">
            <text:p>Criação de jacaré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322107" table:style-name="ce41">
            <text:p>0322107</text:p>
          </table:table-cell>
          <table:table-cell office:value-type="string" table:style-name="ce42">
            <text:p>Atividades de apoio à aqüicultura em água doce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322199" table:style-name="ce34">
            <text:p>0322199</text:p>
          </table:table-cell>
          <table:table-cell office:value-type="string" table:style-name="ce35">
            <text:p>Cultivos e semicultivos da aqüicultura em água doce não especificados anteriormente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office:value-type="string" table:number-columns-spanned="4" table:number-rows-spanned="1" table:style-name="ce63">
            <text:p>Seção B</text:p>
          </table:table-cell>
          <table:covered-table-cell table:number-columns-repeated="3"/>
          <table:table-cell office:value-type="string" table:style-name="ce28">
            <text:p>INDUSTRIAS EXTRATIVAS</text:p>
          </table:table-cell>
          <table:table-cell office:value-type="float" office:value="25369.72" table:style-name="ce29">
            <text:p>25,369.7</text:p>
          </table:table-cell>
          <table:table-cell office:value-type="float" office:value="20496.740000000002" table:style-name="ce29">
            <text:p>20,496.7</text:p>
          </table:table-cell>
          <table:table-cell office:value-type="float" office:value="23130.55" table:style-name="ce29">
            <text:p>23,130.6</text:p>
          </table:table-cell>
          <table:table-cell office:value-type="float" office:value="25657.7" table:style-name="ce29">
            <text:p>25,657.7</text:p>
          </table:table-cell>
          <table:table-cell table:number-columns-repeated="8" table:style-name="ce29"/>
          <table:table-cell table:number-columns-repeated="16367" table:style-name="ce30"/>
        </table:table-row>
        <table:table-row table:style-name="ro8">
          <table:table-cell office:value-type="float" office:value="5" table:style-name="ce31">
            <text:p>05</text:p>
          </table:table-cell>
          <table:table-cell table:style-name="ce32"/>
          <table:table-cell table:style-name="ce33"/>
          <table:table-cell table:style-name="ce34"/>
          <table:table-cell office:value-type="string" table:style-name="ce35">
            <text:p>EXTRACAO DE CARVAO MINERAL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office:value-type="float" office:value="50" table:style-name="ce39">
            <text:p>050</text:p>
          </table:table-cell>
          <table:table-cell table:style-name="ce40"/>
          <table:table-cell table:style-name="ce41"/>
          <table:table-cell office:value-type="string" table:style-name="ce42">
            <text:p>EXTRACAO DE CARVAO MINERAL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office:value-type="float" office:value="5003" table:style-name="ce33">
            <text:p>05003</text:p>
          </table:table-cell>
          <table:table-cell table:style-name="ce34"/>
          <table:table-cell office:value-type="string" table:style-name="ce35">
            <text:p>EXTRACAO DE CARVAO MINERAL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500301" table:style-name="ce41">
            <text:p>0500301</text:p>
          </table:table-cell>
          <table:table-cell office:value-type="string" table:style-name="ce42">
            <text:p>Extração de carvão mineral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500302" table:style-name="ce34">
            <text:p>0500302</text:p>
          </table:table-cell>
          <table:table-cell office:value-type="string" table:style-name="ce35">
            <text:p>Beneficiamento de carvão mineral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office:value-type="float" office:value="6" table:style-name="ce38">
            <text:p>06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EXTRACAO DE PETROLEO E GAS NATURAL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float" office:value="5587.79" table:style-name="ce43">
            <text:p>5,587.8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office:value-type="float" office:value="60" table:style-name="ce32">
            <text:p>060</text:p>
          </table:table-cell>
          <table:table-cell table:style-name="ce33"/>
          <table:table-cell table:style-name="ce34"/>
          <table:table-cell office:value-type="string" table:style-name="ce35">
            <text:p>EXTRACAO DE PETROLEO E GAS NATURAL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5587.79" table:style-name="ce36">
            <text:p>5,587.8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6000" table:style-name="ce40">
            <text:p>06000</text:p>
          </table:table-cell>
          <table:table-cell table:style-name="ce41"/>
          <table:table-cell office:value-type="string" table:style-name="ce42">
            <text:p>EXTRACAO DE PETROLEO E GAS NATURAL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float" office:value="5587.79" table:style-name="ce43">
            <text:p>5,587.8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600001" table:style-name="ce34">
            <text:p>0600001</text:p>
          </table:table-cell>
          <table:table-cell office:value-type="string" table:style-name="ce35">
            <text:p>Extração de petróleo e gás natural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5587.79" table:style-name="ce36">
            <text:p>5,587.8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00002" table:style-name="ce41">
            <text:p>0600002</text:p>
          </table:table-cell>
          <table:table-cell office:value-type="string" table:style-name="ce42">
            <text:p>Extração e beneficiamento de xisto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600003" table:style-name="ce34">
            <text:p>0600003</text:p>
          </table:table-cell>
          <table:table-cell office:value-type="string" table:style-name="ce35">
            <text:p>Extração e beneficiamento de areias betuminosa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office:value-type="float" office:value="7" table:style-name="ce38">
            <text:p>07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EXTRACAO DE MINERAIS METALICOS</text:p>
          </table:table-cell>
          <table:table-cell office:value-type="float" office:value="125.84" table:style-name="ce43">
            <text:p>125.8</text:p>
          </table:table-cell>
          <table:table-cell office:value-type="float" office:value="185.9" table:style-name="ce43">
            <text:p>185.9</text:p>
          </table:table-cell>
          <table:table-cell office:value-type="string" table:style-name="ce43">
            <text:p>****</text:p>
          </table:table-cell>
          <table:table-cell office:value-type="float" office:value="1597.76" table:style-name="ce43">
            <text:p>1,597.8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office:value-type="float" office:value="71" table:style-name="ce32">
            <text:p>071</text:p>
          </table:table-cell>
          <table:table-cell table:style-name="ce33"/>
          <table:table-cell table:style-name="ce34"/>
          <table:table-cell office:value-type="string" table:style-name="ce35">
            <text:p>EXTRACAO DE MINERIO DE FERRO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7103" table:style-name="ce40">
            <text:p>07103</text:p>
          </table:table-cell>
          <table:table-cell table:style-name="ce41"/>
          <table:table-cell office:value-type="string" table:style-name="ce42">
            <text:p>EXTRACAO DE MINERIO DE FERRO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710301" table:style-name="ce34">
            <text:p>0710301</text:p>
          </table:table-cell>
          <table:table-cell office:value-type="string" table:style-name="ce35">
            <text:p>Extração de minério de ferro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710302" table:style-name="ce41">
            <text:p>0710302</text:p>
          </table:table-cell>
          <table:table-cell office:value-type="string" table:style-name="ce42">
            <text:p>Pelotização, sinterização e outros beneficiamentos de minério de ferro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office:value-type="float" office:value="72" table:style-name="ce32">
            <text:p>072</text:p>
          </table:table-cell>
          <table:table-cell table:style-name="ce33"/>
          <table:table-cell table:style-name="ce34"/>
          <table:table-cell office:value-type="string" table:style-name="ce35">
            <text:p>EXTRACAO DE MINERAIS METALICOS NAO-FERROSOS</text:p>
          </table:table-cell>
          <table:table-cell office:value-type="string" table:style-name="ce36">
            <text:p>****</text:p>
          </table:table-cell>
          <table:table-cell office:value-type="float" office:value="185.9" table:style-name="ce36">
            <text:p>185.9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7219" table:style-name="ce40">
            <text:p>07219</text:p>
          </table:table-cell>
          <table:table-cell table:style-name="ce41"/>
          <table:table-cell office:value-type="string" table:style-name="ce42">
            <text:p>EXTRACAO DE MINERIO DE ALUMINIO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721901" table:style-name="ce34">
            <text:p>0721901</text:p>
          </table:table-cell>
          <table:table-cell office:value-type="string" table:style-name="ce35">
            <text:p>Extração de minério de alumínio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721902" table:style-name="ce41">
            <text:p>0721902</text:p>
          </table:table-cell>
          <table:table-cell office:value-type="string" table:style-name="ce42">
            <text:p>Beneficiamento de minério de alumínio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office:value-type="float" office:value="7227" table:style-name="ce33">
            <text:p>07227</text:p>
          </table:table-cell>
          <table:table-cell table:style-name="ce34"/>
          <table:table-cell office:value-type="string" table:style-name="ce35">
            <text:p>EXTRACAO DE MINERIO DE ESTANHO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722701" table:style-name="ce41">
            <text:p>0722701</text:p>
          </table:table-cell>
          <table:table-cell office:value-type="string" table:style-name="ce42">
            <text:p>Extração de minério de estanho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722702" table:style-name="ce34">
            <text:p>0722702</text:p>
          </table:table-cell>
          <table:table-cell office:value-type="string" table:style-name="ce35">
            <text:p>Beneficiamento de minério de estanho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7235" table:style-name="ce40">
            <text:p>07235</text:p>
          </table:table-cell>
          <table:table-cell table:style-name="ce41"/>
          <table:table-cell office:value-type="string" table:style-name="ce42">
            <text:p>EXTRACAO DE MINERIO DE MANGANE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723501" table:style-name="ce34">
            <text:p>0723501</text:p>
          </table:table-cell>
          <table:table-cell office:value-type="string" table:style-name="ce35">
            <text:p>Extração de minério de manganê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723502" table:style-name="ce41">
            <text:p>0723502</text:p>
          </table:table-cell>
          <table:table-cell office:value-type="string" table:style-name="ce42">
            <text:p>Beneficiamento de minério de manganê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office:value-type="float" office:value="7243" table:style-name="ce33">
            <text:p>07243</text:p>
          </table:table-cell>
          <table:table-cell table:style-name="ce34"/>
          <table:table-cell office:value-type="string" table:style-name="ce35">
            <text:p>EXTRACAO DE MINERIO DE METAIS PRECIOSO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724301" table:style-name="ce41">
            <text:p>0724301</text:p>
          </table:table-cell>
          <table:table-cell office:value-type="string" table:style-name="ce42">
            <text:p>Extração de minério de metais precioso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724302" table:style-name="ce34">
            <text:p>0724302</text:p>
          </table:table-cell>
          <table:table-cell office:value-type="string" table:style-name="ce35">
            <text:p>Beneficiamento de minério de metais precioso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7251" table:style-name="ce40">
            <text:p>07251</text:p>
          </table:table-cell>
          <table:table-cell table:style-name="ce41"/>
          <table:table-cell office:value-type="string" table:style-name="ce42">
            <text:p>EXTRACAO DE MINERAIS RADIOATIVO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725100" table:style-name="ce34">
            <text:p>0725100</text:p>
          </table:table-cell>
          <table:table-cell office:value-type="string" table:style-name="ce35">
            <text:p>Extração de minerais radioativo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1">
          <table:table-cell table:style-name="ce38"/>
          <table:table-cell table:style-name="ce39"/>
          <table:table-cell office:value-type="float" office:value="7294" table:style-name="ce40">
            <text:p>07294</text:p>
          </table:table-cell>
          <table:table-cell table:style-name="ce41"/>
          <table:table-cell office:value-type="string" table:style-name="ce42">
            <text:p>EXTRACAO DE MINERAIS METALICOS NAO-FERROSOS NAO ESPECIFICADOS ANTERIORMENTE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729401" table:style-name="ce34">
            <text:p>0729401</text:p>
          </table:table-cell>
          <table:table-cell office:value-type="string" table:style-name="ce35">
            <text:p>Extração de minérios de nióbio e titânio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729402" table:style-name="ce41">
            <text:p>0729402</text:p>
          </table:table-cell>
          <table:table-cell office:value-type="string" table:style-name="ce42">
            <text:p>Extração de minério de tungstênio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729403" table:style-name="ce34">
            <text:p>0729403</text:p>
          </table:table-cell>
          <table:table-cell office:value-type="string" table:style-name="ce35">
            <text:p>Extração de minério de níquel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729404" table:style-name="ce41">
            <text:p>0729404</text:p>
          </table:table-cell>
          <table:table-cell office:value-type="string" table:style-name="ce42">
            <text:p>Extração de minérios de cobre, chumbo, zinco e outros minerais metálicos não-ferrosos não especificados anteriormente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729405" table:style-name="ce34">
            <text:p>0729405</text:p>
          </table:table-cell>
          <table:table-cell office:value-type="string" table:style-name="ce35">
            <text:p>Beneficiamento de minérios de cobre, chumbo, zinco e outros minerais metálicos não-ferrosos não especificados anteriormente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office:value-type="float" office:value="8" table:style-name="ce38">
            <text:p>08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EXTRACAO DE MINERAIS NAO-METALICOS</text:p>
          </table:table-cell>
          <table:table-cell office:value-type="float" office:value="16719.27" table:style-name="ce43">
            <text:p>16,719.3</text:p>
          </table:table-cell>
          <table:table-cell office:value-type="float" office:value="18267.810000000001" table:style-name="ce43">
            <text:p>18,267.8</text:p>
          </table:table-cell>
          <table:table-cell office:value-type="float" office:value="16361.41" table:style-name="ce43">
            <text:p>16,361.4</text:p>
          </table:table-cell>
          <table:table-cell office:value-type="float" office:value="18638.11" table:style-name="ce43">
            <text:p>18,638.1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office:value-type="float" office:value="81" table:style-name="ce32">
            <text:p>081</text:p>
          </table:table-cell>
          <table:table-cell table:style-name="ce33"/>
          <table:table-cell table:style-name="ce34"/>
          <table:table-cell office:value-type="string" table:style-name="ce35">
            <text:p>EXTRACAO DE PEDRA, AREIA E ARGILA</text:p>
          </table:table-cell>
          <table:table-cell office:value-type="float" office:value="14578.77" table:style-name="ce36">
            <text:p>14,578.8</text:p>
          </table:table-cell>
          <table:table-cell office:value-type="float" office:value="15763.81" table:style-name="ce36">
            <text:p>15,763.8</text:p>
          </table:table-cell>
          <table:table-cell office:value-type="float" office:value="13743.52" table:style-name="ce36">
            <text:p>13,743.5</text:p>
          </table:table-cell>
          <table:table-cell office:value-type="float" office:value="15978.19" table:style-name="ce36">
            <text:p>15,978.2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8100" table:style-name="ce40">
            <text:p>08100</text:p>
          </table:table-cell>
          <table:table-cell table:style-name="ce41"/>
          <table:table-cell office:value-type="string" table:style-name="ce42">
            <text:p>EXTRACAO DE PEDRA, AREIA E ARGILA</text:p>
          </table:table-cell>
          <table:table-cell office:value-type="float" office:value="14578.77" table:style-name="ce43">
            <text:p>14,578.8</text:p>
          </table:table-cell>
          <table:table-cell office:value-type="float" office:value="15763.81" table:style-name="ce43">
            <text:p>15,763.8</text:p>
          </table:table-cell>
          <table:table-cell office:value-type="float" office:value="13743.52" table:style-name="ce43">
            <text:p>13,743.5</text:p>
          </table:table-cell>
          <table:table-cell office:value-type="float" office:value="15978.19" table:style-name="ce43">
            <text:p>15,978.2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10001" table:style-name="ce34">
            <text:p>0810001</text:p>
          </table:table-cell>
          <table:table-cell office:value-type="string" table:style-name="ce35">
            <text:p>Extração de ardósia e beneficiamento associado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10002" table:style-name="ce41">
            <text:p>0810002</text:p>
          </table:table-cell>
          <table:table-cell office:value-type="string" table:style-name="ce42">
            <text:p>Extração de granito e beneficiamento associado</text:p>
          </table:table-cell>
          <table:table-cell office:value-type="float" office:value="90.82" table:style-name="ce43">
            <text:p>90.8</text:p>
          </table:table-cell>
          <table:table-cell office:value-type="float" office:value="86.48" table:style-name="ce43">
            <text:p>86.5</text:p>
          </table:table-cell>
          <table:table-cell office:value-type="string" table:style-name="ce43">
            <text:p>****</text:p>
          </table:table-cell>
          <table:table-cell office:value-type="float" office:value="56.19" table:style-name="ce43">
            <text:p>56.2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10003" table:style-name="ce34">
            <text:p>0810003</text:p>
          </table:table-cell>
          <table:table-cell office:value-type="string" table:style-name="ce35">
            <text:p>Extração de mármore e beneficiamento associado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10004" table:style-name="ce41">
            <text:p>0810004</text:p>
          </table:table-cell>
          <table:table-cell office:value-type="string" table:style-name="ce42">
            <text:p>Extração de calcário e dolomita e beneficiamento associado</text:p>
          </table:table-cell>
          <table:table-cell office:value-type="string" table:style-name="ce43">
            <text:p>****</text:p>
          </table:table-cell>
          <table:table-cell office:value-type="float" office:value="3500.25" table:style-name="ce43">
            <text:p>3,500.3</text:p>
          </table:table-cell>
          <table:table-cell office:value-type="float" office:value="350.29" table:style-name="ce43">
            <text:p>350.3</text:p>
          </table:table-cell>
          <table:table-cell office:value-type="float" office:value="483.05" table:style-name="ce43">
            <text:p>483.1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10005" table:style-name="ce34">
            <text:p>0810005</text:p>
          </table:table-cell>
          <table:table-cell office:value-type="string" table:style-name="ce35">
            <text:p>Extração de gesso e caulim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10006" table:style-name="ce41">
            <text:p>0810006</text:p>
          </table:table-cell>
          <table:table-cell office:value-type="string" table:style-name="ce42">
            <text:p>Extração de areia, cascalho ou pedregulho e beneficiamento associado</text:p>
          </table:table-cell>
          <table:table-cell office:value-type="float" office:value="3664.57" table:style-name="ce43">
            <text:p>3,664.6</text:p>
          </table:table-cell>
          <table:table-cell office:value-type="float" office:value="4135.12" table:style-name="ce43">
            <text:p>4,135.1</text:p>
          </table:table-cell>
          <table:table-cell office:value-type="float" office:value="4580.63" table:style-name="ce43">
            <text:p>4,580.6</text:p>
          </table:table-cell>
          <table:table-cell office:value-type="float" office:value="5229.82" table:style-name="ce43">
            <text:p>5,229.8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10007" table:style-name="ce34">
            <text:p>0810007</text:p>
          </table:table-cell>
          <table:table-cell office:value-type="string" table:style-name="ce35">
            <text:p>Extração de argila e beneficiamento associado</text:p>
          </table:table-cell>
          <table:table-cell office:value-type="float" office:value="1829.19" table:style-name="ce36">
            <text:p>1,829.2</text:p>
          </table:table-cell>
          <table:table-cell office:value-type="float" office:value="1591.83" table:style-name="ce36">
            <text:p>1,591.8</text:p>
          </table:table-cell>
          <table:table-cell office:value-type="float" office:value="1494.09" table:style-name="ce36">
            <text:p>1,494.1</text:p>
          </table:table-cell>
          <table:table-cell office:value-type="float" office:value="1872.65" table:style-name="ce36">
            <text:p>1,872.7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10008" table:style-name="ce41">
            <text:p>0810008</text:p>
          </table:table-cell>
          <table:table-cell office:value-type="string" table:style-name="ce42">
            <text:p>Extração de saibro e beneficiamento associado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10009" table:style-name="ce34">
            <text:p>0810009</text:p>
          </table:table-cell>
          <table:table-cell office:value-type="string" table:style-name="ce35">
            <text:p>Extração de basalto e beneficiamento associado</text:p>
          </table:table-cell>
          <table:table-cell office:value-type="float" office:value="374.89" table:style-name="ce36">
            <text:p>374.9</text:p>
          </table:table-cell>
          <table:table-cell office:value-type="float" office:value="434.82" table:style-name="ce36">
            <text:p>434.8</text:p>
          </table:table-cell>
          <table:table-cell office:value-type="float" office:value="674.47" table:style-name="ce36">
            <text:p>674.5</text:p>
          </table:table-cell>
          <table:table-cell office:value-type="float" office:value="773.7" table:style-name="ce36">
            <text:p>773.7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10010" table:style-name="ce41">
            <text:p>0810010</text:p>
          </table:table-cell>
          <table:table-cell office:value-type="string" table:style-name="ce42">
            <text:p>Beneficiamento de gesso e caulim associado à extração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810099" table:style-name="ce34">
            <text:p>0810099</text:p>
          </table:table-cell>
          <table:table-cell office:value-type="string" table:style-name="ce35">
            <text:p>Extração e britamento de pedras e outros materiais para construção e beneficiamento associado</text:p>
          </table:table-cell>
          <table:table-cell office:value-type="float" office:value="5293.42" table:style-name="ce36">
            <text:p>5,293.4</text:p>
          </table:table-cell>
          <table:table-cell office:value-type="float" office:value="5525.65" table:style-name="ce36">
            <text:p>5,525.7</text:p>
          </table:table-cell>
          <table:table-cell office:value-type="float" office:value="6101.51" table:style-name="ce36">
            <text:p>6,101.5</text:p>
          </table:table-cell>
          <table:table-cell office:value-type="float" office:value="7035.47" table:style-name="ce36">
            <text:p>7,035.5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office:value-type="float" office:value="89" table:style-name="ce39">
            <text:p>089</text:p>
          </table:table-cell>
          <table:table-cell table:style-name="ce40"/>
          <table:table-cell table:style-name="ce41"/>
          <table:table-cell office:value-type="string" table:style-name="ce42">
            <text:p>EXTRACAO DE OUTROS MINERAIS NAO-METALICOS</text:p>
          </table:table-cell>
          <table:table-cell office:value-type="float" office:value="2140.5" table:style-name="ce43">
            <text:p>2,140.5</text:p>
          </table:table-cell>
          <table:table-cell office:value-type="float" office:value="2504.0100000000002" table:style-name="ce43">
            <text:p>2,504.0</text:p>
          </table:table-cell>
          <table:table-cell office:value-type="float" office:value="2617.89" table:style-name="ce43">
            <text:p>2,617.9</text:p>
          </table:table-cell>
          <table:table-cell office:value-type="float" office:value="2659.92" table:style-name="ce43">
            <text:p>2,659.9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1">
          <table:table-cell table:style-name="ce31"/>
          <table:table-cell table:style-name="ce32"/>
          <table:table-cell office:value-type="float" office:value="8916" table:style-name="ce33">
            <text:p>08916</text:p>
          </table:table-cell>
          <table:table-cell table:style-name="ce34"/>
          <table:table-cell office:value-type="string" table:style-name="ce35">
            <text:p>EXTRACAO DE MINERAIS PARA FABRICACAO DE ADUBOS, FERTILIZANTES E OUTROS PRODUTOS QUIMICO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891600" table:style-name="ce41">
            <text:p>0891600</text:p>
          </table:table-cell>
          <table:table-cell office:value-type="string" table:style-name="ce42">
            <text:p>Extração de minerais para fabricação de adubos, fertilizantes e outros produtos químico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office:value-type="float" office:value="8924" table:style-name="ce33">
            <text:p>08924</text:p>
          </table:table-cell>
          <table:table-cell table:style-name="ce34"/>
          <table:table-cell office:value-type="string" table:style-name="ce35">
            <text:p>EXTRACAO E REFINO DE SAL MARINHO E SAL-GEMA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92401" table:style-name="ce41">
            <text:p>0892401</text:p>
          </table:table-cell>
          <table:table-cell office:value-type="string" table:style-name="ce42">
            <text:p>Extração de sal marinho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92402" table:style-name="ce34">
            <text:p>0892402</text:p>
          </table:table-cell>
          <table:table-cell office:value-type="string" table:style-name="ce35">
            <text:p>Extração de sal-gema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92403" table:style-name="ce41">
            <text:p>0892403</text:p>
          </table:table-cell>
          <table:table-cell office:value-type="string" table:style-name="ce42">
            <text:p>Refino e outros tratamentos do sal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office:value-type="float" office:value="8932" table:style-name="ce33">
            <text:p>08932</text:p>
          </table:table-cell>
          <table:table-cell table:style-name="ce34"/>
          <table:table-cell office:value-type="string" table:style-name="ce35">
            <text:p>EXTRACAO DE GEMAS (PEDRAS PRECIOSAS E SEMIPRECIOSAS)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93200" table:style-name="ce41">
            <text:p>0893200</text:p>
          </table:table-cell>
          <table:table-cell office:value-type="string" table:style-name="ce42">
            <text:p>Extração de gemas (pedras preciosas e semipreciosas)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1">
          <table:table-cell table:style-name="ce31"/>
          <table:table-cell table:style-name="ce32"/>
          <table:table-cell office:value-type="float" office:value="8991" table:style-name="ce33">
            <text:p>08991</text:p>
          </table:table-cell>
          <table:table-cell table:style-name="ce34"/>
          <table:table-cell office:value-type="string" table:style-name="ce35">
            <text:p>EXTRACAO DE MINERAIS NAO-METALICOS NAO ESPECIFICADOS ANTERIORMENTE</text:p>
          </table:table-cell>
          <table:table-cell office:value-type="float" office:value="1692.22" table:style-name="ce36">
            <text:p>1,692.2</text:p>
          </table:table-cell>
          <table:table-cell office:value-type="float" office:value="2058.6999999999998" table:style-name="ce36">
            <text:p>2,058.7</text:p>
          </table:table-cell>
          <table:table-cell office:value-type="float" office:value="2027.91" table:style-name="ce36">
            <text:p>2,027.9</text:p>
          </table:table-cell>
          <table:table-cell office:value-type="float" office:value="2070.52" table:style-name="ce36">
            <text:p>2,070.5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99101" table:style-name="ce41">
            <text:p>0899101</text:p>
          </table:table-cell>
          <table:table-cell office:value-type="string" table:style-name="ce42">
            <text:p>Extração de grafita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99102" table:style-name="ce34">
            <text:p>0899102</text:p>
          </table:table-cell>
          <table:table-cell office:value-type="string" table:style-name="ce35">
            <text:p>Extração de quartzo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99103" table:style-name="ce41">
            <text:p>0899103</text:p>
          </table:table-cell>
          <table:table-cell office:value-type="string" table:style-name="ce42">
            <text:p>Extração de amianto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99199" table:style-name="ce34">
            <text:p>0899199</text:p>
          </table:table-cell>
          <table:table-cell office:value-type="string" table:style-name="ce35">
            <text:p>Extração de outros minerais não-metálicos não especificados anteriormente</text:p>
          </table:table-cell>
          <table:table-cell office:value-type="string" table:style-name="ce36">
            <text:p>****</text:p>
          </table:table-cell>
          <table:table-cell office:value-type="float" office:value="2058.6999999999998" table:style-name="ce36">
            <text:p>2,058.7</text:p>
          </table:table-cell>
          <table:table-cell office:value-type="float" office:value="2027.91" table:style-name="ce36">
            <text:p>2,027.9</text:p>
          </table:table-cell>
          <table:table-cell office:value-type="float" office:value="2070.52" table:style-name="ce36">
            <text:p>2,070.5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office:value-type="float" office:value="9" table:style-name="ce38">
            <text:p>09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ATIVIDADES DE APOIO A EXTRACAO DE MINERAI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office:value-type="float" office:value="91" table:style-name="ce32">
            <text:p>091</text:p>
          </table:table-cell>
          <table:table-cell table:style-name="ce33"/>
          <table:table-cell table:style-name="ce34"/>
          <table:table-cell office:value-type="string" table:style-name="ce35">
            <text:p>ATIVIDADES DE APOIO A EXTRACAO DE PETROLEO E GAS NATURAL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9106" table:style-name="ce40">
            <text:p>09106</text:p>
          </table:table-cell>
          <table:table-cell table:style-name="ce41"/>
          <table:table-cell office:value-type="string" table:style-name="ce42">
            <text:p>ATIVIDADES DE APOIO A EXTRACAO DE PETROLEO E GAS NATURAL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910600" table:style-name="ce34">
            <text:p>0910600</text:p>
          </table:table-cell>
          <table:table-cell office:value-type="string" table:style-name="ce35">
            <text:p>Atividades de apoio à extração de petróleo e gás natural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1">
          <table:table-cell table:style-name="ce38"/>
          <table:table-cell office:value-type="float" office:value="99" table:style-name="ce39">
            <text:p>099</text:p>
          </table:table-cell>
          <table:table-cell table:style-name="ce40"/>
          <table:table-cell table:style-name="ce41"/>
          <table:table-cell office:value-type="string" table:style-name="ce42">
            <text:p>ATIVIDADES DE APOIO A EXTRACAO DE MINERAIS, EXCETO PETROLEO E GAS NATURAL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1">
          <table:table-cell table:style-name="ce31"/>
          <table:table-cell table:style-name="ce32"/>
          <table:table-cell office:value-type="float" office:value="9904" table:style-name="ce33">
            <text:p>09904</text:p>
          </table:table-cell>
          <table:table-cell table:style-name="ce34"/>
          <table:table-cell office:value-type="string" table:style-name="ce35">
            <text:p>ATIVIDADES DE APOIO A EXTRACAO DE MINERAIS, EXCETO PETROLEO E GAS NATURAL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990401" table:style-name="ce41">
            <text:p>0990401</text:p>
          </table:table-cell>
          <table:table-cell office:value-type="string" table:style-name="ce42">
            <text:p>Atividades de apoio à extração de minério de ferro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990402" table:style-name="ce34">
            <text:p>0990402</text:p>
          </table:table-cell>
          <table:table-cell office:value-type="string" table:style-name="ce35">
            <text:p>Atividades de apoio à extração de minerais metálicos não-ferroso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990403" table:style-name="ce41">
            <text:p>0990403</text:p>
          </table:table-cell>
          <table:table-cell office:value-type="string" table:style-name="ce42">
            <text:p>Atividades de apoio à extração de minerais não-metálico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office:value-type="string" table:number-columns-spanned="4" table:number-rows-spanned="1" table:style-name="ce63">
            <text:p>Seção C</text:p>
          </table:table-cell>
          <table:covered-table-cell table:number-columns-repeated="3"/>
          <table:table-cell office:value-type="string" table:style-name="ce28">
            <text:p>INDUSTRIAS DE TRANSFORMACAO</text:p>
          </table:table-cell>
          <table:table-cell office:value-type="float" office:value="5739076.2199999997" table:style-name="ce29">
            <text:p>5,739,076.2</text:p>
          </table:table-cell>
          <table:table-cell office:value-type="float" office:value="6192322.3300000001" table:style-name="ce29">
            <text:p>6,192,322.3</text:p>
          </table:table-cell>
          <table:table-cell office:value-type="float" office:value="6745069.5999999996" table:style-name="ce29">
            <text:p>6,745,069.6</text:p>
          </table:table-cell>
          <table:table-cell office:value-type="float" office:value="5927442.0499999998" table:style-name="ce29">
            <text:p>5,927,442.1</text:p>
          </table:table-cell>
          <table:table-cell table:number-columns-repeated="8" table:style-name="ce29"/>
          <table:table-cell table:number-columns-repeated="16367" table:style-name="ce30"/>
        </table:table-row>
        <table:table-row table:style-name="ro8">
          <table:table-cell office:value-type="float" office:value="10" table:style-name="ce38">
            <text:p>10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FABRICACAO DE PRODUTOS ALIMENTICIOS</text:p>
          </table:table-cell>
          <table:table-cell office:value-type="float" office:value="555364.03" table:style-name="ce43">
            <text:p>555,364.0</text:p>
          </table:table-cell>
          <table:table-cell office:value-type="float" office:value="547662.22" table:style-name="ce43">
            <text:p>547,662.2</text:p>
          </table:table-cell>
          <table:table-cell office:value-type="float" office:value="580205.96" table:style-name="ce43">
            <text:p>580,206.0</text:p>
          </table:table-cell>
          <table:table-cell office:value-type="float" office:value="555338.63" table:style-name="ce43">
            <text:p>555,338.6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office:value-type="float" office:value="101" table:style-name="ce32">
            <text:p>101</text:p>
          </table:table-cell>
          <table:table-cell table:style-name="ce33"/>
          <table:table-cell table:style-name="ce34"/>
          <table:table-cell office:value-type="string" table:style-name="ce35">
            <text:p>ABATE E FABRICACAO DE PRODUTOS DE CARNE</text:p>
          </table:table-cell>
          <table:table-cell office:value-type="float" office:value="26614.27" table:style-name="ce36">
            <text:p>26,614.3</text:p>
          </table:table-cell>
          <table:table-cell office:value-type="float" office:value="23107.94" table:style-name="ce36">
            <text:p>23,107.9</text:p>
          </table:table-cell>
          <table:table-cell office:value-type="float" office:value="28739.86" table:style-name="ce36">
            <text:p>28,739.9</text:p>
          </table:table-cell>
          <table:table-cell office:value-type="float" office:value="30032.06" table:style-name="ce36">
            <text:p>30,032.1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10112" table:style-name="ce40">
            <text:p>10112</text:p>
          </table:table-cell>
          <table:table-cell table:style-name="ce41"/>
          <table:table-cell office:value-type="string" table:style-name="ce42">
            <text:p>ABATE DE RESES, EXCETO SUINOS</text:p>
          </table:table-cell>
          <table:table-cell office:value-type="float" office:value="586.67999999999995" table:style-name="ce43">
            <text:p>586.7</text:p>
          </table:table-cell>
          <table:table-cell office:value-type="float" office:value="1718.67" table:style-name="ce43">
            <text:p>1,718.7</text:p>
          </table:table-cell>
          <table:table-cell office:value-type="float" office:value="5536.16" table:style-name="ce43">
            <text:p>5,536.2</text:p>
          </table:table-cell>
          <table:table-cell office:value-type="float" office:value="7169.68" table:style-name="ce43">
            <text:p>7,169.7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011201" table:style-name="ce34">
            <text:p>1011201</text:p>
          </table:table-cell>
          <table:table-cell office:value-type="string" table:style-name="ce35">
            <text:p>Frigorífico - abate de bovinos</text:p>
          </table:table-cell>
          <table:table-cell office:value-type="float" office:value="542.41" table:style-name="ce36">
            <text:p>542.4</text:p>
          </table:table-cell>
          <table:table-cell office:value-type="float" office:value="1676.27" table:style-name="ce36">
            <text:p>1,676.3</text:p>
          </table:table-cell>
          <table:table-cell office:value-type="float" office:value="5480.92" table:style-name="ce36">
            <text:p>5,480.9</text:p>
          </table:table-cell>
          <table:table-cell office:value-type="float" office:value="7101.21" table:style-name="ce36">
            <text:p>7,101.2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011202" table:style-name="ce41">
            <text:p>1011202</text:p>
          </table:table-cell>
          <table:table-cell office:value-type="string" table:style-name="ce42">
            <text:p>Frigorífico - abate de eqüino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011203" table:style-name="ce34">
            <text:p>1011203</text:p>
          </table:table-cell>
          <table:table-cell office:value-type="string" table:style-name="ce35">
            <text:p>Frigorífico - abate de ovinos e caprinos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011204" table:style-name="ce41">
            <text:p>1011204</text:p>
          </table:table-cell>
          <table:table-cell office:value-type="string" table:style-name="ce42">
            <text:p>Frigorífico - abate de bufalino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011205" table:style-name="ce34">
            <text:p>1011205</text:p>
          </table:table-cell>
          <table:table-cell office:value-type="string" table:style-name="ce35">
            <text:p>Matadouro - abate de reses sob contrato - exceto abate de suínos</text:p>
          </table:table-cell>
          <table:table-cell office:value-type="string" table:style-name="ce36">
            <text:p>****</text:p>
          </table:table-cell>
          <table:table-cell office:value-type="float" office:value="42.39" table:style-name="ce36">
            <text:p>42.4</text:p>
          </table:table-cell>
          <table:table-cell office:value-type="float" office:value="55.23" table:style-name="ce36">
            <text:p>55.2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10121" table:style-name="ce40">
            <text:p>10121</text:p>
          </table:table-cell>
          <table:table-cell table:style-name="ce41"/>
          <table:table-cell office:value-type="string" table:style-name="ce42">
            <text:p>ABATE DE SUINOS, AVES E OUTROS PEQUENOS ANIMAIS</text:p>
          </table:table-cell>
          <table:table-cell office:value-type="float" office:value="3172.72" table:style-name="ce43">
            <text:p>3,172.7</text:p>
          </table:table-cell>
          <table:table-cell office:value-type="float" office:value="2239.1" table:style-name="ce43">
            <text:p>2,239.1</text:p>
          </table:table-cell>
          <table:table-cell office:value-type="float" office:value="2436.88" table:style-name="ce43">
            <text:p>2,436.9</text:p>
          </table:table-cell>
          <table:table-cell office:value-type="float" office:value="2935.45" table:style-name="ce43">
            <text:p>2,935.5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012101" table:style-name="ce34">
            <text:p>1012101</text:p>
          </table:table-cell>
          <table:table-cell office:value-type="string" table:style-name="ce35">
            <text:p>Abate de aves</text:p>
          </table:table-cell>
          <table:table-cell office:value-type="string" table:style-name="ce36">
            <text:p>****</text:p>
          </table:table-cell>
          <table:table-cell office:value-type="float" office:value="762.94" table:style-name="ce36">
            <text:p>762.9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012102" table:style-name="ce41">
            <text:p>1012102</text:p>
          </table:table-cell>
          <table:table-cell office:value-type="string" table:style-name="ce42">
            <text:p>Abate de pequenos animais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012103" table:style-name="ce34">
            <text:p>1012103</text:p>
          </table:table-cell>
          <table:table-cell office:value-type="string" table:style-name="ce35">
            <text:p>Frigorífico - abate de suínos</text:p>
          </table:table-cell>
          <table:table-cell office:value-type="float" office:value="2186.2199999999998" table:style-name="ce36">
            <text:p>2,186.2</text:p>
          </table:table-cell>
          <table:table-cell office:value-type="float" office:value="1476.16" table:style-name="ce36">
            <text:p>1,476.2</text:p>
          </table:table-cell>
          <table:table-cell office:value-type="float" office:value="1687.62" table:style-name="ce36">
            <text:p>1,687.6</text:p>
          </table:table-cell>
          <table:table-cell office:value-type="float" office:value="1868.04" table:style-name="ce36">
            <text:p>1,868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012104" table:style-name="ce41">
            <text:p>1012104</text:p>
          </table:table-cell>
          <table:table-cell office:value-type="string" table:style-name="ce42">
            <text:p>Matadouro - abate de suínos sob contrato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office:value-type="float" office:value="10139" table:style-name="ce33">
            <text:p>10139</text:p>
          </table:table-cell>
          <table:table-cell table:style-name="ce34"/>
          <table:table-cell office:value-type="string" table:style-name="ce35">
            <text:p>FABRICACAO DE PRODUTOS DE CARNE</text:p>
          </table:table-cell>
          <table:table-cell office:value-type="float" office:value="22854.87" table:style-name="ce36">
            <text:p>22,854.9</text:p>
          </table:table-cell>
          <table:table-cell office:value-type="float" office:value="19150.169999999998" table:style-name="ce36">
            <text:p>19,150.2</text:p>
          </table:table-cell>
          <table:table-cell office:value-type="float" office:value="20766.830000000002" table:style-name="ce36">
            <text:p>20,766.8</text:p>
          </table:table-cell>
          <table:table-cell office:value-type="float" office:value="19926.939999999999" table:style-name="ce36">
            <text:p>19,926.9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013901" table:style-name="ce41">
            <text:p>1013901</text:p>
          </table:table-cell>
          <table:table-cell office:value-type="string" table:style-name="ce42">
            <text:p>Fabricação de produtos de carne</text:p>
          </table:table-cell>
          <table:table-cell office:value-type="float" office:value="21560.59" table:style-name="ce43">
            <text:p>21,560.6</text:p>
          </table:table-cell>
          <table:table-cell office:value-type="float" office:value="18527.59" table:style-name="ce43">
            <text:p>18,527.6</text:p>
          </table:table-cell>
          <table:table-cell office:value-type="float" office:value="20297.96" table:style-name="ce43">
            <text:p>20,298.0</text:p>
          </table:table-cell>
          <table:table-cell office:value-type="float" office:value="19319.95" table:style-name="ce43">
            <text:p>19,32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013902" table:style-name="ce34">
            <text:p>1013902</text:p>
          </table:table-cell>
          <table:table-cell office:value-type="string" table:style-name="ce35">
            <text:p>Preparação de subprodutos do abate</text:p>
          </table:table-cell>
          <table:table-cell office:value-type="float" office:value="1294.28" table:style-name="ce36">
            <text:p>1,294.3</text:p>
          </table:table-cell>
          <table:table-cell office:value-type="float" office:value="622.58000000000004" table:style-name="ce36">
            <text:p>622.6</text:p>
          </table:table-cell>
          <table:table-cell office:value-type="float" office:value="468.87" table:style-name="ce36">
            <text:p>468.9</text:p>
          </table:table-cell>
          <table:table-cell office:value-type="float" office:value="606.99" table:style-name="ce36">
            <text:p>607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1">
          <table:table-cell table:style-name="ce38"/>
          <table:table-cell office:value-type="float" office:value="102" table:style-name="ce39">
            <text:p>102</text:p>
          </table:table-cell>
          <table:table-cell table:style-name="ce40"/>
          <table:table-cell table:style-name="ce41"/>
          <table:table-cell office:value-type="string" table:style-name="ce42">
            <text:p>PRESERVACAO DO PESCADO E FABRICACAO DE PRODUTOS DO PESCADO</text:p>
          </table:table-cell>
          <table:table-cell office:value-type="float" office:value="7593.26" table:style-name="ce43">
            <text:p>7,593.3</text:p>
          </table:table-cell>
          <table:table-cell office:value-type="float" office:value="7826.66" table:style-name="ce43">
            <text:p>7,826.7</text:p>
          </table:table-cell>
          <table:table-cell office:value-type="float" office:value="10869.41" table:style-name="ce43">
            <text:p>10,869.4</text:p>
          </table:table-cell>
          <table:table-cell office:value-type="float" office:value="8676.2099999999991" table:style-name="ce43">
            <text:p>8,676.2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1">
          <table:table-cell table:style-name="ce31"/>
          <table:table-cell table:style-name="ce32"/>
          <table:table-cell office:value-type="float" office:value="10201" table:style-name="ce33">
            <text:p>10201</text:p>
          </table:table-cell>
          <table:table-cell table:style-name="ce34"/>
          <table:table-cell office:value-type="string" table:style-name="ce35">
            <text:p>PRESERVACAO DO PESCADO E FABRICACAO DE PRODUTOS DO PESCADO</text:p>
          </table:table-cell>
          <table:table-cell office:value-type="float" office:value="7593.26" table:style-name="ce36">
            <text:p>7,593.3</text:p>
          </table:table-cell>
          <table:table-cell office:value-type="float" office:value="7826.66" table:style-name="ce36">
            <text:p>7,826.7</text:p>
          </table:table-cell>
          <table:table-cell office:value-type="float" office:value="10869.41" table:style-name="ce36">
            <text:p>10,869.4</text:p>
          </table:table-cell>
          <table:table-cell office:value-type="float" office:value="8676.2099999999991" table:style-name="ce36">
            <text:p>8,676.2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020101" table:style-name="ce41">
            <text:p>1020101</text:p>
          </table:table-cell>
          <table:table-cell office:value-type="string" table:style-name="ce42">
            <text:p>Preservação de peixes, crustáceos e moluscos</text:p>
          </table:table-cell>
          <table:table-cell office:value-type="float" office:value="2294.17" table:style-name="ce43">
            <text:p>2,294.2</text:p>
          </table:table-cell>
          <table:table-cell office:value-type="float" office:value="2434.9299999999998" table:style-name="ce43">
            <text:p>2,434.9</text:p>
          </table:table-cell>
          <table:table-cell office:value-type="float" office:value="3320.26" table:style-name="ce43">
            <text:p>3,320.3</text:p>
          </table:table-cell>
          <table:table-cell office:value-type="float" office:value="1895.82" table:style-name="ce43">
            <text:p>1,895.8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020102" table:style-name="ce34">
            <text:p>1020102</text:p>
          </table:table-cell>
          <table:table-cell office:value-type="string" table:style-name="ce35">
            <text:p>Fabricação de conservas de peixes, crustáceos e moluscos</text:p>
          </table:table-cell>
          <table:table-cell office:value-type="float" office:value="5299.09" table:style-name="ce36">
            <text:p>5,299.1</text:p>
          </table:table-cell>
          <table:table-cell office:value-type="float" office:value="5391.73" table:style-name="ce36">
            <text:p>5,391.7</text:p>
          </table:table-cell>
          <table:table-cell office:value-type="float" office:value="7549.15" table:style-name="ce36">
            <text:p>7,549.2</text:p>
          </table:table-cell>
          <table:table-cell office:value-type="float" office:value="6780.39" table:style-name="ce36">
            <text:p>6,780.4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1">
          <table:table-cell table:style-name="ce38"/>
          <table:table-cell office:value-type="float" office:value="103" table:style-name="ce39">
            <text:p>103</text:p>
          </table:table-cell>
          <table:table-cell table:style-name="ce40"/>
          <table:table-cell table:style-name="ce41"/>
          <table:table-cell office:value-type="string" table:style-name="ce42">
            <text:p>FABRICACAO DE CONSERVAS DE FRUTAS, LEGUMES E OUTROS VEGETAIS</text:p>
          </table:table-cell>
          <table:table-cell office:value-type="float" office:value="20415.3" table:style-name="ce43">
            <text:p>20,415.3</text:p>
          </table:table-cell>
          <table:table-cell office:value-type="float" office:value="19671.7" table:style-name="ce43">
            <text:p>19,671.7</text:p>
          </table:table-cell>
          <table:table-cell office:value-type="float" office:value="19337.689999999999" table:style-name="ce43">
            <text:p>19,337.7</text:p>
          </table:table-cell>
          <table:table-cell office:value-type="float" office:value="19821.71" table:style-name="ce43">
            <text:p>19,821.7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office:value-type="float" office:value="10317" table:style-name="ce33">
            <text:p>10317</text:p>
          </table:table-cell>
          <table:table-cell table:style-name="ce34"/>
          <table:table-cell office:value-type="string" table:style-name="ce35">
            <text:p>FABRICACAO DE CONSERVAS DE FRUTAS</text:p>
          </table:table-cell>
          <table:table-cell office:value-type="float" office:value="4351.55" table:style-name="ce36">
            <text:p>4,351.6</text:p>
          </table:table-cell>
          <table:table-cell office:value-type="float" office:value="3597.66" table:style-name="ce36">
            <text:p>3,597.7</text:p>
          </table:table-cell>
          <table:table-cell office:value-type="float" office:value="4806.71" table:style-name="ce36">
            <text:p>4,806.7</text:p>
          </table:table-cell>
          <table:table-cell office:value-type="float" office:value="4013.11" table:style-name="ce36">
            <text:p>4,013.1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031700" table:style-name="ce41">
            <text:p>1031700</text:p>
          </table:table-cell>
          <table:table-cell office:value-type="string" table:style-name="ce42">
            <text:p>Fabricação de conservas de frutas</text:p>
          </table:table-cell>
          <table:table-cell office:value-type="float" office:value="4351.55" table:style-name="ce43">
            <text:p>4,351.6</text:p>
          </table:table-cell>
          <table:table-cell office:value-type="float" office:value="3597.66" table:style-name="ce43">
            <text:p>3,597.7</text:p>
          </table:table-cell>
          <table:table-cell office:value-type="float" office:value="4806.71" table:style-name="ce43">
            <text:p>4,806.7</text:p>
          </table:table-cell>
          <table:table-cell office:value-type="float" office:value="4013.11" table:style-name="ce43">
            <text:p>4,013.1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office:value-type="float" office:value="10325" table:style-name="ce33">
            <text:p>10325</text:p>
          </table:table-cell>
          <table:table-cell table:style-name="ce34"/>
          <table:table-cell office:value-type="string" table:style-name="ce35">
            <text:p>FABRICACAO DE CONSERVAS DE LEGUMES E OUTROS VEGETAIS</text:p>
          </table:table-cell>
          <table:table-cell office:value-type="float" office:value="4057.59" table:style-name="ce36">
            <text:p>4,057.6</text:p>
          </table:table-cell>
          <table:table-cell office:value-type="float" office:value="4930.3" table:style-name="ce36">
            <text:p>4,930.3</text:p>
          </table:table-cell>
          <table:table-cell office:value-type="float" office:value="4136.7299999999996" table:style-name="ce36">
            <text:p>4,136.7</text:p>
          </table:table-cell>
          <table:table-cell office:value-type="float" office:value="4718.63" table:style-name="ce36">
            <text:p>4,718.6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032501" table:style-name="ce41">
            <text:p>1032501</text:p>
          </table:table-cell>
          <table:table-cell office:value-type="string" table:style-name="ce42">
            <text:p>Fabricação de conservas de palmito</text:p>
          </table:table-cell>
          <table:table-cell office:value-type="float" office:value="317.70999999999998" table:style-name="ce43">
            <text:p>317.7</text:p>
          </table:table-cell>
          <table:table-cell office:value-type="float" office:value="348.22" table:style-name="ce43">
            <text:p>348.2</text:p>
          </table:table-cell>
          <table:table-cell office:value-type="float" office:value="209.29" table:style-name="ce43">
            <text:p>209.3</text:p>
          </table:table-cell>
          <table:table-cell office:value-type="float" office:value="234.31" table:style-name="ce43">
            <text:p>234.3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032599" table:style-name="ce34">
            <text:p>1032599</text:p>
          </table:table-cell>
          <table:table-cell office:value-type="string" table:style-name="ce35">
            <text:p>Fabricação de conservas de legumes e outros vegetais, exceto palmito</text:p>
          </table:table-cell>
          <table:table-cell office:value-type="float" office:value="3739.88" table:style-name="ce36">
            <text:p>3,739.9</text:p>
          </table:table-cell>
          <table:table-cell office:value-type="float" office:value="4582.08" table:style-name="ce36">
            <text:p>4,582.1</text:p>
          </table:table-cell>
          <table:table-cell office:value-type="float" office:value="3927.43" table:style-name="ce36">
            <text:p>3,927.4</text:p>
          </table:table-cell>
          <table:table-cell office:value-type="float" office:value="4484.32" table:style-name="ce36">
            <text:p>4,484.3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10333" table:style-name="ce40">
            <text:p>10333</text:p>
          </table:table-cell>
          <table:table-cell table:style-name="ce41"/>
          <table:table-cell office:value-type="string" table:style-name="ce42">
            <text:p>FABRICACAO DE SUCOS DE FRUTAS, HORTALICAS E LEGUMES</text:p>
          </table:table-cell>
          <table:table-cell office:value-type="float" office:value="12006.15" table:style-name="ce43">
            <text:p>12,006.2</text:p>
          </table:table-cell>
          <table:table-cell office:value-type="float" office:value="11143.74" table:style-name="ce43">
            <text:p>11,143.7</text:p>
          </table:table-cell>
          <table:table-cell office:value-type="float" office:value="10394.25" table:style-name="ce43">
            <text:p>10,394.3</text:p>
          </table:table-cell>
          <table:table-cell office:value-type="float" office:value="11089.96" table:style-name="ce43">
            <text:p>11,09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033301" table:style-name="ce34">
            <text:p>1033301</text:p>
          </table:table-cell>
          <table:table-cell office:value-type="string" table:style-name="ce35">
            <text:p>Fabricação de sucos concentrados de frutas, hortaliças e legumes</text:p>
          </table:table-cell>
          <table:table-cell office:value-type="float" office:value="3593.02" table:style-name="ce36">
            <text:p>3,593.0</text:p>
          </table:table-cell>
          <table:table-cell office:value-type="float" office:value="3142.48" table:style-name="ce36">
            <text:p>3,142.5</text:p>
          </table:table-cell>
          <table:table-cell office:value-type="float" office:value="4107.99" table:style-name="ce36">
            <text:p>4,108.0</text:p>
          </table:table-cell>
          <table:table-cell office:value-type="float" office:value="2866.51" table:style-name="ce36">
            <text:p>2,866.5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033302" table:style-name="ce41">
            <text:p>1033302</text:p>
          </table:table-cell>
          <table:table-cell office:value-type="string" table:style-name="ce42">
            <text:p>Fabricação de sucos de frutas, hortaliças e legumes, exceto concentrados</text:p>
          </table:table-cell>
          <table:table-cell office:value-type="float" office:value="8413.1299999999992" table:style-name="ce43">
            <text:p>8,413.1</text:p>
          </table:table-cell>
          <table:table-cell office:value-type="float" office:value="8001.25" table:style-name="ce43">
            <text:p>8,001.3</text:p>
          </table:table-cell>
          <table:table-cell office:value-type="float" office:value="6286.26" table:style-name="ce43">
            <text:p>6,286.3</text:p>
          </table:table-cell>
          <table:table-cell office:value-type="float" office:value="8223.4599999999991" table:style-name="ce43">
            <text:p>8,223.5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office:value-type="float" office:value="104" table:style-name="ce32">
            <text:p>104</text:p>
          </table:table-cell>
          <table:table-cell table:style-name="ce33"/>
          <table:table-cell table:style-name="ce34"/>
          <table:table-cell office:value-type="string" table:style-name="ce35">
            <text:p>FABRICACAO DE OLEOS E GORDURAS VEGETAIS E ANIMAIS</text:p>
          </table:table-cell>
          <table:table-cell office:value-type="float" office:value="14351.76" table:style-name="ce36">
            <text:p>14,351.8</text:p>
          </table:table-cell>
          <table:table-cell office:value-type="float" office:value="17154.95" table:style-name="ce36">
            <text:p>17,155.0</text:p>
          </table:table-cell>
          <table:table-cell office:value-type="float" office:value="21823.97" table:style-name="ce36">
            <text:p>21,824.0</text:p>
          </table:table-cell>
          <table:table-cell office:value-type="float" office:value="18462.59" table:style-name="ce36">
            <text:p>18,462.6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1">
          <table:table-cell table:style-name="ce38"/>
          <table:table-cell table:style-name="ce39"/>
          <table:table-cell office:value-type="float" office:value="10414" table:style-name="ce40">
            <text:p>10414</text:p>
          </table:table-cell>
          <table:table-cell table:style-name="ce41"/>
          <table:table-cell office:value-type="string" table:style-name="ce42">
            <text:p>FABRICACAO DE OLEOS VEGETAIS EM BRUTO, EXCETO OLEO DE MILHO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float" office:value="2342.4899999999998" table:style-name="ce43">
            <text:p>2,342.5</text:p>
          </table:table-cell>
          <table:table-cell office:value-type="float" office:value="3822.33" table:style-name="ce43">
            <text:p>3,822.3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041400" table:style-name="ce34">
            <text:p>1041400</text:p>
          </table:table-cell>
          <table:table-cell office:value-type="string" table:style-name="ce35">
            <text:p>Fabricação de óleos vegetais em bruto, exceto óleo de milho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2342.4899999999998" table:style-name="ce36">
            <text:p>2,342.5</text:p>
          </table:table-cell>
          <table:table-cell office:value-type="float" office:value="3822.33" table:style-name="ce36">
            <text:p>3,822.3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1">
          <table:table-cell table:style-name="ce38"/>
          <table:table-cell table:style-name="ce39"/>
          <table:table-cell office:value-type="float" office:value="10422" table:style-name="ce40">
            <text:p>10422</text:p>
          </table:table-cell>
          <table:table-cell table:style-name="ce41"/>
          <table:table-cell office:value-type="string" table:style-name="ce42">
            <text:p>FABRICACAO DE OLEOS VEGETAIS REFINADOS, EXCETO OLEO DE MILHO</text:p>
          </table:table-cell>
          <table:table-cell office:value-type="float" office:value="9329.4599999999991" table:style-name="ce43">
            <text:p>9,329.5</text:p>
          </table:table-cell>
          <table:table-cell office:value-type="float" office:value="8373.99" table:style-name="ce43">
            <text:p>8,374.0</text:p>
          </table:table-cell>
          <table:table-cell office:value-type="float" office:value="14199.61" table:style-name="ce43">
            <text:p>14,199.6</text:p>
          </table:table-cell>
          <table:table-cell office:value-type="float" office:value="11775.49" table:style-name="ce43">
            <text:p>11,775.5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042200" table:style-name="ce34">
            <text:p>1042200</text:p>
          </table:table-cell>
          <table:table-cell office:value-type="string" table:style-name="ce35">
            <text:p>Fabricação de óleos vegetais refinados, exceto óleo de milho</text:p>
          </table:table-cell>
          <table:table-cell office:value-type="float" office:value="9329.4599999999991" table:style-name="ce36">
            <text:p>9,329.5</text:p>
          </table:table-cell>
          <table:table-cell office:value-type="float" office:value="8373.99" table:style-name="ce36">
            <text:p>8,374.0</text:p>
          </table:table-cell>
          <table:table-cell office:value-type="float" office:value="14199.61" table:style-name="ce36">
            <text:p>14,199.6</text:p>
          </table:table-cell>
          <table:table-cell office:value-type="float" office:value="11775.49" table:style-name="ce36">
            <text:p>11,775.5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1">
          <table:table-cell table:style-name="ce38"/>
          <table:table-cell table:style-name="ce39"/>
          <table:table-cell office:value-type="float" office:value="10431" table:style-name="ce40">
            <text:p>10431</text:p>
          </table:table-cell>
          <table:table-cell table:style-name="ce41"/>
          <table:table-cell office:value-type="string" table:style-name="ce42">
            <text:p>FABRICACAO DE MARGARINA E OUTRAS GORDURAS VEGETAIS E DE OLEOS NAO-COMESTIVEIS DE ANIMAI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float" office:value="5281.88" table:style-name="ce43">
            <text:p>5,281.9</text:p>
          </table:table-cell>
          <table:table-cell office:value-type="float" office:value="2864.76" table:style-name="ce43">
            <text:p>2,864.8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1043100" table:style-name="ce34">
            <text:p>1043100</text:p>
          </table:table-cell>
          <table:table-cell office:value-type="string" table:style-name="ce35">
            <text:p>Fabricação de margarina e outras gorduras vegetais e de óleos não-comestíveis de animai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5281.88" table:style-name="ce36">
            <text:p>5,281.9</text:p>
          </table:table-cell>
          <table:table-cell office:value-type="float" office:value="2864.76" table:style-name="ce36">
            <text:p>2,864.8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office:value-type="float" office:value="105" table:style-name="ce39">
            <text:p>105</text:p>
          </table:table-cell>
          <table:table-cell table:style-name="ce40"/>
          <table:table-cell table:style-name="ce41"/>
          <table:table-cell office:value-type="string" table:style-name="ce42">
            <text:p>LATICINIOS</text:p>
          </table:table-cell>
          <table:table-cell office:value-type="float" office:value="80773.31" table:style-name="ce43">
            <text:p>80,773.3</text:p>
          </table:table-cell>
          <table:table-cell office:value-type="float" office:value="79989.990000000005" table:style-name="ce43">
            <text:p>79,990.0</text:p>
          </table:table-cell>
          <table:table-cell office:value-type="float" office:value="84738.11" table:style-name="ce43">
            <text:p>84,738.1</text:p>
          </table:table-cell>
          <table:table-cell office:value-type="float" office:value="73430.63" table:style-name="ce43">
            <text:p>73,430.6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office:value-type="float" office:value="10511" table:style-name="ce33">
            <text:p>10511</text:p>
          </table:table-cell>
          <table:table-cell table:style-name="ce34"/>
          <table:table-cell office:value-type="string" table:style-name="ce35">
            <text:p>PREPARACAO DO LEITE</text:p>
          </table:table-cell>
          <table:table-cell office:value-type="float" office:value="7445.7" table:style-name="ce36">
            <text:p>7,445.7</text:p>
          </table:table-cell>
          <table:table-cell office:value-type="float" office:value="5590.98" table:style-name="ce36">
            <text:p>5,591.0</text:p>
          </table:table-cell>
          <table:table-cell office:value-type="float" office:value="8790.4500000000007" table:style-name="ce36">
            <text:p>8,790.5</text:p>
          </table:table-cell>
          <table:table-cell office:value-type="float" office:value="6275.02" table:style-name="ce36">
            <text:p>6,275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051100" table:style-name="ce41">
            <text:p>1051100</text:p>
          </table:table-cell>
          <table:table-cell office:value-type="string" table:style-name="ce42">
            <text:p>Preparação do leite</text:p>
          </table:table-cell>
          <table:table-cell office:value-type="float" office:value="7445.7" table:style-name="ce43">
            <text:p>7,445.7</text:p>
          </table:table-cell>
          <table:table-cell office:value-type="float" office:value="5590.98" table:style-name="ce43">
            <text:p>5,591.0</text:p>
          </table:table-cell>
          <table:table-cell office:value-type="float" office:value="8790.4500000000007" table:style-name="ce43">
            <text:p>8,790.5</text:p>
          </table:table-cell>
          <table:table-cell office:value-type="float" office:value="6275.02" table:style-name="ce43">
            <text:p>6,275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office:value-type="float" office:value="10520" table:style-name="ce33">
            <text:p>10520</text:p>
          </table:table-cell>
          <table:table-cell table:style-name="ce34"/>
          <table:table-cell office:value-type="string" table:style-name="ce35">
            <text:p>FABRICACAO DE LATICINIOS</text:p>
          </table:table-cell>
          <table:table-cell office:value-type="float" office:value="41542.6" table:style-name="ce36">
            <text:p>41,542.6</text:p>
          </table:table-cell>
          <table:table-cell office:value-type="float" office:value="39463.79" table:style-name="ce36">
            <text:p>39,463.8</text:p>
          </table:table-cell>
          <table:table-cell office:value-type="float" office:value="44053.54" table:style-name="ce36">
            <text:p>44,053.5</text:p>
          </table:table-cell>
          <table:table-cell office:value-type="float" office:value="45302.75" table:style-name="ce36">
            <text:p>45,302.8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052000" table:style-name="ce41">
            <text:p>1052000</text:p>
          </table:table-cell>
          <table:table-cell office:value-type="string" table:style-name="ce42">
            <text:p>Fabricação de laticínios</text:p>
          </table:table-cell>
          <table:table-cell office:value-type="float" office:value="41542.6" table:style-name="ce43">
            <text:p>41,542.6</text:p>
          </table:table-cell>
          <table:table-cell office:value-type="float" office:value="39463.79" table:style-name="ce43">
            <text:p>39,463.8</text:p>
          </table:table-cell>
          <table:table-cell office:value-type="float" office:value="44053.54" table:style-name="ce43">
            <text:p>44,053.5</text:p>
          </table:table-cell>
          <table:table-cell office:value-type="float" office:value="45302.75" table:style-name="ce43">
            <text:p>45,302.8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office:value-type="float" office:value="10538" table:style-name="ce33">
            <text:p>10538</text:p>
          </table:table-cell>
          <table:table-cell table:style-name="ce34"/>
          <table:table-cell office:value-type="string" table:style-name="ce35">
            <text:p>FABRICACAO DE SORVETES E OUTROS GELADOS COMESTIVEIS</text:p>
          </table:table-cell>
          <table:table-cell office:value-type="float" office:value="31785" table:style-name="ce36">
            <text:p>31,785.0</text:p>
          </table:table-cell>
          <table:table-cell office:value-type="float" office:value="34935.22" table:style-name="ce36">
            <text:p>34,935.2</text:p>
          </table:table-cell>
          <table:table-cell office:value-type="float" office:value="31894.12" table:style-name="ce36">
            <text:p>31,894.1</text:p>
          </table:table-cell>
          <table:table-cell office:value-type="float" office:value="21852.87" table:style-name="ce36">
            <text:p>21,852.9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053800" table:style-name="ce41">
            <text:p>1053800</text:p>
          </table:table-cell>
          <table:table-cell office:value-type="string" table:style-name="ce42">
            <text:p>Fabricação de sorvetes e outros gelados comestíveis</text:p>
          </table:table-cell>
          <table:table-cell office:value-type="float" office:value="31785" table:style-name="ce43">
            <text:p>31,785.0</text:p>
          </table:table-cell>
          <table:table-cell office:value-type="float" office:value="34935.22" table:style-name="ce43">
            <text:p>34,935.2</text:p>
          </table:table-cell>
          <table:table-cell office:value-type="float" office:value="31894.12" table:style-name="ce43">
            <text:p>31,894.1</text:p>
          </table:table-cell>
          <table:table-cell office:value-type="float" office:value="21852.87" table:style-name="ce43">
            <text:p>21,852.9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1">
          <table:table-cell table:style-name="ce31"/>
          <table:table-cell office:value-type="float" office:value="106" table:style-name="ce32">
            <text:p>106</text:p>
          </table:table-cell>
          <table:table-cell table:style-name="ce33"/>
          <table:table-cell table:style-name="ce34"/>
          <table:table-cell office:value-type="string" table:style-name="ce35">
            <text:p>MOAGEM, FABRICACAO DE PRODUTOS AMILACEOS E DE ALIMENTOS PARA ANIMAIS</text:p>
          </table:table-cell>
          <table:table-cell office:value-type="float" office:value="83070.17" table:style-name="ce36">
            <text:p>83,070.2</text:p>
          </table:table-cell>
          <table:table-cell office:value-type="float" office:value="67401.86" table:style-name="ce36">
            <text:p>67,401.9</text:p>
          </table:table-cell>
          <table:table-cell office:value-type="float" office:value="86466.5" table:style-name="ce36">
            <text:p>86,466.5</text:p>
          </table:table-cell>
          <table:table-cell office:value-type="float" office:value="89401.88" table:style-name="ce36">
            <text:p>89,401.9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1">
          <table:table-cell table:style-name="ce38"/>
          <table:table-cell table:style-name="ce39"/>
          <table:table-cell office:value-type="float" office:value="10619" table:style-name="ce40">
            <text:p>10619</text:p>
          </table:table-cell>
          <table:table-cell table:style-name="ce41"/>
          <table:table-cell office:value-type="string" table:style-name="ce42">
            <text:p>BENEFICIAMENTO DE ARROZ E FABRICACAO DE PRODUTOS DO ARROZ</text:p>
          </table:table-cell>
          <table:table-cell office:value-type="float" office:value="2479.7600000000002" table:style-name="ce43">
            <text:p>2,479.8</text:p>
          </table:table-cell>
          <table:table-cell office:value-type="float" office:value="3851.82" table:style-name="ce43">
            <text:p>3,851.8</text:p>
          </table:table-cell>
          <table:table-cell office:value-type="float" office:value="4358.3999999999996" table:style-name="ce43">
            <text:p>4,358.4</text:p>
          </table:table-cell>
          <table:table-cell office:value-type="float" office:value="3688.28" table:style-name="ce43">
            <text:p>3,688.3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061901" table:style-name="ce34">
            <text:p>1061901</text:p>
          </table:table-cell>
          <table:table-cell office:value-type="string" table:style-name="ce35">
            <text:p>Beneficiamento de arroz</text:p>
          </table:table-cell>
          <table:table-cell office:value-type="float" office:value="2479.7600000000002" table:style-name="ce36">
            <text:p>2,479.8</text:p>
          </table:table-cell>
          <table:table-cell office:value-type="float" office:value="3851.82" table:style-name="ce36">
            <text:p>3,851.8</text:p>
          </table:table-cell>
          <table:table-cell office:value-type="float" office:value="4358.3999999999996" table:style-name="ce36">
            <text:p>4,358.4</text:p>
          </table:table-cell>
          <table:table-cell office:value-type="float" office:value="3688.28" table:style-name="ce36">
            <text:p>3,688.3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061902" table:style-name="ce41">
            <text:p>1061902</text:p>
          </table:table-cell>
          <table:table-cell office:value-type="string" table:style-name="ce42">
            <text:p>Fabricação de produtos do arroz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office:value-type="float" office:value="10627" table:style-name="ce33">
            <text:p>10627</text:p>
          </table:table-cell>
          <table:table-cell table:style-name="ce34"/>
          <table:table-cell office:value-type="string" table:style-name="ce35">
            <text:p>MOAGEM DE TRIGO E FABRICACAO DE DERIVADOS</text:p>
          </table:table-cell>
          <table:table-cell office:value-type="float" office:value="4365.3100000000004" table:style-name="ce36">
            <text:p>4,365.3</text:p>
          </table:table-cell>
          <table:table-cell office:value-type="float" office:value="2794.5" table:style-name="ce36">
            <text:p>2,794.5</text:p>
          </table:table-cell>
          <table:table-cell office:value-type="float" office:value="3750.39" table:style-name="ce36">
            <text:p>3,750.4</text:p>
          </table:table-cell>
          <table:table-cell office:value-type="float" office:value="4125.47" table:style-name="ce36">
            <text:p>4,125.5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062700" table:style-name="ce41">
            <text:p>1062700</text:p>
          </table:table-cell>
          <table:table-cell office:value-type="string" table:style-name="ce42">
            <text:p>Moagem de trigo e fabricação de derivados</text:p>
          </table:table-cell>
          <table:table-cell office:value-type="float" office:value="4365.3100000000004" table:style-name="ce43">
            <text:p>4,365.3</text:p>
          </table:table-cell>
          <table:table-cell office:value-type="float" office:value="2794.5" table:style-name="ce43">
            <text:p>2,794.5</text:p>
          </table:table-cell>
          <table:table-cell office:value-type="float" office:value="3750.39" table:style-name="ce43">
            <text:p>3,750.4</text:p>
          </table:table-cell>
          <table:table-cell office:value-type="float" office:value="4125.47" table:style-name="ce43">
            <text:p>4,125.5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office:value-type="float" office:value="10635" table:style-name="ce33">
            <text:p>10635</text:p>
          </table:table-cell>
          <table:table-cell table:style-name="ce34"/>
          <table:table-cell office:value-type="string" table:style-name="ce35">
            <text:p>FABRICACAO DE FARINHA DE MANDIOCA E DERIVADOS</text:p>
          </table:table-cell>
          <table:table-cell office:value-type="float" office:value="373.77" table:style-name="ce36">
            <text:p>373.8</text:p>
          </table:table-cell>
          <table:table-cell office:value-type="float" office:value="386.8" table:style-name="ce36">
            <text:p>386.8</text:p>
          </table:table-cell>
          <table:table-cell office:value-type="float" office:value="562.38" table:style-name="ce36">
            <text:p>562.4</text:p>
          </table:table-cell>
          <table:table-cell office:value-type="float" office:value="569.62" table:style-name="ce36">
            <text:p>569.6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063500" table:style-name="ce41">
            <text:p>1063500</text:p>
          </table:table-cell>
          <table:table-cell office:value-type="string" table:style-name="ce42">
            <text:p>Fabricação de farinha de mandioca e derivados</text:p>
          </table:table-cell>
          <table:table-cell office:value-type="float" office:value="373.77" table:style-name="ce43">
            <text:p>373.8</text:p>
          </table:table-cell>
          <table:table-cell office:value-type="float" office:value="386.8" table:style-name="ce43">
            <text:p>386.8</text:p>
          </table:table-cell>
          <table:table-cell office:value-type="float" office:value="562.38" table:style-name="ce43">
            <text:p>562.4</text:p>
          </table:table-cell>
          <table:table-cell office:value-type="float" office:value="569.62" table:style-name="ce43">
            <text:p>569.6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1">
          <table:table-cell table:style-name="ce31"/>
          <table:table-cell table:style-name="ce32"/>
          <table:table-cell office:value-type="float" office:value="10643" table:style-name="ce33">
            <text:p>10643</text:p>
          </table:table-cell>
          <table:table-cell table:style-name="ce34"/>
          <table:table-cell office:value-type="string" table:style-name="ce35">
            <text:p>FABRICACAO DE FARINHA DE MILHO E DERIVADOS, EXCETO OLEOS DE MILHO</text:p>
          </table:table-cell>
          <table:table-cell office:value-type="float" office:value="478.22" table:style-name="ce36">
            <text:p>478.2</text:p>
          </table:table-cell>
          <table:table-cell office:value-type="float" office:value="218.95" table:style-name="ce36">
            <text:p>219.0</text:p>
          </table:table-cell>
          <table:table-cell office:value-type="float" office:value="237.97" table:style-name="ce36">
            <text:p>238.0</text:p>
          </table:table-cell>
          <table:table-cell office:value-type="float" office:value="319.79000000000002" table:style-name="ce36">
            <text:p>319.8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064300" table:style-name="ce41">
            <text:p>1064300</text:p>
          </table:table-cell>
          <table:table-cell office:value-type="string" table:style-name="ce42">
            <text:p>Fabricação de farinha de milho e derivados, exceto óleos de milho</text:p>
          </table:table-cell>
          <table:table-cell office:value-type="float" office:value="478.22" table:style-name="ce43">
            <text:p>478.2</text:p>
          </table:table-cell>
          <table:table-cell office:value-type="float" office:value="218.95" table:style-name="ce43">
            <text:p>219.0</text:p>
          </table:table-cell>
          <table:table-cell office:value-type="float" office:value="237.97" table:style-name="ce43">
            <text:p>238.0</text:p>
          </table:table-cell>
          <table:table-cell office:value-type="float" office:value="319.79000000000002" table:style-name="ce43">
            <text:p>319.8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1">
          <table:table-cell table:style-name="ce31"/>
          <table:table-cell table:style-name="ce32"/>
          <table:table-cell office:value-type="float" office:value="10651" table:style-name="ce33">
            <text:p>10651</text:p>
          </table:table-cell>
          <table:table-cell table:style-name="ce34"/>
          <table:table-cell office:value-type="string" table:style-name="ce35">
            <text:p>FABRICACAO DE AMIDOS E FECULAS DE VEGETAIS E DE OLEOS DE MILHO</text:p>
          </table:table-cell>
          <table:table-cell office:value-type="float" office:value="9881.1" table:style-name="ce36">
            <text:p>9,881.1</text:p>
          </table:table-cell>
          <table:table-cell office:value-type="float" office:value="3702.11" table:style-name="ce36">
            <text:p>3,702.1</text:p>
          </table:table-cell>
          <table:table-cell office:value-type="float" office:value="3849.75" table:style-name="ce36">
            <text:p>3,849.8</text:p>
          </table:table-cell>
          <table:table-cell office:value-type="float" office:value="4377.3500000000004" table:style-name="ce36">
            <text:p>4,377.4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065101" table:style-name="ce41">
            <text:p>1065101</text:p>
          </table:table-cell>
          <table:table-cell office:value-type="string" table:style-name="ce42">
            <text:p>Fabricação de amidos e féculas de vegetais</text:p>
          </table:table-cell>
          <table:table-cell office:value-type="float" office:value="9881.1" table:style-name="ce43">
            <text:p>9,881.1</text:p>
          </table:table-cell>
          <table:table-cell office:value-type="float" office:value="3702.11" table:style-name="ce43">
            <text:p>3,702.1</text:p>
          </table:table-cell>
          <table:table-cell office:value-type="float" office:value="3849.75" table:style-name="ce43">
            <text:p>3,849.8</text:p>
          </table:table-cell>
          <table:table-cell office:value-type="float" office:value="4377.3500000000004" table:style-name="ce43">
            <text:p>4,377.4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065102" table:style-name="ce34">
            <text:p>1065102</text:p>
          </table:table-cell>
          <table:table-cell office:value-type="string" table:style-name="ce35">
            <text:p>Fabricação de óleo de milho em bruto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065103" table:style-name="ce41">
            <text:p>1065103</text:p>
          </table:table-cell>
          <table:table-cell office:value-type="string" table:style-name="ce42">
            <text:p>Fabricação de óleo de milho refinado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office:value-type="float" office:value="10660" table:style-name="ce33">
            <text:p>10660</text:p>
          </table:table-cell>
          <table:table-cell table:style-name="ce34"/>
          <table:table-cell office:value-type="string" table:style-name="ce35">
            <text:p>FABRICACAO DE ALIMENTOS PARA ANIMAIS</text:p>
          </table:table-cell>
          <table:table-cell office:value-type="float" office:value="62129.99" table:style-name="ce36">
            <text:p>62,130.0</text:p>
          </table:table-cell>
          <table:table-cell office:value-type="float" office:value="51828.04" table:style-name="ce36">
            <text:p>51,828.0</text:p>
          </table:table-cell>
          <table:table-cell office:value-type="float" office:value="68285.149999999994" table:style-name="ce36">
            <text:p>68,285.2</text:p>
          </table:table-cell>
          <table:table-cell office:value-type="float" office:value="69178.31" table:style-name="ce36">
            <text:p>69,178.3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066000" table:style-name="ce41">
            <text:p>1066000</text:p>
          </table:table-cell>
          <table:table-cell office:value-type="string" table:style-name="ce42">
            <text:p>Fabricação de alimentos para animais</text:p>
          </table:table-cell>
          <table:table-cell office:value-type="float" office:value="62129.99" table:style-name="ce43">
            <text:p>62,130.0</text:p>
          </table:table-cell>
          <table:table-cell office:value-type="float" office:value="51828.04" table:style-name="ce43">
            <text:p>51,828.0</text:p>
          </table:table-cell>
          <table:table-cell office:value-type="float" office:value="68285.149999999994" table:style-name="ce43">
            <text:p>68,285.2</text:p>
          </table:table-cell>
          <table:table-cell office:value-type="float" office:value="69178.31" table:style-name="ce43">
            <text:p>69,178.3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1">
          <table:table-cell table:style-name="ce31"/>
          <table:table-cell table:style-name="ce32"/>
          <table:table-cell office:value-type="float" office:value="10694" table:style-name="ce33">
            <text:p>10694</text:p>
          </table:table-cell>
          <table:table-cell table:style-name="ce34"/>
          <table:table-cell office:value-type="string" table:style-name="ce35">
            <text:p>MOAGEM E FABRICACAO DE PRODUTOS DE ORIGEM VEGETAL NAO ESPECIFICADOS ANTERIORMENTE</text:p>
          </table:table-cell>
          <table:table-cell office:value-type="float" office:value="3362.02" table:style-name="ce36">
            <text:p>3,362.0</text:p>
          </table:table-cell>
          <table:table-cell office:value-type="float" office:value="4619.63" table:style-name="ce36">
            <text:p>4,619.6</text:p>
          </table:table-cell>
          <table:table-cell office:value-type="float" office:value="5422.45" table:style-name="ce36">
            <text:p>5,422.5</text:p>
          </table:table-cell>
          <table:table-cell office:value-type="float" office:value="7143.06" table:style-name="ce36">
            <text:p>7,143.1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1069400" table:style-name="ce41">
            <text:p>1069400</text:p>
          </table:table-cell>
          <table:table-cell office:value-type="string" table:style-name="ce42">
            <text:p>Moagem e fabricação de produtos de origem vegetal não especificados anteriormente</text:p>
          </table:table-cell>
          <table:table-cell office:value-type="float" office:value="3362.02" table:style-name="ce43">
            <text:p>3,362.0</text:p>
          </table:table-cell>
          <table:table-cell office:value-type="float" office:value="4619.63" table:style-name="ce43">
            <text:p>4,619.6</text:p>
          </table:table-cell>
          <table:table-cell office:value-type="float" office:value="5422.45" table:style-name="ce43">
            <text:p>5,422.5</text:p>
          </table:table-cell>
          <table:table-cell office:value-type="float" office:value="7143.06" table:style-name="ce43">
            <text:p>7,143.1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office:value-type="float" office:value="107" table:style-name="ce32">
            <text:p>107</text:p>
          </table:table-cell>
          <table:table-cell table:style-name="ce33"/>
          <table:table-cell table:style-name="ce34"/>
          <table:table-cell office:value-type="string" table:style-name="ce35">
            <text:p>FABRICACAO E REFINO DE ACUCAR</text:p>
          </table:table-cell>
          <table:table-cell office:value-type="float" office:value="124975.91" table:style-name="ce36">
            <text:p>124,975.9</text:p>
          </table:table-cell>
          <table:table-cell office:value-type="float" office:value="126228.23" table:style-name="ce36">
            <text:p>126,228.2</text:p>
          </table:table-cell>
          <table:table-cell office:value-type="float" office:value="104924.03" table:style-name="ce36">
            <text:p>104,924.0</text:p>
          </table:table-cell>
          <table:table-cell office:value-type="float" office:value="110644.88" table:style-name="ce36">
            <text:p>110,644.9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10716" table:style-name="ce40">
            <text:p>10716</text:p>
          </table:table-cell>
          <table:table-cell table:style-name="ce41"/>
          <table:table-cell office:value-type="string" table:style-name="ce42">
            <text:p>FABRICACAO DE ACUCAR EM BRUTO</text:p>
          </table:table-cell>
          <table:table-cell office:value-type="float" office:value="123546.56" table:style-name="ce43">
            <text:p>123,546.6</text:p>
          </table:table-cell>
          <table:table-cell office:value-type="float" office:value="124575.27" table:style-name="ce43">
            <text:p>124,575.3</text:p>
          </table:table-cell>
          <table:table-cell office:value-type="float" office:value="101059.48" table:style-name="ce43">
            <text:p>101,059.5</text:p>
          </table:table-cell>
          <table:table-cell office:value-type="float" office:value="105997.62" table:style-name="ce43">
            <text:p>105,997.6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071600" table:style-name="ce34">
            <text:p>1071600</text:p>
          </table:table-cell>
          <table:table-cell office:value-type="string" table:style-name="ce35">
            <text:p>Fabricação de açúcar em bruto</text:p>
          </table:table-cell>
          <table:table-cell office:value-type="float" office:value="123546.56" table:style-name="ce36">
            <text:p>123,546.6</text:p>
          </table:table-cell>
          <table:table-cell office:value-type="float" office:value="124575.27" table:style-name="ce36">
            <text:p>124,575.3</text:p>
          </table:table-cell>
          <table:table-cell office:value-type="float" office:value="101059.48" table:style-name="ce36">
            <text:p>101,059.5</text:p>
          </table:table-cell>
          <table:table-cell office:value-type="float" office:value="105997.62" table:style-name="ce36">
            <text:p>105,997.6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10724" table:style-name="ce40">
            <text:p>10724</text:p>
          </table:table-cell>
          <table:table-cell table:style-name="ce41"/>
          <table:table-cell office:value-type="string" table:style-name="ce42">
            <text:p>FABRICACAO DE ACUCAR REFINADO</text:p>
          </table:table-cell>
          <table:table-cell office:value-type="float" office:value="1429.35" table:style-name="ce43">
            <text:p>1,429.4</text:p>
          </table:table-cell>
          <table:table-cell office:value-type="float" office:value="1652.96" table:style-name="ce43">
            <text:p>1,653.0</text:p>
          </table:table-cell>
          <table:table-cell office:value-type="float" office:value="3864.56" table:style-name="ce43">
            <text:p>3,864.6</text:p>
          </table:table-cell>
          <table:table-cell office:value-type="float" office:value="4647.26" table:style-name="ce43">
            <text:p>4,647.3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072401" table:style-name="ce34">
            <text:p>1072401</text:p>
          </table:table-cell>
          <table:table-cell office:value-type="string" table:style-name="ce35">
            <text:p>Fabricação de açúcar de cana refinado</text:p>
          </table:table-cell>
          <table:table-cell office:value-type="float" office:value="1429.35" table:style-name="ce36">
            <text:p>1,429.4</text:p>
          </table:table-cell>
          <table:table-cell office:value-type="float" office:value="1652.96" table:style-name="ce36">
            <text:p>1,653.0</text:p>
          </table:table-cell>
          <table:table-cell office:value-type="float" office:value="3864.56" table:style-name="ce36">
            <text:p>3,864.6</text:p>
          </table:table-cell>
          <table:table-cell office:value-type="float" office:value="4647.26" table:style-name="ce36">
            <text:p>4,647.3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072402" table:style-name="ce41">
            <text:p>1072402</text:p>
          </table:table-cell>
          <table:table-cell office:value-type="string" table:style-name="ce42">
            <text:p>Fabricação de açúcar de cereais (dextrose) e de beterraba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office:value-type="float" office:value="108" table:style-name="ce32">
            <text:p>108</text:p>
          </table:table-cell>
          <table:table-cell table:style-name="ce33"/>
          <table:table-cell table:style-name="ce34"/>
          <table:table-cell office:value-type="string" table:style-name="ce35">
            <text:p>TORREFACAO E MOAGEM DE CAFE</text:p>
          </table:table-cell>
          <table:table-cell office:value-type="float" office:value="4341.95" table:style-name="ce36">
            <text:p>4,342.0</text:p>
          </table:table-cell>
          <table:table-cell office:value-type="float" office:value="4348.34" table:style-name="ce36">
            <text:p>4,348.3</text:p>
          </table:table-cell>
          <table:table-cell office:value-type="float" office:value="4716.87" table:style-name="ce36">
            <text:p>4,716.9</text:p>
          </table:table-cell>
          <table:table-cell office:value-type="float" office:value="4683.3900000000003" table:style-name="ce36">
            <text:p>4,683.4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10813" table:style-name="ce40">
            <text:p>10813</text:p>
          </table:table-cell>
          <table:table-cell table:style-name="ce41"/>
          <table:table-cell office:value-type="string" table:style-name="ce42">
            <text:p>TORREFACAO E MOAGEM DE CAFE</text:p>
          </table:table-cell>
          <table:table-cell office:value-type="float" office:value="4181.91" table:style-name="ce43">
            <text:p>4,181.9</text:p>
          </table:table-cell>
          <table:table-cell office:value-type="float" office:value="4278.97" table:style-name="ce43">
            <text:p>4,279.0</text:p>
          </table:table-cell>
          <table:table-cell office:value-type="float" office:value="4645.88" table:style-name="ce43">
            <text:p>4,645.9</text:p>
          </table:table-cell>
          <table:table-cell office:value-type="float" office:value="4585.3999999999996" table:style-name="ce43">
            <text:p>4,585.4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081301" table:style-name="ce34">
            <text:p>1081301</text:p>
          </table:table-cell>
          <table:table-cell office:value-type="string" table:style-name="ce35">
            <text:p>Beneficiamento de café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081302" table:style-name="ce41">
            <text:p>1081302</text:p>
          </table:table-cell>
          <table:table-cell office:value-type="string" table:style-name="ce42">
            <text:p>Torrefação e moagem de café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office:value-type="float" office:value="10821" table:style-name="ce33">
            <text:p>10821</text:p>
          </table:table-cell>
          <table:table-cell table:style-name="ce34"/>
          <table:table-cell office:value-type="string" table:style-name="ce35">
            <text:p>FABRICACAO DE PRODUTOS A BASE DE CAFE</text:p>
          </table:table-cell>
          <table:table-cell office:value-type="float" office:value="160.04" table:style-name="ce36">
            <text:p>160.0</text:p>
          </table:table-cell>
          <table:table-cell office:value-type="float" office:value="69.37" table:style-name="ce36">
            <text:p>69.4</text:p>
          </table:table-cell>
          <table:table-cell office:value-type="float" office:value="70.989999999999995" table:style-name="ce36">
            <text:p>71.0</text:p>
          </table:table-cell>
          <table:table-cell office:value-type="float" office:value="97.99" table:style-name="ce36">
            <text:p>98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082100" table:style-name="ce41">
            <text:p>1082100</text:p>
          </table:table-cell>
          <table:table-cell office:value-type="string" table:style-name="ce42">
            <text:p>Fabricação de produtos à base de café</text:p>
          </table:table-cell>
          <table:table-cell office:value-type="float" office:value="160.04" table:style-name="ce43">
            <text:p>160.0</text:p>
          </table:table-cell>
          <table:table-cell office:value-type="float" office:value="69.37" table:style-name="ce43">
            <text:p>69.4</text:p>
          </table:table-cell>
          <table:table-cell office:value-type="float" office:value="70.989999999999995" table:style-name="ce43">
            <text:p>71.0</text:p>
          </table:table-cell>
          <table:table-cell office:value-type="float" office:value="97.99" table:style-name="ce43">
            <text:p>98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office:value-type="float" office:value="109" table:style-name="ce32">
            <text:p>109</text:p>
          </table:table-cell>
          <table:table-cell table:style-name="ce33"/>
          <table:table-cell table:style-name="ce34"/>
          <table:table-cell office:value-type="string" table:style-name="ce35">
            <text:p>FABRICACAO DE OUTROS PRODUTOS ALIMENTICIOS</text:p>
          </table:table-cell>
          <table:table-cell office:value-type="float" office:value="193228.11" table:style-name="ce36">
            <text:p>193,228.1</text:p>
          </table:table-cell>
          <table:table-cell office:value-type="float" office:value="201932.56" table:style-name="ce36">
            <text:p>201,932.6</text:p>
          </table:table-cell>
          <table:table-cell office:value-type="float" office:value="218589.51" table:style-name="ce36">
            <text:p>218,589.5</text:p>
          </table:table-cell>
          <table:table-cell office:value-type="float" office:value="200185.27" table:style-name="ce36">
            <text:p>200,185.3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10911" table:style-name="ce40">
            <text:p>10911</text:p>
          </table:table-cell>
          <table:table-cell table:style-name="ce41"/>
          <table:table-cell office:value-type="string" table:style-name="ce42">
            <text:p>FABRICACAO DE PRODUTOS DE PANIFICACAO</text:p>
          </table:table-cell>
          <table:table-cell office:value-type="float" office:value="26142.21" table:style-name="ce43">
            <text:p>26,142.2</text:p>
          </table:table-cell>
          <table:table-cell office:value-type="float" office:value="19010.54" table:style-name="ce43">
            <text:p>19,010.5</text:p>
          </table:table-cell>
          <table:table-cell office:value-type="float" office:value="24634.080000000002" table:style-name="ce43">
            <text:p>24,634.1</text:p>
          </table:table-cell>
          <table:table-cell office:value-type="float" office:value="23920.959999999999" table:style-name="ce43">
            <text:p>23,921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091101" table:style-name="ce34">
            <text:p>1091101</text:p>
          </table:table-cell>
          <table:table-cell office:value-type="string" table:style-name="ce35">
            <text:p>Fabricação de produtos de panificação industrial</text:p>
          </table:table-cell>
          <table:table-cell office:value-type="float" office:value="24594.25" table:style-name="ce36">
            <text:p>24,594.3</text:p>
          </table:table-cell>
          <table:table-cell office:value-type="float" office:value="17519.61" table:style-name="ce36">
            <text:p>17,519.6</text:p>
          </table:table-cell>
          <table:table-cell office:value-type="float" office:value="23102.74" table:style-name="ce36">
            <text:p>23,102.7</text:p>
          </table:table-cell>
          <table:table-cell office:value-type="float" office:value="22279.27" table:style-name="ce36">
            <text:p>22,279.3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091102" table:style-name="ce41">
            <text:p>1091102</text:p>
          </table:table-cell>
          <table:table-cell office:value-type="string" table:style-name="ce42">
            <text:p>Padaria e confeitaria com predominância de produção própria</text:p>
          </table:table-cell>
          <table:table-cell office:value-type="float" office:value="1547.96" table:style-name="ce43">
            <text:p>1,548.0</text:p>
          </table:table-cell>
          <table:table-cell office:value-type="float" office:value="1490.94" table:style-name="ce43">
            <text:p>1,490.9</text:p>
          </table:table-cell>
          <table:table-cell office:value-type="float" office:value="1531.34" table:style-name="ce43">
            <text:p>1,531.3</text:p>
          </table:table-cell>
          <table:table-cell office:value-type="float" office:value="1641.69" table:style-name="ce43">
            <text:p>1,641.7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office:value-type="float" office:value="10929" table:style-name="ce33">
            <text:p>10929</text:p>
          </table:table-cell>
          <table:table-cell table:style-name="ce34"/>
          <table:table-cell office:value-type="string" table:style-name="ce35">
            <text:p>FABRICACAO DE BISCOITOS E BOLACHAS</text:p>
          </table:table-cell>
          <table:table-cell office:value-type="float" office:value="8761.15" table:style-name="ce36">
            <text:p>8,761.2</text:p>
          </table:table-cell>
          <table:table-cell office:value-type="float" office:value="5278.8" table:style-name="ce36">
            <text:p>5,278.8</text:p>
          </table:table-cell>
          <table:table-cell office:value-type="float" office:value="7975.3" table:style-name="ce36">
            <text:p>7,975.3</text:p>
          </table:table-cell>
          <table:table-cell office:value-type="float" office:value="7391.7" table:style-name="ce36">
            <text:p>7,391.7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092900" table:style-name="ce41">
            <text:p>1092900</text:p>
          </table:table-cell>
          <table:table-cell office:value-type="string" table:style-name="ce42">
            <text:p>Fabricação de biscoitos e bolachas</text:p>
          </table:table-cell>
          <table:table-cell office:value-type="float" office:value="8761.15" table:style-name="ce43">
            <text:p>8,761.2</text:p>
          </table:table-cell>
          <table:table-cell office:value-type="float" office:value="5278.8" table:style-name="ce43">
            <text:p>5,278.8</text:p>
          </table:table-cell>
          <table:table-cell office:value-type="float" office:value="7975.3" table:style-name="ce43">
            <text:p>7,975.3</text:p>
          </table:table-cell>
          <table:table-cell office:value-type="float" office:value="7391.7" table:style-name="ce43">
            <text:p>7,391.7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1">
          <table:table-cell table:style-name="ce31"/>
          <table:table-cell table:style-name="ce32"/>
          <table:table-cell office:value-type="float" office:value="10937" table:style-name="ce33">
            <text:p>10937</text:p>
          </table:table-cell>
          <table:table-cell table:style-name="ce34"/>
          <table:table-cell office:value-type="string" table:style-name="ce35">
            <text:p>FABRICACAO DE PRODUTOS DERIVADOS DO CACAU, DE CHOCOLATES E CONFEITOS</text:p>
          </table:table-cell>
          <table:table-cell office:value-type="float" office:value="63048.2" table:style-name="ce36">
            <text:p>63,048.2</text:p>
          </table:table-cell>
          <table:table-cell office:value-type="float" office:value="87834.26" table:style-name="ce36">
            <text:p>87,834.3</text:p>
          </table:table-cell>
          <table:table-cell office:value-type="float" office:value="81077.27" table:style-name="ce36">
            <text:p>81,077.3</text:p>
          </table:table-cell>
          <table:table-cell office:value-type="float" office:value="68347.259999999995" table:style-name="ce36">
            <text:p>68,347.3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093701" table:style-name="ce41">
            <text:p>1093701</text:p>
          </table:table-cell>
          <table:table-cell office:value-type="string" table:style-name="ce42">
            <text:p>Fabricação de produtos derivados do cacau e de chocolates</text:p>
          </table:table-cell>
          <table:table-cell office:value-type="float" office:value="59081.3" table:style-name="ce43">
            <text:p>59,081.3</text:p>
          </table:table-cell>
          <table:table-cell office:value-type="float" office:value="84838.33" table:style-name="ce43">
            <text:p>84,838.3</text:p>
          </table:table-cell>
          <table:table-cell office:value-type="float" office:value="79063.27" table:style-name="ce43">
            <text:p>79,063.3</text:p>
          </table:table-cell>
          <table:table-cell office:value-type="float" office:value="66315.429999999993" table:style-name="ce43">
            <text:p>66,315.4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093702" table:style-name="ce34">
            <text:p>1093702</text:p>
          </table:table-cell>
          <table:table-cell office:value-type="string" table:style-name="ce35">
            <text:p>Fabricação de frutas cristalizadas, balas e semelhantes</text:p>
          </table:table-cell>
          <table:table-cell office:value-type="float" office:value="3966.91" table:style-name="ce36">
            <text:p>3,966.9</text:p>
          </table:table-cell>
          <table:table-cell office:value-type="float" office:value="2995.93" table:style-name="ce36">
            <text:p>2,995.9</text:p>
          </table:table-cell>
          <table:table-cell office:value-type="float" office:value="2014" table:style-name="ce36">
            <text:p>2,014.0</text:p>
          </table:table-cell>
          <table:table-cell office:value-type="float" office:value="2031.83" table:style-name="ce36">
            <text:p>2,031.8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10945" table:style-name="ce40">
            <text:p>10945</text:p>
          </table:table-cell>
          <table:table-cell table:style-name="ce41"/>
          <table:table-cell office:value-type="string" table:style-name="ce42">
            <text:p>FABRICACAO DE MASSAS ALIMENTICIAS</text:p>
          </table:table-cell>
          <table:table-cell office:value-type="float" office:value="15360.51" table:style-name="ce43">
            <text:p>15,360.5</text:p>
          </table:table-cell>
          <table:table-cell office:value-type="float" office:value="13832.61" table:style-name="ce43">
            <text:p>13,832.6</text:p>
          </table:table-cell>
          <table:table-cell office:value-type="float" office:value="19114.62" table:style-name="ce43">
            <text:p>19,114.6</text:p>
          </table:table-cell>
          <table:table-cell office:value-type="float" office:value="15575.69" table:style-name="ce43">
            <text:p>15,575.7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094500" table:style-name="ce34">
            <text:p>1094500</text:p>
          </table:table-cell>
          <table:table-cell office:value-type="string" table:style-name="ce35">
            <text:p>Fabricação de massas alimentícias</text:p>
          </table:table-cell>
          <table:table-cell office:value-type="float" office:value="15360.51" table:style-name="ce36">
            <text:p>15,360.5</text:p>
          </table:table-cell>
          <table:table-cell office:value-type="float" office:value="13832.61" table:style-name="ce36">
            <text:p>13,832.6</text:p>
          </table:table-cell>
          <table:table-cell office:value-type="float" office:value="19114.62" table:style-name="ce36">
            <text:p>19,114.6</text:p>
          </table:table-cell>
          <table:table-cell office:value-type="float" office:value="15575.69" table:style-name="ce36">
            <text:p>15,575.7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1">
          <table:table-cell table:style-name="ce38"/>
          <table:table-cell table:style-name="ce39"/>
          <table:table-cell office:value-type="float" office:value="10953" table:style-name="ce40">
            <text:p>10953</text:p>
          </table:table-cell>
          <table:table-cell table:style-name="ce41"/>
          <table:table-cell office:value-type="string" table:style-name="ce42">
            <text:p>FABRICACAO DE ESPECIARIAS, MOLHOS, TEMPEROS E CONDIMENTOS</text:p>
          </table:table-cell>
          <table:table-cell office:value-type="float" office:value="12820.75" table:style-name="ce43">
            <text:p>12,820.8</text:p>
          </table:table-cell>
          <table:table-cell office:value-type="float" office:value="8240.85" table:style-name="ce43">
            <text:p>8,240.9</text:p>
          </table:table-cell>
          <table:table-cell office:value-type="float" office:value="11762.83" table:style-name="ce43">
            <text:p>11,762.8</text:p>
          </table:table-cell>
          <table:table-cell office:value-type="float" office:value="10701.33" table:style-name="ce43">
            <text:p>10,701.3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095300" table:style-name="ce34">
            <text:p>1095300</text:p>
          </table:table-cell>
          <table:table-cell office:value-type="string" table:style-name="ce35">
            <text:p>Fabricação de especiarias, molhos, temperos e condimentos</text:p>
          </table:table-cell>
          <table:table-cell office:value-type="float" office:value="12820.75" table:style-name="ce36">
            <text:p>12,820.8</text:p>
          </table:table-cell>
          <table:table-cell office:value-type="float" office:value="8240.85" table:style-name="ce36">
            <text:p>8,240.9</text:p>
          </table:table-cell>
          <table:table-cell office:value-type="float" office:value="11762.83" table:style-name="ce36">
            <text:p>11,762.8</text:p>
          </table:table-cell>
          <table:table-cell office:value-type="float" office:value="10701.33" table:style-name="ce36">
            <text:p>10,701.3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10961" table:style-name="ce40">
            <text:p>10961</text:p>
          </table:table-cell>
          <table:table-cell table:style-name="ce41"/>
          <table:table-cell office:value-type="string" table:style-name="ce42">
            <text:p>FABRICACAO DE ALIMENTOS E PRATOS PRONTOS</text:p>
          </table:table-cell>
          <table:table-cell office:value-type="float" office:value="895.23" table:style-name="ce43">
            <text:p>895.2</text:p>
          </table:table-cell>
          <table:table-cell office:value-type="float" office:value="1026.6500000000001" table:style-name="ce43">
            <text:p>1,026.7</text:p>
          </table:table-cell>
          <table:table-cell office:value-type="float" office:value="1017.23" table:style-name="ce43">
            <text:p>1,017.2</text:p>
          </table:table-cell>
          <table:table-cell office:value-type="float" office:value="1080.0899999999999" table:style-name="ce43">
            <text:p>1,080.1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096100" table:style-name="ce34">
            <text:p>1096100</text:p>
          </table:table-cell>
          <table:table-cell office:value-type="string" table:style-name="ce35">
            <text:p>Fabricação de alimentos e pratos prontos</text:p>
          </table:table-cell>
          <table:table-cell office:value-type="float" office:value="895.23" table:style-name="ce36">
            <text:p>895.2</text:p>
          </table:table-cell>
          <table:table-cell office:value-type="float" office:value="1026.6500000000001" table:style-name="ce36">
            <text:p>1,026.7</text:p>
          </table:table-cell>
          <table:table-cell office:value-type="float" office:value="1017.23" table:style-name="ce36">
            <text:p>1,017.2</text:p>
          </table:table-cell>
          <table:table-cell office:value-type="float" office:value="1080.0899999999999" table:style-name="ce36">
            <text:p>1,080.1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1">
          <table:table-cell table:style-name="ce38"/>
          <table:table-cell table:style-name="ce39"/>
          <table:table-cell office:value-type="float" office:value="10996" table:style-name="ce40">
            <text:p>10996</text:p>
          </table:table-cell>
          <table:table-cell table:style-name="ce41"/>
          <table:table-cell office:value-type="string" table:style-name="ce42">
            <text:p>FABRICACAO DE PRODUTOS ALIMENTICIOS NAO ESPECIFICADOS ANTERIORMENTE</text:p>
          </table:table-cell>
          <table:table-cell office:value-type="float" office:value="66200.06" table:style-name="ce43">
            <text:p>66,200.1</text:p>
          </table:table-cell>
          <table:table-cell office:value-type="float" office:value="66708.84" table:style-name="ce43">
            <text:p>66,708.8</text:p>
          </table:table-cell>
          <table:table-cell office:value-type="float" office:value="73008.179999999993" table:style-name="ce43">
            <text:p>73,008.2</text:p>
          </table:table-cell>
          <table:table-cell office:value-type="float" office:value="73168.240000000005" table:style-name="ce43">
            <text:p>73,168.2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099601" table:style-name="ce34">
            <text:p>1099601</text:p>
          </table:table-cell>
          <table:table-cell office:value-type="string" table:style-name="ce35">
            <text:p>Fabricação de vinagres</text:p>
          </table:table-cell>
          <table:table-cell office:value-type="float" office:value="812.76" table:style-name="ce36">
            <text:p>812.8</text:p>
          </table:table-cell>
          <table:table-cell office:value-type="float" office:value="422.43" table:style-name="ce36">
            <text:p>422.4</text:p>
          </table:table-cell>
          <table:table-cell office:value-type="float" office:value="1017.56" table:style-name="ce36">
            <text:p>1,017.6</text:p>
          </table:table-cell>
          <table:table-cell office:value-type="float" office:value="1293.17" table:style-name="ce36">
            <text:p>1,293.2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099602" table:style-name="ce41">
            <text:p>1099602</text:p>
          </table:table-cell>
          <table:table-cell office:value-type="string" table:style-name="ce42">
            <text:p>Fabricação de pós alimentícios</text:p>
          </table:table-cell>
          <table:table-cell office:value-type="float" office:value="1667.18" table:style-name="ce43">
            <text:p>1,667.2</text:p>
          </table:table-cell>
          <table:table-cell office:value-type="float" office:value="1524.75" table:style-name="ce43">
            <text:p>1,524.8</text:p>
          </table:table-cell>
          <table:table-cell office:value-type="float" office:value="1389.83" table:style-name="ce43">
            <text:p>1,389.8</text:p>
          </table:table-cell>
          <table:table-cell office:value-type="float" office:value="2031.48" table:style-name="ce43">
            <text:p>2,031.5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099603" table:style-name="ce34">
            <text:p>1099603</text:p>
          </table:table-cell>
          <table:table-cell office:value-type="string" table:style-name="ce35">
            <text:p>Fabricação de fermentos e leveduras</text:p>
          </table:table-cell>
          <table:table-cell office:value-type="float" office:value="4527.5200000000004" table:style-name="ce36">
            <text:p>4,527.5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4770.2" table:style-name="ce36">
            <text:p>4,770.2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099604" table:style-name="ce41">
            <text:p>1099604</text:p>
          </table:table-cell>
          <table:table-cell office:value-type="string" table:style-name="ce42">
            <text:p>Fabricação de gelo comum</text:p>
          </table:table-cell>
          <table:table-cell office:value-type="float" office:value="195.23" table:style-name="ce43">
            <text:p>195.2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float" office:value="50.16" table:style-name="ce43">
            <text:p>50.2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099605" table:style-name="ce34">
            <text:p>1099605</text:p>
          </table:table-cell>
          <table:table-cell office:value-type="string" table:style-name="ce35">
            <text:p>Fabricação de produtos para infusão (chá, mate, etc.)</text:p>
          </table:table-cell>
          <table:table-cell office:value-type="float" office:value="284.44" table:style-name="ce36">
            <text:p>284.4</text:p>
          </table:table-cell>
          <table:table-cell office:value-type="float" office:value="262.95" table:style-name="ce36">
            <text:p>263.0</text:p>
          </table:table-cell>
          <table:table-cell office:value-type="float" office:value="299.3" table:style-name="ce36">
            <text:p>299.3</text:p>
          </table:table-cell>
          <table:table-cell office:value-type="float" office:value="434.9" table:style-name="ce36">
            <text:p>434.9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099606" table:style-name="ce41">
            <text:p>1099606</text:p>
          </table:table-cell>
          <table:table-cell office:value-type="string" table:style-name="ce42">
            <text:p>Fabricação de adoçantes naturais e artificiai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099607" table:style-name="ce34">
            <text:p>1099607</text:p>
          </table:table-cell>
          <table:table-cell office:value-type="string" table:style-name="ce35">
            <text:p>Fabricação de alimentos dietéticos e complementos alimentares</text:p>
          </table:table-cell>
          <table:table-cell office:value-type="float" office:value="2244.88" table:style-name="ce36">
            <text:p>2,244.9</text:p>
          </table:table-cell>
          <table:table-cell office:value-type="float" office:value="3197.19" table:style-name="ce36">
            <text:p>3,197.2</text:p>
          </table:table-cell>
          <table:table-cell office:value-type="float" office:value="3371.43" table:style-name="ce36">
            <text:p>3,371.4</text:p>
          </table:table-cell>
          <table:table-cell office:value-type="float" office:value="2450.5" table:style-name="ce36">
            <text:p>2,450.5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9">
          <table:table-cell table:style-name="ce38"/>
          <table:table-cell table:style-name="ce39"/>
          <table:table-cell table:style-name="ce40"/>
          <table:table-cell office:value-type="float" office:value="1099699" table:style-name="ce41">
            <text:p>1099699</text:p>
          </table:table-cell>
          <table:table-cell office:value-type="string" table:style-name="ce42">
            <text:p>Fabricação de outros produtos alimentícios não especificados anteriormente</text:p>
          </table:table-cell>
          <table:table-cell office:value-type="float" office:value="56468.04" table:style-name="ce43">
            <text:p>56,468.0</text:p>
          </table:table-cell>
          <table:table-cell office:value-type="float" office:value="56640.75" table:style-name="ce43">
            <text:p>56,640.8</text:p>
          </table:table-cell>
          <table:table-cell office:value-type="float" office:value="61156.68" table:style-name="ce43">
            <text:p>61,156.7</text:p>
          </table:table-cell>
          <table:table-cell office:value-type="float" office:value="62137.83" table:style-name="ce43">
            <text:p>62,137.8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office:value-type="float" office:value="11" table:style-name="ce31">
            <text:p>11</text:p>
          </table:table-cell>
          <table:table-cell table:style-name="ce32"/>
          <table:table-cell table:style-name="ce33"/>
          <table:table-cell table:style-name="ce34"/>
          <table:table-cell office:value-type="string" table:style-name="ce35">
            <text:p>FABRICACAO DE BEBIDAS</text:p>
          </table:table-cell>
          <table:table-cell office:value-type="float" office:value="418601.27" table:style-name="ce36">
            <text:p>418,601.3</text:p>
          </table:table-cell>
          <table:table-cell office:value-type="float" office:value="352986.54" table:style-name="ce36">
            <text:p>352,986.5</text:p>
          </table:table-cell>
          <table:table-cell office:value-type="float" office:value="346451.01" table:style-name="ce36">
            <text:p>346,451.0</text:p>
          </table:table-cell>
          <table:table-cell office:value-type="float" office:value="246918.3" table:style-name="ce36">
            <text:p>246,918.3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office:value-type="float" office:value="111" table:style-name="ce39">
            <text:p>111</text:p>
          </table:table-cell>
          <table:table-cell table:style-name="ce40"/>
          <table:table-cell table:style-name="ce41"/>
          <table:table-cell office:value-type="string" table:style-name="ce42">
            <text:p>FABRICACAO DE BEBIDAS ALCOOLICAS</text:p>
          </table:table-cell>
          <table:table-cell office:value-type="float" office:value="335725.47" table:style-name="ce43">
            <text:p>335,725.5</text:p>
          </table:table-cell>
          <table:table-cell office:value-type="float" office:value="291081.28000000003" table:style-name="ce43">
            <text:p>291,081.3</text:p>
          </table:table-cell>
          <table:table-cell office:value-type="float" office:value="279033.28000000003" table:style-name="ce43">
            <text:p>279,033.3</text:p>
          </table:table-cell>
          <table:table-cell office:value-type="float" office:value="185581.93" table:style-name="ce43">
            <text:p>185,581.9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office:value-type="float" office:value="11119" table:style-name="ce33">
            <text:p>11119</text:p>
          </table:table-cell>
          <table:table-cell table:style-name="ce34"/>
          <table:table-cell office:value-type="string" table:style-name="ce35">
            <text:p>FABRICACAO DE AGUARDENTES E OUTRAS BEBIDAS DESTILADAS</text:p>
          </table:table-cell>
          <table:table-cell office:value-type="float" office:value="15763.57" table:style-name="ce36">
            <text:p>15,763.6</text:p>
          </table:table-cell>
          <table:table-cell office:value-type="float" office:value="9645.86" table:style-name="ce36">
            <text:p>9,645.9</text:p>
          </table:table-cell>
          <table:table-cell office:value-type="float" office:value="12635.27" table:style-name="ce36">
            <text:p>12,635.3</text:p>
          </table:table-cell>
          <table:table-cell office:value-type="float" office:value="11050.23" table:style-name="ce36">
            <text:p>11,050.2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111901" table:style-name="ce41">
            <text:p>1111901</text:p>
          </table:table-cell>
          <table:table-cell office:value-type="string" table:style-name="ce42">
            <text:p>Fabricação de aguardente de cana-de-açúcar</text:p>
          </table:table-cell>
          <table:table-cell office:value-type="float" office:value="11196.67" table:style-name="ce43">
            <text:p>11,196.7</text:p>
          </table:table-cell>
          <table:table-cell office:value-type="float" office:value="6059.38" table:style-name="ce43">
            <text:p>6,059.4</text:p>
          </table:table-cell>
          <table:table-cell office:value-type="float" office:value="8275.35" table:style-name="ce43">
            <text:p>8,275.4</text:p>
          </table:table-cell>
          <table:table-cell office:value-type="float" office:value="7879.51" table:style-name="ce43">
            <text:p>7,879.5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111902" table:style-name="ce34">
            <text:p>1111902</text:p>
          </table:table-cell>
          <table:table-cell office:value-type="string" table:style-name="ce35">
            <text:p>Fabricação de outras aguardentes e bebidas destiladas</text:p>
          </table:table-cell>
          <table:table-cell office:value-type="float" office:value="4566.8900000000003" table:style-name="ce36">
            <text:p>4,566.9</text:p>
          </table:table-cell>
          <table:table-cell office:value-type="float" office:value="3586.48" table:style-name="ce36">
            <text:p>3,586.5</text:p>
          </table:table-cell>
          <table:table-cell office:value-type="float" office:value="4359.92" table:style-name="ce36">
            <text:p>4,359.9</text:p>
          </table:table-cell>
          <table:table-cell office:value-type="float" office:value="3170.72" table:style-name="ce36">
            <text:p>3,170.7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11127" table:style-name="ce40">
            <text:p>11127</text:p>
          </table:table-cell>
          <table:table-cell table:style-name="ce41"/>
          <table:table-cell office:value-type="string" table:style-name="ce42">
            <text:p>FABRICACAO DE VINHO</text:p>
          </table:table-cell>
          <table:table-cell office:value-type="float" office:value="7414.27" table:style-name="ce43">
            <text:p>7,414.3</text:p>
          </table:table-cell>
          <table:table-cell office:value-type="float" office:value="3326.18" table:style-name="ce43">
            <text:p>3,326.2</text:p>
          </table:table-cell>
          <table:table-cell office:value-type="float" office:value="3143.31" table:style-name="ce43">
            <text:p>3,143.3</text:p>
          </table:table-cell>
          <table:table-cell office:value-type="float" office:value="3585.52" table:style-name="ce43">
            <text:p>3,585.5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112700" table:style-name="ce34">
            <text:p>1112700</text:p>
          </table:table-cell>
          <table:table-cell office:value-type="string" table:style-name="ce35">
            <text:p>Fabricação de vinho</text:p>
          </table:table-cell>
          <table:table-cell office:value-type="float" office:value="7414.27" table:style-name="ce36">
            <text:p>7,414.3</text:p>
          </table:table-cell>
          <table:table-cell office:value-type="float" office:value="3326.18" table:style-name="ce36">
            <text:p>3,326.2</text:p>
          </table:table-cell>
          <table:table-cell office:value-type="float" office:value="3143.31" table:style-name="ce36">
            <text:p>3,143.3</text:p>
          </table:table-cell>
          <table:table-cell office:value-type="float" office:value="3585.52" table:style-name="ce36">
            <text:p>3,585.5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11135" table:style-name="ce40">
            <text:p>11135</text:p>
          </table:table-cell>
          <table:table-cell table:style-name="ce41"/>
          <table:table-cell office:value-type="string" table:style-name="ce42">
            <text:p>FABRICACAO DE MALTE, CERVEJAS E CHOPES</text:p>
          </table:table-cell>
          <table:table-cell office:value-type="float" office:value="312547.64" table:style-name="ce43">
            <text:p>312,547.6</text:p>
          </table:table-cell>
          <table:table-cell office:value-type="float" office:value="278109.25" table:style-name="ce43">
            <text:p>278,109.3</text:p>
          </table:table-cell>
          <table:table-cell office:value-type="float" office:value="263254.7" table:style-name="ce43">
            <text:p>263,254.7</text:p>
          </table:table-cell>
          <table:table-cell office:value-type="float" office:value="170946.18" table:style-name="ce43">
            <text:p>170,946.2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113501" table:style-name="ce34">
            <text:p>1113501</text:p>
          </table:table-cell>
          <table:table-cell office:value-type="string" table:style-name="ce35">
            <text:p>Fabricação de malte, inclusive malte uísque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113502" table:style-name="ce41">
            <text:p>1113502</text:p>
          </table:table-cell>
          <table:table-cell office:value-type="string" table:style-name="ce42">
            <text:p>Fabricação de cervejas e chope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office:value-type="float" office:value="112" table:style-name="ce32">
            <text:p>112</text:p>
          </table:table-cell>
          <table:table-cell table:style-name="ce33"/>
          <table:table-cell table:style-name="ce34"/>
          <table:table-cell office:value-type="string" table:style-name="ce35">
            <text:p>FABRICACAO DE BEBIDAS NAO-ALCOOLICAS</text:p>
          </table:table-cell>
          <table:table-cell office:value-type="float" office:value="82875.8" table:style-name="ce36">
            <text:p>82,875.8</text:p>
          </table:table-cell>
          <table:table-cell office:value-type="float" office:value="61905.26" table:style-name="ce36">
            <text:p>61,905.3</text:p>
          </table:table-cell>
          <table:table-cell office:value-type="float" office:value="67417.72" table:style-name="ce36">
            <text:p>67,417.7</text:p>
          </table:table-cell>
          <table:table-cell office:value-type="float" office:value="61336.37" table:style-name="ce36">
            <text:p>61,336.4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11216" table:style-name="ce40">
            <text:p>11216</text:p>
          </table:table-cell>
          <table:table-cell table:style-name="ce41"/>
          <table:table-cell office:value-type="string" table:style-name="ce42">
            <text:p>FABRICACAO DE AGUAS ENVASADAS</text:p>
          </table:table-cell>
          <table:table-cell office:value-type="float" office:value="18315.96" table:style-name="ce43">
            <text:p>18,316.0</text:p>
          </table:table-cell>
          <table:table-cell office:value-type="float" office:value="18642.25" table:style-name="ce43">
            <text:p>18,642.3</text:p>
          </table:table-cell>
          <table:table-cell office:value-type="float" office:value="20474.990000000002" table:style-name="ce43">
            <text:p>20,475.0</text:p>
          </table:table-cell>
          <table:table-cell office:value-type="float" office:value="17983.68" table:style-name="ce43">
            <text:p>17,983.7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121600" table:style-name="ce34">
            <text:p>1121600</text:p>
          </table:table-cell>
          <table:table-cell office:value-type="string" table:style-name="ce35">
            <text:p>Fabricação de águas envasadas</text:p>
          </table:table-cell>
          <table:table-cell office:value-type="float" office:value="18315.96" table:style-name="ce36">
            <text:p>18,316.0</text:p>
          </table:table-cell>
          <table:table-cell office:value-type="float" office:value="18642.25" table:style-name="ce36">
            <text:p>18,642.3</text:p>
          </table:table-cell>
          <table:table-cell office:value-type="float" office:value="20474.990000000002" table:style-name="ce36">
            <text:p>20,475.0</text:p>
          </table:table-cell>
          <table:table-cell office:value-type="float" office:value="17983.68" table:style-name="ce36">
            <text:p>17,983.7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1">
          <table:table-cell table:style-name="ce38"/>
          <table:table-cell table:style-name="ce39"/>
          <table:table-cell office:value-type="float" office:value="11224" table:style-name="ce40">
            <text:p>11224</text:p>
          </table:table-cell>
          <table:table-cell table:style-name="ce41"/>
          <table:table-cell office:value-type="string" table:style-name="ce42">
            <text:p>FABRICACAO DE REFRIGERANTES E DE OUTRAS BEBIDAS NAO-ALCOOLICAS</text:p>
          </table:table-cell>
          <table:table-cell office:value-type="float" office:value="64559.839999999997" table:style-name="ce43">
            <text:p>64,559.8</text:p>
          </table:table-cell>
          <table:table-cell office:value-type="float" office:value="43263.01" table:style-name="ce43">
            <text:p>43,263.0</text:p>
          </table:table-cell>
          <table:table-cell office:value-type="float" office:value="46942.74" table:style-name="ce43">
            <text:p>46,942.7</text:p>
          </table:table-cell>
          <table:table-cell office:value-type="float" office:value="43352.69" table:style-name="ce43">
            <text:p>43,352.7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122401" table:style-name="ce34">
            <text:p>1122401</text:p>
          </table:table-cell>
          <table:table-cell office:value-type="string" table:style-name="ce35">
            <text:p>Fabricação de refrigerantes</text:p>
          </table:table-cell>
          <table:table-cell office:value-type="float" office:value="48923.63" table:style-name="ce36">
            <text:p>48,923.6</text:p>
          </table:table-cell>
          <table:table-cell office:value-type="float" office:value="33856.29" table:style-name="ce36">
            <text:p>33,856.3</text:p>
          </table:table-cell>
          <table:table-cell office:value-type="float" office:value="36549.86" table:style-name="ce36">
            <text:p>36,549.9</text:p>
          </table:table-cell>
          <table:table-cell office:value-type="float" office:value="29975.93" table:style-name="ce36">
            <text:p>29,975.9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122402" table:style-name="ce41">
            <text:p>1122402</text:p>
          </table:table-cell>
          <table:table-cell office:value-type="string" table:style-name="ce42">
            <text:p>Fabricação de chá mate e outros chás prontos para consumo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1122403" table:style-name="ce34">
            <text:p>1122403</text:p>
          </table:table-cell>
          <table:table-cell office:value-type="string" table:style-name="ce35">
            <text:p>Fabricação de refrescos, xaropes e pós para refrescos, exceto refrescos de frutas</text:p>
          </table:table-cell>
          <table:table-cell office:value-type="float" office:value="14713.06" table:style-name="ce36">
            <text:p>14,713.1</text:p>
          </table:table-cell>
          <table:table-cell office:value-type="float" office:value="8209.7800000000007" table:style-name="ce36">
            <text:p>8,209.8</text:p>
          </table:table-cell>
          <table:table-cell office:value-type="float" office:value="9697.99" table:style-name="ce36">
            <text:p>9,698.0</text:p>
          </table:table-cell>
          <table:table-cell office:value-type="float" office:value="10709.58" table:style-name="ce36">
            <text:p>10,709.6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122404" table:style-name="ce41">
            <text:p>1122404</text:p>
          </table:table-cell>
          <table:table-cell office:value-type="string" table:style-name="ce42">
            <text:p>Fabricação de bebidas isotônica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1122499" table:style-name="ce34">
            <text:p>1122499</text:p>
          </table:table-cell>
          <table:table-cell office:value-type="string" table:style-name="ce35">
            <text:p>Fabricação de outras bebidas não-alcoólicas não especificadas anteriormente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office:value-type="float" office:value="12" table:style-name="ce38">
            <text:p>12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FABRICACAO DE PRODUTOS DO FUMO</text:p>
          </table:table-cell>
          <table:table-cell office:value-type="float" office:value="4126.1899999999996" table:style-name="ce43">
            <text:p>4,126.2</text:p>
          </table:table-cell>
          <table:table-cell office:value-type="float" office:value="3901.09" table:style-name="ce43">
            <text:p>3,901.1</text:p>
          </table:table-cell>
          <table:table-cell office:value-type="float" office:value="4007.48" table:style-name="ce43">
            <text:p>4,007.5</text:p>
          </table:table-cell>
          <table:table-cell office:value-type="float" office:value="4329.17" table:style-name="ce43">
            <text:p>4,329.2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office:value-type="float" office:value="121" table:style-name="ce32">
            <text:p>121</text:p>
          </table:table-cell>
          <table:table-cell table:style-name="ce33"/>
          <table:table-cell table:style-name="ce34"/>
          <table:table-cell office:value-type="string" table:style-name="ce35">
            <text:p>Processamento industrial do fumo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12107" table:style-name="ce40">
            <text:p>12107</text:p>
          </table:table-cell>
          <table:table-cell table:style-name="ce41"/>
          <table:table-cell office:value-type="string" table:style-name="ce42">
            <text:p>Processamento industrial do fumo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210700" table:style-name="ce34">
            <text:p>1210700</text:p>
          </table:table-cell>
          <table:table-cell office:value-type="string" table:style-name="ce35">
            <text:p>Processamento industrial do fumo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office:value-type="float" office:value="122" table:style-name="ce39">
            <text:p>122</text:p>
          </table:table-cell>
          <table:table-cell table:style-name="ce40"/>
          <table:table-cell table:style-name="ce41"/>
          <table:table-cell office:value-type="string" table:style-name="ce42">
            <text:p>FABRICACAO DE PRODUTOS DO FUMO</text:p>
          </table:table-cell>
          <table:table-cell office:value-type="float" office:value="4126.1899999999996" table:style-name="ce43">
            <text:p>4,126.2</text:p>
          </table:table-cell>
          <table:table-cell office:value-type="float" office:value="3901.09" table:style-name="ce43">
            <text:p>3,901.1</text:p>
          </table:table-cell>
          <table:table-cell office:value-type="float" office:value="4007.48" table:style-name="ce43">
            <text:p>4,007.5</text:p>
          </table:table-cell>
          <table:table-cell office:value-type="float" office:value="4329.17" table:style-name="ce43">
            <text:p>4,329.2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office:value-type="float" office:value="12204" table:style-name="ce33">
            <text:p>12204</text:p>
          </table:table-cell>
          <table:table-cell table:style-name="ce34"/>
          <table:table-cell office:value-type="string" table:style-name="ce35">
            <text:p>FABRICACAO DE PRODUTOS DO FUMO</text:p>
          </table:table-cell>
          <table:table-cell office:value-type="float" office:value="4126.1899999999996" table:style-name="ce36">
            <text:p>4,126.2</text:p>
          </table:table-cell>
          <table:table-cell office:value-type="float" office:value="3901.09" table:style-name="ce36">
            <text:p>3,901.1</text:p>
          </table:table-cell>
          <table:table-cell office:value-type="float" office:value="4007.48" table:style-name="ce36">
            <text:p>4,007.5</text:p>
          </table:table-cell>
          <table:table-cell office:value-type="float" office:value="4329.17" table:style-name="ce36">
            <text:p>4,329.2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220401" table:style-name="ce41">
            <text:p>1220401</text:p>
          </table:table-cell>
          <table:table-cell office:value-type="string" table:style-name="ce42">
            <text:p>Fabricação de cigarros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220402" table:style-name="ce34">
            <text:p>1220402</text:p>
          </table:table-cell>
          <table:table-cell office:value-type="string" table:style-name="ce35">
            <text:p>Fabricação de cigarrilhas e charutos</text:p>
          </table:table-cell>
          <table:table-cell office:value-type="float" office:value="2693.65" table:style-name="ce36">
            <text:p>2,693.7</text:p>
          </table:table-cell>
          <table:table-cell office:value-type="float" office:value="2737.98" table:style-name="ce36">
            <text:p>2,738.0</text:p>
          </table:table-cell>
          <table:table-cell office:value-type="float" office:value="2665.14" table:style-name="ce36">
            <text:p>2,665.1</text:p>
          </table:table-cell>
          <table:table-cell office:value-type="float" office:value="1780.07" table:style-name="ce36">
            <text:p>1,780.1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220403" table:style-name="ce41">
            <text:p>1220403</text:p>
          </table:table-cell>
          <table:table-cell office:value-type="string" table:style-name="ce42">
            <text:p>Fabricação de filtros para cigarro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1220499" table:style-name="ce34">
            <text:p>1220499</text:p>
          </table:table-cell>
          <table:table-cell office:value-type="string" table:style-name="ce35">
            <text:p>Fabricação de outros produtos do fumo, exceto cigarros, cigarrilhas e charutos</text:p>
          </table:table-cell>
          <table:table-cell office:value-type="float" office:value="1232.3599999999999" table:style-name="ce36">
            <text:p>1,232.4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2299.02" table:style-name="ce36">
            <text:p>2,299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office:value-type="float" office:value="13" table:style-name="ce38">
            <text:p>13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FABRICACAO DE PRODUTOS TEXTEIS</text:p>
          </table:table-cell>
          <table:table-cell office:value-type="float" office:value="64725.760000000002" table:style-name="ce43">
            <text:p>64,725.8</text:p>
          </table:table-cell>
          <table:table-cell office:value-type="float" office:value="55811.29" table:style-name="ce43">
            <text:p>55,811.3</text:p>
          </table:table-cell>
          <table:table-cell office:value-type="float" office:value="85929.87" table:style-name="ce43">
            <text:p>85,929.9</text:p>
          </table:table-cell>
          <table:table-cell office:value-type="float" office:value="76473.5" table:style-name="ce43">
            <text:p>76,473.5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office:value-type="float" office:value="131" table:style-name="ce32">
            <text:p>131</text:p>
          </table:table-cell>
          <table:table-cell table:style-name="ce33"/>
          <table:table-cell table:style-name="ce34"/>
          <table:table-cell office:value-type="string" table:style-name="ce35">
            <text:p>PREPARACAO E FIACAO DE FIBRAS TEXTEIS</text:p>
          </table:table-cell>
          <table:table-cell office:value-type="float" office:value="12576.62" table:style-name="ce36">
            <text:p>12,576.6</text:p>
          </table:table-cell>
          <table:table-cell office:value-type="float" office:value="12380.65" table:style-name="ce36">
            <text:p>12,380.7</text:p>
          </table:table-cell>
          <table:table-cell office:value-type="float" office:value="18772.16" table:style-name="ce36">
            <text:p>18,772.2</text:p>
          </table:table-cell>
          <table:table-cell office:value-type="float" office:value="17688.89" table:style-name="ce36">
            <text:p>17,688.9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13111" table:style-name="ce40">
            <text:p>13111</text:p>
          </table:table-cell>
          <table:table-cell table:style-name="ce41"/>
          <table:table-cell office:value-type="string" table:style-name="ce42">
            <text:p>PREPARACAO E FIACAO DE FIBRAS DE ALGODAO</text:p>
          </table:table-cell>
          <table:table-cell office:value-type="string" table:style-name="ce43">
            <text:p>****</text:p>
          </table:table-cell>
          <table:table-cell office:value-type="float" office:value="1158.44" table:style-name="ce43">
            <text:p>1,158.4</text:p>
          </table:table-cell>
          <table:table-cell office:value-type="float" office:value="968.81" table:style-name="ce43">
            <text:p>968.8</text:p>
          </table:table-cell>
          <table:table-cell office:value-type="float" office:value="2158.0300000000002" table:style-name="ce43">
            <text:p>2,158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311100" table:style-name="ce34">
            <text:p>1311100</text:p>
          </table:table-cell>
          <table:table-cell office:value-type="string" table:style-name="ce35">
            <text:p>Preparação e fiação de fibras de algodão</text:p>
          </table:table-cell>
          <table:table-cell office:value-type="string" table:style-name="ce36">
            <text:p>****</text:p>
          </table:table-cell>
          <table:table-cell office:value-type="float" office:value="1158.44" table:style-name="ce36">
            <text:p>1,158.4</text:p>
          </table:table-cell>
          <table:table-cell office:value-type="float" office:value="968.81" table:style-name="ce36">
            <text:p>968.8</text:p>
          </table:table-cell>
          <table:table-cell office:value-type="float" office:value="2158.0300000000002" table:style-name="ce36">
            <text:p>2,158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1">
          <table:table-cell table:style-name="ce38"/>
          <table:table-cell table:style-name="ce39"/>
          <table:table-cell office:value-type="float" office:value="13120" table:style-name="ce40">
            <text:p>13120</text:p>
          </table:table-cell>
          <table:table-cell table:style-name="ce41"/>
          <table:table-cell office:value-type="string" table:style-name="ce42">
            <text:p>PREPARACAO E FIACAO DE FIBRAS TEXTEIS NATURAIS, EXCETO ALGODAO</text:p>
          </table:table-cell>
          <table:table-cell office:value-type="string" table:style-name="ce43">
            <text:p>****</text:p>
          </table:table-cell>
          <table:table-cell office:value-type="float" office:value="95" table:style-name="ce43">
            <text:p>95.0</text:p>
          </table:table-cell>
          <table:table-cell office:value-type="float" office:value="159.94" table:style-name="ce43">
            <text:p>159.9</text:p>
          </table:table-cell>
          <table:table-cell office:value-type="float" office:value="38.46" table:style-name="ce43">
            <text:p>38.5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312000" table:style-name="ce34">
            <text:p>1312000</text:p>
          </table:table-cell>
          <table:table-cell office:value-type="string" table:style-name="ce35">
            <text:p>Preparação e fiação de fibras têxteis naturais, exceto algodão</text:p>
          </table:table-cell>
          <table:table-cell office:value-type="string" table:style-name="ce36">
            <text:p>****</text:p>
          </table:table-cell>
          <table:table-cell office:value-type="float" office:value="95" table:style-name="ce36">
            <text:p>95.0</text:p>
          </table:table-cell>
          <table:table-cell office:value-type="float" office:value="159.94" table:style-name="ce36">
            <text:p>159.9</text:p>
          </table:table-cell>
          <table:table-cell office:value-type="float" office:value="38.46" table:style-name="ce36">
            <text:p>38.5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13138" table:style-name="ce40">
            <text:p>13138</text:p>
          </table:table-cell>
          <table:table-cell table:style-name="ce41"/>
          <table:table-cell office:value-type="string" table:style-name="ce42">
            <text:p>FIACAO DE FIBRAS ARTIFICIAIS E SINTETICAS</text:p>
          </table:table-cell>
          <table:table-cell office:value-type="float" office:value="10670.47" table:style-name="ce43">
            <text:p>10,670.5</text:p>
          </table:table-cell>
          <table:table-cell office:value-type="float" office:value="9318.2900000000009" table:style-name="ce43">
            <text:p>9,318.3</text:p>
          </table:table-cell>
          <table:table-cell office:value-type="float" office:value="14310.89" table:style-name="ce43">
            <text:p>14,310.9</text:p>
          </table:table-cell>
          <table:table-cell office:value-type="float" office:value="12585.2" table:style-name="ce43">
            <text:p>12,585.2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313800" table:style-name="ce34">
            <text:p>1313800</text:p>
          </table:table-cell>
          <table:table-cell office:value-type="string" table:style-name="ce35">
            <text:p>Fiação de fibras artificiais e sintéticas</text:p>
          </table:table-cell>
          <table:table-cell office:value-type="float" office:value="10670.47" table:style-name="ce36">
            <text:p>10,670.5</text:p>
          </table:table-cell>
          <table:table-cell office:value-type="float" office:value="9318.2900000000009" table:style-name="ce36">
            <text:p>9,318.3</text:p>
          </table:table-cell>
          <table:table-cell office:value-type="float" office:value="14310.89" table:style-name="ce36">
            <text:p>14,310.9</text:p>
          </table:table-cell>
          <table:table-cell office:value-type="float" office:value="12585.2" table:style-name="ce36">
            <text:p>12,585.2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13146" table:style-name="ce40">
            <text:p>13146</text:p>
          </table:table-cell>
          <table:table-cell table:style-name="ce41"/>
          <table:table-cell office:value-type="string" table:style-name="ce42">
            <text:p>FABRICACAO DE LINHAS PARA COSTURAR E BORDAR</text:p>
          </table:table-cell>
          <table:table-cell office:value-type="float" office:value="1362.38" table:style-name="ce43">
            <text:p>1,362.4</text:p>
          </table:table-cell>
          <table:table-cell office:value-type="float" office:value="1808.92" table:style-name="ce43">
            <text:p>1,808.9</text:p>
          </table:table-cell>
          <table:table-cell office:value-type="float" office:value="3332.51" table:style-name="ce43">
            <text:p>3,332.5</text:p>
          </table:table-cell>
          <table:table-cell office:value-type="float" office:value="2907.21" table:style-name="ce43">
            <text:p>2,907.2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314600" table:style-name="ce34">
            <text:p>1314600</text:p>
          </table:table-cell>
          <table:table-cell office:value-type="string" table:style-name="ce35">
            <text:p>Fabricação de linhas para costurar e bordar</text:p>
          </table:table-cell>
          <table:table-cell office:value-type="float" office:value="1362.38" table:style-name="ce36">
            <text:p>1,362.4</text:p>
          </table:table-cell>
          <table:table-cell office:value-type="float" office:value="1808.92" table:style-name="ce36">
            <text:p>1,808.9</text:p>
          </table:table-cell>
          <table:table-cell office:value-type="float" office:value="3332.51" table:style-name="ce36">
            <text:p>3,332.5</text:p>
          </table:table-cell>
          <table:table-cell office:value-type="float" office:value="2907.21" table:style-name="ce36">
            <text:p>2,907.2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office:value-type="float" office:value="132" table:style-name="ce39">
            <text:p>132</text:p>
          </table:table-cell>
          <table:table-cell table:style-name="ce40"/>
          <table:table-cell table:style-name="ce41"/>
          <table:table-cell office:value-type="string" table:style-name="ce42">
            <text:p>TECELAGEM, EXCETO MALHA</text:p>
          </table:table-cell>
          <table:table-cell office:value-type="float" office:value="8514.36" table:style-name="ce43">
            <text:p>8,514.4</text:p>
          </table:table-cell>
          <table:table-cell office:value-type="float" office:value="7303.5" table:style-name="ce43">
            <text:p>7,303.5</text:p>
          </table:table-cell>
          <table:table-cell office:value-type="float" office:value="10774.45" table:style-name="ce43">
            <text:p>10,774.5</text:p>
          </table:table-cell>
          <table:table-cell office:value-type="float" office:value="10081.98" table:style-name="ce43">
            <text:p>10,082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office:value-type="float" office:value="13219" table:style-name="ce33">
            <text:p>13219</text:p>
          </table:table-cell>
          <table:table-cell table:style-name="ce34"/>
          <table:table-cell office:value-type="string" table:style-name="ce35">
            <text:p>TECELAGEM DE FIOS DE ALGODAO</text:p>
          </table:table-cell>
          <table:table-cell office:value-type="string" table:style-name="ce36">
            <text:p>****</text:p>
          </table:table-cell>
          <table:table-cell office:value-type="float" office:value="880.96" table:style-name="ce36">
            <text:p>881.0</text:p>
          </table:table-cell>
          <table:table-cell office:value-type="float" office:value="2292.4299999999998" table:style-name="ce36">
            <text:p>2,292.4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321900" table:style-name="ce41">
            <text:p>1321900</text:p>
          </table:table-cell>
          <table:table-cell office:value-type="string" table:style-name="ce42">
            <text:p>Tecelagem de fios de algodão</text:p>
          </table:table-cell>
          <table:table-cell office:value-type="string" table:style-name="ce43">
            <text:p>****</text:p>
          </table:table-cell>
          <table:table-cell office:value-type="float" office:value="880.96" table:style-name="ce43">
            <text:p>881.0</text:p>
          </table:table-cell>
          <table:table-cell office:value-type="float" office:value="2292.4299999999998" table:style-name="ce43">
            <text:p>2,292.4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1">
          <table:table-cell table:style-name="ce31"/>
          <table:table-cell table:style-name="ce32"/>
          <table:table-cell office:value-type="float" office:value="13227" table:style-name="ce33">
            <text:p>13227</text:p>
          </table:table-cell>
          <table:table-cell table:style-name="ce34"/>
          <table:table-cell office:value-type="string" table:style-name="ce35">
            <text:p>TECELAGEM DE FIOS DE FIBRAS TEXTEIS NATURAIS, EXCETO ALGODAO</text:p>
          </table:table-cell>
          <table:table-cell office:value-type="string" table:style-name="ce36">
            <text:p>****</text:p>
          </table:table-cell>
          <table:table-cell office:value-type="float" office:value="56.63" table:style-name="ce36">
            <text:p>56.6</text:p>
          </table:table-cell>
          <table:table-cell office:value-type="float" office:value="81.03" table:style-name="ce36">
            <text:p>81.0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322700" table:style-name="ce41">
            <text:p>1322700</text:p>
          </table:table-cell>
          <table:table-cell office:value-type="string" table:style-name="ce42">
            <text:p>Tecelagem de fios de fibras têxteis naturais, exceto algodão</text:p>
          </table:table-cell>
          <table:table-cell office:value-type="string" table:style-name="ce43">
            <text:p>****</text:p>
          </table:table-cell>
          <table:table-cell office:value-type="float" office:value="56.63" table:style-name="ce43">
            <text:p>56.6</text:p>
          </table:table-cell>
          <table:table-cell office:value-type="float" office:value="81.03" table:style-name="ce43">
            <text:p>81.0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office:value-type="float" office:value="13235" table:style-name="ce33">
            <text:p>13235</text:p>
          </table:table-cell>
          <table:table-cell table:style-name="ce34"/>
          <table:table-cell office:value-type="string" table:style-name="ce35">
            <text:p>TECELAGEM DE FIOS DE FIBRAS ARTIFICIAIS E SINTETICAS</text:p>
          </table:table-cell>
          <table:table-cell office:value-type="float" office:value="7375.92" table:style-name="ce36">
            <text:p>7,375.9</text:p>
          </table:table-cell>
          <table:table-cell office:value-type="float" office:value="6365.91" table:style-name="ce36">
            <text:p>6,365.9</text:p>
          </table:table-cell>
          <table:table-cell office:value-type="float" office:value="8400.98" table:style-name="ce36">
            <text:p>8,401.0</text:p>
          </table:table-cell>
          <table:table-cell office:value-type="float" office:value="7653.61" table:style-name="ce36">
            <text:p>7,653.6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323500" table:style-name="ce41">
            <text:p>1323500</text:p>
          </table:table-cell>
          <table:table-cell office:value-type="string" table:style-name="ce42">
            <text:p>Tecelagem de fios de fibras artificiais e sintéticas</text:p>
          </table:table-cell>
          <table:table-cell office:value-type="float" office:value="7375.92" table:style-name="ce43">
            <text:p>7,375.9</text:p>
          </table:table-cell>
          <table:table-cell office:value-type="float" office:value="6365.91" table:style-name="ce43">
            <text:p>6,365.9</text:p>
          </table:table-cell>
          <table:table-cell office:value-type="float" office:value="8400.98" table:style-name="ce43">
            <text:p>8,401.0</text:p>
          </table:table-cell>
          <table:table-cell office:value-type="float" office:value="7653.61" table:style-name="ce43">
            <text:p>7,653.6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office:value-type="float" office:value="133" table:style-name="ce32">
            <text:p>133</text:p>
          </table:table-cell>
          <table:table-cell table:style-name="ce33"/>
          <table:table-cell table:style-name="ce34"/>
          <table:table-cell office:value-type="string" table:style-name="ce35">
            <text:p>FABRICACAO DE TECIDOS DE MALHA</text:p>
          </table:table-cell>
          <table:table-cell office:value-type="float" office:value="5810.88" table:style-name="ce36">
            <text:p>5,810.9</text:p>
          </table:table-cell>
          <table:table-cell office:value-type="float" office:value="4361.91" table:style-name="ce36">
            <text:p>4,361.9</text:p>
          </table:table-cell>
          <table:table-cell office:value-type="float" office:value="9944.5" table:style-name="ce36">
            <text:p>9,944.5</text:p>
          </table:table-cell>
          <table:table-cell office:value-type="float" office:value="5852.36" table:style-name="ce36">
            <text:p>5,852.4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13308" table:style-name="ce40">
            <text:p>13308</text:p>
          </table:table-cell>
          <table:table-cell table:style-name="ce41"/>
          <table:table-cell office:value-type="string" table:style-name="ce42">
            <text:p>FABRICACAO DE TECIDOS DE MALHA</text:p>
          </table:table-cell>
          <table:table-cell office:value-type="float" office:value="5810.88" table:style-name="ce43">
            <text:p>5,810.9</text:p>
          </table:table-cell>
          <table:table-cell office:value-type="float" office:value="4361.91" table:style-name="ce43">
            <text:p>4,361.9</text:p>
          </table:table-cell>
          <table:table-cell office:value-type="float" office:value="9944.5" table:style-name="ce43">
            <text:p>9,944.5</text:p>
          </table:table-cell>
          <table:table-cell office:value-type="float" office:value="5852.36" table:style-name="ce43">
            <text:p>5,852.4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330800" table:style-name="ce34">
            <text:p>1330800</text:p>
          </table:table-cell>
          <table:table-cell office:value-type="string" table:style-name="ce35">
            <text:p>Fabricação de tecidos de malha</text:p>
          </table:table-cell>
          <table:table-cell office:value-type="float" office:value="5810.88" table:style-name="ce36">
            <text:p>5,810.9</text:p>
          </table:table-cell>
          <table:table-cell office:value-type="float" office:value="4361.91" table:style-name="ce36">
            <text:p>4,361.9</text:p>
          </table:table-cell>
          <table:table-cell office:value-type="float" office:value="9944.5" table:style-name="ce36">
            <text:p>9,944.5</text:p>
          </table:table-cell>
          <table:table-cell office:value-type="float" office:value="5852.36" table:style-name="ce36">
            <text:p>5,852.4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office:value-type="float" office:value="134" table:style-name="ce39">
            <text:p>134</text:p>
          </table:table-cell>
          <table:table-cell table:style-name="ce40"/>
          <table:table-cell table:style-name="ce41"/>
          <table:table-cell office:value-type="string" table:style-name="ce42">
            <text:p>ACABAMENTOS EM FIOS, TECIDOS E ARTEFATOS TEXTEIS</text:p>
          </table:table-cell>
          <table:table-cell office:value-type="float" office:value="1862.54" table:style-name="ce43">
            <text:p>1,862.5</text:p>
          </table:table-cell>
          <table:table-cell office:value-type="float" office:value="1513.89" table:style-name="ce43">
            <text:p>1,513.9</text:p>
          </table:table-cell>
          <table:table-cell office:value-type="float" office:value="2394.63" table:style-name="ce43">
            <text:p>2,394.6</text:p>
          </table:table-cell>
          <table:table-cell office:value-type="float" office:value="4026.08" table:style-name="ce43">
            <text:p>4,026.1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office:value-type="float" office:value="13405" table:style-name="ce33">
            <text:p>13405</text:p>
          </table:table-cell>
          <table:table-cell table:style-name="ce34"/>
          <table:table-cell office:value-type="string" table:style-name="ce35">
            <text:p>ACABAMENTOS EM FIOS, TECIDOS E ARTEFATOS TEXTEIS</text:p>
          </table:table-cell>
          <table:table-cell office:value-type="float" office:value="1862.54" table:style-name="ce36">
            <text:p>1,862.5</text:p>
          </table:table-cell>
          <table:table-cell office:value-type="float" office:value="1513.89" table:style-name="ce36">
            <text:p>1,513.9</text:p>
          </table:table-cell>
          <table:table-cell office:value-type="float" office:value="2394.63" table:style-name="ce36">
            <text:p>2,394.6</text:p>
          </table:table-cell>
          <table:table-cell office:value-type="float" office:value="4026.08" table:style-name="ce36">
            <text:p>4,026.1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1340501" table:style-name="ce41">
            <text:p>1340501</text:p>
          </table:table-cell>
          <table:table-cell office:value-type="string" table:style-name="ce42">
            <text:p>Estamparia e texturização em fios, tecidos, artefatos têxteis e peças do vestuário</text:p>
          </table:table-cell>
          <table:table-cell office:value-type="float" office:value="1283.8800000000001" table:style-name="ce43">
            <text:p>1,283.9</text:p>
          </table:table-cell>
          <table:table-cell office:value-type="float" office:value="917.58" table:style-name="ce43">
            <text:p>917.6</text:p>
          </table:table-cell>
          <table:table-cell office:value-type="float" office:value="1830.21" table:style-name="ce43">
            <text:p>1,830.2</text:p>
          </table:table-cell>
          <table:table-cell office:value-type="float" office:value="3364.38" table:style-name="ce43">
            <text:p>3,364.4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1340502" table:style-name="ce34">
            <text:p>1340502</text:p>
          </table:table-cell>
          <table:table-cell office:value-type="string" table:style-name="ce35">
            <text:p>Alvejamento, tingimento e torção em fios, tecidos, artefatos têxteis e peças do vestuário</text:p>
          </table:table-cell>
          <table:table-cell office:value-type="float" office:value="307.31" table:style-name="ce36">
            <text:p>307.3</text:p>
          </table:table-cell>
          <table:table-cell office:value-type="float" office:value="214.58" table:style-name="ce36">
            <text:p>214.6</text:p>
          </table:table-cell>
          <table:table-cell office:value-type="float" office:value="99.28" table:style-name="ce36">
            <text:p>99.3</text:p>
          </table:table-cell>
          <table:table-cell office:value-type="float" office:value="222.53" table:style-name="ce36">
            <text:p>222.5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1340599" table:style-name="ce41">
            <text:p>1340599</text:p>
          </table:table-cell>
          <table:table-cell office:value-type="string" table:style-name="ce42">
            <text:p>Outros serviços de acabamento em fios, tecidos, artefatos têxteis e peças do vestuário</text:p>
          </table:table-cell>
          <table:table-cell office:value-type="float" office:value="271.33999999999997" table:style-name="ce43">
            <text:p>271.3</text:p>
          </table:table-cell>
          <table:table-cell office:value-type="float" office:value="381.73" table:style-name="ce43">
            <text:p>381.7</text:p>
          </table:table-cell>
          <table:table-cell office:value-type="float" office:value="465.14" table:style-name="ce43">
            <text:p>465.1</text:p>
          </table:table-cell>
          <table:table-cell office:value-type="float" office:value="439.16" table:style-name="ce43">
            <text:p>439.2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office:value-type="float" office:value="135" table:style-name="ce32">
            <text:p>135</text:p>
          </table:table-cell>
          <table:table-cell table:style-name="ce33"/>
          <table:table-cell table:style-name="ce34"/>
          <table:table-cell office:value-type="string" table:style-name="ce35">
            <text:p>FABRICACAO DE ARTEFATOS TEXTEIS, EXCETO VESTUARIO</text:p>
          </table:table-cell>
          <table:table-cell office:value-type="float" office:value="35961.360000000001" table:style-name="ce36">
            <text:p>35,961.4</text:p>
          </table:table-cell>
          <table:table-cell office:value-type="float" office:value="30251.33" table:style-name="ce36">
            <text:p>30,251.3</text:p>
          </table:table-cell>
          <table:table-cell office:value-type="float" office:value="44044.14" table:style-name="ce36">
            <text:p>44,044.1</text:p>
          </table:table-cell>
          <table:table-cell office:value-type="float" office:value="38824.19" table:style-name="ce36">
            <text:p>38,824.2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13511" table:style-name="ce40">
            <text:p>13511</text:p>
          </table:table-cell>
          <table:table-cell table:style-name="ce41"/>
          <table:table-cell office:value-type="string" table:style-name="ce42">
            <text:p>FABRICACAO DE ARTEFATOS TEXTEIS PARA USO DOMESTICO</text:p>
          </table:table-cell>
          <table:table-cell office:value-type="float" office:value="6865.55" table:style-name="ce43">
            <text:p>6,865.6</text:p>
          </table:table-cell>
          <table:table-cell office:value-type="float" office:value="6464.02" table:style-name="ce43">
            <text:p>6,464.0</text:p>
          </table:table-cell>
          <table:table-cell office:value-type="float" office:value="7157.38" table:style-name="ce43">
            <text:p>7,157.4</text:p>
          </table:table-cell>
          <table:table-cell office:value-type="float" office:value="7203.5" table:style-name="ce43">
            <text:p>7,203.5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351100" table:style-name="ce34">
            <text:p>1351100</text:p>
          </table:table-cell>
          <table:table-cell office:value-type="string" table:style-name="ce35">
            <text:p>Fabricação de artefatos têxteis para uso doméstico</text:p>
          </table:table-cell>
          <table:table-cell office:value-type="float" office:value="6865.55" table:style-name="ce36">
            <text:p>6,865.6</text:p>
          </table:table-cell>
          <table:table-cell office:value-type="float" office:value="6464.02" table:style-name="ce36">
            <text:p>6,464.0</text:p>
          </table:table-cell>
          <table:table-cell office:value-type="float" office:value="7157.38" table:style-name="ce36">
            <text:p>7,157.4</text:p>
          </table:table-cell>
          <table:table-cell office:value-type="float" office:value="7203.5" table:style-name="ce36">
            <text:p>7,203.5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13529" table:style-name="ce40">
            <text:p>13529</text:p>
          </table:table-cell>
          <table:table-cell table:style-name="ce41"/>
          <table:table-cell office:value-type="string" table:style-name="ce42">
            <text:p>FABRICACAO DE ARTEFATOS DE TAPECARIA</text:p>
          </table:table-cell>
          <table:table-cell office:value-type="float" office:value="2794.1" table:style-name="ce43">
            <text:p>2,794.1</text:p>
          </table:table-cell>
          <table:table-cell office:value-type="float" office:value="2758.75" table:style-name="ce43">
            <text:p>2,758.8</text:p>
          </table:table-cell>
          <table:table-cell office:value-type="float" office:value="4446.08" table:style-name="ce43">
            <text:p>4,446.1</text:p>
          </table:table-cell>
          <table:table-cell office:value-type="float" office:value="4001.92" table:style-name="ce43">
            <text:p>4,001.9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352900" table:style-name="ce34">
            <text:p>1352900</text:p>
          </table:table-cell>
          <table:table-cell office:value-type="string" table:style-name="ce35">
            <text:p>Fabricação de artefatos de tapeçaria</text:p>
          </table:table-cell>
          <table:table-cell office:value-type="float" office:value="2794.1" table:style-name="ce36">
            <text:p>2,794.1</text:p>
          </table:table-cell>
          <table:table-cell office:value-type="float" office:value="2758.75" table:style-name="ce36">
            <text:p>2,758.8</text:p>
          </table:table-cell>
          <table:table-cell office:value-type="float" office:value="4446.08" table:style-name="ce36">
            <text:p>4,446.1</text:p>
          </table:table-cell>
          <table:table-cell office:value-type="float" office:value="4001.92" table:style-name="ce36">
            <text:p>4,001.9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13537" table:style-name="ce40">
            <text:p>13537</text:p>
          </table:table-cell>
          <table:table-cell table:style-name="ce41"/>
          <table:table-cell office:value-type="string" table:style-name="ce42">
            <text:p>FABRICACAO DE ARTEFATOS DE CORDOARIA</text:p>
          </table:table-cell>
          <table:table-cell office:value-type="float" office:value="1090.6600000000001" table:style-name="ce43">
            <text:p>1,090.7</text:p>
          </table:table-cell>
          <table:table-cell office:value-type="float" office:value="1206.52" table:style-name="ce43">
            <text:p>1,206.5</text:p>
          </table:table-cell>
          <table:table-cell office:value-type="float" office:value="1593.65" table:style-name="ce43">
            <text:p>1,593.7</text:p>
          </table:table-cell>
          <table:table-cell office:value-type="float" office:value="1745.97" table:style-name="ce43">
            <text:p>1,746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353700" table:style-name="ce34">
            <text:p>1353700</text:p>
          </table:table-cell>
          <table:table-cell office:value-type="string" table:style-name="ce35">
            <text:p>Fabricação de artefatos de cordoaria</text:p>
          </table:table-cell>
          <table:table-cell office:value-type="float" office:value="1090.6600000000001" table:style-name="ce36">
            <text:p>1,090.7</text:p>
          </table:table-cell>
          <table:table-cell office:value-type="float" office:value="1206.52" table:style-name="ce36">
            <text:p>1,206.5</text:p>
          </table:table-cell>
          <table:table-cell office:value-type="float" office:value="1593.65" table:style-name="ce36">
            <text:p>1,593.7</text:p>
          </table:table-cell>
          <table:table-cell office:value-type="float" office:value="1745.97" table:style-name="ce36">
            <text:p>1,746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13545" table:style-name="ce40">
            <text:p>13545</text:p>
          </table:table-cell>
          <table:table-cell table:style-name="ce41"/>
          <table:table-cell office:value-type="string" table:style-name="ce42">
            <text:p>FABRICACAO DE TECIDOS ESPECIAIS, INCLUSIVE ARTEFATOS</text:p>
          </table:table-cell>
          <table:table-cell office:value-type="float" office:value="13544.55" table:style-name="ce43">
            <text:p>13,544.6</text:p>
          </table:table-cell>
          <table:table-cell office:value-type="float" office:value="10321.74" table:style-name="ce43">
            <text:p>10,321.7</text:p>
          </table:table-cell>
          <table:table-cell office:value-type="float" office:value="17604.560000000001" table:style-name="ce43">
            <text:p>17,604.6</text:p>
          </table:table-cell>
          <table:table-cell office:value-type="float" office:value="14833.85" table:style-name="ce43">
            <text:p>14,833.9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354500" table:style-name="ce34">
            <text:p>1354500</text:p>
          </table:table-cell>
          <table:table-cell office:value-type="string" table:style-name="ce35">
            <text:p>Fabricação de tecidos especiais, inclusive artefatos</text:p>
          </table:table-cell>
          <table:table-cell office:value-type="float" office:value="13544.55" table:style-name="ce36">
            <text:p>13,544.6</text:p>
          </table:table-cell>
          <table:table-cell office:value-type="float" office:value="10321.74" table:style-name="ce36">
            <text:p>10,321.7</text:p>
          </table:table-cell>
          <table:table-cell office:value-type="float" office:value="17604.560000000001" table:style-name="ce36">
            <text:p>17,604.6</text:p>
          </table:table-cell>
          <table:table-cell office:value-type="float" office:value="14833.85" table:style-name="ce36">
            <text:p>14,833.9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1">
          <table:table-cell table:style-name="ce38"/>
          <table:table-cell table:style-name="ce39"/>
          <table:table-cell office:value-type="float" office:value="13596" table:style-name="ce40">
            <text:p>13596</text:p>
          </table:table-cell>
          <table:table-cell table:style-name="ce41"/>
          <table:table-cell office:value-type="string" table:style-name="ce42">
            <text:p>FABRICACAO DE OUTROS PRODUTOS TEXTEIS NAO ESPECIFICADOS ANTERIORMENTE</text:p>
          </table:table-cell>
          <table:table-cell office:value-type="float" office:value="11666.5" table:style-name="ce43">
            <text:p>11,666.5</text:p>
          </table:table-cell>
          <table:table-cell office:value-type="float" office:value="9500.2999999999993" table:style-name="ce43">
            <text:p>9,500.3</text:p>
          </table:table-cell>
          <table:table-cell office:value-type="float" office:value="13242.46" table:style-name="ce43">
            <text:p>13,242.5</text:p>
          </table:table-cell>
          <table:table-cell office:value-type="float" office:value="11038.95" table:style-name="ce43">
            <text:p>11,039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359600" table:style-name="ce34">
            <text:p>1359600</text:p>
          </table:table-cell>
          <table:table-cell office:value-type="string" table:style-name="ce35">
            <text:p>Fabricação de outros produtos têxteis não especificados anteriormente</text:p>
          </table:table-cell>
          <table:table-cell office:value-type="float" office:value="11666.5" table:style-name="ce36">
            <text:p>11,666.5</text:p>
          </table:table-cell>
          <table:table-cell office:value-type="float" office:value="9500.2999999999993" table:style-name="ce36">
            <text:p>9,500.3</text:p>
          </table:table-cell>
          <table:table-cell office:value-type="float" office:value="13242.46" table:style-name="ce36">
            <text:p>13,242.5</text:p>
          </table:table-cell>
          <table:table-cell office:value-type="float" office:value="11038.95" table:style-name="ce36">
            <text:p>11,039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office:value-type="float" office:value="14" table:style-name="ce38">
            <text:p>14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CONFECCAO DE ARTIGOS DO VESTUARIO E ACESSORIOS</text:p>
          </table:table-cell>
          <table:table-cell office:value-type="float" office:value="39188.120000000003" table:style-name="ce43">
            <text:p>39,188.1</text:p>
          </table:table-cell>
          <table:table-cell office:value-type="float" office:value="36790.730000000003" table:style-name="ce43">
            <text:p>36,790.7</text:p>
          </table:table-cell>
          <table:table-cell office:value-type="float" office:value="36616.76" table:style-name="ce43">
            <text:p>36,616.8</text:p>
          </table:table-cell>
          <table:table-cell office:value-type="float" office:value="39183.65" table:style-name="ce43">
            <text:p>39,183.7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office:value-type="float" office:value="141" table:style-name="ce32">
            <text:p>141</text:p>
          </table:table-cell>
          <table:table-cell table:style-name="ce33"/>
          <table:table-cell table:style-name="ce34"/>
          <table:table-cell office:value-type="string" table:style-name="ce35">
            <text:p>CONFECCAO DE ARTIGOS DO VESTUARIO E ACESSORIOS</text:p>
          </table:table-cell>
          <table:table-cell office:value-type="float" office:value="35009.800000000003" table:style-name="ce36">
            <text:p>35,009.8</text:p>
          </table:table-cell>
          <table:table-cell office:value-type="float" office:value="33838.870000000003" table:style-name="ce36">
            <text:p>33,838.9</text:p>
          </table:table-cell>
          <table:table-cell office:value-type="float" office:value="32285.48" table:style-name="ce36">
            <text:p>32,285.5</text:p>
          </table:table-cell>
          <table:table-cell office:value-type="float" office:value="31902.13" table:style-name="ce36">
            <text:p>31,902.1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14118" table:style-name="ce40">
            <text:p>14118</text:p>
          </table:table-cell>
          <table:table-cell table:style-name="ce41"/>
          <table:table-cell office:value-type="string" table:style-name="ce42">
            <text:p>CONFECCAO DE ROUPAS INTIMAS</text:p>
          </table:table-cell>
          <table:table-cell office:value-type="float" office:value="2114.54" table:style-name="ce43">
            <text:p>2,114.5</text:p>
          </table:table-cell>
          <table:table-cell office:value-type="float" office:value="1920.54" table:style-name="ce43">
            <text:p>1,920.5</text:p>
          </table:table-cell>
          <table:table-cell office:value-type="float" office:value="2131.5500000000002" table:style-name="ce43">
            <text:p>2,131.6</text:p>
          </table:table-cell>
          <table:table-cell office:value-type="float" office:value="2409.81" table:style-name="ce43">
            <text:p>2,409.8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411801" table:style-name="ce34">
            <text:p>1411801</text:p>
          </table:table-cell>
          <table:table-cell office:value-type="string" table:style-name="ce35">
            <text:p>Confecção de roupas íntimas</text:p>
          </table:table-cell>
          <table:table-cell office:value-type="float" office:value="2114.54" table:style-name="ce36">
            <text:p>2,114.5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411802" table:style-name="ce41">
            <text:p>1411802</text:p>
          </table:table-cell>
          <table:table-cell office:value-type="string" table:style-name="ce42">
            <text:p>Facção de roupas íntimas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office:value-type="float" office:value="14126" table:style-name="ce33">
            <text:p>14126</text:p>
          </table:table-cell>
          <table:table-cell table:style-name="ce34"/>
          <table:table-cell office:value-type="string" table:style-name="ce35">
            <text:p>CONFECCAO DE PECAS DO VESTUARIO, EXCETO ROUPAS INTIMAS</text:p>
          </table:table-cell>
          <table:table-cell office:value-type="float" office:value="30559.17" table:style-name="ce36">
            <text:p>30,559.2</text:p>
          </table:table-cell>
          <table:table-cell office:value-type="float" office:value="29092.13" table:style-name="ce36">
            <text:p>29,092.1</text:p>
          </table:table-cell>
          <table:table-cell office:value-type="float" office:value="26707.08" table:style-name="ce36">
            <text:p>26,707.1</text:p>
          </table:table-cell>
          <table:table-cell office:value-type="float" office:value="25148.6" table:style-name="ce36">
            <text:p>25,148.6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1412601" table:style-name="ce41">
            <text:p>1412601</text:p>
          </table:table-cell>
          <table:table-cell office:value-type="string" table:style-name="ce42">
            <text:p>Confecção de peças do vestuário, exceto roupas íntimas e as confeccionadas sob medida</text:p>
          </table:table-cell>
          <table:table-cell office:value-type="float" office:value="28930.35" table:style-name="ce43">
            <text:p>28,930.4</text:p>
          </table:table-cell>
          <table:table-cell office:value-type="float" office:value="27491.23" table:style-name="ce43">
            <text:p>27,491.2</text:p>
          </table:table-cell>
          <table:table-cell office:value-type="float" office:value="25434.28" table:style-name="ce43">
            <text:p>25,434.3</text:p>
          </table:table-cell>
          <table:table-cell office:value-type="float" office:value="23502.29" table:style-name="ce43">
            <text:p>23,502.3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412602" table:style-name="ce34">
            <text:p>1412602</text:p>
          </table:table-cell>
          <table:table-cell office:value-type="string" table:style-name="ce35">
            <text:p>Confecção, sob medida, de peças do vestuário, exceto roupas íntimas</text:p>
          </table:table-cell>
          <table:table-cell office:value-type="float" office:value="1438.2" table:style-name="ce36">
            <text:p>1,438.2</text:p>
          </table:table-cell>
          <table:table-cell office:value-type="float" office:value="1495.75" table:style-name="ce36">
            <text:p>1,495.8</text:p>
          </table:table-cell>
          <table:table-cell office:value-type="float" office:value="1005.63" table:style-name="ce36">
            <text:p>1,005.6</text:p>
          </table:table-cell>
          <table:table-cell office:value-type="float" office:value="1408.6" table:style-name="ce36">
            <text:p>1,408.6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412603" table:style-name="ce41">
            <text:p>1412603</text:p>
          </table:table-cell>
          <table:table-cell office:value-type="string" table:style-name="ce42">
            <text:p>Facção de peças do vestuário, exceto roupas íntimas</text:p>
          </table:table-cell>
          <table:table-cell office:value-type="float" office:value="190.62" table:style-name="ce43">
            <text:p>190.6</text:p>
          </table:table-cell>
          <table:table-cell office:value-type="float" office:value="105.15" table:style-name="ce43">
            <text:p>105.2</text:p>
          </table:table-cell>
          <table:table-cell office:value-type="float" office:value="267.17" table:style-name="ce43">
            <text:p>267.2</text:p>
          </table:table-cell>
          <table:table-cell office:value-type="float" office:value="237.71" table:style-name="ce43">
            <text:p>237.7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office:value-type="float" office:value="14134" table:style-name="ce33">
            <text:p>14134</text:p>
          </table:table-cell>
          <table:table-cell table:style-name="ce34"/>
          <table:table-cell office:value-type="string" table:style-name="ce35">
            <text:p>CONFECCAO DE ROUPAS PROFISSIONAIS</text:p>
          </table:table-cell>
          <table:table-cell office:value-type="float" office:value="1324.02" table:style-name="ce36">
            <text:p>1,324.0</text:p>
          </table:table-cell>
          <table:table-cell office:value-type="float" office:value="1930.19" table:style-name="ce36">
            <text:p>1,930.2</text:p>
          </table:table-cell>
          <table:table-cell office:value-type="float" office:value="2229.35" table:style-name="ce36">
            <text:p>2,229.4</text:p>
          </table:table-cell>
          <table:table-cell office:value-type="float" office:value="2557.7800000000002" table:style-name="ce36">
            <text:p>2,557.8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413401" table:style-name="ce41">
            <text:p>1413401</text:p>
          </table:table-cell>
          <table:table-cell office:value-type="string" table:style-name="ce42">
            <text:p>Confecção de roupas profissionais, exceto sob medida</text:p>
          </table:table-cell>
          <table:table-cell office:value-type="float" office:value="1091.0999999999999" table:style-name="ce43">
            <text:p>1,091.1</text:p>
          </table:table-cell>
          <table:table-cell office:value-type="float" office:value="1536.53" table:style-name="ce43">
            <text:p>1,536.5</text:p>
          </table:table-cell>
          <table:table-cell office:value-type="float" office:value="1868.84" table:style-name="ce43">
            <text:p>1,868.8</text:p>
          </table:table-cell>
          <table:table-cell office:value-type="float" office:value="1999.04" table:style-name="ce43">
            <text:p>1,999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413402" table:style-name="ce34">
            <text:p>1413402</text:p>
          </table:table-cell>
          <table:table-cell office:value-type="string" table:style-name="ce35">
            <text:p>Confecção, sob medida, de roupas profissionai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351.6" table:style-name="ce36">
            <text:p>351.6</text:p>
          </table:table-cell>
          <table:table-cell office:value-type="float" office:value="543.04999999999995" table:style-name="ce36">
            <text:p>543.1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413403" table:style-name="ce41">
            <text:p>1413403</text:p>
          </table:table-cell>
          <table:table-cell office:value-type="string" table:style-name="ce42">
            <text:p>Facção de roupas profissionai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float" office:value="8.91" table:style-name="ce43">
            <text:p>8.9</text:p>
          </table:table-cell>
          <table:table-cell office:value-type="float" office:value="15.7" table:style-name="ce43">
            <text:p>15.7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1">
          <table:table-cell table:style-name="ce31"/>
          <table:table-cell table:style-name="ce32"/>
          <table:table-cell office:value-type="float" office:value="14142" table:style-name="ce33">
            <text:p>14142</text:p>
          </table:table-cell>
          <table:table-cell table:style-name="ce34"/>
          <table:table-cell office:value-type="string" table:style-name="ce35">
            <text:p>FABRICACAO DE ACESSORIOS DO VESTUARIO, EXCETO PARA SEGURANCA E PROTECAO</text:p>
          </table:table-cell>
          <table:table-cell office:value-type="float" office:value="1012.08" table:style-name="ce36">
            <text:p>1,012.1</text:p>
          </table:table-cell>
          <table:table-cell office:value-type="float" office:value="896.01" table:style-name="ce36">
            <text:p>896.0</text:p>
          </table:table-cell>
          <table:table-cell office:value-type="float" office:value="1217.5" table:style-name="ce36">
            <text:p>1,217.5</text:p>
          </table:table-cell>
          <table:table-cell office:value-type="float" office:value="1785.94" table:style-name="ce36">
            <text:p>1,785.9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414200" table:style-name="ce41">
            <text:p>1414200</text:p>
          </table:table-cell>
          <table:table-cell office:value-type="string" table:style-name="ce42">
            <text:p>Fabricação de acessórios do vestuário, exceto para segurança e proteção</text:p>
          </table:table-cell>
          <table:table-cell office:value-type="float" office:value="1012.08" table:style-name="ce43">
            <text:p>1,012.1</text:p>
          </table:table-cell>
          <table:table-cell office:value-type="float" office:value="896.01" table:style-name="ce43">
            <text:p>896.0</text:p>
          </table:table-cell>
          <table:table-cell office:value-type="float" office:value="1217.5" table:style-name="ce43">
            <text:p>1,217.5</text:p>
          </table:table-cell>
          <table:table-cell office:value-type="float" office:value="1785.94" table:style-name="ce43">
            <text:p>1,785.9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office:value-type="float" office:value="142" table:style-name="ce32">
            <text:p>142</text:p>
          </table:table-cell>
          <table:table-cell table:style-name="ce33"/>
          <table:table-cell table:style-name="ce34"/>
          <table:table-cell office:value-type="string" table:style-name="ce35">
            <text:p>FABRICACAO DE ARTIGOS DE MALHARIA E TRICOTAGEM</text:p>
          </table:table-cell>
          <table:table-cell office:value-type="float" office:value="4178.3100000000004" table:style-name="ce36">
            <text:p>4,178.3</text:p>
          </table:table-cell>
          <table:table-cell office:value-type="float" office:value="2951.86" table:style-name="ce36">
            <text:p>2,951.9</text:p>
          </table:table-cell>
          <table:table-cell office:value-type="float" office:value="4331.29" table:style-name="ce36">
            <text:p>4,331.3</text:p>
          </table:table-cell>
          <table:table-cell office:value-type="float" office:value="7281.52" table:style-name="ce36">
            <text:p>7,281.5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14215" table:style-name="ce40">
            <text:p>14215</text:p>
          </table:table-cell>
          <table:table-cell table:style-name="ce41"/>
          <table:table-cell office:value-type="string" table:style-name="ce42">
            <text:p>FABRICACAO DE MEIAS</text:p>
          </table:table-cell>
          <table:table-cell office:value-type="float" office:value="3977.77" table:style-name="ce43">
            <text:p>3,977.8</text:p>
          </table:table-cell>
          <table:table-cell office:value-type="float" office:value="2785.7" table:style-name="ce43">
            <text:p>2,785.7</text:p>
          </table:table-cell>
          <table:table-cell office:value-type="float" office:value="4199.8599999999997" table:style-name="ce43">
            <text:p>4,199.9</text:p>
          </table:table-cell>
          <table:table-cell office:value-type="float" office:value="7066.85" table:style-name="ce43">
            <text:p>7,066.9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421500" table:style-name="ce34">
            <text:p>1421500</text:p>
          </table:table-cell>
          <table:table-cell office:value-type="string" table:style-name="ce35">
            <text:p>Fabricação de meias</text:p>
          </table:table-cell>
          <table:table-cell office:value-type="float" office:value="3977.77" table:style-name="ce36">
            <text:p>3,977.8</text:p>
          </table:table-cell>
          <table:table-cell office:value-type="float" office:value="2785.7" table:style-name="ce36">
            <text:p>2,785.7</text:p>
          </table:table-cell>
          <table:table-cell office:value-type="float" office:value="4199.8599999999997" table:style-name="ce36">
            <text:p>4,199.9</text:p>
          </table:table-cell>
          <table:table-cell office:value-type="float" office:value="7066.85" table:style-name="ce36">
            <text:p>7,066.9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1">
          <table:table-cell table:style-name="ce38"/>
          <table:table-cell table:style-name="ce39"/>
          <table:table-cell office:value-type="float" office:value="14223" table:style-name="ce40">
            <text:p>14223</text:p>
          </table:table-cell>
          <table:table-cell table:style-name="ce41"/>
          <table:table-cell office:value-type="string" table:style-name="ce42">
            <text:p>FABRICACAO DE ARTIGOS DO VESTUARIO, PRODUZIDOS EM MALHARIAS E TRICOTAGENS, EXCETO MEIAS</text:p>
          </table:table-cell>
          <table:table-cell office:value-type="float" office:value="200.55" table:style-name="ce43">
            <text:p>200.6</text:p>
          </table:table-cell>
          <table:table-cell office:value-type="float" office:value="166.15" table:style-name="ce43">
            <text:p>166.2</text:p>
          </table:table-cell>
          <table:table-cell office:value-type="float" office:value="131.41999999999999" table:style-name="ce43">
            <text:p>131.4</text:p>
          </table:table-cell>
          <table:table-cell office:value-type="float" office:value="214.67" table:style-name="ce43">
            <text:p>214.7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1422300" table:style-name="ce34">
            <text:p>1422300</text:p>
          </table:table-cell>
          <table:table-cell office:value-type="string" table:style-name="ce35">
            <text:p>Fabricação de artigos do vestuário, produzidos em malharias e tricotagens, exceto meias</text:p>
          </table:table-cell>
          <table:table-cell office:value-type="float" office:value="200.55" table:style-name="ce36">
            <text:p>200.6</text:p>
          </table:table-cell>
          <table:table-cell office:value-type="float" office:value="166.15" table:style-name="ce36">
            <text:p>166.2</text:p>
          </table:table-cell>
          <table:table-cell office:value-type="float" office:value="131.41999999999999" table:style-name="ce36">
            <text:p>131.4</text:p>
          </table:table-cell>
          <table:table-cell office:value-type="float" office:value="214.67" table:style-name="ce36">
            <text:p>214.7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1">
          <table:table-cell office:value-type="float" office:value="15" table:style-name="ce38">
            <text:p>15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PREPARACAO DE COUROS E FABRICACAO DE ARTEFATOS DE COURO, ARTIGOS PARA VIAGEM E CALCADOS</text:p>
          </table:table-cell>
          <table:table-cell office:value-type="float" office:value="7834.26" table:style-name="ce43">
            <text:p>7,834.3</text:p>
          </table:table-cell>
          <table:table-cell office:value-type="float" office:value="7146.27" table:style-name="ce43">
            <text:p>7,146.3</text:p>
          </table:table-cell>
          <table:table-cell office:value-type="float" office:value="6009.02" table:style-name="ce43">
            <text:p>6,009.0</text:p>
          </table:table-cell>
          <table:table-cell office:value-type="float" office:value="6819.66" table:style-name="ce43">
            <text:p>6,819.7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office:value-type="float" office:value="151" table:style-name="ce32">
            <text:p>151</text:p>
          </table:table-cell>
          <table:table-cell table:style-name="ce33"/>
          <table:table-cell table:style-name="ce34"/>
          <table:table-cell office:value-type="string" table:style-name="ce35">
            <text:p>CURTIMENTO E OUTRAS PREPARACOES DE COURO</text:p>
          </table:table-cell>
          <table:table-cell office:value-type="float" office:value="1060.25" table:style-name="ce36">
            <text:p>1,060.3</text:p>
          </table:table-cell>
          <table:table-cell office:value-type="float" office:value="1058.6600000000001" table:style-name="ce36">
            <text:p>1,058.7</text:p>
          </table:table-cell>
          <table:table-cell office:value-type="float" office:value="1922.61" table:style-name="ce36">
            <text:p>1,922.6</text:p>
          </table:table-cell>
          <table:table-cell office:value-type="float" office:value="1505.03" table:style-name="ce36">
            <text:p>1,505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15106" table:style-name="ce40">
            <text:p>15106</text:p>
          </table:table-cell>
          <table:table-cell table:style-name="ce41"/>
          <table:table-cell office:value-type="string" table:style-name="ce42">
            <text:p>CURTIMENTO E OUTRAS PREPARACOES DE COURO</text:p>
          </table:table-cell>
          <table:table-cell office:value-type="float" office:value="1060.25" table:style-name="ce43">
            <text:p>1,060.3</text:p>
          </table:table-cell>
          <table:table-cell office:value-type="float" office:value="1058.6600000000001" table:style-name="ce43">
            <text:p>1,058.7</text:p>
          </table:table-cell>
          <table:table-cell office:value-type="float" office:value="1922.61" table:style-name="ce43">
            <text:p>1,922.6</text:p>
          </table:table-cell>
          <table:table-cell office:value-type="float" office:value="1505.03" table:style-name="ce43">
            <text:p>1,505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510600" table:style-name="ce34">
            <text:p>1510600</text:p>
          </table:table-cell>
          <table:table-cell office:value-type="string" table:style-name="ce35">
            <text:p>Curtimento e outras preparações de couro</text:p>
          </table:table-cell>
          <table:table-cell office:value-type="float" office:value="1060.25" table:style-name="ce36">
            <text:p>1,060.3</text:p>
          </table:table-cell>
          <table:table-cell office:value-type="float" office:value="1058.6600000000001" table:style-name="ce36">
            <text:p>1,058.7</text:p>
          </table:table-cell>
          <table:table-cell office:value-type="float" office:value="1922.61" table:style-name="ce36">
            <text:p>1,922.6</text:p>
          </table:table-cell>
          <table:table-cell office:value-type="float" office:value="1505.03" table:style-name="ce36">
            <text:p>1,505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1">
          <table:table-cell table:style-name="ce38"/>
          <table:table-cell office:value-type="float" office:value="152" table:style-name="ce39">
            <text:p>152</text:p>
          </table:table-cell>
          <table:table-cell table:style-name="ce40"/>
          <table:table-cell table:style-name="ce41"/>
          <table:table-cell office:value-type="string" table:style-name="ce42">
            <text:p>FABRICACAO DE ARTIGOS PARA VIAGEM E DE ARTEFATOS DIVERSOS DE COURO</text:p>
          </table:table-cell>
          <table:table-cell office:value-type="float" office:value="636.22" table:style-name="ce43">
            <text:p>636.2</text:p>
          </table:table-cell>
          <table:table-cell office:value-type="float" office:value="422.46" table:style-name="ce43">
            <text:p>422.5</text:p>
          </table:table-cell>
          <table:table-cell office:value-type="float" office:value="472.9" table:style-name="ce43">
            <text:p>472.9</text:p>
          </table:table-cell>
          <table:table-cell office:value-type="float" office:value="749.95" table:style-name="ce43">
            <text:p>75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1">
          <table:table-cell table:style-name="ce31"/>
          <table:table-cell table:style-name="ce32"/>
          <table:table-cell office:value-type="float" office:value="15211" table:style-name="ce33">
            <text:p>15211</text:p>
          </table:table-cell>
          <table:table-cell table:style-name="ce34"/>
          <table:table-cell office:value-type="string" table:style-name="ce35">
            <text:p>FABRICACAO DE ARTIGOS PARA VIAGEM, BOLSAS E SEMELHANTES DE QUALQUER MATERIAL</text:p>
          </table:table-cell>
          <table:table-cell office:value-type="float" office:value="392.51" table:style-name="ce36">
            <text:p>392.5</text:p>
          </table:table-cell>
          <table:table-cell office:value-type="float" office:value="320.89" table:style-name="ce36">
            <text:p>320.9</text:p>
          </table:table-cell>
          <table:table-cell office:value-type="float" office:value="274.68" table:style-name="ce36">
            <text:p>274.7</text:p>
          </table:table-cell>
          <table:table-cell office:value-type="float" office:value="462.95" table:style-name="ce36">
            <text:p>463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9">
          <table:table-cell table:style-name="ce38"/>
          <table:table-cell table:style-name="ce39"/>
          <table:table-cell table:style-name="ce40"/>
          <table:table-cell office:value-type="float" office:value="1521100" table:style-name="ce41">
            <text:p>1521100</text:p>
          </table:table-cell>
          <table:table-cell office:value-type="string" table:style-name="ce42">
            <text:p>Fabricação de artigos para viagem, bolsas e semelhantes de qualquer material</text:p>
          </table:table-cell>
          <table:table-cell office:value-type="float" office:value="392.51" table:style-name="ce43">
            <text:p>392.5</text:p>
          </table:table-cell>
          <table:table-cell office:value-type="float" office:value="320.89" table:style-name="ce43">
            <text:p>320.9</text:p>
          </table:table-cell>
          <table:table-cell office:value-type="float" office:value="274.68" table:style-name="ce43">
            <text:p>274.7</text:p>
          </table:table-cell>
          <table:table-cell office:value-type="float" office:value="462.95" table:style-name="ce43">
            <text:p>463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1">
          <table:table-cell table:style-name="ce31"/>
          <table:table-cell table:style-name="ce32"/>
          <table:table-cell office:value-type="float" office:value="15297" table:style-name="ce33">
            <text:p>15297</text:p>
          </table:table-cell>
          <table:table-cell table:style-name="ce34"/>
          <table:table-cell office:value-type="string" table:style-name="ce35">
            <text:p>FABRICACAO DE ARTEFATOS DE COURO NAO ESPECIFICADOS ANTERIORMENTE</text:p>
          </table:table-cell>
          <table:table-cell office:value-type="float" office:value="243.71" table:style-name="ce36">
            <text:p>243.7</text:p>
          </table:table-cell>
          <table:table-cell office:value-type="float" office:value="101.57" table:style-name="ce36">
            <text:p>101.6</text:p>
          </table:table-cell>
          <table:table-cell office:value-type="float" office:value="198.22" table:style-name="ce36">
            <text:p>198.2</text:p>
          </table:table-cell>
          <table:table-cell office:value-type="float" office:value="287" table:style-name="ce36">
            <text:p>287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529700" table:style-name="ce41">
            <text:p>1529700</text:p>
          </table:table-cell>
          <table:table-cell office:value-type="string" table:style-name="ce42">
            <text:p>Fabricação de artefatos de couro não especificados anteriormente</text:p>
          </table:table-cell>
          <table:table-cell office:value-type="float" office:value="243.71" table:style-name="ce43">
            <text:p>243.7</text:p>
          </table:table-cell>
          <table:table-cell office:value-type="float" office:value="101.57" table:style-name="ce43">
            <text:p>101.6</text:p>
          </table:table-cell>
          <table:table-cell office:value-type="float" office:value="198.22" table:style-name="ce43">
            <text:p>198.2</text:p>
          </table:table-cell>
          <table:table-cell office:value-type="float" office:value="287" table:style-name="ce43">
            <text:p>287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office:value-type="float" office:value="153" table:style-name="ce32">
            <text:p>153</text:p>
          </table:table-cell>
          <table:table-cell table:style-name="ce33"/>
          <table:table-cell table:style-name="ce34"/>
          <table:table-cell office:value-type="string" table:style-name="ce35">
            <text:p>FABRICACAO DE CALCADOS</text:p>
          </table:table-cell>
          <table:table-cell office:value-type="float" office:value="5774.85" table:style-name="ce36">
            <text:p>5,774.9</text:p>
          </table:table-cell>
          <table:table-cell office:value-type="float" office:value="3872.64" table:style-name="ce36">
            <text:p>3,872.6</text:p>
          </table:table-cell>
          <table:table-cell office:value-type="float" office:value="3034.61" table:style-name="ce36">
            <text:p>3,034.6</text:p>
          </table:table-cell>
          <table:table-cell office:value-type="float" office:value="3823.79" table:style-name="ce36">
            <text:p>3,823.8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15319" table:style-name="ce40">
            <text:p>15319</text:p>
          </table:table-cell>
          <table:table-cell table:style-name="ce41"/>
          <table:table-cell office:value-type="string" table:style-name="ce42">
            <text:p>FABRICACAO DE CALCADOS DE COURO</text:p>
          </table:table-cell>
          <table:table-cell office:value-type="float" office:value="4270.4799999999996" table:style-name="ce43">
            <text:p>4,270.5</text:p>
          </table:table-cell>
          <table:table-cell office:value-type="float" office:value="2637.04" table:style-name="ce43">
            <text:p>2,637.0</text:p>
          </table:table-cell>
          <table:table-cell office:value-type="float" office:value="2256.04" table:style-name="ce43">
            <text:p>2,256.0</text:p>
          </table:table-cell>
          <table:table-cell office:value-type="float" office:value="2610.85" table:style-name="ce43">
            <text:p>2,610.9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531901" table:style-name="ce34">
            <text:p>1531901</text:p>
          </table:table-cell>
          <table:table-cell office:value-type="string" table:style-name="ce35">
            <text:p>Fabricação de calçados de couro</text:p>
          </table:table-cell>
          <table:table-cell office:value-type="string" table:style-name="ce36">
            <text:p>****</text:p>
          </table:table-cell>
          <table:table-cell office:value-type="float" office:value="2627.28" table:style-name="ce36">
            <text:p>2,627.3</text:p>
          </table:table-cell>
          <table:table-cell office:value-type="float" office:value="2252.9299999999998" table:style-name="ce36">
            <text:p>2,252.9</text:p>
          </table:table-cell>
          <table:table-cell office:value-type="float" office:value="2602.48" table:style-name="ce36">
            <text:p>2,602.5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531902" table:style-name="ce41">
            <text:p>1531902</text:p>
          </table:table-cell>
          <table:table-cell office:value-type="string" table:style-name="ce42">
            <text:p>Acabamento de calçados de couro sob contrato</text:p>
          </table:table-cell>
          <table:table-cell office:value-type="string" table:style-name="ce43">
            <text:p>****</text:p>
          </table:table-cell>
          <table:table-cell office:value-type="float" office:value="9.75" table:style-name="ce43">
            <text:p>9.8</text:p>
          </table:table-cell>
          <table:table-cell office:value-type="float" office:value="3.11" table:style-name="ce43">
            <text:p>3.1</text:p>
          </table:table-cell>
          <table:table-cell office:value-type="float" office:value="8.3699999999999992" table:style-name="ce43">
            <text:p>8.4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office:value-type="float" office:value="15327" table:style-name="ce33">
            <text:p>15327</text:p>
          </table:table-cell>
          <table:table-cell table:style-name="ce34"/>
          <table:table-cell office:value-type="string" table:style-name="ce35">
            <text:p>FABRICACAO DE TENIS DE QUALQUER MATERIAL</text:p>
          </table:table-cell>
          <table:table-cell office:value-type="float" office:value="32.14" table:style-name="ce36">
            <text:p>32.1</text:p>
          </table:table-cell>
          <table:table-cell office:value-type="float" office:value="48.37" table:style-name="ce36">
            <text:p>48.4</text:p>
          </table:table-cell>
          <table:table-cell office:value-type="float" office:value="37.51" table:style-name="ce36">
            <text:p>37.5</text:p>
          </table:table-cell>
          <table:table-cell office:value-type="float" office:value="117.46" table:style-name="ce36">
            <text:p>117.5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532700" table:style-name="ce41">
            <text:p>1532700</text:p>
          </table:table-cell>
          <table:table-cell office:value-type="string" table:style-name="ce42">
            <text:p>Fabricação de tênis de qualquer material</text:p>
          </table:table-cell>
          <table:table-cell office:value-type="float" office:value="32.14" table:style-name="ce43">
            <text:p>32.1</text:p>
          </table:table-cell>
          <table:table-cell office:value-type="float" office:value="48.37" table:style-name="ce43">
            <text:p>48.4</text:p>
          </table:table-cell>
          <table:table-cell office:value-type="float" office:value="37.51" table:style-name="ce43">
            <text:p>37.5</text:p>
          </table:table-cell>
          <table:table-cell office:value-type="float" office:value="117.46" table:style-name="ce43">
            <text:p>117.5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office:value-type="float" office:value="15335" table:style-name="ce33">
            <text:p>15335</text:p>
          </table:table-cell>
          <table:table-cell table:style-name="ce34"/>
          <table:table-cell office:value-type="string" table:style-name="ce35">
            <text:p>FABRICACAO DE CALCADOS DE MATERIAL SINTETICO</text:p>
          </table:table-cell>
          <table:table-cell office:value-type="float" office:value="1117.45" table:style-name="ce36">
            <text:p>1,117.5</text:p>
          </table:table-cell>
          <table:table-cell office:value-type="float" office:value="904.38" table:style-name="ce36">
            <text:p>904.4</text:p>
          </table:table-cell>
          <table:table-cell office:value-type="float" office:value="557.97" table:style-name="ce36">
            <text:p>558.0</text:p>
          </table:table-cell>
          <table:table-cell office:value-type="float" office:value="780.26" table:style-name="ce36">
            <text:p>780.3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533500" table:style-name="ce41">
            <text:p>1533500</text:p>
          </table:table-cell>
          <table:table-cell office:value-type="string" table:style-name="ce42">
            <text:p>Fabricação de calçados de material sintético</text:p>
          </table:table-cell>
          <table:table-cell office:value-type="float" office:value="1117.45" table:style-name="ce43">
            <text:p>1,117.5</text:p>
          </table:table-cell>
          <table:table-cell office:value-type="float" office:value="904.38" table:style-name="ce43">
            <text:p>904.4</text:p>
          </table:table-cell>
          <table:table-cell office:value-type="float" office:value="557.97" table:style-name="ce43">
            <text:p>558.0</text:p>
          </table:table-cell>
          <table:table-cell office:value-type="float" office:value="780.26" table:style-name="ce43">
            <text:p>780.3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1">
          <table:table-cell table:style-name="ce31"/>
          <table:table-cell table:style-name="ce32"/>
          <table:table-cell office:value-type="float" office:value="15394" table:style-name="ce33">
            <text:p>15394</text:p>
          </table:table-cell>
          <table:table-cell table:style-name="ce34"/>
          <table:table-cell office:value-type="string" table:style-name="ce35">
            <text:p>FABRICACAO DE CALCADOS DE MATERIAIS NAO ESPECIFICADOS ANTERIORMENTE</text:p>
          </table:table-cell>
          <table:table-cell office:value-type="float" office:value="354.79" table:style-name="ce36">
            <text:p>354.8</text:p>
          </table:table-cell>
          <table:table-cell office:value-type="float" office:value="282.85000000000002" table:style-name="ce36">
            <text:p>282.9</text:p>
          </table:table-cell>
          <table:table-cell office:value-type="float" office:value="183.09" table:style-name="ce36">
            <text:p>183.1</text:p>
          </table:table-cell>
          <table:table-cell office:value-type="float" office:value="315.20999999999998" table:style-name="ce36">
            <text:p>315.2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539400" table:style-name="ce41">
            <text:p>1539400</text:p>
          </table:table-cell>
          <table:table-cell office:value-type="string" table:style-name="ce42">
            <text:p>Fabricação de calçados de materiais não especificados anteriormente</text:p>
          </table:table-cell>
          <table:table-cell office:value-type="float" office:value="354.79" table:style-name="ce43">
            <text:p>354.8</text:p>
          </table:table-cell>
          <table:table-cell office:value-type="float" office:value="282.85000000000002" table:style-name="ce43">
            <text:p>282.9</text:p>
          </table:table-cell>
          <table:table-cell office:value-type="float" office:value="183.09" table:style-name="ce43">
            <text:p>183.1</text:p>
          </table:table-cell>
          <table:table-cell office:value-type="float" office:value="315.20999999999998" table:style-name="ce43">
            <text:p>315.2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1">
          <table:table-cell table:style-name="ce31"/>
          <table:table-cell office:value-type="float" office:value="154" table:style-name="ce32">
            <text:p>154</text:p>
          </table:table-cell>
          <table:table-cell table:style-name="ce33"/>
          <table:table-cell table:style-name="ce34"/>
          <table:table-cell office:value-type="string" table:style-name="ce35">
            <text:p>FABRICACAO DE PARTES PARA CALCADOS, DE QUALQUER MATERIAL</text:p>
          </table:table-cell>
          <table:table-cell office:value-type="float" office:value="362.93" table:style-name="ce36">
            <text:p>362.9</text:p>
          </table:table-cell>
          <table:table-cell office:value-type="float" office:value="1792.52" table:style-name="ce36">
            <text:p>1,792.5</text:p>
          </table:table-cell>
          <table:table-cell office:value-type="float" office:value="578.9" table:style-name="ce36">
            <text:p>578.9</text:p>
          </table:table-cell>
          <table:table-cell office:value-type="float" office:value="740.89" table:style-name="ce36">
            <text:p>740.9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1">
          <table:table-cell table:style-name="ce38"/>
          <table:table-cell table:style-name="ce39"/>
          <table:table-cell office:value-type="float" office:value="15408" table:style-name="ce40">
            <text:p>15408</text:p>
          </table:table-cell>
          <table:table-cell table:style-name="ce41"/>
          <table:table-cell office:value-type="string" table:style-name="ce42">
            <text:p>FABRICACAO DE PARTES PARA CALCADOS, DE QUALQUER MATERIAL</text:p>
          </table:table-cell>
          <table:table-cell office:value-type="float" office:value="362.93" table:style-name="ce43">
            <text:p>362.9</text:p>
          </table:table-cell>
          <table:table-cell office:value-type="float" office:value="1792.52" table:style-name="ce43">
            <text:p>1,792.5</text:p>
          </table:table-cell>
          <table:table-cell office:value-type="float" office:value="578.9" table:style-name="ce43">
            <text:p>578.9</text:p>
          </table:table-cell>
          <table:table-cell office:value-type="float" office:value="740.89" table:style-name="ce43">
            <text:p>740.9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540800" table:style-name="ce34">
            <text:p>1540800</text:p>
          </table:table-cell>
          <table:table-cell office:value-type="string" table:style-name="ce35">
            <text:p>Fabricação de partes para calçados, de qualquer material</text:p>
          </table:table-cell>
          <table:table-cell office:value-type="float" office:value="362.93" table:style-name="ce36">
            <text:p>362.9</text:p>
          </table:table-cell>
          <table:table-cell office:value-type="float" office:value="1792.52" table:style-name="ce36">
            <text:p>1,792.5</text:p>
          </table:table-cell>
          <table:table-cell office:value-type="float" office:value="578.9" table:style-name="ce36">
            <text:p>578.9</text:p>
          </table:table-cell>
          <table:table-cell office:value-type="float" office:value="740.89" table:style-name="ce36">
            <text:p>740.9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office:value-type="float" office:value="16" table:style-name="ce38">
            <text:p>16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FABRICACAO DE PRODUTOS DE MADEIRA</text:p>
          </table:table-cell>
          <table:table-cell office:value-type="float" office:value="8234.2900000000009" table:style-name="ce43">
            <text:p>8,234.3</text:p>
          </table:table-cell>
          <table:table-cell office:value-type="float" office:value="10275.129999999999" table:style-name="ce43">
            <text:p>10,275.1</text:p>
          </table:table-cell>
          <table:table-cell office:value-type="float" office:value="14063.28" table:style-name="ce43">
            <text:p>14,063.3</text:p>
          </table:table-cell>
          <table:table-cell office:value-type="float" office:value="9886.64" table:style-name="ce43">
            <text:p>9,886.6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office:value-type="float" office:value="161" table:style-name="ce32">
            <text:p>161</text:p>
          </table:table-cell>
          <table:table-cell table:style-name="ce33"/>
          <table:table-cell table:style-name="ce34"/>
          <table:table-cell office:value-type="string" table:style-name="ce35">
            <text:p>DESDOBRAMENTO DE MADEIRA</text:p>
          </table:table-cell>
          <table:table-cell office:value-type="float" office:value="733.12" table:style-name="ce36">
            <text:p>733.1</text:p>
          </table:table-cell>
          <table:table-cell office:value-type="float" office:value="1180.44" table:style-name="ce36">
            <text:p>1,180.4</text:p>
          </table:table-cell>
          <table:table-cell office:value-type="float" office:value="1150.07" table:style-name="ce36">
            <text:p>1,150.1</text:p>
          </table:table-cell>
          <table:table-cell office:value-type="float" office:value="1150.57" table:style-name="ce36">
            <text:p>1,150.6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16102" table:style-name="ce40">
            <text:p>16102</text:p>
          </table:table-cell>
          <table:table-cell table:style-name="ce41"/>
          <table:table-cell office:value-type="string" table:style-name="ce42">
            <text:p>DESDOBRAMENTO DE MADEIRA</text:p>
          </table:table-cell>
          <table:table-cell office:value-type="float" office:value="733.12" table:style-name="ce43">
            <text:p>733.1</text:p>
          </table:table-cell>
          <table:table-cell office:value-type="float" office:value="1180.44" table:style-name="ce43">
            <text:p>1,180.4</text:p>
          </table:table-cell>
          <table:table-cell office:value-type="float" office:value="1150.07" table:style-name="ce43">
            <text:p>1,150.1</text:p>
          </table:table-cell>
          <table:table-cell office:value-type="float" office:value="1150.57" table:style-name="ce43">
            <text:p>1,150.6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610201" table:style-name="ce34">
            <text:p>1610201</text:p>
          </table:table-cell>
          <table:table-cell office:value-type="string" table:style-name="ce35">
            <text:p>Serrarias com desdobramento de madeira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610202" table:style-name="ce41">
            <text:p>1610202</text:p>
          </table:table-cell>
          <table:table-cell office:value-type="string" table:style-name="ce42">
            <text:p>Serrarias sem desdobramento de madeira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610203" table:style-name="ce34">
            <text:p>1610203</text:p>
          </table:table-cell>
          <table:table-cell office:value-type="string" table:style-name="ce35">
            <text:p>Serrarias com desdobramento de madeira em bruto</text:p>
          </table:table-cell>
          <table:table-cell office:value-type="float" office:value="519.1" table:style-name="ce36">
            <text:p>519.1</text:p>
          </table:table-cell>
          <table:table-cell office:value-type="string" table:style-name="ce36">
            <text:p>****</text:p>
          </table:table-cell>
          <table:table-cell office:value-type="float" office:value="609.02" table:style-name="ce36">
            <text:p>609.0</text:p>
          </table:table-cell>
          <table:table-cell office:value-type="float" office:value="605.65" table:style-name="ce36">
            <text:p>605.7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610204" table:style-name="ce41">
            <text:p>1610204</text:p>
          </table:table-cell>
          <table:table-cell office:value-type="string" table:style-name="ce42">
            <text:p>Serrarias sem desdobramento de madeira em bruto - Resseragem</text:p>
          </table:table-cell>
          <table:table-cell office:value-type="string" table:style-name="ce43">
            <text:p>****</text:p>
          </table:table-cell>
          <table:table-cell office:value-type="float" office:value="808.01" table:style-name="ce43">
            <text:p>808.0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610205" table:style-name="ce41">
            <text:p>1610205</text:p>
          </table:table-cell>
          <table:table-cell office:value-type="string" table:style-name="ce42">
            <text:p>Serviço de tratamento de madeira realizado sob contrato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office:value-type="float" office:value="162" table:style-name="ce32">
            <text:p>162</text:p>
          </table:table-cell>
          <table:table-cell table:style-name="ce33"/>
          <table:table-cell table:style-name="ce34"/>
          <table:table-cell office:value-type="string" table:style-name="ce35">
            <text:p>FABRICACAO DE PRODUTOS DE MADEIRA, CORTICA E MATERIAL TRANCADO, EXCETO MOVEIS</text:p>
          </table:table-cell>
          <table:table-cell office:value-type="float" office:value="7501.18" table:style-name="ce36">
            <text:p>7,501.2</text:p>
          </table:table-cell>
          <table:table-cell office:value-type="float" office:value="9094.68" table:style-name="ce36">
            <text:p>9,094.7</text:p>
          </table:table-cell>
          <table:table-cell office:value-type="float" office:value="12913.2" table:style-name="ce36">
            <text:p>12,913.2</text:p>
          </table:table-cell>
          <table:table-cell office:value-type="float" office:value="8736.07" table:style-name="ce36">
            <text:p>8,736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16218" table:style-name="ce40">
            <text:p>16218</text:p>
          </table:table-cell>
          <table:table-cell table:style-name="ce41"/>
          <table:table-cell office:value-type="string" table:style-name="ce42">
            <text:p>FABRICACAO DE MADEIRA LAMINADA E DE CHAPAS DE MADEIRA COMPENSADA, PRENSADA E AGLOMERADA</text:p>
          </table:table-cell>
          <table:table-cell office:value-type="float" office:value="4608.91" table:style-name="ce43">
            <text:p>4,608.9</text:p>
          </table:table-cell>
          <table:table-cell office:value-type="float" office:value="5398.82" table:style-name="ce43">
            <text:p>5,398.8</text:p>
          </table:table-cell>
          <table:table-cell office:value-type="float" office:value="9739.1200000000008" table:style-name="ce43">
            <text:p>9,739.1</text:p>
          </table:table-cell>
          <table:table-cell office:value-type="float" office:value="5372.74" table:style-name="ce43">
            <text:p>5,372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1621800" table:style-name="ce34">
            <text:p>1621800</text:p>
          </table:table-cell>
          <table:table-cell office:value-type="string" table:style-name="ce35">
            <text:p>Fabricação de madeira laminada e de chapas de madeira compensada, prensada e aglomerada</text:p>
          </table:table-cell>
          <table:table-cell office:value-type="float" office:value="4608.91" table:style-name="ce36">
            <text:p>4,608.9</text:p>
          </table:table-cell>
          <table:table-cell office:value-type="float" office:value="5398.82" table:style-name="ce36">
            <text:p>5,398.8</text:p>
          </table:table-cell>
          <table:table-cell office:value-type="float" office:value="9739.1200000000008" table:style-name="ce36">
            <text:p>9,739.1</text:p>
          </table:table-cell>
          <table:table-cell office:value-type="float" office:value="5372.74" table:style-name="ce36">
            <text:p>5,372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16226" table:style-name="ce40">
            <text:p>16226</text:p>
          </table:table-cell>
          <table:table-cell table:style-name="ce41"/>
          <table:table-cell office:value-type="string" table:style-name="ce42">
            <text:p>FABRICACAO DE ESTRUTURAS DE MADEIRA E DE ARTIGOS DE CARPINTARIA PARA CONSTRUCAO</text:p>
          </table:table-cell>
          <table:table-cell office:value-type="float" office:value="744.72" table:style-name="ce43">
            <text:p>744.7</text:p>
          </table:table-cell>
          <table:table-cell office:value-type="float" office:value="1229.02" table:style-name="ce43">
            <text:p>1,229.0</text:p>
          </table:table-cell>
          <table:table-cell office:value-type="float" office:value="982.41" table:style-name="ce43">
            <text:p>982.4</text:p>
          </table:table-cell>
          <table:table-cell office:value-type="float" office:value="768.4" table:style-name="ce43">
            <text:p>768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622601" table:style-name="ce34">
            <text:p>1622601</text:p>
          </table:table-cell>
          <table:table-cell office:value-type="string" table:style-name="ce35">
            <text:p>Fabricação de casas de madeira pré-fabricada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1622602" table:style-name="ce41">
            <text:p>1622602</text:p>
          </table:table-cell>
          <table:table-cell office:value-type="string" table:style-name="ce42">
            <text:p>Fabricação de esquadrias de madeira e de peças de madeira para instalações industriais e comerciais</text:p>
          </table:table-cell>
          <table:table-cell office:value-type="float" office:value="438.57" table:style-name="ce43">
            <text:p>438.6</text:p>
          </table:table-cell>
          <table:table-cell office:value-type="float" office:value="820.99" table:style-name="ce43">
            <text:p>821.0</text:p>
          </table:table-cell>
          <table:table-cell office:value-type="string" table:style-name="ce43">
            <text:p>****</text:p>
          </table:table-cell>
          <table:table-cell office:value-type="float" office:value="562.70000000000005" table:style-name="ce43">
            <text:p>562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622699" table:style-name="ce34">
            <text:p>1622699</text:p>
          </table:table-cell>
          <table:table-cell office:value-type="string" table:style-name="ce35">
            <text:p>Fabricação de outros artigos de carpintaria para construção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497.62" table:style-name="ce36">
            <text:p>497.6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16234" table:style-name="ce40">
            <text:p>16234</text:p>
          </table:table-cell>
          <table:table-cell table:style-name="ce41"/>
          <table:table-cell office:value-type="string" table:style-name="ce42">
            <text:p>FABRICACAO DE ARTEFATOS DE TANOARIA E DE EMBALAGENS DE MADEIRA</text:p>
          </table:table-cell>
          <table:table-cell office:value-type="float" office:value="822.88" table:style-name="ce43">
            <text:p>822.9</text:p>
          </table:table-cell>
          <table:table-cell office:value-type="float" office:value="808.63" table:style-name="ce43">
            <text:p>808.6</text:p>
          </table:table-cell>
          <table:table-cell office:value-type="float" office:value="901.71" table:style-name="ce43">
            <text:p>901.7</text:p>
          </table:table-cell>
          <table:table-cell office:value-type="float" office:value="661.65" table:style-name="ce43">
            <text:p>661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623400" table:style-name="ce34">
            <text:p>1623400</text:p>
          </table:table-cell>
          <table:table-cell office:value-type="string" table:style-name="ce35">
            <text:p>Fabricação de artefatos de tanoaria e de embalagens de madeira</text:p>
          </table:table-cell>
          <table:table-cell office:value-type="float" office:value="822.88" table:style-name="ce36">
            <text:p>822.9</text:p>
          </table:table-cell>
          <table:table-cell office:value-type="float" office:value="808.63" table:style-name="ce36">
            <text:p>808.6</text:p>
          </table:table-cell>
          <table:table-cell office:value-type="float" office:value="901.71" table:style-name="ce36">
            <text:p>901.7</text:p>
          </table:table-cell>
          <table:table-cell office:value-type="float" office:value="661.65" table:style-name="ce36">
            <text:p>661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0">
          <table:table-cell table:style-name="ce38"/>
          <table:table-cell table:style-name="ce39"/>
          <table:table-cell office:value-type="float" office:value="16293" table:style-name="ce40">
            <text:p>16293</text:p>
          </table:table-cell>
          <table:table-cell table:style-name="ce41"/>
          <table:table-cell office:value-type="string" table:style-name="ce42">
            <text:p>FABRICACAO DE ARTEFATOS DE MADEIRA, PALHA, CORTICA, VIME E MATERIAL TRANCADO NAO ESPECIFICADOS ANTERIORMENTE, EXCETO MOVEIS</text:p>
          </table:table-cell>
          <table:table-cell office:value-type="float" office:value="1324.67" table:style-name="ce43">
            <text:p>1,324.7</text:p>
          </table:table-cell>
          <table:table-cell office:value-type="float" office:value="1658.21" table:style-name="ce43">
            <text:p>1,658.2</text:p>
          </table:table-cell>
          <table:table-cell office:value-type="float" office:value="1289.96" table:style-name="ce43">
            <text:p>1,290.0</text:p>
          </table:table-cell>
          <table:table-cell office:value-type="float" office:value="1933.27" table:style-name="ce43">
            <text:p>1,933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629301" table:style-name="ce34">
            <text:p>1629301</text:p>
          </table:table-cell>
          <table:table-cell office:value-type="string" table:style-name="ce35">
            <text:p>Fabricação de artefatos diversos de madeira, exceto móvei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1286.78" table:style-name="ce36">
            <text:p>1,286.8</text:p>
          </table:table-cell>
          <table:table-cell office:value-type="float" office:value="1879.45" table:style-name="ce36">
            <text:p>1,879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1629302" table:style-name="ce41">
            <text:p>1629302</text:p>
          </table:table-cell>
          <table:table-cell office:value-type="string" table:style-name="ce42">
            <text:p>Fabricação de artefatos diversos de cortiça, bambu, palha, vime e outros materiais trançados, exceto móvei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float" office:value="3.18" table:style-name="ce43">
            <text:p>3.2</text:p>
          </table:table-cell>
          <table:table-cell office:value-type="float" office:value="53.82" table:style-name="ce43">
            <text:p>53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office:value-type="float" office:value="17" table:style-name="ce31">
            <text:p>17</text:p>
          </table:table-cell>
          <table:table-cell table:style-name="ce32"/>
          <table:table-cell table:style-name="ce33"/>
          <table:table-cell table:style-name="ce34"/>
          <table:table-cell office:value-type="string" table:style-name="ce35">
            <text:p>FABRICACAO DE CELULOSE, PAPEL E PRODUTOS DE PAPEL</text:p>
          </table:table-cell>
          <table:table-cell office:value-type="float" office:value="175179.82" table:style-name="ce36">
            <text:p>175,179.8</text:p>
          </table:table-cell>
          <table:table-cell office:value-type="float" office:value="214684.51" table:style-name="ce36">
            <text:p>214,684.5</text:p>
          </table:table-cell>
          <table:table-cell office:value-type="float" office:value="215502.58" table:style-name="ce36">
            <text:p>215,502.6</text:p>
          </table:table-cell>
          <table:table-cell office:value-type="float" office:value="210435.46" table:style-name="ce36">
            <text:p>210,435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office:value-type="float" office:value="171" table:style-name="ce39">
            <text:p>171</text:p>
          </table:table-cell>
          <table:table-cell table:style-name="ce40"/>
          <table:table-cell table:style-name="ce41"/>
          <table:table-cell office:value-type="string" table:style-name="ce42">
            <text:p>FABRICACAO DE CELULOSE E OUTRAS PASTAS PARA A FABRICACAO DE PAPEL</text:p>
          </table:table-cell>
          <table:table-cell office:value-type="float" office:value="6502.48" table:style-name="ce43">
            <text:p>6,502.5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17109" table:style-name="ce33">
            <text:p>17109</text:p>
          </table:table-cell>
          <table:table-cell table:style-name="ce34"/>
          <table:table-cell office:value-type="string" table:style-name="ce35">
            <text:p>FABRICACAO DE CELULOSE E OUTRAS PASTAS PARA A FABRICACAO DE PAPEL</text:p>
          </table:table-cell>
          <table:table-cell office:value-type="float" office:value="6502.48" table:style-name="ce36">
            <text:p>6,502.5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710900" table:style-name="ce41">
            <text:p>1710900</text:p>
          </table:table-cell>
          <table:table-cell office:value-type="string" table:style-name="ce42">
            <text:p>Fabricação de celulose e outras pastas para a fabricação de papel</text:p>
          </table:table-cell>
          <table:table-cell office:value-type="float" office:value="6502.48" table:style-name="ce43">
            <text:p>6,502.5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172" table:style-name="ce32">
            <text:p>172</text:p>
          </table:table-cell>
          <table:table-cell table:style-name="ce33"/>
          <table:table-cell table:style-name="ce34"/>
          <table:table-cell office:value-type="string" table:style-name="ce35">
            <text:p>FABRICACAO DE PAPEL, CARTOLINA E PAPEL-CARTAO</text:p>
          </table:table-cell>
          <table:table-cell office:value-type="float" office:value="35414.449999999997" table:style-name="ce36">
            <text:p>35,414.5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17214" table:style-name="ce40">
            <text:p>17214</text:p>
          </table:table-cell>
          <table:table-cell table:style-name="ce41"/>
          <table:table-cell office:value-type="string" table:style-name="ce42">
            <text:p>FABRICACAO DE PAPEL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721400" table:style-name="ce34">
            <text:p>1721400</text:p>
          </table:table-cell>
          <table:table-cell office:value-type="string" table:style-name="ce35">
            <text:p>Fabricação de papel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17222" table:style-name="ce40">
            <text:p>17222</text:p>
          </table:table-cell>
          <table:table-cell table:style-name="ce41"/>
          <table:table-cell office:value-type="string" table:style-name="ce42">
            <text:p>FABRICACAO DE CARTOLINA E PAPEL-CARTAO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722200" table:style-name="ce34">
            <text:p>1722200</text:p>
          </table:table-cell>
          <table:table-cell office:value-type="string" table:style-name="ce35">
            <text:p>Fabricação de cartolina e papel-cartão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office:value-type="float" office:value="173" table:style-name="ce39">
            <text:p>173</text:p>
          </table:table-cell>
          <table:table-cell table:style-name="ce40"/>
          <table:table-cell table:style-name="ce41"/>
          <table:table-cell office:value-type="string" table:style-name="ce42">
            <text:p>FABRICACAO DE EMBALAGENS DE PAPEL, CARTOLINA, PAPEL-CARTAO E PAPELAO ONDULADO</text:p>
          </table:table-cell>
          <table:table-cell office:value-type="float" office:value="56305.55" table:style-name="ce43">
            <text:p>56,305.6</text:p>
          </table:table-cell>
          <table:table-cell office:value-type="float" office:value="84370.93" table:style-name="ce43">
            <text:p>84,370.9</text:p>
          </table:table-cell>
          <table:table-cell office:value-type="float" office:value="85067.1" table:style-name="ce43">
            <text:p>85,067.1</text:p>
          </table:table-cell>
          <table:table-cell office:value-type="float" office:value="76178.59" table:style-name="ce43">
            <text:p>76,178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17311" table:style-name="ce33">
            <text:p>17311</text:p>
          </table:table-cell>
          <table:table-cell table:style-name="ce34"/>
          <table:table-cell office:value-type="string" table:style-name="ce35">
            <text:p>FABRICACAO DE EMBALAGENS DE PAPEL</text:p>
          </table:table-cell>
          <table:table-cell office:value-type="float" office:value="12019.66" table:style-name="ce36">
            <text:p>12,019.7</text:p>
          </table:table-cell>
          <table:table-cell office:value-type="float" office:value="14613.6" table:style-name="ce36">
            <text:p>14,613.6</text:p>
          </table:table-cell>
          <table:table-cell office:value-type="float" office:value="21388.7" table:style-name="ce36">
            <text:p>21,388.7</text:p>
          </table:table-cell>
          <table:table-cell office:value-type="float" office:value="14339.1" table:style-name="ce36">
            <text:p>14,339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731100" table:style-name="ce41">
            <text:p>1731100</text:p>
          </table:table-cell>
          <table:table-cell office:value-type="string" table:style-name="ce42">
            <text:p>Fabricação de embalagens de papel</text:p>
          </table:table-cell>
          <table:table-cell office:value-type="float" office:value="12019.66" table:style-name="ce43">
            <text:p>12,019.7</text:p>
          </table:table-cell>
          <table:table-cell office:value-type="float" office:value="14613.6" table:style-name="ce43">
            <text:p>14,613.6</text:p>
          </table:table-cell>
          <table:table-cell office:value-type="float" office:value="21388.7" table:style-name="ce43">
            <text:p>21,388.7</text:p>
          </table:table-cell>
          <table:table-cell office:value-type="float" office:value="14339.1" table:style-name="ce43">
            <text:p>14,339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17320" table:style-name="ce33">
            <text:p>17320</text:p>
          </table:table-cell>
          <table:table-cell table:style-name="ce34"/>
          <table:table-cell office:value-type="string" table:style-name="ce35">
            <text:p>FABRICACAO DE EMBALAGENS DE CARTOLINA E PAPEL-CARTAO</text:p>
          </table:table-cell>
          <table:table-cell office:value-type="float" office:value="8010.57" table:style-name="ce36">
            <text:p>8,010.6</text:p>
          </table:table-cell>
          <table:table-cell office:value-type="float" office:value="18141.080000000002" table:style-name="ce36">
            <text:p>18,141.1</text:p>
          </table:table-cell>
          <table:table-cell office:value-type="float" office:value="12493.12" table:style-name="ce36">
            <text:p>12,493.1</text:p>
          </table:table-cell>
          <table:table-cell office:value-type="float" office:value="11798.53" table:style-name="ce36">
            <text:p>11,798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732000" table:style-name="ce41">
            <text:p>1732000</text:p>
          </table:table-cell>
          <table:table-cell office:value-type="string" table:style-name="ce42">
            <text:p>Fabricação de embalagens de cartolina e papel-cartão</text:p>
          </table:table-cell>
          <table:table-cell office:value-type="float" office:value="8010.57" table:style-name="ce43">
            <text:p>8,010.6</text:p>
          </table:table-cell>
          <table:table-cell office:value-type="float" office:value="18141.080000000002" table:style-name="ce43">
            <text:p>18,141.1</text:p>
          </table:table-cell>
          <table:table-cell office:value-type="float" office:value="12493.12" table:style-name="ce43">
            <text:p>12,493.1</text:p>
          </table:table-cell>
          <table:table-cell office:value-type="float" office:value="11798.53" table:style-name="ce43">
            <text:p>11,798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17338" table:style-name="ce33">
            <text:p>17338</text:p>
          </table:table-cell>
          <table:table-cell table:style-name="ce34"/>
          <table:table-cell office:value-type="string" table:style-name="ce35">
            <text:p>FABRICACAO DE CHAPAS E DE EMBALAGENS DE PAPELAO ONDULADO</text:p>
          </table:table-cell>
          <table:table-cell office:value-type="float" office:value="36275.31" table:style-name="ce36">
            <text:p>36,275.3</text:p>
          </table:table-cell>
          <table:table-cell office:value-type="float" office:value="51616.25" table:style-name="ce36">
            <text:p>51,616.3</text:p>
          </table:table-cell>
          <table:table-cell office:value-type="float" office:value="51185.27" table:style-name="ce36">
            <text:p>51,185.3</text:p>
          </table:table-cell>
          <table:table-cell office:value-type="float" office:value="50040.959999999999" table:style-name="ce36">
            <text:p>50,041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733800" table:style-name="ce41">
            <text:p>1733800</text:p>
          </table:table-cell>
          <table:table-cell office:value-type="string" table:style-name="ce42">
            <text:p>Fabricação de chapas e de embalagens de papelão ondulado</text:p>
          </table:table-cell>
          <table:table-cell office:value-type="float" office:value="36275.31" table:style-name="ce43">
            <text:p>36,275.3</text:p>
          </table:table-cell>
          <table:table-cell office:value-type="float" office:value="51616.25" table:style-name="ce43">
            <text:p>51,616.3</text:p>
          </table:table-cell>
          <table:table-cell office:value-type="float" office:value="51185.27" table:style-name="ce43">
            <text:p>51,185.3</text:p>
          </table:table-cell>
          <table:table-cell office:value-type="float" office:value="50040.959999999999" table:style-name="ce43">
            <text:p>50,041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office:value-type="float" office:value="174" table:style-name="ce32">
            <text:p>174</text:p>
          </table:table-cell>
          <table:table-cell table:style-name="ce33"/>
          <table:table-cell table:style-name="ce34"/>
          <table:table-cell office:value-type="string" table:style-name="ce35">
            <text:p>FABRICACAO DE PRODUTOS DIVERSOS DE PAPEL, CARTOLINA, PAPEL-CARTAO E PAPELAO ONDULADO</text:p>
          </table:table-cell>
          <table:table-cell office:value-type="float" office:value="76957.350000000006" table:style-name="ce36">
            <text:p>76,957.4</text:p>
          </table:table-cell>
          <table:table-cell office:value-type="float" office:value="88194.4" table:style-name="ce36">
            <text:p>88,194.4</text:p>
          </table:table-cell>
          <table:table-cell office:value-type="float" office:value="81866.210000000006" table:style-name="ce36">
            <text:p>81,866.2</text:p>
          </table:table-cell>
          <table:table-cell office:value-type="float" office:value="89013.09" table:style-name="ce36">
            <text:p>89,013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0">
          <table:table-cell table:style-name="ce38"/>
          <table:table-cell table:style-name="ce39"/>
          <table:table-cell office:value-type="float" office:value="17419" table:style-name="ce40">
            <text:p>17419</text:p>
          </table:table-cell>
          <table:table-cell table:style-name="ce41"/>
          <table:table-cell office:value-type="string" table:style-name="ce42">
            <text:p>FABRICACAO DE PRODUTOS DE PAPEL, CARTOLINA, PAPEL-CARTAO E PAPELAO ONDULADO PARA USO COMERCIAL E DE ESCRITORIO</text:p>
          </table:table-cell>
          <table:table-cell office:value-type="float" office:value="18557.64" table:style-name="ce43">
            <text:p>18,557.6</text:p>
          </table:table-cell>
          <table:table-cell office:value-type="float" office:value="12691.52" table:style-name="ce43">
            <text:p>12,691.5</text:p>
          </table:table-cell>
          <table:table-cell office:value-type="float" office:value="10781.67" table:style-name="ce43">
            <text:p>10,781.7</text:p>
          </table:table-cell>
          <table:table-cell office:value-type="float" office:value="8812.08" table:style-name="ce43">
            <text:p>8,812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741901" table:style-name="ce34">
            <text:p>1741901</text:p>
          </table:table-cell>
          <table:table-cell office:value-type="string" table:style-name="ce35">
            <text:p>Fabricação de formulários contínuos</text:p>
          </table:table-cell>
          <table:table-cell office:value-type="float" office:value="237.5" table:style-name="ce36">
            <text:p>237.5</text:p>
          </table:table-cell>
          <table:table-cell office:value-type="float" office:value="95.28" table:style-name="ce36">
            <text:p>95.3</text:p>
          </table:table-cell>
          <table:table-cell office:value-type="float" office:value="49.44" table:style-name="ce36">
            <text:p>49.4</text:p>
          </table:table-cell>
          <table:table-cell office:value-type="float" office:value="190.26" table:style-name="ce36">
            <text:p>190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1741902" table:style-name="ce41">
            <text:p>1741902</text:p>
          </table:table-cell>
          <table:table-cell office:value-type="string" table:style-name="ce42">
            <text:p>Fabricação de produtos de papel, cartolina, papel-cartão e papelão ondulado para uso industrial, comercial e de escritório, exceto formulário contínuo</text:p>
          </table:table-cell>
          <table:table-cell office:value-type="float" office:value="18320.150000000001" table:style-name="ce43">
            <text:p>18,320.2</text:p>
          </table:table-cell>
          <table:table-cell office:value-type="float" office:value="12596.25" table:style-name="ce43">
            <text:p>12,596.3</text:p>
          </table:table-cell>
          <table:table-cell office:value-type="float" office:value="10732.24" table:style-name="ce43">
            <text:p>10,732.2</text:p>
          </table:table-cell>
          <table:table-cell office:value-type="float" office:value="8621.82" table:style-name="ce43">
            <text:p>8,621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17427" table:style-name="ce33">
            <text:p>17427</text:p>
          </table:table-cell>
          <table:table-cell table:style-name="ce34"/>
          <table:table-cell office:value-type="string" table:style-name="ce35">
            <text:p>FABRICACAO DE PRODUTOS DE PAPEL PARA USOS DOMESTICO E HIGIENICO-SANITARIO</text:p>
          </table:table-cell>
          <table:table-cell office:value-type="float" office:value="42918.85" table:style-name="ce36">
            <text:p>42,918.9</text:p>
          </table:table-cell>
          <table:table-cell office:value-type="float" office:value="50025.08" table:style-name="ce36">
            <text:p>50,025.1</text:p>
          </table:table-cell>
          <table:table-cell office:value-type="float" office:value="45009.63" table:style-name="ce36">
            <text:p>45,009.6</text:p>
          </table:table-cell>
          <table:table-cell office:value-type="float" office:value="46172.59" table:style-name="ce36">
            <text:p>46,172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742701" table:style-name="ce41">
            <text:p>1742701</text:p>
          </table:table-cell>
          <table:table-cell office:value-type="string" table:style-name="ce42">
            <text:p>Fabricação de fraldas descartáveis</text:p>
          </table:table-cell>
          <table:table-cell office:value-type="float" office:value="30506.6" table:style-name="ce43">
            <text:p>30,506.6</text:p>
          </table:table-cell>
          <table:table-cell office:value-type="float" office:value="33225.17" table:style-name="ce43">
            <text:p>33,225.2</text:p>
          </table:table-cell>
          <table:table-cell office:value-type="float" office:value="33913.660000000003" table:style-name="ce43">
            <text:p>33,913.7</text:p>
          </table:table-cell>
          <table:table-cell office:value-type="float" office:value="36599.230000000003" table:style-name="ce43">
            <text:p>36,599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742702" table:style-name="ce34">
            <text:p>1742702</text:p>
          </table:table-cell>
          <table:table-cell office:value-type="string" table:style-name="ce35">
            <text:p>Fabricação de absorventes higiênicos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1742799" table:style-name="ce41">
            <text:p>1742799</text:p>
          </table:table-cell>
          <table:table-cell office:value-type="string" table:style-name="ce42">
            <text:p>Fabricação de produtos de papel para uso doméstico e higiênico-sanitário não especificados anteriormente</text:p>
          </table:table-cell>
          <table:table-cell office:value-type="float" office:value="12412.25" table:style-name="ce43">
            <text:p>12,412.3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0">
          <table:table-cell table:style-name="ce31"/>
          <table:table-cell table:style-name="ce32"/>
          <table:table-cell office:value-type="float" office:value="17494" table:style-name="ce33">
            <text:p>17494</text:p>
          </table:table-cell>
          <table:table-cell table:style-name="ce34"/>
          <table:table-cell office:value-type="string" table:style-name="ce35">
            <text:p>FABRICACAO DE PRODUTOS DE PASTAS CELULOSICAS, PAPEL, CARTOLINA, PAPEL-CARTAO E PAPELAO ONDULADO NAO ESPECIFICADOS ANTERIORMENTE</text:p>
          </table:table-cell>
          <table:table-cell office:value-type="float" office:value="15480.86" table:style-name="ce36">
            <text:p>15,480.9</text:p>
          </table:table-cell>
          <table:table-cell office:value-type="float" office:value="25477.79" table:style-name="ce36">
            <text:p>25,477.8</text:p>
          </table:table-cell>
          <table:table-cell office:value-type="float" office:value="26074.9" table:style-name="ce36">
            <text:p>26,074.9</text:p>
          </table:table-cell>
          <table:table-cell office:value-type="float" office:value="34028.42" table:style-name="ce36">
            <text:p>34,028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1749400" table:style-name="ce41">
            <text:p>1749400</text:p>
          </table:table-cell>
          <table:table-cell office:value-type="string" table:style-name="ce42">
            <text:p>Fabricação de produtos de pastas celulósicas, papel, cartolina, papel-cartão e papelão ondulado não especificados anteriormente</text:p>
          </table:table-cell>
          <table:table-cell office:value-type="float" office:value="15480.86" table:style-name="ce43">
            <text:p>15,480.9</text:p>
          </table:table-cell>
          <table:table-cell office:value-type="float" office:value="25477.79" table:style-name="ce43">
            <text:p>25,477.8</text:p>
          </table:table-cell>
          <table:table-cell office:value-type="float" office:value="26074.9" table:style-name="ce43">
            <text:p>26,074.9</text:p>
          </table:table-cell>
          <table:table-cell office:value-type="float" office:value="34028.42" table:style-name="ce43">
            <text:p>34,028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office:value-type="float" office:value="18" table:style-name="ce31">
            <text:p>18</text:p>
          </table:table-cell>
          <table:table-cell table:style-name="ce32"/>
          <table:table-cell table:style-name="ce33"/>
          <table:table-cell table:style-name="ce34"/>
          <table:table-cell office:value-type="string" table:style-name="ce35">
            <text:p>IMPRESSAO E REPRODUCAO DE GRAVACOES</text:p>
          </table:table-cell>
          <table:table-cell office:value-type="float" office:value="21528.36" table:style-name="ce36">
            <text:p>21,528.4</text:p>
          </table:table-cell>
          <table:table-cell office:value-type="float" office:value="23322.58" table:style-name="ce36">
            <text:p>23,322.6</text:p>
          </table:table-cell>
          <table:table-cell office:value-type="float" office:value="25374.19" table:style-name="ce36">
            <text:p>25,374.2</text:p>
          </table:table-cell>
          <table:table-cell office:value-type="float" office:value="24199.39" table:style-name="ce36">
            <text:p>24,199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181" table:style-name="ce39">
            <text:p>181</text:p>
          </table:table-cell>
          <table:table-cell table:style-name="ce40"/>
          <table:table-cell table:style-name="ce41"/>
          <table:table-cell office:value-type="string" table:style-name="ce42">
            <text:p>ATIVIDADE DE IMPRESSAO</text:p>
          </table:table-cell>
          <table:table-cell office:value-type="float" office:value="15916.06" table:style-name="ce43">
            <text:p>15,916.1</text:p>
          </table:table-cell>
          <table:table-cell office:value-type="float" office:value="18363.18" table:style-name="ce43">
            <text:p>18,363.2</text:p>
          </table:table-cell>
          <table:table-cell office:value-type="float" office:value="18504.39" table:style-name="ce43">
            <text:p>18,504.4</text:p>
          </table:table-cell>
          <table:table-cell office:value-type="float" office:value="19754.310000000001" table:style-name="ce43">
            <text:p>19,754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18113" table:style-name="ce33">
            <text:p>18113</text:p>
          </table:table-cell>
          <table:table-cell table:style-name="ce34"/>
          <table:table-cell office:value-type="string" table:style-name="ce35">
            <text:p>IMPRESSAO DE JORNAIS, LIVROS, REVISTAS E OUTRAS PUBLICACOES PERIODICAS</text:p>
          </table:table-cell>
          <table:table-cell office:value-type="float" office:value="978.26" table:style-name="ce36">
            <text:p>978.3</text:p>
          </table:table-cell>
          <table:table-cell office:value-type="float" office:value="1107.51" table:style-name="ce36">
            <text:p>1,107.5</text:p>
          </table:table-cell>
          <table:table-cell office:value-type="float" office:value="703.26" table:style-name="ce36">
            <text:p>703.3</text:p>
          </table:table-cell>
          <table:table-cell office:value-type="float" office:value="934.03" table:style-name="ce36">
            <text:p>934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811301" table:style-name="ce41">
            <text:p>1811301</text:p>
          </table:table-cell>
          <table:table-cell office:value-type="string" table:style-name="ce42">
            <text:p>Impressão de jornai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811302" table:style-name="ce34">
            <text:p>1811302</text:p>
          </table:table-cell>
          <table:table-cell office:value-type="string" table:style-name="ce35">
            <text:p>Impressão de livros, revistas e outras publicações periódica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18121" table:style-name="ce40">
            <text:p>18121</text:p>
          </table:table-cell>
          <table:table-cell table:style-name="ce41"/>
          <table:table-cell office:value-type="string" table:style-name="ce42">
            <text:p>IMPRESSAO DE MATERIAL DE SEGURANCA</text:p>
          </table:table-cell>
          <table:table-cell office:value-type="float" office:value="5097.97" table:style-name="ce43">
            <text:p>5,098.0</text:p>
          </table:table-cell>
          <table:table-cell office:value-type="float" office:value="5544.84" table:style-name="ce43">
            <text:p>5,544.8</text:p>
          </table:table-cell>
          <table:table-cell office:value-type="float" office:value="6594" table:style-name="ce43">
            <text:p>6,594.0</text:p>
          </table:table-cell>
          <table:table-cell office:value-type="float" office:value="6366.69" table:style-name="ce43">
            <text:p>6,366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812100" table:style-name="ce34">
            <text:p>1812100</text:p>
          </table:table-cell>
          <table:table-cell office:value-type="string" table:style-name="ce35">
            <text:p>Impressão de material de segurança</text:p>
          </table:table-cell>
          <table:table-cell office:value-type="float" office:value="5097.97" table:style-name="ce36">
            <text:p>5,098.0</text:p>
          </table:table-cell>
          <table:table-cell office:value-type="float" office:value="5544.84" table:style-name="ce36">
            <text:p>5,544.8</text:p>
          </table:table-cell>
          <table:table-cell office:value-type="float" office:value="6594" table:style-name="ce36">
            <text:p>6,594.0</text:p>
          </table:table-cell>
          <table:table-cell office:value-type="float" office:value="6366.69" table:style-name="ce36">
            <text:p>6,366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18130" table:style-name="ce40">
            <text:p>18130</text:p>
          </table:table-cell>
          <table:table-cell table:style-name="ce41"/>
          <table:table-cell office:value-type="string" table:style-name="ce42">
            <text:p>IMPRESSAO DE MATERIAIS PARA OUTROS USOS</text:p>
          </table:table-cell>
          <table:table-cell office:value-type="float" office:value="9839.83" table:style-name="ce43">
            <text:p>9,839.8</text:p>
          </table:table-cell>
          <table:table-cell office:value-type="float" office:value="11710.83" table:style-name="ce43">
            <text:p>11,710.8</text:p>
          </table:table-cell>
          <table:table-cell office:value-type="float" office:value="11207.13" table:style-name="ce43">
            <text:p>11,207.1</text:p>
          </table:table-cell>
          <table:table-cell office:value-type="float" office:value="12453.58" table:style-name="ce43">
            <text:p>12,453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813001" table:style-name="ce34">
            <text:p>1813001</text:p>
          </table:table-cell>
          <table:table-cell office:value-type="string" table:style-name="ce35">
            <text:p>Impressão de material para uso publicitário</text:p>
          </table:table-cell>
          <table:table-cell office:value-type="float" office:value="2677.96" table:style-name="ce36">
            <text:p>2,678.0</text:p>
          </table:table-cell>
          <table:table-cell office:value-type="float" office:value="3078.72" table:style-name="ce36">
            <text:p>3,078.7</text:p>
          </table:table-cell>
          <table:table-cell office:value-type="float" office:value="1975.99" table:style-name="ce36">
            <text:p>1,976.0</text:p>
          </table:table-cell>
          <table:table-cell office:value-type="float" office:value="3195.87" table:style-name="ce36">
            <text:p>3,195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813099" table:style-name="ce41">
            <text:p>1813099</text:p>
          </table:table-cell>
          <table:table-cell office:value-type="string" table:style-name="ce42">
            <text:p>Impressão de material para outros usos</text:p>
          </table:table-cell>
          <table:table-cell office:value-type="float" office:value="7161.86" table:style-name="ce43">
            <text:p>7,161.9</text:p>
          </table:table-cell>
          <table:table-cell office:value-type="float" office:value="8632.11" table:style-name="ce43">
            <text:p>8,632.1</text:p>
          </table:table-cell>
          <table:table-cell office:value-type="float" office:value="9231.15" table:style-name="ce43">
            <text:p>9,231.2</text:p>
          </table:table-cell>
          <table:table-cell office:value-type="float" office:value="9257.7099999999991" table:style-name="ce43">
            <text:p>9,257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182" table:style-name="ce32">
            <text:p>182</text:p>
          </table:table-cell>
          <table:table-cell table:style-name="ce33"/>
          <table:table-cell table:style-name="ce34"/>
          <table:table-cell office:value-type="string" table:style-name="ce35">
            <text:p>SERVICOS DE PRE-IMPRESSAO E ACABAMENTOS GRAFICO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18211" table:style-name="ce40">
            <text:p>18211</text:p>
          </table:table-cell>
          <table:table-cell table:style-name="ce41"/>
          <table:table-cell office:value-type="string" table:style-name="ce42">
            <text:p>SERVICOS DE PRE-IMPRESSAO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821100" table:style-name="ce34">
            <text:p>1821100</text:p>
          </table:table-cell>
          <table:table-cell office:value-type="string" table:style-name="ce35">
            <text:p>Serviços de pré-impressão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18229" table:style-name="ce40">
            <text:p>18229</text:p>
          </table:table-cell>
          <table:table-cell table:style-name="ce41"/>
          <table:table-cell office:value-type="string" table:style-name="ce42">
            <text:p>SERVICOS DE ACABAMENTOS GRAFICO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822901" table:style-name="ce34">
            <text:p>1822901</text:p>
          </table:table-cell>
          <table:table-cell office:value-type="string" table:style-name="ce35">
            <text:p>Serviços de encadernação e plastificação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822999" table:style-name="ce41">
            <text:p>1822999</text:p>
          </table:table-cell>
          <table:table-cell office:value-type="string" table:style-name="ce42">
            <text:p>Serviços de acabamentos gráficos, exceto encadernação e plastificação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183" table:style-name="ce32">
            <text:p>183</text:p>
          </table:table-cell>
          <table:table-cell table:style-name="ce33"/>
          <table:table-cell table:style-name="ce34"/>
          <table:table-cell office:value-type="string" table:style-name="ce35">
            <text:p>REPRODUCAO DE MATERIAIS GRAVADOS EM QUALQUER SUPORTE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18300" table:style-name="ce40">
            <text:p>18300</text:p>
          </table:table-cell>
          <table:table-cell table:style-name="ce41"/>
          <table:table-cell office:value-type="string" table:style-name="ce42">
            <text:p>REPRODUCAO DE MATERIAIS GRAVADOS EM QUALQUER SUPORTE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830001" table:style-name="ce34">
            <text:p>1830001</text:p>
          </table:table-cell>
          <table:table-cell office:value-type="string" table:style-name="ce35">
            <text:p>Reprodução de som em qualquer suporte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830002" table:style-name="ce41">
            <text:p>1830002</text:p>
          </table:table-cell>
          <table:table-cell office:value-type="string" table:style-name="ce42">
            <text:p>Reprodução de vídeo em qualquer suporte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830003" table:style-name="ce34">
            <text:p>1830003</text:p>
          </table:table-cell>
          <table:table-cell office:value-type="string" table:style-name="ce35">
            <text:p>Reprodução de software em qualquer suporte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office:value-type="float" office:value="19" table:style-name="ce38">
            <text:p>19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FABRICACAO DE COQUE, DE PRODUTOS DERIVADOS DO PETROLEO E DE BIOCOMBUSTIVEIS</text:p>
          </table:table-cell>
          <table:table-cell office:value-type="float" office:value="812199.42" table:style-name="ce43">
            <text:p>812,199.4</text:p>
          </table:table-cell>
          <table:table-cell office:value-type="float" office:value="1136739.3500000001" table:style-name="ce43">
            <text:p>1,136,739.4</text:p>
          </table:table-cell>
          <table:table-cell office:value-type="float" office:value="1047222.72" table:style-name="ce43">
            <text:p>1,047,222.7</text:p>
          </table:table-cell>
          <table:table-cell office:value-type="float" office:value="501012.68" table:style-name="ce43">
            <text:p>501,012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191" table:style-name="ce32">
            <text:p>191</text:p>
          </table:table-cell>
          <table:table-cell table:style-name="ce33"/>
          <table:table-cell table:style-name="ce34"/>
          <table:table-cell office:value-type="string" table:style-name="ce35">
            <text:p>Coqueria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19101" table:style-name="ce40">
            <text:p>19101</text:p>
          </table:table-cell>
          <table:table-cell table:style-name="ce41"/>
          <table:table-cell office:value-type="string" table:style-name="ce42">
            <text:p>Coqueria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910100" table:style-name="ce34">
            <text:p>1910100</text:p>
          </table:table-cell>
          <table:table-cell office:value-type="string" table:style-name="ce35">
            <text:p>Coqueria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192" table:style-name="ce39">
            <text:p>192</text:p>
          </table:table-cell>
          <table:table-cell table:style-name="ce40"/>
          <table:table-cell table:style-name="ce41"/>
          <table:table-cell office:value-type="string" table:style-name="ce42">
            <text:p>FABRICACAO DE PRODUTOS DERIVADOS DO PETROLEO</text:p>
          </table:table-cell>
          <table:table-cell office:value-type="float" office:value="789197.35" table:style-name="ce43">
            <text:p>789,197.4</text:p>
          </table:table-cell>
          <table:table-cell office:value-type="float" office:value="1112218.6299999999" table:style-name="ce43">
            <text:p>1,112,218.6</text:p>
          </table:table-cell>
          <table:table-cell office:value-type="float" office:value="1015840.71" table:style-name="ce43">
            <text:p>1,015,840.7</text:p>
          </table:table-cell>
          <table:table-cell office:value-type="float" office:value="469076.72" table:style-name="ce43">
            <text:p>469,076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19217" table:style-name="ce33">
            <text:p>19217</text:p>
          </table:table-cell>
          <table:table-cell table:style-name="ce34"/>
          <table:table-cell office:value-type="string" table:style-name="ce35">
            <text:p>FABRICACAO DE PRODUTOS DO REFINO DE PETROLEO</text:p>
          </table:table-cell>
          <table:table-cell office:value-type="float" office:value="741201.99" table:style-name="ce36">
            <text:p>741,202.0</text:p>
          </table:table-cell>
          <table:table-cell office:value-type="float" office:value="1063892.57" table:style-name="ce36">
            <text:p>1,063,892.6</text:p>
          </table:table-cell>
          <table:table-cell office:value-type="float" office:value="959499.58" table:style-name="ce36">
            <text:p>959,499.6</text:p>
          </table:table-cell>
          <table:table-cell office:value-type="float" office:value="405170.54" table:style-name="ce36">
            <text:p>405,170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921700" table:style-name="ce41">
            <text:p>1921700</text:p>
          </table:table-cell>
          <table:table-cell office:value-type="string" table:style-name="ce42">
            <text:p>Fabricação de produtos do refino de petróleo</text:p>
          </table:table-cell>
          <table:table-cell office:value-type="float" office:value="741201.99" table:style-name="ce43">
            <text:p>741,202.0</text:p>
          </table:table-cell>
          <table:table-cell office:value-type="float" office:value="1063892.57" table:style-name="ce43">
            <text:p>1,063,892.6</text:p>
          </table:table-cell>
          <table:table-cell office:value-type="float" office:value="959499.58" table:style-name="ce43">
            <text:p>959,499.6</text:p>
          </table:table-cell>
          <table:table-cell office:value-type="float" office:value="405170.54" table:style-name="ce43">
            <text:p>405,170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19225" table:style-name="ce33">
            <text:p>19225</text:p>
          </table:table-cell>
          <table:table-cell table:style-name="ce34"/>
          <table:table-cell office:value-type="string" table:style-name="ce35">
            <text:p>FABRICACAO DE PRODUTOS DERIVADOS DO PETROLEO, EXCETO PRODUTOS DO REFINO</text:p>
          </table:table-cell>
          <table:table-cell office:value-type="float" office:value="47995.360000000001" table:style-name="ce36">
            <text:p>47,995.4</text:p>
          </table:table-cell>
          <table:table-cell office:value-type="float" office:value="48326.06" table:style-name="ce36">
            <text:p>48,326.1</text:p>
          </table:table-cell>
          <table:table-cell office:value-type="float" office:value="56341.13" table:style-name="ce36">
            <text:p>56,341.1</text:p>
          </table:table-cell>
          <table:table-cell office:value-type="float" office:value="63906.18" table:style-name="ce36">
            <text:p>63,906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1922501" table:style-name="ce41">
            <text:p>1922501</text:p>
          </table:table-cell>
          <table:table-cell office:value-type="string" table:style-name="ce42">
            <text:p>Formulação de combustívei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922502" table:style-name="ce34">
            <text:p>1922502</text:p>
          </table:table-cell>
          <table:table-cell office:value-type="string" table:style-name="ce35">
            <text:p>Rerrefino de óleos lubrificante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1922599" table:style-name="ce41">
            <text:p>1922599</text:p>
          </table:table-cell>
          <table:table-cell office:value-type="string" table:style-name="ce42">
            <text:p>Fabricação de outros produtos derivados do petróleo, exceto produtos do refino</text:p>
          </table:table-cell>
          <table:table-cell office:value-type="float" office:value="44877.15" table:style-name="ce43">
            <text:p>44,877.2</text:p>
          </table:table-cell>
          <table:table-cell office:value-type="float" office:value="44735.99" table:style-name="ce43">
            <text:p>44,736.0</text:p>
          </table:table-cell>
          <table:table-cell office:value-type="float" office:value="52856.1" table:style-name="ce43">
            <text:p>52,856.1</text:p>
          </table:table-cell>
          <table:table-cell office:value-type="float" office:value="60046.3" table:style-name="ce43">
            <text:p>60,046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193" table:style-name="ce32">
            <text:p>193</text:p>
          </table:table-cell>
          <table:table-cell table:style-name="ce33"/>
          <table:table-cell table:style-name="ce34"/>
          <table:table-cell office:value-type="string" table:style-name="ce35">
            <text:p>FABRICACAO DE BIOCOMBUSTIVEIS</text:p>
          </table:table-cell>
          <table:table-cell office:value-type="float" office:value="23002.07" table:style-name="ce36">
            <text:p>23,002.1</text:p>
          </table:table-cell>
          <table:table-cell office:value-type="float" office:value="24520.720000000001" table:style-name="ce36">
            <text:p>24,520.7</text:p>
          </table:table-cell>
          <table:table-cell office:value-type="float" office:value="31382.01" table:style-name="ce36">
            <text:p>31,382.0</text:p>
          </table:table-cell>
          <table:table-cell office:value-type="float" office:value="31935.97" table:style-name="ce36">
            <text:p>31,936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19314" table:style-name="ce40">
            <text:p>19314</text:p>
          </table:table-cell>
          <table:table-cell table:style-name="ce41"/>
          <table:table-cell office:value-type="string" table:style-name="ce42">
            <text:p>FABRICACAO DE ALCOOL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float" office:value="31935.97" table:style-name="ce43">
            <text:p>31,936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931400" table:style-name="ce34">
            <text:p>1931400</text:p>
          </table:table-cell>
          <table:table-cell office:value-type="string" table:style-name="ce35">
            <text:p>Fabricação de álcool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31935.97" table:style-name="ce36">
            <text:p>31,936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19322" table:style-name="ce40">
            <text:p>19322</text:p>
          </table:table-cell>
          <table:table-cell table:style-name="ce41"/>
          <table:table-cell office:value-type="string" table:style-name="ce42">
            <text:p>FABRICACAO DE BIOCOMBUSTIVEIS, EXCETO ALCOOL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1932200" table:style-name="ce34">
            <text:p>1932200</text:p>
          </table:table-cell>
          <table:table-cell office:value-type="string" table:style-name="ce35">
            <text:p>Fabricação de biocombustíveis, exceto álcool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office:value-type="float" office:value="20" table:style-name="ce38">
            <text:p>20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FABRICACAO DE PRODUTOS QUIMICOS</text:p>
          </table:table-cell>
          <table:table-cell office:value-type="float" office:value="911726.07" table:style-name="ce43">
            <text:p>911,726.1</text:p>
          </table:table-cell>
          <table:table-cell office:value-type="float" office:value="940222.73" table:style-name="ce43">
            <text:p>940,222.7</text:p>
          </table:table-cell>
          <table:table-cell office:value-type="float" office:value="1056485.9099999999" table:style-name="ce43">
            <text:p>1,056,485.9</text:p>
          </table:table-cell>
          <table:table-cell office:value-type="float" office:value="1044762.73" table:style-name="ce43">
            <text:p>1,044,762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201" table:style-name="ce32">
            <text:p>201</text:p>
          </table:table-cell>
          <table:table-cell table:style-name="ce33"/>
          <table:table-cell table:style-name="ce34"/>
          <table:table-cell office:value-type="string" table:style-name="ce35">
            <text:p>FABRICACAO DE PRODUTOS QUIMICOS INORGANICOS</text:p>
          </table:table-cell>
          <table:table-cell office:value-type="float" office:value="75328.53" table:style-name="ce36">
            <text:p>75,328.5</text:p>
          </table:table-cell>
          <table:table-cell office:value-type="float" office:value="76105.17" table:style-name="ce36">
            <text:p>76,105.2</text:p>
          </table:table-cell>
          <table:table-cell office:value-type="float" office:value="89367.31" table:style-name="ce36">
            <text:p>89,367.3</text:p>
          </table:table-cell>
          <table:table-cell office:value-type="float" office:value="95373.59" table:style-name="ce36">
            <text:p>95,373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20118" table:style-name="ce40">
            <text:p>20118</text:p>
          </table:table-cell>
          <table:table-cell table:style-name="ce41"/>
          <table:table-cell office:value-type="string" table:style-name="ce42">
            <text:p>FABRICACAO DE CLORO E ALCALI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011800" table:style-name="ce34">
            <text:p>2011800</text:p>
          </table:table-cell>
          <table:table-cell office:value-type="string" table:style-name="ce35">
            <text:p>Fabricação de cloro e álcali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20126" table:style-name="ce40">
            <text:p>20126</text:p>
          </table:table-cell>
          <table:table-cell table:style-name="ce41"/>
          <table:table-cell office:value-type="string" table:style-name="ce42">
            <text:p>FABRICACAO DE INTERMEDIARIOS PARA FERTILIZANTE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012600" table:style-name="ce34">
            <text:p>2012600</text:p>
          </table:table-cell>
          <table:table-cell office:value-type="string" table:style-name="ce35">
            <text:p>Fabricação de intermediários para fertilizante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20134" table:style-name="ce40">
            <text:p>20134</text:p>
          </table:table-cell>
          <table:table-cell table:style-name="ce41"/>
          <table:table-cell office:value-type="string" table:style-name="ce42">
            <text:p>FABRICACAO DE ADUBOS E FERTILIZANTES</text:p>
          </table:table-cell>
          <table:table-cell office:value-type="float" office:value="13296.48" table:style-name="ce43">
            <text:p>13,296.5</text:p>
          </table:table-cell>
          <table:table-cell office:value-type="float" office:value="9355.0300000000007" table:style-name="ce43">
            <text:p>9,355.0</text:p>
          </table:table-cell>
          <table:table-cell office:value-type="float" office:value="10606.64" table:style-name="ce43">
            <text:p>10,606.6</text:p>
          </table:table-cell>
          <table:table-cell office:value-type="float" office:value="13129.97" table:style-name="ce43">
            <text:p>13,13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013401" table:style-name="ce34">
            <text:p>2013401</text:p>
          </table:table-cell>
          <table:table-cell office:value-type="string" table:style-name="ce35">
            <text:p>Fabricação de adubos e fertilizantes organo-minerais</text:p>
          </table:table-cell>
          <table:table-cell office:value-type="float" office:value="953.16" table:style-name="ce36">
            <text:p>953.2</text:p>
          </table:table-cell>
          <table:table-cell office:value-type="float" office:value="713.72" table:style-name="ce36">
            <text:p>713.7</text:p>
          </table:table-cell>
          <table:table-cell office:value-type="float" office:value="1606.47" table:style-name="ce36">
            <text:p>1,606.5</text:p>
          </table:table-cell>
          <table:table-cell office:value-type="float" office:value="1269.29" table:style-name="ce36">
            <text:p>1,269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013402" table:style-name="ce41">
            <text:p>2013402</text:p>
          </table:table-cell>
          <table:table-cell office:value-type="string" table:style-name="ce42">
            <text:p>Fabricação de adubos e fertilizantes, exceto organo-minerais</text:p>
          </table:table-cell>
          <table:table-cell office:value-type="float" office:value="12343.32" table:style-name="ce43">
            <text:p>12,343.3</text:p>
          </table:table-cell>
          <table:table-cell office:value-type="float" office:value="8641.31" table:style-name="ce43">
            <text:p>8,641.3</text:p>
          </table:table-cell>
          <table:table-cell office:value-type="float" office:value="9000.17" table:style-name="ce43">
            <text:p>9,000.2</text:p>
          </table:table-cell>
          <table:table-cell office:value-type="float" office:value="11860.68" table:style-name="ce43">
            <text:p>11,860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20142" table:style-name="ce33">
            <text:p>20142</text:p>
          </table:table-cell>
          <table:table-cell table:style-name="ce34"/>
          <table:table-cell office:value-type="string" table:style-name="ce35">
            <text:p>FABRICACAO DE GASES INDUSTRIAIS</text:p>
          </table:table-cell>
          <table:table-cell office:value-type="float" office:value="26450.09" table:style-name="ce36">
            <text:p>26,450.1</text:p>
          </table:table-cell>
          <table:table-cell office:value-type="float" office:value="20898.3" table:style-name="ce36">
            <text:p>20,898.3</text:p>
          </table:table-cell>
          <table:table-cell office:value-type="float" office:value="25072.63" table:style-name="ce36">
            <text:p>25,072.6</text:p>
          </table:table-cell>
          <table:table-cell office:value-type="float" office:value="32256.43" table:style-name="ce36">
            <text:p>32,256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014200" table:style-name="ce41">
            <text:p>2014200</text:p>
          </table:table-cell>
          <table:table-cell office:value-type="string" table:style-name="ce42">
            <text:p>Fabricação de gases industriais</text:p>
          </table:table-cell>
          <table:table-cell office:value-type="float" office:value="26450.09" table:style-name="ce43">
            <text:p>26,450.1</text:p>
          </table:table-cell>
          <table:table-cell office:value-type="float" office:value="20898.3" table:style-name="ce43">
            <text:p>20,898.3</text:p>
          </table:table-cell>
          <table:table-cell office:value-type="float" office:value="25072.63" table:style-name="ce43">
            <text:p>25,072.6</text:p>
          </table:table-cell>
          <table:table-cell office:value-type="float" office:value="32256.43" table:style-name="ce43">
            <text:p>32,256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20193" table:style-name="ce33">
            <text:p>20193</text:p>
          </table:table-cell>
          <table:table-cell table:style-name="ce34"/>
          <table:table-cell office:value-type="string" table:style-name="ce35">
            <text:p>FABRICACAO DE PRODUTOS QUIMICOS INORGANICOS NAO ESPECIFICADOS ANTERIORMENTE</text:p>
          </table:table-cell>
          <table:table-cell office:value-type="float" office:value="21518.38" table:style-name="ce36">
            <text:p>21,518.4</text:p>
          </table:table-cell>
          <table:table-cell office:value-type="float" office:value="27784.55" table:style-name="ce36">
            <text:p>27,784.6</text:p>
          </table:table-cell>
          <table:table-cell office:value-type="float" office:value="36475.730000000003" table:style-name="ce36">
            <text:p>36,475.7</text:p>
          </table:table-cell>
          <table:table-cell office:value-type="float" office:value="30043.87" table:style-name="ce36">
            <text:p>30,043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019301" table:style-name="ce41">
            <text:p>2019301</text:p>
          </table:table-cell>
          <table:table-cell office:value-type="string" table:style-name="ce42">
            <text:p>Elaboração de combustíveis nucleare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2019399" table:style-name="ce34">
            <text:p>2019399</text:p>
          </table:table-cell>
          <table:table-cell office:value-type="string" table:style-name="ce35">
            <text:p>Fabricação de outros produtos químicos inorgânicos não especificados anteriormente</text:p>
          </table:table-cell>
          <table:table-cell office:value-type="float" office:value="21518.38" table:style-name="ce36">
            <text:p>21,518.4</text:p>
          </table:table-cell>
          <table:table-cell office:value-type="float" office:value="27784.55" table:style-name="ce36">
            <text:p>27,784.6</text:p>
          </table:table-cell>
          <table:table-cell office:value-type="float" office:value="36475.730000000003" table:style-name="ce36">
            <text:p>36,475.7</text:p>
          </table:table-cell>
          <table:table-cell office:value-type="float" office:value="30043.87" table:style-name="ce36">
            <text:p>30,043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202" table:style-name="ce39">
            <text:p>202</text:p>
          </table:table-cell>
          <table:table-cell table:style-name="ce40"/>
          <table:table-cell table:style-name="ce41"/>
          <table:table-cell office:value-type="string" table:style-name="ce42">
            <text:p>FABRICACAO DE PRODUTOS QUIMICOS ORGANICOS</text:p>
          </table:table-cell>
          <table:table-cell office:value-type="float" office:value="256181.56" table:style-name="ce43">
            <text:p>256,181.6</text:p>
          </table:table-cell>
          <table:table-cell office:value-type="float" office:value="282084.62" table:style-name="ce43">
            <text:p>282,084.6</text:p>
          </table:table-cell>
          <table:table-cell office:value-type="float" office:value="298967.45" table:style-name="ce43">
            <text:p>298,967.5</text:p>
          </table:table-cell>
          <table:table-cell office:value-type="float" office:value="349602.32" table:style-name="ce43">
            <text:p>349,602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20215" table:style-name="ce33">
            <text:p>20215</text:p>
          </table:table-cell>
          <table:table-cell table:style-name="ce34"/>
          <table:table-cell office:value-type="string" table:style-name="ce35">
            <text:p>FABRICACAO DE PRODUTOS PETROQUIMICOS BASICOS</text:p>
          </table:table-cell>
          <table:table-cell office:value-type="float" office:value="164252.32999999999" table:style-name="ce36">
            <text:p>164,252.3</text:p>
          </table:table-cell>
          <table:table-cell office:value-type="float" office:value="175575.56" table:style-name="ce36">
            <text:p>175,575.6</text:p>
          </table:table-cell>
          <table:table-cell office:value-type="float" office:value="170977.22" table:style-name="ce36">
            <text:p>170,977.2</text:p>
          </table:table-cell>
          <table:table-cell office:value-type="float" office:value="224552.6" table:style-name="ce36">
            <text:p>224,552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021500" table:style-name="ce41">
            <text:p>2021500</text:p>
          </table:table-cell>
          <table:table-cell office:value-type="string" table:style-name="ce42">
            <text:p>Fabricação de produtos petroquímicos básicos</text:p>
          </table:table-cell>
          <table:table-cell office:value-type="float" office:value="164252.32999999999" table:style-name="ce43">
            <text:p>164,252.3</text:p>
          </table:table-cell>
          <table:table-cell office:value-type="float" office:value="175575.56" table:style-name="ce43">
            <text:p>175,575.6</text:p>
          </table:table-cell>
          <table:table-cell office:value-type="float" office:value="170977.22" table:style-name="ce43">
            <text:p>170,977.2</text:p>
          </table:table-cell>
          <table:table-cell office:value-type="float" office:value="224552.6" table:style-name="ce43">
            <text:p>224,552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20223" table:style-name="ce33">
            <text:p>20223</text:p>
          </table:table-cell>
          <table:table-cell table:style-name="ce34"/>
          <table:table-cell office:value-type="string" table:style-name="ce35">
            <text:p>FABRICACAO DE INTERMEDIARIOS PARA PLASTIFICANTES, RESINAS E FIBRAS</text:p>
          </table:table-cell>
          <table:table-cell office:value-type="float" office:value="12805.04" table:style-name="ce36">
            <text:p>12,805.0</text:p>
          </table:table-cell>
          <table:table-cell office:value-type="float" office:value="11172.83" table:style-name="ce36">
            <text:p>11,172.8</text:p>
          </table:table-cell>
          <table:table-cell office:value-type="float" office:value="20404.740000000002" table:style-name="ce36">
            <text:p>20,404.7</text:p>
          </table:table-cell>
          <table:table-cell office:value-type="float" office:value="20104.32" table:style-name="ce36">
            <text:p>20,104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022300" table:style-name="ce41">
            <text:p>2022300</text:p>
          </table:table-cell>
          <table:table-cell office:value-type="string" table:style-name="ce42">
            <text:p>Fabricação de intermediários para plastificantes, resinas e fibras</text:p>
          </table:table-cell>
          <table:table-cell office:value-type="float" office:value="12805.04" table:style-name="ce43">
            <text:p>12,805.0</text:p>
          </table:table-cell>
          <table:table-cell office:value-type="float" office:value="11172.83" table:style-name="ce43">
            <text:p>11,172.8</text:p>
          </table:table-cell>
          <table:table-cell office:value-type="float" office:value="20404.740000000002" table:style-name="ce43">
            <text:p>20,404.7</text:p>
          </table:table-cell>
          <table:table-cell office:value-type="float" office:value="20104.32" table:style-name="ce43">
            <text:p>20,104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20291" table:style-name="ce33">
            <text:p>20291</text:p>
          </table:table-cell>
          <table:table-cell table:style-name="ce34"/>
          <table:table-cell office:value-type="string" table:style-name="ce35">
            <text:p>FABRICACAO DE PRODUTOS QUIMICOS ORGANICOS NAO ESPECIFICADOS ANTERIORMENTE</text:p>
          </table:table-cell>
          <table:table-cell office:value-type="float" office:value="79124.19" table:style-name="ce36">
            <text:p>79,124.2</text:p>
          </table:table-cell>
          <table:table-cell office:value-type="float" office:value="95336.23" table:style-name="ce36">
            <text:p>95,336.2</text:p>
          </table:table-cell>
          <table:table-cell office:value-type="float" office:value="107585.49" table:style-name="ce36">
            <text:p>107,585.5</text:p>
          </table:table-cell>
          <table:table-cell office:value-type="float" office:value="104945.4" table:style-name="ce36">
            <text:p>104,945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2029100" table:style-name="ce41">
            <text:p>2029100</text:p>
          </table:table-cell>
          <table:table-cell office:value-type="string" table:style-name="ce42">
            <text:p>Fabricação de produtos químicos orgânicos não especificados anteriormente</text:p>
          </table:table-cell>
          <table:table-cell office:value-type="float" office:value="79124.19" table:style-name="ce43">
            <text:p>79,124.2</text:p>
          </table:table-cell>
          <table:table-cell office:value-type="float" office:value="95336.23" table:style-name="ce43">
            <text:p>95,336.2</text:p>
          </table:table-cell>
          <table:table-cell office:value-type="float" office:value="107585.49" table:style-name="ce43">
            <text:p>107,585.5</text:p>
          </table:table-cell>
          <table:table-cell office:value-type="float" office:value="104945.4" table:style-name="ce43">
            <text:p>104,945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203" table:style-name="ce32">
            <text:p>203</text:p>
          </table:table-cell>
          <table:table-cell table:style-name="ce33"/>
          <table:table-cell table:style-name="ce34"/>
          <table:table-cell office:value-type="string" table:style-name="ce35">
            <text:p>FABRICACAO DE RESINAS E ELASTOMEROS</text:p>
          </table:table-cell>
          <table:table-cell office:value-type="float" office:value="78579.06" table:style-name="ce36">
            <text:p>78,579.1</text:p>
          </table:table-cell>
          <table:table-cell office:value-type="float" office:value="97185.25" table:style-name="ce36">
            <text:p>97,185.3</text:p>
          </table:table-cell>
          <table:table-cell office:value-type="float" office:value="87823.47" table:style-name="ce36">
            <text:p>87,823.5</text:p>
          </table:table-cell>
          <table:table-cell office:value-type="float" office:value="91634.41" table:style-name="ce36">
            <text:p>91,634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20312" table:style-name="ce40">
            <text:p>20312</text:p>
          </table:table-cell>
          <table:table-cell table:style-name="ce41"/>
          <table:table-cell office:value-type="string" table:style-name="ce42">
            <text:p>FABRICACAO DE RESINAS TERMOPLASTICAS</text:p>
          </table:table-cell>
          <table:table-cell office:value-type="float" office:value="57762.84" table:style-name="ce43">
            <text:p>57,762.8</text:p>
          </table:table-cell>
          <table:table-cell office:value-type="float" office:value="73202.86" table:style-name="ce43">
            <text:p>73,202.9</text:p>
          </table:table-cell>
          <table:table-cell office:value-type="float" office:value="59595.79" table:style-name="ce43">
            <text:p>59,595.8</text:p>
          </table:table-cell>
          <table:table-cell office:value-type="float" office:value="71058.929999999993" table:style-name="ce43">
            <text:p>71,058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031200" table:style-name="ce34">
            <text:p>2031200</text:p>
          </table:table-cell>
          <table:table-cell office:value-type="string" table:style-name="ce35">
            <text:p>Fabricação de resinas termoplásticas</text:p>
          </table:table-cell>
          <table:table-cell office:value-type="float" office:value="57762.84" table:style-name="ce36">
            <text:p>57,762.8</text:p>
          </table:table-cell>
          <table:table-cell office:value-type="float" office:value="73202.86" table:style-name="ce36">
            <text:p>73,202.9</text:p>
          </table:table-cell>
          <table:table-cell office:value-type="float" office:value="59595.79" table:style-name="ce36">
            <text:p>59,595.8</text:p>
          </table:table-cell>
          <table:table-cell office:value-type="float" office:value="71058.929999999993" table:style-name="ce36">
            <text:p>71,058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20321" table:style-name="ce40">
            <text:p>20321</text:p>
          </table:table-cell>
          <table:table-cell table:style-name="ce41"/>
          <table:table-cell office:value-type="string" table:style-name="ce42">
            <text:p>FABRICACAO DE RESINAS TERMOFIXAS</text:p>
          </table:table-cell>
          <table:table-cell office:value-type="float" office:value="19850.740000000002" table:style-name="ce43">
            <text:p>19,850.7</text:p>
          </table:table-cell>
          <table:table-cell office:value-type="float" office:value="22617.84" table:style-name="ce43">
            <text:p>22,617.8</text:p>
          </table:table-cell>
          <table:table-cell office:value-type="float" office:value="26066.12" table:style-name="ce43">
            <text:p>26,066.1</text:p>
          </table:table-cell>
          <table:table-cell office:value-type="float" office:value="18756.599999999999" table:style-name="ce43">
            <text:p>18,756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032100" table:style-name="ce34">
            <text:p>2032100</text:p>
          </table:table-cell>
          <table:table-cell office:value-type="string" table:style-name="ce35">
            <text:p>Fabricação de resinas termofixas</text:p>
          </table:table-cell>
          <table:table-cell office:value-type="float" office:value="19850.740000000002" table:style-name="ce36">
            <text:p>19,850.7</text:p>
          </table:table-cell>
          <table:table-cell office:value-type="float" office:value="22617.84" table:style-name="ce36">
            <text:p>22,617.8</text:p>
          </table:table-cell>
          <table:table-cell office:value-type="float" office:value="26066.12" table:style-name="ce36">
            <text:p>26,066.1</text:p>
          </table:table-cell>
          <table:table-cell office:value-type="float" office:value="18756.599999999999" table:style-name="ce36">
            <text:p>18,756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20339" table:style-name="ce40">
            <text:p>20339</text:p>
          </table:table-cell>
          <table:table-cell table:style-name="ce41"/>
          <table:table-cell office:value-type="string" table:style-name="ce42">
            <text:p>FABRICACAO DE ELASTOMEROS</text:p>
          </table:table-cell>
          <table:table-cell office:value-type="float" office:value="965.49" table:style-name="ce43">
            <text:p>965.5</text:p>
          </table:table-cell>
          <table:table-cell office:value-type="float" office:value="1364.55" table:style-name="ce43">
            <text:p>1,364.6</text:p>
          </table:table-cell>
          <table:table-cell office:value-type="float" office:value="2161.5700000000002" table:style-name="ce43">
            <text:p>2,161.6</text:p>
          </table:table-cell>
          <table:table-cell office:value-type="float" office:value="1818.88" table:style-name="ce43">
            <text:p>1,818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033900" table:style-name="ce34">
            <text:p>2033900</text:p>
          </table:table-cell>
          <table:table-cell office:value-type="string" table:style-name="ce35">
            <text:p>Fabricação de elastômeros</text:p>
          </table:table-cell>
          <table:table-cell office:value-type="float" office:value="965.49" table:style-name="ce36">
            <text:p>965.5</text:p>
          </table:table-cell>
          <table:table-cell office:value-type="float" office:value="1364.55" table:style-name="ce36">
            <text:p>1,364.6</text:p>
          </table:table-cell>
          <table:table-cell office:value-type="float" office:value="2161.5700000000002" table:style-name="ce36">
            <text:p>2,161.6</text:p>
          </table:table-cell>
          <table:table-cell office:value-type="float" office:value="1818.88" table:style-name="ce36">
            <text:p>1,818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204" table:style-name="ce39">
            <text:p>204</text:p>
          </table:table-cell>
          <table:table-cell table:style-name="ce40"/>
          <table:table-cell table:style-name="ce41"/>
          <table:table-cell office:value-type="string" table:style-name="ce42">
            <text:p>FABRICACAO DE FIBRAS ARTIFICIAIS E SINTETICAS</text:p>
          </table:table-cell>
          <table:table-cell office:value-type="float" office:value="3723.07" table:style-name="ce43">
            <text:p>3,723.1</text:p>
          </table:table-cell>
          <table:table-cell office:value-type="float" office:value="4258.38" table:style-name="ce43">
            <text:p>4,258.4</text:p>
          </table:table-cell>
          <table:table-cell office:value-type="float" office:value="5338.83" table:style-name="ce43">
            <text:p>5,338.8</text:p>
          </table:table-cell>
          <table:table-cell office:value-type="float" office:value="7375.57" table:style-name="ce43">
            <text:p>7,375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20401" table:style-name="ce33">
            <text:p>20401</text:p>
          </table:table-cell>
          <table:table-cell table:style-name="ce34"/>
          <table:table-cell office:value-type="string" table:style-name="ce35">
            <text:p>FABRICACAO DE FIBRAS ARTIFICIAIS E SINTETICAS</text:p>
          </table:table-cell>
          <table:table-cell office:value-type="float" office:value="3723.07" table:style-name="ce36">
            <text:p>3,723.1</text:p>
          </table:table-cell>
          <table:table-cell office:value-type="float" office:value="4258.38" table:style-name="ce36">
            <text:p>4,258.4</text:p>
          </table:table-cell>
          <table:table-cell office:value-type="float" office:value="5338.83" table:style-name="ce36">
            <text:p>5,338.8</text:p>
          </table:table-cell>
          <table:table-cell office:value-type="float" office:value="7375.57" table:style-name="ce36">
            <text:p>7,375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040100" table:style-name="ce41">
            <text:p>2040100</text:p>
          </table:table-cell>
          <table:table-cell office:value-type="string" table:style-name="ce42">
            <text:p>Fabricação de fibras artificiais e sintéticas</text:p>
          </table:table-cell>
          <table:table-cell office:value-type="float" office:value="3723.07" table:style-name="ce43">
            <text:p>3,723.1</text:p>
          </table:table-cell>
          <table:table-cell office:value-type="float" office:value="4258.38" table:style-name="ce43">
            <text:p>4,258.4</text:p>
          </table:table-cell>
          <table:table-cell office:value-type="float" office:value="5338.83" table:style-name="ce43">
            <text:p>5,338.8</text:p>
          </table:table-cell>
          <table:table-cell office:value-type="float" office:value="7375.57" table:style-name="ce43">
            <text:p>7,375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office:value-type="float" office:value="205" table:style-name="ce32">
            <text:p>205</text:p>
          </table:table-cell>
          <table:table-cell table:style-name="ce33"/>
          <table:table-cell table:style-name="ce34"/>
          <table:table-cell office:value-type="string" table:style-name="ce35">
            <text:p>FABRICACAO DE DEFENSIVOS AGRICOLAS E DESINFESTANTES DOMISSANITARIOS</text:p>
          </table:table-cell>
          <table:table-cell office:value-type="float" office:value="34749.379999999997" table:style-name="ce36">
            <text:p>34,749.4</text:p>
          </table:table-cell>
          <table:table-cell office:value-type="float" office:value="25355.02" table:style-name="ce36">
            <text:p>25,355.0</text:p>
          </table:table-cell>
          <table:table-cell office:value-type="float" office:value="40036.89" table:style-name="ce36">
            <text:p>40,036.9</text:p>
          </table:table-cell>
          <table:table-cell office:value-type="float" office:value="35157.089999999997" table:style-name="ce36">
            <text:p>35,157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20517" table:style-name="ce40">
            <text:p>20517</text:p>
          </table:table-cell>
          <table:table-cell table:style-name="ce41"/>
          <table:table-cell office:value-type="string" table:style-name="ce42">
            <text:p>FABRICACAO DE DEFENSIVOS AGRICOLAS</text:p>
          </table:table-cell>
          <table:table-cell office:value-type="float" office:value="32960.19" table:style-name="ce43">
            <text:p>32,960.2</text:p>
          </table:table-cell>
          <table:table-cell office:value-type="float" office:value="23141.3" table:style-name="ce43">
            <text:p>23,141.3</text:p>
          </table:table-cell>
          <table:table-cell office:value-type="float" office:value="38088.019999999997" table:style-name="ce43">
            <text:p>38,088.0</text:p>
          </table:table-cell>
          <table:table-cell office:value-type="float" office:value="33041.1" table:style-name="ce43">
            <text:p>33,041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051700" table:style-name="ce34">
            <text:p>2051700</text:p>
          </table:table-cell>
          <table:table-cell office:value-type="string" table:style-name="ce35">
            <text:p>Fabricação de defensivos agrícolas</text:p>
          </table:table-cell>
          <table:table-cell office:value-type="float" office:value="32960.19" table:style-name="ce36">
            <text:p>32,960.2</text:p>
          </table:table-cell>
          <table:table-cell office:value-type="float" office:value="23141.3" table:style-name="ce36">
            <text:p>23,141.3</text:p>
          </table:table-cell>
          <table:table-cell office:value-type="float" office:value="38088.019999999997" table:style-name="ce36">
            <text:p>38,088.0</text:p>
          </table:table-cell>
          <table:table-cell office:value-type="float" office:value="33041.1" table:style-name="ce36">
            <text:p>33,041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20525" table:style-name="ce40">
            <text:p>20525</text:p>
          </table:table-cell>
          <table:table-cell table:style-name="ce41"/>
          <table:table-cell office:value-type="string" table:style-name="ce42">
            <text:p>FABRICACAO DE DESINFESTANTES DOMISSANITARIOS</text:p>
          </table:table-cell>
          <table:table-cell office:value-type="float" office:value="1789.18" table:style-name="ce43">
            <text:p>1,789.2</text:p>
          </table:table-cell>
          <table:table-cell office:value-type="float" office:value="2213.7199999999998" table:style-name="ce43">
            <text:p>2,213.7</text:p>
          </table:table-cell>
          <table:table-cell office:value-type="float" office:value="1948.87" table:style-name="ce43">
            <text:p>1,948.9</text:p>
          </table:table-cell>
          <table:table-cell office:value-type="float" office:value="2115.9899999999998" table:style-name="ce43">
            <text:p>2,116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052500" table:style-name="ce34">
            <text:p>2052500</text:p>
          </table:table-cell>
          <table:table-cell office:value-type="string" table:style-name="ce35">
            <text:p>Fabricação de desinfestantes domissanitários</text:p>
          </table:table-cell>
          <table:table-cell office:value-type="float" office:value="1789.18" table:style-name="ce36">
            <text:p>1,789.2</text:p>
          </table:table-cell>
          <table:table-cell office:value-type="float" office:value="2213.7199999999998" table:style-name="ce36">
            <text:p>2,213.7</text:p>
          </table:table-cell>
          <table:table-cell office:value-type="float" office:value="1948.87" table:style-name="ce36">
            <text:p>1,948.9</text:p>
          </table:table-cell>
          <table:table-cell office:value-type="float" office:value="2115.9899999999998" table:style-name="ce36">
            <text:p>2,116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office:value-type="float" office:value="206" table:style-name="ce39">
            <text:p>206</text:p>
          </table:table-cell>
          <table:table-cell table:style-name="ce40"/>
          <table:table-cell table:style-name="ce41"/>
          <table:table-cell office:value-type="string" table:style-name="ce42">
            <text:p>FABRICACAO DE SABOES, DETERGENTES, PRODUTOS DE LIMPEZA, COSMETICOS, PRODUTOS DE PERFUMARIA E DE HIGIENE PESSOAL</text:p>
          </table:table-cell>
          <table:table-cell office:value-type="float" office:value="123504.86" table:style-name="ce43">
            <text:p>123,504.9</text:p>
          </table:table-cell>
          <table:table-cell office:value-type="float" office:value="107976.22" table:style-name="ce43">
            <text:p>107,976.2</text:p>
          </table:table-cell>
          <table:table-cell office:value-type="float" office:value="124501.21" table:style-name="ce43">
            <text:p>124,501.2</text:p>
          </table:table-cell>
          <table:table-cell office:value-type="float" office:value="109264.81" table:style-name="ce43">
            <text:p>109,264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20614" table:style-name="ce33">
            <text:p>20614</text:p>
          </table:table-cell>
          <table:table-cell table:style-name="ce34"/>
          <table:table-cell office:value-type="string" table:style-name="ce35">
            <text:p>FABRICACAO DE SABOES E DETERGENTES SINTETICOS</text:p>
          </table:table-cell>
          <table:table-cell office:value-type="float" office:value="45995.21" table:style-name="ce36">
            <text:p>45,995.2</text:p>
          </table:table-cell>
          <table:table-cell office:value-type="float" office:value="34834.620000000003" table:style-name="ce36">
            <text:p>34,834.6</text:p>
          </table:table-cell>
          <table:table-cell office:value-type="float" office:value="47704.83" table:style-name="ce36">
            <text:p>47,704.8</text:p>
          </table:table-cell>
          <table:table-cell office:value-type="float" office:value="34069.54" table:style-name="ce36">
            <text:p>34,069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061400" table:style-name="ce41">
            <text:p>2061400</text:p>
          </table:table-cell>
          <table:table-cell office:value-type="string" table:style-name="ce42">
            <text:p>Fabricação de sabões e detergentes sintéticos</text:p>
          </table:table-cell>
          <table:table-cell office:value-type="float" office:value="45995.21" table:style-name="ce43">
            <text:p>45,995.2</text:p>
          </table:table-cell>
          <table:table-cell office:value-type="float" office:value="34834.620000000003" table:style-name="ce43">
            <text:p>34,834.6</text:p>
          </table:table-cell>
          <table:table-cell office:value-type="float" office:value="47704.83" table:style-name="ce43">
            <text:p>47,704.8</text:p>
          </table:table-cell>
          <table:table-cell office:value-type="float" office:value="34069.54" table:style-name="ce43">
            <text:p>34,069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20622" table:style-name="ce33">
            <text:p>20622</text:p>
          </table:table-cell>
          <table:table-cell table:style-name="ce34"/>
          <table:table-cell office:value-type="string" table:style-name="ce35">
            <text:p>FABRICACAO DE PRODUTOS DE LIMPEZA E POLIMENTO</text:p>
          </table:table-cell>
          <table:table-cell office:value-type="float" office:value="21915.5" table:style-name="ce36">
            <text:p>21,915.5</text:p>
          </table:table-cell>
          <table:table-cell office:value-type="float" office:value="23522.62" table:style-name="ce36">
            <text:p>23,522.6</text:p>
          </table:table-cell>
          <table:table-cell office:value-type="float" office:value="22085.66" table:style-name="ce36">
            <text:p>22,085.7</text:p>
          </table:table-cell>
          <table:table-cell office:value-type="float" office:value="20550.169999999998" table:style-name="ce36">
            <text:p>20,550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062200" table:style-name="ce41">
            <text:p>2062200</text:p>
          </table:table-cell>
          <table:table-cell office:value-type="string" table:style-name="ce42">
            <text:p>Fabricação de produtos de limpeza e polimento</text:p>
          </table:table-cell>
          <table:table-cell office:value-type="float" office:value="21915.5" table:style-name="ce43">
            <text:p>21,915.5</text:p>
          </table:table-cell>
          <table:table-cell office:value-type="float" office:value="23522.62" table:style-name="ce43">
            <text:p>23,522.6</text:p>
          </table:table-cell>
          <table:table-cell office:value-type="float" office:value="22085.66" table:style-name="ce43">
            <text:p>22,085.7</text:p>
          </table:table-cell>
          <table:table-cell office:value-type="float" office:value="20550.169999999998" table:style-name="ce43">
            <text:p>20,550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20631" table:style-name="ce33">
            <text:p>20631</text:p>
          </table:table-cell>
          <table:table-cell table:style-name="ce34"/>
          <table:table-cell office:value-type="string" table:style-name="ce35">
            <text:p>FABRICACAO DE COSMETICOS, PRODUTOS DE PERFUMARIA E DE HIGIENE PESSOAL</text:p>
          </table:table-cell>
          <table:table-cell office:value-type="float" office:value="55594.15" table:style-name="ce36">
            <text:p>55,594.2</text:p>
          </table:table-cell>
          <table:table-cell office:value-type="float" office:value="49618.98" table:style-name="ce36">
            <text:p>49,619.0</text:p>
          </table:table-cell>
          <table:table-cell office:value-type="float" office:value="54710.720000000001" table:style-name="ce36">
            <text:p>54,710.7</text:p>
          </table:table-cell>
          <table:table-cell office:value-type="float" office:value="54645.1" table:style-name="ce36">
            <text:p>54,645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063100" table:style-name="ce41">
            <text:p>2063100</text:p>
          </table:table-cell>
          <table:table-cell office:value-type="string" table:style-name="ce42">
            <text:p>Fabricação de cosméticos, produtos de perfumaria e de higiene pessoal</text:p>
          </table:table-cell>
          <table:table-cell office:value-type="float" office:value="55594.15" table:style-name="ce43">
            <text:p>55,594.2</text:p>
          </table:table-cell>
          <table:table-cell office:value-type="float" office:value="49618.98" table:style-name="ce43">
            <text:p>49,619.0</text:p>
          </table:table-cell>
          <table:table-cell office:value-type="float" office:value="54710.720000000001" table:style-name="ce43">
            <text:p>54,710.7</text:p>
          </table:table-cell>
          <table:table-cell office:value-type="float" office:value="54645.1" table:style-name="ce43">
            <text:p>54,645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office:value-type="float" office:value="207" table:style-name="ce32">
            <text:p>207</text:p>
          </table:table-cell>
          <table:table-cell table:style-name="ce33"/>
          <table:table-cell table:style-name="ce34"/>
          <table:table-cell office:value-type="string" table:style-name="ce35">
            <text:p>FABRICACAO DE TINTAS, VERNIZES, ESMALTES, LACAS E PRODUTOS AFINS</text:p>
          </table:table-cell>
          <table:table-cell office:value-type="float" office:value="95766.19" table:style-name="ce36">
            <text:p>95,766.2</text:p>
          </table:table-cell>
          <table:table-cell office:value-type="float" office:value="92314.15" table:style-name="ce36">
            <text:p>92,314.2</text:p>
          </table:table-cell>
          <table:table-cell office:value-type="float" office:value="105300.62" table:style-name="ce36">
            <text:p>105,300.6</text:p>
          </table:table-cell>
          <table:table-cell office:value-type="float" office:value="95287.07" table:style-name="ce36">
            <text:p>95,287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20711" table:style-name="ce40">
            <text:p>20711</text:p>
          </table:table-cell>
          <table:table-cell table:style-name="ce41"/>
          <table:table-cell office:value-type="string" table:style-name="ce42">
            <text:p>FABRICACAO DE TINTAS, VERNIZES, ESMALTES E LACAS</text:p>
          </table:table-cell>
          <table:table-cell office:value-type="float" office:value="86564.18" table:style-name="ce43">
            <text:p>86,564.2</text:p>
          </table:table-cell>
          <table:table-cell office:value-type="float" office:value="81381.73" table:style-name="ce43">
            <text:p>81,381.7</text:p>
          </table:table-cell>
          <table:table-cell office:value-type="float" office:value="92034.67" table:style-name="ce43">
            <text:p>92,034.7</text:p>
          </table:table-cell>
          <table:table-cell office:value-type="float" office:value="83408.58" table:style-name="ce43">
            <text:p>83,408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071100" table:style-name="ce34">
            <text:p>2071100</text:p>
          </table:table-cell>
          <table:table-cell office:value-type="string" table:style-name="ce35">
            <text:p>Fabricação de tintas, vernizes, esmaltes e lacas</text:p>
          </table:table-cell>
          <table:table-cell office:value-type="float" office:value="86564.18" table:style-name="ce36">
            <text:p>86,564.2</text:p>
          </table:table-cell>
          <table:table-cell office:value-type="float" office:value="81381.73" table:style-name="ce36">
            <text:p>81,381.7</text:p>
          </table:table-cell>
          <table:table-cell office:value-type="float" office:value="92034.67" table:style-name="ce36">
            <text:p>92,034.7</text:p>
          </table:table-cell>
          <table:table-cell office:value-type="float" office:value="83408.58" table:style-name="ce36">
            <text:p>83,408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20720" table:style-name="ce40">
            <text:p>20720</text:p>
          </table:table-cell>
          <table:table-cell table:style-name="ce41"/>
          <table:table-cell office:value-type="string" table:style-name="ce42">
            <text:p>FABRICACAO DE TINTAS DE IMPRESSAO</text:p>
          </table:table-cell>
          <table:table-cell office:value-type="float" office:value="6212.45" table:style-name="ce43">
            <text:p>6,212.5</text:p>
          </table:table-cell>
          <table:table-cell office:value-type="float" office:value="7012.97" table:style-name="ce43">
            <text:p>7,013.0</text:p>
          </table:table-cell>
          <table:table-cell office:value-type="float" office:value="7644.43" table:style-name="ce43">
            <text:p>7,644.4</text:p>
          </table:table-cell>
          <table:table-cell office:value-type="float" office:value="7481.66" table:style-name="ce43">
            <text:p>7,481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072000" table:style-name="ce34">
            <text:p>2072000</text:p>
          </table:table-cell>
          <table:table-cell office:value-type="string" table:style-name="ce35">
            <text:p>Fabricação de tintas de impressão</text:p>
          </table:table-cell>
          <table:table-cell office:value-type="float" office:value="6212.45" table:style-name="ce36">
            <text:p>6,212.5</text:p>
          </table:table-cell>
          <table:table-cell office:value-type="float" office:value="7012.97" table:style-name="ce36">
            <text:p>7,013.0</text:p>
          </table:table-cell>
          <table:table-cell office:value-type="float" office:value="7644.43" table:style-name="ce36">
            <text:p>7,644.4</text:p>
          </table:table-cell>
          <table:table-cell office:value-type="float" office:value="7481.66" table:style-name="ce36">
            <text:p>7,481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20738" table:style-name="ce40">
            <text:p>20738</text:p>
          </table:table-cell>
          <table:table-cell table:style-name="ce41"/>
          <table:table-cell office:value-type="string" table:style-name="ce42">
            <text:p>FABRICACAO DE IMPERMEABILIZANTES, SOLVENTES E PRODUTOS AFINS</text:p>
          </table:table-cell>
          <table:table-cell office:value-type="float" office:value="2989.56" table:style-name="ce43">
            <text:p>2,989.6</text:p>
          </table:table-cell>
          <table:table-cell office:value-type="float" office:value="3919.45" table:style-name="ce43">
            <text:p>3,919.5</text:p>
          </table:table-cell>
          <table:table-cell office:value-type="float" office:value="5621.52" table:style-name="ce43">
            <text:p>5,621.5</text:p>
          </table:table-cell>
          <table:table-cell office:value-type="float" office:value="4396.83" table:style-name="ce43">
            <text:p>4,396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073800" table:style-name="ce34">
            <text:p>2073800</text:p>
          </table:table-cell>
          <table:table-cell office:value-type="string" table:style-name="ce35">
            <text:p>Fabricação de impermeabilizantes, solventes e produtos afins</text:p>
          </table:table-cell>
          <table:table-cell office:value-type="float" office:value="2989.56" table:style-name="ce36">
            <text:p>2,989.6</text:p>
          </table:table-cell>
          <table:table-cell office:value-type="float" office:value="3919.45" table:style-name="ce36">
            <text:p>3,919.5</text:p>
          </table:table-cell>
          <table:table-cell office:value-type="float" office:value="5621.52" table:style-name="ce36">
            <text:p>5,621.5</text:p>
          </table:table-cell>
          <table:table-cell office:value-type="float" office:value="4396.83" table:style-name="ce36">
            <text:p>4,396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209" table:style-name="ce39">
            <text:p>209</text:p>
          </table:table-cell>
          <table:table-cell table:style-name="ce40"/>
          <table:table-cell table:style-name="ce41"/>
          <table:table-cell office:value-type="string" table:style-name="ce42">
            <text:p>FABRICACAO DE PRODUTOS E PREPARADOS QUIMICOS DIVERSOS</text:p>
          </table:table-cell>
          <table:table-cell office:value-type="float" office:value="243893.42" table:style-name="ce43">
            <text:p>243,893.4</text:p>
          </table:table-cell>
          <table:table-cell office:value-type="float" office:value="254943.92" table:style-name="ce43">
            <text:p>254,943.9</text:p>
          </table:table-cell>
          <table:table-cell office:value-type="float" office:value="305150.11" table:style-name="ce43">
            <text:p>305,150.1</text:p>
          </table:table-cell>
          <table:table-cell office:value-type="float" office:value="261067.87" table:style-name="ce43">
            <text:p>261,067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20916" table:style-name="ce33">
            <text:p>20916</text:p>
          </table:table-cell>
          <table:table-cell table:style-name="ce34"/>
          <table:table-cell office:value-type="string" table:style-name="ce35">
            <text:p>FABRICACAO DE ADESIVOS E SELANTES</text:p>
          </table:table-cell>
          <table:table-cell office:value-type="float" office:value="15728.52" table:style-name="ce36">
            <text:p>15,728.5</text:p>
          </table:table-cell>
          <table:table-cell office:value-type="float" office:value="16874.5" table:style-name="ce36">
            <text:p>16,874.5</text:p>
          </table:table-cell>
          <table:table-cell office:value-type="float" office:value="17672.080000000002" table:style-name="ce36">
            <text:p>17,672.1</text:p>
          </table:table-cell>
          <table:table-cell office:value-type="float" office:value="15754.72" table:style-name="ce36">
            <text:p>15,754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091600" table:style-name="ce41">
            <text:p>2091600</text:p>
          </table:table-cell>
          <table:table-cell office:value-type="string" table:style-name="ce42">
            <text:p>Fabricação de adesivos e selantes</text:p>
          </table:table-cell>
          <table:table-cell office:value-type="float" office:value="15728.52" table:style-name="ce43">
            <text:p>15,728.5</text:p>
          </table:table-cell>
          <table:table-cell office:value-type="float" office:value="16874.5" table:style-name="ce43">
            <text:p>16,874.5</text:p>
          </table:table-cell>
          <table:table-cell office:value-type="float" office:value="17672.080000000002" table:style-name="ce43">
            <text:p>17,672.1</text:p>
          </table:table-cell>
          <table:table-cell office:value-type="float" office:value="15754.72" table:style-name="ce43">
            <text:p>15,754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20924" table:style-name="ce33">
            <text:p>20924</text:p>
          </table:table-cell>
          <table:table-cell table:style-name="ce34"/>
          <table:table-cell office:value-type="string" table:style-name="ce35">
            <text:p>FABRICACAO DE EXPLOSIVO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092401" table:style-name="ce41">
            <text:p>2092401</text:p>
          </table:table-cell>
          <table:table-cell office:value-type="string" table:style-name="ce42">
            <text:p>Fabricação de pólvoras, explosivos e detonante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092402" table:style-name="ce34">
            <text:p>2092402</text:p>
          </table:table-cell>
          <table:table-cell office:value-type="string" table:style-name="ce35">
            <text:p>Fabricação de artigos pirotécnico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092403" table:style-name="ce41">
            <text:p>2092403</text:p>
          </table:table-cell>
          <table:table-cell office:value-type="string" table:style-name="ce42">
            <text:p>Fabricação de fósforos de segurança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20932" table:style-name="ce33">
            <text:p>20932</text:p>
          </table:table-cell>
          <table:table-cell table:style-name="ce34"/>
          <table:table-cell office:value-type="string" table:style-name="ce35">
            <text:p>FABRICACAO DE ADITIVOS DE USO INDUSTRIAL</text:p>
          </table:table-cell>
          <table:table-cell office:value-type="float" office:value="82929.64" table:style-name="ce36">
            <text:p>82,929.6</text:p>
          </table:table-cell>
          <table:table-cell office:value-type="float" office:value="85458.14" table:style-name="ce36">
            <text:p>85,458.1</text:p>
          </table:table-cell>
          <table:table-cell office:value-type="float" office:value="88280.86" table:style-name="ce36">
            <text:p>88,280.9</text:p>
          </table:table-cell>
          <table:table-cell office:value-type="float" office:value="88978.97" table:style-name="ce36">
            <text:p>88,979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093200" table:style-name="ce41">
            <text:p>2093200</text:p>
          </table:table-cell>
          <table:table-cell office:value-type="string" table:style-name="ce42">
            <text:p>Fabricação de aditivos de uso industrial</text:p>
          </table:table-cell>
          <table:table-cell office:value-type="float" office:value="82929.64" table:style-name="ce43">
            <text:p>82,929.6</text:p>
          </table:table-cell>
          <table:table-cell office:value-type="float" office:value="85458.14" table:style-name="ce43">
            <text:p>85,458.1</text:p>
          </table:table-cell>
          <table:table-cell office:value-type="float" office:value="88280.86" table:style-name="ce43">
            <text:p>88,280.9</text:p>
          </table:table-cell>
          <table:table-cell office:value-type="float" office:value="88978.97" table:style-name="ce43">
            <text:p>88,979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20941" table:style-name="ce33">
            <text:p>20941</text:p>
          </table:table-cell>
          <table:table-cell table:style-name="ce34"/>
          <table:table-cell office:value-type="string" table:style-name="ce35">
            <text:p>FABRICACAO DE CATALISADORE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094100" table:style-name="ce41">
            <text:p>2094100</text:p>
          </table:table-cell>
          <table:table-cell office:value-type="string" table:style-name="ce42">
            <text:p>Fabricação de catalisadore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20991" table:style-name="ce33">
            <text:p>20991</text:p>
          </table:table-cell>
          <table:table-cell table:style-name="ce34"/>
          <table:table-cell office:value-type="string" table:style-name="ce35">
            <text:p>FABRICACAO DE PRODUTOS QUIMICOS NAO ESPECIFICADOS ANTERIORMENTE</text:p>
          </table:table-cell>
          <table:table-cell office:value-type="float" office:value="141366.94" table:style-name="ce36">
            <text:p>141,366.9</text:p>
          </table:table-cell>
          <table:table-cell office:value-type="float" office:value="146939.42000000001" table:style-name="ce36">
            <text:p>146,939.4</text:p>
          </table:table-cell>
          <table:table-cell office:value-type="float" office:value="192110.57" table:style-name="ce36">
            <text:p>192,110.6</text:p>
          </table:table-cell>
          <table:table-cell office:value-type="float" office:value="149672.04999999999" table:style-name="ce36">
            <text:p>149,672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2099101" table:style-name="ce41">
            <text:p>2099101</text:p>
          </table:table-cell>
          <table:table-cell office:value-type="string" table:style-name="ce42">
            <text:p>Fabricação de chapas, filmes, papéis e outros materiais e produtos químicos para fotografia</text:p>
          </table:table-cell>
          <table:table-cell office:value-type="float" office:value="2063.59" table:style-name="ce43">
            <text:p>2,063.6</text:p>
          </table:table-cell>
          <table:table-cell office:value-type="float" office:value="2133.87" table:style-name="ce43">
            <text:p>2,133.9</text:p>
          </table:table-cell>
          <table:table-cell office:value-type="float" office:value="1969.4" table:style-name="ce43">
            <text:p>1,969.4</text:p>
          </table:table-cell>
          <table:table-cell office:value-type="float" office:value="2107" table:style-name="ce43">
            <text:p>2,107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099199" table:style-name="ce34">
            <text:p>2099199</text:p>
          </table:table-cell>
          <table:table-cell office:value-type="string" table:style-name="ce35">
            <text:p>Fabricação de outros produtos químicos não especificados anteriormente</text:p>
          </table:table-cell>
          <table:table-cell office:value-type="float" office:value="139303.35" table:style-name="ce36">
            <text:p>139,303.4</text:p>
          </table:table-cell>
          <table:table-cell office:value-type="float" office:value="144805.54999999999" table:style-name="ce36">
            <text:p>144,805.6</text:p>
          </table:table-cell>
          <table:table-cell office:value-type="float" office:value="190141.17" table:style-name="ce36">
            <text:p>190,141.2</text:p>
          </table:table-cell>
          <table:table-cell office:value-type="float" office:value="147565.04" table:style-name="ce36">
            <text:p>147,565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office:value-type="float" office:value="21" table:style-name="ce38">
            <text:p>21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FABRICACAO DE PRODUTOS FARMOQUIMICOS E FARMACEUTICOS</text:p>
          </table:table-cell>
          <table:table-cell office:value-type="float" office:value="260728.27" table:style-name="ce43">
            <text:p>260,728.3</text:p>
          </table:table-cell>
          <table:table-cell office:value-type="float" office:value="293306.14" table:style-name="ce43">
            <text:p>293,306.1</text:p>
          </table:table-cell>
          <table:table-cell office:value-type="float" office:value="332414.96000000002" table:style-name="ce43">
            <text:p>332,415.0</text:p>
          </table:table-cell>
          <table:table-cell office:value-type="float" office:value="338197.66" table:style-name="ce43">
            <text:p>338,197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211" table:style-name="ce32">
            <text:p>211</text:p>
          </table:table-cell>
          <table:table-cell table:style-name="ce33"/>
          <table:table-cell table:style-name="ce34"/>
          <table:table-cell office:value-type="string" table:style-name="ce35">
            <text:p>FABRICACAO DE PRODUTOS FARMOQUIMICOS</text:p>
          </table:table-cell>
          <table:table-cell office:value-type="float" office:value="4707.3999999999996" table:style-name="ce36">
            <text:p>4,707.4</text:p>
          </table:table-cell>
          <table:table-cell office:value-type="float" office:value="9380.81" table:style-name="ce36">
            <text:p>9,380.8</text:p>
          </table:table-cell>
          <table:table-cell office:value-type="float" office:value="4890.55" table:style-name="ce36">
            <text:p>4,890.6</text:p>
          </table:table-cell>
          <table:table-cell office:value-type="float" office:value="10944.25" table:style-name="ce36">
            <text:p>10,944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21106" table:style-name="ce40">
            <text:p>21106</text:p>
          </table:table-cell>
          <table:table-cell table:style-name="ce41"/>
          <table:table-cell office:value-type="string" table:style-name="ce42">
            <text:p>FABRICACAO DE PRODUTOS FARMOQUIMICOS</text:p>
          </table:table-cell>
          <table:table-cell office:value-type="float" office:value="4707.3999999999996" table:style-name="ce43">
            <text:p>4,707.4</text:p>
          </table:table-cell>
          <table:table-cell office:value-type="float" office:value="9380.81" table:style-name="ce43">
            <text:p>9,380.8</text:p>
          </table:table-cell>
          <table:table-cell office:value-type="float" office:value="4890.55" table:style-name="ce43">
            <text:p>4,890.6</text:p>
          </table:table-cell>
          <table:table-cell office:value-type="float" office:value="10944.25" table:style-name="ce43">
            <text:p>10,944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110600" table:style-name="ce34">
            <text:p>2110600</text:p>
          </table:table-cell>
          <table:table-cell office:value-type="string" table:style-name="ce35">
            <text:p>Fabricação de produtos farmoquímicos</text:p>
          </table:table-cell>
          <table:table-cell office:value-type="float" office:value="4707.3999999999996" table:style-name="ce36">
            <text:p>4,707.4</text:p>
          </table:table-cell>
          <table:table-cell office:value-type="float" office:value="9380.81" table:style-name="ce36">
            <text:p>9,380.8</text:p>
          </table:table-cell>
          <table:table-cell office:value-type="float" office:value="4890.55" table:style-name="ce36">
            <text:p>4,890.6</text:p>
          </table:table-cell>
          <table:table-cell office:value-type="float" office:value="10944.25" table:style-name="ce36">
            <text:p>10,944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212" table:style-name="ce39">
            <text:p>212</text:p>
          </table:table-cell>
          <table:table-cell table:style-name="ce40"/>
          <table:table-cell table:style-name="ce41"/>
          <table:table-cell office:value-type="string" table:style-name="ce42">
            <text:p>FABRICACAO DE PRODUTOS FARMACEUTICOS</text:p>
          </table:table-cell>
          <table:table-cell office:value-type="float" office:value="256020.87" table:style-name="ce43">
            <text:p>256,020.9</text:p>
          </table:table-cell>
          <table:table-cell office:value-type="float" office:value="283925.33" table:style-name="ce43">
            <text:p>283,925.3</text:p>
          </table:table-cell>
          <table:table-cell office:value-type="float" office:value="327524.40999999997" table:style-name="ce43">
            <text:p>327,524.4</text:p>
          </table:table-cell>
          <table:table-cell office:value-type="float" office:value="327253.40000000002" table:style-name="ce43">
            <text:p>327,253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21211" table:style-name="ce33">
            <text:p>21211</text:p>
          </table:table-cell>
          <table:table-cell table:style-name="ce34"/>
          <table:table-cell office:value-type="string" table:style-name="ce35">
            <text:p>FABRICACAO DE MEDICAMENTOS PARA USO HUMANO</text:p>
          </table:table-cell>
          <table:table-cell office:value-type="float" office:value="233876.95" table:style-name="ce36">
            <text:p>233,877.0</text:p>
          </table:table-cell>
          <table:table-cell office:value-type="float" office:value="265960.86" table:style-name="ce36">
            <text:p>265,960.9</text:p>
          </table:table-cell>
          <table:table-cell office:value-type="float" office:value="304165.49" table:style-name="ce36">
            <text:p>304,165.5</text:p>
          </table:table-cell>
          <table:table-cell office:value-type="float" office:value="299088.77" table:style-name="ce36">
            <text:p>299,088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121101" table:style-name="ce41">
            <text:p>2121101</text:p>
          </table:table-cell>
          <table:table-cell office:value-type="string" table:style-name="ce42">
            <text:p>Fabricação de medicamentos alopáticos para uso humano</text:p>
          </table:table-cell>
          <table:table-cell office:value-type="float" office:value="231812.32" table:style-name="ce43">
            <text:p>231,812.3</text:p>
          </table:table-cell>
          <table:table-cell office:value-type="float" office:value="264426.32" table:style-name="ce43">
            <text:p>264,426.3</text:p>
          </table:table-cell>
          <table:table-cell office:value-type="float" office:value="302846.71000000002" table:style-name="ce43">
            <text:p>302,846.7</text:p>
          </table:table-cell>
          <table:table-cell office:value-type="float" office:value="295969.34000000003" table:style-name="ce43">
            <text:p>295,969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121102" table:style-name="ce34">
            <text:p>2121102</text:p>
          </table:table-cell>
          <table:table-cell office:value-type="string" table:style-name="ce35">
            <text:p>Fabricação de medicamentos homeopáticos para uso humano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121103" table:style-name="ce41">
            <text:p>2121103</text:p>
          </table:table-cell>
          <table:table-cell office:value-type="string" table:style-name="ce42">
            <text:p>Fabricação de medicamentos fitoterápicos para uso humano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21220" table:style-name="ce33">
            <text:p>21220</text:p>
          </table:table-cell>
          <table:table-cell table:style-name="ce34"/>
          <table:table-cell office:value-type="string" table:style-name="ce35">
            <text:p>FABRICACAO DE MEDICAMENTOS PARA USO VETERINARIO</text:p>
          </table:table-cell>
          <table:table-cell office:value-type="float" office:value="19934.13" table:style-name="ce36">
            <text:p>19,934.1</text:p>
          </table:table-cell>
          <table:table-cell office:value-type="float" office:value="15561.65" table:style-name="ce36">
            <text:p>15,561.7</text:p>
          </table:table-cell>
          <table:table-cell office:value-type="float" office:value="21578.35" table:style-name="ce36">
            <text:p>21,578.4</text:p>
          </table:table-cell>
          <table:table-cell office:value-type="float" office:value="26134.639999999999" table:style-name="ce36">
            <text:p>26,134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122000" table:style-name="ce41">
            <text:p>2122000</text:p>
          </table:table-cell>
          <table:table-cell office:value-type="string" table:style-name="ce42">
            <text:p>Fabricação de medicamentos para uso veterinário</text:p>
          </table:table-cell>
          <table:table-cell office:value-type="float" office:value="19934.13" table:style-name="ce43">
            <text:p>19,934.1</text:p>
          </table:table-cell>
          <table:table-cell office:value-type="float" office:value="15561.65" table:style-name="ce43">
            <text:p>15,561.7</text:p>
          </table:table-cell>
          <table:table-cell office:value-type="float" office:value="21578.35" table:style-name="ce43">
            <text:p>21,578.4</text:p>
          </table:table-cell>
          <table:table-cell office:value-type="float" office:value="26134.639999999999" table:style-name="ce43">
            <text:p>26,134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21238" table:style-name="ce33">
            <text:p>21238</text:p>
          </table:table-cell>
          <table:table-cell table:style-name="ce34"/>
          <table:table-cell office:value-type="string" table:style-name="ce35">
            <text:p>FABRICACAO DE PREPARACOES FARMACEUTICAS</text:p>
          </table:table-cell>
          <table:table-cell office:value-type="float" office:value="2209.79" table:style-name="ce36">
            <text:p>2,209.8</text:p>
          </table:table-cell>
          <table:table-cell office:value-type="float" office:value="2402.8200000000002" table:style-name="ce36">
            <text:p>2,402.8</text:p>
          </table:table-cell>
          <table:table-cell office:value-type="float" office:value="1780.56" table:style-name="ce36">
            <text:p>1,780.6</text:p>
          </table:table-cell>
          <table:table-cell office:value-type="float" office:value="2030" table:style-name="ce36">
            <text:p>2,03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123800" table:style-name="ce41">
            <text:p>2123800</text:p>
          </table:table-cell>
          <table:table-cell office:value-type="string" table:style-name="ce42">
            <text:p>Fabricação de preparações farmacêuticas</text:p>
          </table:table-cell>
          <table:table-cell office:value-type="float" office:value="2209.79" table:style-name="ce43">
            <text:p>2,209.8</text:p>
          </table:table-cell>
          <table:table-cell office:value-type="float" office:value="2402.8200000000002" table:style-name="ce43">
            <text:p>2,402.8</text:p>
          </table:table-cell>
          <table:table-cell office:value-type="float" office:value="1780.56" table:style-name="ce43">
            <text:p>1,780.6</text:p>
          </table:table-cell>
          <table:table-cell office:value-type="float" office:value="2030" table:style-name="ce43">
            <text:p>2,03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office:value-type="float" office:value="22" table:style-name="ce31">
            <text:p>22</text:p>
          </table:table-cell>
          <table:table-cell table:style-name="ce32"/>
          <table:table-cell table:style-name="ce33"/>
          <table:table-cell table:style-name="ce34"/>
          <table:table-cell office:value-type="string" table:style-name="ce35">
            <text:p>FABRICACAO DE PRODUTOS DE BORRACHA E DE MATERIAL PLASTICO</text:p>
          </table:table-cell>
          <table:table-cell office:value-type="float" office:value="373085.4" table:style-name="ce36">
            <text:p>373,085.4</text:p>
          </table:table-cell>
          <table:table-cell office:value-type="float" office:value="375928.19" table:style-name="ce36">
            <text:p>375,928.2</text:p>
          </table:table-cell>
          <table:table-cell office:value-type="float" office:value="418521.5" table:style-name="ce36">
            <text:p>418,521.5</text:p>
          </table:table-cell>
          <table:table-cell office:value-type="float" office:value="427264.13" table:style-name="ce36">
            <text:p>427,264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221" table:style-name="ce39">
            <text:p>221</text:p>
          </table:table-cell>
          <table:table-cell table:style-name="ce40"/>
          <table:table-cell table:style-name="ce41"/>
          <table:table-cell office:value-type="string" table:style-name="ce42">
            <text:p>FABRICACAO DE PRODUTOS DE BORRACHA</text:p>
          </table:table-cell>
          <table:table-cell office:value-type="float" office:value="121435.09" table:style-name="ce43">
            <text:p>121,435.1</text:p>
          </table:table-cell>
          <table:table-cell office:value-type="float" office:value="122406.21" table:style-name="ce43">
            <text:p>122,406.2</text:p>
          </table:table-cell>
          <table:table-cell office:value-type="float" office:value="142787.89000000001" table:style-name="ce43">
            <text:p>142,787.9</text:p>
          </table:table-cell>
          <table:table-cell office:value-type="float" office:value="141931.07999999999" table:style-name="ce43">
            <text:p>141,931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22111" table:style-name="ce33">
            <text:p>22111</text:p>
          </table:table-cell>
          <table:table-cell table:style-name="ce34"/>
          <table:table-cell office:value-type="string" table:style-name="ce35">
            <text:p>FABRICACAO DE PNEUMATICOS E DE CAMARAS-DE-AR</text:p>
          </table:table-cell>
          <table:table-cell office:value-type="float" office:value="76548.33" table:style-name="ce36">
            <text:p>76,548.3</text:p>
          </table:table-cell>
          <table:table-cell office:value-type="float" office:value="76751.600000000006" table:style-name="ce36">
            <text:p>76,751.6</text:p>
          </table:table-cell>
          <table:table-cell office:value-type="float" office:value="84060.68" table:style-name="ce36">
            <text:p>84,060.7</text:p>
          </table:table-cell>
          <table:table-cell office:value-type="float" office:value="92364.27" table:style-name="ce36">
            <text:p>92,364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211100" table:style-name="ce41">
            <text:p>2211100</text:p>
          </table:table-cell>
          <table:table-cell office:value-type="string" table:style-name="ce42">
            <text:p>Fabricação de pneumáticos e de câmaras-de-ar</text:p>
          </table:table-cell>
          <table:table-cell office:value-type="float" office:value="76548.33" table:style-name="ce43">
            <text:p>76,548.3</text:p>
          </table:table-cell>
          <table:table-cell office:value-type="float" office:value="76751.600000000006" table:style-name="ce43">
            <text:p>76,751.6</text:p>
          </table:table-cell>
          <table:table-cell office:value-type="float" office:value="84060.68" table:style-name="ce43">
            <text:p>84,060.7</text:p>
          </table:table-cell>
          <table:table-cell office:value-type="float" office:value="92364.27" table:style-name="ce43">
            <text:p>92,364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22129" table:style-name="ce33">
            <text:p>22129</text:p>
          </table:table-cell>
          <table:table-cell table:style-name="ce34"/>
          <table:table-cell office:value-type="string" table:style-name="ce35">
            <text:p>REFORMA DE PNEUMATICOS USADOS</text:p>
          </table:table-cell>
          <table:table-cell office:value-type="float" office:value="295.92" table:style-name="ce36">
            <text:p>295.9</text:p>
          </table:table-cell>
          <table:table-cell office:value-type="float" office:value="352.7" table:style-name="ce36">
            <text:p>352.7</text:p>
          </table:table-cell>
          <table:table-cell office:value-type="float" office:value="346.03" table:style-name="ce36">
            <text:p>346.0</text:p>
          </table:table-cell>
          <table:table-cell office:value-type="float" office:value="344.83" table:style-name="ce36">
            <text:p>344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212900" table:style-name="ce41">
            <text:p>2212900</text:p>
          </table:table-cell>
          <table:table-cell office:value-type="string" table:style-name="ce42">
            <text:p>Reforma de pneumáticos usados</text:p>
          </table:table-cell>
          <table:table-cell office:value-type="float" office:value="295.92" table:style-name="ce43">
            <text:p>295.9</text:p>
          </table:table-cell>
          <table:table-cell office:value-type="float" office:value="352.7" table:style-name="ce43">
            <text:p>352.7</text:p>
          </table:table-cell>
          <table:table-cell office:value-type="float" office:value="346.03" table:style-name="ce43">
            <text:p>346.0</text:p>
          </table:table-cell>
          <table:table-cell office:value-type="float" office:value="344.83" table:style-name="ce43">
            <text:p>344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22196" table:style-name="ce33">
            <text:p>22196</text:p>
          </table:table-cell>
          <table:table-cell table:style-name="ce34"/>
          <table:table-cell office:value-type="string" table:style-name="ce35">
            <text:p>FABRICACAO DE ARTEFATOS DE BORRACHA NAO ESPECIFICADOS ANTERIORMENTE</text:p>
          </table:table-cell>
          <table:table-cell office:value-type="float" office:value="44590.84" table:style-name="ce36">
            <text:p>44,590.8</text:p>
          </table:table-cell>
          <table:table-cell office:value-type="float" office:value="45301.91" table:style-name="ce36">
            <text:p>45,301.9</text:p>
          </table:table-cell>
          <table:table-cell office:value-type="float" office:value="58381.19" table:style-name="ce36">
            <text:p>58,381.2</text:p>
          </table:table-cell>
          <table:table-cell office:value-type="float" office:value="49221.98" table:style-name="ce36">
            <text:p>49,222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219600" table:style-name="ce41">
            <text:p>2219600</text:p>
          </table:table-cell>
          <table:table-cell office:value-type="string" table:style-name="ce42">
            <text:p>Fabricação de artefatos de borracha não especificados anteriormente</text:p>
          </table:table-cell>
          <table:table-cell office:value-type="float" office:value="44590.84" table:style-name="ce43">
            <text:p>44,590.8</text:p>
          </table:table-cell>
          <table:table-cell office:value-type="float" office:value="45301.91" table:style-name="ce43">
            <text:p>45,301.9</text:p>
          </table:table-cell>
          <table:table-cell office:value-type="float" office:value="58381.19" table:style-name="ce43">
            <text:p>58,381.2</text:p>
          </table:table-cell>
          <table:table-cell office:value-type="float" office:value="49221.98" table:style-name="ce43">
            <text:p>49,222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222" table:style-name="ce32">
            <text:p>222</text:p>
          </table:table-cell>
          <table:table-cell table:style-name="ce33"/>
          <table:table-cell table:style-name="ce34"/>
          <table:table-cell office:value-type="string" table:style-name="ce35">
            <text:p>FABRICACAO DE PRODUTOS DE MATERIAL PLASTICO</text:p>
          </table:table-cell>
          <table:table-cell office:value-type="float" office:value="251650.31" table:style-name="ce36">
            <text:p>251,650.3</text:p>
          </table:table-cell>
          <table:table-cell office:value-type="float" office:value="253521.97" table:style-name="ce36">
            <text:p>253,522.0</text:p>
          </table:table-cell>
          <table:table-cell office:value-type="float" office:value="275733.61" table:style-name="ce36">
            <text:p>275,733.6</text:p>
          </table:table-cell>
          <table:table-cell office:value-type="float" office:value="285333.03999999998" table:style-name="ce36">
            <text:p>285,333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22218" table:style-name="ce40">
            <text:p>22218</text:p>
          </table:table-cell>
          <table:table-cell table:style-name="ce41"/>
          <table:table-cell office:value-type="string" table:style-name="ce42">
            <text:p>FABRICACAO DE LAMINADOS PLANOS E TUBULARES DE MATERIAL PLASTICO</text:p>
          </table:table-cell>
          <table:table-cell office:value-type="float" office:value="16469.560000000001" table:style-name="ce43">
            <text:p>16,469.6</text:p>
          </table:table-cell>
          <table:table-cell office:value-type="float" office:value="16169.09" table:style-name="ce43">
            <text:p>16,169.1</text:p>
          </table:table-cell>
          <table:table-cell office:value-type="float" office:value="16859.62" table:style-name="ce43">
            <text:p>16,859.6</text:p>
          </table:table-cell>
          <table:table-cell office:value-type="float" office:value="13179.9" table:style-name="ce43">
            <text:p>13,179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221800" table:style-name="ce34">
            <text:p>2221800</text:p>
          </table:table-cell>
          <table:table-cell office:value-type="string" table:style-name="ce35">
            <text:p>Fabricação de laminados planos e tubulares de material plástico</text:p>
          </table:table-cell>
          <table:table-cell office:value-type="float" office:value="16469.560000000001" table:style-name="ce36">
            <text:p>16,469.6</text:p>
          </table:table-cell>
          <table:table-cell office:value-type="float" office:value="16169.09" table:style-name="ce36">
            <text:p>16,169.1</text:p>
          </table:table-cell>
          <table:table-cell office:value-type="float" office:value="16859.62" table:style-name="ce36">
            <text:p>16,859.6</text:p>
          </table:table-cell>
          <table:table-cell office:value-type="float" office:value="13179.9" table:style-name="ce36">
            <text:p>13,179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22226" table:style-name="ce40">
            <text:p>22226</text:p>
          </table:table-cell>
          <table:table-cell table:style-name="ce41"/>
          <table:table-cell office:value-type="string" table:style-name="ce42">
            <text:p>FABRICACAO DE EMBALAGENS DE MATERIAL PLASTICO</text:p>
          </table:table-cell>
          <table:table-cell office:value-type="float" office:value="76149.69" table:style-name="ce43">
            <text:p>76,149.7</text:p>
          </table:table-cell>
          <table:table-cell office:value-type="float" office:value="75960.39" table:style-name="ce43">
            <text:p>75,960.4</text:p>
          </table:table-cell>
          <table:table-cell office:value-type="float" office:value="79865.149999999994" table:style-name="ce43">
            <text:p>79,865.2</text:p>
          </table:table-cell>
          <table:table-cell office:value-type="float" office:value="86240.76" table:style-name="ce43">
            <text:p>86,240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222600" table:style-name="ce34">
            <text:p>2222600</text:p>
          </table:table-cell>
          <table:table-cell office:value-type="string" table:style-name="ce35">
            <text:p>Fabricação de embalagens de material plástico</text:p>
          </table:table-cell>
          <table:table-cell office:value-type="float" office:value="76149.69" table:style-name="ce36">
            <text:p>76,149.7</text:p>
          </table:table-cell>
          <table:table-cell office:value-type="float" office:value="75960.39" table:style-name="ce36">
            <text:p>75,960.4</text:p>
          </table:table-cell>
          <table:table-cell office:value-type="float" office:value="79865.149999999994" table:style-name="ce36">
            <text:p>79,865.2</text:p>
          </table:table-cell>
          <table:table-cell office:value-type="float" office:value="86240.76" table:style-name="ce36">
            <text:p>86,240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22234" table:style-name="ce40">
            <text:p>22234</text:p>
          </table:table-cell>
          <table:table-cell table:style-name="ce41"/>
          <table:table-cell office:value-type="string" table:style-name="ce42">
            <text:p>FABRICACAO DE TUBOS E ACESSORIOS DE MATERIAL PLASTICO PARA USO NA CONSTRUCAO</text:p>
          </table:table-cell>
          <table:table-cell office:value-type="float" office:value="39617.800000000003" table:style-name="ce43">
            <text:p>39,617.8</text:p>
          </table:table-cell>
          <table:table-cell office:value-type="float" office:value="33170.559999999998" table:style-name="ce43">
            <text:p>33,170.6</text:p>
          </table:table-cell>
          <table:table-cell office:value-type="float" office:value="39708.559999999998" table:style-name="ce43">
            <text:p>39,708.6</text:p>
          </table:table-cell>
          <table:table-cell office:value-type="float" office:value="55530.23" table:style-name="ce43">
            <text:p>55,530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2223400" table:style-name="ce34">
            <text:p>2223400</text:p>
          </table:table-cell>
          <table:table-cell office:value-type="string" table:style-name="ce35">
            <text:p>Fabricação de tubos e acessórios de material plástico para uso na construção</text:p>
          </table:table-cell>
          <table:table-cell office:value-type="float" office:value="39617.800000000003" table:style-name="ce36">
            <text:p>39,617.8</text:p>
          </table:table-cell>
          <table:table-cell office:value-type="float" office:value="33170.559999999998" table:style-name="ce36">
            <text:p>33,170.6</text:p>
          </table:table-cell>
          <table:table-cell office:value-type="float" office:value="39708.559999999998" table:style-name="ce36">
            <text:p>39,708.6</text:p>
          </table:table-cell>
          <table:table-cell office:value-type="float" office:value="55530.23" table:style-name="ce36">
            <text:p>55,530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22293" table:style-name="ce40">
            <text:p>22293</text:p>
          </table:table-cell>
          <table:table-cell table:style-name="ce41"/>
          <table:table-cell office:value-type="string" table:style-name="ce42">
            <text:p>FABRICACAO DE ARTEFATOS DE MATERIAL PLASTICO NAO ESPECIFICADOS ANTERIORMENTE</text:p>
          </table:table-cell>
          <table:table-cell office:value-type="float" office:value="119413.26" table:style-name="ce43">
            <text:p>119,413.3</text:p>
          </table:table-cell>
          <table:table-cell office:value-type="float" office:value="128221.93" table:style-name="ce43">
            <text:p>128,221.9</text:p>
          </table:table-cell>
          <table:table-cell office:value-type="float" office:value="139300.28" table:style-name="ce43">
            <text:p>139,300.3</text:p>
          </table:table-cell>
          <table:table-cell office:value-type="float" office:value="130382.16" table:style-name="ce43">
            <text:p>130,382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229301" table:style-name="ce34">
            <text:p>2229301</text:p>
          </table:table-cell>
          <table:table-cell office:value-type="string" table:style-name="ce35">
            <text:p>Fabricação de artefatos de material plástico para uso pessoal e doméstico</text:p>
          </table:table-cell>
          <table:table-cell office:value-type="float" office:value="32884.76" table:style-name="ce36">
            <text:p>32,884.8</text:p>
          </table:table-cell>
          <table:table-cell office:value-type="float" office:value="35409.67" table:style-name="ce36">
            <text:p>35,409.7</text:p>
          </table:table-cell>
          <table:table-cell office:value-type="float" office:value="34280.6" table:style-name="ce36">
            <text:p>34,280.6</text:p>
          </table:table-cell>
          <table:table-cell office:value-type="float" office:value="34045.69" table:style-name="ce36">
            <text:p>34,045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229302" table:style-name="ce41">
            <text:p>2229302</text:p>
          </table:table-cell>
          <table:table-cell office:value-type="string" table:style-name="ce42">
            <text:p>Fabricação de artefatos de material plástico para usos industriais</text:p>
          </table:table-cell>
          <table:table-cell office:value-type="float" office:value="38136.269999999997" table:style-name="ce43">
            <text:p>38,136.3</text:p>
          </table:table-cell>
          <table:table-cell office:value-type="float" office:value="40159.22" table:style-name="ce43">
            <text:p>40,159.2</text:p>
          </table:table-cell>
          <table:table-cell office:value-type="float" office:value="49887.199999999997" table:style-name="ce43">
            <text:p>49,887.2</text:p>
          </table:table-cell>
          <table:table-cell office:value-type="float" office:value="45818.12" table:style-name="ce43">
            <text:p>45,818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2229303" table:style-name="ce34">
            <text:p>2229303</text:p>
          </table:table-cell>
          <table:table-cell office:value-type="string" table:style-name="ce35">
            <text:p>Fabricação de artefatos de material plástico para uso na construção, exceto tubos e acessórios</text:p>
          </table:table-cell>
          <table:table-cell office:value-type="float" office:value="11235.87" table:style-name="ce36">
            <text:p>11,235.9</text:p>
          </table:table-cell>
          <table:table-cell office:value-type="float" office:value="14156.15" table:style-name="ce36">
            <text:p>14,156.2</text:p>
          </table:table-cell>
          <table:table-cell office:value-type="float" office:value="13783.87" table:style-name="ce36">
            <text:p>13,783.9</text:p>
          </table:table-cell>
          <table:table-cell office:value-type="float" office:value="11694.11" table:style-name="ce36">
            <text:p>11,694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2229399" table:style-name="ce41">
            <text:p>2229399</text:p>
          </table:table-cell>
          <table:table-cell office:value-type="string" table:style-name="ce42">
            <text:p>Fabricação de artefatos de material plástico para outros usos não especificados anteriormente</text:p>
          </table:table-cell>
          <table:table-cell office:value-type="float" office:value="37156.36" table:style-name="ce43">
            <text:p>37,156.4</text:p>
          </table:table-cell>
          <table:table-cell office:value-type="float" office:value="38496.89" table:style-name="ce43">
            <text:p>38,496.9</text:p>
          </table:table-cell>
          <table:table-cell office:value-type="float" office:value="41348.61" table:style-name="ce43">
            <text:p>41,348.6</text:p>
          </table:table-cell>
          <table:table-cell office:value-type="float" office:value="38824.239999999998" table:style-name="ce43">
            <text:p>38,824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office:value-type="float" office:value="23" table:style-name="ce31">
            <text:p>23</text:p>
          </table:table-cell>
          <table:table-cell table:style-name="ce32"/>
          <table:table-cell table:style-name="ce33"/>
          <table:table-cell table:style-name="ce34"/>
          <table:table-cell office:value-type="string" table:style-name="ce35">
            <text:p>FABRICACAO DE PRODUTOS DE MINERAIS NAO-METALICOS</text:p>
          </table:table-cell>
          <table:table-cell office:value-type="float" office:value="197578.94" table:style-name="ce36">
            <text:p>197,578.9</text:p>
          </table:table-cell>
          <table:table-cell office:value-type="float" office:value="211839.39" table:style-name="ce36">
            <text:p>211,839.4</text:p>
          </table:table-cell>
          <table:table-cell office:value-type="float" office:value="229216.24" table:style-name="ce36">
            <text:p>229,216.2</text:p>
          </table:table-cell>
          <table:table-cell office:value-type="float" office:value="239155.02" table:style-name="ce36">
            <text:p>239,155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231" table:style-name="ce39">
            <text:p>231</text:p>
          </table:table-cell>
          <table:table-cell table:style-name="ce40"/>
          <table:table-cell table:style-name="ce41"/>
          <table:table-cell office:value-type="string" table:style-name="ce42">
            <text:p>FABRICACAO DE VIDRO E DE PRODUTOS DO VIDRO</text:p>
          </table:table-cell>
          <table:table-cell office:value-type="float" office:value="68962.75" table:style-name="ce43">
            <text:p>68,962.8</text:p>
          </table:table-cell>
          <table:table-cell office:value-type="float" office:value="73069.84" table:style-name="ce43">
            <text:p>73,069.8</text:p>
          </table:table-cell>
          <table:table-cell office:value-type="float" office:value="76524.78" table:style-name="ce43">
            <text:p>76,524.8</text:p>
          </table:table-cell>
          <table:table-cell office:value-type="float" office:value="81022.789999999994" table:style-name="ce43">
            <text:p>81,022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23117" table:style-name="ce33">
            <text:p>23117</text:p>
          </table:table-cell>
          <table:table-cell table:style-name="ce34"/>
          <table:table-cell office:value-type="string" table:style-name="ce35">
            <text:p>FABRICACAO DE VIDRO PLANO E DE SEGURANCA</text:p>
          </table:table-cell>
          <table:table-cell office:value-type="float" office:value="33579.089999999997" table:style-name="ce36">
            <text:p>33,579.1</text:p>
          </table:table-cell>
          <table:table-cell office:value-type="float" office:value="30749.56" table:style-name="ce36">
            <text:p>30,749.6</text:p>
          </table:table-cell>
          <table:table-cell office:value-type="float" office:value="36779.620000000003" table:style-name="ce36">
            <text:p>36,779.6</text:p>
          </table:table-cell>
          <table:table-cell office:value-type="float" office:value="40254.75" table:style-name="ce36">
            <text:p>40,254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311700" table:style-name="ce41">
            <text:p>2311700</text:p>
          </table:table-cell>
          <table:table-cell office:value-type="string" table:style-name="ce42">
            <text:p>Fabricação de vidro plano e de segurança</text:p>
          </table:table-cell>
          <table:table-cell office:value-type="float" office:value="33579.089999999997" table:style-name="ce43">
            <text:p>33,579.1</text:p>
          </table:table-cell>
          <table:table-cell office:value-type="float" office:value="30749.56" table:style-name="ce43">
            <text:p>30,749.6</text:p>
          </table:table-cell>
          <table:table-cell office:value-type="float" office:value="36779.620000000003" table:style-name="ce43">
            <text:p>36,779.6</text:p>
          </table:table-cell>
          <table:table-cell office:value-type="float" office:value="40254.75" table:style-name="ce43">
            <text:p>40,254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23125" table:style-name="ce33">
            <text:p>23125</text:p>
          </table:table-cell>
          <table:table-cell table:style-name="ce34"/>
          <table:table-cell office:value-type="string" table:style-name="ce35">
            <text:p>FABRICACAO DE EMBALAGENS DE VIDRO</text:p>
          </table:table-cell>
          <table:table-cell office:value-type="float" office:value="16838.099999999999" table:style-name="ce36">
            <text:p>16,838.1</text:p>
          </table:table-cell>
          <table:table-cell office:value-type="float" office:value="24655.77" table:style-name="ce36">
            <text:p>24,655.8</text:p>
          </table:table-cell>
          <table:table-cell office:value-type="float" office:value="21569.17" table:style-name="ce36">
            <text:p>21,569.2</text:p>
          </table:table-cell>
          <table:table-cell office:value-type="float" office:value="25461.96" table:style-name="ce36">
            <text:p>25,462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312500" table:style-name="ce41">
            <text:p>2312500</text:p>
          </table:table-cell>
          <table:table-cell office:value-type="string" table:style-name="ce42">
            <text:p>Fabricação de embalagens de vidro</text:p>
          </table:table-cell>
          <table:table-cell office:value-type="float" office:value="16838.099999999999" table:style-name="ce43">
            <text:p>16,838.1</text:p>
          </table:table-cell>
          <table:table-cell office:value-type="float" office:value="24655.77" table:style-name="ce43">
            <text:p>24,655.8</text:p>
          </table:table-cell>
          <table:table-cell office:value-type="float" office:value="21569.17" table:style-name="ce43">
            <text:p>21,569.2</text:p>
          </table:table-cell>
          <table:table-cell office:value-type="float" office:value="25461.96" table:style-name="ce43">
            <text:p>25,462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23192" table:style-name="ce33">
            <text:p>23192</text:p>
          </table:table-cell>
          <table:table-cell table:style-name="ce34"/>
          <table:table-cell office:value-type="string" table:style-name="ce35">
            <text:p>FABRICACAO DE ARTIGOS DE VIDRO</text:p>
          </table:table-cell>
          <table:table-cell office:value-type="float" office:value="18545.57" table:style-name="ce36">
            <text:p>18,545.6</text:p>
          </table:table-cell>
          <table:table-cell office:value-type="float" office:value="17664.52" table:style-name="ce36">
            <text:p>17,664.5</text:p>
          </table:table-cell>
          <table:table-cell office:value-type="float" office:value="18175.990000000002" table:style-name="ce36">
            <text:p>18,176.0</text:p>
          </table:table-cell>
          <table:table-cell office:value-type="float" office:value="15306.09" table:style-name="ce36">
            <text:p>15,306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319200" table:style-name="ce41">
            <text:p>2319200</text:p>
          </table:table-cell>
          <table:table-cell office:value-type="string" table:style-name="ce42">
            <text:p>Fabricação de artigos de vidro</text:p>
          </table:table-cell>
          <table:table-cell office:value-type="float" office:value="18545.57" table:style-name="ce43">
            <text:p>18,545.6</text:p>
          </table:table-cell>
          <table:table-cell office:value-type="float" office:value="17664.52" table:style-name="ce43">
            <text:p>17,664.5</text:p>
          </table:table-cell>
          <table:table-cell office:value-type="float" office:value="18175.990000000002" table:style-name="ce43">
            <text:p>18,176.0</text:p>
          </table:table-cell>
          <table:table-cell office:value-type="float" office:value="15306.09" table:style-name="ce43">
            <text:p>15,306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232" table:style-name="ce32">
            <text:p>232</text:p>
          </table:table-cell>
          <table:table-cell table:style-name="ce33"/>
          <table:table-cell table:style-name="ce34"/>
          <table:table-cell office:value-type="string" table:style-name="ce35">
            <text:p>FABRICACAO DE CIMENTO</text:p>
          </table:table-cell>
          <table:table-cell office:value-type="float" office:value="28371.29" table:style-name="ce36">
            <text:p>28,371.3</text:p>
          </table:table-cell>
          <table:table-cell office:value-type="float" office:value="42196.52" table:style-name="ce36">
            <text:p>42,196.5</text:p>
          </table:table-cell>
          <table:table-cell office:value-type="float" office:value="38622.61" table:style-name="ce36">
            <text:p>38,622.6</text:p>
          </table:table-cell>
          <table:table-cell office:value-type="float" office:value="50842.66" table:style-name="ce36">
            <text:p>50,842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23206" table:style-name="ce40">
            <text:p>23206</text:p>
          </table:table-cell>
          <table:table-cell table:style-name="ce41"/>
          <table:table-cell office:value-type="string" table:style-name="ce42">
            <text:p>FABRICACAO DE CIMENTO</text:p>
          </table:table-cell>
          <table:table-cell office:value-type="float" office:value="28371.29" table:style-name="ce43">
            <text:p>28,371.3</text:p>
          </table:table-cell>
          <table:table-cell office:value-type="float" office:value="42196.52" table:style-name="ce43">
            <text:p>42,196.5</text:p>
          </table:table-cell>
          <table:table-cell office:value-type="float" office:value="38622.61" table:style-name="ce43">
            <text:p>38,622.6</text:p>
          </table:table-cell>
          <table:table-cell office:value-type="float" office:value="50842.66" table:style-name="ce43">
            <text:p>50,842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320600" table:style-name="ce34">
            <text:p>2320600</text:p>
          </table:table-cell>
          <table:table-cell office:value-type="string" table:style-name="ce35">
            <text:p>Fabricação de cimento</text:p>
          </table:table-cell>
          <table:table-cell office:value-type="float" office:value="28371.29" table:style-name="ce36">
            <text:p>28,371.3</text:p>
          </table:table-cell>
          <table:table-cell office:value-type="float" office:value="42196.52" table:style-name="ce36">
            <text:p>42,196.5</text:p>
          </table:table-cell>
          <table:table-cell office:value-type="float" office:value="38622.61" table:style-name="ce36">
            <text:p>38,622.6</text:p>
          </table:table-cell>
          <table:table-cell office:value-type="float" office:value="50842.66" table:style-name="ce36">
            <text:p>50,842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office:value-type="float" office:value="233" table:style-name="ce39">
            <text:p>233</text:p>
          </table:table-cell>
          <table:table-cell table:style-name="ce40"/>
          <table:table-cell table:style-name="ce41"/>
          <table:table-cell office:value-type="string" table:style-name="ce42">
            <text:p>FABRICACAO DE ARTEFATOS DE CONCRETO, CIMENTO, FIBROCIMENTO, GESSO E MATERIAIS SEMELHANTES</text:p>
          </table:table-cell>
          <table:table-cell office:value-type="float" office:value="17854.59" table:style-name="ce43">
            <text:p>17,854.6</text:p>
          </table:table-cell>
          <table:table-cell office:value-type="float" office:value="17057.900000000001" table:style-name="ce43">
            <text:p>17,057.9</text:p>
          </table:table-cell>
          <table:table-cell office:value-type="float" office:value="20424" table:style-name="ce43">
            <text:p>20,424.0</text:p>
          </table:table-cell>
          <table:table-cell office:value-type="float" office:value="22513.75" table:style-name="ce43">
            <text:p>22,513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23303" table:style-name="ce33">
            <text:p>23303</text:p>
          </table:table-cell>
          <table:table-cell table:style-name="ce34"/>
          <table:table-cell office:value-type="string" table:style-name="ce35">
            <text:p>FABRICACAO DE ARTEFATOS DE CONCRETO, CIMENTO, FIBROCIMENTO, GESSO E MATERIAIS SEMELHANTES</text:p>
          </table:table-cell>
          <table:table-cell office:value-type="float" office:value="17854.59" table:style-name="ce36">
            <text:p>17,854.6</text:p>
          </table:table-cell>
          <table:table-cell office:value-type="float" office:value="17057.900000000001" table:style-name="ce36">
            <text:p>17,057.9</text:p>
          </table:table-cell>
          <table:table-cell office:value-type="float" office:value="20424" table:style-name="ce36">
            <text:p>20,424.0</text:p>
          </table:table-cell>
          <table:table-cell office:value-type="float" office:value="22513.75" table:style-name="ce36">
            <text:p>22,513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2330301" table:style-name="ce41">
            <text:p>2330301</text:p>
          </table:table-cell>
          <table:table-cell office:value-type="string" table:style-name="ce42">
            <text:p>Fabricação de estruturas pré-moldadas de concreto armado, em série e sob encomenda</text:p>
          </table:table-cell>
          <table:table-cell office:value-type="string" table:style-name="ce43">
            <text:p>****</text:p>
          </table:table-cell>
          <table:table-cell office:value-type="float" office:value="1225.3699999999999" table:style-name="ce43">
            <text:p>1,225.4</text:p>
          </table:table-cell>
          <table:table-cell office:value-type="float" office:value="1237.8699999999999" table:style-name="ce43">
            <text:p>1,237.9</text:p>
          </table:table-cell>
          <table:table-cell office:value-type="float" office:value="1772.72" table:style-name="ce43">
            <text:p>1,772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330302" table:style-name="ce34">
            <text:p>2330302</text:p>
          </table:table-cell>
          <table:table-cell office:value-type="string" table:style-name="ce35">
            <text:p>Fabricação de artefatos de cimento para uso na construção</text:p>
          </table:table-cell>
          <table:table-cell office:value-type="float" office:value="3548.1" table:style-name="ce36">
            <text:p>3,548.1</text:p>
          </table:table-cell>
          <table:table-cell office:value-type="float" office:value="2944.97" table:style-name="ce36">
            <text:p>2,945.0</text:p>
          </table:table-cell>
          <table:table-cell office:value-type="float" office:value="4198.5" table:style-name="ce36">
            <text:p>4,198.5</text:p>
          </table:table-cell>
          <table:table-cell office:value-type="float" office:value="4554.49" table:style-name="ce36">
            <text:p>4,554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330303" table:style-name="ce41">
            <text:p>2330303</text:p>
          </table:table-cell>
          <table:table-cell office:value-type="string" table:style-name="ce42">
            <text:p>Fabricação de artefatos de fibrocimento para uso na construção</text:p>
          </table:table-cell>
          <table:table-cell office:value-type="float" office:value="6550.36" table:style-name="ce43">
            <text:p>6,550.4</text:p>
          </table:table-cell>
          <table:table-cell office:value-type="float" office:value="6087.3" table:style-name="ce43">
            <text:p>6,087.3</text:p>
          </table:table-cell>
          <table:table-cell office:value-type="float" office:value="6573.17" table:style-name="ce43">
            <text:p>6,573.2</text:p>
          </table:table-cell>
          <table:table-cell office:value-type="float" office:value="7765.2" table:style-name="ce43">
            <text:p>7,765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330304" table:style-name="ce34">
            <text:p>2330304</text:p>
          </table:table-cell>
          <table:table-cell office:value-type="string" table:style-name="ce35">
            <text:p>Fabricação de casas pré-moldadas de concreto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330305" table:style-name="ce41">
            <text:p>2330305</text:p>
          </table:table-cell>
          <table:table-cell office:value-type="string" table:style-name="ce42">
            <text:p>Preparação de massa de concreto e argamassa para construção</text:p>
          </table:table-cell>
          <table:table-cell office:value-type="float" office:value="2764.87" table:style-name="ce43">
            <text:p>2,764.9</text:p>
          </table:table-cell>
          <table:table-cell office:value-type="float" office:value="2769.96" table:style-name="ce43">
            <text:p>2,770.0</text:p>
          </table:table-cell>
          <table:table-cell office:value-type="float" office:value="3417.49" table:style-name="ce43">
            <text:p>3,417.5</text:p>
          </table:table-cell>
          <table:table-cell office:value-type="float" office:value="3965.19" table:style-name="ce43">
            <text:p>3,965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2330399" table:style-name="ce34">
            <text:p>2330399</text:p>
          </table:table-cell>
          <table:table-cell office:value-type="string" table:style-name="ce35">
            <text:p>Fabricação de outros artefatos e produtos de concreto, cimento, fibrocimento, gesso e materiais semelhantes</text:p>
          </table:table-cell>
          <table:table-cell office:value-type="float" office:value="4072.59" table:style-name="ce36">
            <text:p>4,072.6</text:p>
          </table:table-cell>
          <table:table-cell office:value-type="float" office:value="4030.3" table:style-name="ce36">
            <text:p>4,030.3</text:p>
          </table:table-cell>
          <table:table-cell office:value-type="float" office:value="4996.97" table:style-name="ce36">
            <text:p>4,997.0</text:p>
          </table:table-cell>
          <table:table-cell office:value-type="float" office:value="4456.1400000000003" table:style-name="ce36">
            <text:p>4,456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234" table:style-name="ce39">
            <text:p>234</text:p>
          </table:table-cell>
          <table:table-cell table:style-name="ce40"/>
          <table:table-cell table:style-name="ce41"/>
          <table:table-cell office:value-type="string" table:style-name="ce42">
            <text:p>FABRICACAO DE PRODUTOS CERAMICOS</text:p>
          </table:table-cell>
          <table:table-cell office:value-type="float" office:value="47613.52" table:style-name="ce43">
            <text:p>47,613.5</text:p>
          </table:table-cell>
          <table:table-cell office:value-type="float" office:value="45307.05" table:style-name="ce43">
            <text:p>45,307.1</text:p>
          </table:table-cell>
          <table:table-cell office:value-type="float" office:value="57866.96" table:style-name="ce43">
            <text:p>57,867.0</text:p>
          </table:table-cell>
          <table:table-cell office:value-type="float" office:value="50254.09" table:style-name="ce43">
            <text:p>50,254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23419" table:style-name="ce33">
            <text:p>23419</text:p>
          </table:table-cell>
          <table:table-cell table:style-name="ce34"/>
          <table:table-cell office:value-type="string" table:style-name="ce35">
            <text:p>FABRICACAO DE PRODUTOS CERAMICOS REFRATARIOS</text:p>
          </table:table-cell>
          <table:table-cell office:value-type="float" office:value="4212.01" table:style-name="ce36">
            <text:p>4,212.0</text:p>
          </table:table-cell>
          <table:table-cell office:value-type="float" office:value="5608.54" table:style-name="ce36">
            <text:p>5,608.5</text:p>
          </table:table-cell>
          <table:table-cell office:value-type="float" office:value="5225.8999999999996" table:style-name="ce36">
            <text:p>5,225.9</text:p>
          </table:table-cell>
          <table:table-cell office:value-type="float" office:value="7714.67" table:style-name="ce36">
            <text:p>7,714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341900" table:style-name="ce41">
            <text:p>2341900</text:p>
          </table:table-cell>
          <table:table-cell office:value-type="string" table:style-name="ce42">
            <text:p>Fabricação de produtos cerâmicos refratários</text:p>
          </table:table-cell>
          <table:table-cell office:value-type="float" office:value="4212.01" table:style-name="ce43">
            <text:p>4,212.0</text:p>
          </table:table-cell>
          <table:table-cell office:value-type="float" office:value="5608.54" table:style-name="ce43">
            <text:p>5,608.5</text:p>
          </table:table-cell>
          <table:table-cell office:value-type="float" office:value="5225.8999999999996" table:style-name="ce43">
            <text:p>5,225.9</text:p>
          </table:table-cell>
          <table:table-cell office:value-type="float" office:value="7714.67" table:style-name="ce43">
            <text:p>7,714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23427" table:style-name="ce33">
            <text:p>23427</text:p>
          </table:table-cell>
          <table:table-cell table:style-name="ce34"/>
          <table:table-cell office:value-type="string" table:style-name="ce35">
            <text:p>FABRICACAO DE PRODUTOS CERAMICOS NAO-REFRATARIOS PARA USO ESTRUTURAL NA CONSTRUCAO</text:p>
          </table:table-cell>
          <table:table-cell office:value-type="float" office:value="34567.870000000003" table:style-name="ce36">
            <text:p>34,567.9</text:p>
          </table:table-cell>
          <table:table-cell office:value-type="float" office:value="28970.26" table:style-name="ce36">
            <text:p>28,970.3</text:p>
          </table:table-cell>
          <table:table-cell office:value-type="float" office:value="40475.75" table:style-name="ce36">
            <text:p>40,475.8</text:p>
          </table:table-cell>
          <table:table-cell office:value-type="float" office:value="33151.96" table:style-name="ce36">
            <text:p>33,152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342701" table:style-name="ce41">
            <text:p>2342701</text:p>
          </table:table-cell>
          <table:table-cell office:value-type="string" table:style-name="ce42">
            <text:p>Fabricação de azulejos e pisos</text:p>
          </table:table-cell>
          <table:table-cell office:value-type="float" office:value="31410.93" table:style-name="ce43">
            <text:p>31,410.9</text:p>
          </table:table-cell>
          <table:table-cell office:value-type="float" office:value="25265.09" table:style-name="ce43">
            <text:p>25,265.1</text:p>
          </table:table-cell>
          <table:table-cell office:value-type="float" office:value="36097.910000000003" table:style-name="ce43">
            <text:p>36,097.9</text:p>
          </table:table-cell>
          <table:table-cell office:value-type="float" office:value="27929.4" table:style-name="ce43">
            <text:p>27,929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2342702" table:style-name="ce34">
            <text:p>2342702</text:p>
          </table:table-cell>
          <table:table-cell office:value-type="string" table:style-name="ce35">
            <text:p>Fabricação de artefatos de cerâmica e barro cozido para uso na construção, exceto azulejos e pisos</text:p>
          </table:table-cell>
          <table:table-cell office:value-type="float" office:value="3156.93" table:style-name="ce36">
            <text:p>3,156.9</text:p>
          </table:table-cell>
          <table:table-cell office:value-type="float" office:value="3705.17" table:style-name="ce36">
            <text:p>3,705.2</text:p>
          </table:table-cell>
          <table:table-cell office:value-type="float" office:value="4377.84" table:style-name="ce36">
            <text:p>4,377.8</text:p>
          </table:table-cell>
          <table:table-cell office:value-type="float" office:value="5222.5600000000004" table:style-name="ce36">
            <text:p>5,222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23494" table:style-name="ce40">
            <text:p>23494</text:p>
          </table:table-cell>
          <table:table-cell table:style-name="ce41"/>
          <table:table-cell office:value-type="string" table:style-name="ce42">
            <text:p>FABRICACAO DE PRODUTOS CERAMICOS NAO-REFRATARIOS NAO ESPECIFICADOS ANTERIORMENTE</text:p>
          </table:table-cell>
          <table:table-cell office:value-type="float" office:value="8833.64" table:style-name="ce43">
            <text:p>8,833.6</text:p>
          </table:table-cell>
          <table:table-cell office:value-type="float" office:value="10728.25" table:style-name="ce43">
            <text:p>10,728.3</text:p>
          </table:table-cell>
          <table:table-cell office:value-type="float" office:value="12165.31" table:style-name="ce43">
            <text:p>12,165.3</text:p>
          </table:table-cell>
          <table:table-cell office:value-type="float" office:value="9387.4599999999991" table:style-name="ce43">
            <text:p>9,387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349401" table:style-name="ce34">
            <text:p>2349401</text:p>
          </table:table-cell>
          <table:table-cell office:value-type="string" table:style-name="ce35">
            <text:p>Fabricação de material sanitário de cerâmica</text:p>
          </table:table-cell>
          <table:table-cell office:value-type="float" office:value="5156.03" table:style-name="ce36">
            <text:p>5,156.0</text:p>
          </table:table-cell>
          <table:table-cell office:value-type="float" office:value="6667.14" table:style-name="ce36">
            <text:p>6,667.1</text:p>
          </table:table-cell>
          <table:table-cell office:value-type="float" office:value="8202.8700000000008" table:style-name="ce36">
            <text:p>8,202.9</text:p>
          </table:table-cell>
          <table:table-cell office:value-type="float" office:value="5982.01" table:style-name="ce36">
            <text:p>5,982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2349499" table:style-name="ce41">
            <text:p>2349499</text:p>
          </table:table-cell>
          <table:table-cell office:value-type="string" table:style-name="ce42">
            <text:p>Fabricação de produtos cerâmicos não-refratários não especificados anteriormente</text:p>
          </table:table-cell>
          <table:table-cell office:value-type="float" office:value="3677.61" table:style-name="ce43">
            <text:p>3,677.6</text:p>
          </table:table-cell>
          <table:table-cell office:value-type="float" office:value="4061.11" table:style-name="ce43">
            <text:p>4,061.1</text:p>
          </table:table-cell>
          <table:table-cell office:value-type="float" office:value="3962.43" table:style-name="ce43">
            <text:p>3,962.4</text:p>
          </table:table-cell>
          <table:table-cell office:value-type="float" office:value="3405.45" table:style-name="ce43">
            <text:p>3,405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office:value-type="float" office:value="239" table:style-name="ce32">
            <text:p>239</text:p>
          </table:table-cell>
          <table:table-cell table:style-name="ce33"/>
          <table:table-cell table:style-name="ce34"/>
          <table:table-cell office:value-type="string" table:style-name="ce35">
            <text:p>APARELHAMENTO DE PEDRAS E FABRICACAO DE OUTROS PRODUTOS DE MINERAIS NAO-METALICOS</text:p>
          </table:table-cell>
          <table:table-cell office:value-type="float" office:value="34776.79" table:style-name="ce36">
            <text:p>34,776.8</text:p>
          </table:table-cell>
          <table:table-cell office:value-type="float" office:value="34208.07" table:style-name="ce36">
            <text:p>34,208.1</text:p>
          </table:table-cell>
          <table:table-cell office:value-type="float" office:value="35777.89" table:style-name="ce36">
            <text:p>35,777.9</text:p>
          </table:table-cell>
          <table:table-cell office:value-type="float" office:value="34521.74" table:style-name="ce36">
            <text:p>34,521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23915" table:style-name="ce40">
            <text:p>23915</text:p>
          </table:table-cell>
          <table:table-cell table:style-name="ce41"/>
          <table:table-cell office:value-type="string" table:style-name="ce42">
            <text:p>APARELHAMENTO E OUTROS TRABALHOS EM PEDRAS</text:p>
          </table:table-cell>
          <table:table-cell office:value-type="float" office:value="933.86" table:style-name="ce43">
            <text:p>933.9</text:p>
          </table:table-cell>
          <table:table-cell office:value-type="float" office:value="1280.0999999999999" table:style-name="ce43">
            <text:p>1,280.1</text:p>
          </table:table-cell>
          <table:table-cell office:value-type="float" office:value="1460.94" table:style-name="ce43">
            <text:p>1,460.9</text:p>
          </table:table-cell>
          <table:table-cell office:value-type="float" office:value="1455.94" table:style-name="ce43">
            <text:p>1,455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391501" table:style-name="ce34">
            <text:p>2391501</text:p>
          </table:table-cell>
          <table:table-cell office:value-type="string" table:style-name="ce35">
            <text:p>Britamento de pedras, exceto associado à extração</text:p>
          </table:table-cell>
          <table:table-cell office:value-type="float" office:value="38.85" table:style-name="ce36">
            <text:p>38.9</text:p>
          </table:table-cell>
          <table:table-cell office:value-type="float" office:value="15.97" table:style-name="ce36">
            <text:p>16.0</text:p>
          </table:table-cell>
          <table:table-cell office:value-type="float" office:value="24.46" table:style-name="ce36">
            <text:p>24.5</text:p>
          </table:table-cell>
          <table:table-cell office:value-type="float" office:value="36.47" table:style-name="ce36">
            <text:p>36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391502" table:style-name="ce41">
            <text:p>2391502</text:p>
          </table:table-cell>
          <table:table-cell office:value-type="string" table:style-name="ce42">
            <text:p>Aparelhamento de pedras para construção, exceto associado à extração</text:p>
          </table:table-cell>
          <table:table-cell office:value-type="float" office:value="90.53" table:style-name="ce43">
            <text:p>90.5</text:p>
          </table:table-cell>
          <table:table-cell office:value-type="float" office:value="262.63" table:style-name="ce43">
            <text:p>262.6</text:p>
          </table:table-cell>
          <table:table-cell office:value-type="float" office:value="142.15" table:style-name="ce43">
            <text:p>142.2</text:p>
          </table:table-cell>
          <table:table-cell office:value-type="float" office:value="318.82" table:style-name="ce43">
            <text:p>318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2391503" table:style-name="ce34">
            <text:p>2391503</text:p>
          </table:table-cell>
          <table:table-cell office:value-type="string" table:style-name="ce35">
            <text:p>Aparelhamento de placas e execução de trabalhos em mármore, granito, ardósia e outras pedras</text:p>
          </table:table-cell>
          <table:table-cell office:value-type="float" office:value="804.47" table:style-name="ce36">
            <text:p>804.5</text:p>
          </table:table-cell>
          <table:table-cell office:value-type="float" office:value="1001.5" table:style-name="ce36">
            <text:p>1,001.5</text:p>
          </table:table-cell>
          <table:table-cell office:value-type="float" office:value="1294.33" table:style-name="ce36">
            <text:p>1,294.3</text:p>
          </table:table-cell>
          <table:table-cell office:value-type="float" office:value="1100.6400000000001" table:style-name="ce36">
            <text:p>1,100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23923" table:style-name="ce40">
            <text:p>23923</text:p>
          </table:table-cell>
          <table:table-cell table:style-name="ce41"/>
          <table:table-cell office:value-type="string" table:style-name="ce42">
            <text:p>FABRICACAO DE CAL E GESSO</text:p>
          </table:table-cell>
          <table:table-cell office:value-type="float" office:value="876.87" table:style-name="ce43">
            <text:p>876.9</text:p>
          </table:table-cell>
          <table:table-cell office:value-type="float" office:value="994.04" table:style-name="ce43">
            <text:p>994.0</text:p>
          </table:table-cell>
          <table:table-cell office:value-type="float" office:value="805.95" table:style-name="ce43">
            <text:p>806.0</text:p>
          </table:table-cell>
          <table:table-cell office:value-type="float" office:value="1028.06" table:style-name="ce43">
            <text:p>1,028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392300" table:style-name="ce34">
            <text:p>2392300</text:p>
          </table:table-cell>
          <table:table-cell office:value-type="string" table:style-name="ce35">
            <text:p>Fabricação de cal e gesso</text:p>
          </table:table-cell>
          <table:table-cell office:value-type="float" office:value="876.87" table:style-name="ce36">
            <text:p>876.9</text:p>
          </table:table-cell>
          <table:table-cell office:value-type="float" office:value="994.04" table:style-name="ce36">
            <text:p>994.0</text:p>
          </table:table-cell>
          <table:table-cell office:value-type="float" office:value="805.95" table:style-name="ce36">
            <text:p>806.0</text:p>
          </table:table-cell>
          <table:table-cell office:value-type="float" office:value="1028.06" table:style-name="ce36">
            <text:p>1,028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23991" table:style-name="ce40">
            <text:p>23991</text:p>
          </table:table-cell>
          <table:table-cell table:style-name="ce41"/>
          <table:table-cell office:value-type="string" table:style-name="ce42">
            <text:p>FABRICACAO DE PRODUTOS DE MINERAIS NAO-METALICOS NAO ESPECIFICADOS ANTERIORMENTE</text:p>
          </table:table-cell>
          <table:table-cell office:value-type="float" office:value="32966.06" table:style-name="ce43">
            <text:p>32,966.1</text:p>
          </table:table-cell>
          <table:table-cell office:value-type="float" office:value="31933.93" table:style-name="ce43">
            <text:p>31,933.9</text:p>
          </table:table-cell>
          <table:table-cell office:value-type="float" office:value="33510.99" table:style-name="ce43">
            <text:p>33,511.0</text:p>
          </table:table-cell>
          <table:table-cell office:value-type="float" office:value="32037.74" table:style-name="ce43">
            <text:p>32,037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2399101" table:style-name="ce34">
            <text:p>2399101</text:p>
          </table:table-cell>
          <table:table-cell office:value-type="string" table:style-name="ce35">
            <text:p>Decoração, lapidação, gravação, vitrificação e outros trabalhos em cerâmica, louça, vidro e cristal</text:p>
          </table:table-cell>
          <table:table-cell office:value-type="float" office:value="609.80999999999995" table:style-name="ce36">
            <text:p>609.8</text:p>
          </table:table-cell>
          <table:table-cell office:value-type="float" office:value="374.51" table:style-name="ce36">
            <text:p>374.5</text:p>
          </table:table-cell>
          <table:table-cell office:value-type="float" office:value="301.83999999999997" table:style-name="ce36">
            <text:p>301.8</text:p>
          </table:table-cell>
          <table:table-cell office:value-type="float" office:value="440.04" table:style-name="ce36">
            <text:p>44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399102" table:style-name="ce41">
            <text:p>2399102</text:p>
          </table:table-cell>
          <table:table-cell office:value-type="string" table:style-name="ce42">
            <text:p>Fabricação de abrasivos</text:p>
          </table:table-cell>
          <table:table-cell office:value-type="float" office:value="1451.7" table:style-name="ce43">
            <text:p>1,451.7</text:p>
          </table:table-cell>
          <table:table-cell office:value-type="float" office:value="1610.69" table:style-name="ce43">
            <text:p>1,610.7</text:p>
          </table:table-cell>
          <table:table-cell office:value-type="float" office:value="1302.5899999999999" table:style-name="ce43">
            <text:p>1,302.6</text:p>
          </table:table-cell>
          <table:table-cell office:value-type="float" office:value="1820.81" table:style-name="ce43">
            <text:p>1,820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2399199" table:style-name="ce34">
            <text:p>2399199</text:p>
          </table:table-cell>
          <table:table-cell office:value-type="string" table:style-name="ce35">
            <text:p>Fabricação de outros produtos de minerais não-metálicos não especificados anteriormente</text:p>
          </table:table-cell>
          <table:table-cell office:value-type="float" office:value="30904.55" table:style-name="ce36">
            <text:p>30,904.6</text:p>
          </table:table-cell>
          <table:table-cell office:value-type="float" office:value="29948.73" table:style-name="ce36">
            <text:p>29,948.7</text:p>
          </table:table-cell>
          <table:table-cell office:value-type="float" office:value="31906.560000000001" table:style-name="ce36">
            <text:p>31,906.6</text:p>
          </table:table-cell>
          <table:table-cell office:value-type="float" office:value="29776.880000000001" table:style-name="ce36">
            <text:p>29,776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office:value-type="float" office:value="24" table:style-name="ce38">
            <text:p>24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METALURGIA</text:p>
          </table:table-cell>
          <table:table-cell office:value-type="float" office:value="158806.18" table:style-name="ce43">
            <text:p>158,806.2</text:p>
          </table:table-cell>
          <table:table-cell office:value-type="float" office:value="218296.2" table:style-name="ce43">
            <text:p>218,296.2</text:p>
          </table:table-cell>
          <table:table-cell office:value-type="float" office:value="247558.2" table:style-name="ce43">
            <text:p>247,558.2</text:p>
          </table:table-cell>
          <table:table-cell office:value-type="float" office:value="247941.08" table:style-name="ce43">
            <text:p>247,941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241" table:style-name="ce32">
            <text:p>241</text:p>
          </table:table-cell>
          <table:table-cell table:style-name="ce33"/>
          <table:table-cell table:style-name="ce34"/>
          <table:table-cell office:value-type="string" table:style-name="ce35">
            <text:p>PRODUCAO DE FERRO-GUSA E DE FERROLIGAS</text:p>
          </table:table-cell>
          <table:table-cell office:value-type="float" office:value="857.18" table:style-name="ce36">
            <text:p>857.2</text:p>
          </table:table-cell>
          <table:table-cell office:value-type="float" office:value="3395.76" table:style-name="ce36">
            <text:p>3,395.8</text:p>
          </table:table-cell>
          <table:table-cell office:value-type="float" office:value="3714.48" table:style-name="ce36">
            <text:p>3,714.5</text:p>
          </table:table-cell>
          <table:table-cell office:value-type="float" office:value="4875.03" table:style-name="ce36">
            <text:p>4,875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24113" table:style-name="ce40">
            <text:p>24113</text:p>
          </table:table-cell>
          <table:table-cell table:style-name="ce41"/>
          <table:table-cell office:value-type="string" table:style-name="ce42">
            <text:p>PRODUCAO DE FERRO-GUSA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411300" table:style-name="ce34">
            <text:p>2411300</text:p>
          </table:table-cell>
          <table:table-cell office:value-type="string" table:style-name="ce35">
            <text:p>Produção de ferro-gusa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24121" table:style-name="ce40">
            <text:p>24121</text:p>
          </table:table-cell>
          <table:table-cell table:style-name="ce41"/>
          <table:table-cell office:value-type="string" table:style-name="ce42">
            <text:p>PRODUCAO DE FERROLIGAS</text:p>
          </table:table-cell>
          <table:table-cell office:value-type="float" office:value="857.18" table:style-name="ce43">
            <text:p>857.2</text:p>
          </table:table-cell>
          <table:table-cell office:value-type="float" office:value="3395.76" table:style-name="ce43">
            <text:p>3,395.8</text:p>
          </table:table-cell>
          <table:table-cell office:value-type="float" office:value="3714.48" table:style-name="ce43">
            <text:p>3,714.5</text:p>
          </table:table-cell>
          <table:table-cell office:value-type="float" office:value="4875.03" table:style-name="ce43">
            <text:p>4,875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412100" table:style-name="ce34">
            <text:p>2412100</text:p>
          </table:table-cell>
          <table:table-cell office:value-type="string" table:style-name="ce35">
            <text:p>Produção de ferroligas</text:p>
          </table:table-cell>
          <table:table-cell office:value-type="float" office:value="857.18" table:style-name="ce36">
            <text:p>857.2</text:p>
          </table:table-cell>
          <table:table-cell office:value-type="float" office:value="3395.76" table:style-name="ce36">
            <text:p>3,395.8</text:p>
          </table:table-cell>
          <table:table-cell office:value-type="float" office:value="3714.48" table:style-name="ce36">
            <text:p>3,714.5</text:p>
          </table:table-cell>
          <table:table-cell office:value-type="float" office:value="4875.03" table:style-name="ce36">
            <text:p>4,875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242" table:style-name="ce39">
            <text:p>242</text:p>
          </table:table-cell>
          <table:table-cell table:style-name="ce40"/>
          <table:table-cell table:style-name="ce41"/>
          <table:table-cell office:value-type="string" table:style-name="ce42">
            <text:p>SIDERURGIA</text:p>
          </table:table-cell>
          <table:table-cell office:value-type="float" office:value="84503.15" table:style-name="ce43">
            <text:p>84,503.2</text:p>
          </table:table-cell>
          <table:table-cell office:value-type="float" office:value="130013.88" table:style-name="ce43">
            <text:p>130,013.9</text:p>
          </table:table-cell>
          <table:table-cell office:value-type="float" office:value="146652.49" table:style-name="ce43">
            <text:p>146,652.5</text:p>
          </table:table-cell>
          <table:table-cell office:value-type="float" office:value="138216.89000000001" table:style-name="ce43">
            <text:p>138,216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24211" table:style-name="ce33">
            <text:p>24211</text:p>
          </table:table-cell>
          <table:table-cell table:style-name="ce34"/>
          <table:table-cell office:value-type="string" table:style-name="ce35">
            <text:p>PRODUCAO DE SEMI-ACABADOS DE ACO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421100" table:style-name="ce41">
            <text:p>2421100</text:p>
          </table:table-cell>
          <table:table-cell office:value-type="string" table:style-name="ce42">
            <text:p>Produção de semi-acabados de aço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24229" table:style-name="ce33">
            <text:p>24229</text:p>
          </table:table-cell>
          <table:table-cell table:style-name="ce34"/>
          <table:table-cell office:value-type="string" table:style-name="ce35">
            <text:p>PRODUCAO DE LAMINADOS PLANOS DE ACO</text:p>
          </table:table-cell>
          <table:table-cell office:value-type="float" office:value="39616.28" table:style-name="ce36">
            <text:p>39,616.3</text:p>
          </table:table-cell>
          <table:table-cell office:value-type="float" office:value="49934.21" table:style-name="ce36">
            <text:p>49,934.2</text:p>
          </table:table-cell>
          <table:table-cell office:value-type="float" office:value="56408.4" table:style-name="ce36">
            <text:p>56,408.4</text:p>
          </table:table-cell>
          <table:table-cell office:value-type="float" office:value="51080.9" table:style-name="ce36">
            <text:p>51,080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422901" table:style-name="ce41">
            <text:p>2422901</text:p>
          </table:table-cell>
          <table:table-cell office:value-type="string" table:style-name="ce42">
            <text:p>Produção de laminados planos de aço ao carbono, revestidos ou não</text:p>
          </table:table-cell>
          <table:table-cell office:value-type="float" office:value="35708.42" table:style-name="ce43">
            <text:p>35,708.4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float" office:value="41122.47" table:style-name="ce43">
            <text:p>41,122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422902" table:style-name="ce34">
            <text:p>2422902</text:p>
          </table:table-cell>
          <table:table-cell office:value-type="string" table:style-name="ce35">
            <text:p>Produção de laminados planos de aços especiais</text:p>
          </table:table-cell>
          <table:table-cell office:value-type="float" office:value="3907.85" table:style-name="ce36">
            <text:p>3,907.9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9958.44" table:style-name="ce36">
            <text:p>9,958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24237" table:style-name="ce40">
            <text:p>24237</text:p>
          </table:table-cell>
          <table:table-cell table:style-name="ce41"/>
          <table:table-cell office:value-type="string" table:style-name="ce42">
            <text:p>PRODUCAO DE LAMINADOS LONGOS DE ACO</text:p>
          </table:table-cell>
          <table:table-cell office:value-type="float" office:value="29867.68" table:style-name="ce43">
            <text:p>29,867.7</text:p>
          </table:table-cell>
          <table:table-cell office:value-type="float" office:value="58569.46" table:style-name="ce43">
            <text:p>58,569.5</text:p>
          </table:table-cell>
          <table:table-cell office:value-type="float" office:value="66884.800000000003" table:style-name="ce43">
            <text:p>66,884.8</text:p>
          </table:table-cell>
          <table:table-cell office:value-type="float" office:value="60475.31" table:style-name="ce43">
            <text:p>60,475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423701" table:style-name="ce34">
            <text:p>2423701</text:p>
          </table:table-cell>
          <table:table-cell office:value-type="string" table:style-name="ce35">
            <text:p>Produção de tubos de aço sem costura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423702" table:style-name="ce41">
            <text:p>2423702</text:p>
          </table:table-cell>
          <table:table-cell office:value-type="string" table:style-name="ce42">
            <text:p>Produção de laminados longos de aço, exceto tubo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24245" table:style-name="ce33">
            <text:p>24245</text:p>
          </table:table-cell>
          <table:table-cell table:style-name="ce34"/>
          <table:table-cell office:value-type="string" table:style-name="ce35">
            <text:p>PRODUCAO DE RELAMINADOS, TREFILADOS E PERFILADOS DE ACO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424501" table:style-name="ce41">
            <text:p>2424501</text:p>
          </table:table-cell>
          <table:table-cell office:value-type="string" table:style-name="ce42">
            <text:p>Produção de arames de aço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424502" table:style-name="ce34">
            <text:p>2424502</text:p>
          </table:table-cell>
          <table:table-cell office:value-type="string" table:style-name="ce35">
            <text:p>Produção de relaminados, trefilados e perfilados de aço, exceto arame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243" table:style-name="ce39">
            <text:p>243</text:p>
          </table:table-cell>
          <table:table-cell table:style-name="ce40"/>
          <table:table-cell table:style-name="ce41"/>
          <table:table-cell office:value-type="string" table:style-name="ce42">
            <text:p>PRODUCAO DE TUBOS DE ACO, EXCETO TUBOS SEM COSTURA</text:p>
          </table:table-cell>
          <table:table-cell office:value-type="float" office:value="11528.21" table:style-name="ce43">
            <text:p>11,528.2</text:p>
          </table:table-cell>
          <table:table-cell office:value-type="float" office:value="15734.39" table:style-name="ce43">
            <text:p>15,734.4</text:p>
          </table:table-cell>
          <table:table-cell office:value-type="float" office:value="17250.080000000002" table:style-name="ce43">
            <text:p>17,250.1</text:p>
          </table:table-cell>
          <table:table-cell office:value-type="float" office:value="17416.11" table:style-name="ce43">
            <text:p>17,416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24318" table:style-name="ce33">
            <text:p>24318</text:p>
          </table:table-cell>
          <table:table-cell table:style-name="ce34"/>
          <table:table-cell office:value-type="string" table:style-name="ce35">
            <text:p>PRODUCAO DE TUBOS DE ACO COM COSTURA</text:p>
          </table:table-cell>
          <table:table-cell office:value-type="float" office:value="10070.75" table:style-name="ce36">
            <text:p>10,070.8</text:p>
          </table:table-cell>
          <table:table-cell office:value-type="float" office:value="13384.45" table:style-name="ce36">
            <text:p>13,384.5</text:p>
          </table:table-cell>
          <table:table-cell office:value-type="float" office:value="14561.66" table:style-name="ce36">
            <text:p>14,561.7</text:p>
          </table:table-cell>
          <table:table-cell office:value-type="float" office:value="14292.04" table:style-name="ce36">
            <text:p>14,292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431800" table:style-name="ce41">
            <text:p>2431800</text:p>
          </table:table-cell>
          <table:table-cell office:value-type="string" table:style-name="ce42">
            <text:p>Produção de tubos de aço com costura</text:p>
          </table:table-cell>
          <table:table-cell office:value-type="float" office:value="10070.75" table:style-name="ce43">
            <text:p>10,070.8</text:p>
          </table:table-cell>
          <table:table-cell office:value-type="float" office:value="13384.45" table:style-name="ce43">
            <text:p>13,384.5</text:p>
          </table:table-cell>
          <table:table-cell office:value-type="float" office:value="14561.66" table:style-name="ce43">
            <text:p>14,561.7</text:p>
          </table:table-cell>
          <table:table-cell office:value-type="float" office:value="14292.04" table:style-name="ce43">
            <text:p>14,292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24393" table:style-name="ce33">
            <text:p>24393</text:p>
          </table:table-cell>
          <table:table-cell table:style-name="ce34"/>
          <table:table-cell office:value-type="string" table:style-name="ce35">
            <text:p>PRODUCAO DE OUTROS TUBOS DE FERRO E ACO</text:p>
          </table:table-cell>
          <table:table-cell office:value-type="float" office:value="1457.46" table:style-name="ce36">
            <text:p>1,457.5</text:p>
          </table:table-cell>
          <table:table-cell office:value-type="float" office:value="2349.9499999999998" table:style-name="ce36">
            <text:p>2,350.0</text:p>
          </table:table-cell>
          <table:table-cell office:value-type="float" office:value="2688.42" table:style-name="ce36">
            <text:p>2,688.4</text:p>
          </table:table-cell>
          <table:table-cell office:value-type="float" office:value="3124.07" table:style-name="ce36">
            <text:p>3,124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439300" table:style-name="ce41">
            <text:p>2439300</text:p>
          </table:table-cell>
          <table:table-cell office:value-type="string" table:style-name="ce42">
            <text:p>Produção de outros tubos de ferro e aço</text:p>
          </table:table-cell>
          <table:table-cell office:value-type="float" office:value="1457.46" table:style-name="ce43">
            <text:p>1,457.5</text:p>
          </table:table-cell>
          <table:table-cell office:value-type="float" office:value="2349.9499999999998" table:style-name="ce43">
            <text:p>2,350.0</text:p>
          </table:table-cell>
          <table:table-cell office:value-type="float" office:value="2688.42" table:style-name="ce43">
            <text:p>2,688.4</text:p>
          </table:table-cell>
          <table:table-cell office:value-type="float" office:value="3124.07" table:style-name="ce43">
            <text:p>3,124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244" table:style-name="ce32">
            <text:p>244</text:p>
          </table:table-cell>
          <table:table-cell table:style-name="ce33"/>
          <table:table-cell table:style-name="ce34"/>
          <table:table-cell office:value-type="string" table:style-name="ce35">
            <text:p>METALURGIA DOS METAIS NAO-FERROSOS</text:p>
          </table:table-cell>
          <table:table-cell office:value-type="float" office:value="48963.67" table:style-name="ce36">
            <text:p>48,963.7</text:p>
          </table:table-cell>
          <table:table-cell office:value-type="float" office:value="55540.35" table:style-name="ce36">
            <text:p>55,540.4</text:p>
          </table:table-cell>
          <table:table-cell office:value-type="float" office:value="66292.66" table:style-name="ce36">
            <text:p>66,292.7</text:p>
          </table:table-cell>
          <table:table-cell office:value-type="float" office:value="69800.160000000003" table:style-name="ce36">
            <text:p>69,800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24415" table:style-name="ce40">
            <text:p>24415</text:p>
          </table:table-cell>
          <table:table-cell table:style-name="ce41"/>
          <table:table-cell office:value-type="string" table:style-name="ce42">
            <text:p>METALURGIA DO ALUMINIO E SUAS LIGAS</text:p>
          </table:table-cell>
          <table:table-cell office:value-type="float" office:value="35697.81" table:style-name="ce43">
            <text:p>35,697.8</text:p>
          </table:table-cell>
          <table:table-cell office:value-type="float" office:value="41360.39" table:style-name="ce43">
            <text:p>41,360.4</text:p>
          </table:table-cell>
          <table:table-cell office:value-type="float" office:value="49157.87" table:style-name="ce43">
            <text:p>49,157.9</text:p>
          </table:table-cell>
          <table:table-cell office:value-type="float" office:value="58617.81" table:style-name="ce43">
            <text:p>58,617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441501" table:style-name="ce34">
            <text:p>2441501</text:p>
          </table:table-cell>
          <table:table-cell office:value-type="string" table:style-name="ce35">
            <text:p>Produção de alumínio e suas ligas em formas primárias</text:p>
          </table:table-cell>
          <table:table-cell office:value-type="float" office:value="5032.62" table:style-name="ce36">
            <text:p>5,032.6</text:p>
          </table:table-cell>
          <table:table-cell office:value-type="float" office:value="3000.12" table:style-name="ce36">
            <text:p>3,000.1</text:p>
          </table:table-cell>
          <table:table-cell office:value-type="float" office:value="10595.72" table:style-name="ce36">
            <text:p>10,595.7</text:p>
          </table:table-cell>
          <table:table-cell office:value-type="float" office:value="9733.08" table:style-name="ce36">
            <text:p>9,733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441502" table:style-name="ce41">
            <text:p>2441502</text:p>
          </table:table-cell>
          <table:table-cell office:value-type="string" table:style-name="ce42">
            <text:p>Produção de laminados de alumínio</text:p>
          </table:table-cell>
          <table:table-cell office:value-type="float" office:value="30665.200000000001" table:style-name="ce43">
            <text:p>30,665.2</text:p>
          </table:table-cell>
          <table:table-cell office:value-type="float" office:value="38360.269999999997" table:style-name="ce43">
            <text:p>38,360.3</text:p>
          </table:table-cell>
          <table:table-cell office:value-type="float" office:value="38562.15" table:style-name="ce43">
            <text:p>38,562.2</text:p>
          </table:table-cell>
          <table:table-cell office:value-type="float" office:value="48884.73" table:style-name="ce43">
            <text:p>48,884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24423" table:style-name="ce33">
            <text:p>24423</text:p>
          </table:table-cell>
          <table:table-cell table:style-name="ce34"/>
          <table:table-cell office:value-type="string" table:style-name="ce35">
            <text:p>Metalurgia dos metais preciosos</text:p>
          </table:table-cell>
          <table:table-cell office:value-type="string" table:style-name="ce36">
            <text:p>****</text:p>
          </table:table-cell>
          <table:table-cell office:value-type="float" office:value="505.54" table:style-name="ce36">
            <text:p>505.5</text:p>
          </table:table-cell>
          <table:table-cell office:value-type="float" office:value="122.06" table:style-name="ce36">
            <text:p>122.1</text:p>
          </table:table-cell>
          <table:table-cell office:value-type="float" office:value="1630.42" table:style-name="ce36">
            <text:p>1,630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442300" table:style-name="ce41">
            <text:p>2442300</text:p>
          </table:table-cell>
          <table:table-cell office:value-type="string" table:style-name="ce42">
            <text:p>Metalurgia dos metais preciosos</text:p>
          </table:table-cell>
          <table:table-cell office:value-type="string" table:style-name="ce43">
            <text:p>****</text:p>
          </table:table-cell>
          <table:table-cell office:value-type="float" office:value="505.54" table:style-name="ce43">
            <text:p>505.5</text:p>
          </table:table-cell>
          <table:table-cell office:value-type="float" office:value="122.06" table:style-name="ce43">
            <text:p>122.1</text:p>
          </table:table-cell>
          <table:table-cell office:value-type="float" office:value="1630.42" table:style-name="ce43">
            <text:p>1,630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24431" table:style-name="ce33">
            <text:p>24431</text:p>
          </table:table-cell>
          <table:table-cell table:style-name="ce34"/>
          <table:table-cell office:value-type="string" table:style-name="ce35">
            <text:p>Metalurgia do cobre</text:p>
          </table:table-cell>
          <table:table-cell office:value-type="string" table:style-name="ce36">
            <text:p>****</text:p>
          </table:table-cell>
          <table:table-cell office:value-type="float" office:value="9662.57" table:style-name="ce36">
            <text:p>9,662.6</text:p>
          </table:table-cell>
          <table:table-cell office:value-type="float" office:value="11884.57" table:style-name="ce36">
            <text:p>11,884.6</text:p>
          </table:table-cell>
          <table:table-cell office:value-type="float" office:value="5148.3500000000004" table:style-name="ce36">
            <text:p>5,148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443100" table:style-name="ce41">
            <text:p>2443100</text:p>
          </table:table-cell>
          <table:table-cell office:value-type="string" table:style-name="ce42">
            <text:p>Metalurgia do cobre</text:p>
          </table:table-cell>
          <table:table-cell office:value-type="string" table:style-name="ce43">
            <text:p>****</text:p>
          </table:table-cell>
          <table:table-cell office:value-type="float" office:value="9662.57" table:style-name="ce43">
            <text:p>9,662.6</text:p>
          </table:table-cell>
          <table:table-cell office:value-type="float" office:value="11884.57" table:style-name="ce43">
            <text:p>11,884.6</text:p>
          </table:table-cell>
          <table:table-cell office:value-type="float" office:value="5148.3500000000004" table:style-name="ce43">
            <text:p>5,148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24491" table:style-name="ce33">
            <text:p>24491</text:p>
          </table:table-cell>
          <table:table-cell table:style-name="ce34"/>
          <table:table-cell office:value-type="string" table:style-name="ce35">
            <text:p>METALURGIA DOS METAIS NAO-FERROSOS E SUAS LIGAS NAO ESPECIFICADOS ANTERIORMENTE</text:p>
          </table:table-cell>
          <table:table-cell office:value-type="float" office:value="3631.54" table:style-name="ce36">
            <text:p>3,631.5</text:p>
          </table:table-cell>
          <table:table-cell office:value-type="float" office:value="4011.85" table:style-name="ce36">
            <text:p>4,011.9</text:p>
          </table:table-cell>
          <table:table-cell office:value-type="float" office:value="5128.16" table:style-name="ce36">
            <text:p>5,128.2</text:p>
          </table:table-cell>
          <table:table-cell office:value-type="float" office:value="4403.58" table:style-name="ce36">
            <text:p>4,403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449101" table:style-name="ce41">
            <text:p>2449101</text:p>
          </table:table-cell>
          <table:table-cell office:value-type="string" table:style-name="ce42">
            <text:p>Produção de zinco em formas primárias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449102" table:style-name="ce34">
            <text:p>2449102</text:p>
          </table:table-cell>
          <table:table-cell office:value-type="string" table:style-name="ce35">
            <text:p>Produção de laminados de zinco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449103" table:style-name="ce41">
            <text:p>2449103</text:p>
          </table:table-cell>
          <table:table-cell office:value-type="string" table:style-name="ce42">
            <text:p>Fabricação de ânodos para galvanoplastia</text:p>
          </table:table-cell>
          <table:table-cell office:value-type="float" office:value="65.48" table:style-name="ce43">
            <text:p>65.5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2449199" table:style-name="ce34">
            <text:p>2449199</text:p>
          </table:table-cell>
          <table:table-cell office:value-type="string" table:style-name="ce35">
            <text:p>Metalurgia de outros metais não-ferrosos e suas ligas não especificados anteriormente</text:p>
          </table:table-cell>
          <table:table-cell office:value-type="float" office:value="3566.06" table:style-name="ce36">
            <text:p>3,566.1</text:p>
          </table:table-cell>
          <table:table-cell office:value-type="float" office:value="3861.97" table:style-name="ce36">
            <text:p>3,862.0</text:p>
          </table:table-cell>
          <table:table-cell office:value-type="float" office:value="4997.93" table:style-name="ce36">
            <text:p>4,997.9</text:p>
          </table:table-cell>
          <table:table-cell office:value-type="float" office:value="4340.3599999999997" table:style-name="ce36">
            <text:p>4,340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245" table:style-name="ce39">
            <text:p>245</text:p>
          </table:table-cell>
          <table:table-cell table:style-name="ce40"/>
          <table:table-cell table:style-name="ce41"/>
          <table:table-cell office:value-type="string" table:style-name="ce42">
            <text:p>FUNDICAO</text:p>
          </table:table-cell>
          <table:table-cell office:value-type="float" office:value="12953.97" table:style-name="ce43">
            <text:p>12,954.0</text:p>
          </table:table-cell>
          <table:table-cell office:value-type="float" office:value="13611.82" table:style-name="ce43">
            <text:p>13,611.8</text:p>
          </table:table-cell>
          <table:table-cell office:value-type="float" office:value="13648.49" table:style-name="ce43">
            <text:p>13,648.5</text:p>
          </table:table-cell>
          <table:table-cell office:value-type="float" office:value="17632.89" table:style-name="ce43">
            <text:p>17,632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24512" table:style-name="ce33">
            <text:p>24512</text:p>
          </table:table-cell>
          <table:table-cell table:style-name="ce34"/>
          <table:table-cell office:value-type="string" table:style-name="ce35">
            <text:p>FUNDICAO DE FERRO E ACO</text:p>
          </table:table-cell>
          <table:table-cell office:value-type="float" office:value="9018.33" table:style-name="ce36">
            <text:p>9,018.3</text:p>
          </table:table-cell>
          <table:table-cell office:value-type="float" office:value="9085.7099999999991" table:style-name="ce36">
            <text:p>9,085.7</text:p>
          </table:table-cell>
          <table:table-cell office:value-type="float" office:value="9925.15" table:style-name="ce36">
            <text:p>9,925.2</text:p>
          </table:table-cell>
          <table:table-cell office:value-type="float" office:value="10688.13" table:style-name="ce36">
            <text:p>10,688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451200" table:style-name="ce41">
            <text:p>2451200</text:p>
          </table:table-cell>
          <table:table-cell office:value-type="string" table:style-name="ce42">
            <text:p>Fundição de ferro e aço</text:p>
          </table:table-cell>
          <table:table-cell office:value-type="float" office:value="9018.33" table:style-name="ce43">
            <text:p>9,018.3</text:p>
          </table:table-cell>
          <table:table-cell office:value-type="float" office:value="9085.7099999999991" table:style-name="ce43">
            <text:p>9,085.7</text:p>
          </table:table-cell>
          <table:table-cell office:value-type="float" office:value="9925.15" table:style-name="ce43">
            <text:p>9,925.2</text:p>
          </table:table-cell>
          <table:table-cell office:value-type="float" office:value="10688.13" table:style-name="ce43">
            <text:p>10,688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24521" table:style-name="ce33">
            <text:p>24521</text:p>
          </table:table-cell>
          <table:table-cell table:style-name="ce34"/>
          <table:table-cell office:value-type="string" table:style-name="ce35">
            <text:p>FUNDICAO DE METAIS NAO-FERROSOS E SUAS LIGAS</text:p>
          </table:table-cell>
          <table:table-cell office:value-type="float" office:value="3935.65" table:style-name="ce36">
            <text:p>3,935.7</text:p>
          </table:table-cell>
          <table:table-cell office:value-type="float" office:value="4526.1000000000004" table:style-name="ce36">
            <text:p>4,526.1</text:p>
          </table:table-cell>
          <table:table-cell office:value-type="float" office:value="3723.34" table:style-name="ce36">
            <text:p>3,723.3</text:p>
          </table:table-cell>
          <table:table-cell office:value-type="float" office:value="6944.76" table:style-name="ce36">
            <text:p>6,944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452100" table:style-name="ce41">
            <text:p>2452100</text:p>
          </table:table-cell>
          <table:table-cell office:value-type="string" table:style-name="ce42">
            <text:p>Fundição de metais não-ferrosos e suas ligas</text:p>
          </table:table-cell>
          <table:table-cell office:value-type="float" office:value="3935.65" table:style-name="ce43">
            <text:p>3,935.7</text:p>
          </table:table-cell>
          <table:table-cell office:value-type="float" office:value="4526.1000000000004" table:style-name="ce43">
            <text:p>4,526.1</text:p>
          </table:table-cell>
          <table:table-cell office:value-type="float" office:value="3723.34" table:style-name="ce43">
            <text:p>3,723.3</text:p>
          </table:table-cell>
          <table:table-cell office:value-type="float" office:value="6944.76" table:style-name="ce43">
            <text:p>6,944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office:value-type="float" office:value="25" table:style-name="ce31">
            <text:p>25</text:p>
          </table:table-cell>
          <table:table-cell table:style-name="ce32"/>
          <table:table-cell table:style-name="ce33"/>
          <table:table-cell table:style-name="ce34"/>
          <table:table-cell office:value-type="string" table:style-name="ce35">
            <text:p>FABRICACAO DE PRODUTOS DE METAL, EXCETO MAQUINAS E EQUIPAMENTOS</text:p>
          </table:table-cell>
          <table:table-cell office:value-type="float" office:value="211473.56" table:style-name="ce36">
            <text:p>211,473.6</text:p>
          </table:table-cell>
          <table:table-cell office:value-type="float" office:value="227738.61" table:style-name="ce36">
            <text:p>227,738.6</text:p>
          </table:table-cell>
          <table:table-cell office:value-type="float" office:value="242396.69" table:style-name="ce36">
            <text:p>242,396.7</text:p>
          </table:table-cell>
          <table:table-cell office:value-type="float" office:value="242702.72" table:style-name="ce36">
            <text:p>242,702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office:value-type="float" office:value="251" table:style-name="ce39">
            <text:p>251</text:p>
          </table:table-cell>
          <table:table-cell table:style-name="ce40"/>
          <table:table-cell table:style-name="ce41"/>
          <table:table-cell office:value-type="string" table:style-name="ce42">
            <text:p>FABRICACAO DE ESTRUTURAS METALICAS E OBRAS DE CALDEIRARIA PESADA</text:p>
          </table:table-cell>
          <table:table-cell office:value-type="float" office:value="13780.8" table:style-name="ce43">
            <text:p>13,780.8</text:p>
          </table:table-cell>
          <table:table-cell office:value-type="float" office:value="12465.17" table:style-name="ce43">
            <text:p>12,465.2</text:p>
          </table:table-cell>
          <table:table-cell office:value-type="float" office:value="12572.13" table:style-name="ce43">
            <text:p>12,572.1</text:p>
          </table:table-cell>
          <table:table-cell office:value-type="float" office:value="12711.05" table:style-name="ce43">
            <text:p>12,711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25110" table:style-name="ce33">
            <text:p>25110</text:p>
          </table:table-cell>
          <table:table-cell table:style-name="ce34"/>
          <table:table-cell office:value-type="string" table:style-name="ce35">
            <text:p>FABRICACAO DE ESTRUTURAS METALICAS</text:p>
          </table:table-cell>
          <table:table-cell office:value-type="float" office:value="3119.81" table:style-name="ce36">
            <text:p>3,119.8</text:p>
          </table:table-cell>
          <table:table-cell office:value-type="float" office:value="3312.02" table:style-name="ce36">
            <text:p>3,312.0</text:p>
          </table:table-cell>
          <table:table-cell office:value-type="float" office:value="3519.6" table:style-name="ce36">
            <text:p>3,519.6</text:p>
          </table:table-cell>
          <table:table-cell office:value-type="float" office:value="3081.03" table:style-name="ce36">
            <text:p>3,081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511000" table:style-name="ce41">
            <text:p>2511000</text:p>
          </table:table-cell>
          <table:table-cell office:value-type="string" table:style-name="ce42">
            <text:p>Fabricação de estruturas metálicas</text:p>
          </table:table-cell>
          <table:table-cell office:value-type="float" office:value="3119.81" table:style-name="ce43">
            <text:p>3,119.8</text:p>
          </table:table-cell>
          <table:table-cell office:value-type="float" office:value="3312.02" table:style-name="ce43">
            <text:p>3,312.0</text:p>
          </table:table-cell>
          <table:table-cell office:value-type="float" office:value="3519.6" table:style-name="ce43">
            <text:p>3,519.6</text:p>
          </table:table-cell>
          <table:table-cell office:value-type="float" office:value="3081.03" table:style-name="ce43">
            <text:p>3,081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25128" table:style-name="ce33">
            <text:p>25128</text:p>
          </table:table-cell>
          <table:table-cell table:style-name="ce34"/>
          <table:table-cell office:value-type="string" table:style-name="ce35">
            <text:p>FABRICACAO DE ESQUADRIAS DE METAL</text:p>
          </table:table-cell>
          <table:table-cell office:value-type="float" office:value="9149.14" table:style-name="ce36">
            <text:p>9,149.1</text:p>
          </table:table-cell>
          <table:table-cell office:value-type="float" office:value="8213.7999999999993" table:style-name="ce36">
            <text:p>8,213.8</text:p>
          </table:table-cell>
          <table:table-cell office:value-type="float" office:value="8121.76" table:style-name="ce36">
            <text:p>8,121.8</text:p>
          </table:table-cell>
          <table:table-cell office:value-type="float" office:value="8634.49" table:style-name="ce36">
            <text:p>8,634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512800" table:style-name="ce41">
            <text:p>2512800</text:p>
          </table:table-cell>
          <table:table-cell office:value-type="string" table:style-name="ce42">
            <text:p>Fabricação de esquadrias de metal</text:p>
          </table:table-cell>
          <table:table-cell office:value-type="float" office:value="9149.14" table:style-name="ce43">
            <text:p>9,149.1</text:p>
          </table:table-cell>
          <table:table-cell office:value-type="float" office:value="8213.7999999999993" table:style-name="ce43">
            <text:p>8,213.8</text:p>
          </table:table-cell>
          <table:table-cell office:value-type="float" office:value="8121.76" table:style-name="ce43">
            <text:p>8,121.8</text:p>
          </table:table-cell>
          <table:table-cell office:value-type="float" office:value="8634.49" table:style-name="ce43">
            <text:p>8,634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25136" table:style-name="ce33">
            <text:p>25136</text:p>
          </table:table-cell>
          <table:table-cell table:style-name="ce34"/>
          <table:table-cell office:value-type="string" table:style-name="ce35">
            <text:p>FABRICACAO DE OBRAS DE CALDEIRARIA PESADA</text:p>
          </table:table-cell>
          <table:table-cell office:value-type="float" office:value="1511.85" table:style-name="ce36">
            <text:p>1,511.9</text:p>
          </table:table-cell>
          <table:table-cell office:value-type="float" office:value="939.34" table:style-name="ce36">
            <text:p>939.3</text:p>
          </table:table-cell>
          <table:table-cell office:value-type="float" office:value="930.77" table:style-name="ce36">
            <text:p>930.8</text:p>
          </table:table-cell>
          <table:table-cell office:value-type="float" office:value="995.53" table:style-name="ce36">
            <text:p>995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513600" table:style-name="ce41">
            <text:p>2513600</text:p>
          </table:table-cell>
          <table:table-cell office:value-type="string" table:style-name="ce42">
            <text:p>Fabricação de obras de caldeiraria pesada</text:p>
          </table:table-cell>
          <table:table-cell office:value-type="float" office:value="1511.85" table:style-name="ce43">
            <text:p>1,511.9</text:p>
          </table:table-cell>
          <table:table-cell office:value-type="float" office:value="939.34" table:style-name="ce43">
            <text:p>939.3</text:p>
          </table:table-cell>
          <table:table-cell office:value-type="float" office:value="930.77" table:style-name="ce43">
            <text:p>930.8</text:p>
          </table:table-cell>
          <table:table-cell office:value-type="float" office:value="995.53" table:style-name="ce43">
            <text:p>995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office:value-type="float" office:value="252" table:style-name="ce32">
            <text:p>252</text:p>
          </table:table-cell>
          <table:table-cell table:style-name="ce33"/>
          <table:table-cell table:style-name="ce34"/>
          <table:table-cell office:value-type="string" table:style-name="ce35">
            <text:p>FABRICACAO DE TANQUES, RESERVATORIOS METALICOS E CALDEIRAS</text:p>
          </table:table-cell>
          <table:table-cell office:value-type="float" office:value="8194.9699999999993" table:style-name="ce36">
            <text:p>8,195.0</text:p>
          </table:table-cell>
          <table:table-cell office:value-type="float" office:value="5814.09" table:style-name="ce36">
            <text:p>5,814.1</text:p>
          </table:table-cell>
          <table:table-cell office:value-type="float" office:value="6331.02" table:style-name="ce36">
            <text:p>6,331.0</text:p>
          </table:table-cell>
          <table:table-cell office:value-type="float" office:value="7545.37" table:style-name="ce36">
            <text:p>7,545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25217" table:style-name="ce40">
            <text:p>25217</text:p>
          </table:table-cell>
          <table:table-cell table:style-name="ce41"/>
          <table:table-cell office:value-type="string" table:style-name="ce42">
            <text:p>FABRICACAO DE TANQUES, RESERVATORIOS METALICOS E CALDEIRAS PARA AQUECIMENTO CENTRAL</text:p>
          </table:table-cell>
          <table:table-cell office:value-type="float" office:value="1477.21" table:style-name="ce43">
            <text:p>1,477.2</text:p>
          </table:table-cell>
          <table:table-cell office:value-type="float" office:value="1089.47" table:style-name="ce43">
            <text:p>1,089.5</text:p>
          </table:table-cell>
          <table:table-cell office:value-type="float" office:value="1641.87" table:style-name="ce43">
            <text:p>1,641.9</text:p>
          </table:table-cell>
          <table:table-cell office:value-type="float" office:value="4828.67" table:style-name="ce43">
            <text:p>4,828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2521700" table:style-name="ce34">
            <text:p>2521700</text:p>
          </table:table-cell>
          <table:table-cell office:value-type="string" table:style-name="ce35">
            <text:p>Fabricação de tanques, reservatórios metálicos e caldeiras para aquecimento central</text:p>
          </table:table-cell>
          <table:table-cell office:value-type="float" office:value="1477.21" table:style-name="ce36">
            <text:p>1,477.2</text:p>
          </table:table-cell>
          <table:table-cell office:value-type="float" office:value="1089.47" table:style-name="ce36">
            <text:p>1,089.5</text:p>
          </table:table-cell>
          <table:table-cell office:value-type="float" office:value="1641.87" table:style-name="ce36">
            <text:p>1,641.9</text:p>
          </table:table-cell>
          <table:table-cell office:value-type="float" office:value="4828.67" table:style-name="ce36">
            <text:p>4,828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25225" table:style-name="ce40">
            <text:p>25225</text:p>
          </table:table-cell>
          <table:table-cell table:style-name="ce41"/>
          <table:table-cell office:value-type="string" table:style-name="ce42">
            <text:p>FABRICACAO DE CALDEIRAS GERADORAS DE VAPOR, EXCETO PARA AQUECIMENTO CENTRAL E PARA VEICULOS</text:p>
          </table:table-cell>
          <table:table-cell office:value-type="float" office:value="6717.76" table:style-name="ce43">
            <text:p>6,717.8</text:p>
          </table:table-cell>
          <table:table-cell office:value-type="float" office:value="4724.62" table:style-name="ce43">
            <text:p>4,724.6</text:p>
          </table:table-cell>
          <table:table-cell office:value-type="float" office:value="4689.1499999999996" table:style-name="ce43">
            <text:p>4,689.2</text:p>
          </table:table-cell>
          <table:table-cell office:value-type="float" office:value="2716.7" table:style-name="ce43">
            <text:p>2,716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2522500" table:style-name="ce34">
            <text:p>2522500</text:p>
          </table:table-cell>
          <table:table-cell office:value-type="string" table:style-name="ce35">
            <text:p>Fabricação de caldeiras geradoras de vapor, exceto para aquecimento central e para veículos</text:p>
          </table:table-cell>
          <table:table-cell office:value-type="float" office:value="6717.76" table:style-name="ce36">
            <text:p>6,717.8</text:p>
          </table:table-cell>
          <table:table-cell office:value-type="float" office:value="4724.62" table:style-name="ce36">
            <text:p>4,724.6</text:p>
          </table:table-cell>
          <table:table-cell office:value-type="float" office:value="4689.1499999999996" table:style-name="ce36">
            <text:p>4,689.2</text:p>
          </table:table-cell>
          <table:table-cell office:value-type="float" office:value="2716.7" table:style-name="ce36">
            <text:p>2,716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office:value-type="float" office:value="253" table:style-name="ce39">
            <text:p>253</text:p>
          </table:table-cell>
          <table:table-cell table:style-name="ce40"/>
          <table:table-cell table:style-name="ce41"/>
          <table:table-cell office:value-type="string" table:style-name="ce42">
            <text:p>FORJARIA, ESTAMPARIA, METALURGIA DO PO E SERVICOS DE TRATAMENTO DE METAIS</text:p>
          </table:table-cell>
          <table:table-cell office:value-type="float" office:value="23968.78" table:style-name="ce43">
            <text:p>23,968.8</text:p>
          </table:table-cell>
          <table:table-cell office:value-type="float" office:value="26605.39" table:style-name="ce43">
            <text:p>26,605.4</text:p>
          </table:table-cell>
          <table:table-cell office:value-type="float" office:value="25725.46" table:style-name="ce43">
            <text:p>25,725.5</text:p>
          </table:table-cell>
          <table:table-cell office:value-type="float" office:value="28060.5" table:style-name="ce43">
            <text:p>28,060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25314" table:style-name="ce33">
            <text:p>25314</text:p>
          </table:table-cell>
          <table:table-cell table:style-name="ce34"/>
          <table:table-cell office:value-type="string" table:style-name="ce35">
            <text:p>PRODUCAO DE FORJADOS DE ACO E DE METAIS NAO-FERROSOS E SUAS LIGAS</text:p>
          </table:table-cell>
          <table:table-cell office:value-type="float" office:value="3091.59" table:style-name="ce36">
            <text:p>3,091.6</text:p>
          </table:table-cell>
          <table:table-cell office:value-type="float" office:value="2959.79" table:style-name="ce36">
            <text:p>2,959.8</text:p>
          </table:table-cell>
          <table:table-cell office:value-type="float" office:value="2901.84" table:style-name="ce36">
            <text:p>2,901.8</text:p>
          </table:table-cell>
          <table:table-cell office:value-type="float" office:value="1999.7" table:style-name="ce36">
            <text:p>1,999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531401" table:style-name="ce41">
            <text:p>2531401</text:p>
          </table:table-cell>
          <table:table-cell office:value-type="string" table:style-name="ce42">
            <text:p>Produção de forjados de aço</text:p>
          </table:table-cell>
          <table:table-cell office:value-type="float" office:value="2650.21" table:style-name="ce43">
            <text:p>2,650.2</text:p>
          </table:table-cell>
          <table:table-cell office:value-type="float" office:value="2361" table:style-name="ce43">
            <text:p>2,361.0</text:p>
          </table:table-cell>
          <table:table-cell office:value-type="float" office:value="2643.02" table:style-name="ce43">
            <text:p>2,643.0</text:p>
          </table:table-cell>
          <table:table-cell office:value-type="float" office:value="1271.17" table:style-name="ce43">
            <text:p>1,271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531402" table:style-name="ce34">
            <text:p>2531402</text:p>
          </table:table-cell>
          <table:table-cell office:value-type="string" table:style-name="ce35">
            <text:p>Produção de forjados de metais não-ferrosos e suas ligas</text:p>
          </table:table-cell>
          <table:table-cell office:value-type="float" office:value="441.38" table:style-name="ce36">
            <text:p>441.4</text:p>
          </table:table-cell>
          <table:table-cell office:value-type="float" office:value="598.79" table:style-name="ce36">
            <text:p>598.8</text:p>
          </table:table-cell>
          <table:table-cell office:value-type="float" office:value="258.82" table:style-name="ce36">
            <text:p>258.8</text:p>
          </table:table-cell>
          <table:table-cell office:value-type="float" office:value="728.53" table:style-name="ce36">
            <text:p>728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25322" table:style-name="ce40">
            <text:p>25322</text:p>
          </table:table-cell>
          <table:table-cell table:style-name="ce41"/>
          <table:table-cell office:value-type="string" table:style-name="ce42">
            <text:p>PRODUCAO DE ARTEFATOS ESTAMPADOS DE METAL, METALURGIA DO PO</text:p>
          </table:table-cell>
          <table:table-cell office:value-type="float" office:value="14092.2" table:style-name="ce43">
            <text:p>14,092.2</text:p>
          </table:table-cell>
          <table:table-cell office:value-type="float" office:value="15905.57" table:style-name="ce43">
            <text:p>15,905.6</text:p>
          </table:table-cell>
          <table:table-cell office:value-type="float" office:value="15836.04" table:style-name="ce43">
            <text:p>15,836.0</text:p>
          </table:table-cell>
          <table:table-cell office:value-type="float" office:value="17863.96" table:style-name="ce43">
            <text:p>17,864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532201" table:style-name="ce34">
            <text:p>2532201</text:p>
          </table:table-cell>
          <table:table-cell office:value-type="string" table:style-name="ce35">
            <text:p>Produção de artefatos estampados de metal</text:p>
          </table:table-cell>
          <table:table-cell office:value-type="float" office:value="10621.1" table:style-name="ce36">
            <text:p>10,621.1</text:p>
          </table:table-cell>
          <table:table-cell office:value-type="float" office:value="12950.25" table:style-name="ce36">
            <text:p>12,950.3</text:p>
          </table:table-cell>
          <table:table-cell office:value-type="float" office:value="12290.61" table:style-name="ce36">
            <text:p>12,290.6</text:p>
          </table:table-cell>
          <table:table-cell office:value-type="float" office:value="13306.23" table:style-name="ce36">
            <text:p>13,306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532202" table:style-name="ce41">
            <text:p>2532202</text:p>
          </table:table-cell>
          <table:table-cell office:value-type="string" table:style-name="ce42">
            <text:p>Metalurgia do pó</text:p>
          </table:table-cell>
          <table:table-cell office:value-type="float" office:value="3471.1" table:style-name="ce43">
            <text:p>3,471.1</text:p>
          </table:table-cell>
          <table:table-cell office:value-type="float" office:value="2955.32" table:style-name="ce43">
            <text:p>2,955.3</text:p>
          </table:table-cell>
          <table:table-cell office:value-type="float" office:value="3545.43" table:style-name="ce43">
            <text:p>3,545.4</text:p>
          </table:table-cell>
          <table:table-cell office:value-type="float" office:value="4557.7299999999996" table:style-name="ce43">
            <text:p>4,557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25390" table:style-name="ce33">
            <text:p>25390</text:p>
          </table:table-cell>
          <table:table-cell table:style-name="ce34"/>
          <table:table-cell office:value-type="string" table:style-name="ce35">
            <text:p>SERVICOS DE USINAGEM, SOLDA, TRATAMENTO E REVESTIMENTO EM METAIS</text:p>
          </table:table-cell>
          <table:table-cell office:value-type="float" office:value="6784.99" table:style-name="ce36">
            <text:p>6,785.0</text:p>
          </table:table-cell>
          <table:table-cell office:value-type="float" office:value="7740.04" table:style-name="ce36">
            <text:p>7,740.0</text:p>
          </table:table-cell>
          <table:table-cell office:value-type="float" office:value="6987.58" table:style-name="ce36">
            <text:p>6,987.6</text:p>
          </table:table-cell>
          <table:table-cell office:value-type="float" office:value="8196.84" table:style-name="ce36">
            <text:p>8,196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539001" table:style-name="ce41">
            <text:p>2539001</text:p>
          </table:table-cell>
          <table:table-cell office:value-type="string" table:style-name="ce42">
            <text:p>Serviços de usinagem, tornearia e solda</text:p>
          </table:table-cell>
          <table:table-cell office:value-type="float" office:value="5504.41" table:style-name="ce43">
            <text:p>5,504.4</text:p>
          </table:table-cell>
          <table:table-cell office:value-type="float" office:value="4955.88" table:style-name="ce43">
            <text:p>4,955.9</text:p>
          </table:table-cell>
          <table:table-cell office:value-type="float" office:value="5497.01" table:style-name="ce43">
            <text:p>5,497.0</text:p>
          </table:table-cell>
          <table:table-cell office:value-type="float" office:value="6311.63" table:style-name="ce43">
            <text:p>6,311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539002" table:style-name="ce34">
            <text:p>2539002</text:p>
          </table:table-cell>
          <table:table-cell office:value-type="string" table:style-name="ce35">
            <text:p>Tratamento e revestimento em metais</text:p>
          </table:table-cell>
          <table:table-cell office:value-type="float" office:value="1280.58" table:style-name="ce36">
            <text:p>1,280.6</text:p>
          </table:table-cell>
          <table:table-cell office:value-type="float" office:value="2784.15" table:style-name="ce36">
            <text:p>2,784.2</text:p>
          </table:table-cell>
          <table:table-cell office:value-type="float" office:value="1490.57" table:style-name="ce36">
            <text:p>1,490.6</text:p>
          </table:table-cell>
          <table:table-cell office:value-type="float" office:value="1885.21" table:style-name="ce36">
            <text:p>1,885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office:value-type="float" office:value="254" table:style-name="ce39">
            <text:p>254</text:p>
          </table:table-cell>
          <table:table-cell table:style-name="ce40"/>
          <table:table-cell table:style-name="ce41"/>
          <table:table-cell office:value-type="string" table:style-name="ce42">
            <text:p>FABRICACAO DE ARTIGOS DE CUTELARIA, DE SERRALHERIA E FERRAMENTAS</text:p>
          </table:table-cell>
          <table:table-cell office:value-type="float" office:value="30126.27" table:style-name="ce43">
            <text:p>30,126.3</text:p>
          </table:table-cell>
          <table:table-cell office:value-type="float" office:value="31129.21" table:style-name="ce43">
            <text:p>31,129.2</text:p>
          </table:table-cell>
          <table:table-cell office:value-type="float" office:value="36207.279999999999" table:style-name="ce43">
            <text:p>36,207.3</text:p>
          </table:table-cell>
          <table:table-cell office:value-type="float" office:value="33619.14" table:style-name="ce43">
            <text:p>33,619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25411" table:style-name="ce33">
            <text:p>25411</text:p>
          </table:table-cell>
          <table:table-cell table:style-name="ce34"/>
          <table:table-cell office:value-type="string" table:style-name="ce35">
            <text:p>FABRICACAO DE ARTIGOS DE CUTELARIA</text:p>
          </table:table-cell>
          <table:table-cell office:value-type="float" office:value="1128.78" table:style-name="ce36">
            <text:p>1,128.8</text:p>
          </table:table-cell>
          <table:table-cell office:value-type="float" office:value="1008.22" table:style-name="ce36">
            <text:p>1,008.2</text:p>
          </table:table-cell>
          <table:table-cell office:value-type="float" office:value="730.97" table:style-name="ce36">
            <text:p>731.0</text:p>
          </table:table-cell>
          <table:table-cell office:value-type="float" office:value="815.08" table:style-name="ce36">
            <text:p>815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541100" table:style-name="ce41">
            <text:p>2541100</text:p>
          </table:table-cell>
          <table:table-cell office:value-type="string" table:style-name="ce42">
            <text:p>Fabricação de artigos de cutelaria</text:p>
          </table:table-cell>
          <table:table-cell office:value-type="float" office:value="1128.78" table:style-name="ce43">
            <text:p>1,128.8</text:p>
          </table:table-cell>
          <table:table-cell office:value-type="float" office:value="1008.22" table:style-name="ce43">
            <text:p>1,008.2</text:p>
          </table:table-cell>
          <table:table-cell office:value-type="float" office:value="730.97" table:style-name="ce43">
            <text:p>731.0</text:p>
          </table:table-cell>
          <table:table-cell office:value-type="float" office:value="815.08" table:style-name="ce43">
            <text:p>815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25420" table:style-name="ce33">
            <text:p>25420</text:p>
          </table:table-cell>
          <table:table-cell table:style-name="ce34"/>
          <table:table-cell office:value-type="string" table:style-name="ce35">
            <text:p>FABRICACAO DE ARTIGOS DE SERRALHERIA, EXCETO ESQUADRIAS</text:p>
          </table:table-cell>
          <table:table-cell office:value-type="float" office:value="8350.19" table:style-name="ce36">
            <text:p>8,350.2</text:p>
          </table:table-cell>
          <table:table-cell office:value-type="float" office:value="8372.42" table:style-name="ce36">
            <text:p>8,372.4</text:p>
          </table:table-cell>
          <table:table-cell office:value-type="float" office:value="10447.39" table:style-name="ce36">
            <text:p>10,447.4</text:p>
          </table:table-cell>
          <table:table-cell office:value-type="float" office:value="8661.73" table:style-name="ce36">
            <text:p>8,661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542000" table:style-name="ce41">
            <text:p>2542000</text:p>
          </table:table-cell>
          <table:table-cell office:value-type="string" table:style-name="ce42">
            <text:p>Fabricação de artigos de serralheria, exceto esquadrias</text:p>
          </table:table-cell>
          <table:table-cell office:value-type="float" office:value="8350.19" table:style-name="ce43">
            <text:p>8,350.2</text:p>
          </table:table-cell>
          <table:table-cell office:value-type="float" office:value="8372.42" table:style-name="ce43">
            <text:p>8,372.4</text:p>
          </table:table-cell>
          <table:table-cell office:value-type="float" office:value="10447.39" table:style-name="ce43">
            <text:p>10,447.4</text:p>
          </table:table-cell>
          <table:table-cell office:value-type="float" office:value="8661.73" table:style-name="ce43">
            <text:p>8,661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25438" table:style-name="ce33">
            <text:p>25438</text:p>
          </table:table-cell>
          <table:table-cell table:style-name="ce34"/>
          <table:table-cell office:value-type="string" table:style-name="ce35">
            <text:p>FABRICACAO DE FERRAMENTAS</text:p>
          </table:table-cell>
          <table:table-cell office:value-type="float" office:value="20647.3" table:style-name="ce36">
            <text:p>20,647.3</text:p>
          </table:table-cell>
          <table:table-cell office:value-type="float" office:value="21748.560000000001" table:style-name="ce36">
            <text:p>21,748.6</text:p>
          </table:table-cell>
          <table:table-cell office:value-type="float" office:value="25028.92" table:style-name="ce36">
            <text:p>25,028.9</text:p>
          </table:table-cell>
          <table:table-cell office:value-type="float" office:value="24142.33" table:style-name="ce36">
            <text:p>24,142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543800" table:style-name="ce41">
            <text:p>2543800</text:p>
          </table:table-cell>
          <table:table-cell office:value-type="string" table:style-name="ce42">
            <text:p>Fabricação de ferramentas</text:p>
          </table:table-cell>
          <table:table-cell office:value-type="float" office:value="20647.3" table:style-name="ce43">
            <text:p>20,647.3</text:p>
          </table:table-cell>
          <table:table-cell office:value-type="float" office:value="21748.560000000001" table:style-name="ce43">
            <text:p>21,748.6</text:p>
          </table:table-cell>
          <table:table-cell office:value-type="float" office:value="25028.92" table:style-name="ce43">
            <text:p>25,028.9</text:p>
          </table:table-cell>
          <table:table-cell office:value-type="float" office:value="24142.33" table:style-name="ce43">
            <text:p>24,142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255" table:style-name="ce32">
            <text:p>255</text:p>
          </table:table-cell>
          <table:table-cell table:style-name="ce33"/>
          <table:table-cell table:style-name="ce34"/>
          <table:table-cell office:value-type="string" table:style-name="ce35">
            <text:p>Fabricação de equipamento bélico pesado, armas e munições</text:p>
          </table:table-cell>
          <table:table-cell office:value-type="float" office:value="8284.61" table:style-name="ce36">
            <text:p>8,284.6</text:p>
          </table:table-cell>
          <table:table-cell office:value-type="float" office:value="6587.87" table:style-name="ce36">
            <text:p>6,587.9</text:p>
          </table:table-cell>
          <table:table-cell office:value-type="float" office:value="1506.72" table:style-name="ce36">
            <text:p>1,506.7</text:p>
          </table:table-cell>
          <table:table-cell office:value-type="float" office:value="6986.9" table:style-name="ce36">
            <text:p>6,986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25501" table:style-name="ce40">
            <text:p>25501</text:p>
          </table:table-cell>
          <table:table-cell table:style-name="ce41"/>
          <table:table-cell office:value-type="string" table:style-name="ce42">
            <text:p>Fabricação de equipamento bélico pesado, armas e munições</text:p>
          </table:table-cell>
          <table:table-cell office:value-type="float" office:value="8284.61" table:style-name="ce43">
            <text:p>8,284.6</text:p>
          </table:table-cell>
          <table:table-cell office:value-type="float" office:value="6587.87" table:style-name="ce43">
            <text:p>6,587.9</text:p>
          </table:table-cell>
          <table:table-cell office:value-type="float" office:value="1506.72" table:style-name="ce43">
            <text:p>1,506.7</text:p>
          </table:table-cell>
          <table:table-cell office:value-type="float" office:value="6986.9" table:style-name="ce43">
            <text:p>6,986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2550101" table:style-name="ce34">
            <text:p>2550101</text:p>
          </table:table-cell>
          <table:table-cell office:value-type="string" table:style-name="ce35">
            <text:p>Fabricação de equipamento bélico pesado, exceto veículos militares de combate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550102" table:style-name="ce41">
            <text:p>2550102</text:p>
          </table:table-cell>
          <table:table-cell office:value-type="string" table:style-name="ce42">
            <text:p>Fabricação de armas de fogo, outras armas e muniçõe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office:value-type="float" office:value="259" table:style-name="ce32">
            <text:p>259</text:p>
          </table:table-cell>
          <table:table-cell table:style-name="ce33"/>
          <table:table-cell table:style-name="ce34"/>
          <table:table-cell office:value-type="string" table:style-name="ce35">
            <text:p>FABRICACAO DE PRODUTOS DE METAL NAO ESPECIFICADOS ANTERIORMENTE</text:p>
          </table:table-cell>
          <table:table-cell office:value-type="float" office:value="127118.13" table:style-name="ce36">
            <text:p>127,118.1</text:p>
          </table:table-cell>
          <table:table-cell office:value-type="float" office:value="145136.88" table:style-name="ce36">
            <text:p>145,136.9</text:p>
          </table:table-cell>
          <table:table-cell office:value-type="float" office:value="160054.09" table:style-name="ce36">
            <text:p>160,054.1</text:p>
          </table:table-cell>
          <table:table-cell office:value-type="float" office:value="153779.76999999999" table:style-name="ce36">
            <text:p>153,779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25918" table:style-name="ce40">
            <text:p>25918</text:p>
          </table:table-cell>
          <table:table-cell table:style-name="ce41"/>
          <table:table-cell office:value-type="string" table:style-name="ce42">
            <text:p>FABRICACAO DE EMBALAGENS METALICAS</text:p>
          </table:table-cell>
          <table:table-cell office:value-type="float" office:value="33164.01" table:style-name="ce43">
            <text:p>33,164.0</text:p>
          </table:table-cell>
          <table:table-cell office:value-type="float" office:value="34225.269999999997" table:style-name="ce43">
            <text:p>34,225.3</text:p>
          </table:table-cell>
          <table:table-cell office:value-type="float" office:value="37305.06" table:style-name="ce43">
            <text:p>37,305.1</text:p>
          </table:table-cell>
          <table:table-cell office:value-type="float" office:value="30581.77" table:style-name="ce43">
            <text:p>30,581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591800" table:style-name="ce34">
            <text:p>2591800</text:p>
          </table:table-cell>
          <table:table-cell office:value-type="string" table:style-name="ce35">
            <text:p>Fabricação de embalagens metálicas</text:p>
          </table:table-cell>
          <table:table-cell office:value-type="float" office:value="33164.01" table:style-name="ce36">
            <text:p>33,164.0</text:p>
          </table:table-cell>
          <table:table-cell office:value-type="float" office:value="34225.269999999997" table:style-name="ce36">
            <text:p>34,225.3</text:p>
          </table:table-cell>
          <table:table-cell office:value-type="float" office:value="37305.06" table:style-name="ce36">
            <text:p>37,305.1</text:p>
          </table:table-cell>
          <table:table-cell office:value-type="float" office:value="30581.77" table:style-name="ce36">
            <text:p>30,581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25926" table:style-name="ce40">
            <text:p>25926</text:p>
          </table:table-cell>
          <table:table-cell table:style-name="ce41"/>
          <table:table-cell office:value-type="string" table:style-name="ce42">
            <text:p>FABRICACAO DE PRODUTOS DE TREFILADOS DE METAL</text:p>
          </table:table-cell>
          <table:table-cell office:value-type="float" office:value="37789.699999999997" table:style-name="ce43">
            <text:p>37,789.7</text:p>
          </table:table-cell>
          <table:table-cell office:value-type="float" office:value="51655.26" table:style-name="ce43">
            <text:p>51,655.3</text:p>
          </table:table-cell>
          <table:table-cell office:value-type="float" office:value="60237.41" table:style-name="ce43">
            <text:p>60,237.4</text:p>
          </table:table-cell>
          <table:table-cell office:value-type="float" office:value="57667.06" table:style-name="ce43">
            <text:p>57,667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592601" table:style-name="ce34">
            <text:p>2592601</text:p>
          </table:table-cell>
          <table:table-cell office:value-type="string" table:style-name="ce35">
            <text:p>Fabricação de produtos de trefilados de metal padronizados</text:p>
          </table:table-cell>
          <table:table-cell office:value-type="float" office:value="15620.01" table:style-name="ce36">
            <text:p>15,620.0</text:p>
          </table:table-cell>
          <table:table-cell office:value-type="float" office:value="16335.24" table:style-name="ce36">
            <text:p>16,335.2</text:p>
          </table:table-cell>
          <table:table-cell office:value-type="float" office:value="19697.73" table:style-name="ce36">
            <text:p>19,697.7</text:p>
          </table:table-cell>
          <table:table-cell office:value-type="float" office:value="20602.16" table:style-name="ce36">
            <text:p>20,602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592602" table:style-name="ce41">
            <text:p>2592602</text:p>
          </table:table-cell>
          <table:table-cell office:value-type="string" table:style-name="ce42">
            <text:p>Fabricação de produtos de trefilados de metal, exceto padronizados</text:p>
          </table:table-cell>
          <table:table-cell office:value-type="float" office:value="22169.69" table:style-name="ce43">
            <text:p>22,169.7</text:p>
          </table:table-cell>
          <table:table-cell office:value-type="float" office:value="35320.03" table:style-name="ce43">
            <text:p>35,320.0</text:p>
          </table:table-cell>
          <table:table-cell office:value-type="float" office:value="40539.68" table:style-name="ce43">
            <text:p>40,539.7</text:p>
          </table:table-cell>
          <table:table-cell office:value-type="float" office:value="37064.9" table:style-name="ce43">
            <text:p>37,064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25934" table:style-name="ce33">
            <text:p>25934</text:p>
          </table:table-cell>
          <table:table-cell table:style-name="ce34"/>
          <table:table-cell office:value-type="string" table:style-name="ce35">
            <text:p>FABRICACAO DE ARTIGOS DE METAL PARA USO DOMESTICO E PESSOAL</text:p>
          </table:table-cell>
          <table:table-cell office:value-type="float" office:value="7415.12" table:style-name="ce36">
            <text:p>7,415.1</text:p>
          </table:table-cell>
          <table:table-cell office:value-type="float" office:value="6383.35" table:style-name="ce36">
            <text:p>6,383.4</text:p>
          </table:table-cell>
          <table:table-cell office:value-type="float" office:value="7881.81" table:style-name="ce36">
            <text:p>7,881.8</text:p>
          </table:table-cell>
          <table:table-cell office:value-type="float" office:value="5649.35" table:style-name="ce36">
            <text:p>5,649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593400" table:style-name="ce41">
            <text:p>2593400</text:p>
          </table:table-cell>
          <table:table-cell office:value-type="string" table:style-name="ce42">
            <text:p>Fabricação de artigos de metal para uso doméstico e pessoal</text:p>
          </table:table-cell>
          <table:table-cell office:value-type="float" office:value="7415.12" table:style-name="ce43">
            <text:p>7,415.1</text:p>
          </table:table-cell>
          <table:table-cell office:value-type="float" office:value="6383.35" table:style-name="ce43">
            <text:p>6,383.4</text:p>
          </table:table-cell>
          <table:table-cell office:value-type="float" office:value="7881.81" table:style-name="ce43">
            <text:p>7,881.8</text:p>
          </table:table-cell>
          <table:table-cell office:value-type="float" office:value="5649.35" table:style-name="ce43">
            <text:p>5,649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25993" table:style-name="ce33">
            <text:p>25993</text:p>
          </table:table-cell>
          <table:table-cell table:style-name="ce34"/>
          <table:table-cell office:value-type="string" table:style-name="ce35">
            <text:p>FABRICACAO DE PRODUTOS DE METAL NAO ESPECIFICADOS ANTERIORMENTE</text:p>
          </table:table-cell>
          <table:table-cell office:value-type="float" office:value="48749.3" table:style-name="ce36">
            <text:p>48,749.3</text:p>
          </table:table-cell>
          <table:table-cell office:value-type="float" office:value="52873" table:style-name="ce36">
            <text:p>52,873.0</text:p>
          </table:table-cell>
          <table:table-cell office:value-type="float" office:value="54629.82" table:style-name="ce36">
            <text:p>54,629.8</text:p>
          </table:table-cell>
          <table:table-cell office:value-type="float" office:value="59881.59" table:style-name="ce36">
            <text:p>59,881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599301" table:style-name="ce41">
            <text:p>2599301</text:p>
          </table:table-cell>
          <table:table-cell office:value-type="string" table:style-name="ce42">
            <text:p>Serviços de confecção de armações metálicas para a construção</text:p>
          </table:table-cell>
          <table:table-cell office:value-type="float" office:value="304.37" table:style-name="ce43">
            <text:p>304.4</text:p>
          </table:table-cell>
          <table:table-cell office:value-type="float" office:value="455.1" table:style-name="ce43">
            <text:p>455.1</text:p>
          </table:table-cell>
          <table:table-cell office:value-type="float" office:value="421.65" table:style-name="ce43">
            <text:p>421.7</text:p>
          </table:table-cell>
          <table:table-cell office:value-type="float" office:value="983.14" table:style-name="ce43">
            <text:p>983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599302" table:style-name="ce34">
            <text:p>2599302</text:p>
          </table:table-cell>
          <table:table-cell office:value-type="string" table:style-name="ce35">
            <text:p>Serviço de corte e dobra de metais</text:p>
          </table:table-cell>
          <table:table-cell office:value-type="float" office:value="1635.29" table:style-name="ce36">
            <text:p>1,635.3</text:p>
          </table:table-cell>
          <table:table-cell office:value-type="float" office:value="1483.98" table:style-name="ce36">
            <text:p>1,484.0</text:p>
          </table:table-cell>
          <table:table-cell office:value-type="float" office:value="2809.18" table:style-name="ce36">
            <text:p>2,809.2</text:p>
          </table:table-cell>
          <table:table-cell office:value-type="float" office:value="3739.45" table:style-name="ce36">
            <text:p>3,739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599399" table:style-name="ce41">
            <text:p>2599399</text:p>
          </table:table-cell>
          <table:table-cell office:value-type="string" table:style-name="ce42">
            <text:p>Fabricação de outros produtos de metal não especificados anteriormente</text:p>
          </table:table-cell>
          <table:table-cell office:value-type="float" office:value="46809.64" table:style-name="ce43">
            <text:p>46,809.6</text:p>
          </table:table-cell>
          <table:table-cell office:value-type="float" office:value="50933.91" table:style-name="ce43">
            <text:p>50,933.9</text:p>
          </table:table-cell>
          <table:table-cell office:value-type="float" office:value="51398.99" table:style-name="ce43">
            <text:p>51,399.0</text:p>
          </table:table-cell>
          <table:table-cell office:value-type="float" office:value="55159" table:style-name="ce43">
            <text:p>55,159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office:value-type="float" office:value="26" table:style-name="ce31">
            <text:p>26</text:p>
          </table:table-cell>
          <table:table-cell table:style-name="ce32"/>
          <table:table-cell table:style-name="ce33"/>
          <table:table-cell table:style-name="ce34"/>
          <table:table-cell office:value-type="string" table:style-name="ce35">
            <text:p>FABRICACAO DE EQUIPAMENTOS DE INFORMATICA, PRODUTOS ELETRONICOS E OPTICOS</text:p>
          </table:table-cell>
          <table:table-cell office:value-type="float" office:value="182727.23" table:style-name="ce36">
            <text:p>182,727.2</text:p>
          </table:table-cell>
          <table:table-cell office:value-type="float" office:value="174796.61" table:style-name="ce36">
            <text:p>174,796.6</text:p>
          </table:table-cell>
          <table:table-cell office:value-type="float" office:value="219396.4" table:style-name="ce36">
            <text:p>219,396.4</text:p>
          </table:table-cell>
          <table:table-cell office:value-type="float" office:value="232795.89" table:style-name="ce36">
            <text:p>232,795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261" table:style-name="ce39">
            <text:p>261</text:p>
          </table:table-cell>
          <table:table-cell table:style-name="ce40"/>
          <table:table-cell table:style-name="ce41"/>
          <table:table-cell office:value-type="string" table:style-name="ce42">
            <text:p>FABRICACAO DE COMPONENTES ELETRONICOS</text:p>
          </table:table-cell>
          <table:table-cell office:value-type="float" office:value="22442.12" table:style-name="ce43">
            <text:p>22,442.1</text:p>
          </table:table-cell>
          <table:table-cell office:value-type="float" office:value="21417.71" table:style-name="ce43">
            <text:p>21,417.7</text:p>
          </table:table-cell>
          <table:table-cell office:value-type="float" office:value="29480.93" table:style-name="ce43">
            <text:p>29,480.9</text:p>
          </table:table-cell>
          <table:table-cell office:value-type="float" office:value="25008.19" table:style-name="ce43">
            <text:p>25,008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26108" table:style-name="ce33">
            <text:p>26108</text:p>
          </table:table-cell>
          <table:table-cell table:style-name="ce34"/>
          <table:table-cell office:value-type="string" table:style-name="ce35">
            <text:p>FABRICACAO DE COMPONENTES ELETRONICOS</text:p>
          </table:table-cell>
          <table:table-cell office:value-type="float" office:value="22442.12" table:style-name="ce36">
            <text:p>22,442.1</text:p>
          </table:table-cell>
          <table:table-cell office:value-type="float" office:value="21417.71" table:style-name="ce36">
            <text:p>21,417.7</text:p>
          </table:table-cell>
          <table:table-cell office:value-type="float" office:value="29480.93" table:style-name="ce36">
            <text:p>29,480.9</text:p>
          </table:table-cell>
          <table:table-cell office:value-type="float" office:value="25008.19" table:style-name="ce36">
            <text:p>25,008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610800" table:style-name="ce41">
            <text:p>2610800</text:p>
          </table:table-cell>
          <table:table-cell office:value-type="string" table:style-name="ce42">
            <text:p>Fabricação de componentes eletrônicos</text:p>
          </table:table-cell>
          <table:table-cell office:value-type="float" office:value="22442.12" table:style-name="ce43">
            <text:p>22,442.1</text:p>
          </table:table-cell>
          <table:table-cell office:value-type="float" office:value="21417.71" table:style-name="ce43">
            <text:p>21,417.7</text:p>
          </table:table-cell>
          <table:table-cell office:value-type="float" office:value="29480.93" table:style-name="ce43">
            <text:p>29,480.9</text:p>
          </table:table-cell>
          <table:table-cell office:value-type="float" office:value="25008.19" table:style-name="ce43">
            <text:p>25,008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262" table:style-name="ce32">
            <text:p>262</text:p>
          </table:table-cell>
          <table:table-cell table:style-name="ce33"/>
          <table:table-cell table:style-name="ce34"/>
          <table:table-cell office:value-type="string" table:style-name="ce35">
            <text:p>FABRICACAO DE EQUIPAMENTOS DE INFORMATICA E PERIFERICOS</text:p>
          </table:table-cell>
          <table:table-cell office:value-type="float" office:value="74857.37" table:style-name="ce36">
            <text:p>74,857.4</text:p>
          </table:table-cell>
          <table:table-cell office:value-type="float" office:value="44107.73" table:style-name="ce36">
            <text:p>44,107.7</text:p>
          </table:table-cell>
          <table:table-cell office:value-type="float" office:value="55135.25" table:style-name="ce36">
            <text:p>55,135.3</text:p>
          </table:table-cell>
          <table:table-cell office:value-type="float" office:value="82575.360000000001" table:style-name="ce36">
            <text:p>82,575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26213" table:style-name="ce40">
            <text:p>26213</text:p>
          </table:table-cell>
          <table:table-cell table:style-name="ce41"/>
          <table:table-cell office:value-type="string" table:style-name="ce42">
            <text:p>FABRICACAO DE EQUIPAMENTOS DE INFORMATICA</text:p>
          </table:table-cell>
          <table:table-cell office:value-type="float" office:value="37091.230000000003" table:style-name="ce43">
            <text:p>37,091.2</text:p>
          </table:table-cell>
          <table:table-cell office:value-type="float" office:value="14304.27" table:style-name="ce43">
            <text:p>14,304.3</text:p>
          </table:table-cell>
          <table:table-cell office:value-type="float" office:value="15034.13" table:style-name="ce43">
            <text:p>15,034.1</text:p>
          </table:table-cell>
          <table:table-cell office:value-type="float" office:value="29905.8" table:style-name="ce43">
            <text:p>29,905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621300" table:style-name="ce34">
            <text:p>2621300</text:p>
          </table:table-cell>
          <table:table-cell office:value-type="string" table:style-name="ce35">
            <text:p>Fabricação de equipamentos de informática</text:p>
          </table:table-cell>
          <table:table-cell office:value-type="float" office:value="37091.230000000003" table:style-name="ce36">
            <text:p>37,091.2</text:p>
          </table:table-cell>
          <table:table-cell office:value-type="float" office:value="14304.27" table:style-name="ce36">
            <text:p>14,304.3</text:p>
          </table:table-cell>
          <table:table-cell office:value-type="float" office:value="15034.13" table:style-name="ce36">
            <text:p>15,034.1</text:p>
          </table:table-cell>
          <table:table-cell office:value-type="float" office:value="29905.8" table:style-name="ce36">
            <text:p>29,905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26221" table:style-name="ce40">
            <text:p>26221</text:p>
          </table:table-cell>
          <table:table-cell table:style-name="ce41"/>
          <table:table-cell office:value-type="string" table:style-name="ce42">
            <text:p>FABRICACAO DE PERIFERICOS PARA EQUIPAMENTOS DE INFORMATICA</text:p>
          </table:table-cell>
          <table:table-cell office:value-type="float" office:value="37766.15" table:style-name="ce43">
            <text:p>37,766.2</text:p>
          </table:table-cell>
          <table:table-cell office:value-type="float" office:value="29803.45" table:style-name="ce43">
            <text:p>29,803.5</text:p>
          </table:table-cell>
          <table:table-cell office:value-type="float" office:value="40101.129999999997" table:style-name="ce43">
            <text:p>40,101.1</text:p>
          </table:table-cell>
          <table:table-cell office:value-type="float" office:value="52669.56" table:style-name="ce43">
            <text:p>52,669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622100" table:style-name="ce34">
            <text:p>2622100</text:p>
          </table:table-cell>
          <table:table-cell office:value-type="string" table:style-name="ce35">
            <text:p>Fabricação de periféricos para equipamentos de informática</text:p>
          </table:table-cell>
          <table:table-cell office:value-type="float" office:value="37766.15" table:style-name="ce36">
            <text:p>37,766.2</text:p>
          </table:table-cell>
          <table:table-cell office:value-type="float" office:value="29803.45" table:style-name="ce36">
            <text:p>29,803.5</text:p>
          </table:table-cell>
          <table:table-cell office:value-type="float" office:value="40101.129999999997" table:style-name="ce36">
            <text:p>40,101.1</text:p>
          </table:table-cell>
          <table:table-cell office:value-type="float" office:value="52669.56" table:style-name="ce36">
            <text:p>52,669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263" table:style-name="ce39">
            <text:p>263</text:p>
          </table:table-cell>
          <table:table-cell table:style-name="ce40"/>
          <table:table-cell table:style-name="ce41"/>
          <table:table-cell office:value-type="string" table:style-name="ce42">
            <text:p>FABRICACAO DE EQUIPAMENTOS DE COMUNICACAO</text:p>
          </table:table-cell>
          <table:table-cell office:value-type="float" office:value="47261.53" table:style-name="ce43">
            <text:p>47,261.5</text:p>
          </table:table-cell>
          <table:table-cell office:value-type="float" office:value="72546.86" table:style-name="ce43">
            <text:p>72,546.9</text:p>
          </table:table-cell>
          <table:table-cell office:value-type="float" office:value="87756.29" table:style-name="ce43">
            <text:p>87,756.3</text:p>
          </table:table-cell>
          <table:table-cell office:value-type="float" office:value="65832.100000000006" table:style-name="ce43">
            <text:p>65,832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26311" table:style-name="ce33">
            <text:p>26311</text:p>
          </table:table-cell>
          <table:table-cell table:style-name="ce34"/>
          <table:table-cell office:value-type="string" table:style-name="ce35">
            <text:p>FABRICACAO DE EQUIPAMENTOS TRANSMISSORES DE COMUNICACAO</text:p>
          </table:table-cell>
          <table:table-cell office:value-type="float" office:value="12444.6" table:style-name="ce36">
            <text:p>12,444.6</text:p>
          </table:table-cell>
          <table:table-cell office:value-type="float" office:value="12918.35" table:style-name="ce36">
            <text:p>12,918.4</text:p>
          </table:table-cell>
          <table:table-cell office:value-type="float" office:value="11496.54" table:style-name="ce36">
            <text:p>11,496.5</text:p>
          </table:table-cell>
          <table:table-cell office:value-type="float" office:value="9546.9" table:style-name="ce36">
            <text:p>9,546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2631100" table:style-name="ce41">
            <text:p>2631100</text:p>
          </table:table-cell>
          <table:table-cell office:value-type="string" table:style-name="ce42">
            <text:p>Fabricação de equipamentos transmissores de comunicação, peças e acessórios</text:p>
          </table:table-cell>
          <table:table-cell office:value-type="float" office:value="12444.6" table:style-name="ce43">
            <text:p>12,444.6</text:p>
          </table:table-cell>
          <table:table-cell office:value-type="float" office:value="12918.35" table:style-name="ce43">
            <text:p>12,918.4</text:p>
          </table:table-cell>
          <table:table-cell office:value-type="float" office:value="11496.54" table:style-name="ce43">
            <text:p>11,496.5</text:p>
          </table:table-cell>
          <table:table-cell office:value-type="float" office:value="9546.9" table:style-name="ce43">
            <text:p>9,546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26329" table:style-name="ce33">
            <text:p>26329</text:p>
          </table:table-cell>
          <table:table-cell table:style-name="ce34"/>
          <table:table-cell office:value-type="string" table:style-name="ce35">
            <text:p>FABRICACAO DE APARELHOS TELEFONICOS E DE OUTROS EQUIPAMENTOS DE COMUNICACAO</text:p>
          </table:table-cell>
          <table:table-cell office:value-type="float" office:value="34816.93" table:style-name="ce36">
            <text:p>34,816.9</text:p>
          </table:table-cell>
          <table:table-cell office:value-type="float" office:value="59628.52" table:style-name="ce36">
            <text:p>59,628.5</text:p>
          </table:table-cell>
          <table:table-cell office:value-type="float" office:value="76259.75" table:style-name="ce36">
            <text:p>76,259.8</text:p>
          </table:table-cell>
          <table:table-cell office:value-type="float" office:value="56285.2" table:style-name="ce36">
            <text:p>56,285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2632900" table:style-name="ce41">
            <text:p>2632900</text:p>
          </table:table-cell>
          <table:table-cell office:value-type="string" table:style-name="ce42">
            <text:p>Fabricação de aparelhos telefônicos e de outros equipamentos de comunicação, peças e acessórios</text:p>
          </table:table-cell>
          <table:table-cell office:value-type="float" office:value="34816.93" table:style-name="ce43">
            <text:p>34,816.9</text:p>
          </table:table-cell>
          <table:table-cell office:value-type="float" office:value="59628.52" table:style-name="ce43">
            <text:p>59,628.5</text:p>
          </table:table-cell>
          <table:table-cell office:value-type="float" office:value="76259.75" table:style-name="ce43">
            <text:p>76,259.8</text:p>
          </table:table-cell>
          <table:table-cell office:value-type="float" office:value="56285.2" table:style-name="ce43">
            <text:p>56,285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office:value-type="float" office:value="264" table:style-name="ce32">
            <text:p>264</text:p>
          </table:table-cell>
          <table:table-cell table:style-name="ce33"/>
          <table:table-cell table:style-name="ce34"/>
          <table:table-cell office:value-type="string" table:style-name="ce35">
            <text:p>FABRICACAO DE APARELHOS DE RECEPCAO, REPRODUCAO, GRAVACAO E AMPLIFICACAO DE AUDIO E VIDEO</text:p>
          </table:table-cell>
          <table:table-cell office:value-type="float" office:value="4603.75" table:style-name="ce36">
            <text:p>4,603.8</text:p>
          </table:table-cell>
          <table:table-cell office:value-type="float" office:value="3949.11" table:style-name="ce36">
            <text:p>3,949.1</text:p>
          </table:table-cell>
          <table:table-cell office:value-type="float" office:value="5209.17" table:style-name="ce36">
            <text:p>5,209.2</text:p>
          </table:table-cell>
          <table:table-cell office:value-type="float" office:value="5881.42" table:style-name="ce36">
            <text:p>5,881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26400" table:style-name="ce40">
            <text:p>26400</text:p>
          </table:table-cell>
          <table:table-cell table:style-name="ce41"/>
          <table:table-cell office:value-type="string" table:style-name="ce42">
            <text:p>FABRICACAO DE APARELHOS DE RECEPCAO, REPRODUCAO, GRAVACAO E AMPLIFICACAO DE AUDIO E VIDEO</text:p>
          </table:table-cell>
          <table:table-cell office:value-type="float" office:value="4603.75" table:style-name="ce43">
            <text:p>4,603.8</text:p>
          </table:table-cell>
          <table:table-cell office:value-type="float" office:value="3949.11" table:style-name="ce43">
            <text:p>3,949.1</text:p>
          </table:table-cell>
          <table:table-cell office:value-type="float" office:value="5209.17" table:style-name="ce43">
            <text:p>5,209.2</text:p>
          </table:table-cell>
          <table:table-cell office:value-type="float" office:value="5881.42" table:style-name="ce43">
            <text:p>5,881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2640000" table:style-name="ce34">
            <text:p>2640000</text:p>
          </table:table-cell>
          <table:table-cell office:value-type="string" table:style-name="ce35">
            <text:p>Fabricação de aparelhos de recepção, reprodução, gravação e amplificação de áudio e vídeo</text:p>
          </table:table-cell>
          <table:table-cell office:value-type="float" office:value="4603.75" table:style-name="ce36">
            <text:p>4,603.8</text:p>
          </table:table-cell>
          <table:table-cell office:value-type="float" office:value="3949.11" table:style-name="ce36">
            <text:p>3,949.1</text:p>
          </table:table-cell>
          <table:table-cell office:value-type="float" office:value="5209.17" table:style-name="ce36">
            <text:p>5,209.2</text:p>
          </table:table-cell>
          <table:table-cell office:value-type="float" office:value="5881.42" table:style-name="ce36">
            <text:p>5,881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office:value-type="float" office:value="265" table:style-name="ce39">
            <text:p>265</text:p>
          </table:table-cell>
          <table:table-cell table:style-name="ce40"/>
          <table:table-cell table:style-name="ce41"/>
          <table:table-cell office:value-type="string" table:style-name="ce42">
            <text:p>FABRICACAO DE APARELHOS E INSTRUMENTOS DE MEDIDA, TESTE E CONTROLE, CRONOMETROS E RELOGIOS</text:p>
          </table:table-cell>
          <table:table-cell office:value-type="float" office:value="23515.48" table:style-name="ce43">
            <text:p>23,515.5</text:p>
          </table:table-cell>
          <table:table-cell office:value-type="float" office:value="21934" table:style-name="ce43">
            <text:p>21,934.0</text:p>
          </table:table-cell>
          <table:table-cell office:value-type="float" office:value="29567.03" table:style-name="ce43">
            <text:p>29,567.0</text:p>
          </table:table-cell>
          <table:table-cell office:value-type="float" office:value="27542.29" table:style-name="ce43">
            <text:p>27,542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26515" table:style-name="ce33">
            <text:p>26515</text:p>
          </table:table-cell>
          <table:table-cell table:style-name="ce34"/>
          <table:table-cell office:value-type="string" table:style-name="ce35">
            <text:p>FABRICACAO DE APARELHOS E EQUIPAMENTOS DE MEDIDA, TESTE E CONTROLE</text:p>
          </table:table-cell>
          <table:table-cell office:value-type="float" office:value="23515.48" table:style-name="ce36">
            <text:p>23,515.5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651500" table:style-name="ce41">
            <text:p>2651500</text:p>
          </table:table-cell>
          <table:table-cell office:value-type="string" table:style-name="ce42">
            <text:p>Fabricação de aparelhos e equipamentos de medida, teste e controle</text:p>
          </table:table-cell>
          <table:table-cell office:value-type="float" office:value="23515.48" table:style-name="ce43">
            <text:p>23,515.5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26523" table:style-name="ce33">
            <text:p>26523</text:p>
          </table:table-cell>
          <table:table-cell table:style-name="ce34"/>
          <table:table-cell office:value-type="string" table:style-name="ce35">
            <text:p>FABRICACAO DE CRONOMETROS E RELOGIOS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652300" table:style-name="ce41">
            <text:p>2652300</text:p>
          </table:table-cell>
          <table:table-cell office:value-type="string" table:style-name="ce42">
            <text:p>Fabricação de cronômetros e relógios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office:value-type="float" office:value="266" table:style-name="ce32">
            <text:p>266</text:p>
          </table:table-cell>
          <table:table-cell table:style-name="ce33"/>
          <table:table-cell table:style-name="ce34"/>
          <table:table-cell office:value-type="string" table:style-name="ce35">
            <text:p>FABRICACAO DE APARELHOS ELETROMEDICOS E ELETROTERAPEUTICOS E EQUIPAMENTOS DE IRRADIACAO</text:p>
          </table:table-cell>
          <table:table-cell office:value-type="float" office:value="9401.24" table:style-name="ce36">
            <text:p>9,401.2</text:p>
          </table:table-cell>
          <table:table-cell office:value-type="float" office:value="9902.06" table:style-name="ce36">
            <text:p>9,902.1</text:p>
          </table:table-cell>
          <table:table-cell office:value-type="float" office:value="11378.21" table:style-name="ce36">
            <text:p>11,378.2</text:p>
          </table:table-cell>
          <table:table-cell office:value-type="float" office:value="25400.91" table:style-name="ce36">
            <text:p>25,400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26604" table:style-name="ce40">
            <text:p>26604</text:p>
          </table:table-cell>
          <table:table-cell table:style-name="ce41"/>
          <table:table-cell office:value-type="string" table:style-name="ce42">
            <text:p>FABRICACAO DE APARELHOS ELETROMEDICOS E ELETROTERAPEUTICOS E EQUIPAMENTOS DE IRRADIACAO</text:p>
          </table:table-cell>
          <table:table-cell office:value-type="float" office:value="9401.24" table:style-name="ce43">
            <text:p>9,401.2</text:p>
          </table:table-cell>
          <table:table-cell office:value-type="float" office:value="9902.06" table:style-name="ce43">
            <text:p>9,902.1</text:p>
          </table:table-cell>
          <table:table-cell office:value-type="float" office:value="11378.21" table:style-name="ce43">
            <text:p>11,378.2</text:p>
          </table:table-cell>
          <table:table-cell office:value-type="float" office:value="25400.91" table:style-name="ce43">
            <text:p>25,400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2660400" table:style-name="ce34">
            <text:p>2660400</text:p>
          </table:table-cell>
          <table:table-cell office:value-type="string" table:style-name="ce35">
            <text:p>Fabricação de aparelhos eletromédicos e eletroterapêuticos e equipamentos de irradiação</text:p>
          </table:table-cell>
          <table:table-cell office:value-type="float" office:value="9401.24" table:style-name="ce36">
            <text:p>9,401.2</text:p>
          </table:table-cell>
          <table:table-cell office:value-type="float" office:value="9902.06" table:style-name="ce36">
            <text:p>9,902.1</text:p>
          </table:table-cell>
          <table:table-cell office:value-type="float" office:value="11378.21" table:style-name="ce36">
            <text:p>11,378.2</text:p>
          </table:table-cell>
          <table:table-cell office:value-type="float" office:value="25400.91" table:style-name="ce36">
            <text:p>25,400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office:value-type="float" office:value="267" table:style-name="ce39">
            <text:p>267</text:p>
          </table:table-cell>
          <table:table-cell table:style-name="ce40"/>
          <table:table-cell table:style-name="ce41"/>
          <table:table-cell office:value-type="string" table:style-name="ce42">
            <text:p>FABRICACAO DE EQUIPAMENTOS E INSTRUMENTOS OPTICOS, FOTOGRAFICOS E CINEMATOGRAFICOS</text:p>
          </table:table-cell>
          <table:table-cell office:value-type="float" office:value="645.74" table:style-name="ce43">
            <text:p>645.7</text:p>
          </table:table-cell>
          <table:table-cell office:value-type="float" office:value="939.14" table:style-name="ce43">
            <text:p>939.1</text:p>
          </table:table-cell>
          <table:table-cell office:value-type="float" office:value="869.52" table:style-name="ce43">
            <text:p>869.5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26701" table:style-name="ce33">
            <text:p>26701</text:p>
          </table:table-cell>
          <table:table-cell table:style-name="ce34"/>
          <table:table-cell office:value-type="string" table:style-name="ce35">
            <text:p>FABRICACAO DE EQUIPAMENTOS E INSTRUMENTOS OPTICOS, FOTOGRAFICOS E CINEMATOGRAFICOS</text:p>
          </table:table-cell>
          <table:table-cell office:value-type="float" office:value="645.74" table:style-name="ce36">
            <text:p>645.7</text:p>
          </table:table-cell>
          <table:table-cell office:value-type="float" office:value="939.14" table:style-name="ce36">
            <text:p>939.1</text:p>
          </table:table-cell>
          <table:table-cell office:value-type="float" office:value="869.52" table:style-name="ce36">
            <text:p>869.5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670101" table:style-name="ce41">
            <text:p>2670101</text:p>
          </table:table-cell>
          <table:table-cell office:value-type="string" table:style-name="ce42">
            <text:p>Fabricação de equipamentos e instrumentos ópticos, peças e acessórios</text:p>
          </table:table-cell>
          <table:table-cell office:value-type="string" table:style-name="ce43">
            <text:p>****</text:p>
          </table:table-cell>
          <table:table-cell office:value-type="float" office:value="928.45" table:style-name="ce43">
            <text:p>928.5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2670102" table:style-name="ce34">
            <text:p>2670102</text:p>
          </table:table-cell>
          <table:table-cell office:value-type="string" table:style-name="ce35">
            <text:p>Fabricação de aparelhos fotográficos e cinematográficos, peças e acessórios</text:p>
          </table:table-cell>
          <table:table-cell office:value-type="string" table:style-name="ce36">
            <text:p>****</text:p>
          </table:table-cell>
          <table:table-cell office:value-type="float" office:value="10.69" table:style-name="ce36">
            <text:p>10.7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268" table:style-name="ce39">
            <text:p>268</text:p>
          </table:table-cell>
          <table:table-cell table:style-name="ce40"/>
          <table:table-cell table:style-name="ce41"/>
          <table:table-cell office:value-type="string" table:style-name="ce42">
            <text:p>FABRICACAO DE MIDIAS VIRGENS, MAGNETICAS E OPTICA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26809" table:style-name="ce33">
            <text:p>26809</text:p>
          </table:table-cell>
          <table:table-cell table:style-name="ce34"/>
          <table:table-cell office:value-type="string" table:style-name="ce35">
            <text:p>FABRICACAO DE MIDIAS VIRGENS, MAGNETICAS E OPTICA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680900" table:style-name="ce41">
            <text:p>2680900</text:p>
          </table:table-cell>
          <table:table-cell office:value-type="string" table:style-name="ce42">
            <text:p>Fabricação de mídias virgens, magnéticas e óptica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office:value-type="float" office:value="27" table:style-name="ce31">
            <text:p>27</text:p>
          </table:table-cell>
          <table:table-cell table:style-name="ce32"/>
          <table:table-cell table:style-name="ce33"/>
          <table:table-cell table:style-name="ce34"/>
          <table:table-cell office:value-type="string" table:style-name="ce35">
            <text:p>FABRICACAO DE MAQUINAS, APARELHOS E MATERIAIS ELETRICOS</text:p>
          </table:table-cell>
          <table:table-cell office:value-type="float" office:value="216755.48" table:style-name="ce36">
            <text:p>216,755.5</text:p>
          </table:table-cell>
          <table:table-cell office:value-type="float" office:value="212108.72" table:style-name="ce36">
            <text:p>212,108.7</text:p>
          </table:table-cell>
          <table:table-cell office:value-type="float" office:value="243359.65" table:style-name="ce36">
            <text:p>243,359.7</text:p>
          </table:table-cell>
          <table:table-cell office:value-type="float" office:value="211311.02" table:style-name="ce36">
            <text:p>211,311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office:value-type="float" office:value="271" table:style-name="ce39">
            <text:p>271</text:p>
          </table:table-cell>
          <table:table-cell table:style-name="ce40"/>
          <table:table-cell table:style-name="ce41"/>
          <table:table-cell office:value-type="string" table:style-name="ce42">
            <text:p>FABRICACAO DE GERADORES, TRANSFORMADORES E MOTORES ELETRICOS</text:p>
          </table:table-cell>
          <table:table-cell office:value-type="float" office:value="23443.65" table:style-name="ce43">
            <text:p>23,443.7</text:p>
          </table:table-cell>
          <table:table-cell office:value-type="float" office:value="30803.279999999999" table:style-name="ce43">
            <text:p>30,803.3</text:p>
          </table:table-cell>
          <table:table-cell office:value-type="float" office:value="37549.879999999997" table:style-name="ce43">
            <text:p>37,549.9</text:p>
          </table:table-cell>
          <table:table-cell office:value-type="float" office:value="29068.53" table:style-name="ce43">
            <text:p>29,068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27104" table:style-name="ce33">
            <text:p>27104</text:p>
          </table:table-cell>
          <table:table-cell table:style-name="ce34"/>
          <table:table-cell office:value-type="string" table:style-name="ce35">
            <text:p>FABRICACAO DE GERADORES, TRANSFORMADORES E MOTORES ELETRICOS</text:p>
          </table:table-cell>
          <table:table-cell office:value-type="float" office:value="23443.65" table:style-name="ce36">
            <text:p>23,443.7</text:p>
          </table:table-cell>
          <table:table-cell office:value-type="float" office:value="30803.279999999999" table:style-name="ce36">
            <text:p>30,803.3</text:p>
          </table:table-cell>
          <table:table-cell office:value-type="float" office:value="37549.879999999997" table:style-name="ce36">
            <text:p>37,549.9</text:p>
          </table:table-cell>
          <table:table-cell office:value-type="float" office:value="29068.53" table:style-name="ce36">
            <text:p>29,068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2710401" table:style-name="ce41">
            <text:p>2710401</text:p>
          </table:table-cell>
          <table:table-cell office:value-type="string" table:style-name="ce42">
            <text:p>Fabricação de geradores de corrente contínua e alternada, peças e acessórios</text:p>
          </table:table-cell>
          <table:table-cell office:value-type="float" office:value="888.19" table:style-name="ce43">
            <text:p>888.2</text:p>
          </table:table-cell>
          <table:table-cell office:value-type="float" office:value="1329.8" table:style-name="ce43">
            <text:p>1,329.8</text:p>
          </table:table-cell>
          <table:table-cell office:value-type="float" office:value="566.48" table:style-name="ce43">
            <text:p>566.5</text:p>
          </table:table-cell>
          <table:table-cell office:value-type="float" office:value="554.42999999999995" table:style-name="ce43">
            <text:p>554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2710402" table:style-name="ce34">
            <text:p>2710402</text:p>
          </table:table-cell>
          <table:table-cell office:value-type="string" table:style-name="ce35">
            <text:p>Fabricação de transformadores, indutores, conversores, sincronizadores e semelhantes, peças e acessórios</text:p>
          </table:table-cell>
          <table:table-cell office:value-type="float" office:value="13995.92" table:style-name="ce36">
            <text:p>13,995.9</text:p>
          </table:table-cell>
          <table:table-cell office:value-type="float" office:value="17481.39" table:style-name="ce36">
            <text:p>17,481.4</text:p>
          </table:table-cell>
          <table:table-cell office:value-type="float" office:value="21939.7" table:style-name="ce36">
            <text:p>21,939.7</text:p>
          </table:table-cell>
          <table:table-cell office:value-type="float" office:value="20108.5" table:style-name="ce36">
            <text:p>20,108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710403" table:style-name="ce41">
            <text:p>2710403</text:p>
          </table:table-cell>
          <table:table-cell office:value-type="string" table:style-name="ce42">
            <text:p>Fabricação de motores elétricos, peças e acessórios</text:p>
          </table:table-cell>
          <table:table-cell office:value-type="float" office:value="8559.5400000000009" table:style-name="ce43">
            <text:p>8,559.5</text:p>
          </table:table-cell>
          <table:table-cell office:value-type="float" office:value="11992.09" table:style-name="ce43">
            <text:p>11,992.1</text:p>
          </table:table-cell>
          <table:table-cell office:value-type="float" office:value="15043.7" table:style-name="ce43">
            <text:p>15,043.7</text:p>
          </table:table-cell>
          <table:table-cell office:value-type="float" office:value="8405.6" table:style-name="ce43">
            <text:p>8,405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272" table:style-name="ce32">
            <text:p>272</text:p>
          </table:table-cell>
          <table:table-cell table:style-name="ce33"/>
          <table:table-cell table:style-name="ce34"/>
          <table:table-cell office:value-type="string" table:style-name="ce35">
            <text:p>FABRICACAO DE PILHAS, BATERIAS E ACUMULADORES ELETRICOS</text:p>
          </table:table-cell>
          <table:table-cell office:value-type="float" office:value="13885.14" table:style-name="ce36">
            <text:p>13,885.1</text:p>
          </table:table-cell>
          <table:table-cell office:value-type="float" office:value="7249.64" table:style-name="ce36">
            <text:p>7,249.6</text:p>
          </table:table-cell>
          <table:table-cell office:value-type="float" office:value="8041.62" table:style-name="ce36">
            <text:p>8,041.6</text:p>
          </table:table-cell>
          <table:table-cell office:value-type="float" office:value="11564.09" table:style-name="ce36">
            <text:p>11,564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27210" table:style-name="ce40">
            <text:p>27210</text:p>
          </table:table-cell>
          <table:table-cell table:style-name="ce41"/>
          <table:table-cell office:value-type="string" table:style-name="ce42">
            <text:p>FABRICACAO DE PILHAS, BATERIAS E ACUMULADORES ELETRICOS, EXCETO PARA VEICULOS AUTOMOTORES</text:p>
          </table:table-cell>
          <table:table-cell office:value-type="float" office:value="1207.5999999999999" table:style-name="ce43">
            <text:p>1,207.6</text:p>
          </table:table-cell>
          <table:table-cell office:value-type="float" office:value="1103.8599999999999" table:style-name="ce43">
            <text:p>1,103.9</text:p>
          </table:table-cell>
          <table:table-cell office:value-type="float" office:value="976.11" table:style-name="ce43">
            <text:p>976.1</text:p>
          </table:table-cell>
          <table:table-cell office:value-type="float" office:value="4384.7700000000004" table:style-name="ce43">
            <text:p>4,384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2721000" table:style-name="ce34">
            <text:p>2721000</text:p>
          </table:table-cell>
          <table:table-cell office:value-type="string" table:style-name="ce35">
            <text:p>Fabricação de pilhas, baterias e acumuladores elétricos, exceto para veículos automotores</text:p>
          </table:table-cell>
          <table:table-cell office:value-type="float" office:value="1207.5999999999999" table:style-name="ce36">
            <text:p>1,207.6</text:p>
          </table:table-cell>
          <table:table-cell office:value-type="float" office:value="1103.8599999999999" table:style-name="ce36">
            <text:p>1,103.9</text:p>
          </table:table-cell>
          <table:table-cell office:value-type="float" office:value="976.11" table:style-name="ce36">
            <text:p>976.1</text:p>
          </table:table-cell>
          <table:table-cell office:value-type="float" office:value="4384.7700000000004" table:style-name="ce36">
            <text:p>4,384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27228" table:style-name="ce40">
            <text:p>27228</text:p>
          </table:table-cell>
          <table:table-cell table:style-name="ce41"/>
          <table:table-cell office:value-type="string" table:style-name="ce42">
            <text:p>FABRICACAO DE BATERIAS E ACUMULADORES PARA VEICULOS AUTOMOTORES</text:p>
          </table:table-cell>
          <table:table-cell office:value-type="float" office:value="12677.55" table:style-name="ce43">
            <text:p>12,677.6</text:p>
          </table:table-cell>
          <table:table-cell office:value-type="float" office:value="6145.78" table:style-name="ce43">
            <text:p>6,145.8</text:p>
          </table:table-cell>
          <table:table-cell office:value-type="float" office:value="7065.51" table:style-name="ce43">
            <text:p>7,065.5</text:p>
          </table:table-cell>
          <table:table-cell office:value-type="float" office:value="7179.32" table:style-name="ce43">
            <text:p>7,179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722801" table:style-name="ce34">
            <text:p>2722801</text:p>
          </table:table-cell>
          <table:table-cell office:value-type="string" table:style-name="ce35">
            <text:p>Fabricação de baterias e acumuladores para veículos automotores</text:p>
          </table:table-cell>
          <table:table-cell office:value-type="float" office:value="12677.55" table:style-name="ce36">
            <text:p>12,677.6</text:p>
          </table:table-cell>
          <table:table-cell office:value-type="float" office:value="6145.78" table:style-name="ce36">
            <text:p>6,145.8</text:p>
          </table:table-cell>
          <table:table-cell office:value-type="float" office:value="7065.51" table:style-name="ce36">
            <text:p>7,065.5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722802" table:style-name="ce41">
            <text:p>2722802</text:p>
          </table:table-cell>
          <table:table-cell office:value-type="string" table:style-name="ce42">
            <text:p>Recondicionamento de baterias e acumuladores para veículos automotore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office:value-type="float" office:value="273" table:style-name="ce32">
            <text:p>273</text:p>
          </table:table-cell>
          <table:table-cell table:style-name="ce33"/>
          <table:table-cell table:style-name="ce34"/>
          <table:table-cell office:value-type="string" table:style-name="ce35">
            <text:p>FABRICACAO DE EQUIPAMENTOS PARA DISTRIBUICAO E CONTROLE DE ENERGIA ELETRICA</text:p>
          </table:table-cell>
          <table:table-cell office:value-type="float" office:value="62046.28" table:style-name="ce36">
            <text:p>62,046.3</text:p>
          </table:table-cell>
          <table:table-cell office:value-type="float" office:value="73195.91" table:style-name="ce36">
            <text:p>73,195.9</text:p>
          </table:table-cell>
          <table:table-cell office:value-type="float" office:value="74191.710000000006" table:style-name="ce36">
            <text:p>74,191.7</text:p>
          </table:table-cell>
          <table:table-cell office:value-type="float" office:value="71161.34" table:style-name="ce36">
            <text:p>71,161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27317" table:style-name="ce40">
            <text:p>27317</text:p>
          </table:table-cell>
          <table:table-cell table:style-name="ce41"/>
          <table:table-cell office:value-type="string" table:style-name="ce42">
            <text:p>FABRICACAO DE APARELHOS E EQUIPAMENTOS PARA DISTRIBUICAO E CONTROLE DE ENERGIA ELETRICA</text:p>
          </table:table-cell>
          <table:table-cell office:value-type="float" office:value="15203.27" table:style-name="ce43">
            <text:p>15,203.3</text:p>
          </table:table-cell>
          <table:table-cell office:value-type="float" office:value="21082.78" table:style-name="ce43">
            <text:p>21,082.8</text:p>
          </table:table-cell>
          <table:table-cell office:value-type="float" office:value="21128.07" table:style-name="ce43">
            <text:p>21,128.1</text:p>
          </table:table-cell>
          <table:table-cell office:value-type="float" office:value="22686.12" table:style-name="ce43">
            <text:p>22,686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9">
          <table:table-cell table:style-name="ce31"/>
          <table:table-cell table:style-name="ce32"/>
          <table:table-cell table:style-name="ce33"/>
          <table:table-cell office:value-type="float" office:value="2731700" table:style-name="ce34">
            <text:p>2731700</text:p>
          </table:table-cell>
          <table:table-cell office:value-type="string" table:style-name="ce35">
            <text:p>Fabricação de aparelhos e equipamentos para distribuição e controle de energia elétrica</text:p>
          </table:table-cell>
          <table:table-cell office:value-type="float" office:value="15203.27" table:style-name="ce36">
            <text:p>15,203.3</text:p>
          </table:table-cell>
          <table:table-cell office:value-type="float" office:value="21082.78" table:style-name="ce36">
            <text:p>21,082.8</text:p>
          </table:table-cell>
          <table:table-cell office:value-type="float" office:value="21128.07" table:style-name="ce36">
            <text:p>21,128.1</text:p>
          </table:table-cell>
          <table:table-cell office:value-type="float" office:value="22686.12" table:style-name="ce36">
            <text:p>22,686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27325" table:style-name="ce40">
            <text:p>27325</text:p>
          </table:table-cell>
          <table:table-cell table:style-name="ce41"/>
          <table:table-cell office:value-type="string" table:style-name="ce42">
            <text:p>FABRICACAO DE MATERIAL ELETRICO PARA INSTALACOES EM CIRCUITO DE CONSUMO</text:p>
          </table:table-cell>
          <table:table-cell office:value-type="float" office:value="13619.03" table:style-name="ce43">
            <text:p>13,619.0</text:p>
          </table:table-cell>
          <table:table-cell office:value-type="float" office:value="13598.09" table:style-name="ce43">
            <text:p>13,598.1</text:p>
          </table:table-cell>
          <table:table-cell office:value-type="float" office:value="14932.74" table:style-name="ce43">
            <text:p>14,932.7</text:p>
          </table:table-cell>
          <table:table-cell office:value-type="float" office:value="15831.18" table:style-name="ce43">
            <text:p>15,831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732500" table:style-name="ce34">
            <text:p>2732500</text:p>
          </table:table-cell>
          <table:table-cell office:value-type="string" table:style-name="ce35">
            <text:p>Fabricação de material elétrico para instalações em circuito de consumo</text:p>
          </table:table-cell>
          <table:table-cell office:value-type="float" office:value="13619.03" table:style-name="ce36">
            <text:p>13,619.0</text:p>
          </table:table-cell>
          <table:table-cell office:value-type="float" office:value="13598.09" table:style-name="ce36">
            <text:p>13,598.1</text:p>
          </table:table-cell>
          <table:table-cell office:value-type="float" office:value="14932.74" table:style-name="ce36">
            <text:p>14,932.7</text:p>
          </table:table-cell>
          <table:table-cell office:value-type="float" office:value="15831.18" table:style-name="ce36">
            <text:p>15,831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27333" table:style-name="ce40">
            <text:p>27333</text:p>
          </table:table-cell>
          <table:table-cell table:style-name="ce41"/>
          <table:table-cell office:value-type="string" table:style-name="ce42">
            <text:p>FABRICACAO DE FIOS, CABOS E CONDUTORES ELETRICOS ISOLADOS</text:p>
          </table:table-cell>
          <table:table-cell office:value-type="float" office:value="33223.99" table:style-name="ce43">
            <text:p>33,224.0</text:p>
          </table:table-cell>
          <table:table-cell office:value-type="float" office:value="38515.040000000001" table:style-name="ce43">
            <text:p>38,515.0</text:p>
          </table:table-cell>
          <table:table-cell office:value-type="float" office:value="38130.9" table:style-name="ce43">
            <text:p>38,130.9</text:p>
          </table:table-cell>
          <table:table-cell office:value-type="float" office:value="32644.05" table:style-name="ce43">
            <text:p>32,644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733300" table:style-name="ce34">
            <text:p>2733300</text:p>
          </table:table-cell>
          <table:table-cell office:value-type="string" table:style-name="ce35">
            <text:p>Fabricação de fios, cabos e condutores elétricos isolados</text:p>
          </table:table-cell>
          <table:table-cell office:value-type="float" office:value="33223.99" table:style-name="ce36">
            <text:p>33,224.0</text:p>
          </table:table-cell>
          <table:table-cell office:value-type="float" office:value="38515.040000000001" table:style-name="ce36">
            <text:p>38,515.0</text:p>
          </table:table-cell>
          <table:table-cell office:value-type="float" office:value="38130.9" table:style-name="ce36">
            <text:p>38,130.9</text:p>
          </table:table-cell>
          <table:table-cell office:value-type="float" office:value="32644.05" table:style-name="ce36">
            <text:p>32,644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office:value-type="float" office:value="274" table:style-name="ce39">
            <text:p>274</text:p>
          </table:table-cell>
          <table:table-cell table:style-name="ce40"/>
          <table:table-cell table:style-name="ce41"/>
          <table:table-cell office:value-type="string" table:style-name="ce42">
            <text:p>FABRICACAO DE LAMPADAS E OUTROS EQUIPAMENTOS DE ILUMINACAO</text:p>
          </table:table-cell>
          <table:table-cell office:value-type="float" office:value="8557.14" table:style-name="ce43">
            <text:p>8,557.1</text:p>
          </table:table-cell>
          <table:table-cell office:value-type="float" office:value="7046.71" table:style-name="ce43">
            <text:p>7,046.7</text:p>
          </table:table-cell>
          <table:table-cell office:value-type="float" office:value="10684" table:style-name="ce43">
            <text:p>10,684.0</text:p>
          </table:table-cell>
          <table:table-cell office:value-type="float" office:value="9943.7199999999993" table:style-name="ce43">
            <text:p>9,943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27406" table:style-name="ce33">
            <text:p>27406</text:p>
          </table:table-cell>
          <table:table-cell table:style-name="ce34"/>
          <table:table-cell office:value-type="string" table:style-name="ce35">
            <text:p>FABRICACAO DE LAMPADAS E OUTROS EQUIPAMENTOS DE ILUMINACAO</text:p>
          </table:table-cell>
          <table:table-cell office:value-type="float" office:value="8557.14" table:style-name="ce36">
            <text:p>8,557.1</text:p>
          </table:table-cell>
          <table:table-cell office:value-type="float" office:value="7046.71" table:style-name="ce36">
            <text:p>7,046.7</text:p>
          </table:table-cell>
          <table:table-cell office:value-type="float" office:value="10684" table:style-name="ce36">
            <text:p>10,684.0</text:p>
          </table:table-cell>
          <table:table-cell office:value-type="float" office:value="9943.7199999999993" table:style-name="ce36">
            <text:p>9,943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740601" table:style-name="ce41">
            <text:p>2740601</text:p>
          </table:table-cell>
          <table:table-cell office:value-type="string" table:style-name="ce42">
            <text:p>Fabricação de lâmpadas</text:p>
          </table:table-cell>
          <table:table-cell office:value-type="float" office:value="112.96" table:style-name="ce43">
            <text:p>113.0</text:p>
          </table:table-cell>
          <table:table-cell office:value-type="float" office:value="75.84" table:style-name="ce43">
            <text:p>75.8</text:p>
          </table:table-cell>
          <table:table-cell office:value-type="float" office:value="143.80000000000001" table:style-name="ce43">
            <text:p>143.8</text:p>
          </table:table-cell>
          <table:table-cell office:value-type="float" office:value="269.27999999999997" table:style-name="ce43">
            <text:p>269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740602" table:style-name="ce34">
            <text:p>2740602</text:p>
          </table:table-cell>
          <table:table-cell office:value-type="string" table:style-name="ce35">
            <text:p>Fabricação de luminárias e outros equipamentos de iluminação</text:p>
          </table:table-cell>
          <table:table-cell office:value-type="float" office:value="8444.17" table:style-name="ce36">
            <text:p>8,444.2</text:p>
          </table:table-cell>
          <table:table-cell office:value-type="float" office:value="6970.87" table:style-name="ce36">
            <text:p>6,970.9</text:p>
          </table:table-cell>
          <table:table-cell office:value-type="float" office:value="10540.21" table:style-name="ce36">
            <text:p>10,540.2</text:p>
          </table:table-cell>
          <table:table-cell office:value-type="float" office:value="9674.44" table:style-name="ce36">
            <text:p>9,674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275" table:style-name="ce39">
            <text:p>275</text:p>
          </table:table-cell>
          <table:table-cell table:style-name="ce40"/>
          <table:table-cell table:style-name="ce41"/>
          <table:table-cell office:value-type="string" table:style-name="ce42">
            <text:p>FABRICACAO DE ELETRODOMESTICOS</text:p>
          </table:table-cell>
          <table:table-cell office:value-type="float" office:value="81092.289999999994" table:style-name="ce43">
            <text:p>81,092.3</text:p>
          </table:table-cell>
          <table:table-cell office:value-type="float" office:value="66594.36" table:style-name="ce43">
            <text:p>66,594.4</text:p>
          </table:table-cell>
          <table:table-cell office:value-type="float" office:value="72802.759999999995" table:style-name="ce43">
            <text:p>72,802.8</text:p>
          </table:table-cell>
          <table:table-cell office:value-type="float" office:value="58259.31" table:style-name="ce43">
            <text:p>58,259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27511" table:style-name="ce33">
            <text:p>27511</text:p>
          </table:table-cell>
          <table:table-cell table:style-name="ce34"/>
          <table:table-cell office:value-type="string" table:style-name="ce35">
            <text:p>FABRICACAO DE FOGOES, REFRIGERADORES E MAQUINAS DE LAVAR E SECAR PARA USO DOMESTICO</text:p>
          </table:table-cell>
          <table:table-cell office:value-type="float" office:value="52912.07" table:style-name="ce36">
            <text:p>52,912.1</text:p>
          </table:table-cell>
          <table:table-cell office:value-type="float" office:value="39238.94" table:style-name="ce36">
            <text:p>39,238.9</text:p>
          </table:table-cell>
          <table:table-cell office:value-type="float" office:value="39185.81" table:style-name="ce36">
            <text:p>39,185.8</text:p>
          </table:table-cell>
          <table:table-cell office:value-type="float" office:value="37502.61" table:style-name="ce36">
            <text:p>37,502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2751100" table:style-name="ce41">
            <text:p>2751100</text:p>
          </table:table-cell>
          <table:table-cell office:value-type="string" table:style-name="ce42">
            <text:p>Fabricação de fogões, refrigeradores e máquinas de lavar e secar para uso doméstico, peças e acessórios</text:p>
          </table:table-cell>
          <table:table-cell office:value-type="float" office:value="52912.07" table:style-name="ce43">
            <text:p>52,912.1</text:p>
          </table:table-cell>
          <table:table-cell office:value-type="float" office:value="39238.94" table:style-name="ce43">
            <text:p>39,238.9</text:p>
          </table:table-cell>
          <table:table-cell office:value-type="float" office:value="39185.81" table:style-name="ce43">
            <text:p>39,185.8</text:p>
          </table:table-cell>
          <table:table-cell office:value-type="float" office:value="37502.61" table:style-name="ce43">
            <text:p>37,502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27597" table:style-name="ce33">
            <text:p>27597</text:p>
          </table:table-cell>
          <table:table-cell table:style-name="ce34"/>
          <table:table-cell office:value-type="string" table:style-name="ce35">
            <text:p>FABRICACAO DE APARELHOS ELETRODOMESTICOS NAO ESPECIFICADOS ANTERIORMENTE</text:p>
          </table:table-cell>
          <table:table-cell office:value-type="float" office:value="28180.22" table:style-name="ce36">
            <text:p>28,180.2</text:p>
          </table:table-cell>
          <table:table-cell office:value-type="float" office:value="27355.41" table:style-name="ce36">
            <text:p>27,355.4</text:p>
          </table:table-cell>
          <table:table-cell office:value-type="float" office:value="33616.949999999997" table:style-name="ce36">
            <text:p>33,617.0</text:p>
          </table:table-cell>
          <table:table-cell office:value-type="float" office:value="20756.7" table:style-name="ce36">
            <text:p>20,756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759701" table:style-name="ce41">
            <text:p>2759701</text:p>
          </table:table-cell>
          <table:table-cell office:value-type="string" table:style-name="ce42">
            <text:p>Fabricação de aparelhos elétricos de uso pessoal, peças e acessórios</text:p>
          </table:table-cell>
          <table:table-cell office:value-type="float" office:value="2915.26" table:style-name="ce43">
            <text:p>2,915.3</text:p>
          </table:table-cell>
          <table:table-cell office:value-type="float" office:value="1839.25" table:style-name="ce43">
            <text:p>1,839.3</text:p>
          </table:table-cell>
          <table:table-cell office:value-type="float" office:value="2605.35" table:style-name="ce43">
            <text:p>2,605.4</text:p>
          </table:table-cell>
          <table:table-cell office:value-type="float" office:value="2197.0700000000002" table:style-name="ce43">
            <text:p>2,197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2759799" table:style-name="ce34">
            <text:p>2759799</text:p>
          </table:table-cell>
          <table:table-cell office:value-type="string" table:style-name="ce35">
            <text:p>Fabricação de outros aparelhos eletrodomésticos não especificados anteriormente, peças e acessórios</text:p>
          </table:table-cell>
          <table:table-cell office:value-type="float" office:value="25264.97" table:style-name="ce36">
            <text:p>25,265.0</text:p>
          </table:table-cell>
          <table:table-cell office:value-type="float" office:value="25516.16" table:style-name="ce36">
            <text:p>25,516.2</text:p>
          </table:table-cell>
          <table:table-cell office:value-type="float" office:value="31011.599999999999" table:style-name="ce36">
            <text:p>31,011.6</text:p>
          </table:table-cell>
          <table:table-cell office:value-type="float" office:value="18559.63" table:style-name="ce36">
            <text:p>18,559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office:value-type="float" office:value="279" table:style-name="ce39">
            <text:p>279</text:p>
          </table:table-cell>
          <table:table-cell table:style-name="ce40"/>
          <table:table-cell table:style-name="ce41"/>
          <table:table-cell office:value-type="string" table:style-name="ce42">
            <text:p>FABRICACAO DE EQUIPAMENTOS E APARELHOS ELETRICOS NAO ESPECIFICADOS ANTERIORMENTE</text:p>
          </table:table-cell>
          <table:table-cell office:value-type="float" office:value="27730.98" table:style-name="ce43">
            <text:p>27,731.0</text:p>
          </table:table-cell>
          <table:table-cell office:value-type="float" office:value="27218.83" table:style-name="ce43">
            <text:p>27,218.8</text:p>
          </table:table-cell>
          <table:table-cell office:value-type="float" office:value="40089.68" table:style-name="ce43">
            <text:p>40,089.7</text:p>
          </table:table-cell>
          <table:table-cell office:value-type="float" office:value="31314.02" table:style-name="ce43">
            <text:p>31,314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27902" table:style-name="ce33">
            <text:p>27902</text:p>
          </table:table-cell>
          <table:table-cell table:style-name="ce34"/>
          <table:table-cell office:value-type="string" table:style-name="ce35">
            <text:p>FABRICACAO DE EQUIPAMENTOS E APARELHOS ELETRICOS NAO ESPECIFICADOS ANTERIORMENTE</text:p>
          </table:table-cell>
          <table:table-cell office:value-type="float" office:value="27730.98" table:style-name="ce36">
            <text:p>27,731.0</text:p>
          </table:table-cell>
          <table:table-cell office:value-type="float" office:value="27218.83" table:style-name="ce36">
            <text:p>27,218.8</text:p>
          </table:table-cell>
          <table:table-cell office:value-type="float" office:value="40089.68" table:style-name="ce36">
            <text:p>40,089.7</text:p>
          </table:table-cell>
          <table:table-cell office:value-type="float" office:value="31314.02" table:style-name="ce36">
            <text:p>31,314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2790201" table:style-name="ce41">
            <text:p>2790201</text:p>
          </table:table-cell>
          <table:table-cell office:value-type="string" table:style-name="ce42">
            <text:p>Fabricação de eletrodos, contatos e outros artigos de carvão e grafita para uso elétrico, eletroímãs e isoladores</text:p>
          </table:table-cell>
          <table:table-cell office:value-type="float" office:value="3063.86" table:style-name="ce43">
            <text:p>3,063.9</text:p>
          </table:table-cell>
          <table:table-cell office:value-type="float" office:value="3748.47" table:style-name="ce43">
            <text:p>3,748.5</text:p>
          </table:table-cell>
          <table:table-cell office:value-type="float" office:value="4786.7700000000004" table:style-name="ce43">
            <text:p>4,786.8</text:p>
          </table:table-cell>
          <table:table-cell office:value-type="float" office:value="3113.64" table:style-name="ce43">
            <text:p>3,113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790202" table:style-name="ce34">
            <text:p>2790202</text:p>
          </table:table-cell>
          <table:table-cell office:value-type="string" table:style-name="ce35">
            <text:p>Fabricação de equipamentos para sinalização e alarme</text:p>
          </table:table-cell>
          <table:table-cell office:value-type="float" office:value="2215.67" table:style-name="ce36">
            <text:p>2,215.7</text:p>
          </table:table-cell>
          <table:table-cell office:value-type="float" office:value="3288.1" table:style-name="ce36">
            <text:p>3,288.1</text:p>
          </table:table-cell>
          <table:table-cell office:value-type="float" office:value="2940.7" table:style-name="ce36">
            <text:p>2,940.7</text:p>
          </table:table-cell>
          <table:table-cell office:value-type="float" office:value="4445.1899999999996" table:style-name="ce36">
            <text:p>4,445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2790299" table:style-name="ce41">
            <text:p>2790299</text:p>
          </table:table-cell>
          <table:table-cell office:value-type="string" table:style-name="ce42">
            <text:p>Fabricação de outros equipamentos e aparelhos elétricos não especificados anteriormente</text:p>
          </table:table-cell>
          <table:table-cell office:value-type="float" office:value="22451.439999999999" table:style-name="ce43">
            <text:p>22,451.4</text:p>
          </table:table-cell>
          <table:table-cell office:value-type="float" office:value="20182.259999999998" table:style-name="ce43">
            <text:p>20,182.3</text:p>
          </table:table-cell>
          <table:table-cell office:value-type="float" office:value="32362.21" table:style-name="ce43">
            <text:p>32,362.2</text:p>
          </table:table-cell>
          <table:table-cell office:value-type="float" office:value="23755.19" table:style-name="ce43">
            <text:p>23,755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office:value-type="float" office:value="28" table:style-name="ce31">
            <text:p>28</text:p>
          </table:table-cell>
          <table:table-cell table:style-name="ce32"/>
          <table:table-cell table:style-name="ce33"/>
          <table:table-cell table:style-name="ce34"/>
          <table:table-cell office:value-type="string" table:style-name="ce35">
            <text:p>FABRICACAO DE MAQUINAS E EQUIPAMENTOS</text:p>
          </table:table-cell>
          <table:table-cell office:value-type="float" office:value="289320.37" table:style-name="ce36">
            <text:p>289,320.4</text:p>
          </table:table-cell>
          <table:table-cell office:value-type="float" office:value="265007.81" table:style-name="ce36">
            <text:p>265,007.8</text:p>
          </table:table-cell>
          <table:table-cell office:value-type="float" office:value="338177.09" table:style-name="ce36">
            <text:p>338,177.1</text:p>
          </table:table-cell>
          <table:table-cell office:value-type="float" office:value="310720.89" table:style-name="ce36">
            <text:p>310,720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office:value-type="float" office:value="281" table:style-name="ce39">
            <text:p>281</text:p>
          </table:table-cell>
          <table:table-cell table:style-name="ce40"/>
          <table:table-cell table:style-name="ce41"/>
          <table:table-cell office:value-type="string" table:style-name="ce42">
            <text:p>FABRICACAO DE MOTORES, BOMBAS, COMPRESSORES E EQUIPAMENTOS DE TRANSMISSAO</text:p>
          </table:table-cell>
          <table:table-cell office:value-type="float" office:value="66214.759999999995" table:style-name="ce43">
            <text:p>66,214.8</text:p>
          </table:table-cell>
          <table:table-cell office:value-type="float" office:value="74794.02" table:style-name="ce43">
            <text:p>74,794.0</text:p>
          </table:table-cell>
          <table:table-cell office:value-type="float" office:value="81293.02" table:style-name="ce43">
            <text:p>81,293.0</text:p>
          </table:table-cell>
          <table:table-cell office:value-type="float" office:value="70423.22" table:style-name="ce43">
            <text:p>70,423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28119" table:style-name="ce33">
            <text:p>28119</text:p>
          </table:table-cell>
          <table:table-cell table:style-name="ce34"/>
          <table:table-cell office:value-type="string" table:style-name="ce35">
            <text:p>FABRICACAO DE MOTORES E TURBINAS, EXCETO PARA AVIOES E VEICULOS RODOVIARIOS</text:p>
          </table:table-cell>
          <table:table-cell office:value-type="float" office:value="5491.58" table:style-name="ce36">
            <text:p>5,491.6</text:p>
          </table:table-cell>
          <table:table-cell office:value-type="float" office:value="3989.28" table:style-name="ce36">
            <text:p>3,989.3</text:p>
          </table:table-cell>
          <table:table-cell office:value-type="float" office:value="6008.29" table:style-name="ce36">
            <text:p>6,008.3</text:p>
          </table:table-cell>
          <table:table-cell office:value-type="float" office:value="6372.27" table:style-name="ce36">
            <text:p>6,372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2811900" table:style-name="ce41">
            <text:p>2811900</text:p>
          </table:table-cell>
          <table:table-cell office:value-type="string" table:style-name="ce42">
            <text:p>Fabricação de motores e turbinas, peças e acessórios, exceto para aviões e veículos rodoviários</text:p>
          </table:table-cell>
          <table:table-cell office:value-type="float" office:value="5491.58" table:style-name="ce43">
            <text:p>5,491.6</text:p>
          </table:table-cell>
          <table:table-cell office:value-type="float" office:value="3989.28" table:style-name="ce43">
            <text:p>3,989.3</text:p>
          </table:table-cell>
          <table:table-cell office:value-type="float" office:value="6008.29" table:style-name="ce43">
            <text:p>6,008.3</text:p>
          </table:table-cell>
          <table:table-cell office:value-type="float" office:value="6372.27" table:style-name="ce43">
            <text:p>6,372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28127" table:style-name="ce33">
            <text:p>28127</text:p>
          </table:table-cell>
          <table:table-cell table:style-name="ce34"/>
          <table:table-cell office:value-type="string" table:style-name="ce35">
            <text:p>FABRICACAO DE EQUIPAMENTOS HIDRAULICOS E PNEUMATICOS, EXCETO VALVULAS</text:p>
          </table:table-cell>
          <table:table-cell office:value-type="float" office:value="10183.950000000001" table:style-name="ce36">
            <text:p>10,184.0</text:p>
          </table:table-cell>
          <table:table-cell office:value-type="float" office:value="11234.26" table:style-name="ce36">
            <text:p>11,234.3</text:p>
          </table:table-cell>
          <table:table-cell office:value-type="float" office:value="14697.44" table:style-name="ce36">
            <text:p>14,697.4</text:p>
          </table:table-cell>
          <table:table-cell office:value-type="float" office:value="13408.74" table:style-name="ce36">
            <text:p>13,408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2812700" table:style-name="ce41">
            <text:p>2812700</text:p>
          </table:table-cell>
          <table:table-cell office:value-type="string" table:style-name="ce42">
            <text:p>Fabricação de equipamentos hidráulicos e pneumáticos, peças e acessórios, exceto válvulas</text:p>
          </table:table-cell>
          <table:table-cell office:value-type="float" office:value="10183.950000000001" table:style-name="ce43">
            <text:p>10,184.0</text:p>
          </table:table-cell>
          <table:table-cell office:value-type="float" office:value="11234.26" table:style-name="ce43">
            <text:p>11,234.3</text:p>
          </table:table-cell>
          <table:table-cell office:value-type="float" office:value="14697.44" table:style-name="ce43">
            <text:p>14,697.4</text:p>
          </table:table-cell>
          <table:table-cell office:value-type="float" office:value="13408.74" table:style-name="ce43">
            <text:p>13,408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28135" table:style-name="ce33">
            <text:p>28135</text:p>
          </table:table-cell>
          <table:table-cell table:style-name="ce34"/>
          <table:table-cell office:value-type="string" table:style-name="ce35">
            <text:p>FABRICACAO DE VALVULAS, REGISTROS E DISPOSITIVOS SEMELHANTES</text:p>
          </table:table-cell>
          <table:table-cell office:value-type="float" office:value="26429.31" table:style-name="ce36">
            <text:p>26,429.3</text:p>
          </table:table-cell>
          <table:table-cell office:value-type="float" office:value="31938.9" table:style-name="ce36">
            <text:p>31,938.9</text:p>
          </table:table-cell>
          <table:table-cell office:value-type="float" office:value="28310.54" table:style-name="ce36">
            <text:p>28,310.5</text:p>
          </table:table-cell>
          <table:table-cell office:value-type="float" office:value="23783.22" table:style-name="ce36">
            <text:p>23,783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2813500" table:style-name="ce41">
            <text:p>2813500</text:p>
          </table:table-cell>
          <table:table-cell office:value-type="string" table:style-name="ce42">
            <text:p>Fabricação de válvulas, registros e dispositivos semelhantes, peças e acessórios</text:p>
          </table:table-cell>
          <table:table-cell office:value-type="float" office:value="26429.31" table:style-name="ce43">
            <text:p>26,429.3</text:p>
          </table:table-cell>
          <table:table-cell office:value-type="float" office:value="31938.9" table:style-name="ce43">
            <text:p>31,938.9</text:p>
          </table:table-cell>
          <table:table-cell office:value-type="float" office:value="28310.54" table:style-name="ce43">
            <text:p>28,310.5</text:p>
          </table:table-cell>
          <table:table-cell office:value-type="float" office:value="23783.22" table:style-name="ce43">
            <text:p>23,783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28143" table:style-name="ce33">
            <text:p>28143</text:p>
          </table:table-cell>
          <table:table-cell table:style-name="ce34"/>
          <table:table-cell office:value-type="string" table:style-name="ce35">
            <text:p>FABRICACAO DE COMPRESSORES</text:p>
          </table:table-cell>
          <table:table-cell office:value-type="float" office:value="6811.94" table:style-name="ce36">
            <text:p>6,811.9</text:p>
          </table:table-cell>
          <table:table-cell office:value-type="float" office:value="6838.75" table:style-name="ce36">
            <text:p>6,838.8</text:p>
          </table:table-cell>
          <table:table-cell office:value-type="float" office:value="9298.0300000000007" table:style-name="ce36">
            <text:p>9,298.0</text:p>
          </table:table-cell>
          <table:table-cell office:value-type="float" office:value="5940.6" table:style-name="ce36">
            <text:p>5,940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814301" table:style-name="ce41">
            <text:p>2814301</text:p>
          </table:table-cell>
          <table:table-cell office:value-type="string" table:style-name="ce42">
            <text:p>Fabricação de compressores para uso industrial, peças e acessório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814302" table:style-name="ce34">
            <text:p>2814302</text:p>
          </table:table-cell>
          <table:table-cell office:value-type="string" table:style-name="ce35">
            <text:p>Fabricação de compressores para uso não industrial, peças e acessório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28151" table:style-name="ce40">
            <text:p>28151</text:p>
          </table:table-cell>
          <table:table-cell table:style-name="ce41"/>
          <table:table-cell office:value-type="string" table:style-name="ce42">
            <text:p>FABRICACAO DE EQUIPAMENTOS DE TRANSMISSAO PARA FINS INDUSTRIAIS</text:p>
          </table:table-cell>
          <table:table-cell office:value-type="float" office:value="17297.990000000002" table:style-name="ce43">
            <text:p>17,298.0</text:p>
          </table:table-cell>
          <table:table-cell office:value-type="float" office:value="20792.830000000002" table:style-name="ce43">
            <text:p>20,792.8</text:p>
          </table:table-cell>
          <table:table-cell office:value-type="float" office:value="22978.71" table:style-name="ce43">
            <text:p>22,978.7</text:p>
          </table:table-cell>
          <table:table-cell office:value-type="float" office:value="20918.41" table:style-name="ce43">
            <text:p>20,918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815101" table:style-name="ce34">
            <text:p>2815101</text:p>
          </table:table-cell>
          <table:table-cell office:value-type="string" table:style-name="ce35">
            <text:p>Fabricação de rolamentos para fins industriais</text:p>
          </table:table-cell>
          <table:table-cell office:value-type="float" office:value="5879.03" table:style-name="ce36">
            <text:p>5,879.0</text:p>
          </table:table-cell>
          <table:table-cell office:value-type="float" office:value="11225.17" table:style-name="ce36">
            <text:p>11,225.2</text:p>
          </table:table-cell>
          <table:table-cell office:value-type="float" office:value="9221.7199999999993" table:style-name="ce36">
            <text:p>9,221.7</text:p>
          </table:table-cell>
          <table:table-cell office:value-type="float" office:value="9683.85" table:style-name="ce36">
            <text:p>9,683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2815102" table:style-name="ce41">
            <text:p>2815102</text:p>
          </table:table-cell>
          <table:table-cell office:value-type="string" table:style-name="ce42">
            <text:p>Fabricação de equipamentos de transmissão para fins industriais, exceto rolamentos</text:p>
          </table:table-cell>
          <table:table-cell office:value-type="float" office:value="11418.95" table:style-name="ce43">
            <text:p>11,419.0</text:p>
          </table:table-cell>
          <table:table-cell office:value-type="float" office:value="9567.66" table:style-name="ce43">
            <text:p>9,567.7</text:p>
          </table:table-cell>
          <table:table-cell office:value-type="float" office:value="13756.99" table:style-name="ce43">
            <text:p>13,757.0</text:p>
          </table:table-cell>
          <table:table-cell office:value-type="float" office:value="11234.56" table:style-name="ce43">
            <text:p>11,234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282" table:style-name="ce32">
            <text:p>282</text:p>
          </table:table-cell>
          <table:table-cell table:style-name="ce33"/>
          <table:table-cell table:style-name="ce34"/>
          <table:table-cell office:value-type="string" table:style-name="ce35">
            <text:p>FABRICACAO DE MAQUINAS E EQUIPAMENTOS DE USO GERAL</text:p>
          </table:table-cell>
          <table:table-cell office:value-type="float" office:value="108564.02" table:style-name="ce36">
            <text:p>108,564.0</text:p>
          </table:table-cell>
          <table:table-cell office:value-type="float" office:value="100633.26" table:style-name="ce36">
            <text:p>100,633.3</text:p>
          </table:table-cell>
          <table:table-cell office:value-type="float" office:value="126242.34" table:style-name="ce36">
            <text:p>126,242.3</text:p>
          </table:table-cell>
          <table:table-cell office:value-type="float" office:value="113346.56" table:style-name="ce36">
            <text:p>113,346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28216" table:style-name="ce40">
            <text:p>28216</text:p>
          </table:table-cell>
          <table:table-cell table:style-name="ce41"/>
          <table:table-cell office:value-type="string" table:style-name="ce42">
            <text:p>FABRICACAO DE APARELHOS E EQUIPAMENTOS PARA INSTALACOES TERMICAS</text:p>
          </table:table-cell>
          <table:table-cell office:value-type="float" office:value="2917.38" table:style-name="ce43">
            <text:p>2,917.4</text:p>
          </table:table-cell>
          <table:table-cell office:value-type="float" office:value="2134.0700000000002" table:style-name="ce43">
            <text:p>2,134.1</text:p>
          </table:table-cell>
          <table:table-cell office:value-type="float" office:value="3120.58" table:style-name="ce43">
            <text:p>3,120.6</text:p>
          </table:table-cell>
          <table:table-cell office:value-type="float" office:value="2293.9899999999998" table:style-name="ce43">
            <text:p>2,294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2821601" table:style-name="ce34">
            <text:p>2821601</text:p>
          </table:table-cell>
          <table:table-cell office:value-type="string" table:style-name="ce35">
            <text:p>Fabricação de fornos industriais, aparelhos e equipamentos não-elétricos para instalações térmicas, peças e acessórios</text:p>
          </table:table-cell>
          <table:table-cell office:value-type="float" office:value="2537.13" table:style-name="ce36">
            <text:p>2,537.1</text:p>
          </table:table-cell>
          <table:table-cell office:value-type="float" office:value="1859.63" table:style-name="ce36">
            <text:p>1,859.6</text:p>
          </table:table-cell>
          <table:table-cell office:value-type="float" office:value="2853.09" table:style-name="ce36">
            <text:p>2,853.1</text:p>
          </table:table-cell>
          <table:table-cell office:value-type="float" office:value="1456.41" table:style-name="ce36">
            <text:p>1,456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2821602" table:style-name="ce41">
            <text:p>2821602</text:p>
          </table:table-cell>
          <table:table-cell office:value-type="string" table:style-name="ce42">
            <text:p>Fabricação de estufas e fornos elétricos para fins industriais, peças e acessórios</text:p>
          </table:table-cell>
          <table:table-cell office:value-type="float" office:value="380.25" table:style-name="ce43">
            <text:p>380.3</text:p>
          </table:table-cell>
          <table:table-cell office:value-type="float" office:value="274.43" table:style-name="ce43">
            <text:p>274.4</text:p>
          </table:table-cell>
          <table:table-cell office:value-type="float" office:value="267.49" table:style-name="ce43">
            <text:p>267.5</text:p>
          </table:table-cell>
          <table:table-cell office:value-type="float" office:value="837.58" table:style-name="ce43">
            <text:p>837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28224" table:style-name="ce33">
            <text:p>28224</text:p>
          </table:table-cell>
          <table:table-cell table:style-name="ce34"/>
          <table:table-cell office:value-type="string" table:style-name="ce35">
            <text:p>FABRICACAO DE MAQUINAS, EQUIPAMENTOS E APARELHOS PARA TRANSPORTE E ELEVACAO DE CARGAS E PESSOAS</text:p>
          </table:table-cell>
          <table:table-cell office:value-type="float" office:value="17919.13" table:style-name="ce36">
            <text:p>17,919.1</text:p>
          </table:table-cell>
          <table:table-cell office:value-type="float" office:value="17767.91" table:style-name="ce36">
            <text:p>17,767.9</text:p>
          </table:table-cell>
          <table:table-cell office:value-type="float" office:value="24344.18" table:style-name="ce36">
            <text:p>24,344.2</text:p>
          </table:table-cell>
          <table:table-cell office:value-type="float" office:value="23095.5" table:style-name="ce36">
            <text:p>23,095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2822401" table:style-name="ce41">
            <text:p>2822401</text:p>
          </table:table-cell>
          <table:table-cell office:value-type="string" table:style-name="ce42">
            <text:p>Fabricação de máquinas, equipamentos e aparelhos para transporte e elevação de pessoas, peças e acessórios</text:p>
          </table:table-cell>
          <table:table-cell office:value-type="float" office:value="2537.75" table:style-name="ce43">
            <text:p>2,537.8</text:p>
          </table:table-cell>
          <table:table-cell office:value-type="float" office:value="3010.93" table:style-name="ce43">
            <text:p>3,010.9</text:p>
          </table:table-cell>
          <table:table-cell office:value-type="float" office:value="3508.13" table:style-name="ce43">
            <text:p>3,508.1</text:p>
          </table:table-cell>
          <table:table-cell office:value-type="float" office:value="3264.48" table:style-name="ce43">
            <text:p>3,264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2822402" table:style-name="ce34">
            <text:p>2822402</text:p>
          </table:table-cell>
          <table:table-cell office:value-type="string" table:style-name="ce35">
            <text:p>Fabricação de máquinas, equipamentos e aparelhos para transporte e elevação de cargas, peças e acessórios</text:p>
          </table:table-cell>
          <table:table-cell office:value-type="float" office:value="15381.38" table:style-name="ce36">
            <text:p>15,381.4</text:p>
          </table:table-cell>
          <table:table-cell office:value-type="float" office:value="14756.99" table:style-name="ce36">
            <text:p>14,757.0</text:p>
          </table:table-cell>
          <table:table-cell office:value-type="float" office:value="20836.05" table:style-name="ce36">
            <text:p>20,836.1</text:p>
          </table:table-cell>
          <table:table-cell office:value-type="float" office:value="19831.02" table:style-name="ce36">
            <text:p>19,831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28232" table:style-name="ce40">
            <text:p>28232</text:p>
          </table:table-cell>
          <table:table-cell table:style-name="ce41"/>
          <table:table-cell office:value-type="string" table:style-name="ce42">
            <text:p>FABRICACAO DE MAQUINAS E APARELHOS DE REFRIGERACAO E VENTILACAO PARA USO INDUSTRIAL E COMERCIAL</text:p>
          </table:table-cell>
          <table:table-cell office:value-type="float" office:value="15228.88" table:style-name="ce43">
            <text:p>15,228.9</text:p>
          </table:table-cell>
          <table:table-cell office:value-type="float" office:value="16566.419999999998" table:style-name="ce43">
            <text:p>16,566.4</text:p>
          </table:table-cell>
          <table:table-cell office:value-type="float" office:value="14578.99" table:style-name="ce43">
            <text:p>14,579.0</text:p>
          </table:table-cell>
          <table:table-cell office:value-type="float" office:value="11185.16" table:style-name="ce43">
            <text:p>11,185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2823200" table:style-name="ce34">
            <text:p>2823200</text:p>
          </table:table-cell>
          <table:table-cell office:value-type="string" table:style-name="ce35">
            <text:p>Fabricação de máquinas e aparelhos de refrigeração e ventilação para uso industrial e comercial, peças e acessórios</text:p>
          </table:table-cell>
          <table:table-cell office:value-type="float" office:value="15228.88" table:style-name="ce36">
            <text:p>15,228.9</text:p>
          </table:table-cell>
          <table:table-cell office:value-type="float" office:value="16566.419999999998" table:style-name="ce36">
            <text:p>16,566.4</text:p>
          </table:table-cell>
          <table:table-cell office:value-type="float" office:value="14578.99" table:style-name="ce36">
            <text:p>14,579.0</text:p>
          </table:table-cell>
          <table:table-cell office:value-type="float" office:value="11185.16" table:style-name="ce36">
            <text:p>11,185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28241" table:style-name="ce40">
            <text:p>28241</text:p>
          </table:table-cell>
          <table:table-cell table:style-name="ce41"/>
          <table:table-cell office:value-type="string" table:style-name="ce42">
            <text:p>FABRICACAO DE APARELHOS E EQUIPAMENTOS DE AR CONDICIONADO</text:p>
          </table:table-cell>
          <table:table-cell office:value-type="float" office:value="5501.09" table:style-name="ce43">
            <text:p>5,501.1</text:p>
          </table:table-cell>
          <table:table-cell office:value-type="float" office:value="4542.68" table:style-name="ce43">
            <text:p>4,542.7</text:p>
          </table:table-cell>
          <table:table-cell office:value-type="float" office:value="10726.5" table:style-name="ce43">
            <text:p>10,726.5</text:p>
          </table:table-cell>
          <table:table-cell office:value-type="float" office:value="6893.03" table:style-name="ce43">
            <text:p>6,893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2824101" table:style-name="ce34">
            <text:p>2824101</text:p>
          </table:table-cell>
          <table:table-cell office:value-type="string" table:style-name="ce35">
            <text:p>Fabricação de aparelhos e equipamentos de ar condicionado para uso industrial</text:p>
          </table:table-cell>
          <table:table-cell office:value-type="float" office:value="304.12" table:style-name="ce36">
            <text:p>304.1</text:p>
          </table:table-cell>
          <table:table-cell office:value-type="float" office:value="98.92" table:style-name="ce36">
            <text:p>98.9</text:p>
          </table:table-cell>
          <table:table-cell office:value-type="float" office:value="166.56" table:style-name="ce36">
            <text:p>166.6</text:p>
          </table:table-cell>
          <table:table-cell office:value-type="float" office:value="205.52" table:style-name="ce36">
            <text:p>205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2824102" table:style-name="ce41">
            <text:p>2824102</text:p>
          </table:table-cell>
          <table:table-cell office:value-type="string" table:style-name="ce42">
            <text:p>Fabricação de aparelhos e equipamentos de ar condicionado para uso não-industrial</text:p>
          </table:table-cell>
          <table:table-cell office:value-type="float" office:value="5196.97" table:style-name="ce43">
            <text:p>5,197.0</text:p>
          </table:table-cell>
          <table:table-cell office:value-type="float" office:value="4443.7700000000004" table:style-name="ce43">
            <text:p>4,443.8</text:p>
          </table:table-cell>
          <table:table-cell office:value-type="float" office:value="10559.94" table:style-name="ce43">
            <text:p>10,559.9</text:p>
          </table:table-cell>
          <table:table-cell office:value-type="float" office:value="6687.51" table:style-name="ce43">
            <text:p>6,687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28259" table:style-name="ce33">
            <text:p>28259</text:p>
          </table:table-cell>
          <table:table-cell table:style-name="ce34"/>
          <table:table-cell office:value-type="string" table:style-name="ce35">
            <text:p>FABRICACAO DE MAQUINAS E EQUIPAMENTOS PARA SANEAMENTO BASICO E AMBIENTAL</text:p>
          </table:table-cell>
          <table:table-cell office:value-type="float" office:value="3569.24" table:style-name="ce36">
            <text:p>3,569.2</text:p>
          </table:table-cell>
          <table:table-cell office:value-type="float" office:value="1964.34" table:style-name="ce36">
            <text:p>1,964.3</text:p>
          </table:table-cell>
          <table:table-cell office:value-type="float" office:value="987.81" table:style-name="ce36">
            <text:p>987.8</text:p>
          </table:table-cell>
          <table:table-cell office:value-type="float" office:value="1520.53" table:style-name="ce36">
            <text:p>1,520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2825900" table:style-name="ce41">
            <text:p>2825900</text:p>
          </table:table-cell>
          <table:table-cell office:value-type="string" table:style-name="ce42">
            <text:p>Fabricação de máquinas e equipamentos para saneamento básico e ambiental, peças e acessórios</text:p>
          </table:table-cell>
          <table:table-cell office:value-type="float" office:value="3569.24" table:style-name="ce43">
            <text:p>3,569.2</text:p>
          </table:table-cell>
          <table:table-cell office:value-type="float" office:value="1964.34" table:style-name="ce43">
            <text:p>1,964.3</text:p>
          </table:table-cell>
          <table:table-cell office:value-type="float" office:value="987.81" table:style-name="ce43">
            <text:p>987.8</text:p>
          </table:table-cell>
          <table:table-cell office:value-type="float" office:value="1520.53" table:style-name="ce43">
            <text:p>1,520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28291" table:style-name="ce33">
            <text:p>28291</text:p>
          </table:table-cell>
          <table:table-cell table:style-name="ce34"/>
          <table:table-cell office:value-type="string" table:style-name="ce35">
            <text:p>FABRICACAO DE MAQUINAS E EQUIPAMENTOS DE USO GERAL NAO ESPECIFICADOS ANTERIORMENTE</text:p>
          </table:table-cell>
          <table:table-cell office:value-type="float" office:value="63428.29" table:style-name="ce36">
            <text:p>63,428.3</text:p>
          </table:table-cell>
          <table:table-cell office:value-type="float" office:value="57657.84" table:style-name="ce36">
            <text:p>57,657.8</text:p>
          </table:table-cell>
          <table:table-cell office:value-type="float" office:value="72484.289999999994" table:style-name="ce36">
            <text:p>72,484.3</text:p>
          </table:table-cell>
          <table:table-cell office:value-type="float" office:value="68358.34" table:style-name="ce36">
            <text:p>68,358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2829101" table:style-name="ce41">
            <text:p>2829101</text:p>
          </table:table-cell>
          <table:table-cell office:value-type="string" table:style-name="ce42">
            <text:p>Fabricação de máquinas de escrever, calcular e outros equipamentos não-eletrônicos para escritório, peças e acessórios</text:p>
          </table:table-cell>
          <table:table-cell office:value-type="string" table:style-name="ce43">
            <text:p>****</text:p>
          </table:table-cell>
          <table:table-cell office:value-type="float" office:value="159.83000000000001" table:style-name="ce43">
            <text:p>159.8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2829199" table:style-name="ce34">
            <text:p>2829199</text:p>
          </table:table-cell>
          <table:table-cell office:value-type="string" table:style-name="ce35">
            <text:p>Fabricação de outras máquinas e equipamentos de uso geral não especificados anteriormente, peças e acessórios</text:p>
          </table:table-cell>
          <table:table-cell office:value-type="string" table:style-name="ce36">
            <text:p>****</text:p>
          </table:table-cell>
          <table:table-cell office:value-type="float" office:value="57498.01" table:style-name="ce36">
            <text:p>57,498.0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office:value-type="float" office:value="283" table:style-name="ce39">
            <text:p>283</text:p>
          </table:table-cell>
          <table:table-cell table:style-name="ce40"/>
          <table:table-cell table:style-name="ce41"/>
          <table:table-cell office:value-type="string" table:style-name="ce42">
            <text:p>FABRICACAO DE TRATORES E DE MAQUINAS E EQUIPAMENTOS PARA A AGRICULTURA E PECUARIA</text:p>
          </table:table-cell>
          <table:table-cell office:value-type="float" office:value="27209.79" table:style-name="ce43">
            <text:p>27,209.8</text:p>
          </table:table-cell>
          <table:table-cell office:value-type="float" office:value="16596.78" table:style-name="ce43">
            <text:p>16,596.8</text:p>
          </table:table-cell>
          <table:table-cell office:value-type="float" office:value="22178.18" table:style-name="ce43">
            <text:p>22,178.2</text:p>
          </table:table-cell>
          <table:table-cell office:value-type="float" office:value="27269.48" table:style-name="ce43">
            <text:p>27,269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28313" table:style-name="ce33">
            <text:p>28313</text:p>
          </table:table-cell>
          <table:table-cell table:style-name="ce34"/>
          <table:table-cell office:value-type="string" table:style-name="ce35">
            <text:p>FABRICACAO DE TRATORES AGRICOLAS</text:p>
          </table:table-cell>
          <table:table-cell office:value-type="float" office:value="19568.7" table:style-name="ce36">
            <text:p>19,568.7</text:p>
          </table:table-cell>
          <table:table-cell office:value-type="float" office:value="8069.76" table:style-name="ce36">
            <text:p>8,069.8</text:p>
          </table:table-cell>
          <table:table-cell office:value-type="float" office:value="10358.86" table:style-name="ce36">
            <text:p>10,358.9</text:p>
          </table:table-cell>
          <table:table-cell office:value-type="float" office:value="16419.740000000002" table:style-name="ce36">
            <text:p>16,419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831300" table:style-name="ce41">
            <text:p>2831300</text:p>
          </table:table-cell>
          <table:table-cell office:value-type="string" table:style-name="ce42">
            <text:p>Fabricação de tratores agrícolas, peças e acessórios</text:p>
          </table:table-cell>
          <table:table-cell office:value-type="float" office:value="19568.7" table:style-name="ce43">
            <text:p>19,568.7</text:p>
          </table:table-cell>
          <table:table-cell office:value-type="float" office:value="8069.76" table:style-name="ce43">
            <text:p>8,069.8</text:p>
          </table:table-cell>
          <table:table-cell office:value-type="float" office:value="10358.86" table:style-name="ce43">
            <text:p>10,358.9</text:p>
          </table:table-cell>
          <table:table-cell office:value-type="float" office:value="16419.740000000002" table:style-name="ce43">
            <text:p>16,419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28321" table:style-name="ce33">
            <text:p>28321</text:p>
          </table:table-cell>
          <table:table-cell table:style-name="ce34"/>
          <table:table-cell office:value-type="string" table:style-name="ce35">
            <text:p>FABRICACAO DE EQUIPAMENTOS PARA IRRIGACAO AGRICOLA</text:p>
          </table:table-cell>
          <table:table-cell office:value-type="float" office:value="1501.77" table:style-name="ce36">
            <text:p>1,501.8</text:p>
          </table:table-cell>
          <table:table-cell office:value-type="float" office:value="1384.12" table:style-name="ce36">
            <text:p>1,384.1</text:p>
          </table:table-cell>
          <table:table-cell office:value-type="float" office:value="1293.58" table:style-name="ce36">
            <text:p>1,293.6</text:p>
          </table:table-cell>
          <table:table-cell office:value-type="float" office:value="1375.66" table:style-name="ce36">
            <text:p>1,375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832100" table:style-name="ce41">
            <text:p>2832100</text:p>
          </table:table-cell>
          <table:table-cell office:value-type="string" table:style-name="ce42">
            <text:p>Fabricação de equipamentos para irrigação agrícola, peças e acessórios</text:p>
          </table:table-cell>
          <table:table-cell office:value-type="float" office:value="1501.77" table:style-name="ce43">
            <text:p>1,501.8</text:p>
          </table:table-cell>
          <table:table-cell office:value-type="float" office:value="1384.12" table:style-name="ce43">
            <text:p>1,384.1</text:p>
          </table:table-cell>
          <table:table-cell office:value-type="float" office:value="1293.58" table:style-name="ce43">
            <text:p>1,293.6</text:p>
          </table:table-cell>
          <table:table-cell office:value-type="float" office:value="1375.66" table:style-name="ce43">
            <text:p>1,375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28330" table:style-name="ce33">
            <text:p>28330</text:p>
          </table:table-cell>
          <table:table-cell table:style-name="ce34"/>
          <table:table-cell office:value-type="string" table:style-name="ce35">
            <text:p>FABRICACAO DE MAQUINAS E EQUIPAMENTOS PARA A AGRICULTURA E PECUARIA, EXCETO PARA IRRIGACAO</text:p>
          </table:table-cell>
          <table:table-cell office:value-type="float" office:value="6139.32" table:style-name="ce36">
            <text:p>6,139.3</text:p>
          </table:table-cell>
          <table:table-cell office:value-type="float" office:value="7142.9" table:style-name="ce36">
            <text:p>7,142.9</text:p>
          </table:table-cell>
          <table:table-cell office:value-type="float" office:value="10525.75" table:style-name="ce36">
            <text:p>10,525.8</text:p>
          </table:table-cell>
          <table:table-cell office:value-type="float" office:value="9474.08" table:style-name="ce36">
            <text:p>9,474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2833000" table:style-name="ce41">
            <text:p>2833000</text:p>
          </table:table-cell>
          <table:table-cell office:value-type="string" table:style-name="ce42">
            <text:p>Fabricação de máquinas e equipamentos para a agricultura e pecuária, peças e acessórios, exceto para irrigação</text:p>
          </table:table-cell>
          <table:table-cell office:value-type="float" office:value="6139.32" table:style-name="ce43">
            <text:p>6,139.3</text:p>
          </table:table-cell>
          <table:table-cell office:value-type="float" office:value="7142.9" table:style-name="ce43">
            <text:p>7,142.9</text:p>
          </table:table-cell>
          <table:table-cell office:value-type="float" office:value="10525.75" table:style-name="ce43">
            <text:p>10,525.8</text:p>
          </table:table-cell>
          <table:table-cell office:value-type="float" office:value="9474.08" table:style-name="ce43">
            <text:p>9,474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284" table:style-name="ce32">
            <text:p>284</text:p>
          </table:table-cell>
          <table:table-cell table:style-name="ce33"/>
          <table:table-cell table:style-name="ce34"/>
          <table:table-cell office:value-type="string" table:style-name="ce35">
            <text:p>FABRICACAO DE MAQUINAS-FERRAMENTA</text:p>
          </table:table-cell>
          <table:table-cell office:value-type="float" office:value="9226.2199999999993" table:style-name="ce36">
            <text:p>9,226.2</text:p>
          </table:table-cell>
          <table:table-cell office:value-type="float" office:value="7870.44" table:style-name="ce36">
            <text:p>7,870.4</text:p>
          </table:table-cell>
          <table:table-cell office:value-type="float" office:value="13609.02" table:style-name="ce36">
            <text:p>13,609.0</text:p>
          </table:table-cell>
          <table:table-cell office:value-type="float" office:value="11534.18" table:style-name="ce36">
            <text:p>11,534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28402" table:style-name="ce40">
            <text:p>28402</text:p>
          </table:table-cell>
          <table:table-cell table:style-name="ce41"/>
          <table:table-cell office:value-type="string" table:style-name="ce42">
            <text:p>FABRICACAO DE MAQUINAS-FERRAMENTA</text:p>
          </table:table-cell>
          <table:table-cell office:value-type="float" office:value="9226.2199999999993" table:style-name="ce43">
            <text:p>9,226.2</text:p>
          </table:table-cell>
          <table:table-cell office:value-type="float" office:value="7870.44" table:style-name="ce43">
            <text:p>7,870.4</text:p>
          </table:table-cell>
          <table:table-cell office:value-type="float" office:value="13609.02" table:style-name="ce43">
            <text:p>13,609.0</text:p>
          </table:table-cell>
          <table:table-cell office:value-type="float" office:value="11534.18" table:style-name="ce43">
            <text:p>11,534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840200" table:style-name="ce34">
            <text:p>2840200</text:p>
          </table:table-cell>
          <table:table-cell office:value-type="string" table:style-name="ce35">
            <text:p>Fabricação de máquinas-ferramenta, peças e acessórios</text:p>
          </table:table-cell>
          <table:table-cell office:value-type="float" office:value="9226.2199999999993" table:style-name="ce36">
            <text:p>9,226.2</text:p>
          </table:table-cell>
          <table:table-cell office:value-type="float" office:value="7870.44" table:style-name="ce36">
            <text:p>7,870.4</text:p>
          </table:table-cell>
          <table:table-cell office:value-type="float" office:value="13609.02" table:style-name="ce36">
            <text:p>13,609.0</text:p>
          </table:table-cell>
          <table:table-cell office:value-type="float" office:value="11534.18" table:style-name="ce36">
            <text:p>11,534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office:value-type="float" office:value="285" table:style-name="ce39">
            <text:p>285</text:p>
          </table:table-cell>
          <table:table-cell table:style-name="ce40"/>
          <table:table-cell table:style-name="ce41"/>
          <table:table-cell office:value-type="string" table:style-name="ce42">
            <text:p>FABRICACAO DE MAQUINAS E EQUIPAMENTOS DE USO NA EXTRACAO MINERAL E NA CONSTRUCAO</text:p>
          </table:table-cell>
          <table:table-cell office:value-type="float" office:value="29187.02" table:style-name="ce43">
            <text:p>29,187.0</text:p>
          </table:table-cell>
          <table:table-cell office:value-type="float" office:value="25298.2" table:style-name="ce43">
            <text:p>25,298.2</text:p>
          </table:table-cell>
          <table:table-cell office:value-type="float" office:value="38612.730000000003" table:style-name="ce43">
            <text:p>38,612.7</text:p>
          </table:table-cell>
          <table:table-cell office:value-type="float" office:value="35228.43" table:style-name="ce43">
            <text:p>35,228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28518" table:style-name="ce33">
            <text:p>28518</text:p>
          </table:table-cell>
          <table:table-cell table:style-name="ce34"/>
          <table:table-cell office:value-type="string" table:style-name="ce35">
            <text:p>FABRICACAO DE MAQUINAS E EQUIPAMENTOS PARA A PROSPECCAO E EXTRACAO DE PETROLEO</text:p>
          </table:table-cell>
          <table:table-cell office:value-type="float" office:value="4871.21" table:style-name="ce36">
            <text:p>4,871.2</text:p>
          </table:table-cell>
          <table:table-cell office:value-type="float" office:value="2925.3" table:style-name="ce36">
            <text:p>2,925.3</text:p>
          </table:table-cell>
          <table:table-cell office:value-type="float" office:value="6516.62" table:style-name="ce36">
            <text:p>6,516.6</text:p>
          </table:table-cell>
          <table:table-cell office:value-type="float" office:value="4466.63" table:style-name="ce36">
            <text:p>4,466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2851800" table:style-name="ce41">
            <text:p>2851800</text:p>
          </table:table-cell>
          <table:table-cell office:value-type="string" table:style-name="ce42">
            <text:p>Fabricação de máquinas e equipamentos para a prospecção e extração de petróleo, peças e acessórios</text:p>
          </table:table-cell>
          <table:table-cell office:value-type="float" office:value="4871.21" table:style-name="ce43">
            <text:p>4,871.2</text:p>
          </table:table-cell>
          <table:table-cell office:value-type="float" office:value="2925.3" table:style-name="ce43">
            <text:p>2,925.3</text:p>
          </table:table-cell>
          <table:table-cell office:value-type="float" office:value="6516.62" table:style-name="ce43">
            <text:p>6,516.6</text:p>
          </table:table-cell>
          <table:table-cell office:value-type="float" office:value="4466.63" table:style-name="ce43">
            <text:p>4,466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28526" table:style-name="ce33">
            <text:p>28526</text:p>
          </table:table-cell>
          <table:table-cell table:style-name="ce34"/>
          <table:table-cell office:value-type="string" table:style-name="ce35">
            <text:p>FABRICACAO DE OUTRAS MAQUINAS E EQUIPAMENTOS PARA USO NA EXTRACAO MINERAL, EXCETO NA EXTRACAO DE PETROLEO</text:p>
          </table:table-cell>
          <table:table-cell office:value-type="float" office:value="2629.14" table:style-name="ce36">
            <text:p>2,629.1</text:p>
          </table:table-cell>
          <table:table-cell office:value-type="float" office:value="2790.28" table:style-name="ce36">
            <text:p>2,790.3</text:p>
          </table:table-cell>
          <table:table-cell office:value-type="float" office:value="2672.65" table:style-name="ce36">
            <text:p>2,672.7</text:p>
          </table:table-cell>
          <table:table-cell office:value-type="float" office:value="2589.7600000000002" table:style-name="ce36">
            <text:p>2,589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2852600" table:style-name="ce41">
            <text:p>2852600</text:p>
          </table:table-cell>
          <table:table-cell office:value-type="string" table:style-name="ce42">
            <text:p>Fabricação de outras máquinas e equipamentos para uso na extração mineral, peças e acessórios, exceto na extração de petróleo</text:p>
          </table:table-cell>
          <table:table-cell office:value-type="float" office:value="2629.14" table:style-name="ce43">
            <text:p>2,629.1</text:p>
          </table:table-cell>
          <table:table-cell office:value-type="float" office:value="2790.28" table:style-name="ce43">
            <text:p>2,790.3</text:p>
          </table:table-cell>
          <table:table-cell office:value-type="float" office:value="2672.65" table:style-name="ce43">
            <text:p>2,672.7</text:p>
          </table:table-cell>
          <table:table-cell office:value-type="float" office:value="2589.7600000000002" table:style-name="ce43">
            <text:p>2,589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28534" table:style-name="ce33">
            <text:p>28534</text:p>
          </table:table-cell>
          <table:table-cell table:style-name="ce34"/>
          <table:table-cell office:value-type="string" table:style-name="ce35">
            <text:p>FABRICACAO DE TRATORES, EXCETO AGRICOLAS</text:p>
          </table:table-cell>
          <table:table-cell office:value-type="float" office:value="4333.79" table:style-name="ce36">
            <text:p>4,333.8</text:p>
          </table:table-cell>
          <table:table-cell office:value-type="float" office:value="3297.51" table:style-name="ce36">
            <text:p>3,297.5</text:p>
          </table:table-cell>
          <table:table-cell office:value-type="float" office:value="3968.14" table:style-name="ce36">
            <text:p>3,968.1</text:p>
          </table:table-cell>
          <table:table-cell office:value-type="float" office:value="2293.44" table:style-name="ce36">
            <text:p>2,293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853400" table:style-name="ce41">
            <text:p>2853400</text:p>
          </table:table-cell>
          <table:table-cell office:value-type="string" table:style-name="ce42">
            <text:p>Fabricação de tratores, peças e acessórios, exceto agrícolas</text:p>
          </table:table-cell>
          <table:table-cell office:value-type="float" office:value="4333.79" table:style-name="ce43">
            <text:p>4,333.8</text:p>
          </table:table-cell>
          <table:table-cell office:value-type="float" office:value="3297.51" table:style-name="ce43">
            <text:p>3,297.5</text:p>
          </table:table-cell>
          <table:table-cell office:value-type="float" office:value="3968.14" table:style-name="ce43">
            <text:p>3,968.1</text:p>
          </table:table-cell>
          <table:table-cell office:value-type="float" office:value="2293.44" table:style-name="ce43">
            <text:p>2,293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0">
          <table:table-cell table:style-name="ce31"/>
          <table:table-cell table:style-name="ce32"/>
          <table:table-cell office:value-type="float" office:value="28542" table:style-name="ce33">
            <text:p>28542</text:p>
          </table:table-cell>
          <table:table-cell table:style-name="ce34"/>
          <table:table-cell office:value-type="string" table:style-name="ce35">
            <text:p>FABRICACAO DE MAQUINAS E EQUIPAMENTOS PARA TERRAPLENAGEM, PAVIMENTACAO E CONSTRUCAO, EXCETO TRATORES</text:p>
          </table:table-cell>
          <table:table-cell office:value-type="float" office:value="17352.88" table:style-name="ce36">
            <text:p>17,352.9</text:p>
          </table:table-cell>
          <table:table-cell office:value-type="float" office:value="16285.12" table:style-name="ce36">
            <text:p>16,285.1</text:p>
          </table:table-cell>
          <table:table-cell office:value-type="float" office:value="25455.31" table:style-name="ce36">
            <text:p>25,455.3</text:p>
          </table:table-cell>
          <table:table-cell office:value-type="float" office:value="25878.61" table:style-name="ce36">
            <text:p>25,878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2854200" table:style-name="ce41">
            <text:p>2854200</text:p>
          </table:table-cell>
          <table:table-cell office:value-type="string" table:style-name="ce42">
            <text:p>Fabricação de máquinas e equipamentos para terraplenagem, pavimentação e construção, peças e acessórios, exceto tratores</text:p>
          </table:table-cell>
          <table:table-cell office:value-type="float" office:value="17352.88" table:style-name="ce43">
            <text:p>17,352.9</text:p>
          </table:table-cell>
          <table:table-cell office:value-type="float" office:value="16285.12" table:style-name="ce43">
            <text:p>16,285.1</text:p>
          </table:table-cell>
          <table:table-cell office:value-type="float" office:value="25455.31" table:style-name="ce43">
            <text:p>25,455.3</text:p>
          </table:table-cell>
          <table:table-cell office:value-type="float" office:value="25878.61" table:style-name="ce43">
            <text:p>25,878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office:value-type="float" office:value="286" table:style-name="ce32">
            <text:p>286</text:p>
          </table:table-cell>
          <table:table-cell table:style-name="ce33"/>
          <table:table-cell table:style-name="ce34"/>
          <table:table-cell office:value-type="string" table:style-name="ce35">
            <text:p>FABRICACAO DE MAQUINAS E EQUIPAMENTOS DE USO INDUSTRIAL ESPECIFICO</text:p>
          </table:table-cell>
          <table:table-cell office:value-type="float" office:value="48918.57" table:style-name="ce36">
            <text:p>48,918.6</text:p>
          </table:table-cell>
          <table:table-cell office:value-type="float" office:value="39815.11" table:style-name="ce36">
            <text:p>39,815.1</text:p>
          </table:table-cell>
          <table:table-cell office:value-type="float" office:value="56241.81" table:style-name="ce36">
            <text:p>56,241.8</text:p>
          </table:table-cell>
          <table:table-cell office:value-type="float" office:value="52919" table:style-name="ce36">
            <text:p>52,919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28615" table:style-name="ce40">
            <text:p>28615</text:p>
          </table:table-cell>
          <table:table-cell table:style-name="ce41"/>
          <table:table-cell office:value-type="string" table:style-name="ce42">
            <text:p>FABRICACAO DE MAQUINAS PARA A INDUSTRIA METALURGICA, EXCETO MAQUINAS-FERRAMENTA</text:p>
          </table:table-cell>
          <table:table-cell office:value-type="float" office:value="2567.4" table:style-name="ce43">
            <text:p>2,567.4</text:p>
          </table:table-cell>
          <table:table-cell office:value-type="float" office:value="3567.49" table:style-name="ce43">
            <text:p>3,567.5</text:p>
          </table:table-cell>
          <table:table-cell office:value-type="float" office:value="2912.44" table:style-name="ce43">
            <text:p>2,912.4</text:p>
          </table:table-cell>
          <table:table-cell office:value-type="float" office:value="3443.35" table:style-name="ce43">
            <text:p>3,443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2861500" table:style-name="ce34">
            <text:p>2861500</text:p>
          </table:table-cell>
          <table:table-cell office:value-type="string" table:style-name="ce35">
            <text:p>Fabricação de máquinas para a indústria metalúrgica, peças e acessórios, exceto máquinas-ferramenta</text:p>
          </table:table-cell>
          <table:table-cell office:value-type="float" office:value="2567.4" table:style-name="ce36">
            <text:p>2,567.4</text:p>
          </table:table-cell>
          <table:table-cell office:value-type="float" office:value="3567.49" table:style-name="ce36">
            <text:p>3,567.5</text:p>
          </table:table-cell>
          <table:table-cell office:value-type="float" office:value="2912.44" table:style-name="ce36">
            <text:p>2,912.4</text:p>
          </table:table-cell>
          <table:table-cell office:value-type="float" office:value="3443.35" table:style-name="ce36">
            <text:p>3,443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28623" table:style-name="ce40">
            <text:p>28623</text:p>
          </table:table-cell>
          <table:table-cell table:style-name="ce41"/>
          <table:table-cell office:value-type="string" table:style-name="ce42">
            <text:p>FABRICACAO DE MAQUINAS E EQUIPAMENTOS PARA AS INDUSTRIAS DE ALIMENTOS, BEBIDAS E FUMO</text:p>
          </table:table-cell>
          <table:table-cell office:value-type="float" office:value="12939.46" table:style-name="ce43">
            <text:p>12,939.5</text:p>
          </table:table-cell>
          <table:table-cell office:value-type="float" office:value="10009.27" table:style-name="ce43">
            <text:p>10,009.3</text:p>
          </table:table-cell>
          <table:table-cell office:value-type="float" office:value="14319.33" table:style-name="ce43">
            <text:p>14,319.3</text:p>
          </table:table-cell>
          <table:table-cell office:value-type="float" office:value="17583.57" table:style-name="ce43">
            <text:p>17,583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2862300" table:style-name="ce34">
            <text:p>2862300</text:p>
          </table:table-cell>
          <table:table-cell office:value-type="string" table:style-name="ce35">
            <text:p>Fabricação de máquinas e equipamentos para as indústrias de alimentos, bebidas e fumo, peças e acessórios</text:p>
          </table:table-cell>
          <table:table-cell office:value-type="float" office:value="12939.46" table:style-name="ce36">
            <text:p>12,939.5</text:p>
          </table:table-cell>
          <table:table-cell office:value-type="float" office:value="10009.27" table:style-name="ce36">
            <text:p>10,009.3</text:p>
          </table:table-cell>
          <table:table-cell office:value-type="float" office:value="14319.33" table:style-name="ce36">
            <text:p>14,319.3</text:p>
          </table:table-cell>
          <table:table-cell office:value-type="float" office:value="17583.57" table:style-name="ce36">
            <text:p>17,583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28631" table:style-name="ce40">
            <text:p>28631</text:p>
          </table:table-cell>
          <table:table-cell table:style-name="ce41"/>
          <table:table-cell office:value-type="string" table:style-name="ce42">
            <text:p>FABRICACAO DE MAQUINAS E EQUIPAMENTOS PARA A INDUSTRIA TEXTIL</text:p>
          </table:table-cell>
          <table:table-cell office:value-type="float" office:value="518.36" table:style-name="ce43">
            <text:p>518.4</text:p>
          </table:table-cell>
          <table:table-cell office:value-type="float" office:value="633.20000000000005" table:style-name="ce43">
            <text:p>633.2</text:p>
          </table:table-cell>
          <table:table-cell office:value-type="float" office:value="1244.28" table:style-name="ce43">
            <text:p>1,244.3</text:p>
          </table:table-cell>
          <table:table-cell office:value-type="float" office:value="602.29" table:style-name="ce43">
            <text:p>602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2863100" table:style-name="ce34">
            <text:p>2863100</text:p>
          </table:table-cell>
          <table:table-cell office:value-type="string" table:style-name="ce35">
            <text:p>Fabricação de máquinas e equipamentos para a indústria têxtil, peças e acessórios</text:p>
          </table:table-cell>
          <table:table-cell office:value-type="float" office:value="518.36" table:style-name="ce36">
            <text:p>518.4</text:p>
          </table:table-cell>
          <table:table-cell office:value-type="float" office:value="633.20000000000005" table:style-name="ce36">
            <text:p>633.2</text:p>
          </table:table-cell>
          <table:table-cell office:value-type="float" office:value="1244.28" table:style-name="ce36">
            <text:p>1,244.3</text:p>
          </table:table-cell>
          <table:table-cell office:value-type="float" office:value="602.29" table:style-name="ce36">
            <text:p>602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28640" table:style-name="ce40">
            <text:p>28640</text:p>
          </table:table-cell>
          <table:table-cell table:style-name="ce41"/>
          <table:table-cell office:value-type="string" table:style-name="ce42">
            <text:p>FABRICACAO DE MAQUINAS E EQUIPAMENTOS PARA AS INDUSTRIAS DO VESTUARIO, DO COURO E DE CALCADOS</text:p>
          </table:table-cell>
          <table:table-cell office:value-type="float" office:value="833.51" table:style-name="ce43">
            <text:p>833.5</text:p>
          </table:table-cell>
          <table:table-cell office:value-type="float" office:value="531.37" table:style-name="ce43">
            <text:p>531.4</text:p>
          </table:table-cell>
          <table:table-cell office:value-type="float" office:value="867.63" table:style-name="ce43">
            <text:p>867.6</text:p>
          </table:table-cell>
          <table:table-cell office:value-type="float" office:value="607.79" table:style-name="ce43">
            <text:p>607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2864000" table:style-name="ce34">
            <text:p>2864000</text:p>
          </table:table-cell>
          <table:table-cell office:value-type="string" table:style-name="ce35">
            <text:p>Fabricação de máquinas e equipamentos para as indústrias do vestuário, do couro e de calçados, peças e acessórios</text:p>
          </table:table-cell>
          <table:table-cell office:value-type="float" office:value="833.51" table:style-name="ce36">
            <text:p>833.5</text:p>
          </table:table-cell>
          <table:table-cell office:value-type="float" office:value="531.37" table:style-name="ce36">
            <text:p>531.4</text:p>
          </table:table-cell>
          <table:table-cell office:value-type="float" office:value="867.63" table:style-name="ce36">
            <text:p>867.6</text:p>
          </table:table-cell>
          <table:table-cell office:value-type="float" office:value="607.79" table:style-name="ce36">
            <text:p>607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28658" table:style-name="ce40">
            <text:p>28658</text:p>
          </table:table-cell>
          <table:table-cell table:style-name="ce41"/>
          <table:table-cell office:value-type="string" table:style-name="ce42">
            <text:p>FABRICACAO DE MAQUINAS E EQUIPAMENTOS PARA AS INDUSTRIAS DE CELULOSE, PAPEL E PAPELAO E ARTEFATOS</text:p>
          </table:table-cell>
          <table:table-cell office:value-type="float" office:value="3835.84" table:style-name="ce43">
            <text:p>3,835.8</text:p>
          </table:table-cell>
          <table:table-cell office:value-type="float" office:value="2299.2399999999998" table:style-name="ce43">
            <text:p>2,299.2</text:p>
          </table:table-cell>
          <table:table-cell office:value-type="float" office:value="3313.19" table:style-name="ce43">
            <text:p>3,313.2</text:p>
          </table:table-cell>
          <table:table-cell office:value-type="float" office:value="4776.4799999999996" table:style-name="ce43">
            <text:p>4,776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2865800" table:style-name="ce34">
            <text:p>2865800</text:p>
          </table:table-cell>
          <table:table-cell office:value-type="string" table:style-name="ce35">
            <text:p>Fabricação de máquinas e equipamentos para as indústrias de celulose, papel e papelão e artefatos, peças e acessórios</text:p>
          </table:table-cell>
          <table:table-cell office:value-type="float" office:value="3835.84" table:style-name="ce36">
            <text:p>3,835.8</text:p>
          </table:table-cell>
          <table:table-cell office:value-type="float" office:value="2299.2399999999998" table:style-name="ce36">
            <text:p>2,299.2</text:p>
          </table:table-cell>
          <table:table-cell office:value-type="float" office:value="3313.19" table:style-name="ce36">
            <text:p>3,313.2</text:p>
          </table:table-cell>
          <table:table-cell office:value-type="float" office:value="4776.4799999999996" table:style-name="ce36">
            <text:p>4,776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28666" table:style-name="ce40">
            <text:p>28666</text:p>
          </table:table-cell>
          <table:table-cell table:style-name="ce41"/>
          <table:table-cell office:value-type="string" table:style-name="ce42">
            <text:p>FABRICACAO DE MAQUINAS E EQUIPAMENTOS PARA A INDUSTRIA DO PLASTICO</text:p>
          </table:table-cell>
          <table:table-cell office:value-type="float" office:value="584.98" table:style-name="ce43">
            <text:p>585.0</text:p>
          </table:table-cell>
          <table:table-cell office:value-type="float" office:value="600.77" table:style-name="ce43">
            <text:p>600.8</text:p>
          </table:table-cell>
          <table:table-cell office:value-type="float" office:value="1044.49" table:style-name="ce43">
            <text:p>1,044.5</text:p>
          </table:table-cell>
          <table:table-cell office:value-type="float" office:value="618.35" table:style-name="ce43">
            <text:p>618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2866600" table:style-name="ce34">
            <text:p>2866600</text:p>
          </table:table-cell>
          <table:table-cell office:value-type="string" table:style-name="ce35">
            <text:p>Fabricação de máquinas e equipamentos para a indústria do plástico, peças e acessórios</text:p>
          </table:table-cell>
          <table:table-cell office:value-type="float" office:value="584.98" table:style-name="ce36">
            <text:p>585.0</text:p>
          </table:table-cell>
          <table:table-cell office:value-type="float" office:value="600.77" table:style-name="ce36">
            <text:p>600.8</text:p>
          </table:table-cell>
          <table:table-cell office:value-type="float" office:value="1044.49" table:style-name="ce36">
            <text:p>1,044.5</text:p>
          </table:table-cell>
          <table:table-cell office:value-type="float" office:value="618.35" table:style-name="ce36">
            <text:p>618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28691" table:style-name="ce40">
            <text:p>28691</text:p>
          </table:table-cell>
          <table:table-cell table:style-name="ce41"/>
          <table:table-cell office:value-type="string" table:style-name="ce42">
            <text:p>FABRICACAO DE MAQUINAS E EQUIPAMENTOS PARA USO INDUSTRIAL ESPECIFICO NAO ESPECIFICADOS ANTERIORMENTE</text:p>
          </table:table-cell>
          <table:table-cell office:value-type="float" office:value="27639.01" table:style-name="ce43">
            <text:p>27,639.0</text:p>
          </table:table-cell>
          <table:table-cell office:value-type="float" office:value="22173.78" table:style-name="ce43">
            <text:p>22,173.8</text:p>
          </table:table-cell>
          <table:table-cell office:value-type="float" office:value="32540.45" table:style-name="ce43">
            <text:p>32,540.5</text:p>
          </table:table-cell>
          <table:table-cell office:value-type="float" office:value="25287.16" table:style-name="ce43">
            <text:p>25,287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2869100" table:style-name="ce34">
            <text:p>2869100</text:p>
          </table:table-cell>
          <table:table-cell office:value-type="string" table:style-name="ce35">
            <text:p>Fabricação de máquinas e equipamentos para uso industrial específico não especificados anteriormente, peças e acessórios</text:p>
          </table:table-cell>
          <table:table-cell office:value-type="float" office:value="27639.01" table:style-name="ce36">
            <text:p>27,639.0</text:p>
          </table:table-cell>
          <table:table-cell office:value-type="float" office:value="22173.78" table:style-name="ce36">
            <text:p>22,173.8</text:p>
          </table:table-cell>
          <table:table-cell office:value-type="float" office:value="32540.45" table:style-name="ce36">
            <text:p>32,540.5</text:p>
          </table:table-cell>
          <table:table-cell office:value-type="float" office:value="25287.16" table:style-name="ce36">
            <text:p>25,287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office:value-type="float" office:value="29" table:style-name="ce38">
            <text:p>29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FABRICACAO DE VEICULOS AUTOMOTORES, REBOQUES E CARROCERIAS</text:p>
          </table:table-cell>
          <table:table-cell office:value-type="float" office:value="676585.31" table:style-name="ce43">
            <text:p>676,585.3</text:p>
          </table:table-cell>
          <table:table-cell office:value-type="float" office:value="741445.14" table:style-name="ce43">
            <text:p>741,445.1</text:p>
          </table:table-cell>
          <table:table-cell office:value-type="float" office:value="896896.47" table:style-name="ce43">
            <text:p>896,896.5</text:p>
          </table:table-cell>
          <table:table-cell office:value-type="float" office:value="803164.02" table:style-name="ce43">
            <text:p>803,164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291" table:style-name="ce32">
            <text:p>291</text:p>
          </table:table-cell>
          <table:table-cell table:style-name="ce33"/>
          <table:table-cell table:style-name="ce34"/>
          <table:table-cell office:value-type="string" table:style-name="ce35">
            <text:p>FABRICACAO DE AUTOMOVEIS, CAMIONETAS E UTILITARIOS</text:p>
          </table:table-cell>
          <table:table-cell office:value-type="float" office:value="200596.07" table:style-name="ce36">
            <text:p>200,596.1</text:p>
          </table:table-cell>
          <table:table-cell office:value-type="float" office:value="193326.42" table:style-name="ce36">
            <text:p>193,326.4</text:p>
          </table:table-cell>
          <table:table-cell office:value-type="float" office:value="259122.68" table:style-name="ce36">
            <text:p>259,122.7</text:p>
          </table:table-cell>
          <table:table-cell office:value-type="float" office:value="242469.07" table:style-name="ce36">
            <text:p>242,469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29107" table:style-name="ce40">
            <text:p>29107</text:p>
          </table:table-cell>
          <table:table-cell table:style-name="ce41"/>
          <table:table-cell office:value-type="string" table:style-name="ce42">
            <text:p>FABRICACAO DE AUTOMOVEIS, CAMIONETAS E UTILITARIOS</text:p>
          </table:table-cell>
          <table:table-cell office:value-type="float" office:value="200596.07" table:style-name="ce43">
            <text:p>200,596.1</text:p>
          </table:table-cell>
          <table:table-cell office:value-type="float" office:value="193326.42" table:style-name="ce43">
            <text:p>193,326.4</text:p>
          </table:table-cell>
          <table:table-cell office:value-type="float" office:value="259122.68" table:style-name="ce43">
            <text:p>259,122.7</text:p>
          </table:table-cell>
          <table:table-cell office:value-type="float" office:value="242469.07" table:style-name="ce43">
            <text:p>242,469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910701" table:style-name="ce34">
            <text:p>2910701</text:p>
          </table:table-cell>
          <table:table-cell office:value-type="string" table:style-name="ce35">
            <text:p>Fabricação de automóveis, camionetas e utilitários</text:p>
          </table:table-cell>
          <table:table-cell office:value-type="float" office:value="175540.15" table:style-name="ce36">
            <text:p>175,540.2</text:p>
          </table:table-cell>
          <table:table-cell office:value-type="float" office:value="172375.43" table:style-name="ce36">
            <text:p>172,375.4</text:p>
          </table:table-cell>
          <table:table-cell office:value-type="float" office:value="234684.44" table:style-name="ce36">
            <text:p>234,684.4</text:p>
          </table:table-cell>
          <table:table-cell office:value-type="float" office:value="218412.66" table:style-name="ce36">
            <text:p>218,412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910702" table:style-name="ce41">
            <text:p>2910702</text:p>
          </table:table-cell>
          <table:table-cell office:value-type="string" table:style-name="ce42">
            <text:p>Fabricação de chassis com motor para automóveis, camionetas e utilitário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910703" table:style-name="ce34">
            <text:p>2910703</text:p>
          </table:table-cell>
          <table:table-cell office:value-type="string" table:style-name="ce35">
            <text:p>Fabricação de motores para automóveis, camionetas e utilitário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292" table:style-name="ce39">
            <text:p>292</text:p>
          </table:table-cell>
          <table:table-cell table:style-name="ce40"/>
          <table:table-cell table:style-name="ce41"/>
          <table:table-cell office:value-type="string" table:style-name="ce42">
            <text:p>FABRICACAO DE CAMINHOES E ONIBUS</text:p>
          </table:table-cell>
          <table:table-cell office:value-type="float" office:value="17573.580000000002" table:style-name="ce43">
            <text:p>17,573.6</text:p>
          </table:table-cell>
          <table:table-cell office:value-type="float" office:value="25621.05" table:style-name="ce43">
            <text:p>25,621.1</text:p>
          </table:table-cell>
          <table:table-cell office:value-type="float" office:value="20159.13" table:style-name="ce43">
            <text:p>20,159.1</text:p>
          </table:table-cell>
          <table:table-cell office:value-type="float" office:value="18222.939999999999" table:style-name="ce43">
            <text:p>18,222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29204" table:style-name="ce33">
            <text:p>29204</text:p>
          </table:table-cell>
          <table:table-cell table:style-name="ce34"/>
          <table:table-cell office:value-type="string" table:style-name="ce35">
            <text:p>FABRICACAO DE CAMINHOES E ONIBUS</text:p>
          </table:table-cell>
          <table:table-cell office:value-type="float" office:value="17573.580000000002" table:style-name="ce36">
            <text:p>17,573.6</text:p>
          </table:table-cell>
          <table:table-cell office:value-type="float" office:value="25621.05" table:style-name="ce36">
            <text:p>25,621.1</text:p>
          </table:table-cell>
          <table:table-cell office:value-type="float" office:value="20159.13" table:style-name="ce36">
            <text:p>20,159.1</text:p>
          </table:table-cell>
          <table:table-cell office:value-type="float" office:value="18222.939999999999" table:style-name="ce36">
            <text:p>18,222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920401" table:style-name="ce41">
            <text:p>2920401</text:p>
          </table:table-cell>
          <table:table-cell office:value-type="string" table:style-name="ce42">
            <text:p>Fabricação de caminhões e ônibu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920402" table:style-name="ce34">
            <text:p>2920402</text:p>
          </table:table-cell>
          <table:table-cell office:value-type="string" table:style-name="ce35">
            <text:p>Fabricação de motores para caminhões e ônibu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office:value-type="float" office:value="293" table:style-name="ce39">
            <text:p>293</text:p>
          </table:table-cell>
          <table:table-cell table:style-name="ce40"/>
          <table:table-cell table:style-name="ce41"/>
          <table:table-cell office:value-type="string" table:style-name="ce42">
            <text:p>FABRICACAO DE CABINES, CARROCERIAS E REBOQUES PARA VEICULOS AUTOMOTORES</text:p>
          </table:table-cell>
          <table:table-cell office:value-type="float" office:value="7558.4" table:style-name="ce43">
            <text:p>7,558.4</text:p>
          </table:table-cell>
          <table:table-cell office:value-type="float" office:value="14143.42" table:style-name="ce43">
            <text:p>14,143.4</text:p>
          </table:table-cell>
          <table:table-cell office:value-type="float" office:value="7535.74" table:style-name="ce43">
            <text:p>7,535.7</text:p>
          </table:table-cell>
          <table:table-cell office:value-type="float" office:value="5519.82" table:style-name="ce43">
            <text:p>5,519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29301" table:style-name="ce33">
            <text:p>29301</text:p>
          </table:table-cell>
          <table:table-cell table:style-name="ce34"/>
          <table:table-cell office:value-type="string" table:style-name="ce35">
            <text:p>FABRICACAO DE CABINES, CARROCERIAS E REBOQUES PARA VEICULOS AUTOMOTORES</text:p>
          </table:table-cell>
          <table:table-cell office:value-type="float" office:value="7558.4" table:style-name="ce36">
            <text:p>7,558.4</text:p>
          </table:table-cell>
          <table:table-cell office:value-type="float" office:value="14143.42" table:style-name="ce36">
            <text:p>14,143.4</text:p>
          </table:table-cell>
          <table:table-cell office:value-type="float" office:value="7535.74" table:style-name="ce36">
            <text:p>7,535.7</text:p>
          </table:table-cell>
          <table:table-cell office:value-type="float" office:value="5519.82" table:style-name="ce36">
            <text:p>5,519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2930101" table:style-name="ce41">
            <text:p>2930101</text:p>
          </table:table-cell>
          <table:table-cell office:value-type="string" table:style-name="ce42">
            <text:p>Fabricação de cabines, carrocerias e reboques para caminhõe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float" office:value="4643.32" table:style-name="ce43">
            <text:p>4,643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930102" table:style-name="ce34">
            <text:p>2930102</text:p>
          </table:table-cell>
          <table:table-cell office:value-type="string" table:style-name="ce35">
            <text:p>Fabricação de carrocerias para ônibu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2930103" table:style-name="ce41">
            <text:p>2930103</text:p>
          </table:table-cell>
          <table:table-cell office:value-type="string" table:style-name="ce42">
            <text:p>Fabricação de cabines, carrocerias e reboques para outros veículos automotores, exceto caminhões e ônibus</text:p>
          </table:table-cell>
          <table:table-cell office:value-type="float" office:value="4134.46" table:style-name="ce43">
            <text:p>4,134.5</text:p>
          </table:table-cell>
          <table:table-cell office:value-type="float" office:value="8609.5499999999993" table:style-name="ce43">
            <text:p>8,609.6</text:p>
          </table:table-cell>
          <table:table-cell office:value-type="float" office:value="3988.77" table:style-name="ce43">
            <text:p>3,988.8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office:value-type="float" office:value="294" table:style-name="ce32">
            <text:p>294</text:p>
          </table:table-cell>
          <table:table-cell table:style-name="ce33"/>
          <table:table-cell table:style-name="ce34"/>
          <table:table-cell office:value-type="string" table:style-name="ce35">
            <text:p>FABRICACAO DE PECAS E ACESSORIOS PARA VEICULOS AUTOMOTORES</text:p>
          </table:table-cell>
          <table:table-cell office:value-type="float" office:value="450768.92" table:style-name="ce36">
            <text:p>450,768.9</text:p>
          </table:table-cell>
          <table:table-cell office:value-type="float" office:value="508284.85" table:style-name="ce36">
            <text:p>508,284.9</text:p>
          </table:table-cell>
          <table:table-cell office:value-type="float" office:value="610004.18999999994" table:style-name="ce36">
            <text:p>610,004.2</text:p>
          </table:table-cell>
          <table:table-cell office:value-type="float" office:value="536854.81000000006" table:style-name="ce36">
            <text:p>536,854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29417" table:style-name="ce40">
            <text:p>29417</text:p>
          </table:table-cell>
          <table:table-cell table:style-name="ce41"/>
          <table:table-cell office:value-type="string" table:style-name="ce42">
            <text:p>FABRICACAO DE PECAS E ACESSORIOS PARA O SISTEMA MOTOR DE VEICULOS AUTOMOTORES</text:p>
          </table:table-cell>
          <table:table-cell office:value-type="float" office:value="63896.71" table:style-name="ce43">
            <text:p>63,896.7</text:p>
          </table:table-cell>
          <table:table-cell office:value-type="float" office:value="80998.720000000001" table:style-name="ce43">
            <text:p>80,998.7</text:p>
          </table:table-cell>
          <table:table-cell office:value-type="float" office:value="95949.79" table:style-name="ce43">
            <text:p>95,949.8</text:p>
          </table:table-cell>
          <table:table-cell office:value-type="float" office:value="85766.95" table:style-name="ce43">
            <text:p>85,767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2941700" table:style-name="ce34">
            <text:p>2941700</text:p>
          </table:table-cell>
          <table:table-cell office:value-type="string" table:style-name="ce35">
            <text:p>Fabricação de peças e acessórios para o sistema motor de veículos automotores</text:p>
          </table:table-cell>
          <table:table-cell office:value-type="float" office:value="63896.71" table:style-name="ce36">
            <text:p>63,896.7</text:p>
          </table:table-cell>
          <table:table-cell office:value-type="float" office:value="80998.720000000001" table:style-name="ce36">
            <text:p>80,998.7</text:p>
          </table:table-cell>
          <table:table-cell office:value-type="float" office:value="95949.79" table:style-name="ce36">
            <text:p>95,949.8</text:p>
          </table:table-cell>
          <table:table-cell office:value-type="float" office:value="85766.95" table:style-name="ce36">
            <text:p>85,767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29425" table:style-name="ce40">
            <text:p>29425</text:p>
          </table:table-cell>
          <table:table-cell table:style-name="ce41"/>
          <table:table-cell office:value-type="string" table:style-name="ce42">
            <text:p>FABRICACAO DE PECAS E ACESSORIOS PARA OS SISTEMAS DE MARCHA E TRANSMISSAO DE VEICULOS AUTOMOTORES</text:p>
          </table:table-cell>
          <table:table-cell office:value-type="float" office:value="20113.22" table:style-name="ce43">
            <text:p>20,113.2</text:p>
          </table:table-cell>
          <table:table-cell office:value-type="float" office:value="25469.43" table:style-name="ce43">
            <text:p>25,469.4</text:p>
          </table:table-cell>
          <table:table-cell office:value-type="float" office:value="29544.34" table:style-name="ce43">
            <text:p>29,544.3</text:p>
          </table:table-cell>
          <table:table-cell office:value-type="float" office:value="28068.54" table:style-name="ce43">
            <text:p>28,068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2942500" table:style-name="ce34">
            <text:p>2942500</text:p>
          </table:table-cell>
          <table:table-cell office:value-type="string" table:style-name="ce35">
            <text:p>Fabricação de peças e acessórios para os sistemas de marcha e transmissão de veículos automotores</text:p>
          </table:table-cell>
          <table:table-cell office:value-type="float" office:value="20113.22" table:style-name="ce36">
            <text:p>20,113.2</text:p>
          </table:table-cell>
          <table:table-cell office:value-type="float" office:value="25469.43" table:style-name="ce36">
            <text:p>25,469.4</text:p>
          </table:table-cell>
          <table:table-cell office:value-type="float" office:value="29544.34" table:style-name="ce36">
            <text:p>29,544.3</text:p>
          </table:table-cell>
          <table:table-cell office:value-type="float" office:value="28068.54" table:style-name="ce36">
            <text:p>28,068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29433" table:style-name="ce40">
            <text:p>29433</text:p>
          </table:table-cell>
          <table:table-cell table:style-name="ce41"/>
          <table:table-cell office:value-type="string" table:style-name="ce42">
            <text:p>FABRICACAO DE PECAS E ACESSORIOS PARA O SISTEMA DE FREIOS DE VEICULOS AUTOMOTORES</text:p>
          </table:table-cell>
          <table:table-cell office:value-type="float" office:value="24107.89" table:style-name="ce43">
            <text:p>24,107.9</text:p>
          </table:table-cell>
          <table:table-cell office:value-type="float" office:value="30792.78" table:style-name="ce43">
            <text:p>30,792.8</text:p>
          </table:table-cell>
          <table:table-cell office:value-type="float" office:value="30082.74" table:style-name="ce43">
            <text:p>30,082.7</text:p>
          </table:table-cell>
          <table:table-cell office:value-type="float" office:value="25232.17" table:style-name="ce43">
            <text:p>25,232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2943300" table:style-name="ce34">
            <text:p>2943300</text:p>
          </table:table-cell>
          <table:table-cell office:value-type="string" table:style-name="ce35">
            <text:p>Fabricação de peças e acessórios para o sistema de freios de veículos automotores</text:p>
          </table:table-cell>
          <table:table-cell office:value-type="float" office:value="24107.89" table:style-name="ce36">
            <text:p>24,107.9</text:p>
          </table:table-cell>
          <table:table-cell office:value-type="float" office:value="30792.78" table:style-name="ce36">
            <text:p>30,792.8</text:p>
          </table:table-cell>
          <table:table-cell office:value-type="float" office:value="30082.74" table:style-name="ce36">
            <text:p>30,082.7</text:p>
          </table:table-cell>
          <table:table-cell office:value-type="float" office:value="25232.17" table:style-name="ce36">
            <text:p>25,232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29441" table:style-name="ce40">
            <text:p>29441</text:p>
          </table:table-cell>
          <table:table-cell table:style-name="ce41"/>
          <table:table-cell office:value-type="string" table:style-name="ce42">
            <text:p>FABRICACAO DE PECAS E ACESSORIOS PARA O SISTEMA DE DIRECAO E SUSPENSAO DE VEICULOS AUTOMOTORES</text:p>
          </table:table-cell>
          <table:table-cell office:value-type="float" office:value="35724.03" table:style-name="ce43">
            <text:p>35,724.0</text:p>
          </table:table-cell>
          <table:table-cell office:value-type="float" office:value="42551.54" table:style-name="ce43">
            <text:p>42,551.5</text:p>
          </table:table-cell>
          <table:table-cell office:value-type="float" office:value="47072.26" table:style-name="ce43">
            <text:p>47,072.3</text:p>
          </table:table-cell>
          <table:table-cell office:value-type="float" office:value="41850.57" table:style-name="ce43">
            <text:p>41,850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2944100" table:style-name="ce34">
            <text:p>2944100</text:p>
          </table:table-cell>
          <table:table-cell office:value-type="string" table:style-name="ce35">
            <text:p>Fabricação de peças e acessórios para o sistema de direção e suspensão de veículos automotores</text:p>
          </table:table-cell>
          <table:table-cell office:value-type="float" office:value="35724.03" table:style-name="ce36">
            <text:p>35,724.0</text:p>
          </table:table-cell>
          <table:table-cell office:value-type="float" office:value="42551.54" table:style-name="ce36">
            <text:p>42,551.5</text:p>
          </table:table-cell>
          <table:table-cell office:value-type="float" office:value="47072.26" table:style-name="ce36">
            <text:p>47,072.3</text:p>
          </table:table-cell>
          <table:table-cell office:value-type="float" office:value="41850.57" table:style-name="ce36">
            <text:p>41,850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29450" table:style-name="ce40">
            <text:p>29450</text:p>
          </table:table-cell>
          <table:table-cell table:style-name="ce41"/>
          <table:table-cell office:value-type="string" table:style-name="ce42">
            <text:p>FABRICACAO DE MATERIAL ELETRICO E ELETRONICO PARA VEICULOS AUTOMOTORES, EXCETO BATERIAS</text:p>
          </table:table-cell>
          <table:table-cell office:value-type="float" office:value="55784.58" table:style-name="ce43">
            <text:p>55,784.6</text:p>
          </table:table-cell>
          <table:table-cell office:value-type="float" office:value="58311.43" table:style-name="ce43">
            <text:p>58,311.4</text:p>
          </table:table-cell>
          <table:table-cell office:value-type="float" office:value="82433.320000000007" table:style-name="ce43">
            <text:p>82,433.3</text:p>
          </table:table-cell>
          <table:table-cell office:value-type="float" office:value="60836.38" table:style-name="ce43">
            <text:p>60,836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2945000" table:style-name="ce34">
            <text:p>2945000</text:p>
          </table:table-cell>
          <table:table-cell office:value-type="string" table:style-name="ce35">
            <text:p>Fabricação de material elétrico e eletrônico para veículos automotores, exceto baterias</text:p>
          </table:table-cell>
          <table:table-cell office:value-type="float" office:value="55784.58" table:style-name="ce36">
            <text:p>55,784.6</text:p>
          </table:table-cell>
          <table:table-cell office:value-type="float" office:value="58311.43" table:style-name="ce36">
            <text:p>58,311.4</text:p>
          </table:table-cell>
          <table:table-cell office:value-type="float" office:value="82433.320000000007" table:style-name="ce36">
            <text:p>82,433.3</text:p>
          </table:table-cell>
          <table:table-cell office:value-type="float" office:value="60836.38" table:style-name="ce36">
            <text:p>60,836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29492" table:style-name="ce40">
            <text:p>29492</text:p>
          </table:table-cell>
          <table:table-cell table:style-name="ce41"/>
          <table:table-cell office:value-type="string" table:style-name="ce42">
            <text:p>FABRICACAO DE PECAS E ACESSORIOS PARA VEICULOS AUTOMOTORES NAO ESPECIFICADOS ANTERIORMENTE</text:p>
          </table:table-cell>
          <table:table-cell office:value-type="float" office:value="251142.48" table:style-name="ce43">
            <text:p>251,142.5</text:p>
          </table:table-cell>
          <table:table-cell office:value-type="float" office:value="270160.96000000002" table:style-name="ce43">
            <text:p>270,161.0</text:p>
          </table:table-cell>
          <table:table-cell office:value-type="float" office:value="324921.74" table:style-name="ce43">
            <text:p>324,921.7</text:p>
          </table:table-cell>
          <table:table-cell office:value-type="float" office:value="295100.2" table:style-name="ce43">
            <text:p>295,100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949201" table:style-name="ce34">
            <text:p>2949201</text:p>
          </table:table-cell>
          <table:table-cell office:value-type="string" table:style-name="ce35">
            <text:p>Fabricação de bancos e estofados para veículos automotores</text:p>
          </table:table-cell>
          <table:table-cell office:value-type="float" office:value="16213.03" table:style-name="ce36">
            <text:p>16,213.0</text:p>
          </table:table-cell>
          <table:table-cell office:value-type="float" office:value="20240.830000000002" table:style-name="ce36">
            <text:p>20,240.8</text:p>
          </table:table-cell>
          <table:table-cell office:value-type="float" office:value="22845.84" table:style-name="ce36">
            <text:p>22,845.8</text:p>
          </table:table-cell>
          <table:table-cell office:value-type="float" office:value="18545.8" table:style-name="ce36">
            <text:p>18,545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2949299" table:style-name="ce41">
            <text:p>2949299</text:p>
          </table:table-cell>
          <table:table-cell office:value-type="string" table:style-name="ce42">
            <text:p>Fabricação de outras peças e acessórios para veículos automotores não especificadas anteriormente</text:p>
          </table:table-cell>
          <table:table-cell office:value-type="float" office:value="234929.45" table:style-name="ce43">
            <text:p>234,929.5</text:p>
          </table:table-cell>
          <table:table-cell office:value-type="float" office:value="249920.13" table:style-name="ce43">
            <text:p>249,920.1</text:p>
          </table:table-cell>
          <table:table-cell office:value-type="float" office:value="302075.90000000002" table:style-name="ce43">
            <text:p>302,075.9</text:p>
          </table:table-cell>
          <table:table-cell office:value-type="float" office:value="276554.40000000002" table:style-name="ce43">
            <text:p>276,554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office:value-type="float" office:value="295" table:style-name="ce32">
            <text:p>295</text:p>
          </table:table-cell>
          <table:table-cell table:style-name="ce33"/>
          <table:table-cell table:style-name="ce34"/>
          <table:table-cell office:value-type="string" table:style-name="ce35">
            <text:p>RECONDICIONAMENTO E RECUPERACAO DE MOTORES PARA VEICULOS AUTOMOTORES</text:p>
          </table:table-cell>
          <table:table-cell office:value-type="float" office:value="88.34" table:style-name="ce36">
            <text:p>88.3</text:p>
          </table:table-cell>
          <table:table-cell office:value-type="float" office:value="69.400000000000006" table:style-name="ce36">
            <text:p>69.4</text:p>
          </table:table-cell>
          <table:table-cell office:value-type="float" office:value="74.73" table:style-name="ce36">
            <text:p>74.7</text:p>
          </table:table-cell>
          <table:table-cell office:value-type="float" office:value="97.38" table:style-name="ce36">
            <text:p>97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29506" table:style-name="ce40">
            <text:p>29506</text:p>
          </table:table-cell>
          <table:table-cell table:style-name="ce41"/>
          <table:table-cell office:value-type="string" table:style-name="ce42">
            <text:p>RECONDICIONAMENTO E RECUPERACAO DE MOTORES PARA VEICULOS AUTOMOTORES</text:p>
          </table:table-cell>
          <table:table-cell office:value-type="float" office:value="88.34" table:style-name="ce43">
            <text:p>88.3</text:p>
          </table:table-cell>
          <table:table-cell office:value-type="float" office:value="69.400000000000006" table:style-name="ce43">
            <text:p>69.4</text:p>
          </table:table-cell>
          <table:table-cell office:value-type="float" office:value="74.73" table:style-name="ce43">
            <text:p>74.7</text:p>
          </table:table-cell>
          <table:table-cell office:value-type="float" office:value="97.38" table:style-name="ce43">
            <text:p>97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2950600" table:style-name="ce34">
            <text:p>2950600</text:p>
          </table:table-cell>
          <table:table-cell office:value-type="string" table:style-name="ce35">
            <text:p>Recondicionamento e recuperação de motores para veículos automotores</text:p>
          </table:table-cell>
          <table:table-cell office:value-type="float" office:value="88.34" table:style-name="ce36">
            <text:p>88.3</text:p>
          </table:table-cell>
          <table:table-cell office:value-type="float" office:value="69.400000000000006" table:style-name="ce36">
            <text:p>69.4</text:p>
          </table:table-cell>
          <table:table-cell office:value-type="float" office:value="74.73" table:style-name="ce36">
            <text:p>74.7</text:p>
          </table:table-cell>
          <table:table-cell office:value-type="float" office:value="97.38" table:style-name="ce36">
            <text:p>97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office:value-type="float" office:value="30" table:style-name="ce38">
            <text:p>30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FABRICACAO DE OUTROS EQUIPAMENTOS DE TRANSPORTE, EXCETO VEICULOS AUTOMOTORES</text:p>
          </table:table-cell>
          <table:table-cell office:value-type="float" office:value="19693.34" table:style-name="ce43">
            <text:p>19,693.3</text:p>
          </table:table-cell>
          <table:table-cell office:value-type="float" office:value="23085.54" table:style-name="ce43">
            <text:p>23,085.5</text:p>
          </table:table-cell>
          <table:table-cell office:value-type="float" office:value="23224.74" table:style-name="ce43">
            <text:p>23,224.7</text:p>
          </table:table-cell>
          <table:table-cell office:value-type="float" office:value="28706.33" table:style-name="ce43">
            <text:p>28,706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301" table:style-name="ce32">
            <text:p>301</text:p>
          </table:table-cell>
          <table:table-cell table:style-name="ce33"/>
          <table:table-cell table:style-name="ce34"/>
          <table:table-cell office:value-type="string" table:style-name="ce35">
            <text:p>CONSTRUCAO DE EMBARCACOES</text:p>
          </table:table-cell>
          <table:table-cell office:value-type="float" office:value="285.91000000000003" table:style-name="ce36">
            <text:p>285.9</text:p>
          </table:table-cell>
          <table:table-cell office:value-type="float" office:value="1158.1199999999999" table:style-name="ce36">
            <text:p>1,158.1</text:p>
          </table:table-cell>
          <table:table-cell office:value-type="float" office:value="659.09" table:style-name="ce36">
            <text:p>659.1</text:p>
          </table:table-cell>
          <table:table-cell office:value-type="float" office:value="713.78" table:style-name="ce36">
            <text:p>713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30113" table:style-name="ce40">
            <text:p>30113</text:p>
          </table:table-cell>
          <table:table-cell table:style-name="ce41"/>
          <table:table-cell office:value-type="string" table:style-name="ce42">
            <text:p>CONSTRUCAO DE EMBARCACOES E ESTRUTURAS FLUTUANTES</text:p>
          </table:table-cell>
          <table:table-cell office:value-type="float" office:value="11.13" table:style-name="ce43">
            <text:p>11.1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011301" table:style-name="ce34">
            <text:p>3011301</text:p>
          </table:table-cell>
          <table:table-cell office:value-type="string" table:style-name="ce35">
            <text:p>Construção de embarcações de grande porte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3011302" table:style-name="ce41">
            <text:p>3011302</text:p>
          </table:table-cell>
          <table:table-cell office:value-type="string" table:style-name="ce42">
            <text:p>Construção de embarcações para uso comercial e para usos especiais, exceto de grande porte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30121" table:style-name="ce33">
            <text:p>30121</text:p>
          </table:table-cell>
          <table:table-cell table:style-name="ce34"/>
          <table:table-cell office:value-type="string" table:style-name="ce35">
            <text:p>CONSTRUCAO DE EMBARCACOES PARA ESPORTE E LAZER</text:p>
          </table:table-cell>
          <table:table-cell office:value-type="float" office:value="274.77999999999997" table:style-name="ce36">
            <text:p>274.8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3012100" table:style-name="ce41">
            <text:p>3012100</text:p>
          </table:table-cell>
          <table:table-cell office:value-type="string" table:style-name="ce42">
            <text:p>Construção de embarcações para esporte e lazer</text:p>
          </table:table-cell>
          <table:table-cell office:value-type="float" office:value="274.77999999999997" table:style-name="ce43">
            <text:p>274.8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303" table:style-name="ce32">
            <text:p>303</text:p>
          </table:table-cell>
          <table:table-cell table:style-name="ce33"/>
          <table:table-cell table:style-name="ce34"/>
          <table:table-cell office:value-type="string" table:style-name="ce35">
            <text:p>FABRICACAO DE VEICULOS FERROVIARIOS</text:p>
          </table:table-cell>
          <table:table-cell office:value-type="float" office:value="2569.64" table:style-name="ce36">
            <text:p>2,569.6</text:p>
          </table:table-cell>
          <table:table-cell office:value-type="float" office:value="2460.6799999999998" table:style-name="ce36">
            <text:p>2,460.7</text:p>
          </table:table-cell>
          <table:table-cell office:value-type="float" office:value="4098.92" table:style-name="ce36">
            <text:p>4,098.9</text:p>
          </table:table-cell>
          <table:table-cell office:value-type="float" office:value="2442.48" table:style-name="ce36">
            <text:p>2,442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30318" table:style-name="ce40">
            <text:p>30318</text:p>
          </table:table-cell>
          <table:table-cell table:style-name="ce41"/>
          <table:table-cell office:value-type="string" table:style-name="ce42">
            <text:p>FABRICACAO DE LOCOMOTIVAS, VAGOES E OUTROS MATERIAIS RODANTES</text:p>
          </table:table-cell>
          <table:table-cell office:value-type="float" office:value="629.28" table:style-name="ce43">
            <text:p>629.3</text:p>
          </table:table-cell>
          <table:table-cell office:value-type="float" office:value="667.98" table:style-name="ce43">
            <text:p>668.0</text:p>
          </table:table-cell>
          <table:table-cell office:value-type="float" office:value="1037.01" table:style-name="ce43">
            <text:p>1,037.0</text:p>
          </table:table-cell>
          <table:table-cell office:value-type="float" office:value="368.68" table:style-name="ce43">
            <text:p>368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031800" table:style-name="ce34">
            <text:p>3031800</text:p>
          </table:table-cell>
          <table:table-cell office:value-type="string" table:style-name="ce35">
            <text:p>Fabricação de locomotivas, vagões e outros materiais rodantes</text:p>
          </table:table-cell>
          <table:table-cell office:value-type="float" office:value="629.28" table:style-name="ce36">
            <text:p>629.3</text:p>
          </table:table-cell>
          <table:table-cell office:value-type="float" office:value="667.98" table:style-name="ce36">
            <text:p>668.0</text:p>
          </table:table-cell>
          <table:table-cell office:value-type="float" office:value="1037.01" table:style-name="ce36">
            <text:p>1,037.0</text:p>
          </table:table-cell>
          <table:table-cell office:value-type="float" office:value="368.68" table:style-name="ce36">
            <text:p>368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30326" table:style-name="ce40">
            <text:p>30326</text:p>
          </table:table-cell>
          <table:table-cell table:style-name="ce41"/>
          <table:table-cell office:value-type="string" table:style-name="ce42">
            <text:p>FABRICACAO DE PECAS E ACESSORIOS PARA VEICULOS FERROVIARIOS</text:p>
          </table:table-cell>
          <table:table-cell office:value-type="float" office:value="1940.36" table:style-name="ce43">
            <text:p>1,940.4</text:p>
          </table:table-cell>
          <table:table-cell office:value-type="float" office:value="1792.7" table:style-name="ce43">
            <text:p>1,792.7</text:p>
          </table:table-cell>
          <table:table-cell office:value-type="float" office:value="3061.91" table:style-name="ce43">
            <text:p>3,061.9</text:p>
          </table:table-cell>
          <table:table-cell office:value-type="float" office:value="2073.8000000000002" table:style-name="ce43">
            <text:p>2,073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032600" table:style-name="ce34">
            <text:p>3032600</text:p>
          </table:table-cell>
          <table:table-cell office:value-type="string" table:style-name="ce35">
            <text:p>Fabricação de peças e acessórios para veículos ferroviários</text:p>
          </table:table-cell>
          <table:table-cell office:value-type="float" office:value="1940.36" table:style-name="ce36">
            <text:p>1,940.4</text:p>
          </table:table-cell>
          <table:table-cell office:value-type="float" office:value="1792.7" table:style-name="ce36">
            <text:p>1,792.7</text:p>
          </table:table-cell>
          <table:table-cell office:value-type="float" office:value="3061.91" table:style-name="ce36">
            <text:p>3,061.9</text:p>
          </table:table-cell>
          <table:table-cell office:value-type="float" office:value="2073.8000000000002" table:style-name="ce36">
            <text:p>2,073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304" table:style-name="ce39">
            <text:p>304</text:p>
          </table:table-cell>
          <table:table-cell table:style-name="ce40"/>
          <table:table-cell table:style-name="ce41"/>
          <table:table-cell office:value-type="string" table:style-name="ce42">
            <text:p>FABRICACAO DE AERONAVES</text:p>
          </table:table-cell>
          <table:table-cell office:value-type="float" office:value="4428.3500000000004" table:style-name="ce43">
            <text:p>4,428.4</text:p>
          </table:table-cell>
          <table:table-cell office:value-type="float" office:value="5751.1" table:style-name="ce43">
            <text:p>5,751.1</text:p>
          </table:table-cell>
          <table:table-cell office:value-type="float" office:value="2457.94" table:style-name="ce43">
            <text:p>2,457.9</text:p>
          </table:table-cell>
          <table:table-cell office:value-type="float" office:value="3660.88" table:style-name="ce43">
            <text:p>3,660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30415" table:style-name="ce33">
            <text:p>30415</text:p>
          </table:table-cell>
          <table:table-cell table:style-name="ce34"/>
          <table:table-cell office:value-type="string" table:style-name="ce35">
            <text:p>FABRICACAO DE AERONAVES</text:p>
          </table:table-cell>
          <table:table-cell office:value-type="float" office:value="3878.08" table:style-name="ce36">
            <text:p>3,878.1</text:p>
          </table:table-cell>
          <table:table-cell office:value-type="float" office:value="4466.72" table:style-name="ce36">
            <text:p>4,466.7</text:p>
          </table:table-cell>
          <table:table-cell office:value-type="float" office:value="1866.26" table:style-name="ce36">
            <text:p>1,866.3</text:p>
          </table:table-cell>
          <table:table-cell office:value-type="float" office:value="2966.32" table:style-name="ce36">
            <text:p>2,966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3041500" table:style-name="ce41">
            <text:p>3041500</text:p>
          </table:table-cell>
          <table:table-cell office:value-type="string" table:style-name="ce42">
            <text:p>Fabricação de aeronaves</text:p>
          </table:table-cell>
          <table:table-cell office:value-type="float" office:value="3878.08" table:style-name="ce43">
            <text:p>3,878.1</text:p>
          </table:table-cell>
          <table:table-cell office:value-type="float" office:value="4466.72" table:style-name="ce43">
            <text:p>4,466.7</text:p>
          </table:table-cell>
          <table:table-cell office:value-type="float" office:value="1866.26" table:style-name="ce43">
            <text:p>1,866.3</text:p>
          </table:table-cell>
          <table:table-cell office:value-type="float" office:value="2966.32" table:style-name="ce43">
            <text:p>2,966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30423" table:style-name="ce33">
            <text:p>30423</text:p>
          </table:table-cell>
          <table:table-cell table:style-name="ce34"/>
          <table:table-cell office:value-type="string" table:style-name="ce35">
            <text:p>FABRICACAO DE TURBINAS, MOTORES E OUTROS COMPONENTES E PECAS PARA AERONAVES</text:p>
          </table:table-cell>
          <table:table-cell office:value-type="float" office:value="550.27" table:style-name="ce36">
            <text:p>550.3</text:p>
          </table:table-cell>
          <table:table-cell office:value-type="float" office:value="1284.3800000000001" table:style-name="ce36">
            <text:p>1,284.4</text:p>
          </table:table-cell>
          <table:table-cell office:value-type="float" office:value="591.67999999999995" table:style-name="ce36">
            <text:p>591.7</text:p>
          </table:table-cell>
          <table:table-cell office:value-type="float" office:value="694.56" table:style-name="ce36">
            <text:p>694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3042300" table:style-name="ce41">
            <text:p>3042300</text:p>
          </table:table-cell>
          <table:table-cell office:value-type="string" table:style-name="ce42">
            <text:p>Fabricação de turbinas, motores e outros componentes e peças para aeronaves</text:p>
          </table:table-cell>
          <table:table-cell office:value-type="float" office:value="550.27" table:style-name="ce43">
            <text:p>550.3</text:p>
          </table:table-cell>
          <table:table-cell office:value-type="float" office:value="1284.3800000000001" table:style-name="ce43">
            <text:p>1,284.4</text:p>
          </table:table-cell>
          <table:table-cell office:value-type="float" office:value="591.67999999999995" table:style-name="ce43">
            <text:p>591.7</text:p>
          </table:table-cell>
          <table:table-cell office:value-type="float" office:value="694.56" table:style-name="ce43">
            <text:p>694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305" table:style-name="ce32">
            <text:p>305</text:p>
          </table:table-cell>
          <table:table-cell table:style-name="ce33"/>
          <table:table-cell table:style-name="ce34"/>
          <table:table-cell office:value-type="string" table:style-name="ce35">
            <text:p>FABRICACAO DE VEICULOS MILITARES DE COMBATE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30504" table:style-name="ce40">
            <text:p>30504</text:p>
          </table:table-cell>
          <table:table-cell table:style-name="ce41"/>
          <table:table-cell office:value-type="string" table:style-name="ce42">
            <text:p>FABRICACAO DE VEICULOS MILITARES DE COMBATE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050400" table:style-name="ce34">
            <text:p>3050400</text:p>
          </table:table-cell>
          <table:table-cell office:value-type="string" table:style-name="ce35">
            <text:p>Fabricação de veículos militares de combate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office:value-type="float" office:value="309" table:style-name="ce39">
            <text:p>309</text:p>
          </table:table-cell>
          <table:table-cell table:style-name="ce40"/>
          <table:table-cell table:style-name="ce41"/>
          <table:table-cell office:value-type="string" table:style-name="ce42">
            <text:p>FABRICACAO DE EQUIPAMENTOS DE TRANSPORTE NAO ESPECIFICADOS ANTERIORMENTE</text:p>
          </table:table-cell>
          <table:table-cell office:value-type="float" office:value="12409.44" table:style-name="ce43">
            <text:p>12,409.4</text:p>
          </table:table-cell>
          <table:table-cell office:value-type="float" office:value="13715.64" table:style-name="ce43">
            <text:p>13,715.6</text:p>
          </table:table-cell>
          <table:table-cell office:value-type="float" office:value="16008.79" table:style-name="ce43">
            <text:p>16,008.8</text:p>
          </table:table-cell>
          <table:table-cell office:value-type="float" office:value="21889.19" table:style-name="ce43">
            <text:p>21,889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30911" table:style-name="ce33">
            <text:p>30911</text:p>
          </table:table-cell>
          <table:table-cell table:style-name="ce34"/>
          <table:table-cell office:value-type="string" table:style-name="ce35">
            <text:p>FABRICACAO DE MOTOCICLETAS</text:p>
          </table:table-cell>
          <table:table-cell office:value-type="float" office:value="6531.42" table:style-name="ce36">
            <text:p>6,531.4</text:p>
          </table:table-cell>
          <table:table-cell office:value-type="float" office:value="6502.67" table:style-name="ce36">
            <text:p>6,502.7</text:p>
          </table:table-cell>
          <table:table-cell office:value-type="float" office:value="8463.2099999999991" table:style-name="ce36">
            <text:p>8,463.2</text:p>
          </table:table-cell>
          <table:table-cell office:value-type="float" office:value="15751.89" table:style-name="ce36">
            <text:p>15,751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3091101" table:style-name="ce41">
            <text:p>3091101</text:p>
          </table:table-cell>
          <table:table-cell office:value-type="string" table:style-name="ce42">
            <text:p>Fabricação de motocicletas</text:p>
          </table:table-cell>
          <table:table-cell office:value-type="float" office:value="5894.88" table:style-name="ce43">
            <text:p>5,894.9</text:p>
          </table:table-cell>
          <table:table-cell office:value-type="float" office:value="5610.69" table:style-name="ce43">
            <text:p>5,610.7</text:p>
          </table:table-cell>
          <table:table-cell office:value-type="float" office:value="7602.94" table:style-name="ce43">
            <text:p>7,602.9</text:p>
          </table:table-cell>
          <table:table-cell office:value-type="float" office:value="14368.92" table:style-name="ce43">
            <text:p>14,368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091102" table:style-name="ce34">
            <text:p>3091102</text:p>
          </table:table-cell>
          <table:table-cell office:value-type="string" table:style-name="ce35">
            <text:p>Fabricação de peças e acessórios para motocicletas</text:p>
          </table:table-cell>
          <table:table-cell office:value-type="float" office:value="636.54" table:style-name="ce36">
            <text:p>636.5</text:p>
          </table:table-cell>
          <table:table-cell office:value-type="float" office:value="891.98" table:style-name="ce36">
            <text:p>892.0</text:p>
          </table:table-cell>
          <table:table-cell office:value-type="float" office:value="860.27" table:style-name="ce36">
            <text:p>860.3</text:p>
          </table:table-cell>
          <table:table-cell office:value-type="float" office:value="1382.97" table:style-name="ce36">
            <text:p>1,383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30920" table:style-name="ce40">
            <text:p>30920</text:p>
          </table:table-cell>
          <table:table-cell table:style-name="ce41"/>
          <table:table-cell office:value-type="string" table:style-name="ce42">
            <text:p>FABRICACAO DE BICICLETAS E TRICICLOS NAO-MOTORIZADOS</text:p>
          </table:table-cell>
          <table:table-cell office:value-type="float" office:value="3013.15" table:style-name="ce43">
            <text:p>3,013.2</text:p>
          </table:table-cell>
          <table:table-cell office:value-type="float" office:value="3096" table:style-name="ce43">
            <text:p>3,096.0</text:p>
          </table:table-cell>
          <table:table-cell office:value-type="float" office:value="3724.3" table:style-name="ce43">
            <text:p>3,724.3</text:p>
          </table:table-cell>
          <table:table-cell office:value-type="float" office:value="2788.59" table:style-name="ce43">
            <text:p>2,788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092000" table:style-name="ce34">
            <text:p>3092000</text:p>
          </table:table-cell>
          <table:table-cell office:value-type="string" table:style-name="ce35">
            <text:p>Fabricação de bicicletas e triciclos não-motorizados, peças e acessórios</text:p>
          </table:table-cell>
          <table:table-cell office:value-type="float" office:value="3013.15" table:style-name="ce36">
            <text:p>3,013.2</text:p>
          </table:table-cell>
          <table:table-cell office:value-type="float" office:value="3096" table:style-name="ce36">
            <text:p>3,096.0</text:p>
          </table:table-cell>
          <table:table-cell office:value-type="float" office:value="3724.3" table:style-name="ce36">
            <text:p>3,724.3</text:p>
          </table:table-cell>
          <table:table-cell office:value-type="float" office:value="2788.59" table:style-name="ce36">
            <text:p>2,788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30997" table:style-name="ce40">
            <text:p>30997</text:p>
          </table:table-cell>
          <table:table-cell table:style-name="ce41"/>
          <table:table-cell office:value-type="string" table:style-name="ce42">
            <text:p>FABRICACAO DE EQUIPAMENTOS DE TRANSPORTE NAO ESPECIFICADOS ANTERIORMENTE</text:p>
          </table:table-cell>
          <table:table-cell office:value-type="float" office:value="2864.86" table:style-name="ce43">
            <text:p>2,864.9</text:p>
          </table:table-cell>
          <table:table-cell office:value-type="float" office:value="4116.97" table:style-name="ce43">
            <text:p>4,117.0</text:p>
          </table:table-cell>
          <table:table-cell office:value-type="float" office:value="3821.28" table:style-name="ce43">
            <text:p>3,821.3</text:p>
          </table:table-cell>
          <table:table-cell office:value-type="float" office:value="3348.7" table:style-name="ce43">
            <text:p>3,348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099700" table:style-name="ce34">
            <text:p>3099700</text:p>
          </table:table-cell>
          <table:table-cell office:value-type="string" table:style-name="ce35">
            <text:p>Fabricação de equipamentos de transporte não especificados anteriormente</text:p>
          </table:table-cell>
          <table:table-cell office:value-type="float" office:value="2864.86" table:style-name="ce36">
            <text:p>2,864.9</text:p>
          </table:table-cell>
          <table:table-cell office:value-type="float" office:value="4116.97" table:style-name="ce36">
            <text:p>4,117.0</text:p>
          </table:table-cell>
          <table:table-cell office:value-type="float" office:value="3821.28" table:style-name="ce36">
            <text:p>3,821.3</text:p>
          </table:table-cell>
          <table:table-cell office:value-type="float" office:value="3348.7" table:style-name="ce36">
            <text:p>3,348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office:value-type="float" office:value="31" table:style-name="ce38">
            <text:p>31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FABRICACAO DE MOVEIS</text:p>
          </table:table-cell>
          <table:table-cell office:value-type="float" office:value="31253.64" table:style-name="ce43">
            <text:p>31,253.6</text:p>
          </table:table-cell>
          <table:table-cell office:value-type="float" office:value="22716.28" table:style-name="ce43">
            <text:p>22,716.3</text:p>
          </table:table-cell>
          <table:table-cell office:value-type="float" office:value="24737" table:style-name="ce43">
            <text:p>24,737.0</text:p>
          </table:table-cell>
          <table:table-cell office:value-type="float" office:value="17527.580000000002" table:style-name="ce43">
            <text:p>17,527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310" table:style-name="ce32">
            <text:p>310</text:p>
          </table:table-cell>
          <table:table-cell table:style-name="ce33"/>
          <table:table-cell table:style-name="ce34"/>
          <table:table-cell office:value-type="string" table:style-name="ce35">
            <text:p>FABRICACAO DE MOVEIS</text:p>
          </table:table-cell>
          <table:table-cell office:value-type="float" office:value="31253.64" table:style-name="ce36">
            <text:p>31,253.6</text:p>
          </table:table-cell>
          <table:table-cell office:value-type="float" office:value="22716.28" table:style-name="ce36">
            <text:p>22,716.3</text:p>
          </table:table-cell>
          <table:table-cell office:value-type="float" office:value="24737" table:style-name="ce36">
            <text:p>24,737.0</text:p>
          </table:table-cell>
          <table:table-cell office:value-type="float" office:value="17527.580000000002" table:style-name="ce36">
            <text:p>17,527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31012" table:style-name="ce40">
            <text:p>31012</text:p>
          </table:table-cell>
          <table:table-cell table:style-name="ce41"/>
          <table:table-cell office:value-type="string" table:style-name="ce42">
            <text:p>FABRICACAO DE MOVEIS COM PREDOMINANCIA DE MADEIRA</text:p>
          </table:table-cell>
          <table:table-cell office:value-type="float" office:value="16162.82" table:style-name="ce43">
            <text:p>16,162.8</text:p>
          </table:table-cell>
          <table:table-cell office:value-type="float" office:value="10974.45" table:style-name="ce43">
            <text:p>10,974.5</text:p>
          </table:table-cell>
          <table:table-cell office:value-type="float" office:value="12182.92" table:style-name="ce43">
            <text:p>12,182.9</text:p>
          </table:table-cell>
          <table:table-cell office:value-type="float" office:value="9462.68" table:style-name="ce43">
            <text:p>9,462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101200" table:style-name="ce34">
            <text:p>3101200</text:p>
          </table:table-cell>
          <table:table-cell office:value-type="string" table:style-name="ce35">
            <text:p>Fabricação de móveis com predominância de madeira</text:p>
          </table:table-cell>
          <table:table-cell office:value-type="float" office:value="16162.82" table:style-name="ce36">
            <text:p>16,162.8</text:p>
          </table:table-cell>
          <table:table-cell office:value-type="float" office:value="10974.45" table:style-name="ce36">
            <text:p>10,974.5</text:p>
          </table:table-cell>
          <table:table-cell office:value-type="float" office:value="12182.92" table:style-name="ce36">
            <text:p>12,182.9</text:p>
          </table:table-cell>
          <table:table-cell office:value-type="float" office:value="9462.68" table:style-name="ce36">
            <text:p>9,462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31021" table:style-name="ce40">
            <text:p>31021</text:p>
          </table:table-cell>
          <table:table-cell table:style-name="ce41"/>
          <table:table-cell office:value-type="string" table:style-name="ce42">
            <text:p>FABRICACAO DE MOVEIS COM PREDOMINANCIA DE METAL</text:p>
          </table:table-cell>
          <table:table-cell office:value-type="float" office:value="7172.28" table:style-name="ce43">
            <text:p>7,172.3</text:p>
          </table:table-cell>
          <table:table-cell office:value-type="float" office:value="5396.31" table:style-name="ce43">
            <text:p>5,396.3</text:p>
          </table:table-cell>
          <table:table-cell office:value-type="float" office:value="4620.71" table:style-name="ce43">
            <text:p>4,620.7</text:p>
          </table:table-cell>
          <table:table-cell office:value-type="float" office:value="3892.12" table:style-name="ce43">
            <text:p>3,892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102100" table:style-name="ce34">
            <text:p>3102100</text:p>
          </table:table-cell>
          <table:table-cell office:value-type="string" table:style-name="ce35">
            <text:p>Fabricação de móveis com predominância de metal</text:p>
          </table:table-cell>
          <table:table-cell office:value-type="float" office:value="7172.28" table:style-name="ce36">
            <text:p>7,172.3</text:p>
          </table:table-cell>
          <table:table-cell office:value-type="float" office:value="5396.31" table:style-name="ce36">
            <text:p>5,396.3</text:p>
          </table:table-cell>
          <table:table-cell office:value-type="float" office:value="4620.71" table:style-name="ce36">
            <text:p>4,620.7</text:p>
          </table:table-cell>
          <table:table-cell office:value-type="float" office:value="3892.12" table:style-name="ce36">
            <text:p>3,892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31039" table:style-name="ce40">
            <text:p>31039</text:p>
          </table:table-cell>
          <table:table-cell table:style-name="ce41"/>
          <table:table-cell office:value-type="string" table:style-name="ce42">
            <text:p>FABRICACAO DE MOVEIS DE OUTROS MATERIAIS, EXCETO MADEIRA E METAL</text:p>
          </table:table-cell>
          <table:table-cell office:value-type="float" office:value="1173.1099999999999" table:style-name="ce43">
            <text:p>1,173.1</text:p>
          </table:table-cell>
          <table:table-cell office:value-type="float" office:value="1153.3399999999999" table:style-name="ce43">
            <text:p>1,153.3</text:p>
          </table:table-cell>
          <table:table-cell office:value-type="float" office:value="816.02" table:style-name="ce43">
            <text:p>816.0</text:p>
          </table:table-cell>
          <table:table-cell office:value-type="float" office:value="477.67" table:style-name="ce43">
            <text:p>477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103900" table:style-name="ce34">
            <text:p>3103900</text:p>
          </table:table-cell>
          <table:table-cell office:value-type="string" table:style-name="ce35">
            <text:p>Fabricação de móveis de outros materiais, exceto madeira e metal</text:p>
          </table:table-cell>
          <table:table-cell office:value-type="float" office:value="1173.1099999999999" table:style-name="ce36">
            <text:p>1,173.1</text:p>
          </table:table-cell>
          <table:table-cell office:value-type="float" office:value="1153.3399999999999" table:style-name="ce36">
            <text:p>1,153.3</text:p>
          </table:table-cell>
          <table:table-cell office:value-type="float" office:value="816.02" table:style-name="ce36">
            <text:p>816.0</text:p>
          </table:table-cell>
          <table:table-cell office:value-type="float" office:value="477.67" table:style-name="ce36">
            <text:p>477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31047" table:style-name="ce40">
            <text:p>31047</text:p>
          </table:table-cell>
          <table:table-cell table:style-name="ce41"/>
          <table:table-cell office:value-type="string" table:style-name="ce42">
            <text:p>FABRICACAO DE COLCHOES</text:p>
          </table:table-cell>
          <table:table-cell office:value-type="float" office:value="6745.43" table:style-name="ce43">
            <text:p>6,745.4</text:p>
          </table:table-cell>
          <table:table-cell office:value-type="float" office:value="5192.18" table:style-name="ce43">
            <text:p>5,192.2</text:p>
          </table:table-cell>
          <table:table-cell office:value-type="float" office:value="7117.34" table:style-name="ce43">
            <text:p>7,117.3</text:p>
          </table:table-cell>
          <table:table-cell office:value-type="float" office:value="3695.1" table:style-name="ce43">
            <text:p>3,695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104700" table:style-name="ce34">
            <text:p>3104700</text:p>
          </table:table-cell>
          <table:table-cell office:value-type="string" table:style-name="ce35">
            <text:p>Fabricação de colchões</text:p>
          </table:table-cell>
          <table:table-cell office:value-type="float" office:value="6745.43" table:style-name="ce36">
            <text:p>6,745.4</text:p>
          </table:table-cell>
          <table:table-cell office:value-type="float" office:value="5192.18" table:style-name="ce36">
            <text:p>5,192.2</text:p>
          </table:table-cell>
          <table:table-cell office:value-type="float" office:value="7117.34" table:style-name="ce36">
            <text:p>7,117.3</text:p>
          </table:table-cell>
          <table:table-cell office:value-type="float" office:value="3695.1" table:style-name="ce36">
            <text:p>3,695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office:value-type="float" office:value="32" table:style-name="ce38">
            <text:p>32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FABRICACAO DE PRODUTOS DIVERSOS</text:p>
          </table:table-cell>
          <table:table-cell office:value-type="float" office:value="82831.710000000006" table:style-name="ce43">
            <text:p>82,831.7</text:p>
          </table:table-cell>
          <table:table-cell office:value-type="float" office:value="76805.97" table:style-name="ce43">
            <text:p>76,806.0</text:p>
          </table:table-cell>
          <table:table-cell office:value-type="float" office:value="88492.36" table:style-name="ce43">
            <text:p>88,492.4</text:p>
          </table:table-cell>
          <table:table-cell office:value-type="float" office:value="88187.93" table:style-name="ce43">
            <text:p>88,187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office:value-type="float" office:value="321" table:style-name="ce32">
            <text:p>321</text:p>
          </table:table-cell>
          <table:table-cell table:style-name="ce33"/>
          <table:table-cell table:style-name="ce34"/>
          <table:table-cell office:value-type="string" table:style-name="ce35">
            <text:p>FABRICACAO DE ARTIGOS DE JOALHERIA, BIJUTERIA E SEMELHANTES</text:p>
          </table:table-cell>
          <table:table-cell office:value-type="float" office:value="2572.94" table:style-name="ce36">
            <text:p>2,572.9</text:p>
          </table:table-cell>
          <table:table-cell office:value-type="float" office:value="1799.9" table:style-name="ce36">
            <text:p>1,799.9</text:p>
          </table:table-cell>
          <table:table-cell office:value-type="float" office:value="1438.45" table:style-name="ce36">
            <text:p>1,438.5</text:p>
          </table:table-cell>
          <table:table-cell office:value-type="float" office:value="1240.4000000000001" table:style-name="ce36">
            <text:p>1,240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32116" table:style-name="ce40">
            <text:p>32116</text:p>
          </table:table-cell>
          <table:table-cell table:style-name="ce41"/>
          <table:table-cell office:value-type="string" table:style-name="ce42">
            <text:p>LAPIDACAO DE GEMAS E FABRICACAO DE ARTEFATOS DE OURIVESARIA E JOALHERIA</text:p>
          </table:table-cell>
          <table:table-cell office:value-type="float" office:value="2013.79" table:style-name="ce43">
            <text:p>2,013.8</text:p>
          </table:table-cell>
          <table:table-cell office:value-type="float" office:value="1240.3800000000001" table:style-name="ce43">
            <text:p>1,240.4</text:p>
          </table:table-cell>
          <table:table-cell office:value-type="float" office:value="931.8" table:style-name="ce43">
            <text:p>931.8</text:p>
          </table:table-cell>
          <table:table-cell office:value-type="float" office:value="889.79" table:style-name="ce43">
            <text:p>889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211601" table:style-name="ce34">
            <text:p>3211601</text:p>
          </table:table-cell>
          <table:table-cell office:value-type="string" table:style-name="ce35">
            <text:p>Lapidação de gema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3211602" table:style-name="ce41">
            <text:p>3211602</text:p>
          </table:table-cell>
          <table:table-cell office:value-type="string" table:style-name="ce42">
            <text:p>Fabricação de artefatos de joalheria e ourivesaria</text:p>
          </table:table-cell>
          <table:table-cell office:value-type="float" office:value="2003.71" table:style-name="ce43">
            <text:p>2,003.7</text:p>
          </table:table-cell>
          <table:table-cell office:value-type="float" office:value="1196.24" table:style-name="ce43">
            <text:p>1,196.2</text:p>
          </table:table-cell>
          <table:table-cell office:value-type="float" office:value="677.84" table:style-name="ce43">
            <text:p>677.8</text:p>
          </table:table-cell>
          <table:table-cell office:value-type="float" office:value="748.25" table:style-name="ce43">
            <text:p>748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211603" table:style-name="ce34">
            <text:p>3211603</text:p>
          </table:table-cell>
          <table:table-cell office:value-type="string" table:style-name="ce35">
            <text:p>Cunhagem de moedas e medalha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32124" table:style-name="ce40">
            <text:p>32124</text:p>
          </table:table-cell>
          <table:table-cell table:style-name="ce41"/>
          <table:table-cell office:value-type="string" table:style-name="ce42">
            <text:p>FABRICACAO DE BIJUTERIAS E ARTEFATOS SEMELHANTES</text:p>
          </table:table-cell>
          <table:table-cell office:value-type="float" office:value="559.15" table:style-name="ce43">
            <text:p>559.2</text:p>
          </table:table-cell>
          <table:table-cell office:value-type="float" office:value="559.52" table:style-name="ce43">
            <text:p>559.5</text:p>
          </table:table-cell>
          <table:table-cell office:value-type="float" office:value="506.64" table:style-name="ce43">
            <text:p>506.6</text:p>
          </table:table-cell>
          <table:table-cell office:value-type="float" office:value="350.61" table:style-name="ce43">
            <text:p>350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212400" table:style-name="ce34">
            <text:p>3212400</text:p>
          </table:table-cell>
          <table:table-cell office:value-type="string" table:style-name="ce35">
            <text:p>Fabricação de bijuterias e artefatos semelhantes</text:p>
          </table:table-cell>
          <table:table-cell office:value-type="float" office:value="559.15" table:style-name="ce36">
            <text:p>559.2</text:p>
          </table:table-cell>
          <table:table-cell office:value-type="float" office:value="559.52" table:style-name="ce36">
            <text:p>559.5</text:p>
          </table:table-cell>
          <table:table-cell office:value-type="float" office:value="506.64" table:style-name="ce36">
            <text:p>506.6</text:p>
          </table:table-cell>
          <table:table-cell office:value-type="float" office:value="350.61" table:style-name="ce36">
            <text:p>350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322" table:style-name="ce39">
            <text:p>322</text:p>
          </table:table-cell>
          <table:table-cell table:style-name="ce40"/>
          <table:table-cell table:style-name="ce41"/>
          <table:table-cell office:value-type="string" table:style-name="ce42">
            <text:p>FABRICACAO DE INSTRUMENTOS MUSICAIS</text:p>
          </table:table-cell>
          <table:table-cell office:value-type="float" office:value="617.89" table:style-name="ce43">
            <text:p>617.9</text:p>
          </table:table-cell>
          <table:table-cell office:value-type="float" office:value="542.9" table:style-name="ce43">
            <text:p>542.9</text:p>
          </table:table-cell>
          <table:table-cell office:value-type="float" office:value="1107.05" table:style-name="ce43">
            <text:p>1,107.1</text:p>
          </table:table-cell>
          <table:table-cell office:value-type="float" office:value="647.47" table:style-name="ce43">
            <text:p>647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32205" table:style-name="ce33">
            <text:p>32205</text:p>
          </table:table-cell>
          <table:table-cell table:style-name="ce34"/>
          <table:table-cell office:value-type="string" table:style-name="ce35">
            <text:p>FABRICACAO DE INSTRUMENTOS MUSICAIS</text:p>
          </table:table-cell>
          <table:table-cell office:value-type="float" office:value="617.89" table:style-name="ce36">
            <text:p>617.9</text:p>
          </table:table-cell>
          <table:table-cell office:value-type="float" office:value="542.9" table:style-name="ce36">
            <text:p>542.9</text:p>
          </table:table-cell>
          <table:table-cell office:value-type="float" office:value="1107.05" table:style-name="ce36">
            <text:p>1,107.1</text:p>
          </table:table-cell>
          <table:table-cell office:value-type="float" office:value="647.47" table:style-name="ce36">
            <text:p>647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3220500" table:style-name="ce41">
            <text:p>3220500</text:p>
          </table:table-cell>
          <table:table-cell office:value-type="string" table:style-name="ce42">
            <text:p>Fabricação de instrumentos musicais, peças e acessórios</text:p>
          </table:table-cell>
          <table:table-cell office:value-type="float" office:value="617.89" table:style-name="ce43">
            <text:p>617.9</text:p>
          </table:table-cell>
          <table:table-cell office:value-type="float" office:value="542.9" table:style-name="ce43">
            <text:p>542.9</text:p>
          </table:table-cell>
          <table:table-cell office:value-type="float" office:value="1107.05" table:style-name="ce43">
            <text:p>1,107.1</text:p>
          </table:table-cell>
          <table:table-cell office:value-type="float" office:value="647.47" table:style-name="ce43">
            <text:p>647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323" table:style-name="ce32">
            <text:p>323</text:p>
          </table:table-cell>
          <table:table-cell table:style-name="ce33"/>
          <table:table-cell table:style-name="ce34"/>
          <table:table-cell office:value-type="string" table:style-name="ce35">
            <text:p>FABRICACAO DE ARTEFATOS PARA PESCA E ESPORTE</text:p>
          </table:table-cell>
          <table:table-cell office:value-type="float" office:value="906.24" table:style-name="ce36">
            <text:p>906.2</text:p>
          </table:table-cell>
          <table:table-cell office:value-type="float" office:value="1385.7" table:style-name="ce36">
            <text:p>1,385.7</text:p>
          </table:table-cell>
          <table:table-cell office:value-type="float" office:value="1914.14" table:style-name="ce36">
            <text:p>1,914.1</text:p>
          </table:table-cell>
          <table:table-cell office:value-type="float" office:value="1377.77" table:style-name="ce36">
            <text:p>1,377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32302" table:style-name="ce40">
            <text:p>32302</text:p>
          </table:table-cell>
          <table:table-cell table:style-name="ce41"/>
          <table:table-cell office:value-type="string" table:style-name="ce42">
            <text:p>FABRICACAO DE ARTEFATOS PARA PESCA E ESPORTE</text:p>
          </table:table-cell>
          <table:table-cell office:value-type="float" office:value="906.24" table:style-name="ce43">
            <text:p>906.2</text:p>
          </table:table-cell>
          <table:table-cell office:value-type="float" office:value="1385.7" table:style-name="ce43">
            <text:p>1,385.7</text:p>
          </table:table-cell>
          <table:table-cell office:value-type="float" office:value="1914.14" table:style-name="ce43">
            <text:p>1,914.1</text:p>
          </table:table-cell>
          <table:table-cell office:value-type="float" office:value="1377.77" table:style-name="ce43">
            <text:p>1,377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230200" table:style-name="ce34">
            <text:p>3230200</text:p>
          </table:table-cell>
          <table:table-cell office:value-type="string" table:style-name="ce35">
            <text:p>Fabricação de artefatos para pesca e esporte</text:p>
          </table:table-cell>
          <table:table-cell office:value-type="float" office:value="906.24" table:style-name="ce36">
            <text:p>906.2</text:p>
          </table:table-cell>
          <table:table-cell office:value-type="float" office:value="1385.7" table:style-name="ce36">
            <text:p>1,385.7</text:p>
          </table:table-cell>
          <table:table-cell office:value-type="float" office:value="1914.14" table:style-name="ce36">
            <text:p>1,914.1</text:p>
          </table:table-cell>
          <table:table-cell office:value-type="float" office:value="1377.77" table:style-name="ce36">
            <text:p>1,377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324" table:style-name="ce39">
            <text:p>324</text:p>
          </table:table-cell>
          <table:table-cell table:style-name="ce40"/>
          <table:table-cell table:style-name="ce41"/>
          <table:table-cell office:value-type="string" table:style-name="ce42">
            <text:p>FABRICACAO DE BRINQUEDOS E JOGOS RECREATIVOS</text:p>
          </table:table-cell>
          <table:table-cell office:value-type="float" office:value="8504.57" table:style-name="ce43">
            <text:p>8,504.6</text:p>
          </table:table-cell>
          <table:table-cell office:value-type="float" office:value="2699.7" table:style-name="ce43">
            <text:p>2,699.7</text:p>
          </table:table-cell>
          <table:table-cell office:value-type="float" office:value="4110.67" table:style-name="ce43">
            <text:p>4,110.7</text:p>
          </table:table-cell>
          <table:table-cell office:value-type="float" office:value="2344.27" table:style-name="ce43">
            <text:p>2,344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32400" table:style-name="ce33">
            <text:p>32400</text:p>
          </table:table-cell>
          <table:table-cell table:style-name="ce34"/>
          <table:table-cell office:value-type="string" table:style-name="ce35">
            <text:p>FABRICACAO DE BRINQUEDOS E JOGOS RECREATIVOS</text:p>
          </table:table-cell>
          <table:table-cell office:value-type="float" office:value="8504.57" table:style-name="ce36">
            <text:p>8,504.6</text:p>
          </table:table-cell>
          <table:table-cell office:value-type="float" office:value="2699.7" table:style-name="ce36">
            <text:p>2,699.7</text:p>
          </table:table-cell>
          <table:table-cell office:value-type="float" office:value="4110.67" table:style-name="ce36">
            <text:p>4,110.7</text:p>
          </table:table-cell>
          <table:table-cell office:value-type="float" office:value="2344.27" table:style-name="ce36">
            <text:p>2,344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3240001" table:style-name="ce41">
            <text:p>3240001</text:p>
          </table:table-cell>
          <table:table-cell office:value-type="string" table:style-name="ce42">
            <text:p>Fabricação de jogos eletrônico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3240002" table:style-name="ce34">
            <text:p>3240002</text:p>
          </table:table-cell>
          <table:table-cell office:value-type="string" table:style-name="ce35">
            <text:p>Fabricação de mesas de bilhar, de sinuca e acessórios não associada à locação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3240003" table:style-name="ce41">
            <text:p>3240003</text:p>
          </table:table-cell>
          <table:table-cell office:value-type="string" table:style-name="ce42">
            <text:p>Fabricação de mesas de bilhar, de sinuca e acessórios associada à locação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3240099" table:style-name="ce34">
            <text:p>3240099</text:p>
          </table:table-cell>
          <table:table-cell office:value-type="string" table:style-name="ce35">
            <text:p>Fabricação de outros brinquedos e jogos recreativos não especificados anteriormente</text:p>
          </table:table-cell>
          <table:table-cell office:value-type="float" office:value="8375.35" table:style-name="ce36">
            <text:p>8,375.4</text:p>
          </table:table-cell>
          <table:table-cell office:value-type="float" office:value="2608.46" table:style-name="ce36">
            <text:p>2,608.5</text:p>
          </table:table-cell>
          <table:table-cell office:value-type="float" office:value="4073.41" table:style-name="ce36">
            <text:p>4,073.4</text:p>
          </table:table-cell>
          <table:table-cell office:value-type="float" office:value="2241.83" table:style-name="ce36">
            <text:p>2,241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office:value-type="float" office:value="325" table:style-name="ce39">
            <text:p>325</text:p>
          </table:table-cell>
          <table:table-cell table:style-name="ce40"/>
          <table:table-cell table:style-name="ce41"/>
          <table:table-cell office:value-type="string" table:style-name="ce42">
            <text:p>FABRICACAO DE INSTRUMENTOS E MATERIAIS PARA USO MEDICO E ODONTOLOGICO E DE ARTIGOS OPTICOS</text:p>
          </table:table-cell>
          <table:table-cell office:value-type="float" office:value="45727.93" table:style-name="ce43">
            <text:p>45,727.9</text:p>
          </table:table-cell>
          <table:table-cell office:value-type="float" office:value="47189.53" table:style-name="ce43">
            <text:p>47,189.5</text:p>
          </table:table-cell>
          <table:table-cell office:value-type="float" office:value="57272.27" table:style-name="ce43">
            <text:p>57,272.3</text:p>
          </table:table-cell>
          <table:table-cell office:value-type="float" office:value="60135.74" table:style-name="ce43">
            <text:p>60,135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32507" table:style-name="ce33">
            <text:p>32507</text:p>
          </table:table-cell>
          <table:table-cell table:style-name="ce34"/>
          <table:table-cell office:value-type="string" table:style-name="ce35">
            <text:p>FABRICACAO DE INSTRUMENTOS E MATERIAIS PARA USO MEDICO E ODONTOLOGICO E DE ARTIGOS OPTICOS</text:p>
          </table:table-cell>
          <table:table-cell office:value-type="float" office:value="45727.93" table:style-name="ce36">
            <text:p>45,727.9</text:p>
          </table:table-cell>
          <table:table-cell office:value-type="float" office:value="47189.53" table:style-name="ce36">
            <text:p>47,189.5</text:p>
          </table:table-cell>
          <table:table-cell office:value-type="float" office:value="57272.27" table:style-name="ce36">
            <text:p>57,272.3</text:p>
          </table:table-cell>
          <table:table-cell office:value-type="float" office:value="60135.74" table:style-name="ce36">
            <text:p>60,135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3250701" table:style-name="ce41">
            <text:p>3250701</text:p>
          </table:table-cell>
          <table:table-cell office:value-type="string" table:style-name="ce42">
            <text:p>Fabricação de instrumentos não-eletrônicos e utensílios para uso médico, cirúrgico, odontológico e de laboratório</text:p>
          </table:table-cell>
          <table:table-cell office:value-type="float" office:value="11590.35" table:style-name="ce43">
            <text:p>11,590.4</text:p>
          </table:table-cell>
          <table:table-cell office:value-type="float" office:value="10234.030000000001" table:style-name="ce43">
            <text:p>10,234.0</text:p>
          </table:table-cell>
          <table:table-cell office:value-type="float" office:value="12929.4" table:style-name="ce43">
            <text:p>12,929.4</text:p>
          </table:table-cell>
          <table:table-cell office:value-type="float" office:value="16573.45" table:style-name="ce43">
            <text:p>16,573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3250702" table:style-name="ce34">
            <text:p>3250702</text:p>
          </table:table-cell>
          <table:table-cell office:value-type="string" table:style-name="ce35">
            <text:p>Fabricação de mobiliário para uso médico, cirúrgico, odontológico e de laboratório</text:p>
          </table:table-cell>
          <table:table-cell office:value-type="float" office:value="861.51" table:style-name="ce36">
            <text:p>861.5</text:p>
          </table:table-cell>
          <table:table-cell office:value-type="float" office:value="500.98" table:style-name="ce36">
            <text:p>501.0</text:p>
          </table:table-cell>
          <table:table-cell office:value-type="float" office:value="911.63" table:style-name="ce36">
            <text:p>911.6</text:p>
          </table:table-cell>
          <table:table-cell office:value-type="float" office:value="799.64" table:style-name="ce36">
            <text:p>799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3250703" table:style-name="ce41">
            <text:p>3250703</text:p>
          </table:table-cell>
          <table:table-cell office:value-type="string" table:style-name="ce42">
            <text:p>Fabricação de aparelhos e utensílios para correção de defeitos físicos e aparelhos ortopédicos em geral sob encomenda</text:p>
          </table:table-cell>
          <table:table-cell office:value-type="float" office:value="602.14" table:style-name="ce43">
            <text:p>602.1</text:p>
          </table:table-cell>
          <table:table-cell office:value-type="float" office:value="1179.3800000000001" table:style-name="ce43">
            <text:p>1,179.4</text:p>
          </table:table-cell>
          <table:table-cell office:value-type="float" office:value="1684.32" table:style-name="ce43">
            <text:p>1,684.3</text:p>
          </table:table-cell>
          <table:table-cell office:value-type="float" office:value="3551.4" table:style-name="ce43">
            <text:p>3,551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3250704" table:style-name="ce34">
            <text:p>3250704</text:p>
          </table:table-cell>
          <table:table-cell office:value-type="string" table:style-name="ce35">
            <text:p>Fabricação de aparelhos e utensílios para correção de defeitos físicos e aparelhos ortopédicos em geral, exceto sob encomenda</text:p>
          </table:table-cell>
          <table:table-cell office:value-type="string" table:style-name="ce36">
            <text:p>****</text:p>
          </table:table-cell>
          <table:table-cell office:value-type="float" office:value="305.02" table:style-name="ce36">
            <text:p>305.0</text:p>
          </table:table-cell>
          <table:table-cell office:value-type="float" office:value="553.05999999999995" table:style-name="ce36">
            <text:p>553.1</text:p>
          </table:table-cell>
          <table:table-cell office:value-type="float" office:value="322.66000000000003" table:style-name="ce36">
            <text:p>322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3250705" table:style-name="ce41">
            <text:p>3250705</text:p>
          </table:table-cell>
          <table:table-cell office:value-type="string" table:style-name="ce42">
            <text:p>Fabricação de materiais para medicina e odontologia</text:p>
          </table:table-cell>
          <table:table-cell office:value-type="float" office:value="19346.12" table:style-name="ce43">
            <text:p>19,346.1</text:p>
          </table:table-cell>
          <table:table-cell office:value-type="float" office:value="23354.3" table:style-name="ce43">
            <text:p>23,354.3</text:p>
          </table:table-cell>
          <table:table-cell office:value-type="float" office:value="24582.63" table:style-name="ce43">
            <text:p>24,582.6</text:p>
          </table:table-cell>
          <table:table-cell office:value-type="float" office:value="26020.03" table:style-name="ce43">
            <text:p>26,02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250706" table:style-name="ce34">
            <text:p>3250706</text:p>
          </table:table-cell>
          <table:table-cell office:value-type="string" table:style-name="ce35">
            <text:p>Serviços de prótese dentária</text:p>
          </table:table-cell>
          <table:table-cell office:value-type="string" table:style-name="ce36">
            <text:p>****</text:p>
          </table:table-cell>
          <table:table-cell office:value-type="float" office:value="6.86" table:style-name="ce36">
            <text:p>6.9</text:p>
          </table:table-cell>
          <table:table-cell office:value-type="float" office:value="14.54" table:style-name="ce36">
            <text:p>14.5</text:p>
          </table:table-cell>
          <table:table-cell office:value-type="float" office:value="13.8" table:style-name="ce36">
            <text:p>13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3250707" table:style-name="ce41">
            <text:p>3250707</text:p>
          </table:table-cell>
          <table:table-cell office:value-type="string" table:style-name="ce42">
            <text:p>Fabricação de artigos ópticos</text:p>
          </table:table-cell>
          <table:table-cell office:value-type="float" office:value="11458.44" table:style-name="ce43">
            <text:p>11,458.4</text:p>
          </table:table-cell>
          <table:table-cell office:value-type="float" office:value="10405.870000000001" table:style-name="ce43">
            <text:p>10,405.9</text:p>
          </table:table-cell>
          <table:table-cell office:value-type="float" office:value="15089.66" table:style-name="ce43">
            <text:p>15,089.7</text:p>
          </table:table-cell>
          <table:table-cell office:value-type="float" office:value="11582.37" table:style-name="ce43">
            <text:p>11,582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3250708" table:style-name="ce34">
            <text:p>3250708</text:p>
          </table:table-cell>
          <table:table-cell office:value-type="string" table:style-name="ce35">
            <text:p>Fabricação de artefatos de tecido não tecido para uso odonto-médico-hospitalar</text:p>
          </table:table-cell>
          <table:table-cell table:number-columns-repeated="12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3250709" table:style-name="ce41">
            <text:p>3250709</text:p>
          </table:table-cell>
          <table:table-cell office:value-type="string" table:style-name="ce42">
            <text:p>Serviço de laboratório óptico</text:p>
          </table:table-cell>
          <table:table-cell office:value-type="float" office:value="1511.46" table:style-name="ce43">
            <text:p>1,511.5</text:p>
          </table:table-cell>
          <table:table-cell office:value-type="float" office:value="1203.08" table:style-name="ce43">
            <text:p>1,203.1</text:p>
          </table:table-cell>
          <table:table-cell office:value-type="float" office:value="1507.03" table:style-name="ce43">
            <text:p>1,507.0</text:p>
          </table:table-cell>
          <table:table-cell office:value-type="float" office:value="1272.3900000000001" table:style-name="ce43">
            <text:p>1,272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329" table:style-name="ce32">
            <text:p>329</text:p>
          </table:table-cell>
          <table:table-cell table:style-name="ce33"/>
          <table:table-cell table:style-name="ce34"/>
          <table:table-cell office:value-type="string" table:style-name="ce35">
            <text:p>FABRICACAO DE PRODUTOS DIVERSOS</text:p>
          </table:table-cell>
          <table:table-cell office:value-type="float" office:value="24502.15" table:style-name="ce36">
            <text:p>24,502.2</text:p>
          </table:table-cell>
          <table:table-cell office:value-type="float" office:value="23188.25" table:style-name="ce36">
            <text:p>23,188.3</text:p>
          </table:table-cell>
          <table:table-cell office:value-type="float" office:value="22649.77" table:style-name="ce36">
            <text:p>22,649.8</text:p>
          </table:table-cell>
          <table:table-cell office:value-type="float" office:value="22442.29" table:style-name="ce36">
            <text:p>22,442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32914" table:style-name="ce40">
            <text:p>32914</text:p>
          </table:table-cell>
          <table:table-cell table:style-name="ce41"/>
          <table:table-cell office:value-type="string" table:style-name="ce42">
            <text:p>FABRICACAO DE ESCOVAS, PINCEIS E VASSOURAS</text:p>
          </table:table-cell>
          <table:table-cell office:value-type="float" office:value="1859.86" table:style-name="ce43">
            <text:p>1,859.9</text:p>
          </table:table-cell>
          <table:table-cell office:value-type="float" office:value="1728.7" table:style-name="ce43">
            <text:p>1,728.7</text:p>
          </table:table-cell>
          <table:table-cell office:value-type="float" office:value="2679.44" table:style-name="ce43">
            <text:p>2,679.4</text:p>
          </table:table-cell>
          <table:table-cell office:value-type="float" office:value="1565.24" table:style-name="ce43">
            <text:p>1,565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291400" table:style-name="ce34">
            <text:p>3291400</text:p>
          </table:table-cell>
          <table:table-cell office:value-type="string" table:style-name="ce35">
            <text:p>Fabricação de escovas, pincéis e vassouras</text:p>
          </table:table-cell>
          <table:table-cell office:value-type="float" office:value="1859.86" table:style-name="ce36">
            <text:p>1,859.9</text:p>
          </table:table-cell>
          <table:table-cell office:value-type="float" office:value="1728.7" table:style-name="ce36">
            <text:p>1,728.7</text:p>
          </table:table-cell>
          <table:table-cell office:value-type="float" office:value="2679.44" table:style-name="ce36">
            <text:p>2,679.4</text:p>
          </table:table-cell>
          <table:table-cell office:value-type="float" office:value="1565.24" table:style-name="ce36">
            <text:p>1,565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32922" table:style-name="ce40">
            <text:p>32922</text:p>
          </table:table-cell>
          <table:table-cell table:style-name="ce41"/>
          <table:table-cell office:value-type="string" table:style-name="ce42">
            <text:p>FABRICACAO DE EQUIPAMENTOS E ACESSORIOS PARA SEGURANCA E PROTECAO PESSOAL E PROFISSIONAL</text:p>
          </table:table-cell>
          <table:table-cell office:value-type="float" office:value="8137.36" table:style-name="ce43">
            <text:p>8,137.4</text:p>
          </table:table-cell>
          <table:table-cell office:value-type="float" office:value="7992.97" table:style-name="ce43">
            <text:p>7,993.0</text:p>
          </table:table-cell>
          <table:table-cell office:value-type="float" office:value="9765.14" table:style-name="ce43">
            <text:p>9,765.1</text:p>
          </table:table-cell>
          <table:table-cell office:value-type="float" office:value="10300.84" table:style-name="ce43">
            <text:p>10,300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292201" table:style-name="ce34">
            <text:p>3292201</text:p>
          </table:table-cell>
          <table:table-cell office:value-type="string" table:style-name="ce35">
            <text:p>Fabricação de roupas de proteção e segurança e resistentes a fogo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3292202" table:style-name="ce41">
            <text:p>3292202</text:p>
          </table:table-cell>
          <table:table-cell office:value-type="string" table:style-name="ce42">
            <text:p>Fabricação de equipamentos e acessórios para segurança pessoal e profissional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9">
          <table:table-cell table:style-name="ce31"/>
          <table:table-cell table:style-name="ce32"/>
          <table:table-cell office:value-type="float" office:value="32990" table:style-name="ce33">
            <text:p>32990</text:p>
          </table:table-cell>
          <table:table-cell table:style-name="ce34"/>
          <table:table-cell office:value-type="string" table:style-name="ce35">
            <text:p>FABRICACAO DE PRODUTOS DIVERSOS NAO ESPECIFICADOS ANTERIORMENTE</text:p>
          </table:table-cell>
          <table:table-cell office:value-type="float" office:value="14504.92" table:style-name="ce36">
            <text:p>14,504.9</text:p>
          </table:table-cell>
          <table:table-cell office:value-type="float" office:value="13466.58" table:style-name="ce36">
            <text:p>13,466.6</text:p>
          </table:table-cell>
          <table:table-cell office:value-type="float" office:value="10205.200000000001" table:style-name="ce36">
            <text:p>10,205.2</text:p>
          </table:table-cell>
          <table:table-cell office:value-type="float" office:value="10576.21" table:style-name="ce36">
            <text:p>10,576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3299001" table:style-name="ce41">
            <text:p>3299001</text:p>
          </table:table-cell>
          <table:table-cell office:value-type="string" table:style-name="ce42">
            <text:p>Fabricação de guarda-chuvas e similare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299002" table:style-name="ce34">
            <text:p>3299002</text:p>
          </table:table-cell>
          <table:table-cell office:value-type="string" table:style-name="ce35">
            <text:p>Fabricação de canetas, lápis e outros artigos para escritório</text:p>
          </table:table-cell>
          <table:table-cell office:value-type="float" office:value="3525.42" table:style-name="ce36">
            <text:p>3,525.4</text:p>
          </table:table-cell>
          <table:table-cell office:value-type="float" office:value="3559.95" table:style-name="ce36">
            <text:p>3,560.0</text:p>
          </table:table-cell>
          <table:table-cell office:value-type="float" office:value="1945.54" table:style-name="ce36">
            <text:p>1,945.5</text:p>
          </table:table-cell>
          <table:table-cell office:value-type="float" office:value="3239.87" table:style-name="ce36">
            <text:p>3,239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3299003" table:style-name="ce41">
            <text:p>3299003</text:p>
          </table:table-cell>
          <table:table-cell office:value-type="string" table:style-name="ce42">
            <text:p>Fabricação de letras, letreiros e placas de qualquer material, exceto luminosos</text:p>
          </table:table-cell>
          <table:table-cell office:value-type="float" office:value="792.61" table:style-name="ce43">
            <text:p>792.6</text:p>
          </table:table-cell>
          <table:table-cell office:value-type="float" office:value="829.54" table:style-name="ce43">
            <text:p>829.5</text:p>
          </table:table-cell>
          <table:table-cell office:value-type="float" office:value="548.86" table:style-name="ce43">
            <text:p>548.9</text:p>
          </table:table-cell>
          <table:table-cell office:value-type="float" office:value="422.95" table:style-name="ce43">
            <text:p>423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299004" table:style-name="ce34">
            <text:p>3299004</text:p>
          </table:table-cell>
          <table:table-cell office:value-type="string" table:style-name="ce35">
            <text:p>Fabricação de painéis e letreiros luminoso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235.97" table:style-name="ce36">
            <text:p>236.0</text:p>
          </table:table-cell>
          <table:table-cell office:value-type="float" office:value="240.33" table:style-name="ce36">
            <text:p>240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3299005" table:style-name="ce41">
            <text:p>3299005</text:p>
          </table:table-cell>
          <table:table-cell office:value-type="string" table:style-name="ce42">
            <text:p>Fabricação de aviamentos para costura</text:p>
          </table:table-cell>
          <table:table-cell office:value-type="float" office:value="2622.2" table:style-name="ce43">
            <text:p>2,622.2</text:p>
          </table:table-cell>
          <table:table-cell office:value-type="float" office:value="1730.61" table:style-name="ce43">
            <text:p>1,730.6</text:p>
          </table:table-cell>
          <table:table-cell office:value-type="float" office:value="1251.98" table:style-name="ce43">
            <text:p>1,252.0</text:p>
          </table:table-cell>
          <table:table-cell office:value-type="float" office:value="1336.86" table:style-name="ce43">
            <text:p>1,336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299006" table:style-name="ce34">
            <text:p>3299006</text:p>
          </table:table-cell>
          <table:table-cell office:value-type="string" table:style-name="ce35">
            <text:p>Fabricação de velas, inclusive decorativas</text:p>
          </table:table-cell>
          <table:table-cell office:value-type="float" office:value="732.82" table:style-name="ce36">
            <text:p>732.8</text:p>
          </table:table-cell>
          <table:table-cell office:value-type="float" office:value="193.24" table:style-name="ce36">
            <text:p>193.2</text:p>
          </table:table-cell>
          <table:table-cell office:value-type="float" office:value="106" table:style-name="ce36">
            <text:p>106.0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3299099" table:style-name="ce41">
            <text:p>3299099</text:p>
          </table:table-cell>
          <table:table-cell office:value-type="string" table:style-name="ce42">
            <text:p>Fabricação de produtos diversos não especificados anteriormente</text:p>
          </table:table-cell>
          <table:table-cell office:value-type="float" office:value="6316.61" table:style-name="ce43">
            <text:p>6,316.6</text:p>
          </table:table-cell>
          <table:table-cell office:value-type="float" office:value="6628.81" table:style-name="ce43">
            <text:p>6,628.8</text:p>
          </table:table-cell>
          <table:table-cell office:value-type="float" office:value="6116.85" table:style-name="ce43">
            <text:p>6,116.9</text:p>
          </table:table-cell>
          <table:table-cell office:value-type="float" office:value="4870.4799999999996" table:style-name="ce43">
            <text:p>4,870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office:value-type="float" office:value="33" table:style-name="ce31">
            <text:p>33</text:p>
          </table:table-cell>
          <table:table-cell table:style-name="ce32"/>
          <table:table-cell table:style-name="ce33"/>
          <table:table-cell table:style-name="ce34"/>
          <table:table-cell office:value-type="string" table:style-name="ce35">
            <text:p>MANUTENCAO, REPARACAO E INSTALACAO DE MAQUINAS E EQUIPAMENTOS</text:p>
          </table:table-cell>
          <table:table-cell office:value-type="float" office:value="19529.22" table:style-name="ce36">
            <text:p>19,529.2</text:p>
          </table:table-cell>
          <table:table-cell office:value-type="float" office:value="19705.310000000001" table:style-name="ce36">
            <text:p>19,705.3</text:p>
          </table:table-cell>
          <table:table-cell office:value-type="float" office:value="22809.52" table:style-name="ce36">
            <text:p>22,809.5</text:p>
          </table:table-cell>
          <table:table-cell office:value-type="float" office:value="20407.97" table:style-name="ce36">
            <text:p>20,408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331" table:style-name="ce39">
            <text:p>331</text:p>
          </table:table-cell>
          <table:table-cell table:style-name="ce40"/>
          <table:table-cell table:style-name="ce41"/>
          <table:table-cell office:value-type="string" table:style-name="ce42">
            <text:p>MANUTENCAO E REPARACAO DE MAQUINAS E EQUIPAMENTOS</text:p>
          </table:table-cell>
          <table:table-cell office:value-type="float" office:value="16025.17" table:style-name="ce43">
            <text:p>16,025.2</text:p>
          </table:table-cell>
          <table:table-cell office:value-type="float" office:value="18219.990000000002" table:style-name="ce43">
            <text:p>18,220.0</text:p>
          </table:table-cell>
          <table:table-cell office:value-type="float" office:value="19325.71" table:style-name="ce43">
            <text:p>19,325.7</text:p>
          </table:table-cell>
          <table:table-cell office:value-type="float" office:value="16608.89" table:style-name="ce43">
            <text:p>16,608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1">
          <table:table-cell table:style-name="ce31"/>
          <table:table-cell table:style-name="ce32"/>
          <table:table-cell office:value-type="float" office:value="33112" table:style-name="ce33">
            <text:p>33112</text:p>
          </table:table-cell>
          <table:table-cell table:style-name="ce34"/>
          <table:table-cell office:value-type="string" table:style-name="ce35">
            <text:p>MANUTENCAO E REPARACAO DE TANQUES, RESERVATORIOS METALICOS E CALDEIRAS, EXCETO PARA VEICULOS</text:p>
          </table:table-cell>
          <table:table-cell office:value-type="float" office:value="43.81" table:style-name="ce36">
            <text:p>43.8</text:p>
          </table:table-cell>
          <table:table-cell office:value-type="float" office:value="101.9" table:style-name="ce36">
            <text:p>101.9</text:p>
          </table:table-cell>
          <table:table-cell office:value-type="float" office:value="159.75" table:style-name="ce36">
            <text:p>159.8</text:p>
          </table:table-cell>
          <table:table-cell office:value-type="float" office:value="98.31" table:style-name="ce36">
            <text:p>98.3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3311200" table:style-name="ce41">
            <text:p>3311200</text:p>
          </table:table-cell>
          <table:table-cell office:value-type="string" table:style-name="ce42">
            <text:p>Manutenção e reparação de tanques, reservatórios metálicos e caldeiras, exceto para veículos</text:p>
          </table:table-cell>
          <table:table-cell office:value-type="float" office:value="43.81" table:style-name="ce43">
            <text:p>43.8</text:p>
          </table:table-cell>
          <table:table-cell office:value-type="float" office:value="101.9" table:style-name="ce43">
            <text:p>101.9</text:p>
          </table:table-cell>
          <table:table-cell office:value-type="float" office:value="159.75" table:style-name="ce43">
            <text:p>159.8</text:p>
          </table:table-cell>
          <table:table-cell office:value-type="float" office:value="98.31" table:style-name="ce43">
            <text:p>98.3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1">
          <table:table-cell table:style-name="ce31"/>
          <table:table-cell table:style-name="ce32"/>
          <table:table-cell office:value-type="float" office:value="33121" table:style-name="ce33">
            <text:p>33121</text:p>
          </table:table-cell>
          <table:table-cell table:style-name="ce34"/>
          <table:table-cell office:value-type="string" table:style-name="ce35">
            <text:p>MANUTENCAO E REPARACAO DE EQUIPAMENTOS ELETRONICOS E OPTICOS</text:p>
          </table:table-cell>
          <table:table-cell office:value-type="float" office:value="2437.88" table:style-name="ce36">
            <text:p>2,437.9</text:p>
          </table:table-cell>
          <table:table-cell office:value-type="float" office:value="2154.63" table:style-name="ce36">
            <text:p>2,154.6</text:p>
          </table:table-cell>
          <table:table-cell office:value-type="float" office:value="4013.6" table:style-name="ce36">
            <text:p>4,013.6</text:p>
          </table:table-cell>
          <table:table-cell office:value-type="float" office:value="2597.71" table:style-name="ce36">
            <text:p>2,597.7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312101" table:style-name="ce34">
            <text:p>3312101</text:p>
          </table:table-cell>
          <table:table-cell office:value-type="string" table:style-name="ce35">
            <text:p>Manutenção e reparação de equipamentos transmissores de comunicação</text:p>
          </table:table-cell>
          <table:table-cell table:number-columns-repeated="12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3312102" table:style-name="ce41">
            <text:p>3312102</text:p>
          </table:table-cell>
          <table:table-cell office:value-type="string" table:style-name="ce42">
            <text:p>Manutenção e reparação de aparelhos e instrumentos de medida, teste e controle</text:p>
          </table:table-cell>
          <table:table-cell office:value-type="float" office:value="1513.17" table:style-name="ce43">
            <text:p>1,513.2</text:p>
          </table:table-cell>
          <table:table-cell office:value-type="float" office:value="1100.0899999999999" table:style-name="ce43">
            <text:p>1,100.1</text:p>
          </table:table-cell>
          <table:table-cell office:value-type="float" office:value="2879.56" table:style-name="ce43">
            <text:p>2,879.6</text:p>
          </table:table-cell>
          <table:table-cell office:value-type="float" office:value="1529.12" table:style-name="ce43">
            <text:p>1,529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3312103" table:style-name="ce34">
            <text:p>3312103</text:p>
          </table:table-cell>
          <table:table-cell office:value-type="string" table:style-name="ce35">
            <text:p>Manutenção e reparação de aparelhos eletromédicos e eletroterapêuticos e equipamentos de irradiação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3312104" table:style-name="ce41">
            <text:p>3312104</text:p>
          </table:table-cell>
          <table:table-cell office:value-type="string" table:style-name="ce42">
            <text:p>Manutenção e reparação de equipamentos e instrumentos óptico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33139" table:style-name="ce33">
            <text:p>33139</text:p>
          </table:table-cell>
          <table:table-cell table:style-name="ce34"/>
          <table:table-cell office:value-type="string" table:style-name="ce35">
            <text:p>MANUTENCAO E REPARACAO DE MAQUINAS E EQUIPAMENTOS ELETRICOS</text:p>
          </table:table-cell>
          <table:table-cell office:value-type="float" office:value="1304.75" table:style-name="ce36">
            <text:p>1,304.8</text:p>
          </table:table-cell>
          <table:table-cell office:value-type="float" office:value="1229.55" table:style-name="ce36">
            <text:p>1,229.6</text:p>
          </table:table-cell>
          <table:table-cell office:value-type="float" office:value="1099.3" table:style-name="ce36">
            <text:p>1,099.3</text:p>
          </table:table-cell>
          <table:table-cell office:value-type="float" office:value="958.81" table:style-name="ce36">
            <text:p>958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3313901" table:style-name="ce41">
            <text:p>3313901</text:p>
          </table:table-cell>
          <table:table-cell office:value-type="string" table:style-name="ce42">
            <text:p>Manutenção e reparação de geradores, transformadores e motores elétrico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3313902" table:style-name="ce34">
            <text:p>3313902</text:p>
          </table:table-cell>
          <table:table-cell office:value-type="string" table:style-name="ce35">
            <text:p>Manutenção e reparação de baterias e acumuladores elétricos, exceto para veículo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3313999" table:style-name="ce41">
            <text:p>3313999</text:p>
          </table:table-cell>
          <table:table-cell office:value-type="string" table:style-name="ce42">
            <text:p>Manutenção e reparação de máquinas, aparelhos e materiais elétricos não especificados anteriormente</text:p>
          </table:table-cell>
          <table:table-cell office:value-type="float" office:value="842.68" table:style-name="ce43">
            <text:p>842.7</text:p>
          </table:table-cell>
          <table:table-cell office:value-type="float" office:value="778.28" table:style-name="ce43">
            <text:p>778.3</text:p>
          </table:table-cell>
          <table:table-cell office:value-type="float" office:value="837.08" table:style-name="ce43">
            <text:p>837.1</text:p>
          </table:table-cell>
          <table:table-cell office:value-type="float" office:value="551.79" table:style-name="ce43">
            <text:p>551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33147" table:style-name="ce33">
            <text:p>33147</text:p>
          </table:table-cell>
          <table:table-cell table:style-name="ce34"/>
          <table:table-cell office:value-type="string" table:style-name="ce35">
            <text:p>MANUTENCAO E REPARACAO DE MAQUINAS E EQUIPAMENTOS DA INDUSTRIA MECANICA</text:p>
          </table:table-cell>
          <table:table-cell office:value-type="float" office:value="6949.53" table:style-name="ce36">
            <text:p>6,949.5</text:p>
          </table:table-cell>
          <table:table-cell office:value-type="float" office:value="7867.97" table:style-name="ce36">
            <text:p>7,868.0</text:p>
          </table:table-cell>
          <table:table-cell office:value-type="float" office:value="7057.76" table:style-name="ce36">
            <text:p>7,057.8</text:p>
          </table:table-cell>
          <table:table-cell office:value-type="float" office:value="7570.7" table:style-name="ce36">
            <text:p>7,570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3314701" table:style-name="ce41">
            <text:p>3314701</text:p>
          </table:table-cell>
          <table:table-cell office:value-type="string" table:style-name="ce42">
            <text:p>Manutenção e reparação de máquinas motrizes não-elétricas</text:p>
          </table:table-cell>
          <table:table-cell office:value-type="float" office:value="195.46" table:style-name="ce43">
            <text:p>195.5</text:p>
          </table:table-cell>
          <table:table-cell office:value-type="float" office:value="48.6" table:style-name="ce43">
            <text:p>48.6</text:p>
          </table:table-cell>
          <table:table-cell office:value-type="float" office:value="54.2" table:style-name="ce43">
            <text:p>54.2</text:p>
          </table:table-cell>
          <table:table-cell office:value-type="float" office:value="103.22" table:style-name="ce43">
            <text:p>103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3314702" table:style-name="ce34">
            <text:p>3314702</text:p>
          </table:table-cell>
          <table:table-cell office:value-type="string" table:style-name="ce35">
            <text:p>Manutenção e reparação de equipamentos hidráulicos e pneumáticos, exceto válvulas</text:p>
          </table:table-cell>
          <table:table-cell office:value-type="float" office:value="83.02" table:style-name="ce36">
            <text:p>83.0</text:p>
          </table:table-cell>
          <table:table-cell office:value-type="float" office:value="421.18" table:style-name="ce36">
            <text:p>421.2</text:p>
          </table:table-cell>
          <table:table-cell office:value-type="float" office:value="231.63" table:style-name="ce36">
            <text:p>231.6</text:p>
          </table:table-cell>
          <table:table-cell office:value-type="float" office:value="141.16" table:style-name="ce36">
            <text:p>141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3314703" table:style-name="ce41">
            <text:p>3314703</text:p>
          </table:table-cell>
          <table:table-cell office:value-type="string" table:style-name="ce42">
            <text:p>Manutenção e reparação de válvulas industriais</text:p>
          </table:table-cell>
          <table:table-cell office:value-type="float" office:value="43.73" table:style-name="ce43">
            <text:p>43.7</text:p>
          </table:table-cell>
          <table:table-cell office:value-type="float" office:value="76.37" table:style-name="ce43">
            <text:p>76.4</text:p>
          </table:table-cell>
          <table:table-cell office:value-type="float" office:value="193.9" table:style-name="ce43">
            <text:p>193.9</text:p>
          </table:table-cell>
          <table:table-cell office:value-type="float" office:value="270.54000000000002" table:style-name="ce43">
            <text:p>270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314704" table:style-name="ce34">
            <text:p>3314704</text:p>
          </table:table-cell>
          <table:table-cell office:value-type="string" table:style-name="ce35">
            <text:p>Manutenção e reparação de compressores</text:p>
          </table:table-cell>
          <table:table-cell office:value-type="string" table:style-name="ce36">
            <text:p>****</text:p>
          </table:table-cell>
          <table:table-cell office:value-type="float" office:value="54.01" table:style-name="ce36">
            <text:p>54.0</text:p>
          </table:table-cell>
          <table:table-cell office:value-type="float" office:value="58.72" table:style-name="ce36">
            <text:p>58.7</text:p>
          </table:table-cell>
          <table:table-cell office:value-type="float" office:value="48.61" table:style-name="ce36">
            <text:p>48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3314705" table:style-name="ce41">
            <text:p>3314705</text:p>
          </table:table-cell>
          <table:table-cell office:value-type="string" table:style-name="ce42">
            <text:p>Manutenção e reparação de equipamentos de transmissão para fins industriais</text:p>
          </table:table-cell>
          <table:table-cell office:value-type="float" office:value="221.35" table:style-name="ce43">
            <text:p>221.4</text:p>
          </table:table-cell>
          <table:table-cell office:value-type="float" office:value="76.78" table:style-name="ce43">
            <text:p>76.8</text:p>
          </table:table-cell>
          <table:table-cell office:value-type="float" office:value="165.17" table:style-name="ce43">
            <text:p>165.2</text:p>
          </table:table-cell>
          <table:table-cell office:value-type="float" office:value="194.23" table:style-name="ce43">
            <text:p>194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3314706" table:style-name="ce34">
            <text:p>3314706</text:p>
          </table:table-cell>
          <table:table-cell office:value-type="string" table:style-name="ce35">
            <text:p>Manutenção e reparação de máquinas, aparelhos e equipamentos para instalações térmicas</text:p>
          </table:table-cell>
          <table:table-cell office:value-type="string" table:style-name="ce36">
            <text:p>****</text:p>
          </table:table-cell>
          <table:table-cell office:value-type="float" office:value="31.24" table:style-name="ce36">
            <text:p>31.2</text:p>
          </table:table-cell>
          <table:table-cell office:value-type="float" office:value="38.369999999999997" table:style-name="ce36">
            <text:p>38.4</text:p>
          </table:table-cell>
          <table:table-cell office:value-type="float" office:value="8.64" table:style-name="ce36">
            <text:p>8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3314707" table:style-name="ce41">
            <text:p>3314707</text:p>
          </table:table-cell>
          <table:table-cell office:value-type="string" table:style-name="ce42">
            <text:p>Manutenção e reparação de máquinas e aparelhos de refrigeração e ventilação para uso industrial e comercial</text:p>
          </table:table-cell>
          <table:table-cell office:value-type="float" office:value="130.68" table:style-name="ce43">
            <text:p>130.7</text:p>
          </table:table-cell>
          <table:table-cell office:value-type="float" office:value="203.2" table:style-name="ce43">
            <text:p>203.2</text:p>
          </table:table-cell>
          <table:table-cell office:value-type="float" office:value="249.4" table:style-name="ce43">
            <text:p>249.4</text:p>
          </table:table-cell>
          <table:table-cell office:value-type="float" office:value="247.14" table:style-name="ce43">
            <text:p>247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3314708" table:style-name="ce34">
            <text:p>3314708</text:p>
          </table:table-cell>
          <table:table-cell office:value-type="string" table:style-name="ce35">
            <text:p>Manutenção e reparação de máquinas, equipamentos e aparelhos para transporte e elevação de cargas</text:p>
          </table:table-cell>
          <table:table-cell office:value-type="float" office:value="105.23" table:style-name="ce36">
            <text:p>105.2</text:p>
          </table:table-cell>
          <table:table-cell office:value-type="float" office:value="85.51" table:style-name="ce36">
            <text:p>85.5</text:p>
          </table:table-cell>
          <table:table-cell office:value-type="float" office:value="43.54" table:style-name="ce36">
            <text:p>43.5</text:p>
          </table:table-cell>
          <table:table-cell office:value-type="float" office:value="59.68" table:style-name="ce36">
            <text:p>59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3314709" table:style-name="ce41">
            <text:p>3314709</text:p>
          </table:table-cell>
          <table:table-cell office:value-type="string" table:style-name="ce42">
            <text:p>Manutenção e reparação de máquinas de escrever, calcular e de outros equipamentos não-eletrônicos para escritório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3314710" table:style-name="ce34">
            <text:p>3314710</text:p>
          </table:table-cell>
          <table:table-cell office:value-type="string" table:style-name="ce35">
            <text:p>Manutenção e reparação de máquinas e equipamentos para uso geral não especificados anteriormente</text:p>
          </table:table-cell>
          <table:table-cell office:value-type="float" office:value="1447.36" table:style-name="ce36">
            <text:p>1,447.4</text:p>
          </table:table-cell>
          <table:table-cell office:value-type="float" office:value="1338.82" table:style-name="ce36">
            <text:p>1,338.8</text:p>
          </table:table-cell>
          <table:table-cell office:value-type="float" office:value="1082.83" table:style-name="ce36">
            <text:p>1,082.8</text:p>
          </table:table-cell>
          <table:table-cell office:value-type="float" office:value="885.61" table:style-name="ce36">
            <text:p>885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3314711" table:style-name="ce41">
            <text:p>3314711</text:p>
          </table:table-cell>
          <table:table-cell office:value-type="string" table:style-name="ce42">
            <text:p>Manutenção e reparação de máquinas e equipamentos para agricultura e pecuária</text:p>
          </table:table-cell>
          <table:table-cell office:value-type="float" office:value="5.05" table:style-name="ce43">
            <text:p>5.1</text:p>
          </table:table-cell>
          <table:table-cell office:value-type="float" office:value="10.64" table:style-name="ce43">
            <text:p>10.6</text:p>
          </table:table-cell>
          <table:table-cell office:value-type="float" office:value="28.35" table:style-name="ce43">
            <text:p>28.4</text:p>
          </table:table-cell>
          <table:table-cell office:value-type="float" office:value="17.57" table:style-name="ce43">
            <text:p>17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314712" table:style-name="ce34">
            <text:p>3314712</text:p>
          </table:table-cell>
          <table:table-cell office:value-type="string" table:style-name="ce35">
            <text:p>Manutenção e reparação de tratores agrícolas</text:p>
          </table:table-cell>
          <table:table-cell office:value-type="string" table:style-name="ce36">
            <text:p>****</text:p>
          </table:table-cell>
          <table:table-cell office:value-type="float" office:value="29.64" table:style-name="ce36">
            <text:p>29.6</text:p>
          </table:table-cell>
          <table:table-cell office:value-type="float" office:value="2" table:style-name="ce36">
            <text:p>2.0</text:p>
          </table:table-cell>
          <table:table-cell office:value-type="float" office:value="1.39" table:style-name="ce36">
            <text:p>1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3314713" table:style-name="ce41">
            <text:p>3314713</text:p>
          </table:table-cell>
          <table:table-cell office:value-type="string" table:style-name="ce42">
            <text:p>Manutenção e reparação de máquinas-ferramenta</text:p>
          </table:table-cell>
          <table:table-cell office:value-type="float" office:value="245.67" table:style-name="ce43">
            <text:p>245.7</text:p>
          </table:table-cell>
          <table:table-cell office:value-type="float" office:value="617.13" table:style-name="ce43">
            <text:p>617.1</text:p>
          </table:table-cell>
          <table:table-cell office:value-type="float" office:value="244.24" table:style-name="ce43">
            <text:p>244.2</text:p>
          </table:table-cell>
          <table:table-cell office:value-type="float" office:value="406.73" table:style-name="ce43">
            <text:p>406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3314714" table:style-name="ce34">
            <text:p>3314714</text:p>
          </table:table-cell>
          <table:table-cell office:value-type="string" table:style-name="ce35">
            <text:p>Manutenção e reparação de máquinas e equipamentos para a prospecção e extração de petróleo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3314715" table:style-name="ce41">
            <text:p>3314715</text:p>
          </table:table-cell>
          <table:table-cell office:value-type="string" table:style-name="ce42">
            <text:p>Manutenção e reparação de máquinas e equipamentos para uso na extração mineral, exceto na extração de petróleo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314716" table:style-name="ce34">
            <text:p>3314716</text:p>
          </table:table-cell>
          <table:table-cell office:value-type="string" table:style-name="ce35">
            <text:p>Manutenção e reparação de tratores, exceto agrícola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3314717" table:style-name="ce41">
            <text:p>3314717</text:p>
          </table:table-cell>
          <table:table-cell office:value-type="string" table:style-name="ce42">
            <text:p>Manutenção e reparação de máquinas e equipamentos de terraplenagem, pavimentação e construção, exceto tratores</text:p>
          </table:table-cell>
          <table:table-cell office:value-type="string" table:style-name="ce43">
            <text:p>****</text:p>
          </table:table-cell>
          <table:table-cell office:value-type="float" office:value="26.61" table:style-name="ce43">
            <text:p>26.6</text:p>
          </table:table-cell>
          <table:table-cell office:value-type="float" office:value="40.11" table:style-name="ce43">
            <text:p>40.1</text:p>
          </table:table-cell>
          <table:table-cell office:value-type="float" office:value="10.67" table:style-name="ce43">
            <text:p>10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3314718" table:style-name="ce34">
            <text:p>3314718</text:p>
          </table:table-cell>
          <table:table-cell office:value-type="string" table:style-name="ce35">
            <text:p>Manutenção e reparação de máquinas para a indústria metalúrgica, exceto máquinas-ferramenta</text:p>
          </table:table-cell>
          <table:table-cell office:value-type="float" office:value="1041.48" table:style-name="ce36">
            <text:p>1,041.5</text:p>
          </table:table-cell>
          <table:table-cell office:value-type="float" office:value="1081.8399999999999" table:style-name="ce36">
            <text:p>1,081.8</text:p>
          </table:table-cell>
          <table:table-cell office:value-type="float" office:value="1144.6500000000001" table:style-name="ce36">
            <text:p>1,144.7</text:p>
          </table:table-cell>
          <table:table-cell office:value-type="float" office:value="923.48" table:style-name="ce36">
            <text:p>923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9">
          <table:table-cell table:style-name="ce38"/>
          <table:table-cell table:style-name="ce39"/>
          <table:table-cell table:style-name="ce40"/>
          <table:table-cell office:value-type="float" office:value="3314719" table:style-name="ce41">
            <text:p>3314719</text:p>
          </table:table-cell>
          <table:table-cell office:value-type="string" table:style-name="ce42">
            <text:p>Manutenção e reparação de máquinas e equipamentos para as indústrias de alimentos, bebidas e fumo</text:p>
          </table:table-cell>
          <table:table-cell office:value-type="float" office:value="654.20000000000005" table:style-name="ce43">
            <text:p>654.2</text:p>
          </table:table-cell>
          <table:table-cell office:value-type="float" office:value="576.39" table:style-name="ce43">
            <text:p>576.4</text:p>
          </table:table-cell>
          <table:table-cell office:value-type="float" office:value="1242.03" table:style-name="ce43">
            <text:p>1,242.0</text:p>
          </table:table-cell>
          <table:table-cell office:value-type="float" office:value="1036.83" table:style-name="ce43">
            <text:p>1,036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3314720" table:style-name="ce34">
            <text:p>3314720</text:p>
          </table:table-cell>
          <table:table-cell office:value-type="string" table:style-name="ce35">
            <text:p>Manutenção e reparação de máquinas e equipamentos para a indústria têxtil, do vestuário, do couro e calçados</text:p>
          </table:table-cell>
          <table:table-cell office:value-type="float" office:value="118.06" table:style-name="ce36">
            <text:p>118.1</text:p>
          </table:table-cell>
          <table:table-cell office:value-type="float" office:value="40.880000000000003" table:style-name="ce36">
            <text:p>40.9</text:p>
          </table:table-cell>
          <table:table-cell office:value-type="float" office:value="80.12" table:style-name="ce36">
            <text:p>80.1</text:p>
          </table:table-cell>
          <table:table-cell office:value-type="float" office:value="104.46" table:style-name="ce36">
            <text:p>104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3314721" table:style-name="ce41">
            <text:p>3314721</text:p>
          </table:table-cell>
          <table:table-cell office:value-type="string" table:style-name="ce42">
            <text:p>Manutenção e reparação de máquinas e aparelhos para a indústria de celulose, papel e papelão e artefato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float" office:value="63.1" table:style-name="ce43">
            <text:p>63.1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314722" table:style-name="ce34">
            <text:p>3314722</text:p>
          </table:table-cell>
          <table:table-cell office:value-type="string" table:style-name="ce35">
            <text:p>Manutenção e reparação de máquinas e aparelhos para a indústria do plástico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769.39" table:style-name="ce36">
            <text:p>769.4</text:p>
          </table:table-cell>
          <table:table-cell office:value-type="float" office:value="632.52" table:style-name="ce36">
            <text:p>632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3314799" table:style-name="ce41">
            <text:p>3314799</text:p>
          </table:table-cell>
          <table:table-cell office:value-type="string" table:style-name="ce42">
            <text:p>Manutenção e reparação de outras máquinas e equipamentos para usos industriais não especificados anteriormente</text:p>
          </table:table-cell>
          <table:table-cell office:value-type="float" office:value="1741.19" table:style-name="ce43">
            <text:p>1,741.2</text:p>
          </table:table-cell>
          <table:table-cell office:value-type="float" office:value="853.84" table:style-name="ce43">
            <text:p>853.8</text:p>
          </table:table-cell>
          <table:table-cell office:value-type="float" office:value="968.92" table:style-name="ce43">
            <text:p>968.9</text:p>
          </table:table-cell>
          <table:table-cell office:value-type="float" office:value="1802.31" table:style-name="ce43">
            <text:p>1,802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33155" table:style-name="ce33">
            <text:p>33155</text:p>
          </table:table-cell>
          <table:table-cell table:style-name="ce34"/>
          <table:table-cell office:value-type="string" table:style-name="ce35">
            <text:p>MANUTENCAO E REPARACAO DE VEICULOS FERROVIARIOS</text:p>
          </table:table-cell>
          <table:table-cell office:value-type="float" office:value="285.45" table:style-name="ce36">
            <text:p>285.5</text:p>
          </table:table-cell>
          <table:table-cell office:value-type="float" office:value="1227.47" table:style-name="ce36">
            <text:p>1,227.5</text:p>
          </table:table-cell>
          <table:table-cell office:value-type="float" office:value="1149.25" table:style-name="ce36">
            <text:p>1,149.3</text:p>
          </table:table-cell>
          <table:table-cell office:value-type="float" office:value="423.96" table:style-name="ce36">
            <text:p>424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3315500" table:style-name="ce41">
            <text:p>3315500</text:p>
          </table:table-cell>
          <table:table-cell office:value-type="string" table:style-name="ce42">
            <text:p>Manutenção e reparação de veículos ferroviários</text:p>
          </table:table-cell>
          <table:table-cell office:value-type="float" office:value="285.45" table:style-name="ce43">
            <text:p>285.5</text:p>
          </table:table-cell>
          <table:table-cell office:value-type="float" office:value="1227.47" table:style-name="ce43">
            <text:p>1,227.5</text:p>
          </table:table-cell>
          <table:table-cell office:value-type="float" office:value="1149.25" table:style-name="ce43">
            <text:p>1,149.3</text:p>
          </table:table-cell>
          <table:table-cell office:value-type="float" office:value="423.96" table:style-name="ce43">
            <text:p>424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33163" table:style-name="ce33">
            <text:p>33163</text:p>
          </table:table-cell>
          <table:table-cell table:style-name="ce34"/>
          <table:table-cell office:value-type="string" table:style-name="ce35">
            <text:p>MANUTENCAO E REPARACAO DE AERONAVES</text:p>
          </table:table-cell>
          <table:table-cell office:value-type="float" office:value="4615.17" table:style-name="ce36">
            <text:p>4,615.2</text:p>
          </table:table-cell>
          <table:table-cell office:value-type="float" office:value="5223.8" table:style-name="ce36">
            <text:p>5,223.8</text:p>
          </table:table-cell>
          <table:table-cell office:value-type="float" office:value="5387.87" table:style-name="ce36">
            <text:p>5,387.9</text:p>
          </table:table-cell>
          <table:table-cell office:value-type="float" office:value="3863.27" table:style-name="ce36">
            <text:p>3,863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3316301" table:style-name="ce41">
            <text:p>3316301</text:p>
          </table:table-cell>
          <table:table-cell office:value-type="string" table:style-name="ce42">
            <text:p>Manutenção e reparação de aeronaves, exceto a manutenção na pista</text:p>
          </table:table-cell>
          <table:table-cell office:value-type="float" office:value="3829.35" table:style-name="ce43">
            <text:p>3,829.4</text:p>
          </table:table-cell>
          <table:table-cell office:value-type="float" office:value="4461.8999999999996" table:style-name="ce43">
            <text:p>4,461.9</text:p>
          </table:table-cell>
          <table:table-cell office:value-type="float" office:value="4500.6099999999997" table:style-name="ce43">
            <text:p>4,500.6</text:p>
          </table:table-cell>
          <table:table-cell office:value-type="float" office:value="3488.91" table:style-name="ce43">
            <text:p>3,488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316302" table:style-name="ce34">
            <text:p>3316302</text:p>
          </table:table-cell>
          <table:table-cell office:value-type="string" table:style-name="ce35">
            <text:p>Manutenção de aeronaves na pista *</text:p>
          </table:table-cell>
          <table:table-cell office:value-type="float" office:value="785.82" table:style-name="ce36">
            <text:p>785.8</text:p>
          </table:table-cell>
          <table:table-cell office:value-type="float" office:value="761.9" table:style-name="ce36">
            <text:p>761.9</text:p>
          </table:table-cell>
          <table:table-cell office:value-type="float" office:value="887.26" table:style-name="ce36">
            <text:p>887.3</text:p>
          </table:table-cell>
          <table:table-cell office:value-type="float" office:value="374.36" table:style-name="ce36">
            <text:p>374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33171" table:style-name="ce40">
            <text:p>33171</text:p>
          </table:table-cell>
          <table:table-cell table:style-name="ce41"/>
          <table:table-cell office:value-type="string" table:style-name="ce42">
            <text:p>MANUTENCAO E REPARACAO DE EMBARCACOES</text:p>
          </table:table-cell>
          <table:table-cell office:value-type="float" office:value="12.11" table:style-name="ce43">
            <text:p>12.1</text:p>
          </table:table-cell>
          <table:table-cell office:value-type="float" office:value="33.119999999999997" table:style-name="ce43">
            <text:p>33.1</text:p>
          </table:table-cell>
          <table:table-cell office:value-type="float" office:value="33.979999999999997" table:style-name="ce43">
            <text:p>34.0</text:p>
          </table:table-cell>
          <table:table-cell office:value-type="float" office:value="118.01" table:style-name="ce43">
            <text:p>118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317101" table:style-name="ce34">
            <text:p>3317101</text:p>
          </table:table-cell>
          <table:table-cell office:value-type="string" table:style-name="ce35">
            <text:p>Manutenção e reparação de embarcações e estruturas flutuante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3317102" table:style-name="ce41">
            <text:p>3317102</text:p>
          </table:table-cell>
          <table:table-cell office:value-type="string" table:style-name="ce42">
            <text:p>Manutenção e reparação de embarcações para esportes e lazer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33198" table:style-name="ce33">
            <text:p>33198</text:p>
          </table:table-cell>
          <table:table-cell table:style-name="ce34"/>
          <table:table-cell office:value-type="string" table:style-name="ce35">
            <text:p>MANUTENCAO E REPARACAO DE EQUIPAMENTOS E PRODUTOS NAO ESPECIFICADOS ANTERIORMENTE</text:p>
          </table:table-cell>
          <table:table-cell office:value-type="float" office:value="376.47" table:style-name="ce36">
            <text:p>376.5</text:p>
          </table:table-cell>
          <table:table-cell office:value-type="float" office:value="381.54" table:style-name="ce36">
            <text:p>381.5</text:p>
          </table:table-cell>
          <table:table-cell office:value-type="float" office:value="424.18" table:style-name="ce36">
            <text:p>424.2</text:p>
          </table:table-cell>
          <table:table-cell office:value-type="float" office:value="978.12" table:style-name="ce36">
            <text:p>978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3319800" table:style-name="ce41">
            <text:p>3319800</text:p>
          </table:table-cell>
          <table:table-cell office:value-type="string" table:style-name="ce42">
            <text:p>Manutenção e reparação de equipamentos e produtos não especificados anteriormente</text:p>
          </table:table-cell>
          <table:table-cell office:value-type="float" office:value="376.47" table:style-name="ce43">
            <text:p>376.5</text:p>
          </table:table-cell>
          <table:table-cell office:value-type="float" office:value="381.54" table:style-name="ce43">
            <text:p>381.5</text:p>
          </table:table-cell>
          <table:table-cell office:value-type="float" office:value="424.18" table:style-name="ce43">
            <text:p>424.2</text:p>
          </table:table-cell>
          <table:table-cell office:value-type="float" office:value="978.12" table:style-name="ce43">
            <text:p>978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332" table:style-name="ce32">
            <text:p>332</text:p>
          </table:table-cell>
          <table:table-cell table:style-name="ce33"/>
          <table:table-cell table:style-name="ce34"/>
          <table:table-cell office:value-type="string" table:style-name="ce35">
            <text:p>INSTALACAO DE MAQUINAS E EQUIPAMENTOS</text:p>
          </table:table-cell>
          <table:table-cell office:value-type="float" office:value="3504.05" table:style-name="ce36">
            <text:p>3,504.1</text:p>
          </table:table-cell>
          <table:table-cell office:value-type="float" office:value="1485.33" table:style-name="ce36">
            <text:p>1,485.3</text:p>
          </table:table-cell>
          <table:table-cell office:value-type="float" office:value="3483.82" table:style-name="ce36">
            <text:p>3,483.8</text:p>
          </table:table-cell>
          <table:table-cell office:value-type="float" office:value="3799.08" table:style-name="ce36">
            <text:p>3,799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33210" table:style-name="ce40">
            <text:p>33210</text:p>
          </table:table-cell>
          <table:table-cell table:style-name="ce41"/>
          <table:table-cell office:value-type="string" table:style-name="ce42">
            <text:p>INSTALACAO DE MAQUINAS E EQUIPAMENTOS INDUSTRIAIS</text:p>
          </table:table-cell>
          <table:table-cell office:value-type="float" office:value="3308.16" table:style-name="ce43">
            <text:p>3,308.2</text:p>
          </table:table-cell>
          <table:table-cell office:value-type="float" office:value="1322.18" table:style-name="ce43">
            <text:p>1,322.2</text:p>
          </table:table-cell>
          <table:table-cell office:value-type="float" office:value="3282.21" table:style-name="ce43">
            <text:p>3,282.2</text:p>
          </table:table-cell>
          <table:table-cell office:value-type="float" office:value="3696.13" table:style-name="ce43">
            <text:p>3,696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321000" table:style-name="ce34">
            <text:p>3321000</text:p>
          </table:table-cell>
          <table:table-cell office:value-type="string" table:style-name="ce35">
            <text:p>Instalação de máquinas e equipamentos industriais</text:p>
          </table:table-cell>
          <table:table-cell office:value-type="float" office:value="3308.16" table:style-name="ce36">
            <text:p>3,308.2</text:p>
          </table:table-cell>
          <table:table-cell office:value-type="float" office:value="1322.18" table:style-name="ce36">
            <text:p>1,322.2</text:p>
          </table:table-cell>
          <table:table-cell office:value-type="float" office:value="3282.21" table:style-name="ce36">
            <text:p>3,282.2</text:p>
          </table:table-cell>
          <table:table-cell office:value-type="float" office:value="3696.13" table:style-name="ce36">
            <text:p>3,696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33295" table:style-name="ce40">
            <text:p>33295</text:p>
          </table:table-cell>
          <table:table-cell table:style-name="ce41"/>
          <table:table-cell office:value-type="string" table:style-name="ce42">
            <text:p>INSTALACAO DE EQUIPAMENTOS NAO ESPECIFICADOS ANTERIORMENTE</text:p>
          </table:table-cell>
          <table:table-cell office:value-type="float" office:value="195.89" table:style-name="ce43">
            <text:p>195.9</text:p>
          </table:table-cell>
          <table:table-cell office:value-type="float" office:value="163.13999999999999" table:style-name="ce43">
            <text:p>163.1</text:p>
          </table:table-cell>
          <table:table-cell office:value-type="float" office:value="201.6" table:style-name="ce43">
            <text:p>201.6</text:p>
          </table:table-cell>
          <table:table-cell office:value-type="float" office:value="102.95" table:style-name="ce43">
            <text:p>103.0</text:p>
          </table:table-cell>
          <table:table-cell table:number-columns-repeated="8" table:style-name="ce43"/>
          <table:table-cell table:number-columns-repeated="16367" table:style-name="ce30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329501" table:style-name="ce34">
            <text:p>3329501</text:p>
          </table:table-cell>
          <table:table-cell office:value-type="string" table:style-name="ce35">
            <text:p>Serviços de montagem de móveis de qualquer material</text:p>
          </table:table-cell>
          <table:table-cell office:value-type="float" office:value="119.31" table:style-name="ce36">
            <text:p>119.3</text:p>
          </table:table-cell>
          <table:table-cell office:value-type="float" office:value="72.61" table:style-name="ce36">
            <text:p>72.6</text:p>
          </table:table-cell>
          <table:table-cell office:value-type="float" office:value="105.68" table:style-name="ce36">
            <text:p>105.7</text:p>
          </table:table-cell>
          <table:table-cell office:value-type="float" office:value="46.89" table:style-name="ce36">
            <text:p>46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3329599" table:style-name="ce41">
            <text:p>3329599</text:p>
          </table:table-cell>
          <table:table-cell office:value-type="string" table:style-name="ce42">
            <text:p>Instalação de outros equipamentos não especificados anteriormente</text:p>
          </table:table-cell>
          <table:table-cell office:value-type="float" office:value="76.59" table:style-name="ce43">
            <text:p>76.6</text:p>
          </table:table-cell>
          <table:table-cell office:value-type="float" office:value="90.53" table:style-name="ce43">
            <text:p>90.5</text:p>
          </table:table-cell>
          <table:table-cell office:value-type="float" office:value="95.92" table:style-name="ce43">
            <text:p>95.9</text:p>
          </table:table-cell>
          <table:table-cell office:value-type="float" office:value="56.06" table:style-name="ce43">
            <text:p>56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office:value-type="string" table:number-columns-spanned="4" table:number-rows-spanned="1" table:style-name="ce63">
            <text:p>Seção D</text:p>
          </table:table-cell>
          <table:covered-table-cell table:number-columns-repeated="3"/>
          <table:table-cell office:value-type="string" table:style-name="ce28">
            <text:p>ELETRICIDADE E GAS</text:p>
          </table:table-cell>
          <table:table-cell office:value-type="float" office:value="1278279.29" table:style-name="ce29">
            <text:p>1,278,279.3</text:p>
          </table:table-cell>
          <table:table-cell office:value-type="float" office:value="1228042.17" table:style-name="ce29">
            <text:p>1,228,042.2</text:p>
          </table:table-cell>
          <table:table-cell office:value-type="float" office:value="1060963.82" table:style-name="ce29">
            <text:p>1,060,963.8</text:p>
          </table:table-cell>
          <table:table-cell office:value-type="float" office:value="1392891.46" table:style-name="ce29">
            <text:p>1,392,891.5</text:p>
          </table:table-cell>
          <table:table-cell table:number-columns-repeated="8" table:style-name="ce29"/>
          <table:table-cell table:number-columns-repeated="16367" table:style-name="ce44"/>
        </table:table-row>
        <table:table-row table:style-name="ro8">
          <table:table-cell office:value-type="float" office:value="35" table:style-name="ce38">
            <text:p>35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ELETRICIDADE, GAS E OUTRAS UTILIDADES</text:p>
          </table:table-cell>
          <table:table-cell office:value-type="float" office:value="1278279.29" table:style-name="ce43">
            <text:p>1,278,279.3</text:p>
          </table:table-cell>
          <table:table-cell office:value-type="float" office:value="1228042.17" table:style-name="ce43">
            <text:p>1,228,042.2</text:p>
          </table:table-cell>
          <table:table-cell office:value-type="float" office:value="1060963.82" table:style-name="ce43">
            <text:p>1,060,963.8</text:p>
          </table:table-cell>
          <table:table-cell office:value-type="float" office:value="1392891.46" table:style-name="ce43">
            <text:p>1,392,891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351" table:style-name="ce32">
            <text:p>351</text:p>
          </table:table-cell>
          <table:table-cell table:style-name="ce33"/>
          <table:table-cell table:style-name="ce34"/>
          <table:table-cell office:value-type="string" table:style-name="ce35">
            <text:p>GERACAO, TRANSMISSAO E DISTRIBUICAO DE ENERGIA ELETRICA</text:p>
          </table:table-cell>
          <table:table-cell office:value-type="float" office:value="1212214.1000000001" table:style-name="ce36">
            <text:p>1,212,214.1</text:p>
          </table:table-cell>
          <table:table-cell office:value-type="float" office:value="1166138.55" table:style-name="ce36">
            <text:p>1,166,138.6</text:p>
          </table:table-cell>
          <table:table-cell office:value-type="float" office:value="987165.17" table:style-name="ce36">
            <text:p>987,165.2</text:p>
          </table:table-cell>
          <table:table-cell office:value-type="float" office:value="1324081.8999999999" table:style-name="ce36">
            <text:p>1,324,081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35115" table:style-name="ce40">
            <text:p>35115</text:p>
          </table:table-cell>
          <table:table-cell table:style-name="ce41"/>
          <table:table-cell office:value-type="string" table:style-name="ce42">
            <text:p>GERACAO DE ENERGIA ELETRICA</text:p>
          </table:table-cell>
          <table:table-cell office:value-type="float" office:value="1254.97" table:style-name="ce43">
            <text:p>1,255.0</text:p>
          </table:table-cell>
          <table:table-cell office:value-type="float" office:value="2664.1" table:style-name="ce43">
            <text:p>2,664.1</text:p>
          </table:table-cell>
          <table:table-cell office:value-type="float" office:value="2669.46" table:style-name="ce43">
            <text:p>2,669.5</text:p>
          </table:table-cell>
          <table:table-cell office:value-type="float" office:value="1720.06" table:style-name="ce43">
            <text:p>1,720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511501" table:style-name="ce34">
            <text:p>3511501</text:p>
          </table:table-cell>
          <table:table-cell office:value-type="string" table:style-name="ce35">
            <text:p>Geração de energia elétrica</text:p>
          </table:table-cell>
          <table:table-cell office:value-type="string" table:style-name="ce36">
            <text:p>****</text:p>
          </table:table-cell>
          <table:table-cell office:value-type="float" office:value="2664.1" table:style-name="ce36">
            <text:p>2,664.1</text:p>
          </table:table-cell>
          <table:table-cell office:value-type="float" office:value="2669.46" table:style-name="ce36">
            <text:p>2,669.5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3511502" table:style-name="ce41">
            <text:p>3511502</text:p>
          </table:table-cell>
          <table:table-cell office:value-type="string" table:style-name="ce42">
            <text:p>Atividades de coordenação e controle da operação da geração e transmissão de energia elétrica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35123" table:style-name="ce33">
            <text:p>35123</text:p>
          </table:table-cell>
          <table:table-cell table:style-name="ce34"/>
          <table:table-cell office:value-type="string" table:style-name="ce35">
            <text:p>TRANSMISSAO DE ENERGIA ELETRICA</text:p>
          </table:table-cell>
          <table:table-cell office:value-type="float" office:value="3586.13" table:style-name="ce36">
            <text:p>3,586.1</text:p>
          </table:table-cell>
          <table:table-cell office:value-type="float" office:value="2985.55" table:style-name="ce36">
            <text:p>2,985.6</text:p>
          </table:table-cell>
          <table:table-cell office:value-type="float" office:value="1569.62" table:style-name="ce36">
            <text:p>1,569.6</text:p>
          </table:table-cell>
          <table:table-cell office:value-type="float" office:value="4834.57" table:style-name="ce36">
            <text:p>4,834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3512300" table:style-name="ce41">
            <text:p>3512300</text:p>
          </table:table-cell>
          <table:table-cell office:value-type="string" table:style-name="ce42">
            <text:p>Transmissão de energia elétrica</text:p>
          </table:table-cell>
          <table:table-cell office:value-type="float" office:value="3586.13" table:style-name="ce43">
            <text:p>3,586.1</text:p>
          </table:table-cell>
          <table:table-cell office:value-type="float" office:value="2985.55" table:style-name="ce43">
            <text:p>2,985.6</text:p>
          </table:table-cell>
          <table:table-cell office:value-type="float" office:value="1569.62" table:style-name="ce43">
            <text:p>1,569.6</text:p>
          </table:table-cell>
          <table:table-cell office:value-type="float" office:value="4834.57" table:style-name="ce43">
            <text:p>4,834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35131" table:style-name="ce33">
            <text:p>35131</text:p>
          </table:table-cell>
          <table:table-cell table:style-name="ce34"/>
          <table:table-cell office:value-type="string" table:style-name="ce35">
            <text:p>COMERCIO ATACADISTA DE ENERGIA ELETRICA</text:p>
          </table:table-cell>
          <table:table-cell office:value-type="float" office:value="503.09" table:style-name="ce36">
            <text:p>503.1</text:p>
          </table:table-cell>
          <table:table-cell office:value-type="float" office:value="347.04" table:style-name="ce36">
            <text:p>347.0</text:p>
          </table:table-cell>
          <table:table-cell office:value-type="float" office:value="5.53" table:style-name="ce36">
            <text:p>5.5</text:p>
          </table:table-cell>
          <table:table-cell office:value-type="float" office:value="87.62" table:style-name="ce36">
            <text:p>87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3513100" table:style-name="ce41">
            <text:p>3513100</text:p>
          </table:table-cell>
          <table:table-cell office:value-type="string" table:style-name="ce42">
            <text:p>Comércio atacadista de energia elétrica</text:p>
          </table:table-cell>
          <table:table-cell office:value-type="float" office:value="503.09" table:style-name="ce43">
            <text:p>503.1</text:p>
          </table:table-cell>
          <table:table-cell office:value-type="float" office:value="347.04" table:style-name="ce43">
            <text:p>347.0</text:p>
          </table:table-cell>
          <table:table-cell office:value-type="float" office:value="5.53" table:style-name="ce43">
            <text:p>5.5</text:p>
          </table:table-cell>
          <table:table-cell office:value-type="float" office:value="87.62" table:style-name="ce43">
            <text:p>87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35140" table:style-name="ce33">
            <text:p>35140</text:p>
          </table:table-cell>
          <table:table-cell table:style-name="ce34"/>
          <table:table-cell office:value-type="string" table:style-name="ce35">
            <text:p>DISTRIBUICAO DE ENERGIA ELETRICA</text:p>
          </table:table-cell>
          <table:table-cell office:value-type="float" office:value="1206869.9099999999" table:style-name="ce36">
            <text:p>1,206,869.9</text:p>
          </table:table-cell>
          <table:table-cell office:value-type="float" office:value="1160141.8600000001" table:style-name="ce36">
            <text:p>1,160,141.9</text:p>
          </table:table-cell>
          <table:table-cell office:value-type="float" office:value="982920.56" table:style-name="ce36">
            <text:p>982,920.6</text:p>
          </table:table-cell>
          <table:table-cell office:value-type="float" office:value="1317439.6399999999" table:style-name="ce36">
            <text:p>1,317,439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3514000" table:style-name="ce41">
            <text:p>3514000</text:p>
          </table:table-cell>
          <table:table-cell office:value-type="string" table:style-name="ce42">
            <text:p>Distribuição de energia elétrica</text:p>
          </table:table-cell>
          <table:table-cell office:value-type="float" office:value="1206869.9099999999" table:style-name="ce43">
            <text:p>1,206,869.9</text:p>
          </table:table-cell>
          <table:table-cell office:value-type="float" office:value="1160141.8600000001" table:style-name="ce43">
            <text:p>1,160,141.9</text:p>
          </table:table-cell>
          <table:table-cell office:value-type="float" office:value="982920.56" table:style-name="ce43">
            <text:p>982,920.6</text:p>
          </table:table-cell>
          <table:table-cell office:value-type="float" office:value="1317439.6399999999" table:style-name="ce43">
            <text:p>1,317,439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office:value-type="float" office:value="352" table:style-name="ce32">
            <text:p>352</text:p>
          </table:table-cell>
          <table:table-cell table:style-name="ce33"/>
          <table:table-cell table:style-name="ce34"/>
          <table:table-cell office:value-type="string" table:style-name="ce35">
            <text:p>PRODUCAO E DISTRIBUICAO DE COMBUSTIVEIS GASOSOS POR REDES URBANAS</text:p>
          </table:table-cell>
          <table:table-cell office:value-type="string" table:style-name="ce36">
            <text:p>****</text:p>
          </table:table-cell>
          <table:table-cell office:value-type="float" office:value="59054.83" table:style-name="ce36">
            <text:p>59,054.8</text:p>
          </table:table-cell>
          <table:table-cell office:value-type="float" office:value="69353.05" table:style-name="ce36">
            <text:p>69,353.1</text:p>
          </table:table-cell>
          <table:table-cell office:value-type="float" office:value="63769.81" table:style-name="ce36">
            <text:p>63,769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35204" table:style-name="ce40">
            <text:p>35204</text:p>
          </table:table-cell>
          <table:table-cell table:style-name="ce41"/>
          <table:table-cell office:value-type="string" table:style-name="ce42">
            <text:p>PRODUCAO DE GAS, PROCESSAMENTO DE GAS NATURAL, DISTRIBUICAO DE COMBUSTIVEIS GASOSOS POR REDES URBANAS</text:p>
          </table:table-cell>
          <table:table-cell office:value-type="string" table:style-name="ce43">
            <text:p>****</text:p>
          </table:table-cell>
          <table:table-cell office:value-type="float" office:value="59054.83" table:style-name="ce43">
            <text:p>59,054.8</text:p>
          </table:table-cell>
          <table:table-cell office:value-type="float" office:value="69353.05" table:style-name="ce43">
            <text:p>69,353.1</text:p>
          </table:table-cell>
          <table:table-cell office:value-type="float" office:value="63769.81" table:style-name="ce43">
            <text:p>63,769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520401" table:style-name="ce34">
            <text:p>3520401</text:p>
          </table:table-cell>
          <table:table-cell office:value-type="string" table:style-name="ce35">
            <text:p>Produção de gás; processamento de gás natural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3520402" table:style-name="ce41">
            <text:p>3520402</text:p>
          </table:table-cell>
          <table:table-cell office:value-type="string" table:style-name="ce42">
            <text:p>Distribuição de combustíveis gasosos por redes urbana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office:value-type="float" office:value="353" table:style-name="ce32">
            <text:p>353</text:p>
          </table:table-cell>
          <table:table-cell table:style-name="ce33"/>
          <table:table-cell table:style-name="ce34"/>
          <table:table-cell office:value-type="string" table:style-name="ce35">
            <text:p>PRODUCAO E DISTRIBUICAO DE VAPOR, AGUA QUENTE E AR CONDICIONADO</text:p>
          </table:table-cell>
          <table:table-cell office:value-type="string" table:style-name="ce36">
            <text:p>****</text:p>
          </table:table-cell>
          <table:table-cell office:value-type="float" office:value="2848.79" table:style-name="ce36">
            <text:p>2,848.8</text:p>
          </table:table-cell>
          <table:table-cell office:value-type="float" office:value="4445.6000000000004" table:style-name="ce36">
            <text:p>4,445.6</text:p>
          </table:table-cell>
          <table:table-cell office:value-type="float" office:value="5039.75" table:style-name="ce36">
            <text:p>5,039.8</text:p>
          </table:table-cell>
          <table:table-cell table:number-columns-repeated="8" table:style-name="ce36"/>
          <table:table-cell table:number-columns-repeated="16367" table:style-name="ce30"/>
        </table:table-row>
        <table:table-row table:style-name="ro1">
          <table:table-cell table:style-name="ce38"/>
          <table:table-cell table:style-name="ce39"/>
          <table:table-cell office:value-type="float" office:value="35301" table:style-name="ce40">
            <text:p>35301</text:p>
          </table:table-cell>
          <table:table-cell table:style-name="ce41"/>
          <table:table-cell office:value-type="string" table:style-name="ce42">
            <text:p>PRODUCAO E DISTRIBUICAO DE VAPOR, AGUA QUENTE E AR CONDICIONADO</text:p>
          </table:table-cell>
          <table:table-cell office:value-type="string" table:style-name="ce43">
            <text:p>****</text:p>
          </table:table-cell>
          <table:table-cell office:value-type="float" office:value="2848.79" table:style-name="ce43">
            <text:p>2,848.8</text:p>
          </table:table-cell>
          <table:table-cell office:value-type="float" office:value="4445.6000000000004" table:style-name="ce43">
            <text:p>4,445.6</text:p>
          </table:table-cell>
          <table:table-cell office:value-type="float" office:value="5039.75" table:style-name="ce43">
            <text:p>5,039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530100" table:style-name="ce34">
            <text:p>3530100</text:p>
          </table:table-cell>
          <table:table-cell office:value-type="string" table:style-name="ce35">
            <text:p>Produção e distribuição de vapor, água quente e ar condicionado</text:p>
          </table:table-cell>
          <table:table-cell office:value-type="string" table:style-name="ce36">
            <text:p>****</text:p>
          </table:table-cell>
          <table:table-cell office:value-type="float" office:value="2848.79" table:style-name="ce36">
            <text:p>2,848.8</text:p>
          </table:table-cell>
          <table:table-cell office:value-type="float" office:value="4445.6000000000004" table:style-name="ce36">
            <text:p>4,445.6</text:p>
          </table:table-cell>
          <table:table-cell office:value-type="float" office:value="5039.75" table:style-name="ce36">
            <text:p>5,039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office:value-type="string" table:number-columns-spanned="4" table:number-rows-spanned="1" table:style-name="ce63">
            <text:p>Seção E</text:p>
          </table:table-cell>
          <table:covered-table-cell table:number-columns-repeated="3"/>
          <table:table-cell office:value-type="string" table:style-name="ce28">
            <text:p>AGUA, ESGOTO, ATIVIDADES DE GESTAO DE RESIDUOS E DESCONTAMINACAO</text:p>
          </table:table-cell>
          <table:table-cell office:value-type="float" office:value="7362.36" table:style-name="ce29">
            <text:p>7,362.4</text:p>
          </table:table-cell>
          <table:table-cell office:value-type="float" office:value="7044.89" table:style-name="ce29">
            <text:p>7,044.9</text:p>
          </table:table-cell>
          <table:table-cell office:value-type="float" office:value="7999.98" table:style-name="ce29">
            <text:p>8,000.0</text:p>
          </table:table-cell>
          <table:table-cell office:value-type="float" office:value="8846.9599999999991" table:style-name="ce29">
            <text:p>8,847.0</text:p>
          </table:table-cell>
          <table:table-cell table:number-columns-repeated="8" table:style-name="ce29"/>
          <table:table-cell table:number-columns-repeated="16367" table:style-name="ce37"/>
        </table:table-row>
        <table:table-row table:style-name="ro8">
          <table:table-cell office:value-type="float" office:value="36" table:style-name="ce31">
            <text:p>36</text:p>
          </table:table-cell>
          <table:table-cell table:style-name="ce32"/>
          <table:table-cell table:style-name="ce33"/>
          <table:table-cell table:style-name="ce34"/>
          <table:table-cell office:value-type="string" table:style-name="ce35">
            <text:p>CAPTACAO, TRATAMENTO E DISTRIBUICAO DE AGUA</text:p>
          </table:table-cell>
          <table:table-cell office:value-type="float" office:value="2426.09" table:style-name="ce36">
            <text:p>2,426.1</text:p>
          </table:table-cell>
          <table:table-cell office:value-type="float" office:value="2194.11" table:style-name="ce36">
            <text:p>2,194.1</text:p>
          </table:table-cell>
          <table:table-cell office:value-type="float" office:value="2207.67" table:style-name="ce36">
            <text:p>2,207.7</text:p>
          </table:table-cell>
          <table:table-cell office:value-type="float" office:value="2072.92" table:style-name="ce36">
            <text:p>2,072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360" table:style-name="ce39">
            <text:p>360</text:p>
          </table:table-cell>
          <table:table-cell table:style-name="ce40"/>
          <table:table-cell table:style-name="ce41"/>
          <table:table-cell office:value-type="string" table:style-name="ce42">
            <text:p>CAPTACAO, TRATAMENTO E DISTRIBUICAO DE AGUA</text:p>
          </table:table-cell>
          <table:table-cell office:value-type="float" office:value="2426.09" table:style-name="ce43">
            <text:p>2,426.1</text:p>
          </table:table-cell>
          <table:table-cell office:value-type="float" office:value="2194.11" table:style-name="ce43">
            <text:p>2,194.1</text:p>
          </table:table-cell>
          <table:table-cell office:value-type="float" office:value="2207.67" table:style-name="ce43">
            <text:p>2,207.7</text:p>
          </table:table-cell>
          <table:table-cell office:value-type="float" office:value="2072.92" table:style-name="ce43">
            <text:p>2,072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36006" table:style-name="ce33">
            <text:p>36006</text:p>
          </table:table-cell>
          <table:table-cell table:style-name="ce34"/>
          <table:table-cell office:value-type="string" table:style-name="ce35">
            <text:p>CAPTACAO, TRATAMENTO E DISTRIBUICAO DE AGUA</text:p>
          </table:table-cell>
          <table:table-cell office:value-type="float" office:value="2426.09" table:style-name="ce36">
            <text:p>2,426.1</text:p>
          </table:table-cell>
          <table:table-cell office:value-type="float" office:value="2194.11" table:style-name="ce36">
            <text:p>2,194.1</text:p>
          </table:table-cell>
          <table:table-cell office:value-type="float" office:value="2207.67" table:style-name="ce36">
            <text:p>2,207.7</text:p>
          </table:table-cell>
          <table:table-cell office:value-type="float" office:value="2072.92" table:style-name="ce36">
            <text:p>2,072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3600601" table:style-name="ce41">
            <text:p>3600601</text:p>
          </table:table-cell>
          <table:table-cell office:value-type="string" table:style-name="ce42">
            <text:p>Captação, tratamento e distribuição de água</text:p>
          </table:table-cell>
          <table:table-cell office:value-type="float" office:value="2379.3200000000002" table:style-name="ce43">
            <text:p>2,379.3</text:p>
          </table:table-cell>
          <table:table-cell office:value-type="float" office:value="2134.08" table:style-name="ce43">
            <text:p>2,134.1</text:p>
          </table:table-cell>
          <table:table-cell office:value-type="float" office:value="2163.64" table:style-name="ce43">
            <text:p>2,163.6</text:p>
          </table:table-cell>
          <table:table-cell office:value-type="float" office:value="2039.64" table:style-name="ce43">
            <text:p>2,039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600602" table:style-name="ce34">
            <text:p>3600602</text:p>
          </table:table-cell>
          <table:table-cell office:value-type="string" table:style-name="ce35">
            <text:p>Distribuição de água por caminhões</text:p>
          </table:table-cell>
          <table:table-cell office:value-type="float" office:value="46.77" table:style-name="ce36">
            <text:p>46.8</text:p>
          </table:table-cell>
          <table:table-cell office:value-type="float" office:value="60.03" table:style-name="ce36">
            <text:p>60.0</text:p>
          </table:table-cell>
          <table:table-cell office:value-type="float" office:value="44.03" table:style-name="ce36">
            <text:p>44.0</text:p>
          </table:table-cell>
          <table:table-cell office:value-type="float" office:value="33.29" table:style-name="ce36">
            <text:p>33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office:value-type="float" office:value="37" table:style-name="ce38">
            <text:p>37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ESGOTO E ATIVIDADES RELACIONADAS</text:p>
          </table:table-cell>
          <table:table-cell office:value-type="float" office:value="20.67" table:style-name="ce43">
            <text:p>20.7</text:p>
          </table:table-cell>
          <table:table-cell office:value-type="float" office:value="9.93" table:style-name="ce43">
            <text:p>9.9</text:p>
          </table:table-cell>
          <table:table-cell office:value-type="float" office:value="5.07" table:style-name="ce43">
            <text:p>5.1</text:p>
          </table:table-cell>
          <table:table-cell office:value-type="float" office:value="22.01" table:style-name="ce43">
            <text:p>22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370" table:style-name="ce32">
            <text:p>370</text:p>
          </table:table-cell>
          <table:table-cell table:style-name="ce33"/>
          <table:table-cell table:style-name="ce34"/>
          <table:table-cell office:value-type="string" table:style-name="ce35">
            <text:p>ESGOTO E ATIVIDADES RELACIONADAS</text:p>
          </table:table-cell>
          <table:table-cell office:value-type="float" office:value="20.67" table:style-name="ce36">
            <text:p>20.7</text:p>
          </table:table-cell>
          <table:table-cell office:value-type="float" office:value="9.93" table:style-name="ce36">
            <text:p>9.9</text:p>
          </table:table-cell>
          <table:table-cell office:value-type="float" office:value="5.07" table:style-name="ce36">
            <text:p>5.1</text:p>
          </table:table-cell>
          <table:table-cell office:value-type="float" office:value="22.01" table:style-name="ce36">
            <text:p>22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37011" table:style-name="ce40">
            <text:p>37011</text:p>
          </table:table-cell>
          <table:table-cell table:style-name="ce41"/>
          <table:table-cell office:value-type="string" table:style-name="ce42">
            <text:p>GESTAO DE REDES DE ESGOTO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float" office:value="17.87" table:style-name="ce43">
            <text:p>17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701100" table:style-name="ce34">
            <text:p>3701100</text:p>
          </table:table-cell>
          <table:table-cell office:value-type="string" table:style-name="ce35">
            <text:p>Gestão de redes de esgoto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17.87" table:style-name="ce36">
            <text:p>17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37029" table:style-name="ce40">
            <text:p>37029</text:p>
          </table:table-cell>
          <table:table-cell table:style-name="ce41"/>
          <table:table-cell office:value-type="string" table:style-name="ce42">
            <text:p>ATIVIDADES RELACIONADAS A ESGOTO, EXCETO A GESTAO DE REDE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float" office:value="4.1399999999999997" table:style-name="ce43">
            <text:p>4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702900" table:style-name="ce34">
            <text:p>3702900</text:p>
          </table:table-cell>
          <table:table-cell office:value-type="string" table:style-name="ce35">
            <text:p>Atividades relacionadas a esgoto, exceto a gestão de rede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4.1399999999999997" table:style-name="ce36">
            <text:p>4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office:value-type="float" office:value="38" table:style-name="ce38">
            <text:p>38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COLETA, TRATAMENTO E DISPOSICAO DE RESIDUOS, RECUPERACAO DE MATERIAIS</text:p>
          </table:table-cell>
          <table:table-cell office:value-type="float" office:value="4881.5200000000004" table:style-name="ce43">
            <text:p>4,881.5</text:p>
          </table:table-cell>
          <table:table-cell office:value-type="float" office:value="4819.07" table:style-name="ce43">
            <text:p>4,819.1</text:p>
          </table:table-cell>
          <table:table-cell office:value-type="float" office:value="5754.92" table:style-name="ce43">
            <text:p>5,754.9</text:p>
          </table:table-cell>
          <table:table-cell office:value-type="float" office:value="6656.98" table:style-name="ce43">
            <text:p>6,657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381" table:style-name="ce32">
            <text:p>381</text:p>
          </table:table-cell>
          <table:table-cell table:style-name="ce33"/>
          <table:table-cell table:style-name="ce34"/>
          <table:table-cell office:value-type="string" table:style-name="ce35">
            <text:p>COLETA DE RESIDUOS</text:p>
          </table:table-cell>
          <table:table-cell office:value-type="float" office:value="554.98" table:style-name="ce36">
            <text:p>555.0</text:p>
          </table:table-cell>
          <table:table-cell office:value-type="float" office:value="618.94000000000005" table:style-name="ce36">
            <text:p>618.9</text:p>
          </table:table-cell>
          <table:table-cell office:value-type="float" office:value="787.77" table:style-name="ce36">
            <text:p>787.8</text:p>
          </table:table-cell>
          <table:table-cell office:value-type="float" office:value="650.54999999999995" table:style-name="ce36">
            <text:p>650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38114" table:style-name="ce40">
            <text:p>38114</text:p>
          </table:table-cell>
          <table:table-cell table:style-name="ce41"/>
          <table:table-cell office:value-type="string" table:style-name="ce42">
            <text:p>COLETA DE RESIDUOS NAO-PERIGOSOS</text:p>
          </table:table-cell>
          <table:table-cell office:value-type="float" office:value="535.26" table:style-name="ce43">
            <text:p>535.3</text:p>
          </table:table-cell>
          <table:table-cell office:value-type="float" office:value="612.33000000000004" table:style-name="ce43">
            <text:p>612.3</text:p>
          </table:table-cell>
          <table:table-cell office:value-type="float" office:value="727.48" table:style-name="ce43">
            <text:p>727.5</text:p>
          </table:table-cell>
          <table:table-cell office:value-type="float" office:value="449.83" table:style-name="ce43">
            <text:p>449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811400" table:style-name="ce34">
            <text:p>3811400</text:p>
          </table:table-cell>
          <table:table-cell office:value-type="string" table:style-name="ce35">
            <text:p>Coleta de resíduos não-perigosos</text:p>
          </table:table-cell>
          <table:table-cell office:value-type="float" office:value="535.26" table:style-name="ce36">
            <text:p>535.3</text:p>
          </table:table-cell>
          <table:table-cell office:value-type="float" office:value="612.33000000000004" table:style-name="ce36">
            <text:p>612.3</text:p>
          </table:table-cell>
          <table:table-cell office:value-type="float" office:value="727.48" table:style-name="ce36">
            <text:p>727.5</text:p>
          </table:table-cell>
          <table:table-cell office:value-type="float" office:value="449.83" table:style-name="ce36">
            <text:p>449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38122" table:style-name="ce40">
            <text:p>38122</text:p>
          </table:table-cell>
          <table:table-cell table:style-name="ce41"/>
          <table:table-cell office:value-type="string" table:style-name="ce42">
            <text:p>COLETA DE RESIDUOS PERIGOSOS</text:p>
          </table:table-cell>
          <table:table-cell office:value-type="float" office:value="19.72" table:style-name="ce43">
            <text:p>19.7</text:p>
          </table:table-cell>
          <table:table-cell office:value-type="float" office:value="6.61" table:style-name="ce43">
            <text:p>6.6</text:p>
          </table:table-cell>
          <table:table-cell office:value-type="float" office:value="60.29" table:style-name="ce43">
            <text:p>60.3</text:p>
          </table:table-cell>
          <table:table-cell office:value-type="float" office:value="200.72" table:style-name="ce43">
            <text:p>200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812200" table:style-name="ce34">
            <text:p>3812200</text:p>
          </table:table-cell>
          <table:table-cell office:value-type="string" table:style-name="ce35">
            <text:p>Coleta de resíduos perigosos</text:p>
          </table:table-cell>
          <table:table-cell office:value-type="float" office:value="19.72" table:style-name="ce36">
            <text:p>19.7</text:p>
          </table:table-cell>
          <table:table-cell office:value-type="float" office:value="6.61" table:style-name="ce36">
            <text:p>6.6</text:p>
          </table:table-cell>
          <table:table-cell office:value-type="float" office:value="60.29" table:style-name="ce36">
            <text:p>60.3</text:p>
          </table:table-cell>
          <table:table-cell office:value-type="float" office:value="200.72" table:style-name="ce36">
            <text:p>200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382" table:style-name="ce39">
            <text:p>382</text:p>
          </table:table-cell>
          <table:table-cell table:style-name="ce40"/>
          <table:table-cell table:style-name="ce41"/>
          <table:table-cell office:value-type="string" table:style-name="ce42">
            <text:p>TRATAMENTO E DISPOSICAO DE RESIDUOS</text:p>
          </table:table-cell>
          <table:table-cell office:value-type="float" office:value="444.29" table:style-name="ce43">
            <text:p>444.3</text:p>
          </table:table-cell>
          <table:table-cell office:value-type="float" office:value="278.39" table:style-name="ce43">
            <text:p>278.4</text:p>
          </table:table-cell>
          <table:table-cell office:value-type="float" office:value="399.03" table:style-name="ce43">
            <text:p>399.0</text:p>
          </table:table-cell>
          <table:table-cell office:value-type="float" office:value="324.04000000000002" table:style-name="ce43">
            <text:p>324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38211" table:style-name="ce33">
            <text:p>38211</text:p>
          </table:table-cell>
          <table:table-cell table:style-name="ce34"/>
          <table:table-cell office:value-type="string" table:style-name="ce35">
            <text:p>TRATAMENTO E DISPOSICAO DE RESIDUOS NAO-PERIGOSOS</text:p>
          </table:table-cell>
          <table:table-cell office:value-type="float" office:value="273.89" table:style-name="ce36">
            <text:p>273.9</text:p>
          </table:table-cell>
          <table:table-cell office:value-type="float" office:value="203.75" table:style-name="ce36">
            <text:p>203.8</text:p>
          </table:table-cell>
          <table:table-cell office:value-type="float" office:value="305.88" table:style-name="ce36">
            <text:p>305.9</text:p>
          </table:table-cell>
          <table:table-cell office:value-type="float" office:value="229.91" table:style-name="ce36">
            <text:p>229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3821100" table:style-name="ce41">
            <text:p>3821100</text:p>
          </table:table-cell>
          <table:table-cell office:value-type="string" table:style-name="ce42">
            <text:p>Tratamento e disposição de resíduos não-perigosos</text:p>
          </table:table-cell>
          <table:table-cell office:value-type="float" office:value="273.89" table:style-name="ce43">
            <text:p>273.9</text:p>
          </table:table-cell>
          <table:table-cell office:value-type="float" office:value="203.75" table:style-name="ce43">
            <text:p>203.8</text:p>
          </table:table-cell>
          <table:table-cell office:value-type="float" office:value="305.88" table:style-name="ce43">
            <text:p>305.9</text:p>
          </table:table-cell>
          <table:table-cell office:value-type="float" office:value="229.91" table:style-name="ce43">
            <text:p>229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38220" table:style-name="ce33">
            <text:p>38220</text:p>
          </table:table-cell>
          <table:table-cell table:style-name="ce34"/>
          <table:table-cell office:value-type="string" table:style-name="ce35">
            <text:p>TRATAMENTO E DISPOSICAO DE RESIDUOS PERIGOSOS</text:p>
          </table:table-cell>
          <table:table-cell office:value-type="float" office:value="170.41" table:style-name="ce36">
            <text:p>170.4</text:p>
          </table:table-cell>
          <table:table-cell office:value-type="float" office:value="74.64" table:style-name="ce36">
            <text:p>74.6</text:p>
          </table:table-cell>
          <table:table-cell office:value-type="float" office:value="93.15" table:style-name="ce36">
            <text:p>93.2</text:p>
          </table:table-cell>
          <table:table-cell office:value-type="float" office:value="94.14" table:style-name="ce36">
            <text:p>94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3822000" table:style-name="ce41">
            <text:p>3822000</text:p>
          </table:table-cell>
          <table:table-cell office:value-type="string" table:style-name="ce42">
            <text:p>Tratamento e disposição de resíduos perigosos</text:p>
          </table:table-cell>
          <table:table-cell office:value-type="float" office:value="170.41" table:style-name="ce43">
            <text:p>170.4</text:p>
          </table:table-cell>
          <table:table-cell office:value-type="float" office:value="74.64" table:style-name="ce43">
            <text:p>74.6</text:p>
          </table:table-cell>
          <table:table-cell office:value-type="float" office:value="93.15" table:style-name="ce43">
            <text:p>93.2</text:p>
          </table:table-cell>
          <table:table-cell office:value-type="float" office:value="94.14" table:style-name="ce43">
            <text:p>94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383" table:style-name="ce32">
            <text:p>383</text:p>
          </table:table-cell>
          <table:table-cell table:style-name="ce33"/>
          <table:table-cell table:style-name="ce34"/>
          <table:table-cell office:value-type="string" table:style-name="ce35">
            <text:p>RECUPERACAO DE MATERIAIS</text:p>
          </table:table-cell>
          <table:table-cell office:value-type="float" office:value="3882.24" table:style-name="ce36">
            <text:p>3,882.2</text:p>
          </table:table-cell>
          <table:table-cell office:value-type="float" office:value="3921.73" table:style-name="ce36">
            <text:p>3,921.7</text:p>
          </table:table-cell>
          <table:table-cell office:value-type="float" office:value="4568.12" table:style-name="ce36">
            <text:p>4,568.1</text:p>
          </table:table-cell>
          <table:table-cell office:value-type="float" office:value="5682.39" table:style-name="ce36">
            <text:p>5,682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38319" table:style-name="ce40">
            <text:p>38319</text:p>
          </table:table-cell>
          <table:table-cell table:style-name="ce41"/>
          <table:table-cell office:value-type="string" table:style-name="ce42">
            <text:p>RECUPERACAO DE MATERIAIS METALICOS</text:p>
          </table:table-cell>
          <table:table-cell office:value-type="float" office:value="656.1" table:style-name="ce43">
            <text:p>656.1</text:p>
          </table:table-cell>
          <table:table-cell office:value-type="float" office:value="880.47" table:style-name="ce43">
            <text:p>880.5</text:p>
          </table:table-cell>
          <table:table-cell office:value-type="float" office:value="866.6" table:style-name="ce43">
            <text:p>866.6</text:p>
          </table:table-cell>
          <table:table-cell office:value-type="float" office:value="1223.48" table:style-name="ce43">
            <text:p>1,223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831901" table:style-name="ce34">
            <text:p>3831901</text:p>
          </table:table-cell>
          <table:table-cell office:value-type="string" table:style-name="ce35">
            <text:p>Recuperação de sucatas de alumínio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3831999" table:style-name="ce41">
            <text:p>3831999</text:p>
          </table:table-cell>
          <table:table-cell office:value-type="string" table:style-name="ce42">
            <text:p>Recuperação de materiais metálicos, exceto alumínio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38327" table:style-name="ce33">
            <text:p>38327</text:p>
          </table:table-cell>
          <table:table-cell table:style-name="ce34"/>
          <table:table-cell office:value-type="string" table:style-name="ce35">
            <text:p>RECUPERACAO DE MATERIAIS PLASTICOS</text:p>
          </table:table-cell>
          <table:table-cell office:value-type="float" office:value="754.11" table:style-name="ce36">
            <text:p>754.1</text:p>
          </table:table-cell>
          <table:table-cell office:value-type="float" office:value="1335.57" table:style-name="ce36">
            <text:p>1,335.6</text:p>
          </table:table-cell>
          <table:table-cell office:value-type="float" office:value="2079.5100000000002" table:style-name="ce36">
            <text:p>2,079.5</text:p>
          </table:table-cell>
          <table:table-cell office:value-type="float" office:value="2603.1799999999998" table:style-name="ce36">
            <text:p>2,603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3832700" table:style-name="ce41">
            <text:p>3832700</text:p>
          </table:table-cell>
          <table:table-cell office:value-type="string" table:style-name="ce42">
            <text:p>Recuperação de materiais plásticos</text:p>
          </table:table-cell>
          <table:table-cell office:value-type="float" office:value="754.11" table:style-name="ce43">
            <text:p>754.1</text:p>
          </table:table-cell>
          <table:table-cell office:value-type="float" office:value="1335.57" table:style-name="ce43">
            <text:p>1,335.6</text:p>
          </table:table-cell>
          <table:table-cell office:value-type="float" office:value="2079.5100000000002" table:style-name="ce43">
            <text:p>2,079.5</text:p>
          </table:table-cell>
          <table:table-cell office:value-type="float" office:value="2603.1799999999998" table:style-name="ce43">
            <text:p>2,603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38394" table:style-name="ce33">
            <text:p>38394</text:p>
          </table:table-cell>
          <table:table-cell table:style-name="ce34"/>
          <table:table-cell office:value-type="string" table:style-name="ce35">
            <text:p>RECUPERACAO DE MATERIAIS NAO ESPECIFICADOS ANTERIORMENTE</text:p>
          </table:table-cell>
          <table:table-cell office:value-type="float" office:value="2472.0300000000002" table:style-name="ce36">
            <text:p>2,472.0</text:p>
          </table:table-cell>
          <table:table-cell office:value-type="float" office:value="1705.69" table:style-name="ce36">
            <text:p>1,705.7</text:p>
          </table:table-cell>
          <table:table-cell office:value-type="float" office:value="1622.01" table:style-name="ce36">
            <text:p>1,622.0</text:p>
          </table:table-cell>
          <table:table-cell office:value-type="float" office:value="1855.73" table:style-name="ce36">
            <text:p>1,855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3839401" table:style-name="ce41">
            <text:p>3839401</text:p>
          </table:table-cell>
          <table:table-cell office:value-type="string" table:style-name="ce42">
            <text:p>Usinas de compostagem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839499" table:style-name="ce34">
            <text:p>3839499</text:p>
          </table:table-cell>
          <table:table-cell office:value-type="string" table:style-name="ce35">
            <text:p>Recuperação de materiais não especificados anteriormente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office:value-type="float" office:value="39" table:style-name="ce38">
            <text:p>39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DESCONTAMINACAO E OUTROS SERVICOS DE GESTAO DE RESIDUOS</text:p>
          </table:table-cell>
          <table:table-cell office:value-type="float" office:value="34.08" table:style-name="ce43">
            <text:p>34.1</text:p>
          </table:table-cell>
          <table:table-cell office:value-type="float" office:value="21.79" table:style-name="ce43">
            <text:p>21.8</text:p>
          </table:table-cell>
          <table:table-cell office:value-type="float" office:value="32.32" table:style-name="ce43">
            <text:p>32.3</text:p>
          </table:table-cell>
          <table:table-cell office:value-type="float" office:value="95.04" table:style-name="ce43">
            <text:p>95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390" table:style-name="ce32">
            <text:p>390</text:p>
          </table:table-cell>
          <table:table-cell table:style-name="ce33"/>
          <table:table-cell table:style-name="ce34"/>
          <table:table-cell office:value-type="string" table:style-name="ce35">
            <text:p>DESCONTAMINACAO E OUTROS SERVICOS DE GESTAO DE RESIDUOS</text:p>
          </table:table-cell>
          <table:table-cell office:value-type="float" office:value="34.08" table:style-name="ce36">
            <text:p>34.1</text:p>
          </table:table-cell>
          <table:table-cell office:value-type="float" office:value="21.79" table:style-name="ce36">
            <text:p>21.8</text:p>
          </table:table-cell>
          <table:table-cell office:value-type="float" office:value="32.32" table:style-name="ce36">
            <text:p>32.3</text:p>
          </table:table-cell>
          <table:table-cell office:value-type="float" office:value="95.04" table:style-name="ce36">
            <text:p>95.0</text:p>
          </table:table-cell>
          <table:table-cell table:number-columns-repeated="8" table:style-name="ce36"/>
          <table:table-cell table:number-columns-repeated="16367" table:style-name="ce30"/>
        </table:table-row>
        <table:table-row table:style-name="ro8">
          <table:table-cell table:style-name="ce38"/>
          <table:table-cell table:style-name="ce39"/>
          <table:table-cell office:value-type="float" office:value="39005" table:style-name="ce40">
            <text:p>39005</text:p>
          </table:table-cell>
          <table:table-cell table:style-name="ce41"/>
          <table:table-cell office:value-type="string" table:style-name="ce42">
            <text:p>DESCONTAMINACAO E OUTROS SERVICOS DE GESTAO DE RESIDUOS</text:p>
          </table:table-cell>
          <table:table-cell office:value-type="float" office:value="34.08" table:style-name="ce43">
            <text:p>34.1</text:p>
          </table:table-cell>
          <table:table-cell office:value-type="float" office:value="21.79" table:style-name="ce43">
            <text:p>21.8</text:p>
          </table:table-cell>
          <table:table-cell office:value-type="float" office:value="32.32" table:style-name="ce43">
            <text:p>32.3</text:p>
          </table:table-cell>
          <table:table-cell office:value-type="float" office:value="95.04" table:style-name="ce43">
            <text:p>95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3900500" table:style-name="ce34">
            <text:p>3900500</text:p>
          </table:table-cell>
          <table:table-cell office:value-type="string" table:style-name="ce35">
            <text:p>Descontaminação e outros serviços de gestão de resíduos</text:p>
          </table:table-cell>
          <table:table-cell office:value-type="float" office:value="34.08" table:style-name="ce36">
            <text:p>34.1</text:p>
          </table:table-cell>
          <table:table-cell office:value-type="float" office:value="21.79" table:style-name="ce36">
            <text:p>21.8</text:p>
          </table:table-cell>
          <table:table-cell office:value-type="float" office:value="32.32" table:style-name="ce36">
            <text:p>32.3</text:p>
          </table:table-cell>
          <table:table-cell office:value-type="float" office:value="95.04" table:style-name="ce36">
            <text:p>95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office:value-type="string" table:number-columns-spanned="4" table:number-rows-spanned="1" table:style-name="ce63">
            <text:p>Seção F</text:p>
          </table:table-cell>
          <table:covered-table-cell table:number-columns-repeated="3"/>
          <table:table-cell office:value-type="string" table:style-name="ce28">
            <text:p>CONSTRUCAO</text:p>
          </table:table-cell>
          <table:table-cell office:value-type="float" office:value="11271.22" table:style-name="ce29">
            <text:p>11,271.2</text:p>
          </table:table-cell>
          <table:table-cell office:value-type="float" office:value="10060.14" table:style-name="ce29">
            <text:p>10,060.1</text:p>
          </table:table-cell>
          <table:table-cell office:value-type="float" office:value="13229.72" table:style-name="ce29">
            <text:p>13,229.7</text:p>
          </table:table-cell>
          <table:table-cell office:value-type="float" office:value="12277.95" table:style-name="ce29">
            <text:p>12,278.0</text:p>
          </table:table-cell>
          <table:table-cell table:number-columns-repeated="8" table:style-name="ce29"/>
          <table:table-cell table:number-columns-repeated="16367" table:style-name="ce37"/>
        </table:table-row>
        <table:table-row table:style-name="ro8">
          <table:table-cell office:value-type="float" office:value="41" table:style-name="ce31">
            <text:p>41</text:p>
          </table:table-cell>
          <table:table-cell table:style-name="ce32"/>
          <table:table-cell table:style-name="ce33"/>
          <table:table-cell table:style-name="ce34"/>
          <table:table-cell office:value-type="string" table:style-name="ce35">
            <text:p>CONSTRUCAO DE EDIFICIOS</text:p>
          </table:table-cell>
          <table:table-cell office:value-type="float" office:value="1555.49" table:style-name="ce36">
            <text:p>1,555.5</text:p>
          </table:table-cell>
          <table:table-cell office:value-type="float" office:value="1758.79" table:style-name="ce36">
            <text:p>1,758.8</text:p>
          </table:table-cell>
          <table:table-cell office:value-type="float" office:value="1717.03" table:style-name="ce36">
            <text:p>1,717.0</text:p>
          </table:table-cell>
          <table:table-cell office:value-type="float" office:value="1097.67" table:style-name="ce36">
            <text:p>1,097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411" table:style-name="ce39">
            <text:p>411</text:p>
          </table:table-cell>
          <table:table-cell table:style-name="ce40"/>
          <table:table-cell table:style-name="ce41"/>
          <table:table-cell office:value-type="string" table:style-name="ce42">
            <text:p>INCORPORACAO DE EMPREENDIMENTOS IMOBILIARIOS</text:p>
          </table:table-cell>
          <table:table-cell office:value-type="float" office:value="111.02" table:style-name="ce43">
            <text:p>111.0</text:p>
          </table:table-cell>
          <table:table-cell office:value-type="float" office:value="121.72" table:style-name="ce43">
            <text:p>121.7</text:p>
          </table:table-cell>
          <table:table-cell office:value-type="float" office:value="309.05" table:style-name="ce43">
            <text:p>309.1</text:p>
          </table:table-cell>
          <table:table-cell office:value-type="float" office:value="154.41999999999999" table:style-name="ce43">
            <text:p>154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41107" table:style-name="ce33">
            <text:p>41107</text:p>
          </table:table-cell>
          <table:table-cell table:style-name="ce34"/>
          <table:table-cell office:value-type="string" table:style-name="ce35">
            <text:p>INCORPORACAO DE EMPREENDIMENTOS IMOBILIARIOS</text:p>
          </table:table-cell>
          <table:table-cell office:value-type="float" office:value="111.02" table:style-name="ce36">
            <text:p>111.0</text:p>
          </table:table-cell>
          <table:table-cell office:value-type="float" office:value="121.72" table:style-name="ce36">
            <text:p>121.7</text:p>
          </table:table-cell>
          <table:table-cell office:value-type="float" office:value="309.05" table:style-name="ce36">
            <text:p>309.1</text:p>
          </table:table-cell>
          <table:table-cell office:value-type="float" office:value="154.41999999999999" table:style-name="ce36">
            <text:p>154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110700" table:style-name="ce41">
            <text:p>4110700</text:p>
          </table:table-cell>
          <table:table-cell office:value-type="string" table:style-name="ce42">
            <text:p>Incorporação de empreendimentos imobiliários</text:p>
          </table:table-cell>
          <table:table-cell office:value-type="float" office:value="111.02" table:style-name="ce43">
            <text:p>111.0</text:p>
          </table:table-cell>
          <table:table-cell office:value-type="float" office:value="121.72" table:style-name="ce43">
            <text:p>121.7</text:p>
          </table:table-cell>
          <table:table-cell office:value-type="float" office:value="309.05" table:style-name="ce43">
            <text:p>309.1</text:p>
          </table:table-cell>
          <table:table-cell office:value-type="float" office:value="154.41999999999999" table:style-name="ce43">
            <text:p>154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412" table:style-name="ce32">
            <text:p>412</text:p>
          </table:table-cell>
          <table:table-cell table:style-name="ce33"/>
          <table:table-cell table:style-name="ce34"/>
          <table:table-cell office:value-type="string" table:style-name="ce35">
            <text:p>CONSTRUCAO DE EDIFICIOS</text:p>
          </table:table-cell>
          <table:table-cell office:value-type="float" office:value="1444.47" table:style-name="ce36">
            <text:p>1,444.5</text:p>
          </table:table-cell>
          <table:table-cell office:value-type="float" office:value="1637.07" table:style-name="ce36">
            <text:p>1,637.1</text:p>
          </table:table-cell>
          <table:table-cell office:value-type="float" office:value="1407.98" table:style-name="ce36">
            <text:p>1,408.0</text:p>
          </table:table-cell>
          <table:table-cell office:value-type="float" office:value="943.24" table:style-name="ce36">
            <text:p>943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41204" table:style-name="ce40">
            <text:p>41204</text:p>
          </table:table-cell>
          <table:table-cell table:style-name="ce41"/>
          <table:table-cell office:value-type="string" table:style-name="ce42">
            <text:p>CONSTRUCAO DE EDIFICIOS</text:p>
          </table:table-cell>
          <table:table-cell office:value-type="float" office:value="1444.47" table:style-name="ce43">
            <text:p>1,444.5</text:p>
          </table:table-cell>
          <table:table-cell office:value-type="float" office:value="1637.07" table:style-name="ce43">
            <text:p>1,637.1</text:p>
          </table:table-cell>
          <table:table-cell office:value-type="float" office:value="1407.98" table:style-name="ce43">
            <text:p>1,408.0</text:p>
          </table:table-cell>
          <table:table-cell office:value-type="float" office:value="943.24" table:style-name="ce43">
            <text:p>943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120400" table:style-name="ce34">
            <text:p>4120400</text:p>
          </table:table-cell>
          <table:table-cell office:value-type="string" table:style-name="ce35">
            <text:p>Construção de edifícios</text:p>
          </table:table-cell>
          <table:table-cell office:value-type="float" office:value="1444.47" table:style-name="ce36">
            <text:p>1,444.5</text:p>
          </table:table-cell>
          <table:table-cell office:value-type="float" office:value="1637.07" table:style-name="ce36">
            <text:p>1,637.1</text:p>
          </table:table-cell>
          <table:table-cell office:value-type="float" office:value="1407.98" table:style-name="ce36">
            <text:p>1,408.0</text:p>
          </table:table-cell>
          <table:table-cell office:value-type="float" office:value="943.24" table:style-name="ce36">
            <text:p>943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office:value-type="float" office:value="42" table:style-name="ce38">
            <text:p>42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OBRAS DE INFRA-ESTRUTURA</text:p>
          </table:table-cell>
          <table:table-cell office:value-type="float" office:value="4159.42" table:style-name="ce43">
            <text:p>4,159.4</text:p>
          </table:table-cell>
          <table:table-cell office:value-type="float" office:value="3657.27" table:style-name="ce43">
            <text:p>3,657.3</text:p>
          </table:table-cell>
          <table:table-cell office:value-type="float" office:value="4051.93" table:style-name="ce43">
            <text:p>4,051.9</text:p>
          </table:table-cell>
          <table:table-cell office:value-type="float" office:value="4810.1899999999996" table:style-name="ce43">
            <text:p>4,810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office:value-type="float" office:value="421" table:style-name="ce32">
            <text:p>421</text:p>
          </table:table-cell>
          <table:table-cell table:style-name="ce33"/>
          <table:table-cell table:style-name="ce34"/>
          <table:table-cell office:value-type="string" table:style-name="ce35">
            <text:p>CONSTRUCAO DE RODOVIAS, FERROVIAS, OBRAS URBANAS E OBRAS DE ARTE ESPECIAIS</text:p>
          </table:table-cell>
          <table:table-cell office:value-type="float" office:value="642.1" table:style-name="ce36">
            <text:p>642.1</text:p>
          </table:table-cell>
          <table:table-cell office:value-type="float" office:value="602.82000000000005" table:style-name="ce36">
            <text:p>602.8</text:p>
          </table:table-cell>
          <table:table-cell office:value-type="float" office:value="1353.96" table:style-name="ce36">
            <text:p>1,354.0</text:p>
          </table:table-cell>
          <table:table-cell office:value-type="float" office:value="1197.5899999999999" table:style-name="ce36">
            <text:p>1,197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42111" table:style-name="ce40">
            <text:p>42111</text:p>
          </table:table-cell>
          <table:table-cell table:style-name="ce41"/>
          <table:table-cell office:value-type="string" table:style-name="ce42">
            <text:p>CONSTRUCAO DE RODOVIAS E FERROVIAS</text:p>
          </table:table-cell>
          <table:table-cell office:value-type="float" office:value="359.39" table:style-name="ce43">
            <text:p>359.4</text:p>
          </table:table-cell>
          <table:table-cell office:value-type="float" office:value="364.48" table:style-name="ce43">
            <text:p>364.5</text:p>
          </table:table-cell>
          <table:table-cell office:value-type="float" office:value="1068.98" table:style-name="ce43">
            <text:p>1,069.0</text:p>
          </table:table-cell>
          <table:table-cell office:value-type="float" office:value="1010.28" table:style-name="ce43">
            <text:p>1,010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211101" table:style-name="ce34">
            <text:p>4211101</text:p>
          </table:table-cell>
          <table:table-cell office:value-type="string" table:style-name="ce35">
            <text:p>Construção de rodovias e ferrovia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211102" table:style-name="ce41">
            <text:p>4211102</text:p>
          </table:table-cell>
          <table:table-cell office:value-type="string" table:style-name="ce42">
            <text:p>Pintura para sinalização em pistas rodoviárias e aeroporto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42120" table:style-name="ce33">
            <text:p>42120</text:p>
          </table:table-cell>
          <table:table-cell table:style-name="ce34"/>
          <table:table-cell office:value-type="string" table:style-name="ce35">
            <text:p>CONSTRUCAO DE OBRAS DE ARTE ESPECIAI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212000" table:style-name="ce41">
            <text:p>4212000</text:p>
          </table:table-cell>
          <table:table-cell office:value-type="string" table:style-name="ce42">
            <text:p>Construção de obras de arte especiai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42138" table:style-name="ce33">
            <text:p>42138</text:p>
          </table:table-cell>
          <table:table-cell table:style-name="ce34"/>
          <table:table-cell office:value-type="string" table:style-name="ce35">
            <text:p>OBRAS DE URBANIZACAO - RUAS, PRACAS E CALCADA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213800" table:style-name="ce41">
            <text:p>4213800</text:p>
          </table:table-cell>
          <table:table-cell office:value-type="string" table:style-name="ce42">
            <text:p>Obras de urbanização - ruas, praças e calçada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office:value-type="float" office:value="422" table:style-name="ce32">
            <text:p>422</text:p>
          </table:table-cell>
          <table:table-cell table:style-name="ce33"/>
          <table:table-cell table:style-name="ce34"/>
          <table:table-cell office:value-type="string" table:style-name="ce35">
            <text:p>OBRAS DE INFRA-ESTRUTURA PARA ENERGIA ELETRICA, TELECOMUNICACOES, AGUA, ESGOTO E TRANSPORTE POR DUTOS</text:p>
          </table:table-cell>
          <table:table-cell office:value-type="float" office:value="1661.42" table:style-name="ce36">
            <text:p>1,661.4</text:p>
          </table:table-cell>
          <table:table-cell office:value-type="float" office:value="1079.22" table:style-name="ce36">
            <text:p>1,079.2</text:p>
          </table:table-cell>
          <table:table-cell office:value-type="float" office:value="965.19" table:style-name="ce36">
            <text:p>965.2</text:p>
          </table:table-cell>
          <table:table-cell office:value-type="float" office:value="1209.2" table:style-name="ce36">
            <text:p>1,209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42219" table:style-name="ce40">
            <text:p>42219</text:p>
          </table:table-cell>
          <table:table-cell table:style-name="ce41"/>
          <table:table-cell office:value-type="string" table:style-name="ce42">
            <text:p>OBRAS PARA GERACAO E DISTRIBUICAO DE ENERGIA ELETRICA E PARA TELECOMUNICACOES</text:p>
          </table:table-cell>
          <table:table-cell office:value-type="float" office:value="1444.96" table:style-name="ce43">
            <text:p>1,445.0</text:p>
          </table:table-cell>
          <table:table-cell office:value-type="float" office:value="941.46" table:style-name="ce43">
            <text:p>941.5</text:p>
          </table:table-cell>
          <table:table-cell office:value-type="float" office:value="905.95" table:style-name="ce43">
            <text:p>906.0</text:p>
          </table:table-cell>
          <table:table-cell office:value-type="float" office:value="1024.68" table:style-name="ce43">
            <text:p>1,024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221901" table:style-name="ce34">
            <text:p>4221901</text:p>
          </table:table-cell>
          <table:table-cell office:value-type="string" table:style-name="ce35">
            <text:p>Construção de barragens e represas para geração de energia elétrica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221902" table:style-name="ce41">
            <text:p>4221902</text:p>
          </table:table-cell>
          <table:table-cell office:value-type="string" table:style-name="ce42">
            <text:p>Construção de estações e redes de distribuição de energia elétrica</text:p>
          </table:table-cell>
          <table:table-cell office:value-type="float" office:value="604.05999999999995" table:style-name="ce43">
            <text:p>604.1</text:p>
          </table:table-cell>
          <table:table-cell office:value-type="float" office:value="621.25" table:style-name="ce43">
            <text:p>621.3</text:p>
          </table:table-cell>
          <table:table-cell office:value-type="float" office:value="325.18" table:style-name="ce43">
            <text:p>325.2</text:p>
          </table:table-cell>
          <table:table-cell office:value-type="float" office:value="325.3" table:style-name="ce43">
            <text:p>325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221903" table:style-name="ce34">
            <text:p>4221903</text:p>
          </table:table-cell>
          <table:table-cell office:value-type="string" table:style-name="ce35">
            <text:p>Manutenção de redes de distribuição de energia elétrica</text:p>
          </table:table-cell>
          <table:table-cell office:value-type="float" office:value="35.340000000000003" table:style-name="ce36">
            <text:p>35.3</text:p>
          </table:table-cell>
          <table:table-cell office:value-type="float" office:value="10.039999999999999" table:style-name="ce36">
            <text:p>10.0</text:p>
          </table:table-cell>
          <table:table-cell office:value-type="float" office:value="6.72" table:style-name="ce36">
            <text:p>6.7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221904" table:style-name="ce41">
            <text:p>4221904</text:p>
          </table:table-cell>
          <table:table-cell office:value-type="string" table:style-name="ce42">
            <text:p>Construção de estações e redes de telecomunicações</text:p>
          </table:table-cell>
          <table:table-cell office:value-type="float" office:value="73.08" table:style-name="ce43">
            <text:p>73.1</text:p>
          </table:table-cell>
          <table:table-cell office:value-type="float" office:value="113.22" table:style-name="ce43">
            <text:p>113.2</text:p>
          </table:table-cell>
          <table:table-cell office:value-type="float" office:value="212.63" table:style-name="ce43">
            <text:p>212.6</text:p>
          </table:table-cell>
          <table:table-cell office:value-type="float" office:value="156.32" table:style-name="ce43">
            <text:p>156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221905" table:style-name="ce34">
            <text:p>4221905</text:p>
          </table:table-cell>
          <table:table-cell office:value-type="string" table:style-name="ce35">
            <text:p>Manutenção de estações e redes de telecomunicações</text:p>
          </table:table-cell>
          <table:table-cell office:value-type="float" office:value="732.49" table:style-name="ce36">
            <text:p>732.5</text:p>
          </table:table-cell>
          <table:table-cell office:value-type="float" office:value="196.96" table:style-name="ce36">
            <text:p>197.0</text:p>
          </table:table-cell>
          <table:table-cell office:value-type="float" office:value="361.42" table:style-name="ce36">
            <text:p>361.4</text:p>
          </table:table-cell>
          <table:table-cell office:value-type="float" office:value="359.31" table:style-name="ce36">
            <text:p>359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42227" table:style-name="ce40">
            <text:p>42227</text:p>
          </table:table-cell>
          <table:table-cell table:style-name="ce41"/>
          <table:table-cell office:value-type="string" table:style-name="ce42">
            <text:p>CONSTRUCAO DE REDES DE ABASTECIMENTO DE AGUA, COLETA DE ESGOTO E CONSTRUCOES CORRELATA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4222701" table:style-name="ce34">
            <text:p>4222701</text:p>
          </table:table-cell>
          <table:table-cell office:value-type="string" table:style-name="ce35">
            <text:p>Construção de redes de abastecimento de água, coleta de esgoto e construções correlatas, exceto obras de irrigação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222702" table:style-name="ce41">
            <text:p>4222702</text:p>
          </table:table-cell>
          <table:table-cell office:value-type="string" table:style-name="ce42">
            <text:p>Obras de irrigação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42235" table:style-name="ce33">
            <text:p>42235</text:p>
          </table:table-cell>
          <table:table-cell table:style-name="ce34"/>
          <table:table-cell office:value-type="string" table:style-name="ce35">
            <text:p>CONSTRUCAO DE REDES DE TRANSPORTES POR DUTOS, EXCETO PARA AGUA E ESGOTO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223500" table:style-name="ce41">
            <text:p>4223500</text:p>
          </table:table-cell>
          <table:table-cell office:value-type="string" table:style-name="ce42">
            <text:p>Construção de redes de transportes por dutos, exceto para água e esgoto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429" table:style-name="ce32">
            <text:p>429</text:p>
          </table:table-cell>
          <table:table-cell table:style-name="ce33"/>
          <table:table-cell table:style-name="ce34"/>
          <table:table-cell office:value-type="string" table:style-name="ce35">
            <text:p>CONSTRUCAO DE OUTRAS OBRAS DE INFRA-ESTRUTURA</text:p>
          </table:table-cell>
          <table:table-cell office:value-type="float" office:value="1855.89" table:style-name="ce36">
            <text:p>1,855.9</text:p>
          </table:table-cell>
          <table:table-cell office:value-type="float" office:value="1975.23" table:style-name="ce36">
            <text:p>1,975.2</text:p>
          </table:table-cell>
          <table:table-cell office:value-type="float" office:value="1732.78" table:style-name="ce36">
            <text:p>1,732.8</text:p>
          </table:table-cell>
          <table:table-cell office:value-type="float" office:value="2403.41" table:style-name="ce36">
            <text:p>2,403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42910" table:style-name="ce40">
            <text:p>42910</text:p>
          </table:table-cell>
          <table:table-cell table:style-name="ce41"/>
          <table:table-cell office:value-type="string" table:style-name="ce42">
            <text:p>OBRAS PORTUARIAS, MARITIMAS E FLUVIAI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291000" table:style-name="ce34">
            <text:p>4291000</text:p>
          </table:table-cell>
          <table:table-cell office:value-type="string" table:style-name="ce35">
            <text:p>Obras portuárias, marítimas e fluviai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42928" table:style-name="ce40">
            <text:p>42928</text:p>
          </table:table-cell>
          <table:table-cell table:style-name="ce41"/>
          <table:table-cell office:value-type="string" table:style-name="ce42">
            <text:p>MONTAGEM DE INSTALACOES INDUSTRIAIS E DE ESTRUTURAS METALICAS</text:p>
          </table:table-cell>
          <table:table-cell office:value-type="float" office:value="1593.81" table:style-name="ce43">
            <text:p>1,593.8</text:p>
          </table:table-cell>
          <table:table-cell office:value-type="float" office:value="1094.3499999999999" table:style-name="ce43">
            <text:p>1,094.4</text:p>
          </table:table-cell>
          <table:table-cell office:value-type="float" office:value="898.37" table:style-name="ce43">
            <text:p>898.4</text:p>
          </table:table-cell>
          <table:table-cell office:value-type="float" office:value="1656.98" table:style-name="ce43">
            <text:p>1,657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292801" table:style-name="ce34">
            <text:p>4292801</text:p>
          </table:table-cell>
          <table:table-cell office:value-type="string" table:style-name="ce35">
            <text:p>Montagem de estruturas metálicas</text:p>
          </table:table-cell>
          <table:table-cell office:value-type="float" office:value="1011.92" table:style-name="ce36">
            <text:p>1,011.9</text:p>
          </table:table-cell>
          <table:table-cell office:value-type="float" office:value="854.7" table:style-name="ce36">
            <text:p>854.7</text:p>
          </table:table-cell>
          <table:table-cell office:value-type="float" office:value="585.73" table:style-name="ce36">
            <text:p>585.7</text:p>
          </table:table-cell>
          <table:table-cell office:value-type="float" office:value="1322.32" table:style-name="ce36">
            <text:p>1,322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292802" table:style-name="ce41">
            <text:p>4292802</text:p>
          </table:table-cell>
          <table:table-cell office:value-type="string" table:style-name="ce42">
            <text:p>Obras de montagem industrial</text:p>
          </table:table-cell>
          <table:table-cell office:value-type="float" office:value="581.88" table:style-name="ce43">
            <text:p>581.9</text:p>
          </table:table-cell>
          <table:table-cell office:value-type="float" office:value="239.64" table:style-name="ce43">
            <text:p>239.6</text:p>
          </table:table-cell>
          <table:table-cell office:value-type="float" office:value="312.64" table:style-name="ce43">
            <text:p>312.6</text:p>
          </table:table-cell>
          <table:table-cell office:value-type="float" office:value="334.66" table:style-name="ce43">
            <text:p>334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42995" table:style-name="ce33">
            <text:p>42995</text:p>
          </table:table-cell>
          <table:table-cell table:style-name="ce34"/>
          <table:table-cell office:value-type="string" table:style-name="ce35">
            <text:p>OBRAS DE ENGENHARIA CIVIL NAO ESPECIFICADAS ANTERIORMENTE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299501" table:style-name="ce41">
            <text:p>4299501</text:p>
          </table:table-cell>
          <table:table-cell office:value-type="string" table:style-name="ce42">
            <text:p>Construção de instalações esportivas e recreativa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299599" table:style-name="ce34">
            <text:p>4299599</text:p>
          </table:table-cell>
          <table:table-cell office:value-type="string" table:style-name="ce35">
            <text:p>Outras obras de engenharia civil não especificadas anteriormente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office:value-type="float" office:value="43" table:style-name="ce38">
            <text:p>43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SERVICOS ESPECIALIZADOS PARA CONSTRUCAO</text:p>
          </table:table-cell>
          <table:table-cell office:value-type="float" office:value="5556.31" table:style-name="ce43">
            <text:p>5,556.3</text:p>
          </table:table-cell>
          <table:table-cell office:value-type="float" office:value="4644.08" table:style-name="ce43">
            <text:p>4,644.1</text:p>
          </table:table-cell>
          <table:table-cell office:value-type="float" office:value="7460.77" table:style-name="ce43">
            <text:p>7,460.8</text:p>
          </table:table-cell>
          <table:table-cell office:value-type="float" office:value="6370.09" table:style-name="ce43">
            <text:p>6,370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431" table:style-name="ce32">
            <text:p>431</text:p>
          </table:table-cell>
          <table:table-cell table:style-name="ce33"/>
          <table:table-cell table:style-name="ce34"/>
          <table:table-cell office:value-type="string" table:style-name="ce35">
            <text:p>DEMOLICAO E PREPARACAO DO TERRENO</text:p>
          </table:table-cell>
          <table:table-cell office:value-type="float" office:value="36.840000000000003" table:style-name="ce36">
            <text:p>36.8</text:p>
          </table:table-cell>
          <table:table-cell office:value-type="float" office:value="229.61" table:style-name="ce36">
            <text:p>229.6</text:p>
          </table:table-cell>
          <table:table-cell office:value-type="float" office:value="126.62" table:style-name="ce36">
            <text:p>126.6</text:p>
          </table:table-cell>
          <table:table-cell office:value-type="float" office:value="100.67" table:style-name="ce36">
            <text:p>100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43118" table:style-name="ce40">
            <text:p>43118</text:p>
          </table:table-cell>
          <table:table-cell table:style-name="ce41"/>
          <table:table-cell office:value-type="string" table:style-name="ce42">
            <text:p>DEMOLICAO E PREPARACAO DE CANTEIROS DE OBRA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311801" table:style-name="ce34">
            <text:p>4311801</text:p>
          </table:table-cell>
          <table:table-cell office:value-type="string" table:style-name="ce35">
            <text:p>Demolição de edifícios e outras estrutura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311802" table:style-name="ce41">
            <text:p>4311802</text:p>
          </table:table-cell>
          <table:table-cell office:value-type="string" table:style-name="ce42">
            <text:p>Preparação de canteiro e limpeza de terreno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43126" table:style-name="ce33">
            <text:p>43126</text:p>
          </table:table-cell>
          <table:table-cell table:style-name="ce34"/>
          <table:table-cell office:value-type="string" table:style-name="ce35">
            <text:p>PERFURACOES E SONDAGEN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312600" table:style-name="ce41">
            <text:p>4312600</text:p>
          </table:table-cell>
          <table:table-cell office:value-type="string" table:style-name="ce42">
            <text:p>Perfurações e sondagen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43134" table:style-name="ce33">
            <text:p>43134</text:p>
          </table:table-cell>
          <table:table-cell table:style-name="ce34"/>
          <table:table-cell office:value-type="string" table:style-name="ce35">
            <text:p>Obras de terraplenagem</text:p>
          </table:table-cell>
          <table:table-cell office:value-type="float" office:value="25.57" table:style-name="ce36">
            <text:p>25.6</text:p>
          </table:table-cell>
          <table:table-cell office:value-type="float" office:value="106.63" table:style-name="ce36">
            <text:p>106.6</text:p>
          </table:table-cell>
          <table:table-cell office:value-type="float" office:value="63.2" table:style-name="ce36">
            <text:p>63.2</text:p>
          </table:table-cell>
          <table:table-cell office:value-type="float" office:value="49.18" table:style-name="ce36">
            <text:p>49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313400" table:style-name="ce41">
            <text:p>4313400</text:p>
          </table:table-cell>
          <table:table-cell office:value-type="string" table:style-name="ce42">
            <text:p>Obras de terraplenagem</text:p>
          </table:table-cell>
          <table:table-cell office:value-type="float" office:value="25.57" table:style-name="ce43">
            <text:p>25.6</text:p>
          </table:table-cell>
          <table:table-cell office:value-type="float" office:value="106.63" table:style-name="ce43">
            <text:p>106.6</text:p>
          </table:table-cell>
          <table:table-cell office:value-type="float" office:value="63.2" table:style-name="ce43">
            <text:p>63.2</text:p>
          </table:table-cell>
          <table:table-cell office:value-type="float" office:value="49.18" table:style-name="ce43">
            <text:p>49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43193" table:style-name="ce33">
            <text:p>43193</text:p>
          </table:table-cell>
          <table:table-cell table:style-name="ce34"/>
          <table:table-cell office:value-type="string" table:style-name="ce35">
            <text:p>SERVICOS DE PREPARACAO DO TERRENO NAO ESPECIFICADOS ANTERIORMENTE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319300" table:style-name="ce41">
            <text:p>4319300</text:p>
          </table:table-cell>
          <table:table-cell office:value-type="string" table:style-name="ce42">
            <text:p>Serviços de preparação do terreno não especificados anteriormente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office:value-type="float" office:value="432" table:style-name="ce32">
            <text:p>432</text:p>
          </table:table-cell>
          <table:table-cell table:style-name="ce33"/>
          <table:table-cell table:style-name="ce34"/>
          <table:table-cell office:value-type="string" table:style-name="ce35">
            <text:p>INSTALACOES ELETRICAS, HIDRAULICAS E OUTRAS INSTALACOES EM CONSTRUCOES</text:p>
          </table:table-cell>
          <table:table-cell office:value-type="float" office:value="3842.49" table:style-name="ce36">
            <text:p>3,842.5</text:p>
          </table:table-cell>
          <table:table-cell office:value-type="float" office:value="3057.2" table:style-name="ce36">
            <text:p>3,057.2</text:p>
          </table:table-cell>
          <table:table-cell office:value-type="float" office:value="5343.84" table:style-name="ce36">
            <text:p>5,343.8</text:p>
          </table:table-cell>
          <table:table-cell office:value-type="float" office:value="4174.47" table:style-name="ce36">
            <text:p>4,174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43215" table:style-name="ce40">
            <text:p>43215</text:p>
          </table:table-cell>
          <table:table-cell table:style-name="ce41"/>
          <table:table-cell office:value-type="string" table:style-name="ce42">
            <text:p>INSTALACOES ELETRICAS</text:p>
          </table:table-cell>
          <table:table-cell office:value-type="float" office:value="1180.44" table:style-name="ce43">
            <text:p>1,180.4</text:p>
          </table:table-cell>
          <table:table-cell office:value-type="float" office:value="953.04" table:style-name="ce43">
            <text:p>953.0</text:p>
          </table:table-cell>
          <table:table-cell office:value-type="float" office:value="1832.36" table:style-name="ce43">
            <text:p>1,832.4</text:p>
          </table:table-cell>
          <table:table-cell office:value-type="float" office:value="1200.19" table:style-name="ce43">
            <text:p>1,200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321500" table:style-name="ce34">
            <text:p>4321500</text:p>
          </table:table-cell>
          <table:table-cell office:value-type="string" table:style-name="ce35">
            <text:p>Instalação e manutenção elétrica</text:p>
          </table:table-cell>
          <table:table-cell office:value-type="float" office:value="1180.44" table:style-name="ce36">
            <text:p>1,180.4</text:p>
          </table:table-cell>
          <table:table-cell office:value-type="float" office:value="953.04" table:style-name="ce36">
            <text:p>953.0</text:p>
          </table:table-cell>
          <table:table-cell office:value-type="float" office:value="1832.36" table:style-name="ce36">
            <text:p>1,832.4</text:p>
          </table:table-cell>
          <table:table-cell office:value-type="float" office:value="1200.19" table:style-name="ce36">
            <text:p>1,200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43223" table:style-name="ce40">
            <text:p>43223</text:p>
          </table:table-cell>
          <table:table-cell table:style-name="ce41"/>
          <table:table-cell office:value-type="string" table:style-name="ce42">
            <text:p>INSTALACOES HIDRAULICAS, DE SISTEMAS DE VENTILACAO E REFRIGERACAO</text:p>
          </table:table-cell>
          <table:table-cell office:value-type="float" office:value="1212.06" table:style-name="ce43">
            <text:p>1,212.1</text:p>
          </table:table-cell>
          <table:table-cell office:value-type="float" office:value="1339.48" table:style-name="ce43">
            <text:p>1,339.5</text:p>
          </table:table-cell>
          <table:table-cell office:value-type="float" office:value="1420.11" table:style-name="ce43">
            <text:p>1,420.1</text:p>
          </table:table-cell>
          <table:table-cell office:value-type="float" office:value="1341.75" table:style-name="ce43">
            <text:p>1,341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322301" table:style-name="ce34">
            <text:p>4322301</text:p>
          </table:table-cell>
          <table:table-cell office:value-type="string" table:style-name="ce35">
            <text:p>Instalações hidráulicas, sanitárias e de gás</text:p>
          </table:table-cell>
          <table:table-cell office:value-type="float" office:value="351.82" table:style-name="ce36">
            <text:p>351.8</text:p>
          </table:table-cell>
          <table:table-cell office:value-type="float" office:value="242.08" table:style-name="ce36">
            <text:p>242.1</text:p>
          </table:table-cell>
          <table:table-cell office:value-type="float" office:value="395.26" table:style-name="ce36">
            <text:p>395.3</text:p>
          </table:table-cell>
          <table:table-cell office:value-type="float" office:value="279.77999999999997" table:style-name="ce36">
            <text:p>279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322302" table:style-name="ce41">
            <text:p>4322302</text:p>
          </table:table-cell>
          <table:table-cell office:value-type="string" table:style-name="ce42">
            <text:p>Instalação e manutenção de sistemas centrais de ar condicionado, de ventilação e refrigeração</text:p>
          </table:table-cell>
          <table:table-cell office:value-type="float" office:value="264.77999999999997" table:style-name="ce43">
            <text:p>264.8</text:p>
          </table:table-cell>
          <table:table-cell office:value-type="float" office:value="325.41000000000003" table:style-name="ce43">
            <text:p>325.4</text:p>
          </table:table-cell>
          <table:table-cell office:value-type="float" office:value="388.61" table:style-name="ce43">
            <text:p>388.6</text:p>
          </table:table-cell>
          <table:table-cell office:value-type="float" office:value="336.44" table:style-name="ce43">
            <text:p>336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322303" table:style-name="ce34">
            <text:p>4322303</text:p>
          </table:table-cell>
          <table:table-cell office:value-type="string" table:style-name="ce35">
            <text:p>Instalações de sistema de prevenção contra incêndio</text:p>
          </table:table-cell>
          <table:table-cell office:value-type="float" office:value="595.47" table:style-name="ce36">
            <text:p>595.5</text:p>
          </table:table-cell>
          <table:table-cell office:value-type="float" office:value="771.99" table:style-name="ce36">
            <text:p>772.0</text:p>
          </table:table-cell>
          <table:table-cell office:value-type="float" office:value="636.23" table:style-name="ce36">
            <text:p>636.2</text:p>
          </table:table-cell>
          <table:table-cell office:value-type="float" office:value="725.52" table:style-name="ce36">
            <text:p>725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43291" table:style-name="ce40">
            <text:p>43291</text:p>
          </table:table-cell>
          <table:table-cell table:style-name="ce41"/>
          <table:table-cell office:value-type="string" table:style-name="ce42">
            <text:p>OBRAS DE INSTALACOES EM CONSTRUCOES NAO ESPECIFICADAS ANTERIORMENTE</text:p>
          </table:table-cell>
          <table:table-cell office:value-type="float" office:value="1449.98" table:style-name="ce43">
            <text:p>1,450.0</text:p>
          </table:table-cell>
          <table:table-cell office:value-type="float" office:value="764.68" table:style-name="ce43">
            <text:p>764.7</text:p>
          </table:table-cell>
          <table:table-cell office:value-type="float" office:value="2091.37" table:style-name="ce43">
            <text:p>2,091.4</text:p>
          </table:table-cell>
          <table:table-cell office:value-type="float" office:value="1632.54" table:style-name="ce43">
            <text:p>1,632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329101" table:style-name="ce34">
            <text:p>4329101</text:p>
          </table:table-cell>
          <table:table-cell office:value-type="string" table:style-name="ce35">
            <text:p>Instalação de painéis publicitários</text:p>
          </table:table-cell>
          <table:table-cell office:value-type="float" office:value="45.55" table:style-name="ce36">
            <text:p>45.6</text:p>
          </table:table-cell>
          <table:table-cell office:value-type="float" office:value="67.86" table:style-name="ce36">
            <text:p>67.9</text:p>
          </table:table-cell>
          <table:table-cell office:value-type="float" office:value="145.38999999999999" table:style-name="ce36">
            <text:p>145.4</text:p>
          </table:table-cell>
          <table:table-cell office:value-type="float" office:value="168.57" table:style-name="ce36">
            <text:p>168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329102" table:style-name="ce41">
            <text:p>4329102</text:p>
          </table:table-cell>
          <table:table-cell office:value-type="string" table:style-name="ce42">
            <text:p>Instalação de equipamentos para orientação à navegação marítima, fluvial e lacustre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4329103" table:style-name="ce34">
            <text:p>4329103</text:p>
          </table:table-cell>
          <table:table-cell office:value-type="string" table:style-name="ce35">
            <text:p>Instalação, manutenção e reparação de elevadores, escadas e esteiras rolantes</text:p>
          </table:table-cell>
          <table:table-cell office:value-type="float" office:value="1064.49" table:style-name="ce36">
            <text:p>1,064.5</text:p>
          </table:table-cell>
          <table:table-cell office:value-type="float" office:value="241.66" table:style-name="ce36">
            <text:p>241.7</text:p>
          </table:table-cell>
          <table:table-cell office:value-type="float" office:value="1297.68" table:style-name="ce36">
            <text:p>1,297.7</text:p>
          </table:table-cell>
          <table:table-cell office:value-type="float" office:value="400.43" table:style-name="ce36">
            <text:p>400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329104" table:style-name="ce41">
            <text:p>4329104</text:p>
          </table:table-cell>
          <table:table-cell office:value-type="string" table:style-name="ce42">
            <text:p>Montagem e instalação de sistemas e equipamentos de iluminação e sinalização em vias públicas, portos e aeroportos</text:p>
          </table:table-cell>
          <table:table-cell office:value-type="float" office:value="101.22" table:style-name="ce43">
            <text:p>101.2</text:p>
          </table:table-cell>
          <table:table-cell office:value-type="float" office:value="54.59" table:style-name="ce43">
            <text:p>54.6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329105" table:style-name="ce34">
            <text:p>4329105</text:p>
          </table:table-cell>
          <table:table-cell office:value-type="string" table:style-name="ce35">
            <text:p>Tratamentos térmicos, acústicos ou de vibração</text:p>
          </table:table-cell>
          <table:table-cell office:value-type="float" office:value="12.04" table:style-name="ce36">
            <text:p>12.0</text:p>
          </table:table-cell>
          <table:table-cell office:value-type="string" table:style-name="ce36">
            <text:p>****</text:p>
          </table:table-cell>
          <table:table-cell office:value-type="float" office:value="124.06" table:style-name="ce36">
            <text:p>124.1</text:p>
          </table:table-cell>
          <table:table-cell office:value-type="float" office:value="481.83" table:style-name="ce36">
            <text:p>481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329199" table:style-name="ce41">
            <text:p>4329199</text:p>
          </table:table-cell>
          <table:table-cell office:value-type="string" table:style-name="ce42">
            <text:p>Outras obras de instalações em construções não especificadas anteriormente</text:p>
          </table:table-cell>
          <table:table-cell office:value-type="float" office:value="226.69" table:style-name="ce43">
            <text:p>226.7</text:p>
          </table:table-cell>
          <table:table-cell office:value-type="float" office:value="354.46" table:style-name="ce43">
            <text:p>354.5</text:p>
          </table:table-cell>
          <table:table-cell office:value-type="float" office:value="493.43" table:style-name="ce43">
            <text:p>493.4</text:p>
          </table:table-cell>
          <table:table-cell office:value-type="float" office:value="502.73" table:style-name="ce43">
            <text:p>502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433" table:style-name="ce32">
            <text:p>433</text:p>
          </table:table-cell>
          <table:table-cell table:style-name="ce33"/>
          <table:table-cell table:style-name="ce34"/>
          <table:table-cell office:value-type="string" table:style-name="ce35">
            <text:p>OBRAS DE ACABAMENTO</text:p>
          </table:table-cell>
          <table:table-cell office:value-type="float" office:value="606.22" table:style-name="ce36">
            <text:p>606.2</text:p>
          </table:table-cell>
          <table:table-cell office:value-type="float" office:value="352.41" table:style-name="ce36">
            <text:p>352.4</text:p>
          </table:table-cell>
          <table:table-cell office:value-type="float" office:value="489.84" table:style-name="ce36">
            <text:p>489.8</text:p>
          </table:table-cell>
          <table:table-cell office:value-type="float" office:value="489.29" table:style-name="ce36">
            <text:p>489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43304" table:style-name="ce40">
            <text:p>43304</text:p>
          </table:table-cell>
          <table:table-cell table:style-name="ce41"/>
          <table:table-cell office:value-type="string" table:style-name="ce42">
            <text:p>OBRAS DE ACABAMENTO</text:p>
          </table:table-cell>
          <table:table-cell office:value-type="float" office:value="606.22" table:style-name="ce43">
            <text:p>606.2</text:p>
          </table:table-cell>
          <table:table-cell office:value-type="float" office:value="352.41" table:style-name="ce43">
            <text:p>352.4</text:p>
          </table:table-cell>
          <table:table-cell office:value-type="float" office:value="489.84" table:style-name="ce43">
            <text:p>489.8</text:p>
          </table:table-cell>
          <table:table-cell office:value-type="float" office:value="489.29" table:style-name="ce43">
            <text:p>489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330401" table:style-name="ce34">
            <text:p>4330401</text:p>
          </table:table-cell>
          <table:table-cell office:value-type="string" table:style-name="ce35">
            <text:p>Impermeabilização em obras de engenharia civil</text:p>
          </table:table-cell>
          <table:table-cell office:value-type="float" office:value="458.06" table:style-name="ce36">
            <text:p>458.1</text:p>
          </table:table-cell>
          <table:table-cell office:value-type="float" office:value="91.83" table:style-name="ce36">
            <text:p>91.8</text:p>
          </table:table-cell>
          <table:table-cell office:value-type="float" office:value="191.7" table:style-name="ce36">
            <text:p>191.7</text:p>
          </table:table-cell>
          <table:table-cell office:value-type="float" office:value="18.59" table:style-name="ce36">
            <text:p>18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330402" table:style-name="ce41">
            <text:p>4330402</text:p>
          </table:table-cell>
          <table:table-cell office:value-type="string" table:style-name="ce42">
            <text:p>Instalação de portas, janelas, tetos, divisórias e armários embutidos de qualquer material</text:p>
          </table:table-cell>
          <table:table-cell office:value-type="float" office:value="34.68" table:style-name="ce43">
            <text:p>34.7</text:p>
          </table:table-cell>
          <table:table-cell office:value-type="float" office:value="37.11" table:style-name="ce43">
            <text:p>37.1</text:p>
          </table:table-cell>
          <table:table-cell office:value-type="float" office:value="35.869999999999997" table:style-name="ce43">
            <text:p>35.9</text:p>
          </table:table-cell>
          <table:table-cell office:value-type="float" office:value="34.340000000000003" table:style-name="ce43">
            <text:p>34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330403" table:style-name="ce34">
            <text:p>4330403</text:p>
          </table:table-cell>
          <table:table-cell office:value-type="string" table:style-name="ce35">
            <text:p>Obras de acabamento em gesso e estuque</text:p>
          </table:table-cell>
          <table:table-cell office:value-type="float" office:value="23.15" table:style-name="ce36">
            <text:p>23.2</text:p>
          </table:table-cell>
          <table:table-cell office:value-type="float" office:value="54.94" table:style-name="ce36">
            <text:p>54.9</text:p>
          </table:table-cell>
          <table:table-cell office:value-type="float" office:value="109.54" table:style-name="ce36">
            <text:p>109.5</text:p>
          </table:table-cell>
          <table:table-cell office:value-type="float" office:value="108.22" table:style-name="ce36">
            <text:p>108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330404" table:style-name="ce41">
            <text:p>4330404</text:p>
          </table:table-cell>
          <table:table-cell office:value-type="string" table:style-name="ce42">
            <text:p>Serviços de pintura de edifícios em geral</text:p>
          </table:table-cell>
          <table:table-cell office:value-type="float" office:value="48.28" table:style-name="ce43">
            <text:p>48.3</text:p>
          </table:table-cell>
          <table:table-cell office:value-type="float" office:value="2.54" table:style-name="ce43">
            <text:p>2.5</text:p>
          </table:table-cell>
          <table:table-cell office:value-type="float" office:value="6.35" table:style-name="ce43">
            <text:p>6.4</text:p>
          </table:table-cell>
          <table:table-cell office:value-type="float" office:value="9.66" table:style-name="ce43">
            <text:p>9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330405" table:style-name="ce34">
            <text:p>4330405</text:p>
          </table:table-cell>
          <table:table-cell office:value-type="string" table:style-name="ce35">
            <text:p>Aplicação de revestimentos e de resinas em interiores e exteriores</text:p>
          </table:table-cell>
          <table:table-cell office:value-type="float" office:value="8.49" table:style-name="ce36">
            <text:p>8.5</text:p>
          </table:table-cell>
          <table:table-cell office:value-type="float" office:value="24.81" table:style-name="ce36">
            <text:p>24.8</text:p>
          </table:table-cell>
          <table:table-cell office:value-type="float" office:value="63.86" table:style-name="ce36">
            <text:p>63.9</text:p>
          </table:table-cell>
          <table:table-cell office:value-type="float" office:value="92.08" table:style-name="ce36">
            <text:p>92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330499" table:style-name="ce41">
            <text:p>4330499</text:p>
          </table:table-cell>
          <table:table-cell office:value-type="string" table:style-name="ce42">
            <text:p>Outras obras de acabamento da construção</text:p>
          </table:table-cell>
          <table:table-cell office:value-type="float" office:value="33.549999999999997" table:style-name="ce43">
            <text:p>33.6</text:p>
          </table:table-cell>
          <table:table-cell office:value-type="float" office:value="141.16999999999999" table:style-name="ce43">
            <text:p>141.2</text:p>
          </table:table-cell>
          <table:table-cell office:value-type="float" office:value="82.51" table:style-name="ce43">
            <text:p>82.5</text:p>
          </table:table-cell>
          <table:table-cell office:value-type="float" office:value="226.4" table:style-name="ce43">
            <text:p>226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439" table:style-name="ce32">
            <text:p>439</text:p>
          </table:table-cell>
          <table:table-cell table:style-name="ce33"/>
          <table:table-cell table:style-name="ce34"/>
          <table:table-cell office:value-type="string" table:style-name="ce35">
            <text:p>OUTROS SERVICOS ESPECIALIZADOS PARA CONSTRUCAO</text:p>
          </table:table-cell>
          <table:table-cell office:value-type="float" office:value="1070.76" table:style-name="ce36">
            <text:p>1,070.8</text:p>
          </table:table-cell>
          <table:table-cell office:value-type="float" office:value="1004.86" table:style-name="ce36">
            <text:p>1,004.9</text:p>
          </table:table-cell>
          <table:table-cell office:value-type="float" office:value="1500.47" table:style-name="ce36">
            <text:p>1,500.5</text:p>
          </table:table-cell>
          <table:table-cell office:value-type="float" office:value="1605.66" table:style-name="ce36">
            <text:p>1,605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43916" table:style-name="ce40">
            <text:p>43916</text:p>
          </table:table-cell>
          <table:table-cell table:style-name="ce41"/>
          <table:table-cell office:value-type="string" table:style-name="ce42">
            <text:p>OBRAS DE FUNDACOES</text:p>
          </table:table-cell>
          <table:table-cell office:value-type="float" office:value="8.16" table:style-name="ce43">
            <text:p>8.2</text:p>
          </table:table-cell>
          <table:table-cell office:value-type="float" office:value="27.96" table:style-name="ce43">
            <text:p>28.0</text:p>
          </table:table-cell>
          <table:table-cell office:value-type="float" office:value="112.37" table:style-name="ce43">
            <text:p>112.4</text:p>
          </table:table-cell>
          <table:table-cell office:value-type="float" office:value="98.55" table:style-name="ce43">
            <text:p>98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391600" table:style-name="ce34">
            <text:p>4391600</text:p>
          </table:table-cell>
          <table:table-cell office:value-type="string" table:style-name="ce35">
            <text:p>Obras de fundações</text:p>
          </table:table-cell>
          <table:table-cell office:value-type="float" office:value="8.16" table:style-name="ce36">
            <text:p>8.2</text:p>
          </table:table-cell>
          <table:table-cell office:value-type="float" office:value="27.96" table:style-name="ce36">
            <text:p>28.0</text:p>
          </table:table-cell>
          <table:table-cell office:value-type="float" office:value="112.37" table:style-name="ce36">
            <text:p>112.4</text:p>
          </table:table-cell>
          <table:table-cell office:value-type="float" office:value="98.55" table:style-name="ce36">
            <text:p>98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43991" table:style-name="ce40">
            <text:p>43991</text:p>
          </table:table-cell>
          <table:table-cell table:style-name="ce41"/>
          <table:table-cell office:value-type="string" table:style-name="ce42">
            <text:p>SERVICOS ESPECIALIZADOS PARA CONSTRUCAO NAO ESPECIFICADOS ANTERIORMENTE</text:p>
          </table:table-cell>
          <table:table-cell office:value-type="float" office:value="1062.5999999999999" table:style-name="ce43">
            <text:p>1,062.6</text:p>
          </table:table-cell>
          <table:table-cell office:value-type="float" office:value="976.9" table:style-name="ce43">
            <text:p>976.9</text:p>
          </table:table-cell>
          <table:table-cell office:value-type="float" office:value="1388.1" table:style-name="ce43">
            <text:p>1,388.1</text:p>
          </table:table-cell>
          <table:table-cell office:value-type="float" office:value="1507.12" table:style-name="ce43">
            <text:p>1,507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399101" table:style-name="ce34">
            <text:p>4399101</text:p>
          </table:table-cell>
          <table:table-cell office:value-type="string" table:style-name="ce35">
            <text:p>Administração de obra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399102" table:style-name="ce41">
            <text:p>4399102</text:p>
          </table:table-cell>
          <table:table-cell office:value-type="string" table:style-name="ce42">
            <text:p>Montagem e desmontagem de andaimes e outras estruturas temporária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399103" table:style-name="ce34">
            <text:p>4399103</text:p>
          </table:table-cell>
          <table:table-cell office:value-type="string" table:style-name="ce35">
            <text:p>Obras de alvenaria</text:p>
          </table:table-cell>
          <table:table-cell office:value-type="float" office:value="57.65" table:style-name="ce36">
            <text:p>57.7</text:p>
          </table:table-cell>
          <table:table-cell office:value-type="float" office:value="28.05" table:style-name="ce36">
            <text:p>28.1</text:p>
          </table:table-cell>
          <table:table-cell office:value-type="float" office:value="143.11000000000001" table:style-name="ce36">
            <text:p>143.1</text:p>
          </table:table-cell>
          <table:table-cell office:value-type="float" office:value="25.38" table:style-name="ce36">
            <text:p>25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399104" table:style-name="ce41">
            <text:p>4399104</text:p>
          </table:table-cell>
          <table:table-cell office:value-type="string" table:style-name="ce42">
            <text:p>Serviços de operação e fornecimento de equipamentos para transporte e elevação de cargas e pessoas para uso em obras</text:p>
          </table:table-cell>
          <table:table-cell office:value-type="float" office:value="184.52" table:style-name="ce43">
            <text:p>184.5</text:p>
          </table:table-cell>
          <table:table-cell office:value-type="float" office:value="64.55" table:style-name="ce43">
            <text:p>64.6</text:p>
          </table:table-cell>
          <table:table-cell office:value-type="float" office:value="64.959999999999994" table:style-name="ce43">
            <text:p>65.0</text:p>
          </table:table-cell>
          <table:table-cell office:value-type="float" office:value="290.72000000000003" table:style-name="ce43">
            <text:p>290.7</text:p>
          </table:table-cell>
          <table:table-cell table:number-columns-repeated="8" table:style-name="ce43"/>
          <table:table-cell table:number-columns-repeated="16367" table:style-name="ce30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399105" table:style-name="ce34">
            <text:p>4399105</text:p>
          </table:table-cell>
          <table:table-cell office:value-type="string" table:style-name="ce35">
            <text:p>Perfuração e construção de poços de água</text:p>
          </table:table-cell>
          <table:table-cell office:value-type="float" office:value="59.21" table:style-name="ce36">
            <text:p>59.2</text:p>
          </table:table-cell>
          <table:table-cell office:value-type="float" office:value="25.11" table:style-name="ce36">
            <text:p>25.1</text:p>
          </table:table-cell>
          <table:table-cell office:value-type="float" office:value="49.89" table:style-name="ce36">
            <text:p>49.9</text:p>
          </table:table-cell>
          <table:table-cell office:value-type="float" office:value="53.85" table:style-name="ce36">
            <text:p>53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399199" table:style-name="ce41">
            <text:p>4399199</text:p>
          </table:table-cell>
          <table:table-cell office:value-type="string" table:style-name="ce42">
            <text:p>Serviços especializados para construção não especificados anteriormente</text:p>
          </table:table-cell>
          <table:table-cell office:value-type="float" office:value="721.29" table:style-name="ce43">
            <text:p>721.3</text:p>
          </table:table-cell>
          <table:table-cell office:value-type="float" office:value="838.45" table:style-name="ce43">
            <text:p>838.5</text:p>
          </table:table-cell>
          <table:table-cell office:value-type="float" office:value="1041.3699999999999" table:style-name="ce43">
            <text:p>1,041.4</text:p>
          </table:table-cell>
          <table:table-cell office:value-type="float" office:value="1129.6500000000001" table:style-name="ce43">
            <text:p>1,129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9">
          <table:table-cell office:value-type="string" table:number-columns-spanned="4" table:number-rows-spanned="1" table:style-name="ce63">
            <text:p>Seção G</text:p>
          </table:table-cell>
          <table:covered-table-cell table:number-columns-repeated="3"/>
          <table:table-cell office:value-type="string" table:style-name="ce28">
            <text:p>COMERCIO, REPARACAO DE VEICULOS AUTOMOTORES E MOTOCICLETAS</text:p>
          </table:table-cell>
          <table:table-cell office:value-type="float" office:value="4885563.88" table:style-name="ce29">
            <text:p>4,885,563.9</text:p>
          </table:table-cell>
          <table:table-cell office:value-type="float" office:value="4298469.45" table:style-name="ce29">
            <text:p>4,298,469.5</text:p>
          </table:table-cell>
          <table:table-cell office:value-type="float" office:value="4730416.24" table:style-name="ce29">
            <text:p>4,730,416.2</text:p>
          </table:table-cell>
          <table:table-cell office:value-type="float" office:value="4332303.12" table:style-name="ce29">
            <text:p>4,332,303.1</text:p>
          </table:table-cell>
          <table:table-cell table:number-columns-repeated="8" table:style-name="ce29"/>
          <table:table-cell table:number-columns-repeated="16367" table:style-name="ce44"/>
        </table:table-row>
        <table:table-row table:style-name="ro1">
          <table:table-cell office:value-type="float" office:value="45" table:style-name="ce38">
            <text:p>45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COMERCIO E REPARACAO DE VEICULOS AUTOMOTORES E MOTOCICLETAS</text:p>
          </table:table-cell>
          <table:table-cell office:value-type="float" office:value="233398.28" table:style-name="ce43">
            <text:p>233,398.3</text:p>
          </table:table-cell>
          <table:table-cell office:value-type="float" office:value="252713.68" table:style-name="ce43">
            <text:p>252,713.7</text:p>
          </table:table-cell>
          <table:table-cell office:value-type="float" office:value="269254.48" table:style-name="ce43">
            <text:p>269,254.5</text:p>
          </table:table-cell>
          <table:table-cell office:value-type="float" office:value="270890.90000000002" table:style-name="ce43">
            <text:p>270,890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451" table:style-name="ce32">
            <text:p>451</text:p>
          </table:table-cell>
          <table:table-cell table:style-name="ce33"/>
          <table:table-cell table:style-name="ce34"/>
          <table:table-cell office:value-type="string" table:style-name="ce35">
            <text:p>COMERCIO DE VEICULOS AUTOMOTORES</text:p>
          </table:table-cell>
          <table:table-cell office:value-type="float" office:value="70829.33" table:style-name="ce36">
            <text:p>70,829.3</text:p>
          </table:table-cell>
          <table:table-cell office:value-type="float" office:value="72350.87" table:style-name="ce36">
            <text:p>72,350.9</text:p>
          </table:table-cell>
          <table:table-cell office:value-type="float" office:value="83772.479999999996" table:style-name="ce36">
            <text:p>83,772.5</text:p>
          </table:table-cell>
          <table:table-cell office:value-type="float" office:value="96485.58" table:style-name="ce36">
            <text:p>96,485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45111" table:style-name="ce40">
            <text:p>45111</text:p>
          </table:table-cell>
          <table:table-cell table:style-name="ce41"/>
          <table:table-cell office:value-type="string" table:style-name="ce42">
            <text:p>COMERCIO A VAREJO E POR ATACADO DE VEICULOS AUTOMOTORES</text:p>
          </table:table-cell>
          <table:table-cell office:value-type="float" office:value="70504.600000000006" table:style-name="ce43">
            <text:p>70,504.6</text:p>
          </table:table-cell>
          <table:table-cell office:value-type="float" office:value="72028.09" table:style-name="ce43">
            <text:p>72,028.1</text:p>
          </table:table-cell>
          <table:table-cell office:value-type="float" office:value="83462.48" table:style-name="ce43">
            <text:p>83,462.5</text:p>
          </table:table-cell>
          <table:table-cell office:value-type="float" office:value="96234.85" table:style-name="ce43">
            <text:p>96,234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511101" table:style-name="ce34">
            <text:p>4511101</text:p>
          </table:table-cell>
          <table:table-cell office:value-type="string" table:style-name="ce35">
            <text:p>Comércio a varejo de automóveis, camionetas e utilitários novos</text:p>
          </table:table-cell>
          <table:table-cell office:value-type="float" office:value="19742.71" table:style-name="ce36">
            <text:p>19,742.7</text:p>
          </table:table-cell>
          <table:table-cell office:value-type="float" office:value="27263.02" table:style-name="ce36">
            <text:p>27,263.0</text:p>
          </table:table-cell>
          <table:table-cell office:value-type="float" office:value="30661.599999999999" table:style-name="ce36">
            <text:p>30,661.6</text:p>
          </table:table-cell>
          <table:table-cell office:value-type="float" office:value="26857.11" table:style-name="ce36">
            <text:p>26,857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511102" table:style-name="ce41">
            <text:p>4511102</text:p>
          </table:table-cell>
          <table:table-cell office:value-type="string" table:style-name="ce42">
            <text:p>Comércio a varejo de automóveis, camionetas e utilitários usados</text:p>
          </table:table-cell>
          <table:table-cell office:value-type="float" office:value="13324.61" table:style-name="ce43">
            <text:p>13,324.6</text:p>
          </table:table-cell>
          <table:table-cell office:value-type="float" office:value="15800.78" table:style-name="ce43">
            <text:p>15,800.8</text:p>
          </table:table-cell>
          <table:table-cell office:value-type="float" office:value="13913.6" table:style-name="ce43">
            <text:p>13,913.6</text:p>
          </table:table-cell>
          <table:table-cell office:value-type="float" office:value="14092.53" table:style-name="ce43">
            <text:p>14,092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4511103" table:style-name="ce34">
            <text:p>4511103</text:p>
          </table:table-cell>
          <table:table-cell office:value-type="string" table:style-name="ce35">
            <text:p>Comércio por atacado de automóveis, camionetas e utilitários novos e usados</text:p>
          </table:table-cell>
          <table:table-cell office:value-type="float" office:value="31755.79" table:style-name="ce36">
            <text:p>31,755.8</text:p>
          </table:table-cell>
          <table:table-cell office:value-type="float" office:value="24983.24" table:style-name="ce36">
            <text:p>24,983.2</text:p>
          </table:table-cell>
          <table:table-cell office:value-type="float" office:value="31104.9" table:style-name="ce36">
            <text:p>31,104.9</text:p>
          </table:table-cell>
          <table:table-cell office:value-type="float" office:value="43384.35" table:style-name="ce36">
            <text:p>43,384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511104" table:style-name="ce41">
            <text:p>4511104</text:p>
          </table:table-cell>
          <table:table-cell office:value-type="string" table:style-name="ce42">
            <text:p>Comércio por atacado de caminhões novos e usados</text:p>
          </table:table-cell>
          <table:table-cell office:value-type="float" office:value="5602.97" table:style-name="ce43">
            <text:p>5,603.0</text:p>
          </table:table-cell>
          <table:table-cell office:value-type="float" office:value="3485.74" table:style-name="ce43">
            <text:p>3,485.7</text:p>
          </table:table-cell>
          <table:table-cell office:value-type="float" office:value="7178.06" table:style-name="ce43">
            <text:p>7,178.1</text:p>
          </table:table-cell>
          <table:table-cell office:value-type="float" office:value="10476.799999999999" table:style-name="ce43">
            <text:p>10,476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511105" table:style-name="ce34">
            <text:p>4511105</text:p>
          </table:table-cell>
          <table:table-cell office:value-type="string" table:style-name="ce35">
            <text:p>Comércio por atacado de reboques e semi-reboques novos e usados</text:p>
          </table:table-cell>
          <table:table-cell office:value-type="float" office:value="78.52" table:style-name="ce36">
            <text:p>78.5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511106" table:style-name="ce41">
            <text:p>4511106</text:p>
          </table:table-cell>
          <table:table-cell office:value-type="string" table:style-name="ce42">
            <text:p>Comércio por atacado de ônibus e microônibus novos e usados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45129" table:style-name="ce33">
            <text:p>45129</text:p>
          </table:table-cell>
          <table:table-cell table:style-name="ce34"/>
          <table:table-cell office:value-type="string" table:style-name="ce35">
            <text:p>REPRESENTANTES COMERCIAIS E AGENTES DO COMERCIO DE VEICULOS AUTOMOTORES</text:p>
          </table:table-cell>
          <table:table-cell office:value-type="float" office:value="324.73" table:style-name="ce36">
            <text:p>324.7</text:p>
          </table:table-cell>
          <table:table-cell office:value-type="float" office:value="322.77999999999997" table:style-name="ce36">
            <text:p>322.8</text:p>
          </table:table-cell>
          <table:table-cell office:value-type="float" office:value="310" table:style-name="ce36">
            <text:p>310.0</text:p>
          </table:table-cell>
          <table:table-cell office:value-type="float" office:value="250.73" table:style-name="ce36">
            <text:p>250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512901" table:style-name="ce41">
            <text:p>4512901</text:p>
          </table:table-cell>
          <table:table-cell office:value-type="string" table:style-name="ce42">
            <text:p>Representantes comerciais e agentes do comércio de veículos automotores</text:p>
          </table:table-cell>
          <table:table-cell office:value-type="float" office:value="154.28" table:style-name="ce43">
            <text:p>154.3</text:p>
          </table:table-cell>
          <table:table-cell office:value-type="float" office:value="169.03" table:style-name="ce43">
            <text:p>169.0</text:p>
          </table:table-cell>
          <table:table-cell office:value-type="float" office:value="143.66" table:style-name="ce43">
            <text:p>143.7</text:p>
          </table:table-cell>
          <table:table-cell office:value-type="float" office:value="100.81" table:style-name="ce43">
            <text:p>100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512902" table:style-name="ce34">
            <text:p>4512902</text:p>
          </table:table-cell>
          <table:table-cell office:value-type="string" table:style-name="ce35">
            <text:p>Comércio sob consignação de veículos automotores</text:p>
          </table:table-cell>
          <table:table-cell office:value-type="float" office:value="170.45" table:style-name="ce36">
            <text:p>170.5</text:p>
          </table:table-cell>
          <table:table-cell office:value-type="float" office:value="153.75" table:style-name="ce36">
            <text:p>153.8</text:p>
          </table:table-cell>
          <table:table-cell office:value-type="float" office:value="166.34" table:style-name="ce36">
            <text:p>166.3</text:p>
          </table:table-cell>
          <table:table-cell office:value-type="float" office:value="149.91999999999999" table:style-name="ce36">
            <text:p>149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452" table:style-name="ce39">
            <text:p>452</text:p>
          </table:table-cell>
          <table:table-cell table:style-name="ce40"/>
          <table:table-cell table:style-name="ce41"/>
          <table:table-cell office:value-type="string" table:style-name="ce42">
            <text:p>MANUTENCAO E REPARACAO DE VEICULOS AUTOMOTORES</text:p>
          </table:table-cell>
          <table:table-cell office:value-type="float" office:value="2252.98" table:style-name="ce43">
            <text:p>2,253.0</text:p>
          </table:table-cell>
          <table:table-cell office:value-type="float" office:value="2716.49" table:style-name="ce43">
            <text:p>2,716.5</text:p>
          </table:table-cell>
          <table:table-cell office:value-type="float" office:value="2309.61" table:style-name="ce43">
            <text:p>2,309.6</text:p>
          </table:table-cell>
          <table:table-cell office:value-type="float" office:value="2145.31" table:style-name="ce43">
            <text:p>2,145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45200" table:style-name="ce33">
            <text:p>45200</text:p>
          </table:table-cell>
          <table:table-cell table:style-name="ce34"/>
          <table:table-cell office:value-type="string" table:style-name="ce35">
            <text:p>MANUTENCAO E REPARACAO DE VEICULOS AUTOMOTORES</text:p>
          </table:table-cell>
          <table:table-cell office:value-type="float" office:value="2252.98" table:style-name="ce36">
            <text:p>2,253.0</text:p>
          </table:table-cell>
          <table:table-cell office:value-type="float" office:value="2716.49" table:style-name="ce36">
            <text:p>2,716.5</text:p>
          </table:table-cell>
          <table:table-cell office:value-type="float" office:value="2309.61" table:style-name="ce36">
            <text:p>2,309.6</text:p>
          </table:table-cell>
          <table:table-cell office:value-type="float" office:value="2145.31" table:style-name="ce36">
            <text:p>2,145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520001" table:style-name="ce41">
            <text:p>4520001</text:p>
          </table:table-cell>
          <table:table-cell office:value-type="string" table:style-name="ce42">
            <text:p>Serviços de manutenção e reparação mecânica de veículos automotores</text:p>
          </table:table-cell>
          <table:table-cell office:value-type="float" office:value="2015.39" table:style-name="ce43">
            <text:p>2,015.4</text:p>
          </table:table-cell>
          <table:table-cell office:value-type="float" office:value="1848.91" table:style-name="ce43">
            <text:p>1,848.9</text:p>
          </table:table-cell>
          <table:table-cell office:value-type="float" office:value="2073.9" table:style-name="ce43">
            <text:p>2,073.9</text:p>
          </table:table-cell>
          <table:table-cell office:value-type="float" office:value="1616.44" table:style-name="ce43">
            <text:p>1,616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520002" table:style-name="ce34">
            <text:p>4520002</text:p>
          </table:table-cell>
          <table:table-cell office:value-type="string" table:style-name="ce35">
            <text:p>Serviços de lanternagem ou funilaria e pintura de veículos automotores</text:p>
          </table:table-cell>
          <table:table-cell office:value-type="float" office:value="12.18" table:style-name="ce36">
            <text:p>12.2</text:p>
          </table:table-cell>
          <table:table-cell office:value-type="float" office:value="13.63" table:style-name="ce36">
            <text:p>13.6</text:p>
          </table:table-cell>
          <table:table-cell office:value-type="float" office:value="14.56" table:style-name="ce36">
            <text:p>14.6</text:p>
          </table:table-cell>
          <table:table-cell office:value-type="float" office:value="13.64" table:style-name="ce36">
            <text:p>13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520003" table:style-name="ce41">
            <text:p>4520003</text:p>
          </table:table-cell>
          <table:table-cell office:value-type="string" table:style-name="ce42">
            <text:p>Serviços de manutenção e reparação elétrica de veículos automotores</text:p>
          </table:table-cell>
          <table:table-cell office:value-type="float" office:value="26.87" table:style-name="ce43">
            <text:p>26.9</text:p>
          </table:table-cell>
          <table:table-cell office:value-type="float" office:value="99.97" table:style-name="ce43">
            <text:p>100.0</text:p>
          </table:table-cell>
          <table:table-cell office:value-type="float" office:value="41.35" table:style-name="ce43">
            <text:p>41.4</text:p>
          </table:table-cell>
          <table:table-cell office:value-type="float" office:value="6.99" table:style-name="ce43">
            <text:p>7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520004" table:style-name="ce34">
            <text:p>4520004</text:p>
          </table:table-cell>
          <table:table-cell office:value-type="string" table:style-name="ce35">
            <text:p>Serviços de alinhamento e balanceamento de veículos automotore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2.92" table:style-name="ce36">
            <text:p>2.9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520005" table:style-name="ce41">
            <text:p>4520005</text:p>
          </table:table-cell>
          <table:table-cell office:value-type="string" table:style-name="ce42">
            <text:p>Serviços de lavagem, lubrificação e polimento de veículos automotores</text:p>
          </table:table-cell>
          <table:table-cell office:value-type="string" table:style-name="ce43">
            <text:p>****</text:p>
          </table:table-cell>
          <table:table-cell office:value-type="float" office:value="10.74" table:style-name="ce43">
            <text:p>10.7</text:p>
          </table:table-cell>
          <table:table-cell office:value-type="float" office:value="9.36" table:style-name="ce43">
            <text:p>9.4</text:p>
          </table:table-cell>
          <table:table-cell office:value-type="float" office:value="6.32" table:style-name="ce43">
            <text:p>6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520006" table:style-name="ce34">
            <text:p>4520006</text:p>
          </table:table-cell>
          <table:table-cell office:value-type="string" table:style-name="ce35">
            <text:p>Serviços de borracharia para veículos automotores</text:p>
          </table:table-cell>
          <table:table-cell office:value-type="float" office:value="30.19" table:style-name="ce36">
            <text:p>30.2</text:p>
          </table:table-cell>
          <table:table-cell office:value-type="float" office:value="8.1199999999999992" table:style-name="ce36">
            <text:p>8.1</text:p>
          </table:table-cell>
          <table:table-cell office:value-type="float" office:value="9.66" table:style-name="ce36">
            <text:p>9.7</text:p>
          </table:table-cell>
          <table:table-cell office:value-type="float" office:value="13.02" table:style-name="ce36">
            <text:p>13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520007" table:style-name="ce41">
            <text:p>4520007</text:p>
          </table:table-cell>
          <table:table-cell office:value-type="string" table:style-name="ce42">
            <text:p>Serviços de instalação, manutenção e reparação de acessórios para veículos automotores</text:p>
          </table:table-cell>
          <table:table-cell office:value-type="float" office:value="158.52000000000001" table:style-name="ce43">
            <text:p>158.5</text:p>
          </table:table-cell>
          <table:table-cell office:value-type="float" office:value="731.57" table:style-name="ce43">
            <text:p>731.6</text:p>
          </table:table-cell>
          <table:table-cell office:value-type="float" office:value="157.86000000000001" table:style-name="ce43">
            <text:p>157.9</text:p>
          </table:table-cell>
          <table:table-cell office:value-type="float" office:value="484.27" table:style-name="ce43">
            <text:p>484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520008" table:style-name="ce34">
            <text:p>4520008</text:p>
          </table:table-cell>
          <table:table-cell office:value-type="string" table:style-name="ce35">
            <text:p>Serviços de capotaria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office:value-type="float" office:value="453" table:style-name="ce39">
            <text:p>453</text:p>
          </table:table-cell>
          <table:table-cell table:style-name="ce40"/>
          <table:table-cell table:style-name="ce41"/>
          <table:table-cell office:value-type="string" table:style-name="ce42">
            <text:p>COMERCIO DE PECAS E ACESSORIOS PARA VEICULOS AUTOMOTORES</text:p>
          </table:table-cell>
          <table:table-cell office:value-type="float" office:value="147630.39000000001" table:style-name="ce43">
            <text:p>147,630.4</text:p>
          </table:table-cell>
          <table:table-cell office:value-type="float" office:value="167134.99" table:style-name="ce43">
            <text:p>167,135.0</text:p>
          </table:table-cell>
          <table:table-cell office:value-type="float" office:value="168359.36" table:style-name="ce43">
            <text:p>168,359.4</text:p>
          </table:table-cell>
          <table:table-cell office:value-type="float" office:value="161320.6" table:style-name="ce43">
            <text:p>161,320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45307" table:style-name="ce33">
            <text:p>45307</text:p>
          </table:table-cell>
          <table:table-cell table:style-name="ce34"/>
          <table:table-cell office:value-type="string" table:style-name="ce35">
            <text:p>COMERCIO DE PECAS E ACESSORIOS PARA VEICULOS AUTOMOTORES</text:p>
          </table:table-cell>
          <table:table-cell office:value-type="float" office:value="147630.39000000001" table:style-name="ce36">
            <text:p>147,630.4</text:p>
          </table:table-cell>
          <table:table-cell office:value-type="float" office:value="167134.99" table:style-name="ce36">
            <text:p>167,135.0</text:p>
          </table:table-cell>
          <table:table-cell office:value-type="float" office:value="168359.36" table:style-name="ce36">
            <text:p>168,359.4</text:p>
          </table:table-cell>
          <table:table-cell office:value-type="float" office:value="161320.6" table:style-name="ce36">
            <text:p>161,320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9">
          <table:table-cell table:style-name="ce38"/>
          <table:table-cell table:style-name="ce39"/>
          <table:table-cell table:style-name="ce40"/>
          <table:table-cell office:value-type="float" office:value="4530701" table:style-name="ce41">
            <text:p>4530701</text:p>
          </table:table-cell>
          <table:table-cell office:value-type="string" table:style-name="ce42">
            <text:p>Comércio por atacado de peças e acessórios novos para veículos automotores</text:p>
          </table:table-cell>
          <table:table-cell office:value-type="float" office:value="105047.97" table:style-name="ce43">
            <text:p>105,048.0</text:p>
          </table:table-cell>
          <table:table-cell office:value-type="float" office:value="121196.04" table:style-name="ce43">
            <text:p>121,196.0</text:p>
          </table:table-cell>
          <table:table-cell office:value-type="float" office:value="122495.41" table:style-name="ce43">
            <text:p>122,495.4</text:p>
          </table:table-cell>
          <table:table-cell office:value-type="float" office:value="117085.77" table:style-name="ce43">
            <text:p>117,085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530702" table:style-name="ce34">
            <text:p>4530702</text:p>
          </table:table-cell>
          <table:table-cell office:value-type="string" table:style-name="ce35">
            <text:p>Comércio por atacado de pneumáticos e câmaras-de-ar</text:p>
          </table:table-cell>
          <table:table-cell office:value-type="float" office:value="25417.56" table:style-name="ce36">
            <text:p>25,417.6</text:p>
          </table:table-cell>
          <table:table-cell office:value-type="float" office:value="25601.75" table:style-name="ce36">
            <text:p>25,601.8</text:p>
          </table:table-cell>
          <table:table-cell office:value-type="float" office:value="23534.31" table:style-name="ce36">
            <text:p>23,534.3</text:p>
          </table:table-cell>
          <table:table-cell office:value-type="float" office:value="23358.92" table:style-name="ce36">
            <text:p>23,358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530703" table:style-name="ce41">
            <text:p>4530703</text:p>
          </table:table-cell>
          <table:table-cell office:value-type="string" table:style-name="ce42">
            <text:p>Comércio a varejo de peças e acessórios novos para veículos automotores</text:p>
          </table:table-cell>
          <table:table-cell office:value-type="float" office:value="15509.4" table:style-name="ce43">
            <text:p>15,509.4</text:p>
          </table:table-cell>
          <table:table-cell office:value-type="float" office:value="18490.330000000002" table:style-name="ce43">
            <text:p>18,490.3</text:p>
          </table:table-cell>
          <table:table-cell office:value-type="float" office:value="20602.8" table:style-name="ce43">
            <text:p>20,602.8</text:p>
          </table:table-cell>
          <table:table-cell office:value-type="float" office:value="19113.96" table:style-name="ce43">
            <text:p>19,114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530704" table:style-name="ce34">
            <text:p>4530704</text:p>
          </table:table-cell>
          <table:table-cell office:value-type="string" table:style-name="ce35">
            <text:p>Comércio a varejo de peças e acessórios usados para veículos automotores</text:p>
          </table:table-cell>
          <table:table-cell office:value-type="float" office:value="186.74" table:style-name="ce36">
            <text:p>186.7</text:p>
          </table:table-cell>
          <table:table-cell office:value-type="float" office:value="197.03" table:style-name="ce36">
            <text:p>197.0</text:p>
          </table:table-cell>
          <table:table-cell office:value-type="float" office:value="192.41" table:style-name="ce36">
            <text:p>192.4</text:p>
          </table:table-cell>
          <table:table-cell office:value-type="float" office:value="230.68" table:style-name="ce36">
            <text:p>230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530705" table:style-name="ce41">
            <text:p>4530705</text:p>
          </table:table-cell>
          <table:table-cell office:value-type="string" table:style-name="ce42">
            <text:p>Comércio a varejo de pneumáticos e câmaras-de-ar</text:p>
          </table:table-cell>
          <table:table-cell office:value-type="float" office:value="1414.61" table:style-name="ce43">
            <text:p>1,414.6</text:p>
          </table:table-cell>
          <table:table-cell office:value-type="float" office:value="1548.97" table:style-name="ce43">
            <text:p>1,549.0</text:p>
          </table:table-cell>
          <table:table-cell office:value-type="float" office:value="1444.08" table:style-name="ce43">
            <text:p>1,444.1</text:p>
          </table:table-cell>
          <table:table-cell office:value-type="float" office:value="1448.07" table:style-name="ce43">
            <text:p>1,448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4530706" table:style-name="ce34">
            <text:p>4530706</text:p>
          </table:table-cell>
          <table:table-cell office:value-type="string" table:style-name="ce35">
            <text:p>Representantes comerciais e agentes do comércio de peças e acessórios novos e usados para veículos automotores</text:p>
          </table:table-cell>
          <table:table-cell office:value-type="float" office:value="54.12" table:style-name="ce36">
            <text:p>54.1</text:p>
          </table:table-cell>
          <table:table-cell office:value-type="float" office:value="100.87" table:style-name="ce36">
            <text:p>100.9</text:p>
          </table:table-cell>
          <table:table-cell office:value-type="float" office:value="90.34" table:style-name="ce36">
            <text:p>90.3</text:p>
          </table:table-cell>
          <table:table-cell office:value-type="float" office:value="83.21" table:style-name="ce36">
            <text:p>83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office:value-type="float" office:value="454" table:style-name="ce39">
            <text:p>454</text:p>
          </table:table-cell>
          <table:table-cell table:style-name="ce40"/>
          <table:table-cell table:style-name="ce41"/>
          <table:table-cell office:value-type="string" table:style-name="ce42">
            <text:p>COMERCIO, MANUTENCAO E REPARACAO DE MOTOCICLETAS, PECAS E ACESSORIOS</text:p>
          </table:table-cell>
          <table:table-cell office:value-type="float" office:value="12685.59" table:style-name="ce43">
            <text:p>12,685.6</text:p>
          </table:table-cell>
          <table:table-cell office:value-type="float" office:value="10511.34" table:style-name="ce43">
            <text:p>10,511.3</text:p>
          </table:table-cell>
          <table:table-cell office:value-type="float" office:value="14813.04" table:style-name="ce43">
            <text:p>14,813.0</text:p>
          </table:table-cell>
          <table:table-cell office:value-type="float" office:value="10939.41" table:style-name="ce43">
            <text:p>10,939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45412" table:style-name="ce33">
            <text:p>45412</text:p>
          </table:table-cell>
          <table:table-cell table:style-name="ce34"/>
          <table:table-cell office:value-type="string" table:style-name="ce35">
            <text:p>COMERCIO, MANUTENCAO E REPARACAO DE MOTOCICLETAS, PECAS E ACESSORIOS</text:p>
          </table:table-cell>
          <table:table-cell office:value-type="float" office:value="25329.96" table:style-name="ce36">
            <text:p>25,330.0</text:p>
          </table:table-cell>
          <table:table-cell office:value-type="float" office:value="20974.32" table:style-name="ce36">
            <text:p>20,974.3</text:p>
          </table:table-cell>
          <table:table-cell office:value-type="float" office:value="29584.7" table:style-name="ce36">
            <text:p>29,584.7</text:p>
          </table:table-cell>
          <table:table-cell office:value-type="float" office:value="21823.84" table:style-name="ce36">
            <text:p>21,823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541201" table:style-name="ce41">
            <text:p>4541201</text:p>
          </table:table-cell>
          <table:table-cell office:value-type="string" table:style-name="ce42">
            <text:p>Comércio por atacado de motocicletas e motonetas</text:p>
          </table:table-cell>
          <table:table-cell office:value-type="float" office:value="899.3" table:style-name="ce43">
            <text:p>899.3</text:p>
          </table:table-cell>
          <table:table-cell office:value-type="float" office:value="1709.73" table:style-name="ce43">
            <text:p>1,709.7</text:p>
          </table:table-cell>
          <table:table-cell office:value-type="float" office:value="1439.15" table:style-name="ce43">
            <text:p>1,439.2</text:p>
          </table:table-cell>
          <table:table-cell office:value-type="float" office:value="1908.89" table:style-name="ce43">
            <text:p>1,908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4541202" table:style-name="ce34">
            <text:p>4541202</text:p>
          </table:table-cell>
          <table:table-cell office:value-type="string" table:style-name="ce35">
            <text:p>Comércio por atacado de peças e acessórios para motocicletas e motonetas</text:p>
          </table:table-cell>
          <table:table-cell office:value-type="float" office:value="8647.4599999999991" table:style-name="ce36">
            <text:p>8,647.5</text:p>
          </table:table-cell>
          <table:table-cell office:value-type="float" office:value="6307.63" table:style-name="ce36">
            <text:p>6,307.6</text:p>
          </table:table-cell>
          <table:table-cell office:value-type="float" office:value="9578.74" table:style-name="ce36">
            <text:p>9,578.7</text:p>
          </table:table-cell>
          <table:table-cell office:value-type="float" office:value="6546.43" table:style-name="ce36">
            <text:p>6,546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541203" table:style-name="ce41">
            <text:p>4541203</text:p>
          </table:table-cell>
          <table:table-cell office:value-type="string" table:style-name="ce42">
            <text:p>Comércio a varejo de motocicletas e motonetas novas</text:p>
          </table:table-cell>
          <table:table-cell office:value-type="float" office:value="1008.2" table:style-name="ce43">
            <text:p>1,008.2</text:p>
          </table:table-cell>
          <table:table-cell office:value-type="float" office:value="1044.1099999999999" table:style-name="ce43">
            <text:p>1,044.1</text:p>
          </table:table-cell>
          <table:table-cell office:value-type="float" office:value="1775.1" table:style-name="ce43">
            <text:p>1,775.1</text:p>
          </table:table-cell>
          <table:table-cell office:value-type="float" office:value="918.85" table:style-name="ce43">
            <text:p>918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541204" table:style-name="ce34">
            <text:p>4541204</text:p>
          </table:table-cell>
          <table:table-cell office:value-type="string" table:style-name="ce35">
            <text:p>Comércio a varejo de motocicletas e motonetas usadas</text:p>
          </table:table-cell>
          <table:table-cell office:value-type="float" office:value="195.05" table:style-name="ce36">
            <text:p>195.1</text:p>
          </table:table-cell>
          <table:table-cell office:value-type="float" office:value="179.57" table:style-name="ce36">
            <text:p>179.6</text:p>
          </table:table-cell>
          <table:table-cell office:value-type="float" office:value="243.29" table:style-name="ce36">
            <text:p>243.3</text:p>
          </table:table-cell>
          <table:table-cell office:value-type="float" office:value="189.67" table:style-name="ce36">
            <text:p>189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541205" table:style-name="ce41">
            <text:p>4541205</text:p>
          </table:table-cell>
          <table:table-cell office:value-type="string" table:style-name="ce42">
            <text:p>Comércio a varejo de peças e acessórios para motocicletas e motoneta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4541206" table:style-name="ce34">
            <text:p>4541206</text:p>
          </table:table-cell>
          <table:table-cell office:value-type="string" table:style-name="ce35">
            <text:p>Comércio a varejo de peças e acessórios novos para motocicletas e motonetas</text:p>
          </table:table-cell>
          <table:table-cell office:value-type="float" office:value="1903.7" table:style-name="ce36">
            <text:p>1,903.7</text:p>
          </table:table-cell>
          <table:table-cell office:value-type="float" office:value="1205.21" table:style-name="ce36">
            <text:p>1,205.2</text:p>
          </table:table-cell>
          <table:table-cell office:value-type="float" office:value="1737.7" table:style-name="ce36">
            <text:p>1,737.7</text:p>
          </table:table-cell>
          <table:table-cell office:value-type="float" office:value="1319.88" table:style-name="ce36">
            <text:p>1,319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541207" table:style-name="ce41">
            <text:p>4541207</text:p>
          </table:table-cell>
          <table:table-cell office:value-type="string" table:style-name="ce42">
            <text:p>Comércio a varejo de peças e acessórios usados para motocicletas e motoneta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45421" table:style-name="ce33">
            <text:p>45421</text:p>
          </table:table-cell>
          <table:table-cell table:style-name="ce34"/>
          <table:table-cell office:value-type="string" table:style-name="ce35">
            <text:p>REPRESENTANTES COMERCIAIS E AGENTES DO COMERCIO DE MOTOCICLETAS, PECAS E ACESSORIOS</text:p>
          </table:table-cell>
          <table:table-cell office:value-type="float" office:value="9.08" table:style-name="ce36">
            <text:p>9.1</text:p>
          </table:table-cell>
          <table:table-cell office:value-type="float" office:value="12.06" table:style-name="ce36">
            <text:p>12.1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542101" table:style-name="ce41">
            <text:p>4542101</text:p>
          </table:table-cell>
          <table:table-cell office:value-type="string" table:style-name="ce42">
            <text:p>Representantes comerciais e agentes do comércio de motocicletas e motonetas, peças e acessório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542102" table:style-name="ce34">
            <text:p>4542102</text:p>
          </table:table-cell>
          <table:table-cell office:value-type="string" table:style-name="ce35">
            <text:p>Comércio sob consignação de motocicletas e motoneta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45439" table:style-name="ce40">
            <text:p>45439</text:p>
          </table:table-cell>
          <table:table-cell table:style-name="ce41"/>
          <table:table-cell office:value-type="string" table:style-name="ce42">
            <text:p>MANUTENCAO E REPARACAO DE MOTOCICLETAS</text:p>
          </table:table-cell>
          <table:table-cell office:value-type="float" office:value="11.53" table:style-name="ce43">
            <text:p>11.5</text:p>
          </table:table-cell>
          <table:table-cell office:value-type="float" office:value="12.13" table:style-name="ce43">
            <text:p>12.1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543900" table:style-name="ce34">
            <text:p>4543900</text:p>
          </table:table-cell>
          <table:table-cell office:value-type="string" table:style-name="ce35">
            <text:p>Manutenção e reparação de motocicletas e motonetas</text:p>
          </table:table-cell>
          <table:table-cell office:value-type="float" office:value="11.53" table:style-name="ce36">
            <text:p>11.5</text:p>
          </table:table-cell>
          <table:table-cell office:value-type="float" office:value="12.13" table:style-name="ce36">
            <text:p>12.1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office:value-type="float" office:value="46" table:style-name="ce38">
            <text:p>46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COMERCIO POR ATACADO, EXCETO VEICULOS AUTOMOTORES E MOTOCICLETAS</text:p>
          </table:table-cell>
          <table:table-cell office:value-type="float" office:value="3165996.99" table:style-name="ce43">
            <text:p>3,165,997.0</text:p>
          </table:table-cell>
          <table:table-cell office:value-type="float" office:value="2942878.37" table:style-name="ce43">
            <text:p>2,942,878.4</text:p>
          </table:table-cell>
          <table:table-cell office:value-type="float" office:value="3407359.88" table:style-name="ce43">
            <text:p>3,407,359.9</text:p>
          </table:table-cell>
          <table:table-cell office:value-type="float" office:value="3216080.48" table:style-name="ce43">
            <text:p>3,216,080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office:value-type="float" office:value="461" table:style-name="ce32">
            <text:p>461</text:p>
          </table:table-cell>
          <table:table-cell table:style-name="ce33"/>
          <table:table-cell table:style-name="ce34"/>
          <table:table-cell office:value-type="string" table:style-name="ce35">
            <text:p>REPRESENTANTES COMERCIAIS E AGENTES DO COMERCIO, EXCETO DE VEICULOS AUTOMOTORES E MOTOCICLETAS</text:p>
          </table:table-cell>
          <table:table-cell office:value-type="float" office:value="10315.91" table:style-name="ce36">
            <text:p>10,315.9</text:p>
          </table:table-cell>
          <table:table-cell office:value-type="float" office:value="9414.26" table:style-name="ce36">
            <text:p>9,414.3</text:p>
          </table:table-cell>
          <table:table-cell office:value-type="float" office:value="12931.52" table:style-name="ce36">
            <text:p>12,931.5</text:p>
          </table:table-cell>
          <table:table-cell office:value-type="float" office:value="14511.12" table:style-name="ce36">
            <text:p>14,511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46117" table:style-name="ce40">
            <text:p>46117</text:p>
          </table:table-cell>
          <table:table-cell table:style-name="ce41"/>
          <table:table-cell office:value-type="string" table:style-name="ce42">
            <text:p>REPRESENTANTES COMERCIAIS E AGENTES DO COMERCIO DE MATERIAS-PRIMAS AGRICOLAS E ANIMAIS VIVOS</text:p>
          </table:table-cell>
          <table:table-cell office:value-type="float" office:value="271.39" table:style-name="ce43">
            <text:p>271.4</text:p>
          </table:table-cell>
          <table:table-cell office:value-type="float" office:value="127.2" table:style-name="ce43">
            <text:p>127.2</text:p>
          </table:table-cell>
          <table:table-cell office:value-type="float" office:value="161.77000000000001" table:style-name="ce43">
            <text:p>161.8</text:p>
          </table:table-cell>
          <table:table-cell office:value-type="float" office:value="35.200000000000003" table:style-name="ce43">
            <text:p>35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4611700" table:style-name="ce34">
            <text:p>4611700</text:p>
          </table:table-cell>
          <table:table-cell office:value-type="string" table:style-name="ce35">
            <text:p>Representantes comerciais e agentes do comércio de matérias-primas agrícolas e animais vivos</text:p>
          </table:table-cell>
          <table:table-cell office:value-type="float" office:value="271.39" table:style-name="ce36">
            <text:p>271.4</text:p>
          </table:table-cell>
          <table:table-cell office:value-type="float" office:value="127.2" table:style-name="ce36">
            <text:p>127.2</text:p>
          </table:table-cell>
          <table:table-cell office:value-type="float" office:value="161.77000000000001" table:style-name="ce36">
            <text:p>161.8</text:p>
          </table:table-cell>
          <table:table-cell office:value-type="float" office:value="35.200000000000003" table:style-name="ce36">
            <text:p>35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46125" table:style-name="ce40">
            <text:p>46125</text:p>
          </table:table-cell>
          <table:table-cell table:style-name="ce41"/>
          <table:table-cell office:value-type="string" table:style-name="ce42">
            <text:p>REPRESENTANTES COMERCIAIS E AGENTES DO COMERCIO DE COMBUSTIVEIS, MINERAIS, PRODUTOS SIDERURGICOS E QUIMICOS</text:p>
          </table:table-cell>
          <table:table-cell office:value-type="float" office:value="2191.5" table:style-name="ce43">
            <text:p>2,191.5</text:p>
          </table:table-cell>
          <table:table-cell office:value-type="float" office:value="1763.26" table:style-name="ce43">
            <text:p>1,763.3</text:p>
          </table:table-cell>
          <table:table-cell office:value-type="float" office:value="3245.68" table:style-name="ce43">
            <text:p>3,245.7</text:p>
          </table:table-cell>
          <table:table-cell office:value-type="float" office:value="2618.83" table:style-name="ce43">
            <text:p>2,618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4612500" table:style-name="ce34">
            <text:p>4612500</text:p>
          </table:table-cell>
          <table:table-cell office:value-type="string" table:style-name="ce35">
            <text:p>Representantes comerciais e agentes do comércio de combustíveis, minerais, produtos siderúrgicos e químicos</text:p>
          </table:table-cell>
          <table:table-cell office:value-type="float" office:value="2191.5" table:style-name="ce36">
            <text:p>2,191.5</text:p>
          </table:table-cell>
          <table:table-cell office:value-type="float" office:value="1763.26" table:style-name="ce36">
            <text:p>1,763.3</text:p>
          </table:table-cell>
          <table:table-cell office:value-type="float" office:value="3245.68" table:style-name="ce36">
            <text:p>3,245.7</text:p>
          </table:table-cell>
          <table:table-cell office:value-type="float" office:value="2618.83" table:style-name="ce36">
            <text:p>2,618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46133" table:style-name="ce40">
            <text:p>46133</text:p>
          </table:table-cell>
          <table:table-cell table:style-name="ce41"/>
          <table:table-cell office:value-type="string" table:style-name="ce42">
            <text:p>REPRESENTANTES COMERCIAIS E AGENTES DO COMERCIO DE MADEIRA, MATERIAL DE CONSTRUCAO E FERRAGENS</text:p>
          </table:table-cell>
          <table:table-cell office:value-type="float" office:value="1020.54" table:style-name="ce43">
            <text:p>1,020.5</text:p>
          </table:table-cell>
          <table:table-cell office:value-type="float" office:value="1516.11" table:style-name="ce43">
            <text:p>1,516.1</text:p>
          </table:table-cell>
          <table:table-cell office:value-type="float" office:value="952.24" table:style-name="ce43">
            <text:p>952.2</text:p>
          </table:table-cell>
          <table:table-cell office:value-type="float" office:value="3011.6" table:style-name="ce43">
            <text:p>3,011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4613300" table:style-name="ce34">
            <text:p>4613300</text:p>
          </table:table-cell>
          <table:table-cell office:value-type="string" table:style-name="ce35">
            <text:p>Representantes comerciais e agentes do comércio de madeira, material de construção e ferragens</text:p>
          </table:table-cell>
          <table:table-cell office:value-type="float" office:value="1020.54" table:style-name="ce36">
            <text:p>1,020.5</text:p>
          </table:table-cell>
          <table:table-cell office:value-type="float" office:value="1516.11" table:style-name="ce36">
            <text:p>1,516.1</text:p>
          </table:table-cell>
          <table:table-cell office:value-type="float" office:value="952.24" table:style-name="ce36">
            <text:p>952.2</text:p>
          </table:table-cell>
          <table:table-cell office:value-type="float" office:value="3011.6" table:style-name="ce36">
            <text:p>3,011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46141" table:style-name="ce40">
            <text:p>46141</text:p>
          </table:table-cell>
          <table:table-cell table:style-name="ce41"/>
          <table:table-cell office:value-type="string" table:style-name="ce42">
            <text:p>REPRESENTANTES COMERCIAIS E AGENTES DO COMERCIO DE MAQUINAS, EQUIPAMENTOS, EMBARCACOES E AERONAVES</text:p>
          </table:table-cell>
          <table:table-cell office:value-type="float" office:value="1031.44" table:style-name="ce43">
            <text:p>1,031.4</text:p>
          </table:table-cell>
          <table:table-cell office:value-type="float" office:value="1218.26" table:style-name="ce43">
            <text:p>1,218.3</text:p>
          </table:table-cell>
          <table:table-cell office:value-type="float" office:value="1729.67" table:style-name="ce43">
            <text:p>1,729.7</text:p>
          </table:table-cell>
          <table:table-cell office:value-type="float" office:value="1384.58" table:style-name="ce43">
            <text:p>1,384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4614100" table:style-name="ce34">
            <text:p>4614100</text:p>
          </table:table-cell>
          <table:table-cell office:value-type="string" table:style-name="ce35">
            <text:p>Representantes comerciais e agentes do comércio de máquinas, equipamentos, embarcações e aeronaves</text:p>
          </table:table-cell>
          <table:table-cell office:value-type="float" office:value="1031.44" table:style-name="ce36">
            <text:p>1,031.4</text:p>
          </table:table-cell>
          <table:table-cell office:value-type="float" office:value="1218.26" table:style-name="ce36">
            <text:p>1,218.3</text:p>
          </table:table-cell>
          <table:table-cell office:value-type="float" office:value="1729.67" table:style-name="ce36">
            <text:p>1,729.7</text:p>
          </table:table-cell>
          <table:table-cell office:value-type="float" office:value="1384.58" table:style-name="ce36">
            <text:p>1,384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46150" table:style-name="ce40">
            <text:p>46150</text:p>
          </table:table-cell>
          <table:table-cell table:style-name="ce41"/>
          <table:table-cell office:value-type="string" table:style-name="ce42">
            <text:p>REPRESENTANTES COMERCIAIS E AGENTES DO COMERCIO DE ELETRODOMESTICOS, MOVEIS E ARTIGOS DE USO DOMESTICO</text:p>
          </table:table-cell>
          <table:table-cell office:value-type="float" office:value="54.66" table:style-name="ce43">
            <text:p>54.7</text:p>
          </table:table-cell>
          <table:table-cell office:value-type="float" office:value="43.59" table:style-name="ce43">
            <text:p>43.6</text:p>
          </table:table-cell>
          <table:table-cell office:value-type="float" office:value="30.92" table:style-name="ce43">
            <text:p>30.9</text:p>
          </table:table-cell>
          <table:table-cell office:value-type="float" office:value="22.79" table:style-name="ce43">
            <text:p>22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4615000" table:style-name="ce34">
            <text:p>4615000</text:p>
          </table:table-cell>
          <table:table-cell office:value-type="string" table:style-name="ce35">
            <text:p>Representantes comerciais e agentes do comércio de eletrodomésticos, móveis e artigos de uso doméstico</text:p>
          </table:table-cell>
          <table:table-cell office:value-type="float" office:value="54.66" table:style-name="ce36">
            <text:p>54.7</text:p>
          </table:table-cell>
          <table:table-cell office:value-type="float" office:value="43.59" table:style-name="ce36">
            <text:p>43.6</text:p>
          </table:table-cell>
          <table:table-cell office:value-type="float" office:value="30.92" table:style-name="ce36">
            <text:p>30.9</text:p>
          </table:table-cell>
          <table:table-cell office:value-type="float" office:value="22.79" table:style-name="ce36">
            <text:p>22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46168" table:style-name="ce40">
            <text:p>46168</text:p>
          </table:table-cell>
          <table:table-cell table:style-name="ce41"/>
          <table:table-cell office:value-type="string" table:style-name="ce42">
            <text:p>REPRESENTANTES COMERCIAIS E AGENTES DO COMERCIO DE TEXTEIS, VESTUARIO, CALCADOS E ARTIGOS DE VIAGEM</text:p>
          </table:table-cell>
          <table:table-cell office:value-type="float" office:value="27.83" table:style-name="ce43">
            <text:p>27.8</text:p>
          </table:table-cell>
          <table:table-cell office:value-type="float" office:value="94.41" table:style-name="ce43">
            <text:p>94.4</text:p>
          </table:table-cell>
          <table:table-cell office:value-type="float" office:value="324.62" table:style-name="ce43">
            <text:p>324.6</text:p>
          </table:table-cell>
          <table:table-cell office:value-type="float" office:value="41.99" table:style-name="ce43">
            <text:p>42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4616800" table:style-name="ce34">
            <text:p>4616800</text:p>
          </table:table-cell>
          <table:table-cell office:value-type="string" table:style-name="ce35">
            <text:p>Representantes comerciais e agentes do comércio de têxteis, vestuário, calçados e artigos de viagem</text:p>
          </table:table-cell>
          <table:table-cell office:value-type="float" office:value="27.83" table:style-name="ce36">
            <text:p>27.8</text:p>
          </table:table-cell>
          <table:table-cell office:value-type="float" office:value="94.41" table:style-name="ce36">
            <text:p>94.4</text:p>
          </table:table-cell>
          <table:table-cell office:value-type="float" office:value="324.62" table:style-name="ce36">
            <text:p>324.6</text:p>
          </table:table-cell>
          <table:table-cell office:value-type="float" office:value="41.99" table:style-name="ce36">
            <text:p>42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46176" table:style-name="ce40">
            <text:p>46176</text:p>
          </table:table-cell>
          <table:table-cell table:style-name="ce41"/>
          <table:table-cell office:value-type="string" table:style-name="ce42">
            <text:p>REPRESENTANTES COMERCIAIS E AGENTES DO COMERCIO DE PRODUTOS ALIMENTICIOS, BEBIDAS E FUMO</text:p>
          </table:table-cell>
          <table:table-cell office:value-type="float" office:value="800.18" table:style-name="ce43">
            <text:p>800.2</text:p>
          </table:table-cell>
          <table:table-cell office:value-type="float" office:value="567.9" table:style-name="ce43">
            <text:p>567.9</text:p>
          </table:table-cell>
          <table:table-cell office:value-type="float" office:value="649.94000000000005" table:style-name="ce43">
            <text:p>649.9</text:p>
          </table:table-cell>
          <table:table-cell office:value-type="float" office:value="704.98" table:style-name="ce43">
            <text:p>705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4617600" table:style-name="ce34">
            <text:p>4617600</text:p>
          </table:table-cell>
          <table:table-cell office:value-type="string" table:style-name="ce35">
            <text:p>Representantes comerciais e agentes do comércio de produtos alimentícios, bebidas e fumo</text:p>
          </table:table-cell>
          <table:table-cell office:value-type="float" office:value="800.18" table:style-name="ce36">
            <text:p>800.2</text:p>
          </table:table-cell>
          <table:table-cell office:value-type="float" office:value="567.9" table:style-name="ce36">
            <text:p>567.9</text:p>
          </table:table-cell>
          <table:table-cell office:value-type="float" office:value="649.94000000000005" table:style-name="ce36">
            <text:p>649.9</text:p>
          </table:table-cell>
          <table:table-cell office:value-type="float" office:value="704.98" table:style-name="ce36">
            <text:p>705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0">
          <table:table-cell table:style-name="ce38"/>
          <table:table-cell table:style-name="ce39"/>
          <table:table-cell office:value-type="float" office:value="46184" table:style-name="ce40">
            <text:p>46184</text:p>
          </table:table-cell>
          <table:table-cell table:style-name="ce41"/>
          <table:table-cell office:value-type="string" table:style-name="ce42">
            <text:p>REPRESENTANTES COMERCIAIS E AGENTES DO COMERCIO ESPECIALIZADO EM PRODUTOS NAO ESPECIFICADOS ANTERIORMENTE</text:p>
          </table:table-cell>
          <table:table-cell office:value-type="float" office:value="1605.29" table:style-name="ce43">
            <text:p>1,605.3</text:p>
          </table:table-cell>
          <table:table-cell office:value-type="float" office:value="1454.29" table:style-name="ce43">
            <text:p>1,454.3</text:p>
          </table:table-cell>
          <table:table-cell office:value-type="float" office:value="2658.12" table:style-name="ce43">
            <text:p>2,658.1</text:p>
          </table:table-cell>
          <table:table-cell office:value-type="float" office:value="1984.38" table:style-name="ce43">
            <text:p>1,984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4618401" table:style-name="ce34">
            <text:p>4618401</text:p>
          </table:table-cell>
          <table:table-cell office:value-type="string" table:style-name="ce35">
            <text:p>Representantes comerciais e agentes do comércio de medicamentos, cosméticos e produtos de perfumaria</text:p>
          </table:table-cell>
          <table:table-cell office:value-type="float" office:value="99.64" table:style-name="ce36">
            <text:p>99.6</text:p>
          </table:table-cell>
          <table:table-cell office:value-type="float" office:value="64.400000000000006" table:style-name="ce36">
            <text:p>64.4</text:p>
          </table:table-cell>
          <table:table-cell office:value-type="float" office:value="94.4" table:style-name="ce36">
            <text:p>94.4</text:p>
          </table:table-cell>
          <table:table-cell office:value-type="float" office:value="44.41" table:style-name="ce36">
            <text:p>44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618402" table:style-name="ce41">
            <text:p>4618402</text:p>
          </table:table-cell>
          <table:table-cell office:value-type="string" table:style-name="ce42">
            <text:p>Representantes comerciais e agentes do comércio de instrumentos e materiais odonto-médico-hospitalares</text:p>
          </table:table-cell>
          <table:table-cell office:value-type="float" office:value="391.5" table:style-name="ce43">
            <text:p>391.5</text:p>
          </table:table-cell>
          <table:table-cell office:value-type="float" office:value="107.81" table:style-name="ce43">
            <text:p>107.8</text:p>
          </table:table-cell>
          <table:table-cell office:value-type="float" office:value="279.7" table:style-name="ce43">
            <text:p>279.7</text:p>
          </table:table-cell>
          <table:table-cell office:value-type="float" office:value="584.57000000000005" table:style-name="ce43">
            <text:p>584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4618403" table:style-name="ce34">
            <text:p>4618403</text:p>
          </table:table-cell>
          <table:table-cell office:value-type="string" table:style-name="ce35">
            <text:p>Representantes comerciais e agentes do comércio de jornais, revistas e outras publicaçõe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618499" table:style-name="ce41">
            <text:p>4618499</text:p>
          </table:table-cell>
          <table:table-cell office:value-type="string" table:style-name="ce42">
            <text:p>Outros representantes comerciais e agentes do comércio especializado em produtos não especificados anteriormente</text:p>
          </table:table-cell>
          <table:table-cell office:value-type="float" office:value="1114.1500000000001" table:style-name="ce43">
            <text:p>1,114.2</text:p>
          </table:table-cell>
          <table:table-cell office:value-type="float" office:value="1282.08" table:style-name="ce43">
            <text:p>1,282.1</text:p>
          </table:table-cell>
          <table:table-cell office:value-type="float" office:value="2284.02" table:style-name="ce43">
            <text:p>2,284.0</text:p>
          </table:table-cell>
          <table:table-cell office:value-type="float" office:value="1355.41" table:style-name="ce43">
            <text:p>1,355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46192" table:style-name="ce33">
            <text:p>46192</text:p>
          </table:table-cell>
          <table:table-cell table:style-name="ce34"/>
          <table:table-cell office:value-type="string" table:style-name="ce35">
            <text:p>REPRESENTANTES COMERCIAIS E AGENTES DO COMERCIO DE MERCADORIAS EM GERAL NAO ESPECIALIZADO</text:p>
          </table:table-cell>
          <table:table-cell office:value-type="float" office:value="3313.08" table:style-name="ce36">
            <text:p>3,313.1</text:p>
          </table:table-cell>
          <table:table-cell office:value-type="float" office:value="2629.24" table:style-name="ce36">
            <text:p>2,629.2</text:p>
          </table:table-cell>
          <table:table-cell office:value-type="float" office:value="3178.57" table:style-name="ce36">
            <text:p>3,178.6</text:p>
          </table:table-cell>
          <table:table-cell office:value-type="float" office:value="4706.7700000000004" table:style-name="ce36">
            <text:p>4,706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619200" table:style-name="ce41">
            <text:p>4619200</text:p>
          </table:table-cell>
          <table:table-cell office:value-type="string" table:style-name="ce42">
            <text:p>Representantes comerciais e agentes do comércio de mercadorias em geral não especializado</text:p>
          </table:table-cell>
          <table:table-cell office:value-type="float" office:value="3313.08" table:style-name="ce43">
            <text:p>3,313.1</text:p>
          </table:table-cell>
          <table:table-cell office:value-type="float" office:value="2629.24" table:style-name="ce43">
            <text:p>2,629.2</text:p>
          </table:table-cell>
          <table:table-cell office:value-type="float" office:value="3178.57" table:style-name="ce43">
            <text:p>3,178.6</text:p>
          </table:table-cell>
          <table:table-cell office:value-type="float" office:value="4706.7700000000004" table:style-name="ce43">
            <text:p>4,706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office:value-type="float" office:value="462" table:style-name="ce32">
            <text:p>462</text:p>
          </table:table-cell>
          <table:table-cell table:style-name="ce33"/>
          <table:table-cell table:style-name="ce34"/>
          <table:table-cell office:value-type="string" table:style-name="ce35">
            <text:p>COMERCIO ATACADISTA DE MATERIAS-PRIMAS AGRICOLAS E ANIMAIS VIVOS</text:p>
          </table:table-cell>
          <table:table-cell office:value-type="float" office:value="32316.959999999999" table:style-name="ce36">
            <text:p>32,317.0</text:p>
          </table:table-cell>
          <table:table-cell office:value-type="float" office:value="26347.29" table:style-name="ce36">
            <text:p>26,347.3</text:p>
          </table:table-cell>
          <table:table-cell office:value-type="float" office:value="28509.93" table:style-name="ce36">
            <text:p>28,509.9</text:p>
          </table:table-cell>
          <table:table-cell office:value-type="float" office:value="28220.77" table:style-name="ce36">
            <text:p>28,220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46214" table:style-name="ce40">
            <text:p>46214</text:p>
          </table:table-cell>
          <table:table-cell table:style-name="ce41"/>
          <table:table-cell office:value-type="string" table:style-name="ce42">
            <text:p>COMERCIO ATACADISTA DE CAFE EM GRAO</text:p>
          </table:table-cell>
          <table:table-cell office:value-type="float" office:value="397.91" table:style-name="ce43">
            <text:p>397.9</text:p>
          </table:table-cell>
          <table:table-cell office:value-type="float" office:value="155.4" table:style-name="ce43">
            <text:p>155.4</text:p>
          </table:table-cell>
          <table:table-cell office:value-type="float" office:value="576.66999999999996" table:style-name="ce43">
            <text:p>576.7</text:p>
          </table:table-cell>
          <table:table-cell office:value-type="float" office:value="621.23" table:style-name="ce43">
            <text:p>621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621400" table:style-name="ce34">
            <text:p>4621400</text:p>
          </table:table-cell>
          <table:table-cell office:value-type="string" table:style-name="ce35">
            <text:p>Comércio atacadista de café em grão</text:p>
          </table:table-cell>
          <table:table-cell office:value-type="float" office:value="397.91" table:style-name="ce36">
            <text:p>397.9</text:p>
          </table:table-cell>
          <table:table-cell office:value-type="float" office:value="155.4" table:style-name="ce36">
            <text:p>155.4</text:p>
          </table:table-cell>
          <table:table-cell office:value-type="float" office:value="576.66999999999996" table:style-name="ce36">
            <text:p>576.7</text:p>
          </table:table-cell>
          <table:table-cell office:value-type="float" office:value="621.23" table:style-name="ce36">
            <text:p>621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46222" table:style-name="ce40">
            <text:p>46222</text:p>
          </table:table-cell>
          <table:table-cell table:style-name="ce41"/>
          <table:table-cell office:value-type="string" table:style-name="ce42">
            <text:p>COMERCIO ATACADISTA DE SOJA</text:p>
          </table:table-cell>
          <table:table-cell office:value-type="float" office:value="2853.24" table:style-name="ce43">
            <text:p>2,853.2</text:p>
          </table:table-cell>
          <table:table-cell office:value-type="float" office:value="2863.23" table:style-name="ce43">
            <text:p>2,863.2</text:p>
          </table:table-cell>
          <table:table-cell office:value-type="float" office:value="2421.81" table:style-name="ce43">
            <text:p>2,421.8</text:p>
          </table:table-cell>
          <table:table-cell office:value-type="float" office:value="1031.24" table:style-name="ce43">
            <text:p>1,031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622200" table:style-name="ce34">
            <text:p>4622200</text:p>
          </table:table-cell>
          <table:table-cell office:value-type="string" table:style-name="ce35">
            <text:p>Comércio atacadista de soja</text:p>
          </table:table-cell>
          <table:table-cell office:value-type="float" office:value="2853.24" table:style-name="ce36">
            <text:p>2,853.2</text:p>
          </table:table-cell>
          <table:table-cell office:value-type="float" office:value="2863.23" table:style-name="ce36">
            <text:p>2,863.2</text:p>
          </table:table-cell>
          <table:table-cell office:value-type="float" office:value="2421.81" table:style-name="ce36">
            <text:p>2,421.8</text:p>
          </table:table-cell>
          <table:table-cell office:value-type="float" office:value="1031.24" table:style-name="ce36">
            <text:p>1,031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46231" table:style-name="ce40">
            <text:p>46231</text:p>
          </table:table-cell>
          <table:table-cell table:style-name="ce41"/>
          <table:table-cell office:value-type="string" table:style-name="ce42">
            <text:p>COMERCIO ATACADISTA DE ANIMAIS VIVOS, ALIMENTOS PARA ANIMAIS E MATERIAS-PRIMAS AGRICOLAS, EXCETO CAFE E SOJA</text:p>
          </table:table-cell>
          <table:table-cell office:value-type="float" office:value="29065.81" table:style-name="ce43">
            <text:p>29,065.8</text:p>
          </table:table-cell>
          <table:table-cell office:value-type="float" office:value="23328.65" table:style-name="ce43">
            <text:p>23,328.7</text:p>
          </table:table-cell>
          <table:table-cell office:value-type="float" office:value="25511.45" table:style-name="ce43">
            <text:p>25,511.5</text:p>
          </table:table-cell>
          <table:table-cell office:value-type="float" office:value="26568.3" table:style-name="ce43">
            <text:p>26,568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623101" table:style-name="ce34">
            <text:p>4623101</text:p>
          </table:table-cell>
          <table:table-cell office:value-type="string" table:style-name="ce35">
            <text:p>Comércio atacadista de animais vivos</text:p>
          </table:table-cell>
          <table:table-cell office:value-type="float" office:value="631.71" table:style-name="ce36">
            <text:p>631.7</text:p>
          </table:table-cell>
          <table:table-cell office:value-type="float" office:value="393.28" table:style-name="ce36">
            <text:p>393.3</text:p>
          </table:table-cell>
          <table:table-cell office:value-type="float" office:value="457.86" table:style-name="ce36">
            <text:p>457.9</text:p>
          </table:table-cell>
          <table:table-cell office:value-type="float" office:value="587.14" table:style-name="ce36">
            <text:p>587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623102" table:style-name="ce41">
            <text:p>4623102</text:p>
          </table:table-cell>
          <table:table-cell office:value-type="string" table:style-name="ce42">
            <text:p>Comércio atacadista de couros, lãs, peles e outros subprodutos não-comestíveis de origem animal</text:p>
          </table:table-cell>
          <table:table-cell office:value-type="float" office:value="134.22" table:style-name="ce43">
            <text:p>134.2</text:p>
          </table:table-cell>
          <table:table-cell office:value-type="float" office:value="97.98" table:style-name="ce43">
            <text:p>98.0</text:p>
          </table:table-cell>
          <table:table-cell office:value-type="float" office:value="119.72" table:style-name="ce43">
            <text:p>119.7</text:p>
          </table:table-cell>
          <table:table-cell office:value-type="float" office:value="112.74" table:style-name="ce43">
            <text:p>112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623103" table:style-name="ce34">
            <text:p>4623103</text:p>
          </table:table-cell>
          <table:table-cell office:value-type="string" table:style-name="ce35">
            <text:p>Comércio atacadista de algodão</text:p>
          </table:table-cell>
          <table:table-cell office:value-type="float" office:value="210.91" table:style-name="ce36">
            <text:p>210.9</text:p>
          </table:table-cell>
          <table:table-cell office:value-type="float" office:value="347.66" table:style-name="ce36">
            <text:p>347.7</text:p>
          </table:table-cell>
          <table:table-cell office:value-type="float" office:value="152.97" table:style-name="ce36">
            <text:p>153.0</text:p>
          </table:table-cell>
          <table:table-cell office:value-type="float" office:value="206.64" table:style-name="ce36">
            <text:p>206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623104" table:style-name="ce41">
            <text:p>4623104</text:p>
          </table:table-cell>
          <table:table-cell office:value-type="string" table:style-name="ce42">
            <text:p>Comércio atacadista de fumo em folha não beneficiado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623105" table:style-name="ce34">
            <text:p>4623105</text:p>
          </table:table-cell>
          <table:table-cell office:value-type="string" table:style-name="ce35">
            <text:p>Comércio atacadista de cacau *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623106" table:style-name="ce41">
            <text:p>4623106</text:p>
          </table:table-cell>
          <table:table-cell office:value-type="string" table:style-name="ce42">
            <text:p>Comércio atacadista de sementes, flores, plantas e gramas</text:p>
          </table:table-cell>
          <table:table-cell office:value-type="float" office:value="4164.37" table:style-name="ce43">
            <text:p>4,164.4</text:p>
          </table:table-cell>
          <table:table-cell office:value-type="float" office:value="3272.82" table:style-name="ce43">
            <text:p>3,272.8</text:p>
          </table:table-cell>
          <table:table-cell office:value-type="float" office:value="3156.69" table:style-name="ce43">
            <text:p>3,156.7</text:p>
          </table:table-cell>
          <table:table-cell office:value-type="float" office:value="3158.37" table:style-name="ce43">
            <text:p>3,158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623107" table:style-name="ce34">
            <text:p>4623107</text:p>
          </table:table-cell>
          <table:table-cell office:value-type="string" table:style-name="ce35">
            <text:p>Comércio atacadista de sisal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623108" table:style-name="ce41">
            <text:p>4623108</text:p>
          </table:table-cell>
          <table:table-cell office:value-type="string" table:style-name="ce42">
            <text:p>Comércio atacadista de matérias-primas agrícolas com atividade de fracionamento e acondicionamento associada</text:p>
          </table:table-cell>
          <table:table-cell office:value-type="float" office:value="706.82" table:style-name="ce43">
            <text:p>706.8</text:p>
          </table:table-cell>
          <table:table-cell office:value-type="float" office:value="462.91" table:style-name="ce43">
            <text:p>462.9</text:p>
          </table:table-cell>
          <table:table-cell office:value-type="float" office:value="495.85" table:style-name="ce43">
            <text:p>495.9</text:p>
          </table:table-cell>
          <table:table-cell office:value-type="float" office:value="390.31" table:style-name="ce43">
            <text:p>390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623109" table:style-name="ce34">
            <text:p>4623109</text:p>
          </table:table-cell>
          <table:table-cell office:value-type="string" table:style-name="ce35">
            <text:p>Comércio atacadista de alimentos para animais</text:p>
          </table:table-cell>
          <table:table-cell office:value-type="float" office:value="21116.92" table:style-name="ce36">
            <text:p>21,116.9</text:p>
          </table:table-cell>
          <table:table-cell office:value-type="float" office:value="15693.54" table:style-name="ce36">
            <text:p>15,693.5</text:p>
          </table:table-cell>
          <table:table-cell office:value-type="float" office:value="18143.41" table:style-name="ce36">
            <text:p>18,143.4</text:p>
          </table:table-cell>
          <table:table-cell office:value-type="float" office:value="19806.32" table:style-name="ce36">
            <text:p>19,806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623199" table:style-name="ce41">
            <text:p>4623199</text:p>
          </table:table-cell>
          <table:table-cell office:value-type="string" table:style-name="ce42">
            <text:p>Comércio atacadista de matérias-primas agrícolas não especificadas anteriormente</text:p>
          </table:table-cell>
          <table:table-cell office:value-type="float" office:value="2100.85" table:style-name="ce43">
            <text:p>2,100.9</text:p>
          </table:table-cell>
          <table:table-cell office:value-type="float" office:value="3060.47" table:style-name="ce43">
            <text:p>3,060.5</text:p>
          </table:table-cell>
          <table:table-cell office:value-type="float" office:value="2984.96" table:style-name="ce43">
            <text:p>2,985.0</text:p>
          </table:table-cell>
          <table:table-cell office:value-type="float" office:value="2306.77" table:style-name="ce43">
            <text:p>2,306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office:value-type="float" office:value="463" table:style-name="ce32">
            <text:p>463</text:p>
          </table:table-cell>
          <table:table-cell table:style-name="ce33"/>
          <table:table-cell table:style-name="ce34"/>
          <table:table-cell office:value-type="string" table:style-name="ce35">
            <text:p>COMERCIO ATACADISTA ESPECIALIZADO EM PRODUTOS ALIMENTICIOS, BEBIDAS E FUMO</text:p>
          </table:table-cell>
          <table:table-cell office:value-type="float" office:value="934855.65" table:style-name="ce36">
            <text:p>934,855.7</text:p>
          </table:table-cell>
          <table:table-cell office:value-type="float" office:value="806580.59" table:style-name="ce36">
            <text:p>806,580.6</text:p>
          </table:table-cell>
          <table:table-cell office:value-type="float" office:value="830596.58" table:style-name="ce36">
            <text:p>830,596.6</text:p>
          </table:table-cell>
          <table:table-cell office:value-type="float" office:value="757264.82" table:style-name="ce36">
            <text:p>757,264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2">
          <table:table-cell table:style-name="ce38"/>
          <table:table-cell table:style-name="ce39"/>
          <table:table-cell office:value-type="float" office:value="46311" table:style-name="ce40">
            <text:p>46311</text:p>
          </table:table-cell>
          <table:table-cell table:style-name="ce41"/>
          <table:table-cell office:value-type="string" table:style-name="ce42">
            <text:p>COMERCIO ATACADISTA DE LEITE E LATICINIOS</text:p>
          </table:table-cell>
          <table:table-cell office:value-type="float" office:value="28292.639999999999" table:style-name="ce43">
            <text:p>28,292.6</text:p>
          </table:table-cell>
          <table:table-cell office:value-type="float" office:value="29706.59" table:style-name="ce43">
            <text:p>29,706.6</text:p>
          </table:table-cell>
          <table:table-cell office:value-type="float" office:value="30422.41" table:style-name="ce43">
            <text:p>30,422.4</text:p>
          </table:table-cell>
          <table:table-cell office:value-type="float" office:value="33015.96" table:style-name="ce43">
            <text:p>33,016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631100" table:style-name="ce34">
            <text:p>4631100</text:p>
          </table:table-cell>
          <table:table-cell office:value-type="string" table:style-name="ce35">
            <text:p>Comércio atacadista de leite e laticínios</text:p>
          </table:table-cell>
          <table:table-cell office:value-type="float" office:value="28292.639999999999" table:style-name="ce36">
            <text:p>28,292.6</text:p>
          </table:table-cell>
          <table:table-cell office:value-type="float" office:value="29706.59" table:style-name="ce36">
            <text:p>29,706.6</text:p>
          </table:table-cell>
          <table:table-cell office:value-type="float" office:value="30422.41" table:style-name="ce36">
            <text:p>30,422.4</text:p>
          </table:table-cell>
          <table:table-cell office:value-type="float" office:value="33015.96" table:style-name="ce36">
            <text:p>33,016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46320" table:style-name="ce40">
            <text:p>46320</text:p>
          </table:table-cell>
          <table:table-cell table:style-name="ce41"/>
          <table:table-cell office:value-type="string" table:style-name="ce42">
            <text:p>COMERCIO ATACADISTA DE CEREAIS E LEGUMINOSAS BENEFICIADOS, FARINHAS, AMIDOS E FECULAS</text:p>
          </table:table-cell>
          <table:table-cell office:value-type="float" office:value="12691.2" table:style-name="ce43">
            <text:p>12,691.2</text:p>
          </table:table-cell>
          <table:table-cell office:value-type="float" office:value="7885.74" table:style-name="ce43">
            <text:p>7,885.7</text:p>
          </table:table-cell>
          <table:table-cell office:value-type="float" office:value="6126.27" table:style-name="ce43">
            <text:p>6,126.3</text:p>
          </table:table-cell>
          <table:table-cell office:value-type="float" office:value="8429.19" table:style-name="ce43">
            <text:p>8,429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632001" table:style-name="ce34">
            <text:p>4632001</text:p>
          </table:table-cell>
          <table:table-cell office:value-type="string" table:style-name="ce35">
            <text:p>Comércio atacadista de cereais e leguminosas beneficiados</text:p>
          </table:table-cell>
          <table:table-cell office:value-type="float" office:value="4427.49" table:style-name="ce36">
            <text:p>4,427.5</text:p>
          </table:table-cell>
          <table:table-cell office:value-type="float" office:value="4279.3599999999997" table:style-name="ce36">
            <text:p>4,279.4</text:p>
          </table:table-cell>
          <table:table-cell office:value-type="float" office:value="3229.12" table:style-name="ce36">
            <text:p>3,229.1</text:p>
          </table:table-cell>
          <table:table-cell office:value-type="float" office:value="3540.4" table:style-name="ce36">
            <text:p>3,540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632002" table:style-name="ce41">
            <text:p>4632002</text:p>
          </table:table-cell>
          <table:table-cell office:value-type="string" table:style-name="ce42">
            <text:p>Comércio atacadista de farinhas, amidos e féculas</text:p>
          </table:table-cell>
          <table:table-cell office:value-type="float" office:value="425.96" table:style-name="ce43">
            <text:p>426.0</text:p>
          </table:table-cell>
          <table:table-cell office:value-type="float" office:value="385.45" table:style-name="ce43">
            <text:p>385.5</text:p>
          </table:table-cell>
          <table:table-cell office:value-type="float" office:value="507.04" table:style-name="ce43">
            <text:p>507.0</text:p>
          </table:table-cell>
          <table:table-cell office:value-type="float" office:value="489.67" table:style-name="ce43">
            <text:p>489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4632003" table:style-name="ce34">
            <text:p>4632003</text:p>
          </table:table-cell>
          <table:table-cell office:value-type="string" table:style-name="ce35">
            <text:p>Comércio atacadista de cereais e leguminosas beneficiados, farinhas, amidos e féculas, com atividade de fracionamento e acondicionamento associada</text:p>
          </table:table-cell>
          <table:table-cell office:value-type="float" office:value="7837.75" table:style-name="ce36">
            <text:p>7,837.8</text:p>
          </table:table-cell>
          <table:table-cell office:value-type="float" office:value="3220.93" table:style-name="ce36">
            <text:p>3,220.9</text:p>
          </table:table-cell>
          <table:table-cell office:value-type="float" office:value="2390.11" table:style-name="ce36">
            <text:p>2,390.1</text:p>
          </table:table-cell>
          <table:table-cell office:value-type="float" office:value="4399.12" table:style-name="ce36">
            <text:p>4,399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46338" table:style-name="ce40">
            <text:p>46338</text:p>
          </table:table-cell>
          <table:table-cell table:style-name="ce41"/>
          <table:table-cell office:value-type="string" table:style-name="ce42">
            <text:p>COMERCIO ATACADISTA DE HORTIFRUTIGRANJEIROS</text:p>
          </table:table-cell>
          <table:table-cell office:value-type="float" office:value="5925.36" table:style-name="ce43">
            <text:p>5,925.4</text:p>
          </table:table-cell>
          <table:table-cell office:value-type="float" office:value="4786.75" table:style-name="ce43">
            <text:p>4,786.8</text:p>
          </table:table-cell>
          <table:table-cell office:value-type="float" office:value="4934.49" table:style-name="ce43">
            <text:p>4,934.5</text:p>
          </table:table-cell>
          <table:table-cell office:value-type="float" office:value="4700.8599999999997" table:style-name="ce43">
            <text:p>4,700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4633801" table:style-name="ce34">
            <text:p>4633801</text:p>
          </table:table-cell>
          <table:table-cell office:value-type="string" table:style-name="ce35">
            <text:p>Comércio atacadista de frutas, verduras, raízes, tubérculos, hortaliças e legumes frescos</text:p>
          </table:table-cell>
          <table:table-cell office:value-type="float" office:value="5828.15" table:style-name="ce36">
            <text:p>5,828.2</text:p>
          </table:table-cell>
          <table:table-cell office:value-type="float" office:value="4740.42" table:style-name="ce36">
            <text:p>4,740.4</text:p>
          </table:table-cell>
          <table:table-cell office:value-type="float" office:value="4884.17" table:style-name="ce36">
            <text:p>4,884.2</text:p>
          </table:table-cell>
          <table:table-cell office:value-type="float" office:value="4571.63" table:style-name="ce36">
            <text:p>4,571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633802" table:style-name="ce41">
            <text:p>4633802</text:p>
          </table:table-cell>
          <table:table-cell office:value-type="string" table:style-name="ce42">
            <text:p>Comércio atacadista de aves vivas e ovos</text:p>
          </table:table-cell>
          <table:table-cell office:value-type="float" office:value="97.2" table:style-name="ce43">
            <text:p>97.2</text:p>
          </table:table-cell>
          <table:table-cell office:value-type="float" office:value="46.33" table:style-name="ce43">
            <text:p>46.3</text:p>
          </table:table-cell>
          <table:table-cell office:value-type="float" office:value="50.32" table:style-name="ce43">
            <text:p>50.3</text:p>
          </table:table-cell>
          <table:table-cell office:value-type="float" office:value="129.22999999999999" table:style-name="ce43">
            <text:p>129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4633803" table:style-name="ce34">
            <text:p>4633803</text:p>
          </table:table-cell>
          <table:table-cell office:value-type="string" table:style-name="ce35">
            <text:p>Comércio atacadista de coelhos e outros pequenos animais vivos para alimentação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46346" table:style-name="ce40">
            <text:p>46346</text:p>
          </table:table-cell>
          <table:table-cell table:style-name="ce41"/>
          <table:table-cell office:value-type="string" table:style-name="ce42">
            <text:p>COMERCIO ATACADISTA DE CARNES, PRODUTOS DA CARNE E PESCADO</text:p>
          </table:table-cell>
          <table:table-cell office:value-type="float" office:value="62197.26" table:style-name="ce43">
            <text:p>62,197.3</text:p>
          </table:table-cell>
          <table:table-cell office:value-type="float" office:value="58927.44" table:style-name="ce43">
            <text:p>58,927.4</text:p>
          </table:table-cell>
          <table:table-cell office:value-type="float" office:value="50925.01" table:style-name="ce43">
            <text:p>50,925.0</text:p>
          </table:table-cell>
          <table:table-cell office:value-type="float" office:value="64115.57" table:style-name="ce43">
            <text:p>64,115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634601" table:style-name="ce34">
            <text:p>4634601</text:p>
          </table:table-cell>
          <table:table-cell office:value-type="string" table:style-name="ce35">
            <text:p>Comércio atacadista de carnes bovinas e suínas e derivados</text:p>
          </table:table-cell>
          <table:table-cell office:value-type="float" office:value="55924.41" table:style-name="ce36">
            <text:p>55,924.4</text:p>
          </table:table-cell>
          <table:table-cell office:value-type="float" office:value="52418.09" table:style-name="ce36">
            <text:p>52,418.1</text:p>
          </table:table-cell>
          <table:table-cell office:value-type="float" office:value="43407.3" table:style-name="ce36">
            <text:p>43,407.3</text:p>
          </table:table-cell>
          <table:table-cell office:value-type="float" office:value="57514.38" table:style-name="ce36">
            <text:p>57,514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634602" table:style-name="ce41">
            <text:p>4634602</text:p>
          </table:table-cell>
          <table:table-cell office:value-type="string" table:style-name="ce42">
            <text:p>Comércio atacadista de aves abatidas e derivados</text:p>
          </table:table-cell>
          <table:table-cell office:value-type="float" office:value="5127.79" table:style-name="ce43">
            <text:p>5,127.8</text:p>
          </table:table-cell>
          <table:table-cell office:value-type="float" office:value="4678.49" table:style-name="ce43">
            <text:p>4,678.5</text:p>
          </table:table-cell>
          <table:table-cell office:value-type="float" office:value="5236.7700000000004" table:style-name="ce43">
            <text:p>5,236.8</text:p>
          </table:table-cell>
          <table:table-cell office:value-type="float" office:value="5418.86" table:style-name="ce43">
            <text:p>5,418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634603" table:style-name="ce34">
            <text:p>4634603</text:p>
          </table:table-cell>
          <table:table-cell office:value-type="string" table:style-name="ce35">
            <text:p>Comércio atacadista de pescados e frutos do mar</text:p>
          </table:table-cell>
          <table:table-cell office:value-type="float" office:value="873" table:style-name="ce36">
            <text:p>873.0</text:p>
          </table:table-cell>
          <table:table-cell office:value-type="float" office:value="1431.85" table:style-name="ce36">
            <text:p>1,431.9</text:p>
          </table:table-cell>
          <table:table-cell office:value-type="float" office:value="1676.37" table:style-name="ce36">
            <text:p>1,676.4</text:p>
          </table:table-cell>
          <table:table-cell office:value-type="float" office:value="933.27" table:style-name="ce36">
            <text:p>933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634699" table:style-name="ce41">
            <text:p>4634699</text:p>
          </table:table-cell>
          <table:table-cell office:value-type="string" table:style-name="ce42">
            <text:p>Comércio atacadista de carnes e derivados de outros animais</text:p>
          </table:table-cell>
          <table:table-cell office:value-type="float" office:value="272.07" table:style-name="ce43">
            <text:p>272.1</text:p>
          </table:table-cell>
          <table:table-cell office:value-type="float" office:value="399.01" table:style-name="ce43">
            <text:p>399.0</text:p>
          </table:table-cell>
          <table:table-cell office:value-type="float" office:value="604.58000000000004" table:style-name="ce43">
            <text:p>604.6</text:p>
          </table:table-cell>
          <table:table-cell office:value-type="float" office:value="249.06" table:style-name="ce43">
            <text:p>249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46354" table:style-name="ce33">
            <text:p>46354</text:p>
          </table:table-cell>
          <table:table-cell table:style-name="ce34"/>
          <table:table-cell office:value-type="string" table:style-name="ce35">
            <text:p>COMERCIO ATACADISTA DE BEBIDAS</text:p>
          </table:table-cell>
          <table:table-cell office:value-type="float" office:value="392355.46" table:style-name="ce36">
            <text:p>392,355.5</text:p>
          </table:table-cell>
          <table:table-cell office:value-type="float" office:value="291138.77" table:style-name="ce36">
            <text:p>291,138.8</text:p>
          </table:table-cell>
          <table:table-cell office:value-type="float" office:value="258967.3" table:style-name="ce36">
            <text:p>258,967.3</text:p>
          </table:table-cell>
          <table:table-cell office:value-type="float" office:value="210677.43" table:style-name="ce36">
            <text:p>210,677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635401" table:style-name="ce41">
            <text:p>4635401</text:p>
          </table:table-cell>
          <table:table-cell office:value-type="string" table:style-name="ce42">
            <text:p>Comércio atacadista de água mineral</text:p>
          </table:table-cell>
          <table:table-cell office:value-type="float" office:value="1724.11" table:style-name="ce43">
            <text:p>1,724.1</text:p>
          </table:table-cell>
          <table:table-cell office:value-type="float" office:value="2359.64" table:style-name="ce43">
            <text:p>2,359.6</text:p>
          </table:table-cell>
          <table:table-cell office:value-type="float" office:value="2143.0300000000002" table:style-name="ce43">
            <text:p>2,143.0</text:p>
          </table:table-cell>
          <table:table-cell office:value-type="float" office:value="1375.61" table:style-name="ce43">
            <text:p>1,375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635402" table:style-name="ce34">
            <text:p>4635402</text:p>
          </table:table-cell>
          <table:table-cell office:value-type="string" table:style-name="ce35">
            <text:p>Comércio atacadista de cerveja, chope e refrigerante</text:p>
          </table:table-cell>
          <table:table-cell office:value-type="float" office:value="343795.83" table:style-name="ce36">
            <text:p>343,795.8</text:p>
          </table:table-cell>
          <table:table-cell office:value-type="float" office:value="245642.56" table:style-name="ce36">
            <text:p>245,642.6</text:p>
          </table:table-cell>
          <table:table-cell office:value-type="float" office:value="218786.47" table:style-name="ce36">
            <text:p>218,786.5</text:p>
          </table:table-cell>
          <table:table-cell office:value-type="float" office:value="176984.61" table:style-name="ce36">
            <text:p>176,984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635403" table:style-name="ce41">
            <text:p>4635403</text:p>
          </table:table-cell>
          <table:table-cell office:value-type="string" table:style-name="ce42">
            <text:p>Comércio atacadista de bebidas com atividade de fracionamento e acondicionamento associada</text:p>
          </table:table-cell>
          <table:table-cell office:value-type="float" office:value="1119.96" table:style-name="ce43">
            <text:p>1,120.0</text:p>
          </table:table-cell>
          <table:table-cell office:value-type="float" office:value="1166.45" table:style-name="ce43">
            <text:p>1,166.5</text:p>
          </table:table-cell>
          <table:table-cell office:value-type="float" office:value="802.62" table:style-name="ce43">
            <text:p>802.6</text:p>
          </table:table-cell>
          <table:table-cell office:value-type="float" office:value="1267.99" table:style-name="ce43">
            <text:p>1,268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635499" table:style-name="ce34">
            <text:p>4635499</text:p>
          </table:table-cell>
          <table:table-cell office:value-type="string" table:style-name="ce35">
            <text:p>Comércio atacadista de bebidas não especificadas anteriormente</text:p>
          </table:table-cell>
          <table:table-cell office:value-type="float" office:value="45715.56" table:style-name="ce36">
            <text:p>45,715.6</text:p>
          </table:table-cell>
          <table:table-cell office:value-type="float" office:value="41970.12" table:style-name="ce36">
            <text:p>41,970.1</text:p>
          </table:table-cell>
          <table:table-cell office:value-type="float" office:value="37235.18" table:style-name="ce36">
            <text:p>37,235.2</text:p>
          </table:table-cell>
          <table:table-cell office:value-type="float" office:value="31049.21" table:style-name="ce36">
            <text:p>31,049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46362" table:style-name="ce40">
            <text:p>46362</text:p>
          </table:table-cell>
          <table:table-cell table:style-name="ce41"/>
          <table:table-cell office:value-type="string" table:style-name="ce42">
            <text:p>COMERCIO ATACADISTA DE PRODUTOS DO FUMO</text:p>
          </table:table-cell>
          <table:table-cell office:value-type="float" office:value="167870.54" table:style-name="ce43">
            <text:p>167,870.5</text:p>
          </table:table-cell>
          <table:table-cell office:value-type="float" office:value="145253.69" table:style-name="ce43">
            <text:p>145,253.7</text:p>
          </table:table-cell>
          <table:table-cell office:value-type="float" office:value="164920.39000000001" table:style-name="ce43">
            <text:p>164,920.4</text:p>
          </table:table-cell>
          <table:table-cell office:value-type="float" office:value="144315.32999999999" table:style-name="ce43">
            <text:p>144,315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636201" table:style-name="ce34">
            <text:p>4636201</text:p>
          </table:table-cell>
          <table:table-cell office:value-type="string" table:style-name="ce35">
            <text:p>Comércio atacadista de fumo beneficiado</text:p>
          </table:table-cell>
          <table:table-cell office:value-type="float" office:value="41.11" table:style-name="ce36">
            <text:p>41.1</text:p>
          </table:table-cell>
          <table:table-cell office:value-type="float" office:value="163.15" table:style-name="ce36">
            <text:p>163.2</text:p>
          </table:table-cell>
          <table:table-cell office:value-type="float" office:value="23.18" table:style-name="ce36">
            <text:p>23.2</text:p>
          </table:table-cell>
          <table:table-cell office:value-type="float" office:value="71.349999999999994" table:style-name="ce36">
            <text:p>71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636202" table:style-name="ce41">
            <text:p>4636202</text:p>
          </table:table-cell>
          <table:table-cell office:value-type="string" table:style-name="ce42">
            <text:p>Comércio atacadista de cigarros, cigarrilhas e charutos</text:p>
          </table:table-cell>
          <table:table-cell office:value-type="float" office:value="167829.43" table:style-name="ce43">
            <text:p>167,829.4</text:p>
          </table:table-cell>
          <table:table-cell office:value-type="float" office:value="145090.54999999999" table:style-name="ce43">
            <text:p>145,090.6</text:p>
          </table:table-cell>
          <table:table-cell office:value-type="float" office:value="164897.22" table:style-name="ce43">
            <text:p>164,897.2</text:p>
          </table:table-cell>
          <table:table-cell office:value-type="float" office:value="144243.98000000001" table:style-name="ce43">
            <text:p>144,244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46371" table:style-name="ce33">
            <text:p>46371</text:p>
          </table:table-cell>
          <table:table-cell table:style-name="ce34"/>
          <table:table-cell office:value-type="string" table:style-name="ce35">
            <text:p>COMERCIO ATACADISTA ESPECIALIZADO EM PRODUTOS ALIMENTICIOS NAO ESPECIFICADOS ANTERIORMENTE</text:p>
          </table:table-cell>
          <table:table-cell office:value-type="float" office:value="76623.520000000004" table:style-name="ce36">
            <text:p>76,623.5</text:p>
          </table:table-cell>
          <table:table-cell office:value-type="float" office:value="81969.34" table:style-name="ce36">
            <text:p>81,969.3</text:p>
          </table:table-cell>
          <table:table-cell office:value-type="float" office:value="115434.26" table:style-name="ce36">
            <text:p>115,434.3</text:p>
          </table:table-cell>
          <table:table-cell office:value-type="float" office:value="93597.87" table:style-name="ce36">
            <text:p>93,597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637101" table:style-name="ce41">
            <text:p>4637101</text:p>
          </table:table-cell>
          <table:table-cell office:value-type="string" table:style-name="ce42">
            <text:p>Comércio atacadista de café torrado, moído e solúvel</text:p>
          </table:table-cell>
          <table:table-cell office:value-type="float" office:value="333.81" table:style-name="ce43">
            <text:p>333.8</text:p>
          </table:table-cell>
          <table:table-cell office:value-type="float" office:value="368.8" table:style-name="ce43">
            <text:p>368.8</text:p>
          </table:table-cell>
          <table:table-cell office:value-type="float" office:value="423.7" table:style-name="ce43">
            <text:p>423.7</text:p>
          </table:table-cell>
          <table:table-cell office:value-type="float" office:value="405.96" table:style-name="ce43">
            <text:p>406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637102" table:style-name="ce34">
            <text:p>4637102</text:p>
          </table:table-cell>
          <table:table-cell office:value-type="string" table:style-name="ce35">
            <text:p>Comércio atacadista de açúcar</text:p>
          </table:table-cell>
          <table:table-cell office:value-type="float" office:value="2353.9299999999998" table:style-name="ce36">
            <text:p>2,353.9</text:p>
          </table:table-cell>
          <table:table-cell office:value-type="float" office:value="2585.36" table:style-name="ce36">
            <text:p>2,585.4</text:p>
          </table:table-cell>
          <table:table-cell office:value-type="float" office:value="16954.23" table:style-name="ce36">
            <text:p>16,954.2</text:p>
          </table:table-cell>
          <table:table-cell office:value-type="float" office:value="5542.78" table:style-name="ce36">
            <text:p>5,542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637103" table:style-name="ce41">
            <text:p>4637103</text:p>
          </table:table-cell>
          <table:table-cell office:value-type="string" table:style-name="ce42">
            <text:p>Comércio atacadista de óleos e gorduras</text:p>
          </table:table-cell>
          <table:table-cell office:value-type="float" office:value="1672.75" table:style-name="ce43">
            <text:p>1,672.8</text:p>
          </table:table-cell>
          <table:table-cell office:value-type="float" office:value="1057.03" table:style-name="ce43">
            <text:p>1,057.0</text:p>
          </table:table-cell>
          <table:table-cell office:value-type="float" office:value="1753.02" table:style-name="ce43">
            <text:p>1,753.0</text:p>
          </table:table-cell>
          <table:table-cell office:value-type="float" office:value="1017.97" table:style-name="ce43">
            <text:p>1,018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637104" table:style-name="ce34">
            <text:p>4637104</text:p>
          </table:table-cell>
          <table:table-cell office:value-type="string" table:style-name="ce35">
            <text:p>Comércio atacadista de pães, bolos, biscoitos e similares</text:p>
          </table:table-cell>
          <table:table-cell office:value-type="float" office:value="23031.74" table:style-name="ce36">
            <text:p>23,031.7</text:p>
          </table:table-cell>
          <table:table-cell office:value-type="float" office:value="18058.41" table:style-name="ce36">
            <text:p>18,058.4</text:p>
          </table:table-cell>
          <table:table-cell office:value-type="float" office:value="22119.89" table:style-name="ce36">
            <text:p>22,119.9</text:p>
          </table:table-cell>
          <table:table-cell office:value-type="float" office:value="31352.19" table:style-name="ce36">
            <text:p>31,352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637105" table:style-name="ce41">
            <text:p>4637105</text:p>
          </table:table-cell>
          <table:table-cell office:value-type="string" table:style-name="ce42">
            <text:p>Comércio atacadista de massas alimentícias</text:p>
          </table:table-cell>
          <table:table-cell office:value-type="float" office:value="656.7" table:style-name="ce43">
            <text:p>656.7</text:p>
          </table:table-cell>
          <table:table-cell office:value-type="float" office:value="491.58" table:style-name="ce43">
            <text:p>491.6</text:p>
          </table:table-cell>
          <table:table-cell office:value-type="float" office:value="582.75" table:style-name="ce43">
            <text:p>582.8</text:p>
          </table:table-cell>
          <table:table-cell office:value-type="float" office:value="549.53" table:style-name="ce43">
            <text:p>549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637106" table:style-name="ce34">
            <text:p>4637106</text:p>
          </table:table-cell>
          <table:table-cell office:value-type="string" table:style-name="ce35">
            <text:p>Comércio atacadista de sorvetes</text:p>
          </table:table-cell>
          <table:table-cell office:value-type="float" office:value="11681.25" table:style-name="ce36">
            <text:p>11,681.3</text:p>
          </table:table-cell>
          <table:table-cell office:value-type="float" office:value="8783.82" table:style-name="ce36">
            <text:p>8,783.8</text:p>
          </table:table-cell>
          <table:table-cell office:value-type="float" office:value="10589.71" table:style-name="ce36">
            <text:p>10,589.7</text:p>
          </table:table-cell>
          <table:table-cell office:value-type="float" office:value="7459.94" table:style-name="ce36">
            <text:p>7,459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637107" table:style-name="ce41">
            <text:p>4637107</text:p>
          </table:table-cell>
          <table:table-cell office:value-type="string" table:style-name="ce42">
            <text:p>Comércio atacadista de chocolates, confeitos, balas, bombons e semelhantes</text:p>
          </table:table-cell>
          <table:table-cell office:value-type="float" office:value="15732.34" table:style-name="ce43">
            <text:p>15,732.3</text:p>
          </table:table-cell>
          <table:table-cell office:value-type="float" office:value="23986.62" table:style-name="ce43">
            <text:p>23,986.6</text:p>
          </table:table-cell>
          <table:table-cell office:value-type="float" office:value="29559.73" table:style-name="ce43">
            <text:p>29,559.7</text:p>
          </table:table-cell>
          <table:table-cell office:value-type="float" office:value="17285.72" table:style-name="ce43">
            <text:p>17,285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4637199" table:style-name="ce34">
            <text:p>4637199</text:p>
          </table:table-cell>
          <table:table-cell office:value-type="string" table:style-name="ce35">
            <text:p>Comércio atacadista especializado em outros produtos alimentícios não especificados anteriormente</text:p>
          </table:table-cell>
          <table:table-cell office:value-type="float" office:value="21161.02" table:style-name="ce36">
            <text:p>21,161.0</text:p>
          </table:table-cell>
          <table:table-cell office:value-type="float" office:value="26637.71" table:style-name="ce36">
            <text:p>26,637.7</text:p>
          </table:table-cell>
          <table:table-cell office:value-type="float" office:value="33451.22" table:style-name="ce36">
            <text:p>33,451.2</text:p>
          </table:table-cell>
          <table:table-cell office:value-type="float" office:value="29983.78" table:style-name="ce36">
            <text:p>29,983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46397" table:style-name="ce40">
            <text:p>46397</text:p>
          </table:table-cell>
          <table:table-cell table:style-name="ce41"/>
          <table:table-cell office:value-type="string" table:style-name="ce42">
            <text:p>COMERCIO ATACADISTA DE PRODUTOS ALIMENTICIOS EM GERAL</text:p>
          </table:table-cell>
          <table:table-cell office:value-type="float" office:value="188899.68" table:style-name="ce43">
            <text:p>188,899.7</text:p>
          </table:table-cell>
          <table:table-cell office:value-type="float" office:value="186912.27" table:style-name="ce43">
            <text:p>186,912.3</text:p>
          </table:table-cell>
          <table:table-cell office:value-type="float" office:value="198866.45" table:style-name="ce43">
            <text:p>198,866.5</text:p>
          </table:table-cell>
          <table:table-cell office:value-type="float" office:value="198412.61" table:style-name="ce43">
            <text:p>198,412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639701" table:style-name="ce34">
            <text:p>4639701</text:p>
          </table:table-cell>
          <table:table-cell office:value-type="string" table:style-name="ce35">
            <text:p>Comércio atacadista de produtos alimentícios em geral</text:p>
          </table:table-cell>
          <table:table-cell office:value-type="float" office:value="184265.8" table:style-name="ce36">
            <text:p>184,265.8</text:p>
          </table:table-cell>
          <table:table-cell office:value-type="float" office:value="183690.38" table:style-name="ce36">
            <text:p>183,690.4</text:p>
          </table:table-cell>
          <table:table-cell office:value-type="float" office:value="195091.36" table:style-name="ce36">
            <text:p>195,091.4</text:p>
          </table:table-cell>
          <table:table-cell office:value-type="float" office:value="194118.09" table:style-name="ce36">
            <text:p>194,118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639702" table:style-name="ce41">
            <text:p>4639702</text:p>
          </table:table-cell>
          <table:table-cell office:value-type="string" table:style-name="ce42">
            <text:p>Comércio atacadista de produtos alimentícios em geral, com atividade de fracionamento e acondicionamento associada</text:p>
          </table:table-cell>
          <table:table-cell office:value-type="float" office:value="4633.88" table:style-name="ce43">
            <text:p>4,633.9</text:p>
          </table:table-cell>
          <table:table-cell office:value-type="float" office:value="3221.89" table:style-name="ce43">
            <text:p>3,221.9</text:p>
          </table:table-cell>
          <table:table-cell office:value-type="float" office:value="3775.09" table:style-name="ce43">
            <text:p>3,775.1</text:p>
          </table:table-cell>
          <table:table-cell office:value-type="float" office:value="4294.51" table:style-name="ce43">
            <text:p>4,294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office:value-type="float" office:value="464" table:style-name="ce32">
            <text:p>464</text:p>
          </table:table-cell>
          <table:table-cell table:style-name="ce33"/>
          <table:table-cell table:style-name="ce34"/>
          <table:table-cell office:value-type="string" table:style-name="ce35">
            <text:p>COMERCIO ATACADISTA DE PRODUTOS DE CONSUMO NAO-ALIMENTAR</text:p>
          </table:table-cell>
          <table:table-cell office:value-type="float" office:value="860707.44" table:style-name="ce36">
            <text:p>860,707.4</text:p>
          </table:table-cell>
          <table:table-cell office:value-type="float" office:value="847754.68" table:style-name="ce36">
            <text:p>847,754.7</text:p>
          </table:table-cell>
          <table:table-cell office:value-type="float" office:value="937910.49" table:style-name="ce36">
            <text:p>937,910.5</text:p>
          </table:table-cell>
          <table:table-cell office:value-type="float" office:value="896605.1" table:style-name="ce36">
            <text:p>896,605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46419" table:style-name="ce40">
            <text:p>46419</text:p>
          </table:table-cell>
          <table:table-cell table:style-name="ce41"/>
          <table:table-cell office:value-type="string" table:style-name="ce42">
            <text:p>COMERCIO ATACADISTA DE TECIDOS, ARTEFATOS DE TECIDOS E DE ARMARINHO</text:p>
          </table:table-cell>
          <table:table-cell office:value-type="float" office:value="11915.33" table:style-name="ce43">
            <text:p>11,915.3</text:p>
          </table:table-cell>
          <table:table-cell office:value-type="float" office:value="10459.049999999999" table:style-name="ce43">
            <text:p>10,459.1</text:p>
          </table:table-cell>
          <table:table-cell office:value-type="float" office:value="11806.83" table:style-name="ce43">
            <text:p>11,806.8</text:p>
          </table:table-cell>
          <table:table-cell office:value-type="float" office:value="7865.61" table:style-name="ce43">
            <text:p>7,865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641901" table:style-name="ce34">
            <text:p>4641901</text:p>
          </table:table-cell>
          <table:table-cell office:value-type="string" table:style-name="ce35">
            <text:p>Comércio atacadista de tecidos</text:p>
          </table:table-cell>
          <table:table-cell office:value-type="float" office:value="5455.1" table:style-name="ce36">
            <text:p>5,455.1</text:p>
          </table:table-cell>
          <table:table-cell office:value-type="float" office:value="5208.07" table:style-name="ce36">
            <text:p>5,208.1</text:p>
          </table:table-cell>
          <table:table-cell office:value-type="float" office:value="5452.69" table:style-name="ce36">
            <text:p>5,452.7</text:p>
          </table:table-cell>
          <table:table-cell office:value-type="float" office:value="3995.72" table:style-name="ce36">
            <text:p>3,995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641902" table:style-name="ce41">
            <text:p>4641902</text:p>
          </table:table-cell>
          <table:table-cell office:value-type="string" table:style-name="ce42">
            <text:p>Comércio atacadista de artigos de cama, mesa e banho</text:p>
          </table:table-cell>
          <table:table-cell office:value-type="float" office:value="1599.47" table:style-name="ce43">
            <text:p>1,599.5</text:p>
          </table:table-cell>
          <table:table-cell office:value-type="float" office:value="1337.23" table:style-name="ce43">
            <text:p>1,337.2</text:p>
          </table:table-cell>
          <table:table-cell office:value-type="float" office:value="1450.11" table:style-name="ce43">
            <text:p>1,450.1</text:p>
          </table:table-cell>
          <table:table-cell office:value-type="float" office:value="789.88" table:style-name="ce43">
            <text:p>789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641903" table:style-name="ce34">
            <text:p>4641903</text:p>
          </table:table-cell>
          <table:table-cell office:value-type="string" table:style-name="ce35">
            <text:p>Comércio atacadista de artigos de armarinho</text:p>
          </table:table-cell>
          <table:table-cell office:value-type="float" office:value="4860.76" table:style-name="ce36">
            <text:p>4,860.8</text:p>
          </table:table-cell>
          <table:table-cell office:value-type="float" office:value="3913.76" table:style-name="ce36">
            <text:p>3,913.8</text:p>
          </table:table-cell>
          <table:table-cell office:value-type="float" office:value="4904.03" table:style-name="ce36">
            <text:p>4,904.0</text:p>
          </table:table-cell>
          <table:table-cell office:value-type="float" office:value="3080.02" table:style-name="ce36">
            <text:p>3,08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46427" table:style-name="ce40">
            <text:p>46427</text:p>
          </table:table-cell>
          <table:table-cell table:style-name="ce41"/>
          <table:table-cell office:value-type="string" table:style-name="ce42">
            <text:p>COMERCIO ATACADISTA DE ARTIGOS DO VESTUARIO E ACESSORIOS</text:p>
          </table:table-cell>
          <table:table-cell office:value-type="float" office:value="69648.320000000007" table:style-name="ce43">
            <text:p>69,648.3</text:p>
          </table:table-cell>
          <table:table-cell office:value-type="float" office:value="36866.910000000003" table:style-name="ce43">
            <text:p>36,866.9</text:p>
          </table:table-cell>
          <table:table-cell office:value-type="float" office:value="43358.05" table:style-name="ce43">
            <text:p>43,358.1</text:p>
          </table:table-cell>
          <table:table-cell office:value-type="float" office:value="26039.66" table:style-name="ce43">
            <text:p>26,039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4642701" table:style-name="ce34">
            <text:p>4642701</text:p>
          </table:table-cell>
          <table:table-cell office:value-type="string" table:style-name="ce35">
            <text:p>Comércio atacadista de artigos do vestuário e acessórios, exceto profissionais e de segurança</text:p>
          </table:table-cell>
          <table:table-cell office:value-type="float" office:value="64286.21" table:style-name="ce36">
            <text:p>64,286.2</text:p>
          </table:table-cell>
          <table:table-cell office:value-type="float" office:value="31822.75" table:style-name="ce36">
            <text:p>31,822.8</text:p>
          </table:table-cell>
          <table:table-cell office:value-type="float" office:value="36646.44" table:style-name="ce36">
            <text:p>36,646.4</text:p>
          </table:table-cell>
          <table:table-cell office:value-type="float" office:value="20389.47" table:style-name="ce36">
            <text:p>20,389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642702" table:style-name="ce41">
            <text:p>4642702</text:p>
          </table:table-cell>
          <table:table-cell office:value-type="string" table:style-name="ce42">
            <text:p>Comércio atacadista de roupas e acessórios para uso profissional e de segurança do trabalho</text:p>
          </table:table-cell>
          <table:table-cell office:value-type="float" office:value="5362.11" table:style-name="ce43">
            <text:p>5,362.1</text:p>
          </table:table-cell>
          <table:table-cell office:value-type="float" office:value="5044.17" table:style-name="ce43">
            <text:p>5,044.2</text:p>
          </table:table-cell>
          <table:table-cell office:value-type="float" office:value="6711.61" table:style-name="ce43">
            <text:p>6,711.6</text:p>
          </table:table-cell>
          <table:table-cell office:value-type="float" office:value="5650.18" table:style-name="ce43">
            <text:p>5,650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46435" table:style-name="ce33">
            <text:p>46435</text:p>
          </table:table-cell>
          <table:table-cell table:style-name="ce34"/>
          <table:table-cell office:value-type="string" table:style-name="ce35">
            <text:p>COMERCIO ATACADISTA DE CALCADOS E ARTIGOS DE VIAGEM</text:p>
          </table:table-cell>
          <table:table-cell office:value-type="float" office:value="36524.720000000001" table:style-name="ce36">
            <text:p>36,524.7</text:p>
          </table:table-cell>
          <table:table-cell office:value-type="float" office:value="34958.26" table:style-name="ce36">
            <text:p>34,958.3</text:p>
          </table:table-cell>
          <table:table-cell office:value-type="float" office:value="62756.2" table:style-name="ce36">
            <text:p>62,756.2</text:p>
          </table:table-cell>
          <table:table-cell office:value-type="float" office:value="54807.53" table:style-name="ce36">
            <text:p>54,807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643501" table:style-name="ce41">
            <text:p>4643501</text:p>
          </table:table-cell>
          <table:table-cell office:value-type="string" table:style-name="ce42">
            <text:p>Comércio atacadista de calçados</text:p>
          </table:table-cell>
          <table:table-cell office:value-type="float" office:value="34632.69" table:style-name="ce43">
            <text:p>34,632.7</text:p>
          </table:table-cell>
          <table:table-cell office:value-type="float" office:value="33310.17" table:style-name="ce43">
            <text:p>33,310.2</text:p>
          </table:table-cell>
          <table:table-cell office:value-type="float" office:value="61225.14" table:style-name="ce43">
            <text:p>61,225.1</text:p>
          </table:table-cell>
          <table:table-cell office:value-type="float" office:value="53583.48" table:style-name="ce43">
            <text:p>53,583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643502" table:style-name="ce34">
            <text:p>4643502</text:p>
          </table:table-cell>
          <table:table-cell office:value-type="string" table:style-name="ce35">
            <text:p>Comércio atacadista de bolsas, malas e artigos de viagem</text:p>
          </table:table-cell>
          <table:table-cell office:value-type="float" office:value="1892.03" table:style-name="ce36">
            <text:p>1,892.0</text:p>
          </table:table-cell>
          <table:table-cell office:value-type="float" office:value="1648.1" table:style-name="ce36">
            <text:p>1,648.1</text:p>
          </table:table-cell>
          <table:table-cell office:value-type="float" office:value="1531.05" table:style-name="ce36">
            <text:p>1,531.1</text:p>
          </table:table-cell>
          <table:table-cell office:value-type="float" office:value="1224.05" table:style-name="ce36">
            <text:p>1,224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46443" table:style-name="ce40">
            <text:p>46443</text:p>
          </table:table-cell>
          <table:table-cell table:style-name="ce41"/>
          <table:table-cell office:value-type="string" table:style-name="ce42">
            <text:p>COMERCIO ATACADISTA DE PRODUTOS FARMACEUTICOS PARA USO HUMANO E VETERINARIO</text:p>
          </table:table-cell>
          <table:table-cell office:value-type="float" office:value="223828.82" table:style-name="ce43">
            <text:p>223,828.8</text:p>
          </table:table-cell>
          <table:table-cell office:value-type="float" office:value="253719.78" table:style-name="ce43">
            <text:p>253,719.8</text:p>
          </table:table-cell>
          <table:table-cell office:value-type="float" office:value="286599.21999999997" table:style-name="ce43">
            <text:p>286,599.2</text:p>
          </table:table-cell>
          <table:table-cell office:value-type="float" office:value="288710.51" table:style-name="ce43">
            <text:p>288,710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644301" table:style-name="ce34">
            <text:p>4644301</text:p>
          </table:table-cell>
          <table:table-cell office:value-type="string" table:style-name="ce35">
            <text:p>Comércio atacadista de medicamentos e drogas de uso humano</text:p>
          </table:table-cell>
          <table:table-cell office:value-type="float" office:value="216501.25" table:style-name="ce36">
            <text:p>216,501.3</text:p>
          </table:table-cell>
          <table:table-cell office:value-type="float" office:value="243411.43" table:style-name="ce36">
            <text:p>243,411.4</text:p>
          </table:table-cell>
          <table:table-cell office:value-type="float" office:value="274998.28000000003" table:style-name="ce36">
            <text:p>274,998.3</text:p>
          </table:table-cell>
          <table:table-cell office:value-type="float" office:value="279550.46999999997" table:style-name="ce36">
            <text:p>279,550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644302" table:style-name="ce41">
            <text:p>4644302</text:p>
          </table:table-cell>
          <table:table-cell office:value-type="string" table:style-name="ce42">
            <text:p>Comércio atacadista de medicamentos e drogas de uso veterinário</text:p>
          </table:table-cell>
          <table:table-cell office:value-type="float" office:value="7327.57" table:style-name="ce43">
            <text:p>7,327.6</text:p>
          </table:table-cell>
          <table:table-cell office:value-type="float" office:value="10308.35" table:style-name="ce43">
            <text:p>10,308.4</text:p>
          </table:table-cell>
          <table:table-cell office:value-type="float" office:value="11600.94" table:style-name="ce43">
            <text:p>11,600.9</text:p>
          </table:table-cell>
          <table:table-cell office:value-type="float" office:value="9160.0400000000009" table:style-name="ce43">
            <text:p>9,16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46451" table:style-name="ce33">
            <text:p>46451</text:p>
          </table:table-cell>
          <table:table-cell table:style-name="ce34"/>
          <table:table-cell office:value-type="string" table:style-name="ce35">
            <text:p>COMERCIO ATACADISTA DE INSTRUMENTOS E MATERIAIS PARA USO MEDICO, CIRURGICO, ORTOPEDICO E ODONTOLOGICO</text:p>
          </table:table-cell>
          <table:table-cell office:value-type="float" office:value="144081.91" table:style-name="ce36">
            <text:p>144,081.9</text:p>
          </table:table-cell>
          <table:table-cell office:value-type="float" office:value="148382.1" table:style-name="ce36">
            <text:p>148,382.1</text:p>
          </table:table-cell>
          <table:table-cell office:value-type="float" office:value="190485.5" table:style-name="ce36">
            <text:p>190,485.5</text:p>
          </table:table-cell>
          <table:table-cell office:value-type="float" office:value="192132.99" table:style-name="ce36">
            <text:p>192,133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645101" table:style-name="ce41">
            <text:p>4645101</text:p>
          </table:table-cell>
          <table:table-cell office:value-type="string" table:style-name="ce42">
            <text:p>Comércio atacadista de instrumentos e materiais para uso médico, cirúrgico, hospitalar e de laboratórios</text:p>
          </table:table-cell>
          <table:table-cell office:value-type="float" office:value="136698.25" table:style-name="ce43">
            <text:p>136,698.3</text:p>
          </table:table-cell>
          <table:table-cell office:value-type="float" office:value="139393.5" table:style-name="ce43">
            <text:p>139,393.5</text:p>
          </table:table-cell>
          <table:table-cell office:value-type="float" office:value="176751.95" table:style-name="ce43">
            <text:p>176,752.0</text:p>
          </table:table-cell>
          <table:table-cell office:value-type="float" office:value="183196.23" table:style-name="ce43">
            <text:p>183,196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645102" table:style-name="ce34">
            <text:p>4645102</text:p>
          </table:table-cell>
          <table:table-cell office:value-type="string" table:style-name="ce35">
            <text:p>Comércio atacadista de próteses e artigos de ortopedia</text:p>
          </table:table-cell>
          <table:table-cell office:value-type="float" office:value="1210.56" table:style-name="ce36">
            <text:p>1,210.6</text:p>
          </table:table-cell>
          <table:table-cell office:value-type="float" office:value="1765.09" table:style-name="ce36">
            <text:p>1,765.1</text:p>
          </table:table-cell>
          <table:table-cell office:value-type="float" office:value="2489.25" table:style-name="ce36">
            <text:p>2,489.3</text:p>
          </table:table-cell>
          <table:table-cell office:value-type="float" office:value="2329.0500000000002" table:style-name="ce36">
            <text:p>2,329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645103" table:style-name="ce41">
            <text:p>4645103</text:p>
          </table:table-cell>
          <table:table-cell office:value-type="string" table:style-name="ce42">
            <text:p>Comércio atacadista de produtos odontológicos</text:p>
          </table:table-cell>
          <table:table-cell office:value-type="float" office:value="6173.1" table:style-name="ce43">
            <text:p>6,173.1</text:p>
          </table:table-cell>
          <table:table-cell office:value-type="float" office:value="7223.51" table:style-name="ce43">
            <text:p>7,223.5</text:p>
          </table:table-cell>
          <table:table-cell office:value-type="float" office:value="11244.3" table:style-name="ce43">
            <text:p>11,244.3</text:p>
          </table:table-cell>
          <table:table-cell office:value-type="float" office:value="6607.71" table:style-name="ce43">
            <text:p>6,607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46460" table:style-name="ce33">
            <text:p>46460</text:p>
          </table:table-cell>
          <table:table-cell table:style-name="ce34"/>
          <table:table-cell office:value-type="string" table:style-name="ce35">
            <text:p>COMERCIO ATACADISTA DE COSMETICOS, PRODUTOS DE PERFUMARIA E DE HIGIENE PESSOAL</text:p>
          </table:table-cell>
          <table:table-cell office:value-type="float" office:value="205290.21" table:style-name="ce36">
            <text:p>205,290.2</text:p>
          </table:table-cell>
          <table:table-cell office:value-type="float" office:value="207317.72" table:style-name="ce36">
            <text:p>207,317.7</text:p>
          </table:table-cell>
          <table:table-cell office:value-type="float" office:value="174826.13" table:style-name="ce36">
            <text:p>174,826.1</text:p>
          </table:table-cell>
          <table:table-cell office:value-type="float" office:value="187710.62" table:style-name="ce36">
            <text:p>187,710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646001" table:style-name="ce41">
            <text:p>4646001</text:p>
          </table:table-cell>
          <table:table-cell office:value-type="string" table:style-name="ce42">
            <text:p>Comércio atacadista de cosméticos e produtos de perfumaria</text:p>
          </table:table-cell>
          <table:table-cell office:value-type="float" office:value="138129.01" table:style-name="ce43">
            <text:p>138,129.0</text:p>
          </table:table-cell>
          <table:table-cell office:value-type="float" office:value="123031.32" table:style-name="ce43">
            <text:p>123,031.3</text:p>
          </table:table-cell>
          <table:table-cell office:value-type="float" office:value="103209.96" table:style-name="ce43">
            <text:p>103,210.0</text:p>
          </table:table-cell>
          <table:table-cell office:value-type="float" office:value="115878.58" table:style-name="ce43">
            <text:p>115,878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646002" table:style-name="ce34">
            <text:p>4646002</text:p>
          </table:table-cell>
          <table:table-cell office:value-type="string" table:style-name="ce35">
            <text:p>Comércio atacadista de produtos de higiene pessoal</text:p>
          </table:table-cell>
          <table:table-cell office:value-type="float" office:value="67161.2" table:style-name="ce36">
            <text:p>67,161.2</text:p>
          </table:table-cell>
          <table:table-cell office:value-type="float" office:value="84286.399999999994" table:style-name="ce36">
            <text:p>84,286.4</text:p>
          </table:table-cell>
          <table:table-cell office:value-type="float" office:value="71616.17" table:style-name="ce36">
            <text:p>71,616.2</text:p>
          </table:table-cell>
          <table:table-cell office:value-type="float" office:value="71832.039999999994" table:style-name="ce36">
            <text:p>71,832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46478" table:style-name="ce40">
            <text:p>46478</text:p>
          </table:table-cell>
          <table:table-cell table:style-name="ce41"/>
          <table:table-cell office:value-type="string" table:style-name="ce42">
            <text:p>COMERCIO ATACADISTA DE ARTIGOS DE ESCRITORIO E DE PAPELARIA, LIVROS, JORNAIS E OUTRAS PUBLICACOES</text:p>
          </table:table-cell>
          <table:table-cell office:value-type="float" office:value="19896.61" table:style-name="ce43">
            <text:p>19,896.6</text:p>
          </table:table-cell>
          <table:table-cell office:value-type="float" office:value="20393.349999999999" table:style-name="ce43">
            <text:p>20,393.4</text:p>
          </table:table-cell>
          <table:table-cell office:value-type="float" office:value="17465.3" table:style-name="ce43">
            <text:p>17,465.3</text:p>
          </table:table-cell>
          <table:table-cell office:value-type="float" office:value="13669.56" table:style-name="ce43">
            <text:p>13,669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647801" table:style-name="ce34">
            <text:p>4647801</text:p>
          </table:table-cell>
          <table:table-cell office:value-type="string" table:style-name="ce35">
            <text:p>Comércio atacadista de artigos de escritório e de papelaria</text:p>
          </table:table-cell>
          <table:table-cell office:value-type="float" office:value="19580.21" table:style-name="ce36">
            <text:p>19,580.2</text:p>
          </table:table-cell>
          <table:table-cell office:value-type="float" office:value="20060.939999999999" table:style-name="ce36">
            <text:p>20,060.9</text:p>
          </table:table-cell>
          <table:table-cell office:value-type="float" office:value="17303.349999999999" table:style-name="ce36">
            <text:p>17,303.4</text:p>
          </table:table-cell>
          <table:table-cell office:value-type="float" office:value="13293.53" table:style-name="ce36">
            <text:p>13,293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647802" table:style-name="ce41">
            <text:p>4647802</text:p>
          </table:table-cell>
          <table:table-cell office:value-type="string" table:style-name="ce42">
            <text:p>Comércio atacadista de livros, jornais e outras publicações</text:p>
          </table:table-cell>
          <table:table-cell office:value-type="float" office:value="316.39999999999998" table:style-name="ce43">
            <text:p>316.4</text:p>
          </table:table-cell>
          <table:table-cell office:value-type="float" office:value="332.42" table:style-name="ce43">
            <text:p>332.4</text:p>
          </table:table-cell>
          <table:table-cell office:value-type="float" office:value="161.96" table:style-name="ce43">
            <text:p>162.0</text:p>
          </table:table-cell>
          <table:table-cell office:value-type="float" office:value="376.03" table:style-name="ce43">
            <text:p>376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46494" table:style-name="ce33">
            <text:p>46494</text:p>
          </table:table-cell>
          <table:table-cell table:style-name="ce34"/>
          <table:table-cell office:value-type="string" table:style-name="ce35">
            <text:p>COMERCIO ATACADISTA DE EQUIPAMENTOS E ARTIGOS DE USO PESSOAL E DOMESTICO NAO ESPECIFICADOS ANTERIORMENTE</text:p>
          </table:table-cell>
          <table:table-cell office:value-type="float" office:value="149521.53" table:style-name="ce36">
            <text:p>149,521.5</text:p>
          </table:table-cell>
          <table:table-cell office:value-type="float" office:value="135657.5" table:style-name="ce36">
            <text:p>135,657.5</text:p>
          </table:table-cell>
          <table:table-cell office:value-type="float" office:value="150613.26999999999" table:style-name="ce36">
            <text:p>150,613.3</text:p>
          </table:table-cell>
          <table:table-cell office:value-type="float" office:value="125668.64" table:style-name="ce36">
            <text:p>125,668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649401" table:style-name="ce41">
            <text:p>4649401</text:p>
          </table:table-cell>
          <table:table-cell office:value-type="string" table:style-name="ce42">
            <text:p>Comércio atacadista de equipamentos elétricos de uso pessoal e doméstico</text:p>
          </table:table-cell>
          <table:table-cell office:value-type="float" office:value="14200.04" table:style-name="ce43">
            <text:p>14,200.0</text:p>
          </table:table-cell>
          <table:table-cell office:value-type="float" office:value="13163.67" table:style-name="ce43">
            <text:p>13,163.7</text:p>
          </table:table-cell>
          <table:table-cell office:value-type="float" office:value="10538.2" table:style-name="ce43">
            <text:p>10,538.2</text:p>
          </table:table-cell>
          <table:table-cell office:value-type="float" office:value="13322.31" table:style-name="ce43">
            <text:p>13,322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649402" table:style-name="ce34">
            <text:p>4649402</text:p>
          </table:table-cell>
          <table:table-cell office:value-type="string" table:style-name="ce35">
            <text:p>Comércio atacadista de aparelhos eletrônicos de uso pessoal e doméstico</text:p>
          </table:table-cell>
          <table:table-cell office:value-type="float" office:value="19544.830000000002" table:style-name="ce36">
            <text:p>19,544.8</text:p>
          </table:table-cell>
          <table:table-cell office:value-type="float" office:value="16852.240000000002" table:style-name="ce36">
            <text:p>16,852.2</text:p>
          </table:table-cell>
          <table:table-cell office:value-type="float" office:value="17518.419999999998" table:style-name="ce36">
            <text:p>17,518.4</text:p>
          </table:table-cell>
          <table:table-cell office:value-type="float" office:value="9719.2199999999993" table:style-name="ce36">
            <text:p>9,719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649403" table:style-name="ce41">
            <text:p>4649403</text:p>
          </table:table-cell>
          <table:table-cell office:value-type="string" table:style-name="ce42">
            <text:p>Comércio atacadista de bicicletas, triciclos e outros veículos recreativos</text:p>
          </table:table-cell>
          <table:table-cell office:value-type="float" office:value="1077.26" table:style-name="ce43">
            <text:p>1,077.3</text:p>
          </table:table-cell>
          <table:table-cell office:value-type="float" office:value="735.91" table:style-name="ce43">
            <text:p>735.9</text:p>
          </table:table-cell>
          <table:table-cell office:value-type="float" office:value="991.83" table:style-name="ce43">
            <text:p>991.8</text:p>
          </table:table-cell>
          <table:table-cell office:value-type="float" office:value="641.07000000000005" table:style-name="ce43">
            <text:p>641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649404" table:style-name="ce34">
            <text:p>4649404</text:p>
          </table:table-cell>
          <table:table-cell office:value-type="string" table:style-name="ce35">
            <text:p>Comércio atacadista de móveis e artigos de colchoaria</text:p>
          </table:table-cell>
          <table:table-cell office:value-type="float" office:value="2134.38" table:style-name="ce36">
            <text:p>2,134.4</text:p>
          </table:table-cell>
          <table:table-cell office:value-type="float" office:value="2431.84" table:style-name="ce36">
            <text:p>2,431.8</text:p>
          </table:table-cell>
          <table:table-cell office:value-type="float" office:value="3041.2" table:style-name="ce36">
            <text:p>3,041.2</text:p>
          </table:table-cell>
          <table:table-cell office:value-type="float" office:value="2019.75" table:style-name="ce36">
            <text:p>2,019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649405" table:style-name="ce41">
            <text:p>4649405</text:p>
          </table:table-cell>
          <table:table-cell office:value-type="string" table:style-name="ce42">
            <text:p>Comércio atacadista de artigos de tapeçaria; persianas e cortinas</text:p>
          </table:table-cell>
          <table:table-cell office:value-type="float" office:value="2925.35" table:style-name="ce43">
            <text:p>2,925.4</text:p>
          </table:table-cell>
          <table:table-cell office:value-type="float" office:value="2456.84" table:style-name="ce43">
            <text:p>2,456.8</text:p>
          </table:table-cell>
          <table:table-cell office:value-type="float" office:value="3602.5" table:style-name="ce43">
            <text:p>3,602.5</text:p>
          </table:table-cell>
          <table:table-cell office:value-type="float" office:value="2671.97" table:style-name="ce43">
            <text:p>2,672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649406" table:style-name="ce34">
            <text:p>4649406</text:p>
          </table:table-cell>
          <table:table-cell office:value-type="string" table:style-name="ce35">
            <text:p>Comércio atacadista de lustres, luminárias e abajures</text:p>
          </table:table-cell>
          <table:table-cell office:value-type="float" office:value="10110.709999999999" table:style-name="ce36">
            <text:p>10,110.7</text:p>
          </table:table-cell>
          <table:table-cell office:value-type="float" office:value="10038.31" table:style-name="ce36">
            <text:p>10,038.3</text:p>
          </table:table-cell>
          <table:table-cell office:value-type="float" office:value="10638.71" table:style-name="ce36">
            <text:p>10,638.7</text:p>
          </table:table-cell>
          <table:table-cell office:value-type="float" office:value="6528.25" table:style-name="ce36">
            <text:p>6,528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649407" table:style-name="ce41">
            <text:p>4649407</text:p>
          </table:table-cell>
          <table:table-cell office:value-type="string" table:style-name="ce42">
            <text:p>Comércio atacadista de filmes, CDs, DVDs, fitas e discos</text:p>
          </table:table-cell>
          <table:table-cell office:value-type="float" office:value="903.87" table:style-name="ce43">
            <text:p>903.9</text:p>
          </table:table-cell>
          <table:table-cell office:value-type="float" office:value="1225.52" table:style-name="ce43">
            <text:p>1,225.5</text:p>
          </table:table-cell>
          <table:table-cell office:value-type="float" office:value="1074.8599999999999" table:style-name="ce43">
            <text:p>1,074.9</text:p>
          </table:table-cell>
          <table:table-cell office:value-type="float" office:value="668.22" table:style-name="ce43">
            <text:p>668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4649408" table:style-name="ce34">
            <text:p>4649408</text:p>
          </table:table-cell>
          <table:table-cell office:value-type="string" table:style-name="ce35">
            <text:p>Comércio atacadista de produtos de higiene, limpeza e conservação domiciliar</text:p>
          </table:table-cell>
          <table:table-cell office:value-type="float" office:value="18981.71" table:style-name="ce36">
            <text:p>18,981.7</text:p>
          </table:table-cell>
          <table:table-cell office:value-type="float" office:value="24728.63" table:style-name="ce36">
            <text:p>24,728.6</text:p>
          </table:table-cell>
          <table:table-cell office:value-type="float" office:value="24821.1" table:style-name="ce36">
            <text:p>24,821.1</text:p>
          </table:table-cell>
          <table:table-cell office:value-type="float" office:value="28182.22" table:style-name="ce36">
            <text:p>28,182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649409" table:style-name="ce41">
            <text:p>4649409</text:p>
          </table:table-cell>
          <table:table-cell office:value-type="string" table:style-name="ce42">
            <text:p>Comércio atacadista de produtos de higiene, limpeza e conservação domiciliar, com atividade de fracionamento e acondicionamento associada</text:p>
          </table:table-cell>
          <table:table-cell office:value-type="float" office:value="343.35" table:style-name="ce43">
            <text:p>343.4</text:p>
          </table:table-cell>
          <table:table-cell office:value-type="float" office:value="293.07" table:style-name="ce43">
            <text:p>293.1</text:p>
          </table:table-cell>
          <table:table-cell office:value-type="float" office:value="453.4" table:style-name="ce43">
            <text:p>453.4</text:p>
          </table:table-cell>
          <table:table-cell office:value-type="float" office:value="519.70000000000005" table:style-name="ce43">
            <text:p>519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4649410" table:style-name="ce34">
            <text:p>4649410</text:p>
          </table:table-cell>
          <table:table-cell office:value-type="string" table:style-name="ce35">
            <text:p>Comércio atacadista de jóias, relógios e bijuterias, inclusive pedras preciosas e semipreciosas lapidadas</text:p>
          </table:table-cell>
          <table:table-cell office:value-type="float" office:value="8671.74" table:style-name="ce36">
            <text:p>8,671.7</text:p>
          </table:table-cell>
          <table:table-cell office:value-type="float" office:value="5048.4399999999996" table:style-name="ce36">
            <text:p>5,048.4</text:p>
          </table:table-cell>
          <table:table-cell office:value-type="float" office:value="6097.59" table:style-name="ce36">
            <text:p>6,097.6</text:p>
          </table:table-cell>
          <table:table-cell office:value-type="float" office:value="6157.68" table:style-name="ce36">
            <text:p>6,157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649499" table:style-name="ce41">
            <text:p>4649499</text:p>
          </table:table-cell>
          <table:table-cell office:value-type="string" table:style-name="ce42">
            <text:p>Comércio atacadista de outros equipamentos e artigos de uso pessoal e doméstico não especificados anteriormente</text:p>
          </table:table-cell>
          <table:table-cell office:value-type="float" office:value="70628.289999999994" table:style-name="ce43">
            <text:p>70,628.3</text:p>
          </table:table-cell>
          <table:table-cell office:value-type="float" office:value="58683.02" table:style-name="ce43">
            <text:p>58,683.0</text:p>
          </table:table-cell>
          <table:table-cell office:value-type="float" office:value="71835.45" table:style-name="ce43">
            <text:p>71,835.5</text:p>
          </table:table-cell>
          <table:table-cell office:value-type="float" office:value="55238.239999999998" table:style-name="ce43">
            <text:p>55,238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office:value-type="float" office:value="465" table:style-name="ce32">
            <text:p>465</text:p>
          </table:table-cell>
          <table:table-cell table:style-name="ce33"/>
          <table:table-cell table:style-name="ce34"/>
          <table:table-cell office:value-type="string" table:style-name="ce35">
            <text:p>COMERCIO ATACADISTA DE EQUIPAMENTOS E PRODUTOS DE TECNOLOGIAS DE INFORMACAO E COMUNICACAO</text:p>
          </table:table-cell>
          <table:table-cell office:value-type="float" office:value="197327.08" table:style-name="ce36">
            <text:p>197,327.1</text:p>
          </table:table-cell>
          <table:table-cell office:value-type="float" office:value="146407.24" table:style-name="ce36">
            <text:p>146,407.2</text:p>
          </table:table-cell>
          <table:table-cell office:value-type="float" office:value="187671.93" table:style-name="ce36">
            <text:p>187,671.9</text:p>
          </table:table-cell>
          <table:table-cell office:value-type="float" office:value="173894.9" table:style-name="ce36">
            <text:p>173,894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46516" table:style-name="ce40">
            <text:p>46516</text:p>
          </table:table-cell>
          <table:table-cell table:style-name="ce41"/>
          <table:table-cell office:value-type="string" table:style-name="ce42">
            <text:p>COMERCIO ATACADISTA DE COMPUTADORES, PERIFERICOS E SUPRIMENTOS DE INFORMATICA</text:p>
          </table:table-cell>
          <table:table-cell office:value-type="float" office:value="142937.24" table:style-name="ce43">
            <text:p>142,937.2</text:p>
          </table:table-cell>
          <table:table-cell office:value-type="float" office:value="94250.92" table:style-name="ce43">
            <text:p>94,250.9</text:p>
          </table:table-cell>
          <table:table-cell office:value-type="float" office:value="133260.09" table:style-name="ce43">
            <text:p>133,260.1</text:p>
          </table:table-cell>
          <table:table-cell office:value-type="float" office:value="118830.28" table:style-name="ce43">
            <text:p>118,830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651601" table:style-name="ce34">
            <text:p>4651601</text:p>
          </table:table-cell>
          <table:table-cell office:value-type="string" table:style-name="ce35">
            <text:p>Comércio atacadista de equipamentos de informática</text:p>
          </table:table-cell>
          <table:table-cell office:value-type="float" office:value="142254.21" table:style-name="ce36">
            <text:p>142,254.2</text:p>
          </table:table-cell>
          <table:table-cell office:value-type="float" office:value="93526.68" table:style-name="ce36">
            <text:p>93,526.7</text:p>
          </table:table-cell>
          <table:table-cell office:value-type="float" office:value="132190.54999999999" table:style-name="ce36">
            <text:p>132,190.6</text:p>
          </table:table-cell>
          <table:table-cell office:value-type="float" office:value="118237.67" table:style-name="ce36">
            <text:p>118,237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651602" table:style-name="ce41">
            <text:p>4651602</text:p>
          </table:table-cell>
          <table:table-cell office:value-type="string" table:style-name="ce42">
            <text:p>Comércio atacadista de suprimentos para informática</text:p>
          </table:table-cell>
          <table:table-cell office:value-type="float" office:value="683.04" table:style-name="ce43">
            <text:p>683.0</text:p>
          </table:table-cell>
          <table:table-cell office:value-type="float" office:value="724.24" table:style-name="ce43">
            <text:p>724.2</text:p>
          </table:table-cell>
          <table:table-cell office:value-type="float" office:value="1069.54" table:style-name="ce43">
            <text:p>1,069.5</text:p>
          </table:table-cell>
          <table:table-cell office:value-type="float" office:value="592.61" table:style-name="ce43">
            <text:p>592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46524" table:style-name="ce33">
            <text:p>46524</text:p>
          </table:table-cell>
          <table:table-cell table:style-name="ce34"/>
          <table:table-cell office:value-type="string" table:style-name="ce35">
            <text:p>COMERCIO ATACADISTA DE COMPONENTES ELETRONICOS E EQUIPAMENTOS DE TELEFONIA E COMUNICACAO</text:p>
          </table:table-cell>
          <table:table-cell office:value-type="float" office:value="54389.83" table:style-name="ce36">
            <text:p>54,389.8</text:p>
          </table:table-cell>
          <table:table-cell office:value-type="float" office:value="52156.32" table:style-name="ce36">
            <text:p>52,156.3</text:p>
          </table:table-cell>
          <table:table-cell office:value-type="float" office:value="54411.839999999997" table:style-name="ce36">
            <text:p>54,411.8</text:p>
          </table:table-cell>
          <table:table-cell office:value-type="float" office:value="55064.62" table:style-name="ce36">
            <text:p>55,064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652400" table:style-name="ce41">
            <text:p>4652400</text:p>
          </table:table-cell>
          <table:table-cell office:value-type="string" table:style-name="ce42">
            <text:p>Comércio atacadista de componentes eletrônicos e equipamentos de telefonia e comunicação</text:p>
          </table:table-cell>
          <table:table-cell office:value-type="float" office:value="54389.83" table:style-name="ce43">
            <text:p>54,389.8</text:p>
          </table:table-cell>
          <table:table-cell office:value-type="float" office:value="52156.32" table:style-name="ce43">
            <text:p>52,156.3</text:p>
          </table:table-cell>
          <table:table-cell office:value-type="float" office:value="54411.839999999997" table:style-name="ce43">
            <text:p>54,411.8</text:p>
          </table:table-cell>
          <table:table-cell office:value-type="float" office:value="55064.62" table:style-name="ce43">
            <text:p>55,064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0">
          <table:table-cell table:style-name="ce31"/>
          <table:table-cell office:value-type="float" office:value="466" table:style-name="ce32">
            <text:p>466</text:p>
          </table:table-cell>
          <table:table-cell table:style-name="ce33"/>
          <table:table-cell table:style-name="ce34"/>
          <table:table-cell office:value-type="string" table:style-name="ce35">
            <text:p>COMERCIO ATACADISTA DE MAQUINAS, APARELHOS E EQUIPAMENTOS, EXCETO DE TECNOLOGIAS DE INFORMACAO E COMUNICACAO</text:p>
          </table:table-cell>
          <table:table-cell office:value-type="float" office:value="236703.01" table:style-name="ce36">
            <text:p>236,703.0</text:p>
          </table:table-cell>
          <table:table-cell office:value-type="float" office:value="247940.15" table:style-name="ce36">
            <text:p>247,940.2</text:p>
          </table:table-cell>
          <table:table-cell office:value-type="float" office:value="318859.34000000003" table:style-name="ce36">
            <text:p>318,859.3</text:p>
          </table:table-cell>
          <table:table-cell office:value-type="float" office:value="303052.2" table:style-name="ce36">
            <text:p>303,052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46613" table:style-name="ce40">
            <text:p>46613</text:p>
          </table:table-cell>
          <table:table-cell table:style-name="ce41"/>
          <table:table-cell office:value-type="string" table:style-name="ce42">
            <text:p>COMERCIO ATACADISTA DE MAQUINAS, APARELHOS E EQUIPAMENTOS PARA USO AGROPECUARIO, PARTES E PECAS</text:p>
          </table:table-cell>
          <table:table-cell office:value-type="float" office:value="11778.69" table:style-name="ce43">
            <text:p>11,778.7</text:p>
          </table:table-cell>
          <table:table-cell office:value-type="float" office:value="20239.48" table:style-name="ce43">
            <text:p>20,239.5</text:p>
          </table:table-cell>
          <table:table-cell office:value-type="float" office:value="28308.49" table:style-name="ce43">
            <text:p>28,308.5</text:p>
          </table:table-cell>
          <table:table-cell office:value-type="float" office:value="24446.43" table:style-name="ce43">
            <text:p>24,446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4661300" table:style-name="ce34">
            <text:p>4661300</text:p>
          </table:table-cell>
          <table:table-cell office:value-type="string" table:style-name="ce35">
            <text:p>Comércio atacadista de máquinas, aparelhos e equipamentos para uso agropecuário; partes e peças</text:p>
          </table:table-cell>
          <table:table-cell office:value-type="float" office:value="11778.69" table:style-name="ce36">
            <text:p>11,778.7</text:p>
          </table:table-cell>
          <table:table-cell office:value-type="float" office:value="20239.48" table:style-name="ce36">
            <text:p>20,239.5</text:p>
          </table:table-cell>
          <table:table-cell office:value-type="float" office:value="28308.49" table:style-name="ce36">
            <text:p>28,308.5</text:p>
          </table:table-cell>
          <table:table-cell office:value-type="float" office:value="24446.43" table:style-name="ce36">
            <text:p>24,446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46621" table:style-name="ce40">
            <text:p>46621</text:p>
          </table:table-cell>
          <table:table-cell table:style-name="ce41"/>
          <table:table-cell office:value-type="string" table:style-name="ce42">
            <text:p>COMERCIO ATACADISTA DE MAQUINAS, EQUIPAMENTOS PARA TERRAPLENAGEM, MINERACAO E CONSTRUCAO, PARTES E PECAS</text:p>
          </table:table-cell>
          <table:table-cell office:value-type="float" office:value="19276.07" table:style-name="ce43">
            <text:p>19,276.1</text:p>
          </table:table-cell>
          <table:table-cell office:value-type="float" office:value="14103.33" table:style-name="ce43">
            <text:p>14,103.3</text:p>
          </table:table-cell>
          <table:table-cell office:value-type="float" office:value="17523.490000000002" table:style-name="ce43">
            <text:p>17,523.5</text:p>
          </table:table-cell>
          <table:table-cell office:value-type="float" office:value="22634.34" table:style-name="ce43">
            <text:p>22,634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4662100" table:style-name="ce34">
            <text:p>4662100</text:p>
          </table:table-cell>
          <table:table-cell office:value-type="string" table:style-name="ce35">
            <text:p>Comércio atacadista de máquinas, equipamentos para terraplenagem, mineração e construção; partes e peças</text:p>
          </table:table-cell>
          <table:table-cell office:value-type="float" office:value="19276.07" table:style-name="ce36">
            <text:p>19,276.1</text:p>
          </table:table-cell>
          <table:table-cell office:value-type="float" office:value="14103.33" table:style-name="ce36">
            <text:p>14,103.3</text:p>
          </table:table-cell>
          <table:table-cell office:value-type="float" office:value="17523.490000000002" table:style-name="ce36">
            <text:p>17,523.5</text:p>
          </table:table-cell>
          <table:table-cell office:value-type="float" office:value="22634.34" table:style-name="ce36">
            <text:p>22,634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46630" table:style-name="ce40">
            <text:p>46630</text:p>
          </table:table-cell>
          <table:table-cell table:style-name="ce41"/>
          <table:table-cell office:value-type="string" table:style-name="ce42">
            <text:p>COMERCIO ATACADISTA DE MAQUINAS E EQUIPAMENTOS PARA USO INDUSTRIAL, PARTES E PECAS</text:p>
          </table:table-cell>
          <table:table-cell office:value-type="float" office:value="75794.98" table:style-name="ce43">
            <text:p>75,795.0</text:p>
          </table:table-cell>
          <table:table-cell office:value-type="float" office:value="80168.09" table:style-name="ce43">
            <text:p>80,168.1</text:p>
          </table:table-cell>
          <table:table-cell office:value-type="float" office:value="98836.74" table:style-name="ce43">
            <text:p>98,836.7</text:p>
          </table:table-cell>
          <table:table-cell office:value-type="float" office:value="87760.67" table:style-name="ce43">
            <text:p>87,760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4663000" table:style-name="ce34">
            <text:p>4663000</text:p>
          </table:table-cell>
          <table:table-cell office:value-type="string" table:style-name="ce35">
            <text:p>Comércio atacadista de máquinas e equipamentos para uso industrial; partes e peças</text:p>
          </table:table-cell>
          <table:table-cell office:value-type="float" office:value="75794.98" table:style-name="ce36">
            <text:p>75,795.0</text:p>
          </table:table-cell>
          <table:table-cell office:value-type="float" office:value="80168.09" table:style-name="ce36">
            <text:p>80,168.1</text:p>
          </table:table-cell>
          <table:table-cell office:value-type="float" office:value="98836.74" table:style-name="ce36">
            <text:p>98,836.7</text:p>
          </table:table-cell>
          <table:table-cell office:value-type="float" office:value="87760.67" table:style-name="ce36">
            <text:p>87,760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0">
          <table:table-cell table:style-name="ce38"/>
          <table:table-cell table:style-name="ce39"/>
          <table:table-cell office:value-type="float" office:value="46648" table:style-name="ce40">
            <text:p>46648</text:p>
          </table:table-cell>
          <table:table-cell table:style-name="ce41"/>
          <table:table-cell office:value-type="string" table:style-name="ce42">
            <text:p>COMERCIO ATACADISTA DE MAQUINAS, APARELHOS E EQUIPAMENTOS PARA USO ODONTO-MEDICO-HOSPITALAR, PARTES E PECAS</text:p>
          </table:table-cell>
          <table:table-cell office:value-type="float" office:value="48479.87" table:style-name="ce43">
            <text:p>48,479.9</text:p>
          </table:table-cell>
          <table:table-cell office:value-type="float" office:value="52134.2" table:style-name="ce43">
            <text:p>52,134.2</text:p>
          </table:table-cell>
          <table:table-cell office:value-type="float" office:value="65266.78" table:style-name="ce43">
            <text:p>65,266.8</text:p>
          </table:table-cell>
          <table:table-cell office:value-type="float" office:value="70347.25" table:style-name="ce43">
            <text:p>70,347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4664800" table:style-name="ce34">
            <text:p>4664800</text:p>
          </table:table-cell>
          <table:table-cell office:value-type="string" table:style-name="ce35">
            <text:p>Comércio atacadista de máquinas, aparelhos e equipamentos para uso odonto-médico-hospitalar; partes e peças</text:p>
          </table:table-cell>
          <table:table-cell office:value-type="float" office:value="48479.87" table:style-name="ce36">
            <text:p>48,479.9</text:p>
          </table:table-cell>
          <table:table-cell office:value-type="float" office:value="52134.2" table:style-name="ce36">
            <text:p>52,134.2</text:p>
          </table:table-cell>
          <table:table-cell office:value-type="float" office:value="65266.78" table:style-name="ce36">
            <text:p>65,266.8</text:p>
          </table:table-cell>
          <table:table-cell office:value-type="float" office:value="70347.25" table:style-name="ce36">
            <text:p>70,347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46656" table:style-name="ce40">
            <text:p>46656</text:p>
          </table:table-cell>
          <table:table-cell table:style-name="ce41"/>
          <table:table-cell office:value-type="string" table:style-name="ce42">
            <text:p>COMERCIO ATACADISTA DE MAQUINAS E EQUIPAMENTOS PARA USO COMERCIAL, PARTES E PECAS</text:p>
          </table:table-cell>
          <table:table-cell office:value-type="float" office:value="6586.7" table:style-name="ce43">
            <text:p>6,586.7</text:p>
          </table:table-cell>
          <table:table-cell office:value-type="float" office:value="7755.07" table:style-name="ce43">
            <text:p>7,755.1</text:p>
          </table:table-cell>
          <table:table-cell office:value-type="float" office:value="7791.35" table:style-name="ce43">
            <text:p>7,791.4</text:p>
          </table:table-cell>
          <table:table-cell office:value-type="float" office:value="6022.07" table:style-name="ce43">
            <text:p>6,022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4665600" table:style-name="ce34">
            <text:p>4665600</text:p>
          </table:table-cell>
          <table:table-cell office:value-type="string" table:style-name="ce35">
            <text:p>Comércio atacadista de máquinas e equipamentos para uso comercial; partes e peças</text:p>
          </table:table-cell>
          <table:table-cell office:value-type="float" office:value="6586.7" table:style-name="ce36">
            <text:p>6,586.7</text:p>
          </table:table-cell>
          <table:table-cell office:value-type="float" office:value="7755.07" table:style-name="ce36">
            <text:p>7,755.1</text:p>
          </table:table-cell>
          <table:table-cell office:value-type="float" office:value="7791.35" table:style-name="ce36">
            <text:p>7,791.4</text:p>
          </table:table-cell>
          <table:table-cell office:value-type="float" office:value="6022.07" table:style-name="ce36">
            <text:p>6,022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0">
          <table:table-cell table:style-name="ce38"/>
          <table:table-cell table:style-name="ce39"/>
          <table:table-cell office:value-type="float" office:value="46699" table:style-name="ce40">
            <text:p>46699</text:p>
          </table:table-cell>
          <table:table-cell table:style-name="ce41"/>
          <table:table-cell office:value-type="string" table:style-name="ce42">
            <text:p>COMERCIO ATACADISTA DE MAQUINAS, APARELHOS E EQUIPAMENTOS NAO ESPECIFICADOS ANTERIORMENTE, PARTES E PECAS</text:p>
          </table:table-cell>
          <table:table-cell office:value-type="float" office:value="74786.7" table:style-name="ce43">
            <text:p>74,786.7</text:p>
          </table:table-cell>
          <table:table-cell office:value-type="float" office:value="73539.97" table:style-name="ce43">
            <text:p>73,540.0</text:p>
          </table:table-cell>
          <table:table-cell office:value-type="float" office:value="101132.5" table:style-name="ce43">
            <text:p>101,132.5</text:p>
          </table:table-cell>
          <table:table-cell office:value-type="float" office:value="91841.44" table:style-name="ce43">
            <text:p>91,841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669901" table:style-name="ce34">
            <text:p>4669901</text:p>
          </table:table-cell>
          <table:table-cell office:value-type="string" table:style-name="ce35">
            <text:p>Comércio atacadista de bombas e compressores; partes e peças</text:p>
          </table:table-cell>
          <table:table-cell office:value-type="float" office:value="4504.87" table:style-name="ce36">
            <text:p>4,504.9</text:p>
          </table:table-cell>
          <table:table-cell office:value-type="float" office:value="4286.1899999999996" table:style-name="ce36">
            <text:p>4,286.2</text:p>
          </table:table-cell>
          <table:table-cell office:value-type="float" office:value="6745.41" table:style-name="ce36">
            <text:p>6,745.4</text:p>
          </table:table-cell>
          <table:table-cell office:value-type="float" office:value="5663.65" table:style-name="ce36">
            <text:p>5,663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669999" table:style-name="ce41">
            <text:p>4669999</text:p>
          </table:table-cell>
          <table:table-cell office:value-type="string" table:style-name="ce42">
            <text:p>Comércio atacadista de outras máquinas e equipamentos não especificados anteriormente; partes e peças</text:p>
          </table:table-cell>
          <table:table-cell office:value-type="float" office:value="70281.83" table:style-name="ce43">
            <text:p>70,281.8</text:p>
          </table:table-cell>
          <table:table-cell office:value-type="float" office:value="69253.789999999994" table:style-name="ce43">
            <text:p>69,253.8</text:p>
          </table:table-cell>
          <table:table-cell office:value-type="float" office:value="94387.09" table:style-name="ce43">
            <text:p>94,387.1</text:p>
          </table:table-cell>
          <table:table-cell office:value-type="float" office:value="86177.78" table:style-name="ce43">
            <text:p>86,177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office:value-type="float" office:value="467" table:style-name="ce32">
            <text:p>467</text:p>
          </table:table-cell>
          <table:table-cell table:style-name="ce33"/>
          <table:table-cell table:style-name="ce34"/>
          <table:table-cell office:value-type="string" table:style-name="ce35">
            <text:p>COMERCIO ATACADISTA DE MADEIRA, FERRAGENS, FERRAMENTAS, MATERIAL ELETRICO E MATERIAL DE CONSTRUCAO</text:p>
          </table:table-cell>
          <table:table-cell office:value-type="float" office:value="103692.98" table:style-name="ce36">
            <text:p>103,693.0</text:p>
          </table:table-cell>
          <table:table-cell office:value-type="float" office:value="131297.54" table:style-name="ce36">
            <text:p>131,297.5</text:p>
          </table:table-cell>
          <table:table-cell office:value-type="float" office:value="142679.15" table:style-name="ce36">
            <text:p>142,679.2</text:p>
          </table:table-cell>
          <table:table-cell office:value-type="float" office:value="134016.26999999999" table:style-name="ce36">
            <text:p>134,016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46711" table:style-name="ce40">
            <text:p>46711</text:p>
          </table:table-cell>
          <table:table-cell table:style-name="ce41"/>
          <table:table-cell office:value-type="string" table:style-name="ce42">
            <text:p>COMERCIO ATACADISTA DE MADEIRA E PRODUTOS DERIVADOS</text:p>
          </table:table-cell>
          <table:table-cell office:value-type="float" office:value="2358.3200000000002" table:style-name="ce43">
            <text:p>2,358.3</text:p>
          </table:table-cell>
          <table:table-cell office:value-type="float" office:value="2917.95" table:style-name="ce43">
            <text:p>2,918.0</text:p>
          </table:table-cell>
          <table:table-cell office:value-type="float" office:value="2746.66" table:style-name="ce43">
            <text:p>2,746.7</text:p>
          </table:table-cell>
          <table:table-cell office:value-type="float" office:value="2579.87" table:style-name="ce43">
            <text:p>2,579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671100" table:style-name="ce34">
            <text:p>4671100</text:p>
          </table:table-cell>
          <table:table-cell office:value-type="string" table:style-name="ce35">
            <text:p>Comércio atacadista de madeira e produtos derivados</text:p>
          </table:table-cell>
          <table:table-cell office:value-type="float" office:value="2358.3200000000002" table:style-name="ce36">
            <text:p>2,358.3</text:p>
          </table:table-cell>
          <table:table-cell office:value-type="float" office:value="2917.95" table:style-name="ce36">
            <text:p>2,918.0</text:p>
          </table:table-cell>
          <table:table-cell office:value-type="float" office:value="2746.66" table:style-name="ce36">
            <text:p>2,746.7</text:p>
          </table:table-cell>
          <table:table-cell office:value-type="float" office:value="2579.87" table:style-name="ce36">
            <text:p>2,579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46729" table:style-name="ce40">
            <text:p>46729</text:p>
          </table:table-cell>
          <table:table-cell table:style-name="ce41"/>
          <table:table-cell office:value-type="string" table:style-name="ce42">
            <text:p>COMERCIO ATACADISTA DE FERRAGENS E FERRAMENTAS</text:p>
          </table:table-cell>
          <table:table-cell office:value-type="float" office:value="41132.44" table:style-name="ce43">
            <text:p>41,132.4</text:p>
          </table:table-cell>
          <table:table-cell office:value-type="float" office:value="46306.58" table:style-name="ce43">
            <text:p>46,306.6</text:p>
          </table:table-cell>
          <table:table-cell office:value-type="float" office:value="57091.25" table:style-name="ce43">
            <text:p>57,091.3</text:p>
          </table:table-cell>
          <table:table-cell office:value-type="float" office:value="48369.78" table:style-name="ce43">
            <text:p>48,369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672900" table:style-name="ce34">
            <text:p>4672900</text:p>
          </table:table-cell>
          <table:table-cell office:value-type="string" table:style-name="ce35">
            <text:p>Comércio atacadista de ferragens e ferramentas</text:p>
          </table:table-cell>
          <table:table-cell office:value-type="float" office:value="41132.44" table:style-name="ce36">
            <text:p>41,132.4</text:p>
          </table:table-cell>
          <table:table-cell office:value-type="float" office:value="46306.58" table:style-name="ce36">
            <text:p>46,306.6</text:p>
          </table:table-cell>
          <table:table-cell office:value-type="float" office:value="57091.25" table:style-name="ce36">
            <text:p>57,091.3</text:p>
          </table:table-cell>
          <table:table-cell office:value-type="float" office:value="48369.78" table:style-name="ce36">
            <text:p>48,369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46737" table:style-name="ce40">
            <text:p>46737</text:p>
          </table:table-cell>
          <table:table-cell table:style-name="ce41"/>
          <table:table-cell office:value-type="string" table:style-name="ce42">
            <text:p>COMERCIO ATACADISTA DE MATERIAL ELETRICO</text:p>
          </table:table-cell>
          <table:table-cell office:value-type="float" office:value="21376.83" table:style-name="ce43">
            <text:p>21,376.8</text:p>
          </table:table-cell>
          <table:table-cell office:value-type="float" office:value="21500.22" table:style-name="ce43">
            <text:p>21,500.2</text:p>
          </table:table-cell>
          <table:table-cell office:value-type="float" office:value="23632.37" table:style-name="ce43">
            <text:p>23,632.4</text:p>
          </table:table-cell>
          <table:table-cell office:value-type="float" office:value="17032.18" table:style-name="ce43">
            <text:p>17,032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673700" table:style-name="ce34">
            <text:p>4673700</text:p>
          </table:table-cell>
          <table:table-cell office:value-type="string" table:style-name="ce35">
            <text:p>Comércio atacadista de material elétrico</text:p>
          </table:table-cell>
          <table:table-cell office:value-type="float" office:value="21376.83" table:style-name="ce36">
            <text:p>21,376.8</text:p>
          </table:table-cell>
          <table:table-cell office:value-type="float" office:value="21500.22" table:style-name="ce36">
            <text:p>21,500.2</text:p>
          </table:table-cell>
          <table:table-cell office:value-type="float" office:value="23632.37" table:style-name="ce36">
            <text:p>23,632.4</text:p>
          </table:table-cell>
          <table:table-cell office:value-type="float" office:value="17032.18" table:style-name="ce36">
            <text:p>17,032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46745" table:style-name="ce40">
            <text:p>46745</text:p>
          </table:table-cell>
          <table:table-cell table:style-name="ce41"/>
          <table:table-cell office:value-type="string" table:style-name="ce42">
            <text:p>COMERCIO ATACADISTA DE CIMENTO</text:p>
          </table:table-cell>
          <table:table-cell office:value-type="float" office:value="5737.13" table:style-name="ce43">
            <text:p>5,737.1</text:p>
          </table:table-cell>
          <table:table-cell office:value-type="float" office:value="7275.8" table:style-name="ce43">
            <text:p>7,275.8</text:p>
          </table:table-cell>
          <table:table-cell office:value-type="float" office:value="9115.94" table:style-name="ce43">
            <text:p>9,115.9</text:p>
          </table:table-cell>
          <table:table-cell office:value-type="float" office:value="12414.47" table:style-name="ce43">
            <text:p>12,414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674500" table:style-name="ce34">
            <text:p>4674500</text:p>
          </table:table-cell>
          <table:table-cell office:value-type="string" table:style-name="ce35">
            <text:p>Comércio atacadista de cimento</text:p>
          </table:table-cell>
          <table:table-cell office:value-type="float" office:value="5737.13" table:style-name="ce36">
            <text:p>5,737.1</text:p>
          </table:table-cell>
          <table:table-cell office:value-type="float" office:value="7275.8" table:style-name="ce36">
            <text:p>7,275.8</text:p>
          </table:table-cell>
          <table:table-cell office:value-type="float" office:value="9115.94" table:style-name="ce36">
            <text:p>9,115.9</text:p>
          </table:table-cell>
          <table:table-cell office:value-type="float" office:value="12414.47" table:style-name="ce36">
            <text:p>12,414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0">
          <table:table-cell table:style-name="ce38"/>
          <table:table-cell table:style-name="ce39"/>
          <table:table-cell office:value-type="float" office:value="46796" table:style-name="ce40">
            <text:p>46796</text:p>
          </table:table-cell>
          <table:table-cell table:style-name="ce41"/>
          <table:table-cell office:value-type="string" table:style-name="ce42">
            <text:p>COMERCIO ATACADISTA ESPECIALIZADO DE MATERIAIS DE CONSTRUCAO NAO ESPECIFICADOS ANTERIORMENTE E DE MATERIAIS DE CONSTRUCAO EM GER</text:p>
          </table:table-cell>
          <table:table-cell office:value-type="float" office:value="33088.26" table:style-name="ce43">
            <text:p>33,088.3</text:p>
          </table:table-cell>
          <table:table-cell office:value-type="float" office:value="53296.98" table:style-name="ce43">
            <text:p>53,297.0</text:p>
          </table:table-cell>
          <table:table-cell office:value-type="float" office:value="50092.92" table:style-name="ce43">
            <text:p>50,092.9</text:p>
          </table:table-cell>
          <table:table-cell office:value-type="float" office:value="53619.97" table:style-name="ce43">
            <text:p>53,62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679601" table:style-name="ce34">
            <text:p>4679601</text:p>
          </table:table-cell>
          <table:table-cell office:value-type="string" table:style-name="ce35">
            <text:p>Comércio atacadista de tintas, vernizes e similares</text:p>
          </table:table-cell>
          <table:table-cell office:value-type="float" office:value="8036.5" table:style-name="ce36">
            <text:p>8,036.5</text:p>
          </table:table-cell>
          <table:table-cell office:value-type="float" office:value="9997.19" table:style-name="ce36">
            <text:p>9,997.2</text:p>
          </table:table-cell>
          <table:table-cell office:value-type="float" office:value="9147.7000000000007" table:style-name="ce36">
            <text:p>9,147.7</text:p>
          </table:table-cell>
          <table:table-cell office:value-type="float" office:value="11249.1" table:style-name="ce36">
            <text:p>11,249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679602" table:style-name="ce41">
            <text:p>4679602</text:p>
          </table:table-cell>
          <table:table-cell office:value-type="string" table:style-name="ce42">
            <text:p>Comércio atacadista de mármores e granitos</text:p>
          </table:table-cell>
          <table:table-cell office:value-type="float" office:value="1979.89" table:style-name="ce43">
            <text:p>1,979.9</text:p>
          </table:table-cell>
          <table:table-cell office:value-type="float" office:value="1209.42" table:style-name="ce43">
            <text:p>1,209.4</text:p>
          </table:table-cell>
          <table:table-cell office:value-type="float" office:value="3017" table:style-name="ce43">
            <text:p>3,017.0</text:p>
          </table:table-cell>
          <table:table-cell office:value-type="float" office:value="1960.2" table:style-name="ce43">
            <text:p>1,960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679603" table:style-name="ce34">
            <text:p>4679603</text:p>
          </table:table-cell>
          <table:table-cell office:value-type="string" table:style-name="ce35">
            <text:p>Comércio atacadista de vidros, espelhos e vitrais</text:p>
          </table:table-cell>
          <table:table-cell office:value-type="float" office:value="1134.8800000000001" table:style-name="ce36">
            <text:p>1,134.9</text:p>
          </table:table-cell>
          <table:table-cell office:value-type="float" office:value="951.5" table:style-name="ce36">
            <text:p>951.5</text:p>
          </table:table-cell>
          <table:table-cell office:value-type="float" office:value="998.84" table:style-name="ce36">
            <text:p>998.8</text:p>
          </table:table-cell>
          <table:table-cell office:value-type="float" office:value="1142.1199999999999" table:style-name="ce36">
            <text:p>1,142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679604" table:style-name="ce41">
            <text:p>4679604</text:p>
          </table:table-cell>
          <table:table-cell office:value-type="string" table:style-name="ce42">
            <text:p>Comércio atacadista especializado de materiais de construção não especificados anteriormente</text:p>
          </table:table-cell>
          <table:table-cell office:value-type="float" office:value="11446.04" table:style-name="ce43">
            <text:p>11,446.0</text:p>
          </table:table-cell>
          <table:table-cell office:value-type="float" office:value="12971.44" table:style-name="ce43">
            <text:p>12,971.4</text:p>
          </table:table-cell>
          <table:table-cell office:value-type="float" office:value="14085.73" table:style-name="ce43">
            <text:p>14,085.7</text:p>
          </table:table-cell>
          <table:table-cell office:value-type="float" office:value="15612.09" table:style-name="ce43">
            <text:p>15,612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679699" table:style-name="ce34">
            <text:p>4679699</text:p>
          </table:table-cell>
          <table:table-cell office:value-type="string" table:style-name="ce35">
            <text:p>Comércio atacadista de materiais de construção em geral</text:p>
          </table:table-cell>
          <table:table-cell office:value-type="float" office:value="10490.95" table:style-name="ce36">
            <text:p>10,491.0</text:p>
          </table:table-cell>
          <table:table-cell office:value-type="float" office:value="28167.43" table:style-name="ce36">
            <text:p>28,167.4</text:p>
          </table:table-cell>
          <table:table-cell office:value-type="float" office:value="22843.65" table:style-name="ce36">
            <text:p>22,843.7</text:p>
          </table:table-cell>
          <table:table-cell office:value-type="float" office:value="23656.47" table:style-name="ce36">
            <text:p>23,656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468" table:style-name="ce39">
            <text:p>468</text:p>
          </table:table-cell>
          <table:table-cell table:style-name="ce40"/>
          <table:table-cell table:style-name="ce41"/>
          <table:table-cell office:value-type="string" table:style-name="ce42">
            <text:p>COMERCIO ATACADISTA ESPECIALIZADO EM OUTROS PRODUTOS</text:p>
          </table:table-cell>
          <table:table-cell office:value-type="float" office:value="615611.96" table:style-name="ce43">
            <text:p>615,612.0</text:p>
          </table:table-cell>
          <table:table-cell office:value-type="float" office:value="562279.32999999996" table:style-name="ce43">
            <text:p>562,279.3</text:p>
          </table:table-cell>
          <table:table-cell office:value-type="float" office:value="769079.05" table:style-name="ce43">
            <text:p>769,079.1</text:p>
          </table:table-cell>
          <table:table-cell office:value-type="float" office:value="710479.72" table:style-name="ce43">
            <text:p>710,479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46818" table:style-name="ce33">
            <text:p>46818</text:p>
          </table:table-cell>
          <table:table-cell table:style-name="ce34"/>
          <table:table-cell office:value-type="string" table:style-name="ce35">
            <text:p>COMERCIO ATACADISTA DE COMBUSTIVEIS SOLIDOS, LIQUIDOS E GASOSOS, EXCETO GAS NATURAL E GLP</text:p>
          </table:table-cell>
          <table:table-cell office:value-type="float" office:value="227929.64" table:style-name="ce36">
            <text:p>227,929.6</text:p>
          </table:table-cell>
          <table:table-cell office:value-type="float" office:value="181465.71" table:style-name="ce36">
            <text:p>181,465.7</text:p>
          </table:table-cell>
          <table:table-cell office:value-type="float" office:value="274449.55" table:style-name="ce36">
            <text:p>274,449.6</text:p>
          </table:table-cell>
          <table:table-cell office:value-type="float" office:value="271650.42" table:style-name="ce36">
            <text:p>271,650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0">
          <table:table-cell table:style-name="ce38"/>
          <table:table-cell table:style-name="ce39"/>
          <table:table-cell table:style-name="ce40"/>
          <table:table-cell office:value-type="float" office:value="4681801" table:style-name="ce41">
            <text:p>4681801</text:p>
          </table:table-cell>
          <table:table-cell office:value-type="string" table:style-name="ce42">
            <text:p>Comércio atacadista de álcool carburante, biodiesel, gasolina e demais derivados de petróleo, exceto lubrificantes, não realizado por transportador retalhista (TRR)</text:p>
          </table:table-cell>
          <table:table-cell office:value-type="float" office:value="207814.37" table:style-name="ce43">
            <text:p>207,814.4</text:p>
          </table:table-cell>
          <table:table-cell office:value-type="float" office:value="148450.5" table:style-name="ce43">
            <text:p>148,450.5</text:p>
          </table:table-cell>
          <table:table-cell office:value-type="float" office:value="212954.99" table:style-name="ce43">
            <text:p>212,955.0</text:p>
          </table:table-cell>
          <table:table-cell office:value-type="float" office:value="181074.54" table:style-name="ce43">
            <text:p>181,074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4681802" table:style-name="ce34">
            <text:p>4681802</text:p>
          </table:table-cell>
          <table:table-cell office:value-type="string" table:style-name="ce35">
            <text:p>Comércio atacadista de combustíveis realizado por transportador retalhista (TRR)</text:p>
          </table:table-cell>
          <table:table-cell office:value-type="float" office:value="180.92" table:style-name="ce36">
            <text:p>180.9</text:p>
          </table:table-cell>
          <table:table-cell office:value-type="float" office:value="170.74" table:style-name="ce36">
            <text:p>170.7</text:p>
          </table:table-cell>
          <table:table-cell office:value-type="float" office:value="290.56" table:style-name="ce36">
            <text:p>290.6</text:p>
          </table:table-cell>
          <table:table-cell office:value-type="float" office:value="313.31" table:style-name="ce36">
            <text:p>313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681803" table:style-name="ce41">
            <text:p>4681803</text:p>
          </table:table-cell>
          <table:table-cell office:value-type="string" table:style-name="ce42">
            <text:p>Comércio atacadista de combustíveis de origem vegetal, exceto álcool carburante</text:p>
          </table:table-cell>
          <table:table-cell office:value-type="float" office:value="95.69" table:style-name="ce43">
            <text:p>95.7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681804" table:style-name="ce34">
            <text:p>4681804</text:p>
          </table:table-cell>
          <table:table-cell office:value-type="string" table:style-name="ce35">
            <text:p>Comércio atacadista de combustíveis de origem mineral em bruto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681805" table:style-name="ce41">
            <text:p>4681805</text:p>
          </table:table-cell>
          <table:table-cell office:value-type="string" table:style-name="ce42">
            <text:p>Comércio atacadista de lubrificantes</text:p>
          </table:table-cell>
          <table:table-cell office:value-type="float" office:value="19838.66" table:style-name="ce43">
            <text:p>19,838.7</text:p>
          </table:table-cell>
          <table:table-cell office:value-type="float" office:value="29914.06" table:style-name="ce43">
            <text:p>29,914.1</text:p>
          </table:table-cell>
          <table:table-cell office:value-type="float" office:value="32209.05" table:style-name="ce43">
            <text:p>32,209.1</text:p>
          </table:table-cell>
          <table:table-cell office:value-type="float" office:value="31356.34" table:style-name="ce43">
            <text:p>31,356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46826" table:style-name="ce33">
            <text:p>46826</text:p>
          </table:table-cell>
          <table:table-cell table:style-name="ce34"/>
          <table:table-cell office:value-type="string" table:style-name="ce35">
            <text:p>COMERCIO ATACADISTA DE GAS LIQUEFEITO DE PETROLEO (GLP)</text:p>
          </table:table-cell>
          <table:table-cell office:value-type="float" office:value="859.3" table:style-name="ce36">
            <text:p>859.3</text:p>
          </table:table-cell>
          <table:table-cell office:value-type="float" office:value="1786.31" table:style-name="ce36">
            <text:p>1,786.3</text:p>
          </table:table-cell>
          <table:table-cell office:value-type="float" office:value="2300.11" table:style-name="ce36">
            <text:p>2,300.1</text:p>
          </table:table-cell>
          <table:table-cell office:value-type="float" office:value="2134.42" table:style-name="ce36">
            <text:p>2,134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682600" table:style-name="ce41">
            <text:p>4682600</text:p>
          </table:table-cell>
          <table:table-cell office:value-type="string" table:style-name="ce42">
            <text:p>Comércio atacadista de gás liqüefeito de petróleo (GLP)</text:p>
          </table:table-cell>
          <table:table-cell office:value-type="float" office:value="859.3" table:style-name="ce43">
            <text:p>859.3</text:p>
          </table:table-cell>
          <table:table-cell office:value-type="float" office:value="1786.31" table:style-name="ce43">
            <text:p>1,786.3</text:p>
          </table:table-cell>
          <table:table-cell office:value-type="float" office:value="2300.11" table:style-name="ce43">
            <text:p>2,300.1</text:p>
          </table:table-cell>
          <table:table-cell office:value-type="float" office:value="2134.42" table:style-name="ce43">
            <text:p>2,134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46834" table:style-name="ce33">
            <text:p>46834</text:p>
          </table:table-cell>
          <table:table-cell table:style-name="ce34"/>
          <table:table-cell office:value-type="string" table:style-name="ce35">
            <text:p>COMERCIO ATACADISTA DE DEFENSIVOS AGRICOLAS, ADUBOS, FERTILIZANTES E CORRETIVOS DO SOLO</text:p>
          </table:table-cell>
          <table:table-cell office:value-type="float" office:value="17703.259999999998" table:style-name="ce36">
            <text:p>17,703.3</text:p>
          </table:table-cell>
          <table:table-cell office:value-type="float" office:value="13681.06" table:style-name="ce36">
            <text:p>13,681.1</text:p>
          </table:table-cell>
          <table:table-cell office:value-type="float" office:value="14870.04" table:style-name="ce36">
            <text:p>14,870.0</text:p>
          </table:table-cell>
          <table:table-cell office:value-type="float" office:value="13750.25" table:style-name="ce36">
            <text:p>13,750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683400" table:style-name="ce41">
            <text:p>4683400</text:p>
          </table:table-cell>
          <table:table-cell office:value-type="string" table:style-name="ce42">
            <text:p>Comércio atacadista de defensivos agrícolas, adubos, fertilizantes e corretivos do solo</text:p>
          </table:table-cell>
          <table:table-cell office:value-type="float" office:value="17703.259999999998" table:style-name="ce43">
            <text:p>17,703.3</text:p>
          </table:table-cell>
          <table:table-cell office:value-type="float" office:value="13681.06" table:style-name="ce43">
            <text:p>13,681.1</text:p>
          </table:table-cell>
          <table:table-cell office:value-type="float" office:value="14870.04" table:style-name="ce43">
            <text:p>14,870.0</text:p>
          </table:table-cell>
          <table:table-cell office:value-type="float" office:value="13750.25" table:style-name="ce43">
            <text:p>13,750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46842" table:style-name="ce33">
            <text:p>46842</text:p>
          </table:table-cell>
          <table:table-cell table:style-name="ce34"/>
          <table:table-cell office:value-type="string" table:style-name="ce35">
            <text:p>COMERCIO ATACADISTA DE PRODUTOS QUIMICOS E PETROQUIMICOS, EXCETO AGROQUIMICOS</text:p>
          </table:table-cell>
          <table:table-cell office:value-type="float" office:value="195425.3" table:style-name="ce36">
            <text:p>195,425.3</text:p>
          </table:table-cell>
          <table:table-cell office:value-type="float" office:value="182074.05" table:style-name="ce36">
            <text:p>182,074.1</text:p>
          </table:table-cell>
          <table:table-cell office:value-type="float" office:value="268045.77" table:style-name="ce36">
            <text:p>268,045.8</text:p>
          </table:table-cell>
          <table:table-cell office:value-type="float" office:value="225791.26" table:style-name="ce36">
            <text:p>225,791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684201" table:style-name="ce41">
            <text:p>4684201</text:p>
          </table:table-cell>
          <table:table-cell office:value-type="string" table:style-name="ce42">
            <text:p>Comércio atacadista de resinas e elastômero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684202" table:style-name="ce34">
            <text:p>4684202</text:p>
          </table:table-cell>
          <table:table-cell office:value-type="string" table:style-name="ce35">
            <text:p>Comércio atacadista de solvente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684299" table:style-name="ce41">
            <text:p>4684299</text:p>
          </table:table-cell>
          <table:table-cell office:value-type="string" table:style-name="ce42">
            <text:p>Comércio atacadista de outros produtos químicos e petroquímicos não especificados anteriormente</text:p>
          </table:table-cell>
          <table:table-cell office:value-type="float" office:value="178678.77" table:style-name="ce43">
            <text:p>178,678.8</text:p>
          </table:table-cell>
          <table:table-cell office:value-type="float" office:value="158335.57999999999" table:style-name="ce43">
            <text:p>158,335.6</text:p>
          </table:table-cell>
          <table:table-cell office:value-type="float" office:value="234425.5" table:style-name="ce43">
            <text:p>234,425.5</text:p>
          </table:table-cell>
          <table:table-cell office:value-type="float" office:value="197829.59" table:style-name="ce43">
            <text:p>197,829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46851" table:style-name="ce33">
            <text:p>46851</text:p>
          </table:table-cell>
          <table:table-cell table:style-name="ce34"/>
          <table:table-cell office:value-type="string" table:style-name="ce35">
            <text:p>COMERCIO ATACADISTA DE PRODUTOS SIDERURGICOS E METALURGICOS, EXCETO PARA CONSTRUCAO</text:p>
          </table:table-cell>
          <table:table-cell office:value-type="float" office:value="43621.62" table:style-name="ce36">
            <text:p>43,621.6</text:p>
          </table:table-cell>
          <table:table-cell office:value-type="float" office:value="51319.040000000001" table:style-name="ce36">
            <text:p>51,319.0</text:p>
          </table:table-cell>
          <table:table-cell office:value-type="float" office:value="54595.69" table:style-name="ce36">
            <text:p>54,595.7</text:p>
          </table:table-cell>
          <table:table-cell office:value-type="float" office:value="58083.1" table:style-name="ce36">
            <text:p>58,083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685100" table:style-name="ce41">
            <text:p>4685100</text:p>
          </table:table-cell>
          <table:table-cell office:value-type="string" table:style-name="ce42">
            <text:p>Comércio atacadista de produtos siderúrgicos e metalúrgicos, exceto para construção</text:p>
          </table:table-cell>
          <table:table-cell office:value-type="float" office:value="43621.62" table:style-name="ce43">
            <text:p>43,621.6</text:p>
          </table:table-cell>
          <table:table-cell office:value-type="float" office:value="51319.040000000001" table:style-name="ce43">
            <text:p>51,319.0</text:p>
          </table:table-cell>
          <table:table-cell office:value-type="float" office:value="54595.69" table:style-name="ce43">
            <text:p>54,595.7</text:p>
          </table:table-cell>
          <table:table-cell office:value-type="float" office:value="58083.1" table:style-name="ce43">
            <text:p>58,083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46869" table:style-name="ce33">
            <text:p>46869</text:p>
          </table:table-cell>
          <table:table-cell table:style-name="ce34"/>
          <table:table-cell office:value-type="string" table:style-name="ce35">
            <text:p>COMERCIO ATACADISTA DE PAPEL E PAPELAO EM BRUTO E DE EMBALAGENS</text:p>
          </table:table-cell>
          <table:table-cell office:value-type="float" office:value="20444.189999999999" table:style-name="ce36">
            <text:p>20,444.2</text:p>
          </table:table-cell>
          <table:table-cell office:value-type="float" office:value="19230.689999999999" table:style-name="ce36">
            <text:p>19,230.7</text:p>
          </table:table-cell>
          <table:table-cell office:value-type="float" office:value="18206.55" table:style-name="ce36">
            <text:p>18,206.6</text:p>
          </table:table-cell>
          <table:table-cell office:value-type="float" office:value="16309.9" table:style-name="ce36">
            <text:p>16,309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686901" table:style-name="ce41">
            <text:p>4686901</text:p>
          </table:table-cell>
          <table:table-cell office:value-type="string" table:style-name="ce42">
            <text:p>Comércio atacadista de papel e papelão em bruto</text:p>
          </table:table-cell>
          <table:table-cell office:value-type="float" office:value="2488.61" table:style-name="ce43">
            <text:p>2,488.6</text:p>
          </table:table-cell>
          <table:table-cell office:value-type="float" office:value="2621.93" table:style-name="ce43">
            <text:p>2,621.9</text:p>
          </table:table-cell>
          <table:table-cell office:value-type="float" office:value="2346.39" table:style-name="ce43">
            <text:p>2,346.4</text:p>
          </table:table-cell>
          <table:table-cell office:value-type="float" office:value="2201.6" table:style-name="ce43">
            <text:p>2,201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686902" table:style-name="ce34">
            <text:p>4686902</text:p>
          </table:table-cell>
          <table:table-cell office:value-type="string" table:style-name="ce35">
            <text:p>Comércio atacadista de embalagens</text:p>
          </table:table-cell>
          <table:table-cell office:value-type="float" office:value="17955.580000000002" table:style-name="ce36">
            <text:p>17,955.6</text:p>
          </table:table-cell>
          <table:table-cell office:value-type="float" office:value="16608.759999999998" table:style-name="ce36">
            <text:p>16,608.8</text:p>
          </table:table-cell>
          <table:table-cell office:value-type="float" office:value="15860.16" table:style-name="ce36">
            <text:p>15,860.2</text:p>
          </table:table-cell>
          <table:table-cell office:value-type="float" office:value="14108.3" table:style-name="ce36">
            <text:p>14,108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46877" table:style-name="ce40">
            <text:p>46877</text:p>
          </table:table-cell>
          <table:table-cell table:style-name="ce41"/>
          <table:table-cell office:value-type="string" table:style-name="ce42">
            <text:p>COMERCIO ATACADISTA DE RESIDUOS E SUCATAS</text:p>
          </table:table-cell>
          <table:table-cell office:value-type="float" office:value="16428.560000000001" table:style-name="ce43">
            <text:p>16,428.6</text:p>
          </table:table-cell>
          <table:table-cell office:value-type="float" office:value="19532.68" table:style-name="ce43">
            <text:p>19,532.7</text:p>
          </table:table-cell>
          <table:table-cell office:value-type="float" office:value="25497.62" table:style-name="ce43">
            <text:p>25,497.6</text:p>
          </table:table-cell>
          <table:table-cell office:value-type="float" office:value="29753.67" table:style-name="ce43">
            <text:p>29,753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687701" table:style-name="ce34">
            <text:p>4687701</text:p>
          </table:table-cell>
          <table:table-cell office:value-type="string" table:style-name="ce35">
            <text:p>Comércio atacadista de resíduos de papel e papelão</text:p>
          </table:table-cell>
          <table:table-cell office:value-type="float" office:value="3982.97" table:style-name="ce36">
            <text:p>3,983.0</text:p>
          </table:table-cell>
          <table:table-cell office:value-type="float" office:value="4694.83" table:style-name="ce36">
            <text:p>4,694.8</text:p>
          </table:table-cell>
          <table:table-cell office:value-type="float" office:value="5752.5" table:style-name="ce36">
            <text:p>5,752.5</text:p>
          </table:table-cell>
          <table:table-cell office:value-type="float" office:value="6885.66" table:style-name="ce36">
            <text:p>6,885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687702" table:style-name="ce41">
            <text:p>4687702</text:p>
          </table:table-cell>
          <table:table-cell office:value-type="string" table:style-name="ce42">
            <text:p>Comércio atacadista de resíduos e sucatas não-metálicos, exceto de papel e papelão</text:p>
          </table:table-cell>
          <table:table-cell office:value-type="float" office:value="1115.1400000000001" table:style-name="ce43">
            <text:p>1,115.1</text:p>
          </table:table-cell>
          <table:table-cell office:value-type="float" office:value="1654.68" table:style-name="ce43">
            <text:p>1,654.7</text:p>
          </table:table-cell>
          <table:table-cell office:value-type="float" office:value="1897.32" table:style-name="ce43">
            <text:p>1,897.3</text:p>
          </table:table-cell>
          <table:table-cell office:value-type="float" office:value="2234.81" table:style-name="ce43">
            <text:p>2,234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687703" table:style-name="ce34">
            <text:p>4687703</text:p>
          </table:table-cell>
          <table:table-cell office:value-type="string" table:style-name="ce35">
            <text:p>Comércio atacadista de resíduos e sucatas metálicos</text:p>
          </table:table-cell>
          <table:table-cell office:value-type="float" office:value="11330.45" table:style-name="ce36">
            <text:p>11,330.5</text:p>
          </table:table-cell>
          <table:table-cell office:value-type="float" office:value="13183.17" table:style-name="ce36">
            <text:p>13,183.2</text:p>
          </table:table-cell>
          <table:table-cell office:value-type="float" office:value="17847.79" table:style-name="ce36">
            <text:p>17,847.8</text:p>
          </table:table-cell>
          <table:table-cell office:value-type="float" office:value="20633.21" table:style-name="ce36">
            <text:p>20,633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46893" table:style-name="ce40">
            <text:p>46893</text:p>
          </table:table-cell>
          <table:table-cell table:style-name="ce41"/>
          <table:table-cell office:value-type="string" table:style-name="ce42">
            <text:p>COMERCIO ATACADISTA ESPECIALIZADO DE OUTROS PRODUTOS INTERMEDIARIOS NAO ESPECIFICADOS ANTERIORMENTE</text:p>
          </table:table-cell>
          <table:table-cell office:value-type="float" office:value="93200.09" table:style-name="ce43">
            <text:p>93,200.1</text:p>
          </table:table-cell>
          <table:table-cell office:value-type="float" office:value="93189.8" table:style-name="ce43">
            <text:p>93,189.8</text:p>
          </table:table-cell>
          <table:table-cell office:value-type="float" office:value="111113.73" table:style-name="ce43">
            <text:p>111,113.7</text:p>
          </table:table-cell>
          <table:table-cell office:value-type="float" office:value="93006.69" table:style-name="ce43">
            <text:p>93,006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689301" table:style-name="ce34">
            <text:p>4689301</text:p>
          </table:table-cell>
          <table:table-cell office:value-type="string" table:style-name="ce35">
            <text:p>Comércio atacadista de produtos da extração mineral, exceto combustíveis</text:p>
          </table:table-cell>
          <table:table-cell office:value-type="float" office:value="6591.36" table:style-name="ce36">
            <text:p>6,591.4</text:p>
          </table:table-cell>
          <table:table-cell office:value-type="float" office:value="6079.46" table:style-name="ce36">
            <text:p>6,079.5</text:p>
          </table:table-cell>
          <table:table-cell office:value-type="float" office:value="8120.78" table:style-name="ce36">
            <text:p>8,120.8</text:p>
          </table:table-cell>
          <table:table-cell office:value-type="float" office:value="6643.08" table:style-name="ce36">
            <text:p>6,643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689302" table:style-name="ce41">
            <text:p>4689302</text:p>
          </table:table-cell>
          <table:table-cell office:value-type="string" table:style-name="ce42">
            <text:p>Comércio atacadista de fios e fibras têxteis beneficiados *</text:p>
          </table:table-cell>
          <table:table-cell office:value-type="float" office:value="9000.14" table:style-name="ce43">
            <text:p>9,000.1</text:p>
          </table:table-cell>
          <table:table-cell office:value-type="float" office:value="8730.17" table:style-name="ce43">
            <text:p>8,730.2</text:p>
          </table:table-cell>
          <table:table-cell office:value-type="float" office:value="11409.24" table:style-name="ce43">
            <text:p>11,409.2</text:p>
          </table:table-cell>
          <table:table-cell office:value-type="float" office:value="14198.71" table:style-name="ce43">
            <text:p>14,198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4689399" table:style-name="ce34">
            <text:p>4689399</text:p>
          </table:table-cell>
          <table:table-cell office:value-type="string" table:style-name="ce35">
            <text:p>Comércio atacadista especializado em outros produtos intermediários não especificados anteriormente *</text:p>
          </table:table-cell>
          <table:table-cell office:value-type="float" office:value="77608.600000000006" table:style-name="ce36">
            <text:p>77,608.6</text:p>
          </table:table-cell>
          <table:table-cell office:value-type="float" office:value="78380.17" table:style-name="ce36">
            <text:p>78,380.2</text:p>
          </table:table-cell>
          <table:table-cell office:value-type="float" office:value="91583.7" table:style-name="ce36">
            <text:p>91,583.7</text:p>
          </table:table-cell>
          <table:table-cell office:value-type="float" office:value="72164.89" table:style-name="ce36">
            <text:p>72,164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469" table:style-name="ce39">
            <text:p>469</text:p>
          </table:table-cell>
          <table:table-cell table:style-name="ce40"/>
          <table:table-cell table:style-name="ce41"/>
          <table:table-cell office:value-type="string" table:style-name="ce42">
            <text:p>COMERCIO ATACADISTA NAO-ESPECIALIZADO</text:p>
          </table:table-cell>
          <table:table-cell office:value-type="float" office:value="174466.01" table:style-name="ce43">
            <text:p>174,466.0</text:p>
          </table:table-cell>
          <table:table-cell office:value-type="float" office:value="164857.29" table:style-name="ce43">
            <text:p>164,857.3</text:p>
          </table:table-cell>
          <table:table-cell office:value-type="float" office:value="179121.88" table:style-name="ce43">
            <text:p>179,121.9</text:p>
          </table:table-cell>
          <table:table-cell office:value-type="float" office:value="198035.58" table:style-name="ce43">
            <text:p>198,035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46915" table:style-name="ce33">
            <text:p>46915</text:p>
          </table:table-cell>
          <table:table-cell table:style-name="ce34"/>
          <table:table-cell office:value-type="string" table:style-name="ce35">
            <text:p>COMERCIO ATACADISTA DE MERCADORIAS EM GERAL, COM PREDOMINANCIA DE PRODUTOS ALIMENTICIOS</text:p>
          </table:table-cell>
          <table:table-cell office:value-type="float" office:value="45083.040000000001" table:style-name="ce36">
            <text:p>45,083.0</text:p>
          </table:table-cell>
          <table:table-cell office:value-type="float" office:value="43452.84" table:style-name="ce36">
            <text:p>43,452.8</text:p>
          </table:table-cell>
          <table:table-cell office:value-type="float" office:value="49379.61" table:style-name="ce36">
            <text:p>49,379.6</text:p>
          </table:table-cell>
          <table:table-cell office:value-type="float" office:value="47512.45" table:style-name="ce36">
            <text:p>47,512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691500" table:style-name="ce41">
            <text:p>4691500</text:p>
          </table:table-cell>
          <table:table-cell office:value-type="string" table:style-name="ce42">
            <text:p>Comércio atacadista de mercadorias em geral, com predominância de produtos alimentícios</text:p>
          </table:table-cell>
          <table:table-cell office:value-type="float" office:value="45083.040000000001" table:style-name="ce43">
            <text:p>45,083.0</text:p>
          </table:table-cell>
          <table:table-cell office:value-type="float" office:value="43452.84" table:style-name="ce43">
            <text:p>43,452.8</text:p>
          </table:table-cell>
          <table:table-cell office:value-type="float" office:value="49379.61" table:style-name="ce43">
            <text:p>49,379.6</text:p>
          </table:table-cell>
          <table:table-cell office:value-type="float" office:value="47512.45" table:style-name="ce43">
            <text:p>47,512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46923" table:style-name="ce33">
            <text:p>46923</text:p>
          </table:table-cell>
          <table:table-cell table:style-name="ce34"/>
          <table:table-cell office:value-type="string" table:style-name="ce35">
            <text:p>COMERCIO ATACADISTA DE MERCADORIAS EM GERAL, COM PREDOMINANCIA DE INSUMOS AGROPECUARIOS</text:p>
          </table:table-cell>
          <table:table-cell office:value-type="float" office:value="23098.99" table:style-name="ce36">
            <text:p>23,099.0</text:p>
          </table:table-cell>
          <table:table-cell office:value-type="float" office:value="1293.03" table:style-name="ce36">
            <text:p>1,293.0</text:p>
          </table:table-cell>
          <table:table-cell office:value-type="float" office:value="19263.36" table:style-name="ce36">
            <text:p>19,263.4</text:p>
          </table:table-cell>
          <table:table-cell office:value-type="float" office:value="34217.21" table:style-name="ce36">
            <text:p>34,217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692300" table:style-name="ce41">
            <text:p>4692300</text:p>
          </table:table-cell>
          <table:table-cell office:value-type="string" table:style-name="ce42">
            <text:p>Comércio atacadista de mercadorias em geral, com predominância de insumos agropecuários</text:p>
          </table:table-cell>
          <table:table-cell office:value-type="float" office:value="23098.99" table:style-name="ce43">
            <text:p>23,099.0</text:p>
          </table:table-cell>
          <table:table-cell office:value-type="float" office:value="1293.03" table:style-name="ce43">
            <text:p>1,293.0</text:p>
          </table:table-cell>
          <table:table-cell office:value-type="float" office:value="19263.36" table:style-name="ce43">
            <text:p>19,263.4</text:p>
          </table:table-cell>
          <table:table-cell office:value-type="float" office:value="34217.21" table:style-name="ce43">
            <text:p>34,217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46931" table:style-name="ce33">
            <text:p>46931</text:p>
          </table:table-cell>
          <table:table-cell table:style-name="ce34"/>
          <table:table-cell office:value-type="string" table:style-name="ce35">
            <text:p>COMERCIO ATACADISTA DE MERCADORIAS EM GERAL, SEM PREDOMINANCIA DE ALIMENTOS OU DE INSUMOS AGROPECUARIOS</text:p>
          </table:table-cell>
          <table:table-cell office:value-type="float" office:value="106283.98" table:style-name="ce36">
            <text:p>106,284.0</text:p>
          </table:table-cell>
          <table:table-cell office:value-type="float" office:value="120111.42" table:style-name="ce36">
            <text:p>120,111.4</text:p>
          </table:table-cell>
          <table:table-cell office:value-type="float" office:value="110478.92" table:style-name="ce36">
            <text:p>110,478.9</text:p>
          </table:table-cell>
          <table:table-cell office:value-type="float" office:value="116305.93" table:style-name="ce36">
            <text:p>116,305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693100" table:style-name="ce41">
            <text:p>4693100</text:p>
          </table:table-cell>
          <table:table-cell office:value-type="string" table:style-name="ce42">
            <text:p>Comércio atacadista de mercadorias em geral, sem predominância de alimentos ou de insumos agropecuários</text:p>
          </table:table-cell>
          <table:table-cell office:value-type="float" office:value="106283.98" table:style-name="ce43">
            <text:p>106,284.0</text:p>
          </table:table-cell>
          <table:table-cell office:value-type="float" office:value="120111.42" table:style-name="ce43">
            <text:p>120,111.4</text:p>
          </table:table-cell>
          <table:table-cell office:value-type="float" office:value="110478.92" table:style-name="ce43">
            <text:p>110,478.9</text:p>
          </table:table-cell>
          <table:table-cell office:value-type="float" office:value="116305.93" table:style-name="ce43">
            <text:p>116,305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office:value-type="float" office:value="47" table:style-name="ce31">
            <text:p>47</text:p>
          </table:table-cell>
          <table:table-cell table:style-name="ce32"/>
          <table:table-cell table:style-name="ce33"/>
          <table:table-cell table:style-name="ce34"/>
          <table:table-cell office:value-type="string" table:style-name="ce35">
            <text:p>COMERCIO VAREJISTA</text:p>
          </table:table-cell>
          <table:table-cell office:value-type="float" office:value="1486168.6" table:style-name="ce36">
            <text:p>1,486,168.6</text:p>
          </table:table-cell>
          <table:table-cell office:value-type="float" office:value="1102877.3999999999" table:style-name="ce36">
            <text:p>1,102,877.4</text:p>
          </table:table-cell>
          <table:table-cell office:value-type="float" office:value="1053801.8700000001" table:style-name="ce36">
            <text:p>1,053,801.9</text:p>
          </table:table-cell>
          <table:table-cell office:value-type="float" office:value="845331.73" table:style-name="ce36">
            <text:p>845,331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471" table:style-name="ce39">
            <text:p>471</text:p>
          </table:table-cell>
          <table:table-cell table:style-name="ce40"/>
          <table:table-cell table:style-name="ce41"/>
          <table:table-cell office:value-type="string" table:style-name="ce42">
            <text:p>COMERCIO VAREJISTA NAO-ESPECIALIZADO</text:p>
          </table:table-cell>
          <table:table-cell office:value-type="float" office:value="489864.96000000002" table:style-name="ce43">
            <text:p>489,865.0</text:p>
          </table:table-cell>
          <table:table-cell office:value-type="float" office:value="451402.09" table:style-name="ce43">
            <text:p>451,402.1</text:p>
          </table:table-cell>
          <table:table-cell office:value-type="float" office:value="382959.87" table:style-name="ce43">
            <text:p>382,959.9</text:p>
          </table:table-cell>
          <table:table-cell office:value-type="float" office:value="318195.05" table:style-name="ce43">
            <text:p>318,195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0">
          <table:table-cell table:style-name="ce31"/>
          <table:table-cell table:style-name="ce32"/>
          <table:table-cell office:value-type="float" office:value="47113" table:style-name="ce33">
            <text:p>47113</text:p>
          </table:table-cell>
          <table:table-cell table:style-name="ce34"/>
          <table:table-cell office:value-type="string" table:style-name="ce35">
            <text:p>COMERCIO VAREJISTA DE MERCADORIAS EM GERAL, COM PREDOMINANCIA DE PRODUTOS ALIMENTICIOS - HIPERMERCADOS E SUPERMERCADOS</text:p>
          </table:table-cell>
          <table:table-cell office:value-type="float" office:value="361765.26" table:style-name="ce36">
            <text:p>361,765.3</text:p>
          </table:table-cell>
          <table:table-cell office:value-type="float" office:value="354096.88" table:style-name="ce36">
            <text:p>354,096.9</text:p>
          </table:table-cell>
          <table:table-cell office:value-type="float" office:value="313926.53999999998" table:style-name="ce36">
            <text:p>313,926.5</text:p>
          </table:table-cell>
          <table:table-cell office:value-type="float" office:value="283643.40000000002" table:style-name="ce36">
            <text:p>283,643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711301" table:style-name="ce41">
            <text:p>4711301</text:p>
          </table:table-cell>
          <table:table-cell office:value-type="string" table:style-name="ce42">
            <text:p>Comércio varejista de mercadorias em geral, com predominância de produtos alimentícios - hipermercados</text:p>
          </table:table-cell>
          <table:table-cell office:value-type="float" office:value="129045.74" table:style-name="ce43">
            <text:p>129,045.7</text:p>
          </table:table-cell>
          <table:table-cell office:value-type="float" office:value="154964.1" table:style-name="ce43">
            <text:p>154,964.1</text:p>
          </table:table-cell>
          <table:table-cell office:value-type="float" office:value="150798.71" table:style-name="ce43">
            <text:p>150,798.7</text:p>
          </table:table-cell>
          <table:table-cell office:value-type="float" office:value="114359.44" table:style-name="ce43">
            <text:p>114,359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4711302" table:style-name="ce34">
            <text:p>4711302</text:p>
          </table:table-cell>
          <table:table-cell office:value-type="string" table:style-name="ce35">
            <text:p>Comércio varejista de mercadorias em geral, com predominância de produtos alimentícios - supermercados</text:p>
          </table:table-cell>
          <table:table-cell office:value-type="float" office:value="232719.53" table:style-name="ce36">
            <text:p>232,719.5</text:p>
          </table:table-cell>
          <table:table-cell office:value-type="float" office:value="199132.78" table:style-name="ce36">
            <text:p>199,132.8</text:p>
          </table:table-cell>
          <table:table-cell office:value-type="float" office:value="163127.82999999999" table:style-name="ce36">
            <text:p>163,127.8</text:p>
          </table:table-cell>
          <table:table-cell office:value-type="float" office:value="169283.96" table:style-name="ce36">
            <text:p>169,284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0">
          <table:table-cell table:style-name="ce38"/>
          <table:table-cell table:style-name="ce39"/>
          <table:table-cell office:value-type="float" office:value="47121" table:style-name="ce40">
            <text:p>47121</text:p>
          </table:table-cell>
          <table:table-cell table:style-name="ce41"/>
          <table:table-cell office:value-type="string" table:style-name="ce42">
            <text:p>COMERCIO VAREJISTA DE MERCADORIAS EM GERAL, COM PREDOMINANCIA DE PRODUTOS ALIMENTICIOS - MINIMERCADOS, MERCEARIAS E ARMAZENS</text:p>
          </table:table-cell>
          <table:table-cell office:value-type="float" office:value="11034.42" table:style-name="ce43">
            <text:p>11,034.4</text:p>
          </table:table-cell>
          <table:table-cell office:value-type="float" office:value="11243.29" table:style-name="ce43">
            <text:p>11,243.3</text:p>
          </table:table-cell>
          <table:table-cell office:value-type="float" office:value="9283.84" table:style-name="ce43">
            <text:p>9,283.8</text:p>
          </table:table-cell>
          <table:table-cell office:value-type="float" office:value="10078.9" table:style-name="ce43">
            <text:p>10,078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4712100" table:style-name="ce34">
            <text:p>4712100</text:p>
          </table:table-cell>
          <table:table-cell office:value-type="string" table:style-name="ce35">
            <text:p>Comércio varejista de mercadorias em geral, com predominância de produtos alimentícios - minimercados, mercearias e armazéns</text:p>
          </table:table-cell>
          <table:table-cell office:value-type="float" office:value="11034.42" table:style-name="ce36">
            <text:p>11,034.4</text:p>
          </table:table-cell>
          <table:table-cell office:value-type="float" office:value="11243.29" table:style-name="ce36">
            <text:p>11,243.3</text:p>
          </table:table-cell>
          <table:table-cell office:value-type="float" office:value="9283.84" table:style-name="ce36">
            <text:p>9,283.8</text:p>
          </table:table-cell>
          <table:table-cell office:value-type="float" office:value="10078.9" table:style-name="ce36">
            <text:p>10,078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47130" table:style-name="ce40">
            <text:p>47130</text:p>
          </table:table-cell>
          <table:table-cell table:style-name="ce41"/>
          <table:table-cell office:value-type="string" table:style-name="ce42">
            <text:p>COMERCIO VAREJISTA NAO-ESPECIALIZADO</text:p>
          </table:table-cell>
          <table:table-cell office:value-type="float" office:value="234130.56" table:style-name="ce43">
            <text:p>234,130.6</text:p>
          </table:table-cell>
          <table:table-cell office:value-type="float" office:value="172123.86" table:style-name="ce43">
            <text:p>172,123.9</text:p>
          </table:table-cell>
          <table:table-cell office:value-type="float" office:value="119498.98" table:style-name="ce43">
            <text:p>119,499.0</text:p>
          </table:table-cell>
          <table:table-cell office:value-type="float" office:value="48945.52" table:style-name="ce43">
            <text:p>48,945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713001" table:style-name="ce34">
            <text:p>4713001</text:p>
          </table:table-cell>
          <table:table-cell office:value-type="string" table:style-name="ce35">
            <text:p>Lojas de departamentos ou magazine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713002" table:style-name="ce41">
            <text:p>4713002</text:p>
          </table:table-cell>
          <table:table-cell office:value-type="string" table:style-name="ce42">
            <text:p>Lojas de variedades, exceto lojas de departamentos ou magazines</text:p>
          </table:table-cell>
          <table:table-cell office:value-type="float" office:value="6177.9" table:style-name="ce43">
            <text:p>6,177.9</text:p>
          </table:table-cell>
          <table:table-cell office:value-type="float" office:value="5259.22" table:style-name="ce43">
            <text:p>5,259.2</text:p>
          </table:table-cell>
          <table:table-cell office:value-type="float" office:value="4667.54" table:style-name="ce43">
            <text:p>4,667.5</text:p>
          </table:table-cell>
          <table:table-cell office:value-type="float" office:value="4613.42" table:style-name="ce43">
            <text:p>4,613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713003" table:style-name="ce34">
            <text:p>4713003</text:p>
          </table:table-cell>
          <table:table-cell office:value-type="string" table:style-name="ce35">
            <text:p>Lojas duty free de aeroportos internacionai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713004" table:style-name="ce41">
            <text:p>4713004</text:p>
          </table:table-cell>
          <table:table-cell office:value-type="string" table:style-name="ce42">
            <text:p>Lojas de departamentos ou magazines, exceto lojas francas (Duty free)</text:p>
          </table:table-cell>
          <table:table-cell office:value-type="float" office:value="73773.27" table:style-name="ce43">
            <text:p>73,773.3</text:p>
          </table:table-cell>
          <table:table-cell office:value-type="float" office:value="73999.22" table:style-name="ce43">
            <text:p>73,999.2</text:p>
          </table:table-cell>
          <table:table-cell office:value-type="float" office:value="50889.120000000003" table:style-name="ce43">
            <text:p>50,889.1</text:p>
          </table:table-cell>
          <table:table-cell office:value-type="float" office:value="19795.16" table:style-name="ce43">
            <text:p>19,795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713005" table:style-name="ce34">
            <text:p>4713005</text:p>
          </table:table-cell>
          <table:table-cell office:value-type="string" table:style-name="ce35">
            <text:p>Lojas francas (Duty Free) de aeroportos, portos e em fronteiras terrestre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office:value-type="float" office:value="472" table:style-name="ce39">
            <text:p>472</text:p>
          </table:table-cell>
          <table:table-cell table:style-name="ce40"/>
          <table:table-cell table:style-name="ce41"/>
          <table:table-cell office:value-type="string" table:style-name="ce42">
            <text:p>COMERCIO VAREJISTA DE PRODUTOS ALIMENTICIOS, BEBIDAS E FUMO</text:p>
          </table:table-cell>
          <table:table-cell office:value-type="float" office:value="43278.01" table:style-name="ce43">
            <text:p>43,278.0</text:p>
          </table:table-cell>
          <table:table-cell office:value-type="float" office:value="30720.2" table:style-name="ce43">
            <text:p>30,720.2</text:p>
          </table:table-cell>
          <table:table-cell office:value-type="float" office:value="28976.17" table:style-name="ce43">
            <text:p>28,976.2</text:p>
          </table:table-cell>
          <table:table-cell office:value-type="float" office:value="31185.360000000001" table:style-name="ce43">
            <text:p>31,185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47211" table:style-name="ce33">
            <text:p>47211</text:p>
          </table:table-cell>
          <table:table-cell table:style-name="ce34"/>
          <table:table-cell office:value-type="string" table:style-name="ce35">
            <text:p>COMERCIO VAREJISTA DE PRODUTOS DE PADARIA, LATICINIO, DOCES, BALAS E SEMELHANTES</text:p>
          </table:table-cell>
          <table:table-cell office:value-type="float" office:value="8753.69" table:style-name="ce36">
            <text:p>8,753.7</text:p>
          </table:table-cell>
          <table:table-cell office:value-type="float" office:value="4747.67" table:style-name="ce36">
            <text:p>4,747.7</text:p>
          </table:table-cell>
          <table:table-cell office:value-type="float" office:value="4732.67" table:style-name="ce36">
            <text:p>4,732.7</text:p>
          </table:table-cell>
          <table:table-cell office:value-type="float" office:value="6069.29" table:style-name="ce36">
            <text:p>6,069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721101" table:style-name="ce41">
            <text:p>4721101</text:p>
          </table:table-cell>
          <table:table-cell office:value-type="string" table:style-name="ce42">
            <text:p>Padaria e confeitaria com predominância de produção própria</text:p>
          </table:table-cell>
          <table:table-cell table:number-columns-repeated="12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721102" table:style-name="ce34">
            <text:p>4721102</text:p>
          </table:table-cell>
          <table:table-cell office:value-type="string" table:style-name="ce35">
            <text:p>Padaria e confeitaria com predominância de revenda</text:p>
          </table:table-cell>
          <table:table-cell office:value-type="float" office:value="2540" table:style-name="ce36">
            <text:p>2,540.0</text:p>
          </table:table-cell>
          <table:table-cell office:value-type="float" office:value="2304.87" table:style-name="ce36">
            <text:p>2,304.9</text:p>
          </table:table-cell>
          <table:table-cell office:value-type="float" office:value="2107.08" table:style-name="ce36">
            <text:p>2,107.1</text:p>
          </table:table-cell>
          <table:table-cell office:value-type="float" office:value="1925.24" table:style-name="ce36">
            <text:p>1,925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721103" table:style-name="ce41">
            <text:p>4721103</text:p>
          </table:table-cell>
          <table:table-cell office:value-type="string" table:style-name="ce42">
            <text:p>Comércio varejista de laticínios e frios</text:p>
          </table:table-cell>
          <table:table-cell office:value-type="float" office:value="875.95" table:style-name="ce43">
            <text:p>876.0</text:p>
          </table:table-cell>
          <table:table-cell office:value-type="float" office:value="533.62" table:style-name="ce43">
            <text:p>533.6</text:p>
          </table:table-cell>
          <table:table-cell office:value-type="float" office:value="528.17999999999995" table:style-name="ce43">
            <text:p>528.2</text:p>
          </table:table-cell>
          <table:table-cell office:value-type="float" office:value="632.28" table:style-name="ce43">
            <text:p>632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721104" table:style-name="ce34">
            <text:p>4721104</text:p>
          </table:table-cell>
          <table:table-cell office:value-type="string" table:style-name="ce35">
            <text:p>Comércio varejista de doces, balas, bombons e semelhantes</text:p>
          </table:table-cell>
          <table:table-cell office:value-type="float" office:value="5337.73" table:style-name="ce36">
            <text:p>5,337.7</text:p>
          </table:table-cell>
          <table:table-cell office:value-type="float" office:value="1909.18" table:style-name="ce36">
            <text:p>1,909.2</text:p>
          </table:table-cell>
          <table:table-cell office:value-type="float" office:value="2097.41" table:style-name="ce36">
            <text:p>2,097.4</text:p>
          </table:table-cell>
          <table:table-cell office:value-type="float" office:value="3511.77" table:style-name="ce36">
            <text:p>3,511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47229" table:style-name="ce40">
            <text:p>47229</text:p>
          </table:table-cell>
          <table:table-cell table:style-name="ce41"/>
          <table:table-cell office:value-type="string" table:style-name="ce42">
            <text:p>COMERCIO VAREJISTA DE CARNES E PESCADOS - ACOUGUES E PEIXARIAS</text:p>
          </table:table-cell>
          <table:table-cell office:value-type="float" office:value="9259.7099999999991" table:style-name="ce43">
            <text:p>9,259.7</text:p>
          </table:table-cell>
          <table:table-cell office:value-type="float" office:value="7764.85" table:style-name="ce43">
            <text:p>7,764.9</text:p>
          </table:table-cell>
          <table:table-cell office:value-type="float" office:value="7535.59" table:style-name="ce43">
            <text:p>7,535.6</text:p>
          </table:table-cell>
          <table:table-cell office:value-type="float" office:value="7529.42" table:style-name="ce43">
            <text:p>7,529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722901" table:style-name="ce34">
            <text:p>4722901</text:p>
          </table:table-cell>
          <table:table-cell office:value-type="string" table:style-name="ce35">
            <text:p>Comércio varejista de carnes - açougues</text:p>
          </table:table-cell>
          <table:table-cell office:value-type="float" office:value="8846.02" table:style-name="ce36">
            <text:p>8,846.0</text:p>
          </table:table-cell>
          <table:table-cell office:value-type="float" office:value="7364.5" table:style-name="ce36">
            <text:p>7,364.5</text:p>
          </table:table-cell>
          <table:table-cell office:value-type="float" office:value="7147.17" table:style-name="ce36">
            <text:p>7,147.2</text:p>
          </table:table-cell>
          <table:table-cell office:value-type="float" office:value="7283.05" table:style-name="ce36">
            <text:p>7,283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722902" table:style-name="ce41">
            <text:p>4722902</text:p>
          </table:table-cell>
          <table:table-cell office:value-type="string" table:style-name="ce42">
            <text:p>Peixaria</text:p>
          </table:table-cell>
          <table:table-cell office:value-type="float" office:value="413.69" table:style-name="ce43">
            <text:p>413.7</text:p>
          </table:table-cell>
          <table:table-cell office:value-type="float" office:value="400.35" table:style-name="ce43">
            <text:p>400.4</text:p>
          </table:table-cell>
          <table:table-cell office:value-type="float" office:value="388.42" table:style-name="ce43">
            <text:p>388.4</text:p>
          </table:table-cell>
          <table:table-cell office:value-type="float" office:value="246.36" table:style-name="ce43">
            <text:p>246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47237" table:style-name="ce33">
            <text:p>47237</text:p>
          </table:table-cell>
          <table:table-cell table:style-name="ce34"/>
          <table:table-cell office:value-type="string" table:style-name="ce35">
            <text:p>COMERCIO VAREJISTA DE BEBIDAS</text:p>
          </table:table-cell>
          <table:table-cell office:value-type="float" office:value="6579.3" table:style-name="ce36">
            <text:p>6,579.3</text:p>
          </table:table-cell>
          <table:table-cell office:value-type="float" office:value="4914.29" table:style-name="ce36">
            <text:p>4,914.3</text:p>
          </table:table-cell>
          <table:table-cell office:value-type="float" office:value="3783.32" table:style-name="ce36">
            <text:p>3,783.3</text:p>
          </table:table-cell>
          <table:table-cell office:value-type="float" office:value="3060.57" table:style-name="ce36">
            <text:p>3,060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723700" table:style-name="ce41">
            <text:p>4723700</text:p>
          </table:table-cell>
          <table:table-cell office:value-type="string" table:style-name="ce42">
            <text:p>Comércio varejista de bebidas</text:p>
          </table:table-cell>
          <table:table-cell office:value-type="float" office:value="6579.3" table:style-name="ce43">
            <text:p>6,579.3</text:p>
          </table:table-cell>
          <table:table-cell office:value-type="float" office:value="4914.29" table:style-name="ce43">
            <text:p>4,914.3</text:p>
          </table:table-cell>
          <table:table-cell office:value-type="float" office:value="3783.32" table:style-name="ce43">
            <text:p>3,783.3</text:p>
          </table:table-cell>
          <table:table-cell office:value-type="float" office:value="3060.57" table:style-name="ce43">
            <text:p>3,060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47245" table:style-name="ce33">
            <text:p>47245</text:p>
          </table:table-cell>
          <table:table-cell table:style-name="ce34"/>
          <table:table-cell office:value-type="string" table:style-name="ce35">
            <text:p>COMERCIO VAREJISTA DE HORTIFRUTIGRANJEIROS</text:p>
          </table:table-cell>
          <table:table-cell office:value-type="float" office:value="2654.53" table:style-name="ce36">
            <text:p>2,654.5</text:p>
          </table:table-cell>
          <table:table-cell office:value-type="float" office:value="2252.52" table:style-name="ce36">
            <text:p>2,252.5</text:p>
          </table:table-cell>
          <table:table-cell office:value-type="float" office:value="1893.81" table:style-name="ce36">
            <text:p>1,893.8</text:p>
          </table:table-cell>
          <table:table-cell office:value-type="float" office:value="1879.34" table:style-name="ce36">
            <text:p>1,879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724500" table:style-name="ce41">
            <text:p>4724500</text:p>
          </table:table-cell>
          <table:table-cell office:value-type="string" table:style-name="ce42">
            <text:p>Comércio varejista de hortifrutigranjeiros</text:p>
          </table:table-cell>
          <table:table-cell office:value-type="float" office:value="2654.53" table:style-name="ce43">
            <text:p>2,654.5</text:p>
          </table:table-cell>
          <table:table-cell office:value-type="float" office:value="2252.52" table:style-name="ce43">
            <text:p>2,252.5</text:p>
          </table:table-cell>
          <table:table-cell office:value-type="float" office:value="1893.81" table:style-name="ce43">
            <text:p>1,893.8</text:p>
          </table:table-cell>
          <table:table-cell office:value-type="float" office:value="1879.34" table:style-name="ce43">
            <text:p>1,879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0">
          <table:table-cell table:style-name="ce31"/>
          <table:table-cell table:style-name="ce32"/>
          <table:table-cell office:value-type="float" office:value="47296" table:style-name="ce33">
            <text:p>47296</text:p>
          </table:table-cell>
          <table:table-cell table:style-name="ce34"/>
          <table:table-cell office:value-type="string" table:style-name="ce35">
            <text:p>COMERCIO VAREJISTA DE PRODUTOS ALIMENTICIOS EM GERAL OU ESPECIALIZADO EM PRODUTOS ALIMENTICIOS NAO ESPECIFICADOS ANTERIORMENTE,</text:p>
          </table:table-cell>
          <table:table-cell office:value-type="float" office:value="16030.79" table:style-name="ce36">
            <text:p>16,030.8</text:p>
          </table:table-cell>
          <table:table-cell office:value-type="float" office:value="11040.88" table:style-name="ce36">
            <text:p>11,040.9</text:p>
          </table:table-cell>
          <table:table-cell office:value-type="float" office:value="11030.77" table:style-name="ce36">
            <text:p>11,030.8</text:p>
          </table:table-cell>
          <table:table-cell office:value-type="float" office:value="12646.76" table:style-name="ce36">
            <text:p>12,646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729601" table:style-name="ce41">
            <text:p>4729601</text:p>
          </table:table-cell>
          <table:table-cell office:value-type="string" table:style-name="ce42">
            <text:p>Tabacaria</text:p>
          </table:table-cell>
          <table:table-cell office:value-type="float" office:value="453.44" table:style-name="ce43">
            <text:p>453.4</text:p>
          </table:table-cell>
          <table:table-cell office:value-type="float" office:value="461.98" table:style-name="ce43">
            <text:p>462.0</text:p>
          </table:table-cell>
          <table:table-cell office:value-type="float" office:value="612.71" table:style-name="ce43">
            <text:p>612.7</text:p>
          </table:table-cell>
          <table:table-cell office:value-type="float" office:value="451.41" table:style-name="ce43">
            <text:p>451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729602" table:style-name="ce34">
            <text:p>4729602</text:p>
          </table:table-cell>
          <table:table-cell office:value-type="string" table:style-name="ce35">
            <text:p>Comércio varejista de mercadorias em lojas de conveniência</text:p>
          </table:table-cell>
          <table:table-cell office:value-type="float" office:value="297.93" table:style-name="ce36">
            <text:p>297.9</text:p>
          </table:table-cell>
          <table:table-cell office:value-type="float" office:value="198.23" table:style-name="ce36">
            <text:p>198.2</text:p>
          </table:table-cell>
          <table:table-cell office:value-type="float" office:value="191.2" table:style-name="ce36">
            <text:p>191.2</text:p>
          </table:table-cell>
          <table:table-cell office:value-type="float" office:value="213.22" table:style-name="ce36">
            <text:p>213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729699" table:style-name="ce41">
            <text:p>4729699</text:p>
          </table:table-cell>
          <table:table-cell office:value-type="string" table:style-name="ce42">
            <text:p>Comércio varejista de produtos alimentícios em geral ou especializado em produtos alimentícios não especificados anteriormente</text:p>
          </table:table-cell>
          <table:table-cell office:value-type="float" office:value="15279.43" table:style-name="ce43">
            <text:p>15,279.4</text:p>
          </table:table-cell>
          <table:table-cell office:value-type="float" office:value="10380.67" table:style-name="ce43">
            <text:p>10,380.7</text:p>
          </table:table-cell>
          <table:table-cell office:value-type="float" office:value="10226.86" table:style-name="ce43">
            <text:p>10,226.9</text:p>
          </table:table-cell>
          <table:table-cell office:value-type="float" office:value="11982.12" table:style-name="ce43">
            <text:p>11,982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office:value-type="float" office:value="473" table:style-name="ce32">
            <text:p>473</text:p>
          </table:table-cell>
          <table:table-cell table:style-name="ce33"/>
          <table:table-cell table:style-name="ce34"/>
          <table:table-cell office:value-type="string" table:style-name="ce35">
            <text:p>COMERCIO VAREJISTA DE COMBUSTIVEIS PARA VEICULOS AUTOMOTORES</text:p>
          </table:table-cell>
          <table:table-cell office:value-type="float" office:value="3589.76" table:style-name="ce36">
            <text:p>3,589.8</text:p>
          </table:table-cell>
          <table:table-cell office:value-type="float" office:value="3291.78" table:style-name="ce36">
            <text:p>3,291.8</text:p>
          </table:table-cell>
          <table:table-cell office:value-type="float" office:value="2995.99" table:style-name="ce36">
            <text:p>2,996.0</text:p>
          </table:table-cell>
          <table:table-cell office:value-type="float" office:value="3546.42" table:style-name="ce36">
            <text:p>3,546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47318" table:style-name="ce40">
            <text:p>47318</text:p>
          </table:table-cell>
          <table:table-cell table:style-name="ce41"/>
          <table:table-cell office:value-type="string" table:style-name="ce42">
            <text:p>COMERCIO VAREJISTA DE COMBUSTIVEIS PARA VEICULOS AUTOMOTORES</text:p>
          </table:table-cell>
          <table:table-cell office:value-type="float" office:value="3367.82" table:style-name="ce43">
            <text:p>3,367.8</text:p>
          </table:table-cell>
          <table:table-cell office:value-type="float" office:value="2928.17" table:style-name="ce43">
            <text:p>2,928.2</text:p>
          </table:table-cell>
          <table:table-cell office:value-type="float" office:value="2542.04" table:style-name="ce43">
            <text:p>2,542.0</text:p>
          </table:table-cell>
          <table:table-cell office:value-type="float" office:value="2392.2800000000002" table:style-name="ce43">
            <text:p>2,392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731800" table:style-name="ce34">
            <text:p>4731800</text:p>
          </table:table-cell>
          <table:table-cell office:value-type="string" table:style-name="ce35">
            <text:p>Comércio varejista de combustíveis para veículos automotores</text:p>
          </table:table-cell>
          <table:table-cell office:value-type="float" office:value="3367.82" table:style-name="ce36">
            <text:p>3,367.8</text:p>
          </table:table-cell>
          <table:table-cell office:value-type="float" office:value="2928.17" table:style-name="ce36">
            <text:p>2,928.2</text:p>
          </table:table-cell>
          <table:table-cell office:value-type="float" office:value="2542.04" table:style-name="ce36">
            <text:p>2,542.0</text:p>
          </table:table-cell>
          <table:table-cell office:value-type="float" office:value="2392.2800000000002" table:style-name="ce36">
            <text:p>2,392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47326" table:style-name="ce40">
            <text:p>47326</text:p>
          </table:table-cell>
          <table:table-cell table:style-name="ce41"/>
          <table:table-cell office:value-type="string" table:style-name="ce42">
            <text:p>COMERCIO VAREJISTA DE LUBRIFICANTES</text:p>
          </table:table-cell>
          <table:table-cell office:value-type="float" office:value="221.94" table:style-name="ce43">
            <text:p>221.9</text:p>
          </table:table-cell>
          <table:table-cell office:value-type="float" office:value="363.61" table:style-name="ce43">
            <text:p>363.6</text:p>
          </table:table-cell>
          <table:table-cell office:value-type="float" office:value="453.95" table:style-name="ce43">
            <text:p>454.0</text:p>
          </table:table-cell>
          <table:table-cell office:value-type="float" office:value="1154.1500000000001" table:style-name="ce43">
            <text:p>1,154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732600" table:style-name="ce34">
            <text:p>4732600</text:p>
          </table:table-cell>
          <table:table-cell office:value-type="string" table:style-name="ce35">
            <text:p>Comércio varejista de lubrificantes</text:p>
          </table:table-cell>
          <table:table-cell office:value-type="float" office:value="221.94" table:style-name="ce36">
            <text:p>221.9</text:p>
          </table:table-cell>
          <table:table-cell office:value-type="float" office:value="363.61" table:style-name="ce36">
            <text:p>363.6</text:p>
          </table:table-cell>
          <table:table-cell office:value-type="float" office:value="453.95" table:style-name="ce36">
            <text:p>454.0</text:p>
          </table:table-cell>
          <table:table-cell office:value-type="float" office:value="1154.1500000000001" table:style-name="ce36">
            <text:p>1,154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474" table:style-name="ce39">
            <text:p>474</text:p>
          </table:table-cell>
          <table:table-cell table:style-name="ce40"/>
          <table:table-cell table:style-name="ce41"/>
          <table:table-cell office:value-type="string" table:style-name="ce42">
            <text:p>COMERCIO VAREJISTA DE MATERIAL DE CONSTRUCAO</text:p>
          </table:table-cell>
          <table:table-cell office:value-type="float" office:value="95643.86" table:style-name="ce43">
            <text:p>95,643.9</text:p>
          </table:table-cell>
          <table:table-cell office:value-type="float" office:value="91440" table:style-name="ce43">
            <text:p>91,440.0</text:p>
          </table:table-cell>
          <table:table-cell office:value-type="float" office:value="113383.38" table:style-name="ce43">
            <text:p>113,383.4</text:p>
          </table:table-cell>
          <table:table-cell office:value-type="float" office:value="97927.74" table:style-name="ce43">
            <text:p>97,927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47415" table:style-name="ce33">
            <text:p>47415</text:p>
          </table:table-cell>
          <table:table-cell table:style-name="ce34"/>
          <table:table-cell office:value-type="string" table:style-name="ce35">
            <text:p>COMERCIO VAREJISTA DE TINTAS E MATERIAIS PARA PINTURA</text:p>
          </table:table-cell>
          <table:table-cell office:value-type="float" office:value="3738.54" table:style-name="ce36">
            <text:p>3,738.5</text:p>
          </table:table-cell>
          <table:table-cell office:value-type="float" office:value="3846.7" table:style-name="ce36">
            <text:p>3,846.7</text:p>
          </table:table-cell>
          <table:table-cell office:value-type="float" office:value="4019.68" table:style-name="ce36">
            <text:p>4,019.7</text:p>
          </table:table-cell>
          <table:table-cell office:value-type="float" office:value="4199.49" table:style-name="ce36">
            <text:p>4,199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741500" table:style-name="ce41">
            <text:p>4741500</text:p>
          </table:table-cell>
          <table:table-cell office:value-type="string" table:style-name="ce42">
            <text:p>Comércio varejista de tintas e materiais para pintura</text:p>
          </table:table-cell>
          <table:table-cell office:value-type="float" office:value="3738.54" table:style-name="ce43">
            <text:p>3,738.5</text:p>
          </table:table-cell>
          <table:table-cell office:value-type="float" office:value="3846.7" table:style-name="ce43">
            <text:p>3,846.7</text:p>
          </table:table-cell>
          <table:table-cell office:value-type="float" office:value="4019.68" table:style-name="ce43">
            <text:p>4,019.7</text:p>
          </table:table-cell>
          <table:table-cell office:value-type="float" office:value="4199.49" table:style-name="ce43">
            <text:p>4,199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47423" table:style-name="ce33">
            <text:p>47423</text:p>
          </table:table-cell>
          <table:table-cell table:style-name="ce34"/>
          <table:table-cell office:value-type="string" table:style-name="ce35">
            <text:p>COMERCIO VAREJISTA DE MATERIAL ELETRICO</text:p>
          </table:table-cell>
          <table:table-cell office:value-type="float" office:value="7700.86" table:style-name="ce36">
            <text:p>7,700.9</text:p>
          </table:table-cell>
          <table:table-cell office:value-type="float" office:value="7961.74" table:style-name="ce36">
            <text:p>7,961.7</text:p>
          </table:table-cell>
          <table:table-cell office:value-type="float" office:value="9770.52" table:style-name="ce36">
            <text:p>9,770.5</text:p>
          </table:table-cell>
          <table:table-cell office:value-type="float" office:value="8693.2000000000007" table:style-name="ce36">
            <text:p>8,693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742300" table:style-name="ce41">
            <text:p>4742300</text:p>
          </table:table-cell>
          <table:table-cell office:value-type="string" table:style-name="ce42">
            <text:p>Comércio varejista de material elétrico</text:p>
          </table:table-cell>
          <table:table-cell office:value-type="float" office:value="7700.86" table:style-name="ce43">
            <text:p>7,700.9</text:p>
          </table:table-cell>
          <table:table-cell office:value-type="float" office:value="7961.74" table:style-name="ce43">
            <text:p>7,961.7</text:p>
          </table:table-cell>
          <table:table-cell office:value-type="float" office:value="9770.52" table:style-name="ce43">
            <text:p>9,770.5</text:p>
          </table:table-cell>
          <table:table-cell office:value-type="float" office:value="8693.2000000000007" table:style-name="ce43">
            <text:p>8,693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47431" table:style-name="ce33">
            <text:p>47431</text:p>
          </table:table-cell>
          <table:table-cell table:style-name="ce34"/>
          <table:table-cell office:value-type="string" table:style-name="ce35">
            <text:p>COMERCIO VAREJISTA DE VIDROS</text:p>
          </table:table-cell>
          <table:table-cell office:value-type="float" office:value="635.34" table:style-name="ce36">
            <text:p>635.3</text:p>
          </table:table-cell>
          <table:table-cell office:value-type="float" office:value="649.58000000000004" table:style-name="ce36">
            <text:p>649.6</text:p>
          </table:table-cell>
          <table:table-cell office:value-type="float" office:value="608.80999999999995" table:style-name="ce36">
            <text:p>608.8</text:p>
          </table:table-cell>
          <table:table-cell office:value-type="float" office:value="628.88" table:style-name="ce36">
            <text:p>628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743100" table:style-name="ce41">
            <text:p>4743100</text:p>
          </table:table-cell>
          <table:table-cell office:value-type="string" table:style-name="ce42">
            <text:p>Comércio varejista de vidros</text:p>
          </table:table-cell>
          <table:table-cell office:value-type="float" office:value="635.34" table:style-name="ce43">
            <text:p>635.3</text:p>
          </table:table-cell>
          <table:table-cell office:value-type="float" office:value="649.58000000000004" table:style-name="ce43">
            <text:p>649.6</text:p>
          </table:table-cell>
          <table:table-cell office:value-type="float" office:value="608.80999999999995" table:style-name="ce43">
            <text:p>608.8</text:p>
          </table:table-cell>
          <table:table-cell office:value-type="float" office:value="628.88" table:style-name="ce43">
            <text:p>628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47440" table:style-name="ce33">
            <text:p>47440</text:p>
          </table:table-cell>
          <table:table-cell table:style-name="ce34"/>
          <table:table-cell office:value-type="string" table:style-name="ce35">
            <text:p>COMERCIO VAREJISTA DE FERRAGENS, MADEIRA E MATERIAIS DE CONSTRUCAO</text:p>
          </table:table-cell>
          <table:table-cell office:value-type="float" office:value="83569.11" table:style-name="ce36">
            <text:p>83,569.1</text:p>
          </table:table-cell>
          <table:table-cell office:value-type="float" office:value="78981.98" table:style-name="ce36">
            <text:p>78,982.0</text:p>
          </table:table-cell>
          <table:table-cell office:value-type="float" office:value="98984.37" table:style-name="ce36">
            <text:p>98,984.4</text:p>
          </table:table-cell>
          <table:table-cell office:value-type="float" office:value="84406.16" table:style-name="ce36">
            <text:p>84,406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744001" table:style-name="ce41">
            <text:p>4744001</text:p>
          </table:table-cell>
          <table:table-cell office:value-type="string" table:style-name="ce42">
            <text:p>Comércio varejista de ferragens e ferramentas</text:p>
          </table:table-cell>
          <table:table-cell office:value-type="float" office:value="15604.39" table:style-name="ce43">
            <text:p>15,604.4</text:p>
          </table:table-cell>
          <table:table-cell office:value-type="float" office:value="17485.400000000001" table:style-name="ce43">
            <text:p>17,485.4</text:p>
          </table:table-cell>
          <table:table-cell office:value-type="float" office:value="21118.91" table:style-name="ce43">
            <text:p>21,118.9</text:p>
          </table:table-cell>
          <table:table-cell office:value-type="float" office:value="20235.18" table:style-name="ce43">
            <text:p>20,235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744002" table:style-name="ce34">
            <text:p>4744002</text:p>
          </table:table-cell>
          <table:table-cell office:value-type="string" table:style-name="ce35">
            <text:p>Comércio varejista de madeira e artefatos</text:p>
          </table:table-cell>
          <table:table-cell office:value-type="float" office:value="10074.16" table:style-name="ce36">
            <text:p>10,074.2</text:p>
          </table:table-cell>
          <table:table-cell office:value-type="float" office:value="12236.64" table:style-name="ce36">
            <text:p>12,236.6</text:p>
          </table:table-cell>
          <table:table-cell office:value-type="float" office:value="14647.82" table:style-name="ce36">
            <text:p>14,647.8</text:p>
          </table:table-cell>
          <table:table-cell office:value-type="float" office:value="13610.27" table:style-name="ce36">
            <text:p>13,610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744003" table:style-name="ce41">
            <text:p>4744003</text:p>
          </table:table-cell>
          <table:table-cell office:value-type="string" table:style-name="ce42">
            <text:p>Comércio varejista de materiais hidráulicos</text:p>
          </table:table-cell>
          <table:table-cell office:value-type="float" office:value="3420.89" table:style-name="ce43">
            <text:p>3,420.9</text:p>
          </table:table-cell>
          <table:table-cell office:value-type="float" office:value="3577.38" table:style-name="ce43">
            <text:p>3,577.4</text:p>
          </table:table-cell>
          <table:table-cell office:value-type="float" office:value="4417.92" table:style-name="ce43">
            <text:p>4,417.9</text:p>
          </table:table-cell>
          <table:table-cell office:value-type="float" office:value="3841.87" table:style-name="ce43">
            <text:p>3,841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744004" table:style-name="ce34">
            <text:p>4744004</text:p>
          </table:table-cell>
          <table:table-cell office:value-type="string" table:style-name="ce35">
            <text:p>Comércio varejista de cal, areia, pedra britada, tijolos e telhas</text:p>
          </table:table-cell>
          <table:table-cell office:value-type="float" office:value="542.53" table:style-name="ce36">
            <text:p>542.5</text:p>
          </table:table-cell>
          <table:table-cell office:value-type="float" office:value="489.58" table:style-name="ce36">
            <text:p>489.6</text:p>
          </table:table-cell>
          <table:table-cell office:value-type="float" office:value="730.46" table:style-name="ce36">
            <text:p>730.5</text:p>
          </table:table-cell>
          <table:table-cell office:value-type="float" office:value="718.75" table:style-name="ce36">
            <text:p>718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744005" table:style-name="ce41">
            <text:p>4744005</text:p>
          </table:table-cell>
          <table:table-cell office:value-type="string" table:style-name="ce42">
            <text:p>Comércio varejista de materiais de construção não especificados anteriormente</text:p>
          </table:table-cell>
          <table:table-cell office:value-type="float" office:value="15621.47" table:style-name="ce43">
            <text:p>15,621.5</text:p>
          </table:table-cell>
          <table:table-cell office:value-type="float" office:value="16567.439999999999" table:style-name="ce43">
            <text:p>16,567.4</text:p>
          </table:table-cell>
          <table:table-cell office:value-type="float" office:value="16417.37" table:style-name="ce43">
            <text:p>16,417.4</text:p>
          </table:table-cell>
          <table:table-cell office:value-type="float" office:value="15652.03" table:style-name="ce43">
            <text:p>15,652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744006" table:style-name="ce34">
            <text:p>4744006</text:p>
          </table:table-cell>
          <table:table-cell office:value-type="string" table:style-name="ce35">
            <text:p>Comércio varejista de pedras para revestimento</text:p>
          </table:table-cell>
          <table:table-cell office:value-type="float" office:value="371.18" table:style-name="ce36">
            <text:p>371.2</text:p>
          </table:table-cell>
          <table:table-cell office:value-type="float" office:value="510.39" table:style-name="ce36">
            <text:p>510.4</text:p>
          </table:table-cell>
          <table:table-cell office:value-type="float" office:value="472.53" table:style-name="ce36">
            <text:p>472.5</text:p>
          </table:table-cell>
          <table:table-cell office:value-type="float" office:value="491.76" table:style-name="ce36">
            <text:p>491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744099" table:style-name="ce41">
            <text:p>4744099</text:p>
          </table:table-cell>
          <table:table-cell office:value-type="string" table:style-name="ce42">
            <text:p>Comércio varejista de materiais de construção em geral</text:p>
          </table:table-cell>
          <table:table-cell office:value-type="float" office:value="37934.5" table:style-name="ce43">
            <text:p>37,934.5</text:p>
          </table:table-cell>
          <table:table-cell office:value-type="float" office:value="28115.16" table:style-name="ce43">
            <text:p>28,115.2</text:p>
          </table:table-cell>
          <table:table-cell office:value-type="float" office:value="41179.360000000001" table:style-name="ce43">
            <text:p>41,179.4</text:p>
          </table:table-cell>
          <table:table-cell office:value-type="float" office:value="29856.3" table:style-name="ce43">
            <text:p>29,856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office:value-type="float" office:value="475" table:style-name="ce32">
            <text:p>475</text:p>
          </table:table-cell>
          <table:table-cell table:style-name="ce33"/>
          <table:table-cell table:style-name="ce34"/>
          <table:table-cell office:value-type="string" table:style-name="ce35">
            <text:p>COMERCIO VAREJISTA DE EQUIPAMENTOS DE INFORMATICA E COMUNICACAO, EQUIPAMENTOS E ARTIGOS DE USO DOMESTICO</text:p>
          </table:table-cell>
          <table:table-cell office:value-type="float" office:value="219817.2" table:style-name="ce36">
            <text:p>219,817.2</text:p>
          </table:table-cell>
          <table:table-cell office:value-type="float" office:value="168950.32" table:style-name="ce36">
            <text:p>168,950.3</text:p>
          </table:table-cell>
          <table:table-cell office:value-type="float" office:value="199349.99" table:style-name="ce36">
            <text:p>199,350.0</text:p>
          </table:table-cell>
          <table:table-cell office:value-type="float" office:value="159590.51999999999" table:style-name="ce36">
            <text:p>159,590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47512" table:style-name="ce40">
            <text:p>47512</text:p>
          </table:table-cell>
          <table:table-cell table:style-name="ce41"/>
          <table:table-cell office:value-type="string" table:style-name="ce42">
            <text:p>COMERCIO VAREJISTA ESPECIALIZADO DE EQUIPAMENTOS E SUPRIMENTOS DE INFORMATICA</text:p>
          </table:table-cell>
          <table:table-cell office:value-type="float" office:value="84729.55" table:style-name="ce43">
            <text:p>84,729.6</text:p>
          </table:table-cell>
          <table:table-cell office:value-type="float" office:value="19245.62" table:style-name="ce43">
            <text:p>19,245.6</text:p>
          </table:table-cell>
          <table:table-cell office:value-type="float" office:value="37389.03" table:style-name="ce43">
            <text:p>37,389.0</text:p>
          </table:table-cell>
          <table:table-cell office:value-type="float" office:value="33890.75" table:style-name="ce43">
            <text:p>33,890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4751201" table:style-name="ce34">
            <text:p>4751201</text:p>
          </table:table-cell>
          <table:table-cell office:value-type="string" table:style-name="ce35">
            <text:p>Comércio varejista especializado de equipamentos e suprimentos de informática</text:p>
          </table:table-cell>
          <table:table-cell office:value-type="float" office:value="84726.31" table:style-name="ce36">
            <text:p>84,726.3</text:p>
          </table:table-cell>
          <table:table-cell office:value-type="float" office:value="19151.72" table:style-name="ce36">
            <text:p>19,151.7</text:p>
          </table:table-cell>
          <table:table-cell office:value-type="float" office:value="37374.629999999997" table:style-name="ce36">
            <text:p>37,374.6</text:p>
          </table:table-cell>
          <table:table-cell office:value-type="float" office:value="33870.160000000003" table:style-name="ce36">
            <text:p>33,870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751202" table:style-name="ce41">
            <text:p>4751202</text:p>
          </table:table-cell>
          <table:table-cell office:value-type="string" table:style-name="ce42">
            <text:p>Recarga de cartuchos para equipamentos de informática</text:p>
          </table:table-cell>
          <table:table-cell office:value-type="float" office:value="3.24" table:style-name="ce43">
            <text:p>3.2</text:p>
          </table:table-cell>
          <table:table-cell office:value-type="float" office:value="93.9" table:style-name="ce43">
            <text:p>93.9</text:p>
          </table:table-cell>
          <table:table-cell office:value-type="float" office:value="14.4" table:style-name="ce43">
            <text:p>14.4</text:p>
          </table:table-cell>
          <table:table-cell office:value-type="float" office:value="20.58" table:style-name="ce43">
            <text:p>20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47521" table:style-name="ce33">
            <text:p>47521</text:p>
          </table:table-cell>
          <table:table-cell table:style-name="ce34"/>
          <table:table-cell office:value-type="string" table:style-name="ce35">
            <text:p>COMERCIO VAREJISTA ESPECIALIZADO DE EQUIPAMENTOS DE TELEFONIA E COMUNICACAO</text:p>
          </table:table-cell>
          <table:table-cell office:value-type="float" office:value="6986.67" table:style-name="ce36">
            <text:p>6,986.7</text:p>
          </table:table-cell>
          <table:table-cell office:value-type="float" office:value="9140.2900000000009" table:style-name="ce36">
            <text:p>9,140.3</text:p>
          </table:table-cell>
          <table:table-cell office:value-type="float" office:value="7592.96" table:style-name="ce36">
            <text:p>7,593.0</text:p>
          </table:table-cell>
          <table:table-cell office:value-type="float" office:value="7101.6" table:style-name="ce36">
            <text:p>7,101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752100" table:style-name="ce41">
            <text:p>4752100</text:p>
          </table:table-cell>
          <table:table-cell office:value-type="string" table:style-name="ce42">
            <text:p>Comércio varejista especializado de equipamentos de telefonia e comunicação</text:p>
          </table:table-cell>
          <table:table-cell office:value-type="float" office:value="6986.67" table:style-name="ce43">
            <text:p>6,986.7</text:p>
          </table:table-cell>
          <table:table-cell office:value-type="float" office:value="9140.2900000000009" table:style-name="ce43">
            <text:p>9,140.3</text:p>
          </table:table-cell>
          <table:table-cell office:value-type="float" office:value="7592.96" table:style-name="ce43">
            <text:p>7,593.0</text:p>
          </table:table-cell>
          <table:table-cell office:value-type="float" office:value="7101.6" table:style-name="ce43">
            <text:p>7,101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47539" table:style-name="ce33">
            <text:p>47539</text:p>
          </table:table-cell>
          <table:table-cell table:style-name="ce34"/>
          <table:table-cell office:value-type="string" table:style-name="ce35">
            <text:p>COMERCIO VAREJISTA ESPECIALIZADO DE ELETRODOMESTICOS E EQUIPAMENTOS DE AUDIO E VIDEO</text:p>
          </table:table-cell>
          <table:table-cell office:value-type="float" office:value="66102.820000000007" table:style-name="ce36">
            <text:p>66,102.8</text:p>
          </table:table-cell>
          <table:table-cell office:value-type="float" office:value="83811.679999999993" table:style-name="ce36">
            <text:p>83,811.7</text:p>
          </table:table-cell>
          <table:table-cell office:value-type="float" office:value="93816.66" table:style-name="ce36">
            <text:p>93,816.7</text:p>
          </table:table-cell>
          <table:table-cell office:value-type="float" office:value="68367.58" table:style-name="ce36">
            <text:p>68,367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753900" table:style-name="ce41">
            <text:p>4753900</text:p>
          </table:table-cell>
          <table:table-cell office:value-type="string" table:style-name="ce42">
            <text:p>Comércio varejista especializado de eletrodomésticos e equipamentos de áudio e vídeo</text:p>
          </table:table-cell>
          <table:table-cell office:value-type="float" office:value="66102.820000000007" table:style-name="ce43">
            <text:p>66,102.8</text:p>
          </table:table-cell>
          <table:table-cell office:value-type="float" office:value="83811.679999999993" table:style-name="ce43">
            <text:p>83,811.7</text:p>
          </table:table-cell>
          <table:table-cell office:value-type="float" office:value="93816.66" table:style-name="ce43">
            <text:p>93,816.7</text:p>
          </table:table-cell>
          <table:table-cell office:value-type="float" office:value="68367.58" table:style-name="ce43">
            <text:p>68,367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47547" table:style-name="ce33">
            <text:p>47547</text:p>
          </table:table-cell>
          <table:table-cell table:style-name="ce34"/>
          <table:table-cell office:value-type="string" table:style-name="ce35">
            <text:p>COMERCIO VAREJISTA ESPECIALIZADO DE MOVEIS, COLCHOARIA E ARTIGOS DE ILUMINACAO</text:p>
          </table:table-cell>
          <table:table-cell office:value-type="float" office:value="27220.13" table:style-name="ce36">
            <text:p>27,220.1</text:p>
          </table:table-cell>
          <table:table-cell office:value-type="float" office:value="27620.04" table:style-name="ce36">
            <text:p>27,620.0</text:p>
          </table:table-cell>
          <table:table-cell office:value-type="float" office:value="25862.95" table:style-name="ce36">
            <text:p>25,863.0</text:p>
          </table:table-cell>
          <table:table-cell office:value-type="float" office:value="25957.43" table:style-name="ce36">
            <text:p>25,957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754701" table:style-name="ce41">
            <text:p>4754701</text:p>
          </table:table-cell>
          <table:table-cell office:value-type="string" table:style-name="ce42">
            <text:p>Comércio varejista de móveis</text:p>
          </table:table-cell>
          <table:table-cell office:value-type="float" office:value="22318.44" table:style-name="ce43">
            <text:p>22,318.4</text:p>
          </table:table-cell>
          <table:table-cell office:value-type="float" office:value="22557.27" table:style-name="ce43">
            <text:p>22,557.3</text:p>
          </table:table-cell>
          <table:table-cell office:value-type="float" office:value="21353.19" table:style-name="ce43">
            <text:p>21,353.2</text:p>
          </table:table-cell>
          <table:table-cell office:value-type="float" office:value="22952.62" table:style-name="ce43">
            <text:p>22,952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754702" table:style-name="ce34">
            <text:p>4754702</text:p>
          </table:table-cell>
          <table:table-cell office:value-type="string" table:style-name="ce35">
            <text:p>Comércio varejista de artigos de colchoaria</text:p>
          </table:table-cell>
          <table:table-cell office:value-type="float" office:value="3745.79" table:style-name="ce36">
            <text:p>3,745.8</text:p>
          </table:table-cell>
          <table:table-cell office:value-type="float" office:value="3221.46" table:style-name="ce36">
            <text:p>3,221.5</text:p>
          </table:table-cell>
          <table:table-cell office:value-type="float" office:value="2519.34" table:style-name="ce36">
            <text:p>2,519.3</text:p>
          </table:table-cell>
          <table:table-cell office:value-type="float" office:value="1786.39" table:style-name="ce36">
            <text:p>1,786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754703" table:style-name="ce41">
            <text:p>4754703</text:p>
          </table:table-cell>
          <table:table-cell office:value-type="string" table:style-name="ce42">
            <text:p>Comércio varejista de artigos de iluminação</text:p>
          </table:table-cell>
          <table:table-cell office:value-type="float" office:value="1155.9000000000001" table:style-name="ce43">
            <text:p>1,155.9</text:p>
          </table:table-cell>
          <table:table-cell office:value-type="float" office:value="1841.31" table:style-name="ce43">
            <text:p>1,841.3</text:p>
          </table:table-cell>
          <table:table-cell office:value-type="float" office:value="1990.42" table:style-name="ce43">
            <text:p>1,990.4</text:p>
          </table:table-cell>
          <table:table-cell office:value-type="float" office:value="1218.42" table:style-name="ce43">
            <text:p>1,218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47555" table:style-name="ce33">
            <text:p>47555</text:p>
          </table:table-cell>
          <table:table-cell table:style-name="ce34"/>
          <table:table-cell office:value-type="string" table:style-name="ce35">
            <text:p>COMERCIO VAREJISTA ESPECIALIZADO DE TECIDOS E ARTIGOS DE CAMA, MESA E BANHO</text:p>
          </table:table-cell>
          <table:table-cell office:value-type="float" office:value="10394.790000000001" table:style-name="ce36">
            <text:p>10,394.8</text:p>
          </table:table-cell>
          <table:table-cell office:value-type="float" office:value="12496.12" table:style-name="ce36">
            <text:p>12,496.1</text:p>
          </table:table-cell>
          <table:table-cell office:value-type="float" office:value="12655.77" table:style-name="ce36">
            <text:p>12,655.8</text:p>
          </table:table-cell>
          <table:table-cell office:value-type="float" office:value="9185.93" table:style-name="ce36">
            <text:p>9,185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755501" table:style-name="ce41">
            <text:p>4755501</text:p>
          </table:table-cell>
          <table:table-cell office:value-type="string" table:style-name="ce42">
            <text:p>Comércio varejista de tecidos</text:p>
          </table:table-cell>
          <table:table-cell office:value-type="float" office:value="3108.59" table:style-name="ce43">
            <text:p>3,108.6</text:p>
          </table:table-cell>
          <table:table-cell office:value-type="float" office:value="3653.57" table:style-name="ce43">
            <text:p>3,653.6</text:p>
          </table:table-cell>
          <table:table-cell office:value-type="float" office:value="4718.71" table:style-name="ce43">
            <text:p>4,718.7</text:p>
          </table:table-cell>
          <table:table-cell office:value-type="float" office:value="3289.66" table:style-name="ce43">
            <text:p>3,289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755502" table:style-name="ce34">
            <text:p>4755502</text:p>
          </table:table-cell>
          <table:table-cell office:value-type="string" table:style-name="ce35">
            <text:p>Comercio varejista de artigos de armarinho</text:p>
          </table:table-cell>
          <table:table-cell office:value-type="float" office:value="2897.32" table:style-name="ce36">
            <text:p>2,897.3</text:p>
          </table:table-cell>
          <table:table-cell office:value-type="float" office:value="2243.61" table:style-name="ce36">
            <text:p>2,243.6</text:p>
          </table:table-cell>
          <table:table-cell office:value-type="float" office:value="2711.02" table:style-name="ce36">
            <text:p>2,711.0</text:p>
          </table:table-cell>
          <table:table-cell office:value-type="float" office:value="1782.82" table:style-name="ce36">
            <text:p>1,782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755503" table:style-name="ce41">
            <text:p>4755503</text:p>
          </table:table-cell>
          <table:table-cell office:value-type="string" table:style-name="ce42">
            <text:p>Comercio varejista de artigos de cama, mesa e banho</text:p>
          </table:table-cell>
          <table:table-cell office:value-type="float" office:value="4388.8900000000003" table:style-name="ce43">
            <text:p>4,388.9</text:p>
          </table:table-cell>
          <table:table-cell office:value-type="float" office:value="6598.95" table:style-name="ce43">
            <text:p>6,599.0</text:p>
          </table:table-cell>
          <table:table-cell office:value-type="float" office:value="5226.04" table:style-name="ce43">
            <text:p>5,226.0</text:p>
          </table:table-cell>
          <table:table-cell office:value-type="float" office:value="4113.45" table:style-name="ce43">
            <text:p>4,113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47563" table:style-name="ce33">
            <text:p>47563</text:p>
          </table:table-cell>
          <table:table-cell table:style-name="ce34"/>
          <table:table-cell office:value-type="string" table:style-name="ce35">
            <text:p>COMERCIO VAREJISTA ESPECIALIZADO DE INSTRUMENTOS MUSICAIS E ACESSORIOS</text:p>
          </table:table-cell>
          <table:table-cell office:value-type="float" office:value="696.92" table:style-name="ce36">
            <text:p>696.9</text:p>
          </table:table-cell>
          <table:table-cell office:value-type="float" office:value="718.63" table:style-name="ce36">
            <text:p>718.6</text:p>
          </table:table-cell>
          <table:table-cell office:value-type="float" office:value="981.98" table:style-name="ce36">
            <text:p>982.0</text:p>
          </table:table-cell>
          <table:table-cell office:value-type="float" office:value="960.4" table:style-name="ce36">
            <text:p>960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756300" table:style-name="ce41">
            <text:p>4756300</text:p>
          </table:table-cell>
          <table:table-cell office:value-type="string" table:style-name="ce42">
            <text:p>Comércio varejista especializado de instrumentos musicais e acessórios</text:p>
          </table:table-cell>
          <table:table-cell office:value-type="float" office:value="696.92" table:style-name="ce43">
            <text:p>696.9</text:p>
          </table:table-cell>
          <table:table-cell office:value-type="float" office:value="718.63" table:style-name="ce43">
            <text:p>718.6</text:p>
          </table:table-cell>
          <table:table-cell office:value-type="float" office:value="981.98" table:style-name="ce43">
            <text:p>982.0</text:p>
          </table:table-cell>
          <table:table-cell office:value-type="float" office:value="960.4" table:style-name="ce43">
            <text:p>960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0">
          <table:table-cell table:style-name="ce31"/>
          <table:table-cell table:style-name="ce32"/>
          <table:table-cell office:value-type="float" office:value="47571" table:style-name="ce33">
            <text:p>47571</text:p>
          </table:table-cell>
          <table:table-cell table:style-name="ce34"/>
          <table:table-cell office:value-type="string" table:style-name="ce35">
            <text:p>COMERCIO VAREJISTA ESPECIALIZADO DE PECAS E ACESSORIOS PARA APARELHOS ELETROELETRONICOS PARA USO DOMESTICO, EXCETO INFORMATICA E</text:p>
          </table:table-cell>
          <table:table-cell office:value-type="float" office:value="6084.3" table:style-name="ce36">
            <text:p>6,084.3</text:p>
          </table:table-cell>
          <table:table-cell office:value-type="float" office:value="4612.2299999999996" table:style-name="ce36">
            <text:p>4,612.2</text:p>
          </table:table-cell>
          <table:table-cell office:value-type="float" office:value="9100.44" table:style-name="ce36">
            <text:p>9,100.4</text:p>
          </table:table-cell>
          <table:table-cell office:value-type="float" office:value="5042.5600000000004" table:style-name="ce36">
            <text:p>5,042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757100" table:style-name="ce41">
            <text:p>4757100</text:p>
          </table:table-cell>
          <table:table-cell office:value-type="string" table:style-name="ce42">
            <text:p>Comércio varejista especializado de peças e acessórios para aparelhos eletroeletrônicos para uso doméstico, exceto informática e comunicação</text:p>
          </table:table-cell>
          <table:table-cell office:value-type="float" office:value="6084.3" table:style-name="ce43">
            <text:p>6,084.3</text:p>
          </table:table-cell>
          <table:table-cell office:value-type="float" office:value="4612.2299999999996" table:style-name="ce43">
            <text:p>4,612.2</text:p>
          </table:table-cell>
          <table:table-cell office:value-type="float" office:value="9100.44" table:style-name="ce43">
            <text:p>9,100.4</text:p>
          </table:table-cell>
          <table:table-cell office:value-type="float" office:value="5042.5600000000004" table:style-name="ce43">
            <text:p>5,042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47598" table:style-name="ce33">
            <text:p>47598</text:p>
          </table:table-cell>
          <table:table-cell table:style-name="ce34"/>
          <table:table-cell office:value-type="string" table:style-name="ce35">
            <text:p>COMERCIO VAREJISTA DE ARTIGOS DE USO DOMESTICO NAO ESPECIFICADOS ANTERIORMENTE</text:p>
          </table:table-cell>
          <table:table-cell office:value-type="float" office:value="17602.02" table:style-name="ce36">
            <text:p>17,602.0</text:p>
          </table:table-cell>
          <table:table-cell office:value-type="float" office:value="11305.71" table:style-name="ce36">
            <text:p>11,305.7</text:p>
          </table:table-cell>
          <table:table-cell office:value-type="float" office:value="11950.2" table:style-name="ce36">
            <text:p>11,950.2</text:p>
          </table:table-cell>
          <table:table-cell office:value-type="float" office:value="9084.26" table:style-name="ce36">
            <text:p>9,084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759801" table:style-name="ce41">
            <text:p>4759801</text:p>
          </table:table-cell>
          <table:table-cell office:value-type="string" table:style-name="ce42">
            <text:p>Comércio varejista de artigos de tapeçaria, cortinas e persianas</text:p>
          </table:table-cell>
          <table:table-cell office:value-type="float" office:value="1437.94" table:style-name="ce43">
            <text:p>1,437.9</text:p>
          </table:table-cell>
          <table:table-cell office:value-type="float" office:value="1542.11" table:style-name="ce43">
            <text:p>1,542.1</text:p>
          </table:table-cell>
          <table:table-cell office:value-type="float" office:value="1740.52" table:style-name="ce43">
            <text:p>1,740.5</text:p>
          </table:table-cell>
          <table:table-cell office:value-type="float" office:value="2099.35" table:style-name="ce43">
            <text:p>2,099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4759899" table:style-name="ce34">
            <text:p>4759899</text:p>
          </table:table-cell>
          <table:table-cell office:value-type="string" table:style-name="ce35">
            <text:p>Comércio varejista de outros artigos de uso doméstico não especificados anteriormente</text:p>
          </table:table-cell>
          <table:table-cell office:value-type="float" office:value="16164.07" table:style-name="ce36">
            <text:p>16,164.1</text:p>
          </table:table-cell>
          <table:table-cell office:value-type="float" office:value="9763.6" table:style-name="ce36">
            <text:p>9,763.6</text:p>
          </table:table-cell>
          <table:table-cell office:value-type="float" office:value="10209.68" table:style-name="ce36">
            <text:p>10,209.7</text:p>
          </table:table-cell>
          <table:table-cell office:value-type="float" office:value="6984.91" table:style-name="ce36">
            <text:p>6,984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office:value-type="float" office:value="476" table:style-name="ce39">
            <text:p>476</text:p>
          </table:table-cell>
          <table:table-cell table:style-name="ce40"/>
          <table:table-cell table:style-name="ce41"/>
          <table:table-cell office:value-type="string" table:style-name="ce42">
            <text:p>COMERCIO VAREJISTA DE ARTIGOS CULTURAIS, RECREATIVOS E ESPORTIVOS</text:p>
          </table:table-cell>
          <table:table-cell office:value-type="float" office:value="74114.649999999994" table:style-name="ce43">
            <text:p>74,114.7</text:p>
          </table:table-cell>
          <table:table-cell office:value-type="float" office:value="36735.660000000003" table:style-name="ce43">
            <text:p>36,735.7</text:p>
          </table:table-cell>
          <table:table-cell office:value-type="float" office:value="30241.040000000001" table:style-name="ce43">
            <text:p>30,241.0</text:p>
          </table:table-cell>
          <table:table-cell office:value-type="float" office:value="18121.96" table:style-name="ce43">
            <text:p>18,122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47610" table:style-name="ce33">
            <text:p>47610</text:p>
          </table:table-cell>
          <table:table-cell table:style-name="ce34"/>
          <table:table-cell office:value-type="string" table:style-name="ce35">
            <text:p>COMERCIO VAREJISTA DE LIVROS, JORNAIS, REVISTAS E PAPELARIA</text:p>
          </table:table-cell>
          <table:table-cell office:value-type="float" office:value="5300.18" table:style-name="ce36">
            <text:p>5,300.2</text:p>
          </table:table-cell>
          <table:table-cell office:value-type="float" office:value="5013.38" table:style-name="ce36">
            <text:p>5,013.4</text:p>
          </table:table-cell>
          <table:table-cell office:value-type="float" office:value="5370.24" table:style-name="ce36">
            <text:p>5,370.2</text:p>
          </table:table-cell>
          <table:table-cell office:value-type="float" office:value="4330.47" table:style-name="ce36">
            <text:p>4,330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761001" table:style-name="ce41">
            <text:p>4761001</text:p>
          </table:table-cell>
          <table:table-cell office:value-type="string" table:style-name="ce42">
            <text:p>Comércio varejista de livros</text:p>
          </table:table-cell>
          <table:table-cell office:value-type="float" office:value="1710.13" table:style-name="ce43">
            <text:p>1,710.1</text:p>
          </table:table-cell>
          <table:table-cell office:value-type="float" office:value="1504.94" table:style-name="ce43">
            <text:p>1,504.9</text:p>
          </table:table-cell>
          <table:table-cell office:value-type="float" office:value="1832.52" table:style-name="ce43">
            <text:p>1,832.5</text:p>
          </table:table-cell>
          <table:table-cell office:value-type="float" office:value="973.13" table:style-name="ce43">
            <text:p>973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761002" table:style-name="ce34">
            <text:p>4761002</text:p>
          </table:table-cell>
          <table:table-cell office:value-type="string" table:style-name="ce35">
            <text:p>Comércio varejista de jornais e revistas</text:p>
          </table:table-cell>
          <table:table-cell office:value-type="float" office:value="39.630000000000003" table:style-name="ce36">
            <text:p>39.6</text:p>
          </table:table-cell>
          <table:table-cell office:value-type="float" office:value="63.09" table:style-name="ce36">
            <text:p>63.1</text:p>
          </table:table-cell>
          <table:table-cell office:value-type="float" office:value="22.3" table:style-name="ce36">
            <text:p>22.3</text:p>
          </table:table-cell>
          <table:table-cell office:value-type="float" office:value="44.79" table:style-name="ce36">
            <text:p>44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761003" table:style-name="ce41">
            <text:p>4761003</text:p>
          </table:table-cell>
          <table:table-cell office:value-type="string" table:style-name="ce42">
            <text:p>Comércio varejista de artigos de papelaria</text:p>
          </table:table-cell>
          <table:table-cell office:value-type="float" office:value="3550.42" table:style-name="ce43">
            <text:p>3,550.4</text:p>
          </table:table-cell>
          <table:table-cell office:value-type="float" office:value="3445.34" table:style-name="ce43">
            <text:p>3,445.3</text:p>
          </table:table-cell>
          <table:table-cell office:value-type="float" office:value="3515.42" table:style-name="ce43">
            <text:p>3,515.4</text:p>
          </table:table-cell>
          <table:table-cell office:value-type="float" office:value="3312.55" table:style-name="ce43">
            <text:p>3,312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47628" table:style-name="ce33">
            <text:p>47628</text:p>
          </table:table-cell>
          <table:table-cell table:style-name="ce34"/>
          <table:table-cell office:value-type="string" table:style-name="ce35">
            <text:p>COMERCIO VAREJISTA DE DISCOS, CDS, DVDS E FITAS</text:p>
          </table:table-cell>
          <table:table-cell office:value-type="float" office:value="37.590000000000003" table:style-name="ce36">
            <text:p>37.6</text:p>
          </table:table-cell>
          <table:table-cell office:value-type="float" office:value="64" table:style-name="ce36">
            <text:p>64.0</text:p>
          </table:table-cell>
          <table:table-cell office:value-type="float" office:value="47.89" table:style-name="ce36">
            <text:p>47.9</text:p>
          </table:table-cell>
          <table:table-cell office:value-type="float" office:value="45.06" table:style-name="ce36">
            <text:p>45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762800" table:style-name="ce41">
            <text:p>4762800</text:p>
          </table:table-cell>
          <table:table-cell office:value-type="string" table:style-name="ce42">
            <text:p>Comércio varejista de discos, CDs, DVDs e fitas</text:p>
          </table:table-cell>
          <table:table-cell office:value-type="float" office:value="37.590000000000003" table:style-name="ce43">
            <text:p>37.6</text:p>
          </table:table-cell>
          <table:table-cell office:value-type="float" office:value="64" table:style-name="ce43">
            <text:p>64.0</text:p>
          </table:table-cell>
          <table:table-cell office:value-type="float" office:value="47.89" table:style-name="ce43">
            <text:p>47.9</text:p>
          </table:table-cell>
          <table:table-cell office:value-type="float" office:value="45.06" table:style-name="ce43">
            <text:p>45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47636" table:style-name="ce33">
            <text:p>47636</text:p>
          </table:table-cell>
          <table:table-cell table:style-name="ce34"/>
          <table:table-cell office:value-type="string" table:style-name="ce35">
            <text:p>COMERCIO VAREJISTA DE ARTIGOS RECREATIVOS E ESPORTIVOS</text:p>
          </table:table-cell>
          <table:table-cell office:value-type="float" office:value="68776.87" table:style-name="ce36">
            <text:p>68,776.9</text:p>
          </table:table-cell>
          <table:table-cell office:value-type="float" office:value="31658.28" table:style-name="ce36">
            <text:p>31,658.3</text:p>
          </table:table-cell>
          <table:table-cell office:value-type="float" office:value="24822.91" table:style-name="ce36">
            <text:p>24,822.9</text:p>
          </table:table-cell>
          <table:table-cell office:value-type="float" office:value="13746.42" table:style-name="ce36">
            <text:p>13,746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763601" table:style-name="ce41">
            <text:p>4763601</text:p>
          </table:table-cell>
          <table:table-cell office:value-type="string" table:style-name="ce42">
            <text:p>Comércio varejista de brinquedos e artigos recreativos</text:p>
          </table:table-cell>
          <table:table-cell office:value-type="float" office:value="26067.74" table:style-name="ce43">
            <text:p>26,067.7</text:p>
          </table:table-cell>
          <table:table-cell office:value-type="float" office:value="5185.3900000000003" table:style-name="ce43">
            <text:p>5,185.4</text:p>
          </table:table-cell>
          <table:table-cell office:value-type="float" office:value="4036.89" table:style-name="ce43">
            <text:p>4,036.9</text:p>
          </table:table-cell>
          <table:table-cell office:value-type="float" office:value="1798.07" table:style-name="ce43">
            <text:p>1,798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763602" table:style-name="ce34">
            <text:p>4763602</text:p>
          </table:table-cell>
          <table:table-cell office:value-type="string" table:style-name="ce35">
            <text:p>Comércio varejista de artigos esportivos</text:p>
          </table:table-cell>
          <table:table-cell office:value-type="float" office:value="37895.410000000003" table:style-name="ce36">
            <text:p>37,895.4</text:p>
          </table:table-cell>
          <table:table-cell office:value-type="float" office:value="21443.759999999998" table:style-name="ce36">
            <text:p>21,443.8</text:p>
          </table:table-cell>
          <table:table-cell office:value-type="float" office:value="16142.72" table:style-name="ce36">
            <text:p>16,142.7</text:p>
          </table:table-cell>
          <table:table-cell office:value-type="float" office:value="7304.22" table:style-name="ce36">
            <text:p>7,304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763603" table:style-name="ce41">
            <text:p>4763603</text:p>
          </table:table-cell>
          <table:table-cell office:value-type="string" table:style-name="ce42">
            <text:p>Comércio varejista de bicicletas e triciclos; peças e acessórios</text:p>
          </table:table-cell>
          <table:table-cell office:value-type="float" office:value="2508.09" table:style-name="ce43">
            <text:p>2,508.1</text:p>
          </table:table-cell>
          <table:table-cell office:value-type="float" office:value="3454.19" table:style-name="ce43">
            <text:p>3,454.2</text:p>
          </table:table-cell>
          <table:table-cell office:value-type="float" office:value="2858.91" table:style-name="ce43">
            <text:p>2,858.9</text:p>
          </table:table-cell>
          <table:table-cell office:value-type="float" office:value="2794.77" table:style-name="ce43">
            <text:p>2,794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763604" table:style-name="ce34">
            <text:p>4763604</text:p>
          </table:table-cell>
          <table:table-cell office:value-type="string" table:style-name="ce35">
            <text:p>Comércio varejista de artigos de caça, pesca e camping</text:p>
          </table:table-cell>
          <table:table-cell office:value-type="float" office:value="737.57" table:style-name="ce36">
            <text:p>737.6</text:p>
          </table:table-cell>
          <table:table-cell office:value-type="float" office:value="895.23" table:style-name="ce36">
            <text:p>895.2</text:p>
          </table:table-cell>
          <table:table-cell office:value-type="float" office:value="1101.25" table:style-name="ce36">
            <text:p>1,101.3</text:p>
          </table:table-cell>
          <table:table-cell office:value-type="float" office:value="730.54" table:style-name="ce36">
            <text:p>730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763605" table:style-name="ce41">
            <text:p>4763605</text:p>
          </table:table-cell>
          <table:table-cell office:value-type="string" table:style-name="ce42">
            <text:p>Comércio varejista de embarcações e outros veículos recreativos; peças e acessórios</text:p>
          </table:table-cell>
          <table:table-cell office:value-type="float" office:value="1568.06" table:style-name="ce43">
            <text:p>1,568.1</text:p>
          </table:table-cell>
          <table:table-cell office:value-type="float" office:value="679.73" table:style-name="ce43">
            <text:p>679.7</text:p>
          </table:table-cell>
          <table:table-cell office:value-type="float" office:value="683.15" table:style-name="ce43">
            <text:p>683.2</text:p>
          </table:table-cell>
          <table:table-cell office:value-type="float" office:value="1118.82" table:style-name="ce43">
            <text:p>1,118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0">
          <table:table-cell table:style-name="ce31"/>
          <table:table-cell office:value-type="float" office:value="477" table:style-name="ce32">
            <text:p>477</text:p>
          </table:table-cell>
          <table:table-cell table:style-name="ce33"/>
          <table:table-cell table:style-name="ce34"/>
          <table:table-cell office:value-type="string" table:style-name="ce35">
            <text:p>COMERCIO VAREJISTA DE PRODUTOS FARMACEUTICOS, PERFUMARIA E COSMETICOS E ARTIGOS MEDICOS, OPTICOS E ORTOPEDICOS</text:p>
          </table:table-cell>
          <table:table-cell office:value-type="float" office:value="65454.94" table:style-name="ce36">
            <text:p>65,454.9</text:p>
          </table:table-cell>
          <table:table-cell office:value-type="float" office:value="61159.74" table:style-name="ce36">
            <text:p>61,159.7</text:p>
          </table:table-cell>
          <table:table-cell office:value-type="float" office:value="60320.63" table:style-name="ce36">
            <text:p>60,320.6</text:p>
          </table:table-cell>
          <table:table-cell office:value-type="float" office:value="73295.839999999997" table:style-name="ce36">
            <text:p>73,295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47717" table:style-name="ce40">
            <text:p>47717</text:p>
          </table:table-cell>
          <table:table-cell table:style-name="ce41"/>
          <table:table-cell office:value-type="string" table:style-name="ce42">
            <text:p>COMERCIO VAREJISTA DE PRODUTOS FARMACEUTICOS PARA USO HUMANO E VETERINARIO</text:p>
          </table:table-cell>
          <table:table-cell office:value-type="float" office:value="30311.119999999999" table:style-name="ce43">
            <text:p>30,311.1</text:p>
          </table:table-cell>
          <table:table-cell office:value-type="float" office:value="31903.81" table:style-name="ce43">
            <text:p>31,903.8</text:p>
          </table:table-cell>
          <table:table-cell office:value-type="float" office:value="33186.589999999997" table:style-name="ce43">
            <text:p>33,186.6</text:p>
          </table:table-cell>
          <table:table-cell office:value-type="float" office:value="46417.08" table:style-name="ce43">
            <text:p>46,417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4771701" table:style-name="ce34">
            <text:p>4771701</text:p>
          </table:table-cell>
          <table:table-cell office:value-type="string" table:style-name="ce35">
            <text:p>Comércio varejista de produtos farmacêuticos, sem manipulação de fórmulas</text:p>
          </table:table-cell>
          <table:table-cell office:value-type="float" office:value="26541.03" table:style-name="ce36">
            <text:p>26,541.0</text:p>
          </table:table-cell>
          <table:table-cell office:value-type="float" office:value="27521.84" table:style-name="ce36">
            <text:p>27,521.8</text:p>
          </table:table-cell>
          <table:table-cell office:value-type="float" office:value="28434.38" table:style-name="ce36">
            <text:p>28,434.4</text:p>
          </table:table-cell>
          <table:table-cell office:value-type="float" office:value="38780.559999999998" table:style-name="ce36">
            <text:p>38,780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771702" table:style-name="ce41">
            <text:p>4771702</text:p>
          </table:table-cell>
          <table:table-cell office:value-type="string" table:style-name="ce42">
            <text:p>Comércio varejista de produtos farmacêuticos, com manipulação de fórmulas</text:p>
          </table:table-cell>
          <table:table-cell office:value-type="float" office:value="3018.22" table:style-name="ce43">
            <text:p>3,018.2</text:p>
          </table:table-cell>
          <table:table-cell office:value-type="float" office:value="3427.48" table:style-name="ce43">
            <text:p>3,427.5</text:p>
          </table:table-cell>
          <table:table-cell office:value-type="float" office:value="4154.33" table:style-name="ce43">
            <text:p>4,154.3</text:p>
          </table:table-cell>
          <table:table-cell office:value-type="float" office:value="6825.67" table:style-name="ce43">
            <text:p>6,825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771703" table:style-name="ce34">
            <text:p>4771703</text:p>
          </table:table-cell>
          <table:table-cell office:value-type="string" table:style-name="ce35">
            <text:p>Comércio varejista de produtos farmacêuticos homeopáticos</text:p>
          </table:table-cell>
          <table:table-cell office:value-type="float" office:value="57.56" table:style-name="ce36">
            <text:p>57.6</text:p>
          </table:table-cell>
          <table:table-cell office:value-type="float" office:value="59.57" table:style-name="ce36">
            <text:p>59.6</text:p>
          </table:table-cell>
          <table:table-cell office:value-type="float" office:value="59.65" table:style-name="ce36">
            <text:p>59.7</text:p>
          </table:table-cell>
          <table:table-cell office:value-type="float" office:value="62.98" table:style-name="ce36">
            <text:p>63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771704" table:style-name="ce41">
            <text:p>4771704</text:p>
          </table:table-cell>
          <table:table-cell office:value-type="string" table:style-name="ce42">
            <text:p>Comércio varejista de medicamentos veterinários</text:p>
          </table:table-cell>
          <table:table-cell office:value-type="float" office:value="694.32" table:style-name="ce43">
            <text:p>694.3</text:p>
          </table:table-cell>
          <table:table-cell office:value-type="float" office:value="894.92" table:style-name="ce43">
            <text:p>894.9</text:p>
          </table:table-cell>
          <table:table-cell office:value-type="float" office:value="538.23" table:style-name="ce43">
            <text:p>538.2</text:p>
          </table:table-cell>
          <table:table-cell office:value-type="float" office:value="747.87" table:style-name="ce43">
            <text:p>747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47725" table:style-name="ce33">
            <text:p>47725</text:p>
          </table:table-cell>
          <table:table-cell table:style-name="ce34"/>
          <table:table-cell office:value-type="string" table:style-name="ce35">
            <text:p>COMERCIO VAREJISTA DE COSMETICOS, PRODUTOS DE PERFUMARIA E DE HIGIENE PESSOAL</text:p>
          </table:table-cell>
          <table:table-cell office:value-type="float" office:value="25823.15" table:style-name="ce36">
            <text:p>25,823.2</text:p>
          </table:table-cell>
          <table:table-cell office:value-type="float" office:value="19532.57" table:style-name="ce36">
            <text:p>19,532.6</text:p>
          </table:table-cell>
          <table:table-cell office:value-type="float" office:value="15910.7" table:style-name="ce36">
            <text:p>15,910.7</text:p>
          </table:table-cell>
          <table:table-cell office:value-type="float" office:value="16548.490000000002" table:style-name="ce36">
            <text:p>16,548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772500" table:style-name="ce41">
            <text:p>4772500</text:p>
          </table:table-cell>
          <table:table-cell office:value-type="string" table:style-name="ce42">
            <text:p>Comércio varejista de cosméticos, produtos de perfumaria e de higiene pessoal</text:p>
          </table:table-cell>
          <table:table-cell office:value-type="float" office:value="25823.15" table:style-name="ce43">
            <text:p>25,823.2</text:p>
          </table:table-cell>
          <table:table-cell office:value-type="float" office:value="19532.57" table:style-name="ce43">
            <text:p>19,532.6</text:p>
          </table:table-cell>
          <table:table-cell office:value-type="float" office:value="15910.7" table:style-name="ce43">
            <text:p>15,910.7</text:p>
          </table:table-cell>
          <table:table-cell office:value-type="float" office:value="16548.490000000002" table:style-name="ce43">
            <text:p>16,548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47733" table:style-name="ce33">
            <text:p>47733</text:p>
          </table:table-cell>
          <table:table-cell table:style-name="ce34"/>
          <table:table-cell office:value-type="string" table:style-name="ce35">
            <text:p>COMERCIO VAREJISTA DE ARTIGOS MEDICOS E ORTOPEDICOS</text:p>
          </table:table-cell>
          <table:table-cell office:value-type="float" office:value="4275.7700000000004" table:style-name="ce36">
            <text:p>4,275.8</text:p>
          </table:table-cell>
          <table:table-cell office:value-type="float" office:value="5119.3599999999997" table:style-name="ce36">
            <text:p>5,119.4</text:p>
          </table:table-cell>
          <table:table-cell office:value-type="float" office:value="6481.1" table:style-name="ce36">
            <text:p>6,481.1</text:p>
          </table:table-cell>
          <table:table-cell office:value-type="float" office:value="7029.15" table:style-name="ce36">
            <text:p>7,029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773300" table:style-name="ce41">
            <text:p>4773300</text:p>
          </table:table-cell>
          <table:table-cell office:value-type="string" table:style-name="ce42">
            <text:p>Comércio varejista de artigos médicos e ortopédicos</text:p>
          </table:table-cell>
          <table:table-cell office:value-type="float" office:value="4275.7700000000004" table:style-name="ce43">
            <text:p>4,275.8</text:p>
          </table:table-cell>
          <table:table-cell office:value-type="float" office:value="5119.3599999999997" table:style-name="ce43">
            <text:p>5,119.4</text:p>
          </table:table-cell>
          <table:table-cell office:value-type="float" office:value="6481.1" table:style-name="ce43">
            <text:p>6,481.1</text:p>
          </table:table-cell>
          <table:table-cell office:value-type="float" office:value="7029.15" table:style-name="ce43">
            <text:p>7,029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47741" table:style-name="ce33">
            <text:p>47741</text:p>
          </table:table-cell>
          <table:table-cell table:style-name="ce34"/>
          <table:table-cell office:value-type="string" table:style-name="ce35">
            <text:p>COMERCIO VAREJISTA DE ARTIGOS DE OPTICA</text:p>
          </table:table-cell>
          <table:table-cell office:value-type="float" office:value="5044.8999999999996" table:style-name="ce36">
            <text:p>5,044.9</text:p>
          </table:table-cell>
          <table:table-cell office:value-type="float" office:value="4604" table:style-name="ce36">
            <text:p>4,604.0</text:p>
          </table:table-cell>
          <table:table-cell office:value-type="float" office:value="4742.25" table:style-name="ce36">
            <text:p>4,742.3</text:p>
          </table:table-cell>
          <table:table-cell office:value-type="float" office:value="3301.12" table:style-name="ce36">
            <text:p>3,301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774100" table:style-name="ce41">
            <text:p>4774100</text:p>
          </table:table-cell>
          <table:table-cell office:value-type="string" table:style-name="ce42">
            <text:p>Comércio varejista de artigos de óptica</text:p>
          </table:table-cell>
          <table:table-cell office:value-type="float" office:value="5044.8999999999996" table:style-name="ce43">
            <text:p>5,044.9</text:p>
          </table:table-cell>
          <table:table-cell office:value-type="float" office:value="4604" table:style-name="ce43">
            <text:p>4,604.0</text:p>
          </table:table-cell>
          <table:table-cell office:value-type="float" office:value="4742.25" table:style-name="ce43">
            <text:p>4,742.3</text:p>
          </table:table-cell>
          <table:table-cell office:value-type="float" office:value="3301.12" table:style-name="ce43">
            <text:p>3,301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office:value-type="float" office:value="478" table:style-name="ce32">
            <text:p>478</text:p>
          </table:table-cell>
          <table:table-cell table:style-name="ce33"/>
          <table:table-cell table:style-name="ce34"/>
          <table:table-cell office:value-type="string" table:style-name="ce35">
            <text:p>COMERCIO VAREJISTA DE PRODUTOS NOVOS NAO ESPECIFICADOS ANTERIORMENTE E DE PRODUTOS USADOS</text:p>
          </table:table-cell>
          <table:table-cell office:value-type="float" office:value="494405.22" table:style-name="ce36">
            <text:p>494,405.2</text:p>
          </table:table-cell>
          <table:table-cell office:value-type="float" office:value="259177.60000000001" table:style-name="ce36">
            <text:p>259,177.6</text:p>
          </table:table-cell>
          <table:table-cell office:value-type="float" office:value="235574.81" table:style-name="ce36">
            <text:p>235,574.8</text:p>
          </table:table-cell>
          <table:table-cell office:value-type="float" office:value="143468.84" table:style-name="ce36">
            <text:p>143,468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47814" table:style-name="ce40">
            <text:p>47814</text:p>
          </table:table-cell>
          <table:table-cell table:style-name="ce41"/>
          <table:table-cell office:value-type="string" table:style-name="ce42">
            <text:p>COMERCIO VAREJISTA DE ARTIGOS DO VESTUARIO E ACESSORIOS</text:p>
          </table:table-cell>
          <table:table-cell office:value-type="float" office:value="293217.90000000002" table:style-name="ce43">
            <text:p>293,217.9</text:p>
          </table:table-cell>
          <table:table-cell office:value-type="float" office:value="140825.60999999999" table:style-name="ce43">
            <text:p>140,825.6</text:p>
          </table:table-cell>
          <table:table-cell office:value-type="float" office:value="136522.38" table:style-name="ce43">
            <text:p>136,522.4</text:p>
          </table:table-cell>
          <table:table-cell office:value-type="float" office:value="61535.09" table:style-name="ce43">
            <text:p>61,535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781400" table:style-name="ce34">
            <text:p>4781400</text:p>
          </table:table-cell>
          <table:table-cell office:value-type="string" table:style-name="ce35">
            <text:p>Comércio varejista de artigos do vestuário e acessórios</text:p>
          </table:table-cell>
          <table:table-cell office:value-type="float" office:value="293217.90000000002" table:style-name="ce36">
            <text:p>293,217.9</text:p>
          </table:table-cell>
          <table:table-cell office:value-type="float" office:value="140825.60999999999" table:style-name="ce36">
            <text:p>140,825.6</text:p>
          </table:table-cell>
          <table:table-cell office:value-type="float" office:value="136522.38" table:style-name="ce36">
            <text:p>136,522.4</text:p>
          </table:table-cell>
          <table:table-cell office:value-type="float" office:value="61535.09" table:style-name="ce36">
            <text:p>61,535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47822" table:style-name="ce40">
            <text:p>47822</text:p>
          </table:table-cell>
          <table:table-cell table:style-name="ce41"/>
          <table:table-cell office:value-type="string" table:style-name="ce42">
            <text:p>COMERCIO VAREJISTA DE CALCADOS E ARTIGOS DE VIAGEM</text:p>
          </table:table-cell>
          <table:table-cell office:value-type="float" office:value="72197.47" table:style-name="ce43">
            <text:p>72,197.5</text:p>
          </table:table-cell>
          <table:table-cell office:value-type="float" office:value="27704.400000000001" table:style-name="ce43">
            <text:p>27,704.4</text:p>
          </table:table-cell>
          <table:table-cell office:value-type="float" office:value="27365.69" table:style-name="ce43">
            <text:p>27,365.7</text:p>
          </table:table-cell>
          <table:table-cell office:value-type="float" office:value="12831.93" table:style-name="ce43">
            <text:p>12,831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782201" table:style-name="ce34">
            <text:p>4782201</text:p>
          </table:table-cell>
          <table:table-cell office:value-type="string" table:style-name="ce35">
            <text:p>Comércio varejista de calçados</text:p>
          </table:table-cell>
          <table:table-cell office:value-type="float" office:value="64046.25" table:style-name="ce36">
            <text:p>64,046.3</text:p>
          </table:table-cell>
          <table:table-cell office:value-type="float" office:value="22963.82" table:style-name="ce36">
            <text:p>22,963.8</text:p>
          </table:table-cell>
          <table:table-cell office:value-type="float" office:value="21048.02" table:style-name="ce36">
            <text:p>21,048.0</text:p>
          </table:table-cell>
          <table:table-cell office:value-type="float" office:value="8926.7900000000009" table:style-name="ce36">
            <text:p>8,926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782202" table:style-name="ce41">
            <text:p>4782202</text:p>
          </table:table-cell>
          <table:table-cell office:value-type="string" table:style-name="ce42">
            <text:p>Comércio varejista de artigos de viagem</text:p>
          </table:table-cell>
          <table:table-cell office:value-type="float" office:value="8151.21" table:style-name="ce43">
            <text:p>8,151.2</text:p>
          </table:table-cell>
          <table:table-cell office:value-type="float" office:value="4740.59" table:style-name="ce43">
            <text:p>4,740.6</text:p>
          </table:table-cell>
          <table:table-cell office:value-type="float" office:value="6317.67" table:style-name="ce43">
            <text:p>6,317.7</text:p>
          </table:table-cell>
          <table:table-cell office:value-type="float" office:value="3905.14" table:style-name="ce43">
            <text:p>3,905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47831" table:style-name="ce33">
            <text:p>47831</text:p>
          </table:table-cell>
          <table:table-cell table:style-name="ce34"/>
          <table:table-cell office:value-type="string" table:style-name="ce35">
            <text:p>COMERCIO VAREJISTA DE JOIAS E RELOGIOS</text:p>
          </table:table-cell>
          <table:table-cell office:value-type="float" office:value="50792.19" table:style-name="ce36">
            <text:p>50,792.2</text:p>
          </table:table-cell>
          <table:table-cell office:value-type="float" office:value="17345.07" table:style-name="ce36">
            <text:p>17,345.1</text:p>
          </table:table-cell>
          <table:table-cell office:value-type="float" office:value="14373.36" table:style-name="ce36">
            <text:p>14,373.4</text:p>
          </table:table-cell>
          <table:table-cell office:value-type="float" office:value="8368.7900000000009" table:style-name="ce36">
            <text:p>8,368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783101" table:style-name="ce41">
            <text:p>4783101</text:p>
          </table:table-cell>
          <table:table-cell office:value-type="string" table:style-name="ce42">
            <text:p>Comércio varejista de artigos de joalheria</text:p>
          </table:table-cell>
          <table:table-cell office:value-type="float" office:value="50218.37" table:style-name="ce43">
            <text:p>50,218.4</text:p>
          </table:table-cell>
          <table:table-cell office:value-type="float" office:value="16790.3" table:style-name="ce43">
            <text:p>16,790.3</text:p>
          </table:table-cell>
          <table:table-cell office:value-type="float" office:value="13726.75" table:style-name="ce43">
            <text:p>13,726.8</text:p>
          </table:table-cell>
          <table:table-cell office:value-type="float" office:value="8035.69" table:style-name="ce43">
            <text:p>8,035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783102" table:style-name="ce34">
            <text:p>4783102</text:p>
          </table:table-cell>
          <table:table-cell office:value-type="string" table:style-name="ce35">
            <text:p>Comércio varejista de artigos de relojoaria</text:p>
          </table:table-cell>
          <table:table-cell office:value-type="float" office:value="573.82000000000005" table:style-name="ce36">
            <text:p>573.8</text:p>
          </table:table-cell>
          <table:table-cell office:value-type="float" office:value="554.78" table:style-name="ce36">
            <text:p>554.8</text:p>
          </table:table-cell>
          <table:table-cell office:value-type="float" office:value="646.61" table:style-name="ce36">
            <text:p>646.6</text:p>
          </table:table-cell>
          <table:table-cell office:value-type="float" office:value="333.1" table:style-name="ce36">
            <text:p>333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47849" table:style-name="ce40">
            <text:p>47849</text:p>
          </table:table-cell>
          <table:table-cell table:style-name="ce41"/>
          <table:table-cell office:value-type="string" table:style-name="ce42">
            <text:p>COMERCIO VAREJISTA DE GAS LIQUEFEITO DE PETROLEO (GLP)</text:p>
          </table:table-cell>
          <table:table-cell office:value-type="float" office:value="31.06" table:style-name="ce43">
            <text:p>31.1</text:p>
          </table:table-cell>
          <table:table-cell office:value-type="float" office:value="31.85" table:style-name="ce43">
            <text:p>31.9</text:p>
          </table:table-cell>
          <table:table-cell office:value-type="float" office:value="35.54" table:style-name="ce43">
            <text:p>35.5</text:p>
          </table:table-cell>
          <table:table-cell office:value-type="float" office:value="36.81" table:style-name="ce43">
            <text:p>36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784900" table:style-name="ce34">
            <text:p>4784900</text:p>
          </table:table-cell>
          <table:table-cell office:value-type="string" table:style-name="ce35">
            <text:p>Comércio varejista de gás liqüefeito de petróleo (GLP)</text:p>
          </table:table-cell>
          <table:table-cell office:value-type="float" office:value="31.06" table:style-name="ce36">
            <text:p>31.1</text:p>
          </table:table-cell>
          <table:table-cell office:value-type="float" office:value="31.85" table:style-name="ce36">
            <text:p>31.9</text:p>
          </table:table-cell>
          <table:table-cell office:value-type="float" office:value="35.54" table:style-name="ce36">
            <text:p>35.5</text:p>
          </table:table-cell>
          <table:table-cell office:value-type="float" office:value="36.81" table:style-name="ce36">
            <text:p>36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47857" table:style-name="ce40">
            <text:p>47857</text:p>
          </table:table-cell>
          <table:table-cell table:style-name="ce41"/>
          <table:table-cell office:value-type="string" table:style-name="ce42">
            <text:p>COMERCIO VAREJISTA DE ARTIGOS USADOS</text:p>
          </table:table-cell>
          <table:table-cell office:value-type="float" office:value="110.42" table:style-name="ce43">
            <text:p>110.4</text:p>
          </table:table-cell>
          <table:table-cell office:value-type="float" office:value="355.1" table:style-name="ce43">
            <text:p>355.1</text:p>
          </table:table-cell>
          <table:table-cell office:value-type="float" office:value="113.98" table:style-name="ce43">
            <text:p>114.0</text:p>
          </table:table-cell>
          <table:table-cell office:value-type="float" office:value="361.2" table:style-name="ce43">
            <text:p>361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785701" table:style-name="ce34">
            <text:p>4785701</text:p>
          </table:table-cell>
          <table:table-cell office:value-type="string" table:style-name="ce35">
            <text:p>Comércio varejista de antigüidades</text:p>
          </table:table-cell>
          <table:table-cell office:value-type="float" office:value="69.17" table:style-name="ce36">
            <text:p>69.2</text:p>
          </table:table-cell>
          <table:table-cell office:value-type="float" office:value="309.70999999999998" table:style-name="ce36">
            <text:p>309.7</text:p>
          </table:table-cell>
          <table:table-cell office:value-type="float" office:value="29.35" table:style-name="ce36">
            <text:p>29.4</text:p>
          </table:table-cell>
          <table:table-cell office:value-type="float" office:value="253.51" table:style-name="ce36">
            <text:p>253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785799" table:style-name="ce41">
            <text:p>4785799</text:p>
          </table:table-cell>
          <table:table-cell office:value-type="string" table:style-name="ce42">
            <text:p>Comércio varejista de outros artigos usados</text:p>
          </table:table-cell>
          <table:table-cell office:value-type="float" office:value="41.24" table:style-name="ce43">
            <text:p>41.2</text:p>
          </table:table-cell>
          <table:table-cell office:value-type="float" office:value="45.4" table:style-name="ce43">
            <text:p>45.4</text:p>
          </table:table-cell>
          <table:table-cell office:value-type="float" office:value="84.63" table:style-name="ce43">
            <text:p>84.6</text:p>
          </table:table-cell>
          <table:table-cell office:value-type="float" office:value="107.69" table:style-name="ce43">
            <text:p>107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47890" table:style-name="ce33">
            <text:p>47890</text:p>
          </table:table-cell>
          <table:table-cell table:style-name="ce34"/>
          <table:table-cell office:value-type="string" table:style-name="ce35">
            <text:p>COMERCIO VAREJISTA DE OUTROS PRODUTOS NOVOS NAO ESPECIFICADOS ANTERIORMENTE</text:p>
          </table:table-cell>
          <table:table-cell office:value-type="float" office:value="78056.19" table:style-name="ce36">
            <text:p>78,056.2</text:p>
          </table:table-cell>
          <table:table-cell office:value-type="float" office:value="72915.570000000007" table:style-name="ce36">
            <text:p>72,915.6</text:p>
          </table:table-cell>
          <table:table-cell office:value-type="float" office:value="57163.86" table:style-name="ce36">
            <text:p>57,163.9</text:p>
          </table:table-cell>
          <table:table-cell office:value-type="float" office:value="60335.01" table:style-name="ce36">
            <text:p>60,335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789001" table:style-name="ce41">
            <text:p>4789001</text:p>
          </table:table-cell>
          <table:table-cell office:value-type="string" table:style-name="ce42">
            <text:p>Comércio varejista de suvenires, bijuterias e artesanatos</text:p>
          </table:table-cell>
          <table:table-cell office:value-type="float" office:value="3951.04" table:style-name="ce43">
            <text:p>3,951.0</text:p>
          </table:table-cell>
          <table:table-cell office:value-type="float" office:value="2577.3200000000002" table:style-name="ce43">
            <text:p>2,577.3</text:p>
          </table:table-cell>
          <table:table-cell office:value-type="float" office:value="2796.11" table:style-name="ce43">
            <text:p>2,796.1</text:p>
          </table:table-cell>
          <table:table-cell office:value-type="float" office:value="1711.31" table:style-name="ce43">
            <text:p>1,711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789002" table:style-name="ce34">
            <text:p>4789002</text:p>
          </table:table-cell>
          <table:table-cell office:value-type="string" table:style-name="ce35">
            <text:p>Comércio varejista de plantas e flores naturais</text:p>
          </table:table-cell>
          <table:table-cell office:value-type="float" office:value="1240.44" table:style-name="ce36">
            <text:p>1,240.4</text:p>
          </table:table-cell>
          <table:table-cell office:value-type="float" office:value="998.59" table:style-name="ce36">
            <text:p>998.6</text:p>
          </table:table-cell>
          <table:table-cell office:value-type="float" office:value="1227.3399999999999" table:style-name="ce36">
            <text:p>1,227.3</text:p>
          </table:table-cell>
          <table:table-cell office:value-type="float" office:value="1011.14" table:style-name="ce36">
            <text:p>1,011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789003" table:style-name="ce41">
            <text:p>4789003</text:p>
          </table:table-cell>
          <table:table-cell office:value-type="string" table:style-name="ce42">
            <text:p>Comércio varejista de objetos de arte</text:p>
          </table:table-cell>
          <table:table-cell office:value-type="float" office:value="1311.01" table:style-name="ce43">
            <text:p>1,311.0</text:p>
          </table:table-cell>
          <table:table-cell office:value-type="float" office:value="456.37" table:style-name="ce43">
            <text:p>456.4</text:p>
          </table:table-cell>
          <table:table-cell office:value-type="float" office:value="439.33" table:style-name="ce43">
            <text:p>439.3</text:p>
          </table:table-cell>
          <table:table-cell office:value-type="float" office:value="579.09" table:style-name="ce43">
            <text:p>579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4789004" table:style-name="ce34">
            <text:p>4789004</text:p>
          </table:table-cell>
          <table:table-cell office:value-type="string" table:style-name="ce35">
            <text:p>Comércio varejista de animais vivos e de artigos e alimentos para animais de estimação</text:p>
          </table:table-cell>
          <table:table-cell office:value-type="float" office:value="8488.81" table:style-name="ce36">
            <text:p>8,488.8</text:p>
          </table:table-cell>
          <table:table-cell office:value-type="float" office:value="9794.59" table:style-name="ce36">
            <text:p>9,794.6</text:p>
          </table:table-cell>
          <table:table-cell office:value-type="float" office:value="6910.94" table:style-name="ce36">
            <text:p>6,910.9</text:p>
          </table:table-cell>
          <table:table-cell office:value-type="float" office:value="7086.15" table:style-name="ce36">
            <text:p>7,086.2</text:p>
          </table:table-cell>
          <table:table-cell table:number-columns-repeated="8" table:style-name="ce36"/>
          <table:table-cell table:number-columns-repeated="16367" table:style-name="ce30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789005" table:style-name="ce41">
            <text:p>4789005</text:p>
          </table:table-cell>
          <table:table-cell office:value-type="string" table:style-name="ce42">
            <text:p>Comércio varejista de produtos saneantes domissanitários</text:p>
          </table:table-cell>
          <table:table-cell office:value-type="float" office:value="1689.71" table:style-name="ce43">
            <text:p>1,689.7</text:p>
          </table:table-cell>
          <table:table-cell office:value-type="float" office:value="1699.53" table:style-name="ce43">
            <text:p>1,699.5</text:p>
          </table:table-cell>
          <table:table-cell office:value-type="float" office:value="1715.88" table:style-name="ce43">
            <text:p>1,715.9</text:p>
          </table:table-cell>
          <table:table-cell office:value-type="float" office:value="1983.34" table:style-name="ce43">
            <text:p>1,983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789006" table:style-name="ce34">
            <text:p>4789006</text:p>
          </table:table-cell>
          <table:table-cell office:value-type="string" table:style-name="ce35">
            <text:p>Comércio varejista de fogos de artifício e artigos pirotécnicos</text:p>
          </table:table-cell>
          <table:table-cell office:value-type="float" office:value="129.88999999999999" table:style-name="ce36">
            <text:p>129.9</text:p>
          </table:table-cell>
          <table:table-cell office:value-type="float" office:value="74.459999999999994" table:style-name="ce36">
            <text:p>74.5</text:p>
          </table:table-cell>
          <table:table-cell office:value-type="float" office:value="45.79" table:style-name="ce36">
            <text:p>45.8</text:p>
          </table:table-cell>
          <table:table-cell office:value-type="float" office:value="12.32" table:style-name="ce36">
            <text:p>12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789007" table:style-name="ce41">
            <text:p>4789007</text:p>
          </table:table-cell>
          <table:table-cell office:value-type="string" table:style-name="ce42">
            <text:p>Comércio varejista de equipamentos para escritório</text:p>
          </table:table-cell>
          <table:table-cell office:value-type="float" office:value="251.95" table:style-name="ce43">
            <text:p>252.0</text:p>
          </table:table-cell>
          <table:table-cell office:value-type="float" office:value="262.74" table:style-name="ce43">
            <text:p>262.7</text:p>
          </table:table-cell>
          <table:table-cell office:value-type="float" office:value="334.73" table:style-name="ce43">
            <text:p>334.7</text:p>
          </table:table-cell>
          <table:table-cell office:value-type="float" office:value="280.88" table:style-name="ce43">
            <text:p>280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789008" table:style-name="ce34">
            <text:p>4789008</text:p>
          </table:table-cell>
          <table:table-cell office:value-type="string" table:style-name="ce35">
            <text:p>Comércio varejista de artigos fotográficos e para filmagem</text:p>
          </table:table-cell>
          <table:table-cell office:value-type="float" office:value="307.11" table:style-name="ce36">
            <text:p>307.1</text:p>
          </table:table-cell>
          <table:table-cell office:value-type="float" office:value="369.03" table:style-name="ce36">
            <text:p>369.0</text:p>
          </table:table-cell>
          <table:table-cell office:value-type="float" office:value="455.59" table:style-name="ce36">
            <text:p>455.6</text:p>
          </table:table-cell>
          <table:table-cell office:value-type="float" office:value="280.73" table:style-name="ce36">
            <text:p>280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789009" table:style-name="ce41">
            <text:p>4789009</text:p>
          </table:table-cell>
          <table:table-cell office:value-type="string" table:style-name="ce42">
            <text:p>Comércio varejista de armas e munições</text:p>
          </table:table-cell>
          <table:table-cell office:value-type="float" office:value="2657.28" table:style-name="ce43">
            <text:p>2,657.3</text:p>
          </table:table-cell>
          <table:table-cell office:value-type="float" office:value="5313.32" table:style-name="ce43">
            <text:p>5,313.3</text:p>
          </table:table-cell>
          <table:table-cell office:value-type="float" office:value="3448.26" table:style-name="ce43">
            <text:p>3,448.3</text:p>
          </table:table-cell>
          <table:table-cell office:value-type="float" office:value="7946.33" table:style-name="ce43">
            <text:p>7,946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789099" table:style-name="ce34">
            <text:p>4789099</text:p>
          </table:table-cell>
          <table:table-cell office:value-type="string" table:style-name="ce35">
            <text:p>Comércio varejista de outros produtos não especificados anteriormente</text:p>
          </table:table-cell>
          <table:table-cell office:value-type="float" office:value="58028.959999999999" table:style-name="ce36">
            <text:p>58,029.0</text:p>
          </table:table-cell>
          <table:table-cell office:value-type="float" office:value="51369.61" table:style-name="ce36">
            <text:p>51,369.6</text:p>
          </table:table-cell>
          <table:table-cell office:value-type="float" office:value="39789.89" table:style-name="ce36">
            <text:p>39,789.9</text:p>
          </table:table-cell>
          <table:table-cell office:value-type="float" office:value="39443.730000000003" table:style-name="ce36">
            <text:p>39,443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office:value-type="string" table:number-columns-spanned="4" table:number-rows-spanned="1" table:style-name="ce63">
            <text:p>Seção H</text:p>
          </table:table-cell>
          <table:covered-table-cell table:number-columns-repeated="3"/>
          <table:table-cell office:value-type="string" table:style-name="ce28">
            <text:p>TRANSPORTE, ARMAZENAGEM E CORREIO</text:p>
          </table:table-cell>
          <table:table-cell office:value-type="float" office:value="414039.91" table:style-name="ce29">
            <text:p>414,039.9</text:p>
          </table:table-cell>
          <table:table-cell office:value-type="float" office:value="393509.07" table:style-name="ce29">
            <text:p>393,509.1</text:p>
          </table:table-cell>
          <table:table-cell office:value-type="float" office:value="385100.06" table:style-name="ce29">
            <text:p>385,100.1</text:p>
          </table:table-cell>
          <table:table-cell office:value-type="float" office:value="430378.16" table:style-name="ce29">
            <text:p>430,378.2</text:p>
          </table:table-cell>
          <table:table-cell table:number-columns-repeated="8" table:style-name="ce29"/>
          <table:table-cell table:number-columns-repeated="16367" table:style-name="ce37"/>
        </table:table-row>
        <table:table-row table:style-name="ro8">
          <table:table-cell office:value-type="float" office:value="49" table:style-name="ce31">
            <text:p>49</text:p>
          </table:table-cell>
          <table:table-cell table:style-name="ce32"/>
          <table:table-cell table:style-name="ce33"/>
          <table:table-cell table:style-name="ce34"/>
          <table:table-cell office:value-type="string" table:style-name="ce35">
            <text:p>TRANSPORTE TERRESTRE</text:p>
          </table:table-cell>
          <table:table-cell office:value-type="float" office:value="339354.08" table:style-name="ce36">
            <text:p>339,354.1</text:p>
          </table:table-cell>
          <table:table-cell office:value-type="float" office:value="313124.17" table:style-name="ce36">
            <text:p>313,124.2</text:p>
          </table:table-cell>
          <table:table-cell office:value-type="float" office:value="308230.5" table:style-name="ce36">
            <text:p>308,230.5</text:p>
          </table:table-cell>
          <table:table-cell office:value-type="float" office:value="347752.87" table:style-name="ce36">
            <text:p>347,752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491" table:style-name="ce39">
            <text:p>491</text:p>
          </table:table-cell>
          <table:table-cell table:style-name="ce40"/>
          <table:table-cell table:style-name="ce41"/>
          <table:table-cell office:value-type="string" table:style-name="ce42">
            <text:p>TRANSPORTE FERROVIARIO E METROFERROVIARIO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float" office:value="2563.5700000000002" table:style-name="ce43">
            <text:p>2,563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49116" table:style-name="ce33">
            <text:p>49116</text:p>
          </table:table-cell>
          <table:table-cell table:style-name="ce34"/>
          <table:table-cell office:value-type="string" table:style-name="ce35">
            <text:p>TRANSPORTE FERROVIARIO DE CARGA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1201.5" table:style-name="ce36">
            <text:p>1,201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911600" table:style-name="ce41">
            <text:p>4911600</text:p>
          </table:table-cell>
          <table:table-cell office:value-type="string" table:style-name="ce42">
            <text:p>Transporte ferroviário de carga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float" office:value="1201.5" table:style-name="ce43">
            <text:p>1,201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49124" table:style-name="ce33">
            <text:p>49124</text:p>
          </table:table-cell>
          <table:table-cell table:style-name="ce34"/>
          <table:table-cell office:value-type="string" table:style-name="ce35">
            <text:p>TRANSPORTE METROFERROVIARIO DE PASSAGEIRO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1362.07" table:style-name="ce36">
            <text:p>1,362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912401" table:style-name="ce41">
            <text:p>4912401</text:p>
          </table:table-cell>
          <table:table-cell office:value-type="string" table:style-name="ce42">
            <text:p>Transporte ferroviário de passageiros intermunicipal e interestadual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912402" table:style-name="ce34">
            <text:p>4912402</text:p>
          </table:table-cell>
          <table:table-cell office:value-type="string" table:style-name="ce35">
            <text:p>Transporte ferroviário de passageiros municipal e em região metropolitana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912403" table:style-name="ce41">
            <text:p>4912403</text:p>
          </table:table-cell>
          <table:table-cell office:value-type="string" table:style-name="ce42">
            <text:p>Transporte metroviário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492" table:style-name="ce32">
            <text:p>492</text:p>
          </table:table-cell>
          <table:table-cell table:style-name="ce33"/>
          <table:table-cell table:style-name="ce34"/>
          <table:table-cell office:value-type="string" table:style-name="ce35">
            <text:p>TRANSPORTE RODOVIARIO DE PASSAGEIROS</text:p>
          </table:table-cell>
          <table:table-cell office:value-type="float" office:value="14527.58" table:style-name="ce36">
            <text:p>14,527.6</text:p>
          </table:table-cell>
          <table:table-cell office:value-type="float" office:value="12327.98" table:style-name="ce36">
            <text:p>12,328.0</text:p>
          </table:table-cell>
          <table:table-cell office:value-type="float" office:value="9597.69" table:style-name="ce36">
            <text:p>9,597.7</text:p>
          </table:table-cell>
          <table:table-cell office:value-type="float" office:value="7920.9" table:style-name="ce36">
            <text:p>7,920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49213" table:style-name="ce40">
            <text:p>49213</text:p>
          </table:table-cell>
          <table:table-cell table:style-name="ce41"/>
          <table:table-cell office:value-type="string" table:style-name="ce42">
            <text:p>TRANSPORTE RODOVIARIO COLETIVO DE PASSAGEIROS, COM ITINERARIO FIXO, MUNICIPAL E EM REGIAO METROPOLITANA</text:p>
          </table:table-cell>
          <table:table-cell office:value-type="float" office:value="2023.09" table:style-name="ce43">
            <text:p>2,023.1</text:p>
          </table:table-cell>
          <table:table-cell office:value-type="float" office:value="1895.67" table:style-name="ce43">
            <text:p>1,895.7</text:p>
          </table:table-cell>
          <table:table-cell office:value-type="float" office:value="1717.17" table:style-name="ce43">
            <text:p>1,717.2</text:p>
          </table:table-cell>
          <table:table-cell office:value-type="float" office:value="1720.4" table:style-name="ce43">
            <text:p>1,720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921301" table:style-name="ce34">
            <text:p>4921301</text:p>
          </table:table-cell>
          <table:table-cell office:value-type="string" table:style-name="ce35">
            <text:p>Transporte rodoviário coletivo de passageiros, com itinerário fixo, municipal</text:p>
          </table:table-cell>
          <table:table-cell office:value-type="float" office:value="933.98" table:style-name="ce36">
            <text:p>934.0</text:p>
          </table:table-cell>
          <table:table-cell office:value-type="float" office:value="989.12" table:style-name="ce36">
            <text:p>989.1</text:p>
          </table:table-cell>
          <table:table-cell office:value-type="float" office:value="966.35" table:style-name="ce36">
            <text:p>966.4</text:p>
          </table:table-cell>
          <table:table-cell office:value-type="float" office:value="1098.08" table:style-name="ce36">
            <text:p>1,098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921302" table:style-name="ce41">
            <text:p>4921302</text:p>
          </table:table-cell>
          <table:table-cell office:value-type="string" table:style-name="ce42">
            <text:p>Transporte rodoviário coletivo de passageiros, com itinerário fixo, intermunicipal em região metropolitana</text:p>
          </table:table-cell>
          <table:table-cell office:value-type="float" office:value="1089.1099999999999" table:style-name="ce43">
            <text:p>1,089.1</text:p>
          </table:table-cell>
          <table:table-cell office:value-type="float" office:value="906.55" table:style-name="ce43">
            <text:p>906.6</text:p>
          </table:table-cell>
          <table:table-cell office:value-type="float" office:value="750.82" table:style-name="ce43">
            <text:p>750.8</text:p>
          </table:table-cell>
          <table:table-cell office:value-type="float" office:value="622.33000000000004" table:style-name="ce43">
            <text:p>622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0">
          <table:table-cell table:style-name="ce31"/>
          <table:table-cell table:style-name="ce32"/>
          <table:table-cell office:value-type="float" office:value="49221" table:style-name="ce33">
            <text:p>49221</text:p>
          </table:table-cell>
          <table:table-cell table:style-name="ce34"/>
          <table:table-cell office:value-type="string" table:style-name="ce35">
            <text:p>TRANSPORTE RODOVIARIO COLETIVO DE PASSAGEIROS, COM ITINERARIO FIXO, INTERMUNICIPAL, INTERESTADUAL E INTERNACIONAL</text:p>
          </table:table-cell>
          <table:table-cell office:value-type="float" office:value="10517.81" table:style-name="ce36">
            <text:p>10,517.8</text:p>
          </table:table-cell>
          <table:table-cell office:value-type="float" office:value="8769.18" table:style-name="ce36">
            <text:p>8,769.2</text:p>
          </table:table-cell>
          <table:table-cell office:value-type="float" office:value="5972.72" table:style-name="ce36">
            <text:p>5,972.7</text:p>
          </table:table-cell>
          <table:table-cell office:value-type="float" office:value="4638.2" table:style-name="ce36">
            <text:p>4,638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922101" table:style-name="ce41">
            <text:p>4922101</text:p>
          </table:table-cell>
          <table:table-cell office:value-type="string" table:style-name="ce42">
            <text:p>Transporte rodoviário coletivo de passageiros, com itinerário fixo, intermunicipal, exceto em região metropolitana</text:p>
          </table:table-cell>
          <table:table-cell office:value-type="float" office:value="4817.1000000000004" table:style-name="ce43">
            <text:p>4,817.1</text:p>
          </table:table-cell>
          <table:table-cell office:value-type="float" office:value="3425.43" table:style-name="ce43">
            <text:p>3,425.4</text:p>
          </table:table-cell>
          <table:table-cell office:value-type="float" office:value="2562.77" table:style-name="ce43">
            <text:p>2,562.8</text:p>
          </table:table-cell>
          <table:table-cell office:value-type="float" office:value="2038.02" table:style-name="ce43">
            <text:p>2,038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4922102" table:style-name="ce34">
            <text:p>4922102</text:p>
          </table:table-cell>
          <table:table-cell office:value-type="string" table:style-name="ce35">
            <text:p>Transporte rodoviário coletivo de passageiros, com itinerário fixo, interestadual</text:p>
          </table:table-cell>
          <table:table-cell office:value-type="float" office:value="5700.71" table:style-name="ce36">
            <text:p>5,700.7</text:p>
          </table:table-cell>
          <table:table-cell office:value-type="float" office:value="5343.75" table:style-name="ce36">
            <text:p>5,343.8</text:p>
          </table:table-cell>
          <table:table-cell office:value-type="float" office:value="3409.95" table:style-name="ce36">
            <text:p>3,410.0</text:p>
          </table:table-cell>
          <table:table-cell office:value-type="float" office:value="2600.1799999999998" table:style-name="ce36">
            <text:p>2,600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922103" table:style-name="ce41">
            <text:p>4922103</text:p>
          </table:table-cell>
          <table:table-cell office:value-type="string" table:style-name="ce42">
            <text:p>Transporte rodoviário coletivo de passageiros, com itinerário fixo, internacional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49230" table:style-name="ce33">
            <text:p>49230</text:p>
          </table:table-cell>
          <table:table-cell table:style-name="ce34"/>
          <table:table-cell office:value-type="string" table:style-name="ce35">
            <text:p>TRANSPORTE RODOVIARIO DE TAXI</text:p>
          </table:table-cell>
          <table:table-cell office:value-type="float" office:value="20.09" table:style-name="ce36">
            <text:p>20.1</text:p>
          </table:table-cell>
          <table:table-cell office:value-type="float" office:value="16.329999999999998" table:style-name="ce36">
            <text:p>16.3</text:p>
          </table:table-cell>
          <table:table-cell office:value-type="float" office:value="13.31" table:style-name="ce36">
            <text:p>13.3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923001" table:style-name="ce41">
            <text:p>4923001</text:p>
          </table:table-cell>
          <table:table-cell office:value-type="string" table:style-name="ce42">
            <text:p>Serviço de táxi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4923002" table:style-name="ce34">
            <text:p>4923002</text:p>
          </table:table-cell>
          <table:table-cell office:value-type="string" table:style-name="ce35">
            <text:p>Serviço de transporte de passageiros - locação de automóveis com motorista</text:p>
          </table:table-cell>
          <table:table-cell office:value-type="float" office:value="20.09" table:style-name="ce36">
            <text:p>20.1</text:p>
          </table:table-cell>
          <table:table-cell office:value-type="float" office:value="16.329999999999998" table:style-name="ce36">
            <text:p>16.3</text:p>
          </table:table-cell>
          <table:table-cell office:value-type="float" office:value="13.31" table:style-name="ce36">
            <text:p>13.3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49248" table:style-name="ce40">
            <text:p>49248</text:p>
          </table:table-cell>
          <table:table-cell table:style-name="ce41"/>
          <table:table-cell office:value-type="string" table:style-name="ce42">
            <text:p>Transporte escolar</text:p>
          </table:table-cell>
          <table:table-cell office:value-type="float" office:value="6.36" table:style-name="ce43">
            <text:p>6.4</text:p>
          </table:table-cell>
          <table:table-cell office:value-type="float" office:value="3.63" table:style-name="ce43">
            <text:p>3.6</text:p>
          </table:table-cell>
          <table:table-cell office:value-type="float" office:value="1.82" table:style-name="ce43">
            <text:p>1.8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924800" table:style-name="ce34">
            <text:p>4924800</text:p>
          </table:table-cell>
          <table:table-cell office:value-type="string" table:style-name="ce35">
            <text:p>Transporte escolar</text:p>
          </table:table-cell>
          <table:table-cell office:value-type="float" office:value="6.36" table:style-name="ce36">
            <text:p>6.4</text:p>
          </table:table-cell>
          <table:table-cell office:value-type="float" office:value="3.63" table:style-name="ce36">
            <text:p>3.6</text:p>
          </table:table-cell>
          <table:table-cell office:value-type="float" office:value="1.82" table:style-name="ce36">
            <text:p>1.8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0">
          <table:table-cell table:style-name="ce38"/>
          <table:table-cell table:style-name="ce39"/>
          <table:table-cell office:value-type="float" office:value="49299" table:style-name="ce40">
            <text:p>49299</text:p>
          </table:table-cell>
          <table:table-cell table:style-name="ce41"/>
          <table:table-cell office:value-type="string" table:style-name="ce42">
            <text:p>TRANSPORTE RODOVIARIO COLETIVO DE PASSAGEIROS, SOB REGIME DE FRETAMENTO, E OUTROS TRANSPORTES RODOVIARIOS NAO ESPECIFICADOS ANTE</text:p>
          </table:table-cell>
          <table:table-cell office:value-type="float" office:value="1960.23" table:style-name="ce43">
            <text:p>1,960.2</text:p>
          </table:table-cell>
          <table:table-cell office:value-type="float" office:value="1643.17" table:style-name="ce43">
            <text:p>1,643.2</text:p>
          </table:table-cell>
          <table:table-cell office:value-type="float" office:value="1892.67" table:style-name="ce43">
            <text:p>1,892.7</text:p>
          </table:table-cell>
          <table:table-cell office:value-type="float" office:value="1544.51" table:style-name="ce43">
            <text:p>1,544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4929901" table:style-name="ce34">
            <text:p>4929901</text:p>
          </table:table-cell>
          <table:table-cell office:value-type="string" table:style-name="ce35">
            <text:p>Transporte rodoviário coletivo de passageiros, sob regime de fretamento, municipal</text:p>
          </table:table-cell>
          <table:table-cell office:value-type="float" office:value="378.43" table:style-name="ce36">
            <text:p>378.4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358.33" table:style-name="ce36">
            <text:p>358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929902" table:style-name="ce41">
            <text:p>4929902</text:p>
          </table:table-cell>
          <table:table-cell office:value-type="string" table:style-name="ce42">
            <text:p>Transporte rodoviário coletivo de passageiros, sob regime de fretamento, intermunicipal, interestadual e internacional</text:p>
          </table:table-cell>
          <table:table-cell office:value-type="float" office:value="1581.68" table:style-name="ce43">
            <text:p>1,581.7</text:p>
          </table:table-cell>
          <table:table-cell office:value-type="float" office:value="1321.38" table:style-name="ce43">
            <text:p>1,321.4</text:p>
          </table:table-cell>
          <table:table-cell office:value-type="float" office:value="1487.01" table:style-name="ce43">
            <text:p>1,487.0</text:p>
          </table:table-cell>
          <table:table-cell office:value-type="float" office:value="1122.02" table:style-name="ce43">
            <text:p>1,122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929903" table:style-name="ce34">
            <text:p>4929903</text:p>
          </table:table-cell>
          <table:table-cell office:value-type="string" table:style-name="ce35">
            <text:p>Organização de excursões em veículos rodoviários próprios, municipal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929904" table:style-name="ce41">
            <text:p>4929904</text:p>
          </table:table-cell>
          <table:table-cell office:value-type="string" table:style-name="ce42">
            <text:p>Organização de excursões em veículos rodoviários próprios, intermunicipal, interestadual e internacional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4929999" table:style-name="ce34">
            <text:p>4929999</text:p>
          </table:table-cell>
          <table:table-cell office:value-type="string" table:style-name="ce35">
            <text:p>Outros transportes rodoviários de passageiros não especificados anteriormente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493" table:style-name="ce39">
            <text:p>493</text:p>
          </table:table-cell>
          <table:table-cell table:style-name="ce40"/>
          <table:table-cell table:style-name="ce41"/>
          <table:table-cell office:value-type="string" table:style-name="ce42">
            <text:p>TRANSPORTE RODOVIARIO DE CARGA</text:p>
          </table:table-cell>
          <table:table-cell office:value-type="float" office:value="292090.57" table:style-name="ce43">
            <text:p>292,090.6</text:p>
          </table:table-cell>
          <table:table-cell office:value-type="float" office:value="266693.63" table:style-name="ce43">
            <text:p>266,693.6</text:p>
          </table:table-cell>
          <table:table-cell office:value-type="float" office:value="269972.81" table:style-name="ce43">
            <text:p>269,972.8</text:p>
          </table:table-cell>
          <table:table-cell office:value-type="float" office:value="310968.28000000003" table:style-name="ce43">
            <text:p>310,968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49302" table:style-name="ce33">
            <text:p>49302</text:p>
          </table:table-cell>
          <table:table-cell table:style-name="ce34"/>
          <table:table-cell office:value-type="string" table:style-name="ce35">
            <text:p>TRANSPORTE RODOVIARIO DE CARGA</text:p>
          </table:table-cell>
          <table:table-cell office:value-type="float" office:value="292090.57" table:style-name="ce36">
            <text:p>292,090.6</text:p>
          </table:table-cell>
          <table:table-cell office:value-type="float" office:value="266693.63" table:style-name="ce36">
            <text:p>266,693.6</text:p>
          </table:table-cell>
          <table:table-cell office:value-type="float" office:value="269972.81" table:style-name="ce36">
            <text:p>269,972.8</text:p>
          </table:table-cell>
          <table:table-cell office:value-type="float" office:value="310968.28000000003" table:style-name="ce36">
            <text:p>310,968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4930201" table:style-name="ce41">
            <text:p>4930201</text:p>
          </table:table-cell>
          <table:table-cell office:value-type="string" table:style-name="ce42">
            <text:p>Transporte rodoviário de carga, exceto produtos perigosos e mudanças, municipal</text:p>
          </table:table-cell>
          <table:table-cell office:value-type="float" office:value="14831.93" table:style-name="ce43">
            <text:p>14,831.9</text:p>
          </table:table-cell>
          <table:table-cell office:value-type="float" office:value="15640.01" table:style-name="ce43">
            <text:p>15,640.0</text:p>
          </table:table-cell>
          <table:table-cell office:value-type="float" office:value="14538.94" table:style-name="ce43">
            <text:p>14,538.9</text:p>
          </table:table-cell>
          <table:table-cell office:value-type="float" office:value="18679.34" table:style-name="ce43">
            <text:p>18,679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4930202" table:style-name="ce34">
            <text:p>4930202</text:p>
          </table:table-cell>
          <table:table-cell office:value-type="string" table:style-name="ce35">
            <text:p>Transporte rodoviário de carga, exceto produtos perigosos e mudanças, intermunicipal, interestadual e internacional</text:p>
          </table:table-cell>
          <table:table-cell office:value-type="float" office:value="250309.57" table:style-name="ce36">
            <text:p>250,309.6</text:p>
          </table:table-cell>
          <table:table-cell office:value-type="float" office:value="222990.55" table:style-name="ce36">
            <text:p>222,990.6</text:p>
          </table:table-cell>
          <table:table-cell office:value-type="float" office:value="227861.48" table:style-name="ce36">
            <text:p>227,861.5</text:p>
          </table:table-cell>
          <table:table-cell office:value-type="float" office:value="260884.95" table:style-name="ce36">
            <text:p>260,885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930203" table:style-name="ce41">
            <text:p>4930203</text:p>
          </table:table-cell>
          <table:table-cell office:value-type="string" table:style-name="ce42">
            <text:p>Transporte rodoviário de produtos perigosos</text:p>
          </table:table-cell>
          <table:table-cell office:value-type="float" office:value="26475.93" table:style-name="ce43">
            <text:p>26,475.9</text:p>
          </table:table-cell>
          <table:table-cell office:value-type="float" office:value="27616.18" table:style-name="ce43">
            <text:p>27,616.2</text:p>
          </table:table-cell>
          <table:table-cell office:value-type="float" office:value="27088.959999999999" table:style-name="ce43">
            <text:p>27,089.0</text:p>
          </table:table-cell>
          <table:table-cell office:value-type="float" office:value="31035.95" table:style-name="ce43">
            <text:p>31,036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930204" table:style-name="ce34">
            <text:p>4930204</text:p>
          </table:table-cell>
          <table:table-cell office:value-type="string" table:style-name="ce35">
            <text:p>Transporte rodoviário de mudanças</text:p>
          </table:table-cell>
          <table:table-cell office:value-type="float" office:value="473.14" table:style-name="ce36">
            <text:p>473.1</text:p>
          </table:table-cell>
          <table:table-cell office:value-type="float" office:value="446.89" table:style-name="ce36">
            <text:p>446.9</text:p>
          </table:table-cell>
          <table:table-cell office:value-type="float" office:value="483.42" table:style-name="ce36">
            <text:p>483.4</text:p>
          </table:table-cell>
          <table:table-cell office:value-type="float" office:value="368.04" table:style-name="ce36">
            <text:p>368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494" table:style-name="ce39">
            <text:p>494</text:p>
          </table:table-cell>
          <table:table-cell table:style-name="ce40"/>
          <table:table-cell table:style-name="ce41"/>
          <table:table-cell office:value-type="string" table:style-name="ce42">
            <text:p>TRANSPORTE DUTOVIARIO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49400" table:style-name="ce33">
            <text:p>49400</text:p>
          </table:table-cell>
          <table:table-cell table:style-name="ce34"/>
          <table:table-cell office:value-type="string" table:style-name="ce35">
            <text:p>TRANSPORTE DUTOVIARIO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4940000" table:style-name="ce41">
            <text:p>4940000</text:p>
          </table:table-cell>
          <table:table-cell office:value-type="string" table:style-name="ce42">
            <text:p>Transporte dutoviário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495" table:style-name="ce32">
            <text:p>495</text:p>
          </table:table-cell>
          <table:table-cell table:style-name="ce33"/>
          <table:table-cell table:style-name="ce34"/>
          <table:table-cell office:value-type="string" table:style-name="ce35">
            <text:p>TRENS TURISTICOS, TELEFERICOS E SIMILARE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49507" table:style-name="ce40">
            <text:p>49507</text:p>
          </table:table-cell>
          <table:table-cell table:style-name="ce41"/>
          <table:table-cell office:value-type="string" table:style-name="ce42">
            <text:p>TRENS TURISTICOS, TELEFERICOS E SIMILARE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4950700" table:style-name="ce34">
            <text:p>4950700</text:p>
          </table:table-cell>
          <table:table-cell office:value-type="string" table:style-name="ce35">
            <text:p>Trens turísticos, teleféricos e similare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office:value-type="float" office:value="50" table:style-name="ce38">
            <text:p>50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TRANSPORTE AQUAVIARIO</text:p>
          </table:table-cell>
          <table:table-cell office:value-type="float" office:value="2746.22" table:style-name="ce43">
            <text:p>2,746.2</text:p>
          </table:table-cell>
          <table:table-cell office:value-type="float" office:value="2303.16" table:style-name="ce43">
            <text:p>2,303.2</text:p>
          </table:table-cell>
          <table:table-cell office:value-type="float" office:value="1633.78" table:style-name="ce43">
            <text:p>1,633.8</text:p>
          </table:table-cell>
          <table:table-cell office:value-type="float" office:value="3357.35" table:style-name="ce43">
            <text:p>3,357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501" table:style-name="ce32">
            <text:p>501</text:p>
          </table:table-cell>
          <table:table-cell table:style-name="ce33"/>
          <table:table-cell table:style-name="ce34"/>
          <table:table-cell office:value-type="string" table:style-name="ce35">
            <text:p>TRANSPORTE MARITIMO DE CABOTAGEM E LONGO CURSO</text:p>
          </table:table-cell>
          <table:table-cell office:value-type="float" office:value="2610.11" table:style-name="ce36">
            <text:p>2,610.1</text:p>
          </table:table-cell>
          <table:table-cell office:value-type="float" office:value="2255.1799999999998" table:style-name="ce36">
            <text:p>2,255.2</text:p>
          </table:table-cell>
          <table:table-cell office:value-type="float" office:value="1502.21" table:style-name="ce36">
            <text:p>1,502.2</text:p>
          </table:table-cell>
          <table:table-cell office:value-type="float" office:value="3169.03" table:style-name="ce36">
            <text:p>3,169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50114" table:style-name="ce40">
            <text:p>50114</text:p>
          </table:table-cell>
          <table:table-cell table:style-name="ce41"/>
          <table:table-cell office:value-type="string" table:style-name="ce42">
            <text:p>TRANSPORTE MARITIMO DE CABOTAGEM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5011401" table:style-name="ce34">
            <text:p>5011401</text:p>
          </table:table-cell>
          <table:table-cell office:value-type="string" table:style-name="ce35">
            <text:p>Transporte marítimo de cabotagem - Carga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5011402" table:style-name="ce41">
            <text:p>5011402</text:p>
          </table:table-cell>
          <table:table-cell office:value-type="string" table:style-name="ce42">
            <text:p>Transporte marítimo de cabotagem - passageiro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50122" table:style-name="ce33">
            <text:p>50122</text:p>
          </table:table-cell>
          <table:table-cell table:style-name="ce34"/>
          <table:table-cell office:value-type="string" table:style-name="ce35">
            <text:p>TRANSPORTE MARITIMO DE LONGO CURSO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5012201" table:style-name="ce41">
            <text:p>5012201</text:p>
          </table:table-cell>
          <table:table-cell office:value-type="string" table:style-name="ce42">
            <text:p>Transporte marítimo de longo curso - Carga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5012202" table:style-name="ce34">
            <text:p>5012202</text:p>
          </table:table-cell>
          <table:table-cell office:value-type="string" table:style-name="ce35">
            <text:p>Transporte marítimo de longo curso - Passageiro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502" table:style-name="ce39">
            <text:p>502</text:p>
          </table:table-cell>
          <table:table-cell table:style-name="ce40"/>
          <table:table-cell table:style-name="ce41"/>
          <table:table-cell office:value-type="string" table:style-name="ce42">
            <text:p>TRANSPORTE POR NAVEGACAO INTERIOR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50211" table:style-name="ce33">
            <text:p>50211</text:p>
          </table:table-cell>
          <table:table-cell table:style-name="ce34"/>
          <table:table-cell office:value-type="string" table:style-name="ce35">
            <text:p>TRANSPORTE POR NAVEGACAO INTERIOR DE CARGA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5021101" table:style-name="ce41">
            <text:p>5021101</text:p>
          </table:table-cell>
          <table:table-cell office:value-type="string" table:style-name="ce42">
            <text:p>Transporte por navegação interior de carga, municipal, exceto travessia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5021102" table:style-name="ce34">
            <text:p>5021102</text:p>
          </table:table-cell>
          <table:table-cell office:value-type="string" table:style-name="ce35">
            <text:p>Transporte por navegação interior de carga, intermunicipal, interestadual e internacional, exceto travessia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50220" table:style-name="ce40">
            <text:p>50220</text:p>
          </table:table-cell>
          <table:table-cell table:style-name="ce41"/>
          <table:table-cell office:value-type="string" table:style-name="ce42">
            <text:p>TRANSPORTE POR NAVEGACAO INTERIOR DE PASSAGEIROS EM LINHAS REGULARE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5022001" table:style-name="ce34">
            <text:p>5022001</text:p>
          </table:table-cell>
          <table:table-cell office:value-type="string" table:style-name="ce35">
            <text:p>Transporte por navegação interior de passageiros em linhas regulares, municipal, exceto travessia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5022002" table:style-name="ce41">
            <text:p>5022002</text:p>
          </table:table-cell>
          <table:table-cell office:value-type="string" table:style-name="ce42">
            <text:p>Transporte por navegação interior de passageiros em linhas regulares, intermunicipal, interestadual e internacional, exceto travessia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503" table:style-name="ce32">
            <text:p>503</text:p>
          </table:table-cell>
          <table:table-cell table:style-name="ce33"/>
          <table:table-cell table:style-name="ce34"/>
          <table:table-cell office:value-type="string" table:style-name="ce35">
            <text:p>NAVEGACAO DE APOIO</text:p>
          </table:table-cell>
          <table:table-cell office:value-type="string" table:style-name="ce36">
            <text:p>****</text:p>
          </table:table-cell>
          <table:table-cell office:value-type="float" office:value="33.94" table:style-name="ce36">
            <text:p>33.9</text:p>
          </table:table-cell>
          <table:table-cell office:value-type="float" office:value="113.98" table:style-name="ce36">
            <text:p>114.0</text:p>
          </table:table-cell>
          <table:table-cell office:value-type="float" office:value="160.84" table:style-name="ce36">
            <text:p>160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50301" table:style-name="ce40">
            <text:p>50301</text:p>
          </table:table-cell>
          <table:table-cell table:style-name="ce41"/>
          <table:table-cell office:value-type="string" table:style-name="ce42">
            <text:p>NAVEGACAO DE APOIO</text:p>
          </table:table-cell>
          <table:table-cell office:value-type="string" table:style-name="ce43">
            <text:p>****</text:p>
          </table:table-cell>
          <table:table-cell office:value-type="float" office:value="33.94" table:style-name="ce43">
            <text:p>33.9</text:p>
          </table:table-cell>
          <table:table-cell office:value-type="float" office:value="113.98" table:style-name="ce43">
            <text:p>114.0</text:p>
          </table:table-cell>
          <table:table-cell office:value-type="float" office:value="160.84" table:style-name="ce43">
            <text:p>160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5030101" table:style-name="ce34">
            <text:p>5030101</text:p>
          </table:table-cell>
          <table:table-cell office:value-type="string" table:style-name="ce35">
            <text:p>Navegação de apoio marítimo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5030102" table:style-name="ce41">
            <text:p>5030102</text:p>
          </table:table-cell>
          <table:table-cell office:value-type="string" table:style-name="ce42">
            <text:p>Navegação de apoio portuário</text:p>
          </table:table-cell>
          <table:table-cell office:value-type="string" table:style-name="ce43">
            <text:p>****</text:p>
          </table:table-cell>
          <table:table-cell office:value-type="float" office:value="33.94" table:style-name="ce43">
            <text:p>33.9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5030103" table:style-name="ce34">
            <text:p>5030103</text:p>
          </table:table-cell>
          <table:table-cell office:value-type="string" table:style-name="ce35">
            <text:p>Serviços de rebocadores e empurradore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509" table:style-name="ce39">
            <text:p>509</text:p>
          </table:table-cell>
          <table:table-cell table:style-name="ce40"/>
          <table:table-cell table:style-name="ce41"/>
          <table:table-cell office:value-type="string" table:style-name="ce42">
            <text:p>OUTROS TRANSPORTES AQUAVIARIOS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50912" table:style-name="ce33">
            <text:p>50912</text:p>
          </table:table-cell>
          <table:table-cell table:style-name="ce34"/>
          <table:table-cell office:value-type="string" table:style-name="ce35">
            <text:p>TRANSPORTE POR NAVEGACAO DE TRAVESSIA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5091201" table:style-name="ce41">
            <text:p>5091201</text:p>
          </table:table-cell>
          <table:table-cell office:value-type="string" table:style-name="ce42">
            <text:p>Transporte por navegação de travessia, municipal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5091202" table:style-name="ce34">
            <text:p>5091202</text:p>
          </table:table-cell>
          <table:table-cell office:value-type="string" table:style-name="ce35">
            <text:p>Transporte por navegação de travessia intermunicipal, interestadual e internacional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50998" table:style-name="ce40">
            <text:p>50998</text:p>
          </table:table-cell>
          <table:table-cell table:style-name="ce41"/>
          <table:table-cell office:value-type="string" table:style-name="ce42">
            <text:p>TRANSPORTES AQUAVIARIOS NAO ESPECIFICADOS ANTERIORMENTE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5099801" table:style-name="ce34">
            <text:p>5099801</text:p>
          </table:table-cell>
          <table:table-cell office:value-type="string" table:style-name="ce35">
            <text:p>Transporte aquaviário para passeios turísticos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5099899" table:style-name="ce41">
            <text:p>5099899</text:p>
          </table:table-cell>
          <table:table-cell office:value-type="string" table:style-name="ce42">
            <text:p>Outros transportes aquaviários não especificados anteriormente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office:value-type="float" office:value="51" table:style-name="ce31">
            <text:p>51</text:p>
          </table:table-cell>
          <table:table-cell table:style-name="ce32"/>
          <table:table-cell table:style-name="ce33"/>
          <table:table-cell table:style-name="ce34"/>
          <table:table-cell office:value-type="string" table:style-name="ce35">
            <text:p>TRANSPORTE AEREO</text:p>
          </table:table-cell>
          <table:table-cell office:value-type="float" office:value="8274.0400000000009" table:style-name="ce36">
            <text:p>8,274.0</text:p>
          </table:table-cell>
          <table:table-cell office:value-type="float" office:value="5316.61" table:style-name="ce36">
            <text:p>5,316.6</text:p>
          </table:table-cell>
          <table:table-cell office:value-type="float" office:value="6394.26" table:style-name="ce36">
            <text:p>6,394.3</text:p>
          </table:table-cell>
          <table:table-cell office:value-type="float" office:value="6185.05" table:style-name="ce36">
            <text:p>6,185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511" table:style-name="ce39">
            <text:p>511</text:p>
          </table:table-cell>
          <table:table-cell table:style-name="ce40"/>
          <table:table-cell table:style-name="ce41"/>
          <table:table-cell office:value-type="string" table:style-name="ce42">
            <text:p>TRANSPORTE AEREO DE PASSAGEIROS</text:p>
          </table:table-cell>
          <table:table-cell office:value-type="float" office:value="7840.92" table:style-name="ce43">
            <text:p>7,840.9</text:p>
          </table:table-cell>
          <table:table-cell office:value-type="float" office:value="4951.08" table:style-name="ce43">
            <text:p>4,951.1</text:p>
          </table:table-cell>
          <table:table-cell office:value-type="float" office:value="5992.29" table:style-name="ce43">
            <text:p>5,992.3</text:p>
          </table:table-cell>
          <table:table-cell office:value-type="float" office:value="5806.51" table:style-name="ce43">
            <text:p>5,806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51111" table:style-name="ce33">
            <text:p>51111</text:p>
          </table:table-cell>
          <table:table-cell table:style-name="ce34"/>
          <table:table-cell office:value-type="string" table:style-name="ce35">
            <text:p>TRANSPORTE AEREO DE PASSAGEIROS REGULAR</text:p>
          </table:table-cell>
          <table:table-cell office:value-type="float" office:value="6716.32" table:style-name="ce36">
            <text:p>6,716.3</text:p>
          </table:table-cell>
          <table:table-cell office:value-type="float" office:value="4629.18" table:style-name="ce36">
            <text:p>4,629.2</text:p>
          </table:table-cell>
          <table:table-cell office:value-type="float" office:value="5461.42" table:style-name="ce36">
            <text:p>5,461.4</text:p>
          </table:table-cell>
          <table:table-cell office:value-type="float" office:value="5235.8" table:style-name="ce36">
            <text:p>5,235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5111100" table:style-name="ce41">
            <text:p>5111100</text:p>
          </table:table-cell>
          <table:table-cell office:value-type="string" table:style-name="ce42">
            <text:p>Transporte aéreo de passageiros regular</text:p>
          </table:table-cell>
          <table:table-cell office:value-type="float" office:value="6716.32" table:style-name="ce43">
            <text:p>6,716.3</text:p>
          </table:table-cell>
          <table:table-cell office:value-type="float" office:value="4629.18" table:style-name="ce43">
            <text:p>4,629.2</text:p>
          </table:table-cell>
          <table:table-cell office:value-type="float" office:value="5461.42" table:style-name="ce43">
            <text:p>5,461.4</text:p>
          </table:table-cell>
          <table:table-cell office:value-type="float" office:value="5235.8" table:style-name="ce43">
            <text:p>5,235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51129" table:style-name="ce33">
            <text:p>51129</text:p>
          </table:table-cell>
          <table:table-cell table:style-name="ce34"/>
          <table:table-cell office:value-type="string" table:style-name="ce35">
            <text:p>TRANSPORTE AEREO DE PASSAGEIROS NAO-REGULAR</text:p>
          </table:table-cell>
          <table:table-cell office:value-type="float" office:value="1124.6099999999999" table:style-name="ce36">
            <text:p>1,124.6</text:p>
          </table:table-cell>
          <table:table-cell office:value-type="float" office:value="321.89999999999998" table:style-name="ce36">
            <text:p>321.9</text:p>
          </table:table-cell>
          <table:table-cell office:value-type="float" office:value="530.87" table:style-name="ce36">
            <text:p>530.9</text:p>
          </table:table-cell>
          <table:table-cell office:value-type="float" office:value="570.71" table:style-name="ce36">
            <text:p>570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5112901" table:style-name="ce41">
            <text:p>5112901</text:p>
          </table:table-cell>
          <table:table-cell office:value-type="string" table:style-name="ce42">
            <text:p>Serviço de táxi aéreo e locação de aeronaves com tripulação</text:p>
          </table:table-cell>
          <table:table-cell office:value-type="float" office:value="1124.6099999999999" table:style-name="ce43">
            <text:p>1,124.6</text:p>
          </table:table-cell>
          <table:table-cell office:value-type="float" office:value="321.89999999999998" table:style-name="ce43">
            <text:p>321.9</text:p>
          </table:table-cell>
          <table:table-cell office:value-type="string" table:style-name="ce43">
            <text:p>****</text:p>
          </table:table-cell>
          <table:table-cell office:value-type="float" office:value="570.71" table:style-name="ce43">
            <text:p>570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5112999" table:style-name="ce34">
            <text:p>5112999</text:p>
          </table:table-cell>
          <table:table-cell office:value-type="string" table:style-name="ce35">
            <text:p>Outros serviços de transporte aéreo de passageiros não-regular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512" table:style-name="ce39">
            <text:p>512</text:p>
          </table:table-cell>
          <table:table-cell table:style-name="ce40"/>
          <table:table-cell table:style-name="ce41"/>
          <table:table-cell office:value-type="string" table:style-name="ce42">
            <text:p>TRANSPORTE AEREO DE CARGA</text:p>
          </table:table-cell>
          <table:table-cell office:value-type="float" office:value="433.12" table:style-name="ce43">
            <text:p>433.1</text:p>
          </table:table-cell>
          <table:table-cell office:value-type="float" office:value="365.53" table:style-name="ce43">
            <text:p>365.5</text:p>
          </table:table-cell>
          <table:table-cell office:value-type="float" office:value="401.97" table:style-name="ce43">
            <text:p>402.0</text:p>
          </table:table-cell>
          <table:table-cell office:value-type="float" office:value="378.54" table:style-name="ce43">
            <text:p>378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51200" table:style-name="ce33">
            <text:p>51200</text:p>
          </table:table-cell>
          <table:table-cell table:style-name="ce34"/>
          <table:table-cell office:value-type="string" table:style-name="ce35">
            <text:p>TRANSPORTE AEREO DE CARGA</text:p>
          </table:table-cell>
          <table:table-cell office:value-type="float" office:value="433.12" table:style-name="ce36">
            <text:p>433.1</text:p>
          </table:table-cell>
          <table:table-cell office:value-type="float" office:value="365.53" table:style-name="ce36">
            <text:p>365.5</text:p>
          </table:table-cell>
          <table:table-cell office:value-type="float" office:value="401.97" table:style-name="ce36">
            <text:p>402.0</text:p>
          </table:table-cell>
          <table:table-cell office:value-type="float" office:value="378.54" table:style-name="ce36">
            <text:p>378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5120000" table:style-name="ce41">
            <text:p>5120000</text:p>
          </table:table-cell>
          <table:table-cell office:value-type="string" table:style-name="ce42">
            <text:p>Transporte aéreo de carga</text:p>
          </table:table-cell>
          <table:table-cell office:value-type="float" office:value="433.12" table:style-name="ce43">
            <text:p>433.1</text:p>
          </table:table-cell>
          <table:table-cell office:value-type="float" office:value="365.53" table:style-name="ce43">
            <text:p>365.5</text:p>
          </table:table-cell>
          <table:table-cell office:value-type="float" office:value="401.97" table:style-name="ce43">
            <text:p>402.0</text:p>
          </table:table-cell>
          <table:table-cell office:value-type="float" office:value="378.54" table:style-name="ce43">
            <text:p>378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513" table:style-name="ce32">
            <text:p>513</text:p>
          </table:table-cell>
          <table:table-cell table:style-name="ce33"/>
          <table:table-cell table:style-name="ce34"/>
          <table:table-cell office:value-type="string" table:style-name="ce35">
            <text:p>Transporte espacial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51307" table:style-name="ce40">
            <text:p>51307</text:p>
          </table:table-cell>
          <table:table-cell table:style-name="ce41"/>
          <table:table-cell office:value-type="string" table:style-name="ce42">
            <text:p>Transporte espacial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5130700" table:style-name="ce34">
            <text:p>5130700</text:p>
          </table:table-cell>
          <table:table-cell office:value-type="string" table:style-name="ce35">
            <text:p>Transporte espacial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office:value-type="float" office:value="52" table:style-name="ce38">
            <text:p>52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ARMAZENAMENTO E ATIVIDADES AUXILIARES DOS TRANSPORTES</text:p>
          </table:table-cell>
          <table:table-cell office:value-type="float" office:value="60866.09" table:style-name="ce43">
            <text:p>60,866.1</text:p>
          </table:table-cell>
          <table:table-cell office:value-type="float" office:value="70134.61" table:style-name="ce43">
            <text:p>70,134.6</text:p>
          </table:table-cell>
          <table:table-cell office:value-type="float" office:value="66324.55" table:style-name="ce43">
            <text:p>66,324.6</text:p>
          </table:table-cell>
          <table:table-cell office:value-type="float" office:value="70534.16" table:style-name="ce43">
            <text:p>70,534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521" table:style-name="ce32">
            <text:p>521</text:p>
          </table:table-cell>
          <table:table-cell table:style-name="ce33"/>
          <table:table-cell table:style-name="ce34"/>
          <table:table-cell office:value-type="string" table:style-name="ce35">
            <text:p>ARMAZENAMENTO, CARGA E DESCARGA</text:p>
          </table:table-cell>
          <table:table-cell office:value-type="float" office:value="50126.23" table:style-name="ce36">
            <text:p>50,126.2</text:p>
          </table:table-cell>
          <table:table-cell office:value-type="float" office:value="50523.41" table:style-name="ce36">
            <text:p>50,523.4</text:p>
          </table:table-cell>
          <table:table-cell office:value-type="float" office:value="54150.76" table:style-name="ce36">
            <text:p>54,150.8</text:p>
          </table:table-cell>
          <table:table-cell office:value-type="float" office:value="51373.440000000002" table:style-name="ce36">
            <text:p>51,373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52117" table:style-name="ce40">
            <text:p>52117</text:p>
          </table:table-cell>
          <table:table-cell table:style-name="ce41"/>
          <table:table-cell office:value-type="string" table:style-name="ce42">
            <text:p>ARMAZENAMENTO</text:p>
          </table:table-cell>
          <table:table-cell office:value-type="float" office:value="49792.51" table:style-name="ce43">
            <text:p>49,792.5</text:p>
          </table:table-cell>
          <table:table-cell office:value-type="float" office:value="50225.120000000003" table:style-name="ce43">
            <text:p>50,225.1</text:p>
          </table:table-cell>
          <table:table-cell office:value-type="float" office:value="53704.82" table:style-name="ce43">
            <text:p>53,704.8</text:p>
          </table:table-cell>
          <table:table-cell office:value-type="float" office:value="51145.87" table:style-name="ce43">
            <text:p>51,145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5211701" table:style-name="ce34">
            <text:p>5211701</text:p>
          </table:table-cell>
          <table:table-cell office:value-type="string" table:style-name="ce35">
            <text:p>Armazéns gerais - emissão de warrant</text:p>
          </table:table-cell>
          <table:table-cell office:value-type="float" office:value="31257.17" table:style-name="ce36">
            <text:p>31,257.2</text:p>
          </table:table-cell>
          <table:table-cell office:value-type="float" office:value="37778.25" table:style-name="ce36">
            <text:p>37,778.3</text:p>
          </table:table-cell>
          <table:table-cell office:value-type="float" office:value="34889.58" table:style-name="ce36">
            <text:p>34,889.6</text:p>
          </table:table-cell>
          <table:table-cell office:value-type="float" office:value="33651.4" table:style-name="ce36">
            <text:p>33,651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5211702" table:style-name="ce41">
            <text:p>5211702</text:p>
          </table:table-cell>
          <table:table-cell office:value-type="string" table:style-name="ce42">
            <text:p>Guarda-móveis</text:p>
          </table:table-cell>
          <table:table-cell office:value-type="string" table:style-name="ce43">
            <text:p>****</text:p>
          </table:table-cell>
          <table:table-cell office:value-type="float" office:value="19.55" table:style-name="ce43">
            <text:p>19.6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5211799" table:style-name="ce34">
            <text:p>5211799</text:p>
          </table:table-cell>
          <table:table-cell office:value-type="string" table:style-name="ce35">
            <text:p>Depósitos de mercadorias para terceiros, exceto armazéns gerais e guarda-móveis</text:p>
          </table:table-cell>
          <table:table-cell office:value-type="string" table:style-name="ce36">
            <text:p>****</text:p>
          </table:table-cell>
          <table:table-cell office:value-type="float" office:value="12427.32" table:style-name="ce36">
            <text:p>12,427.3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52125" table:style-name="ce40">
            <text:p>52125</text:p>
          </table:table-cell>
          <table:table-cell table:style-name="ce41"/>
          <table:table-cell office:value-type="string" table:style-name="ce42">
            <text:p>Carga e descarga</text:p>
          </table:table-cell>
          <table:table-cell office:value-type="float" office:value="333.72" table:style-name="ce43">
            <text:p>333.7</text:p>
          </table:table-cell>
          <table:table-cell office:value-type="float" office:value="298.29000000000002" table:style-name="ce43">
            <text:p>298.3</text:p>
          </table:table-cell>
          <table:table-cell office:value-type="float" office:value="445.93" table:style-name="ce43">
            <text:p>445.9</text:p>
          </table:table-cell>
          <table:table-cell office:value-type="float" office:value="227.56" table:style-name="ce43">
            <text:p>227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5212500" table:style-name="ce34">
            <text:p>5212500</text:p>
          </table:table-cell>
          <table:table-cell office:value-type="string" table:style-name="ce35">
            <text:p>Carga e descarga</text:p>
          </table:table-cell>
          <table:table-cell office:value-type="float" office:value="333.72" table:style-name="ce36">
            <text:p>333.7</text:p>
          </table:table-cell>
          <table:table-cell office:value-type="float" office:value="298.29000000000002" table:style-name="ce36">
            <text:p>298.3</text:p>
          </table:table-cell>
          <table:table-cell office:value-type="float" office:value="445.93" table:style-name="ce36">
            <text:p>445.9</text:p>
          </table:table-cell>
          <table:table-cell office:value-type="float" office:value="227.56" table:style-name="ce36">
            <text:p>227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522" table:style-name="ce39">
            <text:p>522</text:p>
          </table:table-cell>
          <table:table-cell table:style-name="ce40"/>
          <table:table-cell table:style-name="ce41"/>
          <table:table-cell office:value-type="string" table:style-name="ce42">
            <text:p>ATIVIDADES AUXILIARES DOS TRANSPORTES TERRESTRES</text:p>
          </table:table-cell>
          <table:table-cell office:value-type="float" office:value="579.96" table:style-name="ce43">
            <text:p>580.0</text:p>
          </table:table-cell>
          <table:table-cell office:value-type="float" office:value="244.66" table:style-name="ce43">
            <text:p>244.7</text:p>
          </table:table-cell>
          <table:table-cell office:value-type="float" office:value="1110.55" table:style-name="ce43">
            <text:p>1,110.6</text:p>
          </table:table-cell>
          <table:table-cell office:value-type="float" office:value="265.57" table:style-name="ce43">
            <text:p>265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52214" table:style-name="ce33">
            <text:p>52214</text:p>
          </table:table-cell>
          <table:table-cell table:style-name="ce34"/>
          <table:table-cell office:value-type="string" table:style-name="ce35">
            <text:p>CONCESSIONARIAS DE RODOVIAS, PONTES, TUNEIS E SERVICOS RELACIONADOS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5221400" table:style-name="ce41">
            <text:p>5221400</text:p>
          </table:table-cell>
          <table:table-cell office:value-type="string" table:style-name="ce42">
            <text:p>Concessionárias de rodovias, pontes, túneis e serviços relacionados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52222" table:style-name="ce33">
            <text:p>52222</text:p>
          </table:table-cell>
          <table:table-cell table:style-name="ce34"/>
          <table:table-cell office:value-type="string" table:style-name="ce35">
            <text:p>TERMINAIS RODOVIARIOS E FERROVIARIO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5222200" table:style-name="ce41">
            <text:p>5222200</text:p>
          </table:table-cell>
          <table:table-cell office:value-type="string" table:style-name="ce42">
            <text:p>Terminais rodoviários e ferroviário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52231" table:style-name="ce33">
            <text:p>52231</text:p>
          </table:table-cell>
          <table:table-cell table:style-name="ce34"/>
          <table:table-cell office:value-type="string" table:style-name="ce35">
            <text:p>ESTACIONAMENTO DE VEICULOS</text:p>
          </table:table-cell>
          <table:table-cell office:value-type="float" office:value="16.309999999999999" table:style-name="ce36">
            <text:p>16.3</text:p>
          </table:table-cell>
          <table:table-cell office:value-type="string" table:style-name="ce36">
            <text:p>****</text:p>
          </table:table-cell>
          <table:table-cell office:value-type="float" office:value="25.13" table:style-name="ce36">
            <text:p>25.1</text:p>
          </table:table-cell>
          <table:table-cell office:value-type="float" office:value="17.64" table:style-name="ce36">
            <text:p>17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5223100" table:style-name="ce41">
            <text:p>5223100</text:p>
          </table:table-cell>
          <table:table-cell office:value-type="string" table:style-name="ce42">
            <text:p>Estacionamento de veículos</text:p>
          </table:table-cell>
          <table:table-cell office:value-type="float" office:value="16.309999999999999" table:style-name="ce43">
            <text:p>16.3</text:p>
          </table:table-cell>
          <table:table-cell office:value-type="string" table:style-name="ce43">
            <text:p>****</text:p>
          </table:table-cell>
          <table:table-cell office:value-type="float" office:value="25.13" table:style-name="ce43">
            <text:p>25.1</text:p>
          </table:table-cell>
          <table:table-cell office:value-type="float" office:value="17.64" table:style-name="ce43">
            <text:p>17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52290" table:style-name="ce33">
            <text:p>52290</text:p>
          </table:table-cell>
          <table:table-cell table:style-name="ce34"/>
          <table:table-cell office:value-type="string" table:style-name="ce35">
            <text:p>ATIVIDADES AUXILIARES DOS TRANSPORTES TERRESTRES NAO ESPECIFICADAS ANTERIORMENTE</text:p>
          </table:table-cell>
          <table:table-cell office:value-type="float" office:value="115.54" table:style-name="ce36">
            <text:p>115.5</text:p>
          </table:table-cell>
          <table:table-cell office:value-type="float" office:value="94.47" table:style-name="ce36">
            <text:p>94.5</text:p>
          </table:table-cell>
          <table:table-cell office:value-type="float" office:value="134.57" table:style-name="ce36">
            <text:p>134.6</text:p>
          </table:table-cell>
          <table:table-cell office:value-type="float" office:value="141.36000000000001" table:style-name="ce36">
            <text:p>141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5229001" table:style-name="ce41">
            <text:p>5229001</text:p>
          </table:table-cell>
          <table:table-cell office:value-type="string" table:style-name="ce42">
            <text:p>Serviços de apoio ao transporte por táxi, inclusive centrais de chamada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5229002" table:style-name="ce34">
            <text:p>5229002</text:p>
          </table:table-cell>
          <table:table-cell office:value-type="string" table:style-name="ce35">
            <text:p>Serviços de reboque de veículo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103.44" table:style-name="ce36">
            <text:p>103.4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5229099" table:style-name="ce41">
            <text:p>5229099</text:p>
          </table:table-cell>
          <table:table-cell office:value-type="string" table:style-name="ce42">
            <text:p>Outras atividades auxiliares dos transportes terrestres não especificadas anteriormente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float" office:value="31.13" table:style-name="ce43">
            <text:p>31.1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office:value-type="float" office:value="523" table:style-name="ce32">
            <text:p>523</text:p>
          </table:table-cell>
          <table:table-cell table:style-name="ce33"/>
          <table:table-cell table:style-name="ce34"/>
          <table:table-cell office:value-type="string" table:style-name="ce35">
            <text:p>ATIVIDADES AUXILIARES DOS TRANSPORTES AQUAVIARIOS</text:p>
          </table:table-cell>
          <table:table-cell office:value-type="float" office:value="1858.14" table:style-name="ce36">
            <text:p>1,858.1</text:p>
          </table:table-cell>
          <table:table-cell office:value-type="float" office:value="2106.06" table:style-name="ce36">
            <text:p>2,106.1</text:p>
          </table:table-cell>
          <table:table-cell office:value-type="float" office:value="2437.54" table:style-name="ce36">
            <text:p>2,437.5</text:p>
          </table:table-cell>
          <table:table-cell office:value-type="float" office:value="9000.86" table:style-name="ce36">
            <text:p>9,000.9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office:value-type="float" office:value="52311" table:style-name="ce40">
            <text:p>52311</text:p>
          </table:table-cell>
          <table:table-cell table:style-name="ce41"/>
          <table:table-cell office:value-type="string" table:style-name="ce42">
            <text:p>GESTAO DE PORTOS E TERMINAIS</text:p>
          </table:table-cell>
          <table:table-cell office:value-type="float" office:value="1434.18" table:style-name="ce43">
            <text:p>1,434.2</text:p>
          </table:table-cell>
          <table:table-cell office:value-type="float" office:value="1454.15" table:style-name="ce43">
            <text:p>1,454.2</text:p>
          </table:table-cell>
          <table:table-cell office:value-type="float" office:value="1998.27" table:style-name="ce43">
            <text:p>1,998.3</text:p>
          </table:table-cell>
          <table:table-cell office:value-type="float" office:value="8694.7999999999993" table:style-name="ce43">
            <text:p>8,694.8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5231101" table:style-name="ce34">
            <text:p>5231101</text:p>
          </table:table-cell>
          <table:table-cell office:value-type="string" table:style-name="ce35">
            <text:p>Administração da infra-estrutura portuária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5231102" table:style-name="ce41">
            <text:p>5231102</text:p>
          </table:table-cell>
          <table:table-cell office:value-type="string" table:style-name="ce42">
            <text:p>Atividades do Operador portuário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5231103" table:style-name="ce45">
            <text:p>5231103</text:p>
          </table:table-cell>
          <table:table-cell office:value-type="string" table:style-name="ce42">
            <text:p>Gestão de terminais aquaviário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52320" table:style-name="ce33">
            <text:p>52320</text:p>
          </table:table-cell>
          <table:table-cell table:style-name="ce34"/>
          <table:table-cell office:value-type="string" table:style-name="ce35">
            <text:p>ATIVIDADES DE AGENCIAMENTO MARITIMO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5232000" table:style-name="ce41">
            <text:p>5232000</text:p>
          </table:table-cell>
          <table:table-cell office:value-type="string" table:style-name="ce42">
            <text:p>Atividades de agenciamento marítimo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52397" table:style-name="ce33">
            <text:p>52397</text:p>
          </table:table-cell>
          <table:table-cell table:style-name="ce34"/>
          <table:table-cell office:value-type="string" table:style-name="ce35">
            <text:p>ATIVIDADES AUXILIARES DOS TRANSPORTES AQUAVIARIOS NAO ESPECIFICADAS ANTERIORMENTE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5239701" table:style-name="ce41">
            <text:p>5239701</text:p>
          </table:table-cell>
          <table:table-cell office:value-type="string" table:style-name="ce42">
            <text:p>Serviços de praticagem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5239799" table:style-name="ce34">
            <text:p>5239799</text:p>
          </table:table-cell>
          <table:table-cell office:value-type="string" table:style-name="ce35">
            <text:p>Atividades auxiliares dos transportes aquaviários não especificadas anteriormente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524" table:style-name="ce39">
            <text:p>524</text:p>
          </table:table-cell>
          <table:table-cell table:style-name="ce40"/>
          <table:table-cell table:style-name="ce41"/>
          <table:table-cell office:value-type="string" table:style-name="ce42">
            <text:p>ATIVIDADES AUXILIARES DOS TRANSPORTES AEREOS</text:p>
          </table:table-cell>
          <table:table-cell office:value-type="float" office:value="137.13999999999999" table:style-name="ce43">
            <text:p>137.1</text:p>
          </table:table-cell>
          <table:table-cell office:value-type="float" office:value="43.74" table:style-name="ce43">
            <text:p>43.7</text:p>
          </table:table-cell>
          <table:table-cell office:value-type="float" office:value="230.28" table:style-name="ce43">
            <text:p>230.3</text:p>
          </table:table-cell>
          <table:table-cell office:value-type="float" office:value="248.75" table:style-name="ce43">
            <text:p>248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52401" table:style-name="ce33">
            <text:p>52401</text:p>
          </table:table-cell>
          <table:table-cell table:style-name="ce34"/>
          <table:table-cell office:value-type="string" table:style-name="ce35">
            <text:p>ATIVIDADES AUXILIARES DOS TRANSPORTES AEREOS</text:p>
          </table:table-cell>
          <table:table-cell office:value-type="float" office:value="137.13999999999999" table:style-name="ce36">
            <text:p>137.1</text:p>
          </table:table-cell>
          <table:table-cell office:value-type="float" office:value="43.74" table:style-name="ce36">
            <text:p>43.7</text:p>
          </table:table-cell>
          <table:table-cell office:value-type="float" office:value="230.28" table:style-name="ce36">
            <text:p>230.3</text:p>
          </table:table-cell>
          <table:table-cell office:value-type="float" office:value="248.75" table:style-name="ce36">
            <text:p>248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5240101" table:style-name="ce41">
            <text:p>5240101</text:p>
          </table:table-cell>
          <table:table-cell office:value-type="string" table:style-name="ce42">
            <text:p>Operação dos aeroportos e campos de aterrissagem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5240199" table:style-name="ce34">
            <text:p>5240199</text:p>
          </table:table-cell>
          <table:table-cell office:value-type="string" table:style-name="ce35">
            <text:p>Atividades auxiliares dos transportes aéreos, exceto operação dos aeroportos e campos de aterrissagem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office:value-type="float" office:value="525" table:style-name="ce39">
            <text:p>525</text:p>
          </table:table-cell>
          <table:table-cell table:style-name="ce40"/>
          <table:table-cell table:style-name="ce41"/>
          <table:table-cell office:value-type="string" table:style-name="ce42">
            <text:p>ATIVIDADES RELACIONADAS A ORGANIZACAO DO TRANSPORTE DE CARGA</text:p>
          </table:table-cell>
          <table:table-cell office:value-type="float" office:value="8164.62" table:style-name="ce43">
            <text:p>8,164.6</text:p>
          </table:table-cell>
          <table:table-cell office:value-type="float" office:value="17216.75" table:style-name="ce43">
            <text:p>17,216.8</text:p>
          </table:table-cell>
          <table:table-cell office:value-type="float" office:value="8395.42" table:style-name="ce43">
            <text:p>8,395.4</text:p>
          </table:table-cell>
          <table:table-cell office:value-type="float" office:value="9645.56" table:style-name="ce43">
            <text:p>9,645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52508" table:style-name="ce33">
            <text:p>52508</text:p>
          </table:table-cell>
          <table:table-cell table:style-name="ce34"/>
          <table:table-cell office:value-type="string" table:style-name="ce35">
            <text:p>ATIVIDADES RELACIONADAS A ORGANIZACAO DO TRANSPORTE DE CARGA</text:p>
          </table:table-cell>
          <table:table-cell office:value-type="float" office:value="8164.62" table:style-name="ce36">
            <text:p>8,164.6</text:p>
          </table:table-cell>
          <table:table-cell office:value-type="float" office:value="17216.75" table:style-name="ce36">
            <text:p>17,216.8</text:p>
          </table:table-cell>
          <table:table-cell office:value-type="float" office:value="8395.42" table:style-name="ce36">
            <text:p>8,395.4</text:p>
          </table:table-cell>
          <table:table-cell office:value-type="float" office:value="9645.56" table:style-name="ce36">
            <text:p>9,645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5250801" table:style-name="ce41">
            <text:p>5250801</text:p>
          </table:table-cell>
          <table:table-cell office:value-type="string" table:style-name="ce42">
            <text:p>Comissaria de despachos</text:p>
          </table:table-cell>
          <table:table-cell office:value-type="float" office:value="200.9" table:style-name="ce43">
            <text:p>200.9</text:p>
          </table:table-cell>
          <table:table-cell office:value-type="float" office:value="95.98" table:style-name="ce43">
            <text:p>96.0</text:p>
          </table:table-cell>
          <table:table-cell office:value-type="float" office:value="82.46" table:style-name="ce43">
            <text:p>82.5</text:p>
          </table:table-cell>
          <table:table-cell office:value-type="float" office:value="116.82" table:style-name="ce43">
            <text:p>116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5250802" table:style-name="ce34">
            <text:p>5250802</text:p>
          </table:table-cell>
          <table:table-cell office:value-type="string" table:style-name="ce35">
            <text:p>Atividades de despachantes aduaneiros</text:p>
          </table:table-cell>
          <table:table-cell office:value-type="float" office:value="137.32" table:style-name="ce36">
            <text:p>137.3</text:p>
          </table:table-cell>
          <table:table-cell office:value-type="float" office:value="131.61000000000001" table:style-name="ce36">
            <text:p>131.6</text:p>
          </table:table-cell>
          <table:table-cell office:value-type="float" office:value="152.88999999999999" table:style-name="ce36">
            <text:p>152.9</text:p>
          </table:table-cell>
          <table:table-cell office:value-type="float" office:value="158.19" table:style-name="ce36">
            <text:p>158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5250803" table:style-name="ce41">
            <text:p>5250803</text:p>
          </table:table-cell>
          <table:table-cell office:value-type="string" table:style-name="ce42">
            <text:p>Agenciamento de cargas, exceto para o transporte marítimo</text:p>
          </table:table-cell>
          <table:table-cell office:value-type="float" office:value="1078.03" table:style-name="ce43">
            <text:p>1,078.0</text:p>
          </table:table-cell>
          <table:table-cell office:value-type="float" office:value="2263.91" table:style-name="ce43">
            <text:p>2,263.9</text:p>
          </table:table-cell>
          <table:table-cell office:value-type="float" office:value="1424.87" table:style-name="ce43">
            <text:p>1,424.9</text:p>
          </table:table-cell>
          <table:table-cell office:value-type="float" office:value="1565.57" table:style-name="ce43">
            <text:p>1,565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5250804" table:style-name="ce34">
            <text:p>5250804</text:p>
          </table:table-cell>
          <table:table-cell office:value-type="string" table:style-name="ce35">
            <text:p>Organização logística do transporte de carga</text:p>
          </table:table-cell>
          <table:table-cell office:value-type="float" office:value="4044.35" table:style-name="ce36">
            <text:p>4,044.4</text:p>
          </table:table-cell>
          <table:table-cell office:value-type="float" office:value="12383.89" table:style-name="ce36">
            <text:p>12,383.9</text:p>
          </table:table-cell>
          <table:table-cell office:value-type="float" office:value="4609.54" table:style-name="ce36">
            <text:p>4,609.5</text:p>
          </table:table-cell>
          <table:table-cell office:value-type="float" office:value="5274.35" table:style-name="ce36">
            <text:p>5,274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5250805" table:style-name="ce41">
            <text:p>5250805</text:p>
          </table:table-cell>
          <table:table-cell office:value-type="string" table:style-name="ce42">
            <text:p>Operador de transporte multimodal - OTM</text:p>
          </table:table-cell>
          <table:table-cell office:value-type="float" office:value="2704.02" table:style-name="ce43">
            <text:p>2,704.0</text:p>
          </table:table-cell>
          <table:table-cell office:value-type="float" office:value="2341.35" table:style-name="ce43">
            <text:p>2,341.4</text:p>
          </table:table-cell>
          <table:table-cell office:value-type="float" office:value="2125.66" table:style-name="ce43">
            <text:p>2,125.7</text:p>
          </table:table-cell>
          <table:table-cell office:value-type="float" office:value="2530.62" table:style-name="ce43">
            <text:p>2,530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office:value-type="float" office:value="53" table:style-name="ce31">
            <text:p>53</text:p>
          </table:table-cell>
          <table:table-cell table:style-name="ce32"/>
          <table:table-cell table:style-name="ce33"/>
          <table:table-cell table:style-name="ce34"/>
          <table:table-cell office:value-type="string" table:style-name="ce35">
            <text:p>CORREIO E OUTRAS ATIVIDADES DE ENTREGA</text:p>
          </table:table-cell>
          <table:table-cell office:value-type="float" office:value="2799.47" table:style-name="ce36">
            <text:p>2,799.5</text:p>
          </table:table-cell>
          <table:table-cell office:value-type="float" office:value="2630.53" table:style-name="ce36">
            <text:p>2,630.5</text:p>
          </table:table-cell>
          <table:table-cell office:value-type="float" office:value="2516.98" table:style-name="ce36">
            <text:p>2,517.0</text:p>
          </table:table-cell>
          <table:table-cell office:value-type="float" office:value="2548.7199999999998" table:style-name="ce36">
            <text:p>2,548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531" table:style-name="ce39">
            <text:p>531</text:p>
          </table:table-cell>
          <table:table-cell table:style-name="ce40"/>
          <table:table-cell table:style-name="ce41"/>
          <table:table-cell office:value-type="string" table:style-name="ce42">
            <text:p>ATIVIDADES DE CORREIO</text:p>
          </table:table-cell>
          <table:table-cell office:value-type="float" office:value="1891.99" table:style-name="ce43">
            <text:p>1,892.0</text:p>
          </table:table-cell>
          <table:table-cell office:value-type="float" office:value="2046.2" table:style-name="ce43">
            <text:p>2,046.2</text:p>
          </table:table-cell>
          <table:table-cell office:value-type="float" office:value="2036.12" table:style-name="ce43">
            <text:p>2,036.1</text:p>
          </table:table-cell>
          <table:table-cell office:value-type="float" office:value="1990.02" table:style-name="ce43">
            <text:p>1,99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53105" table:style-name="ce33">
            <text:p>53105</text:p>
          </table:table-cell>
          <table:table-cell table:style-name="ce34"/>
          <table:table-cell office:value-type="string" table:style-name="ce35">
            <text:p>ATIVIDADES DE CORREIO</text:p>
          </table:table-cell>
          <table:table-cell office:value-type="float" office:value="1891.99" table:style-name="ce36">
            <text:p>1,892.0</text:p>
          </table:table-cell>
          <table:table-cell office:value-type="float" office:value="2046.2" table:style-name="ce36">
            <text:p>2,046.2</text:p>
          </table:table-cell>
          <table:table-cell office:value-type="float" office:value="2036.12" table:style-name="ce36">
            <text:p>2,036.1</text:p>
          </table:table-cell>
          <table:table-cell office:value-type="float" office:value="1990.02" table:style-name="ce36">
            <text:p>1,990.0</text:p>
          </table:table-cell>
          <table:table-cell table:number-columns-repeated="8" table:style-name="ce36"/>
          <table:table-cell table:number-columns-repeated="16367" table:style-name="ce30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5310501" table:style-name="ce41">
            <text:p>5310501</text:p>
          </table:table-cell>
          <table:table-cell office:value-type="string" table:style-name="ce42">
            <text:p>Atividades do Correio Nacional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5310502" table:style-name="ce34">
            <text:p>5310502</text:p>
          </table:table-cell>
          <table:table-cell office:value-type="string" table:style-name="ce35">
            <text:p>Atividades de  franqueadas e permissionárias do Correio Nacional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532" table:style-name="ce39">
            <text:p>532</text:p>
          </table:table-cell>
          <table:table-cell table:style-name="ce40"/>
          <table:table-cell table:style-name="ce41"/>
          <table:table-cell office:value-type="string" table:style-name="ce42">
            <text:p>ATIVIDADES DE MALOTE E DE ENTREGA</text:p>
          </table:table-cell>
          <table:table-cell office:value-type="float" office:value="907.48" table:style-name="ce43">
            <text:p>907.5</text:p>
          </table:table-cell>
          <table:table-cell office:value-type="float" office:value="584.33000000000004" table:style-name="ce43">
            <text:p>584.3</text:p>
          </table:table-cell>
          <table:table-cell office:value-type="float" office:value="480.86" table:style-name="ce43">
            <text:p>480.9</text:p>
          </table:table-cell>
          <table:table-cell office:value-type="float" office:value="558.70000000000005" table:style-name="ce43">
            <text:p>558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53202" table:style-name="ce33">
            <text:p>53202</text:p>
          </table:table-cell>
          <table:table-cell table:style-name="ce34"/>
          <table:table-cell office:value-type="string" table:style-name="ce35">
            <text:p>ATIVIDADES DE MALOTE E DE ENTREGA</text:p>
          </table:table-cell>
          <table:table-cell office:value-type="float" office:value="907.48" table:style-name="ce36">
            <text:p>907.5</text:p>
          </table:table-cell>
          <table:table-cell office:value-type="float" office:value="584.33000000000004" table:style-name="ce36">
            <text:p>584.3</text:p>
          </table:table-cell>
          <table:table-cell office:value-type="float" office:value="480.86" table:style-name="ce36">
            <text:p>480.9</text:p>
          </table:table-cell>
          <table:table-cell office:value-type="float" office:value="558.70000000000005" table:style-name="ce36">
            <text:p>558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5320201" table:style-name="ce41">
            <text:p>5320201</text:p>
          </table:table-cell>
          <table:table-cell office:value-type="string" table:style-name="ce42">
            <text:p>Serviços de malote não realizados pelo Correio Nacional</text:p>
          </table:table-cell>
          <table:table-cell office:value-type="float" office:value="750.07" table:style-name="ce43">
            <text:p>750.1</text:p>
          </table:table-cell>
          <table:table-cell office:value-type="float" office:value="447.15" table:style-name="ce43">
            <text:p>447.2</text:p>
          </table:table-cell>
          <table:table-cell office:value-type="float" office:value="340.14" table:style-name="ce43">
            <text:p>340.1</text:p>
          </table:table-cell>
          <table:table-cell office:value-type="float" office:value="349.6" table:style-name="ce43">
            <text:p>349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5320202" table:style-name="ce34">
            <text:p>5320202</text:p>
          </table:table-cell>
          <table:table-cell office:value-type="string" table:style-name="ce35">
            <text:p>Serviços de entrega rápida</text:p>
          </table:table-cell>
          <table:table-cell office:value-type="float" office:value="157.41" table:style-name="ce36">
            <text:p>157.4</text:p>
          </table:table-cell>
          <table:table-cell office:value-type="float" office:value="137.16999999999999" table:style-name="ce36">
            <text:p>137.2</text:p>
          </table:table-cell>
          <table:table-cell office:value-type="float" office:value="140.72" table:style-name="ce36">
            <text:p>140.7</text:p>
          </table:table-cell>
          <table:table-cell office:value-type="float" office:value="209.11" table:style-name="ce36">
            <text:p>209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office:value-type="string" table:number-columns-spanned="4" table:number-rows-spanned="1" table:style-name="ce63">
            <text:p>Seção I</text:p>
          </table:table-cell>
          <table:covered-table-cell table:number-columns-repeated="3"/>
          <table:table-cell office:value-type="string" table:style-name="ce28">
            <text:p>ALOJAMENTO E ALIMENTACAO</text:p>
          </table:table-cell>
          <table:table-cell office:value-type="float" office:value="56714.42" table:style-name="ce29">
            <text:p>56,714.4</text:p>
          </table:table-cell>
          <table:table-cell office:value-type="float" office:value="55007.71" table:style-name="ce29">
            <text:p>55,007.7</text:p>
          </table:table-cell>
          <table:table-cell office:value-type="float" office:value="50982.22" table:style-name="ce29">
            <text:p>50,982.2</text:p>
          </table:table-cell>
          <table:table-cell office:value-type="float" office:value="42898.71" table:style-name="ce29">
            <text:p>42,898.7</text:p>
          </table:table-cell>
          <table:table-cell table:number-columns-repeated="8" table:style-name="ce29"/>
          <table:table-cell table:number-columns-repeated="16367" table:style-name="ce37"/>
        </table:table-row>
        <table:table-row table:style-name="ro8">
          <table:table-cell office:value-type="float" office:value="55" table:style-name="ce31">
            <text:p>55</text:p>
          </table:table-cell>
          <table:table-cell table:style-name="ce32"/>
          <table:table-cell table:style-name="ce33"/>
          <table:table-cell table:style-name="ce34"/>
          <table:table-cell office:value-type="string" table:style-name="ce35">
            <text:p>ALOJAMENTO</text:p>
          </table:table-cell>
          <table:table-cell office:value-type="float" office:value="1565.78" table:style-name="ce36">
            <text:p>1,565.8</text:p>
          </table:table-cell>
          <table:table-cell office:value-type="float" office:value="1530.64" table:style-name="ce36">
            <text:p>1,530.6</text:p>
          </table:table-cell>
          <table:table-cell office:value-type="float" office:value="1722.75" table:style-name="ce36">
            <text:p>1,722.8</text:p>
          </table:table-cell>
          <table:table-cell office:value-type="float" office:value="1091.98" table:style-name="ce36">
            <text:p>1,092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551" table:style-name="ce39">
            <text:p>551</text:p>
          </table:table-cell>
          <table:table-cell table:style-name="ce40"/>
          <table:table-cell table:style-name="ce41"/>
          <table:table-cell office:value-type="string" table:style-name="ce42">
            <text:p>HOTEIS E SIMILARES</text:p>
          </table:table-cell>
          <table:table-cell office:value-type="float" office:value="1546.99" table:style-name="ce43">
            <text:p>1,547.0</text:p>
          </table:table-cell>
          <table:table-cell office:value-type="float" office:value="1505.88" table:style-name="ce43">
            <text:p>1,505.9</text:p>
          </table:table-cell>
          <table:table-cell office:value-type="float" office:value="1702.94" table:style-name="ce43">
            <text:p>1,702.9</text:p>
          </table:table-cell>
          <table:table-cell office:value-type="float" office:value="1076.51" table:style-name="ce43">
            <text:p>1,076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55108" table:style-name="ce33">
            <text:p>55108</text:p>
          </table:table-cell>
          <table:table-cell table:style-name="ce34"/>
          <table:table-cell office:value-type="string" table:style-name="ce35">
            <text:p>HOTEIS E SIMILARES</text:p>
          </table:table-cell>
          <table:table-cell office:value-type="float" office:value="1546.99" table:style-name="ce36">
            <text:p>1,547.0</text:p>
          </table:table-cell>
          <table:table-cell office:value-type="float" office:value="1505.88" table:style-name="ce36">
            <text:p>1,505.9</text:p>
          </table:table-cell>
          <table:table-cell office:value-type="float" office:value="1702.94" table:style-name="ce36">
            <text:p>1,702.9</text:p>
          </table:table-cell>
          <table:table-cell office:value-type="float" office:value="1076.51" table:style-name="ce36">
            <text:p>1,076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5510801" table:style-name="ce41">
            <text:p>5510801</text:p>
          </table:table-cell>
          <table:table-cell office:value-type="string" table:style-name="ce42">
            <text:p>Hotéis</text:p>
          </table:table-cell>
          <table:table-cell office:value-type="float" office:value="1439.9" table:style-name="ce43">
            <text:p>1,439.9</text:p>
          </table:table-cell>
          <table:table-cell office:value-type="float" office:value="1375.47" table:style-name="ce43">
            <text:p>1,375.5</text:p>
          </table:table-cell>
          <table:table-cell office:value-type="float" office:value="1564.25" table:style-name="ce43">
            <text:p>1,564.3</text:p>
          </table:table-cell>
          <table:table-cell office:value-type="float" office:value="957.3" table:style-name="ce43">
            <text:p>957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5510802" table:style-name="ce34">
            <text:p>5510802</text:p>
          </table:table-cell>
          <table:table-cell office:value-type="string" table:style-name="ce35">
            <text:p>Apart-hotéis</text:p>
          </table:table-cell>
          <table:table-cell office:value-type="float" office:value="46.63" table:style-name="ce36">
            <text:p>46.6</text:p>
          </table:table-cell>
          <table:table-cell office:value-type="float" office:value="40.159999999999997" table:style-name="ce36">
            <text:p>40.2</text:p>
          </table:table-cell>
          <table:table-cell office:value-type="float" office:value="43.85" table:style-name="ce36">
            <text:p>43.9</text:p>
          </table:table-cell>
          <table:table-cell office:value-type="float" office:value="30.73" table:style-name="ce36">
            <text:p>30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5510803" table:style-name="ce41">
            <text:p>5510803</text:p>
          </table:table-cell>
          <table:table-cell office:value-type="string" table:style-name="ce42">
            <text:p>Motéis</text:p>
          </table:table-cell>
          <table:table-cell office:value-type="float" office:value="60.46" table:style-name="ce43">
            <text:p>60.5</text:p>
          </table:table-cell>
          <table:table-cell office:value-type="float" office:value="90.24" table:style-name="ce43">
            <text:p>90.2</text:p>
          </table:table-cell>
          <table:table-cell office:value-type="float" office:value="94.85" table:style-name="ce43">
            <text:p>94.9</text:p>
          </table:table-cell>
          <table:table-cell office:value-type="float" office:value="88.48" table:style-name="ce43">
            <text:p>88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office:value-type="float" office:value="559" table:style-name="ce32">
            <text:p>559</text:p>
          </table:table-cell>
          <table:table-cell table:style-name="ce33"/>
          <table:table-cell table:style-name="ce34"/>
          <table:table-cell office:value-type="string" table:style-name="ce35">
            <text:p>OUTROS TIPOS DE ALOJAMENTO NAO ESPECIFICADOS ANTERIORMENTE</text:p>
          </table:table-cell>
          <table:table-cell office:value-type="float" office:value="18.79" table:style-name="ce36">
            <text:p>18.8</text:p>
          </table:table-cell>
          <table:table-cell office:value-type="float" office:value="24.76" table:style-name="ce36">
            <text:p>24.8</text:p>
          </table:table-cell>
          <table:table-cell office:value-type="float" office:value="19.809999999999999" table:style-name="ce36">
            <text:p>19.8</text:p>
          </table:table-cell>
          <table:table-cell office:value-type="float" office:value="15.47" table:style-name="ce36">
            <text:p>15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55906" table:style-name="ce40">
            <text:p>55906</text:p>
          </table:table-cell>
          <table:table-cell table:style-name="ce41"/>
          <table:table-cell office:value-type="string" table:style-name="ce42">
            <text:p>OUTROS TIPOS DE ALOJAMENTO NAO ESPECIFICADOS ANTERIORMENTE</text:p>
          </table:table-cell>
          <table:table-cell office:value-type="float" office:value="18.79" table:style-name="ce43">
            <text:p>18.8</text:p>
          </table:table-cell>
          <table:table-cell office:value-type="float" office:value="24.76" table:style-name="ce43">
            <text:p>24.8</text:p>
          </table:table-cell>
          <table:table-cell office:value-type="float" office:value="19.809999999999999" table:style-name="ce43">
            <text:p>19.8</text:p>
          </table:table-cell>
          <table:table-cell office:value-type="float" office:value="15.47" table:style-name="ce43">
            <text:p>15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5590601" table:style-name="ce34">
            <text:p>5590601</text:p>
          </table:table-cell>
          <table:table-cell office:value-type="string" table:style-name="ce35">
            <text:p>Albergues, exceto assistenciai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5590602" table:style-name="ce41">
            <text:p>5590602</text:p>
          </table:table-cell>
          <table:table-cell office:value-type="string" table:style-name="ce42">
            <text:p>Camping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5590603" table:style-name="ce34">
            <text:p>5590603</text:p>
          </table:table-cell>
          <table:table-cell office:value-type="string" table:style-name="ce35">
            <text:p>Pensõe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5590699" table:style-name="ce41">
            <text:p>5590699</text:p>
          </table:table-cell>
          <table:table-cell office:value-type="string" table:style-name="ce42">
            <text:p>Outros alojamentos não especificados anteriormente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office:value-type="float" office:value="56" table:style-name="ce31">
            <text:p>56</text:p>
          </table:table-cell>
          <table:table-cell table:style-name="ce32"/>
          <table:table-cell table:style-name="ce33"/>
          <table:table-cell table:style-name="ce34"/>
          <table:table-cell office:value-type="string" table:style-name="ce35">
            <text:p>ALIMENTACAO</text:p>
          </table:table-cell>
          <table:table-cell office:value-type="float" office:value="55148.639999999999" table:style-name="ce36">
            <text:p>55,148.6</text:p>
          </table:table-cell>
          <table:table-cell office:value-type="float" office:value="53477.07" table:style-name="ce36">
            <text:p>53,477.1</text:p>
          </table:table-cell>
          <table:table-cell office:value-type="float" office:value="49259.47" table:style-name="ce36">
            <text:p>49,259.5</text:p>
          </table:table-cell>
          <table:table-cell office:value-type="float" office:value="41806.730000000003" table:style-name="ce36">
            <text:p>41,806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561" table:style-name="ce39">
            <text:p>561</text:p>
          </table:table-cell>
          <table:table-cell table:style-name="ce40"/>
          <table:table-cell table:style-name="ce41"/>
          <table:table-cell office:value-type="string" table:style-name="ce42">
            <text:p>RESTAURANTES E OUTROS SERVICOS DE ALIMENTACAO E BEBIDAS</text:p>
          </table:table-cell>
          <table:table-cell office:value-type="float" office:value="45070.02" table:style-name="ce43">
            <text:p>45,070.0</text:p>
          </table:table-cell>
          <table:table-cell office:value-type="float" office:value="40911.760000000002" table:style-name="ce43">
            <text:p>40,911.8</text:p>
          </table:table-cell>
          <table:table-cell office:value-type="float" office:value="36064.269999999997" table:style-name="ce43">
            <text:p>36,064.3</text:p>
          </table:table-cell>
          <table:table-cell office:value-type="float" office:value="27706.34" table:style-name="ce43">
            <text:p>27,706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56112" table:style-name="ce33">
            <text:p>56112</text:p>
          </table:table-cell>
          <table:table-cell table:style-name="ce34"/>
          <table:table-cell office:value-type="string" table:style-name="ce35">
            <text:p>RESTAURANTES E OUTROS SERVICOS DE ALIMENTACAO E BEBIDAS</text:p>
          </table:table-cell>
          <table:table-cell office:value-type="float" office:value="90045.28" table:style-name="ce36">
            <text:p>90,045.3</text:p>
          </table:table-cell>
          <table:table-cell office:value-type="float" office:value="81728.62" table:style-name="ce36">
            <text:p>81,728.6</text:p>
          </table:table-cell>
          <table:table-cell office:value-type="float" office:value="72048.2" table:style-name="ce36">
            <text:p>72,048.2</text:p>
          </table:table-cell>
          <table:table-cell office:value-type="float" office:value="55337.8" table:style-name="ce36">
            <text:p>55,337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5611201" table:style-name="ce41">
            <text:p>5611201</text:p>
          </table:table-cell>
          <table:table-cell office:value-type="string" table:style-name="ce42">
            <text:p>Restaurantes e similares</text:p>
          </table:table-cell>
          <table:table-cell office:value-type="float" office:value="22921.45" table:style-name="ce43">
            <text:p>22,921.5</text:p>
          </table:table-cell>
          <table:table-cell office:value-type="float" office:value="20946.080000000002" table:style-name="ce43">
            <text:p>20,946.1</text:p>
          </table:table-cell>
          <table:table-cell office:value-type="float" office:value="17856.52" table:style-name="ce43">
            <text:p>17,856.5</text:p>
          </table:table-cell>
          <table:table-cell office:value-type="float" office:value="12588.46" table:style-name="ce43">
            <text:p>12,588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5611202" table:style-name="ce34">
            <text:p>5611202</text:p>
          </table:table-cell>
          <table:table-cell office:value-type="string" table:style-name="ce35">
            <text:p>Bares e outros estabelecimentos especializados em servir bebidas</text:p>
          </table:table-cell>
          <table:table-cell office:value-type="float" office:value="0.75" table:style-name="ce36">
            <text:p>0.8</text:p>
          </table:table-cell>
          <table:table-cell office:value-type="float" office:value="0.61" table:style-name="ce36">
            <text:p>0.6</text:p>
          </table:table-cell>
          <table:table-cell office:value-type="float" office:value="0.22" table:style-name="ce36">
            <text:p>0.2</text:p>
          </table:table-cell>
          <table:table-cell office:value-type="float" office:value="0.51" table:style-name="ce36">
            <text:p>0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5611203" table:style-name="ce41">
            <text:p>5611203</text:p>
          </table:table-cell>
          <table:table-cell office:value-type="string" table:style-name="ce42">
            <text:p>Lanchonetes, casas de chá, de sucos e similares</text:p>
          </table:table-cell>
          <table:table-cell office:value-type="float" office:value="21617.91" table:style-name="ce43">
            <text:p>21,617.9</text:p>
          </table:table-cell>
          <table:table-cell office:value-type="float" office:value="19527.689999999999" table:style-name="ce43">
            <text:p>19,527.7</text:p>
          </table:table-cell>
          <table:table-cell office:value-type="float" office:value="17873.349999999999" table:style-name="ce43">
            <text:p>17,873.4</text:p>
          </table:table-cell>
          <table:table-cell office:value-type="float" office:value="14857" table:style-name="ce43">
            <text:p>14,857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5611204" table:style-name="ce34">
            <text:p>5611204</text:p>
          </table:table-cell>
          <table:table-cell office:value-type="string" table:style-name="ce35">
            <text:p>Bares e outros estabelecimentos especializados em servir bebidas, sem entretenimento</text:p>
          </table:table-cell>
          <table:table-cell office:value-type="float" office:value="443.93" table:style-name="ce36">
            <text:p>443.9</text:p>
          </table:table-cell>
          <table:table-cell office:value-type="float" office:value="353.68" table:style-name="ce36">
            <text:p>353.7</text:p>
          </table:table-cell>
          <table:table-cell office:value-type="float" office:value="262.24" table:style-name="ce36">
            <text:p>262.2</text:p>
          </table:table-cell>
          <table:table-cell office:value-type="float" office:value="215.31" table:style-name="ce36">
            <text:p>215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5611205" table:style-name="ce41">
            <text:p>5611205</text:p>
          </table:table-cell>
          <table:table-cell office:value-type="string" table:style-name="ce42">
            <text:p>Bares e outros estabelecimentos especializados em servir bebidas, com entretenimento</text:p>
          </table:table-cell>
          <table:table-cell office:value-type="float" office:value="38.61" table:style-name="ce43">
            <text:p>38.6</text:p>
          </table:table-cell>
          <table:table-cell office:value-type="float" office:value="36.25" table:style-name="ce43">
            <text:p>36.3</text:p>
          </table:table-cell>
          <table:table-cell office:value-type="float" office:value="31.77" table:style-name="ce43">
            <text:p>31.8</text:p>
          </table:table-cell>
          <table:table-cell office:value-type="float" office:value="7.62" table:style-name="ce43">
            <text:p>7.6</text:p>
          </table:table-cell>
          <table:table-cell table:number-columns-repeated="8" table:style-name="ce43"/>
          <table:table-cell table:number-columns-repeated="16367" table:style-name="ce30"/>
        </table:table-row>
        <table:table-row table:style-name="ro8">
          <table:table-cell table:style-name="ce31"/>
          <table:table-cell table:style-name="ce32"/>
          <table:table-cell office:value-type="float" office:value="56121" table:style-name="ce33">
            <text:p>56121</text:p>
          </table:table-cell>
          <table:table-cell table:style-name="ce34"/>
          <table:table-cell office:value-type="string" table:style-name="ce35">
            <text:p>SERVICOS AMBULANTES DE ALIMENTACAO</text:p>
          </table:table-cell>
          <table:table-cell office:value-type="float" office:value="47.38" table:style-name="ce36">
            <text:p>47.4</text:p>
          </table:table-cell>
          <table:table-cell office:value-type="float" office:value="47.45" table:style-name="ce36">
            <text:p>47.5</text:p>
          </table:table-cell>
          <table:table-cell office:value-type="float" office:value="40.17" table:style-name="ce36">
            <text:p>40.2</text:p>
          </table:table-cell>
          <table:table-cell office:value-type="float" office:value="37.44" table:style-name="ce36">
            <text:p>37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5612100" table:style-name="ce41">
            <text:p>5612100</text:p>
          </table:table-cell>
          <table:table-cell office:value-type="string" table:style-name="ce42">
            <text:p>Serviços ambulantes de alimentação</text:p>
          </table:table-cell>
          <table:table-cell office:value-type="float" office:value="47.38" table:style-name="ce43">
            <text:p>47.4</text:p>
          </table:table-cell>
          <table:table-cell office:value-type="float" office:value="47.45" table:style-name="ce43">
            <text:p>47.5</text:p>
          </table:table-cell>
          <table:table-cell office:value-type="float" office:value="40.17" table:style-name="ce43">
            <text:p>40.2</text:p>
          </table:table-cell>
          <table:table-cell office:value-type="float" office:value="37.44" table:style-name="ce43">
            <text:p>37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office:value-type="float" office:value="562" table:style-name="ce32">
            <text:p>562</text:p>
          </table:table-cell>
          <table:table-cell table:style-name="ce33"/>
          <table:table-cell table:style-name="ce34"/>
          <table:table-cell office:value-type="string" table:style-name="ce35">
            <text:p>SERVICOS DE CATERING, BUFE E OUTROS SERVICOS DE COMIDA PREPARADA</text:p>
          </table:table-cell>
          <table:table-cell office:value-type="float" office:value="10078.61" table:style-name="ce36">
            <text:p>10,078.6</text:p>
          </table:table-cell>
          <table:table-cell office:value-type="float" office:value="12565.32" table:style-name="ce36">
            <text:p>12,565.3</text:p>
          </table:table-cell>
          <table:table-cell office:value-type="float" office:value="13195.2" table:style-name="ce36">
            <text:p>13,195.2</text:p>
          </table:table-cell>
          <table:table-cell office:value-type="float" office:value="14100.39" table:style-name="ce36">
            <text:p>14,100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56201" table:style-name="ce40">
            <text:p>56201</text:p>
          </table:table-cell>
          <table:table-cell table:style-name="ce41"/>
          <table:table-cell office:value-type="string" table:style-name="ce42">
            <text:p>SERVICOS DE CATERING, BUFE E OUTROS SERVICOS DE COMIDA PREPARADA</text:p>
          </table:table-cell>
          <table:table-cell office:value-type="float" office:value="10078.61" table:style-name="ce43">
            <text:p>10,078.6</text:p>
          </table:table-cell>
          <table:table-cell office:value-type="float" office:value="12565.32" table:style-name="ce43">
            <text:p>12,565.3</text:p>
          </table:table-cell>
          <table:table-cell office:value-type="float" office:value="13195.2" table:style-name="ce43">
            <text:p>13,195.2</text:p>
          </table:table-cell>
          <table:table-cell office:value-type="float" office:value="14100.39" table:style-name="ce43">
            <text:p>14,100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5620101" table:style-name="ce34">
            <text:p>5620101</text:p>
          </table:table-cell>
          <table:table-cell office:value-type="string" table:style-name="ce35">
            <text:p>Fornecimento de alimentos preparados preponderantemente para empresas</text:p>
          </table:table-cell>
          <table:table-cell office:value-type="float" office:value="7262.81" table:style-name="ce36">
            <text:p>7,262.8</text:p>
          </table:table-cell>
          <table:table-cell office:value-type="float" office:value="10073.280000000001" table:style-name="ce36">
            <text:p>10,073.3</text:p>
          </table:table-cell>
          <table:table-cell office:value-type="float" office:value="10300.040000000001" table:style-name="ce36">
            <text:p>10,300.0</text:p>
          </table:table-cell>
          <table:table-cell office:value-type="float" office:value="10978.14" table:style-name="ce36">
            <text:p>10,978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5620102" table:style-name="ce41">
            <text:p>5620102</text:p>
          </table:table-cell>
          <table:table-cell office:value-type="string" table:style-name="ce42">
            <text:p>Serviços de alimentação para eventos e recepções - bufê</text:p>
          </table:table-cell>
          <table:table-cell office:value-type="float" office:value="170.59" table:style-name="ce43">
            <text:p>170.6</text:p>
          </table:table-cell>
          <table:table-cell office:value-type="float" office:value="131.83000000000001" table:style-name="ce43">
            <text:p>131.8</text:p>
          </table:table-cell>
          <table:table-cell office:value-type="float" office:value="206.8" table:style-name="ce43">
            <text:p>206.8</text:p>
          </table:table-cell>
          <table:table-cell office:value-type="float" office:value="175.03" table:style-name="ce43">
            <text:p>175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5620103" table:style-name="ce34">
            <text:p>5620103</text:p>
          </table:table-cell>
          <table:table-cell office:value-type="string" table:style-name="ce35">
            <text:p>Cantinas - serviços de alimentação privativos</text:p>
          </table:table-cell>
          <table:table-cell office:value-type="float" office:value="1859.51" table:style-name="ce36">
            <text:p>1,859.5</text:p>
          </table:table-cell>
          <table:table-cell office:value-type="float" office:value="1542.72" table:style-name="ce36">
            <text:p>1,542.7</text:p>
          </table:table-cell>
          <table:table-cell office:value-type="float" office:value="1901.66" table:style-name="ce36">
            <text:p>1,901.7</text:p>
          </table:table-cell>
          <table:table-cell office:value-type="float" office:value="2068.42" table:style-name="ce36">
            <text:p>2,068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5620104" table:style-name="ce41">
            <text:p>5620104</text:p>
          </table:table-cell>
          <table:table-cell office:value-type="string" table:style-name="ce42">
            <text:p>Fornecimento de alimentos preparados preponderantemente para consumo domiciliar</text:p>
          </table:table-cell>
          <table:table-cell office:value-type="float" office:value="785.72" table:style-name="ce43">
            <text:p>785.7</text:p>
          </table:table-cell>
          <table:table-cell office:value-type="float" office:value="817.48" table:style-name="ce43">
            <text:p>817.5</text:p>
          </table:table-cell>
          <table:table-cell office:value-type="float" office:value="786.71" table:style-name="ce43">
            <text:p>786.7</text:p>
          </table:table-cell>
          <table:table-cell office:value-type="float" office:value="878.79" table:style-name="ce43">
            <text:p>878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office:value-type="string" table:number-columns-spanned="4" table:number-rows-spanned="1" table:style-name="ce63">
            <text:p>Seção J</text:p>
          </table:table-cell>
          <table:covered-table-cell table:number-columns-repeated="3"/>
          <table:table-cell office:value-type="string" table:style-name="ce28">
            <text:p>INFORMACAO E COMUNICACAO</text:p>
          </table:table-cell>
          <table:table-cell office:value-type="float" office:value="835344.47" table:style-name="ce29">
            <text:p>835,344.5</text:p>
          </table:table-cell>
          <table:table-cell office:value-type="float" office:value="835696.93" table:style-name="ce29">
            <text:p>835,696.9</text:p>
          </table:table-cell>
          <table:table-cell office:value-type="float" office:value="848935.13" table:style-name="ce29">
            <text:p>848,935.1</text:p>
          </table:table-cell>
          <table:table-cell office:value-type="float" office:value="813001.15" table:style-name="ce29">
            <text:p>813,001.2</text:p>
          </table:table-cell>
          <table:table-cell table:number-columns-repeated="8" table:style-name="ce29"/>
          <table:table-cell table:number-columns-repeated="16367" table:style-name="ce44"/>
        </table:table-row>
        <table:table-row table:style-name="ro9">
          <table:table-cell office:value-type="float" office:value="58" table:style-name="ce38">
            <text:p>58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EDICAO E EDICAO INTEGRADA A IMPRESSAO</text:p>
          </table:table-cell>
          <table:table-cell office:value-type="float" office:value="8642.59" table:style-name="ce43">
            <text:p>8,642.6</text:p>
          </table:table-cell>
          <table:table-cell office:value-type="float" office:value="6001.94" table:style-name="ce43">
            <text:p>6,001.9</text:p>
          </table:table-cell>
          <table:table-cell office:value-type="float" office:value="6644.02" table:style-name="ce43">
            <text:p>6,644.0</text:p>
          </table:table-cell>
          <table:table-cell office:value-type="float" office:value="5095.42" table:style-name="ce43">
            <text:p>5,095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office:value-type="float" office:value="581" table:style-name="ce32">
            <text:p>581</text:p>
          </table:table-cell>
          <table:table-cell table:style-name="ce33"/>
          <table:table-cell table:style-name="ce34"/>
          <table:table-cell office:value-type="string" table:style-name="ce35">
            <text:p>EDICAO DE LIVROS, JORNAIS, REVISTAS E OUTRAS ATIVIDADES DE EDICAO</text:p>
          </table:table-cell>
          <table:table-cell office:value-type="float" office:value="1402.73" table:style-name="ce36">
            <text:p>1,402.7</text:p>
          </table:table-cell>
          <table:table-cell office:value-type="float" office:value="809.45" table:style-name="ce36">
            <text:p>809.5</text:p>
          </table:table-cell>
          <table:table-cell office:value-type="float" office:value="679.67" table:style-name="ce36">
            <text:p>679.7</text:p>
          </table:table-cell>
          <table:table-cell office:value-type="float" office:value="816.56" table:style-name="ce36">
            <text:p>816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58115" table:style-name="ce40">
            <text:p>58115</text:p>
          </table:table-cell>
          <table:table-cell table:style-name="ce41"/>
          <table:table-cell office:value-type="string" table:style-name="ce42">
            <text:p>EDICAO DE LIVROS</text:p>
          </table:table-cell>
          <table:table-cell office:value-type="float" office:value="1344.91" table:style-name="ce43">
            <text:p>1,344.9</text:p>
          </table:table-cell>
          <table:table-cell office:value-type="float" office:value="754.58" table:style-name="ce43">
            <text:p>754.6</text:p>
          </table:table-cell>
          <table:table-cell office:value-type="float" office:value="574.51" table:style-name="ce43">
            <text:p>574.5</text:p>
          </table:table-cell>
          <table:table-cell office:value-type="float" office:value="594.82000000000005" table:style-name="ce43">
            <text:p>594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5811500" table:style-name="ce34">
            <text:p>5811500</text:p>
          </table:table-cell>
          <table:table-cell office:value-type="string" table:style-name="ce35">
            <text:p>Edição de livros</text:p>
          </table:table-cell>
          <table:table-cell office:value-type="float" office:value="1344.91" table:style-name="ce36">
            <text:p>1,344.9</text:p>
          </table:table-cell>
          <table:table-cell office:value-type="float" office:value="754.58" table:style-name="ce36">
            <text:p>754.6</text:p>
          </table:table-cell>
          <table:table-cell office:value-type="float" office:value="574.51" table:style-name="ce36">
            <text:p>574.5</text:p>
          </table:table-cell>
          <table:table-cell office:value-type="float" office:value="594.82000000000005" table:style-name="ce36">
            <text:p>594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58123" table:style-name="ce40">
            <text:p>58123</text:p>
          </table:table-cell>
          <table:table-cell table:style-name="ce41"/>
          <table:table-cell office:value-type="string" table:style-name="ce42">
            <text:p>EDICAO DE JORNAI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5812301" table:style-name="ce34">
            <text:p>5812301</text:p>
          </table:table-cell>
          <table:table-cell office:value-type="string" table:style-name="ce35">
            <text:p>Edição de jornais diário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5812302" table:style-name="ce41">
            <text:p>5812302</text:p>
          </table:table-cell>
          <table:table-cell office:value-type="string" table:style-name="ce42">
            <text:p>Edição de jornais não diários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58131" table:style-name="ce33">
            <text:p>58131</text:p>
          </table:table-cell>
          <table:table-cell table:style-name="ce34"/>
          <table:table-cell office:value-type="string" table:style-name="ce35">
            <text:p>EDICAO DE REVISTAS</text:p>
          </table:table-cell>
          <table:table-cell office:value-type="float" office:value="52.67" table:style-name="ce36">
            <text:p>52.7</text:p>
          </table:table-cell>
          <table:table-cell office:value-type="float" office:value="44.34" table:style-name="ce36">
            <text:p>44.3</text:p>
          </table:table-cell>
          <table:table-cell office:value-type="float" office:value="73.05" table:style-name="ce36">
            <text:p>73.1</text:p>
          </table:table-cell>
          <table:table-cell office:value-type="float" office:value="205.93" table:style-name="ce36">
            <text:p>205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5813100" table:style-name="ce41">
            <text:p>5813100</text:p>
          </table:table-cell>
          <table:table-cell office:value-type="string" table:style-name="ce42">
            <text:p>Edição de revistas</text:p>
          </table:table-cell>
          <table:table-cell office:value-type="float" office:value="52.67" table:style-name="ce43">
            <text:p>52.7</text:p>
          </table:table-cell>
          <table:table-cell office:value-type="float" office:value="44.34" table:style-name="ce43">
            <text:p>44.3</text:p>
          </table:table-cell>
          <table:table-cell office:value-type="float" office:value="73.05" table:style-name="ce43">
            <text:p>73.1</text:p>
          </table:table-cell>
          <table:table-cell office:value-type="float" office:value="205.93" table:style-name="ce43">
            <text:p>205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58191" table:style-name="ce33">
            <text:p>58191</text:p>
          </table:table-cell>
          <table:table-cell table:style-name="ce34"/>
          <table:table-cell office:value-type="string" table:style-name="ce35">
            <text:p>EDICAO DE CADASTROS, LISTAS E DE OUTROS PRODUTOS GRAFICO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5819100" table:style-name="ce41">
            <text:p>5819100</text:p>
          </table:table-cell>
          <table:table-cell office:value-type="string" table:style-name="ce42">
            <text:p>Edição de cadastros, listas e de outros produtos gráfico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office:value-type="float" office:value="582" table:style-name="ce32">
            <text:p>582</text:p>
          </table:table-cell>
          <table:table-cell table:style-name="ce33"/>
          <table:table-cell table:style-name="ce34"/>
          <table:table-cell office:value-type="string" table:style-name="ce35">
            <text:p>EDICAO INTEGRADA A IMPRESSAO DE LIVROS, JORNAIS, REVISTAS E OUTRAS PUBLICACOES</text:p>
          </table:table-cell>
          <table:table-cell office:value-type="float" office:value="7239.86" table:style-name="ce36">
            <text:p>7,239.9</text:p>
          </table:table-cell>
          <table:table-cell office:value-type="float" office:value="5192.4799999999996" table:style-name="ce36">
            <text:p>5,192.5</text:p>
          </table:table-cell>
          <table:table-cell office:value-type="float" office:value="5964.34" table:style-name="ce36">
            <text:p>5,964.3</text:p>
          </table:table-cell>
          <table:table-cell office:value-type="float" office:value="4278.8599999999997" table:style-name="ce36">
            <text:p>4,278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58212" table:style-name="ce40">
            <text:p>58212</text:p>
          </table:table-cell>
          <table:table-cell table:style-name="ce41"/>
          <table:table-cell office:value-type="string" table:style-name="ce42">
            <text:p>EDICAO INTEGRADA A IMPRESSAO DE LIVROS</text:p>
          </table:table-cell>
          <table:table-cell office:value-type="float" office:value="231.77" table:style-name="ce43">
            <text:p>231.8</text:p>
          </table:table-cell>
          <table:table-cell office:value-type="float" office:value="510.31" table:style-name="ce43">
            <text:p>510.3</text:p>
          </table:table-cell>
          <table:table-cell office:value-type="float" office:value="231.75" table:style-name="ce43">
            <text:p>231.8</text:p>
          </table:table-cell>
          <table:table-cell office:value-type="float" office:value="174.8" table:style-name="ce43">
            <text:p>174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5821200" table:style-name="ce34">
            <text:p>5821200</text:p>
          </table:table-cell>
          <table:table-cell office:value-type="string" table:style-name="ce35">
            <text:p>Edição integrada à impressão de livros</text:p>
          </table:table-cell>
          <table:table-cell office:value-type="float" office:value="231.77" table:style-name="ce36">
            <text:p>231.8</text:p>
          </table:table-cell>
          <table:table-cell office:value-type="float" office:value="510.31" table:style-name="ce36">
            <text:p>510.3</text:p>
          </table:table-cell>
          <table:table-cell office:value-type="float" office:value="231.75" table:style-name="ce36">
            <text:p>231.8</text:p>
          </table:table-cell>
          <table:table-cell office:value-type="float" office:value="174.8" table:style-name="ce36">
            <text:p>174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58221" table:style-name="ce40">
            <text:p>58221</text:p>
          </table:table-cell>
          <table:table-cell table:style-name="ce41"/>
          <table:table-cell office:value-type="string" table:style-name="ce42">
            <text:p>EDICAO INTEGRADA A IMPRESSAO DE JORNAI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float" office:value="2.52" table:style-name="ce43">
            <text:p>2.5</text:p>
          </table:table-cell>
          <table:table-cell office:value-type="float" office:value="67.86" table:style-name="ce43">
            <text:p>67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5822101" table:style-name="ce34">
            <text:p>5822101</text:p>
          </table:table-cell>
          <table:table-cell office:value-type="string" table:style-name="ce35">
            <text:p>Edição integrada a impressão de jornais diário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2.52" table:style-name="ce36">
            <text:p>2.5</text:p>
          </table:table-cell>
          <table:table-cell office:value-type="float" office:value="67.86" table:style-name="ce36">
            <text:p>67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5822102" table:style-name="ce41">
            <text:p>5822102</text:p>
          </table:table-cell>
          <table:table-cell office:value-type="string" table:style-name="ce42">
            <text:p>Edição integrada a impressão de jornais não diários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58239" table:style-name="ce33">
            <text:p>58239</text:p>
          </table:table-cell>
          <table:table-cell table:style-name="ce34"/>
          <table:table-cell office:value-type="string" table:style-name="ce35">
            <text:p>EDICAO INTEGRADA A IMPRESSAO DE REVISTA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15.51" table:style-name="ce36">
            <text:p>15.5</text:p>
          </table:table-cell>
          <table:table-cell office:value-type="float" office:value="8.6300000000000008" table:style-name="ce36">
            <text:p>8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5823900" table:style-name="ce41">
            <text:p>5823900</text:p>
          </table:table-cell>
          <table:table-cell office:value-type="string" table:style-name="ce42">
            <text:p>Edição integrada à impressão de revista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float" office:value="15.51" table:style-name="ce43">
            <text:p>15.5</text:p>
          </table:table-cell>
          <table:table-cell office:value-type="float" office:value="8.6300000000000008" table:style-name="ce43">
            <text:p>8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58298" table:style-name="ce33">
            <text:p>58298</text:p>
          </table:table-cell>
          <table:table-cell table:style-name="ce34"/>
          <table:table-cell office:value-type="string" table:style-name="ce35">
            <text:p>EDICAO INTEGRADA A IMPRESSAO DE CADASTROS, LISTAS E DE OUTROS PRODUTOS GRAFICOS</text:p>
          </table:table-cell>
          <table:table-cell office:value-type="float" office:value="6982.09" table:style-name="ce36">
            <text:p>6,982.1</text:p>
          </table:table-cell>
          <table:table-cell office:value-type="float" office:value="4640.05" table:style-name="ce36">
            <text:p>4,640.1</text:p>
          </table:table-cell>
          <table:table-cell office:value-type="float" office:value="5714.56" table:style-name="ce36">
            <text:p>5,714.6</text:p>
          </table:table-cell>
          <table:table-cell office:value-type="float" office:value="4027.58" table:style-name="ce36">
            <text:p>4,027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5829800" table:style-name="ce41">
            <text:p>5829800</text:p>
          </table:table-cell>
          <table:table-cell office:value-type="string" table:style-name="ce42">
            <text:p>Edição integrada à impressão de cadastros, listas e de outros produtos gráficos</text:p>
          </table:table-cell>
          <table:table-cell office:value-type="float" office:value="6982.09" table:style-name="ce43">
            <text:p>6,982.1</text:p>
          </table:table-cell>
          <table:table-cell office:value-type="float" office:value="4640.05" table:style-name="ce43">
            <text:p>4,640.1</text:p>
          </table:table-cell>
          <table:table-cell office:value-type="float" office:value="5714.56" table:style-name="ce43">
            <text:p>5,714.6</text:p>
          </table:table-cell>
          <table:table-cell office:value-type="float" office:value="4027.58" table:style-name="ce43">
            <text:p>4,027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0">
          <table:table-cell office:value-type="float" office:value="59" table:style-name="ce31">
            <text:p>59</text:p>
          </table:table-cell>
          <table:table-cell table:style-name="ce32"/>
          <table:table-cell table:style-name="ce33"/>
          <table:table-cell table:style-name="ce34"/>
          <table:table-cell office:value-type="string" table:style-name="ce35">
            <text:p>ATIVIDADES CINEMATOGRAFICAS, PRODUCAO DE VIDEOS E DE PROGRAMAS DE TELEVISAO, GRAVACAO DE SOM E EDICAO DE MUSICA</text:p>
          </table:table-cell>
          <table:table-cell office:value-type="float" office:value="342.56" table:style-name="ce36">
            <text:p>342.6</text:p>
          </table:table-cell>
          <table:table-cell office:value-type="float" office:value="3047.71" table:style-name="ce36">
            <text:p>3,047.7</text:p>
          </table:table-cell>
          <table:table-cell office:value-type="float" office:value="886.17" table:style-name="ce36">
            <text:p>886.2</text:p>
          </table:table-cell>
          <table:table-cell office:value-type="float" office:value="344.18" table:style-name="ce36">
            <text:p>344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office:value-type="float" office:value="591" table:style-name="ce39">
            <text:p>591</text:p>
          </table:table-cell>
          <table:table-cell table:style-name="ce40"/>
          <table:table-cell table:style-name="ce41"/>
          <table:table-cell office:value-type="string" table:style-name="ce42">
            <text:p>ATIVIDADES CINEMATOGRAFICAS, PRODUCAO DE VIDEOS E DE PROGRAMAS DE TELEVISAO</text:p>
          </table:table-cell>
          <table:table-cell office:value-type="string" table:style-name="ce43">
            <text:p>****</text:p>
          </table:table-cell>
          <table:table-cell office:value-type="float" office:value="3046.78" table:style-name="ce43">
            <text:p>3,046.8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59111" table:style-name="ce33">
            <text:p>59111</text:p>
          </table:table-cell>
          <table:table-cell table:style-name="ce34"/>
          <table:table-cell office:value-type="string" table:style-name="ce35">
            <text:p>ATIVIDADES DE PRODUCAO CINEMATOGRAFICA, DE VIDEOS E DE PROGRAMAS DE TELEVISAO</text:p>
          </table:table-cell>
          <table:table-cell office:value-type="string" table:style-name="ce36">
            <text:p>****</text:p>
          </table:table-cell>
          <table:table-cell office:value-type="float" office:value="83.37" table:style-name="ce36">
            <text:p>83.4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5911101" table:style-name="ce41">
            <text:p>5911101</text:p>
          </table:table-cell>
          <table:table-cell office:value-type="string" table:style-name="ce42">
            <text:p>Estúdios cinematográficos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5911102" table:style-name="ce34">
            <text:p>5911102</text:p>
          </table:table-cell>
          <table:table-cell office:value-type="string" table:style-name="ce35">
            <text:p>Produção de filmes para publicidade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5911199" table:style-name="ce41">
            <text:p>5911199</text:p>
          </table:table-cell>
          <table:table-cell office:value-type="string" table:style-name="ce42">
            <text:p>Atividades de produção cinematográfica, de vídeos e de programas de televisão não especificadas anteriormente</text:p>
          </table:table-cell>
          <table:table-cell office:value-type="string" table:style-name="ce43">
            <text:p>****</text:p>
          </table:table-cell>
          <table:table-cell office:value-type="float" office:value="72.430000000000007" table:style-name="ce43">
            <text:p>72.4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59120" table:style-name="ce33">
            <text:p>59120</text:p>
          </table:table-cell>
          <table:table-cell table:style-name="ce34"/>
          <table:table-cell office:value-type="string" table:style-name="ce35">
            <text:p>ATIVIDADES DE POS-PRODUCAO CINEMATOGRAFICA, DE VIDEOS E DE PROGRAMAS DE TELEVISAO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5912001" table:style-name="ce41">
            <text:p>5912001</text:p>
          </table:table-cell>
          <table:table-cell office:value-type="string" table:style-name="ce42">
            <text:p>Serviços de dublagem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5912002" table:style-name="ce34">
            <text:p>5912002</text:p>
          </table:table-cell>
          <table:table-cell office:value-type="string" table:style-name="ce35">
            <text:p>Serviços de mixagem sonora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5912099" table:style-name="ce41">
            <text:p>5912099</text:p>
          </table:table-cell>
          <table:table-cell office:value-type="string" table:style-name="ce42">
            <text:p>Atividades de pós-produção cinematográfica, de vídeos e de programas de televisão não especificadas anteriormente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59138" table:style-name="ce33">
            <text:p>59138</text:p>
          </table:table-cell>
          <table:table-cell table:style-name="ce34"/>
          <table:table-cell office:value-type="string" table:style-name="ce35">
            <text:p>DISTRIBUICAO CINEMATOGRAFICA, DE VIDEO E DE PROGRAMAS DE TELEVISAO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5913800" table:style-name="ce41">
            <text:p>5913800</text:p>
          </table:table-cell>
          <table:table-cell office:value-type="string" table:style-name="ce42">
            <text:p>Distribuição cinematográfica, de vídeo e de programas de televisão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59146" table:style-name="ce33">
            <text:p>59146</text:p>
          </table:table-cell>
          <table:table-cell table:style-name="ce34"/>
          <table:table-cell office:value-type="string" table:style-name="ce35">
            <text:p>ATIVIDADES DE EXIBICAO CINEMATOGRAFICA</text:p>
          </table:table-cell>
          <table:table-cell office:value-type="string" table:style-name="ce36">
            <text:p>****</text:p>
          </table:table-cell>
          <table:table-cell office:value-type="float" office:value="2953.35" table:style-name="ce36">
            <text:p>2,953.4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5914600" table:style-name="ce41">
            <text:p>5914600</text:p>
          </table:table-cell>
          <table:table-cell office:value-type="string" table:style-name="ce42">
            <text:p>Atividades de exibição cinematográfica</text:p>
          </table:table-cell>
          <table:table-cell office:value-type="string" table:style-name="ce43">
            <text:p>****</text:p>
          </table:table-cell>
          <table:table-cell office:value-type="float" office:value="2953.35" table:style-name="ce43">
            <text:p>2,953.4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592" table:style-name="ce32">
            <text:p>592</text:p>
          </table:table-cell>
          <table:table-cell table:style-name="ce33"/>
          <table:table-cell table:style-name="ce34"/>
          <table:table-cell office:value-type="string" table:style-name="ce35">
            <text:p>ATIVIDADES DE GRAVACAO DE SOM E DE EDICAO DE MUSICA</text:p>
          </table:table-cell>
          <table:table-cell office:value-type="string" table:style-name="ce36">
            <text:p>****</text:p>
          </table:table-cell>
          <table:table-cell office:value-type="float" office:value="0.93" table:style-name="ce36">
            <text:p>0.9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59201" table:style-name="ce40">
            <text:p>59201</text:p>
          </table:table-cell>
          <table:table-cell table:style-name="ce41"/>
          <table:table-cell office:value-type="string" table:style-name="ce42">
            <text:p>ATIVIDADES DE GRAVACAO DE SOM E DE EDICAO DE MUSICA</text:p>
          </table:table-cell>
          <table:table-cell office:value-type="string" table:style-name="ce43">
            <text:p>****</text:p>
          </table:table-cell>
          <table:table-cell office:value-type="float" office:value="0.93" table:style-name="ce43">
            <text:p>0.9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5920100" table:style-name="ce34">
            <text:p>5920100</text:p>
          </table:table-cell>
          <table:table-cell office:value-type="string" table:style-name="ce35">
            <text:p>Atividades de gravação de som e de edição de música</text:p>
          </table:table-cell>
          <table:table-cell office:value-type="string" table:style-name="ce36">
            <text:p>****</text:p>
          </table:table-cell>
          <table:table-cell office:value-type="float" office:value="0.93" table:style-name="ce36">
            <text:p>0.9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office:value-type="float" office:value="60" table:style-name="ce38">
            <text:p>60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ATIVIDADES DE RADIO E DE TELEVISAO</text:p>
          </table:table-cell>
          <table:table-cell office:value-type="float" office:value="598.25" table:style-name="ce43">
            <text:p>598.3</text:p>
          </table:table-cell>
          <table:table-cell office:value-type="float" office:value="507.99" table:style-name="ce43">
            <text:p>508.0</text:p>
          </table:table-cell>
          <table:table-cell office:value-type="float" office:value="278.57" table:style-name="ce43">
            <text:p>278.6</text:p>
          </table:table-cell>
          <table:table-cell office:value-type="float" office:value="507.92" table:style-name="ce43">
            <text:p>507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601" table:style-name="ce32">
            <text:p>601</text:p>
          </table:table-cell>
          <table:table-cell table:style-name="ce33"/>
          <table:table-cell table:style-name="ce34"/>
          <table:table-cell office:value-type="string" table:style-name="ce35">
            <text:p>ATIVIDADES DE RADIO</text:p>
          </table:table-cell>
          <table:table-cell office:value-type="float" office:value="313.52999999999997" table:style-name="ce36">
            <text:p>313.5</text:p>
          </table:table-cell>
          <table:table-cell office:value-type="float" office:value="115.8" table:style-name="ce36">
            <text:p>115.8</text:p>
          </table:table-cell>
          <table:table-cell office:value-type="float" office:value="77.010000000000005" table:style-name="ce36">
            <text:p>77.0</text:p>
          </table:table-cell>
          <table:table-cell office:value-type="float" office:value="170" table:style-name="ce36">
            <text:p>17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60101" table:style-name="ce40">
            <text:p>60101</text:p>
          </table:table-cell>
          <table:table-cell table:style-name="ce41"/>
          <table:table-cell office:value-type="string" table:style-name="ce42">
            <text:p>ATIVIDADES DE RADIO</text:p>
          </table:table-cell>
          <table:table-cell office:value-type="float" office:value="313.52999999999997" table:style-name="ce43">
            <text:p>313.5</text:p>
          </table:table-cell>
          <table:table-cell office:value-type="float" office:value="115.8" table:style-name="ce43">
            <text:p>115.8</text:p>
          </table:table-cell>
          <table:table-cell office:value-type="float" office:value="77.010000000000005" table:style-name="ce43">
            <text:p>77.0</text:p>
          </table:table-cell>
          <table:table-cell office:value-type="float" office:value="170" table:style-name="ce43">
            <text:p>17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6010100" table:style-name="ce34">
            <text:p>6010100</text:p>
          </table:table-cell>
          <table:table-cell office:value-type="string" table:style-name="ce35">
            <text:p>Atividades de rádio</text:p>
          </table:table-cell>
          <table:table-cell office:value-type="float" office:value="313.52999999999997" table:style-name="ce36">
            <text:p>313.5</text:p>
          </table:table-cell>
          <table:table-cell office:value-type="float" office:value="115.8" table:style-name="ce36">
            <text:p>115.8</text:p>
          </table:table-cell>
          <table:table-cell office:value-type="float" office:value="77.010000000000005" table:style-name="ce36">
            <text:p>77.0</text:p>
          </table:table-cell>
          <table:table-cell office:value-type="float" office:value="170" table:style-name="ce36">
            <text:p>17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602" table:style-name="ce39">
            <text:p>602</text:p>
          </table:table-cell>
          <table:table-cell table:style-name="ce40"/>
          <table:table-cell table:style-name="ce41"/>
          <table:table-cell office:value-type="string" table:style-name="ce42">
            <text:p>ATIVIDADES DE TELEVISAO</text:p>
          </table:table-cell>
          <table:table-cell office:value-type="float" office:value="284.72000000000003" table:style-name="ce43">
            <text:p>284.7</text:p>
          </table:table-cell>
          <table:table-cell office:value-type="float" office:value="392.19" table:style-name="ce43">
            <text:p>392.2</text:p>
          </table:table-cell>
          <table:table-cell office:value-type="float" office:value="201.56" table:style-name="ce43">
            <text:p>201.6</text:p>
          </table:table-cell>
          <table:table-cell office:value-type="float" office:value="337.92" table:style-name="ce43">
            <text:p>337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60217" table:style-name="ce33">
            <text:p>60217</text:p>
          </table:table-cell>
          <table:table-cell table:style-name="ce34"/>
          <table:table-cell office:value-type="string" table:style-name="ce35">
            <text:p>ATIVIDADES DE TELEVISAO ABERTA</text:p>
          </table:table-cell>
          <table:table-cell office:value-type="float" office:value="260.18" table:style-name="ce36">
            <text:p>260.2</text:p>
          </table:table-cell>
          <table:table-cell office:value-type="float" office:value="313.60000000000002" table:style-name="ce36">
            <text:p>313.6</text:p>
          </table:table-cell>
          <table:table-cell office:value-type="string" table:style-name="ce36">
            <text:p>****</text:p>
          </table:table-cell>
          <table:table-cell office:value-type="float" office:value="256.08999999999997" table:style-name="ce36">
            <text:p>256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021700" table:style-name="ce41">
            <text:p>6021700</text:p>
          </table:table-cell>
          <table:table-cell office:value-type="string" table:style-name="ce42">
            <text:p>Atividades de televisão aberta</text:p>
          </table:table-cell>
          <table:table-cell office:value-type="float" office:value="260.18" table:style-name="ce43">
            <text:p>260.2</text:p>
          </table:table-cell>
          <table:table-cell office:value-type="float" office:value="313.60000000000002" table:style-name="ce43">
            <text:p>313.6</text:p>
          </table:table-cell>
          <table:table-cell office:value-type="string" table:style-name="ce43">
            <text:p>****</text:p>
          </table:table-cell>
          <table:table-cell office:value-type="float" office:value="256.08999999999997" table:style-name="ce43">
            <text:p>256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60225" table:style-name="ce33">
            <text:p>60225</text:p>
          </table:table-cell>
          <table:table-cell table:style-name="ce34"/>
          <table:table-cell office:value-type="string" table:style-name="ce35">
            <text:p>PROGRAMADORAS E ATIVIDADES RELACIONADAS A TELEVISAO POR ASSINATURA</text:p>
          </table:table-cell>
          <table:table-cell office:value-type="float" office:value="24.54" table:style-name="ce36">
            <text:p>24.5</text:p>
          </table:table-cell>
          <table:table-cell office:value-type="float" office:value="78.59" table:style-name="ce36">
            <text:p>78.6</text:p>
          </table:table-cell>
          <table:table-cell office:value-type="string" table:style-name="ce36">
            <text:p>****</text:p>
          </table:table-cell>
          <table:table-cell office:value-type="float" office:value="81.83" table:style-name="ce36">
            <text:p>81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022501" table:style-name="ce41">
            <text:p>6022501</text:p>
          </table:table-cell>
          <table:table-cell office:value-type="string" table:style-name="ce42">
            <text:p>Programadora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6022502" table:style-name="ce34">
            <text:p>6022502</text:p>
          </table:table-cell>
          <table:table-cell office:value-type="string" table:style-name="ce35">
            <text:p>Atividades relacionadas à televisão por assinatura, exceto programadora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office:value-type="float" office:value="61" table:style-name="ce38">
            <text:p>61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TELECOMUNICACOES</text:p>
          </table:table-cell>
          <table:table-cell office:value-type="float" office:value="803552.67" table:style-name="ce43">
            <text:p>803,552.7</text:p>
          </table:table-cell>
          <table:table-cell office:value-type="float" office:value="809572.17" table:style-name="ce43">
            <text:p>809,572.2</text:p>
          </table:table-cell>
          <table:table-cell office:value-type="float" office:value="818488.24" table:style-name="ce43">
            <text:p>818,488.2</text:p>
          </table:table-cell>
          <table:table-cell office:value-type="float" office:value="793297.69" table:style-name="ce43">
            <text:p>793,297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611" table:style-name="ce32">
            <text:p>611</text:p>
          </table:table-cell>
          <table:table-cell table:style-name="ce33"/>
          <table:table-cell table:style-name="ce34"/>
          <table:table-cell office:value-type="string" table:style-name="ce35">
            <text:p>TELECOMUNICACOES POR FIO</text:p>
          </table:table-cell>
          <table:table-cell office:value-type="float" office:value="487446.78" table:style-name="ce36">
            <text:p>487,446.8</text:p>
          </table:table-cell>
          <table:table-cell office:value-type="float" office:value="503075.4" table:style-name="ce36">
            <text:p>503,075.4</text:p>
          </table:table-cell>
          <table:table-cell office:value-type="float" office:value="499614.18" table:style-name="ce36">
            <text:p>499,614.2</text:p>
          </table:table-cell>
          <table:table-cell office:value-type="float" office:value="480357.12" table:style-name="ce36">
            <text:p>480,357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61108" table:style-name="ce40">
            <text:p>61108</text:p>
          </table:table-cell>
          <table:table-cell table:style-name="ce41"/>
          <table:table-cell office:value-type="string" table:style-name="ce42">
            <text:p>TELECOMUNICACOES POR FIO</text:p>
          </table:table-cell>
          <table:table-cell office:value-type="float" office:value="487446.78" table:style-name="ce43">
            <text:p>487,446.8</text:p>
          </table:table-cell>
          <table:table-cell office:value-type="float" office:value="503075.4" table:style-name="ce43">
            <text:p>503,075.4</text:p>
          </table:table-cell>
          <table:table-cell office:value-type="float" office:value="499614.18" table:style-name="ce43">
            <text:p>499,614.2</text:p>
          </table:table-cell>
          <table:table-cell office:value-type="float" office:value="480357.12" table:style-name="ce43">
            <text:p>480,357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6110801" table:style-name="ce34">
            <text:p>6110801</text:p>
          </table:table-cell>
          <table:table-cell office:value-type="string" table:style-name="ce35">
            <text:p>Serviços de telefonia fixa comutada - STFC</text:p>
          </table:table-cell>
          <table:table-cell office:value-type="float" office:value="400960.07" table:style-name="ce36">
            <text:p>400,960.1</text:p>
          </table:table-cell>
          <table:table-cell office:value-type="float" office:value="398142.14" table:style-name="ce36">
            <text:p>398,142.1</text:p>
          </table:table-cell>
          <table:table-cell office:value-type="float" office:value="404210.88" table:style-name="ce36">
            <text:p>404,210.9</text:p>
          </table:table-cell>
          <table:table-cell office:value-type="float" office:value="371785.77" table:style-name="ce36">
            <text:p>371,785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110802" table:style-name="ce41">
            <text:p>6110802</text:p>
          </table:table-cell>
          <table:table-cell office:value-type="string" table:style-name="ce42">
            <text:p>Serviços de redes de transportes de telecomunicações - SRTT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6110803" table:style-name="ce34">
            <text:p>6110803</text:p>
          </table:table-cell>
          <table:table-cell office:value-type="string" table:style-name="ce35">
            <text:p>Serviços de comunicação multimídia - SCM</text:p>
          </table:table-cell>
          <table:table-cell office:value-type="float" office:value="85507.22" table:style-name="ce36">
            <text:p>85,507.2</text:p>
          </table:table-cell>
          <table:table-cell office:value-type="float" office:value="104374.05" table:style-name="ce36">
            <text:p>104,374.1</text:p>
          </table:table-cell>
          <table:table-cell office:value-type="float" office:value="94263.56" table:style-name="ce36">
            <text:p>94,263.6</text:p>
          </table:table-cell>
          <table:table-cell office:value-type="float" office:value="107482.46" table:style-name="ce36">
            <text:p>107,482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110899" table:style-name="ce41">
            <text:p>6110899</text:p>
          </table:table-cell>
          <table:table-cell office:value-type="string" table:style-name="ce42">
            <text:p>Serviços de telecomunicações por fio não especificados anteriormente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612" table:style-name="ce32">
            <text:p>612</text:p>
          </table:table-cell>
          <table:table-cell table:style-name="ce33"/>
          <table:table-cell table:style-name="ce34"/>
          <table:table-cell office:value-type="string" table:style-name="ce35">
            <text:p>TELECOMUNICACOES SEM FIO</text:p>
          </table:table-cell>
          <table:table-cell office:value-type="float" office:value="291473.86" table:style-name="ce36">
            <text:p>291,473.9</text:p>
          </table:table-cell>
          <table:table-cell office:value-type="float" office:value="281034.02" table:style-name="ce36">
            <text:p>281,034.0</text:p>
          </table:table-cell>
          <table:table-cell office:value-type="float" office:value="291604.61" table:style-name="ce36">
            <text:p>291,604.6</text:p>
          </table:table-cell>
          <table:table-cell office:value-type="float" office:value="286354.21999999997" table:style-name="ce36">
            <text:p>286,354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61205" table:style-name="ce40">
            <text:p>61205</text:p>
          </table:table-cell>
          <table:table-cell table:style-name="ce41"/>
          <table:table-cell office:value-type="string" table:style-name="ce42">
            <text:p>TELECOMUNICACOES SEM FIO</text:p>
          </table:table-cell>
          <table:table-cell office:value-type="float" office:value="291473.86" table:style-name="ce43">
            <text:p>291,473.9</text:p>
          </table:table-cell>
          <table:table-cell office:value-type="float" office:value="281034.02" table:style-name="ce43">
            <text:p>281,034.0</text:p>
          </table:table-cell>
          <table:table-cell office:value-type="float" office:value="291604.61" table:style-name="ce43">
            <text:p>291,604.6</text:p>
          </table:table-cell>
          <table:table-cell office:value-type="float" office:value="286354.21999999997" table:style-name="ce43">
            <text:p>286,354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6120501" table:style-name="ce34">
            <text:p>6120501</text:p>
          </table:table-cell>
          <table:table-cell office:value-type="string" table:style-name="ce35">
            <text:p>Telefonia móvel celular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285716.53000000003" table:style-name="ce36">
            <text:p>285,716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120502" table:style-name="ce41">
            <text:p>6120502</text:p>
          </table:table-cell>
          <table:table-cell office:value-type="string" table:style-name="ce42">
            <text:p>Serviço móvel especializado - SME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6120599" table:style-name="ce34">
            <text:p>6120599</text:p>
          </table:table-cell>
          <table:table-cell office:value-type="string" table:style-name="ce35">
            <text:p>Serviços de telecomunicações sem fio não especificados anteriormente</text:p>
          </table:table-cell>
          <table:table-cell office:value-type="float" office:value="511.19" table:style-name="ce36">
            <text:p>511.2</text:p>
          </table:table-cell>
          <table:table-cell office:value-type="float" office:value="463.51" table:style-name="ce36">
            <text:p>463.5</text:p>
          </table:table-cell>
          <table:table-cell office:value-type="float" office:value="461.82" table:style-name="ce36">
            <text:p>461.8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613" table:style-name="ce39">
            <text:p>613</text:p>
          </table:table-cell>
          <table:table-cell table:style-name="ce40"/>
          <table:table-cell table:style-name="ce41"/>
          <table:table-cell office:value-type="string" table:style-name="ce42">
            <text:p>TELECOMUNICACOES POR SATELITE</text:p>
          </table:table-cell>
          <table:table-cell office:value-type="float" office:value="3082.83" table:style-name="ce43">
            <text:p>3,082.8</text:p>
          </table:table-cell>
          <table:table-cell office:value-type="float" office:value="3745.05" table:style-name="ce43">
            <text:p>3,745.1</text:p>
          </table:table-cell>
          <table:table-cell office:value-type="float" office:value="3321.17" table:style-name="ce43">
            <text:p>3,321.2</text:p>
          </table:table-cell>
          <table:table-cell office:value-type="float" office:value="3305.32" table:style-name="ce43">
            <text:p>3,305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61302" table:style-name="ce33">
            <text:p>61302</text:p>
          </table:table-cell>
          <table:table-cell table:style-name="ce34"/>
          <table:table-cell office:value-type="string" table:style-name="ce35">
            <text:p>TELECOMUNICACOES POR SATELITE</text:p>
          </table:table-cell>
          <table:table-cell office:value-type="float" office:value="3082.83" table:style-name="ce36">
            <text:p>3,082.8</text:p>
          </table:table-cell>
          <table:table-cell office:value-type="float" office:value="3745.05" table:style-name="ce36">
            <text:p>3,745.1</text:p>
          </table:table-cell>
          <table:table-cell office:value-type="float" office:value="3321.17" table:style-name="ce36">
            <text:p>3,321.2</text:p>
          </table:table-cell>
          <table:table-cell office:value-type="float" office:value="3305.32" table:style-name="ce36">
            <text:p>3,305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130200" table:style-name="ce41">
            <text:p>6130200</text:p>
          </table:table-cell>
          <table:table-cell office:value-type="string" table:style-name="ce42">
            <text:p>Telecomunicações por satélite</text:p>
          </table:table-cell>
          <table:table-cell office:value-type="float" office:value="3082.83" table:style-name="ce43">
            <text:p>3,082.8</text:p>
          </table:table-cell>
          <table:table-cell office:value-type="float" office:value="3745.05" table:style-name="ce43">
            <text:p>3,745.1</text:p>
          </table:table-cell>
          <table:table-cell office:value-type="float" office:value="3321.17" table:style-name="ce43">
            <text:p>3,321.2</text:p>
          </table:table-cell>
          <table:table-cell office:value-type="float" office:value="3305.32" table:style-name="ce43">
            <text:p>3,305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614" table:style-name="ce32">
            <text:p>614</text:p>
          </table:table-cell>
          <table:table-cell table:style-name="ce33"/>
          <table:table-cell table:style-name="ce34"/>
          <table:table-cell office:value-type="string" table:style-name="ce35">
            <text:p>OPERADORAS DE TELEVISAO POR ASSINATURA</text:p>
          </table:table-cell>
          <table:table-cell office:value-type="float" office:value="2626.21" table:style-name="ce36">
            <text:p>2,626.2</text:p>
          </table:table-cell>
          <table:table-cell office:value-type="float" office:value="3097.6" table:style-name="ce36">
            <text:p>3,097.6</text:p>
          </table:table-cell>
          <table:table-cell office:value-type="float" office:value="3066.16" table:style-name="ce36">
            <text:p>3,066.2</text:p>
          </table:table-cell>
          <table:table-cell office:value-type="float" office:value="2983.47" table:style-name="ce36">
            <text:p>2,983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61418" table:style-name="ce40">
            <text:p>61418</text:p>
          </table:table-cell>
          <table:table-cell table:style-name="ce41"/>
          <table:table-cell office:value-type="string" table:style-name="ce42">
            <text:p>OPERADORAS DE TELEVISAO POR ASSINATURA POR CABO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6141800" table:style-name="ce34">
            <text:p>6141800</text:p>
          </table:table-cell>
          <table:table-cell office:value-type="string" table:style-name="ce35">
            <text:p>Operadoras de televisão por assinatura por cabo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61426" table:style-name="ce40">
            <text:p>61426</text:p>
          </table:table-cell>
          <table:table-cell table:style-name="ce41"/>
          <table:table-cell office:value-type="string" table:style-name="ce42">
            <text:p>OPERADORAS DE TELEVISAO POR ASSINATURA POR MICROONDA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6142600" table:style-name="ce34">
            <text:p>6142600</text:p>
          </table:table-cell>
          <table:table-cell office:value-type="string" table:style-name="ce35">
            <text:p>Operadoras de televisão por assinatura por microonda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61434" table:style-name="ce40">
            <text:p>61434</text:p>
          </table:table-cell>
          <table:table-cell table:style-name="ce41"/>
          <table:table-cell office:value-type="string" table:style-name="ce42">
            <text:p>OPERADORAS DE TELEVISAO POR ASSINATURA POR SATELITE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6143400" table:style-name="ce34">
            <text:p>6143400</text:p>
          </table:table-cell>
          <table:table-cell office:value-type="string" table:style-name="ce35">
            <text:p>Operadoras de televisão por assinatura por satélite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619" table:style-name="ce39">
            <text:p>619</text:p>
          </table:table-cell>
          <table:table-cell table:style-name="ce40"/>
          <table:table-cell table:style-name="ce41"/>
          <table:table-cell office:value-type="string" table:style-name="ce42">
            <text:p>OUTRAS ATIVIDADES DE TELECOMUNICACOES</text:p>
          </table:table-cell>
          <table:table-cell office:value-type="float" office:value="18922.990000000002" table:style-name="ce43">
            <text:p>18,923.0</text:p>
          </table:table-cell>
          <table:table-cell office:value-type="float" office:value="18620.099999999999" table:style-name="ce43">
            <text:p>18,620.1</text:p>
          </table:table-cell>
          <table:table-cell office:value-type="float" office:value="20882.11" table:style-name="ce43">
            <text:p>20,882.1</text:p>
          </table:table-cell>
          <table:table-cell office:value-type="float" office:value="20297.560000000001" table:style-name="ce43">
            <text:p>20,297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61906" table:style-name="ce33">
            <text:p>61906</text:p>
          </table:table-cell>
          <table:table-cell table:style-name="ce34"/>
          <table:table-cell office:value-type="string" table:style-name="ce35">
            <text:p>OUTRAS ATIVIDADES DE TELECOMUNICACOES</text:p>
          </table:table-cell>
          <table:table-cell office:value-type="float" office:value="18922.990000000002" table:style-name="ce36">
            <text:p>18,923.0</text:p>
          </table:table-cell>
          <table:table-cell office:value-type="float" office:value="18620.099999999999" table:style-name="ce36">
            <text:p>18,620.1</text:p>
          </table:table-cell>
          <table:table-cell office:value-type="float" office:value="20882.11" table:style-name="ce36">
            <text:p>20,882.1</text:p>
          </table:table-cell>
          <table:table-cell office:value-type="float" office:value="20297.560000000001" table:style-name="ce36">
            <text:p>20,297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190601" table:style-name="ce41">
            <text:p>6190601</text:p>
          </table:table-cell>
          <table:table-cell office:value-type="string" table:style-name="ce42">
            <text:p>Provedores de acesso às redes de comunicaçõe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6190602" table:style-name="ce34">
            <text:p>6190602</text:p>
          </table:table-cell>
          <table:table-cell office:value-type="string" table:style-name="ce35">
            <text:p>Provedores de voz sobre protocolo internet - VOIP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190699" table:style-name="ce41">
            <text:p>6190699</text:p>
          </table:table-cell>
          <table:table-cell office:value-type="string" table:style-name="ce42">
            <text:p>Outras atividades de telecomunicações não especificadas anteriormente</text:p>
          </table:table-cell>
          <table:table-cell office:value-type="float" office:value="12512.02" table:style-name="ce43">
            <text:p>12,512.0</text:p>
          </table:table-cell>
          <table:table-cell office:value-type="float" office:value="11260.79" table:style-name="ce43">
            <text:p>11,260.8</text:p>
          </table:table-cell>
          <table:table-cell office:value-type="float" office:value="13159.74" table:style-name="ce43">
            <text:p>13,159.7</text:p>
          </table:table-cell>
          <table:table-cell office:value-type="float" office:value="12200.04" table:style-name="ce43">
            <text:p>12,20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office:value-type="float" office:value="62" table:style-name="ce31">
            <text:p>62</text:p>
          </table:table-cell>
          <table:table-cell table:style-name="ce32"/>
          <table:table-cell table:style-name="ce33"/>
          <table:table-cell table:style-name="ce34"/>
          <table:table-cell office:value-type="string" table:style-name="ce35">
            <text:p>ATIVIDADES DOS SERVICOS DE TECNOLOGIA DA INFORMACAO</text:p>
          </table:table-cell>
          <table:table-cell office:value-type="float" office:value="17928.22" table:style-name="ce36">
            <text:p>17,928.2</text:p>
          </table:table-cell>
          <table:table-cell office:value-type="float" office:value="11086.16" table:style-name="ce36">
            <text:p>11,086.2</text:p>
          </table:table-cell>
          <table:table-cell office:value-type="float" office:value="18119.21" table:style-name="ce36">
            <text:p>18,119.2</text:p>
          </table:table-cell>
          <table:table-cell office:value-type="float" office:value="9358.82" table:style-name="ce36">
            <text:p>9,358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620" table:style-name="ce39">
            <text:p>620</text:p>
          </table:table-cell>
          <table:table-cell table:style-name="ce40"/>
          <table:table-cell table:style-name="ce41"/>
          <table:table-cell office:value-type="string" table:style-name="ce42">
            <text:p>ATIVIDADES DOS SERVICOS DE TECNOLOGIA DA INFORMACAO</text:p>
          </table:table-cell>
          <table:table-cell office:value-type="float" office:value="17928.22" table:style-name="ce43">
            <text:p>17,928.2</text:p>
          </table:table-cell>
          <table:table-cell office:value-type="float" office:value="11086.16" table:style-name="ce43">
            <text:p>11,086.2</text:p>
          </table:table-cell>
          <table:table-cell office:value-type="float" office:value="18119.21" table:style-name="ce43">
            <text:p>18,119.2</text:p>
          </table:table-cell>
          <table:table-cell office:value-type="float" office:value="9358.82" table:style-name="ce43">
            <text:p>9,358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62015" table:style-name="ce33">
            <text:p>62015</text:p>
          </table:table-cell>
          <table:table-cell table:style-name="ce34"/>
          <table:table-cell office:value-type="string" table:style-name="ce35">
            <text:p>Desenvolvimento de programas de computador sob encomenda</text:p>
          </table:table-cell>
          <table:table-cell office:value-type="float" office:value="2698.95" table:style-name="ce36">
            <text:p>2,699.0</text:p>
          </table:table-cell>
          <table:table-cell office:value-type="float" office:value="1162.98" table:style-name="ce36">
            <text:p>1,163.0</text:p>
          </table:table-cell>
          <table:table-cell office:value-type="float" office:value="4346.82" table:style-name="ce36">
            <text:p>4,346.8</text:p>
          </table:table-cell>
          <table:table-cell office:value-type="float" office:value="740.62" table:style-name="ce36">
            <text:p>740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9">
          <table:table-cell table:style-name="ce38"/>
          <table:table-cell table:style-name="ce39"/>
          <table:table-cell table:style-name="ce40"/>
          <table:table-cell office:value-type="float" office:value="6201501" table:style-name="ce41">
            <text:p>6201501</text:p>
          </table:table-cell>
          <table:table-cell office:value-type="string" table:style-name="ce42">
            <text:p>Desenvolvimento de programas de computador sob encomenda</text:p>
          </table:table-cell>
          <table:table-cell office:value-type="float" office:value="2698.95" table:style-name="ce43">
            <text:p>2,699.0</text:p>
          </table:table-cell>
          <table:table-cell office:value-type="string" table:style-name="ce43">
            <text:p>****</text:p>
          </table:table-cell>
          <table:table-cell office:value-type="float" office:value="4346.82" table:style-name="ce43">
            <text:p>4,346.8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6201502" table:style-name="ce34">
            <text:p>6201502</text:p>
          </table:table-cell>
          <table:table-cell office:value-type="string" table:style-name="ce35">
            <text:p>Web design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62023" table:style-name="ce40">
            <text:p>62023</text:p>
          </table:table-cell>
          <table:table-cell table:style-name="ce41"/>
          <table:table-cell office:value-type="string" table:style-name="ce42">
            <text:p>DESENVOLVIMENTO E LICENCIAMENTO DE PROGRAMAS DE COMPUTADOR CUSTOMIZAVEIS</text:p>
          </table:table-cell>
          <table:table-cell office:value-type="float" office:value="725.34" table:style-name="ce43">
            <text:p>725.3</text:p>
          </table:table-cell>
          <table:table-cell office:value-type="float" office:value="1447.92" table:style-name="ce43">
            <text:p>1,447.9</text:p>
          </table:table-cell>
          <table:table-cell office:value-type="float" office:value="532.74" table:style-name="ce43">
            <text:p>532.7</text:p>
          </table:table-cell>
          <table:table-cell office:value-type="float" office:value="369.96" table:style-name="ce43">
            <text:p>37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6202300" table:style-name="ce34">
            <text:p>6202300</text:p>
          </table:table-cell>
          <table:table-cell office:value-type="string" table:style-name="ce35">
            <text:p>Desenvolvimento e licenciamento de programas de computador customizáveis</text:p>
          </table:table-cell>
          <table:table-cell office:value-type="float" office:value="725.34" table:style-name="ce36">
            <text:p>725.3</text:p>
          </table:table-cell>
          <table:table-cell office:value-type="float" office:value="1447.92" table:style-name="ce36">
            <text:p>1,447.9</text:p>
          </table:table-cell>
          <table:table-cell office:value-type="float" office:value="532.74" table:style-name="ce36">
            <text:p>532.7</text:p>
          </table:table-cell>
          <table:table-cell office:value-type="float" office:value="369.96" table:style-name="ce36">
            <text:p>37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62031" table:style-name="ce40">
            <text:p>62031</text:p>
          </table:table-cell>
          <table:table-cell table:style-name="ce41"/>
          <table:table-cell office:value-type="string" table:style-name="ce42">
            <text:p>DESENVOLVIMENTO E LICENCIAMENTO DE PROGRAMAS DE COMPUTADOR NAO-CUSTOMIZAVEIS</text:p>
          </table:table-cell>
          <table:table-cell office:value-type="float" office:value="2610.2199999999998" table:style-name="ce43">
            <text:p>2,610.2</text:p>
          </table:table-cell>
          <table:table-cell office:value-type="float" office:value="1564.85" table:style-name="ce43">
            <text:p>1,564.9</text:p>
          </table:table-cell>
          <table:table-cell office:value-type="float" office:value="928.58" table:style-name="ce43">
            <text:p>928.6</text:p>
          </table:table-cell>
          <table:table-cell office:value-type="float" office:value="2091.12" table:style-name="ce43">
            <text:p>2,091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6203100" table:style-name="ce34">
            <text:p>6203100</text:p>
          </table:table-cell>
          <table:table-cell office:value-type="string" table:style-name="ce35">
            <text:p>Desenvolvimento e licenciamento de programas de computador não-customizáveis</text:p>
          </table:table-cell>
          <table:table-cell office:value-type="float" office:value="2610.2199999999998" table:style-name="ce36">
            <text:p>2,610.2</text:p>
          </table:table-cell>
          <table:table-cell office:value-type="float" office:value="1564.85" table:style-name="ce36">
            <text:p>1,564.9</text:p>
          </table:table-cell>
          <table:table-cell office:value-type="float" office:value="928.58" table:style-name="ce36">
            <text:p>928.6</text:p>
          </table:table-cell>
          <table:table-cell office:value-type="float" office:value="2091.12" table:style-name="ce36">
            <text:p>2,091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9">
          <table:table-cell table:style-name="ce38"/>
          <table:table-cell table:style-name="ce39"/>
          <table:table-cell office:value-type="float" office:value="62040" table:style-name="ce40">
            <text:p>62040</text:p>
          </table:table-cell>
          <table:table-cell table:style-name="ce41"/>
          <table:table-cell office:value-type="string" table:style-name="ce42">
            <text:p>CONSULTORIA EM TECNOLOGIA DA INFORMACAO</text:p>
          </table:table-cell>
          <table:table-cell office:value-type="float" office:value="3031.7" table:style-name="ce43">
            <text:p>3,031.7</text:p>
          </table:table-cell>
          <table:table-cell office:value-type="float" office:value="1068.81" table:style-name="ce43">
            <text:p>1,068.8</text:p>
          </table:table-cell>
          <table:table-cell office:value-type="float" office:value="2018.94" table:style-name="ce43">
            <text:p>2,018.9</text:p>
          </table:table-cell>
          <table:table-cell office:value-type="float" office:value="2411.2800000000002" table:style-name="ce43">
            <text:p>2,411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6204000" table:style-name="ce34">
            <text:p>6204000</text:p>
          </table:table-cell>
          <table:table-cell office:value-type="string" table:style-name="ce35">
            <text:p>Consultoria em tecnologia da informação</text:p>
          </table:table-cell>
          <table:table-cell office:value-type="float" office:value="3031.7" table:style-name="ce36">
            <text:p>3,031.7</text:p>
          </table:table-cell>
          <table:table-cell office:value-type="float" office:value="1068.81" table:style-name="ce36">
            <text:p>1,068.8</text:p>
          </table:table-cell>
          <table:table-cell office:value-type="float" office:value="2018.94" table:style-name="ce36">
            <text:p>2,018.9</text:p>
          </table:table-cell>
          <table:table-cell office:value-type="float" office:value="2411.2800000000002" table:style-name="ce36">
            <text:p>2,411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62091" table:style-name="ce40">
            <text:p>62091</text:p>
          </table:table-cell>
          <table:table-cell table:style-name="ce41"/>
          <table:table-cell office:value-type="string" table:style-name="ce42">
            <text:p>SUPORTE TECNICO, MANUTENCAO E OUTROS SERVICOS EM TECNOLOGIA DA INFORMACAO</text:p>
          </table:table-cell>
          <table:table-cell office:value-type="float" office:value="8862" table:style-name="ce43">
            <text:p>8,862.0</text:p>
          </table:table-cell>
          <table:table-cell office:value-type="float" office:value="5841.61" table:style-name="ce43">
            <text:p>5,841.6</text:p>
          </table:table-cell>
          <table:table-cell office:value-type="float" office:value="10292.120000000001" table:style-name="ce43">
            <text:p>10,292.1</text:p>
          </table:table-cell>
          <table:table-cell office:value-type="float" office:value="3745.83" table:style-name="ce43">
            <text:p>3,745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6209100" table:style-name="ce34">
            <text:p>6209100</text:p>
          </table:table-cell>
          <table:table-cell office:value-type="string" table:style-name="ce35">
            <text:p>Suporte técnico, manutenção e outros serviços em tecnologia da informação</text:p>
          </table:table-cell>
          <table:table-cell office:value-type="float" office:value="8862" table:style-name="ce36">
            <text:p>8,862.0</text:p>
          </table:table-cell>
          <table:table-cell office:value-type="float" office:value="5841.61" table:style-name="ce36">
            <text:p>5,841.6</text:p>
          </table:table-cell>
          <table:table-cell office:value-type="float" office:value="10292.120000000001" table:style-name="ce36">
            <text:p>10,292.1</text:p>
          </table:table-cell>
          <table:table-cell office:value-type="float" office:value="3745.83" table:style-name="ce36">
            <text:p>3,745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office:value-type="float" office:value="63" table:style-name="ce38">
            <text:p>63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ATIVIDADES DE PRESTACAO DE SERVICOS DE INFORMACAO</text:p>
          </table:table-cell>
          <table:table-cell office:value-type="float" office:value="4280.17" table:style-name="ce43">
            <text:p>4,280.2</text:p>
          </table:table-cell>
          <table:table-cell office:value-type="float" office:value="5480.96" table:style-name="ce43">
            <text:p>5,481.0</text:p>
          </table:table-cell>
          <table:table-cell office:value-type="float" office:value="4518.92" table:style-name="ce43">
            <text:p>4,518.9</text:p>
          </table:table-cell>
          <table:table-cell office:value-type="float" office:value="4397.12" table:style-name="ce43">
            <text:p>4,397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office:value-type="float" office:value="631" table:style-name="ce32">
            <text:p>631</text:p>
          </table:table-cell>
          <table:table-cell table:style-name="ce33"/>
          <table:table-cell table:style-name="ce34"/>
          <table:table-cell office:value-type="string" table:style-name="ce35">
            <text:p>TRATAMENTO DE DADOS, HOSPEDAGEM NA INTERNET E OUTRAS ATIVIDADES RELACIONADAS</text:p>
          </table:table-cell>
          <table:table-cell office:value-type="float" office:value="4276.71" table:style-name="ce36">
            <text:p>4,276.7</text:p>
          </table:table-cell>
          <table:table-cell office:value-type="float" office:value="5473.66" table:style-name="ce36">
            <text:p>5,473.7</text:p>
          </table:table-cell>
          <table:table-cell office:value-type="float" office:value="4474.6000000000004" table:style-name="ce36">
            <text:p>4,474.6</text:p>
          </table:table-cell>
          <table:table-cell office:value-type="float" office:value="4392.8900000000003" table:style-name="ce36">
            <text:p>4,392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63119" table:style-name="ce40">
            <text:p>63119</text:p>
          </table:table-cell>
          <table:table-cell table:style-name="ce41"/>
          <table:table-cell office:value-type="string" table:style-name="ce42">
            <text:p>TRATAMENTO DE DADOS, PROVEDORES DE SERVICOS DE APLICACAO E SERVICOS DE HOSPEDAGEM NA INTERNET</text:p>
          </table:table-cell>
          <table:table-cell office:value-type="float" office:value="427.96" table:style-name="ce43">
            <text:p>428.0</text:p>
          </table:table-cell>
          <table:table-cell office:value-type="float" office:value="530.91999999999996" table:style-name="ce43">
            <text:p>530.9</text:p>
          </table:table-cell>
          <table:table-cell office:value-type="float" office:value="690.49" table:style-name="ce43">
            <text:p>690.5</text:p>
          </table:table-cell>
          <table:table-cell office:value-type="float" office:value="1684.98" table:style-name="ce43">
            <text:p>1,685.0</text:p>
          </table:table-cell>
          <table:table-cell table:number-columns-repeated="8" table:style-name="ce43"/>
          <table:table-cell table:number-columns-repeated="16367" table:style-name="ce30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6311900" table:style-name="ce34">
            <text:p>6311900</text:p>
          </table:table-cell>
          <table:table-cell office:value-type="string" table:style-name="ce35">
            <text:p>Tratamento de dados, provedores de serviços de aplicação e serviços de hospedagem na internet</text:p>
          </table:table-cell>
          <table:table-cell office:value-type="float" office:value="427.96" table:style-name="ce36">
            <text:p>428.0</text:p>
          </table:table-cell>
          <table:table-cell office:value-type="float" office:value="530.91999999999996" table:style-name="ce36">
            <text:p>530.9</text:p>
          </table:table-cell>
          <table:table-cell office:value-type="float" office:value="690.49" table:style-name="ce36">
            <text:p>690.5</text:p>
          </table:table-cell>
          <table:table-cell office:value-type="float" office:value="1684.98" table:style-name="ce36">
            <text:p>1,685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63194" table:style-name="ce40">
            <text:p>63194</text:p>
          </table:table-cell>
          <table:table-cell table:style-name="ce41"/>
          <table:table-cell office:value-type="string" table:style-name="ce42">
            <text:p>PORTAIS, PROVEDORES DE CONTEUDO E OUTROS SERVICOS DE INFORMACAO NA INTERNET</text:p>
          </table:table-cell>
          <table:table-cell office:value-type="float" office:value="3848.75" table:style-name="ce43">
            <text:p>3,848.8</text:p>
          </table:table-cell>
          <table:table-cell office:value-type="float" office:value="4942.7299999999996" table:style-name="ce43">
            <text:p>4,942.7</text:p>
          </table:table-cell>
          <table:table-cell office:value-type="float" office:value="3784.11" table:style-name="ce43">
            <text:p>3,784.1</text:p>
          </table:table-cell>
          <table:table-cell office:value-type="float" office:value="2707.91" table:style-name="ce43">
            <text:p>2,707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6319400" table:style-name="ce34">
            <text:p>6319400</text:p>
          </table:table-cell>
          <table:table-cell office:value-type="string" table:style-name="ce35">
            <text:p>Portais, provedores de conteúdo e outros serviços de informação na internet</text:p>
          </table:table-cell>
          <table:table-cell office:value-type="float" office:value="3848.75" table:style-name="ce36">
            <text:p>3,848.8</text:p>
          </table:table-cell>
          <table:table-cell office:value-type="float" office:value="4942.7299999999996" table:style-name="ce36">
            <text:p>4,942.7</text:p>
          </table:table-cell>
          <table:table-cell office:value-type="float" office:value="3784.11" table:style-name="ce36">
            <text:p>3,784.1</text:p>
          </table:table-cell>
          <table:table-cell office:value-type="float" office:value="2707.91" table:style-name="ce36">
            <text:p>2,707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office:value-type="float" office:value="639" table:style-name="ce39">
            <text:p>639</text:p>
          </table:table-cell>
          <table:table-cell table:style-name="ce40"/>
          <table:table-cell table:style-name="ce41"/>
          <table:table-cell office:value-type="string" table:style-name="ce42">
            <text:p>OUTRAS ATIVIDADES DE PRESTACAO DE SERVICOS DE INFORMACAO</text:p>
          </table:table-cell>
          <table:table-cell office:value-type="float" office:value="3.46" table:style-name="ce43">
            <text:p>3.5</text:p>
          </table:table-cell>
          <table:table-cell office:value-type="float" office:value="7.3" table:style-name="ce43">
            <text:p>7.3</text:p>
          </table:table-cell>
          <table:table-cell office:value-type="float" office:value="44.32" table:style-name="ce43">
            <text:p>44.3</text:p>
          </table:table-cell>
          <table:table-cell office:value-type="float" office:value="4.24" table:style-name="ce43">
            <text:p>4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63917" table:style-name="ce33">
            <text:p>63917</text:p>
          </table:table-cell>
          <table:table-cell table:style-name="ce34"/>
          <table:table-cell office:value-type="string" table:style-name="ce35">
            <text:p>AGENCIAS DE NOTICIA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391700" table:style-name="ce41">
            <text:p>6391700</text:p>
          </table:table-cell>
          <table:table-cell office:value-type="string" table:style-name="ce42">
            <text:p>Agências de notícia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63992" table:style-name="ce33">
            <text:p>63992</text:p>
          </table:table-cell>
          <table:table-cell table:style-name="ce34"/>
          <table:table-cell office:value-type="string" table:style-name="ce35">
            <text:p>OUTRAS ATIVIDADES DE PRESTACAO DE SERVICOS DE INFORMACAO NAO ESPECIFICADAS ANTERIORMENTE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44.32" table:style-name="ce36">
            <text:p>44.3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6399200" table:style-name="ce41">
            <text:p>6399200</text:p>
          </table:table-cell>
          <table:table-cell office:value-type="string" table:style-name="ce42">
            <text:p>Outras atividades de prestação de serviços de informação não especificadas anteriormente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float" office:value="44.32" table:style-name="ce43">
            <text:p>44.3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office:value-type="string" table:number-columns-spanned="4" table:number-rows-spanned="1" table:style-name="ce63">
            <text:p>Seção K</text:p>
          </table:table-cell>
          <table:covered-table-cell table:number-columns-repeated="3"/>
          <table:table-cell office:value-type="string" table:style-name="ce28">
            <text:p>ATIVIDADES FINANCEIRAS, DE SEGUROS E SERVICOS RELACIONADOS</text:p>
          </table:table-cell>
          <table:table-cell office:value-type="float" office:value="3409.52" table:style-name="ce29">
            <text:p>3,409.5</text:p>
          </table:table-cell>
          <table:table-cell office:value-type="float" office:value="1583.41" table:style-name="ce29">
            <text:p>1,583.4</text:p>
          </table:table-cell>
          <table:table-cell office:value-type="float" office:value="2521.63" table:style-name="ce29">
            <text:p>2,521.6</text:p>
          </table:table-cell>
          <table:table-cell office:value-type="float" office:value="3482.22" table:style-name="ce29">
            <text:p>3,482.2</text:p>
          </table:table-cell>
          <table:table-cell table:number-columns-repeated="8" table:style-name="ce29"/>
          <table:table-cell table:number-columns-repeated="16367" table:style-name="ce44"/>
        </table:table-row>
        <table:table-row table:style-name="ro8">
          <table:table-cell office:value-type="float" office:value="64" table:style-name="ce38">
            <text:p>64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ATIVIDADES DE SERVICOS FINANCEIROS</text:p>
          </table:table-cell>
          <table:table-cell office:value-type="float" office:value="3160.68" table:style-name="ce43">
            <text:p>3,160.7</text:p>
          </table:table-cell>
          <table:table-cell office:value-type="float" office:value="1246.8" table:style-name="ce43">
            <text:p>1,246.8</text:p>
          </table:table-cell>
          <table:table-cell office:value-type="float" office:value="2099.6999999999998" table:style-name="ce43">
            <text:p>2,099.7</text:p>
          </table:table-cell>
          <table:table-cell office:value-type="float" office:value="1036.68" table:style-name="ce43">
            <text:p>1,036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641" table:style-name="ce32">
            <text:p>641</text:p>
          </table:table-cell>
          <table:table-cell table:style-name="ce33"/>
          <table:table-cell table:style-name="ce34"/>
          <table:table-cell office:value-type="string" table:style-name="ce35">
            <text:p>Banco Central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64107" table:style-name="ce40">
            <text:p>64107</text:p>
          </table:table-cell>
          <table:table-cell table:style-name="ce41"/>
          <table:table-cell office:value-type="string" table:style-name="ce42">
            <text:p>Banco Central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6410700" table:style-name="ce34">
            <text:p>6410700</text:p>
          </table:table-cell>
          <table:table-cell office:value-type="string" table:style-name="ce35">
            <text:p>Banco Central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642" table:style-name="ce39">
            <text:p>642</text:p>
          </table:table-cell>
          <table:table-cell table:style-name="ce40"/>
          <table:table-cell table:style-name="ce41"/>
          <table:table-cell office:value-type="string" table:style-name="ce42">
            <text:p>INTERMEDIACAO MONETARIA - DEPOSITOS A VISTA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64212" table:style-name="ce33">
            <text:p>64212</text:p>
          </table:table-cell>
          <table:table-cell table:style-name="ce34"/>
          <table:table-cell office:value-type="string" table:style-name="ce35">
            <text:p>Bancos comerciai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421200" table:style-name="ce41">
            <text:p>6421200</text:p>
          </table:table-cell>
          <table:table-cell office:value-type="string" table:style-name="ce42">
            <text:p>Bancos comerciai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64221" table:style-name="ce33">
            <text:p>64221</text:p>
          </table:table-cell>
          <table:table-cell table:style-name="ce34"/>
          <table:table-cell office:value-type="string" table:style-name="ce35">
            <text:p>BANCOS MULTIPLOS, COM CARTEIRA COMERCIAL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422100" table:style-name="ce41">
            <text:p>6422100</text:p>
          </table:table-cell>
          <table:table-cell office:value-type="string" table:style-name="ce42">
            <text:p>Bancos múltiplos, com carteira comercial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64239" table:style-name="ce33">
            <text:p>64239</text:p>
          </table:table-cell>
          <table:table-cell table:style-name="ce34"/>
          <table:table-cell office:value-type="string" table:style-name="ce35">
            <text:p>CAIXAS ECONOMICA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423900" table:style-name="ce41">
            <text:p>6423900</text:p>
          </table:table-cell>
          <table:table-cell office:value-type="string" table:style-name="ce42">
            <text:p>Caixas econômica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64247" table:style-name="ce33">
            <text:p>64247</text:p>
          </table:table-cell>
          <table:table-cell table:style-name="ce34"/>
          <table:table-cell office:value-type="string" table:style-name="ce35">
            <text:p>CREDITO COOPERATIVO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424701" table:style-name="ce41">
            <text:p>6424701</text:p>
          </table:table-cell>
          <table:table-cell office:value-type="string" table:style-name="ce42">
            <text:p>Bancos cooperativo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6424702" table:style-name="ce34">
            <text:p>6424702</text:p>
          </table:table-cell>
          <table:table-cell office:value-type="string" table:style-name="ce35">
            <text:p>Cooperativas centrais de crédito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424703" table:style-name="ce41">
            <text:p>6424703</text:p>
          </table:table-cell>
          <table:table-cell office:value-type="string" table:style-name="ce42">
            <text:p>Cooperativas de crédito mútuo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6424704" table:style-name="ce34">
            <text:p>6424704</text:p>
          </table:table-cell>
          <table:table-cell office:value-type="string" table:style-name="ce35">
            <text:p>Cooperativas de crédito rural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office:value-type="float" office:value="643" table:style-name="ce39">
            <text:p>643</text:p>
          </table:table-cell>
          <table:table-cell table:style-name="ce40"/>
          <table:table-cell table:style-name="ce41"/>
          <table:table-cell office:value-type="string" table:style-name="ce42">
            <text:p>INTERMEDIACAO NAO-MONETARIA - OUTROS INSTRUMENTOS DE CAPTACAO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64310" table:style-name="ce33">
            <text:p>64310</text:p>
          </table:table-cell>
          <table:table-cell table:style-name="ce34"/>
          <table:table-cell office:value-type="string" table:style-name="ce35">
            <text:p>BANCOS MULTIPLOS, SEM CARTEIRA COMERCIAL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431000" table:style-name="ce41">
            <text:p>6431000</text:p>
          </table:table-cell>
          <table:table-cell office:value-type="string" table:style-name="ce42">
            <text:p>Bancos múltiplos, sem carteira comercial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64328" table:style-name="ce33">
            <text:p>64328</text:p>
          </table:table-cell>
          <table:table-cell table:style-name="ce34"/>
          <table:table-cell office:value-type="string" table:style-name="ce35">
            <text:p>Bancos de investimento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432800" table:style-name="ce41">
            <text:p>6432800</text:p>
          </table:table-cell>
          <table:table-cell office:value-type="string" table:style-name="ce42">
            <text:p>Bancos de investimento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64336" table:style-name="ce33">
            <text:p>64336</text:p>
          </table:table-cell>
          <table:table-cell table:style-name="ce34"/>
          <table:table-cell office:value-type="string" table:style-name="ce35">
            <text:p>Bancos de desenvolvimento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433600" table:style-name="ce41">
            <text:p>6433600</text:p>
          </table:table-cell>
          <table:table-cell office:value-type="string" table:style-name="ce42">
            <text:p>Bancos de desenvolvimento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64344" table:style-name="ce33">
            <text:p>64344</text:p>
          </table:table-cell>
          <table:table-cell table:style-name="ce34"/>
          <table:table-cell office:value-type="string" table:style-name="ce35">
            <text:p>AGENCIAS DE FOMENTO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434400" table:style-name="ce41">
            <text:p>6434400</text:p>
          </table:table-cell>
          <table:table-cell office:value-type="string" table:style-name="ce42">
            <text:p>Agências de fomento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64352" table:style-name="ce33">
            <text:p>64352</text:p>
          </table:table-cell>
          <table:table-cell table:style-name="ce34"/>
          <table:table-cell office:value-type="string" table:style-name="ce35">
            <text:p>CREDITO IMOBILIARIO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435201" table:style-name="ce41">
            <text:p>6435201</text:p>
          </table:table-cell>
          <table:table-cell office:value-type="string" table:style-name="ce42">
            <text:p>Sociedades de crédito imobiliário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6435202" table:style-name="ce34">
            <text:p>6435202</text:p>
          </table:table-cell>
          <table:table-cell office:value-type="string" table:style-name="ce35">
            <text:p>Associações de poupança e empréstimo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435203" table:style-name="ce41">
            <text:p>6435203</text:p>
          </table:table-cell>
          <table:table-cell office:value-type="string" table:style-name="ce42">
            <text:p>Companhias hipotecária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64361" table:style-name="ce33">
            <text:p>64361</text:p>
          </table:table-cell>
          <table:table-cell table:style-name="ce34"/>
          <table:table-cell office:value-type="string" table:style-name="ce35">
            <text:p>SOCIEDADES DE CREDITO, FINANCIAMENTO E INVESTIMENTO - FINANCEIRAS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436100" table:style-name="ce41">
            <text:p>6436100</text:p>
          </table:table-cell>
          <table:table-cell office:value-type="string" table:style-name="ce42">
            <text:p>Sociedades de crédito, financiamento e investimento - financeiras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64379" table:style-name="ce33">
            <text:p>64379</text:p>
          </table:table-cell>
          <table:table-cell table:style-name="ce34"/>
          <table:table-cell office:value-type="string" table:style-name="ce35">
            <text:p>SOCIEDADES DE CREDITO AO MICROEMPREENDEDOR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437900" table:style-name="ce41">
            <text:p>6437900</text:p>
          </table:table-cell>
          <table:table-cell office:value-type="string" table:style-name="ce42">
            <text:p>Sociedades de crédito ao microempreendedor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644" table:style-name="ce32">
            <text:p>644</text:p>
          </table:table-cell>
          <table:table-cell table:style-name="ce33"/>
          <table:table-cell table:style-name="ce34"/>
          <table:table-cell office:value-type="string" table:style-name="ce35">
            <text:p>Arrendamento mercantil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64409" table:style-name="ce40">
            <text:p>64409</text:p>
          </table:table-cell>
          <table:table-cell table:style-name="ce41"/>
          <table:table-cell office:value-type="string" table:style-name="ce42">
            <text:p>Arrendamento mercantil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6440900" table:style-name="ce34">
            <text:p>6440900</text:p>
          </table:table-cell>
          <table:table-cell office:value-type="string" table:style-name="ce35">
            <text:p>Arrendamento mercantil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645" table:style-name="ce39">
            <text:p>645</text:p>
          </table:table-cell>
          <table:table-cell table:style-name="ce40"/>
          <table:table-cell table:style-name="ce41"/>
          <table:table-cell office:value-type="string" table:style-name="ce42">
            <text:p>SOCIEDADES DE CAPITALIZACAO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64506" table:style-name="ce33">
            <text:p>64506</text:p>
          </table:table-cell>
          <table:table-cell table:style-name="ce34"/>
          <table:table-cell office:value-type="string" table:style-name="ce35">
            <text:p>SOCIEDADES DE CAPITALIZACAO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450600" table:style-name="ce41">
            <text:p>6450600</text:p>
          </table:table-cell>
          <table:table-cell office:value-type="string" table:style-name="ce42">
            <text:p>Sociedades de capitalização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646" table:style-name="ce32">
            <text:p>646</text:p>
          </table:table-cell>
          <table:table-cell table:style-name="ce33"/>
          <table:table-cell table:style-name="ce34"/>
          <table:table-cell office:value-type="string" table:style-name="ce35">
            <text:p>ATIVIDADES DE SOCIEDADES DE PARTICIPACAO</text:p>
          </table:table-cell>
          <table:table-cell office:value-type="float" office:value="3145.45" table:style-name="ce36">
            <text:p>3,145.5</text:p>
          </table:table-cell>
          <table:table-cell office:value-type="float" office:value="1221.33" table:style-name="ce36">
            <text:p>1,221.3</text:p>
          </table:table-cell>
          <table:table-cell office:value-type="float" office:value="1981.41" table:style-name="ce36">
            <text:p>1,981.4</text:p>
          </table:table-cell>
          <table:table-cell office:value-type="float" office:value="1017.3" table:style-name="ce36">
            <text:p>1,017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64611" table:style-name="ce40">
            <text:p>64611</text:p>
          </table:table-cell>
          <table:table-cell table:style-name="ce41"/>
          <table:table-cell office:value-type="string" table:style-name="ce42">
            <text:p>HOLDINGS DE INSTITUICOES FINANCEIRA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6461100" table:style-name="ce34">
            <text:p>6461100</text:p>
          </table:table-cell>
          <table:table-cell office:value-type="string" table:style-name="ce35">
            <text:p>Holdings de instituições financeira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64620" table:style-name="ce40">
            <text:p>64620</text:p>
          </table:table-cell>
          <table:table-cell table:style-name="ce41"/>
          <table:table-cell office:value-type="string" table:style-name="ce42">
            <text:p>HOLDINGS DE INSTITUICOES NAO-FINANCEIRAS</text:p>
          </table:table-cell>
          <table:table-cell office:value-type="float" office:value="2445.9899999999998" table:style-name="ce43">
            <text:p>2,446.0</text:p>
          </table:table-cell>
          <table:table-cell office:value-type="float" office:value="1141.48" table:style-name="ce43">
            <text:p>1,141.5</text:p>
          </table:table-cell>
          <table:table-cell office:value-type="float" office:value="1647.5" table:style-name="ce43">
            <text:p>1,647.5</text:p>
          </table:table-cell>
          <table:table-cell office:value-type="float" office:value="621.74" table:style-name="ce43">
            <text:p>621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6462000" table:style-name="ce34">
            <text:p>6462000</text:p>
          </table:table-cell>
          <table:table-cell office:value-type="string" table:style-name="ce35">
            <text:p>Holdings de instituições não-financeiras</text:p>
          </table:table-cell>
          <table:table-cell office:value-type="float" office:value="2445.9899999999998" table:style-name="ce36">
            <text:p>2,446.0</text:p>
          </table:table-cell>
          <table:table-cell office:value-type="float" office:value="1141.48" table:style-name="ce36">
            <text:p>1,141.5</text:p>
          </table:table-cell>
          <table:table-cell office:value-type="float" office:value="1647.5" table:style-name="ce36">
            <text:p>1,647.5</text:p>
          </table:table-cell>
          <table:table-cell office:value-type="float" office:value="621.74" table:style-name="ce36">
            <text:p>621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64638" table:style-name="ce40">
            <text:p>64638</text:p>
          </table:table-cell>
          <table:table-cell table:style-name="ce41"/>
          <table:table-cell office:value-type="string" table:style-name="ce42">
            <text:p>OUTRAS SOCIEDADES DE PARTICIPACAO, EXCETO HOLDINGS</text:p>
          </table:table-cell>
          <table:table-cell office:value-type="float" office:value="699.45" table:style-name="ce43">
            <text:p>699.5</text:p>
          </table:table-cell>
          <table:table-cell office:value-type="float" office:value="79.849999999999994" table:style-name="ce43">
            <text:p>79.9</text:p>
          </table:table-cell>
          <table:table-cell office:value-type="float" office:value="333.91" table:style-name="ce43">
            <text:p>333.9</text:p>
          </table:table-cell>
          <table:table-cell office:value-type="float" office:value="395.56" table:style-name="ce43">
            <text:p>395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6463800" table:style-name="ce34">
            <text:p>6463800</text:p>
          </table:table-cell>
          <table:table-cell office:value-type="string" table:style-name="ce35">
            <text:p>Outras sociedades de participação, exceto holdings</text:p>
          </table:table-cell>
          <table:table-cell office:value-type="float" office:value="699.45" table:style-name="ce36">
            <text:p>699.5</text:p>
          </table:table-cell>
          <table:table-cell office:value-type="float" office:value="79.849999999999994" table:style-name="ce36">
            <text:p>79.9</text:p>
          </table:table-cell>
          <table:table-cell office:value-type="float" office:value="333.91" table:style-name="ce36">
            <text:p>333.9</text:p>
          </table:table-cell>
          <table:table-cell office:value-type="float" office:value="395.56" table:style-name="ce36">
            <text:p>395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647" table:style-name="ce39">
            <text:p>647</text:p>
          </table:table-cell>
          <table:table-cell table:style-name="ce40"/>
          <table:table-cell table:style-name="ce41"/>
          <table:table-cell office:value-type="string" table:style-name="ce42">
            <text:p>FUNDOS DE INVESTIMENTO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64701" table:style-name="ce33">
            <text:p>64701</text:p>
          </table:table-cell>
          <table:table-cell table:style-name="ce34"/>
          <table:table-cell office:value-type="string" table:style-name="ce35">
            <text:p>FUNDOS DE INVESTIMENTO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470101" table:style-name="ce41">
            <text:p>6470101</text:p>
          </table:table-cell>
          <table:table-cell office:value-type="string" table:style-name="ce42">
            <text:p>Fundos de investimento, exceto previdenciários e imobiliário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6470102" table:style-name="ce34">
            <text:p>6470102</text:p>
          </table:table-cell>
          <table:table-cell office:value-type="string" table:style-name="ce35">
            <text:p>Fundos de investimento previdenciário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470103" table:style-name="ce41">
            <text:p>6470103</text:p>
          </table:table-cell>
          <table:table-cell office:value-type="string" table:style-name="ce42">
            <text:p>Fundos de investimento imobiliário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office:value-type="float" office:value="649" table:style-name="ce32">
            <text:p>649</text:p>
          </table:table-cell>
          <table:table-cell table:style-name="ce33"/>
          <table:table-cell table:style-name="ce34"/>
          <table:table-cell office:value-type="string" table:style-name="ce35">
            <text:p>ATIVIDADES DE SERVICOS FINANCEIROS NAO ESPECIFICADAS ANTERIORMENTE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64913" table:style-name="ce40">
            <text:p>64913</text:p>
          </table:table-cell>
          <table:table-cell table:style-name="ce41"/>
          <table:table-cell office:value-type="string" table:style-name="ce42">
            <text:p>Sociedades de fomento mercantil - factoring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6491300" table:style-name="ce34">
            <text:p>6491300</text:p>
          </table:table-cell>
          <table:table-cell office:value-type="string" table:style-name="ce35">
            <text:p>Sociedades de fomento mercantil - factoring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64921" table:style-name="ce40">
            <text:p>64921</text:p>
          </table:table-cell>
          <table:table-cell table:style-name="ce41"/>
          <table:table-cell office:value-type="string" table:style-name="ce42">
            <text:p>SECURITIZACAO DE CREDITO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6492100" table:style-name="ce34">
            <text:p>6492100</text:p>
          </table:table-cell>
          <table:table-cell office:value-type="string" table:style-name="ce35">
            <text:p>Securitização de crédito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64930" table:style-name="ce40">
            <text:p>64930</text:p>
          </table:table-cell>
          <table:table-cell table:style-name="ce41"/>
          <table:table-cell office:value-type="string" table:style-name="ce42">
            <text:p>ADMINISTRACAO DE CONSORCIOS PARA AQUISICAO DE BENS E DIREITO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6493000" table:style-name="ce34">
            <text:p>6493000</text:p>
          </table:table-cell>
          <table:table-cell office:value-type="string" table:style-name="ce35">
            <text:p>Administração de consórcios para aquisição de bens e direito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64999" table:style-name="ce40">
            <text:p>64999</text:p>
          </table:table-cell>
          <table:table-cell table:style-name="ce41"/>
          <table:table-cell office:value-type="string" table:style-name="ce42">
            <text:p>OUTRAS ATIVIDADES DE SERVICOS FINANCEIROS NAO ESPECIFICADAS ANTERIORMENTE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6499901" table:style-name="ce34">
            <text:p>6499901</text:p>
          </table:table-cell>
          <table:table-cell office:value-type="string" table:style-name="ce35">
            <text:p>Clubes de investimento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499902" table:style-name="ce41">
            <text:p>6499902</text:p>
          </table:table-cell>
          <table:table-cell office:value-type="string" table:style-name="ce42">
            <text:p>Sociedades de investimento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6499903" table:style-name="ce34">
            <text:p>6499903</text:p>
          </table:table-cell>
          <table:table-cell office:value-type="string" table:style-name="ce35">
            <text:p>Fundo garantidor de crédito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499904" table:style-name="ce41">
            <text:p>6499904</text:p>
          </table:table-cell>
          <table:table-cell office:value-type="string" table:style-name="ce42">
            <text:p>Caixas de financiamento de corporaçõe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6499905" table:style-name="ce34">
            <text:p>6499905</text:p>
          </table:table-cell>
          <table:table-cell office:value-type="string" table:style-name="ce35">
            <text:p>Concessão de crédito pelas OSCIP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499999" table:style-name="ce41">
            <text:p>6499999</text:p>
          </table:table-cell>
          <table:table-cell office:value-type="string" table:style-name="ce42">
            <text:p>Outras atividades de serviços financeiros não especificadas anteriormente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office:value-type="float" office:value="65" table:style-name="ce31">
            <text:p>65</text:p>
          </table:table-cell>
          <table:table-cell table:style-name="ce32"/>
          <table:table-cell table:style-name="ce33"/>
          <table:table-cell table:style-name="ce34"/>
          <table:table-cell office:value-type="string" table:style-name="ce35">
            <text:p>SEGUROS, RESSEGUROS, PREVIDENCIA COMPLEMENTAR E PLANOS DE SAUDE</text:p>
          </table:table-cell>
          <table:table-cell office:value-type="float" office:value="174.78" table:style-name="ce36">
            <text:p>174.8</text:p>
          </table:table-cell>
          <table:table-cell office:value-type="float" office:value="221.73" table:style-name="ce36">
            <text:p>221.7</text:p>
          </table:table-cell>
          <table:table-cell office:value-type="float" office:value="161.47999999999999" table:style-name="ce36">
            <text:p>161.5</text:p>
          </table:table-cell>
          <table:table-cell office:value-type="float" office:value="2028.71" table:style-name="ce36">
            <text:p>2,028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651" table:style-name="ce39">
            <text:p>651</text:p>
          </table:table-cell>
          <table:table-cell table:style-name="ce40"/>
          <table:table-cell table:style-name="ce41"/>
          <table:table-cell office:value-type="string" table:style-name="ce42">
            <text:p>SEGUROS DE VIDA E NAO-VIDA</text:p>
          </table:table-cell>
          <table:table-cell office:value-type="float" office:value="39.08" table:style-name="ce43">
            <text:p>39.1</text:p>
          </table:table-cell>
          <table:table-cell office:value-type="string" table:style-name="ce43">
            <text:p>****</text:p>
          </table:table-cell>
          <table:table-cell office:value-type="float" office:value="3.93" table:style-name="ce43">
            <text:p>3.9</text:p>
          </table:table-cell>
          <table:table-cell office:value-type="float" office:value="39.85" table:style-name="ce43">
            <text:p>39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65111" table:style-name="ce33">
            <text:p>65111</text:p>
          </table:table-cell>
          <table:table-cell table:style-name="ce34"/>
          <table:table-cell office:value-type="string" table:style-name="ce35">
            <text:p>SEGUROS DE VIDA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511101" table:style-name="ce41">
            <text:p>6511101</text:p>
          </table:table-cell>
          <table:table-cell office:value-type="string" table:style-name="ce42">
            <text:p>Sociedade seguradora de seguros vida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6511102" table:style-name="ce34">
            <text:p>6511102</text:p>
          </table:table-cell>
          <table:table-cell office:value-type="string" table:style-name="ce35">
            <text:p>Planos de auxílio-funeral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65120" table:style-name="ce40">
            <text:p>65120</text:p>
          </table:table-cell>
          <table:table-cell table:style-name="ce41"/>
          <table:table-cell office:value-type="string" table:style-name="ce42">
            <text:p>SEGUROS NAO-VIDA</text:p>
          </table:table-cell>
          <table:table-cell office:value-type="float" office:value="39.08" table:style-name="ce43">
            <text:p>39.1</text:p>
          </table:table-cell>
          <table:table-cell office:value-type="string" table:style-name="ce43">
            <text:p>****</text:p>
          </table:table-cell>
          <table:table-cell office:value-type="float" office:value="3.93" table:style-name="ce43">
            <text:p>3.9</text:p>
          </table:table-cell>
          <table:table-cell office:value-type="float" office:value="39.85" table:style-name="ce43">
            <text:p>39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6512000" table:style-name="ce34">
            <text:p>6512000</text:p>
          </table:table-cell>
          <table:table-cell office:value-type="string" table:style-name="ce35">
            <text:p>Sociedade seguradora de seguros não vida</text:p>
          </table:table-cell>
          <table:table-cell office:value-type="float" office:value="39.08" table:style-name="ce36">
            <text:p>39.1</text:p>
          </table:table-cell>
          <table:table-cell office:value-type="string" table:style-name="ce36">
            <text:p>****</text:p>
          </table:table-cell>
          <table:table-cell office:value-type="float" office:value="3.93" table:style-name="ce36">
            <text:p>3.9</text:p>
          </table:table-cell>
          <table:table-cell office:value-type="float" office:value="39.85" table:style-name="ce36">
            <text:p>39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652" table:style-name="ce39">
            <text:p>652</text:p>
          </table:table-cell>
          <table:table-cell table:style-name="ce40"/>
          <table:table-cell table:style-name="ce41"/>
          <table:table-cell office:value-type="string" table:style-name="ce42">
            <text:p>SEGUROS-SAUDE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65201" table:style-name="ce33">
            <text:p>65201</text:p>
          </table:table-cell>
          <table:table-cell table:style-name="ce34"/>
          <table:table-cell office:value-type="string" table:style-name="ce35">
            <text:p>SEGUROS-SAUDE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520100" table:style-name="ce41">
            <text:p>6520100</text:p>
          </table:table-cell>
          <table:table-cell office:value-type="string" table:style-name="ce42">
            <text:p>Sociedade seguradora de seguros saúde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653" table:style-name="ce32">
            <text:p>653</text:p>
          </table:table-cell>
          <table:table-cell table:style-name="ce33"/>
          <table:table-cell table:style-name="ce34"/>
          <table:table-cell office:value-type="string" table:style-name="ce35">
            <text:p>Resseguro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65308" table:style-name="ce40">
            <text:p>65308</text:p>
          </table:table-cell>
          <table:table-cell table:style-name="ce41"/>
          <table:table-cell office:value-type="string" table:style-name="ce42">
            <text:p>Resseguro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6530800" table:style-name="ce34">
            <text:p>6530800</text:p>
          </table:table-cell>
          <table:table-cell office:value-type="string" table:style-name="ce35">
            <text:p>Resseguro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654" table:style-name="ce39">
            <text:p>654</text:p>
          </table:table-cell>
          <table:table-cell table:style-name="ce40"/>
          <table:table-cell table:style-name="ce41"/>
          <table:table-cell office:value-type="string" table:style-name="ce42">
            <text:p>PREVIDENCIA COMPLEMENTAR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65413" table:style-name="ce33">
            <text:p>65413</text:p>
          </table:table-cell>
          <table:table-cell table:style-name="ce34"/>
          <table:table-cell office:value-type="string" table:style-name="ce35">
            <text:p>PREVIDENCIA COMPLEMENTAR FECHADA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541300" table:style-name="ce41">
            <text:p>6541300</text:p>
          </table:table-cell>
          <table:table-cell office:value-type="string" table:style-name="ce42">
            <text:p>Previdência complementar fechada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65421" table:style-name="ce33">
            <text:p>65421</text:p>
          </table:table-cell>
          <table:table-cell table:style-name="ce34"/>
          <table:table-cell office:value-type="string" table:style-name="ce35">
            <text:p>PREVIDENCIA COMPLEMENTAR ABERTA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542100" table:style-name="ce41">
            <text:p>6542100</text:p>
          </table:table-cell>
          <table:table-cell office:value-type="string" table:style-name="ce42">
            <text:p>Previdência complementar aberta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655" table:style-name="ce32">
            <text:p>655</text:p>
          </table:table-cell>
          <table:table-cell table:style-name="ce33"/>
          <table:table-cell table:style-name="ce34"/>
          <table:table-cell office:value-type="string" table:style-name="ce35">
            <text:p>PLANOS DE SAUDE</text:p>
          </table:table-cell>
          <table:table-cell office:value-type="float" office:value="135.69999999999999" table:style-name="ce36">
            <text:p>135.7</text:p>
          </table:table-cell>
          <table:table-cell office:value-type="float" office:value="212.13" table:style-name="ce36">
            <text:p>212.1</text:p>
          </table:table-cell>
          <table:table-cell office:value-type="float" office:value="157.55000000000001" table:style-name="ce36">
            <text:p>157.6</text:p>
          </table:table-cell>
          <table:table-cell office:value-type="float" office:value="1988.86" table:style-name="ce36">
            <text:p>1,988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65502" table:style-name="ce40">
            <text:p>65502</text:p>
          </table:table-cell>
          <table:table-cell table:style-name="ce41"/>
          <table:table-cell office:value-type="string" table:style-name="ce42">
            <text:p>PLANOS DE SAUDE</text:p>
          </table:table-cell>
          <table:table-cell office:value-type="float" office:value="135.69999999999999" table:style-name="ce43">
            <text:p>135.7</text:p>
          </table:table-cell>
          <table:table-cell office:value-type="float" office:value="212.13" table:style-name="ce43">
            <text:p>212.1</text:p>
          </table:table-cell>
          <table:table-cell office:value-type="float" office:value="157.55000000000001" table:style-name="ce43">
            <text:p>157.6</text:p>
          </table:table-cell>
          <table:table-cell office:value-type="float" office:value="1988.86" table:style-name="ce43">
            <text:p>1,988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6550200" table:style-name="ce34">
            <text:p>6550200</text:p>
          </table:table-cell>
          <table:table-cell office:value-type="string" table:style-name="ce35">
            <text:p>Planos de saúde</text:p>
          </table:table-cell>
          <table:table-cell office:value-type="float" office:value="135.69999999999999" table:style-name="ce36">
            <text:p>135.7</text:p>
          </table:table-cell>
          <table:table-cell office:value-type="float" office:value="212.13" table:style-name="ce36">
            <text:p>212.1</text:p>
          </table:table-cell>
          <table:table-cell office:value-type="float" office:value="157.55000000000001" table:style-name="ce36">
            <text:p>157.6</text:p>
          </table:table-cell>
          <table:table-cell office:value-type="float" office:value="1988.86" table:style-name="ce36">
            <text:p>1,988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office:value-type="float" office:value="66" table:style-name="ce38">
            <text:p>66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ATIVIDADES AUXILIARES DOS SERVICOS FINANCEIROS, SEGUROS, PREVIDENCIA COMPLEMENTAR E PLANOS DE SAUDE</text:p>
          </table:table-cell>
          <table:table-cell office:value-type="float" office:value="74.06" table:style-name="ce43">
            <text:p>74.1</text:p>
          </table:table-cell>
          <table:table-cell office:value-type="float" office:value="114.88" table:style-name="ce43">
            <text:p>114.9</text:p>
          </table:table-cell>
          <table:table-cell office:value-type="float" office:value="260.44" table:style-name="ce43">
            <text:p>260.4</text:p>
          </table:table-cell>
          <table:table-cell office:value-type="float" office:value="416.82" table:style-name="ce43">
            <text:p>416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661" table:style-name="ce32">
            <text:p>661</text:p>
          </table:table-cell>
          <table:table-cell table:style-name="ce33"/>
          <table:table-cell table:style-name="ce34"/>
          <table:table-cell office:value-type="string" table:style-name="ce35">
            <text:p>ATIVIDADES AUXILIARES DOS SERVICOS FINANCEIROS</text:p>
          </table:table-cell>
          <table:table-cell office:value-type="float" office:value="13.28" table:style-name="ce36">
            <text:p>13.3</text:p>
          </table:table-cell>
          <table:table-cell office:value-type="string" table:style-name="ce36">
            <text:p>****</text:p>
          </table:table-cell>
          <table:table-cell office:value-type="float" office:value="257.85000000000002" table:style-name="ce36">
            <text:p>257.9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66118" table:style-name="ce40">
            <text:p>66118</text:p>
          </table:table-cell>
          <table:table-cell table:style-name="ce41"/>
          <table:table-cell office:value-type="string" table:style-name="ce42">
            <text:p>ADMINISTRACAO DE BOLSAS E MERCADOS DE BALCAO ORGANIZADO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6611801" table:style-name="ce34">
            <text:p>6611801</text:p>
          </table:table-cell>
          <table:table-cell office:value-type="string" table:style-name="ce35">
            <text:p>Bolsa de valore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611802" table:style-name="ce41">
            <text:p>6611802</text:p>
          </table:table-cell>
          <table:table-cell office:value-type="string" table:style-name="ce42">
            <text:p>Bolsa de mercadoria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6611803" table:style-name="ce34">
            <text:p>6611803</text:p>
          </table:table-cell>
          <table:table-cell office:value-type="string" table:style-name="ce35">
            <text:p>Bolsa de mercadorias e futuro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611804" table:style-name="ce41">
            <text:p>6611804</text:p>
          </table:table-cell>
          <table:table-cell office:value-type="string" table:style-name="ce42">
            <text:p>Administração de mercados de balcão organizado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66126" table:style-name="ce33">
            <text:p>66126</text:p>
          </table:table-cell>
          <table:table-cell table:style-name="ce34"/>
          <table:table-cell office:value-type="string" table:style-name="ce35">
            <text:p>ATIVIDADES DE INTERMEDIARIOS EM TRANSACOES DE TITULOS, VALORES MOBILIARIOS E MERCADORIA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612601" table:style-name="ce41">
            <text:p>6612601</text:p>
          </table:table-cell>
          <table:table-cell office:value-type="string" table:style-name="ce42">
            <text:p>Corretoras de títulos e valores mobiliário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6612602" table:style-name="ce34">
            <text:p>6612602</text:p>
          </table:table-cell>
          <table:table-cell office:value-type="string" table:style-name="ce35">
            <text:p>Distribuidoras de títulos e valores mobiliário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612603" table:style-name="ce41">
            <text:p>6612603</text:p>
          </table:table-cell>
          <table:table-cell office:value-type="string" table:style-name="ce42">
            <text:p>Corretoras de câmbio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6612604" table:style-name="ce34">
            <text:p>6612604</text:p>
          </table:table-cell>
          <table:table-cell office:value-type="string" table:style-name="ce35">
            <text:p>Corretoras de contratos de mercadoria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612605" table:style-name="ce41">
            <text:p>6612605</text:p>
          </table:table-cell>
          <table:table-cell office:value-type="string" table:style-name="ce42">
            <text:p>Agentes de investimentos em aplicações financeira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66134" table:style-name="ce33">
            <text:p>66134</text:p>
          </table:table-cell>
          <table:table-cell table:style-name="ce34"/>
          <table:table-cell office:value-type="string" table:style-name="ce35">
            <text:p>ADMINISTRACAO DE CARTOES DE CREDITO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613400" table:style-name="ce41">
            <text:p>6613400</text:p>
          </table:table-cell>
          <table:table-cell office:value-type="string" table:style-name="ce42">
            <text:p>Administração de cartões de crédito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66193" table:style-name="ce33">
            <text:p>66193</text:p>
          </table:table-cell>
          <table:table-cell table:style-name="ce34"/>
          <table:table-cell office:value-type="string" table:style-name="ce35">
            <text:p>ATIVIDADES AUXILIARES DOS SERVICOS FINANCEIROS NAO ESPECIFICADAS ANTERIORMENTE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182.68" table:style-name="ce36">
            <text:p>182.7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619301" table:style-name="ce41">
            <text:p>6619301</text:p>
          </table:table-cell>
          <table:table-cell office:value-type="string" table:style-name="ce42">
            <text:p>Serviços de liquidação e custódia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6619302" table:style-name="ce34">
            <text:p>6619302</text:p>
          </table:table-cell>
          <table:table-cell office:value-type="string" table:style-name="ce35">
            <text:p>Correspondentes de instituições financeira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619303" table:style-name="ce41">
            <text:p>6619303</text:p>
          </table:table-cell>
          <table:table-cell office:value-type="string" table:style-name="ce42">
            <text:p>Representações de bancos estrangeiro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6619304" table:style-name="ce34">
            <text:p>6619304</text:p>
          </table:table-cell>
          <table:table-cell office:value-type="string" table:style-name="ce35">
            <text:p>Caixas eletrônico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619305" table:style-name="ce41">
            <text:p>6619305</text:p>
          </table:table-cell>
          <table:table-cell office:value-type="string" table:style-name="ce42">
            <text:p>Operadoras de cartões de débito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6619399" table:style-name="ce34">
            <text:p>6619399</text:p>
          </table:table-cell>
          <table:table-cell office:value-type="string" table:style-name="ce35">
            <text:p>Outras atividades auxiliares dos serviços financeiros não especificadas anteriormente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181.84" table:style-name="ce36">
            <text:p>181.8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office:value-type="float" office:value="662" table:style-name="ce39">
            <text:p>662</text:p>
          </table:table-cell>
          <table:table-cell table:style-name="ce40"/>
          <table:table-cell table:style-name="ce41"/>
          <table:table-cell office:value-type="string" table:style-name="ce42">
            <text:p>ATIVIDADES AUXILIARES DOS SEGUROS, DA PREVIDENCIA COMPLEMENTAR E DOS PLANOS DE SAUDE</text:p>
          </table:table-cell>
          <table:table-cell office:value-type="float" office:value="60.78" table:style-name="ce43">
            <text:p>60.8</text:p>
          </table:table-cell>
          <table:table-cell office:value-type="string" table:style-name="ce43">
            <text:p>****</text:p>
          </table:table-cell>
          <table:table-cell office:value-type="float" office:value="2.59" table:style-name="ce43">
            <text:p>2.6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66215" table:style-name="ce33">
            <text:p>66215</text:p>
          </table:table-cell>
          <table:table-cell table:style-name="ce34"/>
          <table:table-cell office:value-type="string" table:style-name="ce35">
            <text:p>AVALIACAO DE RISCOS E PERDA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621501" table:style-name="ce41">
            <text:p>6621501</text:p>
          </table:table-cell>
          <table:table-cell office:value-type="string" table:style-name="ce42">
            <text:p>Peritos e avaliadores de seguro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0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6621502" table:style-name="ce34">
            <text:p>6621502</text:p>
          </table:table-cell>
          <table:table-cell office:value-type="string" table:style-name="ce35">
            <text:p>Auditoria e consultoria atuarial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66223" table:style-name="ce40">
            <text:p>66223</text:p>
          </table:table-cell>
          <table:table-cell table:style-name="ce41"/>
          <table:table-cell office:value-type="string" table:style-name="ce42">
            <text:p>CORRETORES E AGENTES DE SEGUROS, DE PLANOS DE PREVIDENCIA COMPLEMENTAR E DE SAUDE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6622300" table:style-name="ce34">
            <text:p>6622300</text:p>
          </table:table-cell>
          <table:table-cell office:value-type="string" table:style-name="ce35">
            <text:p>Corretores e agentes de seguros, de planos de previdência complementar e de saúde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0">
          <table:table-cell table:style-name="ce38"/>
          <table:table-cell table:style-name="ce39"/>
          <table:table-cell office:value-type="float" office:value="66291" table:style-name="ce40">
            <text:p>66291</text:p>
          </table:table-cell>
          <table:table-cell table:style-name="ce41"/>
          <table:table-cell office:value-type="string" table:style-name="ce42">
            <text:p>ATIVIDADES AUXILIARES DOS SEGUROS, DA PREVIDENCIA COMPLEMENTAR E DOS PLANOS DE SAUDE NAO ESPECIFICADAS ANTERIORMENTE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6629100" table:style-name="ce34">
            <text:p>6629100</text:p>
          </table:table-cell>
          <table:table-cell office:value-type="string" table:style-name="ce35">
            <text:p>Atividades auxiliares dos seguros, da previdência complementar e dos planos de saúde não especificadas anteriormente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office:value-type="float" office:value="663" table:style-name="ce39">
            <text:p>663</text:p>
          </table:table-cell>
          <table:table-cell table:style-name="ce40"/>
          <table:table-cell table:style-name="ce41"/>
          <table:table-cell office:value-type="string" table:style-name="ce42">
            <text:p>ATIVIDADES DE ADMINISTRACAO DE FUNDOS POR CONTRATO OU COMISSAO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66304" table:style-name="ce33">
            <text:p>66304</text:p>
          </table:table-cell>
          <table:table-cell table:style-name="ce34"/>
          <table:table-cell office:value-type="string" table:style-name="ce35">
            <text:p>ATIVIDADES DE ADMINISTRACAO DE FUNDOS POR CONTRATO OU COMISSAO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630400" table:style-name="ce41">
            <text:p>6630400</text:p>
          </table:table-cell>
          <table:table-cell office:value-type="string" table:style-name="ce42">
            <text:p>Atividades de administração de fundos por contrato ou comissão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office:value-type="string" table:number-columns-spanned="4" table:number-rows-spanned="1" table:style-name="ce63">
            <text:p>Seção L</text:p>
          </table:table-cell>
          <table:covered-table-cell table:number-columns-repeated="3"/>
          <table:table-cell office:value-type="string" table:style-name="ce28">
            <text:p>ATIVIDADES IMOBILIARIAS</text:p>
          </table:table-cell>
          <table:table-cell office:value-type="float" office:value="147.68" table:style-name="ce29">
            <text:p>147.7</text:p>
          </table:table-cell>
          <table:table-cell office:value-type="float" office:value="291.42" table:style-name="ce29">
            <text:p>291.4</text:p>
          </table:table-cell>
          <table:table-cell office:value-type="float" office:value="182.02" table:style-name="ce29">
            <text:p>182.0</text:p>
          </table:table-cell>
          <table:table-cell office:value-type="float" office:value="350.26" table:style-name="ce29">
            <text:p>350.3</text:p>
          </table:table-cell>
          <table:table-cell table:number-columns-repeated="8" table:style-name="ce29"/>
          <table:table-cell table:number-columns-repeated="16367" table:style-name="ce44"/>
        </table:table-row>
        <table:table-row table:style-name="ro8">
          <table:table-cell office:value-type="float" office:value="68" table:style-name="ce38">
            <text:p>68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ATIVIDADES IMOBILIARIAS</text:p>
          </table:table-cell>
          <table:table-cell office:value-type="float" office:value="147.68" table:style-name="ce43">
            <text:p>147.7</text:p>
          </table:table-cell>
          <table:table-cell office:value-type="float" office:value="291.42" table:style-name="ce43">
            <text:p>291.4</text:p>
          </table:table-cell>
          <table:table-cell office:value-type="float" office:value="182.02" table:style-name="ce43">
            <text:p>182.0</text:p>
          </table:table-cell>
          <table:table-cell office:value-type="float" office:value="350.26" table:style-name="ce43">
            <text:p>350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681" table:style-name="ce32">
            <text:p>681</text:p>
          </table:table-cell>
          <table:table-cell table:style-name="ce33"/>
          <table:table-cell table:style-name="ce34"/>
          <table:table-cell office:value-type="string" table:style-name="ce35">
            <text:p>ATIVIDADES IMOBILIARIAS DE IMOVEIS PROPRIOS</text:p>
          </table:table-cell>
          <table:table-cell office:value-type="float" office:value="143.11000000000001" table:style-name="ce36">
            <text:p>143.1</text:p>
          </table:table-cell>
          <table:table-cell office:value-type="float" office:value="263.92" table:style-name="ce36">
            <text:p>263.9</text:p>
          </table:table-cell>
          <table:table-cell office:value-type="float" office:value="154.96" table:style-name="ce36">
            <text:p>155.0</text:p>
          </table:table-cell>
          <table:table-cell office:value-type="float" office:value="295.26" table:style-name="ce36">
            <text:p>295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68102" table:style-name="ce40">
            <text:p>68102</text:p>
          </table:table-cell>
          <table:table-cell table:style-name="ce41"/>
          <table:table-cell office:value-type="string" table:style-name="ce42">
            <text:p>ATIVIDADES IMOBILIARIAS DE IMOVEIS PROPRIOS</text:p>
          </table:table-cell>
          <table:table-cell office:value-type="float" office:value="143.11000000000001" table:style-name="ce43">
            <text:p>143.1</text:p>
          </table:table-cell>
          <table:table-cell office:value-type="float" office:value="263.92" table:style-name="ce43">
            <text:p>263.9</text:p>
          </table:table-cell>
          <table:table-cell office:value-type="float" office:value="154.96" table:style-name="ce43">
            <text:p>155.0</text:p>
          </table:table-cell>
          <table:table-cell office:value-type="float" office:value="295.26" table:style-name="ce43">
            <text:p>295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9">
          <table:table-cell table:style-name="ce31"/>
          <table:table-cell table:style-name="ce32"/>
          <table:table-cell table:style-name="ce33"/>
          <table:table-cell office:value-type="float" office:value="6810201" table:style-name="ce34">
            <text:p>6810201</text:p>
          </table:table-cell>
          <table:table-cell office:value-type="string" table:style-name="ce35">
            <text:p>Compra e venda de imóveis próprio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0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810202" table:style-name="ce41">
            <text:p>6810202</text:p>
          </table:table-cell>
          <table:table-cell office:value-type="string" table:style-name="ce42">
            <text:p>Aluguel de imóveis próprios</text:p>
          </table:table-cell>
          <table:table-cell office:value-type="float" office:value="86.55" table:style-name="ce43">
            <text:p>86.6</text:p>
          </table:table-cell>
          <table:table-cell office:value-type="float" office:value="219.3" table:style-name="ce43">
            <text:p>219.3</text:p>
          </table:table-cell>
          <table:table-cell office:value-type="float" office:value="105.38" table:style-name="ce43">
            <text:p>105.4</text:p>
          </table:table-cell>
          <table:table-cell office:value-type="float" office:value="220.37" table:style-name="ce43">
            <text:p>220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6810203" table:style-name="ce34">
            <text:p>6810203</text:p>
          </table:table-cell>
          <table:table-cell office:value-type="string" table:style-name="ce35">
            <text:p>Loteamento de imóveis próprio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682" table:style-name="ce39">
            <text:p>682</text:p>
          </table:table-cell>
          <table:table-cell table:style-name="ce40"/>
          <table:table-cell table:style-name="ce41"/>
          <table:table-cell office:value-type="string" table:style-name="ce42">
            <text:p>ATIVIDADES IMOBILIARIAS POR CONTRATO OU COMISSAO</text:p>
          </table:table-cell>
          <table:table-cell office:value-type="float" office:value="4.57" table:style-name="ce43">
            <text:p>4.6</text:p>
          </table:table-cell>
          <table:table-cell office:value-type="float" office:value="27.49" table:style-name="ce43">
            <text:p>27.5</text:p>
          </table:table-cell>
          <table:table-cell office:value-type="float" office:value="27.06" table:style-name="ce43">
            <text:p>27.1</text:p>
          </table:table-cell>
          <table:table-cell office:value-type="float" office:value="55.01" table:style-name="ce43">
            <text:p>55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68218" table:style-name="ce33">
            <text:p>68218</text:p>
          </table:table-cell>
          <table:table-cell table:style-name="ce34"/>
          <table:table-cell office:value-type="string" table:style-name="ce35">
            <text:p>INTERMEDIACAO NA COMPRA, VENDA E ALUGUEL DE IMOVEIS</text:p>
          </table:table-cell>
          <table:table-cell office:value-type="float" office:value="1.76" table:style-name="ce36">
            <text:p>1.8</text:p>
          </table:table-cell>
          <table:table-cell office:value-type="float" office:value="13.3" table:style-name="ce36">
            <text:p>13.3</text:p>
          </table:table-cell>
          <table:table-cell office:value-type="float" office:value="3.38" table:style-name="ce36">
            <text:p>3.4</text:p>
          </table:table-cell>
          <table:table-cell office:value-type="float" office:value="5.05" table:style-name="ce36">
            <text:p>5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821801" table:style-name="ce41">
            <text:p>6821801</text:p>
          </table:table-cell>
          <table:table-cell office:value-type="string" table:style-name="ce42">
            <text:p>Corretagem na compra e venda e avaliação de imóvei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6821802" table:style-name="ce34">
            <text:p>6821802</text:p>
          </table:table-cell>
          <table:table-cell office:value-type="string" table:style-name="ce35">
            <text:p>Corretagem no aluguel de imóvei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68226" table:style-name="ce40">
            <text:p>68226</text:p>
          </table:table-cell>
          <table:table-cell table:style-name="ce41"/>
          <table:table-cell office:value-type="string" table:style-name="ce42">
            <text:p>GESTAO E ADMINISTRACAO DA PROPRIEDADE IMOBILIARIA</text:p>
          </table:table-cell>
          <table:table-cell office:value-type="float" office:value="2.81" table:style-name="ce43">
            <text:p>2.8</text:p>
          </table:table-cell>
          <table:table-cell office:value-type="float" office:value="14.19" table:style-name="ce43">
            <text:p>14.2</text:p>
          </table:table-cell>
          <table:table-cell office:value-type="float" office:value="23.68" table:style-name="ce43">
            <text:p>23.7</text:p>
          </table:table-cell>
          <table:table-cell office:value-type="float" office:value="49.95" table:style-name="ce43">
            <text:p>5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6822600" table:style-name="ce34">
            <text:p>6822600</text:p>
          </table:table-cell>
          <table:table-cell office:value-type="string" table:style-name="ce35">
            <text:p>Gestão e administração da propriedade imobiliária*</text:p>
          </table:table-cell>
          <table:table-cell office:value-type="float" office:value="2.81" table:style-name="ce36">
            <text:p>2.8</text:p>
          </table:table-cell>
          <table:table-cell office:value-type="float" office:value="14.19" table:style-name="ce36">
            <text:p>14.2</text:p>
          </table:table-cell>
          <table:table-cell office:value-type="float" office:value="23.68" table:style-name="ce36">
            <text:p>23.7</text:p>
          </table:table-cell>
          <table:table-cell office:value-type="float" office:value="49.95" table:style-name="ce36">
            <text:p>5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office:value-type="string" table:number-columns-spanned="4" table:number-rows-spanned="1" table:style-name="ce63">
            <text:p>Seção M</text:p>
          </table:table-cell>
          <table:covered-table-cell table:number-columns-repeated="3"/>
          <table:table-cell office:value-type="string" table:style-name="ce28">
            <text:p>ATIVIDADES PROFISSIONAIS, CIENTIFICAS E TECNICAS</text:p>
          </table:table-cell>
          <table:table-cell office:value-type="float" office:value="19151.8" table:style-name="ce29">
            <text:p>19,151.8</text:p>
          </table:table-cell>
          <table:table-cell office:value-type="float" office:value="13791.85" table:style-name="ce29">
            <text:p>13,791.9</text:p>
          </table:table-cell>
          <table:table-cell office:value-type="float" office:value="25146.67" table:style-name="ce29">
            <text:p>25,146.7</text:p>
          </table:table-cell>
          <table:table-cell office:value-type="float" office:value="26136.71" table:style-name="ce29">
            <text:p>26,136.7</text:p>
          </table:table-cell>
          <table:table-cell table:number-columns-repeated="8" table:style-name="ce29"/>
          <table:table-cell table:number-columns-repeated="16367" table:style-name="ce37"/>
        </table:table-row>
        <table:table-row table:style-name="ro8">
          <table:table-cell office:value-type="float" office:value="69" table:style-name="ce31">
            <text:p>69</text:p>
          </table:table-cell>
          <table:table-cell table:style-name="ce32"/>
          <table:table-cell table:style-name="ce33"/>
          <table:table-cell table:style-name="ce34"/>
          <table:table-cell office:value-type="string" table:style-name="ce35">
            <text:p>ATIVIDADES JURIDICAS, DE CONTABILIDADE E DE AUDITORIA</text:p>
          </table:table-cell>
          <table:table-cell office:value-type="float" office:value="4.9000000000000004" table:style-name="ce36">
            <text:p>4.9</text:p>
          </table:table-cell>
          <table:table-cell office:value-type="float" office:value="0.68" table:style-name="ce36">
            <text:p>0.7</text:p>
          </table:table-cell>
          <table:table-cell office:value-type="float" office:value="0.77" table:style-name="ce36">
            <text:p>0.8</text:p>
          </table:table-cell>
          <table:table-cell office:value-type="float" office:value="2.88" table:style-name="ce36">
            <text:p>2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691" table:style-name="ce39">
            <text:p>691</text:p>
          </table:table-cell>
          <table:table-cell table:style-name="ce40"/>
          <table:table-cell table:style-name="ce41"/>
          <table:table-cell office:value-type="string" table:style-name="ce42">
            <text:p>ATIVIDADES JURIDICA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69117" table:style-name="ce33">
            <text:p>69117</text:p>
          </table:table-cell>
          <table:table-cell table:style-name="ce34"/>
          <table:table-cell office:value-type="string" table:style-name="ce35">
            <text:p>ATIVIDADES JURIDICAS, EXCETO CARTORIO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911701" table:style-name="ce41">
            <text:p>6911701</text:p>
          </table:table-cell>
          <table:table-cell office:value-type="string" table:style-name="ce42">
            <text:p>Serviços advocatício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6911702" table:style-name="ce34">
            <text:p>6911702</text:p>
          </table:table-cell>
          <table:table-cell office:value-type="string" table:style-name="ce35">
            <text:p>Atividades auxiliares da justiça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911703" table:style-name="ce41">
            <text:p>6911703</text:p>
          </table:table-cell>
          <table:table-cell office:value-type="string" table:style-name="ce42">
            <text:p>Agente de propriedade industrial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69125" table:style-name="ce33">
            <text:p>69125</text:p>
          </table:table-cell>
          <table:table-cell table:style-name="ce34"/>
          <table:table-cell office:value-type="string" table:style-name="ce35">
            <text:p>CARTORIO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912500" table:style-name="ce41">
            <text:p>6912500</text:p>
          </table:table-cell>
          <table:table-cell office:value-type="string" table:style-name="ce42">
            <text:p>Cartório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office:value-type="float" office:value="692" table:style-name="ce32">
            <text:p>692</text:p>
          </table:table-cell>
          <table:table-cell table:style-name="ce33"/>
          <table:table-cell table:style-name="ce34"/>
          <table:table-cell office:value-type="string" table:style-name="ce35">
            <text:p>ATIVIDADES DE CONTABILIDADE, CONSULTORIA E AUDITORIA CONTABIL E TRIBUTARIA</text:p>
          </table:table-cell>
          <table:table-cell office:value-type="float" office:value="4.9000000000000004" table:style-name="ce36">
            <text:p>4.9</text:p>
          </table:table-cell>
          <table:table-cell office:value-type="float" office:value="0.68" table:style-name="ce36">
            <text:p>0.7</text:p>
          </table:table-cell>
          <table:table-cell office:value-type="string" table:style-name="ce36">
            <text:p>****</text:p>
          </table:table-cell>
          <table:table-cell office:value-type="float" office:value="2.88" table:style-name="ce36">
            <text:p>2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69206" table:style-name="ce40">
            <text:p>69206</text:p>
          </table:table-cell>
          <table:table-cell table:style-name="ce41"/>
          <table:table-cell office:value-type="string" table:style-name="ce42">
            <text:p>ATIVIDADES DE CONTABILIDADE, CONSULTORIA E AUDITORIA CONTABIL E TRIBUTARIA</text:p>
          </table:table-cell>
          <table:table-cell office:value-type="float" office:value="4.9000000000000004" table:style-name="ce43">
            <text:p>4.9</text:p>
          </table:table-cell>
          <table:table-cell office:value-type="float" office:value="0.68" table:style-name="ce43">
            <text:p>0.7</text:p>
          </table:table-cell>
          <table:table-cell office:value-type="string" table:style-name="ce43">
            <text:p>****</text:p>
          </table:table-cell>
          <table:table-cell office:value-type="float" office:value="2.88" table:style-name="ce43">
            <text:p>2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6920601" table:style-name="ce34">
            <text:p>6920601</text:p>
          </table:table-cell>
          <table:table-cell office:value-type="string" table:style-name="ce35">
            <text:p>Atividades de contabilidade</text:p>
          </table:table-cell>
          <table:table-cell office:value-type="float" office:value="4.9000000000000004" table:style-name="ce36">
            <text:p>4.9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6920602" table:style-name="ce41">
            <text:p>6920602</text:p>
          </table:table-cell>
          <table:table-cell office:value-type="string" table:style-name="ce42">
            <text:p>Atividades de consultoria e auditoria contábil e tributária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office:value-type="float" office:value="70" table:style-name="ce31">
            <text:p>70</text:p>
          </table:table-cell>
          <table:table-cell table:style-name="ce32"/>
          <table:table-cell table:style-name="ce33"/>
          <table:table-cell table:style-name="ce34"/>
          <table:table-cell office:value-type="string" table:style-name="ce35">
            <text:p>ATIVIDADES DE SEDES DE EMPRESAS E DE CONSULTORIA EM GESTAO EMPRESARIAL</text:p>
          </table:table-cell>
          <table:table-cell office:value-type="float" office:value="2252.84" table:style-name="ce36">
            <text:p>2,252.8</text:p>
          </table:table-cell>
          <table:table-cell office:value-type="float" office:value="1078.1400000000001" table:style-name="ce36">
            <text:p>1,078.1</text:p>
          </table:table-cell>
          <table:table-cell office:value-type="float" office:value="2172.89" table:style-name="ce36">
            <text:p>2,172.9</text:p>
          </table:table-cell>
          <table:table-cell office:value-type="float" office:value="1083.67" table:style-name="ce36">
            <text:p>1,083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702" table:style-name="ce39">
            <text:p>702</text:p>
          </table:table-cell>
          <table:table-cell table:style-name="ce40"/>
          <table:table-cell table:style-name="ce41"/>
          <table:table-cell office:value-type="string" table:style-name="ce42">
            <text:p>ATIVIDADES DE CONSULTORIA EM GESTAO EMPRESARIAL</text:p>
          </table:table-cell>
          <table:table-cell office:value-type="float" office:value="2252.84" table:style-name="ce43">
            <text:p>2,252.8</text:p>
          </table:table-cell>
          <table:table-cell office:value-type="float" office:value="1078.1400000000001" table:style-name="ce43">
            <text:p>1,078.1</text:p>
          </table:table-cell>
          <table:table-cell office:value-type="float" office:value="2172.89" table:style-name="ce43">
            <text:p>2,172.9</text:p>
          </table:table-cell>
          <table:table-cell office:value-type="float" office:value="1083.67" table:style-name="ce43">
            <text:p>1,083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70204" table:style-name="ce33">
            <text:p>70204</text:p>
          </table:table-cell>
          <table:table-cell table:style-name="ce34"/>
          <table:table-cell office:value-type="string" table:style-name="ce35">
            <text:p>ATIVIDADES DE CONSULTORIA EM GESTAO EMPRESARIAL</text:p>
          </table:table-cell>
          <table:table-cell office:value-type="float" office:value="2252.84" table:style-name="ce36">
            <text:p>2,252.8</text:p>
          </table:table-cell>
          <table:table-cell office:value-type="float" office:value="1078.1400000000001" table:style-name="ce36">
            <text:p>1,078.1</text:p>
          </table:table-cell>
          <table:table-cell office:value-type="float" office:value="2172.89" table:style-name="ce36">
            <text:p>2,172.9</text:p>
          </table:table-cell>
          <table:table-cell office:value-type="float" office:value="1083.67" table:style-name="ce36">
            <text:p>1,083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7020400" table:style-name="ce41">
            <text:p>7020400</text:p>
          </table:table-cell>
          <table:table-cell office:value-type="string" table:style-name="ce42">
            <text:p>Atividades de consultoria em gestão empresarial, exceto consultoria técnica específica</text:p>
          </table:table-cell>
          <table:table-cell office:value-type="float" office:value="2252.84" table:style-name="ce43">
            <text:p>2,252.8</text:p>
          </table:table-cell>
          <table:table-cell office:value-type="float" office:value="1078.1400000000001" table:style-name="ce43">
            <text:p>1,078.1</text:p>
          </table:table-cell>
          <table:table-cell office:value-type="float" office:value="2172.89" table:style-name="ce43">
            <text:p>2,172.9</text:p>
          </table:table-cell>
          <table:table-cell office:value-type="float" office:value="1083.67" table:style-name="ce43">
            <text:p>1,083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office:value-type="float" office:value="71" table:style-name="ce31">
            <text:p>71</text:p>
          </table:table-cell>
          <table:table-cell table:style-name="ce32"/>
          <table:table-cell table:style-name="ce33"/>
          <table:table-cell table:style-name="ce34"/>
          <table:table-cell office:value-type="string" table:style-name="ce35">
            <text:p>SERVICOS DE ARQUITETURA E ENGENHARIA, TESTES E ANALISES TECNICAS</text:p>
          </table:table-cell>
          <table:table-cell office:value-type="float" office:value="5950.23" table:style-name="ce36">
            <text:p>5,950.2</text:p>
          </table:table-cell>
          <table:table-cell office:value-type="float" office:value="4665.84" table:style-name="ce36">
            <text:p>4,665.8</text:p>
          </table:table-cell>
          <table:table-cell office:value-type="float" office:value="4913.12" table:style-name="ce36">
            <text:p>4,913.1</text:p>
          </table:table-cell>
          <table:table-cell office:value-type="float" office:value="6289.76" table:style-name="ce36">
            <text:p>6,289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office:value-type="float" office:value="711" table:style-name="ce39">
            <text:p>711</text:p>
          </table:table-cell>
          <table:table-cell table:style-name="ce40"/>
          <table:table-cell table:style-name="ce41"/>
          <table:table-cell office:value-type="string" table:style-name="ce42">
            <text:p>SERVICOS DE ARQUITETURA E ENGENHARIA E ATIVIDADES TECNICAS RELACIONADAS</text:p>
          </table:table-cell>
          <table:table-cell office:value-type="float" office:value="5260.28" table:style-name="ce43">
            <text:p>5,260.3</text:p>
          </table:table-cell>
          <table:table-cell office:value-type="float" office:value="4160.04" table:style-name="ce43">
            <text:p>4,160.0</text:p>
          </table:table-cell>
          <table:table-cell office:value-type="float" office:value="4135.76" table:style-name="ce43">
            <text:p>4,135.8</text:p>
          </table:table-cell>
          <table:table-cell office:value-type="float" office:value="5304.89" table:style-name="ce43">
            <text:p>5,304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71111" table:style-name="ce33">
            <text:p>71111</text:p>
          </table:table-cell>
          <table:table-cell table:style-name="ce34"/>
          <table:table-cell office:value-type="string" table:style-name="ce35">
            <text:p>SERVICOS DE ARQUITETURA</text:p>
          </table:table-cell>
          <table:table-cell office:value-type="float" office:value="8.61" table:style-name="ce36">
            <text:p>8.6</text:p>
          </table:table-cell>
          <table:table-cell office:value-type="float" office:value="3.55" table:style-name="ce36">
            <text:p>3.6</text:p>
          </table:table-cell>
          <table:table-cell office:value-type="float" office:value="2.57" table:style-name="ce36">
            <text:p>2.6</text:p>
          </table:table-cell>
          <table:table-cell office:value-type="float" office:value="3.39" table:style-name="ce36">
            <text:p>3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7111100" table:style-name="ce41">
            <text:p>7111100</text:p>
          </table:table-cell>
          <table:table-cell office:value-type="string" table:style-name="ce42">
            <text:p>Serviços de arquitetura</text:p>
          </table:table-cell>
          <table:table-cell office:value-type="float" office:value="8.61" table:style-name="ce43">
            <text:p>8.6</text:p>
          </table:table-cell>
          <table:table-cell office:value-type="float" office:value="3.55" table:style-name="ce43">
            <text:p>3.6</text:p>
          </table:table-cell>
          <table:table-cell office:value-type="float" office:value="2.57" table:style-name="ce43">
            <text:p>2.6</text:p>
          </table:table-cell>
          <table:table-cell office:value-type="float" office:value="3.39" table:style-name="ce43">
            <text:p>3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71120" table:style-name="ce33">
            <text:p>71120</text:p>
          </table:table-cell>
          <table:table-cell table:style-name="ce34"/>
          <table:table-cell office:value-type="string" table:style-name="ce35">
            <text:p>SERVICOS DE ENGENHARIA</text:p>
          </table:table-cell>
          <table:table-cell office:value-type="float" office:value="4998.66" table:style-name="ce36">
            <text:p>4,998.7</text:p>
          </table:table-cell>
          <table:table-cell office:value-type="float" office:value="3921.6" table:style-name="ce36">
            <text:p>3,921.6</text:p>
          </table:table-cell>
          <table:table-cell office:value-type="float" office:value="3876.57" table:style-name="ce36">
            <text:p>3,876.6</text:p>
          </table:table-cell>
          <table:table-cell office:value-type="float" office:value="5070.99" table:style-name="ce36">
            <text:p>5,071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7112000" table:style-name="ce41">
            <text:p>7112000</text:p>
          </table:table-cell>
          <table:table-cell office:value-type="string" table:style-name="ce42">
            <text:p>Serviços de engenharia</text:p>
          </table:table-cell>
          <table:table-cell office:value-type="float" office:value="4998.66" table:style-name="ce43">
            <text:p>4,998.7</text:p>
          </table:table-cell>
          <table:table-cell office:value-type="float" office:value="3921.6" table:style-name="ce43">
            <text:p>3,921.6</text:p>
          </table:table-cell>
          <table:table-cell office:value-type="float" office:value="3876.57" table:style-name="ce43">
            <text:p>3,876.6</text:p>
          </table:table-cell>
          <table:table-cell office:value-type="float" office:value="5070.99" table:style-name="ce43">
            <text:p>5,071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71197" table:style-name="ce33">
            <text:p>71197</text:p>
          </table:table-cell>
          <table:table-cell table:style-name="ce34"/>
          <table:table-cell office:value-type="string" table:style-name="ce35">
            <text:p>ATIVIDADES TECNICAS RELACIONADAS A ARQUITETURA E ENGENHARIA</text:p>
          </table:table-cell>
          <table:table-cell office:value-type="float" office:value="253.01" table:style-name="ce36">
            <text:p>253.0</text:p>
          </table:table-cell>
          <table:table-cell office:value-type="float" office:value="234.9" table:style-name="ce36">
            <text:p>234.9</text:p>
          </table:table-cell>
          <table:table-cell office:value-type="float" office:value="256.62" table:style-name="ce36">
            <text:p>256.6</text:p>
          </table:table-cell>
          <table:table-cell office:value-type="float" office:value="230.51" table:style-name="ce36">
            <text:p>230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7119701" table:style-name="ce41">
            <text:p>7119701</text:p>
          </table:table-cell>
          <table:table-cell office:value-type="string" table:style-name="ce42">
            <text:p>Serviços de cartografia, topografia e geodésia</text:p>
          </table:table-cell>
          <table:table-cell office:value-type="string" table:style-name="ce43">
            <text:p>****</text:p>
          </table:table-cell>
          <table:table-cell office:value-type="float" office:value="26.86" table:style-name="ce43">
            <text:p>26.9</text:p>
          </table:table-cell>
          <table:table-cell office:value-type="float" office:value="16.48" table:style-name="ce43">
            <text:p>16.5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7119702" table:style-name="ce34">
            <text:p>7119702</text:p>
          </table:table-cell>
          <table:table-cell office:value-type="string" table:style-name="ce35">
            <text:p>Atividades de estudos geológico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7119703" table:style-name="ce41">
            <text:p>7119703</text:p>
          </table:table-cell>
          <table:table-cell office:value-type="string" table:style-name="ce42">
            <text:p>Serviços de desenho técnico relacionados à arquitetura e engenharia</text:p>
          </table:table-cell>
          <table:table-cell office:value-type="float" office:value="202.1" table:style-name="ce43">
            <text:p>202.1</text:p>
          </table:table-cell>
          <table:table-cell office:value-type="float" office:value="120.09" table:style-name="ce43">
            <text:p>120.1</text:p>
          </table:table-cell>
          <table:table-cell office:value-type="float" office:value="173.89" table:style-name="ce43">
            <text:p>173.9</text:p>
          </table:table-cell>
          <table:table-cell office:value-type="float" office:value="131.57" table:style-name="ce43">
            <text:p>131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7119704" table:style-name="ce34">
            <text:p>7119704</text:p>
          </table:table-cell>
          <table:table-cell office:value-type="string" table:style-name="ce35">
            <text:p>Serviços de perícia técnica relacionados à segurança do trabalho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7119799" table:style-name="ce41">
            <text:p>7119799</text:p>
          </table:table-cell>
          <table:table-cell office:value-type="string" table:style-name="ce42">
            <text:p>Atividades técnicas relacionadas à engenharia e arquitetura não especificadas anteriormente</text:p>
          </table:table-cell>
          <table:table-cell office:value-type="float" office:value="49.31" table:style-name="ce43">
            <text:p>49.3</text:p>
          </table:table-cell>
          <table:table-cell office:value-type="float" office:value="79.75" table:style-name="ce43">
            <text:p>79.8</text:p>
          </table:table-cell>
          <table:table-cell office:value-type="float" office:value="59.47" table:style-name="ce43">
            <text:p>59.5</text:p>
          </table:table-cell>
          <table:table-cell office:value-type="float" office:value="87.83" table:style-name="ce43">
            <text:p>87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712" table:style-name="ce32">
            <text:p>712</text:p>
          </table:table-cell>
          <table:table-cell table:style-name="ce33"/>
          <table:table-cell table:style-name="ce34"/>
          <table:table-cell office:value-type="string" table:style-name="ce35">
            <text:p>TESTES E ANALISES TECNICAS</text:p>
          </table:table-cell>
          <table:table-cell office:value-type="float" office:value="689.94" table:style-name="ce36">
            <text:p>689.9</text:p>
          </table:table-cell>
          <table:table-cell office:value-type="float" office:value="505.8" table:style-name="ce36">
            <text:p>505.8</text:p>
          </table:table-cell>
          <table:table-cell office:value-type="float" office:value="777.37" table:style-name="ce36">
            <text:p>777.4</text:p>
          </table:table-cell>
          <table:table-cell office:value-type="float" office:value="984.87" table:style-name="ce36">
            <text:p>984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71201" table:style-name="ce40">
            <text:p>71201</text:p>
          </table:table-cell>
          <table:table-cell table:style-name="ce41"/>
          <table:table-cell office:value-type="string" table:style-name="ce42">
            <text:p>TESTES E ANALISES TECNICAS</text:p>
          </table:table-cell>
          <table:table-cell office:value-type="float" office:value="689.94" table:style-name="ce43">
            <text:p>689.9</text:p>
          </table:table-cell>
          <table:table-cell office:value-type="float" office:value="505.8" table:style-name="ce43">
            <text:p>505.8</text:p>
          </table:table-cell>
          <table:table-cell office:value-type="float" office:value="777.37" table:style-name="ce43">
            <text:p>777.4</text:p>
          </table:table-cell>
          <table:table-cell office:value-type="float" office:value="984.87" table:style-name="ce43">
            <text:p>984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7120100" table:style-name="ce34">
            <text:p>7120100</text:p>
          </table:table-cell>
          <table:table-cell office:value-type="string" table:style-name="ce35">
            <text:p>Testes e análises técnicas</text:p>
          </table:table-cell>
          <table:table-cell office:value-type="float" office:value="689.94" table:style-name="ce36">
            <text:p>689.9</text:p>
          </table:table-cell>
          <table:table-cell office:value-type="float" office:value="505.8" table:style-name="ce36">
            <text:p>505.8</text:p>
          </table:table-cell>
          <table:table-cell office:value-type="float" office:value="777.37" table:style-name="ce36">
            <text:p>777.4</text:p>
          </table:table-cell>
          <table:table-cell office:value-type="float" office:value="984.87" table:style-name="ce36">
            <text:p>984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office:value-type="float" office:value="72" table:style-name="ce38">
            <text:p>72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PESQUISA E DESENVOLVIMENTO CIENTIFICO</text:p>
          </table:table-cell>
          <table:table-cell office:value-type="float" office:value="1994.13" table:style-name="ce43">
            <text:p>1,994.1</text:p>
          </table:table-cell>
          <table:table-cell office:value-type="float" office:value="4044.42" table:style-name="ce43">
            <text:p>4,044.4</text:p>
          </table:table-cell>
          <table:table-cell office:value-type="float" office:value="6507.15" table:style-name="ce43">
            <text:p>6,507.2</text:p>
          </table:table-cell>
          <table:table-cell office:value-type="float" office:value="4588.8" table:style-name="ce43">
            <text:p>4,588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office:value-type="float" office:value="721" table:style-name="ce32">
            <text:p>721</text:p>
          </table:table-cell>
          <table:table-cell table:style-name="ce33"/>
          <table:table-cell table:style-name="ce34"/>
          <table:table-cell office:value-type="string" table:style-name="ce35">
            <text:p>PESQUISA E DESENVOLVIMENTO EXPERIMENTAL EM CIENCIAS FISICAS E NATURAIS</text:p>
          </table:table-cell>
          <table:table-cell office:value-type="float" office:value="1994.13" table:style-name="ce36">
            <text:p>1,994.1</text:p>
          </table:table-cell>
          <table:table-cell office:value-type="float" office:value="4044.42" table:style-name="ce36">
            <text:p>4,044.4</text:p>
          </table:table-cell>
          <table:table-cell office:value-type="float" office:value="6507.15" table:style-name="ce36">
            <text:p>6,507.2</text:p>
          </table:table-cell>
          <table:table-cell office:value-type="float" office:value="4588.8" table:style-name="ce36">
            <text:p>4,588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72100" table:style-name="ce40">
            <text:p>72100</text:p>
          </table:table-cell>
          <table:table-cell table:style-name="ce41"/>
          <table:table-cell office:value-type="string" table:style-name="ce42">
            <text:p>PESQUISA E DESENVOLVIMENTO EXPERIMENTAL EM CIENCIAS FISICAS E NATURAIS</text:p>
          </table:table-cell>
          <table:table-cell office:value-type="float" office:value="1994.13" table:style-name="ce43">
            <text:p>1,994.1</text:p>
          </table:table-cell>
          <table:table-cell office:value-type="float" office:value="4044.42" table:style-name="ce43">
            <text:p>4,044.4</text:p>
          </table:table-cell>
          <table:table-cell office:value-type="float" office:value="6507.15" table:style-name="ce43">
            <text:p>6,507.2</text:p>
          </table:table-cell>
          <table:table-cell office:value-type="float" office:value="4588.8" table:style-name="ce43">
            <text:p>4,588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7210000" table:style-name="ce34">
            <text:p>7210000</text:p>
          </table:table-cell>
          <table:table-cell office:value-type="string" table:style-name="ce35">
            <text:p>Pesquisa e desenvolvimento experimental em ciências físicas e naturais</text:p>
          </table:table-cell>
          <table:table-cell office:value-type="float" office:value="1994.13" table:style-name="ce36">
            <text:p>1,994.1</text:p>
          </table:table-cell>
          <table:table-cell office:value-type="float" office:value="4044.42" table:style-name="ce36">
            <text:p>4,044.4</text:p>
          </table:table-cell>
          <table:table-cell office:value-type="float" office:value="6507.15" table:style-name="ce36">
            <text:p>6,507.2</text:p>
          </table:table-cell>
          <table:table-cell office:value-type="float" office:value="4588.8" table:style-name="ce36">
            <text:p>4,588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office:value-type="float" office:value="722" table:style-name="ce39">
            <text:p>722</text:p>
          </table:table-cell>
          <table:table-cell table:style-name="ce40"/>
          <table:table-cell table:style-name="ce41"/>
          <table:table-cell office:value-type="string" table:style-name="ce42">
            <text:p>PESQUISA E DESENVOLVIMENTO EXPERIMENTAL EM CIENCIAS SOCIAIS E HUMANA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72207" table:style-name="ce33">
            <text:p>72207</text:p>
          </table:table-cell>
          <table:table-cell table:style-name="ce34"/>
          <table:table-cell office:value-type="string" table:style-name="ce35">
            <text:p>PESQUISA E DESENVOLVIMENTO EXPERIMENTAL EM CIENCIAS SOCIAIS E HUMANA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7220700" table:style-name="ce41">
            <text:p>7220700</text:p>
          </table:table-cell>
          <table:table-cell office:value-type="string" table:style-name="ce42">
            <text:p>Pesquisa e desenvolvimento experimental em ciências sociais e humana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office:value-type="float" office:value="73" table:style-name="ce31">
            <text:p>73</text:p>
          </table:table-cell>
          <table:table-cell table:style-name="ce32"/>
          <table:table-cell table:style-name="ce33"/>
          <table:table-cell table:style-name="ce34"/>
          <table:table-cell office:value-type="string" table:style-name="ce35">
            <text:p>PUBLICIDADE E PESQUISA DE MERCADO</text:p>
          </table:table-cell>
          <table:table-cell office:value-type="float" office:value="1134.82" table:style-name="ce36">
            <text:p>1,134.8</text:p>
          </table:table-cell>
          <table:table-cell office:value-type="float" office:value="1723.9" table:style-name="ce36">
            <text:p>1,723.9</text:p>
          </table:table-cell>
          <table:table-cell office:value-type="float" office:value="774.39" table:style-name="ce36">
            <text:p>774.4</text:p>
          </table:table-cell>
          <table:table-cell office:value-type="float" office:value="1288.69" table:style-name="ce36">
            <text:p>1,288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731" table:style-name="ce39">
            <text:p>731</text:p>
          </table:table-cell>
          <table:table-cell table:style-name="ce40"/>
          <table:table-cell table:style-name="ce41"/>
          <table:table-cell office:value-type="string" table:style-name="ce42">
            <text:p>PUBLICIDADE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73114" table:style-name="ce33">
            <text:p>73114</text:p>
          </table:table-cell>
          <table:table-cell table:style-name="ce34"/>
          <table:table-cell office:value-type="string" table:style-name="ce35">
            <text:p>AGENCIAS DE PUBLICIDADE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7311400" table:style-name="ce41">
            <text:p>7311400</text:p>
          </table:table-cell>
          <table:table-cell office:value-type="string" table:style-name="ce42">
            <text:p>Agências de publicidade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73122" table:style-name="ce33">
            <text:p>73122</text:p>
          </table:table-cell>
          <table:table-cell table:style-name="ce34"/>
          <table:table-cell office:value-type="string" table:style-name="ce35">
            <text:p>AGENCIAMENTO DE ESPACOS PARA PUBLICIDADE, EXCETO EM VEICULOS DE COMUNICACAO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7312200" table:style-name="ce41">
            <text:p>7312200</text:p>
          </table:table-cell>
          <table:table-cell office:value-type="string" table:style-name="ce42">
            <text:p>Agenciamento de espaços para publicidade, exceto em veículos de comunicação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73190" table:style-name="ce33">
            <text:p>73190</text:p>
          </table:table-cell>
          <table:table-cell table:style-name="ce34"/>
          <table:table-cell office:value-type="string" table:style-name="ce35">
            <text:p>ATIVIDADES DE PUBLICIDADE NAO ESPECIFICADAS ANTERIORMENTE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7319001" table:style-name="ce41">
            <text:p>7319001</text:p>
          </table:table-cell>
          <table:table-cell office:value-type="string" table:style-name="ce42">
            <text:p>Criação e montagem de estandes para feiras e exposiçõe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7319002" table:style-name="ce34">
            <text:p>7319002</text:p>
          </table:table-cell>
          <table:table-cell office:value-type="string" table:style-name="ce35">
            <text:p>Promoção de venda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7319003" table:style-name="ce41">
            <text:p>7319003</text:p>
          </table:table-cell>
          <table:table-cell office:value-type="string" table:style-name="ce42">
            <text:p>Marketing direto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7319004" table:style-name="ce34">
            <text:p>7319004</text:p>
          </table:table-cell>
          <table:table-cell office:value-type="string" table:style-name="ce35">
            <text:p>Consultoria em publicidade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7319099" table:style-name="ce41">
            <text:p>7319099</text:p>
          </table:table-cell>
          <table:table-cell office:value-type="string" table:style-name="ce42">
            <text:p>Outras atividades de publicidade não especificadas anteriormente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732" table:style-name="ce32">
            <text:p>732</text:p>
          </table:table-cell>
          <table:table-cell table:style-name="ce33"/>
          <table:table-cell table:style-name="ce34"/>
          <table:table-cell office:value-type="string" table:style-name="ce35">
            <text:p>PESQUISAS DE MERCADO E DE OPINIAO PUBLICA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73203" table:style-name="ce40">
            <text:p>73203</text:p>
          </table:table-cell>
          <table:table-cell table:style-name="ce41"/>
          <table:table-cell office:value-type="string" table:style-name="ce42">
            <text:p>PESQUISAS DE MERCADO E DE OPINIAO PUBLICA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7320300" table:style-name="ce34">
            <text:p>7320300</text:p>
          </table:table-cell>
          <table:table-cell office:value-type="string" table:style-name="ce35">
            <text:p>Pesquisas de mercado e de opinião pública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office:value-type="float" office:value="74" table:style-name="ce38">
            <text:p>74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OUTRAS ATIVIDADES PROFISSIONAIS, CIENTIFICAS E TECNICAS</text:p>
          </table:table-cell>
          <table:table-cell office:value-type="float" office:value="7751.18" table:style-name="ce43">
            <text:p>7,751.2</text:p>
          </table:table-cell>
          <table:table-cell office:value-type="float" office:value="2213.61" table:style-name="ce43">
            <text:p>2,213.6</text:p>
          </table:table-cell>
          <table:table-cell office:value-type="float" office:value="10722.26" table:style-name="ce43">
            <text:p>10,722.3</text:p>
          </table:table-cell>
          <table:table-cell office:value-type="float" office:value="12762.64" table:style-name="ce43">
            <text:p>12,762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741" table:style-name="ce32">
            <text:p>741</text:p>
          </table:table-cell>
          <table:table-cell table:style-name="ce33"/>
          <table:table-cell table:style-name="ce34"/>
          <table:table-cell office:value-type="string" table:style-name="ce35">
            <text:p>DESIGN E DECORACAO DE INTERIORES</text:p>
          </table:table-cell>
          <table:table-cell office:value-type="float" office:value="58.55" table:style-name="ce36">
            <text:p>58.6</text:p>
          </table:table-cell>
          <table:table-cell office:value-type="float" office:value="121.02" table:style-name="ce36">
            <text:p>121.0</text:p>
          </table:table-cell>
          <table:table-cell office:value-type="float" office:value="190.41" table:style-name="ce36">
            <text:p>190.4</text:p>
          </table:table-cell>
          <table:table-cell office:value-type="float" office:value="72.7" table:style-name="ce36">
            <text:p>72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74102" table:style-name="ce40">
            <text:p>74102</text:p>
          </table:table-cell>
          <table:table-cell table:style-name="ce41"/>
          <table:table-cell office:value-type="string" table:style-name="ce42">
            <text:p>DESIGN E DECORACAO DE INTERIORES</text:p>
          </table:table-cell>
          <table:table-cell office:value-type="float" office:value="58.55" table:style-name="ce43">
            <text:p>58.6</text:p>
          </table:table-cell>
          <table:table-cell office:value-type="float" office:value="121.02" table:style-name="ce43">
            <text:p>121.0</text:p>
          </table:table-cell>
          <table:table-cell office:value-type="float" office:value="190.41" table:style-name="ce43">
            <text:p>190.4</text:p>
          </table:table-cell>
          <table:table-cell office:value-type="float" office:value="72.7" table:style-name="ce43">
            <text:p>72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7410201" table:style-name="ce34">
            <text:p>7410201</text:p>
          </table:table-cell>
          <table:table-cell office:value-type="string" table:style-name="ce35">
            <text:p>Design</text:p>
          </table:table-cell>
          <table:table-cell table:number-columns-repeated="12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7410202" table:style-name="ce41">
            <text:p>7410202</text:p>
          </table:table-cell>
          <table:table-cell office:value-type="string" table:style-name="ce42">
            <text:p>Design de interiores</text:p>
          </table:table-cell>
          <table:table-cell office:value-type="string" table:style-name="ce43">
            <text:p>****</text:p>
          </table:table-cell>
          <table:table-cell office:value-type="float" office:value="49.31" table:style-name="ce43">
            <text:p>49.3</text:p>
          </table:table-cell>
          <table:table-cell office:value-type="float" office:value="69.45" table:style-name="ce43">
            <text:p>69.5</text:p>
          </table:table-cell>
          <table:table-cell office:value-type="float" office:value="6.62" table:style-name="ce43">
            <text:p>6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7410203" table:style-name="ce34">
            <text:p>7410203</text:p>
          </table:table-cell>
          <table:table-cell office:value-type="string" table:style-name="ce35">
            <text:p>Design de produto</text:p>
          </table:table-cell>
          <table:table-cell office:value-type="string" table:style-name="ce36">
            <text:p>****</text:p>
          </table:table-cell>
          <table:table-cell office:value-type="float" office:value="41.28" table:style-name="ce36">
            <text:p>41.3</text:p>
          </table:table-cell>
          <table:table-cell office:value-type="float" office:value="75.27" table:style-name="ce36">
            <text:p>75.3</text:p>
          </table:table-cell>
          <table:table-cell office:value-type="float" office:value="34.93" table:style-name="ce36">
            <text:p>34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7410299" table:style-name="ce41">
            <text:p>7410299</text:p>
          </table:table-cell>
          <table:table-cell office:value-type="string" table:style-name="ce42">
            <text:p>Atividades de design não especificadas anteriormente</text:p>
          </table:table-cell>
          <table:table-cell office:value-type="float" office:value="20.010000000000002" table:style-name="ce43">
            <text:p>20.0</text:p>
          </table:table-cell>
          <table:table-cell office:value-type="float" office:value="30.44" table:style-name="ce43">
            <text:p>30.4</text:p>
          </table:table-cell>
          <table:table-cell office:value-type="float" office:value="45.69" table:style-name="ce43">
            <text:p>45.7</text:p>
          </table:table-cell>
          <table:table-cell office:value-type="float" office:value="31.15" table:style-name="ce43">
            <text:p>31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742" table:style-name="ce32">
            <text:p>742</text:p>
          </table:table-cell>
          <table:table-cell table:style-name="ce33"/>
          <table:table-cell table:style-name="ce34"/>
          <table:table-cell office:value-type="string" table:style-name="ce35">
            <text:p>ATIVIDADES FOTOGRAFICAS E SIMILARES</text:p>
          </table:table-cell>
          <table:table-cell office:value-type="float" office:value="22.43" table:style-name="ce36">
            <text:p>22.4</text:p>
          </table:table-cell>
          <table:table-cell office:value-type="float" office:value="139.15" table:style-name="ce36">
            <text:p>139.2</text:p>
          </table:table-cell>
          <table:table-cell office:value-type="float" office:value="353.22" table:style-name="ce36">
            <text:p>353.2</text:p>
          </table:table-cell>
          <table:table-cell office:value-type="float" office:value="60.93" table:style-name="ce36">
            <text:p>60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74200" table:style-name="ce40">
            <text:p>74200</text:p>
          </table:table-cell>
          <table:table-cell table:style-name="ce41"/>
          <table:table-cell office:value-type="string" table:style-name="ce42">
            <text:p>ATIVIDADES FOTOGRAFICAS E SIMILARES</text:p>
          </table:table-cell>
          <table:table-cell office:value-type="float" office:value="22.43" table:style-name="ce43">
            <text:p>22.4</text:p>
          </table:table-cell>
          <table:table-cell office:value-type="float" office:value="139.15" table:style-name="ce43">
            <text:p>139.2</text:p>
          </table:table-cell>
          <table:table-cell office:value-type="float" office:value="353.22" table:style-name="ce43">
            <text:p>353.2</text:p>
          </table:table-cell>
          <table:table-cell office:value-type="float" office:value="60.93" table:style-name="ce43">
            <text:p>60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7420001" table:style-name="ce34">
            <text:p>7420001</text:p>
          </table:table-cell>
          <table:table-cell office:value-type="string" table:style-name="ce35">
            <text:p>Atividades de produção de fotografias, exceto aérea e submarina</text:p>
          </table:table-cell>
          <table:table-cell office:value-type="float" office:value="13.44" table:style-name="ce36">
            <text:p>13.4</text:p>
          </table:table-cell>
          <table:table-cell office:value-type="float" office:value="76.14" table:style-name="ce36">
            <text:p>76.1</text:p>
          </table:table-cell>
          <table:table-cell office:value-type="float" office:value="33.340000000000003" table:style-name="ce36">
            <text:p>33.3</text:p>
          </table:table-cell>
          <table:table-cell office:value-type="float" office:value="28.18" table:style-name="ce36">
            <text:p>28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7420002" table:style-name="ce41">
            <text:p>7420002</text:p>
          </table:table-cell>
          <table:table-cell office:value-type="string" table:style-name="ce42">
            <text:p>Atividades de produção de fotografias aéreas e submarina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7420003" table:style-name="ce34">
            <text:p>7420003</text:p>
          </table:table-cell>
          <table:table-cell office:value-type="string" table:style-name="ce35">
            <text:p>Laboratórios fotográficos</text:p>
          </table:table-cell>
          <table:table-cell office:value-type="float" office:value="7.96" table:style-name="ce36">
            <text:p>8.0</text:p>
          </table:table-cell>
          <table:table-cell office:value-type="float" office:value="7.04" table:style-name="ce36">
            <text:p>7.0</text:p>
          </table:table-cell>
          <table:table-cell office:value-type="float" office:value="317.17" table:style-name="ce36">
            <text:p>317.2</text:p>
          </table:table-cell>
          <table:table-cell office:value-type="float" office:value="25.72" table:style-name="ce36">
            <text:p>25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7420004" table:style-name="ce41">
            <text:p>7420004</text:p>
          </table:table-cell>
          <table:table-cell office:value-type="string" table:style-name="ce42">
            <text:p>Filmagem de festas e eventos</text:p>
          </table:table-cell>
          <table:table-cell office:value-type="string" table:style-name="ce43">
            <text:p>****</text:p>
          </table:table-cell>
          <table:table-cell office:value-type="float" office:value="50.41" table:style-name="ce43">
            <text:p>50.4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7420005" table:style-name="ce34">
            <text:p>7420005</text:p>
          </table:table-cell>
          <table:table-cell office:value-type="string" table:style-name="ce35">
            <text:p>Serviços de microfilmagem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office:value-type="float" office:value="749" table:style-name="ce39">
            <text:p>749</text:p>
          </table:table-cell>
          <table:table-cell table:style-name="ce40"/>
          <table:table-cell table:style-name="ce41"/>
          <table:table-cell office:value-type="string" table:style-name="ce42">
            <text:p>ATIVIDADES PROFISSIONAIS, CIENTIFICAS E TECNICAS NAO ESPECIFICADAS ANTERIORMENTE</text:p>
          </table:table-cell>
          <table:table-cell office:value-type="float" office:value="7670.2" table:style-name="ce43">
            <text:p>7,670.2</text:p>
          </table:table-cell>
          <table:table-cell office:value-type="float" office:value="1953.44" table:style-name="ce43">
            <text:p>1,953.4</text:p>
          </table:table-cell>
          <table:table-cell office:value-type="float" office:value="10178.620000000001" table:style-name="ce43">
            <text:p>10,178.6</text:p>
          </table:table-cell>
          <table:table-cell office:value-type="float" office:value="12629" table:style-name="ce43">
            <text:p>12,629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74901" table:style-name="ce33">
            <text:p>74901</text:p>
          </table:table-cell>
          <table:table-cell table:style-name="ce34"/>
          <table:table-cell office:value-type="string" table:style-name="ce35">
            <text:p>ATIVIDADES PROFISSIONAIS, CIENTIFICAS E TECNICAS NAO ESPECIFICADAS ANTERIORMENTE</text:p>
          </table:table-cell>
          <table:table-cell office:value-type="float" office:value="7670.2" table:style-name="ce36">
            <text:p>7,670.2</text:p>
          </table:table-cell>
          <table:table-cell office:value-type="float" office:value="1953.44" table:style-name="ce36">
            <text:p>1,953.4</text:p>
          </table:table-cell>
          <table:table-cell office:value-type="float" office:value="10178.620000000001" table:style-name="ce36">
            <text:p>10,178.6</text:p>
          </table:table-cell>
          <table:table-cell office:value-type="float" office:value="12629" table:style-name="ce36">
            <text:p>12,629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7490101" table:style-name="ce41">
            <text:p>7490101</text:p>
          </table:table-cell>
          <table:table-cell office:value-type="string" table:style-name="ce42">
            <text:p>Serviços de tradução, interpretação e similare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7490102" table:style-name="ce34">
            <text:p>7490102</text:p>
          </table:table-cell>
          <table:table-cell office:value-type="string" table:style-name="ce35">
            <text:p>Escafandria e mergulho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0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7490103" table:style-name="ce41">
            <text:p>7490103</text:p>
          </table:table-cell>
          <table:table-cell office:value-type="string" table:style-name="ce42">
            <text:p>Serviços de agronomia e de consultoria às atividades agrícolas e pecuárias</text:p>
          </table:table-cell>
          <table:table-cell office:value-type="string" table:style-name="ce43">
            <text:p>****</text:p>
          </table:table-cell>
          <table:table-cell office:value-type="float" office:value="55.43" table:style-name="ce43">
            <text:p>55.4</text:p>
          </table:table-cell>
          <table:table-cell office:value-type="float" office:value="74.790000000000006" table:style-name="ce43">
            <text:p>74.8</text:p>
          </table:table-cell>
          <table:table-cell office:value-type="float" office:value="9.86" table:style-name="ce43">
            <text:p>9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7490104" table:style-name="ce34">
            <text:p>7490104</text:p>
          </table:table-cell>
          <table:table-cell office:value-type="string" table:style-name="ce35">
            <text:p>Atividades de intermediação e agenciamento de serviços e negócios em geral, exceto imobiliários</text:p>
          </table:table-cell>
          <table:table-cell office:value-type="float" office:value="7489.12" table:style-name="ce36">
            <text:p>7,489.1</text:p>
          </table:table-cell>
          <table:table-cell office:value-type="float" office:value="1546.56" table:style-name="ce36">
            <text:p>1,546.6</text:p>
          </table:table-cell>
          <table:table-cell office:value-type="float" office:value="9627.51" table:style-name="ce36">
            <text:p>9,627.5</text:p>
          </table:table-cell>
          <table:table-cell office:value-type="float" office:value="12324.73" table:style-name="ce36">
            <text:p>12,324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7490105" table:style-name="ce41">
            <text:p>7490105</text:p>
          </table:table-cell>
          <table:table-cell office:value-type="string" table:style-name="ce42">
            <text:p>Agenciamento de profissionais para atividades esportivas, culturais e artísticas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7490199" table:style-name="ce34">
            <text:p>7490199</text:p>
          </table:table-cell>
          <table:table-cell office:value-type="string" table:style-name="ce35">
            <text:p>Outras atividades profissionais, científicas e técnicas não especificadas anteriormente</text:p>
          </table:table-cell>
          <table:table-cell office:value-type="float" office:value="156.72999999999999" table:style-name="ce36">
            <text:p>156.7</text:p>
          </table:table-cell>
          <table:table-cell office:value-type="float" office:value="349.82" table:style-name="ce36">
            <text:p>349.8</text:p>
          </table:table-cell>
          <table:table-cell office:value-type="float" office:value="475.27" table:style-name="ce36">
            <text:p>475.3</text:p>
          </table:table-cell>
          <table:table-cell office:value-type="float" office:value="288.39" table:style-name="ce36">
            <text:p>288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office:value-type="float" office:value="75" table:style-name="ce38">
            <text:p>75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ATIVIDADES VETERINARIAS</text:p>
          </table:table-cell>
          <table:table-cell office:value-type="float" office:value="63.71" table:style-name="ce43">
            <text:p>63.7</text:p>
          </table:table-cell>
          <table:table-cell office:value-type="float" office:value="65.28" table:style-name="ce43">
            <text:p>65.3</text:p>
          </table:table-cell>
          <table:table-cell office:value-type="float" office:value="56.09" table:style-name="ce43">
            <text:p>56.1</text:p>
          </table:table-cell>
          <table:table-cell office:value-type="float" office:value="120.27" table:style-name="ce43">
            <text:p>120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750" table:style-name="ce32">
            <text:p>750</text:p>
          </table:table-cell>
          <table:table-cell table:style-name="ce33"/>
          <table:table-cell table:style-name="ce34"/>
          <table:table-cell office:value-type="string" table:style-name="ce35">
            <text:p>ATIVIDADES VETERINARIAS</text:p>
          </table:table-cell>
          <table:table-cell office:value-type="float" office:value="63.71" table:style-name="ce36">
            <text:p>63.7</text:p>
          </table:table-cell>
          <table:table-cell office:value-type="float" office:value="65.28" table:style-name="ce36">
            <text:p>65.3</text:p>
          </table:table-cell>
          <table:table-cell office:value-type="float" office:value="56.09" table:style-name="ce36">
            <text:p>56.1</text:p>
          </table:table-cell>
          <table:table-cell office:value-type="float" office:value="120.27" table:style-name="ce36">
            <text:p>120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75001" table:style-name="ce40">
            <text:p>75001</text:p>
          </table:table-cell>
          <table:table-cell table:style-name="ce41"/>
          <table:table-cell office:value-type="string" table:style-name="ce42">
            <text:p>ATIVIDADES VETERINARIAS</text:p>
          </table:table-cell>
          <table:table-cell office:value-type="float" office:value="63.71" table:style-name="ce43">
            <text:p>63.7</text:p>
          </table:table-cell>
          <table:table-cell office:value-type="float" office:value="65.28" table:style-name="ce43">
            <text:p>65.3</text:p>
          </table:table-cell>
          <table:table-cell office:value-type="float" office:value="56.09" table:style-name="ce43">
            <text:p>56.1</text:p>
          </table:table-cell>
          <table:table-cell office:value-type="float" office:value="120.27" table:style-name="ce43">
            <text:p>120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7500100" table:style-name="ce34">
            <text:p>7500100</text:p>
          </table:table-cell>
          <table:table-cell office:value-type="string" table:style-name="ce35">
            <text:p>Atividades veterinárias</text:p>
          </table:table-cell>
          <table:table-cell office:value-type="float" office:value="63.71" table:style-name="ce36">
            <text:p>63.7</text:p>
          </table:table-cell>
          <table:table-cell office:value-type="float" office:value="65.28" table:style-name="ce36">
            <text:p>65.3</text:p>
          </table:table-cell>
          <table:table-cell office:value-type="float" office:value="56.09" table:style-name="ce36">
            <text:p>56.1</text:p>
          </table:table-cell>
          <table:table-cell office:value-type="float" office:value="120.27" table:style-name="ce36">
            <text:p>120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office:value-type="string" table:number-columns-spanned="4" table:number-rows-spanned="1" table:style-name="ce63">
            <text:p>Seção N</text:p>
          </table:table-cell>
          <table:covered-table-cell table:number-columns-repeated="3"/>
          <table:table-cell office:value-type="string" table:style-name="ce28">
            <text:p>ATIVIDADES ADMINISTRATIVAS E SERVICOS COMPLEMENTARES</text:p>
          </table:table-cell>
          <table:table-cell office:value-type="float" office:value="38148.9" table:style-name="ce29">
            <text:p>38,148.9</text:p>
          </table:table-cell>
          <table:table-cell office:value-type="float" office:value="33369.64" table:style-name="ce29">
            <text:p>33,369.6</text:p>
          </table:table-cell>
          <table:table-cell office:value-type="float" office:value="42968.04" table:style-name="ce29">
            <text:p>42,968.0</text:p>
          </table:table-cell>
          <table:table-cell office:value-type="float" office:value="35776.35" table:style-name="ce29">
            <text:p>35,776.4</text:p>
          </table:table-cell>
          <table:table-cell table:number-columns-repeated="8" table:style-name="ce29"/>
          <table:table-cell table:number-columns-repeated="16367" table:style-name="ce37"/>
        </table:table-row>
        <table:table-row table:style-name="ro1">
          <table:table-cell office:value-type="float" office:value="77" table:style-name="ce31">
            <text:p>77</text:p>
          </table:table-cell>
          <table:table-cell table:style-name="ce32"/>
          <table:table-cell table:style-name="ce33"/>
          <table:table-cell table:style-name="ce34"/>
          <table:table-cell office:value-type="string" table:style-name="ce35">
            <text:p>ALUGUEIS NAO-IMOBILIARIOS E GESTAO DE ATIVOS INTANGIVEIS NAO-FINANCEIROS</text:p>
          </table:table-cell>
          <table:table-cell office:value-type="float" office:value="9178.2900000000009" table:style-name="ce36">
            <text:p>9,178.3</text:p>
          </table:table-cell>
          <table:table-cell office:value-type="float" office:value="6800.55" table:style-name="ce36">
            <text:p>6,800.6</text:p>
          </table:table-cell>
          <table:table-cell office:value-type="float" office:value="13132.68" table:style-name="ce36">
            <text:p>13,132.7</text:p>
          </table:table-cell>
          <table:table-cell office:value-type="float" office:value="9367.73" table:style-name="ce36">
            <text:p>9,367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771" table:style-name="ce39">
            <text:p>771</text:p>
          </table:table-cell>
          <table:table-cell table:style-name="ce40"/>
          <table:table-cell table:style-name="ce41"/>
          <table:table-cell office:value-type="string" table:style-name="ce42">
            <text:p>LOCACAO DE MEIOS DE TRANSPORTE SEM CONDUTOR</text:p>
          </table:table-cell>
          <table:table-cell office:value-type="float" office:value="1100.44" table:style-name="ce43">
            <text:p>1,100.4</text:p>
          </table:table-cell>
          <table:table-cell office:value-type="float" office:value="764.62" table:style-name="ce43">
            <text:p>764.6</text:p>
          </table:table-cell>
          <table:table-cell office:value-type="float" office:value="562.59" table:style-name="ce43">
            <text:p>562.6</text:p>
          </table:table-cell>
          <table:table-cell office:value-type="float" office:value="810.85" table:style-name="ce43">
            <text:p>810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77110" table:style-name="ce33">
            <text:p>77110</text:p>
          </table:table-cell>
          <table:table-cell table:style-name="ce34"/>
          <table:table-cell office:value-type="string" table:style-name="ce35">
            <text:p>LOCACAO DE AUTOMOVEIS SEM CONDUTOR</text:p>
          </table:table-cell>
          <table:table-cell office:value-type="float" office:value="866.71" table:style-name="ce36">
            <text:p>866.7</text:p>
          </table:table-cell>
          <table:table-cell office:value-type="float" office:value="246.54" table:style-name="ce36">
            <text:p>246.5</text:p>
          </table:table-cell>
          <table:table-cell office:value-type="float" office:value="252.16" table:style-name="ce36">
            <text:p>252.2</text:p>
          </table:table-cell>
          <table:table-cell office:value-type="float" office:value="309.14" table:style-name="ce36">
            <text:p>309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7711000" table:style-name="ce41">
            <text:p>7711000</text:p>
          </table:table-cell>
          <table:table-cell office:value-type="string" table:style-name="ce42">
            <text:p>Locação de automóveis sem condutor</text:p>
          </table:table-cell>
          <table:table-cell office:value-type="float" office:value="866.71" table:style-name="ce43">
            <text:p>866.7</text:p>
          </table:table-cell>
          <table:table-cell office:value-type="float" office:value="246.54" table:style-name="ce43">
            <text:p>246.5</text:p>
          </table:table-cell>
          <table:table-cell office:value-type="float" office:value="252.16" table:style-name="ce43">
            <text:p>252.2</text:p>
          </table:table-cell>
          <table:table-cell office:value-type="float" office:value="309.14" table:style-name="ce43">
            <text:p>309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77195" table:style-name="ce33">
            <text:p>77195</text:p>
          </table:table-cell>
          <table:table-cell table:style-name="ce34"/>
          <table:table-cell office:value-type="string" table:style-name="ce35">
            <text:p>LOCACAO DE MEIOS DE TRANSPORTE, EXCETO AUTOMOVEIS, SEM CONDUTOR</text:p>
          </table:table-cell>
          <table:table-cell office:value-type="float" office:value="233.73" table:style-name="ce36">
            <text:p>233.7</text:p>
          </table:table-cell>
          <table:table-cell office:value-type="float" office:value="518.09" table:style-name="ce36">
            <text:p>518.1</text:p>
          </table:table-cell>
          <table:table-cell office:value-type="float" office:value="310.43" table:style-name="ce36">
            <text:p>310.4</text:p>
          </table:table-cell>
          <table:table-cell office:value-type="float" office:value="501.71" table:style-name="ce36">
            <text:p>501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7719501" table:style-name="ce41">
            <text:p>7719501</text:p>
          </table:table-cell>
          <table:table-cell office:value-type="string" table:style-name="ce42">
            <text:p>Locação de embarcações sem tripulação, exceto para fins recreativos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7719502" table:style-name="ce34">
            <text:p>7719502</text:p>
          </table:table-cell>
          <table:table-cell office:value-type="string" table:style-name="ce35">
            <text:p>Locação de aeronaves sem tripulação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7719599" table:style-name="ce41">
            <text:p>7719599</text:p>
          </table:table-cell>
          <table:table-cell office:value-type="string" table:style-name="ce42">
            <text:p>Locação de outros meios de transporte não especificados anteriormente, sem condutor</text:p>
          </table:table-cell>
          <table:table-cell office:value-type="string" table:style-name="ce43">
            <text:p>****</text:p>
          </table:table-cell>
          <table:table-cell office:value-type="float" office:value="513.94000000000005" table:style-name="ce43">
            <text:p>513.9</text:p>
          </table:table-cell>
          <table:table-cell office:value-type="float" office:value="246.18" table:style-name="ce43">
            <text:p>246.2</text:p>
          </table:table-cell>
          <table:table-cell office:value-type="float" office:value="496.59" table:style-name="ce43">
            <text:p>496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772" table:style-name="ce32">
            <text:p>772</text:p>
          </table:table-cell>
          <table:table-cell table:style-name="ce33"/>
          <table:table-cell table:style-name="ce34"/>
          <table:table-cell office:value-type="string" table:style-name="ce35">
            <text:p>ALUGUEL DE OBJETOS PESSOAIS E DOMESTICOS</text:p>
          </table:table-cell>
          <table:table-cell office:value-type="float" office:value="1620.84" table:style-name="ce36">
            <text:p>1,620.8</text:p>
          </table:table-cell>
          <table:table-cell office:value-type="float" office:value="461.4" table:style-name="ce36">
            <text:p>461.4</text:p>
          </table:table-cell>
          <table:table-cell office:value-type="float" office:value="96.86" table:style-name="ce36">
            <text:p>96.9</text:p>
          </table:table-cell>
          <table:table-cell office:value-type="float" office:value="473.88" table:style-name="ce36">
            <text:p>473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77217" table:style-name="ce40">
            <text:p>77217</text:p>
          </table:table-cell>
          <table:table-cell table:style-name="ce41"/>
          <table:table-cell office:value-type="string" table:style-name="ce42">
            <text:p>Aluguel de equipamentos recreativos e esportivo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float" office:value="41.58" table:style-name="ce43">
            <text:p>41.6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7721700" table:style-name="ce34">
            <text:p>7721700</text:p>
          </table:table-cell>
          <table:table-cell office:value-type="string" table:style-name="ce35">
            <text:p>Aluguel de equipamentos recreativos e esportivo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41.58" table:style-name="ce36">
            <text:p>41.6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77225" table:style-name="ce40">
            <text:p>77225</text:p>
          </table:table-cell>
          <table:table-cell table:style-name="ce41"/>
          <table:table-cell office:value-type="string" table:style-name="ce42">
            <text:p>ALUGUEL DE FITAS DE VIDEO, DVDS E SIMILARES</text:p>
          </table:table-cell>
          <table:table-cell office:value-type="float" office:value="1535.52" table:style-name="ce43">
            <text:p>1,535.5</text:p>
          </table:table-cell>
          <table:table-cell office:value-type="float" office:value="388.05" table:style-name="ce43">
            <text:p>388.1</text:p>
          </table:table-cell>
          <table:table-cell office:value-type="float" office:value="14" table:style-name="ce43">
            <text:p>14.0</text:p>
          </table:table-cell>
          <table:table-cell office:value-type="float" office:value="361.85" table:style-name="ce43">
            <text:p>361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7722500" table:style-name="ce34">
            <text:p>7722500</text:p>
          </table:table-cell>
          <table:table-cell office:value-type="string" table:style-name="ce35">
            <text:p>Aluguel de fitas de vídeo, DVDs e similares</text:p>
          </table:table-cell>
          <table:table-cell office:value-type="float" office:value="1535.52" table:style-name="ce36">
            <text:p>1,535.5</text:p>
          </table:table-cell>
          <table:table-cell office:value-type="float" office:value="388.05" table:style-name="ce36">
            <text:p>388.1</text:p>
          </table:table-cell>
          <table:table-cell office:value-type="float" office:value="14" table:style-name="ce36">
            <text:p>14.0</text:p>
          </table:table-cell>
          <table:table-cell office:value-type="float" office:value="361.85" table:style-name="ce36">
            <text:p>361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77233" table:style-name="ce40">
            <text:p>77233</text:p>
          </table:table-cell>
          <table:table-cell table:style-name="ce41"/>
          <table:table-cell office:value-type="string" table:style-name="ce42">
            <text:p>ALUGUEL DE OBJETOS DO VESTUARIO, JOIAS E ACESSORIO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7723300" table:style-name="ce34">
            <text:p>7723300</text:p>
          </table:table-cell>
          <table:table-cell office:value-type="string" table:style-name="ce35">
            <text:p>Aluguel de objetos do vestuário, jóias e acessório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77292" table:style-name="ce40">
            <text:p>77292</text:p>
          </table:table-cell>
          <table:table-cell table:style-name="ce41"/>
          <table:table-cell office:value-type="string" table:style-name="ce42">
            <text:p>ALUGUEL DE OBJETOS PESSOAIS E DOMESTICOS NAO ESPECIFICADOS ANTERIORMENTE</text:p>
          </table:table-cell>
          <table:table-cell office:value-type="float" office:value="29.8" table:style-name="ce43">
            <text:p>29.8</text:p>
          </table:table-cell>
          <table:table-cell office:value-type="float" office:value="47.81" table:style-name="ce43">
            <text:p>47.8</text:p>
          </table:table-cell>
          <table:table-cell office:value-type="float" office:value="41.29" table:style-name="ce43">
            <text:p>41.3</text:p>
          </table:table-cell>
          <table:table-cell office:value-type="float" office:value="49.76" table:style-name="ce43">
            <text:p>49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7729201" table:style-name="ce34">
            <text:p>7729201</text:p>
          </table:table-cell>
          <table:table-cell office:value-type="string" table:style-name="ce35">
            <text:p>Aluguel de aparelhos de jogos eletrônico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7729202" table:style-name="ce41">
            <text:p>7729202</text:p>
          </table:table-cell>
          <table:table-cell office:value-type="string" table:style-name="ce42">
            <text:p>Aluguel de móveis, utensílios e aparelhos de uso doméstico e pessoal; instrumentos musicais</text:p>
          </table:table-cell>
          <table:table-cell office:value-type="float" office:value="17.52" table:style-name="ce43">
            <text:p>17.5</text:p>
          </table:table-cell>
          <table:table-cell office:value-type="float" office:value="32.78" table:style-name="ce43">
            <text:p>32.8</text:p>
          </table:table-cell>
          <table:table-cell office:value-type="float" office:value="25.17" table:style-name="ce43">
            <text:p>25.2</text:p>
          </table:table-cell>
          <table:table-cell office:value-type="float" office:value="39.5" table:style-name="ce43">
            <text:p>39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7729203" table:style-name="ce34">
            <text:p>7729203</text:p>
          </table:table-cell>
          <table:table-cell office:value-type="string" table:style-name="ce35">
            <text:p>Aluguel de material médico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7729299" table:style-name="ce41">
            <text:p>7729299</text:p>
          </table:table-cell>
          <table:table-cell office:value-type="string" table:style-name="ce42">
            <text:p>Aluguel de outros objetos pessoais e domésticos não especificados anteriormente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773" table:style-name="ce32">
            <text:p>773</text:p>
          </table:table-cell>
          <table:table-cell table:style-name="ce33"/>
          <table:table-cell table:style-name="ce34"/>
          <table:table-cell office:value-type="string" table:style-name="ce35">
            <text:p>ALUGUEL DE MAQUINAS E EQUIPAMENTOS SEM OPERADOR</text:p>
          </table:table-cell>
          <table:table-cell office:value-type="float" office:value="6223.36" table:style-name="ce36">
            <text:p>6,223.4</text:p>
          </table:table-cell>
          <table:table-cell office:value-type="float" office:value="5423.19" table:style-name="ce36">
            <text:p>5,423.2</text:p>
          </table:table-cell>
          <table:table-cell office:value-type="float" office:value="12245.15" table:style-name="ce36">
            <text:p>12,245.2</text:p>
          </table:table-cell>
          <table:table-cell office:value-type="float" office:value="7791.28" table:style-name="ce36">
            <text:p>7,791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77314" table:style-name="ce40">
            <text:p>77314</text:p>
          </table:table-cell>
          <table:table-cell table:style-name="ce41"/>
          <table:table-cell office:value-type="string" table:style-name="ce42">
            <text:p>ALUGUEL DE MAQUINAS E EQUIPAMENTOS AGRICOLAS SEM OPERADOR</text:p>
          </table:table-cell>
          <table:table-cell office:value-type="float" office:value="19.850000000000001" table:style-name="ce43">
            <text:p>19.9</text:p>
          </table:table-cell>
          <table:table-cell office:value-type="float" office:value="6.33" table:style-name="ce43">
            <text:p>6.3</text:p>
          </table:table-cell>
          <table:table-cell office:value-type="float" office:value="24.25" table:style-name="ce43">
            <text:p>24.3</text:p>
          </table:table-cell>
          <table:table-cell office:value-type="float" office:value="24.44" table:style-name="ce43">
            <text:p>24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7731400" table:style-name="ce34">
            <text:p>7731400</text:p>
          </table:table-cell>
          <table:table-cell office:value-type="string" table:style-name="ce35">
            <text:p>Aluguel de máquinas e equipamentos agrícolas sem operador</text:p>
          </table:table-cell>
          <table:table-cell office:value-type="float" office:value="19.850000000000001" table:style-name="ce36">
            <text:p>19.9</text:p>
          </table:table-cell>
          <table:table-cell office:value-type="float" office:value="6.33" table:style-name="ce36">
            <text:p>6.3</text:p>
          </table:table-cell>
          <table:table-cell office:value-type="float" office:value="24.25" table:style-name="ce36">
            <text:p>24.3</text:p>
          </table:table-cell>
          <table:table-cell office:value-type="float" office:value="24.44" table:style-name="ce36">
            <text:p>24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77322" table:style-name="ce40">
            <text:p>77322</text:p>
          </table:table-cell>
          <table:table-cell table:style-name="ce41"/>
          <table:table-cell office:value-type="string" table:style-name="ce42">
            <text:p>ALUGUEL DE MAQUINAS E EQUIPAMENTOS PARA CONSTRUCAO SEM OPERADOR</text:p>
          </table:table-cell>
          <table:table-cell office:value-type="float" office:value="1371.27" table:style-name="ce43">
            <text:p>1,371.3</text:p>
          </table:table-cell>
          <table:table-cell office:value-type="float" office:value="1006.73" table:style-name="ce43">
            <text:p>1,006.7</text:p>
          </table:table-cell>
          <table:table-cell office:value-type="float" office:value="4369.82" table:style-name="ce43">
            <text:p>4,369.8</text:p>
          </table:table-cell>
          <table:table-cell office:value-type="float" office:value="1585.75" table:style-name="ce43">
            <text:p>1,585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7732201" table:style-name="ce34">
            <text:p>7732201</text:p>
          </table:table-cell>
          <table:table-cell office:value-type="string" table:style-name="ce35">
            <text:p>Aluguel de máquinas e equipamentos para construção sem operador, exceto andaimes</text:p>
          </table:table-cell>
          <table:table-cell office:value-type="float" office:value="904.01" table:style-name="ce36">
            <text:p>904.0</text:p>
          </table:table-cell>
          <table:table-cell office:value-type="float" office:value="915.59" table:style-name="ce36">
            <text:p>915.6</text:p>
          </table:table-cell>
          <table:table-cell office:value-type="float" office:value="2034.54" table:style-name="ce36">
            <text:p>2,034.5</text:p>
          </table:table-cell>
          <table:table-cell office:value-type="float" office:value="760.88" table:style-name="ce36">
            <text:p>760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7732202" table:style-name="ce41">
            <text:p>7732202</text:p>
          </table:table-cell>
          <table:table-cell office:value-type="string" table:style-name="ce42">
            <text:p>Aluguel de andaimes</text:p>
          </table:table-cell>
          <table:table-cell office:value-type="float" office:value="467.25" table:style-name="ce43">
            <text:p>467.3</text:p>
          </table:table-cell>
          <table:table-cell office:value-type="float" office:value="91.14" table:style-name="ce43">
            <text:p>91.1</text:p>
          </table:table-cell>
          <table:table-cell office:value-type="float" office:value="2335.2800000000002" table:style-name="ce43">
            <text:p>2,335.3</text:p>
          </table:table-cell>
          <table:table-cell office:value-type="float" office:value="824.86" table:style-name="ce43">
            <text:p>824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77331" table:style-name="ce33">
            <text:p>77331</text:p>
          </table:table-cell>
          <table:table-cell table:style-name="ce34"/>
          <table:table-cell office:value-type="string" table:style-name="ce35">
            <text:p>ALUGUEL DE MAQUINAS E EQUIPAMENTOS PARA ESCRITORIOS</text:p>
          </table:table-cell>
          <table:table-cell office:value-type="float" office:value="1543.72" table:style-name="ce36">
            <text:p>1,543.7</text:p>
          </table:table-cell>
          <table:table-cell office:value-type="float" office:value="1530.26" table:style-name="ce36">
            <text:p>1,530.3</text:p>
          </table:table-cell>
          <table:table-cell office:value-type="float" office:value="1562.98" table:style-name="ce36">
            <text:p>1,563.0</text:p>
          </table:table-cell>
          <table:table-cell office:value-type="float" office:value="1980.33" table:style-name="ce36">
            <text:p>1,980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7733100" table:style-name="ce41">
            <text:p>7733100</text:p>
          </table:table-cell>
          <table:table-cell office:value-type="string" table:style-name="ce42">
            <text:p>Aluguel de máquinas e equipamentos para escritórios</text:p>
          </table:table-cell>
          <table:table-cell office:value-type="float" office:value="1543.72" table:style-name="ce43">
            <text:p>1,543.7</text:p>
          </table:table-cell>
          <table:table-cell office:value-type="float" office:value="1530.26" table:style-name="ce43">
            <text:p>1,530.3</text:p>
          </table:table-cell>
          <table:table-cell office:value-type="float" office:value="1562.98" table:style-name="ce43">
            <text:p>1,563.0</text:p>
          </table:table-cell>
          <table:table-cell office:value-type="float" office:value="1980.33" table:style-name="ce43">
            <text:p>1,980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77390" table:style-name="ce33">
            <text:p>77390</text:p>
          </table:table-cell>
          <table:table-cell table:style-name="ce34"/>
          <table:table-cell office:value-type="string" table:style-name="ce35">
            <text:p>ALUGUEL DE MAQUINAS E EQUIPAMENTOS NAO ESPECIFICADOS ANTERIORMENTE</text:p>
          </table:table-cell>
          <table:table-cell office:value-type="float" office:value="3288.52" table:style-name="ce36">
            <text:p>3,288.5</text:p>
          </table:table-cell>
          <table:table-cell office:value-type="float" office:value="2879.86" table:style-name="ce36">
            <text:p>2,879.9</text:p>
          </table:table-cell>
          <table:table-cell office:value-type="float" office:value="6288.1" table:style-name="ce36">
            <text:p>6,288.1</text:p>
          </table:table-cell>
          <table:table-cell office:value-type="float" office:value="4200.7700000000004" table:style-name="ce36">
            <text:p>4,200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7739001" table:style-name="ce41">
            <text:p>7739001</text:p>
          </table:table-cell>
          <table:table-cell office:value-type="string" table:style-name="ce42">
            <text:p>Aluguel de máquinas e equipamentos para extração de minérios e petróleo, sem operador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7739002" table:style-name="ce34">
            <text:p>7739002</text:p>
          </table:table-cell>
          <table:table-cell office:value-type="string" table:style-name="ce35">
            <text:p>Aluguel de equipamentos científicos, médicos e hospitalares, sem operador</text:p>
          </table:table-cell>
          <table:table-cell office:value-type="float" office:value="519.02" table:style-name="ce36">
            <text:p>519.0</text:p>
          </table:table-cell>
          <table:table-cell office:value-type="float" office:value="1379.26" table:style-name="ce36">
            <text:p>1,379.3</text:p>
          </table:table-cell>
          <table:table-cell office:value-type="float" office:value="1144.45" table:style-name="ce36">
            <text:p>1,144.5</text:p>
          </table:table-cell>
          <table:table-cell office:value-type="float" office:value="1864.84" table:style-name="ce36">
            <text:p>1,864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7739003" table:style-name="ce41">
            <text:p>7739003</text:p>
          </table:table-cell>
          <table:table-cell office:value-type="string" table:style-name="ce42">
            <text:p>Aluguel de palcos, coberturas e outras estruturas de uso temporário, exceto andaimes</text:p>
          </table:table-cell>
          <table:table-cell office:value-type="float" office:value="663.75" table:style-name="ce43">
            <text:p>663.8</text:p>
          </table:table-cell>
          <table:table-cell office:value-type="float" office:value="240.09" table:style-name="ce43">
            <text:p>240.1</text:p>
          </table:table-cell>
          <table:table-cell office:value-type="float" office:value="436.83" table:style-name="ce43">
            <text:p>436.8</text:p>
          </table:table-cell>
          <table:table-cell office:value-type="float" office:value="647.42999999999995" table:style-name="ce43">
            <text:p>647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7739099" table:style-name="ce34">
            <text:p>7739099</text:p>
          </table:table-cell>
          <table:table-cell office:value-type="string" table:style-name="ce35">
            <text:p>Aluguel de outras máquinas e equipamentos comerciais e industriais não especificados anteriormente, sem operador</text:p>
          </table:table-cell>
          <table:table-cell office:value-type="float" office:value="2105.75" table:style-name="ce36">
            <text:p>2,105.8</text:p>
          </table:table-cell>
          <table:table-cell office:value-type="float" office:value="1260.5" table:style-name="ce36">
            <text:p>1,260.5</text:p>
          </table:table-cell>
          <table:table-cell office:value-type="float" office:value="4706.82" table:style-name="ce36">
            <text:p>4,706.8</text:p>
          </table:table-cell>
          <table:table-cell office:value-type="float" office:value="1688.5" table:style-name="ce36">
            <text:p>1,688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774" table:style-name="ce39">
            <text:p>774</text:p>
          </table:table-cell>
          <table:table-cell table:style-name="ce40"/>
          <table:table-cell table:style-name="ce41"/>
          <table:table-cell office:value-type="string" table:style-name="ce42">
            <text:p>GESTAO DE ATIVOS INTANGIVEIS NAO-FINANCEIROS</text:p>
          </table:table-cell>
          <table:table-cell office:value-type="float" office:value="233.65" table:style-name="ce43">
            <text:p>233.7</text:p>
          </table:table-cell>
          <table:table-cell office:value-type="float" office:value="151.34" table:style-name="ce43">
            <text:p>151.3</text:p>
          </table:table-cell>
          <table:table-cell office:value-type="float" office:value="228.08" table:style-name="ce43">
            <text:p>228.1</text:p>
          </table:table-cell>
          <table:table-cell office:value-type="float" office:value="291.72000000000003" table:style-name="ce43">
            <text:p>291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77403" table:style-name="ce33">
            <text:p>77403</text:p>
          </table:table-cell>
          <table:table-cell table:style-name="ce34"/>
          <table:table-cell office:value-type="string" table:style-name="ce35">
            <text:p>GESTAO DE ATIVOS INTANGIVEIS NAO-FINANCEIROS</text:p>
          </table:table-cell>
          <table:table-cell office:value-type="float" office:value="233.65" table:style-name="ce36">
            <text:p>233.7</text:p>
          </table:table-cell>
          <table:table-cell office:value-type="float" office:value="151.34" table:style-name="ce36">
            <text:p>151.3</text:p>
          </table:table-cell>
          <table:table-cell office:value-type="float" office:value="228.08" table:style-name="ce36">
            <text:p>228.1</text:p>
          </table:table-cell>
          <table:table-cell office:value-type="float" office:value="291.72000000000003" table:style-name="ce36">
            <text:p>291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7740300" table:style-name="ce41">
            <text:p>7740300</text:p>
          </table:table-cell>
          <table:table-cell office:value-type="string" table:style-name="ce42">
            <text:p>Gestão de ativos intangíveis não-financeiros</text:p>
          </table:table-cell>
          <table:table-cell office:value-type="float" office:value="233.65" table:style-name="ce43">
            <text:p>233.7</text:p>
          </table:table-cell>
          <table:table-cell office:value-type="float" office:value="151.34" table:style-name="ce43">
            <text:p>151.3</text:p>
          </table:table-cell>
          <table:table-cell office:value-type="float" office:value="228.08" table:style-name="ce43">
            <text:p>228.1</text:p>
          </table:table-cell>
          <table:table-cell office:value-type="float" office:value="291.72000000000003" table:style-name="ce43">
            <text:p>291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office:value-type="float" office:value="78" table:style-name="ce31">
            <text:p>78</text:p>
          </table:table-cell>
          <table:table-cell table:style-name="ce32"/>
          <table:table-cell table:style-name="ce33"/>
          <table:table-cell table:style-name="ce34"/>
          <table:table-cell office:value-type="string" table:style-name="ce35">
            <text:p>SELECAO, AGENCIAMENTO E LOCACAO DE MAO-DE-OBRA</text:p>
          </table:table-cell>
          <table:table-cell office:value-type="float" office:value="226.4" table:style-name="ce36">
            <text:p>226.4</text:p>
          </table:table-cell>
          <table:table-cell office:value-type="float" office:value="174.87" table:style-name="ce36">
            <text:p>174.9</text:p>
          </table:table-cell>
          <table:table-cell office:value-type="float" office:value="124.43" table:style-name="ce36">
            <text:p>124.4</text:p>
          </table:table-cell>
          <table:table-cell office:value-type="float" office:value="234.04" table:style-name="ce36">
            <text:p>234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781" table:style-name="ce39">
            <text:p>781</text:p>
          </table:table-cell>
          <table:table-cell table:style-name="ce40"/>
          <table:table-cell table:style-name="ce41"/>
          <table:table-cell office:value-type="string" table:style-name="ce42">
            <text:p>SELECAO E AGENCIAMENTO DE MAO-DE-OBRA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78108" table:style-name="ce33">
            <text:p>78108</text:p>
          </table:table-cell>
          <table:table-cell table:style-name="ce34"/>
          <table:table-cell office:value-type="string" table:style-name="ce35">
            <text:p>SELECAO E AGENCIAMENTO DE MAO-DE-OBRA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7810800" table:style-name="ce41">
            <text:p>7810800</text:p>
          </table:table-cell>
          <table:table-cell office:value-type="string" table:style-name="ce42">
            <text:p>Seleção e agenciamento de mão-de-obra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782" table:style-name="ce32">
            <text:p>782</text:p>
          </table:table-cell>
          <table:table-cell table:style-name="ce33"/>
          <table:table-cell table:style-name="ce34"/>
          <table:table-cell office:value-type="string" table:style-name="ce35">
            <text:p>LOCACAO DE MAO-DE-OBRA TEMPORARIA</text:p>
          </table:table-cell>
          <table:table-cell office:value-type="float" office:value="209.43" table:style-name="ce36">
            <text:p>209.4</text:p>
          </table:table-cell>
          <table:table-cell office:value-type="float" office:value="150.44" table:style-name="ce36">
            <text:p>150.4</text:p>
          </table:table-cell>
          <table:table-cell office:value-type="float" office:value="73.209999999999994" table:style-name="ce36">
            <text:p>73.2</text:p>
          </table:table-cell>
          <table:table-cell office:value-type="float" office:value="219.2" table:style-name="ce36">
            <text:p>219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78205" table:style-name="ce40">
            <text:p>78205</text:p>
          </table:table-cell>
          <table:table-cell table:style-name="ce41"/>
          <table:table-cell office:value-type="string" table:style-name="ce42">
            <text:p>LOCACAO DE MAO-DE-OBRA TEMPORARIA</text:p>
          </table:table-cell>
          <table:table-cell office:value-type="float" office:value="209.43" table:style-name="ce43">
            <text:p>209.4</text:p>
          </table:table-cell>
          <table:table-cell office:value-type="float" office:value="150.44" table:style-name="ce43">
            <text:p>150.4</text:p>
          </table:table-cell>
          <table:table-cell office:value-type="float" office:value="73.209999999999994" table:style-name="ce43">
            <text:p>73.2</text:p>
          </table:table-cell>
          <table:table-cell office:value-type="float" office:value="219.2" table:style-name="ce43">
            <text:p>219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7820500" table:style-name="ce34">
            <text:p>7820500</text:p>
          </table:table-cell>
          <table:table-cell office:value-type="string" table:style-name="ce35">
            <text:p>Locação de mão-de-obra temporária</text:p>
          </table:table-cell>
          <table:table-cell office:value-type="float" office:value="209.43" table:style-name="ce36">
            <text:p>209.4</text:p>
          </table:table-cell>
          <table:table-cell office:value-type="float" office:value="150.44" table:style-name="ce36">
            <text:p>150.4</text:p>
          </table:table-cell>
          <table:table-cell office:value-type="float" office:value="73.209999999999994" table:style-name="ce36">
            <text:p>73.2</text:p>
          </table:table-cell>
          <table:table-cell office:value-type="float" office:value="219.2" table:style-name="ce36">
            <text:p>219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office:value-type="float" office:value="783" table:style-name="ce39">
            <text:p>783</text:p>
          </table:table-cell>
          <table:table-cell table:style-name="ce40"/>
          <table:table-cell table:style-name="ce41"/>
          <table:table-cell office:value-type="string" table:style-name="ce42">
            <text:p>FORNECIMENTO E GESTAO DE RECURSOS HUMANOS PARA TERCEIROS</text:p>
          </table:table-cell>
          <table:table-cell office:value-type="float" office:value="16.97" table:style-name="ce43">
            <text:p>17.0</text:p>
          </table:table-cell>
          <table:table-cell office:value-type="float" office:value="24.43" table:style-name="ce43">
            <text:p>24.4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78302" table:style-name="ce33">
            <text:p>78302</text:p>
          </table:table-cell>
          <table:table-cell table:style-name="ce34"/>
          <table:table-cell office:value-type="string" table:style-name="ce35">
            <text:p>FORNECIMENTO E GESTAO DE RECURSOS HUMANOS PARA TERCEIROS</text:p>
          </table:table-cell>
          <table:table-cell office:value-type="float" office:value="16.97" table:style-name="ce36">
            <text:p>17.0</text:p>
          </table:table-cell>
          <table:table-cell office:value-type="float" office:value="24.43" table:style-name="ce36">
            <text:p>24.4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7830200" table:style-name="ce41">
            <text:p>7830200</text:p>
          </table:table-cell>
          <table:table-cell office:value-type="string" table:style-name="ce42">
            <text:p>Fornecimento e gestão de recursos humanos para terceiros</text:p>
          </table:table-cell>
          <table:table-cell office:value-type="float" office:value="16.97" table:style-name="ce43">
            <text:p>17.0</text:p>
          </table:table-cell>
          <table:table-cell office:value-type="float" office:value="24.43" table:style-name="ce43">
            <text:p>24.4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office:value-type="float" office:value="79" table:style-name="ce31">
            <text:p>79</text:p>
          </table:table-cell>
          <table:table-cell table:style-name="ce32"/>
          <table:table-cell table:style-name="ce33"/>
          <table:table-cell table:style-name="ce34"/>
          <table:table-cell office:value-type="string" table:style-name="ce35">
            <text:p>AGENCIAS DE VIAGENS, OPERADORES TURISTICOS E SERVICOS DE RESERVAS</text:p>
          </table:table-cell>
          <table:table-cell office:value-type="float" office:value="56.83" table:style-name="ce36">
            <text:p>56.8</text:p>
          </table:table-cell>
          <table:table-cell office:value-type="float" office:value="42.77" table:style-name="ce36">
            <text:p>42.8</text:p>
          </table:table-cell>
          <table:table-cell office:value-type="float" office:value="28.74" table:style-name="ce36">
            <text:p>28.7</text:p>
          </table:table-cell>
          <table:table-cell office:value-type="float" office:value="77.73" table:style-name="ce36">
            <text:p>77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791" table:style-name="ce39">
            <text:p>791</text:p>
          </table:table-cell>
          <table:table-cell table:style-name="ce40"/>
          <table:table-cell table:style-name="ce41"/>
          <table:table-cell office:value-type="string" table:style-name="ce42">
            <text:p>AGENCIAS DE VIAGENS E OPERADORES TURISTICO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79112" table:style-name="ce33">
            <text:p>79112</text:p>
          </table:table-cell>
          <table:table-cell table:style-name="ce34"/>
          <table:table-cell office:value-type="string" table:style-name="ce35">
            <text:p>AGENCIAS DE VIAGEN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7911200" table:style-name="ce41">
            <text:p>7911200</text:p>
          </table:table-cell>
          <table:table-cell office:value-type="string" table:style-name="ce42">
            <text:p>Agências de viagen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79121" table:style-name="ce33">
            <text:p>79121</text:p>
          </table:table-cell>
          <table:table-cell table:style-name="ce34"/>
          <table:table-cell office:value-type="string" table:style-name="ce35">
            <text:p>OPERADORES TURISTICOS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7912100" table:style-name="ce41">
            <text:p>7912100</text:p>
          </table:table-cell>
          <table:table-cell office:value-type="string" table:style-name="ce42">
            <text:p>Operadores turísticos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office:value-type="float" office:value="799" table:style-name="ce32">
            <text:p>799</text:p>
          </table:table-cell>
          <table:table-cell table:style-name="ce33"/>
          <table:table-cell table:style-name="ce34"/>
          <table:table-cell office:value-type="string" table:style-name="ce35">
            <text:p>SERVICOS DE RESERVAS E OUTROS SERVICOS DE TURISMO NAO ESPECIFICADOS ANTERIORMENTE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79902" table:style-name="ce40">
            <text:p>79902</text:p>
          </table:table-cell>
          <table:table-cell table:style-name="ce41"/>
          <table:table-cell office:value-type="string" table:style-name="ce42">
            <text:p>SERVICOS DE RESERVAS E OUTROS SERVICOS DE TURISMO NAO ESPECIFICADOS ANTERIORMENTE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7990200" table:style-name="ce34">
            <text:p>7990200</text:p>
          </table:table-cell>
          <table:table-cell office:value-type="string" table:style-name="ce35">
            <text:p>Serviços de reservas e outros serviços de turismo não especificados anteriormente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office:value-type="float" office:value="80" table:style-name="ce38">
            <text:p>80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ATIVIDADES DE VIGILANCIA, SEGURANCA E INVESTIGACAO</text:p>
          </table:table-cell>
          <table:table-cell office:value-type="float" office:value="10072.94" table:style-name="ce43">
            <text:p>10,072.9</text:p>
          </table:table-cell>
          <table:table-cell office:value-type="float" office:value="6999.62" table:style-name="ce43">
            <text:p>6,999.6</text:p>
          </table:table-cell>
          <table:table-cell office:value-type="float" office:value="8846.74" table:style-name="ce43">
            <text:p>8,846.7</text:p>
          </table:table-cell>
          <table:table-cell office:value-type="float" office:value="7935.43" table:style-name="ce43">
            <text:p>7,935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office:value-type="float" office:value="801" table:style-name="ce32">
            <text:p>801</text:p>
          </table:table-cell>
          <table:table-cell table:style-name="ce33"/>
          <table:table-cell table:style-name="ce34"/>
          <table:table-cell office:value-type="string" table:style-name="ce35">
            <text:p>ATIVIDADES DE VIGILANCIA, SEGURANCA PRIVADA E TRANSPORTE DE VALORES</text:p>
          </table:table-cell>
          <table:table-cell office:value-type="float" office:value="5784.22" table:style-name="ce36">
            <text:p>5,784.2</text:p>
          </table:table-cell>
          <table:table-cell office:value-type="float" office:value="4998.45" table:style-name="ce36">
            <text:p>4,998.5</text:p>
          </table:table-cell>
          <table:table-cell office:value-type="float" office:value="4598.5200000000004" table:style-name="ce36">
            <text:p>4,598.5</text:p>
          </table:table-cell>
          <table:table-cell office:value-type="float" office:value="5141.84" table:style-name="ce36">
            <text:p>5,141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80111" table:style-name="ce40">
            <text:p>80111</text:p>
          </table:table-cell>
          <table:table-cell table:style-name="ce41"/>
          <table:table-cell office:value-type="string" table:style-name="ce42">
            <text:p>ATIVIDADES DE VIGILANCIA E SEGURANCA PRIVADA</text:p>
          </table:table-cell>
          <table:table-cell office:value-type="float" office:value="222.04" table:style-name="ce43">
            <text:p>222.0</text:p>
          </table:table-cell>
          <table:table-cell office:value-type="float" office:value="260.12" table:style-name="ce43">
            <text:p>260.1</text:p>
          </table:table-cell>
          <table:table-cell office:value-type="float" office:value="235.89" table:style-name="ce43">
            <text:p>235.9</text:p>
          </table:table-cell>
          <table:table-cell office:value-type="float" office:value="215.92" table:style-name="ce43">
            <text:p>215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011101" table:style-name="ce34">
            <text:p>8011101</text:p>
          </table:table-cell>
          <table:table-cell office:value-type="string" table:style-name="ce35">
            <text:p>Atividades de vigilância e segurança privada</text:p>
          </table:table-cell>
          <table:table-cell office:value-type="float" office:value="222.04" table:style-name="ce36">
            <text:p>222.0</text:p>
          </table:table-cell>
          <table:table-cell office:value-type="float" office:value="260.12" table:style-name="ce36">
            <text:p>260.1</text:p>
          </table:table-cell>
          <table:table-cell office:value-type="float" office:value="235.89" table:style-name="ce36">
            <text:p>235.9</text:p>
          </table:table-cell>
          <table:table-cell office:value-type="float" office:value="215.92" table:style-name="ce36">
            <text:p>215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011102" table:style-name="ce41">
            <text:p>8011102</text:p>
          </table:table-cell>
          <table:table-cell office:value-type="string" table:style-name="ce42">
            <text:p>Serviços de adestramento de cães de guarda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80129" table:style-name="ce33">
            <text:p>80129</text:p>
          </table:table-cell>
          <table:table-cell table:style-name="ce34"/>
          <table:table-cell office:value-type="string" table:style-name="ce35">
            <text:p>Atividades de transporte de valores</text:p>
          </table:table-cell>
          <table:table-cell office:value-type="float" office:value="5562.19" table:style-name="ce36">
            <text:p>5,562.2</text:p>
          </table:table-cell>
          <table:table-cell office:value-type="float" office:value="4738.33" table:style-name="ce36">
            <text:p>4,738.3</text:p>
          </table:table-cell>
          <table:table-cell office:value-type="float" office:value="4362.63" table:style-name="ce36">
            <text:p>4,362.6</text:p>
          </table:table-cell>
          <table:table-cell office:value-type="float" office:value="4925.92" table:style-name="ce36">
            <text:p>4,925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012900" table:style-name="ce41">
            <text:p>8012900</text:p>
          </table:table-cell>
          <table:table-cell office:value-type="string" table:style-name="ce42">
            <text:p>Atividades de transporte de valores</text:p>
          </table:table-cell>
          <table:table-cell office:value-type="float" office:value="5562.19" table:style-name="ce43">
            <text:p>5,562.2</text:p>
          </table:table-cell>
          <table:table-cell office:value-type="float" office:value="4738.33" table:style-name="ce43">
            <text:p>4,738.3</text:p>
          </table:table-cell>
          <table:table-cell office:value-type="float" office:value="4362.63" table:style-name="ce43">
            <text:p>4,362.6</text:p>
          </table:table-cell>
          <table:table-cell office:value-type="float" office:value="4925.92" table:style-name="ce43">
            <text:p>4,925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802" table:style-name="ce32">
            <text:p>802</text:p>
          </table:table-cell>
          <table:table-cell table:style-name="ce33"/>
          <table:table-cell table:style-name="ce34"/>
          <table:table-cell office:value-type="string" table:style-name="ce35">
            <text:p>ATIVIDADES DE MONITORAMENTO DE SISTEMAS DE SEGURANCA</text:p>
          </table:table-cell>
          <table:table-cell office:value-type="float" office:value="4288.72" table:style-name="ce36">
            <text:p>4,288.7</text:p>
          </table:table-cell>
          <table:table-cell office:value-type="float" office:value="2001.17" table:style-name="ce36">
            <text:p>2,001.2</text:p>
          </table:table-cell>
          <table:table-cell office:value-type="float" office:value="4248.22" table:style-name="ce36">
            <text:p>4,248.2</text:p>
          </table:table-cell>
          <table:table-cell office:value-type="float" office:value="2793.59" table:style-name="ce36">
            <text:p>2,793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80200" table:style-name="ce40">
            <text:p>80200</text:p>
          </table:table-cell>
          <table:table-cell table:style-name="ce41"/>
          <table:table-cell office:value-type="string" table:style-name="ce42">
            <text:p>ATIVIDADES DE MONITORAMENTO DE SISTEMAS DE SEGURANCA</text:p>
          </table:table-cell>
          <table:table-cell office:value-type="float" office:value="4288.72" table:style-name="ce43">
            <text:p>4,288.7</text:p>
          </table:table-cell>
          <table:table-cell office:value-type="float" office:value="2001.17" table:style-name="ce43">
            <text:p>2,001.2</text:p>
          </table:table-cell>
          <table:table-cell office:value-type="float" office:value="4248.22" table:style-name="ce43">
            <text:p>4,248.2</text:p>
          </table:table-cell>
          <table:table-cell office:value-type="float" office:value="2793.59" table:style-name="ce43">
            <text:p>2,793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020001" table:style-name="ce34">
            <text:p>8020001</text:p>
          </table:table-cell>
          <table:table-cell office:value-type="string" table:style-name="ce35">
            <text:p>Atividades de monitoramento de sistemas de segurança eletrônico</text:p>
          </table:table-cell>
          <table:table-cell office:value-type="string" table:style-name="ce36">
            <text:p>****</text:p>
          </table:table-cell>
          <table:table-cell office:value-type="float" office:value="2001.17" table:style-name="ce36">
            <text:p>2,001.2</text:p>
          </table:table-cell>
          <table:table-cell office:value-type="string" table:style-name="ce36">
            <text:p>****</text:p>
          </table:table-cell>
          <table:table-cell office:value-type="float" office:value="2793.59" table:style-name="ce36">
            <text:p>2,793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020002" table:style-name="ce41">
            <text:p>8020002</text:p>
          </table:table-cell>
          <table:table-cell office:value-type="string" table:style-name="ce42">
            <text:p>Outras atividades de serviços de segurança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803" table:style-name="ce32">
            <text:p>803</text:p>
          </table:table-cell>
          <table:table-cell table:style-name="ce33"/>
          <table:table-cell table:style-name="ce34"/>
          <table:table-cell office:value-type="string" table:style-name="ce35">
            <text:p>ATIVIDADES DE INVESTIGACAO PARTICULAR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80307" table:style-name="ce40">
            <text:p>80307</text:p>
          </table:table-cell>
          <table:table-cell table:style-name="ce41"/>
          <table:table-cell office:value-type="string" table:style-name="ce42">
            <text:p>ATIVIDADES DE INVESTIGACAO PARTICULAR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030700" table:style-name="ce34">
            <text:p>8030700</text:p>
          </table:table-cell>
          <table:table-cell office:value-type="string" table:style-name="ce35">
            <text:p>Atividades de investigação particular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office:value-type="float" office:value="81" table:style-name="ce38">
            <text:p>81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SERVICOS PARA EDIFICIOS E ATIVIDADES PAISAGISTICAS</text:p>
          </table:table-cell>
          <table:table-cell office:value-type="float" office:value="298.24" table:style-name="ce43">
            <text:p>298.2</text:p>
          </table:table-cell>
          <table:table-cell office:value-type="float" office:value="266.47000000000003" table:style-name="ce43">
            <text:p>266.5</text:p>
          </table:table-cell>
          <table:table-cell office:value-type="float" office:value="514.6" table:style-name="ce43">
            <text:p>514.6</text:p>
          </table:table-cell>
          <table:table-cell office:value-type="float" office:value="410.26" table:style-name="ce43">
            <text:p>410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811" table:style-name="ce32">
            <text:p>811</text:p>
          </table:table-cell>
          <table:table-cell table:style-name="ce33"/>
          <table:table-cell table:style-name="ce34"/>
          <table:table-cell office:value-type="string" table:style-name="ce35">
            <text:p>SERVICOS COMBINADOS PARA APOIO A EDIFICIOS</text:p>
          </table:table-cell>
          <table:table-cell office:value-type="float" office:value="18.72" table:style-name="ce36">
            <text:p>18.7</text:p>
          </table:table-cell>
          <table:table-cell office:value-type="float" office:value="24.54" table:style-name="ce36">
            <text:p>24.5</text:p>
          </table:table-cell>
          <table:table-cell office:value-type="float" office:value="19.489999999999998" table:style-name="ce36">
            <text:p>19.5</text:p>
          </table:table-cell>
          <table:table-cell office:value-type="float" office:value="17.899999999999999" table:style-name="ce36">
            <text:p>17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81117" table:style-name="ce40">
            <text:p>81117</text:p>
          </table:table-cell>
          <table:table-cell table:style-name="ce41"/>
          <table:table-cell office:value-type="string" table:style-name="ce42">
            <text:p>SERVICOS COMBINADOS PARA APOIO A EDIFICIOS, EXCETO CONDOMINIOS PREDIAIS</text:p>
          </table:table-cell>
          <table:table-cell office:value-type="float" office:value="18.72" table:style-name="ce43">
            <text:p>18.7</text:p>
          </table:table-cell>
          <table:table-cell office:value-type="float" office:value="24.54" table:style-name="ce43">
            <text:p>24.5</text:p>
          </table:table-cell>
          <table:table-cell office:value-type="float" office:value="19.489999999999998" table:style-name="ce43">
            <text:p>19.5</text:p>
          </table:table-cell>
          <table:table-cell office:value-type="float" office:value="17.899999999999999" table:style-name="ce43">
            <text:p>17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111700" table:style-name="ce34">
            <text:p>8111700</text:p>
          </table:table-cell>
          <table:table-cell office:value-type="string" table:style-name="ce35">
            <text:p>Serviços combinados para apoio a edifícios, exceto condomínios prediais</text:p>
          </table:table-cell>
          <table:table-cell office:value-type="float" office:value="18.72" table:style-name="ce36">
            <text:p>18.7</text:p>
          </table:table-cell>
          <table:table-cell office:value-type="float" office:value="24.54" table:style-name="ce36">
            <text:p>24.5</text:p>
          </table:table-cell>
          <table:table-cell office:value-type="float" office:value="19.489999999999998" table:style-name="ce36">
            <text:p>19.5</text:p>
          </table:table-cell>
          <table:table-cell office:value-type="float" office:value="17.899999999999999" table:style-name="ce36">
            <text:p>17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81125" table:style-name="ce40">
            <text:p>81125</text:p>
          </table:table-cell>
          <table:table-cell table:style-name="ce41"/>
          <table:table-cell office:value-type="string" table:style-name="ce42">
            <text:p>CONDOMINIOS PREDIAI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112500" table:style-name="ce34">
            <text:p>8112500</text:p>
          </table:table-cell>
          <table:table-cell office:value-type="string" table:style-name="ce35">
            <text:p>Condomínios prediai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812" table:style-name="ce39">
            <text:p>812</text:p>
          </table:table-cell>
          <table:table-cell table:style-name="ce40"/>
          <table:table-cell table:style-name="ce41"/>
          <table:table-cell office:value-type="string" table:style-name="ce42">
            <text:p>ATIVIDADES DE LIMPEZA</text:p>
          </table:table-cell>
          <table:table-cell office:value-type="float" office:value="221.92" table:style-name="ce43">
            <text:p>221.9</text:p>
          </table:table-cell>
          <table:table-cell office:value-type="float" office:value="210.49" table:style-name="ce43">
            <text:p>210.5</text:p>
          </table:table-cell>
          <table:table-cell office:value-type="float" office:value="344.68" table:style-name="ce43">
            <text:p>344.7</text:p>
          </table:table-cell>
          <table:table-cell office:value-type="float" office:value="302" table:style-name="ce43">
            <text:p>302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81214" table:style-name="ce33">
            <text:p>81214</text:p>
          </table:table-cell>
          <table:table-cell table:style-name="ce34"/>
          <table:table-cell office:value-type="string" table:style-name="ce35">
            <text:p>LIMPEZA EM PREDIOS E EM DOMICILIOS</text:p>
          </table:table-cell>
          <table:table-cell office:value-type="float" office:value="143.18" table:style-name="ce36">
            <text:p>143.2</text:p>
          </table:table-cell>
          <table:table-cell office:value-type="float" office:value="151.86000000000001" table:style-name="ce36">
            <text:p>151.9</text:p>
          </table:table-cell>
          <table:table-cell office:value-type="float" office:value="299.85000000000002" table:style-name="ce36">
            <text:p>299.9</text:p>
          </table:table-cell>
          <table:table-cell office:value-type="float" office:value="140" table:style-name="ce36">
            <text:p>14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121400" table:style-name="ce41">
            <text:p>8121400</text:p>
          </table:table-cell>
          <table:table-cell office:value-type="string" table:style-name="ce42">
            <text:p>Limpeza em prédios e em domicílios</text:p>
          </table:table-cell>
          <table:table-cell office:value-type="float" office:value="143.18" table:style-name="ce43">
            <text:p>143.2</text:p>
          </table:table-cell>
          <table:table-cell office:value-type="float" office:value="151.86000000000001" table:style-name="ce43">
            <text:p>151.9</text:p>
          </table:table-cell>
          <table:table-cell office:value-type="float" office:value="299.85000000000002" table:style-name="ce43">
            <text:p>299.9</text:p>
          </table:table-cell>
          <table:table-cell office:value-type="float" office:value="140" table:style-name="ce43">
            <text:p>14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81222" table:style-name="ce33">
            <text:p>81222</text:p>
          </table:table-cell>
          <table:table-cell table:style-name="ce34"/>
          <table:table-cell office:value-type="string" table:style-name="ce35">
            <text:p>IMUNIZACAO E CONTROLE DE PRAGAS URBANAS</text:p>
          </table:table-cell>
          <table:table-cell office:value-type="float" office:value="8.18" table:style-name="ce36">
            <text:p>8.2</text:p>
          </table:table-cell>
          <table:table-cell office:value-type="float" office:value="19.64" table:style-name="ce36">
            <text:p>19.6</text:p>
          </table:table-cell>
          <table:table-cell office:value-type="float" office:value="11.54" table:style-name="ce36">
            <text:p>11.5</text:p>
          </table:table-cell>
          <table:table-cell office:value-type="float" office:value="50.69" table:style-name="ce36">
            <text:p>50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122200" table:style-name="ce41">
            <text:p>8122200</text:p>
          </table:table-cell>
          <table:table-cell office:value-type="string" table:style-name="ce42">
            <text:p>Imunização e controle de pragas urbanas</text:p>
          </table:table-cell>
          <table:table-cell office:value-type="float" office:value="8.18" table:style-name="ce43">
            <text:p>8.2</text:p>
          </table:table-cell>
          <table:table-cell office:value-type="float" office:value="19.64" table:style-name="ce43">
            <text:p>19.6</text:p>
          </table:table-cell>
          <table:table-cell office:value-type="float" office:value="11.54" table:style-name="ce43">
            <text:p>11.5</text:p>
          </table:table-cell>
          <table:table-cell office:value-type="float" office:value="50.69" table:style-name="ce43">
            <text:p>50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81290" table:style-name="ce33">
            <text:p>81290</text:p>
          </table:table-cell>
          <table:table-cell table:style-name="ce34"/>
          <table:table-cell office:value-type="string" table:style-name="ce35">
            <text:p>ATIVIDADES DE LIMPEZA NAO ESPECIFICADAS ANTERIORMENTE</text:p>
          </table:table-cell>
          <table:table-cell office:value-type="float" office:value="70.56" table:style-name="ce36">
            <text:p>70.6</text:p>
          </table:table-cell>
          <table:table-cell office:value-type="float" office:value="38.99" table:style-name="ce36">
            <text:p>39.0</text:p>
          </table:table-cell>
          <table:table-cell office:value-type="float" office:value="33.29" table:style-name="ce36">
            <text:p>33.3</text:p>
          </table:table-cell>
          <table:table-cell office:value-type="float" office:value="111.31" table:style-name="ce36">
            <text:p>111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129000" table:style-name="ce41">
            <text:p>8129000</text:p>
          </table:table-cell>
          <table:table-cell office:value-type="string" table:style-name="ce42">
            <text:p>Atividades de limpeza não especificadas anteriormente</text:p>
          </table:table-cell>
          <table:table-cell office:value-type="float" office:value="70.56" table:style-name="ce43">
            <text:p>70.6</text:p>
          </table:table-cell>
          <table:table-cell office:value-type="float" office:value="38.99" table:style-name="ce43">
            <text:p>39.0</text:p>
          </table:table-cell>
          <table:table-cell office:value-type="float" office:value="33.29" table:style-name="ce43">
            <text:p>33.3</text:p>
          </table:table-cell>
          <table:table-cell office:value-type="float" office:value="111.31" table:style-name="ce43">
            <text:p>111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813" table:style-name="ce32">
            <text:p>813</text:p>
          </table:table-cell>
          <table:table-cell table:style-name="ce33"/>
          <table:table-cell table:style-name="ce34"/>
          <table:table-cell office:value-type="string" table:style-name="ce35">
            <text:p>ATIVIDADES PAISAGISTICAS</text:p>
          </table:table-cell>
          <table:table-cell office:value-type="float" office:value="57.6" table:style-name="ce36">
            <text:p>57.6</text:p>
          </table:table-cell>
          <table:table-cell office:value-type="float" office:value="31.44" table:style-name="ce36">
            <text:p>31.4</text:p>
          </table:table-cell>
          <table:table-cell office:value-type="float" office:value="150.44" table:style-name="ce36">
            <text:p>150.4</text:p>
          </table:table-cell>
          <table:table-cell office:value-type="float" office:value="90.36" table:style-name="ce36">
            <text:p>90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81303" table:style-name="ce40">
            <text:p>81303</text:p>
          </table:table-cell>
          <table:table-cell table:style-name="ce41"/>
          <table:table-cell office:value-type="string" table:style-name="ce42">
            <text:p>ATIVIDADES PAISAGISTICAS</text:p>
          </table:table-cell>
          <table:table-cell office:value-type="float" office:value="57.6" table:style-name="ce43">
            <text:p>57.6</text:p>
          </table:table-cell>
          <table:table-cell office:value-type="float" office:value="31.44" table:style-name="ce43">
            <text:p>31.4</text:p>
          </table:table-cell>
          <table:table-cell office:value-type="float" office:value="150.44" table:style-name="ce43">
            <text:p>150.4</text:p>
          </table:table-cell>
          <table:table-cell office:value-type="float" office:value="90.36" table:style-name="ce43">
            <text:p>90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130300" table:style-name="ce34">
            <text:p>8130300</text:p>
          </table:table-cell>
          <table:table-cell office:value-type="string" table:style-name="ce35">
            <text:p>Atividades paisagísticas</text:p>
          </table:table-cell>
          <table:table-cell office:value-type="float" office:value="57.6" table:style-name="ce36">
            <text:p>57.6</text:p>
          </table:table-cell>
          <table:table-cell office:value-type="float" office:value="31.44" table:style-name="ce36">
            <text:p>31.4</text:p>
          </table:table-cell>
          <table:table-cell office:value-type="float" office:value="150.44" table:style-name="ce36">
            <text:p>150.4</text:p>
          </table:table-cell>
          <table:table-cell office:value-type="float" office:value="90.36" table:style-name="ce36">
            <text:p>90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office:value-type="float" office:value="82" table:style-name="ce38">
            <text:p>82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Serviços de escritório, de apoio administrativo e outros serviços prestados principalmente às empresas</text:p>
          </table:table-cell>
          <table:table-cell office:value-type="float" office:value="18316.21" table:style-name="ce43">
            <text:p>18,316.2</text:p>
          </table:table-cell>
          <table:table-cell office:value-type="float" office:value="19085.349999999999" table:style-name="ce43">
            <text:p>19,085.4</text:p>
          </table:table-cell>
          <table:table-cell office:value-type="float" office:value="20320.849999999999" table:style-name="ce43">
            <text:p>20,320.9</text:p>
          </table:table-cell>
          <table:table-cell office:value-type="float" office:value="17751.16" table:style-name="ce43">
            <text:p>17,751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821" table:style-name="ce32">
            <text:p>821</text:p>
          </table:table-cell>
          <table:table-cell table:style-name="ce33"/>
          <table:table-cell table:style-name="ce34"/>
          <table:table-cell office:value-type="string" table:style-name="ce35">
            <text:p>SERVICOS DE ESCRITORIO E APOIO ADMINISTRATIVO</text:p>
          </table:table-cell>
          <table:table-cell office:value-type="float" office:value="12551.26" table:style-name="ce36">
            <text:p>12,551.3</text:p>
          </table:table-cell>
          <table:table-cell office:value-type="float" office:value="17045.39" table:style-name="ce36">
            <text:p>17,045.4</text:p>
          </table:table-cell>
          <table:table-cell office:value-type="float" office:value="13353.97" table:style-name="ce36">
            <text:p>13,354.0</text:p>
          </table:table-cell>
          <table:table-cell office:value-type="float" office:value="11451.3" table:style-name="ce36">
            <text:p>11,451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82113" table:style-name="ce40">
            <text:p>82113</text:p>
          </table:table-cell>
          <table:table-cell table:style-name="ce41"/>
          <table:table-cell office:value-type="string" table:style-name="ce42">
            <text:p>SERVICOS COMBINADOS DE ESCRITORIO E APOIO ADMINISTRATIVO</text:p>
          </table:table-cell>
          <table:table-cell office:value-type="float" office:value="12301.42" table:style-name="ce43">
            <text:p>12,301.4</text:p>
          </table:table-cell>
          <table:table-cell office:value-type="float" office:value="16165.18" table:style-name="ce43">
            <text:p>16,165.2</text:p>
          </table:table-cell>
          <table:table-cell office:value-type="float" office:value="11965.71" table:style-name="ce43">
            <text:p>11,965.7</text:p>
          </table:table-cell>
          <table:table-cell office:value-type="float" office:value="10619.73" table:style-name="ce43">
            <text:p>10,619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211300" table:style-name="ce34">
            <text:p>8211300</text:p>
          </table:table-cell>
          <table:table-cell office:value-type="string" table:style-name="ce35">
            <text:p>Serviços combinados de escritório e apoio administrativo</text:p>
          </table:table-cell>
          <table:table-cell office:value-type="float" office:value="12301.42" table:style-name="ce36">
            <text:p>12,301.4</text:p>
          </table:table-cell>
          <table:table-cell office:value-type="float" office:value="16165.18" table:style-name="ce36">
            <text:p>16,165.2</text:p>
          </table:table-cell>
          <table:table-cell office:value-type="float" office:value="11965.71" table:style-name="ce36">
            <text:p>11,965.7</text:p>
          </table:table-cell>
          <table:table-cell office:value-type="float" office:value="10619.73" table:style-name="ce36">
            <text:p>10,619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82199" table:style-name="ce40">
            <text:p>82199</text:p>
          </table:table-cell>
          <table:table-cell table:style-name="ce41"/>
          <table:table-cell office:value-type="string" table:style-name="ce42">
            <text:p>FOTOCOPIAS, PREPARACAO DE DOCUMENTOS E OUTROS SERVICOS ESPECIALIZADOS DE APOIO ADMINISTRATIVO</text:p>
          </table:table-cell>
          <table:table-cell office:value-type="float" office:value="249.85" table:style-name="ce43">
            <text:p>249.9</text:p>
          </table:table-cell>
          <table:table-cell office:value-type="float" office:value="880.22" table:style-name="ce43">
            <text:p>880.2</text:p>
          </table:table-cell>
          <table:table-cell office:value-type="float" office:value="1388.25" table:style-name="ce43">
            <text:p>1,388.3</text:p>
          </table:table-cell>
          <table:table-cell office:value-type="float" office:value="831.57" table:style-name="ce43">
            <text:p>831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219901" table:style-name="ce34">
            <text:p>8219901</text:p>
          </table:table-cell>
          <table:table-cell office:value-type="string" table:style-name="ce35">
            <text:p>Fotocópias</text:p>
          </table:table-cell>
          <table:table-cell office:value-type="float" office:value="43.11" table:style-name="ce36">
            <text:p>43.1</text:p>
          </table:table-cell>
          <table:table-cell office:value-type="float" office:value="16.61" table:style-name="ce36">
            <text:p>16.6</text:p>
          </table:table-cell>
          <table:table-cell office:value-type="float" office:value="36.159999999999997" table:style-name="ce36">
            <text:p>36.2</text:p>
          </table:table-cell>
          <table:table-cell office:value-type="float" office:value="13.54" table:style-name="ce36">
            <text:p>13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8219999" table:style-name="ce41">
            <text:p>8219999</text:p>
          </table:table-cell>
          <table:table-cell office:value-type="string" table:style-name="ce42">
            <text:p>Preparação de documentos e serviços especializados de apoio administrativo não especificados anteriormente</text:p>
          </table:table-cell>
          <table:table-cell office:value-type="float" office:value="206.73" table:style-name="ce43">
            <text:p>206.7</text:p>
          </table:table-cell>
          <table:table-cell office:value-type="float" office:value="863.61" table:style-name="ce43">
            <text:p>863.6</text:p>
          </table:table-cell>
          <table:table-cell office:value-type="float" office:value="1352.1" table:style-name="ce43">
            <text:p>1,352.1</text:p>
          </table:table-cell>
          <table:table-cell office:value-type="float" office:value="818.03" table:style-name="ce43">
            <text:p>818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822" table:style-name="ce32">
            <text:p>822</text:p>
          </table:table-cell>
          <table:table-cell table:style-name="ce33"/>
          <table:table-cell table:style-name="ce34"/>
          <table:table-cell office:value-type="string" table:style-name="ce35">
            <text:p>Atividades de teleatendimento</text:p>
          </table:table-cell>
          <table:table-cell office:value-type="string" table:style-name="ce36">
            <text:p>****</text:p>
          </table:table-cell>
          <table:table-cell office:value-type="float" office:value="31.97" table:style-name="ce36">
            <text:p>32.0</text:p>
          </table:table-cell>
          <table:table-cell office:value-type="float" office:value="144.29" table:style-name="ce36">
            <text:p>144.3</text:p>
          </table:table-cell>
          <table:table-cell office:value-type="float" office:value="119.69" table:style-name="ce36">
            <text:p>119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82202" table:style-name="ce40">
            <text:p>82202</text:p>
          </table:table-cell>
          <table:table-cell table:style-name="ce41"/>
          <table:table-cell office:value-type="string" table:style-name="ce42">
            <text:p>Atividades de teleatendimento</text:p>
          </table:table-cell>
          <table:table-cell office:value-type="string" table:style-name="ce43">
            <text:p>****</text:p>
          </table:table-cell>
          <table:table-cell office:value-type="float" office:value="31.97" table:style-name="ce43">
            <text:p>32.0</text:p>
          </table:table-cell>
          <table:table-cell office:value-type="float" office:value="144.29" table:style-name="ce43">
            <text:p>144.3</text:p>
          </table:table-cell>
          <table:table-cell office:value-type="float" office:value="119.69" table:style-name="ce43">
            <text:p>119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220200" table:style-name="ce34">
            <text:p>8220200</text:p>
          </table:table-cell>
          <table:table-cell office:value-type="string" table:style-name="ce35">
            <text:p>Atividades de teleatendimento</text:p>
          </table:table-cell>
          <table:table-cell office:value-type="string" table:style-name="ce36">
            <text:p>****</text:p>
          </table:table-cell>
          <table:table-cell office:value-type="float" office:value="31.97" table:style-name="ce36">
            <text:p>32.0</text:p>
          </table:table-cell>
          <table:table-cell office:value-type="float" office:value="144.29" table:style-name="ce36">
            <text:p>144.3</text:p>
          </table:table-cell>
          <table:table-cell office:value-type="float" office:value="119.69" table:style-name="ce36">
            <text:p>119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office:value-type="float" office:value="823" table:style-name="ce39">
            <text:p>823</text:p>
          </table:table-cell>
          <table:table-cell table:style-name="ce40"/>
          <table:table-cell table:style-name="ce41"/>
          <table:table-cell office:value-type="string" table:style-name="ce42">
            <text:p>ATIVIDADES DE ORGANIZACAO DE EVENTOS, EXCETO CULTURAIS E ESPORTIVOS</text:p>
          </table:table-cell>
          <table:table-cell office:value-type="string" table:style-name="ce43">
            <text:p>****</text:p>
          </table:table-cell>
          <table:table-cell office:value-type="float" office:value="218.96" table:style-name="ce43">
            <text:p>219.0</text:p>
          </table:table-cell>
          <table:table-cell office:value-type="float" office:value="200.14" table:style-name="ce43">
            <text:p>200.1</text:p>
          </table:table-cell>
          <table:table-cell office:value-type="float" office:value="179.61" table:style-name="ce43">
            <text:p>179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82300" table:style-name="ce33">
            <text:p>82300</text:p>
          </table:table-cell>
          <table:table-cell table:style-name="ce34"/>
          <table:table-cell office:value-type="string" table:style-name="ce35">
            <text:p>ATIVIDADES DE ORGANIZACAO DE EVENTOS, EXCETO CULTURAIS E ESPORTIVOS</text:p>
          </table:table-cell>
          <table:table-cell office:value-type="string" table:style-name="ce36">
            <text:p>****</text:p>
          </table:table-cell>
          <table:table-cell office:value-type="float" office:value="218.96" table:style-name="ce36">
            <text:p>219.0</text:p>
          </table:table-cell>
          <table:table-cell office:value-type="float" office:value="200.14" table:style-name="ce36">
            <text:p>200.1</text:p>
          </table:table-cell>
          <table:table-cell office:value-type="float" office:value="179.61" table:style-name="ce36">
            <text:p>179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230001" table:style-name="ce41">
            <text:p>8230001</text:p>
          </table:table-cell>
          <table:table-cell office:value-type="string" table:style-name="ce42">
            <text:p>Serviços de organização de feiras, congressos, exposições e festas</text:p>
          </table:table-cell>
          <table:table-cell office:value-type="string" table:style-name="ce43">
            <text:p>****</text:p>
          </table:table-cell>
          <table:table-cell office:value-type="float" office:value="205.91" table:style-name="ce43">
            <text:p>205.9</text:p>
          </table:table-cell>
          <table:table-cell office:value-type="float" office:value="188.92" table:style-name="ce43">
            <text:p>188.9</text:p>
          </table:table-cell>
          <table:table-cell office:value-type="float" office:value="177.67" table:style-name="ce43">
            <text:p>177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230002" table:style-name="ce34">
            <text:p>8230002</text:p>
          </table:table-cell>
          <table:table-cell office:value-type="string" table:style-name="ce35">
            <text:p>Casas de festas e eventos</text:p>
          </table:table-cell>
          <table:table-cell office:value-type="string" table:style-name="ce36">
            <text:p>****</text:p>
          </table:table-cell>
          <table:table-cell office:value-type="float" office:value="13.04" table:style-name="ce36">
            <text:p>13.0</text:p>
          </table:table-cell>
          <table:table-cell office:value-type="float" office:value="11.23" table:style-name="ce36">
            <text:p>11.2</text:p>
          </table:table-cell>
          <table:table-cell office:value-type="float" office:value="1.95" table:style-name="ce36">
            <text:p>2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office:value-type="float" office:value="829" table:style-name="ce39">
            <text:p>829</text:p>
          </table:table-cell>
          <table:table-cell table:style-name="ce40"/>
          <table:table-cell table:style-name="ce41"/>
          <table:table-cell office:value-type="string" table:style-name="ce42">
            <text:p>OUTRAS ATIVIDADES DE SERVICOS PRESTADOS PRINCIPALMENTE AS EMPRESAS</text:p>
          </table:table-cell>
          <table:table-cell office:value-type="float" office:value="5480.98" table:style-name="ce43">
            <text:p>5,481.0</text:p>
          </table:table-cell>
          <table:table-cell office:value-type="float" office:value="1789.03" table:style-name="ce43">
            <text:p>1,789.0</text:p>
          </table:table-cell>
          <table:table-cell office:value-type="float" office:value="6622.45" table:style-name="ce43">
            <text:p>6,622.5</text:p>
          </table:table-cell>
          <table:table-cell office:value-type="float" office:value="6000.55" table:style-name="ce43">
            <text:p>6,000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82911" table:style-name="ce33">
            <text:p>82911</text:p>
          </table:table-cell>
          <table:table-cell table:style-name="ce34"/>
          <table:table-cell office:value-type="string" table:style-name="ce35">
            <text:p>ATIVIDADES DE COBRANCAS E INFORMACOES CADASTRAIS</text:p>
          </table:table-cell>
          <table:table-cell office:value-type="float" office:value="74.819999999999993" table:style-name="ce36">
            <text:p>74.8</text:p>
          </table:table-cell>
          <table:table-cell office:value-type="float" office:value="28.41" table:style-name="ce36">
            <text:p>28.4</text:p>
          </table:table-cell>
          <table:table-cell office:value-type="float" office:value="56.45" table:style-name="ce36">
            <text:p>56.5</text:p>
          </table:table-cell>
          <table:table-cell office:value-type="float" office:value="133.08000000000001" table:style-name="ce36">
            <text:p>133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291100" table:style-name="ce41">
            <text:p>8291100</text:p>
          </table:table-cell>
          <table:table-cell office:value-type="string" table:style-name="ce42">
            <text:p>Atividades de cobranças e informações cadastrais</text:p>
          </table:table-cell>
          <table:table-cell office:value-type="float" office:value="74.819999999999993" table:style-name="ce43">
            <text:p>74.8</text:p>
          </table:table-cell>
          <table:table-cell office:value-type="float" office:value="28.41" table:style-name="ce43">
            <text:p>28.4</text:p>
          </table:table-cell>
          <table:table-cell office:value-type="float" office:value="56.45" table:style-name="ce43">
            <text:p>56.5</text:p>
          </table:table-cell>
          <table:table-cell office:value-type="float" office:value="133.08000000000001" table:style-name="ce43">
            <text:p>133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82920" table:style-name="ce33">
            <text:p>82920</text:p>
          </table:table-cell>
          <table:table-cell table:style-name="ce34"/>
          <table:table-cell office:value-type="string" table:style-name="ce35">
            <text:p>Envasamento e empacotamento sob contrato</text:p>
          </table:table-cell>
          <table:table-cell office:value-type="float" office:value="1779.4" table:style-name="ce36">
            <text:p>1,779.4</text:p>
          </table:table-cell>
          <table:table-cell office:value-type="float" office:value="568.04999999999995" table:style-name="ce36">
            <text:p>568.1</text:p>
          </table:table-cell>
          <table:table-cell office:value-type="float" office:value="3755.55" table:style-name="ce36">
            <text:p>3,755.6</text:p>
          </table:table-cell>
          <table:table-cell office:value-type="float" office:value="3269" table:style-name="ce36">
            <text:p>3,269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292000" table:style-name="ce41">
            <text:p>8292000</text:p>
          </table:table-cell>
          <table:table-cell office:value-type="string" table:style-name="ce42">
            <text:p>Envasamento e empacotamento sob contrato</text:p>
          </table:table-cell>
          <table:table-cell office:value-type="float" office:value="1779.4" table:style-name="ce43">
            <text:p>1,779.4</text:p>
          </table:table-cell>
          <table:table-cell office:value-type="float" office:value="568.04999999999995" table:style-name="ce43">
            <text:p>568.1</text:p>
          </table:table-cell>
          <table:table-cell office:value-type="float" office:value="3755.55" table:style-name="ce43">
            <text:p>3,755.6</text:p>
          </table:table-cell>
          <table:table-cell office:value-type="float" office:value="3269" table:style-name="ce43">
            <text:p>3,269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82997" table:style-name="ce33">
            <text:p>82997</text:p>
          </table:table-cell>
          <table:table-cell table:style-name="ce34"/>
          <table:table-cell office:value-type="string" table:style-name="ce35">
            <text:p>ATIVIDADES DE SERVICOS PRESTADOS PRINCIPALMENTE AS EMPRESAS NAO ESPECIFICADAS ANTERIORMENTE</text:p>
          </table:table-cell>
          <table:table-cell office:value-type="float" office:value="3626.76" table:style-name="ce36">
            <text:p>3,626.8</text:p>
          </table:table-cell>
          <table:table-cell office:value-type="float" office:value="1192.58" table:style-name="ce36">
            <text:p>1,192.6</text:p>
          </table:table-cell>
          <table:table-cell office:value-type="float" office:value="2810.45" table:style-name="ce36">
            <text:p>2,810.5</text:p>
          </table:table-cell>
          <table:table-cell office:value-type="float" office:value="2598.48" table:style-name="ce36">
            <text:p>2,598.5</text:p>
          </table:table-cell>
          <table:table-cell table:number-columns-repeated="8" table:style-name="ce36"/>
          <table:table-cell table:number-columns-repeated="16367" table:style-name="ce30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299701" table:style-name="ce41">
            <text:p>8299701</text:p>
          </table:table-cell>
          <table:table-cell office:value-type="string" table:style-name="ce42">
            <text:p>Medição de consumo de energia elétrica, gás e água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299702" table:style-name="ce34">
            <text:p>8299702</text:p>
          </table:table-cell>
          <table:table-cell office:value-type="string" table:style-name="ce35">
            <text:p>Emissão de vales-alimentação, vales-transporte e similare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299703" table:style-name="ce41">
            <text:p>8299703</text:p>
          </table:table-cell>
          <table:table-cell office:value-type="string" table:style-name="ce42">
            <text:p>Serviços de gravação de carimbos, exceto confecção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299704" table:style-name="ce34">
            <text:p>8299704</text:p>
          </table:table-cell>
          <table:table-cell office:value-type="string" table:style-name="ce35">
            <text:p>Leiloeiros independente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299705" table:style-name="ce41">
            <text:p>8299705</text:p>
          </table:table-cell>
          <table:table-cell office:value-type="string" table:style-name="ce42">
            <text:p>Serviços de levantamento de fundos sob contrato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299706" table:style-name="ce34">
            <text:p>8299706</text:p>
          </table:table-cell>
          <table:table-cell office:value-type="string" table:style-name="ce35">
            <text:p>Casas lotérica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299707" table:style-name="ce41">
            <text:p>8299707</text:p>
          </table:table-cell>
          <table:table-cell office:value-type="string" table:style-name="ce42">
            <text:p>Salas de acesso à internet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8299799" table:style-name="ce34">
            <text:p>8299799</text:p>
          </table:table-cell>
          <table:table-cell office:value-type="string" table:style-name="ce35">
            <text:p>Outras atividades de serviços prestados principalmente às empresas não especificadas anteriormente</text:p>
          </table:table-cell>
          <table:table-cell office:value-type="float" office:value="3311.26" table:style-name="ce36">
            <text:p>3,311.3</text:p>
          </table:table-cell>
          <table:table-cell office:value-type="float" office:value="1185.23" table:style-name="ce36">
            <text:p>1,185.2</text:p>
          </table:table-cell>
          <table:table-cell office:value-type="float" office:value="2686.98" table:style-name="ce36">
            <text:p>2,687.0</text:p>
          </table:table-cell>
          <table:table-cell office:value-type="float" office:value="2411.5100000000002" table:style-name="ce36">
            <text:p>2,411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office:value-type="string" table:number-columns-spanned="4" table:number-rows-spanned="1" table:style-name="ce63">
            <text:p>Seção O</text:p>
          </table:table-cell>
          <table:covered-table-cell table:number-columns-repeated="3"/>
          <table:table-cell office:value-type="string" table:style-name="ce28">
            <text:p>ADMINISTRACAO PUBLICA, DEFESA E SEGURIDADE SOCIAL</text:p>
          </table:table-cell>
          <table:table-cell office:value-type="float" office:value="39.840000000000003" table:style-name="ce29">
            <text:p>39.8</text:p>
          </table:table-cell>
          <table:table-cell office:value-type="float" office:value="18.93" table:style-name="ce29">
            <text:p>18.9</text:p>
          </table:table-cell>
          <table:table-cell office:value-type="float" office:value="13.58" table:style-name="ce29">
            <text:p>13.6</text:p>
          </table:table-cell>
          <table:table-cell office:value-type="float" office:value="68.09" table:style-name="ce29">
            <text:p>68.1</text:p>
          </table:table-cell>
          <table:table-cell table:number-columns-repeated="8" table:style-name="ce29"/>
          <table:table-cell table:number-columns-repeated="16367" table:style-name="ce37"/>
        </table:table-row>
        <table:table-row table:style-name="ro8">
          <table:table-cell office:value-type="float" office:value="84" table:style-name="ce31">
            <text:p>84</text:p>
          </table:table-cell>
          <table:table-cell table:style-name="ce32"/>
          <table:table-cell table:style-name="ce33"/>
          <table:table-cell table:style-name="ce34"/>
          <table:table-cell office:value-type="string" table:style-name="ce35">
            <text:p>ADMINISTRACAO PUBLICA, DEFESA E SEGURIDADE SOCIAL</text:p>
          </table:table-cell>
          <table:table-cell office:value-type="float" office:value="39.840000000000003" table:style-name="ce36">
            <text:p>39.8</text:p>
          </table:table-cell>
          <table:table-cell office:value-type="float" office:value="18.93" table:style-name="ce36">
            <text:p>18.9</text:p>
          </table:table-cell>
          <table:table-cell office:value-type="float" office:value="13.58" table:style-name="ce36">
            <text:p>13.6</text:p>
          </table:table-cell>
          <table:table-cell office:value-type="float" office:value="68.09" table:style-name="ce36">
            <text:p>68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841" table:style-name="ce39">
            <text:p>841</text:p>
          </table:table-cell>
          <table:table-cell table:style-name="ce40"/>
          <table:table-cell table:style-name="ce41"/>
          <table:table-cell office:value-type="string" table:style-name="ce42">
            <text:p>ADMINISTRACAO DO ESTADO E DA POLITICA ECONOMICA E SOCIAL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84116" table:style-name="ce33">
            <text:p>84116</text:p>
          </table:table-cell>
          <table:table-cell table:style-name="ce34"/>
          <table:table-cell office:value-type="string" table:style-name="ce35">
            <text:p>ADMINISTRACAO PUBLICA EM GERAL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411600" table:style-name="ce41">
            <text:p>8411600</text:p>
          </table:table-cell>
          <table:table-cell office:value-type="string" table:style-name="ce42">
            <text:p>Administração pública em geral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84124" table:style-name="ce33">
            <text:p>84124</text:p>
          </table:table-cell>
          <table:table-cell table:style-name="ce34"/>
          <table:table-cell office:value-type="string" table:style-name="ce35">
            <text:p>REGULACAO DAS ATIVIDADES DE SAUDE, EDUCACAO, SERVICOS CULTURAIS E OUTROS SERVICOS SOCIAI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8412400" table:style-name="ce41">
            <text:p>8412400</text:p>
          </table:table-cell>
          <table:table-cell office:value-type="string" table:style-name="ce42">
            <text:p>Regulação das atividades de saúde, educação, serviços culturais e outros serviços sociai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84132" table:style-name="ce33">
            <text:p>84132</text:p>
          </table:table-cell>
          <table:table-cell table:style-name="ce34"/>
          <table:table-cell office:value-type="string" table:style-name="ce35">
            <text:p>REGULACAO DAS ATIVIDADES ECONOMICAS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413200" table:style-name="ce41">
            <text:p>8413200</text:p>
          </table:table-cell>
          <table:table-cell office:value-type="string" table:style-name="ce42">
            <text:p>Regulação das atividades econômicas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842" table:style-name="ce32">
            <text:p>842</text:p>
          </table:table-cell>
          <table:table-cell table:style-name="ce33"/>
          <table:table-cell table:style-name="ce34"/>
          <table:table-cell office:value-type="string" table:style-name="ce35">
            <text:p>SERVICOS COLETIVOS PRESTADOS PELA ADMINISTRACAO PUBLICA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84213" table:style-name="ce40">
            <text:p>84213</text:p>
          </table:table-cell>
          <table:table-cell table:style-name="ce41"/>
          <table:table-cell office:value-type="string" table:style-name="ce42">
            <text:p>RELACOES EXTERIORE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421300" table:style-name="ce34">
            <text:p>8421300</text:p>
          </table:table-cell>
          <table:table-cell office:value-type="string" table:style-name="ce35">
            <text:p>Relações exteriore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84221" table:style-name="ce40">
            <text:p>84221</text:p>
          </table:table-cell>
          <table:table-cell table:style-name="ce41"/>
          <table:table-cell office:value-type="string" table:style-name="ce42">
            <text:p>Defesa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422100" table:style-name="ce34">
            <text:p>8422100</text:p>
          </table:table-cell>
          <table:table-cell office:value-type="string" table:style-name="ce35">
            <text:p>Defesa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84230" table:style-name="ce40">
            <text:p>84230</text:p>
          </table:table-cell>
          <table:table-cell table:style-name="ce41"/>
          <table:table-cell office:value-type="string" table:style-name="ce42">
            <text:p>JUSTICA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0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423000" table:style-name="ce34">
            <text:p>8423000</text:p>
          </table:table-cell>
          <table:table-cell office:value-type="string" table:style-name="ce35">
            <text:p>Justiça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84248" table:style-name="ce40">
            <text:p>84248</text:p>
          </table:table-cell>
          <table:table-cell table:style-name="ce41"/>
          <table:table-cell office:value-type="string" table:style-name="ce42">
            <text:p>SEGURANCA E ORDEM PUBLICA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424800" table:style-name="ce34">
            <text:p>8424800</text:p>
          </table:table-cell>
          <table:table-cell office:value-type="string" table:style-name="ce35">
            <text:p>Segurança e ordem pública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84256" table:style-name="ce40">
            <text:p>84256</text:p>
          </table:table-cell>
          <table:table-cell table:style-name="ce41"/>
          <table:table-cell office:value-type="string" table:style-name="ce42">
            <text:p>Defesa Civil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425600" table:style-name="ce34">
            <text:p>8425600</text:p>
          </table:table-cell>
          <table:table-cell office:value-type="string" table:style-name="ce35">
            <text:p>Defesa Civil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843" table:style-name="ce39">
            <text:p>843</text:p>
          </table:table-cell>
          <table:table-cell table:style-name="ce40"/>
          <table:table-cell table:style-name="ce41"/>
          <table:table-cell office:value-type="string" table:style-name="ce42">
            <text:p>SEGURIDADE SOCIAL OBRIGATORIA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84302" table:style-name="ce33">
            <text:p>84302</text:p>
          </table:table-cell>
          <table:table-cell table:style-name="ce34"/>
          <table:table-cell office:value-type="string" table:style-name="ce35">
            <text:p>SEGURIDADE SOCIAL OBRIGATORIA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430200" table:style-name="ce41">
            <text:p>8430200</text:p>
          </table:table-cell>
          <table:table-cell office:value-type="string" table:style-name="ce42">
            <text:p>Seguridade social obrigatória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office:value-type="string" table:number-columns-spanned="4" table:number-rows-spanned="1" table:style-name="ce63">
            <text:p>Seção P</text:p>
          </table:table-cell>
          <table:covered-table-cell table:number-columns-repeated="3"/>
          <table:table-cell office:value-type="string" table:style-name="ce28">
            <text:p>EDUCACAO</text:p>
          </table:table-cell>
          <table:table-cell office:value-type="float" office:value="487.61" table:style-name="ce29">
            <text:p>487.6</text:p>
          </table:table-cell>
          <table:table-cell office:value-type="float" office:value="702.59" table:style-name="ce29">
            <text:p>702.6</text:p>
          </table:table-cell>
          <table:table-cell office:value-type="float" office:value="634.74" table:style-name="ce29">
            <text:p>634.7</text:p>
          </table:table-cell>
          <table:table-cell office:value-type="float" office:value="418.48" table:style-name="ce29">
            <text:p>418.5</text:p>
          </table:table-cell>
          <table:table-cell table:number-columns-repeated="8" table:style-name="ce29"/>
          <table:table-cell table:number-columns-repeated="16367" table:style-name="ce44"/>
        </table:table-row>
        <table:table-row table:style-name="ro8">
          <table:table-cell office:value-type="float" office:value="85" table:style-name="ce38">
            <text:p>85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EDUCACAO</text:p>
          </table:table-cell>
          <table:table-cell office:value-type="float" office:value="487.61" table:style-name="ce43">
            <text:p>487.6</text:p>
          </table:table-cell>
          <table:table-cell office:value-type="float" office:value="702.59" table:style-name="ce43">
            <text:p>702.6</text:p>
          </table:table-cell>
          <table:table-cell office:value-type="float" office:value="634.74" table:style-name="ce43">
            <text:p>634.7</text:p>
          </table:table-cell>
          <table:table-cell office:value-type="float" office:value="418.48" table:style-name="ce43">
            <text:p>418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851" table:style-name="ce32">
            <text:p>851</text:p>
          </table:table-cell>
          <table:table-cell table:style-name="ce33"/>
          <table:table-cell table:style-name="ce34"/>
          <table:table-cell office:value-type="string" table:style-name="ce35">
            <text:p>EDUCACAO INFANTIL E ENSINO FUNDAMENTAL</text:p>
          </table:table-cell>
          <table:table-cell office:value-type="float" office:value="65.599999999999994" table:style-name="ce36">
            <text:p>65.6</text:p>
          </table:table-cell>
          <table:table-cell office:value-type="float" office:value="266.61" table:style-name="ce36">
            <text:p>266.6</text:p>
          </table:table-cell>
          <table:table-cell office:value-type="float" office:value="256.39" table:style-name="ce36">
            <text:p>256.4</text:p>
          </table:table-cell>
          <table:table-cell office:value-type="float" office:value="135.18" table:style-name="ce36">
            <text:p>135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85112" table:style-name="ce40">
            <text:p>85112</text:p>
          </table:table-cell>
          <table:table-cell table:style-name="ce41"/>
          <table:table-cell office:value-type="string" table:style-name="ce42">
            <text:p>EDUCACAO INFANTIL - CRECHE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511200" table:style-name="ce34">
            <text:p>8511200</text:p>
          </table:table-cell>
          <table:table-cell office:value-type="string" table:style-name="ce35">
            <text:p>Educação infantil - creche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85121" table:style-name="ce40">
            <text:p>85121</text:p>
          </table:table-cell>
          <table:table-cell table:style-name="ce41"/>
          <table:table-cell office:value-type="string" table:style-name="ce42">
            <text:p>EDUCACAO INFANTIL - PRE-ESCOLA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float" office:value="33.409999999999997" table:style-name="ce43">
            <text:p>33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512100" table:style-name="ce34">
            <text:p>8512100</text:p>
          </table:table-cell>
          <table:table-cell office:value-type="string" table:style-name="ce35">
            <text:p>Educação infantil - pré-escola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33.409999999999997" table:style-name="ce36">
            <text:p>33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85139" table:style-name="ce40">
            <text:p>85139</text:p>
          </table:table-cell>
          <table:table-cell table:style-name="ce41"/>
          <table:table-cell office:value-type="string" table:style-name="ce42">
            <text:p>Ensino fundamental</text:p>
          </table:table-cell>
          <table:table-cell office:value-type="float" office:value="47.8" table:style-name="ce43">
            <text:p>47.8</text:p>
          </table:table-cell>
          <table:table-cell office:value-type="float" office:value="222.81" table:style-name="ce43">
            <text:p>222.8</text:p>
          </table:table-cell>
          <table:table-cell office:value-type="float" office:value="200.24" table:style-name="ce43">
            <text:p>200.2</text:p>
          </table:table-cell>
          <table:table-cell office:value-type="float" office:value="101.77" table:style-name="ce43">
            <text:p>101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513900" table:style-name="ce34">
            <text:p>8513900</text:p>
          </table:table-cell>
          <table:table-cell office:value-type="string" table:style-name="ce35">
            <text:p>Ensino fundamental</text:p>
          </table:table-cell>
          <table:table-cell office:value-type="float" office:value="47.8" table:style-name="ce36">
            <text:p>47.8</text:p>
          </table:table-cell>
          <table:table-cell office:value-type="float" office:value="222.81" table:style-name="ce36">
            <text:p>222.8</text:p>
          </table:table-cell>
          <table:table-cell office:value-type="float" office:value="200.24" table:style-name="ce36">
            <text:p>200.2</text:p>
          </table:table-cell>
          <table:table-cell office:value-type="float" office:value="101.77" table:style-name="ce36">
            <text:p>101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852" table:style-name="ce39">
            <text:p>852</text:p>
          </table:table-cell>
          <table:table-cell table:style-name="ce40"/>
          <table:table-cell table:style-name="ce41"/>
          <table:table-cell office:value-type="string" table:style-name="ce42">
            <text:p>ENSINO MEDIO</text:p>
          </table:table-cell>
          <table:table-cell office:value-type="float" office:value="12.95" table:style-name="ce43">
            <text:p>13.0</text:p>
          </table:table-cell>
          <table:table-cell office:value-type="float" office:value="38.53" table:style-name="ce43">
            <text:p>38.5</text:p>
          </table:table-cell>
          <table:table-cell office:value-type="float" office:value="28.81" table:style-name="ce43">
            <text:p>28.8</text:p>
          </table:table-cell>
          <table:table-cell office:value-type="float" office:value="3.86" table:style-name="ce43">
            <text:p>3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85201" table:style-name="ce33">
            <text:p>85201</text:p>
          </table:table-cell>
          <table:table-cell table:style-name="ce34"/>
          <table:table-cell office:value-type="string" table:style-name="ce35">
            <text:p>ENSINO MEDIO</text:p>
          </table:table-cell>
          <table:table-cell office:value-type="float" office:value="12.95" table:style-name="ce36">
            <text:p>13.0</text:p>
          </table:table-cell>
          <table:table-cell office:value-type="float" office:value="38.53" table:style-name="ce36">
            <text:p>38.5</text:p>
          </table:table-cell>
          <table:table-cell office:value-type="float" office:value="28.81" table:style-name="ce36">
            <text:p>28.8</text:p>
          </table:table-cell>
          <table:table-cell office:value-type="float" office:value="3.86" table:style-name="ce36">
            <text:p>3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520100" table:style-name="ce41">
            <text:p>8520100</text:p>
          </table:table-cell>
          <table:table-cell office:value-type="string" table:style-name="ce42">
            <text:p>Ensino médio</text:p>
          </table:table-cell>
          <table:table-cell office:value-type="float" office:value="12.95" table:style-name="ce43">
            <text:p>13.0</text:p>
          </table:table-cell>
          <table:table-cell office:value-type="float" office:value="38.53" table:style-name="ce43">
            <text:p>38.5</text:p>
          </table:table-cell>
          <table:table-cell office:value-type="float" office:value="28.81" table:style-name="ce43">
            <text:p>28.8</text:p>
          </table:table-cell>
          <table:table-cell office:value-type="float" office:value="3.86" table:style-name="ce43">
            <text:p>3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853" table:style-name="ce32">
            <text:p>853</text:p>
          </table:table-cell>
          <table:table-cell table:style-name="ce33"/>
          <table:table-cell table:style-name="ce34"/>
          <table:table-cell office:value-type="string" table:style-name="ce35">
            <text:p>EDUCACAO SUPERIOR</text:p>
          </table:table-cell>
          <table:table-cell office:value-type="float" office:value="20.34" table:style-name="ce36">
            <text:p>20.3</text:p>
          </table:table-cell>
          <table:table-cell office:value-type="float" office:value="22.21" table:style-name="ce36">
            <text:p>22.2</text:p>
          </table:table-cell>
          <table:table-cell office:value-type="float" office:value="14.63" table:style-name="ce36">
            <text:p>14.6</text:p>
          </table:table-cell>
          <table:table-cell office:value-type="float" office:value="22.47" table:style-name="ce36">
            <text:p>22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85317" table:style-name="ce40">
            <text:p>85317</text:p>
          </table:table-cell>
          <table:table-cell table:style-name="ce41"/>
          <table:table-cell office:value-type="string" table:style-name="ce42">
            <text:p>EDUCACAO SUPERIOR - GRADUACAO</text:p>
          </table:table-cell>
          <table:table-cell office:value-type="float" office:value="9.3800000000000008" table:style-name="ce43">
            <text:p>9.4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531700" table:style-name="ce34">
            <text:p>8531700</text:p>
          </table:table-cell>
          <table:table-cell office:value-type="string" table:style-name="ce35">
            <text:p>Educação superior - graduação</text:p>
          </table:table-cell>
          <table:table-cell office:value-type="float" office:value="9.3800000000000008" table:style-name="ce36">
            <text:p>9.4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85325" table:style-name="ce40">
            <text:p>85325</text:p>
          </table:table-cell>
          <table:table-cell table:style-name="ce41"/>
          <table:table-cell office:value-type="string" table:style-name="ce42">
            <text:p>EDUCACAO SUPERIOR - GRADUACAO E POS-GRADUACAO</text:p>
          </table:table-cell>
          <table:table-cell office:value-type="string" table:style-name="ce43">
            <text:p>****</text:p>
          </table:table-cell>
          <table:table-cell office:value-type="float" office:value="20.45" table:style-name="ce43">
            <text:p>20.5</text:p>
          </table:table-cell>
          <table:table-cell office:value-type="float" office:value="5.56" table:style-name="ce43">
            <text:p>5.6</text:p>
          </table:table-cell>
          <table:table-cell office:value-type="float" office:value="17.72" table:style-name="ce43">
            <text:p>17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532500" table:style-name="ce34">
            <text:p>8532500</text:p>
          </table:table-cell>
          <table:table-cell office:value-type="string" table:style-name="ce35">
            <text:p>Educação superior - graduação e pós-graduação</text:p>
          </table:table-cell>
          <table:table-cell office:value-type="string" table:style-name="ce36">
            <text:p>****</text:p>
          </table:table-cell>
          <table:table-cell office:value-type="float" office:value="20.45" table:style-name="ce36">
            <text:p>20.5</text:p>
          </table:table-cell>
          <table:table-cell office:value-type="float" office:value="5.56" table:style-name="ce36">
            <text:p>5.6</text:p>
          </table:table-cell>
          <table:table-cell office:value-type="float" office:value="17.72" table:style-name="ce36">
            <text:p>17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85333" table:style-name="ce40">
            <text:p>85333</text:p>
          </table:table-cell>
          <table:table-cell table:style-name="ce41"/>
          <table:table-cell office:value-type="string" table:style-name="ce42">
            <text:p>EDUCACAO SUPERIOR - POS-GRADUACAO E EXTENSAO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533300" table:style-name="ce34">
            <text:p>8533300</text:p>
          </table:table-cell>
          <table:table-cell office:value-type="string" table:style-name="ce35">
            <text:p>Educação superior - pós-graduação e extensão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854" table:style-name="ce39">
            <text:p>854</text:p>
          </table:table-cell>
          <table:table-cell table:style-name="ce40"/>
          <table:table-cell table:style-name="ce41"/>
          <table:table-cell office:value-type="string" table:style-name="ce42">
            <text:p>EDUCACAO PROFISSIONAL DE NIVEL TECNICO E TECNOLOGICO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85414" table:style-name="ce33">
            <text:p>85414</text:p>
          </table:table-cell>
          <table:table-cell table:style-name="ce34"/>
          <table:table-cell office:value-type="string" table:style-name="ce35">
            <text:p>EDUCACAO PROFISSIONAL DE NIVEL TECNICO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541400" table:style-name="ce41">
            <text:p>8541400</text:p>
          </table:table-cell>
          <table:table-cell office:value-type="string" table:style-name="ce42">
            <text:p>Educação profissional de nível técnico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85422" table:style-name="ce33">
            <text:p>85422</text:p>
          </table:table-cell>
          <table:table-cell table:style-name="ce34"/>
          <table:table-cell office:value-type="string" table:style-name="ce35">
            <text:p>EDUCACAO PROFISSIONAL DE NIVEL TECNOLOGICO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542200" table:style-name="ce41">
            <text:p>8542200</text:p>
          </table:table-cell>
          <table:table-cell office:value-type="string" table:style-name="ce42">
            <text:p>Educação profissional de nível tecnológico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855" table:style-name="ce32">
            <text:p>855</text:p>
          </table:table-cell>
          <table:table-cell table:style-name="ce33"/>
          <table:table-cell table:style-name="ce34"/>
          <table:table-cell office:value-type="string" table:style-name="ce35">
            <text:p>ATIVIDADES DE APOIO <text:s/>A EDUCACAO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85503" table:style-name="ce40">
            <text:p>85503</text:p>
          </table:table-cell>
          <table:table-cell table:style-name="ce41"/>
          <table:table-cell office:value-type="string" table:style-name="ce42">
            <text:p>ATIVIDADES DE APOIO <text:s/>A EDUCACAO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550301" table:style-name="ce34">
            <text:p>8550301</text:p>
          </table:table-cell>
          <table:table-cell office:value-type="string" table:style-name="ce35">
            <text:p>Administração de caixas escolare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550302" table:style-name="ce41">
            <text:p>8550302</text:p>
          </table:table-cell>
          <table:table-cell office:value-type="string" table:style-name="ce42">
            <text:p>Serviços auxiliares à educação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859" table:style-name="ce32">
            <text:p>859</text:p>
          </table:table-cell>
          <table:table-cell table:style-name="ce33"/>
          <table:table-cell table:style-name="ce34"/>
          <table:table-cell office:value-type="string" table:style-name="ce35">
            <text:p>OUTRAS ATIVIDADES DE ENSINO</text:p>
          </table:table-cell>
          <table:table-cell office:value-type="float" office:value="381.12" table:style-name="ce36">
            <text:p>381.1</text:p>
          </table:table-cell>
          <table:table-cell office:value-type="float" office:value="365.39" table:style-name="ce36">
            <text:p>365.4</text:p>
          </table:table-cell>
          <table:table-cell office:value-type="float" office:value="322.24" table:style-name="ce36">
            <text:p>322.2</text:p>
          </table:table-cell>
          <table:table-cell office:value-type="float" office:value="242.25" table:style-name="ce36">
            <text:p>242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85911" table:style-name="ce40">
            <text:p>85911</text:p>
          </table:table-cell>
          <table:table-cell table:style-name="ce41"/>
          <table:table-cell office:value-type="string" table:style-name="ce42">
            <text:p>Ensino de esportes</text:p>
          </table:table-cell>
          <table:table-cell office:value-type="float" office:value="50.33" table:style-name="ce43">
            <text:p>50.3</text:p>
          </table:table-cell>
          <table:table-cell office:value-type="float" office:value="30.09" table:style-name="ce43">
            <text:p>30.1</text:p>
          </table:table-cell>
          <table:table-cell office:value-type="float" office:value="51.6" table:style-name="ce43">
            <text:p>51.6</text:p>
          </table:table-cell>
          <table:table-cell office:value-type="float" office:value="47.77" table:style-name="ce43">
            <text:p>47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591100" table:style-name="ce34">
            <text:p>8591100</text:p>
          </table:table-cell>
          <table:table-cell office:value-type="string" table:style-name="ce35">
            <text:p>Ensino de esportes</text:p>
          </table:table-cell>
          <table:table-cell office:value-type="float" office:value="50.33" table:style-name="ce36">
            <text:p>50.3</text:p>
          </table:table-cell>
          <table:table-cell office:value-type="float" office:value="30.09" table:style-name="ce36">
            <text:p>30.1</text:p>
          </table:table-cell>
          <table:table-cell office:value-type="float" office:value="51.6" table:style-name="ce36">
            <text:p>51.6</text:p>
          </table:table-cell>
          <table:table-cell office:value-type="float" office:value="47.77" table:style-name="ce36">
            <text:p>47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85929" table:style-name="ce40">
            <text:p>85929</text:p>
          </table:table-cell>
          <table:table-cell table:style-name="ce41"/>
          <table:table-cell office:value-type="string" table:style-name="ce42">
            <text:p>ENSINO DE ARTE E CULTURA</text:p>
          </table:table-cell>
          <table:table-cell office:value-type="string" table:style-name="ce43">
            <text:p>****</text:p>
          </table:table-cell>
          <table:table-cell office:value-type="float" office:value="29.4" table:style-name="ce43">
            <text:p>29.4</text:p>
          </table:table-cell>
          <table:table-cell office:value-type="float" office:value="2.58" table:style-name="ce43">
            <text:p>2.6</text:p>
          </table:table-cell>
          <table:table-cell office:value-type="float" office:value="5.7" table:style-name="ce43">
            <text:p>5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592901" table:style-name="ce34">
            <text:p>8592901</text:p>
          </table:table-cell>
          <table:table-cell office:value-type="string" table:style-name="ce35">
            <text:p>Ensino de dança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592902" table:style-name="ce41">
            <text:p>8592902</text:p>
          </table:table-cell>
          <table:table-cell office:value-type="string" table:style-name="ce42">
            <text:p>Ensino de artes cênicas, exceto dança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592903" table:style-name="ce34">
            <text:p>8592903</text:p>
          </table:table-cell>
          <table:table-cell office:value-type="string" table:style-name="ce35">
            <text:p>Ensino de música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592999" table:style-name="ce41">
            <text:p>8592999</text:p>
          </table:table-cell>
          <table:table-cell office:value-type="string" table:style-name="ce42">
            <text:p>Ensino de arte e cultura não especificado anteriormente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85937" table:style-name="ce33">
            <text:p>85937</text:p>
          </table:table-cell>
          <table:table-cell table:style-name="ce34"/>
          <table:table-cell office:value-type="string" table:style-name="ce35">
            <text:p>Ensino de idiomas</text:p>
          </table:table-cell>
          <table:table-cell office:value-type="string" table:style-name="ce36">
            <text:p>****</text:p>
          </table:table-cell>
          <table:table-cell office:value-type="float" office:value="5.23" table:style-name="ce36">
            <text:p>5.2</text:p>
          </table:table-cell>
          <table:table-cell office:value-type="float" office:value="6.25" table:style-name="ce36">
            <text:p>6.3</text:p>
          </table:table-cell>
          <table:table-cell office:value-type="float" office:value="8.19" table:style-name="ce36">
            <text:p>8.2</text:p>
          </table:table-cell>
          <table:table-cell table:number-columns-repeated="8" table:style-name="ce36"/>
          <table:table-cell table:number-columns-repeated="16367" table:style-name="ce30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593700" table:style-name="ce41">
            <text:p>8593700</text:p>
          </table:table-cell>
          <table:table-cell office:value-type="string" table:style-name="ce42">
            <text:p>Ensino de idiomas</text:p>
          </table:table-cell>
          <table:table-cell office:value-type="string" table:style-name="ce43">
            <text:p>****</text:p>
          </table:table-cell>
          <table:table-cell office:value-type="float" office:value="5.23" table:style-name="ce43">
            <text:p>5.2</text:p>
          </table:table-cell>
          <table:table-cell office:value-type="float" office:value="6.25" table:style-name="ce43">
            <text:p>6.3</text:p>
          </table:table-cell>
          <table:table-cell office:value-type="float" office:value="8.19" table:style-name="ce43">
            <text:p>8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85996" table:style-name="ce33">
            <text:p>85996</text:p>
          </table:table-cell>
          <table:table-cell table:style-name="ce34"/>
          <table:table-cell office:value-type="string" table:style-name="ce35">
            <text:p>ATIVIDADES DE ENSINO NAO ESPECIFICADAS ANTERIORMENTE</text:p>
          </table:table-cell>
          <table:table-cell office:value-type="float" office:value="325.45" table:style-name="ce36">
            <text:p>325.5</text:p>
          </table:table-cell>
          <table:table-cell office:value-type="float" office:value="300.68" table:style-name="ce36">
            <text:p>300.7</text:p>
          </table:table-cell>
          <table:table-cell office:value-type="float" office:value="261.81" table:style-name="ce36">
            <text:p>261.8</text:p>
          </table:table-cell>
          <table:table-cell office:value-type="float" office:value="180.58" table:style-name="ce36">
            <text:p>180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599601" table:style-name="ce41">
            <text:p>8599601</text:p>
          </table:table-cell>
          <table:table-cell office:value-type="string" table:style-name="ce42">
            <text:p>Formação de condutore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599602" table:style-name="ce34">
            <text:p>8599602</text:p>
          </table:table-cell>
          <table:table-cell office:value-type="string" table:style-name="ce35">
            <text:p>Cursos de pilotagem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599603" table:style-name="ce41">
            <text:p>8599603</text:p>
          </table:table-cell>
          <table:table-cell office:value-type="string" table:style-name="ce42">
            <text:p>Treinamento em informática</text:p>
          </table:table-cell>
          <table:table-cell office:value-type="string" table:style-name="ce43">
            <text:p>****</text:p>
          </table:table-cell>
          <table:table-cell office:value-type="float" office:value="16.100000000000001" table:style-name="ce43">
            <text:p>16.1</text:p>
          </table:table-cell>
          <table:table-cell office:value-type="float" office:value="8.06" table:style-name="ce43">
            <text:p>8.1</text:p>
          </table:table-cell>
          <table:table-cell office:value-type="float" office:value="7.13" table:style-name="ce43">
            <text:p>7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599604" table:style-name="ce34">
            <text:p>8599604</text:p>
          </table:table-cell>
          <table:table-cell office:value-type="string" table:style-name="ce35">
            <text:p>Treinamento em desenvolvimento profissional e gerencial</text:p>
          </table:table-cell>
          <table:table-cell office:value-type="float" office:value="260.33" table:style-name="ce36">
            <text:p>260.3</text:p>
          </table:table-cell>
          <table:table-cell office:value-type="float" office:value="261.72000000000003" table:style-name="ce36">
            <text:p>261.7</text:p>
          </table:table-cell>
          <table:table-cell office:value-type="float" office:value="234.32" table:style-name="ce36">
            <text:p>234.3</text:p>
          </table:table-cell>
          <table:table-cell office:value-type="float" office:value="126.47" table:style-name="ce36">
            <text:p>126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599605" table:style-name="ce41">
            <text:p>8599605</text:p>
          </table:table-cell>
          <table:table-cell office:value-type="string" table:style-name="ce42">
            <text:p>Cursos preparatórios para concursos</text:p>
          </table:table-cell>
          <table:table-cell office:value-type="float" office:value="51.39" table:style-name="ce43">
            <text:p>51.4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float" office:value="20.91" table:style-name="ce43">
            <text:p>20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599699" table:style-name="ce34">
            <text:p>8599699</text:p>
          </table:table-cell>
          <table:table-cell office:value-type="string" table:style-name="ce35">
            <text:p>Outras atividades de ensino não especificadas anteriormente</text:p>
          </table:table-cell>
          <table:table-cell office:value-type="float" office:value="6.92" table:style-name="ce36">
            <text:p>6.9</text:p>
          </table:table-cell>
          <table:table-cell office:value-type="float" office:value="15.87" table:style-name="ce36">
            <text:p>15.9</text:p>
          </table:table-cell>
          <table:table-cell office:value-type="float" office:value="10.7" table:style-name="ce36">
            <text:p>10.7</text:p>
          </table:table-cell>
          <table:table-cell office:value-type="float" office:value="24.83" table:style-name="ce36">
            <text:p>24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office:value-type="string" table:number-columns-spanned="4" table:number-rows-spanned="1" table:style-name="ce63">
            <text:p>Seção Q</text:p>
          </table:table-cell>
          <table:covered-table-cell table:number-columns-repeated="3"/>
          <table:table-cell office:value-type="string" table:style-name="ce28">
            <text:p>SAUDE HUMANA E SERVICOS SOCIAIS</text:p>
          </table:table-cell>
          <table:table-cell office:value-type="float" office:value="476.89" table:style-name="ce29">
            <text:p>476.9</text:p>
          </table:table-cell>
          <table:table-cell office:value-type="float" office:value="2137.66" table:style-name="ce29">
            <text:p>2,137.7</text:p>
          </table:table-cell>
          <table:table-cell office:value-type="float" office:value="705.34" table:style-name="ce29">
            <text:p>705.3</text:p>
          </table:table-cell>
          <table:table-cell office:value-type="float" office:value="720.72" table:style-name="ce29">
            <text:p>720.7</text:p>
          </table:table-cell>
          <table:table-cell table:number-columns-repeated="8" table:style-name="ce29"/>
          <table:table-cell table:number-columns-repeated="16367" table:style-name="ce37"/>
        </table:table-row>
        <table:table-row table:style-name="ro8">
          <table:table-cell office:value-type="float" office:value="86" table:style-name="ce31">
            <text:p>86</text:p>
          </table:table-cell>
          <table:table-cell table:style-name="ce32"/>
          <table:table-cell table:style-name="ce33"/>
          <table:table-cell table:style-name="ce34"/>
          <table:table-cell office:value-type="string" table:style-name="ce35">
            <text:p>ATIVIDADES DE ATENCAO A SAUDE HUMANA</text:p>
          </table:table-cell>
          <table:table-cell office:value-type="float" office:value="456.3" table:style-name="ce36">
            <text:p>456.3</text:p>
          </table:table-cell>
          <table:table-cell office:value-type="float" office:value="2002.02" table:style-name="ce36">
            <text:p>2,002.0</text:p>
          </table:table-cell>
          <table:table-cell office:value-type="float" office:value="474.96" table:style-name="ce36">
            <text:p>475.0</text:p>
          </table:table-cell>
          <table:table-cell office:value-type="float" office:value="546.53" table:style-name="ce36">
            <text:p>546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861" table:style-name="ce39">
            <text:p>861</text:p>
          </table:table-cell>
          <table:table-cell table:style-name="ce40"/>
          <table:table-cell table:style-name="ce41"/>
          <table:table-cell office:value-type="string" table:style-name="ce42">
            <text:p>ATIVIDADES DE ATENDIMENTO HOSPITALAR</text:p>
          </table:table-cell>
          <table:table-cell office:value-type="float" office:value="92.46" table:style-name="ce43">
            <text:p>92.5</text:p>
          </table:table-cell>
          <table:table-cell office:value-type="float" office:value="1824.81" table:style-name="ce43">
            <text:p>1,824.8</text:p>
          </table:table-cell>
          <table:table-cell office:value-type="float" office:value="43.82" table:style-name="ce43">
            <text:p>43.8</text:p>
          </table:table-cell>
          <table:table-cell office:value-type="float" office:value="148.91" table:style-name="ce43">
            <text:p>148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86101" table:style-name="ce33">
            <text:p>86101</text:p>
          </table:table-cell>
          <table:table-cell table:style-name="ce34"/>
          <table:table-cell office:value-type="string" table:style-name="ce35">
            <text:p>ATIVIDADES DE ATENDIMENTO HOSPITALAR</text:p>
          </table:table-cell>
          <table:table-cell office:value-type="float" office:value="92.46" table:style-name="ce36">
            <text:p>92.5</text:p>
          </table:table-cell>
          <table:table-cell office:value-type="float" office:value="1824.81" table:style-name="ce36">
            <text:p>1,824.8</text:p>
          </table:table-cell>
          <table:table-cell office:value-type="float" office:value="43.82" table:style-name="ce36">
            <text:p>43.8</text:p>
          </table:table-cell>
          <table:table-cell office:value-type="float" office:value="148.91" table:style-name="ce36">
            <text:p>148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8610101" table:style-name="ce41">
            <text:p>8610101</text:p>
          </table:table-cell>
          <table:table-cell office:value-type="string" table:style-name="ce42">
            <text:p>Atividades de atendimento hospitalar, exceto pronto-socorro e unidades para atendimento a urgência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8610102" table:style-name="ce34">
            <text:p>8610102</text:p>
          </table:table-cell>
          <table:table-cell office:value-type="string" table:style-name="ce35">
            <text:p>Atividades de atendimento em pronto-socorro e unidades hospitalares para atendimento a urgência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office:value-type="float" office:value="862" table:style-name="ce39">
            <text:p>862</text:p>
          </table:table-cell>
          <table:table-cell table:style-name="ce40"/>
          <table:table-cell table:style-name="ce41"/>
          <table:table-cell office:value-type="string" table:style-name="ce42">
            <text:p>SERVICOS MOVEIS DE ATENDIMENTO A URGENCIAS E DE REMOCAO DE PACIENTE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86216" table:style-name="ce33">
            <text:p>86216</text:p>
          </table:table-cell>
          <table:table-cell table:style-name="ce34"/>
          <table:table-cell office:value-type="string" table:style-name="ce35">
            <text:p>SERVICOS MOVEIS DE ATENDIMENTO A URGENCIA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621601" table:style-name="ce41">
            <text:p>8621601</text:p>
          </table:table-cell>
          <table:table-cell office:value-type="string" table:style-name="ce42">
            <text:p>UTI móvel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621602" table:style-name="ce34">
            <text:p>8621602</text:p>
          </table:table-cell>
          <table:table-cell office:value-type="string" table:style-name="ce35">
            <text:p>Serviços móveis de atendimento a urgências, exceto por UTI móvel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1">
          <table:table-cell table:style-name="ce38"/>
          <table:table-cell table:style-name="ce39"/>
          <table:table-cell office:value-type="float" office:value="86224" table:style-name="ce40">
            <text:p>86224</text:p>
          </table:table-cell>
          <table:table-cell table:style-name="ce41"/>
          <table:table-cell office:value-type="string" table:style-name="ce42">
            <text:p>SERVICOS DE REMOCAO DE PACIENTES, EXCETO OS SERVICOS MOVEIS DE ATENDIMENTO A URGENCIA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8622400" table:style-name="ce34">
            <text:p>8622400</text:p>
          </table:table-cell>
          <table:table-cell office:value-type="string" table:style-name="ce35">
            <text:p>Serviços de remoção de pacientes, exceto os serviços móveis de atendimento a urgência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1">
          <table:table-cell table:style-name="ce38"/>
          <table:table-cell office:value-type="float" office:value="863" table:style-name="ce39">
            <text:p>863</text:p>
          </table:table-cell>
          <table:table-cell table:style-name="ce40"/>
          <table:table-cell table:style-name="ce41"/>
          <table:table-cell office:value-type="string" table:style-name="ce42">
            <text:p>ATIVIDADES DE ATENCAO AMBULATORIAL EXECUTADAS POR MEDICOS E ODONTOLOGOS</text:p>
          </table:table-cell>
          <table:table-cell office:value-type="float" office:value="19.18" table:style-name="ce43">
            <text:p>19.2</text:p>
          </table:table-cell>
          <table:table-cell office:value-type="float" office:value="22.93" table:style-name="ce43">
            <text:p>22.9</text:p>
          </table:table-cell>
          <table:table-cell office:value-type="float" office:value="57.21" table:style-name="ce43">
            <text:p>57.2</text:p>
          </table:table-cell>
          <table:table-cell office:value-type="float" office:value="48.78" table:style-name="ce43">
            <text:p>48.8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1">
          <table:table-cell table:style-name="ce31"/>
          <table:table-cell table:style-name="ce32"/>
          <table:table-cell office:value-type="float" office:value="86305" table:style-name="ce33">
            <text:p>86305</text:p>
          </table:table-cell>
          <table:table-cell table:style-name="ce34"/>
          <table:table-cell office:value-type="string" table:style-name="ce35">
            <text:p>ATIVIDADES DE ATENCAO AMBULATORIAL EXECUTADAS POR MEDICOS E ODONTOLOGOS</text:p>
          </table:table-cell>
          <table:table-cell office:value-type="float" office:value="19.18" table:style-name="ce36">
            <text:p>19.2</text:p>
          </table:table-cell>
          <table:table-cell office:value-type="float" office:value="22.93" table:style-name="ce36">
            <text:p>22.9</text:p>
          </table:table-cell>
          <table:table-cell office:value-type="float" office:value="57.21" table:style-name="ce36">
            <text:p>57.2</text:p>
          </table:table-cell>
          <table:table-cell office:value-type="float" office:value="48.78" table:style-name="ce36">
            <text:p>48.8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8630501" table:style-name="ce41">
            <text:p>8630501</text:p>
          </table:table-cell>
          <table:table-cell office:value-type="string" table:style-name="ce42">
            <text:p>Atividade médica ambulatorial com recursos para realização de procedimentos cirúrgicos</text:p>
          </table:table-cell>
          <table:table-cell office:value-type="string" table:style-name="ce43">
            <text:p>****</text:p>
          </table:table-cell>
          <table:table-cell office:value-type="float" office:value="4.58" table:style-name="ce43">
            <text:p>4.6</text:p>
          </table:table-cell>
          <table:table-cell office:value-type="string" table:style-name="ce43">
            <text:p>****</text:p>
          </table:table-cell>
          <table:table-cell office:value-type="float" office:value="17.79" table:style-name="ce43">
            <text:p>17.8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8630502" table:style-name="ce34">
            <text:p>8630502</text:p>
          </table:table-cell>
          <table:table-cell office:value-type="string" table:style-name="ce35">
            <text:p>Atividade médica ambulatorial com recursos para realização de exames complementares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630503" table:style-name="ce41">
            <text:p>8630503</text:p>
          </table:table-cell>
          <table:table-cell office:value-type="string" table:style-name="ce42">
            <text:p>Atividade médica ambulatorial restrita a consulta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float" office:value="23.39" table:style-name="ce43">
            <text:p>23.4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44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630504" table:style-name="ce34">
            <text:p>8630504</text:p>
          </table:table-cell>
          <table:table-cell office:value-type="string" table:style-name="ce35">
            <text:p>Atividade odontológica</text:p>
          </table:table-cell>
          <table:table-cell office:value-type="float" office:value="1.19" table:style-name="ce36">
            <text:p>1.2</text:p>
          </table:table-cell>
          <table:table-cell office:value-type="float" office:value="5.93" table:style-name="ce36">
            <text:p>5.9</text:p>
          </table:table-cell>
          <table:table-cell office:value-type="float" office:value="5.26" table:style-name="ce36">
            <text:p>5.3</text:p>
          </table:table-cell>
          <table:table-cell office:value-type="float" office:value="4.3899999999999997" table:style-name="ce36">
            <text:p>4.4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8630505" table:style-name="ce34">
            <text:p>8630505</text:p>
          </table:table-cell>
          <table:table-cell office:value-type="string" table:style-name="ce35">
            <text:p>Atividade odontológica sem recursos para realização de procedimentos cirúrgicos</text:p>
          </table:table-cell>
          <table:table-cell table:number-columns-repeated="12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630506" table:style-name="ce41">
            <text:p>8630506</text:p>
          </table:table-cell>
          <table:table-cell office:value-type="string" table:style-name="ce42">
            <text:p>Serviços de vacinação e imunização humana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float" office:value="6.19" table:style-name="ce43">
            <text:p>6.2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630507" table:style-name="ce34">
            <text:p>8630507</text:p>
          </table:table-cell>
          <table:table-cell office:value-type="string" table:style-name="ce35">
            <text:p>Atividades de reprodução humana assistida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630599" table:style-name="ce41">
            <text:p>8630599</text:p>
          </table:table-cell>
          <table:table-cell office:value-type="string" table:style-name="ce42">
            <text:p>Atividades de atenção ambulatorial não especificadas anteriormente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office:value-type="float" office:value="864" table:style-name="ce32">
            <text:p>864</text:p>
          </table:table-cell>
          <table:table-cell table:style-name="ce33"/>
          <table:table-cell table:style-name="ce34"/>
          <table:table-cell office:value-type="string" table:style-name="ce35">
            <text:p>ATIVIDADES DE SERVICOS DE COMPLEMENTACAO DIAGNOSTICA E TERAPEUTICA</text:p>
          </table:table-cell>
          <table:table-cell office:value-type="float" office:value="18.22" table:style-name="ce36">
            <text:p>18.2</text:p>
          </table:table-cell>
          <table:table-cell office:value-type="float" office:value="45.64" table:style-name="ce36">
            <text:p>45.6</text:p>
          </table:table-cell>
          <table:table-cell office:value-type="float" office:value="29.55" table:style-name="ce36">
            <text:p>29.6</text:p>
          </table:table-cell>
          <table:table-cell office:value-type="float" office:value="33.35" table:style-name="ce36">
            <text:p>33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86402" table:style-name="ce40">
            <text:p>86402</text:p>
          </table:table-cell>
          <table:table-cell table:style-name="ce41"/>
          <table:table-cell office:value-type="string" table:style-name="ce42">
            <text:p>ATIVIDADES DE SERVICOS DE COMPLEMENTACAO DIAGNOSTICA E TERAPEUTICA</text:p>
          </table:table-cell>
          <table:table-cell office:value-type="float" office:value="18.22" table:style-name="ce43">
            <text:p>18.2</text:p>
          </table:table-cell>
          <table:table-cell office:value-type="float" office:value="45.64" table:style-name="ce43">
            <text:p>45.6</text:p>
          </table:table-cell>
          <table:table-cell office:value-type="float" office:value="29.55" table:style-name="ce43">
            <text:p>29.6</text:p>
          </table:table-cell>
          <table:table-cell office:value-type="float" office:value="33.35" table:style-name="ce43">
            <text:p>33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640201" table:style-name="ce34">
            <text:p>8640201</text:p>
          </table:table-cell>
          <table:table-cell office:value-type="string" table:style-name="ce35">
            <text:p>Laboratórios de anatomia patológica e citológica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640202" table:style-name="ce41">
            <text:p>8640202</text:p>
          </table:table-cell>
          <table:table-cell office:value-type="string" table:style-name="ce42">
            <text:p>Laboratórios clínicos</text:p>
          </table:table-cell>
          <table:table-cell office:value-type="string" table:style-name="ce43">
            <text:p>****</text:p>
          </table:table-cell>
          <table:table-cell office:value-type="float" office:value="42.13" table:style-name="ce43">
            <text:p>42.1</text:p>
          </table:table-cell>
          <table:table-cell office:value-type="float" office:value="24.99" table:style-name="ce43">
            <text:p>25.0</text:p>
          </table:table-cell>
          <table:table-cell office:value-type="float" office:value="26.14" table:style-name="ce43">
            <text:p>26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640203" table:style-name="ce34">
            <text:p>8640203</text:p>
          </table:table-cell>
          <table:table-cell office:value-type="string" table:style-name="ce35">
            <text:p>Serviços de diálise e nefrologia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640204" table:style-name="ce41">
            <text:p>8640204</text:p>
          </table:table-cell>
          <table:table-cell office:value-type="string" table:style-name="ce42">
            <text:p>Serviços de tomografia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8640205" table:style-name="ce34">
            <text:p>8640205</text:p>
          </table:table-cell>
          <table:table-cell office:value-type="string" table:style-name="ce35">
            <text:p>Serviços de diagnóstico por imagem com uso de radiação ionizante, exceto tomografia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640206" table:style-name="ce41">
            <text:p>8640206</text:p>
          </table:table-cell>
          <table:table-cell office:value-type="string" table:style-name="ce42">
            <text:p>Serviços de ressonância magnética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8640207" table:style-name="ce34">
            <text:p>8640207</text:p>
          </table:table-cell>
          <table:table-cell office:value-type="string" table:style-name="ce35">
            <text:p>Serviços de diagnóstico por imagem sem uso de radiação ionizante, exceto ressonância magnética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8640208" table:style-name="ce41">
            <text:p>8640208</text:p>
          </table:table-cell>
          <table:table-cell office:value-type="string" table:style-name="ce42">
            <text:p>Serviços de diagnóstico por registro gráfico - ECG, EEG e outros exames análogo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8640209" table:style-name="ce34">
            <text:p>8640209</text:p>
          </table:table-cell>
          <table:table-cell office:value-type="string" table:style-name="ce35">
            <text:p>Serviços de diagnóstico por métodos ópticos - endoscopia e outros exames análogo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640210" table:style-name="ce41">
            <text:p>8640210</text:p>
          </table:table-cell>
          <table:table-cell office:value-type="string" table:style-name="ce42">
            <text:p>Serviços de quimioterapia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640211" table:style-name="ce34">
            <text:p>8640211</text:p>
          </table:table-cell>
          <table:table-cell office:value-type="string" table:style-name="ce35">
            <text:p>Serviços de radioterapia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640212" table:style-name="ce41">
            <text:p>8640212</text:p>
          </table:table-cell>
          <table:table-cell office:value-type="string" table:style-name="ce42">
            <text:p>Serviços de hemoterapia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640213" table:style-name="ce34">
            <text:p>8640213</text:p>
          </table:table-cell>
          <table:table-cell office:value-type="string" table:style-name="ce35">
            <text:p>Serviços de litotripsia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640214" table:style-name="ce41">
            <text:p>8640214</text:p>
          </table:table-cell>
          <table:table-cell office:value-type="string" table:style-name="ce42">
            <text:p>Serviços de bancos de células e tecidos humano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8640299" table:style-name="ce34">
            <text:p>8640299</text:p>
          </table:table-cell>
          <table:table-cell office:value-type="string" table:style-name="ce35">
            <text:p>Atividades de serviços de complementação diagnóstica e terapêutica não especificadas anteriormente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9">
          <table:table-cell table:style-name="ce38"/>
          <table:table-cell office:value-type="float" office:value="865" table:style-name="ce39">
            <text:p>865</text:p>
          </table:table-cell>
          <table:table-cell table:style-name="ce40"/>
          <table:table-cell table:style-name="ce41"/>
          <table:table-cell office:value-type="string" table:style-name="ce42">
            <text:p>ATIVIDADES DE PROFISSIONAIS DA AREA DE SAUDE, EXCETO MEDICOS E ODONTOLOGOS</text:p>
          </table:table-cell>
          <table:table-cell office:value-type="float" office:value="14.61" table:style-name="ce43">
            <text:p>14.6</text:p>
          </table:table-cell>
          <table:table-cell office:value-type="float" office:value="20.92" table:style-name="ce43">
            <text:p>20.9</text:p>
          </table:table-cell>
          <table:table-cell office:value-type="float" office:value="29" table:style-name="ce43">
            <text:p>29.0</text:p>
          </table:table-cell>
          <table:table-cell office:value-type="float" office:value="72.7" table:style-name="ce43">
            <text:p>72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86500" table:style-name="ce33">
            <text:p>86500</text:p>
          </table:table-cell>
          <table:table-cell table:style-name="ce34"/>
          <table:table-cell office:value-type="string" table:style-name="ce35">
            <text:p>ATIVIDADES DE PROFISSIONAIS DA AREA DE SAUDE, EXCETO MEDICOS E ODONTOLOGOS</text:p>
          </table:table-cell>
          <table:table-cell office:value-type="float" office:value="14.61" table:style-name="ce36">
            <text:p>14.6</text:p>
          </table:table-cell>
          <table:table-cell office:value-type="float" office:value="20.92" table:style-name="ce36">
            <text:p>20.9</text:p>
          </table:table-cell>
          <table:table-cell office:value-type="float" office:value="29" table:style-name="ce36">
            <text:p>29.0</text:p>
          </table:table-cell>
          <table:table-cell office:value-type="float" office:value="72.7" table:style-name="ce36">
            <text:p>72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650001" table:style-name="ce41">
            <text:p>8650001</text:p>
          </table:table-cell>
          <table:table-cell office:value-type="string" table:style-name="ce42">
            <text:p>Atividades de enfermagem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650002" table:style-name="ce34">
            <text:p>8650002</text:p>
          </table:table-cell>
          <table:table-cell office:value-type="string" table:style-name="ce35">
            <text:p>Atividades de profissionais da nutrição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650003" table:style-name="ce41">
            <text:p>8650003</text:p>
          </table:table-cell>
          <table:table-cell office:value-type="string" table:style-name="ce42">
            <text:p>Atividades de psicologia e psicanálise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650004" table:style-name="ce34">
            <text:p>8650004</text:p>
          </table:table-cell>
          <table:table-cell office:value-type="string" table:style-name="ce35">
            <text:p>Atividades de fisioterapia</text:p>
          </table:table-cell>
          <table:table-cell office:value-type="float" office:value="1.26" table:style-name="ce36">
            <text:p>1.3</text:p>
          </table:table-cell>
          <table:table-cell office:value-type="string" table:style-name="ce36">
            <text:p>****</text:p>
          </table:table-cell>
          <table:table-cell office:value-type="float" office:value="12.25" table:style-name="ce36">
            <text:p>12.3</text:p>
          </table:table-cell>
          <table:table-cell office:value-type="float" office:value="3.83" table:style-name="ce36">
            <text:p>3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650005" table:style-name="ce41">
            <text:p>8650005</text:p>
          </table:table-cell>
          <table:table-cell office:value-type="string" table:style-name="ce42">
            <text:p>Atividades de terapia ocupacional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650006" table:style-name="ce34">
            <text:p>8650006</text:p>
          </table:table-cell>
          <table:table-cell office:value-type="string" table:style-name="ce35">
            <text:p>Atividades de fonoaudiologia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650007" table:style-name="ce41">
            <text:p>8650007</text:p>
          </table:table-cell>
          <table:table-cell office:value-type="string" table:style-name="ce42">
            <text:p>Atividades de terapia de nutrição enteral e parenteral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650099" table:style-name="ce34">
            <text:p>8650099</text:p>
          </table:table-cell>
          <table:table-cell office:value-type="string" table:style-name="ce35">
            <text:p>Atividades de profissionais da área de saúde não especificadas anteriormente</text:p>
          </table:table-cell>
          <table:table-cell office:value-type="string" table:style-name="ce36">
            <text:p>****</text:p>
          </table:table-cell>
          <table:table-cell office:value-type="float" office:value="16.05" table:style-name="ce36">
            <text:p>16.1</text:p>
          </table:table-cell>
          <table:table-cell office:value-type="float" office:value="11.61" table:style-name="ce36">
            <text:p>11.6</text:p>
          </table:table-cell>
          <table:table-cell office:value-type="float" office:value="60.11" table:style-name="ce36">
            <text:p>60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866" table:style-name="ce39">
            <text:p>866</text:p>
          </table:table-cell>
          <table:table-cell table:style-name="ce40"/>
          <table:table-cell table:style-name="ce41"/>
          <table:table-cell office:value-type="string" table:style-name="ce42">
            <text:p>ATIVIDADES DE APOIO A GESTAO DE SAUDE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86607" table:style-name="ce33">
            <text:p>86607</text:p>
          </table:table-cell>
          <table:table-cell table:style-name="ce34"/>
          <table:table-cell office:value-type="string" table:style-name="ce35">
            <text:p>ATIVIDADES DE APOIO A GESTAO DE SAUDE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660700" table:style-name="ce41">
            <text:p>8660700</text:p>
          </table:table-cell>
          <table:table-cell office:value-type="string" table:style-name="ce42">
            <text:p>Atividades de apoio à gestão de saúde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office:value-type="float" office:value="869" table:style-name="ce32">
            <text:p>869</text:p>
          </table:table-cell>
          <table:table-cell table:style-name="ce33"/>
          <table:table-cell table:style-name="ce34"/>
          <table:table-cell office:value-type="string" table:style-name="ce35">
            <text:p>ATIVIDADES DE ATENCAO A SAUDE HUMANA NAO ESPECIFICADAS ANTERIORMENTE</text:p>
          </table:table-cell>
          <table:table-cell office:value-type="float" office:value="268.72000000000003" table:style-name="ce36">
            <text:p>268.7</text:p>
          </table:table-cell>
          <table:table-cell office:value-type="float" office:value="72.45" table:style-name="ce36">
            <text:p>72.5</text:p>
          </table:table-cell>
          <table:table-cell office:value-type="float" office:value="260.55" table:style-name="ce36">
            <text:p>260.6</text:p>
          </table:table-cell>
          <table:table-cell office:value-type="float" office:value="184.33" table:style-name="ce36">
            <text:p>184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86909" table:style-name="ce40">
            <text:p>86909</text:p>
          </table:table-cell>
          <table:table-cell table:style-name="ce41"/>
          <table:table-cell office:value-type="string" table:style-name="ce42">
            <text:p>ATIVIDADES DE ATENCAO A SAUDE HUMANA NAO ESPECIFICADAS ANTERIORMENTE</text:p>
          </table:table-cell>
          <table:table-cell office:value-type="float" office:value="268.72000000000003" table:style-name="ce43">
            <text:p>268.7</text:p>
          </table:table-cell>
          <table:table-cell office:value-type="float" office:value="72.45" table:style-name="ce43">
            <text:p>72.5</text:p>
          </table:table-cell>
          <table:table-cell office:value-type="float" office:value="260.55" table:style-name="ce43">
            <text:p>260.6</text:p>
          </table:table-cell>
          <table:table-cell office:value-type="float" office:value="184.33" table:style-name="ce43">
            <text:p>184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690901" table:style-name="ce34">
            <text:p>8690901</text:p>
          </table:table-cell>
          <table:table-cell office:value-type="string" table:style-name="ce35">
            <text:p>Atividades de práticas integrativas e complementares em saúde humana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2.39" table:style-name="ce36">
            <text:p>2.4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690902" table:style-name="ce41">
            <text:p>8690902</text:p>
          </table:table-cell>
          <table:table-cell office:value-type="string" table:style-name="ce42">
            <text:p>Atividades de banco de leite humano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690903" table:style-name="ce34">
            <text:p>8690903</text:p>
          </table:table-cell>
          <table:table-cell office:value-type="string" table:style-name="ce35">
            <text:p>Atividades de acupuntura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690904" table:style-name="ce41">
            <text:p>8690904</text:p>
          </table:table-cell>
          <table:table-cell office:value-type="string" table:style-name="ce42">
            <text:p>Atividades de podologia</text:p>
          </table:table-cell>
          <table:table-cell office:value-type="string" table:style-name="ce43">
            <text:p>****</text:p>
          </table:table-cell>
          <table:table-cell office:value-type="float" office:value="4.0999999999999996" table:style-name="ce43">
            <text:p>4.1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8690999" table:style-name="ce34">
            <text:p>8690999</text:p>
          </table:table-cell>
          <table:table-cell office:value-type="string" table:style-name="ce35">
            <text:p>Outras atividades de atenção à saúde humana não especificadas anteriormente</text:p>
          </table:table-cell>
          <table:table-cell office:value-type="float" office:value="268.14999999999998" table:style-name="ce36">
            <text:p>268.2</text:p>
          </table:table-cell>
          <table:table-cell office:value-type="float" office:value="64.89" table:style-name="ce36">
            <text:p>64.9</text:p>
          </table:table-cell>
          <table:table-cell office:value-type="float" office:value="257.52" table:style-name="ce36">
            <text:p>257.5</text:p>
          </table:table-cell>
          <table:table-cell office:value-type="float" office:value="176.75" table:style-name="ce36">
            <text:p>176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0">
          <table:table-cell office:value-type="float" office:value="87" table:style-name="ce38">
            <text:p>87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ATIVIDADES DE ATENCAO A SAUDE HUMANA INTEGRADAS COM ASSISTENCIA SOCIAL, PRESTADAS EM RESIDENCIAS COLETIVAS E PARTICULARES</text:p>
          </table:table-cell>
          <table:table-cell office:value-type="float" office:value="1.3" table:style-name="ce43">
            <text:p>1.3</text:p>
          </table:table-cell>
          <table:table-cell office:value-type="float" office:value="103.84" table:style-name="ce43">
            <text:p>103.8</text:p>
          </table:table-cell>
          <table:table-cell office:value-type="float" office:value="167.27" table:style-name="ce43">
            <text:p>167.3</text:p>
          </table:table-cell>
          <table:table-cell office:value-type="float" office:value="109.4" table:style-name="ce43">
            <text:p>109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0">
          <table:table-cell table:style-name="ce31"/>
          <table:table-cell office:value-type="float" office:value="871" table:style-name="ce32">
            <text:p>871</text:p>
          </table:table-cell>
          <table:table-cell table:style-name="ce33"/>
          <table:table-cell table:style-name="ce34"/>
          <table:table-cell office:value-type="string" table:style-name="ce35">
            <text:p>ATIVIDADES DE ASSISTENCIA A IDOSOS, DEFICIENTES FISICOS, IMUNODEPRIMIDOS E CONVALESCENTES, E DE INFRA-ESTRUTURA E APOIO A PACIEN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6.77" table:style-name="ce36">
            <text:p>6.8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0">
          <table:table-cell table:style-name="ce38"/>
          <table:table-cell table:style-name="ce39"/>
          <table:table-cell office:value-type="float" office:value="87115" table:style-name="ce40">
            <text:p>87115</text:p>
          </table:table-cell>
          <table:table-cell table:style-name="ce41"/>
          <table:table-cell office:value-type="string" table:style-name="ce42">
            <text:p>ATIVIDADES DE ASSISTENCIA A IDOSOS, DEFICIENTES FISICOS, IMUNODEPRIMIDOS E CONVALESCENTES PRESTADAS EM RESIDENCIAS COLETIVAS E P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711501" table:style-name="ce34">
            <text:p>8711501</text:p>
          </table:table-cell>
          <table:table-cell office:value-type="string" table:style-name="ce35">
            <text:p>Clínicas e residências geriátrica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711502" table:style-name="ce41">
            <text:p>8711502</text:p>
          </table:table-cell>
          <table:table-cell office:value-type="string" table:style-name="ce42">
            <text:p>Instituições de longa permanência para idoso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8711503" table:style-name="ce34">
            <text:p>8711503</text:p>
          </table:table-cell>
          <table:table-cell office:value-type="string" table:style-name="ce35">
            <text:p>Atividades de assistência a deficientes físicos, imunodeprimidos e convalescente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711504" table:style-name="ce41">
            <text:p>8711504</text:p>
          </table:table-cell>
          <table:table-cell office:value-type="string" table:style-name="ce42">
            <text:p>Centros de apoio a pacientes com câncer e com AID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711505" table:style-name="ce34">
            <text:p>8711505</text:p>
          </table:table-cell>
          <table:table-cell office:value-type="string" table:style-name="ce35">
            <text:p>Condomínios residenciais para idoso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87123" table:style-name="ce40">
            <text:p>87123</text:p>
          </table:table-cell>
          <table:table-cell table:style-name="ce41"/>
          <table:table-cell office:value-type="string" table:style-name="ce42">
            <text:p>ATIVIDADES DE FORNECIMENTO DE INFRA-ESTRUTURA DE APOIO E ASSISTENCIA A PACIENTE NO DOMICILIO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8712300" table:style-name="ce34">
            <text:p>8712300</text:p>
          </table:table-cell>
          <table:table-cell office:value-type="string" table:style-name="ce35">
            <text:p>Atividades de fornecimento de infra-estrutura de apoio e assistência a paciente no domicílio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0">
          <table:table-cell table:style-name="ce38"/>
          <table:table-cell office:value-type="float" office:value="872" table:style-name="ce39">
            <text:p>872</text:p>
          </table:table-cell>
          <table:table-cell table:style-name="ce40"/>
          <table:table-cell table:style-name="ce41"/>
          <table:table-cell office:value-type="string" table:style-name="ce42">
            <text:p>ATIVIDADES DE ASSISTENCIA PSICOSSOCIAL E A SAUDE A PORTADORES DE DISTURBIOS PSIQUICOS, DEFICIENCIA MENTAL E DEPENDENCIA QUIMICA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0">
          <table:table-cell table:style-name="ce31"/>
          <table:table-cell table:style-name="ce32"/>
          <table:table-cell office:value-type="float" office:value="87204" table:style-name="ce33">
            <text:p>87204</text:p>
          </table:table-cell>
          <table:table-cell table:style-name="ce34"/>
          <table:table-cell office:value-type="string" table:style-name="ce35">
            <text:p>ATIVIDADES DE ASSISTENCIA PSICOSSOCIAL E A SAUDE A PORTADORES DE DISTURBIOS PSIQUICOS, DEFICIENCIA MENTAL E DEPENDENCIA QUIMICA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720401" table:style-name="ce41">
            <text:p>8720401</text:p>
          </table:table-cell>
          <table:table-cell office:value-type="string" table:style-name="ce42">
            <text:p>Atividades de centros de assistência psicossocial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0">
          <table:table-cell table:style-name="ce31"/>
          <table:table-cell table:style-name="ce32"/>
          <table:table-cell table:style-name="ce33"/>
          <table:table-cell office:value-type="float" office:value="8720499" table:style-name="ce34">
            <text:p>8720499</text:p>
          </table:table-cell>
          <table:table-cell office:value-type="string" table:style-name="ce35">
            <text:p>Atividades de assistência psicossocial e à saúde a portadores de distúrbios psíquicos, deficiência mental e dependência química não especificadas anteriormente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office:value-type="float" office:value="873" table:style-name="ce39">
            <text:p>873</text:p>
          </table:table-cell>
          <table:table-cell table:style-name="ce40"/>
          <table:table-cell table:style-name="ce41"/>
          <table:table-cell office:value-type="string" table:style-name="ce42">
            <text:p>ATIVIDADES DE ASSISTENCIA SOCIAL PRESTADAS EM RESIDENCIAS COLETIVAS E PARTICULARES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0"/>
        </table:table-row>
        <table:table-row table:style-name="ro1">
          <table:table-cell table:style-name="ce31"/>
          <table:table-cell table:style-name="ce32"/>
          <table:table-cell office:value-type="float" office:value="87301" table:style-name="ce33">
            <text:p>87301</text:p>
          </table:table-cell>
          <table:table-cell table:style-name="ce34"/>
          <table:table-cell office:value-type="string" table:style-name="ce35">
            <text:p>ATIVIDADES DE ASSISTENCIA SOCIAL PRESTADAS EM RESIDENCIAS COLETIVAS E PARTICULARES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730101" table:style-name="ce41">
            <text:p>8730101</text:p>
          </table:table-cell>
          <table:table-cell office:value-type="string" table:style-name="ce42">
            <text:p>Orfanato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8730102" table:style-name="ce34">
            <text:p>8730102</text:p>
          </table:table-cell>
          <table:table-cell office:value-type="string" table:style-name="ce35">
            <text:p>Albergues assistenciais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8730199" table:style-name="ce41">
            <text:p>8730199</text:p>
          </table:table-cell>
          <table:table-cell office:value-type="string" table:style-name="ce42">
            <text:p>Atividades de assistência social prestadas em residências coletivas e particulares não especificadas anteriormente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office:value-type="float" office:value="88" table:style-name="ce31">
            <text:p>88</text:p>
          </table:table-cell>
          <table:table-cell table:style-name="ce32"/>
          <table:table-cell table:style-name="ce33"/>
          <table:table-cell table:style-name="ce34"/>
          <table:table-cell office:value-type="string" table:style-name="ce35">
            <text:p>SERVICOS DE ASSISTENCIA SOCIAL SEM ALOJAMENTO</text:p>
          </table:table-cell>
          <table:table-cell office:value-type="float" office:value="19.3" table:style-name="ce36">
            <text:p>19.3</text:p>
          </table:table-cell>
          <table:table-cell office:value-type="float" office:value="31.79" table:style-name="ce36">
            <text:p>31.8</text:p>
          </table:table-cell>
          <table:table-cell office:value-type="float" office:value="63.11" table:style-name="ce36">
            <text:p>63.1</text:p>
          </table:table-cell>
          <table:table-cell office:value-type="float" office:value="64.790000000000006" table:style-name="ce36">
            <text:p>64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880" table:style-name="ce39">
            <text:p>880</text:p>
          </table:table-cell>
          <table:table-cell table:style-name="ce40"/>
          <table:table-cell table:style-name="ce41"/>
          <table:table-cell office:value-type="string" table:style-name="ce42">
            <text:p>SERVICOS DE ASSISTENCIA SOCIAL SEM ALOJAMENTO</text:p>
          </table:table-cell>
          <table:table-cell office:value-type="float" office:value="19.3" table:style-name="ce43">
            <text:p>19.3</text:p>
          </table:table-cell>
          <table:table-cell office:value-type="float" office:value="31.79" table:style-name="ce43">
            <text:p>31.8</text:p>
          </table:table-cell>
          <table:table-cell office:value-type="float" office:value="63.11" table:style-name="ce43">
            <text:p>63.1</text:p>
          </table:table-cell>
          <table:table-cell office:value-type="float" office:value="64.790000000000006" table:style-name="ce43">
            <text:p>64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88006" table:style-name="ce33">
            <text:p>88006</text:p>
          </table:table-cell>
          <table:table-cell table:style-name="ce34"/>
          <table:table-cell office:value-type="string" table:style-name="ce35">
            <text:p>SERVICOS DE ASSISTENCIA SOCIAL SEM ALOJAMENTO</text:p>
          </table:table-cell>
          <table:table-cell office:value-type="float" office:value="19.3" table:style-name="ce36">
            <text:p>19.3</text:p>
          </table:table-cell>
          <table:table-cell office:value-type="float" office:value="31.79" table:style-name="ce36">
            <text:p>31.8</text:p>
          </table:table-cell>
          <table:table-cell office:value-type="float" office:value="63.11" table:style-name="ce36">
            <text:p>63.1</text:p>
          </table:table-cell>
          <table:table-cell office:value-type="float" office:value="64.790000000000006" table:style-name="ce36">
            <text:p>64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8800600" table:style-name="ce41">
            <text:p>8800600</text:p>
          </table:table-cell>
          <table:table-cell office:value-type="string" table:style-name="ce42">
            <text:p>Serviços de assistência social sem alojamento</text:p>
          </table:table-cell>
          <table:table-cell office:value-type="float" office:value="19.3" table:style-name="ce43">
            <text:p>19.3</text:p>
          </table:table-cell>
          <table:table-cell office:value-type="float" office:value="31.79" table:style-name="ce43">
            <text:p>31.8</text:p>
          </table:table-cell>
          <table:table-cell office:value-type="float" office:value="63.11" table:style-name="ce43">
            <text:p>63.1</text:p>
          </table:table-cell>
          <table:table-cell office:value-type="float" office:value="64.790000000000006" table:style-name="ce43">
            <text:p>64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office:value-type="string" table:number-columns-spanned="4" table:number-rows-spanned="1" table:style-name="ce63">
            <text:p>Seção R</text:p>
          </table:table-cell>
          <table:covered-table-cell table:number-columns-repeated="3"/>
          <table:table-cell office:value-type="string" table:style-name="ce28">
            <text:p>ARTES, CULTURA, ESPORTE E RECREACAO</text:p>
          </table:table-cell>
          <table:table-cell office:value-type="float" office:value="1743.75" table:style-name="ce29">
            <text:p>1,743.8</text:p>
          </table:table-cell>
          <table:table-cell office:value-type="float" office:value="1042.53" table:style-name="ce29">
            <text:p>1,042.5</text:p>
          </table:table-cell>
          <table:table-cell office:value-type="float" office:value="1056.74" table:style-name="ce29">
            <text:p>1,056.7</text:p>
          </table:table-cell>
          <table:table-cell office:value-type="float" office:value="604.09" table:style-name="ce29">
            <text:p>604.1</text:p>
          </table:table-cell>
          <table:table-cell table:number-columns-repeated="8" table:style-name="ce29"/>
          <table:table-cell table:number-columns-repeated="16367" table:style-name="ce44"/>
        </table:table-row>
        <table:table-row table:style-name="ro8">
          <table:table-cell office:value-type="float" office:value="90" table:style-name="ce38">
            <text:p>90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ATIVIDADES ARTISTICAS, CRIATIVAS E DE ESPETACULOS</text:p>
          </table:table-cell>
          <table:table-cell office:value-type="float" office:value="940.27" table:style-name="ce43">
            <text:p>940.3</text:p>
          </table:table-cell>
          <table:table-cell office:value-type="float" office:value="256.69" table:style-name="ce43">
            <text:p>256.7</text:p>
          </table:table-cell>
          <table:table-cell office:value-type="float" office:value="469.39" table:style-name="ce43">
            <text:p>469.4</text:p>
          </table:table-cell>
          <table:table-cell office:value-type="float" office:value="200.91" table:style-name="ce43">
            <text:p>200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900" table:style-name="ce32">
            <text:p>900</text:p>
          </table:table-cell>
          <table:table-cell table:style-name="ce33"/>
          <table:table-cell table:style-name="ce34"/>
          <table:table-cell office:value-type="string" table:style-name="ce35">
            <text:p>ATIVIDADES ARTISTICAS, CRIATIVAS E DE ESPETACULOS</text:p>
          </table:table-cell>
          <table:table-cell office:value-type="float" office:value="940.27" table:style-name="ce36">
            <text:p>940.3</text:p>
          </table:table-cell>
          <table:table-cell office:value-type="float" office:value="256.69" table:style-name="ce36">
            <text:p>256.7</text:p>
          </table:table-cell>
          <table:table-cell office:value-type="float" office:value="469.39" table:style-name="ce36">
            <text:p>469.4</text:p>
          </table:table-cell>
          <table:table-cell office:value-type="float" office:value="200.91" table:style-name="ce36">
            <text:p>200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90019" table:style-name="ce40">
            <text:p>90019</text:p>
          </table:table-cell>
          <table:table-cell table:style-name="ce41"/>
          <table:table-cell office:value-type="string" table:style-name="ce42">
            <text:p>ARTES CENICAS, ESPETACULOS E ATIVIDADES COMPLEMENTARES</text:p>
          </table:table-cell>
          <table:table-cell office:value-type="string" table:style-name="ce43">
            <text:p>****</text:p>
          </table:table-cell>
          <table:table-cell office:value-type="float" office:value="253.39" table:style-name="ce43">
            <text:p>253.4</text:p>
          </table:table-cell>
          <table:table-cell office:value-type="float" office:value="454.97" table:style-name="ce43">
            <text:p>455.0</text:p>
          </table:table-cell>
          <table:table-cell office:value-type="float" office:value="189.47" table:style-name="ce43">
            <text:p>189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9001901" table:style-name="ce34">
            <text:p>9001901</text:p>
          </table:table-cell>
          <table:table-cell office:value-type="string" table:style-name="ce35">
            <text:p>Produção teatral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9001902" table:style-name="ce41">
            <text:p>9001902</text:p>
          </table:table-cell>
          <table:table-cell office:value-type="string" table:style-name="ce42">
            <text:p>Produção musical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9001903" table:style-name="ce34">
            <text:p>9001903</text:p>
          </table:table-cell>
          <table:table-cell office:value-type="string" table:style-name="ce35">
            <text:p>Produção de espetáculos de dança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9001904" table:style-name="ce41">
            <text:p>9001904</text:p>
          </table:table-cell>
          <table:table-cell office:value-type="string" table:style-name="ce42">
            <text:p>Produção de espetáculos circenses, de marionetes e similare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9001905" table:style-name="ce34">
            <text:p>9001905</text:p>
          </table:table-cell>
          <table:table-cell office:value-type="string" table:style-name="ce35">
            <text:p>Produção de espetáculos de rodeios, vaquejadas e similares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9001906" table:style-name="ce41">
            <text:p>9001906</text:p>
          </table:table-cell>
          <table:table-cell office:value-type="string" table:style-name="ce42">
            <text:p>Atividades de sonorização e de iluminação</text:p>
          </table:table-cell>
          <table:table-cell office:value-type="string" table:style-name="ce43">
            <text:p>****</text:p>
          </table:table-cell>
          <table:table-cell office:value-type="float" office:value="184.8" table:style-name="ce43">
            <text:p>184.8</text:p>
          </table:table-cell>
          <table:table-cell office:value-type="float" office:value="429.84" table:style-name="ce43">
            <text:p>429.8</text:p>
          </table:table-cell>
          <table:table-cell office:value-type="float" office:value="143.58000000000001" table:style-name="ce43">
            <text:p>143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9001999" table:style-name="ce34">
            <text:p>9001999</text:p>
          </table:table-cell>
          <table:table-cell office:value-type="string" table:style-name="ce35">
            <text:p>Artes cênicas, espetáculos e atividades complementares não especificadas anteriormente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22.53" table:style-name="ce36">
            <text:p>22.5</text:p>
          </table:table-cell>
          <table:table-cell office:value-type="float" office:value="17.75" table:style-name="ce36">
            <text:p>17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90027" table:style-name="ce40">
            <text:p>90027</text:p>
          </table:table-cell>
          <table:table-cell table:style-name="ce41"/>
          <table:table-cell office:value-type="string" table:style-name="ce42">
            <text:p>CRIACAO ARTISTICA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9002701" table:style-name="ce34">
            <text:p>9002701</text:p>
          </table:table-cell>
          <table:table-cell office:value-type="string" table:style-name="ce35">
            <text:p>Atividades de artistas plásticos, jornalistas independentes e escritores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9002702" table:style-name="ce41">
            <text:p>9002702</text:p>
          </table:table-cell>
          <table:table-cell office:value-type="string" table:style-name="ce42">
            <text:p>Restauração de obras-de-arte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90035" table:style-name="ce33">
            <text:p>90035</text:p>
          </table:table-cell>
          <table:table-cell table:style-name="ce34"/>
          <table:table-cell office:value-type="string" table:style-name="ce35">
            <text:p>GESTAO DE ESPACOS PARA ARTES CENICAS, ESPETACULOS E OUTRAS ATIVIDADES ARTISTICA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9003500" table:style-name="ce41">
            <text:p>9003500</text:p>
          </table:table-cell>
          <table:table-cell office:value-type="string" table:style-name="ce42">
            <text:p>Gestão de espaços para artes cênicas, espetáculos e outras atividades artística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office:value-type="float" office:value="91" table:style-name="ce31">
            <text:p>91</text:p>
          </table:table-cell>
          <table:table-cell table:style-name="ce32"/>
          <table:table-cell table:style-name="ce33"/>
          <table:table-cell table:style-name="ce34"/>
          <table:table-cell office:value-type="string" table:style-name="ce35">
            <text:p>ATIVIDADES LIGADAS AO PATRIMONIO CULTURAL E AMBIENTAL</text:p>
          </table:table-cell>
          <table:table-cell office:value-type="float" office:value="1.06" table:style-name="ce36">
            <text:p>1.1</text:p>
          </table:table-cell>
          <table:table-cell office:value-type="float" office:value="12.05" table:style-name="ce36">
            <text:p>12.1</text:p>
          </table:table-cell>
          <table:table-cell office:value-type="float" office:value="26.66" table:style-name="ce36">
            <text:p>26.7</text:p>
          </table:table-cell>
          <table:table-cell office:value-type="float" office:value="67.05" table:style-name="ce36">
            <text:p>67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910" table:style-name="ce39">
            <text:p>910</text:p>
          </table:table-cell>
          <table:table-cell table:style-name="ce40"/>
          <table:table-cell table:style-name="ce41"/>
          <table:table-cell office:value-type="string" table:style-name="ce42">
            <text:p>ATIVIDADES LIGADAS AO PATRIMONIO CULTURAL E AMBIENTAL</text:p>
          </table:table-cell>
          <table:table-cell office:value-type="float" office:value="1.06" table:style-name="ce43">
            <text:p>1.1</text:p>
          </table:table-cell>
          <table:table-cell office:value-type="float" office:value="12.05" table:style-name="ce43">
            <text:p>12.1</text:p>
          </table:table-cell>
          <table:table-cell office:value-type="float" office:value="26.66" table:style-name="ce43">
            <text:p>26.7</text:p>
          </table:table-cell>
          <table:table-cell office:value-type="float" office:value="67.05" table:style-name="ce43">
            <text:p>67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91015" table:style-name="ce33">
            <text:p>91015</text:p>
          </table:table-cell>
          <table:table-cell table:style-name="ce34"/>
          <table:table-cell office:value-type="string" table:style-name="ce35">
            <text:p>Atividades de bibliotecas e arquivo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9101500" table:style-name="ce41">
            <text:p>9101500</text:p>
          </table:table-cell>
          <table:table-cell office:value-type="string" table:style-name="ce42">
            <text:p>Atividades de bibliotecas e arquivo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0">
          <table:table-cell table:style-name="ce31"/>
          <table:table-cell table:style-name="ce32"/>
          <table:table-cell office:value-type="float" office:value="91023" table:style-name="ce33">
            <text:p>91023</text:p>
          </table:table-cell>
          <table:table-cell table:style-name="ce34"/>
          <table:table-cell office:value-type="string" table:style-name="ce35">
            <text:p>ATIVIDADES DE MUSEUS E DE EXPLORACAO, RESTAURACAO ARTISTICA E CONSERVACAO DE LUGARES E PREDIOS HISTORICOS E ATRACOES SIMILARE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table:style-name="ce40"/>
          <table:table-cell office:value-type="float" office:value="9102301" table:style-name="ce41">
            <text:p>9102301</text:p>
          </table:table-cell>
          <table:table-cell office:value-type="string" table:style-name="ce42">
            <text:p>Atividades de museus e de exploração de lugares e prédios históricos e atrações similare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9102302" table:style-name="ce34">
            <text:p>9102302</text:p>
          </table:table-cell>
          <table:table-cell office:value-type="string" table:style-name="ce35">
            <text:p>Restauração e conservação de lugares e prédios histórico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0">
          <table:table-cell table:style-name="ce38"/>
          <table:table-cell table:style-name="ce39"/>
          <table:table-cell office:value-type="float" office:value="91031" table:style-name="ce40">
            <text:p>91031</text:p>
          </table:table-cell>
          <table:table-cell table:style-name="ce41"/>
          <table:table-cell office:value-type="string" table:style-name="ce42">
            <text:p>ATIVIDADES DE JARDINS BOTANICOS, ZOOLOGICOS, PARQUES NACIONAIS, RESERVAS ECOLOGICAS E AREAS DE PROTECAO AMBIENTAL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9103100" table:style-name="ce34">
            <text:p>9103100</text:p>
          </table:table-cell>
          <table:table-cell office:value-type="string" table:style-name="ce35">
            <text:p>Atividades de jardins botânicos, zoológicos, parques nacionais, reservas ecológicas e áreas de proteção ambiental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office:value-type="float" office:value="92" table:style-name="ce38">
            <text:p>92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ATIVIDADES DE EXPLORACAO DE JOGOS DE AZAR E APOSTA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920" table:style-name="ce32">
            <text:p>920</text:p>
          </table:table-cell>
          <table:table-cell table:style-name="ce33"/>
          <table:table-cell table:style-name="ce34"/>
          <table:table-cell office:value-type="string" table:style-name="ce35">
            <text:p>ATIVIDADES DE EXPLORACAO DE JOGOS DE AZAR E APOSTA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92003" table:style-name="ce40">
            <text:p>92003</text:p>
          </table:table-cell>
          <table:table-cell table:style-name="ce41"/>
          <table:table-cell office:value-type="string" table:style-name="ce42">
            <text:p>ATIVIDADES DE EXPLORACAO DE JOGOS DE AZAR E APOSTA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9200301" table:style-name="ce34">
            <text:p>9200301</text:p>
          </table:table-cell>
          <table:table-cell office:value-type="string" table:style-name="ce35">
            <text:p>Casas de bingo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9200302" table:style-name="ce41">
            <text:p>9200302</text:p>
          </table:table-cell>
          <table:table-cell office:value-type="string" table:style-name="ce42">
            <text:p>Exploração de apostas em corridas de cavalo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9200399" table:style-name="ce34">
            <text:p>9200399</text:p>
          </table:table-cell>
          <table:table-cell office:value-type="string" table:style-name="ce35">
            <text:p>Exploração de jogos de azar e apostas não especificados anteriormente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office:value-type="float" office:value="93" table:style-name="ce38">
            <text:p>93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ATIVIDADES ESPORTIVAS E DE RECREACAO E LAZER</text:p>
          </table:table-cell>
          <table:table-cell office:value-type="float" office:value="802.42" table:style-name="ce43">
            <text:p>802.4</text:p>
          </table:table-cell>
          <table:table-cell office:value-type="float" office:value="773.79" table:style-name="ce43">
            <text:p>773.8</text:p>
          </table:table-cell>
          <table:table-cell office:value-type="float" office:value="560.69000000000005" table:style-name="ce43">
            <text:p>560.7</text:p>
          </table:table-cell>
          <table:table-cell office:value-type="float" office:value="336.13" table:style-name="ce43">
            <text:p>336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931" table:style-name="ce32">
            <text:p>931</text:p>
          </table:table-cell>
          <table:table-cell table:style-name="ce33"/>
          <table:table-cell table:style-name="ce34"/>
          <table:table-cell office:value-type="string" table:style-name="ce35">
            <text:p>ATIVIDADES ESPORTIVAS</text:p>
          </table:table-cell>
          <table:table-cell office:value-type="float" office:value="432.46" table:style-name="ce36">
            <text:p>432.5</text:p>
          </table:table-cell>
          <table:table-cell office:value-type="float" office:value="465.24" table:style-name="ce36">
            <text:p>465.2</text:p>
          </table:table-cell>
          <table:table-cell office:value-type="float" office:value="439.97" table:style-name="ce36">
            <text:p>440.0</text:p>
          </table:table-cell>
          <table:table-cell office:value-type="float" office:value="214.23" table:style-name="ce36">
            <text:p>214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93115" table:style-name="ce40">
            <text:p>93115</text:p>
          </table:table-cell>
          <table:table-cell table:style-name="ce41"/>
          <table:table-cell office:value-type="string" table:style-name="ce42">
            <text:p>GESTAO DE INSTALACOES DE ESPORTES</text:p>
          </table:table-cell>
          <table:table-cell office:value-type="float" office:value="4.01" table:style-name="ce43">
            <text:p>4.0</text:p>
          </table:table-cell>
          <table:table-cell office:value-type="float" office:value="2.27" table:style-name="ce43">
            <text:p>2.3</text:p>
          </table:table-cell>
          <table:table-cell office:value-type="float" office:value="11.36" table:style-name="ce43">
            <text:p>11.4</text:p>
          </table:table-cell>
          <table:table-cell office:value-type="float" office:value="3.29" table:style-name="ce43">
            <text:p>3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9311500" table:style-name="ce34">
            <text:p>9311500</text:p>
          </table:table-cell>
          <table:table-cell office:value-type="string" table:style-name="ce35">
            <text:p>Gestão de instalações de esportes</text:p>
          </table:table-cell>
          <table:table-cell office:value-type="float" office:value="4.01" table:style-name="ce36">
            <text:p>4.0</text:p>
          </table:table-cell>
          <table:table-cell office:value-type="float" office:value="2.27" table:style-name="ce36">
            <text:p>2.3</text:p>
          </table:table-cell>
          <table:table-cell office:value-type="float" office:value="11.36" table:style-name="ce36">
            <text:p>11.4</text:p>
          </table:table-cell>
          <table:table-cell office:value-type="float" office:value="3.29" table:style-name="ce36">
            <text:p>3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93123" table:style-name="ce40">
            <text:p>93123</text:p>
          </table:table-cell>
          <table:table-cell table:style-name="ce41"/>
          <table:table-cell office:value-type="string" table:style-name="ce42">
            <text:p>Clubes sociais, esportivos e similares</text:p>
          </table:table-cell>
          <table:table-cell office:value-type="float" office:value="328.87" table:style-name="ce43">
            <text:p>328.9</text:p>
          </table:table-cell>
          <table:table-cell office:value-type="float" office:value="392.55" table:style-name="ce43">
            <text:p>392.6</text:p>
          </table:table-cell>
          <table:table-cell office:value-type="float" office:value="351" table:style-name="ce43">
            <text:p>351.0</text:p>
          </table:table-cell>
          <table:table-cell office:value-type="float" office:value="122.35" table:style-name="ce43">
            <text:p>122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9312300" table:style-name="ce34">
            <text:p>9312300</text:p>
          </table:table-cell>
          <table:table-cell office:value-type="string" table:style-name="ce35">
            <text:p>Clubes sociais, esportivos e similares</text:p>
          </table:table-cell>
          <table:table-cell office:value-type="float" office:value="328.87" table:style-name="ce36">
            <text:p>328.9</text:p>
          </table:table-cell>
          <table:table-cell office:value-type="float" office:value="392.55" table:style-name="ce36">
            <text:p>392.6</text:p>
          </table:table-cell>
          <table:table-cell office:value-type="float" office:value="351" table:style-name="ce36">
            <text:p>351.0</text:p>
          </table:table-cell>
          <table:table-cell office:value-type="float" office:value="122.35" table:style-name="ce36">
            <text:p>122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93131" table:style-name="ce40">
            <text:p>93131</text:p>
          </table:table-cell>
          <table:table-cell table:style-name="ce41"/>
          <table:table-cell office:value-type="string" table:style-name="ce42">
            <text:p>ATIVIDADES DE CONDICIONAMENTO FISICO</text:p>
          </table:table-cell>
          <table:table-cell office:value-type="float" office:value="65.77" table:style-name="ce43">
            <text:p>65.8</text:p>
          </table:table-cell>
          <table:table-cell office:value-type="float" office:value="29.05" table:style-name="ce43">
            <text:p>29.1</text:p>
          </table:table-cell>
          <table:table-cell office:value-type="float" office:value="26.2" table:style-name="ce43">
            <text:p>26.2</text:p>
          </table:table-cell>
          <table:table-cell office:value-type="float" office:value="8.9700000000000006" table:style-name="ce43">
            <text:p>9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9313100" table:style-name="ce34">
            <text:p>9313100</text:p>
          </table:table-cell>
          <table:table-cell office:value-type="string" table:style-name="ce35">
            <text:p>Atividades de condicionamento físico</text:p>
          </table:table-cell>
          <table:table-cell office:value-type="float" office:value="65.77" table:style-name="ce36">
            <text:p>65.8</text:p>
          </table:table-cell>
          <table:table-cell office:value-type="float" office:value="29.05" table:style-name="ce36">
            <text:p>29.1</text:p>
          </table:table-cell>
          <table:table-cell office:value-type="float" office:value="26.2" table:style-name="ce36">
            <text:p>26.2</text:p>
          </table:table-cell>
          <table:table-cell office:value-type="float" office:value="8.9700000000000006" table:style-name="ce36">
            <text:p>9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93191" table:style-name="ce40">
            <text:p>93191</text:p>
          </table:table-cell>
          <table:table-cell table:style-name="ce41"/>
          <table:table-cell office:value-type="string" table:style-name="ce42">
            <text:p>ATIVIDADES ESPORTIVAS NAO ESPECIFICADAS ANTERIORMENTE</text:p>
          </table:table-cell>
          <table:table-cell office:value-type="float" office:value="33.81" table:style-name="ce43">
            <text:p>33.8</text:p>
          </table:table-cell>
          <table:table-cell office:value-type="float" office:value="41.37" table:style-name="ce43">
            <text:p>41.4</text:p>
          </table:table-cell>
          <table:table-cell office:value-type="float" office:value="51.41" table:style-name="ce43">
            <text:p>51.4</text:p>
          </table:table-cell>
          <table:table-cell office:value-type="float" office:value="79.62" table:style-name="ce43">
            <text:p>79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9319101" table:style-name="ce34">
            <text:p>9319101</text:p>
          </table:table-cell>
          <table:table-cell office:value-type="string" table:style-name="ce35">
            <text:p>Produção e promoção de eventos esportivos</text:p>
          </table:table-cell>
          <table:table-cell office:value-type="float" office:value="23.48" table:style-name="ce36">
            <text:p>23.5</text:p>
          </table:table-cell>
          <table:table-cell office:value-type="float" office:value="21.47" table:style-name="ce36">
            <text:p>21.5</text:p>
          </table:table-cell>
          <table:table-cell office:value-type="float" office:value="42.85" table:style-name="ce36">
            <text:p>42.9</text:p>
          </table:table-cell>
          <table:table-cell office:value-type="float" office:value="71.400000000000006" table:style-name="ce36">
            <text:p>71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9319199" table:style-name="ce41">
            <text:p>9319199</text:p>
          </table:table-cell>
          <table:table-cell office:value-type="string" table:style-name="ce42">
            <text:p>Outras atividades esportivas não especificadas anteriormente</text:p>
          </table:table-cell>
          <table:table-cell office:value-type="float" office:value="10.33" table:style-name="ce43">
            <text:p>10.3</text:p>
          </table:table-cell>
          <table:table-cell office:value-type="float" office:value="19.899999999999999" table:style-name="ce43">
            <text:p>19.9</text:p>
          </table:table-cell>
          <table:table-cell office:value-type="float" office:value="8.57" table:style-name="ce43">
            <text:p>8.6</text:p>
          </table:table-cell>
          <table:table-cell office:value-type="float" office:value="8.2200000000000006" table:style-name="ce43">
            <text:p>8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932" table:style-name="ce32">
            <text:p>932</text:p>
          </table:table-cell>
          <table:table-cell table:style-name="ce33"/>
          <table:table-cell table:style-name="ce34"/>
          <table:table-cell office:value-type="string" table:style-name="ce35">
            <text:p>ATIVIDADES DE RECREACAO E LAZER</text:p>
          </table:table-cell>
          <table:table-cell office:value-type="float" office:value="369.95" table:style-name="ce36">
            <text:p>370.0</text:p>
          </table:table-cell>
          <table:table-cell office:value-type="float" office:value="308.55" table:style-name="ce36">
            <text:p>308.6</text:p>
          </table:table-cell>
          <table:table-cell office:value-type="float" office:value="120.71" table:style-name="ce36">
            <text:p>120.7</text:p>
          </table:table-cell>
          <table:table-cell office:value-type="float" office:value="121.91" table:style-name="ce36">
            <text:p>121.9</text:p>
          </table:table-cell>
          <table:table-cell table:number-columns-repeated="8" table:style-name="ce36"/>
          <table:table-cell table:number-columns-repeated="16367" table:style-name="ce30"/>
        </table:table-row>
        <table:table-row table:style-name="ro8">
          <table:table-cell table:style-name="ce38"/>
          <table:table-cell table:style-name="ce39"/>
          <table:table-cell office:value-type="float" office:value="93212" table:style-name="ce40">
            <text:p>93212</text:p>
          </table:table-cell>
          <table:table-cell table:style-name="ce41"/>
          <table:table-cell office:value-type="string" table:style-name="ce42">
            <text:p>PARQUES DE DIVERSAO E PARQUES TEMATICOS</text:p>
          </table:table-cell>
          <table:table-cell office:value-type="float" office:value="205.35" table:style-name="ce43">
            <text:p>205.4</text:p>
          </table:table-cell>
          <table:table-cell office:value-type="float" office:value="235.92" table:style-name="ce43">
            <text:p>235.9</text:p>
          </table:table-cell>
          <table:table-cell office:value-type="float" office:value="33.020000000000003" table:style-name="ce43">
            <text:p>33.0</text:p>
          </table:table-cell>
          <table:table-cell office:value-type="float" office:value="27.45" table:style-name="ce43">
            <text:p>27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9321200" table:style-name="ce34">
            <text:p>9321200</text:p>
          </table:table-cell>
          <table:table-cell office:value-type="string" table:style-name="ce35">
            <text:p>Parques de diversão e parques temáticos</text:p>
          </table:table-cell>
          <table:table-cell office:value-type="float" office:value="205.35" table:style-name="ce36">
            <text:p>205.4</text:p>
          </table:table-cell>
          <table:table-cell office:value-type="float" office:value="235.92" table:style-name="ce36">
            <text:p>235.9</text:p>
          </table:table-cell>
          <table:table-cell office:value-type="float" office:value="33.020000000000003" table:style-name="ce36">
            <text:p>33.0</text:p>
          </table:table-cell>
          <table:table-cell office:value-type="float" office:value="27.45" table:style-name="ce36">
            <text:p>27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93298" table:style-name="ce40">
            <text:p>93298</text:p>
          </table:table-cell>
          <table:table-cell table:style-name="ce41"/>
          <table:table-cell office:value-type="string" table:style-name="ce42">
            <text:p>ATIVIDADES DE RECREACAO E LAZER NAO ESPECIFICADAS ANTERIORMENTE</text:p>
          </table:table-cell>
          <table:table-cell office:value-type="float" office:value="164.6" table:style-name="ce43">
            <text:p>164.6</text:p>
          </table:table-cell>
          <table:table-cell office:value-type="float" office:value="72.63" table:style-name="ce43">
            <text:p>72.6</text:p>
          </table:table-cell>
          <table:table-cell office:value-type="float" office:value="87.69" table:style-name="ce43">
            <text:p>87.7</text:p>
          </table:table-cell>
          <table:table-cell office:value-type="float" office:value="94.46" table:style-name="ce43">
            <text:p>94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9329801" table:style-name="ce34">
            <text:p>9329801</text:p>
          </table:table-cell>
          <table:table-cell office:value-type="string" table:style-name="ce35">
            <text:p>Discotecas, danceterias, salões de dança e similare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9329802" table:style-name="ce41">
            <text:p>9329802</text:p>
          </table:table-cell>
          <table:table-cell office:value-type="string" table:style-name="ce42">
            <text:p>Exploração de boliche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9329803" table:style-name="ce34">
            <text:p>9329803</text:p>
          </table:table-cell>
          <table:table-cell office:value-type="string" table:style-name="ce35">
            <text:p>Exploração de jogos de sinuca, bilhar e similares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9329804" table:style-name="ce41">
            <text:p>9329804</text:p>
          </table:table-cell>
          <table:table-cell office:value-type="string" table:style-name="ce42">
            <text:p>Exploração de jogos eletrônicos recreativos</text:p>
          </table:table-cell>
          <table:table-cell office:value-type="string" table:style-name="ce43">
            <text:p>****</text:p>
          </table:table-cell>
          <table:table-cell office:value-type="float" office:value="18.059999999999999" table:style-name="ce43">
            <text:p>18.1</text:p>
          </table:table-cell>
          <table:table-cell office:value-type="float" office:value="5.23" table:style-name="ce43">
            <text:p>5.2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9329899" table:style-name="ce34">
            <text:p>9329899</text:p>
          </table:table-cell>
          <table:table-cell office:value-type="string" table:style-name="ce35">
            <text:p>Outras atividades de recreação e lazer não especificadas anteriormente</text:p>
          </table:table-cell>
          <table:table-cell office:value-type="float" office:value="155.1" table:style-name="ce36">
            <text:p>155.1</text:p>
          </table:table-cell>
          <table:table-cell office:value-type="float" office:value="49.85" table:style-name="ce36">
            <text:p>49.9</text:p>
          </table:table-cell>
          <table:table-cell office:value-type="float" office:value="76.349999999999994" table:style-name="ce36">
            <text:p>76.4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office:value-type="string" table:number-columns-spanned="4" table:number-rows-spanned="1" table:style-name="ce63">
            <text:p>Seção S</text:p>
          </table:table-cell>
          <table:covered-table-cell table:number-columns-repeated="3"/>
          <table:table-cell office:value-type="string" table:style-name="ce28">
            <text:p>OUTRAS ATIVIDADES DE SERVICOS</text:p>
          </table:table-cell>
          <table:table-cell office:value-type="float" office:value="6735.93" table:style-name="ce29">
            <text:p>6,735.9</text:p>
          </table:table-cell>
          <table:table-cell office:value-type="float" office:value="6750.17" table:style-name="ce29">
            <text:p>6,750.2</text:p>
          </table:table-cell>
          <table:table-cell office:value-type="float" office:value="13149.9" table:style-name="ce29">
            <text:p>13,149.9</text:p>
          </table:table-cell>
          <table:table-cell office:value-type="float" office:value="5989.02" table:style-name="ce29">
            <text:p>5,989.0</text:p>
          </table:table-cell>
          <table:table-cell table:number-columns-repeated="8" table:style-name="ce29"/>
          <table:table-cell table:number-columns-repeated="16367" table:style-name="ce37"/>
        </table:table-row>
        <table:table-row table:style-name="ro8">
          <table:table-cell office:value-type="float" office:value="94" table:style-name="ce31">
            <text:p>94</text:p>
          </table:table-cell>
          <table:table-cell table:style-name="ce32"/>
          <table:table-cell table:style-name="ce33"/>
          <table:table-cell table:style-name="ce34"/>
          <table:table-cell office:value-type="string" table:style-name="ce35">
            <text:p>ATIVIDADES DE ORGANIZACOES ASSOCIATIVAS</text:p>
          </table:table-cell>
          <table:table-cell office:value-type="float" office:value="639.32000000000005" table:style-name="ce36">
            <text:p>639.3</text:p>
          </table:table-cell>
          <table:table-cell office:value-type="float" office:value="848.69" table:style-name="ce36">
            <text:p>848.7</text:p>
          </table:table-cell>
          <table:table-cell office:value-type="float" office:value="747.15" table:style-name="ce36">
            <text:p>747.2</text:p>
          </table:table-cell>
          <table:table-cell office:value-type="float" office:value="567.5" table:style-name="ce36">
            <text:p>567.5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office:value-type="float" office:value="941" table:style-name="ce39">
            <text:p>941</text:p>
          </table:table-cell>
          <table:table-cell table:style-name="ce40"/>
          <table:table-cell table:style-name="ce41"/>
          <table:table-cell office:value-type="string" table:style-name="ce42">
            <text:p>ATIVIDADES DE ORGANIZACOES ASSOCIATIVAS PATRONAIS, EMPRESARIAIS E PROFISSIONAIS</text:p>
          </table:table-cell>
          <table:table-cell office:value-type="string" table:style-name="ce43">
            <text:p>****</text:p>
          </table:table-cell>
          <table:table-cell office:value-type="float" office:value="230.14" table:style-name="ce43">
            <text:p>230.1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94111" table:style-name="ce33">
            <text:p>94111</text:p>
          </table:table-cell>
          <table:table-cell table:style-name="ce34"/>
          <table:table-cell office:value-type="string" table:style-name="ce35">
            <text:p>ATIVIDADES DE ORGANIZACOES ASSOCIATIVAS PATRONAIS E EMPRESARIAI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9411100" table:style-name="ce41">
            <text:p>9411100</text:p>
          </table:table-cell>
          <table:table-cell office:value-type="string" table:style-name="ce42">
            <text:p>Atividades de organizações associativas patronais e empresariai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94120" table:style-name="ce33">
            <text:p>94120</text:p>
          </table:table-cell>
          <table:table-cell table:style-name="ce34"/>
          <table:table-cell office:value-type="string" table:style-name="ce35">
            <text:p>ATIVIDADES DE ORGANIZACOES ASSOCIATIVAS PROFISSIONAI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9412001" table:style-name="ce41">
            <text:p>9412001</text:p>
          </table:table-cell>
          <table:table-cell office:value-type="string" table:style-name="ce42">
            <text:p>Atividades de fiscalização profissional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9412099" table:style-name="ce34">
            <text:p>9412099</text:p>
          </table:table-cell>
          <table:table-cell office:value-type="string" table:style-name="ce35">
            <text:p>Outras Atividades associativas profissionai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office:value-type="float" office:value="942" table:style-name="ce39">
            <text:p>942</text:p>
          </table:table-cell>
          <table:table-cell table:style-name="ce40"/>
          <table:table-cell table:style-name="ce41"/>
          <table:table-cell office:value-type="string" table:style-name="ce42">
            <text:p>ATIVIDADES DE ORGANIZACOES SINDICAIS</text:p>
          </table:table-cell>
          <table:table-cell office:value-type="string" table:style-name="ce43">
            <text:p>****</text:p>
          </table:table-cell>
          <table:table-cell office:value-type="float" office:value="12.15" table:style-name="ce43">
            <text:p>12.2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94201" table:style-name="ce33">
            <text:p>94201</text:p>
          </table:table-cell>
          <table:table-cell table:style-name="ce34"/>
          <table:table-cell office:value-type="string" table:style-name="ce35">
            <text:p>ATIVIDADES DE ORGANIZACOES SINDICAIS</text:p>
          </table:table-cell>
          <table:table-cell office:value-type="string" table:style-name="ce36">
            <text:p>****</text:p>
          </table:table-cell>
          <table:table-cell office:value-type="float" office:value="12.15" table:style-name="ce36">
            <text:p>12.2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9420100" table:style-name="ce41">
            <text:p>9420100</text:p>
          </table:table-cell>
          <table:table-cell office:value-type="string" table:style-name="ce42">
            <text:p>Atividades de organizações sindicais</text:p>
          </table:table-cell>
          <table:table-cell office:value-type="string" table:style-name="ce43">
            <text:p>****</text:p>
          </table:table-cell>
          <table:table-cell office:value-type="float" office:value="12.15" table:style-name="ce43">
            <text:p>12.2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943" table:style-name="ce32">
            <text:p>943</text:p>
          </table:table-cell>
          <table:table-cell table:style-name="ce33"/>
          <table:table-cell table:style-name="ce34"/>
          <table:table-cell office:value-type="string" table:style-name="ce35">
            <text:p>ATIVIDADES DE ASSOCIACOES DE DEFESA DE DIREITOS SOCIAIS</text:p>
          </table:table-cell>
          <table:table-cell office:value-type="float" office:value="234.68" table:style-name="ce36">
            <text:p>234.7</text:p>
          </table:table-cell>
          <table:table-cell office:value-type="float" office:value="295.38" table:style-name="ce36">
            <text:p>295.4</text:p>
          </table:table-cell>
          <table:table-cell office:value-type="float" office:value="389.83" table:style-name="ce36">
            <text:p>389.8</text:p>
          </table:table-cell>
          <table:table-cell office:value-type="float" office:value="252.76" table:style-name="ce36">
            <text:p>252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94308" table:style-name="ce40">
            <text:p>94308</text:p>
          </table:table-cell>
          <table:table-cell table:style-name="ce41"/>
          <table:table-cell office:value-type="string" table:style-name="ce42">
            <text:p>ATIVIDADES DE ASSOCIACOES DE DEFESA DE DIREITOS SOCIAIS</text:p>
          </table:table-cell>
          <table:table-cell office:value-type="float" office:value="234.68" table:style-name="ce43">
            <text:p>234.7</text:p>
          </table:table-cell>
          <table:table-cell office:value-type="float" office:value="295.38" table:style-name="ce43">
            <text:p>295.4</text:p>
          </table:table-cell>
          <table:table-cell office:value-type="float" office:value="389.83" table:style-name="ce43">
            <text:p>389.8</text:p>
          </table:table-cell>
          <table:table-cell office:value-type="float" office:value="252.76" table:style-name="ce43">
            <text:p>252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9430800" table:style-name="ce34">
            <text:p>9430800</text:p>
          </table:table-cell>
          <table:table-cell office:value-type="string" table:style-name="ce35">
            <text:p>Atividades de associações de defesa de direitos sociais</text:p>
          </table:table-cell>
          <table:table-cell office:value-type="float" office:value="234.68" table:style-name="ce36">
            <text:p>234.7</text:p>
          </table:table-cell>
          <table:table-cell office:value-type="float" office:value="295.38" table:style-name="ce36">
            <text:p>295.4</text:p>
          </table:table-cell>
          <table:table-cell office:value-type="float" office:value="389.83" table:style-name="ce36">
            <text:p>389.8</text:p>
          </table:table-cell>
          <table:table-cell office:value-type="float" office:value="252.76" table:style-name="ce36">
            <text:p>252.8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office:value-type="float" office:value="949" table:style-name="ce39">
            <text:p>949</text:p>
          </table:table-cell>
          <table:table-cell table:style-name="ce40"/>
          <table:table-cell table:style-name="ce41"/>
          <table:table-cell office:value-type="string" table:style-name="ce42">
            <text:p>ATIVIDADES DE ORGANIZACOES ASSOCIATIVAS NAO ESPECIFICADAS ANTERIORMENTE</text:p>
          </table:table-cell>
          <table:table-cell office:value-type="float" office:value="347.87" table:style-name="ce43">
            <text:p>347.9</text:p>
          </table:table-cell>
          <table:table-cell office:value-type="float" office:value="311.01" table:style-name="ce43">
            <text:p>311.0</text:p>
          </table:table-cell>
          <table:table-cell office:value-type="float" office:value="275.86" table:style-name="ce43">
            <text:p>275.9</text:p>
          </table:table-cell>
          <table:table-cell office:value-type="float" office:value="167.07" table:style-name="ce43">
            <text:p>167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94910" table:style-name="ce33">
            <text:p>94910</text:p>
          </table:table-cell>
          <table:table-cell table:style-name="ce34"/>
          <table:table-cell office:value-type="string" table:style-name="ce35">
            <text:p>ATIVIDADES DE ORGANIZACOES RELIGIOSA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39.61" table:style-name="ce36">
            <text:p>39.6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9491000" table:style-name="ce41">
            <text:p>9491000</text:p>
          </table:table-cell>
          <table:table-cell office:value-type="string" table:style-name="ce42">
            <text:p>Atividades de organizações religiosas ou filosófica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float" office:value="39.61" table:style-name="ce43">
            <text:p>39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94928" table:style-name="ce33">
            <text:p>94928</text:p>
          </table:table-cell>
          <table:table-cell table:style-name="ce34"/>
          <table:table-cell office:value-type="string" table:style-name="ce35">
            <text:p>ATIVIDADES DE ORGANIZACOES POLITICA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9492800" table:style-name="ce41">
            <text:p>9492800</text:p>
          </table:table-cell>
          <table:table-cell office:value-type="string" table:style-name="ce42">
            <text:p>Atividades de organizações política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94936" table:style-name="ce33">
            <text:p>94936</text:p>
          </table:table-cell>
          <table:table-cell table:style-name="ce34"/>
          <table:table-cell office:value-type="string" table:style-name="ce35">
            <text:p>ATIVIDADES DE ORGANIZACOES ASSOCIATIVAS LIGADAS A CULTURA E A ARTE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9.3800000000000008" table:style-name="ce36">
            <text:p>9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9493600" table:style-name="ce41">
            <text:p>9493600</text:p>
          </table:table-cell>
          <table:table-cell office:value-type="string" table:style-name="ce42">
            <text:p>Atividades de organizações associativas ligadas à cultura e à arte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float" office:value="9.3800000000000008" table:style-name="ce43">
            <text:p>9.4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94995" table:style-name="ce33">
            <text:p>94995</text:p>
          </table:table-cell>
          <table:table-cell table:style-name="ce34"/>
          <table:table-cell office:value-type="string" table:style-name="ce35">
            <text:p>ATIVIDADES ASSOCIATIVAS NAO ESPECIFICADAS ANTERIORMENTE</text:p>
          </table:table-cell>
          <table:table-cell office:value-type="float" office:value="199.07" table:style-name="ce36">
            <text:p>199.1</text:p>
          </table:table-cell>
          <table:table-cell office:value-type="float" office:value="244.44" table:style-name="ce36">
            <text:p>244.4</text:p>
          </table:table-cell>
          <table:table-cell office:value-type="float" office:value="165.19" table:style-name="ce36">
            <text:p>165.2</text:p>
          </table:table-cell>
          <table:table-cell office:value-type="float" office:value="118.09" table:style-name="ce36">
            <text:p>118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9499500" table:style-name="ce41">
            <text:p>9499500</text:p>
          </table:table-cell>
          <table:table-cell office:value-type="string" table:style-name="ce42">
            <text:p>Atividades associativas não especificadas anteriormente</text:p>
          </table:table-cell>
          <table:table-cell office:value-type="float" office:value="199.07" table:style-name="ce43">
            <text:p>199.1</text:p>
          </table:table-cell>
          <table:table-cell office:value-type="float" office:value="244.44" table:style-name="ce43">
            <text:p>244.4</text:p>
          </table:table-cell>
          <table:table-cell office:value-type="float" office:value="165.19" table:style-name="ce43">
            <text:p>165.2</text:p>
          </table:table-cell>
          <table:table-cell office:value-type="float" office:value="118.09" table:style-name="ce43">
            <text:p>118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office:value-type="float" office:value="95" table:style-name="ce31">
            <text:p>95</text:p>
          </table:table-cell>
          <table:table-cell table:style-name="ce32"/>
          <table:table-cell table:style-name="ce33"/>
          <table:table-cell table:style-name="ce34"/>
          <table:table-cell office:value-type="string" table:style-name="ce35">
            <text:p>REPARACAO E MANUTENCAO DE EQUIPAMENTOS DE INFORMATICA E COMUNICACAO E DE OBJETOS PESSOAIS E DOMESTICOS</text:p>
          </table:table-cell>
          <table:table-cell office:value-type="float" office:value="5565.34" table:style-name="ce36">
            <text:p>5,565.3</text:p>
          </table:table-cell>
          <table:table-cell office:value-type="float" office:value="4683.09" table:style-name="ce36">
            <text:p>4,683.1</text:p>
          </table:table-cell>
          <table:table-cell office:value-type="float" office:value="11838.03" table:style-name="ce36">
            <text:p>11,838.0</text:p>
          </table:table-cell>
          <table:table-cell office:value-type="float" office:value="4556.1899999999996" table:style-name="ce36">
            <text:p>4,556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office:value-type="float" office:value="951" table:style-name="ce39">
            <text:p>951</text:p>
          </table:table-cell>
          <table:table-cell table:style-name="ce40"/>
          <table:table-cell table:style-name="ce41"/>
          <table:table-cell office:value-type="string" table:style-name="ce42">
            <text:p>REPARACAO E MANUTENCAO DE EQUIPAMENTOS DE INFORMATICA E COMUNICACAO</text:p>
          </table:table-cell>
          <table:table-cell office:value-type="float" office:value="5254.11" table:style-name="ce43">
            <text:p>5,254.1</text:p>
          </table:table-cell>
          <table:table-cell office:value-type="float" office:value="4033.47" table:style-name="ce43">
            <text:p>4,033.5</text:p>
          </table:table-cell>
          <table:table-cell office:value-type="float" office:value="11122.23" table:style-name="ce43">
            <text:p>11,122.2</text:p>
          </table:table-cell>
          <table:table-cell office:value-type="float" office:value="4094.17" table:style-name="ce43">
            <text:p>4,094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95118" table:style-name="ce33">
            <text:p>95118</text:p>
          </table:table-cell>
          <table:table-cell table:style-name="ce34"/>
          <table:table-cell office:value-type="string" table:style-name="ce35">
            <text:p>REPARACAO E MANUTENCAO DE COMPUTADORES E DE EQUIPAMENTOS PERIFERICOS</text:p>
          </table:table-cell>
          <table:table-cell office:value-type="float" office:value="4775.3599999999997" table:style-name="ce36">
            <text:p>4,775.4</text:p>
          </table:table-cell>
          <table:table-cell office:value-type="float" office:value="3394.37" table:style-name="ce36">
            <text:p>3,394.4</text:p>
          </table:table-cell>
          <table:table-cell office:value-type="float" office:value="10486.2" table:style-name="ce36">
            <text:p>10,486.2</text:p>
          </table:table-cell>
          <table:table-cell office:value-type="float" office:value="3307.19" table:style-name="ce36">
            <text:p>3,307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9511800" table:style-name="ce41">
            <text:p>9511800</text:p>
          </table:table-cell>
          <table:table-cell office:value-type="string" table:style-name="ce42">
            <text:p>Reparação e manutenção de computadores e de equipamentos periféricos</text:p>
          </table:table-cell>
          <table:table-cell office:value-type="float" office:value="4775.3599999999997" table:style-name="ce43">
            <text:p>4,775.4</text:p>
          </table:table-cell>
          <table:table-cell office:value-type="float" office:value="3394.37" table:style-name="ce43">
            <text:p>3,394.4</text:p>
          </table:table-cell>
          <table:table-cell office:value-type="float" office:value="10486.2" table:style-name="ce43">
            <text:p>10,486.2</text:p>
          </table:table-cell>
          <table:table-cell office:value-type="float" office:value="3307.19" table:style-name="ce43">
            <text:p>3,307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office:value-type="float" office:value="95126" table:style-name="ce33">
            <text:p>95126</text:p>
          </table:table-cell>
          <table:table-cell table:style-name="ce34"/>
          <table:table-cell office:value-type="string" table:style-name="ce35">
            <text:p>REPARACAO E MANUTENCAO DE EQUIPAMENTOS DE COMUNICACAO</text:p>
          </table:table-cell>
          <table:table-cell office:value-type="float" office:value="478.75" table:style-name="ce36">
            <text:p>478.8</text:p>
          </table:table-cell>
          <table:table-cell office:value-type="float" office:value="639.1" table:style-name="ce36">
            <text:p>639.1</text:p>
          </table:table-cell>
          <table:table-cell office:value-type="float" office:value="636.03" table:style-name="ce36">
            <text:p>636.0</text:p>
          </table:table-cell>
          <table:table-cell office:value-type="float" office:value="786.97" table:style-name="ce36">
            <text:p>787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9512600" table:style-name="ce41">
            <text:p>9512600</text:p>
          </table:table-cell>
          <table:table-cell office:value-type="string" table:style-name="ce42">
            <text:p>Reparação e manutenção de equipamentos de comunicação</text:p>
          </table:table-cell>
          <table:table-cell office:value-type="float" office:value="478.75" table:style-name="ce43">
            <text:p>478.8</text:p>
          </table:table-cell>
          <table:table-cell office:value-type="float" office:value="639.1" table:style-name="ce43">
            <text:p>639.1</text:p>
          </table:table-cell>
          <table:table-cell office:value-type="float" office:value="636.03" table:style-name="ce43">
            <text:p>636.0</text:p>
          </table:table-cell>
          <table:table-cell office:value-type="float" office:value="786.97" table:style-name="ce43">
            <text:p>787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office:value-type="float" office:value="952" table:style-name="ce32">
            <text:p>952</text:p>
          </table:table-cell>
          <table:table-cell table:style-name="ce33"/>
          <table:table-cell table:style-name="ce34"/>
          <table:table-cell office:value-type="string" table:style-name="ce35">
            <text:p>REPARACAO E MANUTENCAO DE OBJETOS E EQUIPAMENTOS PESSOAIS E DOMESTICOS</text:p>
          </table:table-cell>
          <table:table-cell office:value-type="float" office:value="311.24" table:style-name="ce36">
            <text:p>311.2</text:p>
          </table:table-cell>
          <table:table-cell office:value-type="float" office:value="649.62" table:style-name="ce36">
            <text:p>649.6</text:p>
          </table:table-cell>
          <table:table-cell office:value-type="float" office:value="715.8" table:style-name="ce36">
            <text:p>715.8</text:p>
          </table:table-cell>
          <table:table-cell office:value-type="float" office:value="462.02" table:style-name="ce36">
            <text:p>462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95215" table:style-name="ce40">
            <text:p>95215</text:p>
          </table:table-cell>
          <table:table-cell table:style-name="ce41"/>
          <table:table-cell office:value-type="string" table:style-name="ce42">
            <text:p>REPARACAO E MANUTENCAO DE EQUIPAMENTOS ELETROELETRONICOS DE USO PESSOAL E DOMESTICO</text:p>
          </table:table-cell>
          <table:table-cell office:value-type="float" office:value="120.92" table:style-name="ce43">
            <text:p>120.9</text:p>
          </table:table-cell>
          <table:table-cell office:value-type="float" office:value="323.18" table:style-name="ce43">
            <text:p>323.2</text:p>
          </table:table-cell>
          <table:table-cell office:value-type="float" office:value="515.16" table:style-name="ce43">
            <text:p>515.2</text:p>
          </table:table-cell>
          <table:table-cell office:value-type="float" office:value="221.2" table:style-name="ce43">
            <text:p>221.2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9521500" table:style-name="ce34">
            <text:p>9521500</text:p>
          </table:table-cell>
          <table:table-cell office:value-type="string" table:style-name="ce35">
            <text:p>Reparação e manutenção de equipamentos eletroeletrônicos de uso pessoal e doméstico</text:p>
          </table:table-cell>
          <table:table-cell office:value-type="float" office:value="120.92" table:style-name="ce36">
            <text:p>120.9</text:p>
          </table:table-cell>
          <table:table-cell office:value-type="float" office:value="323.18" table:style-name="ce36">
            <text:p>323.2</text:p>
          </table:table-cell>
          <table:table-cell office:value-type="float" office:value="515.16" table:style-name="ce36">
            <text:p>515.2</text:p>
          </table:table-cell>
          <table:table-cell office:value-type="float" office:value="221.2" table:style-name="ce36">
            <text:p>221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95291" table:style-name="ce40">
            <text:p>95291</text:p>
          </table:table-cell>
          <table:table-cell table:style-name="ce41"/>
          <table:table-cell office:value-type="string" table:style-name="ce42">
            <text:p>REPARACAO E MANUTENCAO DE OBJETOS E EQUIPAMENTOS PESSOAIS E DOMESTICOS NAO ESPECIFICADOS ANTERIORMENTE</text:p>
          </table:table-cell>
          <table:table-cell office:value-type="float" office:value="190.31" table:style-name="ce43">
            <text:p>190.3</text:p>
          </table:table-cell>
          <table:table-cell office:value-type="float" office:value="326.44" table:style-name="ce43">
            <text:p>326.4</text:p>
          </table:table-cell>
          <table:table-cell office:value-type="float" office:value="200.64" table:style-name="ce43">
            <text:p>200.6</text:p>
          </table:table-cell>
          <table:table-cell office:value-type="float" office:value="240.82" table:style-name="ce43">
            <text:p>240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9529101" table:style-name="ce34">
            <text:p>9529101</text:p>
          </table:table-cell>
          <table:table-cell office:value-type="string" table:style-name="ce35">
            <text:p>Reparação de calçados, de bolsas e artigos de viagem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9529102" table:style-name="ce41">
            <text:p>9529102</text:p>
          </table:table-cell>
          <table:table-cell office:value-type="string" table:style-name="ce42">
            <text:p>Chaveiros</text:p>
          </table:table-cell>
          <table:table-cell office:value-type="float" office:value="17" table:style-name="ce43">
            <text:p>17.0</text:p>
          </table:table-cell>
          <table:table-cell office:value-type="float" office:value="28.35" table:style-name="ce43">
            <text:p>28.4</text:p>
          </table:table-cell>
          <table:table-cell office:value-type="float" office:value="17.440000000000001" table:style-name="ce43">
            <text:p>17.4</text:p>
          </table:table-cell>
          <table:table-cell office:value-type="float" office:value="34.1" table:style-name="ce43">
            <text:p>34.1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9529103" table:style-name="ce34">
            <text:p>9529103</text:p>
          </table:table-cell>
          <table:table-cell office:value-type="string" table:style-name="ce35">
            <text:p>Reparação de relógios</text:p>
          </table:table-cell>
          <table:table-cell office:value-type="string" table:style-name="ce36">
            <text:p>****</text:p>
          </table:table-cell>
          <table:table-cell office:value-type="float" office:value="26.67" table:style-name="ce36">
            <text:p>26.7</text:p>
          </table:table-cell>
          <table:table-cell office:value-type="float" office:value="13.88" table:style-name="ce36">
            <text:p>13.9</text:p>
          </table:table-cell>
          <table:table-cell office:value-type="float" office:value="24.87" table:style-name="ce36">
            <text:p>24.9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9529104" table:style-name="ce41">
            <text:p>9529104</text:p>
          </table:table-cell>
          <table:table-cell office:value-type="string" table:style-name="ce42">
            <text:p>Reparação de bicicletas, triciclos e outros veículos não-motorizados</text:p>
          </table:table-cell>
          <table:table-cell office:value-type="float" office:value="7.5" table:style-name="ce43">
            <text:p>7.5</text:p>
          </table:table-cell>
          <table:table-cell office:value-type="float" office:value="24.81" table:style-name="ce43">
            <text:p>24.8</text:p>
          </table:table-cell>
          <table:table-cell office:value-type="float" office:value="21.21" table:style-name="ce43">
            <text:p>21.2</text:p>
          </table:table-cell>
          <table:table-cell office:value-type="float" office:value="10.81" table:style-name="ce43">
            <text:p>10.8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9529105" table:style-name="ce34">
            <text:p>9529105</text:p>
          </table:table-cell>
          <table:table-cell office:value-type="string" table:style-name="ce35">
            <text:p>Reparação de artigos do mobiliário</text:p>
          </table:table-cell>
          <table:table-cell office:value-type="float" office:value="6.6" table:style-name="ce36">
            <text:p>6.6</text:p>
          </table:table-cell>
          <table:table-cell office:value-type="float" office:value="4.84" table:style-name="ce36">
            <text:p>4.8</text:p>
          </table:table-cell>
          <table:table-cell office:value-type="float" office:value="2.67" table:style-name="ce36">
            <text:p>2.7</text:p>
          </table:table-cell>
          <table:table-cell office:value-type="float" office:value="7.14" table:style-name="ce36">
            <text:p>7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9529106" table:style-name="ce41">
            <text:p>9529106</text:p>
          </table:table-cell>
          <table:table-cell office:value-type="string" table:style-name="ce42">
            <text:p>Reparação de jóia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9529199" table:style-name="ce34">
            <text:p>9529199</text:p>
          </table:table-cell>
          <table:table-cell office:value-type="string" table:style-name="ce35">
            <text:p>Reparação e manutenção de outros objetos e equipamentos pessoais e domésticos não especificados anteriormente</text:p>
          </table:table-cell>
          <table:table-cell office:value-type="float" office:value="89.25" table:style-name="ce36">
            <text:p>89.3</text:p>
          </table:table-cell>
          <table:table-cell office:value-type="float" office:value="238.83" table:style-name="ce36">
            <text:p>238.8</text:p>
          </table:table-cell>
          <table:table-cell office:value-type="float" office:value="142.44" table:style-name="ce36">
            <text:p>142.4</text:p>
          </table:table-cell>
          <table:table-cell office:value-type="float" office:value="159.74" table:style-name="ce36">
            <text:p>159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office:value-type="float" office:value="96" table:style-name="ce38">
            <text:p>96</text:p>
          </table:table-cell>
          <table:table-cell table:style-name="ce39"/>
          <table:table-cell table:style-name="ce40"/>
          <table:table-cell table:style-name="ce41"/>
          <table:table-cell office:value-type="string" table:style-name="ce42">
            <text:p>OUTRAS ATIVIDADES DE SERVICOS PESSOAIS</text:p>
          </table:table-cell>
          <table:table-cell office:value-type="float" office:value="531.27" table:style-name="ce43">
            <text:p>531.3</text:p>
          </table:table-cell>
          <table:table-cell office:value-type="float" office:value="1218.3900000000001" table:style-name="ce43">
            <text:p>1,218.4</text:p>
          </table:table-cell>
          <table:table-cell office:value-type="float" office:value="564.73" table:style-name="ce43">
            <text:p>564.7</text:p>
          </table:table-cell>
          <table:table-cell office:value-type="float" office:value="865.33" table:style-name="ce43">
            <text:p>865.3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office:value-type="float" office:value="960" table:style-name="ce32">
            <text:p>960</text:p>
          </table:table-cell>
          <table:table-cell table:style-name="ce33"/>
          <table:table-cell table:style-name="ce34"/>
          <table:table-cell office:value-type="string" table:style-name="ce35">
            <text:p>OUTRAS ATIVIDADES DE SERVICOS PESSOAIS</text:p>
          </table:table-cell>
          <table:table-cell office:value-type="float" office:value="531.27" table:style-name="ce36">
            <text:p>531.3</text:p>
          </table:table-cell>
          <table:table-cell office:value-type="float" office:value="1218.3900000000001" table:style-name="ce36">
            <text:p>1,218.4</text:p>
          </table:table-cell>
          <table:table-cell office:value-type="float" office:value="564.73" table:style-name="ce36">
            <text:p>564.7</text:p>
          </table:table-cell>
          <table:table-cell office:value-type="float" office:value="865.33" table:style-name="ce36">
            <text:p>865.3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office:value-type="float" office:value="96017" table:style-name="ce40">
            <text:p>96017</text:p>
          </table:table-cell>
          <table:table-cell table:style-name="ce41"/>
          <table:table-cell office:value-type="string" table:style-name="ce42">
            <text:p>LAVANDERIAS, TINTURARIAS E TOALHEIROS</text:p>
          </table:table-cell>
          <table:table-cell office:value-type="float" office:value="375.45" table:style-name="ce43">
            <text:p>375.5</text:p>
          </table:table-cell>
          <table:table-cell office:value-type="float" office:value="1018.25" table:style-name="ce43">
            <text:p>1,018.3</text:p>
          </table:table-cell>
          <table:table-cell office:value-type="float" office:value="388.48" table:style-name="ce43">
            <text:p>388.5</text:p>
          </table:table-cell>
          <table:table-cell office:value-type="float" office:value="707.89" table:style-name="ce43">
            <text:p>707.9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9601701" table:style-name="ce34">
            <text:p>9601701</text:p>
          </table:table-cell>
          <table:table-cell office:value-type="string" table:style-name="ce35">
            <text:p>Lavanderias</text:p>
          </table:table-cell>
          <table:table-cell office:value-type="float" office:value="66.36" table:style-name="ce36">
            <text:p>66.4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79.650000000000006" table:style-name="ce36">
            <text:p>79.7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9601702" table:style-name="ce41">
            <text:p>9601702</text:p>
          </table:table-cell>
          <table:table-cell office:value-type="string" table:style-name="ce42">
            <text:p>Tinturarias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9601703" table:style-name="ce34">
            <text:p>9601703</text:p>
          </table:table-cell>
          <table:table-cell office:value-type="string" table:style-name="ce35">
            <text:p>Toalheiros</text:p>
          </table:table-cell>
          <table:table-cell office:value-type="float" office:value="309.08999999999997" table:style-name="ce36">
            <text:p>309.1</text:p>
          </table:table-cell>
          <table:table-cell office:value-type="float" office:value="771.18" table:style-name="ce36">
            <text:p>771.2</text:p>
          </table:table-cell>
          <table:table-cell office:value-type="float" office:value="285.57" table:style-name="ce36">
            <text:p>285.6</text:p>
          </table:table-cell>
          <table:table-cell office:value-type="float" office:value="628.24" table:style-name="ce36">
            <text:p>628.2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96025" table:style-name="ce40">
            <text:p>96025</text:p>
          </table:table-cell>
          <table:table-cell table:style-name="ce41"/>
          <table:table-cell office:value-type="string" table:style-name="ce42">
            <text:p>CABELEIREIROS E OUTRAS ATIVIDADES DE TRATAMENTO DE BELEZA</text:p>
          </table:table-cell>
          <table:table-cell office:value-type="float" office:value="92.65" table:style-name="ce43">
            <text:p>92.7</text:p>
          </table:table-cell>
          <table:table-cell office:value-type="float" office:value="99.29" table:style-name="ce43">
            <text:p>99.3</text:p>
          </table:table-cell>
          <table:table-cell office:value-type="float" office:value="102.12" table:style-name="ce43">
            <text:p>102.1</text:p>
          </table:table-cell>
          <table:table-cell office:value-type="float" office:value="69.599999999999994" table:style-name="ce43">
            <text:p>69.6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9602501" table:style-name="ce34">
            <text:p>9602501</text:p>
          </table:table-cell>
          <table:table-cell office:value-type="string" table:style-name="ce35">
            <text:p>Cabeleireiros, manicure e pedicure</text:p>
          </table:table-cell>
          <table:table-cell office:value-type="float" office:value="18.579999999999998" table:style-name="ce36">
            <text:p>18.6</text:p>
          </table:table-cell>
          <table:table-cell office:value-type="float" office:value="24.89" table:style-name="ce36">
            <text:p>24.9</text:p>
          </table:table-cell>
          <table:table-cell office:value-type="float" office:value="37.950000000000003" table:style-name="ce36">
            <text:p>38.0</text:p>
          </table:table-cell>
          <table:table-cell office:value-type="float" office:value="26.08" table:style-name="ce36">
            <text:p>26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9602502" table:style-name="ce41">
            <text:p>9602502</text:p>
          </table:table-cell>
          <table:table-cell office:value-type="string" table:style-name="ce42">
            <text:p>Atividades de estética e outros serviços <text:s/>de cuidados com a beleza</text:p>
          </table:table-cell>
          <table:table-cell office:value-type="float" office:value="74.069999999999993" table:style-name="ce43">
            <text:p>74.1</text:p>
          </table:table-cell>
          <table:table-cell office:value-type="float" office:value="74.400000000000006" table:style-name="ce43">
            <text:p>74.4</text:p>
          </table:table-cell>
          <table:table-cell office:value-type="float" office:value="64.180000000000007" table:style-name="ce43">
            <text:p>64.2</text:p>
          </table:table-cell>
          <table:table-cell office:value-type="float" office:value="43.52" table:style-name="ce43">
            <text:p>43.5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office:value-type="float" office:value="96033" table:style-name="ce33">
            <text:p>96033</text:p>
          </table:table-cell>
          <table:table-cell table:style-name="ce34"/>
          <table:table-cell office:value-type="string" table:style-name="ce35">
            <text:p>ATIVIDADES FUNERARIAS E SERVICOS RELACIONADOS</text:p>
          </table:table-cell>
          <table:table-cell office:value-type="float" office:value="35.36" table:style-name="ce36">
            <text:p>35.4</text:p>
          </table:table-cell>
          <table:table-cell office:value-type="float" office:value="28.56" table:style-name="ce36">
            <text:p>28.6</text:p>
          </table:table-cell>
          <table:table-cell office:value-type="float" office:value="27.3" table:style-name="ce36">
            <text:p>27.3</text:p>
          </table:table-cell>
          <table:table-cell office:value-type="float" office:value="34.130000000000003" table:style-name="ce36">
            <text:p>34.1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9603301" table:style-name="ce41">
            <text:p>9603301</text:p>
          </table:table-cell>
          <table:table-cell office:value-type="string" table:style-name="ce42">
            <text:p>Gestão e manutenção de cemitérios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9603302" table:style-name="ce34">
            <text:p>9603302</text:p>
          </table:table-cell>
          <table:table-cell office:value-type="string" table:style-name="ce35">
            <text:p>Serviços de cremação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9603303" table:style-name="ce41">
            <text:p>9603303</text:p>
          </table:table-cell>
          <table:table-cell office:value-type="string" table:style-name="ce42">
            <text:p>Serviços de sepultamento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9603304" table:style-name="ce34">
            <text:p>9603304</text:p>
          </table:table-cell>
          <table:table-cell office:value-type="string" table:style-name="ce35">
            <text:p>Serviços de funerárias</text:p>
          </table:table-cell>
          <table:table-cell office:value-type="float" office:value="21.33" table:style-name="ce36">
            <text:p>21.3</text:p>
          </table:table-cell>
          <table:table-cell office:value-type="float" office:value="16.48" table:style-name="ce36">
            <text:p>16.5</text:p>
          </table:table-cell>
          <table:table-cell office:value-type="float" office:value="15.45" table:style-name="ce36">
            <text:p>15.5</text:p>
          </table:table-cell>
          <table:table-cell office:value-type="float" office:value="23.43" table:style-name="ce36">
            <text:p>23.4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9603305" table:style-name="ce41">
            <text:p>9603305</text:p>
          </table:table-cell>
          <table:table-cell office:value-type="string" table:style-name="ce42">
            <text:p>Serviços de somatoconservação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1">
          <table:table-cell table:style-name="ce31"/>
          <table:table-cell table:style-name="ce32"/>
          <table:table-cell table:style-name="ce33"/>
          <table:table-cell office:value-type="float" office:value="9603399" table:style-name="ce34">
            <text:p>9603399</text:p>
          </table:table-cell>
          <table:table-cell office:value-type="string" table:style-name="ce35">
            <text:p>Atividades funerárias e serviços relacionados não especificados anteriormente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1">
          <table:table-cell table:style-name="ce38"/>
          <table:table-cell table:style-name="ce39"/>
          <table:table-cell office:value-type="float" office:value="96092" table:style-name="ce40">
            <text:p>96092</text:p>
          </table:table-cell>
          <table:table-cell table:style-name="ce41"/>
          <table:table-cell office:value-type="string" table:style-name="ce42">
            <text:p>ATIVIDADES DE SERVICOS PESSOAIS NAO ESPECIFICADAS ANTERIORMENTE</text:p>
          </table:table-cell>
          <table:table-cell office:value-type="float" office:value="27.81" table:style-name="ce43">
            <text:p>27.8</text:p>
          </table:table-cell>
          <table:table-cell office:value-type="float" office:value="72.3" table:style-name="ce43">
            <text:p>72.3</text:p>
          </table:table-cell>
          <table:table-cell office:value-type="float" office:value="46.82" table:style-name="ce43">
            <text:p>46.8</text:p>
          </table:table-cell>
          <table:table-cell office:value-type="float" office:value="53.72" table:style-name="ce43">
            <text:p>53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9609201" table:style-name="ce34">
            <text:p>9609201</text:p>
          </table:table-cell>
          <table:table-cell office:value-type="string" table:style-name="ce35">
            <text:p>Clínicas de estética e similares*</text:p>
          </table:table-cell>
          <table:table-cell table:number-columns-repeated="12" table:style-name="ce36"/>
          <table:table-cell table:number-columns-repeated="16367" table:style-name="ce30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9609202" table:style-name="ce41">
            <text:p>9609202</text:p>
          </table:table-cell>
          <table:table-cell office:value-type="string" table:style-name="ce42">
            <text:p>Agências matrimoniais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9609203" table:style-name="ce34">
            <text:p>9609203</text:p>
          </table:table-cell>
          <table:table-cell office:value-type="string" table:style-name="ce35">
            <text:p>Alojamento, higiene e embelezamento de animais</text:p>
          </table:table-cell>
          <table:table-cell table:number-columns-repeated="12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9609204" table:style-name="ce41">
            <text:p>9609204</text:p>
          </table:table-cell>
          <table:table-cell office:value-type="string" table:style-name="ce42">
            <text:p>Exploração de máquinas de serviços pessoais acionadas por moeda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9609205" table:style-name="ce34">
            <text:p>9609205</text:p>
          </table:table-cell>
          <table:table-cell office:value-type="string" table:style-name="ce35">
            <text:p><text:s/>Atividades de sauna e banhos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office:value-type="float" office:value="0" table:style-name="ce36">
            <text:p>0.0</text:p>
          </table:table-cell>
          <table:table-cell table:number-columns-repeated="8" table:style-name="ce36"/>
          <table:table-cell table:number-columns-repeated="16367" table:style-name="ce44"/>
        </table:table-row>
        <table:table-row table:style-name="ro8">
          <table:table-cell table:style-name="ce38"/>
          <table:table-cell table:style-name="ce39"/>
          <table:table-cell table:style-name="ce40"/>
          <table:table-cell office:value-type="float" office:value="9609206" table:style-name="ce41">
            <text:p>9609206</text:p>
          </table:table-cell>
          <table:table-cell office:value-type="string" table:style-name="ce42">
            <text:p>Serviços de tatuagem e colocação de piercing</text:p>
          </table:table-cell>
          <table:table-cell office:value-type="float" office:value="4.87" table:style-name="ce43">
            <text:p>4.9</text:p>
          </table:table-cell>
          <table:table-cell office:value-type="float" office:value="3.61" table:style-name="ce43">
            <text:p>3.6</text:p>
          </table:table-cell>
          <table:table-cell office:value-type="float" office:value="4.37" table:style-name="ce43">
            <text:p>4.4</text:p>
          </table:table-cell>
          <table:table-cell office:value-type="float" office:value="16.68" table:style-name="ce43">
            <text:p>16.7</text:p>
          </table:table-cell>
          <table:table-cell table:number-columns-repeated="8" table:style-name="ce43"/>
          <table:table-cell table:number-columns-repeated="16367" table:style-name="ce37"/>
        </table:table-row>
        <table:table-row table:style-name="ro8">
          <table:table-cell table:style-name="ce31"/>
          <table:table-cell table:style-name="ce32"/>
          <table:table-cell table:style-name="ce33"/>
          <table:table-cell office:value-type="float" office:value="9609207" table:style-name="ce34">
            <text:p>9609207</text:p>
          </table:table-cell>
          <table:table-cell office:value-type="string" table:style-name="ce35">
            <text:p>Alojamento de animais domésticos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37"/>
        </table:table-row>
        <table:table-row table:style-name="ro6">
          <table:table-cell table:style-name="ce38"/>
          <table:table-cell table:style-name="ce39"/>
          <table:table-cell table:style-name="ce40"/>
          <table:table-cell office:value-type="float" office:value="9609208" table:style-name="ce41">
            <text:p>9609208</text:p>
          </table:table-cell>
          <table:table-cell office:value-type="string" table:style-name="ce42">
            <text:p>Higiene e embelezamento de animais domésticos</text:p>
          </table:table-cell>
          <table:table-cell office:value-type="float" office:value="19.79" table:style-name="ce43">
            <text:p>19.8</text:p>
          </table:table-cell>
          <table:table-cell office:value-type="float" office:value="58.8" table:style-name="ce43">
            <text:p>58.8</text:p>
          </table:table-cell>
          <table:table-cell office:value-type="float" office:value="38.93" table:style-name="ce43">
            <text:p>38.9</text:p>
          </table:table-cell>
          <table:table-cell office:value-type="float" office:value="32.11" table:style-name="ce43">
            <text:p>32.1</text:p>
          </table:table-cell>
          <table:table-cell table:number-columns-repeated="8" table:style-name="ce43"/>
          <table:table-cell table:number-columns-repeated="16367" table:style-name="ce1"/>
        </table:table-row>
        <table:table-row table:style-name="ro6">
          <table:table-cell table:style-name="ce31"/>
          <table:table-cell table:style-name="ce32"/>
          <table:table-cell table:style-name="ce33"/>
          <table:table-cell office:value-type="float" office:value="9609299" table:style-name="ce34">
            <text:p>9609299</text:p>
          </table:table-cell>
          <table:table-cell office:value-type="string" table:style-name="ce35">
            <text:p>Outras atividades de serviços pessoais não especificadas anteriormente</text:p>
          </table:table-cell>
          <table:table-cell office:value-type="string" table:style-name="ce36">
            <text:p>****</text:p>
          </table:table-cell>
          <table:table-cell office:value-type="float" office:value="9.23" table:style-name="ce36">
            <text:p>9.2</text:p>
          </table:table-cell>
          <table:table-cell office:value-type="string" table:style-name="ce36">
            <text:p>****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1"/>
        </table:table-row>
        <table:table-row table:style-name="ro6">
          <table:table-cell office:value-type="string" table:number-columns-spanned="4" table:number-rows-spanned="1" table:style-name="ce63">
            <text:p>Seção T</text:p>
          </table:table-cell>
          <table:covered-table-cell table:number-columns-repeated="3"/>
          <table:table-cell office:value-type="string" table:style-name="ce28">
            <text:p>SERVICOS DOMESTICOS</text:p>
          </table:table-cell>
          <table:table-cell office:value-type="float" office:value="0" table:style-name="ce29">
            <text:p>0.0</text:p>
          </table:table-cell>
          <table:table-cell office:value-type="float" office:value="0.3" table:style-name="ce29">
            <text:p>0.3</text:p>
          </table:table-cell>
          <table:table-cell office:value-type="float" office:value="0" table:style-name="ce29">
            <text:p>0.0</text:p>
          </table:table-cell>
          <table:table-cell office:value-type="float" office:value="0.32" table:style-name="ce29">
            <text:p>0.3</text:p>
          </table:table-cell>
          <table:table-cell table:number-columns-repeated="8" table:style-name="ce29"/>
          <table:table-cell table:number-columns-repeated="16367" table:style-name="ce1"/>
        </table:table-row>
        <table:table-row table:style-name="ro6">
          <table:table-cell office:value-type="float" office:value="97" table:style-name="ce31">
            <text:p>97</text:p>
          </table:table-cell>
          <table:table-cell table:style-name="ce32"/>
          <table:table-cell table:style-name="ce33"/>
          <table:table-cell table:style-name="ce34"/>
          <table:table-cell office:value-type="string" table:style-name="ce35">
            <text:p>SERVICOS DOMESTICOS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1"/>
        </table:table-row>
        <table:table-row table:style-name="ro6">
          <table:table-cell table:style-name="ce38"/>
          <table:table-cell office:value-type="float" office:value="970" table:style-name="ce39">
            <text:p>970</text:p>
          </table:table-cell>
          <table:table-cell table:style-name="ce40"/>
          <table:table-cell table:style-name="ce41"/>
          <table:table-cell office:value-type="string" table:style-name="ce42">
            <text:p>SERVICOS DOMESTICOS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1"/>
        </table:table-row>
        <table:table-row table:style-name="ro6">
          <table:table-cell table:style-name="ce31"/>
          <table:table-cell table:style-name="ce32"/>
          <table:table-cell office:value-type="float" office:value="97005" table:style-name="ce33">
            <text:p>97005</text:p>
          </table:table-cell>
          <table:table-cell table:style-name="ce34"/>
          <table:table-cell office:value-type="string" table:style-name="ce35">
            <text:p>SERVICOS DOMESTICOS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office:value-type="float" office:value="0" table:style-name="ce36">
            <text:p>0.0</text:p>
          </table:table-cell>
          <table:table-cell office:value-type="string" table:style-name="ce36">
            <text:p>****</text:p>
          </table:table-cell>
          <table:table-cell table:number-columns-repeated="8" table:style-name="ce36"/>
          <table:table-cell table:number-columns-repeated="16367" table:style-name="ce1"/>
        </table:table-row>
        <table:table-row table:style-name="ro6">
          <table:table-cell table:style-name="ce38"/>
          <table:table-cell table:style-name="ce39"/>
          <table:table-cell table:style-name="ce40"/>
          <table:table-cell office:value-type="float" office:value="9700500" table:style-name="ce41">
            <text:p>9700500</text:p>
          </table:table-cell>
          <table:table-cell office:value-type="string" table:style-name="ce42">
            <text:p>Serviços domésticos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office:value-type="float" office:value="0" table:style-name="ce43">
            <text:p>0.0</text:p>
          </table:table-cell>
          <table:table-cell office:value-type="string" table:style-name="ce43">
            <text:p>****</text:p>
          </table:table-cell>
          <table:table-cell table:number-columns-repeated="8" table:style-name="ce43"/>
          <table:table-cell table:number-columns-repeated="16367" table:style-name="ce1"/>
        </table:table-row>
        <table:table-row table:style-name="ro6">
          <table:table-cell office:value-type="string" table:number-columns-spanned="5" table:number-rows-spanned="1" table:style-name="ce64">
            <text:p>Não Classificados</text:p>
          </table:table-cell>
          <table:covered-table-cell table:number-columns-repeated="4"/>
          <table:table-cell office:value-type="float" office:value="752523.34169999999" table:style-name="ce46">
            <text:p>752,523.3</text:p>
          </table:table-cell>
          <table:table-cell office:value-type="float" office:value="553523.97473999998" table:style-name="ce46">
            <text:p>553,524.0</text:p>
          </table:table-cell>
          <table:table-cell office:value-type="float" office:value="809520.65493000008" table:style-name="ce46">
            <text:p>809,520.7</text:p>
          </table:table-cell>
          <table:table-cell office:value-type="float" office:value="519731.92030999996" table:style-name="ce46">
            <text:p>519,731.9</text:p>
          </table:table-cell>
          <table:table-cell table:number-columns-repeated="8" table:style-name="ce46"/>
          <table:table-cell table:number-columns-repeated="16367" table:style-name="ce1"/>
        </table:table-row>
        <table:table-row table:style-name="ro6">
          <table:table-cell office:value-type="string" table:style-name="ce47">
            <text:p>Total</text:p>
          </table:table-cell>
          <table:table-cell office:value-type="string" table:style-name="ce48">
            <text:p><text:s/></text:p>
          </table:table-cell>
          <table:table-cell office:value-type="string" table:style-name="ce48">
            <text:p><text:s/></text:p>
          </table:table-cell>
          <table:table-cell office:value-type="string" table:style-name="ce48">
            <text:p><text:s/></text:p>
          </table:table-cell>
          <table:table-cell office:value-type="string" table:style-name="ce49">
            <text:p><text:s/></text:p>
          </table:table-cell>
          <table:table-cell office:value-type="float" office:value="14133473.971700003" table:style-name="ce50">
            <text:p>14,133,474.0</text:p>
          </table:table-cell>
          <table:table-cell office:value-type="float" office:value="13701421.75474" table:style-name="ce50">
            <text:p>13,701,421.8</text:p>
          </table:table-cell>
          <table:table-cell office:value-type="float" office:value="14842590.564929999" table:style-name="ce50">
            <text:p>14,842,590.6</text:p>
          </table:table-cell>
          <table:table-cell office:value-type="float" office:value="13667803.23031" table:style-name="ce50">
            <text:p>13,667,803.2</text:p>
          </table:table-cell>
          <table:table-cell table:number-columns-repeated="8" table:style-name="ce50"/>
          <table:table-cell table:number-columns-repeated="16367" table:style-name="ce1"/>
        </table:table-row>
        <table:table-row table:style-name="ro6">
          <table:table-cell table:number-columns-repeated="4" table:style-name="ce21"/>
          <table:table-cell table:style-name="ce22"/>
          <table:table-cell table:number-columns-repeated="6" table:style-name="ce16"/>
          <table:table-cell table:number-columns-repeated="6" table:style-name="ce17"/>
          <table:table-cell table:number-columns-repeated="16367" table:style-name="ce1"/>
        </table:table-row>
        <table:table-row table:style-name="ro3">
          <table:table-cell office:value-type="string" table:style-name="ce51">
            <text:p><text:span text:style-name="T3">FONTE:</text:span><text:s/>Base de dados da Secretaria da Fazenda e Planejamento do Estado de São Paulo.<text:s/></text:p>
          </table:table-cell>
          <table:table-cell table:number-columns-repeated="3" table:style-name="ce52"/>
          <table:table-cell table:style-name="ce53"/>
          <table:table-cell table:number-columns-repeated="6" table:style-name="ce16"/>
          <table:table-cell table:number-columns-repeated="6" table:style-name="ce17"/>
          <table:table-cell table:number-columns-repeated="16367"/>
        </table:table-row>
        <table:table-row table:style-name="ro3">
          <table:table-cell table:style-name="ce51"/>
          <table:table-cell table:number-columns-repeated="3" table:style-name="ce52"/>
          <table:table-cell table:style-name="ce53"/>
          <table:table-cell table:number-columns-repeated="6" table:style-name="ce16"/>
          <table:table-cell table:number-columns-repeated="6" table:style-name="ce17"/>
          <table:table-cell table:number-columns-repeated="16367"/>
        </table:table-row>
        <table:table-row table:style-name="ro3">
          <table:table-cell office:value-type="string" table:style-name="ce54">
            <text:p>OBSERVAÇÕES:</text:p>
          </table:table-cell>
          <table:table-cell table:number-columns-repeated="3" table:style-name="ce52"/>
          <table:table-cell table:style-name="ce53"/>
          <table:table-cell table:number-columns-repeated="6" table:style-name="ce16"/>
          <table:table-cell table:number-columns-repeated="6" table:style-name="ce17"/>
          <table:table-cell table:number-columns-repeated="16367"/>
        </table:table-row>
        <table:table-row table:style-name="ro3">
          <table:table-cell office:value-type="string" table:style-name="ce55">
            <text:p>a. CNAE - Classificação Nacional de Atividades Econômicas; versão 2.3 a partir da competência 01/2019 (com a inclusão de 9 novas CNAEs)</text:p>
          </table:table-cell>
          <table:table-cell table:number-columns-repeated="3" table:style-name="ce52"/>
          <table:table-cell table:style-name="ce53"/>
          <table:table-cell table:number-columns-repeated="6" table:style-name="ce16"/>
          <table:table-cell table:number-columns-repeated="6" table:style-name="ce17"/>
          <table:table-cell table:number-columns-repeated="16367"/>
        </table:table-row>
        <table:table-row table:style-name="ro3">
          <table:table-cell office:value-type="string" table:style-name="ce55">
            <text:p>b. Não inclui receitas referentes a programas especiais de parcelamento</text:p>
          </table:table-cell>
          <table:table-cell table:number-columns-repeated="3" table:style-name="ce52"/>
          <table:table-cell table:style-name="ce53"/>
          <table:table-cell table:number-columns-repeated="6" table:style-name="ce16"/>
          <table:table-cell table:number-columns-repeated="6" table:style-name="ce17"/>
          <table:table-cell table:number-columns-repeated="16367"/>
        </table:table-row>
        <table:table-row table:style-name="ro3">
          <table:table-cell office:value-type="string" table:style-name="ce55">
            <text:p>c. Não inclui receitas de multas, juros, honorários advocatícios, acréscimos financeiros de parcelamento e outras receitas não discriminadas</text:p>
          </table:table-cell>
          <table:table-cell table:number-columns-repeated="3" table:style-name="ce52"/>
          <table:table-cell table:style-name="ce53"/>
          <table:table-cell table:number-columns-repeated="6" table:style-name="ce16"/>
          <table:table-cell table:number-columns-repeated="6" table:style-name="ce17"/>
          <table:table-cell table:number-columns-repeated="16367"/>
        </table:table-row>
        <table:table-row table:style-name="ro3">
          <table:table-cell office:value-type="string" table:style-name="ce55">
            <text:p>d. Os valores do Simples Nacional e pessoas físicas estão sumarizados no item “Não Classificados”.</text:p>
          </table:table-cell>
          <table:table-cell table:number-columns-repeated="3" table:style-name="ce52"/>
          <table:table-cell table:style-name="ce53"/>
          <table:table-cell table:number-columns-repeated="6" table:style-name="ce16"/>
          <table:table-cell table:number-columns-repeated="6" table:style-name="ce17"/>
          <table:table-cell table:number-columns-repeated="16367"/>
        </table:table-row>
        <table:table-row table:style-name="ro3">
          <table:table-cell office:value-type="string" table:style-name="ce55">
            <text:p>**** Dados insuficientes para divulgação devido a sigilo fiscal, conforme estabelecido pelo artigo 198 do Código Tributário Nacional (Lei nº 5172/66), com redação dada pela LC 104/2001</text:p>
          </table:table-cell>
          <table:table-cell table:number-columns-repeated="3" table:style-name="ce52"/>
          <table:table-cell table:style-name="ce53"/>
          <table:table-cell table:number-columns-repeated="6" table:style-name="ce16"/>
          <table:table-cell table:number-columns-repeated="6" table:style-name="ce17"/>
          <table:table-cell table:number-columns-repeated="16367"/>
        </table:table-row>
        <table:table-row table:number-rows-repeated="1046154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Verdana" svg:font-family="Verdana"/>
    <style:font-face style:name="Tahoma" svg:font-family="Tahoma"/>
  </office:font-face-decls>
  <office:styles>
    <number:number-style style:name="N0">
      <number:number number:min-integer-digits="1"/>
    </number:number-style>
    <number:number-style style:name="N36">
      <number:number number:decimal-places="0" number:min-integer-digits="2"/>
    </number:number-style>
    <number:number-style style:name="N37">
      <number:number number:decimal-places="1" number:min-integer-digits="1" number:grouping="true"/>
    </number:number-style>
    <number:date-style style:name="N38">
      <number:month number:textual="true"/>
      <number:text>/</number:text>
      <number:year/>
    </number:date-style>
    <number:number-style style:name="N39">
      <number:number number:decimal-places="0" number:min-integer-digits="3"/>
    </number:number-style>
    <number:number-style style:name="N40">
      <number:number number:decimal-places="0" number:min-integer-digits="5"/>
    </number:number-style>
    <number:number-style style:name="N41">
      <number:number number:decimal-places="0" number:min-integer-digits="7"/>
    </number:number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-</number:text>
      <number:number number:decimal-places="2" number:min-integer-digits="1" number:grouping="true"/>
      <number:text> </number:text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V_237_rgula_32_2" style:display-name="Vírgula 2" style:family="table-cell" style:data-style-name="N42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196850393700787in" fo:margin-left="0.393700787401575in" fo:margin-right="0.393700787401575in" style:print-orientation="landscape" style:print-page-order="ttb" style:first-page-number="53" style:scale-to="65%" style:table-centering="both" style:print="objects charts drawings"/>
      <style:header-style>
        <style:header-footer-properties fo:min-height="0in" fo:margin-left="0.393700787401575in" fo:margin-right="0.393700787401575in" fo:margin-bottom="0in"/>
      </style:header-style>
      <style:footer-style>
        <style:header-footer-properties fo:min-height="0.196850393700787in" fo:margin-left="0.393700787401575in" fo:margin-right="0.3937007874015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meta:initial-creator>Carlos Augusto Frazão Pereira</meta:initial-creator>
    <dc:creator>Pedro Pavinski</dc:creator>
    <meta:creation-date>2021-06-11T19:18:11Z</meta:creation-date>
    <dc:date>2021-07-12T18:48:09Z</dc:date>
  </office:meta>
</office:document-meta>
</file>